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4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67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2.9839in"/>
    </style:style>
    <style:style style:name="co11" style:family="table-column">
      <style:table-column-properties fo:break-before="auto" style:column-width="1.1047in"/>
    </style:style>
    <style:style style:name="co12" style:family="table-column">
      <style:table-column-properties fo:break-before="auto" style:column-width="7.6146in"/>
    </style:style>
    <style:style style:name="co13" style:family="table-column">
      <style:table-column-properties fo:break-before="auto" style:column-width="1.302in"/>
    </style:style>
    <style:style style:name="co15" style:family="table-column">
      <style:table-column-properties fo:break-before="auto" style:column-width="1.072in"/>
    </style:style>
    <style:style style:name="co16" style:family="table-column">
      <style:table-column-properties fo:break-before="auto" style:column-width="1.4854in"/>
    </style:style>
    <style:style style:name="co17" style:family="table-column">
      <style:table-column-properties fo:break-before="auto" style:column-width="1.1272in"/>
    </style:style>
    <style:style style:name="co18" style:family="table-column">
      <style:table-column-properties fo:break-before="auto" style:column-width="1.9244in"/>
    </style:style>
    <style:style style:name="co19" style:family="table-column">
      <style:table-column-properties fo:break-before="auto" style:column-width="1.5291in"/>
    </style:style>
    <style:style style:name="co20" style:family="table-column">
      <style:table-column-properties fo:break-before="auto" style:column-width="1.3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7"/>
    <style:style style:name="P1" style:family="paragraph">
      <style:paragraph-properties fo:text-align="center"/>
    </style:style>
  </office:automatic-styles>
  <office:body>
    <office:spreadsheet>
      <table:table table:name="SYS_CF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2" table:default-cell-style-name="ce3"/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Invoke</text:p>
          </table:table-cell>
          <table:table-cell table:style-name="ce3" office:value-type="float" office:value="7">
            <text:p>7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table:style-name="Default"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6" table:end-x="0.5484in" table:end-y="0.0091in" draw:z-index="0" draw:text-style-name="P1" svg:width="2.8862in" svg:height="0.7146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负债率表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百分比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@2016/12/31</text:p>
          </table:table-cell>
          <table:table-cell office:value-type="string">
            <text:p>总负债@2016/12/31</text:p>
          </table:table-cell>
          <table:table-cell office:value-type="string">
            <text:p>负债率@2016/12/31</text:p>
          </table:table-cell>
          <table:table-cell table:number-columns-repeated="1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15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营业额百分比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</table:table>
      <table:table table:name="SYS_INDEX_DEFINE" table:style-name="ta1" table:print="false">
        <office:forms form:automatic-focus="false" form:apply-design-mode="false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 office:value-type="string">
            <text:p>负债合计@date/资产总计@dat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</table:table-row>
      </table:table>
      <table:table table:name="SYS_SQL_QUERY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2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负债率表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20" table:number-columns-repeated="2" table:default-cell-style-name="Default"/>
        <table:table-column table:style-name="co20" table:default-cell-style-name="ce4"/>
        <table:table-column table:style-name="co2" table:number-columns-repeated="2" table:default-cell-style-name="Default"/>
        <table:table-row table:style-name="ro2">
          <table:table-cell office:value-type="string">
            <text:p>CORP</text:p>
          </table:table-cell>
          <table:table-cell office:value-type="string">
            <text:p>NAME</text:p>
          </table:table-cell>
          <table:table-cell office:value-type="string">
            <text:p>总资产_2016_12_31</text:p>
          </table:table-cell>
          <table:table-cell office:value-type="string">
            <text:p>总负债_2016_12_31</text:p>
          </table:table-cell>
          <table:table-cell office:value-type="string">
            <text:p>负债率_2016_12_31</text:p>
          </table:table-cell>
          <table:table-cell table:number-columns-repeated="2"/>
        </table:table-row>
        <table:table-row table:style-name="ro1">
          <table:table-cell office:value-type="string">
            <text:p>002621</text:p>
          </table:table-cell>
          <table:table-cell office:value-type="string">
            <text:p>三垒股份</text:p>
          </table:table-cell>
          <table:table-cell office:value-type="float" office:value="1152110000">
            <text:p>1152110000</text:p>
          </table:table-cell>
          <table:table-cell office:value-type="float" office:value="20040000">
            <text:p>20040000</text:p>
          </table:table-cell>
          <table:table-cell office:value-type="percentage" office:value="0.0173941724314519">
            <text:p>1.74%</text:p>
          </table:table-cell>
          <table:table-cell/>
          <table:table-cell table:style-name="ce4"/>
        </table:table-row>
        <table:table-row table:style-name="ro1">
          <table:table-cell office:value-type="string">
            <text:p>002575</text:p>
          </table:table-cell>
          <table:table-cell office:value-type="string">
            <text:p>群兴玩具</text:p>
          </table:table-cell>
          <table:table-cell office:value-type="float" office:value="925070000">
            <text:p>925070000</text:p>
          </table:table-cell>
          <table:table-cell office:value-type="float" office:value="17470000">
            <text:p>17470000</text:p>
          </table:table-cell>
          <table:table-cell office:value-type="percentage" office:value="0.0188850573470116">
            <text:p>1.89%</text:p>
          </table:table-cell>
          <table:table-cell table:number-columns-repeated="2"/>
        </table:table-row>
        <table:table-row table:style-name="ro1">
          <table:table-cell office:value-type="string">
            <text:p>000416</text:p>
          </table:table-cell>
          <table:table-cell office:value-type="string">
            <text:p>民生控股</text:p>
          </table:table-cell>
          <table:table-cell office:value-type="float" office:value="920890000">
            <text:p>920890000</text:p>
          </table:table-cell>
          <table:table-cell office:value-type="float" office:value="18010000">
            <text:p>18010000</text:p>
          </table:table-cell>
          <table:table-cell office:value-type="percentage" office:value="0.0195571675227226">
            <text:p>1.96%</text:p>
          </table:table-cell>
          <table:table-cell table:number-columns-repeated="2"/>
        </table:table-row>
        <table:table-row table:style-name="ro1">
          <table:table-cell office:value-type="string">
            <text:p>300149</text:p>
          </table:table-cell>
          <table:table-cell office:value-type="string">
            <text:p>量子高科</text:p>
          </table:table-cell>
          <table:table-cell office:value-type="float" office:value="793160000">
            <text:p>793160000</text:p>
          </table:table-cell>
          <table:table-cell office:value-type="float" office:value="23230000">
            <text:p>23230000</text:p>
          </table:table-cell>
          <table:table-cell office:value-type="percentage" office:value="0.029287911644561">
            <text:p>2.93%</text:p>
          </table:table-cell>
          <table:table-cell table:number-columns-repeated="2"/>
        </table:table-row>
        <table:table-row table:style-name="ro1">
          <table:table-cell office:value-type="string">
            <text:p>300223</text:p>
          </table:table-cell>
          <table:table-cell office:value-type="string">
            <text:p>北京君正</text:p>
          </table:table-cell>
          <table:table-cell office:value-type="float" office:value="1134830000">
            <text:p>1134830000</text:p>
          </table:table-cell>
          <table:table-cell office:value-type="float" office:value="37230000">
            <text:p>37230000</text:p>
          </table:table-cell>
          <table:table-cell office:value-type="percentage" office:value="0.0328066758897808">
            <text:p>3.28%</text:p>
          </table:table-cell>
          <table:table-cell table:number-columns-repeated="2"/>
        </table:table-row>
        <table:table-row table:style-name="ro1">
          <table:table-cell office:value-type="string">
            <text:p>300107</text:p>
          </table:table-cell>
          <table:table-cell office:value-type="string">
            <text:p>建新股份</text:p>
          </table:table-cell>
          <table:table-cell office:value-type="float" office:value="943380000">
            <text:p>943380000</text:p>
          </table:table-cell>
          <table:table-cell office:value-type="float" office:value="33080000">
            <text:p>33080000</text:p>
          </table:table-cell>
          <table:table-cell office:value-type="percentage" office:value="0.0350654031249337">
            <text:p>3.51%</text:p>
          </table:table-cell>
          <table:table-cell table:number-columns-repeated="2"/>
        </table:table-row>
        <table:table-row table:style-name="ro1">
          <table:table-cell office:value-type="string">
            <text:p>002038</text:p>
          </table:table-cell>
          <table:table-cell office:value-type="string">
            <text:p>双鹭药业</text:p>
          </table:table-cell>
          <table:table-cell office:value-type="float" office:value="4081270000">
            <text:p>4081270000</text:p>
          </table:table-cell>
          <table:table-cell office:value-type="float" office:value="151190000">
            <text:p>151190000</text:p>
          </table:table-cell>
          <table:table-cell office:value-type="percentage" office:value="0.0370448414341614">
            <text:p>3.70%</text:p>
          </table:table-cell>
          <table:table-cell table:number-columns-repeated="2"/>
        </table:table-row>
        <table:table-row table:style-name="ro1">
          <table:table-cell office:value-type="string">
            <text:p>300377</text:p>
          </table:table-cell>
          <table:table-cell office:value-type="string">
            <text:p>赢时胜</text:p>
          </table:table-cell>
          <table:table-cell office:value-type="float" office:value="2714520000">
            <text:p>2714520000</text:p>
          </table:table-cell>
          <table:table-cell office:value-type="float" office:value="114980000">
            <text:p>114980000</text:p>
          </table:table-cell>
          <table:table-cell office:value-type="percentage" office:value="0.0423573965194583">
            <text:p>4.24%</text:p>
          </table:table-cell>
          <table:table-cell table:number-columns-repeated="2"/>
        </table:table-row>
        <table:table-row table:style-name="ro1">
          <table:table-cell office:value-type="string">
            <text:p>000975</text:p>
          </table:table-cell>
          <table:table-cell office:value-type="string">
            <text:p>银泰资源</text:p>
          </table:table-cell>
          <table:table-cell office:value-type="float" office:value="4895220000">
            <text:p>4895220000</text:p>
          </table:table-cell>
          <table:table-cell office:value-type="float" office:value="215570000">
            <text:p>215570000</text:p>
          </table:table-cell>
          <table:table-cell office:value-type="percentage" office:value="0.0440368359338293">
            <text:p>4.40%</text:p>
          </table:table-cell>
          <table:table-cell table:number-columns-repeated="2"/>
        </table:table-row>
        <table:table-row table:style-name="ro1">
          <table:table-cell office:value-type="string">
            <text:p>300305</text:p>
          </table:table-cell>
          <table:table-cell office:value-type="string">
            <text:p>裕兴股份</text:p>
          </table:table-cell>
          <table:table-cell office:value-type="float" office:value="1464530000">
            <text:p>1464530000</text:p>
          </table:table-cell>
          <table:table-cell office:value-type="float" office:value="64610000">
            <text:p>64610000</text:p>
          </table:table-cell>
          <table:table-cell office:value-type="percentage" office:value="0.0441165425085181">
            <text:p>4.41%</text:p>
          </table:table-cell>
          <table:table-cell table:number-columns-repeated="2"/>
        </table:table-row>
        <table:table-row table:style-name="ro1">
          <table:table-cell office:value-type="string">
            <text:p>000813</text:p>
          </table:table-cell>
          <table:table-cell office:value-type="string">
            <text:p>德展健康</text:p>
          </table:table-cell>
          <table:table-cell office:value-type="float" office:value="3926930000">
            <text:p>3926930000</text:p>
          </table:table-cell>
          <table:table-cell office:value-type="float" office:value="175370000">
            <text:p>175370000</text:p>
          </table:table-cell>
          <table:table-cell office:value-type="percentage" office:value="0.0446582954114283">
            <text:p>4.47%</text:p>
          </table:table-cell>
          <table:table-cell table:number-columns-repeated="2"/>
        </table:table-row>
        <table:table-row table:style-name="ro1">
          <table:table-cell office:value-type="string">
            <text:p>002699</text:p>
          </table:table-cell>
          <table:table-cell office:value-type="string">
            <text:p>美盛文化</text:p>
          </table:table-cell>
          <table:table-cell office:value-type="float" office:value="3648630000">
            <text:p>3648630000</text:p>
          </table:table-cell>
          <table:table-cell office:value-type="float" office:value="165740000">
            <text:p>165740000</text:p>
          </table:table-cell>
          <table:table-cell office:value-type="percentage" office:value="0.0454252692106352">
            <text:p>4.54%</text:p>
          </table:table-cell>
          <table:table-cell table:number-columns-repeated="2"/>
        </table:table-row>
        <table:table-row table:style-name="ro1">
          <table:table-cell office:value-type="string">
            <text:p>300333</text:p>
          </table:table-cell>
          <table:table-cell office:value-type="string">
            <text:p>兆日科技</text:p>
          </table:table-cell>
          <table:table-cell office:value-type="float" office:value="897100000">
            <text:p>897100000</text:p>
          </table:table-cell>
          <table:table-cell office:value-type="float" office:value="40970000">
            <text:p>40970000</text:p>
          </table:table-cell>
          <table:table-cell office:value-type="percentage" office:value="0.0456693791104671">
            <text:p>4.57%</text:p>
          </table:table-cell>
          <table:table-cell table:number-columns-repeated="2"/>
        </table:table-row>
        <table:table-row table:style-name="ro1">
          <table:table-cell office:value-type="string">
            <text:p>002007</text:p>
          </table:table-cell>
          <table:table-cell office:value-type="string">
            <text:p>华兰生物</text:p>
          </table:table-cell>
          <table:table-cell office:value-type="float" office:value="4650460000">
            <text:p>4650460000</text:p>
          </table:table-cell>
          <table:table-cell office:value-type="float" office:value="215050000">
            <text:p>215050000</text:p>
          </table:table-cell>
          <table:table-cell office:value-type="percentage" office:value="0.0462427372776027">
            <text:p>4.62%</text:p>
          </table:table-cell>
          <table:table-cell table:number-columns-repeated="2"/>
        </table:table-row>
        <table:table-row table:style-name="ro1">
          <table:table-cell office:value-type="string">
            <text:p>002805</text:p>
          </table:table-cell>
          <table:table-cell office:value-type="string">
            <text:p>丰元股份</text:p>
          </table:table-cell>
          <table:table-cell office:value-type="float" office:value="564490000">
            <text:p>564490000</text:p>
          </table:table-cell>
          <table:table-cell office:value-type="float" office:value="26540000">
            <text:p>26540000</text:p>
          </table:table-cell>
          <table:table-cell office:value-type="percentage" office:value="0.0470158904497865">
            <text:p>4.70%</text:p>
          </table:table-cell>
          <table:table-cell table:number-columns-repeated="2"/>
        </table:table-row>
        <table:table-row table:style-name="ro1">
          <table:table-cell office:value-type="string">
            <text:p>002802</text:p>
          </table:table-cell>
          <table:table-cell office:value-type="string">
            <text:p>洪汇新材</text:p>
          </table:table-cell>
          <table:table-cell office:value-type="float" office:value="575690000">
            <text:p>575690000</text:p>
          </table:table-cell>
          <table:table-cell office:value-type="float" office:value="27900000">
            <text:p>27900000</text:p>
          </table:table-cell>
          <table:table-cell office:value-type="percentage" office:value="0.0484635828310375">
            <text:p>4.85%</text:p>
          </table:table-cell>
          <table:table-cell table:number-columns-repeated="2"/>
        </table:table-row>
        <table:table-row table:style-name="ro1">
          <table:table-cell office:value-type="string">
            <text:p>002759</text:p>
          </table:table-cell>
          <table:table-cell office:value-type="string">
            <text:p>天际股份</text:p>
          </table:table-cell>
          <table:table-cell office:value-type="float" office:value="3513910000">
            <text:p>3513910000</text:p>
          </table:table-cell>
          <table:table-cell office:value-type="float" office:value="174470000">
            <text:p>174470000</text:p>
          </table:table-cell>
          <table:table-cell office:value-type="percentage" office:value="0.0496512432020171">
            <text:p>4.97%</text:p>
          </table:table-cell>
          <table:table-cell table:number-columns-repeated="2"/>
        </table:table-row>
        <table:table-row table:style-name="ro1">
          <table:table-cell office:value-type="string">
            <text:p>300042</text:p>
          </table:table-cell>
          <table:table-cell office:value-type="string">
            <text:p>朗科科技</text:p>
          </table:table-cell>
          <table:table-cell office:value-type="float" office:value="924530000">
            <text:p>924530000</text:p>
          </table:table-cell>
          <table:table-cell office:value-type="float" office:value="46440000">
            <text:p>46440000</text:p>
          </table:table-cell>
          <table:table-cell office:value-type="percentage" office:value="0.0502309281472748">
            <text:p>5.02%</text:p>
          </table:table-cell>
          <table:table-cell table:number-columns-repeated="2"/>
        </table:table-row>
        <table:table-row table:style-name="ro1">
          <table:table-cell office:value-type="string">
            <text:p>002495</text:p>
          </table:table-cell>
          <table:table-cell office:value-type="string">
            <text:p>佳隆股份</text:p>
          </table:table-cell>
          <table:table-cell office:value-type="float" office:value="1173960000">
            <text:p>1173960000</text:p>
          </table:table-cell>
          <table:table-cell office:value-type="float" office:value="59750000">
            <text:p>59750000</text:p>
          </table:table-cell>
          <table:table-cell office:value-type="percentage" office:value="0.050896112303656">
            <text:p>5.09%</text:p>
          </table:table-cell>
          <table:table-cell table:number-columns-repeated="2"/>
        </table:table-row>
        <table:table-row table:style-name="ro1">
          <table:table-cell office:value-type="string">
            <text:p>300494</text:p>
          </table:table-cell>
          <table:table-cell office:value-type="string">
            <text:p>盛天网络</text:p>
          </table:table-cell>
          <table:table-cell office:value-type="float" office:value="954700000">
            <text:p>954700000</text:p>
          </table:table-cell>
          <table:table-cell office:value-type="float" office:value="48740000">
            <text:p>48740000</text:p>
          </table:table-cell>
          <table:table-cell office:value-type="percentage" office:value="0.0510526867078664">
            <text:p>5.11%</text:p>
          </table:table-cell>
          <table:table-cell table:number-columns-repeated="2"/>
        </table:table-row>
        <table:table-row table:style-name="ro1">
          <table:table-cell office:value-type="string">
            <text:p>000096</text:p>
          </table:table-cell>
          <table:table-cell office:value-type="string">
            <text:p>广聚能源</text:p>
          </table:table-cell>
          <table:table-cell office:value-type="float" office:value="2429870000">
            <text:p>2429870000</text:p>
          </table:table-cell>
          <table:table-cell office:value-type="float" office:value="125360000">
            <text:p>125360000</text:p>
          </table:table-cell>
          <table:table-cell office:value-type="percentage" office:value="0.0515912373913008">
            <text:p>5.16%</text:p>
          </table:table-cell>
          <table:table-cell table:number-columns-repeated="2"/>
        </table:table-row>
        <table:table-row table:style-name="ro1">
          <table:table-cell office:value-type="string">
            <text:p>002515</text:p>
          </table:table-cell>
          <table:table-cell office:value-type="string">
            <text:p>金字火腿</text:p>
          </table:table-cell>
          <table:table-cell office:value-type="float" office:value="1474740000">
            <text:p>1474740000</text:p>
          </table:table-cell>
          <table:table-cell office:value-type="float" office:value="76350000">
            <text:p>76350000</text:p>
          </table:table-cell>
          <table:table-cell office:value-type="percentage" office:value="0.0517718377476708">
            <text:p>5.18%</text:p>
          </table:table-cell>
          <table:table-cell table:number-columns-repeated="2"/>
        </table:table-row>
        <table:table-row table:style-name="ro1">
          <table:table-cell office:value-type="string">
            <text:p>000831</text:p>
          </table:table-cell>
          <table:table-cell office:value-type="string">
            <text:p>五矿稀土</text:p>
          </table:table-cell>
          <table:table-cell office:value-type="float" office:value="2178830000">
            <text:p>2178830000</text:p>
          </table:table-cell>
          <table:table-cell office:value-type="float" office:value="114010000">
            <text:p>114010000</text:p>
          </table:table-cell>
          <table:table-cell office:value-type="percentage" office:value="0.0523262484911627">
            <text:p>5.23%</text:p>
          </table:table-cell>
          <table:table-cell table:number-columns-repeated="2"/>
        </table:table-row>
        <table:table-row table:style-name="ro1">
          <table:table-cell office:value-type="string">
            <text:p>000503</text:p>
          </table:table-cell>
          <table:table-cell office:value-type="string">
            <text:p>海虹控股</text:p>
          </table:table-cell>
          <table:table-cell office:value-type="float" office:value="1492270000">
            <text:p>1492270000</text:p>
          </table:table-cell>
          <table:table-cell office:value-type="float" office:value="79090000">
            <text:p>79090000</text:p>
          </table:table-cell>
          <table:table-cell office:value-type="percentage" office:value="0.0529997922627943">
            <text:p>5.30%</text:p>
          </table:table-cell>
          <table:table-cell table:number-columns-repeated="2"/>
        </table:table-row>
        <table:table-row table:style-name="ro1">
          <table:table-cell office:value-type="string">
            <text:p>603336</text:p>
          </table:table-cell>
          <table:table-cell office:value-type="string">
            <text:p>宏辉果蔬</text:p>
          </table:table-cell>
          <table:table-cell office:value-type="float" office:value="782830000">
            <text:p>782830000</text:p>
          </table:table-cell>
          <table:table-cell office:value-type="float" office:value="41710000">
            <text:p>41710000</text:p>
          </table:table-cell>
          <table:table-cell office:value-type="percentage" office:value="0.0532810444157735">
            <text:p>5.33%</text:p>
          </table:table-cell>
          <table:table-cell table:number-columns-repeated="2"/>
        </table:table-row>
        <table:table-row table:style-name="ro1">
          <table:table-cell office:value-type="string">
            <text:p>300235</text:p>
          </table:table-cell>
          <table:table-cell office:value-type="string">
            <text:p>方直科技</text:p>
          </table:table-cell>
          <table:table-cell office:value-type="float" office:value="372240000">
            <text:p>372240000</text:p>
          </table:table-cell>
          <table:table-cell office:value-type="float" office:value="19920000">
            <text:p>19920000</text:p>
          </table:table-cell>
          <table:table-cell office:value-type="percentage" office:value="0.0535138620245003">
            <text:p>5.35%</text:p>
          </table:table-cell>
          <table:table-cell table:number-columns-repeated="2"/>
        </table:table-row>
        <table:table-row table:style-name="ro1">
          <table:table-cell office:value-type="string">
            <text:p>300485</text:p>
          </table:table-cell>
          <table:table-cell office:value-type="string">
            <text:p>赛升药业</text:p>
          </table:table-cell>
          <table:table-cell office:value-type="float" office:value="2216590000">
            <text:p>2216590000</text:p>
          </table:table-cell>
          <table:table-cell office:value-type="float" office:value="118630000">
            <text:p>118630000</text:p>
          </table:table-cell>
          <table:table-cell office:value-type="percentage" office:value="0.0535191442711552">
            <text:p>5.35%</text:p>
          </table:table-cell>
          <table:table-cell table:number-columns-repeated="2"/>
        </table:table-row>
        <table:table-row table:style-name="ro1">
          <table:table-cell office:value-type="string">
            <text:p>300508</text:p>
          </table:table-cell>
          <table:table-cell office:value-type="string">
            <text:p>维宏股份</text:p>
          </table:table-cell>
          <table:table-cell office:value-type="float" office:value="463580000">
            <text:p>463580000</text:p>
          </table:table-cell>
          <table:table-cell office:value-type="float" office:value="25080000">
            <text:p>25080000</text:p>
          </table:table-cell>
          <table:table-cell office:value-type="percentage" office:value="0.0541006945942448">
            <text:p>5.41%</text:p>
          </table:table-cell>
          <table:table-cell table:number-columns-repeated="2"/>
        </table:table-row>
        <table:table-row table:style-name="ro1">
          <table:table-cell office:value-type="string">
            <text:p>600506</text:p>
          </table:table-cell>
          <table:table-cell office:value-type="string">
            <text:p>香梨股份</text:p>
          </table:table-cell>
          <table:table-cell office:value-type="float" office:value="283100000">
            <text:p>283100000</text:p>
          </table:table-cell>
          <table:table-cell office:value-type="float" office:value="15570000">
            <text:p>15570000</text:p>
          </table:table-cell>
          <table:table-cell office:value-type="percentage" office:value="0.0549982338396326">
            <text:p>5.50%</text:p>
          </table:table-cell>
          <table:table-cell table:number-columns-repeated="2"/>
        </table:table-row>
        <table:table-row table:style-name="ro1">
          <table:table-cell office:value-type="string">
            <text:p>300530</text:p>
          </table:table-cell>
          <table:table-cell office:value-type="string">
            <text:p>达志科技</text:p>
          </table:table-cell>
          <table:table-cell office:value-type="float" office:value="508070000">
            <text:p>508070000</text:p>
          </table:table-cell>
          <table:table-cell office:value-type="float" office:value="28230000">
            <text:p>28230000</text:p>
          </table:table-cell>
          <table:table-cell office:value-type="percentage" office:value="0.055563209793926">
            <text:p>5.56%</text:p>
          </table:table-cell>
          <table:table-cell table:number-columns-repeated="2"/>
        </table:table-row>
        <table:table-row table:style-name="ro1">
          <table:table-cell office:value-type="string">
            <text:p>600576</text:p>
          </table:table-cell>
          <table:table-cell office:value-type="string">
            <text:p>万家文化</text:p>
          </table:table-cell>
          <table:table-cell office:value-type="float" office:value="1952210000">
            <text:p>1952210000</text:p>
          </table:table-cell>
          <table:table-cell office:value-type="float" office:value="109590000">
            <text:p>109590000</text:p>
          </table:table-cell>
          <table:table-cell office:value-type="percentage" office:value="0.0561363787707265">
            <text:p>5.61%</text:p>
          </table:table-cell>
          <table:table-cell table:number-columns-repeated="2"/>
        </table:table-row>
        <table:table-row table:style-name="ro1">
          <table:table-cell office:value-type="string">
            <text:p>300406</text:p>
          </table:table-cell>
          <table:table-cell office:value-type="string">
            <text:p>九强生物</text:p>
          </table:table-cell>
          <table:table-cell office:value-type="float" office:value="1471110000">
            <text:p>1471110000</text:p>
          </table:table-cell>
          <table:table-cell office:value-type="float" office:value="83090000">
            <text:p>83090000</text:p>
          </table:table-cell>
          <table:table-cell office:value-type="percentage" office:value="0.0564811604842602">
            <text:p>5.65%</text:p>
          </table:table-cell>
          <table:table-cell table:number-columns-repeated="2"/>
        </table:table-row>
        <table:table-row table:style-name="ro1">
          <table:table-cell office:value-type="string">
            <text:p>300016</text:p>
          </table:table-cell>
          <table:table-cell office:value-type="string">
            <text:p>北陆药业</text:p>
          </table:table-cell>
          <table:table-cell office:value-type="float" office:value="956090000">
            <text:p>956090000</text:p>
          </table:table-cell>
          <table:table-cell office:value-type="float" office:value="54400000">
            <text:p>54400000</text:p>
          </table:table-cell>
          <table:table-cell office:value-type="percentage" office:value="0.0568984091455825">
            <text:p>5.69%</text:p>
          </table:table-cell>
          <table:table-cell table:number-columns-repeated="2"/>
        </table:table-row>
        <table:table-row table:style-name="ro1">
          <table:table-cell office:value-type="string">
            <text:p>600527</text:p>
          </table:table-cell>
          <table:table-cell office:value-type="string">
            <text:p>江南高纤</text:p>
          </table:table-cell>
          <table:table-cell office:value-type="float" office:value="1724100000">
            <text:p>1724100000</text:p>
          </table:table-cell>
          <table:table-cell office:value-type="float" office:value="98550000">
            <text:p>98550000</text:p>
          </table:table-cell>
          <table:table-cell office:value-type="percentage" office:value="0.0571602575256656">
            <text:p>5.72%</text:p>
          </table:table-cell>
          <table:table-cell table:number-columns-repeated="2"/>
        </table:table-row>
        <table:table-row table:style-name="ro1">
          <table:table-cell office:value-type="string">
            <text:p>300346</text:p>
          </table:table-cell>
          <table:table-cell office:value-type="string">
            <text:p>南大光电</text:p>
          </table:table-cell>
          <table:table-cell office:value-type="float" office:value="1285070000">
            <text:p>1285070000</text:p>
          </table:table-cell>
          <table:table-cell office:value-type="float" office:value="73610000">
            <text:p>73610000</text:p>
          </table:table-cell>
          <table:table-cell office:value-type="percentage" office:value="0.0572809263308614">
            <text:p>5.73%</text:p>
          </table:table-cell>
          <table:table-cell table:number-columns-repeated="2"/>
        </table:table-row>
        <table:table-row table:style-name="ro1">
          <table:table-cell office:value-type="string">
            <text:p>002348</text:p>
          </table:table-cell>
          <table:table-cell office:value-type="string">
            <text:p>高乐股份</text:p>
          </table:table-cell>
          <table:table-cell office:value-type="float" office:value="1318630000">
            <text:p>1318630000</text:p>
          </table:table-cell>
          <table:table-cell office:value-type="float" office:value="75780000">
            <text:p>75780000</text:p>
          </table:table-cell>
          <table:table-cell office:value-type="percentage" office:value="0.0574687364916618">
            <text:p>5.75%</text:p>
          </table:table-cell>
          <table:table-cell table:number-columns-repeated="2"/>
        </table:table-row>
        <table:table-row table:style-name="ro1">
          <table:table-cell office:value-type="string">
            <text:p>603688</text:p>
          </table:table-cell>
          <table:table-cell office:value-type="string">
            <text:p>石英股份</text:p>
          </table:table-cell>
          <table:table-cell office:value-type="float" office:value="1273560000">
            <text:p>1273560000</text:p>
          </table:table-cell>
          <table:table-cell office:value-type="float" office:value="74610000">
            <text:p>74610000</text:p>
          </table:table-cell>
          <table:table-cell office:value-type="percentage" office:value="0.0585838123056629">
            <text:p>5.86%</text:p>
          </table:table-cell>
          <table:table-cell table:number-columns-repeated="2"/>
        </table:table-row>
        <table:table-row table:style-name="ro1">
          <table:table-cell office:value-type="string">
            <text:p>300488</text:p>
          </table:table-cell>
          <table:table-cell office:value-type="string">
            <text:p>恒锋工具</text:p>
          </table:table-cell>
          <table:table-cell office:value-type="float" office:value="700680000">
            <text:p>700680000</text:p>
          </table:table-cell>
          <table:table-cell office:value-type="float" office:value="41410000">
            <text:p>41410000</text:p>
          </table:table-cell>
          <table:table-cell office:value-type="percentage" office:value="0.0590997316892162">
            <text:p>5.91%</text:p>
          </table:table-cell>
          <table:table-cell table:number-columns-repeated="2"/>
        </table:table-row>
        <table:table-row table:style-name="ro1">
          <table:table-cell office:value-type="string">
            <text:p>300357</text:p>
          </table:table-cell>
          <table:table-cell office:value-type="string">
            <text:p>我武生物</text:p>
          </table:table-cell>
          <table:table-cell office:value-type="float" office:value="696890000">
            <text:p>696890000</text:p>
          </table:table-cell>
          <table:table-cell office:value-type="float" office:value="41320000">
            <text:p>41320000</text:p>
          </table:table-cell>
          <table:table-cell office:value-type="percentage" office:value="0.0592919973023002">
            <text:p>5.93%</text:p>
          </table:table-cell>
          <table:table-cell table:number-columns-repeated="2"/>
        </table:table-row>
        <table:table-row table:style-name="ro1">
          <table:table-cell office:value-type="string">
            <text:p>002581</text:p>
          </table:table-cell>
          <table:table-cell office:value-type="string">
            <text:p>未名医药</text:p>
          </table:table-cell>
          <table:table-cell office:value-type="float" office:value="2687540000">
            <text:p>2687540000</text:p>
          </table:table-cell>
          <table:table-cell office:value-type="float" office:value="160160000">
            <text:p>160160000</text:p>
          </table:table-cell>
          <table:table-cell office:value-type="percentage" office:value="0.0595935316311571">
            <text:p>5.96%</text:p>
          </table:table-cell>
          <table:table-cell table:number-columns-repeated="2"/>
        </table:table-row>
        <table:table-row table:style-name="ro1">
          <table:table-cell office:value-type="string">
            <text:p>002820</text:p>
          </table:table-cell>
          <table:table-cell office:value-type="string">
            <text:p>桂发祥</text:p>
          </table:table-cell>
          <table:table-cell office:value-type="float" office:value="1041430000">
            <text:p>1041430000</text:p>
          </table:table-cell>
          <table:table-cell office:value-type="float" office:value="63560000">
            <text:p>63560000</text:p>
          </table:table-cell>
          <table:table-cell office:value-type="percentage" office:value="0.0610314663491545">
            <text:p>6.10%</text:p>
          </table:table-cell>
          <table:table-cell table:number-columns-repeated="2"/>
        </table:table-row>
        <table:table-row table:style-name="ro1">
          <table:table-cell office:value-type="string">
            <text:p>603189</text:p>
          </table:table-cell>
          <table:table-cell office:value-type="string">
            <text:p>网达软件</text:p>
          </table:table-cell>
          <table:table-cell office:value-type="float" office:value="842210000">
            <text:p>842210000</text:p>
          </table:table-cell>
          <table:table-cell office:value-type="float" office:value="52510000">
            <text:p>52510000</text:p>
          </table:table-cell>
          <table:table-cell office:value-type="percentage" office:value="0.0623478704836086">
            <text:p>6.23%</text:p>
          </table:table-cell>
          <table:table-cell table:number-columns-repeated="2"/>
        </table:table-row>
        <table:table-row table:style-name="ro1">
          <table:table-cell office:value-type="string">
            <text:p>603696</text:p>
          </table:table-cell>
          <table:table-cell office:value-type="string">
            <text:p>安记食品</text:p>
          </table:table-cell>
          <table:table-cell office:value-type="float" office:value="744570000">
            <text:p>744570000</text:p>
          </table:table-cell>
          <table:table-cell office:value-type="float" office:value="46500000">
            <text:p>46500000</text:p>
          </table:table-cell>
          <table:table-cell office:value-type="percentage" office:value="0.0624521535920061">
            <text:p>6.25%</text:p>
          </table:table-cell>
          <table:table-cell table:number-columns-repeated="2"/>
        </table:table-row>
        <table:table-row table:style-name="ro1">
          <table:table-cell office:value-type="string">
            <text:p>002413</text:p>
          </table:table-cell>
          <table:table-cell office:value-type="string">
            <text:p>雷科防务</text:p>
          </table:table-cell>
          <table:table-cell office:value-type="float" office:value="3732690000">
            <text:p>3732690000</text:p>
          </table:table-cell>
          <table:table-cell office:value-type="float" office:value="236560000">
            <text:p>236560000</text:p>
          </table:table-cell>
          <table:table-cell office:value-type="percentage" office:value="0.0633752066204266">
            <text:p>6.34%</text:p>
          </table:table-cell>
          <table:table-cell table:number-columns-repeated="2"/>
        </table:table-row>
        <table:table-row table:style-name="ro1">
          <table:table-cell office:value-type="string">
            <text:p>300109</text:p>
          </table:table-cell>
          <table:table-cell office:value-type="string">
            <text:p>新开源</text:p>
          </table:table-cell>
          <table:table-cell office:value-type="float" office:value="1309900000">
            <text:p>1309900000</text:p>
          </table:table-cell>
          <table:table-cell office:value-type="float" office:value="83320000">
            <text:p>83320000</text:p>
          </table:table-cell>
          <table:table-cell office:value-type="percentage" office:value="0.0636079090006871">
            <text:p>6.36%</text:p>
          </table:table-cell>
          <table:table-cell table:number-columns-repeated="2"/>
        </table:table-row>
        <table:table-row table:style-name="ro1">
          <table:table-cell office:value-type="string">
            <text:p>603819</text:p>
          </table:table-cell>
          <table:table-cell office:value-type="string">
            <text:p>神力股份</text:p>
          </table:table-cell>
          <table:table-cell office:value-type="float" office:value="777170000">
            <text:p>777170000</text:p>
          </table:table-cell>
          <table:table-cell office:value-type="float" office:value="50070000">
            <text:p>50070000</text:p>
          </table:table-cell>
          <table:table-cell office:value-type="percentage" office:value="0.0644260586486869">
            <text:p>6.44%</text:p>
          </table:table-cell>
          <table:table-cell table:number-columns-repeated="2"/>
        </table:table-row>
        <table:table-row table:style-name="ro1">
          <table:table-cell office:value-type="string">
            <text:p>603398</text:p>
          </table:table-cell>
          <table:table-cell office:value-type="string">
            <text:p>邦宝益智</text:p>
          </table:table-cell>
          <table:table-cell office:value-type="float" office:value="621680000">
            <text:p>621680000</text:p>
          </table:table-cell>
          <table:table-cell office:value-type="float" office:value="40230000">
            <text:p>40230000</text:p>
          </table:table-cell>
          <table:table-cell office:value-type="percentage" office:value="0.064711748809677">
            <text:p>6.47%</text:p>
          </table:table-cell>
          <table:table-cell table:number-columns-repeated="2"/>
        </table:table-row>
        <table:table-row table:style-name="ro1">
          <table:table-cell office:value-type="string">
            <text:p>002015</text:p>
          </table:table-cell>
          <table:table-cell office:value-type="string">
            <text:p>霞客环保</text:p>
          </table:table-cell>
          <table:table-cell office:value-type="float" office:value="309770000">
            <text:p>309770000</text:p>
          </table:table-cell>
          <table:table-cell office:value-type="float" office:value="20240000">
            <text:p>20240000</text:p>
          </table:table-cell>
          <table:table-cell office:value-type="percentage" office:value="0.0653387997546567">
            <text:p>6.53%</text:p>
          </table:table-cell>
          <table:table-cell table:number-columns-repeated="2"/>
        </table:table-row>
        <table:table-row table:style-name="ro1">
          <table:table-cell office:value-type="string">
            <text:p>300099</text:p>
          </table:table-cell>
          <table:table-cell office:value-type="string">
            <text:p>精准信息</text:p>
          </table:table-cell>
          <table:table-cell office:value-type="float" office:value="1824790000">
            <text:p>1824790000</text:p>
          </table:table-cell>
          <table:table-cell office:value-type="float" office:value="119720000">
            <text:p>119720000</text:p>
          </table:table-cell>
          <table:table-cell office:value-type="percentage" office:value="0.0656075493618444">
            <text:p>6.56%</text:p>
          </table:table-cell>
          <table:table-cell table:number-columns-repeated="2"/>
        </table:table-row>
        <table:table-row table:style-name="ro1">
          <table:table-cell office:value-type="string">
            <text:p>300459</text:p>
          </table:table-cell>
          <table:table-cell office:value-type="string">
            <text:p>金科娱乐</text:p>
          </table:table-cell>
          <table:table-cell office:value-type="float" office:value="5361700000">
            <text:p>5361700000</text:p>
          </table:table-cell>
          <table:table-cell office:value-type="float" office:value="353060000">
            <text:p>353060000</text:p>
          </table:table-cell>
          <table:table-cell office:value-type="percentage" office:value="0.0658485181938564">
            <text:p>6.58%</text:p>
          </table:table-cell>
          <table:table-cell table:number-columns-repeated="2"/>
        </table:table-row>
        <table:table-row table:style-name="ro1">
          <table:table-cell office:value-type="string">
            <text:p>300127</text:p>
          </table:table-cell>
          <table:table-cell office:value-type="string">
            <text:p>银河磁体</text:p>
          </table:table-cell>
          <table:table-cell office:value-type="float" office:value="1188230000">
            <text:p>1188230000</text:p>
          </table:table-cell>
          <table:table-cell office:value-type="float" office:value="79890000">
            <text:p>79890000</text:p>
          </table:table-cell>
          <table:table-cell office:value-type="percentage" office:value="0.0672344579753078">
            <text:p>6.72%</text:p>
          </table:table-cell>
          <table:table-cell table:number-columns-repeated="2"/>
        </table:table-row>
        <table:table-row table:style-name="ro2">
          <table:table-cell office:value-type="string">
            <text:p>300076</text:p>
          </table:table-cell>
          <table:table-cell office:value-type="string">
            <text:p>GQY视讯</text:p>
          </table:table-cell>
          <table:table-cell office:value-type="float" office:value="1136840000">
            <text:p>1136840000</text:p>
          </table:table-cell>
          <table:table-cell office:value-type="float" office:value="76760000">
            <text:p>76760000</text:p>
          </table:table-cell>
          <table:table-cell office:value-type="percentage" office:value="0.0675204954083248">
            <text:p>6.75%</text:p>
          </table:table-cell>
          <table:table-cell table:number-columns-repeated="2"/>
        </table:table-row>
        <table:table-row table:style-name="ro1">
          <table:table-cell office:value-type="string">
            <text:p>002729</text:p>
          </table:table-cell>
          <table:table-cell office:value-type="string">
            <text:p>好利来</text:p>
          </table:table-cell>
          <table:table-cell office:value-type="float" office:value="433330000">
            <text:p>433330000</text:p>
          </table:table-cell>
          <table:table-cell office:value-type="float" office:value="29430000">
            <text:p>29430000</text:p>
          </table:table-cell>
          <table:table-cell office:value-type="percentage" office:value="0.0679159070454388">
            <text:p>6.79%</text:p>
          </table:table-cell>
          <table:table-cell table:number-columns-repeated="2"/>
        </table:table-row>
        <table:table-row table:style-name="ro1">
          <table:table-cell office:value-type="string">
            <text:p>300518</text:p>
          </table:table-cell>
          <table:table-cell office:value-type="string">
            <text:p>盛讯达</text:p>
          </table:table-cell>
          <table:table-cell office:value-type="float" office:value="1125460000">
            <text:p>1125460000</text:p>
          </table:table-cell>
          <table:table-cell office:value-type="float" office:value="77010000">
            <text:p>77010000</text:p>
          </table:table-cell>
          <table:table-cell office:value-type="percentage" office:value="0.0684253549659695">
            <text:p>6.84%</text:p>
          </table:table-cell>
          <table:table-cell table:number-columns-repeated="2"/>
        </table:table-row>
        <table:table-row table:style-name="ro1">
          <table:table-cell office:value-type="string">
            <text:p>000603</text:p>
          </table:table-cell>
          <table:table-cell office:value-type="string">
            <text:p>盛达矿业</text:p>
          </table:table-cell>
          <table:table-cell office:value-type="float" office:value="2841150000">
            <text:p>2841150000</text:p>
          </table:table-cell>
          <table:table-cell office:value-type="float" office:value="194580000">
            <text:p>194580000</text:p>
          </table:table-cell>
          <table:table-cell office:value-type="percentage" office:value="0.0684863523573201">
            <text:p>6.85%</text:p>
          </table:table-cell>
          <table:table-cell table:number-columns-repeated="2"/>
        </table:table-row>
        <table:table-row table:style-name="ro1">
          <table:table-cell office:value-type="string">
            <text:p>000722</text:p>
          </table:table-cell>
          <table:table-cell office:value-type="string">
            <text:p>湖南发展</text:p>
          </table:table-cell>
          <table:table-cell office:value-type="float" office:value="3056420000">
            <text:p>3056420000</text:p>
          </table:table-cell>
          <table:table-cell office:value-type="float" office:value="209500000">
            <text:p>209500000</text:p>
          </table:table-cell>
          <table:table-cell office:value-type="percentage" office:value="0.068544244573717">
            <text:p>6.85%</text:p>
          </table:table-cell>
          <table:table-cell table:number-columns-repeated="2"/>
        </table:table-row>
        <table:table-row table:style-name="ro1">
          <table:table-cell office:value-type="string">
            <text:p>300122</text:p>
          </table:table-cell>
          <table:table-cell office:value-type="string">
            <text:p>智飞生物</text:p>
          </table:table-cell>
          <table:table-cell office:value-type="float" office:value="2709470000">
            <text:p>2709470000</text:p>
          </table:table-cell>
          <table:table-cell office:value-type="float" office:value="188210000">
            <text:p>188210000</text:p>
          </table:table-cell>
          <table:table-cell office:value-type="percentage" office:value="0.0694637696671305">
            <text:p>6.95%</text:p>
          </table:table-cell>
          <table:table-cell table:number-columns-repeated="2"/>
        </table:table-row>
        <table:table-row table:style-name="ro1">
          <table:table-cell office:value-type="string">
            <text:p>603729</text:p>
          </table:table-cell>
          <table:table-cell office:value-type="string">
            <text:p>龙韵股份</text:p>
          </table:table-cell>
          <table:table-cell office:value-type="float" office:value="879110000">
            <text:p>879110000</text:p>
          </table:table-cell>
          <table:table-cell office:value-type="float" office:value="61830000">
            <text:p>61830000</text:p>
          </table:table-cell>
          <table:table-cell office:value-type="percentage" office:value="0.0703324953646301">
            <text:p>7.03%</text:p>
          </table:table-cell>
          <table:table-cell table:number-columns-repeated="2"/>
        </table:table-row>
        <table:table-row table:style-name="ro1">
          <table:table-cell office:value-type="string">
            <text:p>600573</text:p>
          </table:table-cell>
          <table:table-cell office:value-type="string">
            <text:p>惠泉啤酒</text:p>
          </table:table-cell>
          <table:table-cell office:value-type="float" office:value="1186280000">
            <text:p>1186280000</text:p>
          </table:table-cell>
          <table:table-cell office:value-type="float" office:value="84390000">
            <text:p>84390000</text:p>
          </table:table-cell>
          <table:table-cell office:value-type="percentage" office:value="0.0711383484506187">
            <text:p>7.11%</text:p>
          </table:table-cell>
          <table:table-cell table:number-columns-repeated="2"/>
        </table:table-row>
        <table:table-row table:style-name="ro1">
          <table:table-cell office:value-type="string">
            <text:p>300352</text:p>
          </table:table-cell>
          <table:table-cell office:value-type="string">
            <text:p>北信源</text:p>
          </table:table-cell>
          <table:table-cell office:value-type="float" office:value="2314320000">
            <text:p>2314320000</text:p>
          </table:table-cell>
          <table:table-cell office:value-type="float" office:value="165670000">
            <text:p>165670000</text:p>
          </table:table-cell>
          <table:table-cell office:value-type="percentage" office:value="0.0715847419544402">
            <text:p>7.16%</text:p>
          </table:table-cell>
          <table:table-cell table:number-columns-repeated="2"/>
        </table:table-row>
        <table:table-row table:style-name="ro1">
          <table:table-cell office:value-type="string">
            <text:p>603025</text:p>
          </table:table-cell>
          <table:table-cell office:value-type="string">
            <text:p>大豪科技</text:p>
          </table:table-cell>
          <table:table-cell office:value-type="float" office:value="1657640000">
            <text:p>1657640000</text:p>
          </table:table-cell>
          <table:table-cell office:value-type="float" office:value="118820000">
            <text:p>118820000</text:p>
          </table:table-cell>
          <table:table-cell office:value-type="percentage" office:value="0.0716802200719095">
            <text:p>7.17%</text:p>
          </table:table-cell>
          <table:table-cell table:number-columns-repeated="2"/>
        </table:table-row>
        <table:table-row table:style-name="ro1">
          <table:table-cell office:value-type="string">
            <text:p>000623</text:p>
          </table:table-cell>
          <table:table-cell office:value-type="string">
            <text:p>吉林敖东</text:p>
          </table:table-cell>
          <table:table-cell office:value-type="float" office:value="20340500000">
            <text:p>20340500000</text:p>
          </table:table-cell>
          <table:table-cell office:value-type="float" office:value="1466470000">
            <text:p>1466470000</text:p>
          </table:table-cell>
          <table:table-cell office:value-type="percentage" office:value="0.0720960645018559">
            <text:p>7.21%</text:p>
          </table:table-cell>
          <table:table-cell table:number-columns-repeated="2"/>
        </table:table-row>
        <table:table-row table:style-name="ro1">
          <table:table-cell office:value-type="string">
            <text:p>300394</text:p>
          </table:table-cell>
          <table:table-cell office:value-type="string">
            <text:p>天孚通信</text:p>
          </table:table-cell>
          <table:table-cell office:value-type="float" office:value="816000000">
            <text:p>816000000</text:p>
          </table:table-cell>
          <table:table-cell office:value-type="float" office:value="58910000">
            <text:p>58910000</text:p>
          </table:table-cell>
          <table:table-cell office:value-type="percentage" office:value="0.0721936274509804">
            <text:p>7.22%</text:p>
          </table:table-cell>
          <table:table-cell table:number-columns-repeated="2"/>
        </table:table-row>
        <table:table-row table:style-name="ro1">
          <table:table-cell office:value-type="string">
            <text:p>300267</text:p>
          </table:table-cell>
          <table:table-cell office:value-type="string">
            <text:p>尔康制药</text:p>
          </table:table-cell>
          <table:table-cell office:value-type="float" office:value="5653240000">
            <text:p>5653240000</text:p>
          </table:table-cell>
          <table:table-cell office:value-type="float" office:value="408940000">
            <text:p>408940000</text:p>
          </table:table-cell>
          <table:table-cell office:value-type="percentage" office:value="0.0723372791531936">
            <text:p>7.23%</text:p>
          </table:table-cell>
          <table:table-cell table:number-columns-repeated="2"/>
        </table:table-row>
        <table:table-row table:style-name="ro1">
          <table:table-cell office:value-type="string">
            <text:p>603508</text:p>
          </table:table-cell>
          <table:table-cell office:value-type="string">
            <text:p>思维列控</text:p>
          </table:table-cell>
          <table:table-cell office:value-type="float" office:value="2663980000">
            <text:p>2663980000</text:p>
          </table:table-cell>
          <table:table-cell office:value-type="float" office:value="193890000">
            <text:p>193890000</text:p>
          </table:table-cell>
          <table:table-cell office:value-type="percentage" office:value="0.0727820779435281">
            <text:p>7.28%</text:p>
          </table:table-cell>
          <table:table-cell table:number-columns-repeated="2"/>
        </table:table-row>
        <table:table-row table:style-name="ro1">
          <table:table-cell office:value-type="string">
            <text:p>002691</text:p>
          </table:table-cell>
          <table:table-cell office:value-type="string">
            <text:p>冀凯股份</text:p>
          </table:table-cell>
          <table:table-cell office:value-type="float" office:value="923350000">
            <text:p>923350000</text:p>
          </table:table-cell>
          <table:table-cell office:value-type="float" office:value="67600000">
            <text:p>67600000</text:p>
          </table:table-cell>
          <table:table-cell office:value-type="percentage" office:value="0.0732116748795148">
            <text:p>7.32%</text:p>
          </table:table-cell>
          <table:table-cell table:number-columns-repeated="2"/>
        </table:table-row>
        <table:table-row table:style-name="ro1">
          <table:table-cell office:value-type="string">
            <text:p>002365</text:p>
          </table:table-cell>
          <table:table-cell office:value-type="string">
            <text:p>永安药业</text:p>
          </table:table-cell>
          <table:table-cell office:value-type="float" office:value="1273320000">
            <text:p>1273320000</text:p>
          </table:table-cell>
          <table:table-cell office:value-type="float" office:value="96220000">
            <text:p>96220000</text:p>
          </table:table-cell>
          <table:table-cell office:value-type="percentage" office:value="0.075566236295668">
            <text:p>7.56%</text:p>
          </table:table-cell>
          <table:table-cell table:number-columns-repeated="2"/>
        </table:table-row>
        <table:table-row table:style-name="ro1">
          <table:table-cell office:value-type="string">
            <text:p>002622</text:p>
          </table:table-cell>
          <table:table-cell office:value-type="string">
            <text:p>融钰集团</text:p>
          </table:table-cell>
          <table:table-cell office:value-type="float" office:value="1268000000">
            <text:p>1268000000</text:p>
          </table:table-cell>
          <table:table-cell office:value-type="float" office:value="98470000">
            <text:p>98470000</text:p>
          </table:table-cell>
          <table:table-cell office:value-type="percentage" office:value="0.0776577287066246">
            <text:p>7.77%</text:p>
          </table:table-cell>
          <table:table-cell table:number-columns-repeated="2"/>
        </table:table-row>
        <table:table-row table:style-name="ro1">
          <table:table-cell office:value-type="string">
            <text:p>603036</text:p>
          </table:table-cell>
          <table:table-cell office:value-type="string">
            <text:p>如通股份</text:p>
          </table:table-cell>
          <table:table-cell office:value-type="float" office:value="1053690000">
            <text:p>1053690000</text:p>
          </table:table-cell>
          <table:table-cell office:value-type="float" office:value="82190000">
            <text:p>82190000</text:p>
          </table:table-cell>
          <table:table-cell office:value-type="percentage" office:value="0.0780020689197012">
            <text:p>7.80%</text:p>
          </table:table-cell>
          <table:table-cell table:number-columns-repeated="2"/>
        </table:table-row>
        <table:table-row table:style-name="ro2">
          <table:table-cell office:value-type="string">
            <text:p>600847</text:p>
          </table:table-cell>
          <table:table-cell office:value-type="string">
            <text:p>*ST万里</text:p>
          </table:table-cell>
          <table:table-cell office:value-type="float" office:value="726320000">
            <text:p>726320000</text:p>
          </table:table-cell>
          <table:table-cell office:value-type="float" office:value="56730000">
            <text:p>56730000</text:p>
          </table:table-cell>
          <table:table-cell office:value-type="percentage" office:value="0.0781060689503249">
            <text:p>7.81%</text:p>
          </table:table-cell>
          <table:table-cell table:number-columns-repeated="2"/>
        </table:table-row>
        <table:table-row table:style-name="ro1">
          <table:table-cell office:value-type="string">
            <text:p>300534</text:p>
          </table:table-cell>
          <table:table-cell office:value-type="string">
            <text:p>陇神戎发</text:p>
          </table:table-cell>
          <table:table-cell office:value-type="float" office:value="763480000">
            <text:p>763480000</text:p>
          </table:table-cell>
          <table:table-cell office:value-type="float" office:value="59740000">
            <text:p>59740000</text:p>
          </table:table-cell>
          <table:table-cell office:value-type="percentage" office:value="0.0782469743804684">
            <text:p>7.82%</text:p>
          </table:table-cell>
          <table:table-cell table:number-columns-repeated="2"/>
        </table:table-row>
        <table:table-row table:style-name="ro1">
          <table:table-cell office:value-type="string">
            <text:p>300018</text:p>
          </table:table-cell>
          <table:table-cell office:value-type="string">
            <text:p>中元股份</text:p>
          </table:table-cell>
          <table:table-cell office:value-type="float" office:value="1598130000">
            <text:p>1598130000</text:p>
          </table:table-cell>
          <table:table-cell office:value-type="float" office:value="125580000">
            <text:p>125580000</text:p>
          </table:table-cell>
          <table:table-cell office:value-type="percentage" office:value="0.0785793396031612">
            <text:p>7.86%</text:p>
          </table:table-cell>
          <table:table-cell table:number-columns-repeated="2"/>
        </table:table-row>
        <table:table-row table:style-name="ro1">
          <table:table-cell office:value-type="string">
            <text:p>300191</text:p>
          </table:table-cell>
          <table:table-cell office:value-type="string">
            <text:p>潜能恒信</text:p>
          </table:table-cell>
          <table:table-cell office:value-type="float" office:value="1278540000">
            <text:p>1278540000</text:p>
          </table:table-cell>
          <table:table-cell office:value-type="float" office:value="100610000">
            <text:p>100610000</text:p>
          </table:table-cell>
          <table:table-cell office:value-type="percentage" office:value="0.0786913197866316">
            <text:p>7.87%</text:p>
          </table:table-cell>
          <table:table-cell table:number-columns-repeated="2"/>
        </table:table-row>
        <table:table-row table:style-name="ro1">
          <table:table-cell office:value-type="string">
            <text:p>002459</text:p>
          </table:table-cell>
          <table:table-cell office:value-type="string">
            <text:p>天业通联</text:p>
          </table:table-cell>
          <table:table-cell office:value-type="float" office:value="1342110000">
            <text:p>1342110000</text:p>
          </table:table-cell>
          <table:table-cell office:value-type="float" office:value="105720000">
            <text:p>105720000</text:p>
          </table:table-cell>
          <table:table-cell office:value-type="percentage" office:value="0.0787714866888705">
            <text:p>7.88%</text:p>
          </table:table-cell>
          <table:table-cell table:number-columns-repeated="2"/>
        </table:table-row>
        <table:table-row table:style-name="ro1">
          <table:table-cell office:value-type="string">
            <text:p>300522</text:p>
          </table:table-cell>
          <table:table-cell office:value-type="string">
            <text:p>世名科技</text:p>
          </table:table-cell>
          <table:table-cell office:value-type="float" office:value="602840000">
            <text:p>602840000</text:p>
          </table:table-cell>
          <table:table-cell office:value-type="float" office:value="47490000">
            <text:p>47490000</text:p>
          </table:table-cell>
          <table:table-cell office:value-type="percentage" office:value="0.0787771216243116">
            <text:p>7.88%</text:p>
          </table:table-cell>
          <table:table-cell table:number-columns-repeated="2"/>
        </table:table-row>
        <table:table-row table:style-name="ro1">
          <table:table-cell office:value-type="string">
            <text:p>300214</text:p>
          </table:table-cell>
          <table:table-cell office:value-type="string">
            <text:p>日科化学</text:p>
          </table:table-cell>
          <table:table-cell office:value-type="float" office:value="1476120000">
            <text:p>1476120000</text:p>
          </table:table-cell>
          <table:table-cell office:value-type="float" office:value="117200000">
            <text:p>117200000</text:p>
          </table:table-cell>
          <table:table-cell office:value-type="percentage" office:value="0.0793973389697315">
            <text:p>7.94%</text:p>
          </table:table-cell>
          <table:table-cell table:number-columns-repeated="2"/>
        </table:table-row>
        <table:table-row table:style-name="ro1">
          <table:table-cell office:value-type="string">
            <text:p>002762</text:p>
          </table:table-cell>
          <table:table-cell office:value-type="string">
            <text:p>金发拉比</text:p>
          </table:table-cell>
          <table:table-cell office:value-type="float" office:value="963870000">
            <text:p>963870000</text:p>
          </table:table-cell>
          <table:table-cell office:value-type="float" office:value="76720000">
            <text:p>76720000</text:p>
          </table:table-cell>
          <table:table-cell office:value-type="percentage" office:value="0.0795957961135838">
            <text:p>7.96%</text:p>
          </table:table-cell>
          <table:table-cell table:number-columns-repeated="2"/>
        </table:table-row>
        <table:table-row table:style-name="ro1">
          <table:table-cell office:value-type="string">
            <text:p>002553</text:p>
          </table:table-cell>
          <table:table-cell office:value-type="string">
            <text:p>南方轴承</text:p>
          </table:table-cell>
          <table:table-cell office:value-type="float" office:value="752840000">
            <text:p>752840000</text:p>
          </table:table-cell>
          <table:table-cell office:value-type="float" office:value="59960000">
            <text:p>59960000</text:p>
          </table:table-cell>
          <table:table-cell office:value-type="percentage" office:value="0.0796450773072632">
            <text:p>7.96%</text:p>
          </table:table-cell>
          <table:table-cell table:number-columns-repeated="2"/>
        </table:table-row>
        <table:table-row table:style-name="ro1">
          <table:table-cell office:value-type="string">
            <text:p>300139</text:p>
          </table:table-cell>
          <table:table-cell office:value-type="string">
            <text:p>晓程科技</text:p>
          </table:table-cell>
          <table:table-cell office:value-type="float" office:value="1451990000">
            <text:p>1451990000</text:p>
          </table:table-cell>
          <table:table-cell office:value-type="float" office:value="115740000">
            <text:p>115740000</text:p>
          </table:table-cell>
          <table:table-cell office:value-type="percentage" office:value="0.0797112927774985">
            <text:p>7.97%</text:p>
          </table:table-cell>
          <table:table-cell table:number-columns-repeated="2"/>
        </table:table-row>
        <table:table-row table:style-name="ro1">
          <table:table-cell office:value-type="string">
            <text:p>000971</text:p>
          </table:table-cell>
          <table:table-cell office:value-type="string">
            <text:p>高升控股</text:p>
          </table:table-cell>
          <table:table-cell office:value-type="float" office:value="3820590000">
            <text:p>3820590000</text:p>
          </table:table-cell>
          <table:table-cell office:value-type="float" office:value="306430000">
            <text:p>306430000</text:p>
          </table:table-cell>
          <table:table-cell office:value-type="percentage" office:value="0.0802048898206822">
            <text:p>8.02%</text:p>
          </table:table-cell>
          <table:table-cell table:number-columns-repeated="2"/>
        </table:table-row>
        <table:table-row table:style-name="ro1">
          <table:table-cell office:value-type="string">
            <text:p>002776</text:p>
          </table:table-cell>
          <table:table-cell office:value-type="string">
            <text:p>柏堡龙</text:p>
          </table:table-cell>
          <table:table-cell office:value-type="float" office:value="2251360000">
            <text:p>2251360000</text:p>
          </table:table-cell>
          <table:table-cell office:value-type="float" office:value="180720000">
            <text:p>180720000</text:p>
          </table:table-cell>
          <table:table-cell office:value-type="percentage" office:value="0.0802714803496553">
            <text:p>8.03%</text:p>
          </table:table-cell>
          <table:table-cell table:number-columns-repeated="2"/>
        </table:table-row>
        <table:table-row table:style-name="ro1">
          <table:table-cell office:value-type="string">
            <text:p>002247</text:p>
          </table:table-cell>
          <table:table-cell office:value-type="string">
            <text:p>帝龙文化</text:p>
          </table:table-cell>
          <table:table-cell office:value-type="float" office:value="4987500000">
            <text:p>4987500000</text:p>
          </table:table-cell>
          <table:table-cell office:value-type="float" office:value="402860000">
            <text:p>402860000</text:p>
          </table:table-cell>
          <table:table-cell office:value-type="percentage" office:value="0.0807739348370927">
            <text:p>8.08%</text:p>
          </table:table-cell>
          <table:table-cell table:number-columns-repeated="2"/>
        </table:table-row>
        <table:table-row table:style-name="ro1">
          <table:table-cell office:value-type="string">
            <text:p>300474</text:p>
          </table:table-cell>
          <table:table-cell office:value-type="string">
            <text:p>景嘉微</text:p>
          </table:table-cell>
          <table:table-cell office:value-type="float" office:value="946510000">
            <text:p>946510000</text:p>
          </table:table-cell>
          <table:table-cell office:value-type="float" office:value="77070000">
            <text:p>77070000</text:p>
          </table:table-cell>
          <table:table-cell office:value-type="percentage" office:value="0.0814254471690738">
            <text:p>8.14%</text:p>
          </table:table-cell>
          <table:table-cell table:number-columns-repeated="2"/>
        </table:table-row>
        <table:table-row table:style-name="ro1">
          <table:table-cell office:value-type="string">
            <text:p>603058</text:p>
          </table:table-cell>
          <table:table-cell office:value-type="string">
            <text:p>永吉股份</text:p>
          </table:table-cell>
          <table:table-cell office:value-type="float" office:value="847240000">
            <text:p>847240000</text:p>
          </table:table-cell>
          <table:table-cell office:value-type="float" office:value="69220000">
            <text:p>69220000</text:p>
          </table:table-cell>
          <table:table-cell office:value-type="percentage" office:value="0.0817005807091261">
            <text:p>8.17%</text:p>
          </table:table-cell>
          <table:table-cell table:number-columns-repeated="2"/>
        </table:table-row>
        <table:table-row table:style-name="ro1">
          <table:table-cell office:value-type="string">
            <text:p>300553</text:p>
          </table:table-cell>
          <table:table-cell office:value-type="string">
            <text:p>集智股份</text:p>
          </table:table-cell>
          <table:table-cell office:value-type="float" office:value="339830000">
            <text:p>339830000</text:p>
          </table:table-cell>
          <table:table-cell office:value-type="float" office:value="27770000">
            <text:p>27770000</text:p>
          </table:table-cell>
          <table:table-cell office:value-type="percentage" office:value="0.0817173292528617">
            <text:p>8.17%</text:p>
          </table:table-cell>
          <table:table-cell table:number-columns-repeated="2"/>
        </table:table-row>
        <table:table-row table:style-name="ro1">
          <table:table-cell office:value-type="string">
            <text:p>600883</text:p>
          </table:table-cell>
          <table:table-cell office:value-type="string">
            <text:p>博闻科技</text:p>
          </table:table-cell>
          <table:table-cell office:value-type="float" office:value="707980000">
            <text:p>707980000</text:p>
          </table:table-cell>
          <table:table-cell office:value-type="float" office:value="58540000">
            <text:p>58540000</text:p>
          </table:table-cell>
          <table:table-cell office:value-type="percentage" office:value="0.0826859515805531">
            <text:p>8.27%</text:p>
          </table:table-cell>
          <table:table-cell table:number-columns-repeated="2"/>
        </table:table-row>
        <table:table-row table:style-name="ro1">
          <table:table-cell office:value-type="string">
            <text:p>603969</text:p>
          </table:table-cell>
          <table:table-cell office:value-type="string">
            <text:p>银龙股份</text:p>
          </table:table-cell>
          <table:table-cell office:value-type="float" office:value="1751030000">
            <text:p>1751030000</text:p>
          </table:table-cell>
          <table:table-cell office:value-type="float" office:value="145180000">
            <text:p>145180000</text:p>
          </table:table-cell>
          <table:table-cell office:value-type="percentage" office:value="0.0829112008360793">
            <text:p>8.29%</text:p>
          </table:table-cell>
          <table:table-cell table:number-columns-repeated="2"/>
        </table:table-row>
        <table:table-row table:style-name="ro1">
          <table:table-cell office:value-type="string">
            <text:p>300446</text:p>
          </table:table-cell>
          <table:table-cell office:value-type="string">
            <text:p>乐凯新材</text:p>
          </table:table-cell>
          <table:table-cell office:value-type="float" office:value="543070000">
            <text:p>543070000</text:p>
          </table:table-cell>
          <table:table-cell office:value-type="float" office:value="45730000">
            <text:p>45730000</text:p>
          </table:table-cell>
          <table:table-cell office:value-type="percentage" office:value="0.0842064558896643">
            <text:p>8.42%</text:p>
          </table:table-cell>
          <table:table-cell table:number-columns-repeated="2"/>
        </table:table-row>
        <table:table-row table:style-name="ro1">
          <table:table-cell office:value-type="string">
            <text:p>600206</text:p>
          </table:table-cell>
          <table:table-cell office:value-type="string">
            <text:p>有研新材</text:p>
          </table:table-cell>
          <table:table-cell office:value-type="float" office:value="3239090000">
            <text:p>3239090000</text:p>
          </table:table-cell>
          <table:table-cell office:value-type="float" office:value="273830000">
            <text:p>273830000</text:p>
          </table:table-cell>
          <table:table-cell office:value-type="percentage" office:value="0.0845391761266282">
            <text:p>8.45%</text:p>
          </table:table-cell>
          <table:table-cell table:number-columns-repeated="2"/>
        </table:table-row>
        <table:table-row table:style-name="ro1">
          <table:table-cell office:value-type="string">
            <text:p>002224</text:p>
          </table:table-cell>
          <table:table-cell office:value-type="string">
            <text:p>三 力 士</text:p>
          </table:table-cell>
          <table:table-cell office:value-type="float" office:value="1771860000">
            <text:p>1771860000</text:p>
          </table:table-cell>
          <table:table-cell office:value-type="float" office:value="152250000">
            <text:p>152250000</text:p>
          </table:table-cell>
          <table:table-cell office:value-type="percentage" office:value="0.0859266533473299">
            <text:p>8.59%</text:p>
          </table:table-cell>
          <table:table-cell table:number-columns-repeated="2"/>
        </table:table-row>
        <table:table-row table:style-name="ro1">
          <table:table-cell office:value-type="string">
            <text:p>603518</text:p>
          </table:table-cell>
          <table:table-cell office:value-type="string">
            <text:p>维格娜丝</text:p>
          </table:table-cell>
          <table:table-cell office:value-type="float" office:value="1596970000">
            <text:p>1596970000</text:p>
          </table:table-cell>
          <table:table-cell office:value-type="float" office:value="137240000">
            <text:p>137240000</text:p>
          </table:table-cell>
          <table:table-cell office:value-type="percentage" office:value="0.0859377446038435">
            <text:p>8.59%</text:p>
          </table:table-cell>
          <table:table-cell table:number-columns-repeated="2"/>
        </table:table-row>
        <table:table-row table:style-name="ro1">
          <table:table-cell office:value-type="string">
            <text:p>300519</text:p>
          </table:table-cell>
          <table:table-cell office:value-type="string">
            <text:p>新光药业</text:p>
          </table:table-cell>
          <table:table-cell office:value-type="float" office:value="700950000">
            <text:p>700950000</text:p>
          </table:table-cell>
          <table:table-cell office:value-type="float" office:value="60490000">
            <text:p>60490000</text:p>
          </table:table-cell>
          <table:table-cell office:value-type="percentage" office:value="0.0862971681289678">
            <text:p>8.63%</text:p>
          </table:table-cell>
          <table:table-cell table:number-columns-repeated="2"/>
        </table:table-row>
        <table:table-row table:style-name="ro1">
          <table:table-cell office:value-type="string">
            <text:p>002351</text:p>
          </table:table-cell>
          <table:table-cell office:value-type="string">
            <text:p>漫步者</text:p>
          </table:table-cell>
          <table:table-cell office:value-type="float" office:value="1941530000">
            <text:p>1941530000</text:p>
          </table:table-cell>
          <table:table-cell office:value-type="float" office:value="167700000">
            <text:p>167700000</text:p>
          </table:table-cell>
          <table:table-cell office:value-type="percentage" office:value="0.0863751783387329">
            <text:p>8.64%</text:p>
          </table:table-cell>
          <table:table-cell table:number-columns-repeated="2"/>
        </table:table-row>
        <table:table-row table:style-name="ro1">
          <table:table-cell office:value-type="string">
            <text:p>002322</text:p>
          </table:table-cell>
          <table:table-cell office:value-type="string">
            <text:p>理工环科</text:p>
          </table:table-cell>
          <table:table-cell office:value-type="float" office:value="3261480000">
            <text:p>3261480000</text:p>
          </table:table-cell>
          <table:table-cell office:value-type="float" office:value="286790000">
            <text:p>286790000</text:p>
          </table:table-cell>
          <table:table-cell office:value-type="percentage" office:value="0.0879324723745048">
            <text:p>8.79%</text:p>
          </table:table-cell>
          <table:table-cell table:number-columns-repeated="2"/>
        </table:table-row>
        <table:table-row table:style-name="ro1">
          <table:table-cell office:value-type="string">
            <text:p>300529</text:p>
          </table:table-cell>
          <table:table-cell office:value-type="string">
            <text:p>健帆生物</text:p>
          </table:table-cell>
          <table:table-cell office:value-type="float" office:value="1299870000">
            <text:p>1299870000</text:p>
          </table:table-cell>
          <table:table-cell office:value-type="float" office:value="115810000">
            <text:p>115810000</text:p>
          </table:table-cell>
          <table:table-cell office:value-type="percentage" office:value="0.0890935247370891">
            <text:p>8.91%</text:p>
          </table:table-cell>
          <table:table-cell table:number-columns-repeated="2"/>
        </table:table-row>
        <table:table-row table:style-name="ro1">
          <table:table-cell office:value-type="string">
            <text:p>603067</text:p>
          </table:table-cell>
          <table:table-cell office:value-type="string">
            <text:p>振华股份</text:p>
          </table:table-cell>
          <table:table-cell office:value-type="float" office:value="1147950000">
            <text:p>1147950000</text:p>
          </table:table-cell>
          <table:table-cell office:value-type="float" office:value="102600000">
            <text:p>102600000</text:p>
          </table:table-cell>
          <table:table-cell office:value-type="percentage" office:value="0.0893767150137201">
            <text:p>8.94%</text:p>
          </table:table-cell>
          <table:table-cell table:number-columns-repeated="2"/>
        </table:table-row>
        <table:table-row table:style-name="ro1">
          <table:table-cell office:value-type="string">
            <text:p>002808</text:p>
          </table:table-cell>
          <table:table-cell office:value-type="string">
            <text:p>苏州恒久</text:p>
          </table:table-cell>
          <table:table-cell office:value-type="float" office:value="574500000">
            <text:p>574500000</text:p>
          </table:table-cell>
          <table:table-cell office:value-type="float" office:value="51420000">
            <text:p>51420000</text:p>
          </table:table-cell>
          <table:table-cell office:value-type="percentage" office:value="0.0895039164490862">
            <text:p>8.95%</text:p>
          </table:table-cell>
          <table:table-cell table:number-columns-repeated="2"/>
        </table:table-row>
        <table:table-row table:style-name="ro1">
          <table:table-cell office:value-type="string">
            <text:p>002349</text:p>
          </table:table-cell>
          <table:table-cell office:value-type="string">
            <text:p>精华制药</text:p>
          </table:table-cell>
          <table:table-cell office:value-type="float" office:value="2530490000">
            <text:p>2530490000</text:p>
          </table:table-cell>
          <table:table-cell office:value-type="float" office:value="227870000">
            <text:p>227870000</text:p>
          </table:table-cell>
          <table:table-cell office:value-type="percentage" office:value="0.0900497532098526">
            <text:p>9.00%</text:p>
          </table:table-cell>
          <table:table-cell table:number-columns-repeated="2"/>
        </table:table-row>
        <table:table-row table:style-name="ro1">
          <table:table-cell office:value-type="string">
            <text:p>000606</text:p>
          </table:table-cell>
          <table:table-cell office:value-type="string">
            <text:p>神州易桥</text:p>
          </table:table-cell>
          <table:table-cell office:value-type="float" office:value="3129740000">
            <text:p>3129740000</text:p>
          </table:table-cell>
          <table:table-cell office:value-type="float" office:value="281840000">
            <text:p>281840000</text:p>
          </table:table-cell>
          <table:table-cell office:value-type="percentage" office:value="0.0900522088096775">
            <text:p>9.01%</text:p>
          </table:table-cell>
          <table:table-cell table:number-columns-repeated="2"/>
        </table:table-row>
        <table:table-row table:style-name="ro1">
          <table:table-cell office:value-type="string">
            <text:p>300417</text:p>
          </table:table-cell>
          <table:table-cell office:value-type="string">
            <text:p>南华仪器</text:p>
          </table:table-cell>
          <table:table-cell office:value-type="float" office:value="426780000">
            <text:p>426780000</text:p>
          </table:table-cell>
          <table:table-cell office:value-type="float" office:value="38500000">
            <text:p>38500000</text:p>
          </table:table-cell>
          <table:table-cell office:value-type="percentage" office:value="0.0902104128590843">
            <text:p>9.02%</text:p>
          </table:table-cell>
          <table:table-cell table:number-columns-repeated="2"/>
        </table:table-row>
        <table:table-row table:style-name="ro1">
          <table:table-cell office:value-type="string">
            <text:p>300656</text:p>
          </table:table-cell>
          <table:table-cell office:value-type="string">
            <text:p>民德电子</text:p>
          </table:table-cell>
          <table:table-cell office:value-type="float" office:value="183010000">
            <text:p>183010000</text:p>
          </table:table-cell>
          <table:table-cell office:value-type="float" office:value="16570000">
            <text:p>16570000</text:p>
          </table:table-cell>
          <table:table-cell office:value-type="percentage" office:value="0.0905415004644555">
            <text:p>9.05%</text:p>
          </table:table-cell>
          <table:table-cell table:number-columns-repeated="2"/>
        </table:table-row>
        <table:table-row table:style-name="ro1">
          <table:table-cell office:value-type="string">
            <text:p>002148</text:p>
          </table:table-cell>
          <table:table-cell office:value-type="string">
            <text:p>北纬通信</text:p>
          </table:table-cell>
          <table:table-cell office:value-type="float" office:value="1222720000">
            <text:p>1222720000</text:p>
          </table:table-cell>
          <table:table-cell office:value-type="float" office:value="110830000">
            <text:p>110830000</text:p>
          </table:table-cell>
          <table:table-cell office:value-type="percentage" office:value="0.0906421748233447">
            <text:p>9.06%</text:p>
          </table:table-cell>
          <table:table-cell table:number-columns-repeated="2"/>
        </table:table-row>
        <table:table-row table:style-name="ro1">
          <table:table-cell office:value-type="string">
            <text:p>603023</text:p>
          </table:table-cell>
          <table:table-cell office:value-type="string">
            <text:p>威帝股份</text:p>
          </table:table-cell>
          <table:table-cell office:value-type="float" office:value="582810000">
            <text:p>582810000</text:p>
          </table:table-cell>
          <table:table-cell office:value-type="float" office:value="53090000">
            <text:p>53090000</text:p>
          </table:table-cell>
          <table:table-cell office:value-type="percentage" office:value="0.0910931521422076">
            <text:p>9.11%</text:p>
          </table:table-cell>
          <table:table-cell table:number-columns-repeated="2"/>
        </table:table-row>
        <table:table-row table:style-name="ro1">
          <table:table-cell office:value-type="string">
            <text:p>603040</text:p>
          </table:table-cell>
          <table:table-cell office:value-type="string">
            <text:p>新坐标</text:p>
          </table:table-cell>
          <table:table-cell office:value-type="float" office:value="307790000">
            <text:p>307790000</text:p>
          </table:table-cell>
          <table:table-cell office:value-type="float" office:value="28100000">
            <text:p>28100000</text:p>
          </table:table-cell>
          <table:table-cell office:value-type="percentage" office:value="0.0912960135157088">
            <text:p>9.13%</text:p>
          </table:table-cell>
          <table:table-cell table:number-columns-repeated="2"/>
        </table:table-row>
        <table:table-row table:style-name="ro1">
          <table:table-cell office:value-type="string">
            <text:p>300371</text:p>
          </table:table-cell>
          <table:table-cell office:value-type="string">
            <text:p>汇中股份</text:p>
          </table:table-cell>
          <table:table-cell office:value-type="float" office:value="602510000">
            <text:p>602510000</text:p>
          </table:table-cell>
          <table:table-cell office:value-type="float" office:value="55010000">
            <text:p>55010000</text:p>
          </table:table-cell>
          <table:table-cell office:value-type="percentage" office:value="0.0913013891885612">
            <text:p>9.13%</text:p>
          </table:table-cell>
          <table:table-cell table:number-columns-repeated="2"/>
        </table:table-row>
        <table:table-row table:style-name="ro1">
          <table:table-cell office:value-type="string">
            <text:p>002320</text:p>
          </table:table-cell>
          <table:table-cell office:value-type="string">
            <text:p>海峡股份</text:p>
          </table:table-cell>
          <table:table-cell office:value-type="float" office:value="2604970000">
            <text:p>2604970000</text:p>
          </table:table-cell>
          <table:table-cell office:value-type="float" office:value="238250000">
            <text:p>238250000</text:p>
          </table:table-cell>
          <table:table-cell office:value-type="percentage" office:value="0.0914597864850651">
            <text:p>9.15%</text:p>
          </table:table-cell>
          <table:table-cell table:number-columns-repeated="2"/>
        </table:table-row>
        <table:table-row table:style-name="ro1">
          <table:table-cell office:value-type="string">
            <text:p>300354</text:p>
          </table:table-cell>
          <table:table-cell office:value-type="string">
            <text:p>东华测试</text:p>
          </table:table-cell>
          <table:table-cell office:value-type="float" office:value="380000000">
            <text:p>380000000</text:p>
          </table:table-cell>
          <table:table-cell office:value-type="float" office:value="34820000">
            <text:p>34820000</text:p>
          </table:table-cell>
          <table:table-cell office:value-type="percentage" office:value="0.0916315789473684">
            <text:p>9.16%</text:p>
          </table:table-cell>
          <table:table-cell table:number-columns-repeated="2"/>
        </table:table-row>
        <table:table-row table:style-name="ro1">
          <table:table-cell office:value-type="string">
            <text:p>300570</text:p>
          </table:table-cell>
          <table:table-cell office:value-type="string">
            <text:p>太辰光</text:p>
          </table:table-cell>
          <table:table-cell office:value-type="float" office:value="1171290000">
            <text:p>1171290000</text:p>
          </table:table-cell>
          <table:table-cell office:value-type="float" office:value="107700000">
            <text:p>107700000</text:p>
          </table:table-cell>
          <table:table-cell office:value-type="percentage" office:value="0.0919499013907743">
            <text:p>9.19%</text:p>
          </table:table-cell>
          <table:table-cell table:number-columns-repeated="2"/>
        </table:table-row>
        <table:table-row table:style-name="ro1">
          <table:table-cell office:value-type="string">
            <text:p>300535</text:p>
          </table:table-cell>
          <table:table-cell office:value-type="string">
            <text:p>达威股份</text:p>
          </table:table-cell>
          <table:table-cell office:value-type="float" office:value="689780000">
            <text:p>689780000</text:p>
          </table:table-cell>
          <table:table-cell office:value-type="float" office:value="63740000">
            <text:p>63740000</text:p>
          </table:table-cell>
          <table:table-cell office:value-type="percentage" office:value="0.0924062744643219">
            <text:p>9.24%</text:p>
          </table:table-cell>
          <table:table-cell table:number-columns-repeated="2"/>
        </table:table-row>
        <table:table-row table:style-name="ro1">
          <table:table-cell office:value-type="string">
            <text:p>300183</text:p>
          </table:table-cell>
          <table:table-cell office:value-type="string">
            <text:p>东软载波</text:p>
          </table:table-cell>
          <table:table-cell office:value-type="float" office:value="2788930000">
            <text:p>2788930000</text:p>
          </table:table-cell>
          <table:table-cell office:value-type="float" office:value="259380000">
            <text:p>259380000</text:p>
          </table:table-cell>
          <table:table-cell office:value-type="percentage" office:value="0.0930034099098937">
            <text:p>9.30%</text:p>
          </table:table-cell>
          <table:table-cell table:number-columns-repeated="2"/>
        </table:table-row>
        <table:table-row table:style-name="ro1">
          <table:table-cell office:value-type="string">
            <text:p>600381</text:p>
          </table:table-cell>
          <table:table-cell office:value-type="string">
            <text:p>青海春天</text:p>
          </table:table-cell>
          <table:table-cell office:value-type="float" office:value="2210740000">
            <text:p>2210740000</text:p>
          </table:table-cell>
          <table:table-cell office:value-type="float" office:value="206950000">
            <text:p>206950000</text:p>
          </table:table-cell>
          <table:table-cell office:value-type="percentage" office:value="0.0936111890136334">
            <text:p>9.36%</text:p>
          </table:table-cell>
          <table:table-cell table:number-columns-repeated="2"/>
        </table:table-row>
        <table:table-row table:style-name="ro1">
          <table:table-cell office:value-type="string">
            <text:p>300421</text:p>
          </table:table-cell>
          <table:table-cell office:value-type="string">
            <text:p>力星股份</text:p>
          </table:table-cell>
          <table:table-cell office:value-type="float" office:value="1270300000">
            <text:p>1270300000</text:p>
          </table:table-cell>
          <table:table-cell office:value-type="float" office:value="119320000">
            <text:p>119320000</text:p>
          </table:table-cell>
          <table:table-cell office:value-type="percentage" office:value="0.0939305675824608">
            <text:p>9.39%</text:p>
          </table:table-cell>
          <table:table-cell table:number-columns-repeated="2"/>
        </table:table-row>
        <table:table-row table:style-name="ro1">
          <table:table-cell office:value-type="string">
            <text:p>000697</text:p>
          </table:table-cell>
          <table:table-cell office:value-type="string">
            <text:p>炼石有色</text:p>
          </table:table-cell>
          <table:table-cell office:value-type="float" office:value="1638390000">
            <text:p>1638390000</text:p>
          </table:table-cell>
          <table:table-cell office:value-type="float" office:value="154780000">
            <text:p>154780000</text:p>
          </table:table-cell>
          <table:table-cell office:value-type="percentage" office:value="0.0944707914477017">
            <text:p>9.45%</text:p>
          </table:table-cell>
          <table:table-cell table:number-columns-repeated="2"/>
        </table:table-row>
        <table:table-row table:style-name="ro1">
          <table:table-cell office:value-type="string">
            <text:p>300081</text:p>
          </table:table-cell>
          <table:table-cell office:value-type="string">
            <text:p>恒信移动</text:p>
          </table:table-cell>
          <table:table-cell office:value-type="float" office:value="1278500000">
            <text:p>1278500000</text:p>
          </table:table-cell>
          <table:table-cell office:value-type="float" office:value="120850000">
            <text:p>120850000</text:p>
          </table:table-cell>
          <table:table-cell office:value-type="percentage" office:value="0.0945248337895972">
            <text:p>9.45%</text:p>
          </table:table-cell>
          <table:table-cell table:number-columns-repeated="2"/>
        </table:table-row>
        <table:table-row table:style-name="ro1">
          <table:table-cell office:value-type="string">
            <text:p>603615</text:p>
          </table:table-cell>
          <table:table-cell office:value-type="string">
            <text:p>茶花股份</text:p>
          </table:table-cell>
          <table:table-cell office:value-type="float" office:value="923150000">
            <text:p>923150000</text:p>
          </table:table-cell>
          <table:table-cell office:value-type="float" office:value="87320000">
            <text:p>87320000</text:p>
          </table:table-cell>
          <table:table-cell office:value-type="percentage" office:value="0.0945891783567134">
            <text:p>9.46%</text:p>
          </table:table-cell>
          <table:table-cell table:number-columns-repeated="2"/>
        </table:table-row>
        <table:table-row table:style-name="ro1">
          <table:table-cell office:value-type="string">
            <text:p>000688</text:p>
          </table:table-cell>
          <table:table-cell office:value-type="string">
            <text:p>建新矿业</text:p>
          </table:table-cell>
          <table:table-cell office:value-type="float" office:value="1957170000">
            <text:p>1957170000</text:p>
          </table:table-cell>
          <table:table-cell office:value-type="float" office:value="185290000">
            <text:p>185290000</text:p>
          </table:table-cell>
          <table:table-cell office:value-type="percentage" office:value="0.0946724096527128">
            <text:p>9.47%</text:p>
          </table:table-cell>
          <table:table-cell table:number-columns-repeated="2"/>
        </table:table-row>
        <table:table-row table:style-name="ro1">
          <table:table-cell office:value-type="string">
            <text:p>002141</text:p>
          </table:table-cell>
          <table:table-cell office:value-type="string">
            <text:p>贤丰控股</text:p>
          </table:table-cell>
          <table:table-cell office:value-type="float" office:value="1464530000">
            <text:p>1464530000</text:p>
          </table:table-cell>
          <table:table-cell office:value-type="float" office:value="138960000">
            <text:p>138960000</text:p>
          </table:table-cell>
          <table:table-cell office:value-type="percentage" office:value="0.0948836828197442">
            <text:p>9.49%</text:p>
          </table:table-cell>
          <table:table-cell table:number-columns-repeated="2"/>
        </table:table-row>
        <table:table-row table:style-name="ro1">
          <table:table-cell office:value-type="string">
            <text:p>002632</text:p>
          </table:table-cell>
          <table:table-cell office:value-type="string">
            <text:p>道明光学</text:p>
          </table:table-cell>
          <table:table-cell office:value-type="float" office:value="1607960000">
            <text:p>1607960000</text:p>
          </table:table-cell>
          <table:table-cell office:value-type="float" office:value="153420000">
            <text:p>153420000</text:p>
          </table:table-cell>
          <table:table-cell office:value-type="percentage" office:value="0.0954128212144581">
            <text:p>9.54%</text:p>
          </table:table-cell>
          <table:table-cell table:number-columns-repeated="2"/>
        </table:table-row>
        <table:table-row table:style-name="ro1">
          <table:table-cell office:value-type="string">
            <text:p>000752</text:p>
          </table:table-cell>
          <table:table-cell office:value-type="string">
            <text:p>西藏发展</text:p>
          </table:table-cell>
          <table:table-cell office:value-type="float" office:value="1401080000">
            <text:p>1401080000</text:p>
          </table:table-cell>
          <table:table-cell office:value-type="float" office:value="135000000">
            <text:p>135000000</text:p>
          </table:table-cell>
          <table:table-cell office:value-type="percentage" office:value="0.0963542410140749">
            <text:p>9.64%</text:p>
          </table:table-cell>
          <table:table-cell table:number-columns-repeated="2"/>
        </table:table-row>
        <table:table-row table:style-name="ro1">
          <table:table-cell office:value-type="string">
            <text:p>300559</text:p>
          </table:table-cell>
          <table:table-cell office:value-type="string">
            <text:p>佳发安泰</text:p>
          </table:table-cell>
          <table:table-cell office:value-type="float" office:value="644850000">
            <text:p>644850000</text:p>
          </table:table-cell>
          <table:table-cell office:value-type="float" office:value="62290000">
            <text:p>62290000</text:p>
          </table:table-cell>
          <table:table-cell office:value-type="percentage" office:value="0.0965961076219276">
            <text:p>9.66%</text:p>
          </table:table-cell>
          <table:table-cell table:number-columns-repeated="2"/>
        </table:table-row>
        <table:table-row table:style-name="ro1">
          <table:table-cell office:value-type="string">
            <text:p>300379</text:p>
          </table:table-cell>
          <table:table-cell office:value-type="string">
            <text:p>东方通</text:p>
          </table:table-cell>
          <table:table-cell office:value-type="float" office:value="1964230000">
            <text:p>1964230000</text:p>
          </table:table-cell>
          <table:table-cell office:value-type="float" office:value="189850000">
            <text:p>189850000</text:p>
          </table:table-cell>
          <table:table-cell office:value-type="percentage" office:value="0.0966536505399062">
            <text:p>9.67%</text:p>
          </table:table-cell>
          <table:table-cell table:number-columns-repeated="2"/>
        </table:table-row>
        <table:table-row table:style-name="ro1">
          <table:table-cell office:value-type="string">
            <text:p>603658</text:p>
          </table:table-cell>
          <table:table-cell office:value-type="string">
            <text:p>安图生物</text:p>
          </table:table-cell>
          <table:table-cell office:value-type="float" office:value="1821440000">
            <text:p>1821440000</text:p>
          </table:table-cell>
          <table:table-cell office:value-type="float" office:value="176520000">
            <text:p>176520000</text:p>
          </table:table-cell>
          <table:table-cell office:value-type="percentage" office:value="0.0969123330990864">
            <text:p>9.69%</text:p>
          </table:table-cell>
          <table:table-cell table:number-columns-repeated="2"/>
        </table:table-row>
        <table:table-row table:style-name="ro1">
          <table:table-cell office:value-type="string">
            <text:p>002195</text:p>
          </table:table-cell>
          <table:table-cell office:value-type="string">
            <text:p>二三四五</text:p>
          </table:table-cell>
          <table:table-cell office:value-type="float" office:value="7361250000">
            <text:p>7361250000</text:p>
          </table:table-cell>
          <table:table-cell office:value-type="float" office:value="714110000">
            <text:p>714110000</text:p>
          </table:table-cell>
          <table:table-cell office:value-type="percentage" office:value="0.0970093394464255">
            <text:p>9.70%</text:p>
          </table:table-cell>
          <table:table-cell table:number-columns-repeated="2"/>
        </table:table-row>
        <table:table-row table:style-name="ro1">
          <table:table-cell office:value-type="string">
            <text:p>000893</text:p>
          </table:table-cell>
          <table:table-cell office:value-type="string">
            <text:p>东凌国际</text:p>
          </table:table-cell>
          <table:table-cell office:value-type="float" office:value="5170860000">
            <text:p>5170860000</text:p>
          </table:table-cell>
          <table:table-cell office:value-type="float" office:value="502160000">
            <text:p>502160000</text:p>
          </table:table-cell>
          <table:table-cell office:value-type="percentage" office:value="0.0971134395439056">
            <text:p>9.71%</text:p>
          </table:table-cell>
          <table:table-cell table:number-columns-repeated="2"/>
        </table:table-row>
        <table:table-row table:style-name="ro1">
          <table:table-cell office:value-type="string">
            <text:p>002364</text:p>
          </table:table-cell>
          <table:table-cell office:value-type="string">
            <text:p>中恒电气</text:p>
          </table:table-cell>
          <table:table-cell office:value-type="float" office:value="2653850000">
            <text:p>2653850000</text:p>
          </table:table-cell>
          <table:table-cell office:value-type="float" office:value="258420000">
            <text:p>258420000</text:p>
          </table:table-cell>
          <table:table-cell office:value-type="percentage" office:value="0.097375511049984">
            <text:p>9.74%</text:p>
          </table:table-cell>
          <table:table-cell table:number-columns-repeated="2"/>
        </table:table-row>
        <table:table-row table:style-name="ro1">
          <table:table-cell office:value-type="string">
            <text:p>300521</text:p>
          </table:table-cell>
          <table:table-cell office:value-type="string">
            <text:p>爱司凯</text:p>
          </table:table-cell>
          <table:table-cell office:value-type="float" office:value="515800000">
            <text:p>515800000</text:p>
          </table:table-cell>
          <table:table-cell office:value-type="float" office:value="50250000">
            <text:p>50250000</text:p>
          </table:table-cell>
          <table:table-cell office:value-type="percentage" office:value="0.0974214811942614">
            <text:p>9.74%</text:p>
          </table:table-cell>
          <table:table-cell table:number-columns-repeated="2"/>
        </table:table-row>
        <table:table-row table:style-name="ro1">
          <table:table-cell office:value-type="string">
            <text:p>600890</text:p>
          </table:table-cell>
          <table:table-cell office:value-type="string">
            <text:p>中房股份</text:p>
          </table:table-cell>
          <table:table-cell office:value-type="float" office:value="318480000">
            <text:p>318480000</text:p>
          </table:table-cell>
          <table:table-cell office:value-type="float" office:value="31050000">
            <text:p>31050000</text:p>
          </table:table-cell>
          <table:table-cell office:value-type="percentage" office:value="0.0974943481537302">
            <text:p>9.75%</text:p>
          </table:table-cell>
          <table:table-cell table:number-columns-repeated="2"/>
        </table:table-row>
        <table:table-row table:style-name="ro1">
          <table:table-cell office:value-type="string">
            <text:p>300403</text:p>
          </table:table-cell>
          <table:table-cell office:value-type="string">
            <text:p>地尔汉宇</text:p>
          </table:table-cell>
          <table:table-cell office:value-type="float" office:value="1486830000">
            <text:p>1486830000</text:p>
          </table:table-cell>
          <table:table-cell office:value-type="float" office:value="145410000">
            <text:p>145410000</text:p>
          </table:table-cell>
          <table:table-cell office:value-type="percentage" office:value="0.0977986723431731">
            <text:p>9.78%</text:p>
          </table:table-cell>
          <table:table-cell table:number-columns-repeated="2"/>
        </table:table-row>
        <table:table-row table:style-name="ro1">
          <table:table-cell office:value-type="string">
            <text:p>002817</text:p>
          </table:table-cell>
          <table:table-cell office:value-type="string">
            <text:p>黄山胶囊</text:p>
          </table:table-cell>
          <table:table-cell office:value-type="float" office:value="699360000">
            <text:p>699360000</text:p>
          </table:table-cell>
          <table:table-cell office:value-type="float" office:value="68410000">
            <text:p>68410000</text:p>
          </table:table-cell>
          <table:table-cell office:value-type="percentage" office:value="0.0978180050331732">
            <text:p>9.78%</text:p>
          </table:table-cell>
          <table:table-cell table:number-columns-repeated="2"/>
        </table:table-row>
        <table:table-row table:style-name="ro1">
          <table:table-cell office:value-type="string">
            <text:p>002546</text:p>
          </table:table-cell>
          <table:table-cell office:value-type="string">
            <text:p>新联电子</text:p>
          </table:table-cell>
          <table:table-cell office:value-type="float" office:value="3176220000">
            <text:p>3176220000</text:p>
          </table:table-cell>
          <table:table-cell office:value-type="float" office:value="311670000">
            <text:p>311670000</text:p>
          </table:table-cell>
          <table:table-cell office:value-type="percentage" office:value="0.098126074390313">
            <text:p>9.81%</text:p>
          </table:table-cell>
          <table:table-cell table:number-columns-repeated="2"/>
        </table:table-row>
        <table:table-row table:style-name="ro1">
          <table:table-cell office:value-type="string">
            <text:p>300250</text:p>
          </table:table-cell>
          <table:table-cell office:value-type="string">
            <text:p>初灵信息</text:p>
          </table:table-cell>
          <table:table-cell office:value-type="float" office:value="1820080000">
            <text:p>1820080000</text:p>
          </table:table-cell>
          <table:table-cell office:value-type="float" office:value="178620000">
            <text:p>178620000</text:p>
          </table:table-cell>
          <table:table-cell office:value-type="percentage" office:value="0.0981385433607314">
            <text:p>9.81%</text:p>
          </table:table-cell>
          <table:table-cell table:number-columns-repeated="2"/>
        </table:table-row>
        <table:table-row table:style-name="ro1">
          <table:table-cell office:value-type="string">
            <text:p>002595</text:p>
          </table:table-cell>
          <table:table-cell office:value-type="string">
            <text:p>豪迈科技</text:p>
          </table:table-cell>
          <table:table-cell office:value-type="float" office:value="3917660000">
            <text:p>3917660000</text:p>
          </table:table-cell>
          <table:table-cell office:value-type="float" office:value="386100000">
            <text:p>386100000</text:p>
          </table:table-cell>
          <table:table-cell office:value-type="percentage" office:value="0.0985537285011971">
            <text:p>9.86%</text:p>
          </table:table-cell>
          <table:table-cell table:number-columns-repeated="2"/>
        </table:table-row>
        <table:table-row table:style-name="ro1">
          <table:table-cell office:value-type="string">
            <text:p>300194</text:p>
          </table:table-cell>
          <table:table-cell office:value-type="string">
            <text:p>福安药业</text:p>
          </table:table-cell>
          <table:table-cell office:value-type="float" office:value="4397620000">
            <text:p>4397620000</text:p>
          </table:table-cell>
          <table:table-cell office:value-type="float" office:value="434000000">
            <text:p>434000000</text:p>
          </table:table-cell>
          <table:table-cell office:value-type="percentage" office:value="0.0986897458170556">
            <text:p>9.87%</text:p>
          </table:table-cell>
          <table:table-cell table:number-columns-repeated="2"/>
        </table:table-row>
        <table:table-row table:style-name="ro1">
          <table:table-cell office:value-type="string">
            <text:p>002749</text:p>
          </table:table-cell>
          <table:table-cell office:value-type="string">
            <text:p>国光股份</text:p>
          </table:table-cell>
          <table:table-cell office:value-type="float" office:value="994720000">
            <text:p>994720000</text:p>
          </table:table-cell>
          <table:table-cell office:value-type="float" office:value="98810000">
            <text:p>98810000</text:p>
          </table:table-cell>
          <table:table-cell office:value-type="percentage" office:value="0.0993344860865369">
            <text:p>9.93%</text:p>
          </table:table-cell>
          <table:table-cell table:number-columns-repeated="2"/>
        </table:table-row>
        <table:table-row table:style-name="ro1">
          <table:table-cell office:value-type="string">
            <text:p>002540</text:p>
          </table:table-cell>
          <table:table-cell office:value-type="string">
            <text:p>亚太科技</text:p>
          </table:table-cell>
          <table:table-cell office:value-type="float" office:value="3278140000">
            <text:p>3278140000</text:p>
          </table:table-cell>
          <table:table-cell office:value-type="float" office:value="327460000">
            <text:p>327460000</text:p>
          </table:table-cell>
          <table:table-cell office:value-type="percentage" office:value="0.0998920119335965">
            <text:p>9.99%</text:p>
          </table:table-cell>
          <table:table-cell table:number-columns-repeated="2"/>
        </table:table-row>
        <table:table-row table:style-name="ro1">
          <table:table-cell office:value-type="string">
            <text:p>300077</text:p>
          </table:table-cell>
          <table:table-cell office:value-type="string">
            <text:p>国民技术</text:p>
          </table:table-cell>
          <table:table-cell office:value-type="float" office:value="3294160000">
            <text:p>3294160000</text:p>
          </table:table-cell>
          <table:table-cell office:value-type="float" office:value="330360000">
            <text:p>330360000</text:p>
          </table:table-cell>
          <table:table-cell office:value-type="percentage" office:value="0.100286567744129">
            <text:p>10.03%</text:p>
          </table:table-cell>
          <table:table-cell table:number-columns-repeated="2"/>
        </table:table-row>
        <table:table-row table:style-name="ro1">
          <table:table-cell office:value-type="string">
            <text:p>002222</text:p>
          </table:table-cell>
          <table:table-cell office:value-type="string">
            <text:p>福晶科技</text:p>
          </table:table-cell>
          <table:table-cell office:value-type="float" office:value="761770000">
            <text:p>761770000</text:p>
          </table:table-cell>
          <table:table-cell office:value-type="float" office:value="76420000">
            <text:p>76420000</text:p>
          </table:table-cell>
          <table:table-cell office:value-type="percentage" office:value="0.10031899392205">
            <text:p>10.03%</text:p>
          </table:table-cell>
          <table:table-cell table:number-columns-repeated="2"/>
        </table:table-row>
        <table:table-row table:style-name="ro1">
          <table:table-cell office:value-type="string">
            <text:p>600276</text:p>
          </table:table-cell>
          <table:table-cell office:value-type="string">
            <text:p>恒瑞医药</text:p>
          </table:table-cell>
          <table:table-cell office:value-type="float" office:value="14330060000">
            <text:p>14330060000</text:p>
          </table:table-cell>
          <table:table-cell office:value-type="float" office:value="1455670000">
            <text:p>1455670000</text:p>
          </table:table-cell>
          <table:table-cell office:value-type="percentage" office:value="0.101581570488888">
            <text:p>10.16%</text:p>
          </table:table-cell>
          <table:table-cell table:number-columns-repeated="2"/>
        </table:table-row>
        <table:table-row table:style-name="ro1">
          <table:table-cell office:value-type="string">
            <text:p>600868</text:p>
          </table:table-cell>
          <table:table-cell office:value-type="string">
            <text:p>梅雁吉祥</text:p>
          </table:table-cell>
          <table:table-cell office:value-type="float" office:value="2500570000">
            <text:p>2500570000</text:p>
          </table:table-cell>
          <table:table-cell office:value-type="float" office:value="254480000">
            <text:p>254480000</text:p>
          </table:table-cell>
          <table:table-cell office:value-type="percentage" office:value="0.101768796714349">
            <text:p>10.18%</text:p>
          </table:table-cell>
          <table:table-cell table:number-columns-repeated="2"/>
        </table:table-row>
        <table:table-row table:style-name="ro1">
          <table:table-cell office:value-type="string">
            <text:p>300291</text:p>
          </table:table-cell>
          <table:table-cell office:value-type="string">
            <text:p>华录百纳</text:p>
          </table:table-cell>
          <table:table-cell office:value-type="float" office:value="7132090000">
            <text:p>7132090000</text:p>
          </table:table-cell>
          <table:table-cell office:value-type="float" office:value="728650000">
            <text:p>728650000</text:p>
          </table:table-cell>
          <table:table-cell office:value-type="percentage" office:value="0.102165003526316">
            <text:p>10.22%</text:p>
          </table:table-cell>
          <table:table-cell table:number-columns-repeated="2"/>
        </table:table-row>
        <table:table-row table:style-name="ro1">
          <table:table-cell office:value-type="string">
            <text:p>603016</text:p>
          </table:table-cell>
          <table:table-cell office:value-type="string">
            <text:p>新宏泰</text:p>
          </table:table-cell>
          <table:table-cell office:value-type="float" office:value="927290000">
            <text:p>927290000</text:p>
          </table:table-cell>
          <table:table-cell office:value-type="float" office:value="94830000">
            <text:p>94830000</text:p>
          </table:table-cell>
          <table:table-cell office:value-type="percentage" office:value="0.102265742108725">
            <text:p>10.23%</text:p>
          </table:table-cell>
          <table:table-cell table:number-columns-repeated="2"/>
        </table:table-row>
        <table:table-row table:style-name="ro1">
          <table:table-cell office:value-type="string">
            <text:p>600212</text:p>
          </table:table-cell>
          <table:table-cell office:value-type="string">
            <text:p>江泉实业</text:p>
          </table:table-cell>
          <table:table-cell office:value-type="float" office:value="826540000">
            <text:p>826540000</text:p>
          </table:table-cell>
          <table:table-cell office:value-type="float" office:value="84720000">
            <text:p>84720000</text:p>
          </table:table-cell>
          <table:table-cell office:value-type="percentage" office:value="0.102499576548019">
            <text:p>10.25%</text:p>
          </table:table-cell>
          <table:table-cell table:number-columns-repeated="2"/>
        </table:table-row>
        <table:table-row table:style-name="ro1">
          <table:table-cell office:value-type="string">
            <text:p>600777</text:p>
          </table:table-cell>
          <table:table-cell office:value-type="string">
            <text:p>新潮能源</text:p>
          </table:table-cell>
          <table:table-cell office:value-type="float" office:value="6083080000">
            <text:p>6083080000</text:p>
          </table:table-cell>
          <table:table-cell office:value-type="float" office:value="624440000">
            <text:p>624440000</text:p>
          </table:table-cell>
          <table:table-cell office:value-type="percentage" office:value="0.102651946053644">
            <text:p>10.27%</text:p>
          </table:table-cell>
          <table:table-cell table:number-columns-repeated="2"/>
        </table:table-row>
        <table:table-row table:style-name="ro1">
          <table:table-cell office:value-type="string">
            <text:p>300148</text:p>
          </table:table-cell>
          <table:table-cell office:value-type="string">
            <text:p>天舟文化</text:p>
          </table:table-cell>
          <table:table-cell office:value-type="float" office:value="4944850000">
            <text:p>4944850000</text:p>
          </table:table-cell>
          <table:table-cell office:value-type="float" office:value="508020000">
            <text:p>508020000</text:p>
          </table:table-cell>
          <table:table-cell office:value-type="percentage" office:value="0.102737191219147">
            <text:p>10.27%</text:p>
          </table:table-cell>
          <table:table-cell table:number-columns-repeated="2"/>
        </table:table-row>
        <table:table-row table:style-name="ro1">
          <table:table-cell office:value-type="string">
            <text:p>002643</text:p>
          </table:table-cell>
          <table:table-cell office:value-type="string">
            <text:p>万润股份</text:p>
          </table:table-cell>
          <table:table-cell office:value-type="float" office:value="4299900000">
            <text:p>4299900000</text:p>
          </table:table-cell>
          <table:table-cell office:value-type="float" office:value="442230000">
            <text:p>442230000</text:p>
          </table:table-cell>
          <table:table-cell office:value-type="percentage" office:value="0.102846577827391">
            <text:p>10.28%</text:p>
          </table:table-cell>
          <table:table-cell table:number-columns-repeated="2"/>
        </table:table-row>
        <table:table-row table:style-name="ro1">
          <table:table-cell office:value-type="string">
            <text:p>300120</text:p>
          </table:table-cell>
          <table:table-cell office:value-type="string">
            <text:p>经纬电材</text:p>
          </table:table-cell>
          <table:table-cell office:value-type="float" office:value="759970000">
            <text:p>759970000</text:p>
          </table:table-cell>
          <table:table-cell office:value-type="float" office:value="78230000">
            <text:p>78230000</text:p>
          </table:table-cell>
          <table:table-cell office:value-type="percentage" office:value="0.102938273879232">
            <text:p>10.29%</text:p>
          </table:table-cell>
          <table:table-cell table:number-columns-repeated="2"/>
        </table:table-row>
        <table:table-row table:style-name="ro1">
          <table:table-cell office:value-type="string">
            <text:p>002669</text:p>
          </table:table-cell>
          <table:table-cell office:value-type="string">
            <text:p>康达新材</text:p>
          </table:table-cell>
          <table:table-cell office:value-type="float" office:value="1795650000">
            <text:p>1795650000</text:p>
          </table:table-cell>
          <table:table-cell office:value-type="float" office:value="186450000">
            <text:p>186450000</text:p>
          </table:table-cell>
          <table:table-cell office:value-type="percentage" office:value="0.103834266143179">
            <text:p>10.38%</text:p>
          </table:table-cell>
          <table:table-cell table:number-columns-repeated="2"/>
        </table:table-row>
        <table:table-row table:style-name="ro1">
          <table:table-cell office:value-type="string">
            <text:p>300200</text:p>
          </table:table-cell>
          <table:table-cell office:value-type="string">
            <text:p>高盟新材</text:p>
          </table:table-cell>
          <table:table-cell office:value-type="float" office:value="873580000">
            <text:p>873580000</text:p>
          </table:table-cell>
          <table:table-cell office:value-type="float" office:value="90740000">
            <text:p>90740000</text:p>
          </table:table-cell>
          <table:table-cell office:value-type="percentage" office:value="0.103871425627876">
            <text:p>10.39%</text:p>
          </table:table-cell>
          <table:table-cell table:number-columns-repeated="2"/>
        </table:table-row>
        <table:table-row table:style-name="ro1">
          <table:table-cell office:value-type="string">
            <text:p>002198</text:p>
          </table:table-cell>
          <table:table-cell office:value-type="string">
            <text:p>嘉应制药</text:p>
          </table:table-cell>
          <table:table-cell office:value-type="float" office:value="1099250000">
            <text:p>1099250000</text:p>
          </table:table-cell>
          <table:table-cell office:value-type="float" office:value="114380000">
            <text:p>114380000</text:p>
          </table:table-cell>
          <table:table-cell office:value-type="percentage" office:value="0.104052763247669">
            <text:p>10.41%</text:p>
          </table:table-cell>
          <table:table-cell table:number-columns-repeated="2"/>
        </table:table-row>
        <table:table-row table:style-name="ro1">
          <table:table-cell office:value-type="string">
            <text:p>300561</text:p>
          </table:table-cell>
          <table:table-cell office:value-type="string">
            <text:p>汇金科技</text:p>
          </table:table-cell>
          <table:table-cell office:value-type="float" office:value="693860000">
            <text:p>693860000</text:p>
          </table:table-cell>
          <table:table-cell office:value-type="float" office:value="73340000">
            <text:p>73340000</text:p>
          </table:table-cell>
          <table:table-cell office:value-type="percentage" office:value="0.105698555904649">
            <text:p>10.57%</text:p>
          </table:table-cell>
          <table:table-cell table:number-columns-repeated="2"/>
        </table:table-row>
        <table:table-row table:style-name="ro1">
          <table:table-cell office:value-type="string">
            <text:p>300525</text:p>
          </table:table-cell>
          <table:table-cell office:value-type="string">
            <text:p>博思软件</text:p>
          </table:table-cell>
          <table:table-cell office:value-type="float" office:value="480440000">
            <text:p>480440000</text:p>
          </table:table-cell>
          <table:table-cell office:value-type="float" office:value="50830000">
            <text:p>50830000</text:p>
          </table:table-cell>
          <table:table-cell office:value-type="percentage" office:value="0.105798851053201">
            <text:p>10.58%</text:p>
          </table:table-cell>
          <table:table-cell table:number-columns-repeated="2"/>
        </table:table-row>
        <table:table-row table:style-name="ro1">
          <table:table-cell office:value-type="string">
            <text:p>002790</text:p>
          </table:table-cell>
          <table:table-cell office:value-type="string">
            <text:p>瑞尔特</text:p>
          </table:table-cell>
          <table:table-cell office:value-type="float" office:value="1521000000">
            <text:p>1521000000</text:p>
          </table:table-cell>
          <table:table-cell office:value-type="float" office:value="163000000">
            <text:p>163000000</text:p>
          </table:table-cell>
          <table:table-cell office:value-type="percentage" office:value="0.107166337935569">
            <text:p>10.72%</text:p>
          </table:table-cell>
          <table:table-cell table:number-columns-repeated="2"/>
        </table:table-row>
        <table:table-row table:style-name="ro1">
          <table:table-cell office:value-type="string">
            <text:p>603416</text:p>
          </table:table-cell>
          <table:table-cell office:value-type="string">
            <text:p>信捷电气</text:p>
          </table:table-cell>
          <table:table-cell office:value-type="float" office:value="924780000">
            <text:p>924780000</text:p>
          </table:table-cell>
          <table:table-cell office:value-type="float" office:value="99340000">
            <text:p>99340000</text:p>
          </table:table-cell>
          <table:table-cell office:value-type="percentage" office:value="0.107420143169186">
            <text:p>10.74%</text:p>
          </table:table-cell>
          <table:table-cell table:number-columns-repeated="2"/>
        </table:table-row>
        <table:table-row table:style-name="ro1">
          <table:table-cell office:value-type="string">
            <text:p>002718</text:p>
          </table:table-cell>
          <table:table-cell office:value-type="string">
            <text:p>友邦吊顶</text:p>
          </table:table-cell>
          <table:table-cell office:value-type="float" office:value="1158080000">
            <text:p>1158080000</text:p>
          </table:table-cell>
          <table:table-cell office:value-type="float" office:value="124690000">
            <text:p>124690000</text:p>
          </table:table-cell>
          <table:table-cell office:value-type="percentage" office:value="0.107669591047251">
            <text:p>10.77%</text:p>
          </table:table-cell>
          <table:table-cell table:number-columns-repeated="2"/>
        </table:table-row>
        <table:table-row table:style-name="ro1">
          <table:table-cell office:value-type="string">
            <text:p>300314</text:p>
          </table:table-cell>
          <table:table-cell office:value-type="string">
            <text:p>戴维医疗</text:p>
          </table:table-cell>
          <table:table-cell office:value-type="float" office:value="839030000">
            <text:p>839030000</text:p>
          </table:table-cell>
          <table:table-cell office:value-type="float" office:value="90480000">
            <text:p>90480000</text:p>
          </table:table-cell>
          <table:table-cell office:value-type="percentage" office:value="0.107838813868396">
            <text:p>10.78%</text:p>
          </table:table-cell>
          <table:table-cell table:number-columns-repeated="2"/>
        </table:table-row>
        <table:table-row table:style-name="ro1">
          <table:table-cell office:value-type="string">
            <text:p>300364</text:p>
          </table:table-cell>
          <table:table-cell office:value-type="string">
            <text:p>中文在线</text:p>
          </table:table-cell>
          <table:table-cell office:value-type="float" office:value="2852660000">
            <text:p>2852660000</text:p>
          </table:table-cell>
          <table:table-cell office:value-type="float" office:value="307810000">
            <text:p>307810000</text:p>
          </table:table-cell>
          <table:table-cell office:value-type="percentage" office:value="0.107902799492404">
            <text:p>10.79%</text:p>
          </table:table-cell>
          <table:table-cell table:number-columns-repeated="2"/>
        </table:table-row>
        <table:table-row table:style-name="ro1">
          <table:table-cell office:value-type="string">
            <text:p>603020</text:p>
          </table:table-cell>
          <table:table-cell office:value-type="string">
            <text:p>爱普股份</text:p>
          </table:table-cell>
          <table:table-cell office:value-type="float" office:value="2143180000">
            <text:p>2143180000</text:p>
          </table:table-cell>
          <table:table-cell office:value-type="float" office:value="231770000">
            <text:p>231770000</text:p>
          </table:table-cell>
          <table:table-cell office:value-type="percentage" office:value="0.108143039782006">
            <text:p>10.81%</text:p>
          </table:table-cell>
          <table:table-cell table:number-columns-repeated="2"/>
        </table:table-row>
        <table:table-row table:style-name="ro1">
          <table:table-cell office:value-type="string">
            <text:p>002235</text:p>
          </table:table-cell>
          <table:table-cell office:value-type="string">
            <text:p>安妮股份</text:p>
          </table:table-cell>
          <table:table-cell office:value-type="float" office:value="2678410000">
            <text:p>2678410000</text:p>
          </table:table-cell>
          <table:table-cell office:value-type="float" office:value="290840000">
            <text:p>290840000</text:p>
          </table:table-cell>
          <table:table-cell office:value-type="percentage" office:value="0.108586810831799">
            <text:p>10.86%</text:p>
          </table:table-cell>
          <table:table-cell table:number-columns-repeated="2"/>
        </table:table-row>
        <table:table-row table:style-name="ro1">
          <table:table-cell office:value-type="string">
            <text:p>002798</text:p>
          </table:table-cell>
          <table:table-cell office:value-type="string">
            <text:p>帝王洁具</text:p>
          </table:table-cell>
          <table:table-cell office:value-type="float" office:value="657550000">
            <text:p>657550000</text:p>
          </table:table-cell>
          <table:table-cell office:value-type="float" office:value="71750000">
            <text:p>71750000</text:p>
          </table:table-cell>
          <table:table-cell office:value-type="percentage" office:value="0.109117177400958">
            <text:p>10.91%</text:p>
          </table:table-cell>
          <table:table-cell table:number-columns-repeated="2"/>
        </table:table-row>
        <table:table-row table:style-name="ro1">
          <table:table-cell office:value-type="string">
            <text:p>000019</text:p>
          </table:table-cell>
          <table:table-cell office:value-type="string">
            <text:p>深深宝Ａ</text:p>
          </table:table-cell>
          <table:table-cell office:value-type="float" office:value="1178540000">
            <text:p>1178540000</text:p>
          </table:table-cell>
          <table:table-cell office:value-type="float" office:value="128810000">
            <text:p>128810000</text:p>
          </table:table-cell>
          <table:table-cell office:value-type="percentage" office:value="0.109296247899944">
            <text:p>10.93%</text:p>
          </table:table-cell>
          <table:table-cell table:number-columns-repeated="2"/>
        </table:table-row>
        <table:table-row table:style-name="ro1">
          <table:table-cell office:value-type="string">
            <text:p>600171</text:p>
          </table:table-cell>
          <table:table-cell office:value-type="string">
            <text:p>上海贝岭</text:p>
          </table:table-cell>
          <table:table-cell office:value-type="float" office:value="2105190000">
            <text:p>2105190000</text:p>
          </table:table-cell>
          <table:table-cell office:value-type="float" office:value="230390000">
            <text:p>230390000</text:p>
          </table:table-cell>
          <table:table-cell office:value-type="percentage" office:value="0.109439053007092">
            <text:p>10.94%</text:p>
          </table:table-cell>
          <table:table-cell table:number-columns-repeated="2"/>
        </table:table-row>
        <table:table-row table:style-name="ro1">
          <table:table-cell office:value-type="string">
            <text:p>002261</text:p>
          </table:table-cell>
          <table:table-cell office:value-type="string">
            <text:p>拓维信息</text:p>
          </table:table-cell>
          <table:table-cell office:value-type="float" office:value="4243220000">
            <text:p>4243220000</text:p>
          </table:table-cell>
          <table:table-cell office:value-type="float" office:value="464510000">
            <text:p>464510000</text:p>
          </table:table-cell>
          <table:table-cell office:value-type="percentage" office:value="0.109471109204802">
            <text:p>10.95%</text:p>
          </table:table-cell>
          <table:table-cell table:number-columns-repeated="2"/>
        </table:table-row>
        <table:table-row table:style-name="ro1">
          <table:table-cell office:value-type="string">
            <text:p>002629</text:p>
          </table:table-cell>
          <table:table-cell office:value-type="string">
            <text:p>仁智股份</text:p>
          </table:table-cell>
          <table:table-cell office:value-type="float" office:value="769700000">
            <text:p>769700000</text:p>
          </table:table-cell>
          <table:table-cell office:value-type="float" office:value="84470000">
            <text:p>84470000</text:p>
          </table:table-cell>
          <table:table-cell office:value-type="percentage" office:value="0.109744056125763">
            <text:p>10.97%</text:p>
          </table:table-cell>
          <table:table-cell table:number-columns-repeated="2"/>
        </table:table-row>
        <table:table-row table:style-name="ro1">
          <table:table-cell office:value-type="string">
            <text:p>300558</text:p>
          </table:table-cell>
          <table:table-cell office:value-type="string">
            <text:p>贝达药业</text:p>
          </table:table-cell>
          <table:table-cell office:value-type="float" office:value="2167300000">
            <text:p>2167300000</text:p>
          </table:table-cell>
          <table:table-cell office:value-type="float" office:value="238270000">
            <text:p>238270000</text:p>
          </table:table-cell>
          <table:table-cell office:value-type="percentage" office:value="0.109938633322567">
            <text:p>10.99%</text:p>
          </table:table-cell>
          <table:table-cell table:number-columns-repeated="2"/>
        </table:table-row>
        <table:table-row table:style-name="ro1">
          <table:table-cell office:value-type="string">
            <text:p>002406</text:p>
          </table:table-cell>
          <table:table-cell office:value-type="string">
            <text:p>远东传动</text:p>
          </table:table-cell>
          <table:table-cell office:value-type="float" office:value="2521840000">
            <text:p>2521840000</text:p>
          </table:table-cell>
          <table:table-cell office:value-type="float" office:value="277280000">
            <text:p>277280000</text:p>
          </table:table-cell>
          <table:table-cell office:value-type="percentage" office:value="0.109951464010405">
            <text:p>11.00%</text:p>
          </table:table-cell>
          <table:table-cell table:number-columns-repeated="2"/>
        </table:table-row>
        <table:table-row table:style-name="ro1">
          <table:table-cell office:value-type="string">
            <text:p>002095</text:p>
          </table:table-cell>
          <table:table-cell office:value-type="string">
            <text:p>生 意 宝</text:p>
          </table:table-cell>
          <table:table-cell office:value-type="float" office:value="1189120000">
            <text:p>1189120000</text:p>
          </table:table-cell>
          <table:table-cell office:value-type="float" office:value="131960000">
            <text:p>131960000</text:p>
          </table:table-cell>
          <table:table-cell office:value-type="percentage" office:value="0.110972820236814">
            <text:p>11.10%</text:p>
          </table:table-cell>
          <table:table-cell table:number-columns-repeated="2"/>
        </table:table-row>
        <table:table-row table:style-name="ro1">
          <table:table-cell office:value-type="string">
            <text:p>002188</text:p>
          </table:table-cell>
          <table:table-cell office:value-type="string">
            <text:p>巴士在线</text:p>
          </table:table-cell>
          <table:table-cell office:value-type="float" office:value="2353970000">
            <text:p>2353970000</text:p>
          </table:table-cell>
          <table:table-cell office:value-type="float" office:value="262090000">
            <text:p>262090000</text:p>
          </table:table-cell>
          <table:table-cell office:value-type="percentage" office:value="0.111339566774428">
            <text:p>11.13%</text:p>
          </table:table-cell>
          <table:table-cell table:number-columns-repeated="2"/>
        </table:table-row>
        <table:table-row table:style-name="ro1">
          <table:table-cell office:value-type="string">
            <text:p>002370</text:p>
          </table:table-cell>
          <table:table-cell office:value-type="string">
            <text:p>亚太药业</text:p>
          </table:table-cell>
          <table:table-cell office:value-type="float" office:value="2470700000">
            <text:p>2470700000</text:p>
          </table:table-cell>
          <table:table-cell office:value-type="float" office:value="275750000">
            <text:p>275750000</text:p>
          </table:table-cell>
          <table:table-cell office:value-type="percentage" office:value="0.111608046302667">
            <text:p>11.16%</text:p>
          </table:table-cell>
          <table:table-cell table:number-columns-repeated="2"/>
        </table:table-row>
        <table:table-row table:style-name="ro1">
          <table:table-cell office:value-type="string">
            <text:p>603309</text:p>
          </table:table-cell>
          <table:table-cell office:value-type="string">
            <text:p>维力医疗</text:p>
          </table:table-cell>
          <table:table-cell office:value-type="float" office:value="972680000">
            <text:p>972680000</text:p>
          </table:table-cell>
          <table:table-cell office:value-type="float" office:value="109370000">
            <text:p>109370000</text:p>
          </table:table-cell>
          <table:table-cell office:value-type="percentage" office:value="0.112441913064934">
            <text:p>11.24%</text:p>
          </table:table-cell>
          <table:table-cell table:number-columns-repeated="2"/>
        </table:table-row>
        <table:table-row table:style-name="ro1">
          <table:table-cell office:value-type="string">
            <text:p>002680</text:p>
          </table:table-cell>
          <table:table-cell office:value-type="string">
            <text:p>长生生物</text:p>
          </table:table-cell>
          <table:table-cell office:value-type="float" office:value="4037740000">
            <text:p>4037740000</text:p>
          </table:table-cell>
          <table:table-cell office:value-type="float" office:value="455100000">
            <text:p>455100000</text:p>
          </table:table-cell>
          <table:table-cell office:value-type="percentage" office:value="0.112711566371287">
            <text:p>11.27%</text:p>
          </table:table-cell>
          <table:table-cell table:number-columns-repeated="2"/>
        </table:table-row>
        <table:table-row table:style-name="ro1">
          <table:table-cell office:value-type="string">
            <text:p>300132</text:p>
          </table:table-cell>
          <table:table-cell office:value-type="string">
            <text:p>青松股份</text:p>
          </table:table-cell>
          <table:table-cell office:value-type="float" office:value="715330000">
            <text:p>715330000</text:p>
          </table:table-cell>
          <table:table-cell office:value-type="float" office:value="80750000">
            <text:p>80750000</text:p>
          </table:table-cell>
          <table:table-cell office:value-type="percentage" office:value="0.112884962185285">
            <text:p>11.29%</text:p>
          </table:table-cell>
          <table:table-cell table:number-columns-repeated="2"/>
        </table:table-row>
        <table:table-row table:style-name="ro1">
          <table:table-cell office:value-type="string">
            <text:p>002252</text:p>
          </table:table-cell>
          <table:table-cell office:value-type="string">
            <text:p>上海莱士</text:p>
          </table:table-cell>
          <table:table-cell office:value-type="float" office:value="13225630000">
            <text:p>13225630000</text:p>
          </table:table-cell>
          <table:table-cell office:value-type="float" office:value="1495310000">
            <text:p>1495310000</text:p>
          </table:table-cell>
          <table:table-cell office:value-type="percentage" office:value="0.113061532796547">
            <text:p>11.31%</text:p>
          </table:table-cell>
          <table:table-cell table:number-columns-repeated="2"/>
        </table:table-row>
        <table:table-row table:style-name="ro1">
          <table:table-cell office:value-type="string">
            <text:p>600321</text:p>
          </table:table-cell>
          <table:table-cell office:value-type="string">
            <text:p>国栋建设</text:p>
          </table:table-cell>
          <table:table-cell office:value-type="float" office:value="3021070000">
            <text:p>3021070000</text:p>
          </table:table-cell>
          <table:table-cell office:value-type="float" office:value="341930000">
            <text:p>341930000</text:p>
          </table:table-cell>
          <table:table-cell office:value-type="percentage" office:value="0.113181753484693">
            <text:p>11.32%</text:p>
          </table:table-cell>
          <table:table-cell table:number-columns-repeated="2"/>
        </table:table-row>
        <table:table-row table:style-name="ro1">
          <table:table-cell office:value-type="string">
            <text:p>300628</text:p>
          </table:table-cell>
          <table:table-cell office:value-type="string">
            <text:p>亿联网络</text:p>
          </table:table-cell>
          <table:table-cell office:value-type="float" office:value="907420000">
            <text:p>907420000</text:p>
          </table:table-cell>
          <table:table-cell office:value-type="float" office:value="102920000">
            <text:p>102920000</text:p>
          </table:table-cell>
          <table:table-cell office:value-type="percentage" office:value="0.113420466818012">
            <text:p>11.34%</text:p>
          </table:table-cell>
          <table:table-cell table:number-columns-repeated="2"/>
        </table:table-row>
        <table:table-row table:style-name="ro1">
          <table:table-cell office:value-type="string">
            <text:p>300399</text:p>
          </table:table-cell>
          <table:table-cell office:value-type="string">
            <text:p>京天利</text:p>
          </table:table-cell>
          <table:table-cell office:value-type="float" office:value="504850000">
            <text:p>504850000</text:p>
          </table:table-cell>
          <table:table-cell office:value-type="float" office:value="57340000">
            <text:p>57340000</text:p>
          </table:table-cell>
          <table:table-cell office:value-type="percentage" office:value="0.113578290581361">
            <text:p>11.36%</text:p>
          </table:table-cell>
          <table:table-cell table:number-columns-repeated="2"/>
        </table:table-row>
        <table:table-row table:style-name="ro1">
          <table:table-cell office:value-type="string">
            <text:p>002756</text:p>
          </table:table-cell>
          <table:table-cell office:value-type="string">
            <text:p>永兴特钢</text:p>
          </table:table-cell>
          <table:table-cell office:value-type="float" office:value="3465140000">
            <text:p>3465140000</text:p>
          </table:table-cell>
          <table:table-cell office:value-type="float" office:value="395710000">
            <text:p>395710000</text:p>
          </table:table-cell>
          <table:table-cell office:value-type="percentage" office:value="0.114197406165407">
            <text:p>11.42%</text:p>
          </table:table-cell>
          <table:table-cell table:number-columns-repeated="2"/>
        </table:table-row>
        <table:table-row table:style-name="ro1">
          <table:table-cell office:value-type="string">
            <text:p>002801</text:p>
          </table:table-cell>
          <table:table-cell office:value-type="string">
            <text:p>微光股份</text:p>
          </table:table-cell>
          <table:table-cell office:value-type="float" office:value="843820000">
            <text:p>843820000</text:p>
          </table:table-cell>
          <table:table-cell office:value-type="float" office:value="96590000">
            <text:p>96590000</text:p>
          </table:table-cell>
          <table:table-cell office:value-type="percentage" office:value="0.114467540470717">
            <text:p>11.45%</text:p>
          </table:table-cell>
          <table:table-cell table:number-columns-repeated="2"/>
        </table:table-row>
        <table:table-row table:style-name="ro1">
          <table:table-cell office:value-type="string">
            <text:p>002333</text:p>
          </table:table-cell>
          <table:table-cell office:value-type="string">
            <text:p>罗普斯金</text:p>
          </table:table-cell>
          <table:table-cell office:value-type="float" office:value="1762230000">
            <text:p>1762230000</text:p>
          </table:table-cell>
          <table:table-cell office:value-type="float" office:value="201820000">
            <text:p>201820000</text:p>
          </table:table-cell>
          <table:table-cell office:value-type="percentage" office:value="0.114525345726721">
            <text:p>11.45%</text:p>
          </table:table-cell>
          <table:table-cell table:number-columns-repeated="2"/>
        </table:table-row>
        <table:table-row table:style-name="ro1">
          <table:table-cell office:value-type="string">
            <text:p>002577</text:p>
          </table:table-cell>
          <table:table-cell office:value-type="string">
            <text:p>雷柏科技</text:p>
          </table:table-cell>
          <table:table-cell office:value-type="float" office:value="1308610000">
            <text:p>1308610000</text:p>
          </table:table-cell>
          <table:table-cell office:value-type="float" office:value="149880000">
            <text:p>149880000</text:p>
          </table:table-cell>
          <table:table-cell office:value-type="percentage" office:value="0.114533741909354">
            <text:p>11.45%</text:p>
          </table:table-cell>
          <table:table-cell table:number-columns-repeated="2"/>
        </table:table-row>
        <table:table-row table:style-name="ro1">
          <table:table-cell office:value-type="string">
            <text:p>600722</text:p>
          </table:table-cell>
          <table:table-cell office:value-type="string">
            <text:p>金牛化工</text:p>
          </table:table-cell>
          <table:table-cell office:value-type="float" office:value="1261530000">
            <text:p>1261530000</text:p>
          </table:table-cell>
          <table:table-cell office:value-type="float" office:value="144540000">
            <text:p>144540000</text:p>
          </table:table-cell>
          <table:table-cell office:value-type="percentage" office:value="0.114575158735821">
            <text:p>11.46%</text:p>
          </table:table-cell>
          <table:table-cell table:number-columns-repeated="2"/>
        </table:table-row>
        <table:table-row table:style-name="ro1">
          <table:table-cell office:value-type="string">
            <text:p>000670</text:p>
          </table:table-cell>
          <table:table-cell office:value-type="string">
            <text:p>盈方微</text:p>
          </table:table-cell>
          <table:table-cell office:value-type="float" office:value="799580000">
            <text:p>799580000</text:p>
          </table:table-cell>
          <table:table-cell office:value-type="float" office:value="91790000">
            <text:p>91790000</text:p>
          </table:table-cell>
          <table:table-cell office:value-type="percentage" office:value="0.114797768828635">
            <text:p>11.48%</text:p>
          </table:table-cell>
          <table:table-cell table:number-columns-repeated="2"/>
        </table:table-row>
        <table:table-row table:style-name="ro1">
          <table:table-cell office:value-type="string">
            <text:p>002484</text:p>
          </table:table-cell>
          <table:table-cell office:value-type="string">
            <text:p>江海股份</text:p>
          </table:table-cell>
          <table:table-cell office:value-type="float" office:value="3477940000">
            <text:p>3477940000</text:p>
          </table:table-cell>
          <table:table-cell office:value-type="float" office:value="399580000">
            <text:p>399580000</text:p>
          </table:table-cell>
          <table:table-cell office:value-type="percentage" office:value="0.114889848588532">
            <text:p>11.49%</text:p>
          </table:table-cell>
          <table:table-cell table:number-columns-repeated="2"/>
        </table:table-row>
        <table:table-row table:style-name="ro1">
          <table:table-cell office:value-type="string">
            <text:p>600880</text:p>
          </table:table-cell>
          <table:table-cell office:value-type="string">
            <text:p>博瑞传播</text:p>
          </table:table-cell>
          <table:table-cell office:value-type="float" office:value="4342270000">
            <text:p>4342270000</text:p>
          </table:table-cell>
          <table:table-cell office:value-type="float" office:value="499940000">
            <text:p>499940000</text:p>
          </table:table-cell>
          <table:table-cell office:value-type="percentage" office:value="0.115133328880977">
            <text:p>11.51%</text:p>
          </table:table-cell>
          <table:table-cell table:number-columns-repeated="2"/>
        </table:table-row>
        <table:table-row table:style-name="ro1">
          <table:table-cell office:value-type="string">
            <text:p>300268</text:p>
          </table:table-cell>
          <table:table-cell office:value-type="string">
            <text:p>万福生科</text:p>
          </table:table-cell>
          <table:table-cell office:value-type="float" office:value="238420000">
            <text:p>238420000</text:p>
          </table:table-cell>
          <table:table-cell office:value-type="float" office:value="27520000">
            <text:p>27520000</text:p>
          </table:table-cell>
          <table:table-cell office:value-type="percentage" office:value="0.11542655817465">
            <text:p>11.54%</text:p>
          </table:table-cell>
          <table:table-cell table:number-columns-repeated="2"/>
        </table:table-row>
        <table:table-row table:style-name="ro1">
          <table:table-cell office:value-type="string">
            <text:p>300453</text:p>
          </table:table-cell>
          <table:table-cell office:value-type="string">
            <text:p>三鑫医疗</text:p>
          </table:table-cell>
          <table:table-cell office:value-type="float" office:value="625260000">
            <text:p>625260000</text:p>
          </table:table-cell>
          <table:table-cell office:value-type="float" office:value="72650000">
            <text:p>72650000</text:p>
          </table:table-cell>
          <table:table-cell office:value-type="percentage" office:value="0.116191664267665">
            <text:p>11.62%</text:p>
          </table:table-cell>
          <table:table-cell table:number-columns-repeated="2"/>
        </table:table-row>
        <table:table-row table:style-name="ro1">
          <table:table-cell office:value-type="string">
            <text:p>300595</text:p>
          </table:table-cell>
          <table:table-cell office:value-type="string">
            <text:p>欧普康视</text:p>
          </table:table-cell>
          <table:table-cell office:value-type="float" office:value="357500000">
            <text:p>357500000</text:p>
          </table:table-cell>
          <table:table-cell office:value-type="float" office:value="41560000">
            <text:p>41560000</text:p>
          </table:table-cell>
          <table:table-cell office:value-type="percentage" office:value="0.116251748251748">
            <text:p>11.63%</text:p>
          </table:table-cell>
          <table:table-cell table:number-columns-repeated="2"/>
        </table:table-row>
        <table:table-row table:style-name="ro1">
          <table:table-cell office:value-type="string">
            <text:p>300052</text:p>
          </table:table-cell>
          <table:table-cell office:value-type="string">
            <text:p>中青宝</text:p>
          </table:table-cell>
          <table:table-cell office:value-type="float" office:value="1104820000">
            <text:p>1104820000</text:p>
          </table:table-cell>
          <table:table-cell office:value-type="float" office:value="128620000">
            <text:p>128620000</text:p>
          </table:table-cell>
          <table:table-cell office:value-type="percentage" office:value="0.116417153925526">
            <text:p>11.64%</text:p>
          </table:table-cell>
          <table:table-cell table:number-columns-repeated="2"/>
        </table:table-row>
        <table:table-row table:style-name="ro1">
          <table:table-cell office:value-type="string">
            <text:p>002389</text:p>
          </table:table-cell>
          <table:table-cell office:value-type="string">
            <text:p>南洋科技</text:p>
          </table:table-cell>
          <table:table-cell office:value-type="float" office:value="3983800000">
            <text:p>3983800000</text:p>
          </table:table-cell>
          <table:table-cell office:value-type="float" office:value="467000000">
            <text:p>467000000</text:p>
          </table:table-cell>
          <table:table-cell office:value-type="percentage" office:value="0.11722476027913">
            <text:p>11.72%</text:p>
          </table:table-cell>
          <table:table-cell table:number-columns-repeated="2"/>
        </table:table-row>
        <table:table-row table:style-name="ro1">
          <table:table-cell office:value-type="string">
            <text:p>300146</text:p>
          </table:table-cell>
          <table:table-cell office:value-type="string">
            <text:p>汤臣倍健</text:p>
          </table:table-cell>
          <table:table-cell office:value-type="float" office:value="5328360000">
            <text:p>5328360000</text:p>
          </table:table-cell>
          <table:table-cell office:value-type="float" office:value="624660000">
            <text:p>624660000</text:p>
          </table:table-cell>
          <table:table-cell office:value-type="percentage" office:value="0.117233069837624">
            <text:p>11.72%</text:p>
          </table:table-cell>
          <table:table-cell table:number-columns-repeated="2"/>
        </table:table-row>
        <table:table-row table:style-name="ro1">
          <table:table-cell office:value-type="string">
            <text:p>002750</text:p>
          </table:table-cell>
          <table:table-cell office:value-type="string">
            <text:p>龙津药业</text:p>
          </table:table-cell>
          <table:table-cell office:value-type="float" office:value="759680000">
            <text:p>759680000</text:p>
          </table:table-cell>
          <table:table-cell office:value-type="float" office:value="89220000">
            <text:p>89220000</text:p>
          </table:table-cell>
          <table:table-cell office:value-type="percentage" office:value="0.117444187026116">
            <text:p>11.74%</text:p>
          </table:table-cell>
          <table:table-cell table:number-columns-repeated="2"/>
        </table:table-row>
        <table:table-row table:style-name="ro1">
          <table:table-cell office:value-type="string">
            <text:p>603203</text:p>
          </table:table-cell>
          <table:table-cell office:value-type="string">
            <text:p>快克股份</text:p>
          </table:table-cell>
          <table:table-cell office:value-type="float" office:value="713320000">
            <text:p>713320000</text:p>
          </table:table-cell>
          <table:table-cell office:value-type="float" office:value="83800000">
            <text:p>83800000</text:p>
          </table:table-cell>
          <table:table-cell office:value-type="percentage" office:value="0.117478831380026">
            <text:p>11.75%</text:p>
          </table:table-cell>
          <table:table-cell table:number-columns-repeated="2"/>
        </table:table-row>
        <table:table-row table:style-name="ro2">
          <table:table-cell office:value-type="string">
            <text:p>600149</text:p>
          </table:table-cell>
          <table:table-cell office:value-type="string">
            <text:p>*ST坊展</text:p>
          </table:table-cell>
          <table:table-cell office:value-type="float" office:value="208610000">
            <text:p>208610000</text:p>
          </table:table-cell>
          <table:table-cell office:value-type="float" office:value="24560000">
            <text:p>24560000</text:p>
          </table:table-cell>
          <table:table-cell office:value-type="percentage" office:value="0.117731652365658">
            <text:p>11.77%</text:p>
          </table:table-cell>
          <table:table-cell table:number-columns-repeated="2"/>
        </table:table-row>
        <table:table-row table:style-name="ro1">
          <table:table-cell office:value-type="string">
            <text:p>002530</text:p>
          </table:table-cell>
          <table:table-cell office:value-type="string">
            <text:p>金财互联</text:p>
          </table:table-cell>
          <table:table-cell office:value-type="float" office:value="4277110000">
            <text:p>4277110000</text:p>
          </table:table-cell>
          <table:table-cell office:value-type="float" office:value="504490000">
            <text:p>504490000</text:p>
          </table:table-cell>
          <table:table-cell office:value-type="percentage" office:value="0.117951139905216">
            <text:p>11.80%</text:p>
          </table:table-cell>
          <table:table-cell table:number-columns-repeated="2"/>
        </table:table-row>
        <table:table-row table:style-name="ro1">
          <table:table-cell office:value-type="string">
            <text:p>002619</text:p>
          </table:table-cell>
          <table:table-cell office:value-type="string">
            <text:p>巨龙管业</text:p>
          </table:table-cell>
          <table:table-cell office:value-type="float" office:value="3875530000">
            <text:p>3875530000</text:p>
          </table:table-cell>
          <table:table-cell office:value-type="float" office:value="457480000">
            <text:p>457480000</text:p>
          </table:table-cell>
          <table:table-cell office:value-type="percentage" office:value="0.118043209573916">
            <text:p>11.80%</text:p>
          </table:table-cell>
          <table:table-cell table:number-columns-repeated="2"/>
        </table:table-row>
        <table:table-row table:style-name="ro1">
          <table:table-cell office:value-type="string">
            <text:p>300429</text:p>
          </table:table-cell>
          <table:table-cell office:value-type="string">
            <text:p>强力新材</text:p>
          </table:table-cell>
          <table:table-cell office:value-type="float" office:value="1090900000">
            <text:p>1090900000</text:p>
          </table:table-cell>
          <table:table-cell office:value-type="float" office:value="128910000">
            <text:p>128910000</text:p>
          </table:table-cell>
          <table:table-cell office:value-type="percentage" office:value="0.118168484737373">
            <text:p>11.82%</text:p>
          </table:table-cell>
          <table:table-cell table:number-columns-repeated="2"/>
        </table:table-row>
        <table:table-row table:style-name="ro1">
          <table:table-cell office:value-type="string">
            <text:p>300066</text:p>
          </table:table-cell>
          <table:table-cell office:value-type="string">
            <text:p>三川智慧</text:p>
          </table:table-cell>
          <table:table-cell office:value-type="float" office:value="1763340000">
            <text:p>1763340000</text:p>
          </table:table-cell>
          <table:table-cell office:value-type="float" office:value="208390000">
            <text:p>208390000</text:p>
          </table:table-cell>
          <table:table-cell office:value-type="percentage" office:value="0.118179137318952">
            <text:p>11.82%</text:p>
          </table:table-cell>
          <table:table-cell table:number-columns-repeated="2"/>
        </table:table-row>
        <table:table-row table:style-name="ro1">
          <table:table-cell office:value-type="string">
            <text:p>603199</text:p>
          </table:table-cell>
          <table:table-cell office:value-type="string">
            <text:p>九华旅游</text:p>
          </table:table-cell>
          <table:table-cell office:value-type="float" office:value="1084440000">
            <text:p>1084440000</text:p>
          </table:table-cell>
          <table:table-cell office:value-type="float" office:value="128250000">
            <text:p>128250000</text:p>
          </table:table-cell>
          <table:table-cell office:value-type="percentage" office:value="0.118263804359854">
            <text:p>11.83%</text:p>
          </table:table-cell>
          <table:table-cell table:number-columns-repeated="2"/>
        </table:table-row>
        <table:table-row table:style-name="ro1">
          <table:table-cell office:value-type="string">
            <text:p>300294</text:p>
          </table:table-cell>
          <table:table-cell office:value-type="string">
            <text:p>博雅生物</text:p>
          </table:table-cell>
          <table:table-cell office:value-type="float" office:value="2419480000">
            <text:p>2419480000</text:p>
          </table:table-cell>
          <table:table-cell office:value-type="float" office:value="287300000">
            <text:p>287300000</text:p>
          </table:table-cell>
          <table:table-cell office:value-type="percentage" office:value="0.118744523616645">
            <text:p>11.87%</text:p>
          </table:table-cell>
          <table:table-cell table:number-columns-repeated="2"/>
        </table:table-row>
        <table:table-row table:style-name="ro1">
          <table:table-cell office:value-type="string">
            <text:p>603806</text:p>
          </table:table-cell>
          <table:table-cell office:value-type="string">
            <text:p>福斯特</text:p>
          </table:table-cell>
          <table:table-cell office:value-type="float" office:value="5496520000">
            <text:p>5496520000</text:p>
          </table:table-cell>
          <table:table-cell office:value-type="float" office:value="655070000">
            <text:p>655070000</text:p>
          </table:table-cell>
          <table:table-cell office:value-type="percentage" office:value="0.119179044195236">
            <text:p>11.92%</text:p>
          </table:table-cell>
          <table:table-cell table:number-columns-repeated="2"/>
        </table:table-row>
        <table:table-row table:style-name="ro1">
          <table:table-cell office:value-type="string">
            <text:p>300653</text:p>
          </table:table-cell>
          <table:table-cell office:value-type="string">
            <text:p>正海生物</text:p>
          </table:table-cell>
          <table:table-cell office:value-type="float" office:value="259140000">
            <text:p>259140000</text:p>
          </table:table-cell>
          <table:table-cell office:value-type="float" office:value="30980000">
            <text:p>30980000</text:p>
          </table:table-cell>
          <table:table-cell office:value-type="percentage" office:value="0.119549278382342">
            <text:p>11.95%</text:p>
          </table:table-cell>
          <table:table-cell table:number-columns-repeated="2"/>
        </table:table-row>
        <table:table-row table:style-name="ro1">
          <table:table-cell office:value-type="string">
            <text:p>002667</text:p>
          </table:table-cell>
          <table:table-cell office:value-type="string">
            <text:p>鞍重股份</text:p>
          </table:table-cell>
          <table:table-cell office:value-type="float" office:value="836130000">
            <text:p>836130000</text:p>
          </table:table-cell>
          <table:table-cell office:value-type="float" office:value="100210000">
            <text:p>100210000</text:p>
          </table:table-cell>
          <table:table-cell office:value-type="percentage" office:value="0.119849784124478">
            <text:p>11.98%</text:p>
          </table:table-cell>
          <table:table-cell table:number-columns-repeated="2"/>
        </table:table-row>
        <table:table-row table:style-name="ro1">
          <table:table-cell office:value-type="string">
            <text:p>600160</text:p>
          </table:table-cell>
          <table:table-cell office:value-type="string">
            <text:p>巨化股份</text:p>
          </table:table-cell>
          <table:table-cell office:value-type="float" office:value="11860590000">
            <text:p>11860590000</text:p>
          </table:table-cell>
          <table:table-cell office:value-type="float" office:value="1421780000">
            <text:p>1421780000</text:p>
          </table:table-cell>
          <table:table-cell office:value-type="percentage" office:value="0.119874306421519">
            <text:p>11.99%</text:p>
          </table:table-cell>
          <table:table-cell table:number-columns-repeated="2"/>
        </table:table-row>
        <table:table-row table:style-name="ro1">
          <table:table-cell office:value-type="string">
            <text:p>300341</text:p>
          </table:table-cell>
          <table:table-cell office:value-type="string">
            <text:p>麦迪电气</text:p>
          </table:table-cell>
          <table:table-cell office:value-type="float" office:value="1134340000">
            <text:p>1134340000</text:p>
          </table:table-cell>
          <table:table-cell office:value-type="float" office:value="136870000">
            <text:p>136870000</text:p>
          </table:table-cell>
          <table:table-cell office:value-type="percentage" office:value="0.120660472168838">
            <text:p>12.07%</text:p>
          </table:table-cell>
          <table:table-cell table:number-columns-repeated="2"/>
        </table:table-row>
        <table:table-row table:style-name="ro1">
          <table:table-cell office:value-type="string">
            <text:p>002380</text:p>
          </table:table-cell>
          <table:table-cell office:value-type="string">
            <text:p>科远股份</text:p>
          </table:table-cell>
          <table:table-cell office:value-type="float" office:value="2252130000">
            <text:p>2252130000</text:p>
          </table:table-cell>
          <table:table-cell office:value-type="float" office:value="271970000">
            <text:p>271970000</text:p>
          </table:table-cell>
          <table:table-cell office:value-type="percentage" office:value="0.120761234919831">
            <text:p>12.08%</text:p>
          </table:table-cell>
          <table:table-cell table:number-columns-repeated="2"/>
        </table:table-row>
        <table:table-row table:style-name="ro1">
          <table:table-cell office:value-type="string">
            <text:p>300308</text:p>
          </table:table-cell>
          <table:table-cell office:value-type="string">
            <text:p>中际装备</text:p>
          </table:table-cell>
          <table:table-cell office:value-type="float" office:value="632150000">
            <text:p>632150000</text:p>
          </table:table-cell>
          <table:table-cell office:value-type="float" office:value="76370000">
            <text:p>76370000</text:p>
          </table:table-cell>
          <table:table-cell office:value-type="percentage" office:value="0.120809934351024">
            <text:p>12.08%</text:p>
          </table:table-cell>
          <table:table-cell table:number-columns-repeated="2"/>
        </table:table-row>
        <table:table-row table:style-name="ro1">
          <table:table-cell office:value-type="string">
            <text:p>002338</text:p>
          </table:table-cell>
          <table:table-cell office:value-type="string">
            <text:p>奥普光电</text:p>
          </table:table-cell>
          <table:table-cell office:value-type="float" office:value="975030000">
            <text:p>975030000</text:p>
          </table:table-cell>
          <table:table-cell office:value-type="float" office:value="117820000">
            <text:p>117820000</text:p>
          </table:table-cell>
          <table:table-cell office:value-type="percentage" office:value="0.120837307570023">
            <text:p>12.08%</text:p>
          </table:table-cell>
          <table:table-cell table:number-columns-repeated="2"/>
        </table:table-row>
        <table:table-row table:style-name="ro1">
          <table:table-cell office:value-type="string">
            <text:p>000662</text:p>
          </table:table-cell>
          <table:table-cell office:value-type="string">
            <text:p>天夏智慧</text:p>
          </table:table-cell>
          <table:table-cell office:value-type="float" office:value="5691330000">
            <text:p>5691330000</text:p>
          </table:table-cell>
          <table:table-cell office:value-type="float" office:value="689810000">
            <text:p>689810000</text:p>
          </table:table-cell>
          <table:table-cell office:value-type="percentage" office:value="0.121203655384594">
            <text:p>12.12%</text:p>
          </table:table-cell>
          <table:table-cell table:number-columns-repeated="2"/>
        </table:table-row>
        <table:table-row table:style-name="ro1">
          <table:table-cell office:value-type="string">
            <text:p>002843</text:p>
          </table:table-cell>
          <table:table-cell office:value-type="string">
            <text:p>泰嘉股份</text:p>
          </table:table-cell>
          <table:table-cell office:value-type="float" office:value="458510000">
            <text:p>458510000</text:p>
          </table:table-cell>
          <table:table-cell office:value-type="float" office:value="55730000">
            <text:p>55730000</text:p>
          </table:table-cell>
          <table:table-cell office:value-type="percentage" office:value="0.12154587686201">
            <text:p>12.15%</text:p>
          </table:table-cell>
          <table:table-cell table:number-columns-repeated="2"/>
        </table:table-row>
        <table:table-row table:style-name="ro1">
          <table:table-cell office:value-type="string">
            <text:p>300548</text:p>
          </table:table-cell>
          <table:table-cell office:value-type="string">
            <text:p>博创科技</text:p>
          </table:table-cell>
          <table:table-cell office:value-type="float" office:value="632080000">
            <text:p>632080000</text:p>
          </table:table-cell>
          <table:table-cell office:value-type="float" office:value="77280000">
            <text:p>77280000</text:p>
          </table:table-cell>
          <table:table-cell office:value-type="percentage" office:value="0.122263004682952">
            <text:p>12.23%</text:p>
          </table:table-cell>
          <table:table-cell table:number-columns-repeated="2"/>
        </table:table-row>
        <table:table-row table:style-name="ro1">
          <table:table-cell office:value-type="string">
            <text:p>600311</text:p>
          </table:table-cell>
          <table:table-cell office:value-type="string">
            <text:p>荣华实业</text:p>
          </table:table-cell>
          <table:table-cell office:value-type="float" office:value="942360000">
            <text:p>942360000</text:p>
          </table:table-cell>
          <table:table-cell office:value-type="float" office:value="115240000">
            <text:p>115240000</text:p>
          </table:table-cell>
          <table:table-cell office:value-type="percentage" office:value="0.12228872193217">
            <text:p>12.23%</text:p>
          </table:table-cell>
          <table:table-cell table:number-columns-repeated="2"/>
        </table:table-row>
        <table:table-row table:style-name="ro1">
          <table:table-cell office:value-type="string">
            <text:p>300481</text:p>
          </table:table-cell>
          <table:table-cell office:value-type="string">
            <text:p>濮阳惠成</text:p>
          </table:table-cell>
          <table:table-cell office:value-type="float" office:value="521920000">
            <text:p>521920000</text:p>
          </table:table-cell>
          <table:table-cell office:value-type="float" office:value="64100000">
            <text:p>64100000</text:p>
          </table:table-cell>
          <table:table-cell office:value-type="percentage" office:value="0.122815757204169">
            <text:p>12.28%</text:p>
          </table:table-cell>
          <table:table-cell table:number-columns-repeated="2"/>
        </table:table-row>
        <table:table-row table:style-name="ro1">
          <table:table-cell office:value-type="string">
            <text:p>002558</text:p>
          </table:table-cell>
          <table:table-cell office:value-type="string">
            <text:p>世纪游轮</text:p>
          </table:table-cell>
          <table:table-cell office:value-type="float" office:value="8682720000">
            <text:p>8682720000</text:p>
          </table:table-cell>
          <table:table-cell office:value-type="float" office:value="1068030000">
            <text:p>1068030000</text:p>
          </table:table-cell>
          <table:table-cell office:value-type="percentage" office:value="0.123006385095915">
            <text:p>12.30%</text:p>
          </table:table-cell>
          <table:table-cell table:number-columns-repeated="2"/>
        </table:table-row>
        <table:table-row table:style-name="ro1">
          <table:table-cell office:value-type="string">
            <text:p>603222</text:p>
          </table:table-cell>
          <table:table-cell office:value-type="string">
            <text:p>济民制药</text:p>
          </table:table-cell>
          <table:table-cell office:value-type="float" office:value="922430000">
            <text:p>922430000</text:p>
          </table:table-cell>
          <table:table-cell office:value-type="float" office:value="113490000">
            <text:p>113490000</text:p>
          </table:table-cell>
          <table:table-cell office:value-type="percentage" office:value="0.123033726136401">
            <text:p>12.30%</text:p>
          </table:table-cell>
          <table:table-cell table:number-columns-repeated="2"/>
        </table:table-row>
        <table:table-row table:style-name="ro1">
          <table:table-cell office:value-type="string">
            <text:p>300238</text:p>
          </table:table-cell>
          <table:table-cell office:value-type="string">
            <text:p>冠昊生物</text:p>
          </table:table-cell>
          <table:table-cell office:value-type="float" office:value="1636690000">
            <text:p>1636690000</text:p>
          </table:table-cell>
          <table:table-cell office:value-type="float" office:value="201520000">
            <text:p>201520000</text:p>
          </table:table-cell>
          <table:table-cell office:value-type="percentage" office:value="0.123126554203912">
            <text:p>12.31%</text:p>
          </table:table-cell>
          <table:table-cell table:number-columns-repeated="2"/>
        </table:table-row>
        <table:table-row table:style-name="ro1">
          <table:table-cell office:value-type="string">
            <text:p>002502</text:p>
          </table:table-cell>
          <table:table-cell office:value-type="string">
            <text:p>骅威文化</text:p>
          </table:table-cell>
          <table:table-cell office:value-type="float" office:value="3611770000">
            <text:p>3611770000</text:p>
          </table:table-cell>
          <table:table-cell office:value-type="float" office:value="444930000">
            <text:p>444930000</text:p>
          </table:table-cell>
          <table:table-cell office:value-type="percentage" office:value="0.123188907377823">
            <text:p>12.32%</text:p>
          </table:table-cell>
          <table:table-cell table:number-columns-repeated="2"/>
        </table:table-row>
        <table:table-row table:style-name="ro1">
          <table:table-cell office:value-type="string">
            <text:p>603909</text:p>
          </table:table-cell>
          <table:table-cell office:value-type="string">
            <text:p>合诚股份</text:p>
          </table:table-cell>
          <table:table-cell office:value-type="float" office:value="657670000">
            <text:p>657670000</text:p>
          </table:table-cell>
          <table:table-cell office:value-type="float" office:value="81050000">
            <text:p>81050000</text:p>
          </table:table-cell>
          <table:table-cell office:value-type="percentage" office:value="0.123238098134323">
            <text:p>12.32%</text:p>
          </table:table-cell>
          <table:table-cell table:number-columns-repeated="2"/>
        </table:table-row>
        <table:table-row table:style-name="ro1">
          <table:table-cell office:value-type="string">
            <text:p>600382</text:p>
          </table:table-cell>
          <table:table-cell office:value-type="string">
            <text:p>广东明珠</text:p>
          </table:table-cell>
          <table:table-cell office:value-type="float" office:value="5792670000">
            <text:p>5792670000</text:p>
          </table:table-cell>
          <table:table-cell office:value-type="float" office:value="714230000">
            <text:p>714230000</text:p>
          </table:table-cell>
          <table:table-cell office:value-type="percentage" office:value="0.12329892778287">
            <text:p>12.33%</text:p>
          </table:table-cell>
          <table:table-cell table:number-columns-repeated="2"/>
        </table:table-row>
        <table:table-row table:style-name="ro1">
          <table:table-cell office:value-type="string">
            <text:p>603663</text:p>
          </table:table-cell>
          <table:table-cell office:value-type="string">
            <text:p>三祥新材</text:p>
          </table:table-cell>
          <table:table-cell office:value-type="float" office:value="485950000">
            <text:p>485950000</text:p>
          </table:table-cell>
          <table:table-cell office:value-type="float" office:value="60020000">
            <text:p>60020000</text:p>
          </table:table-cell>
          <table:table-cell office:value-type="percentage" office:value="0.123510649243749">
            <text:p>12.35%</text:p>
          </table:table-cell>
          <table:table-cell table:number-columns-repeated="2"/>
        </table:table-row>
        <table:table-row table:style-name="ro1">
          <table:table-cell office:value-type="string">
            <text:p>300386</text:p>
          </table:table-cell>
          <table:table-cell office:value-type="string">
            <text:p>飞天诚信</text:p>
          </table:table-cell>
          <table:table-cell office:value-type="float" office:value="1812900000">
            <text:p>1812900000</text:p>
          </table:table-cell>
          <table:table-cell office:value-type="float" office:value="224000000">
            <text:p>224000000</text:p>
          </table:table-cell>
          <table:table-cell office:value-type="percentage" office:value="0.123558938716973">
            <text:p>12.36%</text:p>
          </table:table-cell>
          <table:table-cell table:number-columns-repeated="2"/>
        </table:table-row>
        <table:table-row table:style-name="ro1">
          <table:table-cell office:value-type="string">
            <text:p>002725</text:p>
          </table:table-cell>
          <table:table-cell office:value-type="string">
            <text:p>跃岭股份</text:p>
          </table:table-cell>
          <table:table-cell office:value-type="float" office:value="1038140000">
            <text:p>1038140000</text:p>
          </table:table-cell>
          <table:table-cell office:value-type="float" office:value="128920000">
            <text:p>128920000</text:p>
          </table:table-cell>
          <table:table-cell office:value-type="percentage" office:value="0.124183636118443">
            <text:p>12.42%</text:p>
          </table:table-cell>
          <table:table-cell table:number-columns-repeated="2"/>
        </table:table-row>
        <table:table-row table:style-name="ro1">
          <table:table-cell office:value-type="string">
            <text:p>603999</text:p>
          </table:table-cell>
          <table:table-cell office:value-type="string">
            <text:p>读者传媒</text:p>
          </table:table-cell>
          <table:table-cell office:value-type="float" office:value="1937280000">
            <text:p>1937280000</text:p>
          </table:table-cell>
          <table:table-cell office:value-type="float" office:value="241400000">
            <text:p>241400000</text:p>
          </table:table-cell>
          <table:table-cell office:value-type="percentage" office:value="0.124607697390155">
            <text:p>12.46%</text:p>
          </table:table-cell>
          <table:table-cell table:number-columns-repeated="2"/>
        </table:table-row>
        <table:table-row table:style-name="ro1">
          <table:table-cell office:value-type="string">
            <text:p>002674</text:p>
          </table:table-cell>
          <table:table-cell office:value-type="string">
            <text:p>兴业科技</text:p>
          </table:table-cell>
          <table:table-cell office:value-type="float" office:value="2686160000">
            <text:p>2686160000</text:p>
          </table:table-cell>
          <table:table-cell office:value-type="float" office:value="334900000">
            <text:p>334900000</text:p>
          </table:table-cell>
          <table:table-cell office:value-type="percentage" office:value="0.124676117580487">
            <text:p>12.47%</text:p>
          </table:table-cell>
          <table:table-cell table:number-columns-repeated="2"/>
        </table:table-row>
        <table:table-row table:style-name="ro1">
          <table:table-cell office:value-type="string">
            <text:p>603090</text:p>
          </table:table-cell>
          <table:table-cell office:value-type="string">
            <text:p>宏盛股份</text:p>
          </table:table-cell>
          <table:table-cell office:value-type="float" office:value="517970000">
            <text:p>517970000</text:p>
          </table:table-cell>
          <table:table-cell office:value-type="float" office:value="64670000">
            <text:p>64670000</text:p>
          </table:table-cell>
          <table:table-cell office:value-type="percentage" office:value="0.124852790702164">
            <text:p>12.49%</text:p>
          </table:table-cell>
          <table:table-cell table:number-columns-repeated="2"/>
        </table:table-row>
        <table:table-row table:style-name="ro1">
          <table:table-cell office:value-type="string">
            <text:p>300192</text:p>
          </table:table-cell>
          <table:table-cell office:value-type="string">
            <text:p>科斯伍德</text:p>
          </table:table-cell>
          <table:table-cell office:value-type="float" office:value="809440000">
            <text:p>809440000</text:p>
          </table:table-cell>
          <table:table-cell office:value-type="float" office:value="101190000">
            <text:p>101190000</text:p>
          </table:table-cell>
          <table:table-cell office:value-type="percentage" office:value="0.125012354220202">
            <text:p>12.50%</text:p>
          </table:table-cell>
          <table:table-cell table:number-columns-repeated="2"/>
        </table:table-row>
        <table:table-row table:style-name="ro1">
          <table:table-cell office:value-type="string">
            <text:p>300443</text:p>
          </table:table-cell>
          <table:table-cell office:value-type="string">
            <text:p>金雷风电</text:p>
          </table:table-cell>
          <table:table-cell office:value-type="float" office:value="1729980000">
            <text:p>1729980000</text:p>
          </table:table-cell>
          <table:table-cell office:value-type="float" office:value="216300000">
            <text:p>216300000</text:p>
          </table:table-cell>
          <table:table-cell office:value-type="percentage" office:value="0.125030347171644">
            <text:p>12.50%</text:p>
          </table:table-cell>
          <table:table-cell table:number-columns-repeated="2"/>
        </table:table-row>
        <table:table-row table:style-name="ro1">
          <table:table-cell office:value-type="string">
            <text:p>300492</text:p>
          </table:table-cell>
          <table:table-cell office:value-type="string">
            <text:p>山鼎设计</text:p>
          </table:table-cell>
          <table:table-cell office:value-type="float" office:value="343150000">
            <text:p>343150000</text:p>
          </table:table-cell>
          <table:table-cell office:value-type="float" office:value="42910000">
            <text:p>42910000</text:p>
          </table:table-cell>
          <table:table-cell office:value-type="percentage" office:value="0.125047355383943">
            <text:p>12.50%</text:p>
          </table:table-cell>
          <table:table-cell table:number-columns-repeated="2"/>
        </table:table-row>
        <table:table-row table:style-name="ro1">
          <table:table-cell office:value-type="string">
            <text:p>603580</text:p>
          </table:table-cell>
          <table:table-cell office:value-type="string">
            <text:p>艾艾精工</text:p>
          </table:table-cell>
          <table:table-cell office:value-type="float" office:value="248840000">
            <text:p>248840000</text:p>
          </table:table-cell>
          <table:table-cell office:value-type="float" office:value="31260000">
            <text:p>31260000</text:p>
          </table:table-cell>
          <table:table-cell office:value-type="percentage" office:value="0.125622890210577">
            <text:p>12.56%</text:p>
          </table:table-cell>
          <table:table-cell table:number-columns-repeated="2"/>
        </table:table-row>
        <table:table-row table:style-name="ro1">
          <table:table-cell office:value-type="string">
            <text:p>000655</text:p>
          </table:table-cell>
          <table:table-cell office:value-type="string">
            <text:p>金岭矿业</text:p>
          </table:table-cell>
          <table:table-cell office:value-type="float" office:value="3002740000">
            <text:p>3002740000</text:p>
          </table:table-cell>
          <table:table-cell office:value-type="float" office:value="377250000">
            <text:p>377250000</text:p>
          </table:table-cell>
          <table:table-cell office:value-type="percentage" office:value="0.12563525313547">
            <text:p>12.56%</text:p>
          </table:table-cell>
          <table:table-cell table:number-columns-repeated="2"/>
        </table:table-row>
        <table:table-row table:style-name="ro1">
          <table:table-cell office:value-type="string">
            <text:p>002862</text:p>
          </table:table-cell>
          <table:table-cell office:value-type="string">
            <text:p>实丰文化</text:p>
          </table:table-cell>
          <table:table-cell office:value-type="float" office:value="337780000">
            <text:p>337780000</text:p>
          </table:table-cell>
          <table:table-cell office:value-type="float" office:value="42440000">
            <text:p>42440000</text:p>
          </table:table-cell>
          <table:table-cell office:value-type="percentage" office:value="0.125643910237433">
            <text:p>12.56%</text:p>
          </table:table-cell>
          <table:table-cell table:number-columns-repeated="2"/>
        </table:table-row>
        <table:table-row table:style-name="ro1">
          <table:table-cell office:value-type="string">
            <text:p>300079</text:p>
          </table:table-cell>
          <table:table-cell office:value-type="string">
            <text:p>数码视讯</text:p>
          </table:table-cell>
          <table:table-cell office:value-type="float" office:value="4057760000">
            <text:p>4057760000</text:p>
          </table:table-cell>
          <table:table-cell office:value-type="float" office:value="509850000">
            <text:p>509850000</text:p>
          </table:table-cell>
          <table:table-cell office:value-type="percentage" office:value="0.125648140846181">
            <text:p>12.56%</text:p>
          </table:table-cell>
          <table:table-cell table:number-columns-repeated="2"/>
        </table:table-row>
        <table:table-row table:style-name="ro1">
          <table:table-cell office:value-type="string">
            <text:p>300623</text:p>
          </table:table-cell>
          <table:table-cell office:value-type="string">
            <text:p>捷捷微电</text:p>
          </table:table-cell>
          <table:table-cell office:value-type="float" office:value="571080000">
            <text:p>571080000</text:p>
          </table:table-cell>
          <table:table-cell office:value-type="float" office:value="71760000">
            <text:p>71760000</text:p>
          </table:table-cell>
          <table:table-cell office:value-type="percentage" office:value="0.12565665055684">
            <text:p>12.57%</text:p>
          </table:table-cell>
          <table:table-cell table:number-columns-repeated="2"/>
        </table:table-row>
        <table:table-row table:style-name="ro1">
          <table:table-cell office:value-type="string">
            <text:p>002833</text:p>
          </table:table-cell>
          <table:table-cell office:value-type="string">
            <text:p>弘亚数控</text:p>
          </table:table-cell>
          <table:table-cell office:value-type="float" office:value="829200000">
            <text:p>829200000</text:p>
          </table:table-cell>
          <table:table-cell office:value-type="float" office:value="104220000">
            <text:p>104220000</text:p>
          </table:table-cell>
          <table:table-cell office:value-type="percentage" office:value="0.125687409551375">
            <text:p>12.57%</text:p>
          </table:table-cell>
          <table:table-cell table:number-columns-repeated="2"/>
        </table:table-row>
        <table:table-row table:style-name="ro1">
          <table:table-cell office:value-type="string">
            <text:p>300408</text:p>
          </table:table-cell>
          <table:table-cell office:value-type="string">
            <text:p>三环集团</text:p>
          </table:table-cell>
          <table:table-cell office:value-type="float" office:value="5883410000">
            <text:p>5883410000</text:p>
          </table:table-cell>
          <table:table-cell office:value-type="float" office:value="739580000">
            <text:p>739580000</text:p>
          </table:table-cell>
          <table:table-cell office:value-type="percentage" office:value="0.12570601062989">
            <text:p>12.57%</text:p>
          </table:table-cell>
          <table:table-cell table:number-columns-repeated="2"/>
        </table:table-row>
        <table:table-row table:style-name="ro1">
          <table:table-cell office:value-type="string">
            <text:p>300295</text:p>
          </table:table-cell>
          <table:table-cell office:value-type="string">
            <text:p>三六五网</text:p>
          </table:table-cell>
          <table:table-cell office:value-type="float" office:value="1259600000">
            <text:p>1259600000</text:p>
          </table:table-cell>
          <table:table-cell office:value-type="float" office:value="158780000">
            <text:p>158780000</text:p>
          </table:table-cell>
          <table:table-cell office:value-type="percentage" office:value="0.126055890758971">
            <text:p>12.61%</text:p>
          </table:table-cell>
          <table:table-cell table:number-columns-repeated="2"/>
        </table:table-row>
        <table:table-row table:style-name="ro1">
          <table:table-cell office:value-type="string">
            <text:p>600652</text:p>
          </table:table-cell>
          <table:table-cell office:value-type="string">
            <text:p>游久游戏</text:p>
          </table:table-cell>
          <table:table-cell office:value-type="float" office:value="2483750000">
            <text:p>2483750000</text:p>
          </table:table-cell>
          <table:table-cell office:value-type="float" office:value="313340000">
            <text:p>313340000</text:p>
          </table:table-cell>
          <table:table-cell office:value-type="percentage" office:value="0.126156014091595">
            <text:p>12.62%</text:p>
          </table:table-cell>
          <table:table-cell table:number-columns-repeated="2"/>
        </table:table-row>
        <table:table-row table:style-name="ro1">
          <table:table-cell office:value-type="string">
            <text:p>600370</text:p>
          </table:table-cell>
          <table:table-cell office:value-type="string">
            <text:p>三房巷</text:p>
          </table:table-cell>
          <table:table-cell office:value-type="float" office:value="1697140000">
            <text:p>1697140000</text:p>
          </table:table-cell>
          <table:table-cell office:value-type="float" office:value="214520000">
            <text:p>214520000</text:p>
          </table:table-cell>
          <table:table-cell office:value-type="percentage" office:value="0.126400886196778">
            <text:p>12.64%</text:p>
          </table:table-cell>
          <table:table-cell table:number-columns-repeated="2"/>
        </table:table-row>
        <table:table-row table:style-name="ro1">
          <table:table-cell office:value-type="string">
            <text:p>300154</text:p>
          </table:table-cell>
          <table:table-cell office:value-type="string">
            <text:p>瑞凌股份</text:p>
          </table:table-cell>
          <table:table-cell office:value-type="float" office:value="1783510000">
            <text:p>1783510000</text:p>
          </table:table-cell>
          <table:table-cell office:value-type="float" office:value="226130000">
            <text:p>226130000</text:p>
          </table:table-cell>
          <table:table-cell office:value-type="percentage" office:value="0.126789308722687">
            <text:p>12.68%</text:p>
          </table:table-cell>
          <table:table-cell table:number-columns-repeated="2"/>
        </table:table-row>
        <table:table-row table:style-name="ro1">
          <table:table-cell office:value-type="string">
            <text:p>002795</text:p>
          </table:table-cell>
          <table:table-cell office:value-type="string">
            <text:p>永和智控</text:p>
          </table:table-cell>
          <table:table-cell office:value-type="float" office:value="697870000">
            <text:p>697870000</text:p>
          </table:table-cell>
          <table:table-cell office:value-type="float" office:value="89150000">
            <text:p>89150000</text:p>
          </table:table-cell>
          <table:table-cell office:value-type="percentage" office:value="0.127745855245246">
            <text:p>12.77%</text:p>
          </table:table-cell>
          <table:table-cell table:number-columns-repeated="2"/>
        </table:table-row>
        <table:table-row table:style-name="ro1">
          <table:table-cell office:value-type="string">
            <text:p>002690</text:p>
          </table:table-cell>
          <table:table-cell office:value-type="string">
            <text:p>美亚光电</text:p>
          </table:table-cell>
          <table:table-cell office:value-type="float" office:value="2334150000">
            <text:p>2334150000</text:p>
          </table:table-cell>
          <table:table-cell office:value-type="float" office:value="299470000">
            <text:p>299470000</text:p>
          </table:table-cell>
          <table:table-cell office:value-type="percentage" office:value="0.12829938093096">
            <text:p>12.83%</text:p>
          </table:table-cell>
          <table:table-cell table:number-columns-repeated="2"/>
        </table:table-row>
        <table:table-row table:style-name="ro1">
          <table:table-cell office:value-type="string">
            <text:p>002832</text:p>
          </table:table-cell>
          <table:table-cell office:value-type="string">
            <text:p>比音勒芬</text:p>
          </table:table-cell>
          <table:table-cell office:value-type="float" office:value="1473440000">
            <text:p>1473440000</text:p>
          </table:table-cell>
          <table:table-cell office:value-type="float" office:value="189670000">
            <text:p>189670000</text:p>
          </table:table-cell>
          <table:table-cell office:value-type="percentage" office:value="0.128725974590075">
            <text:p>12.87%</text:p>
          </table:table-cell>
          <table:table-cell table:number-columns-repeated="2"/>
        </table:table-row>
        <table:table-row table:style-name="ro1">
          <table:table-cell office:value-type="string">
            <text:p>300288</text:p>
          </table:table-cell>
          <table:table-cell office:value-type="string">
            <text:p>朗玛信息</text:p>
          </table:table-cell>
          <table:table-cell office:value-type="float" office:value="1369860000">
            <text:p>1369860000</text:p>
          </table:table-cell>
          <table:table-cell office:value-type="float" office:value="176340000">
            <text:p>176340000</text:p>
          </table:table-cell>
          <table:table-cell office:value-type="percentage" office:value="0.128728483202663">
            <text:p>12.87%</text:p>
          </table:table-cell>
          <table:table-cell table:number-columns-repeated="2"/>
        </table:table-row>
        <table:table-row table:style-name="ro1">
          <table:table-cell office:value-type="string">
            <text:p>300039</text:p>
          </table:table-cell>
          <table:table-cell office:value-type="string">
            <text:p>上海凯宝</text:p>
          </table:table-cell>
          <table:table-cell office:value-type="float" office:value="2527920000">
            <text:p>2527920000</text:p>
          </table:table-cell>
          <table:table-cell office:value-type="float" office:value="327610000">
            <text:p>327610000</text:p>
          </table:table-cell>
          <table:table-cell office:value-type="percentage" office:value="0.129596664451407">
            <text:p>12.96%</text:p>
          </table:table-cell>
          <table:table-cell table:number-columns-repeated="2"/>
        </table:table-row>
        <table:table-row table:style-name="ro1">
          <table:table-cell office:value-type="string">
            <text:p>002576</text:p>
          </table:table-cell>
          <table:table-cell office:value-type="string">
            <text:p>通达动力</text:p>
          </table:table-cell>
          <table:table-cell office:value-type="float" office:value="982010000">
            <text:p>982010000</text:p>
          </table:table-cell>
          <table:table-cell office:value-type="float" office:value="127410000">
            <text:p>127410000</text:p>
          </table:table-cell>
          <table:table-cell office:value-type="percentage" office:value="0.129744096292298">
            <text:p>12.97%</text:p>
          </table:table-cell>
          <table:table-cell table:number-columns-repeated="2"/>
        </table:table-row>
        <table:table-row table:style-name="ro1">
          <table:table-cell office:value-type="string">
            <text:p>603669</text:p>
          </table:table-cell>
          <table:table-cell office:value-type="string">
            <text:p>灵康药业</text:p>
          </table:table-cell>
          <table:table-cell office:value-type="float" office:value="1344020000">
            <text:p>1344020000</text:p>
          </table:table-cell>
          <table:table-cell office:value-type="float" office:value="174570000">
            <text:p>174570000</text:p>
          </table:table-cell>
          <table:table-cell office:value-type="percentage" office:value="0.129886460022916">
            <text:p>12.99%</text:p>
          </table:table-cell>
          <table:table-cell table:number-columns-repeated="2"/>
        </table:table-row>
        <table:table-row table:style-name="ro1">
          <table:table-cell office:value-type="string">
            <text:p>000818</text:p>
          </table:table-cell>
          <table:table-cell office:value-type="string">
            <text:p>方大化工</text:p>
          </table:table-cell>
          <table:table-cell office:value-type="float" office:value="2665710000">
            <text:p>2665710000</text:p>
          </table:table-cell>
          <table:table-cell office:value-type="float" office:value="346240000">
            <text:p>346240000</text:p>
          </table:table-cell>
          <table:table-cell office:value-type="percentage" office:value="0.129886596816608">
            <text:p>12.99%</text:p>
          </table:table-cell>
          <table:table-cell table:number-columns-repeated="2"/>
        </table:table-row>
        <table:table-row table:style-name="ro1">
          <table:table-cell office:value-type="string">
            <text:p>002658</text:p>
          </table:table-cell>
          <table:table-cell office:value-type="string">
            <text:p>雪迪龙</text:p>
          </table:table-cell>
          <table:table-cell office:value-type="float" office:value="1978150000">
            <text:p>1978150000</text:p>
          </table:table-cell>
          <table:table-cell office:value-type="float" office:value="257190000">
            <text:p>257190000</text:p>
          </table:table-cell>
          <table:table-cell office:value-type="percentage" office:value="0.130015418446528">
            <text:p>13.00%</text:p>
          </table:table-cell>
          <table:table-cell table:number-columns-repeated="2"/>
        </table:table-row>
        <table:table-row table:style-name="ro1">
          <table:table-cell office:value-type="string">
            <text:p>300531</text:p>
          </table:table-cell>
          <table:table-cell office:value-type="string">
            <text:p>优博讯</text:p>
          </table:table-cell>
          <table:table-cell office:value-type="float" office:value="644090000">
            <text:p>644090000</text:p>
          </table:table-cell>
          <table:table-cell office:value-type="float" office:value="83830000">
            <text:p>83830000</text:p>
          </table:table-cell>
          <table:table-cell office:value-type="percentage" office:value="0.130152618422891">
            <text:p>13.02%</text:p>
          </table:table-cell>
          <table:table-cell table:number-columns-repeated="2"/>
        </table:table-row>
        <table:table-row table:style-name="ro1">
          <table:table-cell office:value-type="string">
            <text:p>300259</text:p>
          </table:table-cell>
          <table:table-cell office:value-type="string">
            <text:p>新天科技</text:p>
          </table:table-cell>
          <table:table-cell office:value-type="float" office:value="2044920000">
            <text:p>2044920000</text:p>
          </table:table-cell>
          <table:table-cell office:value-type="float" office:value="266370000">
            <text:p>266370000</text:p>
          </table:table-cell>
          <table:table-cell office:value-type="percentage" office:value="0.130259374449856">
            <text:p>13.03%</text:p>
          </table:table-cell>
          <table:table-cell table:number-columns-repeated="2"/>
        </table:table-row>
        <table:table-row table:style-name="ro1">
          <table:table-cell office:value-type="string">
            <text:p>002809</text:p>
          </table:table-cell>
          <table:table-cell office:value-type="string">
            <text:p>红墙股份</text:p>
          </table:table-cell>
          <table:table-cell office:value-type="float" office:value="1018740000">
            <text:p>1018740000</text:p>
          </table:table-cell>
          <table:table-cell office:value-type="float" office:value="132810000">
            <text:p>132810000</text:p>
          </table:table-cell>
          <table:table-cell office:value-type="percentage" office:value="0.130366923847105">
            <text:p>13.04%</text:p>
          </table:table-cell>
          <table:table-cell table:number-columns-repeated="2"/>
        </table:table-row>
        <table:table-row table:style-name="ro1">
          <table:table-cell office:value-type="string">
            <text:p>603866</text:p>
          </table:table-cell>
          <table:table-cell office:value-type="string">
            <text:p>桃李面包</text:p>
          </table:table-cell>
          <table:table-cell office:value-type="float" office:value="2365910000">
            <text:p>2365910000</text:p>
          </table:table-cell>
          <table:table-cell office:value-type="float" office:value="308750000">
            <text:p>308750000</text:p>
          </table:table-cell>
          <table:table-cell office:value-type="percentage" office:value="0.130499469548715">
            <text:p>13.05%</text:p>
          </table:table-cell>
          <table:table-cell table:number-columns-repeated="2"/>
        </table:table-row>
        <table:table-row table:style-name="ro1">
          <table:table-cell office:value-type="string">
            <text:p>000635</text:p>
          </table:table-cell>
          <table:table-cell office:value-type="string">
            <text:p>英 力 特</text:p>
          </table:table-cell>
          <table:table-cell office:value-type="float" office:value="3330090000">
            <text:p>3330090000</text:p>
          </table:table-cell>
          <table:table-cell office:value-type="float" office:value="434990000">
            <text:p>434990000</text:p>
          </table:table-cell>
          <table:table-cell office:value-type="percentage" office:value="0.130624097246621">
            <text:p>13.06%</text:p>
          </table:table-cell>
          <table:table-cell table:number-columns-repeated="2"/>
        </table:table-row>
        <table:table-row table:style-name="ro1">
          <table:table-cell office:value-type="string">
            <text:p>300061</text:p>
          </table:table-cell>
          <table:table-cell office:value-type="string">
            <text:p>康耐特</text:p>
          </table:table-cell>
          <table:table-cell office:value-type="float" office:value="3785380000">
            <text:p>3785380000</text:p>
          </table:table-cell>
          <table:table-cell office:value-type="float" office:value="494470000">
            <text:p>494470000</text:p>
          </table:table-cell>
          <table:table-cell office:value-type="percentage" office:value="0.130626251525606">
            <text:p>13.06%</text:p>
          </table:table-cell>
          <table:table-cell table:number-columns-repeated="2"/>
        </table:table-row>
        <table:table-row table:style-name="ro1">
          <table:table-cell office:value-type="string">
            <text:p>300501</text:p>
          </table:table-cell>
          <table:table-cell office:value-type="string">
            <text:p>海顺新材</text:p>
          </table:table-cell>
          <table:table-cell office:value-type="float" office:value="683890000">
            <text:p>683890000</text:p>
          </table:table-cell>
          <table:table-cell office:value-type="float" office:value="89470000">
            <text:p>89470000</text:p>
          </table:table-cell>
          <table:table-cell office:value-type="percentage" office:value="0.130825132696779">
            <text:p>13.08%</text:p>
          </table:table-cell>
          <table:table-cell table:number-columns-repeated="2"/>
        </table:table-row>
        <table:table-row table:style-name="ro1">
          <table:table-cell office:value-type="string">
            <text:p>603928</text:p>
          </table:table-cell>
          <table:table-cell office:value-type="string">
            <text:p>兴业股份</text:p>
          </table:table-cell>
          <table:table-cell office:value-type="float" office:value="1198200000">
            <text:p>1198200000</text:p>
          </table:table-cell>
          <table:table-cell office:value-type="float" office:value="157120000">
            <text:p>157120000</text:p>
          </table:table-cell>
          <table:table-cell office:value-type="percentage" office:value="0.131130028375897">
            <text:p>13.11%</text:p>
          </table:table-cell>
          <table:table-cell table:number-columns-repeated="2"/>
        </table:table-row>
        <table:table-row table:style-name="ro1">
          <table:table-cell office:value-type="string">
            <text:p>300351</text:p>
          </table:table-cell>
          <table:table-cell office:value-type="string">
            <text:p>永贵电器</text:p>
          </table:table-cell>
          <table:table-cell office:value-type="float" office:value="3106200000">
            <text:p>3106200000</text:p>
          </table:table-cell>
          <table:table-cell office:value-type="float" office:value="407330000">
            <text:p>407330000</text:p>
          </table:table-cell>
          <table:table-cell office:value-type="percentage" office:value="0.131134505183182">
            <text:p>13.11%</text:p>
          </table:table-cell>
          <table:table-cell table:number-columns-repeated="2"/>
        </table:table-row>
        <table:table-row table:style-name="ro1">
          <table:table-cell office:value-type="string">
            <text:p>300050</text:p>
          </table:table-cell>
          <table:table-cell office:value-type="string">
            <text:p>世纪鼎利</text:p>
          </table:table-cell>
          <table:table-cell office:value-type="float" office:value="2479790000">
            <text:p>2479790000</text:p>
          </table:table-cell>
          <table:table-cell office:value-type="float" office:value="325800000">
            <text:p>325800000</text:p>
          </table:table-cell>
          <table:table-cell office:value-type="percentage" office:value="0.131382092838506">
            <text:p>13.14%</text:p>
          </table:table-cell>
          <table:table-cell table:number-columns-repeated="2"/>
        </table:table-row>
        <table:table-row table:style-name="ro1">
          <table:table-cell office:value-type="string">
            <text:p>300179</text:p>
          </table:table-cell>
          <table:table-cell office:value-type="string">
            <text:p>四方达</text:p>
          </table:table-cell>
          <table:table-cell office:value-type="float" office:value="861620000">
            <text:p>861620000</text:p>
          </table:table-cell>
          <table:table-cell office:value-type="float" office:value="113700000">
            <text:p>113700000</text:p>
          </table:table-cell>
          <table:table-cell office:value-type="percentage" office:value="0.131960725145656">
            <text:p>13.20%</text:p>
          </table:table-cell>
          <table:table-cell table:number-columns-repeated="2"/>
        </table:table-row>
        <table:table-row table:style-name="ro1">
          <table:table-cell office:value-type="string">
            <text:p>603027</text:p>
          </table:table-cell>
          <table:table-cell office:value-type="string">
            <text:p>千禾味业</text:p>
          </table:table-cell>
          <table:table-cell office:value-type="float" office:value="1026660000">
            <text:p>1026660000</text:p>
          </table:table-cell>
          <table:table-cell office:value-type="float" office:value="136240000">
            <text:p>136240000</text:p>
          </table:table-cell>
          <table:table-cell office:value-type="percentage" office:value="0.132702160403639">
            <text:p>13.27%</text:p>
          </table:table-cell>
          <table:table-cell table:number-columns-repeated="2"/>
        </table:table-row>
        <table:table-row table:style-name="ro1">
          <table:table-cell office:value-type="string">
            <text:p>300298</text:p>
          </table:table-cell>
          <table:table-cell office:value-type="string">
            <text:p>三诺生物</text:p>
          </table:table-cell>
          <table:table-cell office:value-type="float" office:value="1473510000">
            <text:p>1473510000</text:p>
          </table:table-cell>
          <table:table-cell office:value-type="float" office:value="195680000">
            <text:p>195680000</text:p>
          </table:table-cell>
          <table:table-cell office:value-type="percentage" office:value="0.132798555829278">
            <text:p>13.28%</text:p>
          </table:table-cell>
          <table:table-cell table:number-columns-repeated="2"/>
        </table:table-row>
        <table:table-row table:style-name="ro1">
          <table:table-cell office:value-type="string">
            <text:p>300144</text:p>
          </table:table-cell>
          <table:table-cell office:value-type="string">
            <text:p>宋城演艺</text:p>
          </table:table-cell>
          <table:table-cell office:value-type="float" office:value="7567340000">
            <text:p>7567340000</text:p>
          </table:table-cell>
          <table:table-cell office:value-type="float" office:value="1005890000">
            <text:p>1005890000</text:p>
          </table:table-cell>
          <table:table-cell office:value-type="percentage" office:value="0.132925175821359">
            <text:p>13.29%</text:p>
          </table:table-cell>
          <table:table-cell table:number-columns-repeated="2"/>
        </table:table-row>
        <table:table-row table:style-name="ro1">
          <table:table-cell office:value-type="string">
            <text:p>300143</text:p>
          </table:table-cell>
          <table:table-cell office:value-type="string">
            <text:p>星河生物</text:p>
          </table:table-cell>
          <table:table-cell office:value-type="float" office:value="2533940000">
            <text:p>2533940000</text:p>
          </table:table-cell>
          <table:table-cell office:value-type="float" office:value="338190000">
            <text:p>338190000</text:p>
          </table:table-cell>
          <table:table-cell office:value-type="percentage" office:value="0.133464091493879">
            <text:p>13.35%</text:p>
          </table:table-cell>
          <table:table-cell table:number-columns-repeated="2"/>
        </table:table-row>
        <table:table-row table:style-name="ro1">
          <table:table-cell office:value-type="string">
            <text:p>000970</text:p>
          </table:table-cell>
          <table:table-cell office:value-type="string">
            <text:p>中科三环</text:p>
          </table:table-cell>
          <table:table-cell office:value-type="float" office:value="5589730000">
            <text:p>5589730000</text:p>
          </table:table-cell>
          <table:table-cell office:value-type="float" office:value="747050000">
            <text:p>747050000</text:p>
          </table:table-cell>
          <table:table-cell office:value-type="percentage" office:value="0.133646884554352">
            <text:p>13.36%</text:p>
          </table:table-cell>
          <table:table-cell table:number-columns-repeated="2"/>
        </table:table-row>
        <table:table-row table:style-name="ro1">
          <table:table-cell office:value-type="string">
            <text:p>300639</text:p>
          </table:table-cell>
          <table:table-cell office:value-type="string">
            <text:p>凯普生物</text:p>
          </table:table-cell>
          <table:table-cell office:value-type="float" office:value="579150000">
            <text:p>579150000</text:p>
          </table:table-cell>
          <table:table-cell office:value-type="float" office:value="77490000">
            <text:p>77490000</text:p>
          </table:table-cell>
          <table:table-cell office:value-type="percentage" office:value="0.133799533799534">
            <text:p>13.38%</text:p>
          </table:table-cell>
          <table:table-cell table:number-columns-repeated="2"/>
        </table:table-row>
        <table:table-row table:style-name="ro1">
          <table:table-cell office:value-type="string">
            <text:p>002192</text:p>
          </table:table-cell>
          <table:table-cell office:value-type="string">
            <text:p>融捷股份</text:p>
          </table:table-cell>
          <table:table-cell office:value-type="float" office:value="913010000">
            <text:p>913010000</text:p>
          </table:table-cell>
          <table:table-cell office:value-type="float" office:value="122370000">
            <text:p>122370000</text:p>
          </table:table-cell>
          <table:table-cell office:value-type="percentage" office:value="0.13402920011829">
            <text:p>13.40%</text:p>
          </table:table-cell>
          <table:table-cell table:number-columns-repeated="2"/>
        </table:table-row>
        <table:table-row table:style-name="ro1">
          <table:table-cell office:value-type="string">
            <text:p>300041</text:p>
          </table:table-cell>
          <table:table-cell office:value-type="string">
            <text:p>回天新材</text:p>
          </table:table-cell>
          <table:table-cell office:value-type="float" office:value="1826220000">
            <text:p>1826220000</text:p>
          </table:table-cell>
          <table:table-cell office:value-type="float" office:value="244820000">
            <text:p>244820000</text:p>
          </table:table-cell>
          <table:table-cell office:value-type="percentage" office:value="0.134058328131331">
            <text:p>13.41%</text:p>
          </table:table-cell>
          <table:table-cell table:number-columns-repeated="2"/>
        </table:table-row>
        <table:table-row table:style-name="ro1">
          <table:table-cell office:value-type="string">
            <text:p>300382</text:p>
          </table:table-cell>
          <table:table-cell office:value-type="string">
            <text:p>斯莱克</text:p>
          </table:table-cell>
          <table:table-cell office:value-type="float" office:value="1223360000">
            <text:p>1223360000</text:p>
          </table:table-cell>
          <table:table-cell office:value-type="float" office:value="164140000">
            <text:p>164140000</text:p>
          </table:table-cell>
          <table:table-cell office:value-type="percentage" office:value="0.134171462202459">
            <text:p>13.42%</text:p>
          </table:table-cell>
          <table:table-cell table:number-columns-repeated="2"/>
        </table:table-row>
        <table:table-row table:style-name="ro1">
          <table:table-cell office:value-type="string">
            <text:p>300329</text:p>
          </table:table-cell>
          <table:table-cell office:value-type="string">
            <text:p>海伦钢琴</text:p>
          </table:table-cell>
          <table:table-cell office:value-type="float" office:value="929000000">
            <text:p>929000000</text:p>
          </table:table-cell>
          <table:table-cell office:value-type="float" office:value="124670000">
            <text:p>124670000</text:p>
          </table:table-cell>
          <table:table-cell office:value-type="percentage" office:value="0.134198062432723">
            <text:p>13.42%</text:p>
          </table:table-cell>
          <table:table-cell table:number-columns-repeated="2"/>
        </table:table-row>
        <table:table-row table:style-name="ro1">
          <table:table-cell office:value-type="string">
            <text:p>002253</text:p>
          </table:table-cell>
          <table:table-cell office:value-type="string">
            <text:p>川大智胜</text:p>
          </table:table-cell>
          <table:table-cell office:value-type="float" office:value="1516530000">
            <text:p>1516530000</text:p>
          </table:table-cell>
          <table:table-cell office:value-type="float" office:value="203620000">
            <text:p>203620000</text:p>
          </table:table-cell>
          <table:table-cell office:value-type="percentage" office:value="0.134267043843511">
            <text:p>13.43%</text:p>
          </table:table-cell>
          <table:table-cell table:number-columns-repeated="2"/>
        </table:table-row>
        <table:table-row table:style-name="ro1">
          <table:table-cell office:value-type="string">
            <text:p>300480</text:p>
          </table:table-cell>
          <table:table-cell office:value-type="string">
            <text:p>光力科技</text:p>
          </table:table-cell>
          <table:table-cell office:value-type="float" office:value="553320000">
            <text:p>553320000</text:p>
          </table:table-cell>
          <table:table-cell office:value-type="float" office:value="74320000">
            <text:p>74320000</text:p>
          </table:table-cell>
          <table:table-cell office:value-type="percentage" office:value="0.134316489553965">
            <text:p>13.43%</text:p>
          </table:table-cell>
          <table:table-cell table:number-columns-repeated="2"/>
        </table:table-row>
        <table:table-row table:style-name="ro1">
          <table:table-cell office:value-type="string">
            <text:p>002724</text:p>
          </table:table-cell>
          <table:table-cell office:value-type="string">
            <text:p>海洋王</text:p>
          </table:table-cell>
          <table:table-cell office:value-type="float" office:value="1884750000">
            <text:p>1884750000</text:p>
          </table:table-cell>
          <table:table-cell office:value-type="float" office:value="253520000">
            <text:p>253520000</text:p>
          </table:table-cell>
          <table:table-cell office:value-type="percentage" office:value="0.134511208383075">
            <text:p>13.45%</text:p>
          </table:table-cell>
          <table:table-cell table:number-columns-repeated="2"/>
        </table:table-row>
        <table:table-row table:style-name="ro1">
          <table:table-cell office:value-type="string">
            <text:p>603168</text:p>
          </table:table-cell>
          <table:table-cell office:value-type="string">
            <text:p>莎普爱思</text:p>
          </table:table-cell>
          <table:table-cell office:value-type="float" office:value="1842120000">
            <text:p>1842120000</text:p>
          </table:table-cell>
          <table:table-cell office:value-type="float" office:value="247880000">
            <text:p>247880000</text:p>
          </table:table-cell>
          <table:table-cell office:value-type="percentage" office:value="0.134562352072612">
            <text:p>13.46%</text:p>
          </table:table-cell>
          <table:table-cell table:number-columns-repeated="2"/>
        </table:table-row>
        <table:table-row table:style-name="ro1">
          <table:table-cell office:value-type="string">
            <text:p>603005</text:p>
          </table:table-cell>
          <table:table-cell office:value-type="string">
            <text:p>晶方科技</text:p>
          </table:table-cell>
          <table:table-cell office:value-type="float" office:value="1934850000">
            <text:p>1934850000</text:p>
          </table:table-cell>
          <table:table-cell office:value-type="float" office:value="260540000">
            <text:p>260540000</text:p>
          </table:table-cell>
          <table:table-cell office:value-type="percentage" office:value="0.134656433315244">
            <text:p>13.47%</text:p>
          </table:table-cell>
          <table:table-cell table:number-columns-repeated="2"/>
        </table:table-row>
        <table:table-row table:style-name="ro1">
          <table:table-cell office:value-type="string">
            <text:p>002767</text:p>
          </table:table-cell>
          <table:table-cell office:value-type="string">
            <text:p>先锋电子</text:p>
          </table:table-cell>
          <table:table-cell office:value-type="float" office:value="769990000">
            <text:p>769990000</text:p>
          </table:table-cell>
          <table:table-cell office:value-type="float" office:value="103900000">
            <text:p>103900000</text:p>
          </table:table-cell>
          <table:table-cell office:value-type="percentage" office:value="0.134936817361264">
            <text:p>13.49%</text:p>
          </table:table-cell>
          <table:table-cell table:number-columns-repeated="2"/>
        </table:table-row>
        <table:table-row table:style-name="ro1">
          <table:table-cell office:value-type="string">
            <text:p>002393</text:p>
          </table:table-cell>
          <table:table-cell office:value-type="string">
            <text:p>力生制药</text:p>
          </table:table-cell>
          <table:table-cell office:value-type="float" office:value="3485750000">
            <text:p>3485750000</text:p>
          </table:table-cell>
          <table:table-cell office:value-type="float" office:value="470600000">
            <text:p>470600000</text:p>
          </table:table-cell>
          <table:table-cell office:value-type="percentage" office:value="0.13500681345478">
            <text:p>13.50%</text:p>
          </table:table-cell>
          <table:table-cell table:number-columns-repeated="2"/>
        </table:table-row>
        <table:table-row table:style-name="ro1">
          <table:table-cell office:value-type="string">
            <text:p>300327</text:p>
          </table:table-cell>
          <table:table-cell office:value-type="string">
            <text:p>中颖电子</text:p>
          </table:table-cell>
          <table:table-cell office:value-type="float" office:value="825190000">
            <text:p>825190000</text:p>
          </table:table-cell>
          <table:table-cell office:value-type="float" office:value="111890000">
            <text:p>111890000</text:p>
          </table:table-cell>
          <table:table-cell office:value-type="percentage" office:value="0.135593014942013">
            <text:p>13.56%</text:p>
          </table:table-cell>
          <table:table-cell table:number-columns-repeated="2"/>
        </table:table-row>
        <table:table-row table:style-name="ro1">
          <table:table-cell office:value-type="string">
            <text:p>600563</text:p>
          </table:table-cell>
          <table:table-cell office:value-type="string">
            <text:p>法拉电子</text:p>
          </table:table-cell>
          <table:table-cell office:value-type="float" office:value="2479660000">
            <text:p>2479660000</text:p>
          </table:table-cell>
          <table:table-cell office:value-type="float" office:value="336410000">
            <text:p>336410000</text:p>
          </table:table-cell>
          <table:table-cell office:value-type="percentage" office:value="0.135667793165192">
            <text:p>13.57%</text:p>
          </table:table-cell>
          <table:table-cell table:number-columns-repeated="2"/>
        </table:table-row>
        <table:table-row table:style-name="ro1">
          <table:table-cell office:value-type="string">
            <text:p>300445</text:p>
          </table:table-cell>
          <table:table-cell office:value-type="string">
            <text:p>康斯特</text:p>
          </table:table-cell>
          <table:table-cell office:value-type="float" office:value="475960000">
            <text:p>475960000</text:p>
          </table:table-cell>
          <table:table-cell office:value-type="float" office:value="64780000">
            <text:p>64780000</text:p>
          </table:table-cell>
          <table:table-cell office:value-type="percentage" office:value="0.136103874275149">
            <text:p>13.61%</text:p>
          </table:table-cell>
          <table:table-cell table:number-columns-repeated="2"/>
        </table:table-row>
        <table:table-row table:style-name="ro1">
          <table:table-cell office:value-type="string">
            <text:p>300609</text:p>
          </table:table-cell>
          <table:table-cell office:value-type="string">
            <text:p>汇纳科技</text:p>
          </table:table-cell>
          <table:table-cell office:value-type="float" office:value="296030000">
            <text:p>296030000</text:p>
          </table:table-cell>
          <table:table-cell office:value-type="float" office:value="40470000">
            <text:p>40470000</text:p>
          </table:table-cell>
          <table:table-cell office:value-type="percentage" office:value="0.136709117319191">
            <text:p>13.67%</text:p>
          </table:table-cell>
          <table:table-cell table:number-columns-repeated="2"/>
        </table:table-row>
        <table:table-row table:style-name="ro1">
          <table:table-cell office:value-type="string">
            <text:p>600201</text:p>
          </table:table-cell>
          <table:table-cell office:value-type="string">
            <text:p>生物股份</text:p>
          </table:table-cell>
          <table:table-cell office:value-type="float" office:value="4347710000">
            <text:p>4347710000</text:p>
          </table:table-cell>
          <table:table-cell office:value-type="float" office:value="595040000">
            <text:p>595040000</text:p>
          </table:table-cell>
          <table:table-cell office:value-type="percentage" office:value="0.136862854238208">
            <text:p>13.69%</text:p>
          </table:table-cell>
          <table:table-cell table:number-columns-repeated="2"/>
        </table:table-row>
        <table:table-row table:style-name="ro1">
          <table:table-cell office:value-type="string">
            <text:p>603585</text:p>
          </table:table-cell>
          <table:table-cell office:value-type="string">
            <text:p>苏利股份</text:p>
          </table:table-cell>
          <table:table-cell office:value-type="float" office:value="1895060000">
            <text:p>1895060000</text:p>
          </table:table-cell>
          <table:table-cell office:value-type="float" office:value="259600000">
            <text:p>259600000</text:p>
          </table:table-cell>
          <table:table-cell office:value-type="percentage" office:value="0.136987747089802">
            <text:p>13.70%</text:p>
          </table:table-cell>
          <table:table-cell table:number-columns-repeated="2"/>
        </table:table-row>
        <table:table-row table:style-name="ro1">
          <table:table-cell office:value-type="string">
            <text:p>300239</text:p>
          </table:table-cell>
          <table:table-cell office:value-type="string">
            <text:p>东宝生物</text:p>
          </table:table-cell>
          <table:table-cell office:value-type="float" office:value="833130000">
            <text:p>833130000</text:p>
          </table:table-cell>
          <table:table-cell office:value-type="float" office:value="114270000">
            <text:p>114270000</text:p>
          </table:table-cell>
          <table:table-cell office:value-type="percentage" office:value="0.137157466421807">
            <text:p>13.72%</text:p>
          </table:table-cell>
          <table:table-cell table:number-columns-repeated="2"/>
        </table:table-row>
        <table:table-row table:style-name="ro1">
          <table:table-cell office:value-type="string">
            <text:p>300414</text:p>
          </table:table-cell>
          <table:table-cell office:value-type="string">
            <text:p>中光防雷</text:p>
          </table:table-cell>
          <table:table-cell office:value-type="float" office:value="829070000">
            <text:p>829070000</text:p>
          </table:table-cell>
          <table:table-cell office:value-type="float" office:value="113920000">
            <text:p>113920000</text:p>
          </table:table-cell>
          <table:table-cell office:value-type="percentage" office:value="0.13740697407939">
            <text:p>13.74%</text:p>
          </table:table-cell>
          <table:table-cell table:number-columns-repeated="2"/>
        </table:table-row>
        <table:table-row table:style-name="ro1">
          <table:table-cell office:value-type="string">
            <text:p>300031</text:p>
          </table:table-cell>
          <table:table-cell office:value-type="string">
            <text:p>宝通科技</text:p>
          </table:table-cell>
          <table:table-cell office:value-type="float" office:value="3102230000">
            <text:p>3102230000</text:p>
          </table:table-cell>
          <table:table-cell office:value-type="float" office:value="426280000">
            <text:p>426280000</text:p>
          </table:table-cell>
          <table:table-cell office:value-type="percentage" office:value="0.137410830273706">
            <text:p>13.74%</text:p>
          </table:table-cell>
          <table:table-cell table:number-columns-repeated="2"/>
        </table:table-row>
        <table:table-row table:style-name="ro1">
          <table:table-cell office:value-type="string">
            <text:p>000989</text:p>
          </table:table-cell>
          <table:table-cell office:value-type="string">
            <text:p>九 芝 堂</text:p>
          </table:table-cell>
          <table:table-cell office:value-type="float" office:value="4797790000">
            <text:p>4797790000</text:p>
          </table:table-cell>
          <table:table-cell office:value-type="float" office:value="660410000">
            <text:p>660410000</text:p>
          </table:table-cell>
          <table:table-cell office:value-type="percentage" office:value="0.137648792464864">
            <text:p>13.76%</text:p>
          </table:table-cell>
          <table:table-cell table:number-columns-repeated="2"/>
        </table:table-row>
        <table:table-row table:style-name="ro1">
          <table:table-cell office:value-type="string">
            <text:p>002058</text:p>
          </table:table-cell>
          <table:table-cell office:value-type="string">
            <text:p>威 尔 泰</text:p>
          </table:table-cell>
          <table:table-cell office:value-type="float" office:value="217710000">
            <text:p>217710000</text:p>
          </table:table-cell>
          <table:table-cell office:value-type="float" office:value="30080000">
            <text:p>30080000</text:p>
          </table:table-cell>
          <table:table-cell office:value-type="percentage" office:value="0.138165449451105">
            <text:p>13.82%</text:p>
          </table:table-cell>
          <table:table-cell table:number-columns-repeated="2"/>
        </table:table-row>
        <table:table-row table:style-name="ro1">
          <table:table-cell office:value-type="string">
            <text:p>000819</text:p>
          </table:table-cell>
          <table:table-cell office:value-type="string">
            <text:p>岳阳兴长</text:p>
          </table:table-cell>
          <table:table-cell office:value-type="float" office:value="827320000">
            <text:p>827320000</text:p>
          </table:table-cell>
          <table:table-cell office:value-type="float" office:value="114350000">
            <text:p>114350000</text:p>
          </table:table-cell>
          <table:table-cell office:value-type="percentage" office:value="0.13821737658947">
            <text:p>13.82%</text:p>
          </table:table-cell>
          <table:table-cell table:number-columns-repeated="2"/>
        </table:table-row>
        <table:table-row table:style-name="ro1">
          <table:table-cell office:value-type="string">
            <text:p>002273</text:p>
          </table:table-cell>
          <table:table-cell office:value-type="string">
            <text:p>水晶光电</text:p>
          </table:table-cell>
          <table:table-cell office:value-type="float" office:value="3404200000">
            <text:p>3404200000</text:p>
          </table:table-cell>
          <table:table-cell office:value-type="float" office:value="472020000">
            <text:p>472020000</text:p>
          </table:table-cell>
          <table:table-cell office:value-type="percentage" office:value="0.138658128194583">
            <text:p>13.87%</text:p>
          </table:table-cell>
          <table:table-cell table:number-columns-repeated="2"/>
        </table:table-row>
        <table:table-row table:style-name="ro1">
          <table:table-cell office:value-type="string">
            <text:p>002079</text:p>
          </table:table-cell>
          <table:table-cell office:value-type="string">
            <text:p>苏州固锝</text:p>
          </table:table-cell>
          <table:table-cell office:value-type="float" office:value="1756030000">
            <text:p>1756030000</text:p>
          </table:table-cell>
          <table:table-cell office:value-type="float" office:value="243690000">
            <text:p>243690000</text:p>
          </table:table-cell>
          <table:table-cell office:value-type="percentage" office:value="0.138773255582194">
            <text:p>13.88%</text:p>
          </table:table-cell>
          <table:table-cell table:number-columns-repeated="2"/>
        </table:table-row>
        <table:table-row table:style-name="ro1">
          <table:table-cell office:value-type="string">
            <text:p>002447</text:p>
          </table:table-cell>
          <table:table-cell office:value-type="string">
            <text:p>壹桥股份</text:p>
          </table:table-cell>
          <table:table-cell office:value-type="float" office:value="3194990000">
            <text:p>3194990000</text:p>
          </table:table-cell>
          <table:table-cell office:value-type="float" office:value="443560000">
            <text:p>443560000</text:p>
          </table:table-cell>
          <table:table-cell office:value-type="percentage" office:value="0.138829855492505">
            <text:p>13.88%</text:p>
          </table:table-cell>
          <table:table-cell table:number-columns-repeated="2"/>
        </table:table-row>
        <table:table-row table:style-name="ro1">
          <table:table-cell office:value-type="string">
            <text:p>300533</text:p>
          </table:table-cell>
          <table:table-cell office:value-type="string">
            <text:p>冰川网络</text:p>
          </table:table-cell>
          <table:table-cell office:value-type="float" office:value="1739050000">
            <text:p>1739050000</text:p>
          </table:table-cell>
          <table:table-cell office:value-type="float" office:value="242030000">
            <text:p>242030000</text:p>
          </table:table-cell>
          <table:table-cell office:value-type="percentage" office:value="0.139173686783014">
            <text:p>13.92%</text:p>
          </table:table-cell>
          <table:table-cell table:number-columns-repeated="2"/>
        </table:table-row>
        <table:table-row table:style-name="ro1">
          <table:table-cell office:value-type="string">
            <text:p>002435</text:p>
          </table:table-cell>
          <table:table-cell office:value-type="string">
            <text:p>长江润发</text:p>
          </table:table-cell>
          <table:table-cell office:value-type="float" office:value="5886600000">
            <text:p>5886600000</text:p>
          </table:table-cell>
          <table:table-cell office:value-type="float" office:value="822410000">
            <text:p>822410000</text:p>
          </table:table-cell>
          <table:table-cell office:value-type="percentage" office:value="0.139708830224578">
            <text:p>13.97%</text:p>
          </table:table-cell>
          <table:table-cell table:number-columns-repeated="2"/>
        </table:table-row>
        <table:table-row table:style-name="ro1">
          <table:table-cell office:value-type="string">
            <text:p>603738</text:p>
          </table:table-cell>
          <table:table-cell office:value-type="string">
            <text:p>泰晶科技</text:p>
          </table:table-cell>
          <table:table-cell office:value-type="float" office:value="700830000">
            <text:p>700830000</text:p>
          </table:table-cell>
          <table:table-cell office:value-type="float" office:value="98240000">
            <text:p>98240000</text:p>
          </table:table-cell>
          <table:table-cell office:value-type="percentage" office:value="0.140176647689169">
            <text:p>14.02%</text:p>
          </table:table-cell>
          <table:table-cell table:number-columns-repeated="2"/>
        </table:table-row>
        <table:table-row table:style-name="ro1">
          <table:table-cell office:value-type="string">
            <text:p>600059</text:p>
          </table:table-cell>
          <table:table-cell office:value-type="string">
            <text:p>古越龙山</text:p>
          </table:table-cell>
          <table:table-cell office:value-type="float" office:value="4567330000">
            <text:p>4567330000</text:p>
          </table:table-cell>
          <table:table-cell office:value-type="float" office:value="642020000">
            <text:p>642020000</text:p>
          </table:table-cell>
          <table:table-cell office:value-type="percentage" office:value="0.140567902910453">
            <text:p>14.06%</text:p>
          </table:table-cell>
          <table:table-cell table:number-columns-repeated="2"/>
        </table:table-row>
        <table:table-row table:style-name="ro1">
          <table:table-cell office:value-type="string">
            <text:p>002748</text:p>
          </table:table-cell>
          <table:table-cell office:value-type="string">
            <text:p>世龙实业</text:p>
          </table:table-cell>
          <table:table-cell office:value-type="float" office:value="1213830000">
            <text:p>1213830000</text:p>
          </table:table-cell>
          <table:table-cell office:value-type="float" office:value="170700000">
            <text:p>170700000</text:p>
          </table:table-cell>
          <table:table-cell office:value-type="percentage" office:value="0.140629247917748">
            <text:p>14.06%</text:p>
          </table:table-cell>
          <table:table-cell table:number-columns-repeated="2"/>
        </table:table-row>
        <table:table-row table:style-name="ro1">
          <table:table-cell office:value-type="string">
            <text:p>002826</text:p>
          </table:table-cell>
          <table:table-cell office:value-type="string">
            <text:p>易明医药</text:p>
          </table:table-cell>
          <table:table-cell office:value-type="float" office:value="646360000">
            <text:p>646360000</text:p>
          </table:table-cell>
          <table:table-cell office:value-type="float" office:value="90930000">
            <text:p>90930000</text:p>
          </table:table-cell>
          <table:table-cell office:value-type="percentage" office:value="0.140680116343833">
            <text:p>14.07%</text:p>
          </table:table-cell>
          <table:table-cell table:number-columns-repeated="2"/>
        </table:table-row>
        <table:table-row table:style-name="ro1">
          <table:table-cell office:value-type="string">
            <text:p>002793</text:p>
          </table:table-cell>
          <table:table-cell office:value-type="string">
            <text:p>东音股份</text:p>
          </table:table-cell>
          <table:table-cell office:value-type="float" office:value="812890000">
            <text:p>812890000</text:p>
          </table:table-cell>
          <table:table-cell office:value-type="float" office:value="114560000">
            <text:p>114560000</text:p>
          </table:table-cell>
          <table:table-cell office:value-type="percentage" office:value="0.140929277023952">
            <text:p>14.09%</text:p>
          </table:table-cell>
          <table:table-cell table:number-columns-repeated="2"/>
        </table:table-row>
        <table:table-row table:style-name="ro1">
          <table:table-cell office:value-type="string">
            <text:p>000089</text:p>
          </table:table-cell>
          <table:table-cell office:value-type="string">
            <text:p>深圳机场</text:p>
          </table:table-cell>
          <table:table-cell office:value-type="float" office:value="12479880000">
            <text:p>12479880000</text:p>
          </table:table-cell>
          <table:table-cell office:value-type="float" office:value="1759760000">
            <text:p>1759760000</text:p>
          </table:table-cell>
          <table:table-cell office:value-type="percentage" office:value="0.141007766100315">
            <text:p>14.10%</text:p>
          </table:table-cell>
          <table:table-cell table:number-columns-repeated="2"/>
        </table:table-row>
        <table:table-row table:style-name="ro1">
          <table:table-cell office:value-type="string">
            <text:p>002578</text:p>
          </table:table-cell>
          <table:table-cell office:value-type="string">
            <text:p>闽发铝业</text:p>
          </table:table-cell>
          <table:table-cell office:value-type="float" office:value="1694130000">
            <text:p>1694130000</text:p>
          </table:table-cell>
          <table:table-cell office:value-type="float" office:value="239240000">
            <text:p>239240000</text:p>
          </table:table-cell>
          <table:table-cell office:value-type="percentage" office:value="0.141217025848075">
            <text:p>14.12%</text:p>
          </table:table-cell>
          <table:table-cell table:number-columns-repeated="2"/>
        </table:table-row>
        <table:table-row table:style-name="ro1">
          <table:table-cell office:value-type="string">
            <text:p>002137</text:p>
          </table:table-cell>
          <table:table-cell office:value-type="string">
            <text:p>麦达数字</text:p>
          </table:table-cell>
          <table:table-cell office:value-type="float" office:value="1903730000">
            <text:p>1903730000</text:p>
          </table:table-cell>
          <table:table-cell office:value-type="float" office:value="269120000">
            <text:p>269120000</text:p>
          </table:table-cell>
          <table:table-cell office:value-type="percentage" office:value="0.141364584263525">
            <text:p>14.14%</text:p>
          </table:table-cell>
          <table:table-cell table:number-columns-repeated="2"/>
        </table:table-row>
        <table:table-row table:style-name="ro1">
          <table:table-cell office:value-type="string">
            <text:p>300401</text:p>
          </table:table-cell>
          <table:table-cell office:value-type="string">
            <text:p>花园生物</text:p>
          </table:table-cell>
          <table:table-cell office:value-type="float" office:value="877150000">
            <text:p>877150000</text:p>
          </table:table-cell>
          <table:table-cell office:value-type="float" office:value="124070000">
            <text:p>124070000</text:p>
          </table:table-cell>
          <table:table-cell office:value-type="percentage" office:value="0.141446730889814">
            <text:p>14.14%</text:p>
          </table:table-cell>
          <table:table-cell table:number-columns-repeated="2"/>
        </table:table-row>
        <table:table-row table:style-name="ro1">
          <table:table-cell office:value-type="string">
            <text:p>000762</text:p>
          </table:table-cell>
          <table:table-cell office:value-type="string">
            <text:p>西藏矿业</text:p>
          </table:table-cell>
          <table:table-cell office:value-type="float" office:value="2921550000">
            <text:p>2921550000</text:p>
          </table:table-cell>
          <table:table-cell office:value-type="float" office:value="413380000">
            <text:p>413380000</text:p>
          </table:table-cell>
          <table:table-cell office:value-type="percentage" office:value="0.141493385360511">
            <text:p>14.15%</text:p>
          </table:table-cell>
          <table:table-cell table:number-columns-repeated="2"/>
        </table:table-row>
        <table:table-row table:style-name="ro1">
          <table:table-cell office:value-type="string">
            <text:p>300193</text:p>
          </table:table-cell>
          <table:table-cell office:value-type="string">
            <text:p>佳士科技</text:p>
          </table:table-cell>
          <table:table-cell office:value-type="float" office:value="2483380000">
            <text:p>2483380000</text:p>
          </table:table-cell>
          <table:table-cell office:value-type="float" office:value="356410000">
            <text:p>356410000</text:p>
          </table:table-cell>
          <table:table-cell office:value-type="percentage" office:value="0.14351810838454">
            <text:p>14.35%</text:p>
          </table:table-cell>
          <table:table-cell table:number-columns-repeated="2"/>
        </table:table-row>
        <table:table-row table:style-name="ro1">
          <table:table-cell office:value-type="string">
            <text:p>601616</text:p>
          </table:table-cell>
          <table:table-cell office:value-type="string">
            <text:p>广电电气</text:p>
          </table:table-cell>
          <table:table-cell office:value-type="float" office:value="2769710000">
            <text:p>2769710000</text:p>
          </table:table-cell>
          <table:table-cell office:value-type="float" office:value="398060000">
            <text:p>398060000</text:p>
          </table:table-cell>
          <table:table-cell office:value-type="percentage" office:value="0.143719017514469">
            <text:p>14.37%</text:p>
          </table:table-cell>
          <table:table-cell table:number-columns-repeated="2"/>
        </table:table-row>
        <table:table-row table:style-name="ro1">
          <table:table-cell office:value-type="string">
            <text:p>600191</text:p>
          </table:table-cell>
          <table:table-cell office:value-type="string">
            <text:p>华资实业</text:p>
          </table:table-cell>
          <table:table-cell office:value-type="float" office:value="2567630000">
            <text:p>2567630000</text:p>
          </table:table-cell>
          <table:table-cell office:value-type="float" office:value="369040000">
            <text:p>369040000</text:p>
          </table:table-cell>
          <table:table-cell office:value-type="percentage" office:value="0.143727873564338">
            <text:p>14.37%</text:p>
          </table:table-cell>
          <table:table-cell table:number-columns-repeated="2"/>
        </table:table-row>
        <table:table-row table:style-name="ro1">
          <table:table-cell office:value-type="string">
            <text:p>300103</text:p>
          </table:table-cell>
          <table:table-cell office:value-type="string">
            <text:p>达刚路机</text:p>
          </table:table-cell>
          <table:table-cell office:value-type="float" office:value="997750000">
            <text:p>997750000</text:p>
          </table:table-cell>
          <table:table-cell office:value-type="float" office:value="143410000">
            <text:p>143410000</text:p>
          </table:table-cell>
          <table:table-cell office:value-type="percentage" office:value="0.143733400150338">
            <text:p>14.37%</text:p>
          </table:table-cell>
          <table:table-cell table:number-columns-repeated="2"/>
        </table:table-row>
        <table:table-row table:style-name="ro1">
          <table:table-cell office:value-type="string">
            <text:p>603456</text:p>
          </table:table-cell>
          <table:table-cell office:value-type="string">
            <text:p>九洲药业</text:p>
          </table:table-cell>
          <table:table-cell office:value-type="float" office:value="2998810000">
            <text:p>2998810000</text:p>
          </table:table-cell>
          <table:table-cell office:value-type="float" office:value="432010000">
            <text:p>432010000</text:p>
          </table:table-cell>
          <table:table-cell office:value-type="percentage" office:value="0.144060477322671">
            <text:p>14.41%</text:p>
          </table:table-cell>
          <table:table-cell table:number-columns-repeated="2"/>
        </table:table-row>
        <table:table-row table:style-name="ro1">
          <table:table-cell office:value-type="string">
            <text:p>300428</text:p>
          </table:table-cell>
          <table:table-cell office:value-type="string">
            <text:p>四通新材</text:p>
          </table:table-cell>
          <table:table-cell office:value-type="float" office:value="732280000">
            <text:p>732280000</text:p>
          </table:table-cell>
          <table:table-cell office:value-type="float" office:value="105530000">
            <text:p>105530000</text:p>
          </table:table-cell>
          <table:table-cell office:value-type="percentage" office:value="0.144111542033102">
            <text:p>14.41%</text:p>
          </table:table-cell>
          <table:table-cell table:number-columns-repeated="2"/>
        </table:table-row>
        <table:table-row table:style-name="ro1">
          <table:table-cell office:value-type="string">
            <text:p>600193</text:p>
          </table:table-cell>
          <table:table-cell office:value-type="string">
            <text:p>创兴资源</text:p>
          </table:table-cell>
          <table:table-cell office:value-type="float" office:value="301240000">
            <text:p>301240000</text:p>
          </table:table-cell>
          <table:table-cell office:value-type="float" office:value="43420000">
            <text:p>43420000</text:p>
          </table:table-cell>
          <table:table-cell office:value-type="percentage" office:value="0.144137564732439">
            <text:p>14.41%</text:p>
          </table:table-cell>
          <table:table-cell table:number-columns-repeated="2"/>
        </table:table-row>
        <table:table-row table:style-name="ro1">
          <table:table-cell office:value-type="string">
            <text:p>300211</text:p>
          </table:table-cell>
          <table:table-cell office:value-type="string">
            <text:p>亿通科技</text:p>
          </table:table-cell>
          <table:table-cell office:value-type="float" office:value="584550000">
            <text:p>584550000</text:p>
          </table:table-cell>
          <table:table-cell office:value-type="float" office:value="84350000">
            <text:p>84350000</text:p>
          </table:table-cell>
          <table:table-cell office:value-type="percentage" office:value="0.14429903344453">
            <text:p>14.43%</text:p>
          </table:table-cell>
          <table:table-cell table:number-columns-repeated="2"/>
        </table:table-row>
        <table:table-row table:style-name="ro1">
          <table:table-cell office:value-type="string">
            <text:p>002819</text:p>
          </table:table-cell>
          <table:table-cell office:value-type="string">
            <text:p>东方中科</text:p>
          </table:table-cell>
          <table:table-cell office:value-type="float" office:value="497020000">
            <text:p>497020000</text:p>
          </table:table-cell>
          <table:table-cell office:value-type="float" office:value="71790000">
            <text:p>71790000</text:p>
          </table:table-cell>
          <table:table-cell office:value-type="percentage" office:value="0.144440867570722">
            <text:p>14.44%</text:p>
          </table:table-cell>
          <table:table-cell table:number-columns-repeated="2"/>
        </table:table-row>
        <table:table-row table:style-name="ro1">
          <table:table-cell office:value-type="string">
            <text:p>603393</text:p>
          </table:table-cell>
          <table:table-cell office:value-type="string">
            <text:p>新天然气</text:p>
          </table:table-cell>
          <table:table-cell office:value-type="float" office:value="2090520000">
            <text:p>2090520000</text:p>
          </table:table-cell>
          <table:table-cell office:value-type="float" office:value="302320000">
            <text:p>302320000</text:p>
          </table:table-cell>
          <table:table-cell office:value-type="percentage" office:value="0.144614737003234">
            <text:p>14.46%</text:p>
          </table:table-cell>
          <table:table-cell table:number-columns-repeated="2"/>
        </table:table-row>
        <table:table-row table:style-name="ro1">
          <table:table-cell office:value-type="string">
            <text:p>300086</text:p>
          </table:table-cell>
          <table:table-cell office:value-type="string">
            <text:p>康芝药业</text:p>
          </table:table-cell>
          <table:table-cell office:value-type="float" office:value="2189460000">
            <text:p>2189460000</text:p>
          </table:table-cell>
          <table:table-cell office:value-type="float" office:value="316830000">
            <text:p>316830000</text:p>
          </table:table-cell>
          <table:table-cell office:value-type="percentage" office:value="0.144706914033597">
            <text:p>14.47%</text:p>
          </table:table-cell>
          <table:table-cell table:number-columns-repeated="2"/>
        </table:table-row>
        <table:table-row table:style-name="ro1">
          <table:table-cell office:value-type="string">
            <text:p>300458</text:p>
          </table:table-cell>
          <table:table-cell office:value-type="string">
            <text:p>全志科技</text:p>
          </table:table-cell>
          <table:table-cell office:value-type="float" office:value="2482690000">
            <text:p>2482690000</text:p>
          </table:table-cell>
          <table:table-cell office:value-type="float" office:value="359580000">
            <text:p>359580000</text:p>
          </table:table-cell>
          <table:table-cell office:value-type="percentage" office:value="0.144834836407284">
            <text:p>14.48%</text:p>
          </table:table-cell>
          <table:table-cell table:number-columns-repeated="2"/>
        </table:table-row>
        <table:table-row table:style-name="ro1">
          <table:table-cell office:value-type="string">
            <text:p>603032</text:p>
          </table:table-cell>
          <table:table-cell office:value-type="string">
            <text:p>德新交运</text:p>
          </table:table-cell>
          <table:table-cell office:value-type="float" office:value="495100000">
            <text:p>495100000</text:p>
          </table:table-cell>
          <table:table-cell office:value-type="float" office:value="72130000">
            <text:p>72130000</text:p>
          </table:table-cell>
          <table:table-cell office:value-type="percentage" office:value="0.145687739850535">
            <text:p>14.57%</text:p>
          </table:table-cell>
          <table:table-cell table:number-columns-repeated="2"/>
        </table:table-row>
        <table:table-row table:style-name="ro1">
          <table:table-cell office:value-type="string">
            <text:p>000996</text:p>
          </table:table-cell>
          <table:table-cell office:value-type="string">
            <text:p>中国中期</text:p>
          </table:table-cell>
          <table:table-cell office:value-type="float" office:value="722680000">
            <text:p>722680000</text:p>
          </table:table-cell>
          <table:table-cell office:value-type="float" office:value="105310000">
            <text:p>105310000</text:p>
          </table:table-cell>
          <table:table-cell office:value-type="percentage" office:value="0.145721481153484">
            <text:p>14.57%</text:p>
          </table:table-cell>
          <table:table-cell table:number-columns-repeated="2"/>
        </table:table-row>
        <table:table-row table:style-name="ro1">
          <table:table-cell office:value-type="string">
            <text:p>300236</text:p>
          </table:table-cell>
          <table:table-cell office:value-type="string">
            <text:p>上海新阳</text:p>
          </table:table-cell>
          <table:table-cell office:value-type="float" office:value="1470100000">
            <text:p>1470100000</text:p>
          </table:table-cell>
          <table:table-cell office:value-type="float" office:value="214420000">
            <text:p>214420000</text:p>
          </table:table-cell>
          <table:table-cell office:value-type="percentage" office:value="0.145854023535814">
            <text:p>14.59%</text:p>
          </table:table-cell>
          <table:table-cell table:number-columns-repeated="2"/>
        </table:table-row>
        <table:table-row table:style-name="ro1">
          <table:table-cell office:value-type="string">
            <text:p>600062</text:p>
          </table:table-cell>
          <table:table-cell office:value-type="string">
            <text:p>华润双鹤</text:p>
          </table:table-cell>
          <table:table-cell office:value-type="float" office:value="8241550000">
            <text:p>8241550000</text:p>
          </table:table-cell>
          <table:table-cell office:value-type="float" office:value="1203050000">
            <text:p>1203050000</text:p>
          </table:table-cell>
          <table:table-cell office:value-type="percentage" office:value="0.145973754936875">
            <text:p>14.60%</text:p>
          </table:table-cell>
          <table:table-cell table:number-columns-repeated="2"/>
        </table:table-row>
        <table:table-row table:style-name="ro1">
          <table:table-cell office:value-type="string">
            <text:p>002346</text:p>
          </table:table-cell>
          <table:table-cell office:value-type="string">
            <text:p>柘中股份</text:p>
          </table:table-cell>
          <table:table-cell office:value-type="float" office:value="1933730000">
            <text:p>1933730000</text:p>
          </table:table-cell>
          <table:table-cell office:value-type="float" office:value="282660000">
            <text:p>282660000</text:p>
          </table:table-cell>
          <table:table-cell office:value-type="percentage" office:value="0.146173457514751">
            <text:p>14.62%</text:p>
          </table:table-cell>
          <table:table-cell table:number-columns-repeated="2"/>
        </table:table-row>
        <table:table-row table:style-name="ro1">
          <table:table-cell office:value-type="string">
            <text:p>002645</text:p>
          </table:table-cell>
          <table:table-cell office:value-type="string">
            <text:p>华宏科技</text:p>
          </table:table-cell>
          <table:table-cell office:value-type="float" office:value="1838680000">
            <text:p>1838680000</text:p>
          </table:table-cell>
          <table:table-cell office:value-type="float" office:value="269200000">
            <text:p>269200000</text:p>
          </table:table-cell>
          <table:table-cell office:value-type="percentage" office:value="0.146409380642635">
            <text:p>14.64%</text:p>
          </table:table-cell>
          <table:table-cell table:number-columns-repeated="2"/>
        </table:table-row>
        <table:table-row table:style-name="ro1">
          <table:table-cell office:value-type="string">
            <text:p>600345</text:p>
          </table:table-cell>
          <table:table-cell office:value-type="string">
            <text:p>长江通信</text:p>
          </table:table-cell>
          <table:table-cell office:value-type="float" office:value="1654530000">
            <text:p>1654530000</text:p>
          </table:table-cell>
          <table:table-cell office:value-type="float" office:value="242570000">
            <text:p>242570000</text:p>
          </table:table-cell>
          <table:table-cell office:value-type="percentage" office:value="0.146609611188676">
            <text:p>14.66%</text:p>
          </table:table-cell>
          <table:table-cell table:number-columns-repeated="2"/>
        </table:table-row>
        <table:table-row table:style-name="ro1">
          <table:table-cell office:value-type="string">
            <text:p>600750</text:p>
          </table:table-cell>
          <table:table-cell office:value-type="string">
            <text:p>江中药业</text:p>
          </table:table-cell>
          <table:table-cell office:value-type="float" office:value="3065750000">
            <text:p>3065750000</text:p>
          </table:table-cell>
          <table:table-cell office:value-type="float" office:value="449960000">
            <text:p>449960000</text:p>
          </table:table-cell>
          <table:table-cell office:value-type="percentage" office:value="0.146769958411482">
            <text:p>14.68%</text:p>
          </table:table-cell>
          <table:table-cell table:number-columns-repeated="2"/>
        </table:table-row>
        <table:table-row table:style-name="ro1">
          <table:table-cell office:value-type="string">
            <text:p>002603</text:p>
          </table:table-cell>
          <table:table-cell office:value-type="string">
            <text:p>以岭药业</text:p>
          </table:table-cell>
          <table:table-cell office:value-type="float" office:value="6250450000">
            <text:p>6250450000</text:p>
          </table:table-cell>
          <table:table-cell office:value-type="float" office:value="917830000">
            <text:p>917830000</text:p>
          </table:table-cell>
          <table:table-cell office:value-type="percentage" office:value="0.14684222735963">
            <text:p>14.68%</text:p>
          </table:table-cell>
          <table:table-cell table:number-columns-repeated="2"/>
        </table:table-row>
        <table:table-row table:style-name="ro1">
          <table:table-cell office:value-type="string">
            <text:p>601333</text:p>
          </table:table-cell>
          <table:table-cell office:value-type="string">
            <text:p>广深铁路</text:p>
          </table:table-cell>
          <table:table-cell office:value-type="float" office:value="32870260000">
            <text:p>32870260000</text:p>
          </table:table-cell>
          <table:table-cell office:value-type="float" office:value="4840200000">
            <text:p>4840200000</text:p>
          </table:table-cell>
          <table:table-cell office:value-type="percentage" office:value="0.147251649363285">
            <text:p>14.73%</text:p>
          </table:table-cell>
          <table:table-cell table:number-columns-repeated="2"/>
        </table:table-row>
        <table:table-row table:style-name="ro1">
          <table:table-cell office:value-type="string">
            <text:p>603566</text:p>
          </table:table-cell>
          <table:table-cell office:value-type="string">
            <text:p>普莱柯</text:p>
          </table:table-cell>
          <table:table-cell office:value-type="float" office:value="1736830000">
            <text:p>1736830000</text:p>
          </table:table-cell>
          <table:table-cell office:value-type="float" office:value="255910000">
            <text:p>255910000</text:p>
          </table:table-cell>
          <table:table-cell office:value-type="percentage" office:value="0.147343148149214">
            <text:p>14.73%</text:p>
          </table:table-cell>
          <table:table-cell table:number-columns-repeated="2"/>
        </table:table-row>
        <table:table-row table:style-name="ro1">
          <table:table-cell office:value-type="string">
            <text:p>603096</text:p>
          </table:table-cell>
          <table:table-cell office:value-type="string">
            <text:p>新经典</text:p>
          </table:table-cell>
          <table:table-cell office:value-type="float" office:value="821210000">
            <text:p>821210000</text:p>
          </table:table-cell>
          <table:table-cell office:value-type="float" office:value="121080000">
            <text:p>121080000</text:p>
          </table:table-cell>
          <table:table-cell office:value-type="percentage" office:value="0.147440971249741">
            <text:p>14.74%</text:p>
          </table:table-cell>
          <table:table-cell table:number-columns-repeated="2"/>
        </table:table-row>
        <table:table-row table:style-name="ro1">
          <table:table-cell office:value-type="string">
            <text:p>300234</text:p>
          </table:table-cell>
          <table:table-cell office:value-type="string">
            <text:p>开尔新材</text:p>
          </table:table-cell>
          <table:table-cell office:value-type="float" office:value="1186230000">
            <text:p>1186230000</text:p>
          </table:table-cell>
          <table:table-cell office:value-type="float" office:value="175060000">
            <text:p>175060000</text:p>
          </table:table-cell>
          <table:table-cell office:value-type="percentage" office:value="0.14757677684766">
            <text:p>14.76%</text:p>
          </table:table-cell>
          <table:table-cell table:number-columns-repeated="2"/>
        </table:table-row>
        <table:table-row table:style-name="ro1">
          <table:table-cell office:value-type="string">
            <text:p>300321</text:p>
          </table:table-cell>
          <table:table-cell office:value-type="string">
            <text:p>同大股份</text:p>
          </table:table-cell>
          <table:table-cell office:value-type="float" office:value="677680000">
            <text:p>677680000</text:p>
          </table:table-cell>
          <table:table-cell office:value-type="float" office:value="100430000">
            <text:p>100430000</text:p>
          </table:table-cell>
          <table:table-cell office:value-type="percentage" office:value="0.148196789044977">
            <text:p>14.82%</text:p>
          </table:table-cell>
          <table:table-cell table:number-columns-repeated="2"/>
        </table:table-row>
        <table:table-row table:style-name="ro1">
          <table:table-cell office:value-type="string">
            <text:p>002609</text:p>
          </table:table-cell>
          <table:table-cell office:value-type="string">
            <text:p>捷顺科技</text:p>
          </table:table-cell>
          <table:table-cell office:value-type="float" office:value="2455720000">
            <text:p>2455720000</text:p>
          </table:table-cell>
          <table:table-cell office:value-type="float" office:value="364000000">
            <text:p>364000000</text:p>
          </table:table-cell>
          <table:table-cell office:value-type="percentage" office:value="0.148225367712931">
            <text:p>14.82%</text:p>
          </table:table-cell>
          <table:table-cell table:number-columns-repeated="2"/>
        </table:table-row>
        <table:table-row table:style-name="ro1">
          <table:table-cell office:value-type="string">
            <text:p>603838</text:p>
          </table:table-cell>
          <table:table-cell office:value-type="string">
            <text:p>四通股份</text:p>
          </table:table-cell>
          <table:table-cell office:value-type="float" office:value="782220000">
            <text:p>782220000</text:p>
          </table:table-cell>
          <table:table-cell office:value-type="float" office:value="116040000">
            <text:p>116040000</text:p>
          </table:table-cell>
          <table:table-cell office:value-type="percentage" office:value="0.148347012349467">
            <text:p>14.83%</text:p>
          </table:table-cell>
          <table:table-cell table:number-columns-repeated="2"/>
        </table:table-row>
        <table:table-row table:style-name="ro1">
          <table:table-cell office:value-type="string">
            <text:p>603608</text:p>
          </table:table-cell>
          <table:table-cell office:value-type="string">
            <text:p>天创时尚</text:p>
          </table:table-cell>
          <table:table-cell office:value-type="float" office:value="1822190000">
            <text:p>1822190000</text:p>
          </table:table-cell>
          <table:table-cell office:value-type="float" office:value="270410000">
            <text:p>270410000</text:p>
          </table:table-cell>
          <table:table-cell office:value-type="percentage" office:value="0.148398355824585">
            <text:p>14.84%</text:p>
          </table:table-cell>
          <table:table-cell table:number-columns-repeated="2"/>
        </table:table-row>
        <table:table-row table:style-name="ro1">
          <table:table-cell office:value-type="string">
            <text:p>000022</text:p>
          </table:table-cell>
          <table:table-cell office:value-type="string">
            <text:p>深赤湾Ａ</text:p>
          </table:table-cell>
          <table:table-cell office:value-type="float" office:value="6620480000">
            <text:p>6620480000</text:p>
          </table:table-cell>
          <table:table-cell office:value-type="float" office:value="983480000">
            <text:p>983480000</text:p>
          </table:table-cell>
          <table:table-cell office:value-type="percentage" office:value="0.148551162453478">
            <text:p>14.86%</text:p>
          </table:table-cell>
          <table:table-cell table:number-columns-repeated="2"/>
        </table:table-row>
        <table:table-row table:style-name="ro1">
          <table:table-cell office:value-type="string">
            <text:p>600114</text:p>
          </table:table-cell>
          <table:table-cell office:value-type="string">
            <text:p>东睦股份</text:p>
          </table:table-cell>
          <table:table-cell office:value-type="float" office:value="2830850000">
            <text:p>2830850000</text:p>
          </table:table-cell>
          <table:table-cell office:value-type="float" office:value="420970000">
            <text:p>420970000</text:p>
          </table:table-cell>
          <table:table-cell office:value-type="percentage" office:value="0.148707985234117">
            <text:p>14.87%</text:p>
          </table:table-cell>
          <table:table-cell table:number-columns-repeated="2"/>
        </table:table-row>
        <table:table-row table:style-name="ro1">
          <table:table-cell office:value-type="string">
            <text:p>603160</text:p>
          </table:table-cell>
          <table:table-cell office:value-type="string">
            <text:p>汇顶科技</text:p>
          </table:table-cell>
          <table:table-cell office:value-type="float" office:value="3215250000">
            <text:p>3215250000</text:p>
          </table:table-cell>
          <table:table-cell office:value-type="float" office:value="478740000">
            <text:p>478740000</text:p>
          </table:table-cell>
          <table:table-cell office:value-type="percentage" office:value="0.148896664334033">
            <text:p>14.89%</text:p>
          </table:table-cell>
          <table:table-cell table:number-columns-repeated="2"/>
        </table:table-row>
        <table:table-row table:style-name="ro1">
          <table:table-cell office:value-type="string">
            <text:p>002753</text:p>
          </table:table-cell>
          <table:table-cell office:value-type="string">
            <text:p>永东股份</text:p>
          </table:table-cell>
          <table:table-cell office:value-type="float" office:value="1078180000">
            <text:p>1078180000</text:p>
          </table:table-cell>
          <table:table-cell office:value-type="float" office:value="161160000">
            <text:p>161160000</text:p>
          </table:table-cell>
          <table:table-cell office:value-type="percentage" office:value="0.14947411378434">
            <text:p>14.95%</text:p>
          </table:table-cell>
          <table:table-cell table:number-columns-repeated="2"/>
        </table:table-row>
        <table:table-row table:style-name="ro1">
          <table:table-cell office:value-type="string">
            <text:p>300507</text:p>
          </table:table-cell>
          <table:table-cell office:value-type="string">
            <text:p>苏奥传感</text:p>
          </table:table-cell>
          <table:table-cell office:value-type="float" office:value="946360000">
            <text:p>946360000</text:p>
          </table:table-cell>
          <table:table-cell office:value-type="float" office:value="141880000">
            <text:p>141880000</text:p>
          </table:table-cell>
          <table:table-cell office:value-type="percentage" office:value="0.149921805655353">
            <text:p>14.99%</text:p>
          </table:table-cell>
          <table:table-cell table:number-columns-repeated="2"/>
        </table:table-row>
        <table:table-row table:style-name="ro1">
          <table:table-cell office:value-type="string">
            <text:p>603339</text:p>
          </table:table-cell>
          <table:table-cell office:value-type="string">
            <text:p>四方冷链</text:p>
          </table:table-cell>
          <table:table-cell office:value-type="float" office:value="1541620000">
            <text:p>1541620000</text:p>
          </table:table-cell>
          <table:table-cell office:value-type="float" office:value="231180000">
            <text:p>231180000</text:p>
          </table:table-cell>
          <table:table-cell office:value-type="percentage" office:value="0.149959133898107">
            <text:p>15.00%</text:p>
          </table:table-cell>
          <table:table-cell table:number-columns-repeated="2"/>
        </table:table-row>
        <table:table-row table:style-name="ro1">
          <table:table-cell office:value-type="string">
            <text:p>000007</text:p>
          </table:table-cell>
          <table:table-cell office:value-type="string">
            <text:p>全新好</text:p>
          </table:table-cell>
          <table:table-cell office:value-type="float" office:value="514370000">
            <text:p>514370000</text:p>
          </table:table-cell>
          <table:table-cell office:value-type="float" office:value="77140000">
            <text:p>77140000</text:p>
          </table:table-cell>
          <table:table-cell office:value-type="percentage" office:value="0.149969866049731">
            <text:p>15.00%</text:p>
          </table:table-cell>
          <table:table-cell table:number-columns-repeated="2"/>
        </table:table-row>
        <table:table-row table:style-name="ro1">
          <table:table-cell office:value-type="string">
            <text:p>601965</text:p>
          </table:table-cell>
          <table:table-cell office:value-type="string">
            <text:p>中国汽研</text:p>
          </table:table-cell>
          <table:table-cell office:value-type="float" office:value="4754570000">
            <text:p>4754570000</text:p>
          </table:table-cell>
          <table:table-cell office:value-type="float" office:value="713180000">
            <text:p>713180000</text:p>
          </table:table-cell>
          <table:table-cell office:value-type="percentage" office:value="0.149998843218209">
            <text:p>15.00%</text:p>
          </table:table-cell>
          <table:table-cell table:number-columns-repeated="2"/>
        </table:table-row>
        <table:table-row table:style-name="ro1">
          <table:table-cell office:value-type="string">
            <text:p>300482</text:p>
          </table:table-cell>
          <table:table-cell office:value-type="string">
            <text:p>万孚生物</text:p>
          </table:table-cell>
          <table:table-cell office:value-type="float" office:value="1005750000">
            <text:p>1005750000</text:p>
          </table:table-cell>
          <table:table-cell office:value-type="float" office:value="151000000">
            <text:p>151000000</text:p>
          </table:table-cell>
          <table:table-cell office:value-type="percentage" office:value="0.150136713895103">
            <text:p>15.01%</text:p>
          </table:table-cell>
          <table:table-cell table:number-columns-repeated="2"/>
        </table:table-row>
        <table:table-row table:style-name="ro1">
          <table:table-cell office:value-type="string">
            <text:p>603000</text:p>
          </table:table-cell>
          <table:table-cell office:value-type="string">
            <text:p>人民网</text:p>
          </table:table-cell>
          <table:table-cell office:value-type="float" office:value="3699330000">
            <text:p>3699330000</text:p>
          </table:table-cell>
          <table:table-cell office:value-type="float" office:value="555720000">
            <text:p>555720000</text:p>
          </table:table-cell>
          <table:table-cell office:value-type="percentage" office:value="0.150221796919983">
            <text:p>15.02%</text:p>
          </table:table-cell>
          <table:table-cell table:number-columns-repeated="2"/>
        </table:table-row>
        <table:table-row table:style-name="ro1">
          <table:table-cell office:value-type="string">
            <text:p>603033</text:p>
          </table:table-cell>
          <table:table-cell office:value-type="string">
            <text:p>三维股份</text:p>
          </table:table-cell>
          <table:table-cell office:value-type="float" office:value="1289710000">
            <text:p>1289710000</text:p>
          </table:table-cell>
          <table:table-cell office:value-type="float" office:value="194070000">
            <text:p>194070000</text:p>
          </table:table-cell>
          <table:table-cell office:value-type="percentage" office:value="0.150475688333036">
            <text:p>15.05%</text:p>
          </table:table-cell>
          <table:table-cell table:number-columns-repeated="2"/>
        </table:table-row>
        <table:table-row table:style-name="ro1">
          <table:table-cell office:value-type="string">
            <text:p>002858</text:p>
          </table:table-cell>
          <table:table-cell office:value-type="string">
            <text:p>力盛赛车</text:p>
          </table:table-cell>
          <table:table-cell office:value-type="float" office:value="271920000">
            <text:p>271920000</text:p>
          </table:table-cell>
          <table:table-cell office:value-type="float" office:value="40940000">
            <text:p>40940000</text:p>
          </table:table-cell>
          <table:table-cell office:value-type="percentage" office:value="0.150558987937629">
            <text:p>15.06%</text:p>
          </table:table-cell>
          <table:table-cell table:number-columns-repeated="2"/>
        </table:table-row>
        <table:table-row table:style-name="ro1">
          <table:table-cell office:value-type="string">
            <text:p>300468</text:p>
          </table:table-cell>
          <table:table-cell office:value-type="string">
            <text:p>四方精创</text:p>
          </table:table-cell>
          <table:table-cell office:value-type="float" office:value="995970000">
            <text:p>995970000</text:p>
          </table:table-cell>
          <table:table-cell office:value-type="float" office:value="149990000">
            <text:p>149990000</text:p>
          </table:table-cell>
          <table:table-cell office:value-type="percentage" office:value="0.150596905529283">
            <text:p>15.06%</text:p>
          </table:table-cell>
          <table:table-cell table:number-columns-repeated="2"/>
        </table:table-row>
        <table:table-row table:style-name="ro1">
          <table:table-cell office:value-type="string">
            <text:p>002700</text:p>
          </table:table-cell>
          <table:table-cell office:value-type="string">
            <text:p>新疆浩源</text:p>
          </table:table-cell>
          <table:table-cell office:value-type="float" office:value="1073410000">
            <text:p>1073410000</text:p>
          </table:table-cell>
          <table:table-cell office:value-type="float" office:value="161740000">
            <text:p>161740000</text:p>
          </table:table-cell>
          <table:table-cell office:value-type="percentage" office:value="0.150678678231058">
            <text:p>15.07%</text:p>
          </table:table-cell>
          <table:table-cell table:number-columns-repeated="2"/>
        </table:table-row>
        <table:table-row table:style-name="ro1">
          <table:table-cell office:value-type="string">
            <text:p>300017</text:p>
          </table:table-cell>
          <table:table-cell office:value-type="string">
            <text:p>网宿科技</text:p>
          </table:table-cell>
          <table:table-cell office:value-type="float" office:value="8662650000">
            <text:p>8662650000</text:p>
          </table:table-cell>
          <table:table-cell office:value-type="float" office:value="1306230000">
            <text:p>1306230000</text:p>
          </table:table-cell>
          <table:table-cell office:value-type="percentage" office:value="0.150788730931066">
            <text:p>15.08%</text:p>
          </table:table-cell>
          <table:table-cell table:number-columns-repeated="2"/>
        </table:table-row>
        <table:table-row table:style-name="ro1">
          <table:table-cell office:value-type="string">
            <text:p>300515</text:p>
          </table:table-cell>
          <table:table-cell office:value-type="string">
            <text:p>三德科技</text:p>
          </table:table-cell>
          <table:table-cell office:value-type="float" office:value="527030000">
            <text:p>527030000</text:p>
          </table:table-cell>
          <table:table-cell office:value-type="float" office:value="79490000">
            <text:p>79490000</text:p>
          </table:table-cell>
          <table:table-cell office:value-type="percentage" office:value="0.150826328671992">
            <text:p>15.08%</text:p>
          </table:table-cell>
          <table:table-cell table:number-columns-repeated="2"/>
        </table:table-row>
        <table:table-row table:style-name="ro1">
          <table:table-cell office:value-type="string">
            <text:p>002223</text:p>
          </table:table-cell>
          <table:table-cell office:value-type="string">
            <text:p>鱼跃医疗</text:p>
          </table:table-cell>
          <table:table-cell office:value-type="float" office:value="5807430000">
            <text:p>5807430000</text:p>
          </table:table-cell>
          <table:table-cell office:value-type="float" office:value="876280000">
            <text:p>876280000</text:p>
          </table:table-cell>
          <table:table-cell office:value-type="percentage" office:value="0.150889464014202">
            <text:p>15.09%</text:p>
          </table:table-cell>
          <table:table-cell table:number-columns-repeated="2"/>
        </table:table-row>
        <table:table-row table:style-name="ro1">
          <table:table-cell office:value-type="string">
            <text:p>002113</text:p>
          </table:table-cell>
          <table:table-cell office:value-type="string">
            <text:p>天润数娱</text:p>
          </table:table-cell>
          <table:table-cell office:value-type="float" office:value="1117390000">
            <text:p>1117390000</text:p>
          </table:table-cell>
          <table:table-cell office:value-type="float" office:value="168690000">
            <text:p>168690000</text:p>
          </table:table-cell>
          <table:table-cell office:value-type="percentage" office:value="0.150967880507254">
            <text:p>15.10%</text:p>
          </table:table-cell>
          <table:table-cell table:number-columns-repeated="2"/>
        </table:table-row>
        <table:table-row table:style-name="ro1">
          <table:table-cell office:value-type="string">
            <text:p>002633</text:p>
          </table:table-cell>
          <table:table-cell office:value-type="string">
            <text:p>申科股份</text:p>
          </table:table-cell>
          <table:table-cell office:value-type="float" office:value="607160000">
            <text:p>607160000</text:p>
          </table:table-cell>
          <table:table-cell office:value-type="float" office:value="91810000">
            <text:p>91810000</text:p>
          </table:table-cell>
          <table:table-cell office:value-type="percentage" office:value="0.151212201067264">
            <text:p>15.12%</text:p>
          </table:table-cell>
          <table:table-cell table:number-columns-repeated="2"/>
        </table:table-row>
        <table:table-row table:style-name="ro1">
          <table:table-cell office:value-type="string">
            <text:p>002661</text:p>
          </table:table-cell>
          <table:table-cell office:value-type="string">
            <text:p>克明面业</text:p>
          </table:table-cell>
          <table:table-cell office:value-type="float" office:value="2473490000">
            <text:p>2473490000</text:p>
          </table:table-cell>
          <table:table-cell office:value-type="float" office:value="374530000">
            <text:p>374530000</text:p>
          </table:table-cell>
          <table:table-cell office:value-type="percentage" office:value="0.151417632575834">
            <text:p>15.14%</text:p>
          </table:table-cell>
          <table:table-cell table:number-columns-repeated="2"/>
        </table:table-row>
        <table:table-row table:style-name="ro1">
          <table:table-cell office:value-type="string">
            <text:p>300516</text:p>
          </table:table-cell>
          <table:table-cell office:value-type="string">
            <text:p>久之洋</text:p>
          </table:table-cell>
          <table:table-cell office:value-type="float" office:value="1375320000">
            <text:p>1375320000</text:p>
          </table:table-cell>
          <table:table-cell office:value-type="float" office:value="208930000">
            <text:p>208930000</text:p>
          </table:table-cell>
          <table:table-cell office:value-type="percentage" office:value="0.15191373643952">
            <text:p>15.19%</text:p>
          </table:table-cell>
          <table:table-cell table:number-columns-repeated="2"/>
        </table:table-row>
        <table:table-row table:style-name="ro1">
          <table:table-cell office:value-type="string">
            <text:p>002698</text:p>
          </table:table-cell>
          <table:table-cell office:value-type="string">
            <text:p>博实股份</text:p>
          </table:table-cell>
          <table:table-cell office:value-type="float" office:value="2252530000">
            <text:p>2252530000</text:p>
          </table:table-cell>
          <table:table-cell office:value-type="float" office:value="342540000">
            <text:p>342540000</text:p>
          </table:table-cell>
          <table:table-cell office:value-type="percentage" office:value="0.152069006850075">
            <text:p>15.21%</text:p>
          </table:table-cell>
          <table:table-cell table:number-columns-repeated="2"/>
        </table:table-row>
        <table:table-row table:style-name="ro1">
          <table:table-cell office:value-type="string">
            <text:p>300642</text:p>
          </table:table-cell>
          <table:table-cell office:value-type="string">
            <text:p>透景生命</text:p>
          </table:table-cell>
          <table:table-cell office:value-type="float" office:value="340530000">
            <text:p>340530000</text:p>
          </table:table-cell>
          <table:table-cell office:value-type="float" office:value="51880000">
            <text:p>51880000</text:p>
          </table:table-cell>
          <table:table-cell office:value-type="percentage" office:value="0.152350747364403">
            <text:p>15.24%</text:p>
          </table:table-cell>
          <table:table-cell table:number-columns-repeated="2"/>
        </table:table-row>
        <table:table-row table:style-name="ro1">
          <table:table-cell office:value-type="string">
            <text:p>000544</text:p>
          </table:table-cell>
          <table:table-cell office:value-type="string">
            <text:p>中原环保</text:p>
          </table:table-cell>
          <table:table-cell office:value-type="float" office:value="6203330000">
            <text:p>6203330000</text:p>
          </table:table-cell>
          <table:table-cell office:value-type="float" office:value="945260000">
            <text:p>945260000</text:p>
          </table:table-cell>
          <table:table-cell office:value-type="percentage" office:value="0.152379447812707">
            <text:p>15.24%</text:p>
          </table:table-cell>
          <table:table-cell table:number-columns-repeated="2"/>
        </table:table-row>
        <table:table-row table:style-name="ro1">
          <table:table-cell office:value-type="string">
            <text:p>002153</text:p>
          </table:table-cell>
          <table:table-cell office:value-type="string">
            <text:p>石基信息</text:p>
          </table:table-cell>
          <table:table-cell office:value-type="float" office:value="6057270000">
            <text:p>6057270000</text:p>
          </table:table-cell>
          <table:table-cell office:value-type="float" office:value="929450000">
            <text:p>929450000</text:p>
          </table:table-cell>
          <table:table-cell office:value-type="percentage" office:value="0.153443713091871">
            <text:p>15.34%</text:p>
          </table:table-cell>
          <table:table-cell table:number-columns-repeated="2"/>
        </table:table-row>
        <table:table-row table:style-name="ro1">
          <table:table-cell office:value-type="string">
            <text:p>603085</text:p>
          </table:table-cell>
          <table:table-cell office:value-type="string">
            <text:p>天成自控</text:p>
          </table:table-cell>
          <table:table-cell office:value-type="float" office:value="1089860000">
            <text:p>1089860000</text:p>
          </table:table-cell>
          <table:table-cell office:value-type="float" office:value="167350000">
            <text:p>167350000</text:p>
          </table:table-cell>
          <table:table-cell office:value-type="percentage" office:value="0.153551832345439">
            <text:p>15.36%</text:p>
          </table:table-cell>
          <table:table-cell table:number-columns-repeated="2"/>
        </table:table-row>
        <table:table-row table:style-name="ro1">
          <table:table-cell office:value-type="string">
            <text:p>300463</text:p>
          </table:table-cell>
          <table:table-cell office:value-type="string">
            <text:p>迈克生物</text:p>
          </table:table-cell>
          <table:table-cell office:value-type="float" office:value="2698330000">
            <text:p>2698330000</text:p>
          </table:table-cell>
          <table:table-cell office:value-type="float" office:value="415010000">
            <text:p>415010000</text:p>
          </table:table-cell>
          <table:table-cell office:value-type="percentage" office:value="0.153802537124814">
            <text:p>15.38%</text:p>
          </table:table-cell>
          <table:table-cell table:number-columns-repeated="2"/>
        </table:table-row>
        <table:table-row table:style-name="ro1">
          <table:table-cell office:value-type="string">
            <text:p>000554</text:p>
          </table:table-cell>
          <table:table-cell office:value-type="string">
            <text:p>泰山石油</text:p>
          </table:table-cell>
          <table:table-cell office:value-type="float" office:value="1085990000">
            <text:p>1085990000</text:p>
          </table:table-cell>
          <table:table-cell office:value-type="float" office:value="167340000">
            <text:p>167340000</text:p>
          </table:table-cell>
          <table:table-cell office:value-type="percentage" office:value="0.154089816664979">
            <text:p>15.41%</text:p>
          </table:table-cell>
          <table:table-cell table:number-columns-repeated="2"/>
        </table:table-row>
        <table:table-row table:style-name="ro1">
          <table:table-cell office:value-type="string">
            <text:p>600838</text:p>
          </table:table-cell>
          <table:table-cell office:value-type="string">
            <text:p>上海九百</text:p>
          </table:table-cell>
          <table:table-cell office:value-type="float" office:value="1470380000">
            <text:p>1470380000</text:p>
          </table:table-cell>
          <table:table-cell office:value-type="float" office:value="226610000">
            <text:p>226610000</text:p>
          </table:table-cell>
          <table:table-cell office:value-type="percentage" office:value="0.154116622913805">
            <text:p>15.41%</text:p>
          </table:table-cell>
          <table:table-cell table:number-columns-repeated="2"/>
        </table:table-row>
        <table:table-row table:style-name="ro1">
          <table:table-cell office:value-type="string">
            <text:p>002275</text:p>
          </table:table-cell>
          <table:table-cell office:value-type="string">
            <text:p>桂林三金</text:p>
          </table:table-cell>
          <table:table-cell office:value-type="float" office:value="2869850000">
            <text:p>2869850000</text:p>
          </table:table-cell>
          <table:table-cell office:value-type="float" office:value="444260000">
            <text:p>444260000</text:p>
          </table:table-cell>
          <table:table-cell office:value-type="percentage" office:value="0.154802515810931">
            <text:p>15.48%</text:p>
          </table:table-cell>
          <table:table-cell table:number-columns-repeated="2"/>
        </table:table-row>
        <table:table-row table:style-name="ro1">
          <table:table-cell office:value-type="string">
            <text:p>600543</text:p>
          </table:table-cell>
          <table:table-cell office:value-type="string">
            <text:p>莫高股份</text:p>
          </table:table-cell>
          <table:table-cell office:value-type="float" office:value="1310390000">
            <text:p>1310390000</text:p>
          </table:table-cell>
          <table:table-cell office:value-type="float" office:value="203250000">
            <text:p>203250000</text:p>
          </table:table-cell>
          <table:table-cell office:value-type="percentage" office:value="0.155106495012935">
            <text:p>15.51%</text:p>
          </table:table-cell>
          <table:table-cell table:number-columns-repeated="2"/>
        </table:table-row>
        <table:table-row table:style-name="ro1">
          <table:table-cell office:value-type="string">
            <text:p>002003</text:p>
          </table:table-cell>
          <table:table-cell office:value-type="string">
            <text:p>伟星股份</text:p>
          </table:table-cell>
          <table:table-cell office:value-type="float" office:value="2674680000">
            <text:p>2674680000</text:p>
          </table:table-cell>
          <table:table-cell office:value-type="float" office:value="415940000">
            <text:p>415940000</text:p>
          </table:table-cell>
          <table:table-cell office:value-type="percentage" office:value="0.15551019187342">
            <text:p>15.55%</text:p>
          </table:table-cell>
          <table:table-cell table:number-columns-repeated="2"/>
        </table:table-row>
        <table:table-row table:style-name="ro1">
          <table:table-cell office:value-type="string">
            <text:p>002778</text:p>
          </table:table-cell>
          <table:table-cell office:value-type="string">
            <text:p>高科石化</text:p>
          </table:table-cell>
          <table:table-cell office:value-type="float" office:value="705140000">
            <text:p>705140000</text:p>
          </table:table-cell>
          <table:table-cell office:value-type="float" office:value="109960000">
            <text:p>109960000</text:p>
          </table:table-cell>
          <table:table-cell office:value-type="percentage" office:value="0.155940664265252">
            <text:p>15.59%</text:p>
          </table:table-cell>
          <table:table-cell table:number-columns-repeated="2"/>
        </table:table-row>
        <table:table-row table:style-name="ro1">
          <table:table-cell office:value-type="string">
            <text:p>600867</text:p>
          </table:table-cell>
          <table:table-cell office:value-type="string">
            <text:p>通化东宝</text:p>
          </table:table-cell>
          <table:table-cell office:value-type="float" office:value="4675010000">
            <text:p>4675010000</text:p>
          </table:table-cell>
          <table:table-cell office:value-type="float" office:value="729760000">
            <text:p>729760000</text:p>
          </table:table-cell>
          <table:table-cell office:value-type="percentage" office:value="0.156098061822328">
            <text:p>15.61%</text:p>
          </table:table-cell>
          <table:table-cell table:number-columns-repeated="2"/>
        </table:table-row>
        <table:table-row table:style-name="ro1">
          <table:table-cell office:value-type="string">
            <text:p>002287</text:p>
          </table:table-cell>
          <table:table-cell office:value-type="string">
            <text:p>奇正藏药</text:p>
          </table:table-cell>
          <table:table-cell office:value-type="float" office:value="2075690000">
            <text:p>2075690000</text:p>
          </table:table-cell>
          <table:table-cell office:value-type="float" office:value="324330000">
            <text:p>324330000</text:p>
          </table:table-cell>
          <table:table-cell office:value-type="percentage" office:value="0.156251656075811">
            <text:p>15.63%</text:p>
          </table:table-cell>
          <table:table-cell table:number-columns-repeated="2"/>
        </table:table-row>
        <table:table-row table:style-name="ro1">
          <table:table-cell office:value-type="string">
            <text:p>603232</text:p>
          </table:table-cell>
          <table:table-cell office:value-type="string">
            <text:p>格尔软件</text:p>
          </table:table-cell>
          <table:table-cell office:value-type="float" office:value="352910000">
            <text:p>352910000</text:p>
          </table:table-cell>
          <table:table-cell office:value-type="float" office:value="55300000">
            <text:p>55300000</text:p>
          </table:table-cell>
          <table:table-cell office:value-type="percentage" office:value="0.156697174917118">
            <text:p>15.67%</text:p>
          </table:table-cell>
          <table:table-cell table:number-columns-repeated="2"/>
        </table:table-row>
        <table:table-row table:style-name="ro1">
          <table:table-cell office:value-type="string">
            <text:p>600055</text:p>
          </table:table-cell>
          <table:table-cell office:value-type="string">
            <text:p>万东医疗</text:p>
          </table:table-cell>
          <table:table-cell office:value-type="float" office:value="2203120000">
            <text:p>2203120000</text:p>
          </table:table-cell>
          <table:table-cell office:value-type="float" office:value="345550000">
            <text:p>345550000</text:p>
          </table:table-cell>
          <table:table-cell office:value-type="percentage" office:value="0.156845746032899">
            <text:p>15.68%</text:p>
          </table:table-cell>
          <table:table-cell table:number-columns-repeated="2"/>
        </table:table-row>
        <table:table-row table:style-name="ro1">
          <table:table-cell office:value-type="string">
            <text:p>600495</text:p>
          </table:table-cell>
          <table:table-cell office:value-type="string">
            <text:p>晋西车轴</text:p>
          </table:table-cell>
          <table:table-cell office:value-type="float" office:value="3681960000">
            <text:p>3681960000</text:p>
          </table:table-cell>
          <table:table-cell office:value-type="float" office:value="577690000">
            <text:p>577690000</text:p>
          </table:table-cell>
          <table:table-cell office:value-type="percentage" office:value="0.156897413334202">
            <text:p>15.69%</text:p>
          </table:table-cell>
          <table:table-cell table:number-columns-repeated="2"/>
        </table:table-row>
        <table:table-row table:style-name="ro1">
          <table:table-cell office:value-type="string">
            <text:p>002243</text:p>
          </table:table-cell>
          <table:table-cell office:value-type="string">
            <text:p>通产丽星</text:p>
          </table:table-cell>
          <table:table-cell office:value-type="float" office:value="1809880000">
            <text:p>1809880000</text:p>
          </table:table-cell>
          <table:table-cell office:value-type="float" office:value="284100000">
            <text:p>284100000</text:p>
          </table:table-cell>
          <table:table-cell office:value-type="percentage" office:value="0.15697173293257">
            <text:p>15.70%</text:p>
          </table:table-cell>
          <table:table-cell table:number-columns-repeated="2"/>
        </table:table-row>
        <table:table-row table:style-name="ro1">
          <table:table-cell office:value-type="string">
            <text:p>000423</text:p>
          </table:table-cell>
          <table:table-cell office:value-type="string">
            <text:p>东阿阿胶</text:p>
          </table:table-cell>
          <table:table-cell office:value-type="float" office:value="9949570000">
            <text:p>9949570000</text:p>
          </table:table-cell>
          <table:table-cell office:value-type="float" office:value="1563440000">
            <text:p>1563440000</text:p>
          </table:table-cell>
          <table:table-cell office:value-type="percentage" office:value="0.157136439062191">
            <text:p>15.71%</text:p>
          </table:table-cell>
          <table:table-cell table:number-columns-repeated="2"/>
        </table:table-row>
        <table:table-row table:style-name="ro1">
          <table:table-cell office:value-type="string">
            <text:p>002695</text:p>
          </table:table-cell>
          <table:table-cell office:value-type="string">
            <text:p>煌上煌</text:p>
          </table:table-cell>
          <table:table-cell office:value-type="float" office:value="1913940000">
            <text:p>1913940000</text:p>
          </table:table-cell>
          <table:table-cell office:value-type="float" office:value="301630000">
            <text:p>301630000</text:p>
          </table:table-cell>
          <table:table-cell office:value-type="percentage" office:value="0.157596371882086">
            <text:p>15.76%</text:p>
          </table:table-cell>
          <table:table-cell table:number-columns-repeated="2"/>
        </table:table-row>
        <table:table-row table:style-name="ro1">
          <table:table-cell office:value-type="string">
            <text:p>600568</text:p>
          </table:table-cell>
          <table:table-cell office:value-type="string">
            <text:p>中珠医疗</text:p>
          </table:table-cell>
          <table:table-cell office:value-type="float" office:value="7137520000">
            <text:p>7137520000</text:p>
          </table:table-cell>
          <table:table-cell office:value-type="float" office:value="1125030000">
            <text:p>1125030000</text:p>
          </table:table-cell>
          <table:table-cell office:value-type="percentage" office:value="0.157621975139824">
            <text:p>15.76%</text:p>
          </table:table-cell>
          <table:table-cell table:number-columns-repeated="2"/>
        </table:table-row>
        <table:table-row table:style-name="ro1">
          <table:table-cell office:value-type="string">
            <text:p>603258</text:p>
          </table:table-cell>
          <table:table-cell office:value-type="string">
            <text:p>电魂网络</text:p>
          </table:table-cell>
          <table:table-cell office:value-type="float" office:value="1843370000">
            <text:p>1843370000</text:p>
          </table:table-cell>
          <table:table-cell office:value-type="float" office:value="290950000">
            <text:p>290950000</text:p>
          </table:table-cell>
          <table:table-cell office:value-type="percentage" office:value="0.157835920081156">
            <text:p>15.78%</text:p>
          </table:table-cell>
          <table:table-cell table:number-columns-repeated="2"/>
        </table:table-row>
        <table:table-row table:style-name="ro1">
          <table:table-cell office:value-type="string">
            <text:p>002082</text:p>
          </table:table-cell>
          <table:table-cell office:value-type="string">
            <text:p>栋梁新材</text:p>
          </table:table-cell>
          <table:table-cell office:value-type="float" office:value="1658420000">
            <text:p>1658420000</text:p>
          </table:table-cell>
          <table:table-cell office:value-type="float" office:value="261850000">
            <text:p>261850000</text:p>
          </table:table-cell>
          <table:table-cell office:value-type="percentage" office:value="0.157891245884637">
            <text:p>15.79%</text:p>
          </table:table-cell>
          <table:table-cell table:number-columns-repeated="2"/>
        </table:table-row>
        <table:table-row table:style-name="ro1">
          <table:table-cell office:value-type="string">
            <text:p>600037</text:p>
          </table:table-cell>
          <table:table-cell office:value-type="string">
            <text:p>歌华有线</text:p>
          </table:table-cell>
          <table:table-cell office:value-type="float" office:value="15083840000">
            <text:p>15083840000</text:p>
          </table:table-cell>
          <table:table-cell office:value-type="float" office:value="2393580000">
            <text:p>2393580000</text:p>
          </table:table-cell>
          <table:table-cell office:value-type="percentage" office:value="0.15868505632518">
            <text:p>15.87%</text:p>
          </table:table-cell>
          <table:table-cell table:number-columns-repeated="2"/>
        </table:table-row>
        <table:table-row table:style-name="ro1">
          <table:table-cell office:value-type="string">
            <text:p>600270</text:p>
          </table:table-cell>
          <table:table-cell office:value-type="string">
            <text:p>外运发展</text:p>
          </table:table-cell>
          <table:table-cell office:value-type="float" office:value="8845410000">
            <text:p>8845410000</text:p>
          </table:table-cell>
          <table:table-cell office:value-type="float" office:value="1411670000">
            <text:p>1411670000</text:p>
          </table:table-cell>
          <table:table-cell office:value-type="percentage" office:value="0.15959350668878">
            <text:p>15.96%</text:p>
          </table:table-cell>
          <table:table-cell table:number-columns-repeated="2"/>
        </table:table-row>
        <table:table-row table:style-name="ro1">
          <table:table-cell office:value-type="string">
            <text:p>300035</text:p>
          </table:table-cell>
          <table:table-cell office:value-type="string">
            <text:p>中科电气</text:p>
          </table:table-cell>
          <table:table-cell office:value-type="float" office:value="974090000">
            <text:p>974090000</text:p>
          </table:table-cell>
          <table:table-cell office:value-type="float" office:value="155530000">
            <text:p>155530000</text:p>
          </table:table-cell>
          <table:table-cell office:value-type="percentage" office:value="0.159666971224425">
            <text:p>15.97%</text:p>
          </table:table-cell>
          <table:table-cell table:number-columns-repeated="2"/>
        </table:table-row>
        <table:table-row table:style-name="ro1">
          <table:table-cell office:value-type="string">
            <text:p>603333</text:p>
          </table:table-cell>
          <table:table-cell office:value-type="string">
            <text:p>明星电缆</text:p>
          </table:table-cell>
          <table:table-cell office:value-type="float" office:value="1669700000">
            <text:p>1669700000</text:p>
          </table:table-cell>
          <table:table-cell office:value-type="float" office:value="266790000">
            <text:p>266790000</text:p>
          </table:table-cell>
          <table:table-cell office:value-type="percentage" office:value="0.159783194585854">
            <text:p>15.98%</text:p>
          </table:table-cell>
          <table:table-cell table:number-columns-repeated="2"/>
        </table:table-row>
        <table:table-row table:style-name="ro1">
          <table:table-cell office:value-type="string">
            <text:p>603421</text:p>
          </table:table-cell>
          <table:table-cell office:value-type="string">
            <text:p>鼎信通讯</text:p>
          </table:table-cell>
          <table:table-cell office:value-type="float" office:value="2324170000">
            <text:p>2324170000</text:p>
          </table:table-cell>
          <table:table-cell office:value-type="float" office:value="372260000">
            <text:p>372260000</text:p>
          </table:table-cell>
          <table:table-cell office:value-type="percentage" office:value="0.160169006570087">
            <text:p>16.02%</text:p>
          </table:table-cell>
          <table:table-cell table:number-columns-repeated="2"/>
        </table:table-row>
        <table:table-row table:style-name="ro1">
          <table:table-cell office:value-type="string">
            <text:p>300342</text:p>
          </table:table-cell>
          <table:table-cell office:value-type="string">
            <text:p>天银机电</text:p>
          </table:table-cell>
          <table:table-cell office:value-type="float" office:value="1473080000">
            <text:p>1473080000</text:p>
          </table:table-cell>
          <table:table-cell office:value-type="float" office:value="236020000">
            <text:p>236020000</text:p>
          </table:table-cell>
          <table:table-cell office:value-type="percentage" office:value="0.160222119640481">
            <text:p>16.02%</text:p>
          </table:table-cell>
          <table:table-cell table:number-columns-repeated="2"/>
        </table:table-row>
        <table:table-row table:style-name="ro1">
          <table:table-cell office:value-type="string">
            <text:p>002303</text:p>
          </table:table-cell>
          <table:table-cell office:value-type="string">
            <text:p>美盈森</text:p>
          </table:table-cell>
          <table:table-cell office:value-type="float" office:value="4815700000">
            <text:p>4815700000</text:p>
          </table:table-cell>
          <table:table-cell office:value-type="float" office:value="771720000">
            <text:p>771720000</text:p>
          </table:table-cell>
          <table:table-cell office:value-type="percentage" office:value="0.160250846190585">
            <text:p>16.03%</text:p>
          </table:table-cell>
          <table:table-cell table:number-columns-repeated="2"/>
        </table:table-row>
        <table:table-row table:style-name="ro1">
          <table:table-cell office:value-type="string">
            <text:p>600009</text:p>
          </table:table-cell>
          <table:table-cell office:value-type="string">
            <text:p>上海机场</text:p>
          </table:table-cell>
          <table:table-cell office:value-type="float" office:value="26943650000">
            <text:p>26943650000</text:p>
          </table:table-cell>
          <table:table-cell office:value-type="float" office:value="4319490000">
            <text:p>4319490000</text:p>
          </table:table-cell>
          <table:table-cell office:value-type="percentage" office:value="0.160315695906085">
            <text:p>16.03%</text:p>
          </table:table-cell>
          <table:table-cell table:number-columns-repeated="2"/>
        </table:table-row>
        <table:table-row table:style-name="ro1">
          <table:table-cell office:value-type="string">
            <text:p>603041</text:p>
          </table:table-cell>
          <table:table-cell office:value-type="string">
            <text:p>美思德</text:p>
          </table:table-cell>
          <table:table-cell office:value-type="float" office:value="484110000">
            <text:p>484110000</text:p>
          </table:table-cell>
          <table:table-cell office:value-type="float" office:value="77750000">
            <text:p>77750000</text:p>
          </table:table-cell>
          <table:table-cell office:value-type="percentage" office:value="0.160603994959823">
            <text:p>16.06%</text:p>
          </table:table-cell>
          <table:table-cell table:number-columns-repeated="2"/>
        </table:table-row>
        <table:table-row table:style-name="ro1">
          <table:table-cell office:value-type="string">
            <text:p>603037</text:p>
          </table:table-cell>
          <table:table-cell office:value-type="string">
            <text:p>凯众股份</text:p>
          </table:table-cell>
          <table:table-cell office:value-type="float" office:value="495890000">
            <text:p>495890000</text:p>
          </table:table-cell>
          <table:table-cell office:value-type="float" office:value="79680000">
            <text:p>79680000</text:p>
          </table:table-cell>
          <table:table-cell office:value-type="percentage" office:value="0.160680796144306">
            <text:p>16.07%</text:p>
          </table:table-cell>
          <table:table-cell table:number-columns-repeated="2"/>
        </table:table-row>
        <table:table-row table:style-name="ro1">
          <table:table-cell office:value-type="string">
            <text:p>600490</text:p>
          </table:table-cell>
          <table:table-cell office:value-type="string">
            <text:p>鹏欣资源</text:p>
          </table:table-cell>
          <table:table-cell office:value-type="float" office:value="4604470000">
            <text:p>4604470000</text:p>
          </table:table-cell>
          <table:table-cell office:value-type="float" office:value="739910000">
            <text:p>739910000</text:p>
          </table:table-cell>
          <table:table-cell office:value-type="percentage" office:value="0.160693847500364">
            <text:p>16.07%</text:p>
          </table:table-cell>
          <table:table-cell table:number-columns-repeated="2"/>
        </table:table-row>
        <table:table-row table:style-name="ro1">
          <table:table-cell office:value-type="string">
            <text:p>000802</text:p>
          </table:table-cell>
          <table:table-cell office:value-type="string">
            <text:p>北京文化</text:p>
          </table:table-cell>
          <table:table-cell office:value-type="float" office:value="5276620000">
            <text:p>5276620000</text:p>
          </table:table-cell>
          <table:table-cell office:value-type="float" office:value="849560000">
            <text:p>849560000</text:p>
          </table:table-cell>
          <table:table-cell office:value-type="percentage" office:value="0.161004582478935">
            <text:p>16.10%</text:p>
          </table:table-cell>
          <table:table-cell table:number-columns-repeated="2"/>
        </table:table-row>
        <table:table-row table:style-name="ro1">
          <table:table-cell office:value-type="string">
            <text:p>603798</text:p>
          </table:table-cell>
          <table:table-cell office:value-type="string">
            <text:p>康普顿</text:p>
          </table:table-cell>
          <table:table-cell office:value-type="float" office:value="923710000">
            <text:p>923710000</text:p>
          </table:table-cell>
          <table:table-cell office:value-type="float" office:value="149120000">
            <text:p>149120000</text:p>
          </table:table-cell>
          <table:table-cell office:value-type="percentage" office:value="0.161435948511979">
            <text:p>16.14%</text:p>
          </table:table-cell>
          <table:table-cell table:number-columns-repeated="2"/>
        </table:table-row>
        <table:table-row table:style-name="ro1">
          <table:table-cell office:value-type="string">
            <text:p>002592</text:p>
          </table:table-cell>
          <table:table-cell office:value-type="string">
            <text:p>八菱科技</text:p>
          </table:table-cell>
          <table:table-cell office:value-type="float" office:value="2472660000">
            <text:p>2472660000</text:p>
          </table:table-cell>
          <table:table-cell office:value-type="float" office:value="400330000">
            <text:p>400330000</text:p>
          </table:table-cell>
          <table:table-cell office:value-type="percentage" office:value="0.161902566466882">
            <text:p>16.19%</text:p>
          </table:table-cell>
          <table:table-cell table:number-columns-repeated="2"/>
        </table:table-row>
        <table:table-row table:style-name="ro1">
          <table:table-cell office:value-type="string">
            <text:p>300137</text:p>
          </table:table-cell>
          <table:table-cell office:value-type="string">
            <text:p>先河环保</text:p>
          </table:table-cell>
          <table:table-cell office:value-type="float" office:value="1785400000">
            <text:p>1785400000</text:p>
          </table:table-cell>
          <table:table-cell office:value-type="float" office:value="289610000">
            <text:p>289610000</text:p>
          </table:table-cell>
          <table:table-cell office:value-type="percentage" office:value="0.162210148986222">
            <text:p>16.22%</text:p>
          </table:table-cell>
          <table:table-cell table:number-columns-repeated="2"/>
        </table:table-row>
        <table:table-row table:style-name="ro1">
          <table:table-cell office:value-type="string">
            <text:p>603313</text:p>
          </table:table-cell>
          <table:table-cell office:value-type="string">
            <text:p>梦百合</text:p>
          </table:table-cell>
          <table:table-cell office:value-type="float" office:value="1988290000">
            <text:p>1988290000</text:p>
          </table:table-cell>
          <table:table-cell office:value-type="float" office:value="322950000">
            <text:p>322950000</text:p>
          </table:table-cell>
          <table:table-cell office:value-type="percentage" office:value="0.162426004254913">
            <text:p>16.24%</text:p>
          </table:table-cell>
          <table:table-cell table:number-columns-repeated="2"/>
        </table:table-row>
        <table:table-row table:style-name="ro1">
          <table:table-cell office:value-type="string">
            <text:p>002569</text:p>
          </table:table-cell>
          <table:table-cell office:value-type="string">
            <text:p>步森股份</text:p>
          </table:table-cell>
          <table:table-cell office:value-type="float" office:value="627280000">
            <text:p>627280000</text:p>
          </table:table-cell>
          <table:table-cell office:value-type="float" office:value="102020000">
            <text:p>102020000</text:p>
          </table:table-cell>
          <table:table-cell office:value-type="percentage" office:value="0.162638694044127">
            <text:p>16.26%</text:p>
          </table:table-cell>
          <table:table-cell table:number-columns-repeated="2"/>
        </table:table-row>
        <table:table-row table:style-name="ro1">
          <table:table-cell office:value-type="string">
            <text:p>002763</text:p>
          </table:table-cell>
          <table:table-cell office:value-type="string">
            <text:p>汇洁股份</text:p>
          </table:table-cell>
          <table:table-cell office:value-type="float" office:value="1977750000">
            <text:p>1977750000</text:p>
          </table:table-cell>
          <table:table-cell office:value-type="float" office:value="321990000">
            <text:p>321990000</text:p>
          </table:table-cell>
          <table:table-cell office:value-type="percentage" office:value="0.162806219188472">
            <text:p>16.28%</text:p>
          </table:table-cell>
          <table:table-cell table:number-columns-repeated="2"/>
        </table:table-row>
        <table:table-row table:style-name="ro1">
          <table:table-cell office:value-type="string">
            <text:p>002719</text:p>
          </table:table-cell>
          <table:table-cell office:value-type="string">
            <text:p>麦趣尔</text:p>
          </table:table-cell>
          <table:table-cell office:value-type="float" office:value="1364290000">
            <text:p>1364290000</text:p>
          </table:table-cell>
          <table:table-cell office:value-type="float" office:value="222210000">
            <text:p>222210000</text:p>
          </table:table-cell>
          <table:table-cell office:value-type="percentage" office:value="0.162875928138446">
            <text:p>16.29%</text:p>
          </table:table-cell>
          <table:table-cell table:number-columns-repeated="2"/>
        </table:table-row>
        <table:table-row table:style-name="ro1">
          <table:table-cell office:value-type="string">
            <text:p>000592</text:p>
          </table:table-cell>
          <table:table-cell office:value-type="string">
            <text:p>平潭发展</text:p>
          </table:table-cell>
          <table:table-cell office:value-type="float" office:value="4170570000">
            <text:p>4170570000</text:p>
          </table:table-cell>
          <table:table-cell office:value-type="float" office:value="680100000">
            <text:p>680100000</text:p>
          </table:table-cell>
          <table:table-cell office:value-type="percentage" office:value="0.163071234867176">
            <text:p>16.31%</text:p>
          </table:table-cell>
          <table:table-cell table:number-columns-repeated="2"/>
        </table:table-row>
        <table:table-row table:style-name="ro1">
          <table:table-cell office:value-type="string">
            <text:p>002294</text:p>
          </table:table-cell>
          <table:table-cell office:value-type="string">
            <text:p>信立泰</text:p>
          </table:table-cell>
          <table:table-cell office:value-type="float" office:value="6534140000">
            <text:p>6534140000</text:p>
          </table:table-cell>
          <table:table-cell office:value-type="float" office:value="1074070000">
            <text:p>1074070000</text:p>
          </table:table-cell>
          <table:table-cell office:value-type="percentage" office:value="0.164378173715286">
            <text:p>16.44%</text:p>
          </table:table-cell>
          <table:table-cell table:number-columns-repeated="2"/>
        </table:table-row>
        <table:table-row table:style-name="ro1">
          <table:table-cell office:value-type="string">
            <text:p>300206</text:p>
          </table:table-cell>
          <table:table-cell office:value-type="string">
            <text:p>理邦仪器</text:p>
          </table:table-cell>
          <table:table-cell office:value-type="float" office:value="1467410000">
            <text:p>1467410000</text:p>
          </table:table-cell>
          <table:table-cell office:value-type="float" office:value="241680000">
            <text:p>241680000</text:p>
          </table:table-cell>
          <table:table-cell office:value-type="percentage" office:value="0.164698346065517">
            <text:p>16.47%</text:p>
          </table:table-cell>
          <table:table-cell table:number-columns-repeated="2"/>
        </table:table-row>
        <table:table-row table:style-name="ro1">
          <table:table-cell office:value-type="string">
            <text:p>000045</text:p>
          </table:table-cell>
          <table:table-cell office:value-type="string">
            <text:p>深纺织Ａ</text:p>
          </table:table-cell>
          <table:table-cell office:value-type="float" office:value="4119590000">
            <text:p>4119590000</text:p>
          </table:table-cell>
          <table:table-cell office:value-type="float" office:value="679470000">
            <text:p>679470000</text:p>
          </table:table-cell>
          <table:table-cell office:value-type="percentage" office:value="0.164936316478096">
            <text:p>16.49%</text:p>
          </table:table-cell>
          <table:table-cell table:number-columns-repeated="2"/>
        </table:table-row>
        <table:table-row table:style-name="ro1">
          <table:table-cell office:value-type="string">
            <text:p>002517</text:p>
          </table:table-cell>
          <table:table-cell office:value-type="string">
            <text:p>恺英网络</text:p>
          </table:table-cell>
          <table:table-cell office:value-type="float" office:value="4059190000">
            <text:p>4059190000</text:p>
          </table:table-cell>
          <table:table-cell office:value-type="float" office:value="671500000">
            <text:p>671500000</text:p>
          </table:table-cell>
          <table:table-cell office:value-type="percentage" office:value="0.165427092597292">
            <text:p>16.54%</text:p>
          </table:table-cell>
          <table:table-cell table:number-columns-repeated="2"/>
        </table:table-row>
        <table:table-row table:style-name="ro1">
          <table:table-cell office:value-type="string">
            <text:p>603878</text:p>
          </table:table-cell>
          <table:table-cell office:value-type="string">
            <text:p>武进不锈</text:p>
          </table:table-cell>
          <table:table-cell office:value-type="float" office:value="2330320000">
            <text:p>2330320000</text:p>
          </table:table-cell>
          <table:table-cell office:value-type="float" office:value="385750000">
            <text:p>385750000</text:p>
          </table:table-cell>
          <table:table-cell office:value-type="percentage" office:value="0.165535205465344">
            <text:p>16.55%</text:p>
          </table:table-cell>
          <table:table-cell table:number-columns-repeated="2"/>
        </table:table-row>
        <table:table-row table:style-name="ro1">
          <table:table-cell office:value-type="string">
            <text:p>300349</text:p>
          </table:table-cell>
          <table:table-cell office:value-type="string">
            <text:p>金卡智能</text:p>
          </table:table-cell>
          <table:table-cell office:value-type="float" office:value="3330500000">
            <text:p>3330500000</text:p>
          </table:table-cell>
          <table:table-cell office:value-type="float" office:value="551980000">
            <text:p>551980000</text:p>
          </table:table-cell>
          <table:table-cell office:value-type="percentage" office:value="0.165734874643447">
            <text:p>16.57%</text:p>
          </table:table-cell>
          <table:table-cell table:number-columns-repeated="2"/>
        </table:table-row>
        <table:table-row table:style-name="ro1">
          <table:table-cell office:value-type="string">
            <text:p>300316</text:p>
          </table:table-cell>
          <table:table-cell office:value-type="string">
            <text:p>晶盛机电</text:p>
          </table:table-cell>
          <table:table-cell office:value-type="float" office:value="4131140000">
            <text:p>4131140000</text:p>
          </table:table-cell>
          <table:table-cell office:value-type="float" office:value="685440000">
            <text:p>685440000</text:p>
          </table:table-cell>
          <table:table-cell office:value-type="percentage" office:value="0.165920302870394">
            <text:p>16.59%</text:p>
          </table:table-cell>
          <table:table-cell table:number-columns-repeated="2"/>
        </table:table-row>
        <table:table-row table:style-name="ro1">
          <table:table-cell office:value-type="string">
            <text:p>603077</text:p>
          </table:table-cell>
          <table:table-cell office:value-type="string">
            <text:p>和邦生物</text:p>
          </table:table-cell>
          <table:table-cell office:value-type="float" office:value="12927790000">
            <text:p>12927790000</text:p>
          </table:table-cell>
          <table:table-cell office:value-type="float" office:value="2151840000">
            <text:p>2151840000</text:p>
          </table:table-cell>
          <table:table-cell office:value-type="percentage" office:value="0.166450723596222">
            <text:p>16.65%</text:p>
          </table:table-cell>
          <table:table-cell table:number-columns-repeated="2"/>
        </table:table-row>
        <table:table-row table:style-name="ro1">
          <table:table-cell office:value-type="string">
            <text:p>603188</text:p>
          </table:table-cell>
          <table:table-cell office:value-type="string">
            <text:p>亚邦股份</text:p>
          </table:table-cell>
          <table:table-cell office:value-type="float" office:value="4208020000">
            <text:p>4208020000</text:p>
          </table:table-cell>
          <table:table-cell office:value-type="float" office:value="700530000">
            <text:p>700530000</text:p>
          </table:table-cell>
          <table:table-cell office:value-type="percentage" office:value="0.166474969225431">
            <text:p>16.65%</text:p>
          </table:table-cell>
          <table:table-cell table:number-columns-repeated="2"/>
        </table:table-row>
        <table:table-row table:style-name="ro1">
          <table:table-cell office:value-type="string">
            <text:p>002362</text:p>
          </table:table-cell>
          <table:table-cell office:value-type="string">
            <text:p>汉王科技</text:p>
          </table:table-cell>
          <table:table-cell office:value-type="float" office:value="938730000">
            <text:p>938730000</text:p>
          </table:table-cell>
          <table:table-cell office:value-type="float" office:value="156470000">
            <text:p>156470000</text:p>
          </table:table-cell>
          <table:table-cell office:value-type="percentage" office:value="0.166682645702172">
            <text:p>16.67%</text:p>
          </table:table-cell>
          <table:table-cell table:number-columns-repeated="2"/>
        </table:table-row>
        <table:table-row table:style-name="ro1">
          <table:table-cell office:value-type="string">
            <text:p>300434</text:p>
          </table:table-cell>
          <table:table-cell office:value-type="string">
            <text:p>金石东方</text:p>
          </table:table-cell>
          <table:table-cell office:value-type="float" office:value="483790000">
            <text:p>483790000</text:p>
          </table:table-cell>
          <table:table-cell office:value-type="float" office:value="80730000">
            <text:p>80730000</text:p>
          </table:table-cell>
          <table:table-cell office:value-type="percentage" office:value="0.166869922900432">
            <text:p>16.69%</text:p>
          </table:table-cell>
          <table:table-cell table:number-columns-repeated="2"/>
        </table:table-row>
        <table:table-row table:style-name="ro1">
          <table:table-cell office:value-type="string">
            <text:p>300587</text:p>
          </table:table-cell>
          <table:table-cell office:value-type="string">
            <text:p>天铁股份</text:p>
          </table:table-cell>
          <table:table-cell office:value-type="float" office:value="942890000">
            <text:p>942890000</text:p>
          </table:table-cell>
          <table:table-cell office:value-type="float" office:value="157380000">
            <text:p>157380000</text:p>
          </table:table-cell>
          <table:table-cell office:value-type="percentage" office:value="0.166912365175153">
            <text:p>16.69%</text:p>
          </table:table-cell>
          <table:table-cell table:number-columns-repeated="2"/>
        </table:table-row>
        <table:table-row table:style-name="ro1">
          <table:table-cell office:value-type="string">
            <text:p>300478</text:p>
          </table:table-cell>
          <table:table-cell office:value-type="string">
            <text:p>杭州高新</text:p>
          </table:table-cell>
          <table:table-cell office:value-type="float" office:value="618500000">
            <text:p>618500000</text:p>
          </table:table-cell>
          <table:table-cell office:value-type="float" office:value="103560000">
            <text:p>103560000</text:p>
          </table:table-cell>
          <table:table-cell office:value-type="percentage" office:value="0.167437348423606">
            <text:p>16.74%</text:p>
          </table:table-cell>
          <table:table-cell table:number-columns-repeated="2"/>
        </table:table-row>
        <table:table-row table:style-name="ro1">
          <table:table-cell office:value-type="string">
            <text:p>603011</text:p>
          </table:table-cell>
          <table:table-cell office:value-type="string">
            <text:p>合锻智能</text:p>
          </table:table-cell>
          <table:table-cell office:value-type="float" office:value="2014960000">
            <text:p>2014960000</text:p>
          </table:table-cell>
          <table:table-cell office:value-type="float" office:value="337540000">
            <text:p>337540000</text:p>
          </table:table-cell>
          <table:table-cell office:value-type="percentage" office:value="0.167516973041648">
            <text:p>16.75%</text:p>
          </table:table-cell>
          <table:table-cell table:number-columns-repeated="2"/>
        </table:table-row>
        <table:table-row table:style-name="ro1">
          <table:table-cell office:value-type="string">
            <text:p>000916</text:p>
          </table:table-cell>
          <table:table-cell office:value-type="string">
            <text:p>华北高速</text:p>
          </table:table-cell>
          <table:table-cell office:value-type="float" office:value="5940350000">
            <text:p>5940350000</text:p>
          </table:table-cell>
          <table:table-cell office:value-type="float" office:value="995760000">
            <text:p>995760000</text:p>
          </table:table-cell>
          <table:table-cell office:value-type="percentage" office:value="0.167626486654827">
            <text:p>16.76%</text:p>
          </table:table-cell>
          <table:table-cell table:number-columns-repeated="2"/>
        </table:table-row>
        <table:table-row table:style-name="ro1">
          <table:table-cell office:value-type="string">
            <text:p>002812</text:p>
          </table:table-cell>
          <table:table-cell office:value-type="string">
            <text:p>创新股份</text:p>
          </table:table-cell>
          <table:table-cell office:value-type="float" office:value="1889930000">
            <text:p>1889930000</text:p>
          </table:table-cell>
          <table:table-cell office:value-type="float" office:value="317390000">
            <text:p>317390000</text:p>
          </table:table-cell>
          <table:table-cell office:value-type="percentage" office:value="0.167937436836285">
            <text:p>16.79%</text:p>
          </table:table-cell>
          <table:table-cell table:number-columns-repeated="2"/>
        </table:table-row>
        <table:table-row table:style-name="ro1">
          <table:table-cell office:value-type="string">
            <text:p>300502</text:p>
          </table:table-cell>
          <table:table-cell office:value-type="string">
            <text:p>新易盛</text:p>
          </table:table-cell>
          <table:table-cell office:value-type="float" office:value="1197330000">
            <text:p>1197330000</text:p>
          </table:table-cell>
          <table:table-cell office:value-type="float" office:value="201790000">
            <text:p>201790000</text:p>
          </table:table-cell>
          <table:table-cell office:value-type="percentage" office:value="0.168533319970267">
            <text:p>16.85%</text:p>
          </table:table-cell>
          <table:table-cell table:number-columns-repeated="2"/>
        </table:table-row>
        <table:table-row table:style-name="ro1">
          <table:table-cell office:value-type="string">
            <text:p>002469</text:p>
          </table:table-cell>
          <table:table-cell office:value-type="string">
            <text:p>三维工程</text:p>
          </table:table-cell>
          <table:table-cell office:value-type="float" office:value="1526330000">
            <text:p>1526330000</text:p>
          </table:table-cell>
          <table:table-cell office:value-type="float" office:value="257330000">
            <text:p>257330000</text:p>
          </table:table-cell>
          <table:table-cell office:value-type="percentage" office:value="0.168593947573592">
            <text:p>16.86%</text:p>
          </table:table-cell>
          <table:table-cell table:number-columns-repeated="2"/>
        </table:table-row>
        <table:table-row table:style-name="ro1">
          <table:table-cell office:value-type="string">
            <text:p>002254</text:p>
          </table:table-cell>
          <table:table-cell office:value-type="string">
            <text:p>泰和新材</text:p>
          </table:table-cell>
          <table:table-cell office:value-type="float" office:value="2598610000">
            <text:p>2598610000</text:p>
          </table:table-cell>
          <table:table-cell office:value-type="float" office:value="438690000">
            <text:p>438690000</text:p>
          </table:table-cell>
          <table:table-cell office:value-type="percentage" office:value="0.168817175336045">
            <text:p>16.88%</text:p>
          </table:table-cell>
          <table:table-cell table:number-columns-repeated="2"/>
        </table:table-row>
        <table:table-row table:style-name="ro1">
          <table:table-cell office:value-type="string">
            <text:p>601717</text:p>
          </table:table-cell>
          <table:table-cell office:value-type="string">
            <text:p>郑煤机</text:p>
          </table:table-cell>
          <table:table-cell office:value-type="float" office:value="11747900000">
            <text:p>11747900000</text:p>
          </table:table-cell>
          <table:table-cell office:value-type="float" office:value="1989370000">
            <text:p>1989370000</text:p>
          </table:table-cell>
          <table:table-cell office:value-type="percentage" office:value="0.169338349832736">
            <text:p>16.93%</text:p>
          </table:table-cell>
          <table:table-cell table:number-columns-repeated="2"/>
        </table:table-row>
        <table:table-row table:style-name="ro1">
          <table:table-cell office:value-type="string">
            <text:p>300326</text:p>
          </table:table-cell>
          <table:table-cell office:value-type="string">
            <text:p>凯利泰</text:p>
          </table:table-cell>
          <table:table-cell office:value-type="float" office:value="2216930000">
            <text:p>2216930000</text:p>
          </table:table-cell>
          <table:table-cell office:value-type="float" office:value="375630000">
            <text:p>375630000</text:p>
          </table:table-cell>
          <table:table-cell office:value-type="percentage" office:value="0.169437014249435">
            <text:p>16.94%</text:p>
          </table:table-cell>
          <table:table-cell table:number-columns-repeated="2"/>
        </table:table-row>
        <table:table-row table:style-name="ro1">
          <table:table-cell office:value-type="string">
            <text:p>603389</text:p>
          </table:table-cell>
          <table:table-cell office:value-type="string">
            <text:p>亚振家居</text:p>
          </table:table-cell>
          <table:table-cell office:value-type="float" office:value="1022890000">
            <text:p>1022890000</text:p>
          </table:table-cell>
          <table:table-cell office:value-type="float" office:value="173510000">
            <text:p>173510000</text:p>
          </table:table-cell>
          <table:table-cell office:value-type="percentage" office:value="0.169627232644761">
            <text:p>16.96%</text:p>
          </table:table-cell>
          <table:table-cell table:number-columns-repeated="2"/>
        </table:table-row>
        <table:table-row table:style-name="ro1">
          <table:table-cell office:value-type="string">
            <text:p>603200</text:p>
          </table:table-cell>
          <table:table-cell office:value-type="string">
            <text:p>上海洗霸</text:p>
          </table:table-cell>
          <table:table-cell office:value-type="float" office:value="447380000">
            <text:p>447380000</text:p>
          </table:table-cell>
          <table:table-cell office:value-type="float" office:value="75900000">
            <text:p>75900000</text:p>
          </table:table-cell>
          <table:table-cell office:value-type="percentage" office:value="0.169654432473512">
            <text:p>16.97%</text:p>
          </table:table-cell>
          <table:table-cell table:number-columns-repeated="2"/>
        </table:table-row>
        <table:table-row table:style-name="ro1">
          <table:table-cell office:value-type="string">
            <text:p>000886</text:p>
          </table:table-cell>
          <table:table-cell office:value-type="string">
            <text:p>海南高速</text:p>
          </table:table-cell>
          <table:table-cell office:value-type="float" office:value="3126620000">
            <text:p>3126620000</text:p>
          </table:table-cell>
          <table:table-cell office:value-type="float" office:value="530720000">
            <text:p>530720000</text:p>
          </table:table-cell>
          <table:table-cell office:value-type="percentage" office:value="0.16974240553697">
            <text:p>16.97%</text:p>
          </table:table-cell>
          <table:table-cell table:number-columns-repeated="2"/>
        </table:table-row>
        <table:table-row table:style-name="ro1">
          <table:table-cell office:value-type="string">
            <text:p>300419</text:p>
          </table:table-cell>
          <table:table-cell office:value-type="string">
            <text:p>浩丰科技</text:p>
          </table:table-cell>
          <table:table-cell office:value-type="float" office:value="1757130000">
            <text:p>1757130000</text:p>
          </table:table-cell>
          <table:table-cell office:value-type="float" office:value="298960000">
            <text:p>298960000</text:p>
          </table:table-cell>
          <table:table-cell office:value-type="percentage" office:value="0.170141082333123">
            <text:p>17.01%</text:p>
          </table:table-cell>
          <table:table-cell table:number-columns-repeated="2"/>
        </table:table-row>
        <table:table-row table:style-name="ro1">
          <table:table-cell office:value-type="string">
            <text:p>603977</text:p>
          </table:table-cell>
          <table:table-cell office:value-type="string">
            <text:p>国泰集团</text:p>
          </table:table-cell>
          <table:table-cell office:value-type="float" office:value="1202980000">
            <text:p>1202980000</text:p>
          </table:table-cell>
          <table:table-cell office:value-type="float" office:value="204730000">
            <text:p>204730000</text:p>
          </table:table-cell>
          <table:table-cell office:value-type="percentage" office:value="0.170185705498013">
            <text:p>17.02%</text:p>
          </table:table-cell>
          <table:table-cell table:number-columns-repeated="2"/>
        </table:table-row>
        <table:table-row table:style-name="ro1">
          <table:table-cell office:value-type="string">
            <text:p>600488</text:p>
          </table:table-cell>
          <table:table-cell office:value-type="string">
            <text:p>天药股份</text:p>
          </table:table-cell>
          <table:table-cell office:value-type="float" office:value="3001730000">
            <text:p>3001730000</text:p>
          </table:table-cell>
          <table:table-cell office:value-type="float" office:value="511210000">
            <text:p>511210000</text:p>
          </table:table-cell>
          <table:table-cell office:value-type="percentage" office:value="0.170305124045134">
            <text:p>17.03%</text:p>
          </table:table-cell>
          <table:table-cell table:number-columns-repeated="2"/>
        </table:table-row>
        <table:table-row table:style-name="ro1">
          <table:table-cell office:value-type="string">
            <text:p>000576</text:p>
          </table:table-cell>
          <table:table-cell office:value-type="string">
            <text:p>广东甘化</text:p>
          </table:table-cell>
          <table:table-cell office:value-type="float" office:value="1576490000">
            <text:p>1576490000</text:p>
          </table:table-cell>
          <table:table-cell office:value-type="float" office:value="268690000">
            <text:p>268690000</text:p>
          </table:table-cell>
          <table:table-cell office:value-type="percentage" office:value="0.170435587919999">
            <text:p>17.04%</text:p>
          </table:table-cell>
          <table:table-cell table:number-columns-repeated="2"/>
        </table:table-row>
        <table:table-row table:style-name="ro1">
          <table:table-cell office:value-type="string">
            <text:p>300026</text:p>
          </table:table-cell>
          <table:table-cell office:value-type="string">
            <text:p>红日药业</text:p>
          </table:table-cell>
          <table:table-cell office:value-type="float" office:value="7281310000">
            <text:p>7281310000</text:p>
          </table:table-cell>
          <table:table-cell office:value-type="float" office:value="1242660000">
            <text:p>1242660000</text:p>
          </table:table-cell>
          <table:table-cell office:value-type="percentage" office:value="0.170664344740164">
            <text:p>17.07%</text:p>
          </table:table-cell>
          <table:table-cell table:number-columns-repeated="2"/>
        </table:table-row>
        <table:table-row table:style-name="ro1">
          <table:table-cell office:value-type="string">
            <text:p>000650</text:p>
          </table:table-cell>
          <table:table-cell office:value-type="string">
            <text:p>仁和药业</text:p>
          </table:table-cell>
          <table:table-cell office:value-type="float" office:value="3864900000">
            <text:p>3864900000</text:p>
          </table:table-cell>
          <table:table-cell office:value-type="float" office:value="660410000">
            <text:p>660410000</text:p>
          </table:table-cell>
          <table:table-cell office:value-type="percentage" office:value="0.170873761287485">
            <text:p>17.09%</text:p>
          </table:table-cell>
          <table:table-cell table:number-columns-repeated="2"/>
        </table:table-row>
        <table:table-row table:style-name="ro1">
          <table:table-cell office:value-type="string">
            <text:p>300074</text:p>
          </table:table-cell>
          <table:table-cell office:value-type="string">
            <text:p>华平股份</text:p>
          </table:table-cell>
          <table:table-cell office:value-type="float" office:value="1382470000">
            <text:p>1382470000</text:p>
          </table:table-cell>
          <table:table-cell office:value-type="float" office:value="236400000">
            <text:p>236400000</text:p>
          </table:table-cell>
          <table:table-cell office:value-type="percentage" office:value="0.170998285677085">
            <text:p>17.10%</text:p>
          </table:table-cell>
          <table:table-cell table:number-columns-repeated="2"/>
        </table:table-row>
        <table:table-row table:style-name="ro1">
          <table:table-cell office:value-type="string">
            <text:p>002440</text:p>
          </table:table-cell>
          <table:table-cell office:value-type="string">
            <text:p>闰土股份</text:p>
          </table:table-cell>
          <table:table-cell office:value-type="float" office:value="7839400000">
            <text:p>7839400000</text:p>
          </table:table-cell>
          <table:table-cell office:value-type="float" office:value="1340980000">
            <text:p>1340980000</text:p>
          </table:table-cell>
          <table:table-cell office:value-type="percentage" office:value="0.171056458402429">
            <text:p>17.11%</text:p>
          </table:table-cell>
          <table:table-cell table:number-columns-repeated="2"/>
        </table:table-row>
        <table:table-row table:style-name="ro1">
          <table:table-cell office:value-type="string">
            <text:p>300404</text:p>
          </table:table-cell>
          <table:table-cell office:value-type="string">
            <text:p>博济医药</text:p>
          </table:table-cell>
          <table:table-cell office:value-type="float" office:value="518850000">
            <text:p>518850000</text:p>
          </table:table-cell>
          <table:table-cell office:value-type="float" office:value="89010000">
            <text:p>89010000</text:p>
          </table:table-cell>
          <table:table-cell office:value-type="percentage" office:value="0.171552471812663">
            <text:p>17.16%</text:p>
          </table:table-cell>
          <table:table-cell table:number-columns-repeated="2"/>
        </table:table-row>
        <table:table-row table:style-name="ro1">
          <table:table-cell office:value-type="string">
            <text:p>002409</text:p>
          </table:table-cell>
          <table:table-cell office:value-type="string">
            <text:p>雅克科技</text:p>
          </table:table-cell>
          <table:table-cell office:value-type="float" office:value="1839990000">
            <text:p>1839990000</text:p>
          </table:table-cell>
          <table:table-cell office:value-type="float" office:value="317320000">
            <text:p>317320000</text:p>
          </table:table-cell>
          <table:table-cell office:value-type="percentage" office:value="0.172457459007929">
            <text:p>17.25%</text:p>
          </table:table-cell>
          <table:table-cell table:number-columns-repeated="2"/>
        </table:table-row>
        <table:table-row table:style-name="ro1">
          <table:table-cell office:value-type="string">
            <text:p>603488</text:p>
          </table:table-cell>
          <table:table-cell office:value-type="string">
            <text:p>展鹏科技</text:p>
          </table:table-cell>
          <table:table-cell office:value-type="float" office:value="487730000">
            <text:p>487730000</text:p>
          </table:table-cell>
          <table:table-cell office:value-type="float" office:value="84120000">
            <text:p>84120000</text:p>
          </table:table-cell>
          <table:table-cell office:value-type="percentage" office:value="0.17247247452484">
            <text:p>17.25%</text:p>
          </table:table-cell>
          <table:table-cell table:number-columns-repeated="2"/>
        </table:table-row>
        <table:table-row table:style-name="ro1">
          <table:table-cell office:value-type="string">
            <text:p>300586</text:p>
          </table:table-cell>
          <table:table-cell office:value-type="string">
            <text:p>美联新材</text:p>
          </table:table-cell>
          <table:table-cell office:value-type="float" office:value="668410000">
            <text:p>668410000</text:p>
          </table:table-cell>
          <table:table-cell office:value-type="float" office:value="115530000">
            <text:p>115530000</text:p>
          </table:table-cell>
          <table:table-cell office:value-type="percentage" office:value="0.17284301551443">
            <text:p>17.28%</text:p>
          </table:table-cell>
          <table:table-cell table:number-columns-repeated="2"/>
        </table:table-row>
        <table:table-row table:style-name="ro1">
          <table:table-cell office:value-type="string">
            <text:p>603306</text:p>
          </table:table-cell>
          <table:table-cell office:value-type="string">
            <text:p>华懋科技</text:p>
          </table:table-cell>
          <table:table-cell office:value-type="float" office:value="1571730000">
            <text:p>1571730000</text:p>
          </table:table-cell>
          <table:table-cell office:value-type="float" office:value="271860000">
            <text:p>271860000</text:p>
          </table:table-cell>
          <table:table-cell office:value-type="percentage" office:value="0.172968639651849">
            <text:p>17.30%</text:p>
          </table:table-cell>
          <table:table-cell table:number-columns-repeated="2"/>
        </table:table-row>
        <table:table-row table:style-name="ro1">
          <table:table-cell office:value-type="string">
            <text:p>600714</text:p>
          </table:table-cell>
          <table:table-cell office:value-type="string">
            <text:p>金瑞矿业</text:p>
          </table:table-cell>
          <table:table-cell office:value-type="float" office:value="712250000">
            <text:p>712250000</text:p>
          </table:table-cell>
          <table:table-cell office:value-type="float" office:value="123240000">
            <text:p>123240000</text:p>
          </table:table-cell>
          <table:table-cell office:value-type="percentage" office:value="0.173029133029133">
            <text:p>17.30%</text:p>
          </table:table-cell>
          <table:table-cell table:number-columns-repeated="2"/>
        </table:table-row>
        <table:table-row table:style-name="ro1">
          <table:table-cell office:value-type="string">
            <text:p>300353</text:p>
          </table:table-cell>
          <table:table-cell office:value-type="string">
            <text:p>东土科技</text:p>
          </table:table-cell>
          <table:table-cell office:value-type="float" office:value="2537960000">
            <text:p>2537960000</text:p>
          </table:table-cell>
          <table:table-cell office:value-type="float" office:value="439450000">
            <text:p>439450000</text:p>
          </table:table-cell>
          <table:table-cell office:value-type="percentage" office:value="0.173150877082381">
            <text:p>17.32%</text:p>
          </table:table-cell>
          <table:table-cell table:number-columns-repeated="2"/>
        </table:table-row>
        <table:table-row table:style-name="ro1">
          <table:table-cell office:value-type="string">
            <text:p>002746</text:p>
          </table:table-cell>
          <table:table-cell office:value-type="string">
            <text:p>仙坛股份</text:p>
          </table:table-cell>
          <table:table-cell office:value-type="float" office:value="2485260000">
            <text:p>2485260000</text:p>
          </table:table-cell>
          <table:table-cell office:value-type="float" office:value="430370000">
            <text:p>430370000</text:p>
          </table:table-cell>
          <table:table-cell office:value-type="percentage" office:value="0.173169004450239">
            <text:p>17.32%</text:p>
          </table:table-cell>
          <table:table-cell table:number-columns-repeated="2"/>
        </table:table-row>
        <table:table-row table:style-name="ro1">
          <table:table-cell office:value-type="string">
            <text:p>002613</text:p>
          </table:table-cell>
          <table:table-cell office:value-type="string">
            <text:p>北玻股份</text:p>
          </table:table-cell>
          <table:table-cell office:value-type="float" office:value="1957210000">
            <text:p>1957210000</text:p>
          </table:table-cell>
          <table:table-cell office:value-type="float" office:value="339040000">
            <text:p>339040000</text:p>
          </table:table-cell>
          <table:table-cell office:value-type="percentage" office:value="0.173226173992571">
            <text:p>17.32%</text:p>
          </table:table-cell>
          <table:table-cell table:number-columns-repeated="2"/>
        </table:table-row>
        <table:table-row table:style-name="ro1">
          <table:table-cell office:value-type="string">
            <text:p>002144</text:p>
          </table:table-cell>
          <table:table-cell office:value-type="string">
            <text:p>宏达高科</text:p>
          </table:table-cell>
          <table:table-cell office:value-type="float" office:value="2054710000">
            <text:p>2054710000</text:p>
          </table:table-cell>
          <table:table-cell office:value-type="float" office:value="356480000">
            <text:p>356480000</text:p>
          </table:table-cell>
          <table:table-cell office:value-type="percentage" office:value="0.173494069722735">
            <text:p>17.35%</text:p>
          </table:table-cell>
          <table:table-cell table:number-columns-repeated="2"/>
        </table:table-row>
        <table:table-row table:style-name="ro1">
          <table:table-cell office:value-type="string">
            <text:p>300151</text:p>
          </table:table-cell>
          <table:table-cell office:value-type="string">
            <text:p>昌红科技</text:p>
          </table:table-cell>
          <table:table-cell office:value-type="float" office:value="1007310000">
            <text:p>1007310000</text:p>
          </table:table-cell>
          <table:table-cell office:value-type="float" office:value="175290000">
            <text:p>175290000</text:p>
          </table:table-cell>
          <table:table-cell office:value-type="percentage" office:value="0.174017928939453">
            <text:p>17.40%</text:p>
          </table:table-cell>
          <table:table-cell table:number-columns-repeated="2"/>
        </table:table-row>
        <table:table-row table:style-name="ro1">
          <table:table-cell office:value-type="string">
            <text:p>300550</text:p>
          </table:table-cell>
          <table:table-cell office:value-type="string">
            <text:p>和仁科技</text:p>
          </table:table-cell>
          <table:table-cell office:value-type="float" office:value="588990000">
            <text:p>588990000</text:p>
          </table:table-cell>
          <table:table-cell office:value-type="float" office:value="102660000">
            <text:p>102660000</text:p>
          </table:table-cell>
          <table:table-cell office:value-type="percentage" office:value="0.174298375184638">
            <text:p>17.43%</text:p>
          </table:table-cell>
          <table:table-cell table:number-columns-repeated="2"/>
        </table:table-row>
        <table:table-row table:style-name="ro1">
          <table:table-cell office:value-type="string">
            <text:p>002270</text:p>
          </table:table-cell>
          <table:table-cell office:value-type="string">
            <text:p>华明装备</text:p>
          </table:table-cell>
          <table:table-cell office:value-type="float" office:value="2275070000">
            <text:p>2275070000</text:p>
          </table:table-cell>
          <table:table-cell office:value-type="float" office:value="396690000">
            <text:p>396690000</text:p>
          </table:table-cell>
          <table:table-cell office:value-type="percentage" office:value="0.174363865727208">
            <text:p>17.44%</text:p>
          </table:table-cell>
          <table:table-cell table:number-columns-repeated="2"/>
        </table:table-row>
        <table:table-row table:style-name="ro1">
          <table:table-cell office:value-type="string">
            <text:p>600721</text:p>
          </table:table-cell>
          <table:table-cell office:value-type="string">
            <text:p>百花村</text:p>
          </table:table-cell>
          <table:table-cell office:value-type="float" office:value="2783930000">
            <text:p>2783930000</text:p>
          </table:table-cell>
          <table:table-cell office:value-type="float" office:value="485520000">
            <text:p>485520000</text:p>
          </table:table-cell>
          <table:table-cell office:value-type="percentage" office:value="0.174400936805164">
            <text:p>17.44%</text:p>
          </table:table-cell>
          <table:table-cell table:number-columns-repeated="2"/>
        </table:table-row>
        <table:table-row table:style-name="ro1">
          <table:table-cell office:value-type="string">
            <text:p>600865</text:p>
          </table:table-cell>
          <table:table-cell office:value-type="string">
            <text:p>百大集团</text:p>
          </table:table-cell>
          <table:table-cell office:value-type="float" office:value="2070590000">
            <text:p>2070590000</text:p>
          </table:table-cell>
          <table:table-cell office:value-type="float" office:value="363000000">
            <text:p>363000000</text:p>
          </table:table-cell>
          <table:table-cell office:value-type="percentage" office:value="0.175312350586065">
            <text:p>17.53%</text:p>
          </table:table-cell>
          <table:table-cell table:number-columns-repeated="2"/>
        </table:table-row>
        <table:table-row table:style-name="ro1">
          <table:table-cell office:value-type="string">
            <text:p>300054</text:p>
          </table:table-cell>
          <table:table-cell office:value-type="string">
            <text:p>鼎龙股份</text:p>
          </table:table-cell>
          <table:table-cell office:value-type="float" office:value="2987600000">
            <text:p>2987600000</text:p>
          </table:table-cell>
          <table:table-cell office:value-type="float" office:value="524580000">
            <text:p>524580000</text:p>
          </table:table-cell>
          <table:table-cell office:value-type="percentage" office:value="0.175585754451734">
            <text:p>17.56%</text:p>
          </table:table-cell>
          <table:table-cell table:number-columns-repeated="2"/>
        </table:table-row>
        <table:table-row table:style-name="ro1">
          <table:table-cell office:value-type="string">
            <text:p>600633</text:p>
          </table:table-cell>
          <table:table-cell office:value-type="string">
            <text:p>浙数文化</text:p>
          </table:table-cell>
          <table:table-cell office:value-type="float" office:value="9319540000">
            <text:p>9319540000</text:p>
          </table:table-cell>
          <table:table-cell office:value-type="float" office:value="1642450000">
            <text:p>1642450000</text:p>
          </table:table-cell>
          <table:table-cell office:value-type="percentage" office:value="0.176237239177041">
            <text:p>17.62%</text:p>
          </table:table-cell>
          <table:table-cell table:number-columns-repeated="2"/>
        </table:table-row>
        <table:table-row table:style-name="ro1">
          <table:table-cell office:value-type="string">
            <text:p>300359</text:p>
          </table:table-cell>
          <table:table-cell office:value-type="string">
            <text:p>全通教育</text:p>
          </table:table-cell>
          <table:table-cell office:value-type="float" office:value="2570560000">
            <text:p>2570560000</text:p>
          </table:table-cell>
          <table:table-cell office:value-type="float" office:value="453390000">
            <text:p>453390000</text:p>
          </table:table-cell>
          <table:table-cell office:value-type="percentage" office:value="0.176377909871779">
            <text:p>17.64%</text:p>
          </table:table-cell>
          <table:table-cell table:number-columns-repeated="2"/>
        </table:table-row>
        <table:table-row table:style-name="ro1">
          <table:table-cell office:value-type="string">
            <text:p>002677</text:p>
          </table:table-cell>
          <table:table-cell office:value-type="string">
            <text:p>浙江美大</text:p>
          </table:table-cell>
          <table:table-cell office:value-type="float" office:value="1397630000">
            <text:p>1397630000</text:p>
          </table:table-cell>
          <table:table-cell office:value-type="float" office:value="246580000">
            <text:p>246580000</text:p>
          </table:table-cell>
          <table:table-cell office:value-type="percentage" office:value="0.176427237537832">
            <text:p>17.64%</text:p>
          </table:table-cell>
          <table:table-cell table:number-columns-repeated="2"/>
        </table:table-row>
        <table:table-row table:style-name="ro1">
          <table:table-cell office:value-type="string">
            <text:p>600854</text:p>
          </table:table-cell>
          <table:table-cell office:value-type="string">
            <text:p>春兰股份</text:p>
          </table:table-cell>
          <table:table-cell office:value-type="float" office:value="2283390000">
            <text:p>2283390000</text:p>
          </table:table-cell>
          <table:table-cell office:value-type="float" office:value="402950000">
            <text:p>402950000</text:p>
          </table:table-cell>
          <table:table-cell office:value-type="percentage" office:value="0.176470073005487">
            <text:p>17.65%</text:p>
          </table:table-cell>
          <table:table-cell table:number-columns-repeated="2"/>
        </table:table-row>
        <table:table-row table:style-name="ro1">
          <table:table-cell office:value-type="string">
            <text:p>603859</text:p>
          </table:table-cell>
          <table:table-cell office:value-type="string">
            <text:p>能科股份</text:p>
          </table:table-cell>
          <table:table-cell office:value-type="float" office:value="804750000">
            <text:p>804750000</text:p>
          </table:table-cell>
          <table:table-cell office:value-type="float" office:value="142120000">
            <text:p>142120000</text:p>
          </table:table-cell>
          <table:table-cell office:value-type="percentage" office:value="0.176601429015222">
            <text:p>17.66%</text:p>
          </table:table-cell>
          <table:table-cell table:number-columns-repeated="2"/>
        </table:table-row>
        <table:table-row table:style-name="ro1">
          <table:table-cell office:value-type="string">
            <text:p>002827</text:p>
          </table:table-cell>
          <table:table-cell office:value-type="string">
            <text:p>高争民爆</text:p>
          </table:table-cell>
          <table:table-cell office:value-type="float" office:value="928300000">
            <text:p>928300000</text:p>
          </table:table-cell>
          <table:table-cell office:value-type="float" office:value="164030000">
            <text:p>164030000</text:p>
          </table:table-cell>
          <table:table-cell office:value-type="percentage" office:value="0.176699342884843">
            <text:p>17.67%</text:p>
          </table:table-cell>
          <table:table-cell table:number-columns-repeated="2"/>
        </table:table-row>
        <table:table-row table:style-name="ro1">
          <table:table-cell office:value-type="string">
            <text:p>300613</text:p>
          </table:table-cell>
          <table:table-cell office:value-type="string">
            <text:p>富瀚微</text:p>
          </table:table-cell>
          <table:table-cell office:value-type="float" office:value="334180000">
            <text:p>334180000</text:p>
          </table:table-cell>
          <table:table-cell office:value-type="float" office:value="59170000">
            <text:p>59170000</text:p>
          </table:table-cell>
          <table:table-cell office:value-type="percentage" office:value="0.177060266922018">
            <text:p>17.71%</text:p>
          </table:table-cell>
          <table:table-cell table:number-columns-repeated="2"/>
        </table:table-row>
        <table:table-row table:style-name="ro1">
          <table:table-cell office:value-type="string">
            <text:p>300537</text:p>
          </table:table-cell>
          <table:table-cell office:value-type="string">
            <text:p>广信材料</text:p>
          </table:table-cell>
          <table:table-cell office:value-type="float" office:value="585010000">
            <text:p>585010000</text:p>
          </table:table-cell>
          <table:table-cell office:value-type="float" office:value="103720000">
            <text:p>103720000</text:p>
          </table:table-cell>
          <table:table-cell office:value-type="percentage" office:value="0.177296114596332">
            <text:p>17.73%</text:p>
          </table:table-cell>
          <table:table-cell table:number-columns-repeated="2"/>
        </table:table-row>
        <table:table-row table:style-name="ro1">
          <table:table-cell office:value-type="string">
            <text:p>002529</text:p>
          </table:table-cell>
          <table:table-cell office:value-type="string">
            <text:p>海源机械</text:p>
          </table:table-cell>
          <table:table-cell office:value-type="float" office:value="1897970000">
            <text:p>1897970000</text:p>
          </table:table-cell>
          <table:table-cell office:value-type="float" office:value="337590000">
            <text:p>337590000</text:p>
          </table:table-cell>
          <table:table-cell office:value-type="percentage" office:value="0.177868986338035">
            <text:p>17.79%</text:p>
          </table:table-cell>
          <table:table-cell table:number-columns-repeated="2"/>
        </table:table-row>
        <table:table-row table:style-name="ro1">
          <table:table-cell office:value-type="string">
            <text:p>002425</text:p>
          </table:table-cell>
          <table:table-cell office:value-type="string">
            <text:p>凯撒文化</text:p>
          </table:table-cell>
          <table:table-cell office:value-type="float" office:value="4208750000">
            <text:p>4208750000</text:p>
          </table:table-cell>
          <table:table-cell office:value-type="float" office:value="748620000">
            <text:p>748620000</text:p>
          </table:table-cell>
          <table:table-cell office:value-type="percentage" office:value="0.17787228987229">
            <text:p>17.79%</text:p>
          </table:table-cell>
          <table:table-cell table:number-columns-repeated="2"/>
        </table:table-row>
        <table:table-row table:style-name="ro1">
          <table:table-cell office:value-type="string">
            <text:p>300209</text:p>
          </table:table-cell>
          <table:table-cell office:value-type="string">
            <text:p>天泽信息</text:p>
          </table:table-cell>
          <table:table-cell office:value-type="float" office:value="2451570000">
            <text:p>2451570000</text:p>
          </table:table-cell>
          <table:table-cell office:value-type="float" office:value="436190000">
            <text:p>436190000</text:p>
          </table:table-cell>
          <table:table-cell office:value-type="percentage" office:value="0.177922718910739">
            <text:p>17.79%</text:p>
          </table:table-cell>
          <table:table-cell table:number-columns-repeated="2"/>
        </table:table-row>
        <table:table-row table:style-name="ro1">
          <table:table-cell office:value-type="string">
            <text:p>600987</text:p>
          </table:table-cell>
          <table:table-cell office:value-type="string">
            <text:p>航民股份</text:p>
          </table:table-cell>
          <table:table-cell office:value-type="float" office:value="4283690000">
            <text:p>4283690000</text:p>
          </table:table-cell>
          <table:table-cell office:value-type="float" office:value="762530000">
            <text:p>762530000</text:p>
          </table:table-cell>
          <table:table-cell office:value-type="percentage" office:value="0.178007745658533">
            <text:p>17.80%</text:p>
          </table:table-cell>
          <table:table-cell table:number-columns-repeated="2"/>
        </table:table-row>
        <table:table-row table:style-name="ro1">
          <table:table-cell office:value-type="string">
            <text:p>002783</text:p>
          </table:table-cell>
          <table:table-cell office:value-type="string">
            <text:p>凯龙股份</text:p>
          </table:table-cell>
          <table:table-cell office:value-type="float" office:value="1897560000">
            <text:p>1897560000</text:p>
          </table:table-cell>
          <table:table-cell office:value-type="float" office:value="338460000">
            <text:p>338460000</text:p>
          </table:table-cell>
          <table:table-cell office:value-type="percentage" office:value="0.178365901473471">
            <text:p>17.84%</text:p>
          </table:table-cell>
          <table:table-cell table:number-columns-repeated="2"/>
        </table:table-row>
        <table:table-row table:style-name="ro1">
          <table:table-cell office:value-type="string">
            <text:p>300622</text:p>
          </table:table-cell>
          <table:table-cell office:value-type="string">
            <text:p>博士眼镜</text:p>
          </table:table-cell>
          <table:table-cell office:value-type="float" office:value="298700000">
            <text:p>298700000</text:p>
          </table:table-cell>
          <table:table-cell office:value-type="float" office:value="53310000">
            <text:p>53310000</text:p>
          </table:table-cell>
          <table:table-cell office:value-type="percentage" office:value="0.17847338466689">
            <text:p>17.85%</text:p>
          </table:table-cell>
          <table:table-cell table:number-columns-repeated="2"/>
        </table:table-row>
        <table:table-row table:style-name="ro1">
          <table:table-cell office:value-type="string">
            <text:p>000892</text:p>
          </table:table-cell>
          <table:table-cell office:value-type="string">
            <text:p>欢瑞世纪</text:p>
          </table:table-cell>
          <table:table-cell office:value-type="float" office:value="3284820000">
            <text:p>3284820000</text:p>
          </table:table-cell>
          <table:table-cell office:value-type="float" office:value="586540000">
            <text:p>586540000</text:p>
          </table:table-cell>
          <table:table-cell office:value-type="percentage" office:value="0.178560773497482">
            <text:p>17.86%</text:p>
          </table:table-cell>
          <table:table-cell table:number-columns-repeated="2"/>
        </table:table-row>
        <table:table-row table:style-name="ro1">
          <table:table-cell office:value-type="string">
            <text:p>002706</text:p>
          </table:table-cell>
          <table:table-cell office:value-type="string">
            <text:p>良信电器</text:p>
          </table:table-cell>
          <table:table-cell office:value-type="float" office:value="1891540000">
            <text:p>1891540000</text:p>
          </table:table-cell>
          <table:table-cell office:value-type="float" office:value="338050000">
            <text:p>338050000</text:p>
          </table:table-cell>
          <table:table-cell office:value-type="percentage" office:value="0.178716812755744">
            <text:p>17.87%</text:p>
          </table:table-cell>
          <table:table-cell table:number-columns-repeated="2"/>
        </table:table-row>
        <table:table-row table:style-name="ro1">
          <table:table-cell office:value-type="string">
            <text:p>000889</text:p>
          </table:table-cell>
          <table:table-cell office:value-type="string">
            <text:p>茂业通信</text:p>
          </table:table-cell>
          <table:table-cell office:value-type="float" office:value="2989900000">
            <text:p>2989900000</text:p>
          </table:table-cell>
          <table:table-cell office:value-type="float" office:value="535070000">
            <text:p>535070000</text:p>
          </table:table-cell>
          <table:table-cell office:value-type="percentage" office:value="0.178959162513796">
            <text:p>17.90%</text:p>
          </table:table-cell>
          <table:table-cell table:number-columns-repeated="2"/>
        </table:table-row>
        <table:table-row table:style-name="ro1">
          <table:table-cell office:value-type="string">
            <text:p>300247</text:p>
          </table:table-cell>
          <table:table-cell office:value-type="string">
            <text:p>乐金健康</text:p>
          </table:table-cell>
          <table:table-cell office:value-type="float" office:value="2858740000">
            <text:p>2858740000</text:p>
          </table:table-cell>
          <table:table-cell office:value-type="float" office:value="512390000">
            <text:p>512390000</text:p>
          </table:table-cell>
          <table:table-cell office:value-type="percentage" office:value="0.17923630690444">
            <text:p>17.92%</text:p>
          </table:table-cell>
          <table:table-cell table:number-columns-repeated="2"/>
        </table:table-row>
        <table:table-row table:style-name="ro1">
          <table:table-cell office:value-type="string">
            <text:p>600252</text:p>
          </table:table-cell>
          <table:table-cell office:value-type="string">
            <text:p>中恒集团</text:p>
          </table:table-cell>
          <table:table-cell office:value-type="float" office:value="6489460000">
            <text:p>6489460000</text:p>
          </table:table-cell>
          <table:table-cell office:value-type="float" office:value="1164030000">
            <text:p>1164030000</text:p>
          </table:table-cell>
          <table:table-cell office:value-type="percentage" office:value="0.179372397703353">
            <text:p>17.94%</text:p>
          </table:table-cell>
          <table:table-cell table:number-columns-repeated="2"/>
        </table:table-row>
        <table:table-row table:style-name="ro1">
          <table:table-cell office:value-type="string">
            <text:p>603601</text:p>
          </table:table-cell>
          <table:table-cell office:value-type="string">
            <text:p>再升科技</text:p>
          </table:table-cell>
          <table:table-cell office:value-type="float" office:value="1352990000">
            <text:p>1352990000</text:p>
          </table:table-cell>
          <table:table-cell office:value-type="float" office:value="242720000">
            <text:p>242720000</text:p>
          </table:table-cell>
          <table:table-cell office:value-type="percentage" office:value="0.179395265301296">
            <text:p>17.94%</text:p>
          </table:table-cell>
          <table:table-cell table:number-columns-repeated="2"/>
        </table:table-row>
        <table:table-row table:style-name="ro1">
          <table:table-cell office:value-type="string">
            <text:p>000541</text:p>
          </table:table-cell>
          <table:table-cell office:value-type="string">
            <text:p>佛山照明</text:p>
          </table:table-cell>
          <table:table-cell office:value-type="float" office:value="6100170000">
            <text:p>6100170000</text:p>
          </table:table-cell>
          <table:table-cell office:value-type="float" office:value="1094690000">
            <text:p>1094690000</text:p>
          </table:table-cell>
          <table:table-cell office:value-type="percentage" office:value="0.179452375917392">
            <text:p>17.95%</text:p>
          </table:table-cell>
          <table:table-cell table:number-columns-repeated="2"/>
        </table:table-row>
        <table:table-row table:style-name="ro1">
          <table:table-cell office:value-type="string">
            <text:p>300620</text:p>
          </table:table-cell>
          <table:table-cell office:value-type="string">
            <text:p>光库科技</text:p>
          </table:table-cell>
          <table:table-cell office:value-type="float" office:value="243170000">
            <text:p>243170000</text:p>
          </table:table-cell>
          <table:table-cell office:value-type="float" office:value="43700000">
            <text:p>43700000</text:p>
          </table:table-cell>
          <table:table-cell office:value-type="percentage" office:value="0.179709668133405">
            <text:p>17.97%</text:p>
          </table:table-cell>
          <table:table-cell table:number-columns-repeated="2"/>
        </table:table-row>
        <table:table-row table:style-name="ro1">
          <table:table-cell office:value-type="string">
            <text:p>300307</text:p>
          </table:table-cell>
          <table:table-cell office:value-type="string">
            <text:p>慈星股份</text:p>
          </table:table-cell>
          <table:table-cell office:value-type="float" office:value="4804690000">
            <text:p>4804690000</text:p>
          </table:table-cell>
          <table:table-cell office:value-type="float" office:value="865350000">
            <text:p>865350000</text:p>
          </table:table-cell>
          <table:table-cell office:value-type="percentage" office:value="0.180105272140346">
            <text:p>18.01%</text:p>
          </table:table-cell>
          <table:table-cell table:number-columns-repeated="2"/>
        </table:table-row>
        <table:table-row table:style-name="ro1">
          <table:table-cell office:value-type="string">
            <text:p>002634</text:p>
          </table:table-cell>
          <table:table-cell office:value-type="string">
            <text:p>棒杰股份</text:p>
          </table:table-cell>
          <table:table-cell office:value-type="float" office:value="1093030000">
            <text:p>1093030000</text:p>
          </table:table-cell>
          <table:table-cell office:value-type="float" office:value="196870000">
            <text:p>196870000</text:p>
          </table:table-cell>
          <table:table-cell office:value-type="percentage" office:value="0.180113995041307">
            <text:p>18.01%</text:p>
          </table:table-cell>
          <table:table-cell table:number-columns-repeated="2"/>
        </table:table-row>
        <table:table-row table:style-name="ro1">
          <table:table-cell office:value-type="string">
            <text:p>300304</text:p>
          </table:table-cell>
          <table:table-cell office:value-type="string">
            <text:p>云意电气</text:p>
          </table:table-cell>
          <table:table-cell office:value-type="float" office:value="2044050000">
            <text:p>2044050000</text:p>
          </table:table-cell>
          <table:table-cell office:value-type="float" office:value="368860000">
            <text:p>368860000</text:p>
          </table:table-cell>
          <table:table-cell office:value-type="percentage" office:value="0.180455468310462">
            <text:p>18.05%</text:p>
          </table:table-cell>
          <table:table-cell table:number-columns-repeated="2"/>
        </table:table-row>
        <table:table-row table:style-name="ro1">
          <table:table-cell office:value-type="string">
            <text:p>002041</text:p>
          </table:table-cell>
          <table:table-cell office:value-type="string">
            <text:p>登海种业</text:p>
          </table:table-cell>
          <table:table-cell office:value-type="float" office:value="4467480000">
            <text:p>4467480000</text:p>
          </table:table-cell>
          <table:table-cell office:value-type="float" office:value="806250000">
            <text:p>806250000</text:p>
          </table:table-cell>
          <table:table-cell office:value-type="percentage" office:value="0.180470869483467">
            <text:p>18.05%</text:p>
          </table:table-cell>
          <table:table-cell table:number-columns-repeated="2"/>
        </table:table-row>
        <table:table-row table:style-name="ro1">
          <table:table-cell office:value-type="string">
            <text:p>002591</text:p>
          </table:table-cell>
          <table:table-cell office:value-type="string">
            <text:p>恒大高新</text:p>
          </table:table-cell>
          <table:table-cell office:value-type="float" office:value="922950000">
            <text:p>922950000</text:p>
          </table:table-cell>
          <table:table-cell office:value-type="float" office:value="166850000">
            <text:p>166850000</text:p>
          </table:table-cell>
          <table:table-cell office:value-type="percentage" office:value="0.180779023782437">
            <text:p>18.08%</text:p>
          </table:table-cell>
          <table:table-cell table:number-columns-repeated="2"/>
        </table:table-row>
        <table:table-row table:style-name="ro1">
          <table:table-cell office:value-type="string">
            <text:p>002398</text:p>
          </table:table-cell>
          <table:table-cell office:value-type="string">
            <text:p>建研集团</text:p>
          </table:table-cell>
          <table:table-cell office:value-type="float" office:value="2657050000">
            <text:p>2657050000</text:p>
          </table:table-cell>
          <table:table-cell office:value-type="float" office:value="480440000">
            <text:p>480440000</text:p>
          </table:table-cell>
          <table:table-cell office:value-type="percentage" office:value="0.180817071564329">
            <text:p>18.08%</text:p>
          </table:table-cell>
          <table:table-cell table:number-columns-repeated="2"/>
        </table:table-row>
        <table:table-row table:style-name="ro1">
          <table:table-cell office:value-type="string">
            <text:p>002382</text:p>
          </table:table-cell>
          <table:table-cell office:value-type="string">
            <text:p>蓝帆医疗</text:p>
          </table:table-cell>
          <table:table-cell office:value-type="float" office:value="1587010000">
            <text:p>1587010000</text:p>
          </table:table-cell>
          <table:table-cell office:value-type="float" office:value="286980000">
            <text:p>286980000</text:p>
          </table:table-cell>
          <table:table-cell office:value-type="percentage" office:value="0.180830618584634">
            <text:p>18.08%</text:p>
          </table:table-cell>
          <table:table-cell table:number-columns-repeated="2"/>
        </table:table-row>
        <table:table-row table:style-name="ro1">
          <table:table-cell office:value-type="string">
            <text:p>002861</text:p>
          </table:table-cell>
          <table:table-cell office:value-type="string">
            <text:p>瀛通通讯</text:p>
          </table:table-cell>
          <table:table-cell office:value-type="float" office:value="686500000">
            <text:p>686500000</text:p>
          </table:table-cell>
          <table:table-cell office:value-type="float" office:value="124290000">
            <text:p>124290000</text:p>
          </table:table-cell>
          <table:table-cell office:value-type="percentage" office:value="0.181048798252003">
            <text:p>18.10%</text:p>
          </table:table-cell>
          <table:table-cell table:number-columns-repeated="2"/>
        </table:table-row>
        <table:table-row table:style-name="ro1">
          <table:table-cell office:value-type="string">
            <text:p>603328</text:p>
          </table:table-cell>
          <table:table-cell office:value-type="string">
            <text:p>依顿电子</text:p>
          </table:table-cell>
          <table:table-cell office:value-type="float" office:value="5796340000">
            <text:p>5796340000</text:p>
          </table:table-cell>
          <table:table-cell office:value-type="float" office:value="1049480000">
            <text:p>1049480000</text:p>
          </table:table-cell>
          <table:table-cell office:value-type="percentage" office:value="0.181059082110435">
            <text:p>18.11%</text:p>
          </table:table-cell>
          <table:table-cell table:number-columns-repeated="2"/>
        </table:table-row>
        <table:table-row table:style-name="ro1">
          <table:table-cell office:value-type="string">
            <text:p>600054</text:p>
          </table:table-cell>
          <table:table-cell office:value-type="string">
            <text:p>黄山旅游</text:p>
          </table:table-cell>
          <table:table-cell office:value-type="float" office:value="5154110000">
            <text:p>5154110000</text:p>
          </table:table-cell>
          <table:table-cell office:value-type="float" office:value="933450000">
            <text:p>933450000</text:p>
          </table:table-cell>
          <table:table-cell office:value-type="percentage" office:value="0.181107892536248">
            <text:p>18.11%</text:p>
          </table:table-cell>
          <table:table-cell table:number-columns-repeated="2"/>
        </table:table-row>
        <table:table-row table:style-name="ro1">
          <table:table-cell office:value-type="string">
            <text:p>601958</text:p>
          </table:table-cell>
          <table:table-cell office:value-type="string">
            <text:p>金钼股份</text:p>
          </table:table-cell>
          <table:table-cell office:value-type="float" office:value="15874330000">
            <text:p>15874330000</text:p>
          </table:table-cell>
          <table:table-cell office:value-type="float" office:value="2878490000">
            <text:p>2878490000</text:p>
          </table:table-cell>
          <table:table-cell office:value-type="percentage" office:value="0.181329857701081">
            <text:p>18.13%</text:p>
          </table:table-cell>
          <table:table-cell table:number-columns-repeated="2"/>
        </table:table-row>
        <table:table-row table:style-name="ro1">
          <table:table-cell office:value-type="string">
            <text:p>600616</text:p>
          </table:table-cell>
          <table:table-cell office:value-type="string">
            <text:p>金枫酒业</text:p>
          </table:table-cell>
          <table:table-cell office:value-type="float" office:value="2442820000">
            <text:p>2442820000</text:p>
          </table:table-cell>
          <table:table-cell office:value-type="float" office:value="443250000">
            <text:p>443250000</text:p>
          </table:table-cell>
          <table:table-cell office:value-type="percentage" office:value="0.181450127311877">
            <text:p>18.15%</text:p>
          </table:table-cell>
          <table:table-cell table:number-columns-repeated="2"/>
        </table:table-row>
        <table:table-row table:style-name="ro1">
          <table:table-cell office:value-type="string">
            <text:p>300302</text:p>
          </table:table-cell>
          <table:table-cell office:value-type="string">
            <text:p>同有科技</text:p>
          </table:table-cell>
          <table:table-cell office:value-type="float" office:value="879620000">
            <text:p>879620000</text:p>
          </table:table-cell>
          <table:table-cell office:value-type="float" office:value="159660000">
            <text:p>159660000</text:p>
          </table:table-cell>
          <table:table-cell office:value-type="percentage" office:value="0.181510197585321">
            <text:p>18.15%</text:p>
          </table:table-cell>
          <table:table-cell table:number-columns-repeated="2"/>
        </table:table-row>
        <table:table-row table:style-name="ro2">
          <table:table-cell office:value-type="string">
            <text:p>000511</text:p>
          </table:table-cell>
          <table:table-cell office:value-type="string">
            <text:p>*ST烯碳</text:p>
          </table:table-cell>
          <table:table-cell office:value-type="float" office:value="2323190000">
            <text:p>2323190000</text:p>
          </table:table-cell>
          <table:table-cell office:value-type="float" office:value="422470000">
            <text:p>422470000</text:p>
          </table:table-cell>
          <table:table-cell office:value-type="percentage" office:value="0.181849095424825">
            <text:p>18.18%</text:p>
          </table:table-cell>
          <table:table-cell table:number-columns-repeated="2"/>
        </table:table-row>
        <table:table-row table:style-name="ro1">
          <table:table-cell office:value-type="string">
            <text:p>002022</text:p>
          </table:table-cell>
          <table:table-cell office:value-type="string">
            <text:p>科华生物</text:p>
          </table:table-cell>
          <table:table-cell office:value-type="float" office:value="2323190000">
            <text:p>2323190000</text:p>
          </table:table-cell>
          <table:table-cell office:value-type="float" office:value="422470000">
            <text:p>422470000</text:p>
          </table:table-cell>
          <table:table-cell office:value-type="percentage" office:value="0.181849095424825">
            <text:p>18.18%</text:p>
          </table:table-cell>
          <table:table-cell table:number-columns-repeated="2"/>
        </table:table-row>
        <table:table-row table:style-name="ro1">
          <table:table-cell office:value-type="string">
            <text:p>002104</text:p>
          </table:table-cell>
          <table:table-cell office:value-type="string">
            <text:p>恒宝股份</text:p>
          </table:table-cell>
          <table:table-cell office:value-type="float" office:value="2034030000">
            <text:p>2034030000</text:p>
          </table:table-cell>
          <table:table-cell office:value-type="float" office:value="370050000">
            <text:p>370050000</text:p>
          </table:table-cell>
          <table:table-cell office:value-type="percentage" office:value="0.181929470066813">
            <text:p>18.19%</text:p>
          </table:table-cell>
          <table:table-cell table:number-columns-repeated="2"/>
        </table:table-row>
        <table:table-row table:style-name="ro1">
          <table:table-cell office:value-type="string">
            <text:p>300229</text:p>
          </table:table-cell>
          <table:table-cell office:value-type="string">
            <text:p>拓尔思</text:p>
          </table:table-cell>
          <table:table-cell office:value-type="float" office:value="2061570000">
            <text:p>2061570000</text:p>
          </table:table-cell>
          <table:table-cell office:value-type="float" office:value="375450000">
            <text:p>375450000</text:p>
          </table:table-cell>
          <table:table-cell office:value-type="percentage" office:value="0.182118482515753">
            <text:p>18.21%</text:p>
          </table:table-cell>
          <table:table-cell table:number-columns-repeated="2"/>
        </table:table-row>
        <table:table-row table:style-name="ro1">
          <table:table-cell office:value-type="string">
            <text:p>300166</text:p>
          </table:table-cell>
          <table:table-cell office:value-type="string">
            <text:p>东方国信</text:p>
          </table:table-cell>
          <table:table-cell office:value-type="float" office:value="4939630000">
            <text:p>4939630000</text:p>
          </table:table-cell>
          <table:table-cell office:value-type="float" office:value="901090000">
            <text:p>901090000</text:p>
          </table:table-cell>
          <table:table-cell office:value-type="percentage" office:value="0.1824205456684">
            <text:p>18.24%</text:p>
          </table:table-cell>
          <table:table-cell table:number-columns-repeated="2"/>
        </table:table-row>
        <table:table-row table:style-name="ro1">
          <table:table-cell office:value-type="string">
            <text:p>600209</text:p>
          </table:table-cell>
          <table:table-cell office:value-type="string">
            <text:p>罗顿发展</text:p>
          </table:table-cell>
          <table:table-cell office:value-type="float" office:value="909390000">
            <text:p>909390000</text:p>
          </table:table-cell>
          <table:table-cell office:value-type="float" office:value="166450000">
            <text:p>166450000</text:p>
          </table:table-cell>
          <table:table-cell office:value-type="percentage" office:value="0.183034781556868">
            <text:p>18.30%</text:p>
          </table:table-cell>
          <table:table-cell table:number-columns-repeated="2"/>
        </table:table-row>
        <table:table-row table:style-name="ro1">
          <table:table-cell office:value-type="string">
            <text:p>300560</text:p>
          </table:table-cell>
          <table:table-cell office:value-type="string">
            <text:p>中富通</text:p>
          </table:table-cell>
          <table:table-cell office:value-type="float" office:value="553700000">
            <text:p>553700000</text:p>
          </table:table-cell>
          <table:table-cell office:value-type="float" office:value="101460000">
            <text:p>101460000</text:p>
          </table:table-cell>
          <table:table-cell office:value-type="percentage" office:value="0.183240021672386">
            <text:p>18.32%</text:p>
          </table:table-cell>
          <table:table-cell table:number-columns-repeated="2"/>
        </table:table-row>
        <table:table-row table:style-name="ro1">
          <table:table-cell office:value-type="string">
            <text:p>300287</text:p>
          </table:table-cell>
          <table:table-cell office:value-type="string">
            <text:p>飞利信</text:p>
          </table:table-cell>
          <table:table-cell office:value-type="float" office:value="6742130000">
            <text:p>6742130000</text:p>
          </table:table-cell>
          <table:table-cell office:value-type="float" office:value="1236590000">
            <text:p>1236590000</text:p>
          </table:table-cell>
          <table:table-cell office:value-type="percentage" office:value="0.183412363748548">
            <text:p>18.34%</text:p>
          </table:table-cell>
          <table:table-cell table:number-columns-repeated="2"/>
        </table:table-row>
        <table:table-row table:style-name="ro1">
          <table:table-cell office:value-type="string">
            <text:p>002642</text:p>
          </table:table-cell>
          <table:table-cell office:value-type="string">
            <text:p>荣之联</text:p>
          </table:table-cell>
          <table:table-cell office:value-type="float" office:value="4680510000">
            <text:p>4680510000</text:p>
          </table:table-cell>
          <table:table-cell office:value-type="float" office:value="859810000">
            <text:p>859810000</text:p>
          </table:table-cell>
          <table:table-cell office:value-type="percentage" office:value="0.183700066873054">
            <text:p>18.37%</text:p>
          </table:table-cell>
          <table:table-cell table:number-columns-repeated="2"/>
        </table:table-row>
        <table:table-row table:style-name="ro1">
          <table:table-cell office:value-type="string">
            <text:p>600539</text:p>
          </table:table-cell>
          <table:table-cell office:value-type="string">
            <text:p>狮头股份</text:p>
          </table:table-cell>
          <table:table-cell office:value-type="float" office:value="584120000">
            <text:p>584120000</text:p>
          </table:table-cell>
          <table:table-cell office:value-type="float" office:value="107330000">
            <text:p>107330000</text:p>
          </table:table-cell>
          <table:table-cell office:value-type="percentage" office:value="0.183746490447168">
            <text:p>18.37%</text:p>
          </table:table-cell>
          <table:table-cell table:number-columns-repeated="2"/>
        </table:table-row>
        <table:table-row table:style-name="ro1">
          <table:table-cell office:value-type="string">
            <text:p>300204</text:p>
          </table:table-cell>
          <table:table-cell office:value-type="string">
            <text:p>舒泰神</text:p>
          </table:table-cell>
          <table:table-cell office:value-type="float" office:value="2350600000">
            <text:p>2350600000</text:p>
          </table:table-cell>
          <table:table-cell office:value-type="float" office:value="432320000">
            <text:p>432320000</text:p>
          </table:table-cell>
          <table:table-cell office:value-type="percentage" office:value="0.183918999404407">
            <text:p>18.39%</text:p>
          </table:table-cell>
          <table:table-cell table:number-columns-repeated="2"/>
        </table:table-row>
        <table:table-row table:style-name="ro1">
          <table:table-cell office:value-type="string">
            <text:p>603015</text:p>
          </table:table-cell>
          <table:table-cell office:value-type="string">
            <text:p>弘讯科技</text:p>
          </table:table-cell>
          <table:table-cell office:value-type="float" office:value="1383000000">
            <text:p>1383000000</text:p>
          </table:table-cell>
          <table:table-cell office:value-type="float" office:value="254480000">
            <text:p>254480000</text:p>
          </table:table-cell>
          <table:table-cell office:value-type="percentage" office:value="0.184005784526392">
            <text:p>18.40%</text:p>
          </table:table-cell>
          <table:table-cell table:number-columns-repeated="2"/>
        </table:table-row>
        <table:table-row table:style-name="ro1">
          <table:table-cell office:value-type="string">
            <text:p>002791</text:p>
          </table:table-cell>
          <table:table-cell office:value-type="string">
            <text:p>坚朗五金</text:p>
          </table:table-cell>
          <table:table-cell office:value-type="float" office:value="3065810000">
            <text:p>3065810000</text:p>
          </table:table-cell>
          <table:table-cell office:value-type="float" office:value="564210000">
            <text:p>564210000</text:p>
          </table:table-cell>
          <table:table-cell office:value-type="percentage" office:value="0.184032930938316">
            <text:p>18.40%</text:p>
          </table:table-cell>
          <table:table-cell table:number-columns-repeated="2"/>
        </table:table-row>
        <table:table-row table:style-name="ro1">
          <table:table-cell office:value-type="string">
            <text:p>600090</text:p>
          </table:table-cell>
          <table:table-cell office:value-type="string">
            <text:p>同济堂</text:p>
          </table:table-cell>
          <table:table-cell office:value-type="float" office:value="7269630000">
            <text:p>7269630000</text:p>
          </table:table-cell>
          <table:table-cell office:value-type="float" office:value="1343340000">
            <text:p>1343340000</text:p>
          </table:table-cell>
          <table:table-cell office:value-type="percentage" office:value="0.184787946566744">
            <text:p>18.48%</text:p>
          </table:table-cell>
          <table:table-cell table:number-columns-repeated="2"/>
        </table:table-row>
        <table:table-row table:style-name="ro1">
          <table:table-cell office:value-type="string">
            <text:p>603311</text:p>
          </table:table-cell>
          <table:table-cell office:value-type="string">
            <text:p>金海环境</text:p>
          </table:table-cell>
          <table:table-cell office:value-type="float" office:value="851960000">
            <text:p>851960000</text:p>
          </table:table-cell>
          <table:table-cell office:value-type="float" office:value="157460000">
            <text:p>157460000</text:p>
          </table:table-cell>
          <table:table-cell office:value-type="percentage" office:value="0.184820883609559">
            <text:p>18.48%</text:p>
          </table:table-cell>
          <table:table-cell table:number-columns-repeated="2"/>
        </table:table-row>
        <table:table-row table:style-name="ro1">
          <table:table-cell office:value-type="string">
            <text:p>300315</text:p>
          </table:table-cell>
          <table:table-cell office:value-type="string">
            <text:p>掌趣科技</text:p>
          </table:table-cell>
          <table:table-cell office:value-type="float" office:value="10401420000">
            <text:p>10401420000</text:p>
          </table:table-cell>
          <table:table-cell office:value-type="float" office:value="1923200000">
            <text:p>1923200000</text:p>
          </table:table-cell>
          <table:table-cell office:value-type="percentage" office:value="0.184897831257655">
            <text:p>18.49%</text:p>
          </table:table-cell>
          <table:table-cell table:number-columns-repeated="2"/>
        </table:table-row>
        <table:table-row table:style-name="ro1">
          <table:table-cell office:value-type="string">
            <text:p>002625</text:p>
          </table:table-cell>
          <table:table-cell office:value-type="string">
            <text:p>龙生股份</text:p>
          </table:table-cell>
          <table:table-cell office:value-type="float" office:value="739800000">
            <text:p>739800000</text:p>
          </table:table-cell>
          <table:table-cell office:value-type="float" office:value="137150000">
            <text:p>137150000</text:p>
          </table:table-cell>
          <table:table-cell office:value-type="percentage" office:value="0.185387942687213">
            <text:p>18.54%</text:p>
          </table:table-cell>
          <table:table-cell table:number-columns-repeated="2"/>
        </table:table-row>
        <table:table-row table:style-name="ro2">
          <table:table-cell office:value-type="string">
            <text:p>002473</text:p>
          </table:table-cell>
          <table:table-cell office:value-type="string">
            <text:p>*ST圣莱</text:p>
          </table:table-cell>
          <table:table-cell office:value-type="float" office:value="444700000">
            <text:p>444700000</text:p>
          </table:table-cell>
          <table:table-cell office:value-type="float" office:value="82520000">
            <text:p>82520000</text:p>
          </table:table-cell>
          <table:table-cell office:value-type="percentage" office:value="0.185563301101866">
            <text:p>18.56%</text:p>
          </table:table-cell>
          <table:table-cell table:number-columns-repeated="2"/>
        </table:table-row>
        <table:table-row table:style-name="ro1">
          <table:table-cell office:value-type="string">
            <text:p>603022</text:p>
          </table:table-cell>
          <table:table-cell office:value-type="string">
            <text:p>新通联</text:p>
          </table:table-cell>
          <table:table-cell office:value-type="float" office:value="709640000">
            <text:p>709640000</text:p>
          </table:table-cell>
          <table:table-cell office:value-type="float" office:value="131870000">
            <text:p>131870000</text:p>
          </table:table-cell>
          <table:table-cell office:value-type="percentage" office:value="0.185826616312496">
            <text:p>18.58%</text:p>
          </table:table-cell>
          <table:table-cell table:number-columns-repeated="2"/>
        </table:table-row>
        <table:table-row table:style-name="ro1">
          <table:table-cell office:value-type="string">
            <text:p>300004</text:p>
          </table:table-cell>
          <table:table-cell office:value-type="string">
            <text:p>南风股份</text:p>
          </table:table-cell>
          <table:table-cell office:value-type="float" office:value="3826420000">
            <text:p>3826420000</text:p>
          </table:table-cell>
          <table:table-cell office:value-type="float" office:value="711160000">
            <text:p>711160000</text:p>
          </table:table-cell>
          <table:table-cell office:value-type="percentage" office:value="0.185855185787237">
            <text:p>18.59%</text:p>
          </table:table-cell>
          <table:table-cell table:number-columns-repeated="2"/>
        </table:table-row>
        <table:table-row table:style-name="ro1">
          <table:table-cell office:value-type="string">
            <text:p>300373</text:p>
          </table:table-cell>
          <table:table-cell office:value-type="string">
            <text:p>扬杰科技</text:p>
          </table:table-cell>
          <table:table-cell office:value-type="float" office:value="2488830000">
            <text:p>2488830000</text:p>
          </table:table-cell>
          <table:table-cell office:value-type="float" office:value="463630000">
            <text:p>463630000</text:p>
          </table:table-cell>
          <table:table-cell office:value-type="percentage" office:value="0.186284318334318">
            <text:p>18.63%</text:p>
          </table:table-cell>
          <table:table-cell table:number-columns-repeated="2"/>
        </table:table-row>
        <table:table-row table:style-name="ro1">
          <table:table-cell office:value-type="string">
            <text:p>000568</text:p>
          </table:table-cell>
          <table:table-cell office:value-type="string">
            <text:p>泸州老窖</text:p>
          </table:table-cell>
          <table:table-cell office:value-type="float" office:value="13674040000">
            <text:p>13674040000</text:p>
          </table:table-cell>
          <table:table-cell office:value-type="float" office:value="2549400000">
            <text:p>2549400000</text:p>
          </table:table-cell>
          <table:table-cell office:value-type="percentage" office:value="0.186440876288207">
            <text:p>18.64%</text:p>
          </table:table-cell>
          <table:table-cell table:number-columns-repeated="2"/>
        </table:table-row>
        <table:table-row table:style-name="ro1">
          <table:table-cell office:value-type="string">
            <text:p>000408</text:p>
          </table:table-cell>
          <table:table-cell office:value-type="string">
            <text:p>金谷源</text:p>
          </table:table-cell>
          <table:table-cell office:value-type="float" office:value="7360720000">
            <text:p>7360720000</text:p>
          </table:table-cell>
          <table:table-cell office:value-type="float" office:value="1372500000">
            <text:p>1372500000</text:p>
          </table:table-cell>
          <table:table-cell office:value-type="percentage" office:value="0.186462737340912">
            <text:p>18.65%</text:p>
          </table:table-cell>
          <table:table-cell table:number-columns-repeated="2"/>
        </table:table-row>
        <table:table-row table:style-name="ro1">
          <table:table-cell office:value-type="string">
            <text:p>002561</text:p>
          </table:table-cell>
          <table:table-cell office:value-type="string">
            <text:p>徐家汇</text:p>
          </table:table-cell>
          <table:table-cell office:value-type="float" office:value="2567210000">
            <text:p>2567210000</text:p>
          </table:table-cell>
          <table:table-cell office:value-type="float" office:value="478870000">
            <text:p>478870000</text:p>
          </table:table-cell>
          <table:table-cell office:value-type="percentage" office:value="0.186533240366">
            <text:p>18.65%</text:p>
          </table:table-cell>
          <table:table-cell table:number-columns-repeated="2"/>
        </table:table-row>
        <table:table-row table:style-name="ro1">
          <table:table-cell office:value-type="string">
            <text:p>300177</text:p>
          </table:table-cell>
          <table:table-cell office:value-type="string">
            <text:p>中海达</text:p>
          </table:table-cell>
          <table:table-cell office:value-type="float" office:value="2057590000">
            <text:p>2057590000</text:p>
          </table:table-cell>
          <table:table-cell office:value-type="float" office:value="383820000">
            <text:p>383820000</text:p>
          </table:table-cell>
          <table:table-cell office:value-type="percentage" office:value="0.186538620424866">
            <text:p>18.65%</text:p>
          </table:table-cell>
          <table:table-cell table:number-columns-repeated="2"/>
        </table:table-row>
        <table:table-row table:style-name="ro1">
          <table:table-cell office:value-type="string">
            <text:p>300290</text:p>
          </table:table-cell>
          <table:table-cell office:value-type="string">
            <text:p>荣科科技</text:p>
          </table:table-cell>
          <table:table-cell office:value-type="float" office:value="1112070000">
            <text:p>1112070000</text:p>
          </table:table-cell>
          <table:table-cell office:value-type="float" office:value="207710000">
            <text:p>207710000</text:p>
          </table:table-cell>
          <table:table-cell office:value-type="percentage" office:value="0.186777810749323">
            <text:p>18.68%</text:p>
          </table:table-cell>
          <table:table-cell table:number-columns-repeated="2"/>
        </table:table-row>
        <table:table-row table:style-name="ro1">
          <table:table-cell office:value-type="string">
            <text:p>002213</text:p>
          </table:table-cell>
          <table:table-cell office:value-type="string">
            <text:p>特 尔 佳</text:p>
          </table:table-cell>
          <table:table-cell office:value-type="float" office:value="440170000">
            <text:p>440170000</text:p>
          </table:table-cell>
          <table:table-cell office:value-type="float" office:value="82240000">
            <text:p>82240000</text:p>
          </table:table-cell>
          <table:table-cell office:value-type="percentage" office:value="0.186836903923484">
            <text:p>18.68%</text:p>
          </table:table-cell>
          <table:table-cell table:number-columns-repeated="2"/>
        </table:table-row>
        <table:table-row table:style-name="ro1">
          <table:table-cell office:value-type="string">
            <text:p>002666</text:p>
          </table:table-cell>
          <table:table-cell office:value-type="string">
            <text:p>德联集团</text:p>
          </table:table-cell>
          <table:table-cell office:value-type="float" office:value="3386900000">
            <text:p>3386900000</text:p>
          </table:table-cell>
          <table:table-cell office:value-type="float" office:value="632910000">
            <text:p>632910000</text:p>
          </table:table-cell>
          <table:table-cell office:value-type="percentage" office:value="0.186869999114234">
            <text:p>18.69%</text:p>
          </table:table-cell>
          <table:table-cell table:number-columns-repeated="2"/>
        </table:table-row>
        <table:table-row table:style-name="ro1">
          <table:table-cell office:value-type="string">
            <text:p>000563</text:p>
          </table:table-cell>
          <table:table-cell office:value-type="string">
            <text:p>陕国投Ａ</text:p>
          </table:table-cell>
          <table:table-cell office:value-type="float" office:value="9504670000">
            <text:p>9504670000</text:p>
          </table:table-cell>
          <table:table-cell office:value-type="float" office:value="1776310000">
            <text:p>1776310000</text:p>
          </table:table-cell>
          <table:table-cell office:value-type="percentage" office:value="0.186888129729912">
            <text:p>18.69%</text:p>
          </table:table-cell>
          <table:table-cell table:number-columns-repeated="2"/>
        </table:table-row>
        <table:table-row table:style-name="ro1">
          <table:table-cell office:value-type="string">
            <text:p>601996</text:p>
          </table:table-cell>
          <table:table-cell office:value-type="string">
            <text:p>丰林集团</text:p>
          </table:table-cell>
          <table:table-cell office:value-type="float" office:value="2207880000">
            <text:p>2207880000</text:p>
          </table:table-cell>
          <table:table-cell office:value-type="float" office:value="412740000">
            <text:p>412740000</text:p>
          </table:table-cell>
          <table:table-cell office:value-type="percentage" office:value="0.186939507581934">
            <text:p>18.69%</text:p>
          </table:table-cell>
          <table:table-cell table:number-columns-repeated="2"/>
        </table:table-row>
        <table:table-row table:style-name="ro1">
          <table:table-cell office:value-type="string">
            <text:p>002226</text:p>
          </table:table-cell>
          <table:table-cell office:value-type="string">
            <text:p>江南化工</text:p>
          </table:table-cell>
          <table:table-cell office:value-type="float" office:value="5120570000">
            <text:p>5120570000</text:p>
          </table:table-cell>
          <table:table-cell office:value-type="float" office:value="958590000">
            <text:p>958590000</text:p>
          </table:table-cell>
          <table:table-cell office:value-type="percentage" office:value="0.187203768330479">
            <text:p>18.72%</text:p>
          </table:table-cell>
          <table:table-cell table:number-columns-repeated="2"/>
        </table:table-row>
        <table:table-row table:style-name="ro1">
          <table:table-cell office:value-type="string">
            <text:p>600897</text:p>
          </table:table-cell>
          <table:table-cell office:value-type="string">
            <text:p>厦门空港</text:p>
          </table:table-cell>
          <table:table-cell office:value-type="float" office:value="4309150000">
            <text:p>4309150000</text:p>
          </table:table-cell>
          <table:table-cell office:value-type="float" office:value="808570000">
            <text:p>808570000</text:p>
          </table:table-cell>
          <table:table-cell office:value-type="percentage" office:value="0.187640253878375">
            <text:p>18.76%</text:p>
          </table:table-cell>
          <table:table-cell table:number-columns-repeated="2"/>
        </table:table-row>
        <table:table-row table:style-name="ro1">
          <table:table-cell office:value-type="string">
            <text:p>002428</text:p>
          </table:table-cell>
          <table:table-cell office:value-type="string">
            <text:p>云南锗业</text:p>
          </table:table-cell>
          <table:table-cell office:value-type="float" office:value="1905800000">
            <text:p>1905800000</text:p>
          </table:table-cell>
          <table:table-cell office:value-type="float" office:value="357650000">
            <text:p>357650000</text:p>
          </table:table-cell>
          <table:table-cell office:value-type="percentage" office:value="0.187663973134642">
            <text:p>18.77%</text:p>
          </table:table-cell>
          <table:table-cell table:number-columns-repeated="2"/>
        </table:table-row>
        <table:table-row table:style-name="ro1">
          <table:table-cell office:value-type="string">
            <text:p>002780</text:p>
          </table:table-cell>
          <table:table-cell office:value-type="string">
            <text:p>三夫户外</text:p>
          </table:table-cell>
          <table:table-cell office:value-type="float" office:value="482910000">
            <text:p>482910000</text:p>
          </table:table-cell>
          <table:table-cell office:value-type="float" office:value="90960000">
            <text:p>90960000</text:p>
          </table:table-cell>
          <table:table-cell office:value-type="percentage" office:value="0.188358079145182">
            <text:p>18.84%</text:p>
          </table:table-cell>
          <table:table-cell table:number-columns-repeated="2"/>
        </table:table-row>
        <table:table-row table:style-name="ro1">
          <table:table-cell office:value-type="string">
            <text:p>002026</text:p>
          </table:table-cell>
          <table:table-cell office:value-type="string">
            <text:p>山东威达</text:p>
          </table:table-cell>
          <table:table-cell office:value-type="float" office:value="2770640000">
            <text:p>2770640000</text:p>
          </table:table-cell>
          <table:table-cell office:value-type="float" office:value="521970000">
            <text:p>521970000</text:p>
          </table:table-cell>
          <table:table-cell office:value-type="percentage" office:value="0.18839329541189">
            <text:p>18.84%</text:p>
          </table:table-cell>
          <table:table-cell table:number-columns-repeated="2"/>
        </table:table-row>
        <table:table-row table:style-name="ro1">
          <table:table-cell office:value-type="string">
            <text:p>002033</text:p>
          </table:table-cell>
          <table:table-cell office:value-type="string">
            <text:p>丽江旅游</text:p>
          </table:table-cell>
          <table:table-cell office:value-type="float" office:value="2777740000">
            <text:p>2777740000</text:p>
          </table:table-cell>
          <table:table-cell office:value-type="float" office:value="523360000">
            <text:p>523360000</text:p>
          </table:table-cell>
          <table:table-cell office:value-type="percentage" office:value="0.188412162405409">
            <text:p>18.84%</text:p>
          </table:table-cell>
          <table:table-cell table:number-columns-repeated="2"/>
        </table:table-row>
        <table:table-row table:style-name="ro1">
          <table:table-cell office:value-type="string">
            <text:p>002107</text:p>
          </table:table-cell>
          <table:table-cell office:value-type="string">
            <text:p>沃华医药</text:p>
          </table:table-cell>
          <table:table-cell office:value-type="float" office:value="705630000">
            <text:p>705630000</text:p>
          </table:table-cell>
          <table:table-cell office:value-type="float" office:value="132990000">
            <text:p>132990000</text:p>
          </table:table-cell>
          <table:table-cell office:value-type="percentage" office:value="0.188469877981378">
            <text:p>18.85%</text:p>
          </table:table-cell>
          <table:table-cell table:number-columns-repeated="2"/>
        </table:table-row>
        <table:table-row table:style-name="ro1">
          <table:table-cell office:value-type="string">
            <text:p>002379</text:p>
          </table:table-cell>
          <table:table-cell office:value-type="string">
            <text:p>宏创控股</text:p>
          </table:table-cell>
          <table:table-cell office:value-type="float" office:value="1488420000">
            <text:p>1488420000</text:p>
          </table:table-cell>
          <table:table-cell office:value-type="float" office:value="280730000">
            <text:p>280730000</text:p>
          </table:table-cell>
          <table:table-cell office:value-type="percentage" office:value="0.188609397885006">
            <text:p>18.86%</text:p>
          </table:table-cell>
          <table:table-cell table:number-columns-repeated="2"/>
        </table:table-row>
        <table:table-row table:style-name="ro1">
          <table:table-cell office:value-type="string">
            <text:p>600613</text:p>
          </table:table-cell>
          <table:table-cell office:value-type="string">
            <text:p>神奇制药</text:p>
          </table:table-cell>
          <table:table-cell office:value-type="float" office:value="3002500000">
            <text:p>3002500000</text:p>
          </table:table-cell>
          <table:table-cell office:value-type="float" office:value="567560000">
            <text:p>567560000</text:p>
          </table:table-cell>
          <table:table-cell office:value-type="percentage" office:value="0.189029142381349">
            <text:p>18.90%</text:p>
          </table:table-cell>
          <table:table-cell table:number-columns-repeated="2"/>
        </table:table-row>
        <table:table-row table:style-name="ro1">
          <table:table-cell office:value-type="string">
            <text:p>603900</text:p>
          </table:table-cell>
          <table:table-cell office:value-type="string">
            <text:p>通灵珠宝</text:p>
          </table:table-cell>
          <table:table-cell office:value-type="float" office:value="2493150000">
            <text:p>2493150000</text:p>
          </table:table-cell>
          <table:table-cell office:value-type="float" office:value="471390000">
            <text:p>471390000</text:p>
          </table:table-cell>
          <table:table-cell office:value-type="percentage" office:value="0.189074062932435">
            <text:p>18.91%</text:p>
          </table:table-cell>
          <table:table-cell table:number-columns-repeated="2"/>
        </table:table-row>
        <table:table-row table:style-name="ro1">
          <table:table-cell office:value-type="string">
            <text:p>300306</text:p>
          </table:table-cell>
          <table:table-cell office:value-type="string">
            <text:p>远方光电</text:p>
          </table:table-cell>
          <table:table-cell office:value-type="float" office:value="2293250000">
            <text:p>2293250000</text:p>
          </table:table-cell>
          <table:table-cell office:value-type="float" office:value="433880000">
            <text:p>433880000</text:p>
          </table:table-cell>
          <table:table-cell office:value-type="percentage" office:value="0.189198735419165">
            <text:p>18.92%</text:p>
          </table:table-cell>
          <table:table-cell table:number-columns-repeated="2"/>
        </table:table-row>
        <table:table-row table:style-name="ro1">
          <table:table-cell office:value-type="string">
            <text:p>600207</text:p>
          </table:table-cell>
          <table:table-cell office:value-type="string">
            <text:p>安彩高科</text:p>
          </table:table-cell>
          <table:table-cell office:value-type="float" office:value="2390520000">
            <text:p>2390520000</text:p>
          </table:table-cell>
          <table:table-cell office:value-type="float" office:value="452310000">
            <text:p>452310000</text:p>
          </table:table-cell>
          <table:table-cell office:value-type="percentage" office:value="0.189209879022137">
            <text:p>18.92%</text:p>
          </table:table-cell>
          <table:table-cell table:number-columns-repeated="2"/>
        </table:table-row>
        <table:table-row table:style-name="ro1">
          <table:table-cell office:value-type="string">
            <text:p>002507</text:p>
          </table:table-cell>
          <table:table-cell office:value-type="string">
            <text:p>涪陵榨菜</text:p>
          </table:table-cell>
          <table:table-cell office:value-type="float" office:value="1932370000">
            <text:p>1932370000</text:p>
          </table:table-cell>
          <table:table-cell office:value-type="float" office:value="365950000">
            <text:p>365950000</text:p>
          </table:table-cell>
          <table:table-cell office:value-type="percentage" office:value="0.189378845666203">
            <text:p>18.94%</text:p>
          </table:table-cell>
          <table:table-cell table:number-columns-repeated="2"/>
        </table:table-row>
        <table:table-row table:style-name="ro1">
          <table:table-cell office:value-type="string">
            <text:p>002317</text:p>
          </table:table-cell>
          <table:table-cell office:value-type="string">
            <text:p>众生药业</text:p>
          </table:table-cell>
          <table:table-cell office:value-type="float" office:value="4225410000">
            <text:p>4225410000</text:p>
          </table:table-cell>
          <table:table-cell office:value-type="float" office:value="801230000">
            <text:p>801230000</text:p>
          </table:table-cell>
          <table:table-cell office:value-type="percentage" office:value="0.189621835514187">
            <text:p>18.96%</text:p>
          </table:table-cell>
          <table:table-cell table:number-columns-repeated="2"/>
        </table:table-row>
        <table:table-row table:style-name="ro1">
          <table:table-cell office:value-type="string">
            <text:p>300610</text:p>
          </table:table-cell>
          <table:table-cell office:value-type="string">
            <text:p>晨化股份</text:p>
          </table:table-cell>
          <table:table-cell office:value-type="float" office:value="482320000">
            <text:p>482320000</text:p>
          </table:table-cell>
          <table:table-cell office:value-type="float" office:value="91640000">
            <text:p>91640000</text:p>
          </table:table-cell>
          <table:table-cell office:value-type="percentage" office:value="0.189998341350141">
            <text:p>19.00%</text:p>
          </table:table-cell>
          <table:table-cell table:number-columns-repeated="2"/>
        </table:table-row>
        <table:table-row table:style-name="ro1">
          <table:table-cell office:value-type="string">
            <text:p>002196</text:p>
          </table:table-cell>
          <table:table-cell office:value-type="string">
            <text:p>方正电机</text:p>
          </table:table-cell>
          <table:table-cell office:value-type="float" office:value="2904120000">
            <text:p>2904120000</text:p>
          </table:table-cell>
          <table:table-cell office:value-type="float" office:value="552090000">
            <text:p>552090000</text:p>
          </table:table-cell>
          <table:table-cell office:value-type="percentage" office:value="0.190105780752861">
            <text:p>19.01%</text:p>
          </table:table-cell>
          <table:table-cell table:number-columns-repeated="2"/>
        </table:table-row>
        <table:table-row table:style-name="ro1">
          <table:table-cell office:value-type="string">
            <text:p>300375</text:p>
          </table:table-cell>
          <table:table-cell office:value-type="string">
            <text:p>鹏翎股份</text:p>
          </table:table-cell>
          <table:table-cell office:value-type="float" office:value="1567060000">
            <text:p>1567060000</text:p>
          </table:table-cell>
          <table:table-cell office:value-type="float" office:value="298060000">
            <text:p>298060000</text:p>
          </table:table-cell>
          <table:table-cell office:value-type="percentage" office:value="0.190203310658175">
            <text:p>19.02%</text:p>
          </table:table-cell>
          <table:table-cell table:number-columns-repeated="2"/>
        </table:table-row>
        <table:table-row table:style-name="ro1">
          <table:table-cell office:value-type="string">
            <text:p>002181</text:p>
          </table:table-cell>
          <table:table-cell office:value-type="string">
            <text:p>粤 传 媒</text:p>
          </table:table-cell>
          <table:table-cell office:value-type="float" office:value="4690010000">
            <text:p>4690010000</text:p>
          </table:table-cell>
          <table:table-cell office:value-type="float" office:value="892440000">
            <text:p>892440000</text:p>
          </table:table-cell>
          <table:table-cell office:value-type="percentage" office:value="0.19028530856011">
            <text:p>19.03%</text:p>
          </table:table-cell>
          <table:table-cell table:number-columns-repeated="2"/>
        </table:table-row>
        <table:table-row table:style-name="ro1">
          <table:table-cell office:value-type="string">
            <text:p>300604</text:p>
          </table:table-cell>
          <table:table-cell office:value-type="string">
            <text:p>长川科技</text:p>
          </table:table-cell>
          <table:table-cell office:value-type="float" office:value="276610000">
            <text:p>276610000</text:p>
          </table:table-cell>
          <table:table-cell office:value-type="float" office:value="52650000">
            <text:p>52650000</text:p>
          </table:table-cell>
          <table:table-cell office:value-type="percentage" office:value="0.19034019015943">
            <text:p>19.03%</text:p>
          </table:table-cell>
          <table:table-cell table:number-columns-repeated="2"/>
        </table:table-row>
        <table:table-row table:style-name="ro1">
          <table:table-cell office:value-type="string">
            <text:p>002444</text:p>
          </table:table-cell>
          <table:table-cell office:value-type="string">
            <text:p>巨星科技</text:p>
          </table:table-cell>
          <table:table-cell office:value-type="float" office:value="7092740000">
            <text:p>7092740000</text:p>
          </table:table-cell>
          <table:table-cell office:value-type="float" office:value="1352750000">
            <text:p>1352750000</text:p>
          </table:table-cell>
          <table:table-cell office:value-type="percentage" office:value="0.190723190191661">
            <text:p>19.07%</text:p>
          </table:table-cell>
          <table:table-cell table:number-columns-repeated="2"/>
        </table:table-row>
        <table:table-row table:style-name="ro1">
          <table:table-cell office:value-type="string">
            <text:p>300487</text:p>
          </table:table-cell>
          <table:table-cell office:value-type="string">
            <text:p>蓝晓科技</text:p>
          </table:table-cell>
          <table:table-cell office:value-type="float" office:value="892450000">
            <text:p>892450000</text:p>
          </table:table-cell>
          <table:table-cell office:value-type="float" office:value="170390000">
            <text:p>170390000</text:p>
          </table:table-cell>
          <table:table-cell office:value-type="percentage" office:value="0.190923861280744">
            <text:p>19.09%</text:p>
          </table:table-cell>
          <table:table-cell table:number-columns-repeated="2"/>
        </table:table-row>
        <table:table-row table:style-name="ro1">
          <table:table-cell office:value-type="string">
            <text:p>300199</text:p>
          </table:table-cell>
          <table:table-cell office:value-type="string">
            <text:p>翰宇药业</text:p>
          </table:table-cell>
          <table:table-cell office:value-type="float" office:value="4457010000">
            <text:p>4457010000</text:p>
          </table:table-cell>
          <table:table-cell office:value-type="float" office:value="852420000">
            <text:p>852420000</text:p>
          </table:table-cell>
          <table:table-cell office:value-type="percentage" office:value="0.191253777756837">
            <text:p>19.13%</text:p>
          </table:table-cell>
          <table:table-cell table:number-columns-repeated="2"/>
        </table:table-row>
        <table:table-row table:style-name="ro1">
          <table:table-cell office:value-type="string">
            <text:p>002829</text:p>
          </table:table-cell>
          <table:table-cell office:value-type="string">
            <text:p>星网宇达</text:p>
          </table:table-cell>
          <table:table-cell office:value-type="float" office:value="876890000">
            <text:p>876890000</text:p>
          </table:table-cell>
          <table:table-cell office:value-type="float" office:value="167830000">
            <text:p>167830000</text:p>
          </table:table-cell>
          <table:table-cell office:value-type="percentage" office:value="0.191392306902804">
            <text:p>19.14%</text:p>
          </table:table-cell>
          <table:table-cell table:number-columns-repeated="2"/>
        </table:table-row>
        <table:table-row table:style-name="ro1">
          <table:table-cell office:value-type="string">
            <text:p>002448</text:p>
          </table:table-cell>
          <table:table-cell office:value-type="string">
            <text:p>中原内配</text:p>
          </table:table-cell>
          <table:table-cell office:value-type="float" office:value="2743610000">
            <text:p>2743610000</text:p>
          </table:table-cell>
          <table:table-cell office:value-type="float" office:value="525450000">
            <text:p>525450000</text:p>
          </table:table-cell>
          <table:table-cell office:value-type="percentage" office:value="0.191517744868986">
            <text:p>19.15%</text:p>
          </table:table-cell>
          <table:table-cell table:number-columns-repeated="2"/>
        </table:table-row>
        <table:table-row table:style-name="ro1">
          <table:table-cell office:value-type="string">
            <text:p>603099</text:p>
          </table:table-cell>
          <table:table-cell office:value-type="string">
            <text:p>长白山</text:p>
          </table:table-cell>
          <table:table-cell office:value-type="float" office:value="1115020000">
            <text:p>1115020000</text:p>
          </table:table-cell>
          <table:table-cell office:value-type="float" office:value="213830000">
            <text:p>213830000</text:p>
          </table:table-cell>
          <table:table-cell office:value-type="percentage" office:value="0.191772344890675">
            <text:p>19.18%</text:p>
          </table:table-cell>
          <table:table-cell table:number-columns-repeated="2"/>
        </table:table-row>
        <table:table-row table:style-name="ro1">
          <table:table-cell office:value-type="string">
            <text:p>002485</text:p>
          </table:table-cell>
          <table:table-cell office:value-type="string">
            <text:p>希努尔</text:p>
          </table:table-cell>
          <table:table-cell office:value-type="float" office:value="2444980000">
            <text:p>2444980000</text:p>
          </table:table-cell>
          <table:table-cell office:value-type="float" office:value="468940000">
            <text:p>468940000</text:p>
          </table:table-cell>
          <table:table-cell office:value-type="percentage" office:value="0.191797069914682">
            <text:p>19.18%</text:p>
          </table:table-cell>
          <table:table-cell table:number-columns-repeated="2"/>
        </table:table-row>
        <table:table-row table:style-name="ro1">
          <table:table-cell office:value-type="string">
            <text:p>601566</text:p>
          </table:table-cell>
          <table:table-cell office:value-type="string">
            <text:p>九牧王</text:p>
          </table:table-cell>
          <table:table-cell office:value-type="float" office:value="5520160000">
            <text:p>5520160000</text:p>
          </table:table-cell>
          <table:table-cell office:value-type="float" office:value="1059030000">
            <text:p>1059030000</text:p>
          </table:table-cell>
          <table:table-cell office:value-type="percentage" office:value="0.191847700066665">
            <text:p>19.18%</text:p>
          </table:table-cell>
          <table:table-cell table:number-columns-repeated="2"/>
        </table:table-row>
        <table:table-row table:style-name="ro1">
          <table:table-cell office:value-type="string">
            <text:p>002043</text:p>
          </table:table-cell>
          <table:table-cell office:value-type="string">
            <text:p>兔 宝 宝</text:p>
          </table:table-cell>
          <table:table-cell office:value-type="float" office:value="1984300000">
            <text:p>1984300000</text:p>
          </table:table-cell>
          <table:table-cell office:value-type="float" office:value="380820000">
            <text:p>380820000</text:p>
          </table:table-cell>
          <table:table-cell office:value-type="percentage" office:value="0.191916544877287">
            <text:p>19.19%</text:p>
          </table:table-cell>
          <table:table-cell table:number-columns-repeated="2"/>
        </table:table-row>
        <table:table-row table:style-name="ro1">
          <table:table-cell office:value-type="string">
            <text:p>300150</text:p>
          </table:table-cell>
          <table:table-cell office:value-type="string">
            <text:p>世纪瑞尔</text:p>
          </table:table-cell>
          <table:table-cell office:value-type="float" office:value="1947650000">
            <text:p>1947650000</text:p>
          </table:table-cell>
          <table:table-cell office:value-type="float" office:value="374230000">
            <text:p>374230000</text:p>
          </table:table-cell>
          <table:table-cell office:value-type="percentage" office:value="0.192144379123559">
            <text:p>19.21%</text:p>
          </table:table-cell>
          <table:table-cell table:number-columns-repeated="2"/>
        </table:table-row>
        <table:table-row table:style-name="ro1">
          <table:table-cell office:value-type="string">
            <text:p>600993</text:p>
          </table:table-cell>
          <table:table-cell office:value-type="string">
            <text:p>马应龙</text:p>
          </table:table-cell>
          <table:table-cell office:value-type="float" office:value="2496730000">
            <text:p>2496730000</text:p>
          </table:table-cell>
          <table:table-cell office:value-type="float" office:value="479880000">
            <text:p>479880000</text:p>
          </table:table-cell>
          <table:table-cell office:value-type="percentage" office:value="0.192203402049881">
            <text:p>19.22%</text:p>
          </table:table-cell>
          <table:table-cell table:number-columns-repeated="2"/>
        </table:table-row>
        <table:table-row table:style-name="ro1">
          <table:table-cell office:value-type="string">
            <text:p>002158</text:p>
          </table:table-cell>
          <table:table-cell office:value-type="string">
            <text:p>汉钟精机</text:p>
          </table:table-cell>
          <table:table-cell office:value-type="float" office:value="2433880000">
            <text:p>2433880000</text:p>
          </table:table-cell>
          <table:table-cell office:value-type="float" office:value="468090000">
            <text:p>468090000</text:p>
          </table:table-cell>
          <table:table-cell office:value-type="percentage" office:value="0.192322546715532">
            <text:p>19.23%</text:p>
          </table:table-cell>
          <table:table-cell table:number-columns-repeated="2"/>
        </table:table-row>
        <table:table-row table:style-name="ro1">
          <table:table-cell office:value-type="string">
            <text:p>600076</text:p>
          </table:table-cell>
          <table:table-cell office:value-type="string">
            <text:p>康欣新材</text:p>
          </table:table-cell>
          <table:table-cell office:value-type="float" office:value="3626290000">
            <text:p>3626290000</text:p>
          </table:table-cell>
          <table:table-cell office:value-type="float" office:value="697940000">
            <text:p>697940000</text:p>
          </table:table-cell>
          <table:table-cell office:value-type="percentage" office:value="0.192466680822549">
            <text:p>19.25%</text:p>
          </table:table-cell>
          <table:table-cell table:number-columns-repeated="2"/>
        </table:table-row>
        <table:table-row table:style-name="ro1">
          <table:table-cell office:value-type="string">
            <text:p>600771</text:p>
          </table:table-cell>
          <table:table-cell office:value-type="string">
            <text:p>广誉远</text:p>
          </table:table-cell>
          <table:table-cell office:value-type="float" office:value="2142870000">
            <text:p>2142870000</text:p>
          </table:table-cell>
          <table:table-cell office:value-type="float" office:value="413600000">
            <text:p>413600000</text:p>
          </table:table-cell>
          <table:table-cell office:value-type="percentage" office:value="0.193012175260282">
            <text:p>19.30%</text:p>
          </table:table-cell>
          <table:table-cell table:number-columns-repeated="2"/>
        </table:table-row>
        <table:table-row table:style-name="ro1">
          <table:table-cell office:value-type="string">
            <text:p>300466</text:p>
          </table:table-cell>
          <table:table-cell office:value-type="string">
            <text:p>赛摩电气</text:p>
          </table:table-cell>
          <table:table-cell office:value-type="float" office:value="1384510000">
            <text:p>1384510000</text:p>
          </table:table-cell>
          <table:table-cell office:value-type="float" office:value="268290000">
            <text:p>268290000</text:p>
          </table:table-cell>
          <table:table-cell office:value-type="percentage" office:value="0.193779748791991">
            <text:p>19.38%</text:p>
          </table:table-cell>
          <table:table-cell table:number-columns-repeated="2"/>
        </table:table-row>
        <table:table-row table:style-name="ro1">
          <table:table-cell office:value-type="string">
            <text:p>002521</text:p>
          </table:table-cell>
          <table:table-cell office:value-type="string">
            <text:p>齐峰新材</text:p>
          </table:table-cell>
          <table:table-cell office:value-type="float" office:value="4223450000">
            <text:p>4223450000</text:p>
          </table:table-cell>
          <table:table-cell office:value-type="float" office:value="818860000">
            <text:p>818860000</text:p>
          </table:table-cell>
          <table:table-cell office:value-type="percentage" office:value="0.193884146846772">
            <text:p>19.39%</text:p>
          </table:table-cell>
          <table:table-cell table:number-columns-repeated="2"/>
        </table:table-row>
        <table:table-row table:style-name="ro1">
          <table:table-cell office:value-type="string">
            <text:p>600640</text:p>
          </table:table-cell>
          <table:table-cell office:value-type="string">
            <text:p>号百控股</text:p>
          </table:table-cell>
          <table:table-cell office:value-type="float" office:value="3817820000">
            <text:p>3817820000</text:p>
          </table:table-cell>
          <table:table-cell office:value-type="float" office:value="743610000">
            <text:p>743610000</text:p>
          </table:table-cell>
          <table:table-cell office:value-type="percentage" office:value="0.194773457103792">
            <text:p>19.48%</text:p>
          </table:table-cell>
          <table:table-cell table:number-columns-repeated="2"/>
        </table:table-row>
        <table:table-row table:style-name="ro1">
          <table:table-cell office:value-type="string">
            <text:p>600366</text:p>
          </table:table-cell>
          <table:table-cell office:value-type="string">
            <text:p>宁波韵升</text:p>
          </table:table-cell>
          <table:table-cell office:value-type="float" office:value="5727900000">
            <text:p>5727900000</text:p>
          </table:table-cell>
          <table:table-cell office:value-type="float" office:value="1116380000">
            <text:p>1116380000</text:p>
          </table:table-cell>
          <table:table-cell office:value-type="percentage" office:value="0.194902145638017">
            <text:p>19.49%</text:p>
          </table:table-cell>
          <table:table-cell table:number-columns-repeated="2"/>
        </table:table-row>
        <table:table-row table:style-name="ro1">
          <table:table-cell office:value-type="string">
            <text:p>600135</text:p>
          </table:table-cell>
          <table:table-cell office:value-type="string">
            <text:p>乐凯胶片</text:p>
          </table:table-cell>
          <table:table-cell office:value-type="float" office:value="2058040000">
            <text:p>2058040000</text:p>
          </table:table-cell>
          <table:table-cell office:value-type="float" office:value="401200000">
            <text:p>401200000</text:p>
          </table:table-cell>
          <table:table-cell office:value-type="percentage" office:value="0.194942761073643">
            <text:p>19.49%</text:p>
          </table:table-cell>
          <table:table-cell table:number-columns-repeated="2"/>
        </table:table-row>
        <table:table-row table:style-name="ro1">
          <table:table-cell office:value-type="string">
            <text:p>300546</text:p>
          </table:table-cell>
          <table:table-cell office:value-type="string">
            <text:p>雄帝科技</text:p>
          </table:table-cell>
          <table:table-cell office:value-type="float" office:value="717610000">
            <text:p>717610000</text:p>
          </table:table-cell>
          <table:table-cell office:value-type="float" office:value="140300000">
            <text:p>140300000</text:p>
          </table:table-cell>
          <table:table-cell office:value-type="percentage" office:value="0.195510096013155">
            <text:p>19.55%</text:p>
          </table:table-cell>
          <table:table-cell table:number-columns-repeated="2"/>
        </table:table-row>
        <table:table-row table:style-name="ro1">
          <table:table-cell office:value-type="string">
            <text:p>002779</text:p>
          </table:table-cell>
          <table:table-cell office:value-type="string">
            <text:p>中坚科技</text:p>
          </table:table-cell>
          <table:table-cell office:value-type="float" office:value="764020000">
            <text:p>764020000</text:p>
          </table:table-cell>
          <table:table-cell office:value-type="float" office:value="149460000">
            <text:p>149460000</text:p>
          </table:table-cell>
          <table:table-cell office:value-type="percentage" office:value="0.195623151226408">
            <text:p>19.56%</text:p>
          </table:table-cell>
          <table:table-cell table:number-columns-repeated="2"/>
        </table:table-row>
        <table:table-row table:style-name="ro1">
          <table:table-cell office:value-type="string">
            <text:p>300289</text:p>
          </table:table-cell>
          <table:table-cell office:value-type="string">
            <text:p>利德曼</text:p>
          </table:table-cell>
          <table:table-cell office:value-type="float" office:value="1662840000">
            <text:p>1662840000</text:p>
          </table:table-cell>
          <table:table-cell office:value-type="float" office:value="326130000">
            <text:p>326130000</text:p>
          </table:table-cell>
          <table:table-cell office:value-type="percentage" office:value="0.19612831060114">
            <text:p>19.61%</text:p>
          </table:table-cell>
          <table:table-cell table:number-columns-repeated="2"/>
        </table:table-row>
        <table:table-row table:style-name="ro1">
          <table:table-cell office:value-type="string">
            <text:p>002735</text:p>
          </table:table-cell>
          <table:table-cell office:value-type="string">
            <text:p>王子新材</text:p>
          </table:table-cell>
          <table:table-cell office:value-type="float" office:value="614090000">
            <text:p>614090000</text:p>
          </table:table-cell>
          <table:table-cell office:value-type="float" office:value="120480000">
            <text:p>120480000</text:p>
          </table:table-cell>
          <table:table-cell office:value-type="percentage" office:value="0.19619274047778">
            <text:p>19.62%</text:p>
          </table:table-cell>
          <table:table-cell table:number-columns-repeated="2"/>
        </table:table-row>
        <table:table-row table:style-name="ro1">
          <table:table-cell office:value-type="string">
            <text:p>603678</text:p>
          </table:table-cell>
          <table:table-cell office:value-type="string">
            <text:p>火炬电子</text:p>
          </table:table-cell>
          <table:table-cell office:value-type="float" office:value="2938040000">
            <text:p>2938040000</text:p>
          </table:table-cell>
          <table:table-cell office:value-type="float" office:value="577110000">
            <text:p>577110000</text:p>
          </table:table-cell>
          <table:table-cell office:value-type="percentage" office:value="0.196426869613756">
            <text:p>19.64%</text:p>
          </table:table-cell>
          <table:table-cell table:number-columns-repeated="2"/>
        </table:table-row>
        <table:table-row table:style-name="ro1">
          <table:table-cell office:value-type="string">
            <text:p>002726</text:p>
          </table:table-cell>
          <table:table-cell office:value-type="string">
            <text:p>龙大肉食</text:p>
          </table:table-cell>
          <table:table-cell office:value-type="float" office:value="2299080000">
            <text:p>2299080000</text:p>
          </table:table-cell>
          <table:table-cell office:value-type="float" office:value="451680000">
            <text:p>451680000</text:p>
          </table:table-cell>
          <table:table-cell office:value-type="percentage" office:value="0.196461193172921">
            <text:p>19.65%</text:p>
          </table:table-cell>
          <table:table-cell table:number-columns-repeated="2"/>
        </table:table-row>
        <table:table-row table:style-name="ro1">
          <table:table-cell office:value-type="string">
            <text:p>002063</text:p>
          </table:table-cell>
          <table:table-cell office:value-type="string">
            <text:p>远光软件</text:p>
          </table:table-cell>
          <table:table-cell office:value-type="float" office:value="2327550000">
            <text:p>2327550000</text:p>
          </table:table-cell>
          <table:table-cell office:value-type="float" office:value="457560000">
            <text:p>457560000</text:p>
          </table:table-cell>
          <table:table-cell office:value-type="percentage" office:value="0.196584391312754">
            <text:p>19.66%</text:p>
          </table:table-cell>
          <table:table-cell table:number-columns-repeated="2"/>
        </table:table-row>
        <table:table-row table:style-name="ro1">
          <table:table-cell office:value-type="string">
            <text:p>300455</text:p>
          </table:table-cell>
          <table:table-cell office:value-type="string">
            <text:p>康拓红外</text:p>
          </table:table-cell>
          <table:table-cell office:value-type="float" office:value="804470000">
            <text:p>804470000</text:p>
          </table:table-cell>
          <table:table-cell office:value-type="float" office:value="158240000">
            <text:p>158240000</text:p>
          </table:table-cell>
          <table:table-cell office:value-type="percentage" office:value="0.196700933533879">
            <text:p>19.67%</text:p>
          </table:table-cell>
          <table:table-cell table:number-columns-repeated="2"/>
        </table:table-row>
        <table:table-row table:style-name="ro1">
          <table:table-cell office:value-type="string">
            <text:p>600099</text:p>
          </table:table-cell>
          <table:table-cell office:value-type="string">
            <text:p>林海股份</text:p>
          </table:table-cell>
          <table:table-cell office:value-type="float" office:value="590740000">
            <text:p>590740000</text:p>
          </table:table-cell>
          <table:table-cell office:value-type="float" office:value="116460000">
            <text:p>116460000</text:p>
          </table:table-cell>
          <table:table-cell office:value-type="percentage" office:value="0.197142566949927">
            <text:p>19.71%</text:p>
          </table:table-cell>
          <table:table-cell table:number-columns-repeated="2"/>
        </table:table-row>
        <table:table-row table:style-name="ro1">
          <table:table-cell office:value-type="string">
            <text:p>002353</text:p>
          </table:table-cell>
          <table:table-cell office:value-type="string">
            <text:p>杰瑞股份</text:p>
          </table:table-cell>
          <table:table-cell office:value-type="float" office:value="10058700000">
            <text:p>10058700000</text:p>
          </table:table-cell>
          <table:table-cell office:value-type="float" office:value="1993790000">
            <text:p>1993790000</text:p>
          </table:table-cell>
          <table:table-cell office:value-type="percentage" office:value="0.198215475160806">
            <text:p>19.82%</text:p>
          </table:table-cell>
          <table:table-cell table:number-columns-repeated="2"/>
        </table:table-row>
        <table:table-row table:style-name="ro1">
          <table:table-cell office:value-type="string">
            <text:p>002478</text:p>
          </table:table-cell>
          <table:table-cell office:value-type="string">
            <text:p>常宝股份</text:p>
          </table:table-cell>
          <table:table-cell office:value-type="float" office:value="3932550000">
            <text:p>3932550000</text:p>
          </table:table-cell>
          <table:table-cell office:value-type="float" office:value="780310000">
            <text:p>780310000</text:p>
          </table:table-cell>
          <table:table-cell office:value-type="percentage" office:value="0.198423414832615">
            <text:p>19.84%</text:p>
          </table:table-cell>
          <table:table-cell table:number-columns-repeated="2"/>
        </table:table-row>
        <table:table-row table:style-name="ro1">
          <table:table-cell office:value-type="string">
            <text:p>300390</text:p>
          </table:table-cell>
          <table:table-cell office:value-type="string">
            <text:p>天华超净</text:p>
          </table:table-cell>
          <table:table-cell office:value-type="float" office:value="1014860000">
            <text:p>1014860000</text:p>
          </table:table-cell>
          <table:table-cell office:value-type="float" office:value="201630000">
            <text:p>201630000</text:p>
          </table:table-cell>
          <table:table-cell office:value-type="percentage" office:value="0.198677650119228">
            <text:p>19.87%</text:p>
          </table:table-cell>
          <table:table-cell table:number-columns-repeated="2"/>
        </table:table-row>
        <table:table-row table:style-name="ro1">
          <table:table-cell office:value-type="string">
            <text:p>601890</text:p>
          </table:table-cell>
          <table:table-cell office:value-type="string">
            <text:p>亚星锚链</text:p>
          </table:table-cell>
          <table:table-cell office:value-type="float" office:value="3799910000">
            <text:p>3799910000</text:p>
          </table:table-cell>
          <table:table-cell office:value-type="float" office:value="757800000">
            <text:p>757800000</text:p>
          </table:table-cell>
          <table:table-cell office:value-type="percentage" office:value="0.199425775873639">
            <text:p>19.94%</text:p>
          </table:table-cell>
          <table:table-cell table:number-columns-repeated="2"/>
        </table:table-row>
        <table:table-row table:style-name="ro1">
          <table:table-cell office:value-type="string">
            <text:p>002414</text:p>
          </table:table-cell>
          <table:table-cell office:value-type="string">
            <text:p>高德红外</text:p>
          </table:table-cell>
          <table:table-cell office:value-type="float" office:value="4062760000">
            <text:p>4062760000</text:p>
          </table:table-cell>
          <table:table-cell office:value-type="float" office:value="810310000">
            <text:p>810310000</text:p>
          </table:table-cell>
          <table:table-cell office:value-type="percentage" office:value="0.199448158394786">
            <text:p>19.94%</text:p>
          </table:table-cell>
          <table:table-cell table:number-columns-repeated="2"/>
        </table:table-row>
        <table:table-row table:style-name="ro1">
          <table:table-cell office:value-type="string">
            <text:p>002757</text:p>
          </table:table-cell>
          <table:table-cell office:value-type="string">
            <text:p>南兴装备</text:p>
          </table:table-cell>
          <table:table-cell office:value-type="float" office:value="966790000">
            <text:p>966790000</text:p>
          </table:table-cell>
          <table:table-cell office:value-type="float" office:value="192950000">
            <text:p>192950000</text:p>
          </table:table-cell>
          <table:table-cell office:value-type="percentage" office:value="0.199577984877791">
            <text:p>19.96%</text:p>
          </table:table-cell>
          <table:table-cell table:number-columns-repeated="2"/>
        </table:table-row>
        <table:table-row table:style-name="ro1">
          <table:table-cell office:value-type="string">
            <text:p>002106</text:p>
          </table:table-cell>
          <table:table-cell office:value-type="string">
            <text:p>莱宝高科</text:p>
          </table:table-cell>
          <table:table-cell office:value-type="float" office:value="4647210000">
            <text:p>4647210000</text:p>
          </table:table-cell>
          <table:table-cell office:value-type="float" office:value="929280000">
            <text:p>929280000</text:p>
          </table:table-cell>
          <table:table-cell office:value-type="percentage" office:value="0.199965140374547">
            <text:p>20.00%</text:p>
          </table:table-cell>
          <table:table-cell table:number-columns-repeated="2"/>
        </table:table-row>
        <table:table-row table:style-name="ro1">
          <table:table-cell office:value-type="string">
            <text:p>000038</text:p>
          </table:table-cell>
          <table:table-cell office:value-type="string">
            <text:p>深大通</text:p>
          </table:table-cell>
          <table:table-cell office:value-type="float" office:value="6393620000">
            <text:p>6393620000</text:p>
          </table:table-cell>
          <table:table-cell office:value-type="float" office:value="1279700000">
            <text:p>1279700000</text:p>
          </table:table-cell>
          <table:table-cell office:value-type="percentage" office:value="0.200152652175137">
            <text:p>20.02%</text:p>
          </table:table-cell>
          <table:table-cell table:number-columns-repeated="2"/>
        </table:table-row>
        <table:table-row table:style-name="ro1">
          <table:table-cell office:value-type="string">
            <text:p>300479</text:p>
          </table:table-cell>
          <table:table-cell office:value-type="string">
            <text:p>神思电子</text:p>
          </table:table-cell>
          <table:table-cell office:value-type="float" office:value="509950000">
            <text:p>509950000</text:p>
          </table:table-cell>
          <table:table-cell office:value-type="float" office:value="102140000">
            <text:p>102140000</text:p>
          </table:table-cell>
          <table:table-cell office:value-type="percentage" office:value="0.200294146484949">
            <text:p>20.03%</text:p>
          </table:table-cell>
          <table:table-cell table:number-columns-repeated="2"/>
        </table:table-row>
        <table:table-row table:style-name="ro1">
          <table:table-cell office:value-type="string">
            <text:p>002585</text:p>
          </table:table-cell>
          <table:table-cell office:value-type="string">
            <text:p>双星新材</text:p>
          </table:table-cell>
          <table:table-cell office:value-type="float" office:value="6687830000">
            <text:p>6687830000</text:p>
          </table:table-cell>
          <table:table-cell office:value-type="float" office:value="1341020000">
            <text:p>1341020000</text:p>
          </table:table-cell>
          <table:table-cell office:value-type="percentage" office:value="0.200516460496155">
            <text:p>20.05%</text:p>
          </table:table-cell>
          <table:table-cell table:number-columns-repeated="2"/>
        </table:table-row>
        <table:table-row table:style-name="ro1">
          <table:table-cell office:value-type="string">
            <text:p>600851</text:p>
          </table:table-cell>
          <table:table-cell office:value-type="string">
            <text:p>海欣股份</text:p>
          </table:table-cell>
          <table:table-cell office:value-type="float" office:value="5427970000">
            <text:p>5427970000</text:p>
          </table:table-cell>
          <table:table-cell office:value-type="float" office:value="1088970000">
            <text:p>1088970000</text:p>
          </table:table-cell>
          <table:table-cell office:value-type="percentage" office:value="0.200621963643867">
            <text:p>20.06%</text:p>
          </table:table-cell>
          <table:table-cell table:number-columns-repeated="2"/>
        </table:table-row>
        <table:table-row table:style-name="ro1">
          <table:table-cell office:value-type="string">
            <text:p>002602</text:p>
          </table:table-cell>
          <table:table-cell office:value-type="string">
            <text:p>世纪华通</text:p>
          </table:table-cell>
          <table:table-cell office:value-type="float" office:value="5503920000">
            <text:p>5503920000</text:p>
          </table:table-cell>
          <table:table-cell office:value-type="float" office:value="1104510000">
            <text:p>1104510000</text:p>
          </table:table-cell>
          <table:table-cell office:value-type="percentage" office:value="0.200676972049012">
            <text:p>20.07%</text:p>
          </table:table-cell>
          <table:table-cell table:number-columns-repeated="2"/>
        </table:table-row>
        <table:table-row table:style-name="ro1">
          <table:table-cell office:value-type="string">
            <text:p>002550</text:p>
          </table:table-cell>
          <table:table-cell office:value-type="string">
            <text:p>千红制药</text:p>
          </table:table-cell>
          <table:table-cell office:value-type="float" office:value="3033880000">
            <text:p>3033880000</text:p>
          </table:table-cell>
          <table:table-cell office:value-type="float" office:value="609330000">
            <text:p>609330000</text:p>
          </table:table-cell>
          <table:table-cell office:value-type="percentage" office:value="0.200841826308226">
            <text:p>20.08%</text:p>
          </table:table-cell>
          <table:table-cell table:number-columns-repeated="2"/>
        </table:table-row>
        <table:table-row table:style-name="ro1">
          <table:table-cell office:value-type="string">
            <text:p>002497</text:p>
          </table:table-cell>
          <table:table-cell office:value-type="string">
            <text:p>雅化集团</text:p>
          </table:table-cell>
          <table:table-cell office:value-type="float" office:value="3240140000">
            <text:p>3240140000</text:p>
          </table:table-cell>
          <table:table-cell office:value-type="float" office:value="650840000">
            <text:p>650840000</text:p>
          </table:table-cell>
          <table:table-cell office:value-type="percentage" office:value="0.200867863734283">
            <text:p>20.09%</text:p>
          </table:table-cell>
          <table:table-cell table:number-columns-repeated="2"/>
        </table:table-row>
        <table:table-row table:style-name="ro1">
          <table:table-cell office:value-type="string">
            <text:p>603167</text:p>
          </table:table-cell>
          <table:table-cell office:value-type="string">
            <text:p>渤海轮渡</text:p>
          </table:table-cell>
          <table:table-cell office:value-type="float" office:value="3820670000">
            <text:p>3820670000</text:p>
          </table:table-cell>
          <table:table-cell office:value-type="float" office:value="767640000">
            <text:p>767640000</text:p>
          </table:table-cell>
          <table:table-cell office:value-type="percentage" office:value="0.200917640099773">
            <text:p>20.09%</text:p>
          </table:table-cell>
          <table:table-cell table:number-columns-repeated="2"/>
        </table:table-row>
        <table:table-row table:style-name="ro1">
          <table:table-cell office:value-type="string">
            <text:p>300112</text:p>
          </table:table-cell>
          <table:table-cell office:value-type="string">
            <text:p>万讯自控</text:p>
          </table:table-cell>
          <table:table-cell office:value-type="float" office:value="939080000">
            <text:p>939080000</text:p>
          </table:table-cell>
          <table:table-cell office:value-type="float" office:value="188700000">
            <text:p>188700000</text:p>
          </table:table-cell>
          <table:table-cell office:value-type="percentage" office:value="0.200941346850109">
            <text:p>20.09%</text:p>
          </table:table-cell>
          <table:table-cell table:number-columns-repeated="2"/>
        </table:table-row>
        <table:table-row table:style-name="ro1">
          <table:table-cell office:value-type="string">
            <text:p>603997</text:p>
          </table:table-cell>
          <table:table-cell office:value-type="string">
            <text:p>继峰股份</text:p>
          </table:table-cell>
          <table:table-cell office:value-type="float" office:value="1933530000">
            <text:p>1933530000</text:p>
          </table:table-cell>
          <table:table-cell office:value-type="float" office:value="388910000">
            <text:p>388910000</text:p>
          </table:table-cell>
          <table:table-cell office:value-type="percentage" office:value="0.201139884046278">
            <text:p>20.11%</text:p>
          </table:table-cell>
          <table:table-cell table:number-columns-repeated="2"/>
        </table:table-row>
        <table:table-row table:style-name="ro1">
          <table:table-cell office:value-type="string">
            <text:p>300126</text:p>
          </table:table-cell>
          <table:table-cell office:value-type="string">
            <text:p>锐奇股份</text:p>
          </table:table-cell>
          <table:table-cell office:value-type="float" office:value="1295880000">
            <text:p>1295880000</text:p>
          </table:table-cell>
          <table:table-cell office:value-type="float" office:value="260960000">
            <text:p>260960000</text:p>
          </table:table-cell>
          <table:table-cell office:value-type="percentage" office:value="0.201376670679384">
            <text:p>20.14%</text:p>
          </table:table-cell>
          <table:table-cell table:number-columns-repeated="2"/>
        </table:table-row>
        <table:table-row table:style-name="ro1">
          <table:table-cell office:value-type="string">
            <text:p>603139</text:p>
          </table:table-cell>
          <table:table-cell office:value-type="string">
            <text:p>康惠制药</text:p>
          </table:table-cell>
          <table:table-cell office:value-type="float" office:value="654970000">
            <text:p>654970000</text:p>
          </table:table-cell>
          <table:table-cell office:value-type="float" office:value="132160000">
            <text:p>132160000</text:p>
          </table:table-cell>
          <table:table-cell office:value-type="percentage" office:value="0.2017802342092">
            <text:p>20.18%</text:p>
          </table:table-cell>
          <table:table-cell table:number-columns-repeated="2"/>
        </table:table-row>
        <table:table-row table:style-name="ro1">
          <table:table-cell office:value-type="string">
            <text:p>002860</text:p>
          </table:table-cell>
          <table:table-cell office:value-type="string">
            <text:p>星帅尔</text:p>
          </table:table-cell>
          <table:table-cell office:value-type="float" office:value="421180000">
            <text:p>421180000</text:p>
          </table:table-cell>
          <table:table-cell office:value-type="float" office:value="85000000">
            <text:p>85000000</text:p>
          </table:table-cell>
          <table:table-cell office:value-type="percentage" office:value="0.201813951279738">
            <text:p>20.18%</text:p>
          </table:table-cell>
          <table:table-cell table:number-columns-repeated="2"/>
        </table:table-row>
        <table:table-row table:style-name="ro1">
          <table:table-cell office:value-type="string">
            <text:p>002635</text:p>
          </table:table-cell>
          <table:table-cell office:value-type="string">
            <text:p>安洁科技</text:p>
          </table:table-cell>
          <table:table-cell office:value-type="float" office:value="3256070000">
            <text:p>3256070000</text:p>
          </table:table-cell>
          <table:table-cell office:value-type="float" office:value="657190000">
            <text:p>657190000</text:p>
          </table:table-cell>
          <table:table-cell office:value-type="percentage" office:value="0.201835341377796">
            <text:p>20.18%</text:p>
          </table:table-cell>
          <table:table-cell table:number-columns-repeated="2"/>
        </table:table-row>
        <table:table-row table:style-name="ro1">
          <table:table-cell office:value-type="string">
            <text:p>300005</text:p>
          </table:table-cell>
          <table:table-cell office:value-type="string">
            <text:p>探路者</text:p>
          </table:table-cell>
          <table:table-cell office:value-type="float" office:value="3630960000">
            <text:p>3630960000</text:p>
          </table:table-cell>
          <table:table-cell office:value-type="float" office:value="734590000">
            <text:p>734590000</text:p>
          </table:table-cell>
          <table:table-cell office:value-type="percentage" office:value="0.202312886950008">
            <text:p>20.23%</text:p>
          </table:table-cell>
          <table:table-cell table:number-columns-repeated="2"/>
        </table:table-row>
        <table:table-row table:style-name="ro1">
          <table:table-cell office:value-type="string">
            <text:p>600257</text:p>
          </table:table-cell>
          <table:table-cell office:value-type="string">
            <text:p>大湖股份</text:p>
          </table:table-cell>
          <table:table-cell office:value-type="float" office:value="1677340000">
            <text:p>1677340000</text:p>
          </table:table-cell>
          <table:table-cell office:value-type="float" office:value="341190000">
            <text:p>341190000</text:p>
          </table:table-cell>
          <table:table-cell office:value-type="percentage" office:value="0.203411353690963">
            <text:p>20.34%</text:p>
          </table:table-cell>
          <table:table-cell table:number-columns-repeated="2"/>
        </table:table-row>
        <table:table-row table:style-name="ro1">
          <table:table-cell office:value-type="string">
            <text:p>600299</text:p>
          </table:table-cell>
          <table:table-cell office:value-type="string">
            <text:p>安迪苏</text:p>
          </table:table-cell>
          <table:table-cell office:value-type="float" office:value="19943820000">
            <text:p>19943820000</text:p>
          </table:table-cell>
          <table:table-cell office:value-type="float" office:value="4056800000">
            <text:p>4056800000</text:p>
          </table:table-cell>
          <table:table-cell office:value-type="percentage" office:value="0.203411382573649">
            <text:p>20.34%</text:p>
          </table:table-cell>
          <table:table-cell table:number-columns-repeated="2"/>
        </table:table-row>
        <table:table-row table:style-name="ro1">
          <table:table-cell office:value-type="string">
            <text:p>000004</text:p>
          </table:table-cell>
          <table:table-cell office:value-type="string">
            <text:p>国农科技</text:p>
          </table:table-cell>
          <table:table-cell office:value-type="float" office:value="223720000">
            <text:p>223720000</text:p>
          </table:table-cell>
          <table:table-cell office:value-type="float" office:value="45520000">
            <text:p>45520000</text:p>
          </table:table-cell>
          <table:table-cell office:value-type="percentage" office:value="0.20346862149115">
            <text:p>20.35%</text:p>
          </table:table-cell>
          <table:table-cell table:number-columns-repeated="2"/>
        </table:table-row>
        <table:table-row table:style-name="ro1">
          <table:table-cell office:value-type="string">
            <text:p>600620</text:p>
          </table:table-cell>
          <table:table-cell office:value-type="string">
            <text:p>天宸股份</text:p>
          </table:table-cell>
          <table:table-cell office:value-type="float" office:value="3342470000">
            <text:p>3342470000</text:p>
          </table:table-cell>
          <table:table-cell office:value-type="float" office:value="680640000">
            <text:p>680640000</text:p>
          </table:table-cell>
          <table:table-cell office:value-type="percentage" office:value="0.203633839645532">
            <text:p>20.36%</text:p>
          </table:table-cell>
          <table:table-cell table:number-columns-repeated="2"/>
        </table:table-row>
        <table:table-row table:style-name="ro1">
          <table:table-cell office:value-type="string">
            <text:p>300343</text:p>
          </table:table-cell>
          <table:table-cell office:value-type="string">
            <text:p>联创互联</text:p>
          </table:table-cell>
          <table:table-cell office:value-type="float" office:value="5055810000">
            <text:p>5055810000</text:p>
          </table:table-cell>
          <table:table-cell office:value-type="float" office:value="1030290000">
            <text:p>1030290000</text:p>
          </table:table-cell>
          <table:table-cell office:value-type="percentage" office:value="0.203783370023794">
            <text:p>20.38%</text:p>
          </table:table-cell>
          <table:table-cell table:number-columns-repeated="2"/>
        </table:table-row>
        <table:table-row table:style-name="ro1">
          <table:table-cell office:value-type="string">
            <text:p>603958</text:p>
          </table:table-cell>
          <table:table-cell office:value-type="string">
            <text:p>哈森股份</text:p>
          </table:table-cell>
          <table:table-cell office:value-type="float" office:value="1488710000">
            <text:p>1488710000</text:p>
          </table:table-cell>
          <table:table-cell office:value-type="float" office:value="303460000">
            <text:p>303460000</text:p>
          </table:table-cell>
          <table:table-cell office:value-type="percentage" office:value="0.203840909243573">
            <text:p>20.38%</text:p>
          </table:table-cell>
          <table:table-cell table:number-columns-repeated="2"/>
        </table:table-row>
        <table:table-row table:style-name="ro1">
          <table:table-cell office:value-type="string">
            <text:p>300024</text:p>
          </table:table-cell>
          <table:table-cell office:value-type="string">
            <text:p>机器人</text:p>
          </table:table-cell>
          <table:table-cell office:value-type="float" office:value="7080390000">
            <text:p>7080390000</text:p>
          </table:table-cell>
          <table:table-cell office:value-type="float" office:value="1444410000">
            <text:p>1444410000</text:p>
          </table:table-cell>
          <table:table-cell office:value-type="percentage" office:value="0.204001474495049">
            <text:p>20.40%</text:p>
          </table:table-cell>
          <table:table-cell table:number-columns-repeated="2"/>
        </table:table-row>
        <table:table-row table:style-name="ro1">
          <table:table-cell office:value-type="string">
            <text:p>002151</text:p>
          </table:table-cell>
          <table:table-cell office:value-type="string">
            <text:p>北斗星通</text:p>
          </table:table-cell>
          <table:table-cell office:value-type="float" office:value="5632260000">
            <text:p>5632260000</text:p>
          </table:table-cell>
          <table:table-cell office:value-type="float" office:value="1149000000">
            <text:p>1149000000</text:p>
          </table:table-cell>
          <table:table-cell office:value-type="percentage" office:value="0.204003366321867">
            <text:p>20.40%</text:p>
          </table:table-cell>
          <table:table-cell table:number-columns-repeated="2"/>
        </table:table-row>
        <table:table-row table:style-name="ro1">
          <table:table-cell office:value-type="string">
            <text:p>603989</text:p>
          </table:table-cell>
          <table:table-cell office:value-type="string">
            <text:p>艾华集团</text:p>
          </table:table-cell>
          <table:table-cell office:value-type="float" office:value="2284500000">
            <text:p>2284500000</text:p>
          </table:table-cell>
          <table:table-cell office:value-type="float" office:value="466690000">
            <text:p>466690000</text:p>
          </table:table-cell>
          <table:table-cell office:value-type="percentage" office:value="0.20428540161961">
            <text:p>20.43%</text:p>
          </table:table-cell>
          <table:table-cell table:number-columns-repeated="2"/>
        </table:table-row>
        <table:table-row table:style-name="ro1">
          <table:table-cell office:value-type="string">
            <text:p>002741</text:p>
          </table:table-cell>
          <table:table-cell office:value-type="string">
            <text:p>光华科技</text:p>
          </table:table-cell>
          <table:table-cell office:value-type="float" office:value="995480000">
            <text:p>995480000</text:p>
          </table:table-cell>
          <table:table-cell office:value-type="float" office:value="203400000">
            <text:p>203400000</text:p>
          </table:table-cell>
          <table:table-cell office:value-type="percentage" office:value="0.204323542411701">
            <text:p>20.43%</text:p>
          </table:table-cell>
          <table:table-cell table:number-columns-repeated="2"/>
        </table:table-row>
        <table:table-row table:style-name="ro1">
          <table:table-cell office:value-type="string">
            <text:p>300101</text:p>
          </table:table-cell>
          <table:table-cell office:value-type="string">
            <text:p>振芯科技</text:p>
          </table:table-cell>
          <table:table-cell office:value-type="float" office:value="1146590000">
            <text:p>1146590000</text:p>
          </table:table-cell>
          <table:table-cell office:value-type="float" office:value="234410000">
            <text:p>234410000</text:p>
          </table:table-cell>
          <table:table-cell office:value-type="percentage" office:value="0.204440994601383">
            <text:p>20.44%</text:p>
          </table:table-cell>
          <table:table-cell table:number-columns-repeated="2"/>
        </table:table-row>
        <table:table-row table:style-name="ro1">
          <table:table-cell office:value-type="string">
            <text:p>002088</text:p>
          </table:table-cell>
          <table:table-cell office:value-type="string">
            <text:p>鲁阳节能</text:p>
          </table:table-cell>
          <table:table-cell office:value-type="float" office:value="2117100000">
            <text:p>2117100000</text:p>
          </table:table-cell>
          <table:table-cell office:value-type="float" office:value="433270000">
            <text:p>433270000</text:p>
          </table:table-cell>
          <table:table-cell office:value-type="percentage" office:value="0.204652590808181">
            <text:p>20.47%</text:p>
          </table:table-cell>
          <table:table-cell table:number-columns-repeated="2"/>
        </table:table-row>
        <table:table-row table:style-name="ro1">
          <table:table-cell office:value-type="string">
            <text:p>002227</text:p>
          </table:table-cell>
          <table:table-cell office:value-type="string">
            <text:p>奥 特 迅</text:p>
          </table:table-cell>
          <table:table-cell office:value-type="float" office:value="1000570000">
            <text:p>1000570000</text:p>
          </table:table-cell>
          <table:table-cell office:value-type="float" office:value="205160000">
            <text:p>205160000</text:p>
          </table:table-cell>
          <table:table-cell office:value-type="percentage" office:value="0.205043125418511">
            <text:p>20.50%</text:p>
          </table:table-cell>
          <table:table-cell table:number-columns-repeated="2"/>
        </table:table-row>
        <table:table-row table:style-name="ro1">
          <table:table-cell office:value-type="string">
            <text:p>300503</text:p>
          </table:table-cell>
          <table:table-cell office:value-type="string">
            <text:p>昊志机电</text:p>
          </table:table-cell>
          <table:table-cell office:value-type="float" office:value="863290000">
            <text:p>863290000</text:p>
          </table:table-cell>
          <table:table-cell office:value-type="float" office:value="177090000">
            <text:p>177090000</text:p>
          </table:table-cell>
          <table:table-cell office:value-type="percentage" office:value="0.205133848417102">
            <text:p>20.51%</text:p>
          </table:table-cell>
          <table:table-cell table:number-columns-repeated="2"/>
        </table:table-row>
        <table:table-row table:style-name="ro1">
          <table:table-cell office:value-type="string">
            <text:p>002298</text:p>
          </table:table-cell>
          <table:table-cell office:value-type="string">
            <text:p>中电鑫龙</text:p>
          </table:table-cell>
          <table:table-cell office:value-type="float" office:value="5418850000">
            <text:p>5418850000</text:p>
          </table:table-cell>
          <table:table-cell office:value-type="float" office:value="1113320000">
            <text:p>1113320000</text:p>
          </table:table-cell>
          <table:table-cell office:value-type="percentage" office:value="0.205453186561724">
            <text:p>20.55%</text:p>
          </table:table-cell>
          <table:table-cell table:number-columns-repeated="2"/>
        </table:table-row>
        <table:table-row table:style-name="ro2">
          <table:table-cell office:value-type="string">
            <text:p>600747</text:p>
          </table:table-cell>
          <table:table-cell office:value-type="string">
            <text:p>*ST大控</text:p>
          </table:table-cell>
          <table:table-cell office:value-type="float" office:value="2468600000">
            <text:p>2468600000</text:p>
          </table:table-cell>
          <table:table-cell office:value-type="float" office:value="507650000">
            <text:p>507650000</text:p>
          </table:table-cell>
          <table:table-cell office:value-type="percentage" office:value="0.205642874503767">
            <text:p>20.56%</text:p>
          </table:table-cell>
          <table:table-cell table:number-columns-repeated="2"/>
        </table:table-row>
        <table:table-row table:style-name="ro1">
          <table:table-cell office:value-type="string">
            <text:p>603987</text:p>
          </table:table-cell>
          <table:table-cell office:value-type="string">
            <text:p>康德莱</text:p>
          </table:table-cell>
          <table:table-cell office:value-type="float" office:value="1547520000">
            <text:p>1547520000</text:p>
          </table:table-cell>
          <table:table-cell office:value-type="float" office:value="319070000">
            <text:p>319070000</text:p>
          </table:table-cell>
          <table:table-cell office:value-type="percentage" office:value="0.206181503308519">
            <text:p>20.62%</text:p>
          </table:table-cell>
          <table:table-cell table:number-columns-repeated="2"/>
        </table:table-row>
        <table:table-row table:style-name="ro1">
          <table:table-cell office:value-type="string">
            <text:p>300065</text:p>
          </table:table-cell>
          <table:table-cell office:value-type="string">
            <text:p>海兰信</text:p>
          </table:table-cell>
          <table:table-cell office:value-type="float" office:value="1808700000">
            <text:p>1808700000</text:p>
          </table:table-cell>
          <table:table-cell office:value-type="float" office:value="372990000">
            <text:p>372990000</text:p>
          </table:table-cell>
          <table:table-cell office:value-type="percentage" office:value="0.206219936971305">
            <text:p>20.62%</text:p>
          </table:table-cell>
          <table:table-cell table:number-columns-repeated="2"/>
        </table:table-row>
        <table:table-row table:style-name="ro1">
          <table:table-cell office:value-type="string">
            <text:p>603556</text:p>
          </table:table-cell>
          <table:table-cell office:value-type="string">
            <text:p>海兴电力</text:p>
          </table:table-cell>
          <table:table-cell office:value-type="float" office:value="5272820000">
            <text:p>5272820000</text:p>
          </table:table-cell>
          <table:table-cell office:value-type="float" office:value="1090010000">
            <text:p>1090010000</text:p>
          </table:table-cell>
          <table:table-cell office:value-type="percentage" office:value="0.206722399019879">
            <text:p>20.67%</text:p>
          </table:table-cell>
          <table:table-cell table:number-columns-repeated="2"/>
        </table:table-row>
        <table:table-row table:style-name="ro1">
          <table:table-cell office:value-type="string">
            <text:p>300456</text:p>
          </table:table-cell>
          <table:table-cell office:value-type="string">
            <text:p>耐威科技</text:p>
          </table:table-cell>
          <table:table-cell office:value-type="float" office:value="1776050000">
            <text:p>1776050000</text:p>
          </table:table-cell>
          <table:table-cell office:value-type="float" office:value="367180000">
            <text:p>367180000</text:p>
          </table:table-cell>
          <table:table-cell office:value-type="percentage" office:value="0.206739675121759">
            <text:p>20.67%</text:p>
          </table:table-cell>
          <table:table-cell table:number-columns-repeated="2"/>
        </table:table-row>
        <table:table-row table:style-name="ro1">
          <table:table-cell office:value-type="string">
            <text:p>600216</text:p>
          </table:table-cell>
          <table:table-cell office:value-type="string">
            <text:p>浙江医药</text:p>
          </table:table-cell>
          <table:table-cell office:value-type="float" office:value="8814300000">
            <text:p>8814300000</text:p>
          </table:table-cell>
          <table:table-cell office:value-type="float" office:value="1822480000">
            <text:p>1822480000</text:p>
          </table:table-cell>
          <table:table-cell office:value-type="percentage" office:value="0.20676400848621">
            <text:p>20.68%</text:p>
          </table:table-cell>
          <table:table-cell table:number-columns-repeated="2"/>
        </table:table-row>
        <table:table-row table:style-name="ro1">
          <table:table-cell office:value-type="string">
            <text:p>300155</text:p>
          </table:table-cell>
          <table:table-cell office:value-type="string">
            <text:p>安居宝</text:p>
          </table:table-cell>
          <table:table-cell office:value-type="float" office:value="1475930000">
            <text:p>1475930000</text:p>
          </table:table-cell>
          <table:table-cell office:value-type="float" office:value="305800000">
            <text:p>305800000</text:p>
          </table:table-cell>
          <table:table-cell office:value-type="percentage" office:value="0.207191397966028">
            <text:p>20.72%</text:p>
          </table:table-cell>
          <table:table-cell table:number-columns-repeated="2"/>
        </table:table-row>
        <table:table-row table:style-name="ro1">
          <table:table-cell office:value-type="string">
            <text:p>600735</text:p>
          </table:table-cell>
          <table:table-cell office:value-type="string">
            <text:p>新华锦</text:p>
          </table:table-cell>
          <table:table-cell office:value-type="float" office:value="1019150000">
            <text:p>1019150000</text:p>
          </table:table-cell>
          <table:table-cell office:value-type="float" office:value="211270000">
            <text:p>211270000</text:p>
          </table:table-cell>
          <table:table-cell office:value-type="percentage" office:value="0.207300201148015">
            <text:p>20.73%</text:p>
          </table:table-cell>
          <table:table-cell table:number-columns-repeated="2"/>
        </table:table-row>
        <table:table-row table:style-name="ro1">
          <table:table-cell office:value-type="string">
            <text:p>000032</text:p>
          </table:table-cell>
          <table:table-cell office:value-type="string">
            <text:p>深桑达Ａ</text:p>
          </table:table-cell>
          <table:table-cell office:value-type="float" office:value="1955420000">
            <text:p>1955420000</text:p>
          </table:table-cell>
          <table:table-cell office:value-type="float" office:value="405790000">
            <text:p>405790000</text:p>
          </table:table-cell>
          <table:table-cell office:value-type="percentage" office:value="0.207520634953105">
            <text:p>20.75%</text:p>
          </table:table-cell>
          <table:table-cell table:number-columns-repeated="2"/>
        </table:table-row>
        <table:table-row table:style-name="ro1">
          <table:table-cell office:value-type="string">
            <text:p>000976</text:p>
          </table:table-cell>
          <table:table-cell office:value-type="string">
            <text:p>春晖股份</text:p>
          </table:table-cell>
          <table:table-cell office:value-type="float" office:value="4505210000">
            <text:p>4505210000</text:p>
          </table:table-cell>
          <table:table-cell office:value-type="float" office:value="935070000">
            <text:p>935070000</text:p>
          </table:table-cell>
          <table:table-cell office:value-type="percentage" office:value="0.207553033043965">
            <text:p>20.76%</text:p>
          </table:table-cell>
          <table:table-cell table:number-columns-repeated="2"/>
        </table:table-row>
        <table:table-row table:style-name="ro1">
          <table:table-cell office:value-type="string">
            <text:p>000795</text:p>
          </table:table-cell>
          <table:table-cell office:value-type="string">
            <text:p>英洛华</text:p>
          </table:table-cell>
          <table:table-cell office:value-type="float" office:value="2525090000">
            <text:p>2525090000</text:p>
          </table:table-cell>
          <table:table-cell office:value-type="float" office:value="525140000">
            <text:p>525140000</text:p>
          </table:table-cell>
          <table:table-cell office:value-type="percentage" office:value="0.207968824873569">
            <text:p>20.80%</text:p>
          </table:table-cell>
          <table:table-cell table:number-columns-repeated="2"/>
        </table:table-row>
        <table:table-row table:style-name="ro1">
          <table:table-cell office:value-type="string">
            <text:p>300045</text:p>
          </table:table-cell>
          <table:table-cell office:value-type="string">
            <text:p>华力创通</text:p>
          </table:table-cell>
          <table:table-cell office:value-type="float" office:value="1263520000">
            <text:p>1263520000</text:p>
          </table:table-cell>
          <table:table-cell office:value-type="float" office:value="262780000">
            <text:p>262780000</text:p>
          </table:table-cell>
          <table:table-cell office:value-type="percentage" office:value="0.207974547296442">
            <text:p>20.80%</text:p>
          </table:table-cell>
          <table:table-cell table:number-columns-repeated="2"/>
        </table:table-row>
        <table:table-row table:style-name="ro1">
          <table:table-cell office:value-type="string">
            <text:p>603239</text:p>
          </table:table-cell>
          <table:table-cell office:value-type="string">
            <text:p>浙江仙通</text:p>
          </table:table-cell>
          <table:table-cell office:value-type="float" office:value="1108050000">
            <text:p>1108050000</text:p>
          </table:table-cell>
          <table:table-cell office:value-type="float" office:value="230460000">
            <text:p>230460000</text:p>
          </table:table-cell>
          <table:table-cell office:value-type="percentage" office:value="0.207987004196561">
            <text:p>20.80%</text:p>
          </table:table-cell>
          <table:table-cell table:number-columns-repeated="2"/>
        </table:table-row>
        <table:table-row table:style-name="ro1">
          <table:table-cell office:value-type="string">
            <text:p>603338</text:p>
          </table:table-cell>
          <table:table-cell office:value-type="string">
            <text:p>浙江鼎力</text:p>
          </table:table-cell>
          <table:table-cell office:value-type="float" office:value="1371290000">
            <text:p>1371290000</text:p>
          </table:table-cell>
          <table:table-cell office:value-type="float" office:value="285490000">
            <text:p>285490000</text:p>
          </table:table-cell>
          <table:table-cell office:value-type="percentage" office:value="0.208190827614874">
            <text:p>20.82%</text:p>
          </table:table-cell>
          <table:table-cell table:number-columns-repeated="2"/>
        </table:table-row>
        <table:table-row table:style-name="ro1">
          <table:table-cell office:value-type="string">
            <text:p>601801</text:p>
          </table:table-cell>
          <table:table-cell office:value-type="string">
            <text:p>皖新传媒</text:p>
          </table:table-cell>
          <table:table-cell office:value-type="float" office:value="11013600000">
            <text:p>11013600000</text:p>
          </table:table-cell>
          <table:table-cell office:value-type="float" office:value="2293000000">
            <text:p>2293000000</text:p>
          </table:table-cell>
          <table:table-cell office:value-type="percentage" office:value="0.208197138083824">
            <text:p>20.82%</text:p>
          </table:table-cell>
          <table:table-cell table:number-columns-repeated="2"/>
        </table:table-row>
        <table:table-row table:style-name="ro1">
          <table:table-cell office:value-type="string">
            <text:p>002494</text:p>
          </table:table-cell>
          <table:table-cell office:value-type="string">
            <text:p>华斯股份</text:p>
          </table:table-cell>
          <table:table-cell office:value-type="float" office:value="2525670000">
            <text:p>2525670000</text:p>
          </table:table-cell>
          <table:table-cell office:value-type="float" office:value="526190000">
            <text:p>526190000</text:p>
          </table:table-cell>
          <table:table-cell office:value-type="percentage" office:value="0.208336797760594">
            <text:p>20.83%</text:p>
          </table:table-cell>
          <table:table-cell table:number-columns-repeated="2"/>
        </table:table-row>
        <table:table-row table:style-name="ro1">
          <table:table-cell office:value-type="string">
            <text:p>002057</text:p>
          </table:table-cell>
          <table:table-cell office:value-type="string">
            <text:p>中钢天源</text:p>
          </table:table-cell>
          <table:table-cell office:value-type="float" office:value="687200000">
            <text:p>687200000</text:p>
          </table:table-cell>
          <table:table-cell office:value-type="float" office:value="143350000">
            <text:p>143350000</text:p>
          </table:table-cell>
          <table:table-cell office:value-type="percentage" office:value="0.208600116414435">
            <text:p>20.86%</text:p>
          </table:table-cell>
          <table:table-cell table:number-columns-repeated="2"/>
        </table:table-row>
        <table:table-row table:style-name="ro1">
          <table:table-cell office:value-type="string">
            <text:p>000919</text:p>
          </table:table-cell>
          <table:table-cell office:value-type="string">
            <text:p>金陵药业</text:p>
          </table:table-cell>
          <table:table-cell office:value-type="float" office:value="3857880000">
            <text:p>3857880000</text:p>
          </table:table-cell>
          <table:table-cell office:value-type="float" office:value="804900000">
            <text:p>804900000</text:p>
          </table:table-cell>
          <table:table-cell office:value-type="percentage" office:value="0.20863790475598">
            <text:p>20.86%</text:p>
          </table:table-cell>
          <table:table-cell table:number-columns-repeated="2"/>
        </table:table-row>
        <table:table-row table:style-name="ro1">
          <table:table-cell office:value-type="string">
            <text:p>603131</text:p>
          </table:table-cell>
          <table:table-cell office:value-type="string">
            <text:p>上海沪工</text:p>
          </table:table-cell>
          <table:table-cell office:value-type="float" office:value="786100000">
            <text:p>786100000</text:p>
          </table:table-cell>
          <table:table-cell office:value-type="float" office:value="164300000">
            <text:p>164300000</text:p>
          </table:table-cell>
          <table:table-cell office:value-type="percentage" office:value="0.209006487724208">
            <text:p>20.90%</text:p>
          </table:table-cell>
          <table:table-cell table:number-columns-repeated="2"/>
        </table:table-row>
        <table:table-row table:style-name="ro1">
          <table:table-cell office:value-type="string">
            <text:p>300338</text:p>
          </table:table-cell>
          <table:table-cell office:value-type="string">
            <text:p>开元股份</text:p>
          </table:table-cell>
          <table:table-cell office:value-type="float" office:value="964430000">
            <text:p>964430000</text:p>
          </table:table-cell>
          <table:table-cell office:value-type="float" office:value="201750000">
            <text:p>201750000</text:p>
          </table:table-cell>
          <table:table-cell office:value-type="percentage" office:value="0.209190921062182">
            <text:p>20.92%</text:p>
          </table:table-cell>
          <table:table-cell table:number-columns-repeated="2"/>
        </table:table-row>
        <table:table-row table:style-name="ro1">
          <table:table-cell office:value-type="string">
            <text:p>300019</text:p>
          </table:table-cell>
          <table:table-cell office:value-type="string">
            <text:p>硅宝科技</text:p>
          </table:table-cell>
          <table:table-cell office:value-type="float" office:value="922990000">
            <text:p>922990000</text:p>
          </table:table-cell>
          <table:table-cell office:value-type="float" office:value="193190000">
            <text:p>193190000</text:p>
          </table:table-cell>
          <table:table-cell office:value-type="percentage" office:value="0.209308876585879">
            <text:p>20.93%</text:p>
          </table:table-cell>
          <table:table-cell table:number-columns-repeated="2"/>
        </table:table-row>
        <table:table-row table:style-name="ro1">
          <table:table-cell office:value-type="string">
            <text:p>601579</text:p>
          </table:table-cell>
          <table:table-cell office:value-type="string">
            <text:p>会稽山</text:p>
          </table:table-cell>
          <table:table-cell office:value-type="float" office:value="3699840000">
            <text:p>3699840000</text:p>
          </table:table-cell>
          <table:table-cell office:value-type="float" office:value="775220000">
            <text:p>775220000</text:p>
          </table:table-cell>
          <table:table-cell office:value-type="percentage" office:value="0.209527979588306">
            <text:p>20.95%</text:p>
          </table:table-cell>
          <table:table-cell table:number-columns-repeated="2"/>
        </table:table-row>
        <table:table-row table:style-name="ro1">
          <table:table-cell office:value-type="string">
            <text:p>300285</text:p>
          </table:table-cell>
          <table:table-cell office:value-type="string">
            <text:p>国瓷材料</text:p>
          </table:table-cell>
          <table:table-cell office:value-type="float" office:value="2233220000">
            <text:p>2233220000</text:p>
          </table:table-cell>
          <table:table-cell office:value-type="float" office:value="469110000">
            <text:p>469110000</text:p>
          </table:table-cell>
          <table:table-cell office:value-type="percentage" office:value="0.210059913488147">
            <text:p>21.01%</text:p>
          </table:table-cell>
          <table:table-cell table:number-columns-repeated="2"/>
        </table:table-row>
        <table:table-row table:style-name="ro1">
          <table:table-cell office:value-type="string">
            <text:p>002782</text:p>
          </table:table-cell>
          <table:table-cell office:value-type="string">
            <text:p>可立克</text:p>
          </table:table-cell>
          <table:table-cell office:value-type="float" office:value="1035100000">
            <text:p>1035100000</text:p>
          </table:table-cell>
          <table:table-cell office:value-type="float" office:value="217560000">
            <text:p>217560000</text:p>
          </table:table-cell>
          <table:table-cell office:value-type="percentage" office:value="0.210182591054004">
            <text:p>21.02%</text:p>
          </table:table-cell>
          <table:table-cell table:number-columns-repeated="2"/>
        </table:table-row>
        <table:table-row table:style-name="ro1">
          <table:table-cell office:value-type="string">
            <text:p>300037</text:p>
          </table:table-cell>
          <table:table-cell office:value-type="string">
            <text:p>新宙邦</text:p>
          </table:table-cell>
          <table:table-cell office:value-type="float" office:value="2797120000">
            <text:p>2797120000</text:p>
          </table:table-cell>
          <table:table-cell office:value-type="float" office:value="588810000">
            <text:p>588810000</text:p>
          </table:table-cell>
          <table:table-cell office:value-type="percentage" office:value="0.210505805971857">
            <text:p>21.05%</text:p>
          </table:table-cell>
          <table:table-cell table:number-columns-repeated="2"/>
        </table:table-row>
        <table:table-row table:style-name="ro1">
          <table:table-cell office:value-type="string">
            <text:p>300437</text:p>
          </table:table-cell>
          <table:table-cell office:value-type="string">
            <text:p>清水源</text:p>
          </table:table-cell>
          <table:table-cell office:value-type="float" office:value="1493290000">
            <text:p>1493290000</text:p>
          </table:table-cell>
          <table:table-cell office:value-type="float" office:value="314360000">
            <text:p>314360000</text:p>
          </table:table-cell>
          <table:table-cell office:value-type="percentage" office:value="0.210515037266706">
            <text:p>21.05%</text:p>
          </table:table-cell>
          <table:table-cell table:number-columns-repeated="2"/>
        </table:table-row>
        <table:table-row table:style-name="ro1">
          <table:table-cell office:value-type="string">
            <text:p>002825</text:p>
          </table:table-cell>
          <table:table-cell office:value-type="string">
            <text:p>纳尔股份</text:p>
          </table:table-cell>
          <table:table-cell office:value-type="float" office:value="700310000">
            <text:p>700310000</text:p>
          </table:table-cell>
          <table:table-cell office:value-type="float" office:value="147680000">
            <text:p>147680000</text:p>
          </table:table-cell>
          <table:table-cell office:value-type="percentage" office:value="0.210878039725265">
            <text:p>21.09%</text:p>
          </table:table-cell>
          <table:table-cell table:number-columns-repeated="2"/>
        </table:table-row>
        <table:table-row table:style-name="ro1">
          <table:table-cell office:value-type="string">
            <text:p>300395</text:p>
          </table:table-cell>
          <table:table-cell office:value-type="string">
            <text:p>菲利华</text:p>
          </table:table-cell>
          <table:table-cell office:value-type="float" office:value="1035230000">
            <text:p>1035230000</text:p>
          </table:table-cell>
          <table:table-cell office:value-type="float" office:value="218760000">
            <text:p>218760000</text:p>
          </table:table-cell>
          <table:table-cell office:value-type="percentage" office:value="0.211315359871719">
            <text:p>21.13%</text:p>
          </table:table-cell>
          <table:table-cell table:number-columns-repeated="2"/>
        </table:table-row>
        <table:table-row table:style-name="ro1">
          <table:table-cell office:value-type="string">
            <text:p>300436</text:p>
          </table:table-cell>
          <table:table-cell office:value-type="string">
            <text:p>广生堂</text:p>
          </table:table-cell>
          <table:table-cell office:value-type="float" office:value="700670000">
            <text:p>700670000</text:p>
          </table:table-cell>
          <table:table-cell office:value-type="float" office:value="148300000">
            <text:p>148300000</text:p>
          </table:table-cell>
          <table:table-cell office:value-type="percentage" office:value="0.211654559207616">
            <text:p>21.17%</text:p>
          </table:table-cell>
          <table:table-cell table:number-columns-repeated="2"/>
        </table:table-row>
        <table:table-row table:style-name="ro1">
          <table:table-cell office:value-type="string">
            <text:p>002315</text:p>
          </table:table-cell>
          <table:table-cell office:value-type="string">
            <text:p>焦点科技</text:p>
          </table:table-cell>
          <table:table-cell office:value-type="float" office:value="2545080000">
            <text:p>2545080000</text:p>
          </table:table-cell>
          <table:table-cell office:value-type="float" office:value="539110000">
            <text:p>539110000</text:p>
          </table:table-cell>
          <table:table-cell office:value-type="percentage" office:value="0.211824382730602">
            <text:p>21.18%</text:p>
          </table:table-cell>
          <table:table-cell table:number-columns-repeated="2"/>
        </table:table-row>
        <table:table-row table:style-name="ro1">
          <table:table-cell office:value-type="string">
            <text:p>000726</text:p>
          </table:table-cell>
          <table:table-cell office:value-type="string">
            <text:p>鲁 <text:s/>泰Ａ</text:p>
          </table:table-cell>
          <table:table-cell office:value-type="float" office:value="9407100000">
            <text:p>9407100000</text:p>
          </table:table-cell>
          <table:table-cell office:value-type="float" office:value="1994030000">
            <text:p>1994030000</text:p>
          </table:table-cell>
          <table:table-cell office:value-type="percentage" office:value="0.211970745500739">
            <text:p>21.20%</text:p>
          </table:table-cell>
          <table:table-cell table:number-columns-repeated="2"/>
        </table:table-row>
        <table:table-row table:style-name="ro1">
          <table:table-cell office:value-type="string">
            <text:p>600159</text:p>
          </table:table-cell>
          <table:table-cell office:value-type="string">
            <text:p>大龙地产</text:p>
          </table:table-cell>
          <table:table-cell office:value-type="float" office:value="2833310000">
            <text:p>2833310000</text:p>
          </table:table-cell>
          <table:table-cell office:value-type="float" office:value="600650000">
            <text:p>600650000</text:p>
          </table:table-cell>
          <table:table-cell office:value-type="percentage" office:value="0.211995863495346">
            <text:p>21.20%</text:p>
          </table:table-cell>
          <table:table-cell table:number-columns-repeated="2"/>
        </table:table-row>
        <table:table-row table:style-name="ro1">
          <table:table-cell office:value-type="string">
            <text:p>300424</text:p>
          </table:table-cell>
          <table:table-cell office:value-type="string">
            <text:p>航新科技</text:p>
          </table:table-cell>
          <table:table-cell office:value-type="float" office:value="1110480000">
            <text:p>1110480000</text:p>
          </table:table-cell>
          <table:table-cell office:value-type="float" office:value="235440000">
            <text:p>235440000</text:p>
          </table:table-cell>
          <table:table-cell office:value-type="percentage" office:value="0.212016425329587">
            <text:p>21.20%</text:p>
          </table:table-cell>
          <table:table-cell table:number-columns-repeated="2"/>
        </table:table-row>
        <table:table-row table:style-name="ro1">
          <table:table-cell office:value-type="string">
            <text:p>300012</text:p>
          </table:table-cell>
          <table:table-cell office:value-type="string">
            <text:p>华测检测</text:p>
          </table:table-cell>
          <table:table-cell office:value-type="float" office:value="3122600000">
            <text:p>3122600000</text:p>
          </table:table-cell>
          <table:table-cell office:value-type="float" office:value="662160000">
            <text:p>662160000</text:p>
          </table:table-cell>
          <table:table-cell office:value-type="percentage" office:value="0.212054057516172">
            <text:p>21.21%</text:p>
          </table:table-cell>
          <table:table-cell table:number-columns-repeated="2"/>
        </table:table-row>
        <table:table-row table:style-name="ro1">
          <table:table-cell office:value-type="string">
            <text:p>300475</text:p>
          </table:table-cell>
          <table:table-cell office:value-type="string">
            <text:p>聚隆科技</text:p>
          </table:table-cell>
          <table:table-cell office:value-type="float" office:value="1451370000">
            <text:p>1451370000</text:p>
          </table:table-cell>
          <table:table-cell office:value-type="float" office:value="308010000">
            <text:p>308010000</text:p>
          </table:table-cell>
          <table:table-cell office:value-type="percentage" office:value="0.212220178176481">
            <text:p>21.22%</text:p>
          </table:table-cell>
          <table:table-cell table:number-columns-repeated="2"/>
        </table:table-row>
        <table:table-row table:style-name="ro1">
          <table:table-cell office:value-type="string">
            <text:p>002169</text:p>
          </table:table-cell>
          <table:table-cell office:value-type="string">
            <text:p>智光电气</text:p>
          </table:table-cell>
          <table:table-cell office:value-type="float" office:value="3716190000">
            <text:p>3716190000</text:p>
          </table:table-cell>
          <table:table-cell office:value-type="float" office:value="789480000">
            <text:p>789480000</text:p>
          </table:table-cell>
          <table:table-cell office:value-type="percentage" office:value="0.212443389600639">
            <text:p>21.24%</text:p>
          </table:table-cell>
          <table:table-cell table:number-columns-repeated="2"/>
        </table:table-row>
        <table:table-row table:style-name="ro1">
          <table:table-cell office:value-type="string">
            <text:p>002337</text:p>
          </table:table-cell>
          <table:table-cell office:value-type="string">
            <text:p>赛象科技</text:p>
          </table:table-cell>
          <table:table-cell office:value-type="float" office:value="1710810000">
            <text:p>1710810000</text:p>
          </table:table-cell>
          <table:table-cell office:value-type="float" office:value="363750000">
            <text:p>363750000</text:p>
          </table:table-cell>
          <table:table-cell office:value-type="percentage" office:value="0.212618584179424">
            <text:p>21.26%</text:p>
          </table:table-cell>
          <table:table-cell table:number-columns-repeated="2"/>
        </table:table-row>
        <table:table-row table:style-name="ro1">
          <table:table-cell office:value-type="string">
            <text:p>600650</text:p>
          </table:table-cell>
          <table:table-cell office:value-type="string">
            <text:p>锦江投资</text:p>
          </table:table-cell>
          <table:table-cell office:value-type="float" office:value="4464720000">
            <text:p>4464720000</text:p>
          </table:table-cell>
          <table:table-cell office:value-type="float" office:value="949550000">
            <text:p>949550000</text:p>
          </table:table-cell>
          <table:table-cell office:value-type="percentage" office:value="0.212678510634485">
            <text:p>21.27%</text:p>
          </table:table-cell>
          <table:table-cell table:number-columns-repeated="2"/>
        </table:table-row>
        <table:table-row table:style-name="ro1">
          <table:table-cell office:value-type="string">
            <text:p>603066</text:p>
          </table:table-cell>
          <table:table-cell office:value-type="string">
            <text:p>音飞储存</text:p>
          </table:table-cell>
          <table:table-cell office:value-type="float" office:value="1015850000">
            <text:p>1015850000</text:p>
          </table:table-cell>
          <table:table-cell office:value-type="float" office:value="216700000">
            <text:p>216700000</text:p>
          </table:table-cell>
          <table:table-cell office:value-type="percentage" office:value="0.213318895506226">
            <text:p>21.33%</text:p>
          </table:table-cell>
          <table:table-cell table:number-columns-repeated="2"/>
        </table:table-row>
        <table:table-row table:style-name="ro1">
          <table:table-cell office:value-type="string">
            <text:p>603716</text:p>
          </table:table-cell>
          <table:table-cell office:value-type="string">
            <text:p>塞力斯</text:p>
          </table:table-cell>
          <table:table-cell office:value-type="float" office:value="1092480000">
            <text:p>1092480000</text:p>
          </table:table-cell>
          <table:table-cell office:value-type="float" office:value="233190000">
            <text:p>233190000</text:p>
          </table:table-cell>
          <table:table-cell office:value-type="percentage" office:value="0.213450131810193">
            <text:p>21.35%</text:p>
          </table:table-cell>
          <table:table-cell table:number-columns-repeated="2"/>
        </table:table-row>
        <table:table-row table:style-name="ro1">
          <table:table-cell office:value-type="string">
            <text:p>300170</text:p>
          </table:table-cell>
          <table:table-cell office:value-type="string">
            <text:p>汉得信息</text:p>
          </table:table-cell>
          <table:table-cell office:value-type="float" office:value="2637270000">
            <text:p>2637270000</text:p>
          </table:table-cell>
          <table:table-cell office:value-type="float" office:value="565170000">
            <text:p>565170000</text:p>
          </table:table-cell>
          <table:table-cell office:value-type="percentage" office:value="0.214301152327975">
            <text:p>21.43%</text:p>
          </table:table-cell>
          <table:table-cell table:number-columns-repeated="2"/>
        </table:table-row>
        <table:table-row table:style-name="ro1">
          <table:table-cell office:value-type="string">
            <text:p>002787</text:p>
          </table:table-cell>
          <table:table-cell office:value-type="string">
            <text:p>华源控股</text:p>
          </table:table-cell>
          <table:table-cell office:value-type="float" office:value="1207880000">
            <text:p>1207880000</text:p>
          </table:table-cell>
          <table:table-cell office:value-type="float" office:value="258870000">
            <text:p>258870000</text:p>
          </table:table-cell>
          <table:table-cell office:value-type="percentage" office:value="0.214317647448422">
            <text:p>21.43%</text:p>
          </table:table-cell>
          <table:table-cell table:number-columns-repeated="2"/>
        </table:table-row>
        <table:table-row table:style-name="ro1">
          <table:table-cell office:value-type="string">
            <text:p>000799</text:p>
          </table:table-cell>
          <table:table-cell office:value-type="string">
            <text:p>酒鬼酒</text:p>
          </table:table-cell>
          <table:table-cell office:value-type="float" office:value="2360800000">
            <text:p>2360800000</text:p>
          </table:table-cell>
          <table:table-cell office:value-type="float" office:value="505980000">
            <text:p>505980000</text:p>
          </table:table-cell>
          <table:table-cell office:value-type="percentage" office:value="0.214325652321247">
            <text:p>21.43%</text:p>
          </table:table-cell>
          <table:table-cell table:number-columns-repeated="2"/>
        </table:table-row>
        <table:table-row table:style-name="ro1">
          <table:table-cell office:value-type="string">
            <text:p>600219</text:p>
          </table:table-cell>
          <table:table-cell office:value-type="string">
            <text:p>南山铝业</text:p>
          </table:table-cell>
          <table:table-cell office:value-type="float" office:value="42685490000">
            <text:p>42685490000</text:p>
          </table:table-cell>
          <table:table-cell office:value-type="float" office:value="9161870000">
            <text:p>9161870000</text:p>
          </table:table-cell>
          <table:table-cell office:value-type="percentage" office:value="0.214636636477641">
            <text:p>21.46%</text:p>
          </table:table-cell>
          <table:table-cell table:number-columns-repeated="2"/>
        </table:table-row>
        <table:table-row table:style-name="ro1">
          <table:table-cell office:value-type="string">
            <text:p>000915</text:p>
          </table:table-cell>
          <table:table-cell office:value-type="string">
            <text:p>山大华特</text:p>
          </table:table-cell>
          <table:table-cell office:value-type="float" office:value="2482210000">
            <text:p>2482210000</text:p>
          </table:table-cell>
          <table:table-cell office:value-type="float" office:value="532890000">
            <text:p>532890000</text:p>
          </table:table-cell>
          <table:table-cell office:value-type="percentage" office:value="0.214683689131862">
            <text:p>21.47%</text:p>
          </table:table-cell>
          <table:table-cell table:number-columns-repeated="2"/>
        </table:table-row>
        <table:table-row table:style-name="ro1">
          <table:table-cell office:value-type="string">
            <text:p>000529</text:p>
          </table:table-cell>
          <table:table-cell office:value-type="string">
            <text:p>广弘控股</text:p>
          </table:table-cell>
          <table:table-cell office:value-type="float" office:value="1588040000">
            <text:p>1588040000</text:p>
          </table:table-cell>
          <table:table-cell office:value-type="float" office:value="340990000">
            <text:p>340990000</text:p>
          </table:table-cell>
          <table:table-cell office:value-type="percentage" office:value="0.214723810483363">
            <text:p>21.47%</text:p>
          </table:table-cell>
          <table:table-cell table:number-columns-repeated="2"/>
        </table:table-row>
        <table:table-row table:style-name="ro1">
          <table:table-cell office:value-type="string">
            <text:p>300452</text:p>
          </table:table-cell>
          <table:table-cell office:value-type="string">
            <text:p>山河药辅</text:p>
          </table:table-cell>
          <table:table-cell office:value-type="float" office:value="512850000">
            <text:p>512850000</text:p>
          </table:table-cell>
          <table:table-cell office:value-type="float" office:value="110150000">
            <text:p>110150000</text:p>
          </table:table-cell>
          <table:table-cell office:value-type="percentage" office:value="0.214780150141367">
            <text:p>21.48%</text:p>
          </table:table-cell>
          <table:table-cell table:number-columns-repeated="2"/>
        </table:table-row>
        <table:table-row table:style-name="ro1">
          <table:table-cell office:value-type="string">
            <text:p>300528</text:p>
          </table:table-cell>
          <table:table-cell office:value-type="string">
            <text:p>幸福蓝海</text:p>
          </table:table-cell>
          <table:table-cell office:value-type="float" office:value="2376100000">
            <text:p>2376100000</text:p>
          </table:table-cell>
          <table:table-cell office:value-type="float" office:value="510470000">
            <text:p>510470000</text:p>
          </table:table-cell>
          <table:table-cell office:value-type="percentage" office:value="0.214835234207314">
            <text:p>21.48%</text:p>
          </table:table-cell>
          <table:table-cell table:number-columns-repeated="2"/>
        </table:table-row>
        <table:table-row table:style-name="ro1">
          <table:table-cell office:value-type="string">
            <text:p>002818</text:p>
          </table:table-cell>
          <table:table-cell office:value-type="string">
            <text:p>富森美</text:p>
          </table:table-cell>
          <table:table-cell office:value-type="float" office:value="4854750000">
            <text:p>4854750000</text:p>
          </table:table-cell>
          <table:table-cell office:value-type="float" office:value="1043630000">
            <text:p>1043630000</text:p>
          </table:table-cell>
          <table:table-cell office:value-type="percentage" office:value="0.214970904783974">
            <text:p>21.50%</text:p>
          </table:table-cell>
          <table:table-cell table:number-columns-repeated="2"/>
        </table:table-row>
        <table:table-row table:style-name="ro1">
          <table:table-cell office:value-type="string">
            <text:p>002796</text:p>
          </table:table-cell>
          <table:table-cell office:value-type="string">
            <text:p>世嘉科技</text:p>
          </table:table-cell>
          <table:table-cell office:value-type="float" office:value="619700000">
            <text:p>619700000</text:p>
          </table:table-cell>
          <table:table-cell office:value-type="float" office:value="133250000">
            <text:p>133250000</text:p>
          </table:table-cell>
          <table:table-cell office:value-type="percentage" office:value="0.21502339841859">
            <text:p>21.50%</text:p>
          </table:table-cell>
          <table:table-cell table:number-columns-repeated="2"/>
        </table:table-row>
        <table:table-row table:style-name="ro1">
          <table:table-cell office:value-type="string">
            <text:p>600776</text:p>
          </table:table-cell>
          <table:table-cell office:value-type="string">
            <text:p>东方通信</text:p>
          </table:table-cell>
          <table:table-cell office:value-type="float" office:value="3846530000">
            <text:p>3846530000</text:p>
          </table:table-cell>
          <table:table-cell office:value-type="float" office:value="827200000">
            <text:p>827200000</text:p>
          </table:table-cell>
          <table:table-cell office:value-type="percentage" office:value="0.215050968015328">
            <text:p>21.51%</text:p>
          </table:table-cell>
          <table:table-cell table:number-columns-repeated="2"/>
        </table:table-row>
        <table:table-row table:style-name="ro1">
          <table:table-cell office:value-type="string">
            <text:p>000088</text:p>
          </table:table-cell>
          <table:table-cell office:value-type="string">
            <text:p>盐 田 港</text:p>
          </table:table-cell>
          <table:table-cell office:value-type="float" office:value="8257130000">
            <text:p>8257130000</text:p>
          </table:table-cell>
          <table:table-cell office:value-type="float" office:value="1778100000">
            <text:p>1778100000</text:p>
          </table:table-cell>
          <table:table-cell office:value-type="percentage" office:value="0.21534116575614">
            <text:p>21.53%</text:p>
          </table:table-cell>
          <table:table-cell table:number-columns-repeated="2"/>
        </table:table-row>
        <table:table-row table:style-name="ro1">
          <table:table-cell office:value-type="string">
            <text:p>000766</text:p>
          </table:table-cell>
          <table:table-cell office:value-type="string">
            <text:p>通化金马</text:p>
          </table:table-cell>
          <table:table-cell office:value-type="float" office:value="5303520000">
            <text:p>5303520000</text:p>
          </table:table-cell>
          <table:table-cell office:value-type="float" office:value="1142070000">
            <text:p>1142070000</text:p>
          </table:table-cell>
          <table:table-cell office:value-type="percentage" office:value="0.215341886143542">
            <text:p>21.53%</text:p>
          </table:table-cell>
          <table:table-cell table:number-columns-repeated="2"/>
        </table:table-row>
        <table:table-row table:style-name="ro1">
          <table:table-cell office:value-type="string">
            <text:p>002150</text:p>
          </table:table-cell>
          <table:table-cell office:value-type="string">
            <text:p>通润装备</text:p>
          </table:table-cell>
          <table:table-cell office:value-type="float" office:value="1371820000">
            <text:p>1371820000</text:p>
          </table:table-cell>
          <table:table-cell office:value-type="float" office:value="295500000">
            <text:p>295500000</text:p>
          </table:table-cell>
          <table:table-cell office:value-type="percentage" office:value="0.215407269175256">
            <text:p>21.54%</text:p>
          </table:table-cell>
          <table:table-cell table:number-columns-repeated="2"/>
        </table:table-row>
        <table:table-row table:style-name="ro1">
          <table:table-cell office:value-type="string">
            <text:p>002360</text:p>
          </table:table-cell>
          <table:table-cell office:value-type="string">
            <text:p>同德化工</text:p>
          </table:table-cell>
          <table:table-cell office:value-type="float" office:value="1430880000">
            <text:p>1430880000</text:p>
          </table:table-cell>
          <table:table-cell office:value-type="float" office:value="309060000">
            <text:p>309060000</text:p>
          </table:table-cell>
          <table:table-cell office:value-type="percentage" office:value="0.215992955384099">
            <text:p>21.60%</text:p>
          </table:table-cell>
          <table:table-cell table:number-columns-repeated="2"/>
        </table:table-row>
        <table:table-row table:style-name="ro1">
          <table:table-cell office:value-type="string">
            <text:p>300576</text:p>
          </table:table-cell>
          <table:table-cell office:value-type="string">
            <text:p>容大感光</text:p>
          </table:table-cell>
          <table:table-cell office:value-type="float" office:value="483050000">
            <text:p>483050000</text:p>
          </table:table-cell>
          <table:table-cell office:value-type="float" office:value="104580000">
            <text:p>104580000</text:p>
          </table:table-cell>
          <table:table-cell office:value-type="percentage" office:value="0.216499327191802">
            <text:p>21.65%</text:p>
          </table:table-cell>
          <table:table-cell table:number-columns-repeated="2"/>
        </table:table-row>
        <table:table-row table:style-name="ro1">
          <table:table-cell office:value-type="string">
            <text:p>000888</text:p>
          </table:table-cell>
          <table:table-cell office:value-type="string">
            <text:p>峨眉山Ａ</text:p>
          </table:table-cell>
          <table:table-cell office:value-type="float" office:value="2635540000">
            <text:p>2635540000</text:p>
          </table:table-cell>
          <table:table-cell office:value-type="float" office:value="570870000">
            <text:p>570870000</text:p>
          </table:table-cell>
          <table:table-cell office:value-type="percentage" office:value="0.216604566806044">
            <text:p>21.66%</text:p>
          </table:table-cell>
          <table:table-cell table:number-columns-repeated="2"/>
        </table:table-row>
        <table:table-row table:style-name="ro1">
          <table:table-cell office:value-type="string">
            <text:p>300483</text:p>
          </table:table-cell>
          <table:table-cell office:value-type="string">
            <text:p>沃施股份</text:p>
          </table:table-cell>
          <table:table-cell office:value-type="float" office:value="507160000">
            <text:p>507160000</text:p>
          </table:table-cell>
          <table:table-cell office:value-type="float" office:value="109900000">
            <text:p>109900000</text:p>
          </table:table-cell>
          <table:table-cell office:value-type="percentage" office:value="0.216696900386466">
            <text:p>21.67%</text:p>
          </table:table-cell>
          <table:table-cell table:number-columns-repeated="2"/>
        </table:table-row>
        <table:table-row table:style-name="ro1">
          <table:table-cell office:value-type="string">
            <text:p>002194</text:p>
          </table:table-cell>
          <table:table-cell office:value-type="string">
            <text:p>武汉凡谷</text:p>
          </table:table-cell>
          <table:table-cell office:value-type="float" office:value="2550530000">
            <text:p>2550530000</text:p>
          </table:table-cell>
          <table:table-cell office:value-type="float" office:value="552840000">
            <text:p>552840000</text:p>
          </table:table-cell>
          <table:table-cell office:value-type="percentage" office:value="0.21675494897139">
            <text:p>21.68%</text:p>
          </table:table-cell>
          <table:table-cell table:number-columns-repeated="2"/>
        </table:table-row>
        <table:table-row table:style-name="ro1">
          <table:table-cell office:value-type="string">
            <text:p>000673</text:p>
          </table:table-cell>
          <table:table-cell office:value-type="string">
            <text:p>当代东方</text:p>
          </table:table-cell>
          <table:table-cell office:value-type="float" office:value="3150760000">
            <text:p>3150760000</text:p>
          </table:table-cell>
          <table:table-cell office:value-type="float" office:value="684280000">
            <text:p>684280000</text:p>
          </table:table-cell>
          <table:table-cell office:value-type="percentage" office:value="0.217179347205119">
            <text:p>21.72%</text:p>
          </table:table-cell>
          <table:table-cell table:number-columns-repeated="2"/>
        </table:table-row>
        <table:table-row table:style-name="ro1">
          <table:table-cell office:value-type="string">
            <text:p>600302</text:p>
          </table:table-cell>
          <table:table-cell office:value-type="string">
            <text:p>标准股份</text:p>
          </table:table-cell>
          <table:table-cell office:value-type="float" office:value="1644490000">
            <text:p>1644490000</text:p>
          </table:table-cell>
          <table:table-cell office:value-type="float" office:value="357750000">
            <text:p>357750000</text:p>
          </table:table-cell>
          <table:table-cell office:value-type="percentage" office:value="0.217544649100937">
            <text:p>21.75%</text:p>
          </table:table-cell>
          <table:table-cell table:number-columns-repeated="2"/>
        </table:table-row>
        <table:table-row table:style-name="ro1">
          <table:table-cell office:value-type="string">
            <text:p>300098</text:p>
          </table:table-cell>
          <table:table-cell office:value-type="string">
            <text:p>高新兴</text:p>
          </table:table-cell>
          <table:table-cell office:value-type="float" office:value="4830220000">
            <text:p>4830220000</text:p>
          </table:table-cell>
          <table:table-cell office:value-type="float" office:value="1051170000">
            <text:p>1051170000</text:p>
          </table:table-cell>
          <table:table-cell office:value-type="percentage" office:value="0.217623627909288">
            <text:p>21.76%</text:p>
          </table:table-cell>
          <table:table-cell table:number-columns-repeated="2"/>
        </table:table-row>
        <table:table-row table:style-name="ro1">
          <table:table-cell office:value-type="string">
            <text:p>002214</text:p>
          </table:table-cell>
          <table:table-cell office:value-type="string">
            <text:p>大立科技</text:p>
          </table:table-cell>
          <table:table-cell office:value-type="float" office:value="1249670000">
            <text:p>1249670000</text:p>
          </table:table-cell>
          <table:table-cell office:value-type="float" office:value="272000000">
            <text:p>272000000</text:p>
          </table:table-cell>
          <table:table-cell office:value-type="percentage" office:value="0.217657461569854">
            <text:p>21.77%</text:p>
          </table:table-cell>
          <table:table-cell table:number-columns-repeated="2"/>
        </table:table-row>
        <table:table-row table:style-name="ro1">
          <table:table-cell office:value-type="string">
            <text:p>000985</text:p>
          </table:table-cell>
          <table:table-cell office:value-type="string">
            <text:p>大庆华科</text:p>
          </table:table-cell>
          <table:table-cell office:value-type="float" office:value="662780000">
            <text:p>662780000</text:p>
          </table:table-cell>
          <table:table-cell office:value-type="float" office:value="144440000">
            <text:p>144440000</text:p>
          </table:table-cell>
          <table:table-cell office:value-type="percentage" office:value="0.217930535019162">
            <text:p>21.79%</text:p>
          </table:table-cell>
          <table:table-cell table:number-columns-repeated="2"/>
        </table:table-row>
        <table:table-row table:style-name="ro1">
          <table:table-cell office:value-type="string">
            <text:p>300164</text:p>
          </table:table-cell>
          <table:table-cell office:value-type="string">
            <text:p>通源石油</text:p>
          </table:table-cell>
          <table:table-cell office:value-type="float" office:value="2100100000">
            <text:p>2100100000</text:p>
          </table:table-cell>
          <table:table-cell office:value-type="float" office:value="458830000">
            <text:p>458830000</text:p>
          </table:table-cell>
          <table:table-cell office:value-type="percentage" office:value="0.218480072377506">
            <text:p>21.85%</text:p>
          </table:table-cell>
          <table:table-cell table:number-columns-repeated="2"/>
        </table:table-row>
        <table:table-row table:style-name="ro1">
          <table:table-cell office:value-type="string">
            <text:p>002747</text:p>
          </table:table-cell>
          <table:table-cell office:value-type="string">
            <text:p>埃斯顿</text:p>
          </table:table-cell>
          <table:table-cell office:value-type="float" office:value="1880930000">
            <text:p>1880930000</text:p>
          </table:table-cell>
          <table:table-cell office:value-type="float" office:value="411160000">
            <text:p>411160000</text:p>
          </table:table-cell>
          <table:table-cell office:value-type="percentage" office:value="0.218593993396883">
            <text:p>21.86%</text:p>
          </table:table-cell>
          <table:table-cell table:number-columns-repeated="2"/>
        </table:table-row>
        <table:table-row table:style-name="ro1">
          <table:table-cell office:value-type="string">
            <text:p>300470</text:p>
          </table:table-cell>
          <table:table-cell office:value-type="string">
            <text:p>日机密封</text:p>
          </table:table-cell>
          <table:table-cell office:value-type="float" office:value="1142920000">
            <text:p>1142920000</text:p>
          </table:table-cell>
          <table:table-cell office:value-type="float" office:value="250040000">
            <text:p>250040000</text:p>
          </table:table-cell>
          <table:table-cell office:value-type="percentage" office:value="0.218772967486788">
            <text:p>21.88%</text:p>
          </table:table-cell>
          <table:table-cell table:number-columns-repeated="2"/>
        </table:table-row>
        <table:table-row table:style-name="ro1">
          <table:table-cell office:value-type="string">
            <text:p>603003</text:p>
          </table:table-cell>
          <table:table-cell office:value-type="string">
            <text:p>龙宇燃油</text:p>
          </table:table-cell>
          <table:table-cell office:value-type="float" office:value="5384440000">
            <text:p>5384440000</text:p>
          </table:table-cell>
          <table:table-cell office:value-type="float" office:value="1178480000">
            <text:p>1178480000</text:p>
          </table:table-cell>
          <table:table-cell office:value-type="percentage" office:value="0.218867700262237">
            <text:p>21.89%</text:p>
          </table:table-cell>
          <table:table-cell table:number-columns-repeated="2"/>
        </table:table-row>
        <table:table-row table:style-name="ro1">
          <table:table-cell office:value-type="string">
            <text:p>002279</text:p>
          </table:table-cell>
          <table:table-cell office:value-type="string">
            <text:p>久其软件</text:p>
          </table:table-cell>
          <table:table-cell office:value-type="float" office:value="2795870000">
            <text:p>2795870000</text:p>
          </table:table-cell>
          <table:table-cell office:value-type="float" office:value="612270000">
            <text:p>612270000</text:p>
          </table:table-cell>
          <table:table-cell office:value-type="percentage" office:value="0.218990868674152">
            <text:p>21.90%</text:p>
          </table:table-cell>
          <table:table-cell table:number-columns-repeated="2"/>
        </table:table-row>
        <table:table-row table:style-name="ro1">
          <table:table-cell office:value-type="string">
            <text:p>300505</text:p>
          </table:table-cell>
          <table:table-cell office:value-type="string">
            <text:p>川金诺</text:p>
          </table:table-cell>
          <table:table-cell office:value-type="float" office:value="794740000">
            <text:p>794740000</text:p>
          </table:table-cell>
          <table:table-cell office:value-type="float" office:value="174110000">
            <text:p>174110000</text:p>
          </table:table-cell>
          <table:table-cell office:value-type="percentage" office:value="0.219077937438659">
            <text:p>21.91%</text:p>
          </table:table-cell>
          <table:table-cell table:number-columns-repeated="2"/>
        </table:table-row>
        <table:table-row table:style-name="ro1">
          <table:table-cell office:value-type="string">
            <text:p>002286</text:p>
          </table:table-cell>
          <table:table-cell office:value-type="string">
            <text:p>保龄宝</text:p>
          </table:table-cell>
          <table:table-cell office:value-type="float" office:value="1931560000">
            <text:p>1931560000</text:p>
          </table:table-cell>
          <table:table-cell office:value-type="float" office:value="423430000">
            <text:p>423430000</text:p>
          </table:table-cell>
          <table:table-cell office:value-type="percentage" office:value="0.219216591770382">
            <text:p>21.92%</text:p>
          </table:table-cell>
          <table:table-cell table:number-columns-repeated="2"/>
        </table:table-row>
        <table:table-row table:style-name="ro1">
          <table:table-cell office:value-type="string">
            <text:p>300034</text:p>
          </table:table-cell>
          <table:table-cell office:value-type="string">
            <text:p>钢研高纳</text:p>
          </table:table-cell>
          <table:table-cell office:value-type="float" office:value="1793930000">
            <text:p>1793930000</text:p>
          </table:table-cell>
          <table:table-cell office:value-type="float" office:value="393500000">
            <text:p>393500000</text:p>
          </table:table-cell>
          <table:table-cell office:value-type="percentage" office:value="0.219350810789719">
            <text:p>21.94%</text:p>
          </table:table-cell>
          <table:table-cell table:number-columns-repeated="2"/>
        </table:table-row>
        <table:table-row table:style-name="ro1">
          <table:table-cell office:value-type="string">
            <text:p>300432</text:p>
          </table:table-cell>
          <table:table-cell office:value-type="string">
            <text:p>富临精工</text:p>
          </table:table-cell>
          <table:table-cell office:value-type="float" office:value="4464240000">
            <text:p>4464240000</text:p>
          </table:table-cell>
          <table:table-cell office:value-type="float" office:value="979440000">
            <text:p>979440000</text:p>
          </table:table-cell>
          <table:table-cell office:value-type="percentage" office:value="0.2193968066233">
            <text:p>21.94%</text:p>
          </table:table-cell>
          <table:table-cell table:number-columns-repeated="2"/>
        </table:table-row>
        <table:table-row table:style-name="ro1">
          <table:table-cell office:value-type="string">
            <text:p>600826</text:p>
          </table:table-cell>
          <table:table-cell office:value-type="string">
            <text:p>兰生股份</text:p>
          </table:table-cell>
          <table:table-cell office:value-type="float" office:value="4990590000">
            <text:p>4990590000</text:p>
          </table:table-cell>
          <table:table-cell office:value-type="float" office:value="1096180000">
            <text:p>1096180000</text:p>
          </table:table-cell>
          <table:table-cell office:value-type="percentage" office:value="0.219649380133411">
            <text:p>21.96%</text:p>
          </table:table-cell>
          <table:table-cell table:number-columns-repeated="2"/>
        </table:table-row>
        <table:table-row table:style-name="ro1">
          <table:table-cell office:value-type="string">
            <text:p>600637</text:p>
          </table:table-cell>
          <table:table-cell office:value-type="string">
            <text:p>东方明珠</text:p>
          </table:table-cell>
          <table:table-cell office:value-type="float" office:value="36796550000">
            <text:p>36796550000</text:p>
          </table:table-cell>
          <table:table-cell office:value-type="float" office:value="8084650000">
            <text:p>8084650000</text:p>
          </table:table-cell>
          <table:table-cell office:value-type="percentage" office:value="0.219712174103279">
            <text:p>21.97%</text:p>
          </table:table-cell>
          <table:table-cell table:number-columns-repeated="2"/>
        </table:table-row>
        <table:table-row table:style-name="ro1">
          <table:table-cell office:value-type="string">
            <text:p>603818</text:p>
          </table:table-cell>
          <table:table-cell office:value-type="string">
            <text:p>曲美家居</text:p>
          </table:table-cell>
          <table:table-cell office:value-type="float" office:value="1771930000">
            <text:p>1771930000</text:p>
          </table:table-cell>
          <table:table-cell office:value-type="float" office:value="389410000">
            <text:p>389410000</text:p>
          </table:table-cell>
          <table:table-cell office:value-type="percentage" office:value="0.219766017844949">
            <text:p>21.98%</text:p>
          </table:table-cell>
          <table:table-cell table:number-columns-repeated="2"/>
        </table:table-row>
        <table:table-row table:style-name="ro1">
          <table:table-cell office:value-type="string">
            <text:p>000557</text:p>
          </table:table-cell>
          <table:table-cell office:value-type="string">
            <text:p>西部创业</text:p>
          </table:table-cell>
          <table:table-cell office:value-type="float" office:value="5049400000">
            <text:p>5049400000</text:p>
          </table:table-cell>
          <table:table-cell office:value-type="float" office:value="1112680000">
            <text:p>1112680000</text:p>
          </table:table-cell>
          <table:table-cell office:value-type="percentage" office:value="0.220358854517368">
            <text:p>22.04%</text:p>
          </table:table-cell>
          <table:table-cell table:number-columns-repeated="2"/>
        </table:table-row>
        <table:table-row table:style-name="ro1">
          <table:table-cell office:value-type="string">
            <text:p>600529</text:p>
          </table:table-cell>
          <table:table-cell office:value-type="string">
            <text:p>山东药玻</text:p>
          </table:table-cell>
          <table:table-cell office:value-type="float" office:value="3904230000">
            <text:p>3904230000</text:p>
          </table:table-cell>
          <table:table-cell office:value-type="float" office:value="860620000">
            <text:p>860620000</text:p>
          </table:table-cell>
          <table:table-cell office:value-type="percentage" office:value="0.220432710163079">
            <text:p>22.04%</text:p>
          </table:table-cell>
          <table:table-cell table:number-columns-repeated="2"/>
        </table:table-row>
        <table:table-row table:style-name="ro1">
          <table:table-cell office:value-type="string">
            <text:p>600674</text:p>
          </table:table-cell>
          <table:table-cell office:value-type="string">
            <text:p>川投能源</text:p>
          </table:table-cell>
          <table:table-cell office:value-type="float" office:value="26821130000">
            <text:p>26821130000</text:p>
          </table:table-cell>
          <table:table-cell office:value-type="float" office:value="5913900000">
            <text:p>5913900000</text:p>
          </table:table-cell>
          <table:table-cell office:value-type="percentage" office:value="0.22049406568627">
            <text:p>22.05%</text:p>
          </table:table-cell>
          <table:table-cell table:number-columns-repeated="2"/>
        </table:table-row>
        <table:table-row table:style-name="ro1">
          <table:table-cell office:value-type="string">
            <text:p>300286</text:p>
          </table:table-cell>
          <table:table-cell office:value-type="string">
            <text:p>安科瑞</text:p>
          </table:table-cell>
          <table:table-cell office:value-type="float" office:value="761750000">
            <text:p>761750000</text:p>
          </table:table-cell>
          <table:table-cell office:value-type="float" office:value="168080000">
            <text:p>168080000</text:p>
          </table:table-cell>
          <table:table-cell office:value-type="percentage" office:value="0.220649819494585">
            <text:p>22.06%</text:p>
          </table:table-cell>
          <table:table-cell table:number-columns-repeated="2"/>
        </table:table-row>
        <table:table-row table:style-name="ro1">
          <table:table-cell office:value-type="string">
            <text:p>300448</text:p>
          </table:table-cell>
          <table:table-cell office:value-type="string">
            <text:p>浩云科技</text:p>
          </table:table-cell>
          <table:table-cell office:value-type="float" office:value="898650000">
            <text:p>898650000</text:p>
          </table:table-cell>
          <table:table-cell office:value-type="float" office:value="198320000">
            <text:p>198320000</text:p>
          </table:table-cell>
          <table:table-cell office:value-type="percentage" office:value="0.220686585433706">
            <text:p>22.07%</text:p>
          </table:table-cell>
          <table:table-cell table:number-columns-repeated="2"/>
        </table:table-row>
        <table:table-row table:style-name="ro1">
          <table:table-cell office:value-type="string">
            <text:p>002646</text:p>
          </table:table-cell>
          <table:table-cell office:value-type="string">
            <text:p>青青稞酒</text:p>
          </table:table-cell>
          <table:table-cell office:value-type="float" office:value="3162680000">
            <text:p>3162680000</text:p>
          </table:table-cell>
          <table:table-cell office:value-type="float" office:value="698270000">
            <text:p>698270000</text:p>
          </table:table-cell>
          <table:table-cell office:value-type="percentage" office:value="0.220784271567152">
            <text:p>22.08%</text:p>
          </table:table-cell>
          <table:table-cell table:number-columns-repeated="2"/>
        </table:table-row>
        <table:table-row table:style-name="ro1">
          <table:table-cell office:value-type="string">
            <text:p>300225</text:p>
          </table:table-cell>
          <table:table-cell office:value-type="string">
            <text:p>金力泰</text:p>
          </table:table-cell>
          <table:table-cell office:value-type="float" office:value="1157150000">
            <text:p>1157150000</text:p>
          </table:table-cell>
          <table:table-cell office:value-type="float" office:value="255910000">
            <text:p>255910000</text:p>
          </table:table-cell>
          <table:table-cell office:value-type="percentage" office:value="0.221155424966513">
            <text:p>22.12%</text:p>
          </table:table-cell>
          <table:table-cell table:number-columns-repeated="2"/>
        </table:table-row>
        <table:table-row table:style-name="ro1">
          <table:table-cell office:value-type="string">
            <text:p>300581</text:p>
          </table:table-cell>
          <table:table-cell office:value-type="string">
            <text:p>晨曦航空</text:p>
          </table:table-cell>
          <table:table-cell office:value-type="float" office:value="665290000">
            <text:p>665290000</text:p>
          </table:table-cell>
          <table:table-cell office:value-type="float" office:value="147160000">
            <text:p>147160000</text:p>
          </table:table-cell>
          <table:table-cell office:value-type="percentage" office:value="0.221196771332802">
            <text:p>22.12%</text:p>
          </table:table-cell>
          <table:table-cell table:number-columns-repeated="2"/>
        </table:table-row>
        <table:table-row table:style-name="ro1">
          <table:table-cell office:value-type="string">
            <text:p>300420</text:p>
          </table:table-cell>
          <table:table-cell office:value-type="string">
            <text:p>五洋科技</text:p>
          </table:table-cell>
          <table:table-cell office:value-type="float" office:value="1461260000">
            <text:p>1461260000</text:p>
          </table:table-cell>
          <table:table-cell office:value-type="float" office:value="323620000">
            <text:p>323620000</text:p>
          </table:table-cell>
          <table:table-cell office:value-type="percentage" office:value="0.221466405704666">
            <text:p>22.15%</text:p>
          </table:table-cell>
          <table:table-cell table:number-columns-repeated="2"/>
        </table:table-row>
        <table:table-row table:style-name="ro1">
          <table:table-cell office:value-type="string">
            <text:p>600289</text:p>
          </table:table-cell>
          <table:table-cell office:value-type="string">
            <text:p>亿阳信通</text:p>
          </table:table-cell>
          <table:table-cell office:value-type="float" office:value="4145560000">
            <text:p>4145560000</text:p>
          </table:table-cell>
          <table:table-cell office:value-type="float" office:value="919080000">
            <text:p>919080000</text:p>
          </table:table-cell>
          <table:table-cell office:value-type="percentage" office:value="0.221702254942637">
            <text:p>22.17%</text:p>
          </table:table-cell>
          <table:table-cell table:number-columns-repeated="2"/>
        </table:table-row>
        <table:table-row table:style-name="ro1">
          <table:table-cell office:value-type="string">
            <text:p>002282</text:p>
          </table:table-cell>
          <table:table-cell office:value-type="string">
            <text:p>博深工具</text:p>
          </table:table-cell>
          <table:table-cell office:value-type="float" office:value="1030040000">
            <text:p>1030040000</text:p>
          </table:table-cell>
          <table:table-cell office:value-type="float" office:value="228430000">
            <text:p>228430000</text:p>
          </table:table-cell>
          <table:table-cell office:value-type="percentage" office:value="0.221768086676246">
            <text:p>22.18%</text:p>
          </table:table-cell>
          <table:table-cell table:number-columns-repeated="2"/>
        </table:table-row>
        <table:table-row table:style-name="ro1">
          <table:table-cell office:value-type="string">
            <text:p>002533</text:p>
          </table:table-cell>
          <table:table-cell office:value-type="string">
            <text:p>金杯电工</text:p>
          </table:table-cell>
          <table:table-cell office:value-type="float" office:value="3126540000">
            <text:p>3126540000</text:p>
          </table:table-cell>
          <table:table-cell office:value-type="float" office:value="693500000">
            <text:p>693500000</text:p>
          </table:table-cell>
          <table:table-cell office:value-type="percentage" office:value="0.221810691691135">
            <text:p>22.18%</text:p>
          </table:table-cell>
          <table:table-cell table:number-columns-repeated="2"/>
        </table:table-row>
        <table:table-row table:style-name="ro1">
          <table:table-cell office:value-type="string">
            <text:p>300569</text:p>
          </table:table-cell>
          <table:table-cell office:value-type="string">
            <text:p>天能重工</text:p>
          </table:table-cell>
          <table:table-cell office:value-type="float" office:value="2100700000">
            <text:p>2100700000</text:p>
          </table:table-cell>
          <table:table-cell office:value-type="float" office:value="465980000">
            <text:p>465980000</text:p>
          </table:table-cell>
          <table:table-cell office:value-type="percentage" office:value="0.221821297662684">
            <text:p>22.18%</text:p>
          </table:table-cell>
          <table:table-cell table:number-columns-repeated="2"/>
        </table:table-row>
        <table:table-row table:style-name="ro1">
          <table:table-cell office:value-type="string">
            <text:p>603086</text:p>
          </table:table-cell>
          <table:table-cell office:value-type="string">
            <text:p>先达股份</text:p>
          </table:table-cell>
          <table:table-cell office:value-type="float" office:value="901390000">
            <text:p>901390000</text:p>
          </table:table-cell>
          <table:table-cell office:value-type="float" office:value="200030000">
            <text:p>200030000</text:p>
          </table:table-cell>
          <table:table-cell office:value-type="percentage" office:value="0.221912823528107">
            <text:p>22.19%</text:p>
          </table:table-cell>
          <table:table-cell table:number-columns-repeated="2"/>
        </table:table-row>
        <table:table-row table:style-name="ro1">
          <table:table-cell office:value-type="string">
            <text:p>603630</text:p>
          </table:table-cell>
          <table:table-cell office:value-type="string">
            <text:p>拉芳家化</text:p>
          </table:table-cell>
          <table:table-cell office:value-type="float" office:value="1079770000">
            <text:p>1079770000</text:p>
          </table:table-cell>
          <table:table-cell office:value-type="float" office:value="239790000">
            <text:p>239790000</text:p>
          </table:table-cell>
          <table:table-cell office:value-type="percentage" office:value="0.222075071543014">
            <text:p>22.21%</text:p>
          </table:table-cell>
          <table:table-cell table:number-columns-repeated="2"/>
        </table:table-row>
        <table:table-row table:style-name="ro1">
          <table:table-cell office:value-type="string">
            <text:p>300251</text:p>
          </table:table-cell>
          <table:table-cell office:value-type="string">
            <text:p>光线传媒</text:p>
          </table:table-cell>
          <table:table-cell office:value-type="float" office:value="9149510000">
            <text:p>9149510000</text:p>
          </table:table-cell>
          <table:table-cell office:value-type="float" office:value="2032120000">
            <text:p>2032120000</text:p>
          </table:table-cell>
          <table:table-cell office:value-type="percentage" office:value="0.222101511447061">
            <text:p>22.21%</text:p>
          </table:table-cell>
          <table:table-cell table:number-columns-repeated="2"/>
        </table:table-row>
        <table:table-row table:style-name="ro1">
          <table:table-cell office:value-type="string">
            <text:p>002549</text:p>
          </table:table-cell>
          <table:table-cell office:value-type="string">
            <text:p>凯美特气</text:p>
          </table:table-cell>
          <table:table-cell office:value-type="float" office:value="1156880000">
            <text:p>1156880000</text:p>
          </table:table-cell>
          <table:table-cell office:value-type="float" office:value="257350000">
            <text:p>257350000</text:p>
          </table:table-cell>
          <table:table-cell office:value-type="percentage" office:value="0.222451766821105">
            <text:p>22.25%</text:p>
          </table:table-cell>
          <table:table-cell table:number-columns-repeated="2"/>
        </table:table-row>
        <table:table-row table:style-name="ro1">
          <table:table-cell office:value-type="string">
            <text:p>002186</text:p>
          </table:table-cell>
          <table:table-cell office:value-type="string">
            <text:p>全 聚 德</text:p>
          </table:table-cell>
          <table:table-cell office:value-type="float" office:value="1980460000">
            <text:p>1980460000</text:p>
          </table:table-cell>
          <table:table-cell office:value-type="float" office:value="440740000">
            <text:p>440740000</text:p>
          </table:table-cell>
          <table:table-cell office:value-type="percentage" office:value="0.222544257394747">
            <text:p>22.25%</text:p>
          </table:table-cell>
          <table:table-cell table:number-columns-repeated="2"/>
        </table:table-row>
        <table:table-row table:style-name="ro1">
          <table:table-cell office:value-type="string">
            <text:p>600088</text:p>
          </table:table-cell>
          <table:table-cell office:value-type="string">
            <text:p>中视传媒</text:p>
          </table:table-cell>
          <table:table-cell office:value-type="float" office:value="1360420000">
            <text:p>1360420000</text:p>
          </table:table-cell>
          <table:table-cell office:value-type="float" office:value="302950000">
            <text:p>302950000</text:p>
          </table:table-cell>
          <table:table-cell office:value-type="percentage" office:value="0.222688581467488">
            <text:p>22.27%</text:p>
          </table:table-cell>
          <table:table-cell table:number-columns-repeated="2"/>
        </table:table-row>
        <table:table-row table:style-name="ro1">
          <table:table-cell office:value-type="string">
            <text:p>600583</text:p>
          </table:table-cell>
          <table:table-cell office:value-type="string">
            <text:p>海油工程</text:p>
          </table:table-cell>
          <table:table-cell office:value-type="float" office:value="29811200000">
            <text:p>29811200000</text:p>
          </table:table-cell>
          <table:table-cell office:value-type="float" office:value="6642770000">
            <text:p>6642770000</text:p>
          </table:table-cell>
          <table:table-cell office:value-type="percentage" office:value="0.222827997531129">
            <text:p>22.28%</text:p>
          </table:table-cell>
          <table:table-cell table:number-columns-repeated="2"/>
        </table:table-row>
        <table:table-row table:style-name="ro1">
          <table:table-cell office:value-type="string">
            <text:p>002034</text:p>
          </table:table-cell>
          <table:table-cell office:value-type="string">
            <text:p>美 欣 达</text:p>
          </table:table-cell>
          <table:table-cell office:value-type="float" office:value="1088840000">
            <text:p>1088840000</text:p>
          </table:table-cell>
          <table:table-cell office:value-type="float" office:value="242730000">
            <text:p>242730000</text:p>
          </table:table-cell>
          <table:table-cell office:value-type="percentage" office:value="0.222925315014143">
            <text:p>22.29%</text:p>
          </table:table-cell>
          <table:table-cell table:number-columns-repeated="2"/>
        </table:table-row>
        <table:table-row table:style-name="ro1">
          <table:table-cell office:value-type="string">
            <text:p>603444</text:p>
          </table:table-cell>
          <table:table-cell office:value-type="string">
            <text:p>吉比特</text:p>
          </table:table-cell>
          <table:table-cell office:value-type="float" office:value="2643050000">
            <text:p>2643050000</text:p>
          </table:table-cell>
          <table:table-cell office:value-type="float" office:value="590020000">
            <text:p>590020000</text:p>
          </table:table-cell>
          <table:table-cell office:value-type="percentage" office:value="0.223234520724163">
            <text:p>22.32%</text:p>
          </table:table-cell>
          <table:table-cell table:number-columns-repeated="2"/>
        </table:table-row>
        <table:table-row table:style-name="ro1">
          <table:table-cell office:value-type="string">
            <text:p>000547</text:p>
          </table:table-cell>
          <table:table-cell office:value-type="string">
            <text:p>航天发展</text:p>
          </table:table-cell>
          <table:table-cell office:value-type="float" office:value="6945480000">
            <text:p>6945480000</text:p>
          </table:table-cell>
          <table:table-cell office:value-type="float" office:value="1551290000">
            <text:p>1551290000</text:p>
          </table:table-cell>
          <table:table-cell office:value-type="percentage" office:value="0.223352453682107">
            <text:p>22.34%</text:p>
          </table:table-cell>
          <table:table-cell table:number-columns-repeated="2"/>
        </table:table-row>
        <table:table-row table:style-name="ro1">
          <table:table-cell office:value-type="string">
            <text:p>000581</text:p>
          </table:table-cell>
          <table:table-cell office:value-type="string">
            <text:p>威孚高科</text:p>
          </table:table-cell>
          <table:table-cell office:value-type="float" office:value="17263770000">
            <text:p>17263770000</text:p>
          </table:table-cell>
          <table:table-cell office:value-type="float" office:value="3865340000">
            <text:p>3865340000</text:p>
          </table:table-cell>
          <table:table-cell office:value-type="percentage" office:value="0.223898951387791">
            <text:p>22.39%</text:p>
          </table:table-cell>
          <table:table-cell table:number-columns-repeated="2"/>
        </table:table-row>
        <table:table-row table:style-name="ro1">
          <table:table-cell office:value-type="string">
            <text:p>300473</text:p>
          </table:table-cell>
          <table:table-cell office:value-type="string">
            <text:p>德尔股份</text:p>
          </table:table-cell>
          <table:table-cell office:value-type="float" office:value="1964450000">
            <text:p>1964450000</text:p>
          </table:table-cell>
          <table:table-cell office:value-type="float" office:value="440020000">
            <text:p>440020000</text:p>
          </table:table-cell>
          <table:table-cell office:value-type="percentage" office:value="0.223991447987986">
            <text:p>22.40%</text:p>
          </table:table-cell>
          <table:table-cell table:number-columns-repeated="2"/>
        </table:table-row>
        <table:table-row table:style-name="ro1">
          <table:table-cell office:value-type="string">
            <text:p>600513</text:p>
          </table:table-cell>
          <table:table-cell office:value-type="string">
            <text:p>联环药业</text:p>
          </table:table-cell>
          <table:table-cell office:value-type="float" office:value="1066280000">
            <text:p>1066280000</text:p>
          </table:table-cell>
          <table:table-cell office:value-type="float" office:value="239030000">
            <text:p>239030000</text:p>
          </table:table-cell>
          <table:table-cell office:value-type="percentage" office:value="0.22417188730915">
            <text:p>22.42%</text:p>
          </table:table-cell>
          <table:table-cell table:number-columns-repeated="2"/>
        </table:table-row>
        <table:table-row table:style-name="ro1">
          <table:table-cell office:value-type="string">
            <text:p>000858</text:p>
          </table:table-cell>
          <table:table-cell office:value-type="string">
            <text:p>五 粮 液</text:p>
          </table:table-cell>
          <table:table-cell office:value-type="float" office:value="62174410000">
            <text:p>62174410000</text:p>
          </table:table-cell>
          <table:table-cell office:value-type="float" office:value="13968550000">
            <text:p>13968550000</text:p>
          </table:table-cell>
          <table:table-cell office:value-type="percentage" office:value="0.224667190247563">
            <text:p>22.47%</text:p>
          </table:table-cell>
          <table:table-cell table:number-columns-repeated="2"/>
        </table:table-row>
        <table:table-row table:style-name="ro1">
          <table:table-cell office:value-type="string">
            <text:p>300557</text:p>
          </table:table-cell>
          <table:table-cell office:value-type="string">
            <text:p>理工光科</text:p>
          </table:table-cell>
          <table:table-cell office:value-type="float" office:value="602660000">
            <text:p>602660000</text:p>
          </table:table-cell>
          <table:table-cell office:value-type="float" office:value="135440000">
            <text:p>135440000</text:p>
          </table:table-cell>
          <table:table-cell office:value-type="percentage" office:value="0.22473699930309">
            <text:p>22.47%</text:p>
          </table:table-cell>
          <table:table-cell table:number-columns-repeated="2"/>
        </table:table-row>
        <table:table-row table:style-name="ro1">
          <table:table-cell office:value-type="string">
            <text:p>002838</text:p>
          </table:table-cell>
          <table:table-cell office:value-type="string">
            <text:p>道恩股份</text:p>
          </table:table-cell>
          <table:table-cell office:value-type="float" office:value="1009750000">
            <text:p>1009750000</text:p>
          </table:table-cell>
          <table:table-cell office:value-type="float" office:value="226980000">
            <text:p>226980000</text:p>
          </table:table-cell>
          <table:table-cell office:value-type="percentage" office:value="0.224788313939094">
            <text:p>22.48%</text:p>
          </table:table-cell>
          <table:table-cell table:number-columns-repeated="2"/>
        </table:table-row>
        <table:table-row table:style-name="ro1">
          <table:table-cell office:value-type="string">
            <text:p>002231</text:p>
          </table:table-cell>
          <table:table-cell office:value-type="string">
            <text:p>奥维通信</text:p>
          </table:table-cell>
          <table:table-cell office:value-type="float" office:value="873350000">
            <text:p>873350000</text:p>
          </table:table-cell>
          <table:table-cell office:value-type="float" office:value="196430000">
            <text:p>196430000</text:p>
          </table:table-cell>
          <table:table-cell office:value-type="percentage" office:value="0.224915555046659">
            <text:p>22.49%</text:p>
          </table:table-cell>
          <table:table-cell table:number-columns-repeated="2"/>
        </table:table-row>
        <table:table-row table:style-name="ro1">
          <table:table-cell office:value-type="string">
            <text:p>300542</text:p>
          </table:table-cell>
          <table:table-cell office:value-type="string">
            <text:p>新晨科技</text:p>
          </table:table-cell>
          <table:table-cell office:value-type="float" office:value="726520000">
            <text:p>726520000</text:p>
          </table:table-cell>
          <table:table-cell office:value-type="float" office:value="163500000">
            <text:p>163500000</text:p>
          </table:table-cell>
          <table:table-cell office:value-type="percentage" office:value="0.225045422011782">
            <text:p>22.50%</text:p>
          </table:table-cell>
          <table:table-cell table:number-columns-repeated="2"/>
        </table:table-row>
        <table:table-row table:style-name="ro1">
          <table:table-cell office:value-type="string">
            <text:p>600137</text:p>
          </table:table-cell>
          <table:table-cell office:value-type="string">
            <text:p>浪莎股份</text:p>
          </table:table-cell>
          <table:table-cell office:value-type="float" office:value="585930000">
            <text:p>585930000</text:p>
          </table:table-cell>
          <table:table-cell office:value-type="float" office:value="132140000">
            <text:p>132140000</text:p>
          </table:table-cell>
          <table:table-cell office:value-type="percentage" office:value="0.225521820012629">
            <text:p>22.55%</text:p>
          </table:table-cell>
          <table:table-cell table:number-columns-repeated="2"/>
        </table:table-row>
        <table:table-row table:style-name="ro1">
          <table:table-cell office:value-type="string">
            <text:p>002246</text:p>
          </table:table-cell>
          <table:table-cell office:value-type="string">
            <text:p>北化股份</text:p>
          </table:table-cell>
          <table:table-cell office:value-type="float" office:value="1648600000">
            <text:p>1648600000</text:p>
          </table:table-cell>
          <table:table-cell office:value-type="float" office:value="372050000">
            <text:p>372050000</text:p>
          </table:table-cell>
          <table:table-cell office:value-type="percentage" office:value="0.225676331432731">
            <text:p>22.57%</text:p>
          </table:table-cell>
          <table:table-cell table:number-columns-repeated="2"/>
        </table:table-row>
        <table:table-row table:style-name="ro1">
          <table:table-cell office:value-type="string">
            <text:p>300053</text:p>
          </table:table-cell>
          <table:table-cell office:value-type="string">
            <text:p>欧比特</text:p>
          </table:table-cell>
          <table:table-cell office:value-type="float" office:value="2532550000">
            <text:p>2532550000</text:p>
          </table:table-cell>
          <table:table-cell office:value-type="float" office:value="571570000">
            <text:p>571570000</text:p>
          </table:table-cell>
          <table:table-cell office:value-type="percentage" office:value="0.225689522418116">
            <text:p>22.57%</text:p>
          </table:table-cell>
          <table:table-cell table:number-columns-repeated="2"/>
        </table:table-row>
        <table:table-row table:style-name="ro1">
          <table:table-cell office:value-type="string">
            <text:p>002657</text:p>
          </table:table-cell>
          <table:table-cell office:value-type="string">
            <text:p>中科金财</text:p>
          </table:table-cell>
          <table:table-cell office:value-type="float" office:value="3654390000">
            <text:p>3654390000</text:p>
          </table:table-cell>
          <table:table-cell office:value-type="float" office:value="825070000">
            <text:p>825070000</text:p>
          </table:table-cell>
          <table:table-cell office:value-type="percentage" office:value="0.22577502674865">
            <text:p>22.58%</text:p>
          </table:table-cell>
          <table:table-cell table:number-columns-repeated="2"/>
        </table:table-row>
        <table:table-row table:style-name="ro1">
          <table:table-cell office:value-type="string">
            <text:p>300513</text:p>
          </table:table-cell>
          <table:table-cell office:value-type="string">
            <text:p>恒泰实达</text:p>
          </table:table-cell>
          <table:table-cell office:value-type="float" office:value="753890000">
            <text:p>753890000</text:p>
          </table:table-cell>
          <table:table-cell office:value-type="float" office:value="170460000">
            <text:p>170460000</text:p>
          </table:table-cell>
          <table:table-cell office:value-type="percentage" office:value="0.226107257026887">
            <text:p>22.61%</text:p>
          </table:table-cell>
          <table:table-cell table:number-columns-repeated="2"/>
        </table:table-row>
        <table:table-row table:style-name="ro1">
          <table:table-cell office:value-type="string">
            <text:p>603238</text:p>
          </table:table-cell>
          <table:table-cell office:value-type="string">
            <text:p>诺邦股份</text:p>
          </table:table-cell>
          <table:table-cell office:value-type="float" office:value="497920000">
            <text:p>497920000</text:p>
          </table:table-cell>
          <table:table-cell office:value-type="float" office:value="112710000">
            <text:p>112710000</text:p>
          </table:table-cell>
          <table:table-cell office:value-type="percentage" office:value="0.226361664524422">
            <text:p>22.64%</text:p>
          </table:table-cell>
          <table:table-cell table:number-columns-repeated="2"/>
        </table:table-row>
        <table:table-row table:style-name="ro1">
          <table:table-cell office:value-type="string">
            <text:p>600857</text:p>
          </table:table-cell>
          <table:table-cell office:value-type="string">
            <text:p>宁波中百</text:p>
          </table:table-cell>
          <table:table-cell office:value-type="float" office:value="822350000">
            <text:p>822350000</text:p>
          </table:table-cell>
          <table:table-cell office:value-type="float" office:value="186200000">
            <text:p>186200000</text:p>
          </table:table-cell>
          <table:table-cell office:value-type="percentage" office:value="0.226424271903691">
            <text:p>22.64%</text:p>
          </table:table-cell>
          <table:table-cell table:number-columns-repeated="2"/>
        </table:table-row>
        <table:table-row table:style-name="ro1">
          <table:table-cell office:value-type="string">
            <text:p>002177</text:p>
          </table:table-cell>
          <table:table-cell office:value-type="string">
            <text:p>御银股份</text:p>
          </table:table-cell>
          <table:table-cell office:value-type="float" office:value="2168270000">
            <text:p>2168270000</text:p>
          </table:table-cell>
          <table:table-cell office:value-type="float" office:value="491400000">
            <text:p>491400000</text:p>
          </table:table-cell>
          <table:table-cell office:value-type="percentage" office:value="0.226632292103843">
            <text:p>22.66%</text:p>
          </table:table-cell>
          <table:table-cell table:number-columns-repeated="2"/>
        </table:table-row>
        <table:table-row table:style-name="ro1">
          <table:table-cell office:value-type="string">
            <text:p>002173</text:p>
          </table:table-cell>
          <table:table-cell office:value-type="string">
            <text:p>创新医疗</text:p>
          </table:table-cell>
          <table:table-cell office:value-type="float" office:value="4566970000">
            <text:p>4566970000</text:p>
          </table:table-cell>
          <table:table-cell office:value-type="float" office:value="1035030000">
            <text:p>1035030000</text:p>
          </table:table-cell>
          <table:table-cell office:value-type="percentage" office:value="0.226633851328123">
            <text:p>22.66%</text:p>
          </table:table-cell>
          <table:table-cell table:number-columns-repeated="2"/>
        </table:table-row>
        <table:table-row table:style-name="ro1">
          <table:table-cell office:value-type="string">
            <text:p>603159</text:p>
          </table:table-cell>
          <table:table-cell office:value-type="string">
            <text:p>上海亚虹</text:p>
          </table:table-cell>
          <table:table-cell office:value-type="float" office:value="492240000">
            <text:p>492240000</text:p>
          </table:table-cell>
          <table:table-cell office:value-type="float" office:value="111580000">
            <text:p>111580000</text:p>
          </table:table-cell>
          <table:table-cell office:value-type="percentage" office:value="0.226678043230944">
            <text:p>22.67%</text:p>
          </table:table-cell>
          <table:table-cell table:number-columns-repeated="2"/>
        </table:table-row>
        <table:table-row table:style-name="ro1">
          <table:table-cell office:value-type="string">
            <text:p>002773</text:p>
          </table:table-cell>
          <table:table-cell office:value-type="string">
            <text:p>康弘药业</text:p>
          </table:table-cell>
          <table:table-cell office:value-type="float" office:value="3758160000">
            <text:p>3758160000</text:p>
          </table:table-cell>
          <table:table-cell office:value-type="float" office:value="853270000">
            <text:p>853270000</text:p>
          </table:table-cell>
          <table:table-cell office:value-type="percentage" office:value="0.227044617578815">
            <text:p>22.70%</text:p>
          </table:table-cell>
          <table:table-cell table:number-columns-repeated="2"/>
        </table:table-row>
        <table:table-row table:style-name="ro1">
          <table:table-cell office:value-type="string">
            <text:p>002605</text:p>
          </table:table-cell>
          <table:table-cell office:value-type="string">
            <text:p>姚记扑克</text:p>
          </table:table-cell>
          <table:table-cell office:value-type="float" office:value="1999570000">
            <text:p>1999570000</text:p>
          </table:table-cell>
          <table:table-cell office:value-type="float" office:value="454000000">
            <text:p>454000000</text:p>
          </table:table-cell>
          <table:table-cell office:value-type="percentage" office:value="0.227048815495331">
            <text:p>22.70%</text:p>
          </table:table-cell>
          <table:table-cell table:number-columns-repeated="2"/>
        </table:table-row>
        <table:table-row table:style-name="ro1">
          <table:table-cell office:value-type="string">
            <text:p>603988</text:p>
          </table:table-cell>
          <table:table-cell office:value-type="string">
            <text:p>中电电机</text:p>
          </table:table-cell>
          <table:table-cell office:value-type="float" office:value="835870000">
            <text:p>835870000</text:p>
          </table:table-cell>
          <table:table-cell office:value-type="float" office:value="189830000">
            <text:p>189830000</text:p>
          </table:table-cell>
          <table:table-cell office:value-type="percentage" office:value="0.227104693313554">
            <text:p>22.71%</text:p>
          </table:table-cell>
          <table:table-cell table:number-columns-repeated="2"/>
        </table:table-row>
        <table:table-row table:style-name="ro1">
          <table:table-cell office:value-type="string">
            <text:p>002098</text:p>
          </table:table-cell>
          <table:table-cell office:value-type="string">
            <text:p>浔兴股份</text:p>
          </table:table-cell>
          <table:table-cell office:value-type="float" office:value="1461970000">
            <text:p>1461970000</text:p>
          </table:table-cell>
          <table:table-cell office:value-type="float" office:value="332030000">
            <text:p>332030000</text:p>
          </table:table-cell>
          <table:table-cell office:value-type="percentage" office:value="0.22711136343427">
            <text:p>22.71%</text:p>
          </table:table-cell>
          <table:table-cell table:number-columns-repeated="2"/>
        </table:table-row>
        <table:table-row table:style-name="ro1">
          <table:table-cell office:value-type="string">
            <text:p>601888</text:p>
          </table:table-cell>
          <table:table-cell office:value-type="string">
            <text:p>中国国旅</text:p>
          </table:table-cell>
          <table:table-cell office:value-type="float" office:value="17287670000">
            <text:p>17287670000</text:p>
          </table:table-cell>
          <table:table-cell office:value-type="float" office:value="3927430000">
            <text:p>3927430000</text:p>
          </table:table-cell>
          <table:table-cell office:value-type="percentage" office:value="0.22718099084492">
            <text:p>22.72%</text:p>
          </table:table-cell>
          <table:table-cell table:number-columns-repeated="2"/>
        </table:table-row>
        <table:table-row table:style-name="ro1">
          <table:table-cell office:value-type="string">
            <text:p>002631</text:p>
          </table:table-cell>
          <table:table-cell office:value-type="string">
            <text:p>德尔未来</text:p>
          </table:table-cell>
          <table:table-cell office:value-type="float" office:value="1938220000">
            <text:p>1938220000</text:p>
          </table:table-cell>
          <table:table-cell office:value-type="float" office:value="440350000">
            <text:p>440350000</text:p>
          </table:table-cell>
          <table:table-cell office:value-type="percentage" office:value="0.227192991507672">
            <text:p>22.72%</text:p>
          </table:table-cell>
          <table:table-cell table:number-columns-repeated="2"/>
        </table:table-row>
        <table:table-row table:style-name="ro1">
          <table:table-cell office:value-type="string">
            <text:p>603029</text:p>
          </table:table-cell>
          <table:table-cell office:value-type="string">
            <text:p>天鹅股份</text:p>
          </table:table-cell>
          <table:table-cell office:value-type="float" office:value="918270000">
            <text:p>918270000</text:p>
          </table:table-cell>
          <table:table-cell office:value-type="float" office:value="208690000">
            <text:p>208690000</text:p>
          </table:table-cell>
          <table:table-cell office:value-type="percentage" office:value="0.22726431223932">
            <text:p>22.73%</text:p>
          </table:table-cell>
          <table:table-cell table:number-columns-repeated="2"/>
        </table:table-row>
        <table:table-row table:style-name="ro1">
          <table:table-cell office:value-type="string">
            <text:p>002354</text:p>
          </table:table-cell>
          <table:table-cell office:value-type="string">
            <text:p>天神娱乐</text:p>
          </table:table-cell>
          <table:table-cell office:value-type="float" office:value="7390260000">
            <text:p>7390260000</text:p>
          </table:table-cell>
          <table:table-cell office:value-type="float" office:value="1681310000">
            <text:p>1681310000</text:p>
          </table:table-cell>
          <table:table-cell office:value-type="percentage" office:value="0.227503497847166">
            <text:p>22.75%</text:p>
          </table:table-cell>
          <table:table-cell table:number-columns-repeated="2"/>
        </table:table-row>
        <table:table-row table:style-name="ro1">
          <table:table-cell office:value-type="string">
            <text:p>002563</text:p>
          </table:table-cell>
          <table:table-cell office:value-type="string">
            <text:p>森马服饰</text:p>
          </table:table-cell>
          <table:table-cell office:value-type="float" office:value="12948060000">
            <text:p>12948060000</text:p>
          </table:table-cell>
          <table:table-cell office:value-type="float" office:value="2949190000">
            <text:p>2949190000</text:p>
          </table:table-cell>
          <table:table-cell office:value-type="percentage" office:value="0.22777080118566">
            <text:p>22.78%</text:p>
          </table:table-cell>
          <table:table-cell table:number-columns-repeated="2"/>
        </table:table-row>
        <table:table-row table:style-name="ro1">
          <table:table-cell office:value-type="string">
            <text:p>002472</text:p>
          </table:table-cell>
          <table:table-cell office:value-type="string">
            <text:p>双环传动</text:p>
          </table:table-cell>
          <table:table-cell office:value-type="float" office:value="3905090000">
            <text:p>3905090000</text:p>
          </table:table-cell>
          <table:table-cell office:value-type="float" office:value="891090000">
            <text:p>891090000</text:p>
          </table:table-cell>
          <table:table-cell office:value-type="percentage" office:value="0.228186802352827">
            <text:p>22.82%</text:p>
          </table:table-cell>
          <table:table-cell table:number-columns-repeated="2"/>
        </table:table-row>
        <table:table-row table:style-name="ro1">
          <table:table-cell office:value-type="string">
            <text:p>300427</text:p>
          </table:table-cell>
          <table:table-cell office:value-type="string">
            <text:p>红相电力</text:p>
          </table:table-cell>
          <table:table-cell office:value-type="float" office:value="894120000">
            <text:p>894120000</text:p>
          </table:table-cell>
          <table:table-cell office:value-type="float" office:value="204100000">
            <text:p>204100000</text:p>
          </table:table-cell>
          <table:table-cell office:value-type="percentage" office:value="0.228269136133852">
            <text:p>22.83%</text:p>
          </table:table-cell>
          <table:table-cell table:number-columns-repeated="2"/>
        </table:table-row>
        <table:table-row table:style-name="ro1">
          <table:table-cell office:value-type="string">
            <text:p>601208</text:p>
          </table:table-cell>
          <table:table-cell office:value-type="string">
            <text:p>东材科技</text:p>
          </table:table-cell>
          <table:table-cell office:value-type="float" office:value="3083450000">
            <text:p>3083450000</text:p>
          </table:table-cell>
          <table:table-cell office:value-type="float" office:value="704400000">
            <text:p>704400000</text:p>
          </table:table-cell>
          <table:table-cell office:value-type="percentage" office:value="0.228445410173669">
            <text:p>22.84%</text:p>
          </table:table-cell>
          <table:table-cell table:number-columns-repeated="2"/>
        </table:table-row>
        <table:table-row table:style-name="ro1">
          <table:table-cell office:value-type="string">
            <text:p>002014</text:p>
          </table:table-cell>
          <table:table-cell office:value-type="string">
            <text:p>永新股份</text:p>
          </table:table-cell>
          <table:table-cell office:value-type="float" office:value="2276930000">
            <text:p>2276930000</text:p>
          </table:table-cell>
          <table:table-cell office:value-type="float" office:value="521170000">
            <text:p>521170000</text:p>
          </table:table-cell>
          <table:table-cell office:value-type="percentage" office:value="0.228891533775742">
            <text:p>22.89%</text:p>
          </table:table-cell>
          <table:table-cell table:number-columns-repeated="2"/>
        </table:table-row>
        <table:table-row table:style-name="ro1">
          <table:table-cell office:value-type="string">
            <text:p>300598</text:p>
          </table:table-cell>
          <table:table-cell office:value-type="string">
            <text:p>诚迈科技</text:p>
          </table:table-cell>
          <table:table-cell office:value-type="float" office:value="361490000">
            <text:p>361490000</text:p>
          </table:table-cell>
          <table:table-cell office:value-type="float" office:value="82770000">
            <text:p>82770000</text:p>
          </table:table-cell>
          <table:table-cell office:value-type="percentage" office:value="0.228968989460289">
            <text:p>22.90%</text:p>
          </table:table-cell>
          <table:table-cell table:number-columns-repeated="2"/>
        </table:table-row>
        <table:table-row table:style-name="ro1">
          <table:table-cell office:value-type="string">
            <text:p>603998</text:p>
          </table:table-cell>
          <table:table-cell office:value-type="string">
            <text:p>方盛制药</text:p>
          </table:table-cell>
          <table:table-cell office:value-type="float" office:value="1271000000">
            <text:p>1271000000</text:p>
          </table:table-cell>
          <table:table-cell office:value-type="float" office:value="291310000">
            <text:p>291310000</text:p>
          </table:table-cell>
          <table:table-cell office:value-type="percentage" office:value="0.229197482297404">
            <text:p>22.92%</text:p>
          </table:table-cell>
          <table:table-cell table:number-columns-repeated="2"/>
        </table:table-row>
        <table:table-row table:style-name="ro1">
          <table:table-cell office:value-type="string">
            <text:p>300119</text:p>
          </table:table-cell>
          <table:table-cell office:value-type="string">
            <text:p>瑞普生物</text:p>
          </table:table-cell>
          <table:table-cell office:value-type="float" office:value="2733170000">
            <text:p>2733170000</text:p>
          </table:table-cell>
          <table:table-cell office:value-type="float" office:value="627740000">
            <text:p>627740000</text:p>
          </table:table-cell>
          <table:table-cell office:value-type="percentage" office:value="0.229674700073541">
            <text:p>22.97%</text:p>
          </table:table-cell>
          <table:table-cell table:number-columns-repeated="2"/>
        </table:table-row>
        <table:table-row table:style-name="ro1">
          <table:table-cell office:value-type="string">
            <text:p>300347</text:p>
          </table:table-cell>
          <table:table-cell office:value-type="string">
            <text:p>泰格医药</text:p>
          </table:table-cell>
          <table:table-cell office:value-type="float" office:value="2388330000">
            <text:p>2388330000</text:p>
          </table:table-cell>
          <table:table-cell office:value-type="float" office:value="548540000">
            <text:p>548540000</text:p>
          </table:table-cell>
          <table:table-cell office:value-type="percentage" office:value="0.229675128646376">
            <text:p>22.97%</text:p>
          </table:table-cell>
          <table:table-cell table:number-columns-repeated="2"/>
        </table:table-row>
        <table:table-row table:style-name="ro1">
          <table:table-cell office:value-type="string">
            <text:p>000990</text:p>
          </table:table-cell>
          <table:table-cell office:value-type="string">
            <text:p>诚志股份</text:p>
          </table:table-cell>
          <table:table-cell office:value-type="float" office:value="20150230000">
            <text:p>20150230000</text:p>
          </table:table-cell>
          <table:table-cell office:value-type="float" office:value="4631720000">
            <text:p>4631720000</text:p>
          </table:table-cell>
          <table:table-cell office:value-type="percentage" office:value="0.229859411034018">
            <text:p>22.99%</text:p>
          </table:table-cell>
          <table:table-cell table:number-columns-repeated="2"/>
        </table:table-row>
        <table:table-row table:style-name="ro1">
          <table:table-cell office:value-type="string">
            <text:p>000833</text:p>
          </table:table-cell>
          <table:table-cell office:value-type="string">
            <text:p>贵糖股份</text:p>
          </table:table-cell>
          <table:table-cell office:value-type="float" office:value="3419170000">
            <text:p>3419170000</text:p>
          </table:table-cell>
          <table:table-cell office:value-type="float" office:value="786970000">
            <text:p>786970000</text:p>
          </table:table-cell>
          <table:table-cell office:value-type="percentage" office:value="0.230164045660204">
            <text:p>23.02%</text:p>
          </table:table-cell>
          <table:table-cell table:number-columns-repeated="2"/>
        </table:table-row>
        <table:table-row table:style-name="ro1">
          <table:table-cell office:value-type="string">
            <text:p>002280</text:p>
          </table:table-cell>
          <table:table-cell office:value-type="string">
            <text:p>联络互动</text:p>
          </table:table-cell>
          <table:table-cell office:value-type="float" office:value="8156580000">
            <text:p>8156580000</text:p>
          </table:table-cell>
          <table:table-cell office:value-type="float" office:value="1879160000">
            <text:p>1879160000</text:p>
          </table:table-cell>
          <table:table-cell office:value-type="percentage" office:value="0.230385774429969">
            <text:p>23.04%</text:p>
          </table:table-cell>
          <table:table-cell table:number-columns-repeated="2"/>
        </table:table-row>
        <table:table-row table:style-name="ro2">
          <table:table-cell office:value-type="string">
            <text:p>000780</text:p>
          </table:table-cell>
          <table:table-cell office:value-type="string">
            <text:p>*ST平能</text:p>
          </table:table-cell>
          <table:table-cell office:value-type="float" office:value="5308800000">
            <text:p>5308800000</text:p>
          </table:table-cell>
          <table:table-cell office:value-type="float" office:value="1223680000">
            <text:p>1223680000</text:p>
          </table:table-cell>
          <table:table-cell office:value-type="percentage" office:value="0.230500301386377">
            <text:p>23.05%</text:p>
          </table:table-cell>
          <table:table-cell table:number-columns-repeated="2"/>
        </table:table-row>
        <table:table-row table:style-name="ro1">
          <table:table-cell office:value-type="string">
            <text:p>002405</text:p>
          </table:table-cell>
          <table:table-cell office:value-type="string">
            <text:p>四维图新</text:p>
          </table:table-cell>
          <table:table-cell office:value-type="float" office:value="4122240000">
            <text:p>4122240000</text:p>
          </table:table-cell>
          <table:table-cell office:value-type="float" office:value="950650000">
            <text:p>950650000</text:p>
          </table:table-cell>
          <table:table-cell office:value-type="percentage" office:value="0.230614908399317">
            <text:p>23.06%</text:p>
          </table:table-cell>
          <table:table-cell table:number-columns-repeated="2"/>
        </table:table-row>
        <table:table-row table:style-name="ro1">
          <table:table-cell office:value-type="string">
            <text:p>603060</text:p>
          </table:table-cell>
          <table:table-cell office:value-type="string">
            <text:p>国检集团</text:p>
          </table:table-cell>
          <table:table-cell office:value-type="float" office:value="1280850000">
            <text:p>1280850000</text:p>
          </table:table-cell>
          <table:table-cell office:value-type="float" office:value="295440000">
            <text:p>295440000</text:p>
          </table:table-cell>
          <table:table-cell office:value-type="percentage" office:value="0.230659327790139">
            <text:p>23.07%</text:p>
          </table:table-cell>
          <table:table-cell table:number-columns-repeated="2"/>
        </table:table-row>
        <table:table-row table:style-name="ro1">
          <table:table-cell office:value-type="string">
            <text:p>300606</text:p>
          </table:table-cell>
          <table:table-cell office:value-type="string">
            <text:p>金太阳</text:p>
          </table:table-cell>
          <table:table-cell office:value-type="float" office:value="315390000">
            <text:p>315390000</text:p>
          </table:table-cell>
          <table:table-cell office:value-type="float" office:value="72820000">
            <text:p>72820000</text:p>
          </table:table-cell>
          <table:table-cell office:value-type="percentage" office:value="0.230888740923935">
            <text:p>23.09%</text:p>
          </table:table-cell>
          <table:table-cell table:number-columns-repeated="2"/>
        </table:table-row>
        <table:table-row table:style-name="ro1">
          <table:table-cell office:value-type="string">
            <text:p>603811</text:p>
          </table:table-cell>
          <table:table-cell office:value-type="string">
            <text:p>诚意药业</text:p>
          </table:table-cell>
          <table:table-cell office:value-type="float" office:value="364270000">
            <text:p>364270000</text:p>
          </table:table-cell>
          <table:table-cell office:value-type="float" office:value="84110000">
            <text:p>84110000</text:p>
          </table:table-cell>
          <table:table-cell office:value-type="percentage" office:value="0.230900156477338">
            <text:p>23.09%</text:p>
          </table:table-cell>
          <table:table-cell table:number-columns-repeated="2"/>
        </table:table-row>
        <table:table-row table:style-name="ro1">
          <table:table-cell office:value-type="string">
            <text:p>300280</text:p>
          </table:table-cell>
          <table:table-cell office:value-type="string">
            <text:p>南通锻压</text:p>
          </table:table-cell>
          <table:table-cell office:value-type="float" office:value="824310000">
            <text:p>824310000</text:p>
          </table:table-cell>
          <table:table-cell office:value-type="float" office:value="191330000">
            <text:p>191330000</text:p>
          </table:table-cell>
          <table:table-cell office:value-type="percentage" office:value="0.232109279276001">
            <text:p>23.21%</text:p>
          </table:table-cell>
          <table:table-cell table:number-columns-repeated="2"/>
        </table:table-row>
        <table:table-row table:style-name="ro1">
          <table:table-cell office:value-type="string">
            <text:p>002871</text:p>
          </table:table-cell>
          <table:table-cell office:value-type="string">
            <text:p>伟隆股份</text:p>
          </table:table-cell>
          <table:table-cell office:value-type="float" office:value="417090000">
            <text:p>417090000</text:p>
          </table:table-cell>
          <table:table-cell office:value-type="float" office:value="96860000">
            <text:p>96860000</text:p>
          </table:table-cell>
          <table:table-cell office:value-type="percentage" office:value="0.232228056294804">
            <text:p>23.22%</text:p>
          </table:table-cell>
          <table:table-cell table:number-columns-repeated="2"/>
        </table:table-row>
        <table:table-row table:style-name="ro1">
          <table:table-cell office:value-type="string">
            <text:p>603656</text:p>
          </table:table-cell>
          <table:table-cell office:value-type="string">
            <text:p>泰禾光电</text:p>
          </table:table-cell>
          <table:table-cell office:value-type="float" office:value="502460000">
            <text:p>502460000</text:p>
          </table:table-cell>
          <table:table-cell office:value-type="float" office:value="116700000">
            <text:p>116700000</text:p>
          </table:table-cell>
          <table:table-cell office:value-type="percentage" office:value="0.232257294112964">
            <text:p>23.23%</text:p>
          </table:table-cell>
          <table:table-cell table:number-columns-repeated="2"/>
        </table:table-row>
        <table:table-row table:style-name="ro1">
          <table:table-cell office:value-type="string">
            <text:p>002161</text:p>
          </table:table-cell>
          <table:table-cell office:value-type="string">
            <text:p>远 望 谷</text:p>
          </table:table-cell>
          <table:table-cell office:value-type="float" office:value="2133210000">
            <text:p>2133210000</text:p>
          </table:table-cell>
          <table:table-cell office:value-type="float" office:value="496360000">
            <text:p>496360000</text:p>
          </table:table-cell>
          <table:table-cell office:value-type="percentage" office:value="0.2326822019398">
            <text:p>23.27%</text:p>
          </table:table-cell>
          <table:table-cell table:number-columns-repeated="2"/>
        </table:table-row>
        <table:table-row table:style-name="ro1">
          <table:table-cell office:value-type="string">
            <text:p>300345</text:p>
          </table:table-cell>
          <table:table-cell office:value-type="string">
            <text:p>红宇新材</text:p>
          </table:table-cell>
          <table:table-cell office:value-type="float" office:value="1111300000">
            <text:p>1111300000</text:p>
          </table:table-cell>
          <table:table-cell office:value-type="float" office:value="259130000">
            <text:p>259130000</text:p>
          </table:table-cell>
          <table:table-cell office:value-type="percentage" office:value="0.233177359848826">
            <text:p>23.32%</text:p>
          </table:table-cell>
          <table:table-cell table:number-columns-repeated="2"/>
        </table:table-row>
        <table:table-row table:style-name="ro1">
          <table:table-cell office:value-type="string">
            <text:p>300158</text:p>
          </table:table-cell>
          <table:table-cell office:value-type="string">
            <text:p>振东制药</text:p>
          </table:table-cell>
          <table:table-cell office:value-type="float" office:value="6874720000">
            <text:p>6874720000</text:p>
          </table:table-cell>
          <table:table-cell office:value-type="float" office:value="1603030000">
            <text:p>1603030000</text:p>
          </table:table-cell>
          <table:table-cell office:value-type="percentage" office:value="0.233177496683501">
            <text:p>23.32%</text:p>
          </table:table-cell>
          <table:table-cell table:number-columns-repeated="2"/>
        </table:table-row>
        <table:table-row table:style-name="ro1">
          <table:table-cell office:value-type="string">
            <text:p>300500</text:p>
          </table:table-cell>
          <table:table-cell office:value-type="string">
            <text:p>启迪设计</text:p>
          </table:table-cell>
          <table:table-cell office:value-type="float" office:value="926520000">
            <text:p>926520000</text:p>
          </table:table-cell>
          <table:table-cell office:value-type="float" office:value="216710000">
            <text:p>216710000</text:p>
          </table:table-cell>
          <table:table-cell office:value-type="percentage" office:value="0.233896731856841">
            <text:p>23.39%</text:p>
          </table:table-cell>
          <table:table-cell table:number-columns-repeated="2"/>
        </table:table-row>
        <table:table-row table:style-name="ro1">
          <table:table-cell office:value-type="string">
            <text:p>603986</text:p>
          </table:table-cell>
          <table:table-cell office:value-type="string">
            <text:p>兆易创新</text:p>
          </table:table-cell>
          <table:table-cell office:value-type="float" office:value="1669650000">
            <text:p>1669650000</text:p>
          </table:table-cell>
          <table:table-cell office:value-type="float" office:value="390530000">
            <text:p>390530000</text:p>
          </table:table-cell>
          <table:table-cell office:value-type="percentage" office:value="0.233899320216812">
            <text:p>23.39%</text:p>
          </table:table-cell>
          <table:table-cell table:number-columns-repeated="2"/>
        </table:table-row>
        <table:table-row table:style-name="ro1">
          <table:table-cell office:value-type="string">
            <text:p>002651</text:p>
          </table:table-cell>
          <table:table-cell office:value-type="string">
            <text:p>利君股份</text:p>
          </table:table-cell>
          <table:table-cell office:value-type="float" office:value="2485940000">
            <text:p>2485940000</text:p>
          </table:table-cell>
          <table:table-cell office:value-type="float" office:value="582860000">
            <text:p>582860000</text:p>
          </table:table-cell>
          <table:table-cell office:value-type="percentage" office:value="0.234462617762295">
            <text:p>23.45%</text:p>
          </table:table-cell>
          <table:table-cell table:number-columns-repeated="2"/>
        </table:table-row>
        <table:table-row table:style-name="ro1">
          <table:table-cell office:value-type="string">
            <text:p>603330</text:p>
          </table:table-cell>
          <table:table-cell office:value-type="string">
            <text:p>上海天洋</text:p>
          </table:table-cell>
          <table:table-cell office:value-type="float" office:value="473670000">
            <text:p>473670000</text:p>
          </table:table-cell>
          <table:table-cell office:value-type="float" office:value="111090000">
            <text:p>111090000</text:p>
          </table:table-cell>
          <table:table-cell office:value-type="percentage" office:value="0.234530369244411">
            <text:p>23.45%</text:p>
          </table:table-cell>
          <table:table-cell table:number-columns-repeated="2"/>
        </table:table-row>
        <table:table-row table:style-name="ro1">
          <table:table-cell office:value-type="string">
            <text:p>603028</text:p>
          </table:table-cell>
          <table:table-cell office:value-type="string">
            <text:p>赛福天</text:p>
          </table:table-cell>
          <table:table-cell office:value-type="float" office:value="882800000">
            <text:p>882800000</text:p>
          </table:table-cell>
          <table:table-cell office:value-type="float" office:value="207060000">
            <text:p>207060000</text:p>
          </table:table-cell>
          <table:table-cell office:value-type="percentage" office:value="0.234549161758043">
            <text:p>23.45%</text:p>
          </table:table-cell>
          <table:table-cell table:number-columns-repeated="2"/>
        </table:table-row>
        <table:table-row table:style-name="ro1">
          <table:table-cell office:value-type="string">
            <text:p>603538</text:p>
          </table:table-cell>
          <table:table-cell office:value-type="string">
            <text:p>美诺华</text:p>
          </table:table-cell>
          <table:table-cell office:value-type="float" office:value="955290000">
            <text:p>955290000</text:p>
          </table:table-cell>
          <table:table-cell office:value-type="float" office:value="224270000">
            <text:p>224270000</text:p>
          </table:table-cell>
          <table:table-cell office:value-type="percentage" office:value="0.234766406012834">
            <text:p>23.48%</text:p>
          </table:table-cell>
          <table:table-cell table:number-columns-repeated="2"/>
        </table:table-row>
        <table:table-row table:style-name="ro1">
          <table:table-cell office:value-type="string">
            <text:p>002734</text:p>
          </table:table-cell>
          <table:table-cell office:value-type="string">
            <text:p>利民股份</text:p>
          </table:table-cell>
          <table:table-cell office:value-type="float" office:value="2078530000">
            <text:p>2078530000</text:p>
          </table:table-cell>
          <table:table-cell office:value-type="float" office:value="488240000">
            <text:p>488240000</text:p>
          </table:table-cell>
          <table:table-cell office:value-type="percentage" office:value="0.234896778011383">
            <text:p>23.49%</text:p>
          </table:table-cell>
          <table:table-cell table:number-columns-repeated="2"/>
        </table:table-row>
        <table:table-row table:style-name="ro1">
          <table:table-cell office:value-type="string">
            <text:p>300196</text:p>
          </table:table-cell>
          <table:table-cell office:value-type="string">
            <text:p>长海股份</text:p>
          </table:table-cell>
          <table:table-cell office:value-type="float" office:value="3026190000">
            <text:p>3026190000</text:p>
          </table:table-cell>
          <table:table-cell office:value-type="float" office:value="711150000">
            <text:p>711150000</text:p>
          </table:table-cell>
          <table:table-cell office:value-type="percentage" office:value="0.234998463414392">
            <text:p>23.50%</text:p>
          </table:table-cell>
          <table:table-cell table:number-columns-repeated="2"/>
        </table:table-row>
        <table:table-row table:style-name="ro1">
          <table:table-cell office:value-type="string">
            <text:p>300562</text:p>
          </table:table-cell>
          <table:table-cell office:value-type="string">
            <text:p>乐心医疗</text:p>
          </table:table-cell>
          <table:table-cell office:value-type="float" office:value="662100000">
            <text:p>662100000</text:p>
          </table:table-cell>
          <table:table-cell office:value-type="float" office:value="155940000">
            <text:p>155940000</text:p>
          </table:table-cell>
          <table:table-cell office:value-type="percentage" office:value="0.235523334843679">
            <text:p>23.55%</text:p>
          </table:table-cell>
          <table:table-cell table:number-columns-repeated="2"/>
        </table:table-row>
        <table:table-row table:style-name="ro1">
          <table:table-cell office:value-type="string">
            <text:p>002127</text:p>
          </table:table-cell>
          <table:table-cell office:value-type="string">
            <text:p>南极电商</text:p>
          </table:table-cell>
          <table:table-cell office:value-type="float" office:value="2046800000">
            <text:p>2046800000</text:p>
          </table:table-cell>
          <table:table-cell office:value-type="float" office:value="482520000">
            <text:p>482520000</text:p>
          </table:table-cell>
          <table:table-cell office:value-type="percentage" office:value="0.235743599765488">
            <text:p>23.57%</text:p>
          </table:table-cell>
          <table:table-cell table:number-columns-repeated="2"/>
        </table:table-row>
        <table:table-row table:style-name="ro1">
          <table:table-cell office:value-type="string">
            <text:p>300008</text:p>
          </table:table-cell>
          <table:table-cell office:value-type="string">
            <text:p>天海防务</text:p>
          </table:table-cell>
          <table:table-cell office:value-type="float" office:value="3800080000">
            <text:p>3800080000</text:p>
          </table:table-cell>
          <table:table-cell office:value-type="float" office:value="896240000">
            <text:p>896240000</text:p>
          </table:table-cell>
          <table:table-cell office:value-type="percentage" office:value="0.235847666364919">
            <text:p>23.58%</text:p>
          </table:table-cell>
          <table:table-cell table:number-columns-repeated="2"/>
        </table:table-row>
        <table:table-row table:style-name="ro1">
          <table:table-cell office:value-type="string">
            <text:p>000025</text:p>
          </table:table-cell>
          <table:table-cell office:value-type="string">
            <text:p>特 <text:s/>力Ａ</text:p>
          </table:table-cell>
          <table:table-cell office:value-type="float" office:value="1189000000">
            <text:p>1189000000</text:p>
          </table:table-cell>
          <table:table-cell office:value-type="float" office:value="280460000">
            <text:p>280460000</text:p>
          </table:table-cell>
          <table:table-cell office:value-type="percentage" office:value="0.235878889823381">
            <text:p>23.59%</text:p>
          </table:table-cell>
          <table:table-cell table:number-columns-repeated="2"/>
        </table:table-row>
        <table:table-row table:style-name="ro1">
          <table:table-cell office:value-type="string">
            <text:p>000685</text:p>
          </table:table-cell>
          <table:table-cell office:value-type="string">
            <text:p>中山公用</text:p>
          </table:table-cell>
          <table:table-cell office:value-type="float" office:value="15059100000">
            <text:p>15059100000</text:p>
          </table:table-cell>
          <table:table-cell office:value-type="float" office:value="3554280000">
            <text:p>3554280000</text:p>
          </table:table-cell>
          <table:table-cell office:value-type="percentage" office:value="0.236022073032253">
            <text:p>23.60%</text:p>
          </table:table-cell>
          <table:table-cell table:number-columns-repeated="2"/>
        </table:table-row>
        <table:table-row table:style-name="ro1">
          <table:table-cell office:value-type="string">
            <text:p>002492</text:p>
          </table:table-cell>
          <table:table-cell office:value-type="string">
            <text:p>恒基达鑫</text:p>
          </table:table-cell>
          <table:table-cell office:value-type="float" office:value="1537390000">
            <text:p>1537390000</text:p>
          </table:table-cell>
          <table:table-cell office:value-type="float" office:value="363670000">
            <text:p>363670000</text:p>
          </table:table-cell>
          <table:table-cell office:value-type="percentage" office:value="0.236550257254177">
            <text:p>23.66%</text:p>
          </table:table-cell>
          <table:table-cell table:number-columns-repeated="2"/>
        </table:table-row>
        <table:table-row table:style-name="ro1">
          <table:table-cell office:value-type="string">
            <text:p>002108</text:p>
          </table:table-cell>
          <table:table-cell office:value-type="string">
            <text:p>沧州明珠</text:p>
          </table:table-cell>
          <table:table-cell office:value-type="float" office:value="3631390000">
            <text:p>3631390000</text:p>
          </table:table-cell>
          <table:table-cell office:value-type="float" office:value="859080000">
            <text:p>859080000</text:p>
          </table:table-cell>
          <table:table-cell office:value-type="percentage" office:value="0.236570569396292">
            <text:p>23.66%</text:p>
          </table:table-cell>
          <table:table-cell table:number-columns-repeated="2"/>
        </table:table-row>
        <table:table-row table:style-name="ro1">
          <table:table-cell office:value-type="string">
            <text:p>600558</text:p>
          </table:table-cell>
          <table:table-cell office:value-type="string">
            <text:p>大西洋</text:p>
          </table:table-cell>
          <table:table-cell office:value-type="float" office:value="2680630000">
            <text:p>2680630000</text:p>
          </table:table-cell>
          <table:table-cell office:value-type="float" office:value="634340000">
            <text:p>634340000</text:p>
          </table:table-cell>
          <table:table-cell office:value-type="percentage" office:value="0.236638402166655">
            <text:p>23.66%</text:p>
          </table:table-cell>
          <table:table-cell table:number-columns-repeated="2"/>
        </table:table-row>
        <table:table-row table:style-name="ro1">
          <table:table-cell office:value-type="string">
            <text:p>300460</text:p>
          </table:table-cell>
          <table:table-cell office:value-type="string">
            <text:p>惠伦晶体</text:p>
          </table:table-cell>
          <table:table-cell office:value-type="float" office:value="875070000">
            <text:p>875070000</text:p>
          </table:table-cell>
          <table:table-cell office:value-type="float" office:value="207170000">
            <text:p>207170000</text:p>
          </table:table-cell>
          <table:table-cell office:value-type="percentage" office:value="0.236746774543751">
            <text:p>23.67%</text:p>
          </table:table-cell>
          <table:table-cell table:number-columns-repeated="2"/>
        </table:table-row>
        <table:table-row table:style-name="ro1">
          <table:table-cell office:value-type="string">
            <text:p>300242</text:p>
          </table:table-cell>
          <table:table-cell office:value-type="string">
            <text:p>明家联合</text:p>
          </table:table-cell>
          <table:table-cell office:value-type="float" office:value="2795340000">
            <text:p>2795340000</text:p>
          </table:table-cell>
          <table:table-cell office:value-type="float" office:value="662010000">
            <text:p>662010000</text:p>
          </table:table-cell>
          <table:table-cell office:value-type="percentage" office:value="0.236826289467471">
            <text:p>23.68%</text:p>
          </table:table-cell>
          <table:table-cell table:number-columns-repeated="2"/>
        </table:table-row>
        <table:table-row table:style-name="ro1">
          <table:table-cell office:value-type="string">
            <text:p>002584</text:p>
          </table:table-cell>
          <table:table-cell office:value-type="string">
            <text:p>西陇科学</text:p>
          </table:table-cell>
          <table:table-cell office:value-type="float" office:value="2372550000">
            <text:p>2372550000</text:p>
          </table:table-cell>
          <table:table-cell office:value-type="float" office:value="562050000">
            <text:p>562050000</text:p>
          </table:table-cell>
          <table:table-cell office:value-type="percentage" office:value="0.23689700954669">
            <text:p>23.69%</text:p>
          </table:table-cell>
          <table:table-cell table:number-columns-repeated="2"/>
        </table:table-row>
        <table:table-row table:style-name="ro1">
          <table:table-cell office:value-type="string">
            <text:p>002522</text:p>
          </table:table-cell>
          <table:table-cell office:value-type="string">
            <text:p>浙江众成</text:p>
          </table:table-cell>
          <table:table-cell office:value-type="float" office:value="2085220000">
            <text:p>2085220000</text:p>
          </table:table-cell>
          <table:table-cell office:value-type="float" office:value="495190000">
            <text:p>495190000</text:p>
          </table:table-cell>
          <table:table-cell office:value-type="percentage" office:value="0.237476141606161">
            <text:p>23.75%</text:p>
          </table:table-cell>
          <table:table-cell table:number-columns-repeated="2"/>
        </table:table-row>
        <table:table-row table:style-name="ro1">
          <table:table-cell office:value-type="string">
            <text:p>300330</text:p>
          </table:table-cell>
          <table:table-cell office:value-type="string">
            <text:p>华虹计通</text:p>
          </table:table-cell>
          <table:table-cell office:value-type="float" office:value="500950000">
            <text:p>500950000</text:p>
          </table:table-cell>
          <table:table-cell office:value-type="float" office:value="118980000">
            <text:p>118980000</text:p>
          </table:table-cell>
          <table:table-cell office:value-type="percentage" office:value="0.237508733406528">
            <text:p>23.75%</text:p>
          </table:table-cell>
          <table:table-cell table:number-columns-repeated="2"/>
        </table:table-row>
        <table:table-row table:style-name="ro1">
          <table:table-cell office:value-type="string">
            <text:p>000738</text:p>
          </table:table-cell>
          <table:table-cell office:value-type="string">
            <text:p>航发控制</text:p>
          </table:table-cell>
          <table:table-cell office:value-type="float" office:value="6847110000">
            <text:p>6847110000</text:p>
          </table:table-cell>
          <table:table-cell office:value-type="float" office:value="1626730000">
            <text:p>1626730000</text:p>
          </table:table-cell>
          <table:table-cell office:value-type="percentage" office:value="0.237579066204574">
            <text:p>23.76%</text:p>
          </table:table-cell>
          <table:table-cell table:number-columns-repeated="2"/>
        </table:table-row>
        <table:table-row table:style-name="ro1">
          <table:table-cell office:value-type="string">
            <text:p>300064</text:p>
          </table:table-cell>
          <table:table-cell office:value-type="string">
            <text:p>豫金刚石</text:p>
          </table:table-cell>
          <table:table-cell office:value-type="float" office:value="8815400000">
            <text:p>8815400000</text:p>
          </table:table-cell>
          <table:table-cell office:value-type="float" office:value="2096110000">
            <text:p>2096110000</text:p>
          </table:table-cell>
          <table:table-cell office:value-type="percentage" office:value="0.237778206320757">
            <text:p>23.78%</text:p>
          </table:table-cell>
          <table:table-cell table:number-columns-repeated="2"/>
        </table:table-row>
        <table:table-row table:style-name="ro1">
          <table:table-cell office:value-type="string">
            <text:p>300084</text:p>
          </table:table-cell>
          <table:table-cell office:value-type="string">
            <text:p>海默科技</text:p>
          </table:table-cell>
          <table:table-cell office:value-type="float" office:value="2408140000">
            <text:p>2408140000</text:p>
          </table:table-cell>
          <table:table-cell office:value-type="float" office:value="573020000">
            <text:p>573020000</text:p>
          </table:table-cell>
          <table:table-cell office:value-type="percentage" office:value="0.237951281902215">
            <text:p>23.80%</text:p>
          </table:table-cell>
          <table:table-cell table:number-columns-repeated="2"/>
        </table:table-row>
        <table:table-row table:style-name="ro1">
          <table:table-cell office:value-type="string">
            <text:p>300162</text:p>
          </table:table-cell>
          <table:table-cell office:value-type="string">
            <text:p>雷曼股份</text:p>
          </table:table-cell>
          <table:table-cell office:value-type="float" office:value="1499590000">
            <text:p>1499590000</text:p>
          </table:table-cell>
          <table:table-cell office:value-type="float" office:value="357030000">
            <text:p>357030000</text:p>
          </table:table-cell>
          <table:table-cell office:value-type="percentage" office:value="0.238085076587601">
            <text:p>23.81%</text:p>
          </table:table-cell>
          <table:table-cell table:number-columns-repeated="2"/>
        </table:table-row>
        <table:table-row table:style-name="ro1">
          <table:table-cell office:value-type="string">
            <text:p>000677</text:p>
          </table:table-cell>
          <table:table-cell office:value-type="string">
            <text:p>恒天海龙</text:p>
          </table:table-cell>
          <table:table-cell office:value-type="float" office:value="844390000">
            <text:p>844390000</text:p>
          </table:table-cell>
          <table:table-cell office:value-type="float" office:value="201250000">
            <text:p>201250000</text:p>
          </table:table-cell>
          <table:table-cell office:value-type="percentage" office:value="0.23833773493291">
            <text:p>23.83%</text:p>
          </table:table-cell>
          <table:table-cell table:number-columns-repeated="2"/>
        </table:table-row>
        <table:table-row table:style-name="ro1">
          <table:table-cell office:value-type="string">
            <text:p>300578</text:p>
          </table:table-cell>
          <table:table-cell office:value-type="string">
            <text:p>会畅通讯</text:p>
          </table:table-cell>
          <table:table-cell office:value-type="float" office:value="171600000">
            <text:p>171600000</text:p>
          </table:table-cell>
          <table:table-cell office:value-type="float" office:value="40910000">
            <text:p>40910000</text:p>
          </table:table-cell>
          <table:table-cell office:value-type="percentage" office:value="0.238403263403263">
            <text:p>23.84%</text:p>
          </table:table-cell>
          <table:table-cell table:number-columns-repeated="2"/>
        </table:table-row>
        <table:table-row table:style-name="ro1">
          <table:table-cell office:value-type="string">
            <text:p>002458</text:p>
          </table:table-cell>
          <table:table-cell office:value-type="string">
            <text:p>益生股份</text:p>
          </table:table-cell>
          <table:table-cell office:value-type="float" office:value="1937060000">
            <text:p>1937060000</text:p>
          </table:table-cell>
          <table:table-cell office:value-type="float" office:value="462630000">
            <text:p>462630000</text:p>
          </table:table-cell>
          <table:table-cell office:value-type="percentage" office:value="0.238831011945939">
            <text:p>23.88%</text:p>
          </table:table-cell>
          <table:table-cell table:number-columns-repeated="2"/>
        </table:table-row>
        <table:table-row table:style-name="ro1">
          <table:table-cell office:value-type="string">
            <text:p>603298</text:p>
          </table:table-cell>
          <table:table-cell office:value-type="string">
            <text:p>杭叉集团</text:p>
          </table:table-cell>
          <table:table-cell office:value-type="float" office:value="4580430000">
            <text:p>4580430000</text:p>
          </table:table-cell>
          <table:table-cell office:value-type="float" office:value="1094030000">
            <text:p>1094030000</text:p>
          </table:table-cell>
          <table:table-cell office:value-type="percentage" office:value="0.238848754374589">
            <text:p>23.88%</text:p>
          </table:table-cell>
          <table:table-cell table:number-columns-repeated="2"/>
        </table:table-row>
        <table:table-row table:style-name="ro1">
          <table:table-cell office:value-type="string">
            <text:p>603638</text:p>
          </table:table-cell>
          <table:table-cell office:value-type="string">
            <text:p>艾迪精密</text:p>
          </table:table-cell>
          <table:table-cell office:value-type="float" office:value="663350000">
            <text:p>663350000</text:p>
          </table:table-cell>
          <table:table-cell office:value-type="float" office:value="158520000">
            <text:p>158520000</text:p>
          </table:table-cell>
          <table:table-cell office:value-type="percentage" office:value="0.238968870128891">
            <text:p>23.90%</text:p>
          </table:table-cell>
          <table:table-cell table:number-columns-repeated="2"/>
        </table:table-row>
        <table:table-row table:style-name="ro1">
          <table:table-cell office:value-type="string">
            <text:p>603223</text:p>
          </table:table-cell>
          <table:table-cell office:value-type="string">
            <text:p>恒通股份</text:p>
          </table:table-cell>
          <table:table-cell office:value-type="float" office:value="896490000">
            <text:p>896490000</text:p>
          </table:table-cell>
          <table:table-cell office:value-type="float" office:value="214410000">
            <text:p>214410000</text:p>
          </table:table-cell>
          <table:table-cell office:value-type="percentage" office:value="0.239166081049426">
            <text:p>23.92%</text:p>
          </table:table-cell>
          <table:table-cell table:number-columns-repeated="2"/>
        </table:table-row>
        <table:table-row table:style-name="ro1">
          <table:table-cell office:value-type="string">
            <text:p>002441</text:p>
          </table:table-cell>
          <table:table-cell office:value-type="string">
            <text:p>众业达</text:p>
          </table:table-cell>
          <table:table-cell office:value-type="float" office:value="4592310000">
            <text:p>4592310000</text:p>
          </table:table-cell>
          <table:table-cell office:value-type="float" office:value="1100760000">
            <text:p>1100760000</text:p>
          </table:table-cell>
          <table:table-cell office:value-type="percentage" office:value="0.239696361961627">
            <text:p>23.97%</text:p>
          </table:table-cell>
          <table:table-cell table:number-columns-repeated="2"/>
        </table:table-row>
        <table:table-row table:style-name="ro1">
          <table:table-cell office:value-type="string">
            <text:p>600353</text:p>
          </table:table-cell>
          <table:table-cell office:value-type="string">
            <text:p>旭光股份</text:p>
          </table:table-cell>
          <table:table-cell office:value-type="float" office:value="1589210000">
            <text:p>1589210000</text:p>
          </table:table-cell>
          <table:table-cell office:value-type="float" office:value="381400000">
            <text:p>381400000</text:p>
          </table:table-cell>
          <table:table-cell office:value-type="percentage" office:value="0.23999345586801">
            <text:p>24.00%</text:p>
          </table:table-cell>
          <table:table-cell table:number-columns-repeated="2"/>
        </table:table-row>
        <table:table-row table:style-name="ro1">
          <table:table-cell office:value-type="string">
            <text:p>603519</text:p>
          </table:table-cell>
          <table:table-cell office:value-type="string">
            <text:p>立霸股份</text:p>
          </table:table-cell>
          <table:table-cell office:value-type="float" office:value="905720000">
            <text:p>905720000</text:p>
          </table:table-cell>
          <table:table-cell office:value-type="float" office:value="217950000">
            <text:p>217950000</text:p>
          </table:table-cell>
          <table:table-cell office:value-type="percentage" office:value="0.240637283045533">
            <text:p>24.06%</text:p>
          </table:table-cell>
          <table:table-cell table:number-columns-repeated="2"/>
        </table:table-row>
        <table:table-row table:style-name="ro1">
          <table:table-cell office:value-type="string">
            <text:p>002687</text:p>
          </table:table-cell>
          <table:table-cell office:value-type="string">
            <text:p>乔治白</text:p>
          </table:table-cell>
          <table:table-cell office:value-type="float" office:value="1408820000">
            <text:p>1408820000</text:p>
          </table:table-cell>
          <table:table-cell office:value-type="float" office:value="339050000">
            <text:p>339050000</text:p>
          </table:table-cell>
          <table:table-cell office:value-type="percentage" office:value="0.240662398319161">
            <text:p>24.07%</text:p>
          </table:table-cell>
          <table:table-cell table:number-columns-repeated="2"/>
        </table:table-row>
        <table:table-row table:style-name="ro1">
          <table:table-cell office:value-type="string">
            <text:p>300245</text:p>
          </table:table-cell>
          <table:table-cell office:value-type="string">
            <text:p>天玑科技</text:p>
          </table:table-cell>
          <table:table-cell office:value-type="float" office:value="999300000">
            <text:p>999300000</text:p>
          </table:table-cell>
          <table:table-cell office:value-type="float" office:value="240600000">
            <text:p>240600000</text:p>
          </table:table-cell>
          <table:table-cell office:value-type="percentage" office:value="0.240768537976584">
            <text:p>24.08%</text:p>
          </table:table-cell>
          <table:table-cell table:number-columns-repeated="2"/>
        </table:table-row>
        <table:table-row table:style-name="ro1">
          <table:table-cell office:value-type="string">
            <text:p>000929</text:p>
          </table:table-cell>
          <table:table-cell office:value-type="string">
            <text:p>兰州黄河</text:p>
          </table:table-cell>
          <table:table-cell office:value-type="float" office:value="1521840000">
            <text:p>1521840000</text:p>
          </table:table-cell>
          <table:table-cell office:value-type="float" office:value="367030000">
            <text:p>367030000</text:p>
          </table:table-cell>
          <table:table-cell office:value-type="percentage" office:value="0.241175156389634">
            <text:p>24.12%</text:p>
          </table:table-cell>
          <table:table-cell table:number-columns-repeated="2"/>
        </table:table-row>
        <table:table-row table:style-name="ro1">
          <table:table-cell office:value-type="string">
            <text:p>300292</text:p>
          </table:table-cell>
          <table:table-cell office:value-type="string">
            <text:p>吴通控股</text:p>
          </table:table-cell>
          <table:table-cell office:value-type="float" office:value="3353650000">
            <text:p>3353650000</text:p>
          </table:table-cell>
          <table:table-cell office:value-type="float" office:value="808830000">
            <text:p>808830000</text:p>
          </table:table-cell>
          <table:table-cell office:value-type="percentage" office:value="0.241179013910217">
            <text:p>24.12%</text:p>
          </table:table-cell>
          <table:table-cell table:number-columns-repeated="2"/>
        </table:table-row>
        <table:table-row table:style-name="ro1">
          <table:table-cell office:value-type="string">
            <text:p>300510</text:p>
          </table:table-cell>
          <table:table-cell office:value-type="string">
            <text:p>金冠电气</text:p>
          </table:table-cell>
          <table:table-cell office:value-type="float" office:value="807310000">
            <text:p>807310000</text:p>
          </table:table-cell>
          <table:table-cell office:value-type="float" office:value="194820000">
            <text:p>194820000</text:p>
          </table:table-cell>
          <table:table-cell office:value-type="percentage" office:value="0.241319939056868">
            <text:p>24.13%</text:p>
          </table:table-cell>
          <table:table-cell table:number-columns-repeated="2"/>
        </table:table-row>
        <table:table-row table:style-name="ro1">
          <table:table-cell office:value-type="string">
            <text:p>300049</text:p>
          </table:table-cell>
          <table:table-cell office:value-type="string">
            <text:p>福瑞股份</text:p>
          </table:table-cell>
          <table:table-cell office:value-type="float" office:value="2406640000">
            <text:p>2406640000</text:p>
          </table:table-cell>
          <table:table-cell office:value-type="float" office:value="581150000">
            <text:p>581150000</text:p>
          </table:table-cell>
          <table:table-cell office:value-type="percentage" office:value="0.241477744905761">
            <text:p>24.15%</text:p>
          </table:table-cell>
          <table:table-cell table:number-columns-repeated="2"/>
        </table:table-row>
        <table:table-row table:style-name="ro1">
          <table:table-cell office:value-type="string">
            <text:p>601216</text:p>
          </table:table-cell>
          <table:table-cell office:value-type="string">
            <text:p>君正集团</text:p>
          </table:table-cell>
          <table:table-cell office:value-type="float" office:value="18031940000">
            <text:p>18031940000</text:p>
          </table:table-cell>
          <table:table-cell office:value-type="float" office:value="4354940000">
            <text:p>4354940000</text:p>
          </table:table-cell>
          <table:table-cell office:value-type="percentage" office:value="0.241512560489886">
            <text:p>24.15%</text:p>
          </table:table-cell>
          <table:table-cell table:number-columns-repeated="2"/>
        </table:table-row>
        <table:table-row table:style-name="ro1">
          <table:table-cell office:value-type="string">
            <text:p>300102</text:p>
          </table:table-cell>
          <table:table-cell office:value-type="string">
            <text:p>乾照光电</text:p>
          </table:table-cell>
          <table:table-cell office:value-type="float" office:value="3297330000">
            <text:p>3297330000</text:p>
          </table:table-cell>
          <table:table-cell office:value-type="float" office:value="796990000">
            <text:p>796990000</text:p>
          </table:table-cell>
          <table:table-cell office:value-type="percentage" office:value="0.241707684702471">
            <text:p>24.17%</text:p>
          </table:table-cell>
          <table:table-cell table:number-columns-repeated="2"/>
        </table:table-row>
        <table:table-row table:style-name="ro1">
          <table:table-cell office:value-type="string">
            <text:p>300055</text:p>
          </table:table-cell>
          <table:table-cell office:value-type="string">
            <text:p>万邦达</text:p>
          </table:table-cell>
          <table:table-cell office:value-type="float" office:value="7296770000">
            <text:p>7296770000</text:p>
          </table:table-cell>
          <table:table-cell office:value-type="float" office:value="1770340000">
            <text:p>1770340000</text:p>
          </table:table-cell>
          <table:table-cell office:value-type="percentage" office:value="0.242619679666483">
            <text:p>24.26%</text:p>
          </table:table-cell>
          <table:table-cell table:number-columns-repeated="2"/>
        </table:table-row>
        <table:table-row table:style-name="ro1">
          <table:table-cell office:value-type="string">
            <text:p>300498</text:p>
          </table:table-cell>
          <table:table-cell office:value-type="string">
            <text:p>温氏股份</text:p>
          </table:table-cell>
          <table:table-cell office:value-type="float" office:value="41438150000">
            <text:p>41438150000</text:p>
          </table:table-cell>
          <table:table-cell office:value-type="float" office:value="10058780000">
            <text:p>10058780000</text:p>
          </table:table-cell>
          <table:table-cell office:value-type="percentage" office:value="0.242742014303245">
            <text:p>24.27%</text:p>
          </table:table-cell>
          <table:table-cell table:number-columns-repeated="2"/>
        </table:table-row>
        <table:table-row table:style-name="ro1">
          <table:table-cell office:value-type="string">
            <text:p>300412</text:p>
          </table:table-cell>
          <table:table-cell office:value-type="string">
            <text:p>迦南科技</text:p>
          </table:table-cell>
          <table:table-cell office:value-type="float" office:value="1008980000">
            <text:p>1008980000</text:p>
          </table:table-cell>
          <table:table-cell office:value-type="float" office:value="245430000">
            <text:p>245430000</text:p>
          </table:table-cell>
          <table:table-cell office:value-type="percentage" office:value="0.243245654026839">
            <text:p>24.32%</text:p>
          </table:table-cell>
          <table:table-cell table:number-columns-repeated="2"/>
        </table:table-row>
        <table:table-row table:style-name="ro1">
          <table:table-cell office:value-type="string">
            <text:p>600330</text:p>
          </table:table-cell>
          <table:table-cell office:value-type="string">
            <text:p>天通股份</text:p>
          </table:table-cell>
          <table:table-cell office:value-type="float" office:value="4767590000">
            <text:p>4767590000</text:p>
          </table:table-cell>
          <table:table-cell office:value-type="float" office:value="1160440000">
            <text:p>1160440000</text:p>
          </table:table-cell>
          <table:table-cell office:value-type="percentage" office:value="0.24340180258789">
            <text:p>24.34%</text:p>
          </table:table-cell>
          <table:table-cell table:number-columns-repeated="2"/>
        </table:table-row>
        <table:table-row table:style-name="ro2">
          <table:table-cell office:value-type="string">
            <text:p>600817</text:p>
          </table:table-cell>
          <table:table-cell office:value-type="string">
            <text:p>*ST宏盛</text:p>
          </table:table-cell>
          <table:table-cell office:value-type="float" office:value="169950000">
            <text:p>169950000</text:p>
          </table:table-cell>
          <table:table-cell office:value-type="float" office:value="41430000">
            <text:p>41430000</text:p>
          </table:table-cell>
          <table:table-cell office:value-type="percentage" office:value="0.243777581641659">
            <text:p>24.38%</text:p>
          </table:table-cell>
          <table:table-cell table:number-columns-repeated="2"/>
        </table:table-row>
        <table:table-row table:style-name="ro1">
          <table:table-cell office:value-type="string">
            <text:p>300555</text:p>
          </table:table-cell>
          <table:table-cell office:value-type="string">
            <text:p>路通视信</text:p>
          </table:table-cell>
          <table:table-cell office:value-type="float" office:value="795960000">
            <text:p>795960000</text:p>
          </table:table-cell>
          <table:table-cell office:value-type="float" office:value="194120000">
            <text:p>194120000</text:p>
          </table:table-cell>
          <table:table-cell office:value-type="percentage" office:value="0.243881602090557">
            <text:p>24.39%</text:p>
          </table:table-cell>
          <table:table-cell table:number-columns-repeated="2"/>
        </table:table-row>
        <table:table-row table:style-name="ro1">
          <table:table-cell office:value-type="string">
            <text:p>300441</text:p>
          </table:table-cell>
          <table:table-cell office:value-type="string">
            <text:p>鲍斯股份</text:p>
          </table:table-cell>
          <table:table-cell office:value-type="float" office:value="1410030000">
            <text:p>1410030000</text:p>
          </table:table-cell>
          <table:table-cell office:value-type="float" office:value="344080000">
            <text:p>344080000</text:p>
          </table:table-cell>
          <table:table-cell office:value-type="percentage" office:value="0.244023176811841">
            <text:p>24.40%</text:p>
          </table:table-cell>
          <table:table-cell table:number-columns-repeated="2"/>
        </table:table-row>
        <table:table-row table:style-name="ro1">
          <table:table-cell office:value-type="string">
            <text:p>603383</text:p>
          </table:table-cell>
          <table:table-cell office:value-type="string">
            <text:p>顶点软件</text:p>
          </table:table-cell>
          <table:table-cell office:value-type="float" office:value="631380000">
            <text:p>631380000</text:p>
          </table:table-cell>
          <table:table-cell office:value-type="float" office:value="154960000">
            <text:p>154960000</text:p>
          </table:table-cell>
          <table:table-cell office:value-type="percentage" office:value="0.245430643986189">
            <text:p>24.54%</text:p>
          </table:table-cell>
          <table:table-cell table:number-columns-repeated="2"/>
        </table:table-row>
        <table:table-row table:style-name="ro1">
          <table:table-cell office:value-type="string">
            <text:p>300113</text:p>
          </table:table-cell>
          <table:table-cell office:value-type="string">
            <text:p>顺网科技</text:p>
          </table:table-cell>
          <table:table-cell office:value-type="float" office:value="3412120000">
            <text:p>3412120000</text:p>
          </table:table-cell>
          <table:table-cell office:value-type="float" office:value="837670000">
            <text:p>837670000</text:p>
          </table:table-cell>
          <table:table-cell office:value-type="percentage" office:value="0.245498399821812">
            <text:p>24.55%</text:p>
          </table:table-cell>
          <table:table-cell table:number-columns-repeated="2"/>
        </table:table-row>
        <table:table-row table:style-name="ro1">
          <table:table-cell office:value-type="string">
            <text:p>603660</text:p>
          </table:table-cell>
          <table:table-cell office:value-type="string">
            <text:p>苏州科达</text:p>
          </table:table-cell>
          <table:table-cell office:value-type="float" office:value="1505560000">
            <text:p>1505560000</text:p>
          </table:table-cell>
          <table:table-cell office:value-type="float" office:value="369680000">
            <text:p>369680000</text:p>
          </table:table-cell>
          <table:table-cell office:value-type="percentage" office:value="0.245543186588379">
            <text:p>24.55%</text:p>
          </table:table-cell>
          <table:table-cell table:number-columns-repeated="2"/>
        </table:table-row>
        <table:table-row table:style-name="ro1">
          <table:table-cell office:value-type="string">
            <text:p>600378</text:p>
          </table:table-cell>
          <table:table-cell office:value-type="string">
            <text:p>天科股份</text:p>
          </table:table-cell>
          <table:table-cell office:value-type="float" office:value="988920000">
            <text:p>988920000</text:p>
          </table:table-cell>
          <table:table-cell office:value-type="float" office:value="243040000">
            <text:p>243040000</text:p>
          </table:table-cell>
          <table:table-cell office:value-type="percentage" office:value="0.245763054645472">
            <text:p>24.58%</text:p>
          </table:table-cell>
          <table:table-cell table:number-columns-repeated="2"/>
        </table:table-row>
        <table:table-row table:style-name="ro1">
          <table:table-cell office:value-type="string">
            <text:p>002327</text:p>
          </table:table-cell>
          <table:table-cell office:value-type="string">
            <text:p>富安娜</text:p>
          </table:table-cell>
          <table:table-cell office:value-type="float" office:value="3528230000">
            <text:p>3528230000</text:p>
          </table:table-cell>
          <table:table-cell office:value-type="float" office:value="867600000">
            <text:p>867600000</text:p>
          </table:table-cell>
          <table:table-cell office:value-type="percentage" office:value="0.245902336298937">
            <text:p>24.59%</text:p>
          </table:table-cell>
          <table:table-cell table:number-columns-repeated="2"/>
        </table:table-row>
        <table:table-row table:style-name="ro1">
          <table:table-cell office:value-type="string">
            <text:p>300545</text:p>
          </table:table-cell>
          <table:table-cell office:value-type="string">
            <text:p>联得装备</text:p>
          </table:table-cell>
          <table:table-cell office:value-type="float" office:value="615320000">
            <text:p>615320000</text:p>
          </table:table-cell>
          <table:table-cell office:value-type="float" office:value="151360000">
            <text:p>151360000</text:p>
          </table:table-cell>
          <table:table-cell office:value-type="percentage" office:value="0.245985828511994">
            <text:p>24.60%</text:p>
          </table:table-cell>
          <table:table-cell table:number-columns-repeated="2"/>
        </table:table-row>
        <table:table-row table:style-name="ro1">
          <table:table-cell office:value-type="string">
            <text:p>300134</text:p>
          </table:table-cell>
          <table:table-cell office:value-type="string">
            <text:p>大富科技</text:p>
          </table:table-cell>
          <table:table-cell office:value-type="float" office:value="7792730000">
            <text:p>7792730000</text:p>
          </table:table-cell>
          <table:table-cell office:value-type="float" office:value="1918090000">
            <text:p>1918090000</text:p>
          </table:table-cell>
          <table:table-cell office:value-type="percentage" office:value="0.246138387959034">
            <text:p>24.61%</text:p>
          </table:table-cell>
          <table:table-cell table:number-columns-repeated="2"/>
        </table:table-row>
        <table:table-row table:style-name="ro1">
          <table:table-cell office:value-type="string">
            <text:p>300105</text:p>
          </table:table-cell>
          <table:table-cell office:value-type="string">
            <text:p>龙源技术</text:p>
          </table:table-cell>
          <table:table-cell office:value-type="float" office:value="2549960000">
            <text:p>2549960000</text:p>
          </table:table-cell>
          <table:table-cell office:value-type="float" office:value="628510000">
            <text:p>628510000</text:p>
          </table:table-cell>
          <table:table-cell office:value-type="percentage" office:value="0.24647837613139">
            <text:p>24.65%</text:p>
          </table:table-cell>
          <table:table-cell table:number-columns-repeated="2"/>
        </table:table-row>
        <table:table-row table:style-name="ro1">
          <table:table-cell office:value-type="string">
            <text:p>000008</text:p>
          </table:table-cell>
          <table:table-cell office:value-type="string">
            <text:p>神州高铁</text:p>
          </table:table-cell>
          <table:table-cell office:value-type="float" office:value="8192660000">
            <text:p>8192660000</text:p>
          </table:table-cell>
          <table:table-cell office:value-type="float" office:value="2020170000">
            <text:p>2020170000</text:p>
          </table:table-cell>
          <table:table-cell office:value-type="percentage" office:value="0.246582916903667">
            <text:p>24.66%</text:p>
          </table:table-cell>
          <table:table-cell table:number-columns-repeated="2"/>
        </table:table-row>
        <table:table-row table:style-name="ro1">
          <table:table-cell office:value-type="string">
            <text:p>300046</text:p>
          </table:table-cell>
          <table:table-cell office:value-type="string">
            <text:p>台基股份</text:p>
          </table:table-cell>
          <table:table-cell office:value-type="float" office:value="1051360000">
            <text:p>1051360000</text:p>
          </table:table-cell>
          <table:table-cell office:value-type="float" office:value="259290000">
            <text:p>259290000</text:p>
          </table:table-cell>
          <table:table-cell office:value-type="percentage" office:value="0.24662342109268">
            <text:p>24.66%</text:p>
          </table:table-cell>
          <table:table-cell table:number-columns-repeated="2"/>
        </table:table-row>
        <table:table-row table:style-name="ro1">
          <table:table-cell office:value-type="string">
            <text:p>002308</text:p>
          </table:table-cell>
          <table:table-cell office:value-type="string">
            <text:p>威创股份</text:p>
          </table:table-cell>
          <table:table-cell office:value-type="float" office:value="3122430000">
            <text:p>3122430000</text:p>
          </table:table-cell>
          <table:table-cell office:value-type="float" office:value="770580000">
            <text:p>770580000</text:p>
          </table:table-cell>
          <table:table-cell office:value-type="percentage" office:value="0.246788558910848">
            <text:p>24.68%</text:p>
          </table:table-cell>
          <table:table-cell table:number-columns-repeated="2"/>
        </table:table-row>
        <table:table-row table:style-name="ro1">
          <table:table-cell office:value-type="string">
            <text:p>002395</text:p>
          </table:table-cell>
          <table:table-cell office:value-type="string">
            <text:p>双象股份</text:p>
          </table:table-cell>
          <table:table-cell office:value-type="float" office:value="1249270000">
            <text:p>1249270000</text:p>
          </table:table-cell>
          <table:table-cell office:value-type="float" office:value="308690000">
            <text:p>308690000</text:p>
          </table:table-cell>
          <table:table-cell office:value-type="percentage" office:value="0.247096304241677">
            <text:p>24.71%</text:p>
          </table:table-cell>
          <table:table-cell table:number-columns-repeated="2"/>
        </table:table-row>
        <table:table-row table:style-name="ro1">
          <table:table-cell office:value-type="string">
            <text:p>002211</text:p>
          </table:table-cell>
          <table:table-cell office:value-type="string">
            <text:p>宏达新材</text:p>
          </table:table-cell>
          <table:table-cell office:value-type="float" office:value="1067790000">
            <text:p>1067790000</text:p>
          </table:table-cell>
          <table:table-cell office:value-type="float" office:value="263880000">
            <text:p>263880000</text:p>
          </table:table-cell>
          <table:table-cell office:value-type="percentage" office:value="0.247127244121035">
            <text:p>24.71%</text:p>
          </table:table-cell>
          <table:table-cell table:number-columns-repeated="2"/>
        </table:table-row>
        <table:table-row table:style-name="ro1">
          <table:table-cell office:value-type="string">
            <text:p>002229</text:p>
          </table:table-cell>
          <table:table-cell office:value-type="string">
            <text:p>鸿博股份</text:p>
          </table:table-cell>
          <table:table-cell office:value-type="float" office:value="2433710000">
            <text:p>2433710000</text:p>
          </table:table-cell>
          <table:table-cell office:value-type="float" office:value="601480000">
            <text:p>601480000</text:p>
          </table:table-cell>
          <table:table-cell office:value-type="percentage" office:value="0.247145304904857">
            <text:p>24.71%</text:p>
          </table:table-cell>
          <table:table-cell table:number-columns-repeated="2"/>
        </table:table-row>
        <table:table-row table:style-name="ro1">
          <table:table-cell office:value-type="string">
            <text:p>002732</text:p>
          </table:table-cell>
          <table:table-cell office:value-type="string">
            <text:p>燕塘乳业</text:p>
          </table:table-cell>
          <table:table-cell office:value-type="float" office:value="1151920000">
            <text:p>1151920000</text:p>
          </table:table-cell>
          <table:table-cell office:value-type="float" office:value="284950000">
            <text:p>284950000</text:p>
          </table:table-cell>
          <table:table-cell office:value-type="percentage" office:value="0.247369609000625">
            <text:p>24.74%</text:p>
          </table:table-cell>
          <table:table-cell table:number-columns-repeated="2"/>
        </table:table-row>
        <table:table-row table:style-name="ro1">
          <table:table-cell office:value-type="string">
            <text:p>300222</text:p>
          </table:table-cell>
          <table:table-cell office:value-type="string">
            <text:p>科大智能</text:p>
          </table:table-cell>
          <table:table-cell office:value-type="float" office:value="4876900000">
            <text:p>4876900000</text:p>
          </table:table-cell>
          <table:table-cell office:value-type="float" office:value="1206680000">
            <text:p>1206680000</text:p>
          </table:table-cell>
          <table:table-cell office:value-type="percentage" office:value="0.2474276692161">
            <text:p>24.74%</text:p>
          </table:table-cell>
          <table:table-cell table:number-columns-repeated="2"/>
        </table:table-row>
        <table:table-row table:style-name="ro1">
          <table:table-cell office:value-type="string">
            <text:p>002412</text:p>
          </table:table-cell>
          <table:table-cell office:value-type="string">
            <text:p>汉森制药</text:p>
          </table:table-cell>
          <table:table-cell office:value-type="float" office:value="1674390000">
            <text:p>1674390000</text:p>
          </table:table-cell>
          <table:table-cell office:value-type="float" office:value="415880000">
            <text:p>415880000</text:p>
          </table:table-cell>
          <table:table-cell office:value-type="percentage" office:value="0.248377020885218">
            <text:p>24.84%</text:p>
          </table:table-cell>
          <table:table-cell table:number-columns-repeated="2"/>
        </table:table-row>
        <table:table-row table:style-name="ro1">
          <table:table-cell office:value-type="string">
            <text:p>600615</text:p>
          </table:table-cell>
          <table:table-cell office:value-type="string">
            <text:p>丰华股份</text:p>
          </table:table-cell>
          <table:table-cell office:value-type="float" office:value="646840000">
            <text:p>646840000</text:p>
          </table:table-cell>
          <table:table-cell office:value-type="float" office:value="160780000">
            <text:p>160780000</text:p>
          </table:table-cell>
          <table:table-cell office:value-type="percentage" office:value="0.248562241048791">
            <text:p>24.86%</text:p>
          </table:table-cell>
          <table:table-cell table:number-columns-repeated="2"/>
        </table:table-row>
        <table:table-row table:style-name="ro1">
          <table:table-cell office:value-type="string">
            <text:p>600516</text:p>
          </table:table-cell>
          <table:table-cell office:value-type="string">
            <text:p>方大炭素</text:p>
          </table:table-cell>
          <table:table-cell office:value-type="float" office:value="8056100000">
            <text:p>8056100000</text:p>
          </table:table-cell>
          <table:table-cell office:value-type="float" office:value="2003660000">
            <text:p>2003660000</text:p>
          </table:table-cell>
          <table:table-cell office:value-type="percentage" office:value="0.248713397301424">
            <text:p>24.87%</text:p>
          </table:table-cell>
          <table:table-cell table:number-columns-repeated="2"/>
        </table:table-row>
        <table:table-row table:style-name="ro1">
          <table:table-cell office:value-type="string">
            <text:p>300141</text:p>
          </table:table-cell>
          <table:table-cell office:value-type="string">
            <text:p>和顺电气</text:p>
          </table:table-cell>
          <table:table-cell office:value-type="float" office:value="962050000">
            <text:p>962050000</text:p>
          </table:table-cell>
          <table:table-cell office:value-type="float" office:value="239330000">
            <text:p>239330000</text:p>
          </table:table-cell>
          <table:table-cell office:value-type="percentage" office:value="0.248770853905722">
            <text:p>24.88%</text:p>
          </table:table-cell>
          <table:table-cell table:number-columns-repeated="2"/>
        </table:table-row>
        <table:table-row table:style-name="ro1">
          <table:table-cell office:value-type="string">
            <text:p>002086</text:p>
          </table:table-cell>
          <table:table-cell office:value-type="string">
            <text:p>东方海洋</text:p>
          </table:table-cell>
          <table:table-cell office:value-type="float" office:value="3843090000">
            <text:p>3843090000</text:p>
          </table:table-cell>
          <table:table-cell office:value-type="float" office:value="956200000">
            <text:p>956200000</text:p>
          </table:table-cell>
          <table:table-cell office:value-type="percentage" office:value="0.248810202207078">
            <text:p>24.88%</text:p>
          </table:table-cell>
          <table:table-cell table:number-columns-repeated="2"/>
        </table:table-row>
        <table:table-row table:style-name="ro1">
          <table:table-cell office:value-type="string">
            <text:p>600579</text:p>
          </table:table-cell>
          <table:table-cell office:value-type="string">
            <text:p>天华院</text:p>
          </table:table-cell>
          <table:table-cell office:value-type="float" office:value="1602540000">
            <text:p>1602540000</text:p>
          </table:table-cell>
          <table:table-cell office:value-type="float" office:value="398820000">
            <text:p>398820000</text:p>
          </table:table-cell>
          <table:table-cell office:value-type="percentage" office:value="0.248867422966041">
            <text:p>24.89%</text:p>
          </table:table-cell>
          <table:table-cell table:number-columns-repeated="2"/>
        </table:table-row>
        <table:table-row table:style-name="ro1">
          <table:table-cell office:value-type="string">
            <text:p>300400</text:p>
          </table:table-cell>
          <table:table-cell office:value-type="string">
            <text:p>劲拓股份</text:p>
          </table:table-cell>
          <table:table-cell office:value-type="float" office:value="572520000">
            <text:p>572520000</text:p>
          </table:table-cell>
          <table:table-cell office:value-type="float" office:value="142880000">
            <text:p>142880000</text:p>
          </table:table-cell>
          <table:table-cell office:value-type="percentage" office:value="0.249563334031999">
            <text:p>24.96%</text:p>
          </table:table-cell>
          <table:table-cell table:number-columns-repeated="2"/>
        </table:table-row>
        <table:table-row table:style-name="ro1">
          <table:table-cell office:value-type="string">
            <text:p>002446</text:p>
          </table:table-cell>
          <table:table-cell office:value-type="string">
            <text:p>盛路通信</text:p>
          </table:table-cell>
          <table:table-cell office:value-type="float" office:value="3261150000">
            <text:p>3261150000</text:p>
          </table:table-cell>
          <table:table-cell office:value-type="float" office:value="814670000">
            <text:p>814670000</text:p>
          </table:table-cell>
          <table:table-cell office:value-type="percentage" office:value="0.249810649617466">
            <text:p>24.98%</text:p>
          </table:table-cell>
          <table:table-cell table:number-columns-repeated="2"/>
        </table:table-row>
        <table:table-row table:style-name="ro1">
          <table:table-cell office:value-type="string">
            <text:p>002821</text:p>
          </table:table-cell>
          <table:table-cell office:value-type="string">
            <text:p>凯莱英</text:p>
          </table:table-cell>
          <table:table-cell office:value-type="float" office:value="2444900000">
            <text:p>2444900000</text:p>
          </table:table-cell>
          <table:table-cell office:value-type="float" office:value="611910000">
            <text:p>611910000</text:p>
          </table:table-cell>
          <table:table-cell office:value-type="percentage" office:value="0.250280175058285">
            <text:p>25.03%</text:p>
          </table:table-cell>
          <table:table-cell table:number-columns-repeated="2"/>
        </table:table-row>
        <table:table-row table:style-name="ro1">
          <table:table-cell office:value-type="string">
            <text:p>600602</text:p>
          </table:table-cell>
          <table:table-cell office:value-type="string">
            <text:p>云赛智联</text:p>
          </table:table-cell>
          <table:table-cell office:value-type="float" office:value="5168370000">
            <text:p>5168370000</text:p>
          </table:table-cell>
          <table:table-cell office:value-type="float" office:value="1293870000">
            <text:p>1293870000</text:p>
          </table:table-cell>
          <table:table-cell office:value-type="percentage" office:value="0.250343918875777">
            <text:p>25.03%</text:p>
          </table:table-cell>
          <table:table-cell table:number-columns-repeated="2"/>
        </table:table-row>
        <table:table-row table:style-name="ro1">
          <table:table-cell office:value-type="string">
            <text:p>603010</text:p>
          </table:table-cell>
          <table:table-cell office:value-type="string">
            <text:p>万盛股份</text:p>
          </table:table-cell>
          <table:table-cell office:value-type="float" office:value="1405720000">
            <text:p>1405720000</text:p>
          </table:table-cell>
          <table:table-cell office:value-type="float" office:value="351980000">
            <text:p>351980000</text:p>
          </table:table-cell>
          <table:table-cell office:value-type="percentage" office:value="0.25039125857212">
            <text:p>25.04%</text:p>
          </table:table-cell>
          <table:table-cell table:number-columns-repeated="2"/>
        </table:table-row>
        <table:table-row table:style-name="ro1">
          <table:table-cell office:value-type="string">
            <text:p>002519</text:p>
          </table:table-cell>
          <table:table-cell office:value-type="string">
            <text:p>银河电子</text:p>
          </table:table-cell>
          <table:table-cell office:value-type="float" office:value="4881140000">
            <text:p>4881140000</text:p>
          </table:table-cell>
          <table:table-cell office:value-type="float" office:value="1223010000">
            <text:p>1223010000</text:p>
          </table:table-cell>
          <table:table-cell office:value-type="percentage" office:value="0.250558271223526">
            <text:p>25.06%</text:p>
          </table:table-cell>
          <table:table-cell table:number-columns-repeated="2"/>
        </table:table-row>
        <table:table-row table:style-name="ro1">
          <table:table-cell office:value-type="string">
            <text:p>000729</text:p>
          </table:table-cell>
          <table:table-cell office:value-type="string">
            <text:p>燕京啤酒</text:p>
          </table:table-cell>
          <table:table-cell office:value-type="float" office:value="18255190000">
            <text:p>18255190000</text:p>
          </table:table-cell>
          <table:table-cell office:value-type="float" office:value="4574780000">
            <text:p>4574780000</text:p>
          </table:table-cell>
          <table:table-cell office:value-type="percentage" office:value="0.250601609733999">
            <text:p>25.06%</text:p>
          </table:table-cell>
          <table:table-cell table:number-columns-repeated="2"/>
        </table:table-row>
        <table:table-row table:style-name="ro1">
          <table:table-cell office:value-type="string">
            <text:p>603979</text:p>
          </table:table-cell>
          <table:table-cell office:value-type="string">
            <text:p>金诚信</text:p>
          </table:table-cell>
          <table:table-cell office:value-type="float" office:value="4927490000">
            <text:p>4927490000</text:p>
          </table:table-cell>
          <table:table-cell office:value-type="float" office:value="1235240000">
            <text:p>1235240000</text:p>
          </table:table-cell>
          <table:table-cell office:value-type="percentage" office:value="0.250683410823766">
            <text:p>25.07%</text:p>
          </table:table-cell>
          <table:table-cell table:number-columns-repeated="2"/>
        </table:table-row>
        <table:table-row table:style-name="ro1">
          <table:table-cell office:value-type="string">
            <text:p>300184</text:p>
          </table:table-cell>
          <table:table-cell office:value-type="string">
            <text:p>力源信息</text:p>
          </table:table-cell>
          <table:table-cell office:value-type="float" office:value="1741810000">
            <text:p>1741810000</text:p>
          </table:table-cell>
          <table:table-cell office:value-type="float" office:value="436950000">
            <text:p>436950000</text:p>
          </table:table-cell>
          <table:table-cell office:value-type="percentage" office:value="0.250859737858894">
            <text:p>25.09%</text:p>
          </table:table-cell>
          <table:table-cell table:number-columns-repeated="2"/>
        </table:table-row>
        <table:table-row table:style-name="ro1">
          <table:table-cell office:value-type="string">
            <text:p>603558</text:p>
          </table:table-cell>
          <table:table-cell office:value-type="string">
            <text:p>健盛集团</text:p>
          </table:table-cell>
          <table:table-cell office:value-type="float" office:value="2456670000">
            <text:p>2456670000</text:p>
          </table:table-cell>
          <table:table-cell office:value-type="float" office:value="616450000">
            <text:p>616450000</text:p>
          </table:table-cell>
          <table:table-cell office:value-type="percentage" office:value="0.250929103216956">
            <text:p>25.09%</text:p>
          </table:table-cell>
          <table:table-cell table:number-columns-repeated="2"/>
        </table:table-row>
        <table:table-row table:style-name="ro1">
          <table:table-cell office:value-type="string">
            <text:p>603300</text:p>
          </table:table-cell>
          <table:table-cell office:value-type="string">
            <text:p>华铁科技</text:p>
          </table:table-cell>
          <table:table-cell office:value-type="float" office:value="4470690000">
            <text:p>4470690000</text:p>
          </table:table-cell>
          <table:table-cell office:value-type="float" office:value="1124870000">
            <text:p>1124870000</text:p>
          </table:table-cell>
          <table:table-cell office:value-type="percentage" office:value="0.251609930458162">
            <text:p>25.16%</text:p>
          </table:table-cell>
          <table:table-cell table:number-columns-repeated="2"/>
        </table:table-row>
        <table:table-row table:style-name="ro1">
          <table:table-cell office:value-type="string">
            <text:p>600770</text:p>
          </table:table-cell>
          <table:table-cell office:value-type="string">
            <text:p>综艺股份</text:p>
          </table:table-cell>
          <table:table-cell office:value-type="float" office:value="6329740000">
            <text:p>6329740000</text:p>
          </table:table-cell>
          <table:table-cell office:value-type="float" office:value="1592870000">
            <text:p>1592870000</text:p>
          </table:table-cell>
          <table:table-cell office:value-type="percentage" office:value="0.25164856692376">
            <text:p>25.16%</text:p>
          </table:table-cell>
          <table:table-cell table:number-columns-repeated="2"/>
        </table:table-row>
        <table:table-row table:style-name="ro1">
          <table:table-cell office:value-type="string">
            <text:p>002372</text:p>
          </table:table-cell>
          <table:table-cell office:value-type="string">
            <text:p>伟星新材</text:p>
          </table:table-cell>
          <table:table-cell office:value-type="float" office:value="3671170000">
            <text:p>3671170000</text:p>
          </table:table-cell>
          <table:table-cell office:value-type="float" office:value="924110000">
            <text:p>924110000</text:p>
          </table:table-cell>
          <table:table-cell office:value-type="percentage" office:value="0.251720841039777">
            <text:p>25.17%</text:p>
          </table:table-cell>
          <table:table-cell table:number-columns-repeated="2"/>
        </table:table-row>
        <table:table-row table:style-name="ro1">
          <table:table-cell office:value-type="string">
            <text:p>600982</text:p>
          </table:table-cell>
          <table:table-cell office:value-type="string">
            <text:p>宁波热电</text:p>
          </table:table-cell>
          <table:table-cell office:value-type="float" office:value="3471790000">
            <text:p>3471790000</text:p>
          </table:table-cell>
          <table:table-cell office:value-type="float" office:value="873930000">
            <text:p>873930000</text:p>
          </table:table-cell>
          <table:table-cell office:value-type="percentage" office:value="0.251723174500762">
            <text:p>25.17%</text:p>
          </table:table-cell>
          <table:table-cell table:number-columns-repeated="2"/>
        </table:table-row>
        <table:table-row table:style-name="ro1">
          <table:table-cell office:value-type="string">
            <text:p>002816</text:p>
          </table:table-cell>
          <table:table-cell office:value-type="string">
            <text:p>和科达</text:p>
          </table:table-cell>
          <table:table-cell office:value-type="float" office:value="684840000">
            <text:p>684840000</text:p>
          </table:table-cell>
          <table:table-cell office:value-type="float" office:value="172510000">
            <text:p>172510000</text:p>
          </table:table-cell>
          <table:table-cell office:value-type="percentage" office:value="0.251898253606682">
            <text:p>25.19%</text:p>
          </table:table-cell>
          <table:table-cell table:number-columns-repeated="2"/>
        </table:table-row>
        <table:table-row table:style-name="ro1">
          <table:table-cell office:value-type="string">
            <text:p>603369</text:p>
          </table:table-cell>
          <table:table-cell office:value-type="string">
            <text:p>今世缘</text:p>
          </table:table-cell>
          <table:table-cell office:value-type="float" office:value="6178630000">
            <text:p>6178630000</text:p>
          </table:table-cell>
          <table:table-cell office:value-type="float" office:value="1557730000">
            <text:p>1557730000</text:p>
          </table:table-cell>
          <table:table-cell office:value-type="percentage" office:value="0.252115760289902">
            <text:p>25.21%</text:p>
          </table:table-cell>
          <table:table-cell table:number-columns-repeated="2"/>
        </table:table-row>
        <table:table-row table:style-name="ro1">
          <table:table-cell office:value-type="string">
            <text:p>002572</text:p>
          </table:table-cell>
          <table:table-cell office:value-type="string">
            <text:p>索菲亚</text:p>
          </table:table-cell>
          <table:table-cell office:value-type="float" office:value="5338170000">
            <text:p>5338170000</text:p>
          </table:table-cell>
          <table:table-cell office:value-type="float" office:value="1346290000">
            <text:p>1346290000</text:p>
          </table:table-cell>
          <table:table-cell office:value-type="percentage" office:value="0.252200660525985">
            <text:p>25.22%</text:p>
          </table:table-cell>
          <table:table-cell table:number-columns-repeated="2"/>
        </table:table-row>
        <table:table-row table:style-name="ro1">
          <table:table-cell office:value-type="string">
            <text:p>300366</text:p>
          </table:table-cell>
          <table:table-cell office:value-type="string">
            <text:p>创意信息</text:p>
          </table:table-cell>
          <table:table-cell office:value-type="float" office:value="3779970000">
            <text:p>3779970000</text:p>
          </table:table-cell>
          <table:table-cell office:value-type="float" office:value="954630000">
            <text:p>954630000</text:p>
          </table:table-cell>
          <table:table-cell office:value-type="percentage" office:value="0.25254962340971">
            <text:p>25.25%</text:p>
          </table:table-cell>
          <table:table-cell table:number-columns-repeated="2"/>
        </table:table-row>
        <table:table-row table:style-name="ro1">
          <table:table-cell office:value-type="string">
            <text:p>603517</text:p>
          </table:table-cell>
          <table:table-cell office:value-type="string">
            <text:p>绝味食品</text:p>
          </table:table-cell>
          <table:table-cell office:value-type="float" office:value="1961900000">
            <text:p>1961900000</text:p>
          </table:table-cell>
          <table:table-cell office:value-type="float" office:value="496590000">
            <text:p>496590000</text:p>
          </table:table-cell>
          <table:table-cell office:value-type="percentage" office:value="0.253116876497273">
            <text:p>25.31%</text:p>
          </table:table-cell>
          <table:table-cell table:number-columns-repeated="2"/>
        </table:table-row>
        <table:table-row table:style-name="ro1">
          <table:table-cell office:value-type="string">
            <text:p>600229</text:p>
          </table:table-cell>
          <table:table-cell office:value-type="string">
            <text:p>城市传媒</text:p>
          </table:table-cell>
          <table:table-cell office:value-type="float" office:value="2891840000">
            <text:p>2891840000</text:p>
          </table:table-cell>
          <table:table-cell office:value-type="float" office:value="732510000">
            <text:p>732510000</text:p>
          </table:table-cell>
          <table:table-cell office:value-type="percentage" office:value="0.25330239570654">
            <text:p>25.33%</text:p>
          </table:table-cell>
          <table:table-cell table:number-columns-repeated="2"/>
        </table:table-row>
        <table:table-row table:style-name="ro1">
          <table:table-cell office:value-type="string">
            <text:p>300549</text:p>
          </table:table-cell>
          <table:table-cell office:value-type="string">
            <text:p>优德精密</text:p>
          </table:table-cell>
          <table:table-cell office:value-type="float" office:value="585080000">
            <text:p>585080000</text:p>
          </table:table-cell>
          <table:table-cell office:value-type="float" office:value="148220000">
            <text:p>148220000</text:p>
          </table:table-cell>
          <table:table-cell office:value-type="percentage" office:value="0.253332877555206">
            <text:p>25.33%</text:p>
          </table:table-cell>
          <table:table-cell table:number-columns-repeated="2"/>
        </table:table-row>
        <table:table-row table:style-name="ro1">
          <table:table-cell office:value-type="string">
            <text:p>300324</text:p>
          </table:table-cell>
          <table:table-cell office:value-type="string">
            <text:p>旋极信息</text:p>
          </table:table-cell>
          <table:table-cell office:value-type="float" office:value="6874730000">
            <text:p>6874730000</text:p>
          </table:table-cell>
          <table:table-cell office:value-type="float" office:value="1743060000">
            <text:p>1743060000</text:p>
          </table:table-cell>
          <table:table-cell office:value-type="percentage" office:value="0.253545957441238">
            <text:p>25.35%</text:p>
          </table:table-cell>
          <table:table-cell table:number-columns-repeated="2"/>
        </table:table-row>
        <table:table-row table:style-name="ro1">
          <table:table-cell office:value-type="string">
            <text:p>002866</text:p>
          </table:table-cell>
          <table:table-cell office:value-type="string">
            <text:p>传艺科技</text:p>
          </table:table-cell>
          <table:table-cell office:value-type="float" office:value="514940000">
            <text:p>514940000</text:p>
          </table:table-cell>
          <table:table-cell office:value-type="float" office:value="130620000">
            <text:p>130620000</text:p>
          </table:table-cell>
          <table:table-cell office:value-type="percentage" office:value="0.253660620654834">
            <text:p>25.37%</text:p>
          </table:table-cell>
          <table:table-cell table:number-columns-repeated="2"/>
        </table:table-row>
        <table:table-row table:style-name="ro1">
          <table:table-cell office:value-type="string">
            <text:p>300114</text:p>
          </table:table-cell>
          <table:table-cell office:value-type="string">
            <text:p>中航电测</text:p>
          </table:table-cell>
          <table:table-cell office:value-type="float" office:value="1934400000">
            <text:p>1934400000</text:p>
          </table:table-cell>
          <table:table-cell office:value-type="float" office:value="490750000">
            <text:p>490750000</text:p>
          </table:table-cell>
          <table:table-cell office:value-type="percentage" office:value="0.25369623655914">
            <text:p>25.37%</text:p>
          </table:table-cell>
          <table:table-cell table:number-columns-repeated="2"/>
        </table:table-row>
        <table:table-row table:style-name="ro1">
          <table:table-cell office:value-type="string">
            <text:p>000793</text:p>
          </table:table-cell>
          <table:table-cell office:value-type="string">
            <text:p>华闻传媒</text:p>
          </table:table-cell>
          <table:table-cell office:value-type="float" office:value="13402690000">
            <text:p>13402690000</text:p>
          </table:table-cell>
          <table:table-cell office:value-type="float" office:value="3408700000">
            <text:p>3408700000</text:p>
          </table:table-cell>
          <table:table-cell office:value-type="percentage" office:value="0.254329541308498">
            <text:p>25.43%</text:p>
          </table:table-cell>
          <table:table-cell table:number-columns-repeated="2"/>
        </table:table-row>
        <table:table-row table:style-name="ro1">
          <table:table-cell office:value-type="string">
            <text:p>603589</text:p>
          </table:table-cell>
          <table:table-cell office:value-type="string">
            <text:p>口子窖</text:p>
          </table:table-cell>
          <table:table-cell office:value-type="float" office:value="5690050000">
            <text:p>5690050000</text:p>
          </table:table-cell>
          <table:table-cell office:value-type="float" office:value="1448970000">
            <text:p>1448970000</text:p>
          </table:table-cell>
          <table:table-cell office:value-type="percentage" office:value="0.254649783393819">
            <text:p>25.46%</text:p>
          </table:table-cell>
          <table:table-cell table:number-columns-repeated="2"/>
        </table:table-row>
        <table:table-row table:style-name="ro1">
          <table:table-cell office:value-type="string">
            <text:p>300368</text:p>
          </table:table-cell>
          <table:table-cell office:value-type="string">
            <text:p>汇金股份</text:p>
          </table:table-cell>
          <table:table-cell office:value-type="float" office:value="1752090000">
            <text:p>1752090000</text:p>
          </table:table-cell>
          <table:table-cell office:value-type="float" office:value="446530000">
            <text:p>446530000</text:p>
          </table:table-cell>
          <table:table-cell office:value-type="percentage" office:value="0.254855629562408">
            <text:p>25.49%</text:p>
          </table:table-cell>
          <table:table-cell table:number-columns-repeated="2"/>
        </table:table-row>
        <table:table-row table:style-name="ro1">
          <table:table-cell office:value-type="string">
            <text:p>002799</text:p>
          </table:table-cell>
          <table:table-cell office:value-type="string">
            <text:p>环球印务</text:p>
          </table:table-cell>
          <table:table-cell office:value-type="float" office:value="692620000">
            <text:p>692620000</text:p>
          </table:table-cell>
          <table:table-cell office:value-type="float" office:value="176520000">
            <text:p>176520000</text:p>
          </table:table-cell>
          <table:table-cell office:value-type="percentage" office:value="0.254858363893621">
            <text:p>25.49%</text:p>
          </table:table-cell>
          <table:table-cell table:number-columns-repeated="2"/>
        </table:table-row>
        <table:table-row table:style-name="ro1">
          <table:table-cell office:value-type="string">
            <text:p>002152</text:p>
          </table:table-cell>
          <table:table-cell office:value-type="string">
            <text:p>广电运通</text:p>
          </table:table-cell>
          <table:table-cell office:value-type="float" office:value="11906550000">
            <text:p>11906550000</text:p>
          </table:table-cell>
          <table:table-cell office:value-type="float" office:value="3036700000">
            <text:p>3036700000</text:p>
          </table:table-cell>
          <table:table-cell office:value-type="percentage" office:value="0.255044492317254">
            <text:p>25.50%</text:p>
          </table:table-cell>
          <table:table-cell table:number-columns-repeated="2"/>
        </table:table-row>
        <table:table-row table:style-name="ro1">
          <table:table-cell office:value-type="string">
            <text:p>600356</text:p>
          </table:table-cell>
          <table:table-cell office:value-type="string">
            <text:p>恒丰纸业</text:p>
          </table:table-cell>
          <table:table-cell office:value-type="float" office:value="2722070000">
            <text:p>2722070000</text:p>
          </table:table-cell>
          <table:table-cell office:value-type="float" office:value="694620000">
            <text:p>694620000</text:p>
          </table:table-cell>
          <table:table-cell office:value-type="percentage" office:value="0.255180799905954">
            <text:p>25.52%</text:p>
          </table:table-cell>
          <table:table-cell table:number-columns-repeated="2"/>
        </table:table-row>
        <table:table-row table:style-name="ro1">
          <table:table-cell office:value-type="string">
            <text:p>300584</text:p>
          </table:table-cell>
          <table:table-cell office:value-type="string">
            <text:p>海辰药业</text:p>
          </table:table-cell>
          <table:table-cell office:value-type="float" office:value="370780000">
            <text:p>370780000</text:p>
          </table:table-cell>
          <table:table-cell office:value-type="float" office:value="94660000">
            <text:p>94660000</text:p>
          </table:table-cell>
          <table:table-cell office:value-type="percentage" office:value="0.255299638599709">
            <text:p>25.53%</text:p>
          </table:table-cell>
          <table:table-cell table:number-columns-repeated="2"/>
        </table:table-row>
        <table:table-row table:style-name="ro1">
          <table:table-cell office:value-type="string">
            <text:p>300365</text:p>
          </table:table-cell>
          <table:table-cell office:value-type="string">
            <text:p>恒华科技</text:p>
          </table:table-cell>
          <table:table-cell office:value-type="float" office:value="1008700000">
            <text:p>1008700000</text:p>
          </table:table-cell>
          <table:table-cell office:value-type="float" office:value="257640000">
            <text:p>257640000</text:p>
          </table:table-cell>
          <table:table-cell office:value-type="percentage" office:value="0.25541786457817">
            <text:p>25.54%</text:p>
          </table:table-cell>
          <table:table-cell table:number-columns-repeated="2"/>
        </table:table-row>
        <table:table-row table:style-name="ro1">
          <table:table-cell office:value-type="string">
            <text:p>600436</text:p>
          </table:table-cell>
          <table:table-cell office:value-type="string">
            <text:p>片仔癀</text:p>
          </table:table-cell>
          <table:table-cell office:value-type="float" office:value="5037820000">
            <text:p>5037820000</text:p>
          </table:table-cell>
          <table:table-cell office:value-type="float" office:value="1287070000">
            <text:p>1287070000</text:p>
          </table:table-cell>
          <table:table-cell office:value-type="percentage" office:value="0.255481537649221">
            <text:p>25.55%</text:p>
          </table:table-cell>
          <table:table-cell table:number-columns-repeated="2"/>
        </table:table-row>
        <table:table-row table:style-name="ro1">
          <table:table-cell office:value-type="string">
            <text:p>300036</text:p>
          </table:table-cell>
          <table:table-cell office:value-type="string">
            <text:p>超图软件</text:p>
          </table:table-cell>
          <table:table-cell office:value-type="float" office:value="2194270000">
            <text:p>2194270000</text:p>
          </table:table-cell>
          <table:table-cell office:value-type="float" office:value="562130000">
            <text:p>562130000</text:p>
          </table:table-cell>
          <table:table-cell office:value-type="percentage" office:value="0.256180871086967">
            <text:p>25.62%</text:p>
          </table:table-cell>
          <table:table-cell table:number-columns-repeated="2"/>
        </table:table-row>
        <table:table-row table:style-name="ro1">
          <table:table-cell office:value-type="string">
            <text:p>603288</text:p>
          </table:table-cell>
          <table:table-cell office:value-type="string">
            <text:p>海天味业</text:p>
          </table:table-cell>
          <table:table-cell office:value-type="float" office:value="13463590000">
            <text:p>13463590000</text:p>
          </table:table-cell>
          <table:table-cell office:value-type="float" office:value="3449820000">
            <text:p>3449820000</text:p>
          </table:table-cell>
          <table:table-cell office:value-type="percentage" office:value="0.256233292903304">
            <text:p>25.62%</text:p>
          </table:table-cell>
          <table:table-cell table:number-columns-repeated="2"/>
        </table:table-row>
        <table:table-row table:style-name="ro1">
          <table:table-cell office:value-type="string">
            <text:p>603006</text:p>
          </table:table-cell>
          <table:table-cell office:value-type="string">
            <text:p>联明股份</text:p>
          </table:table-cell>
          <table:table-cell office:value-type="float" office:value="1116300000">
            <text:p>1116300000</text:p>
          </table:table-cell>
          <table:table-cell office:value-type="float" office:value="286120000">
            <text:p>286120000</text:p>
          </table:table-cell>
          <table:table-cell office:value-type="percentage" office:value="0.256311027501568">
            <text:p>25.63%</text:p>
          </table:table-cell>
          <table:table-cell table:number-columns-repeated="2"/>
        </table:table-row>
        <table:table-row table:style-name="ro1">
          <table:table-cell office:value-type="string">
            <text:p>600080</text:p>
          </table:table-cell>
          <table:table-cell office:value-type="string">
            <text:p>金花股份</text:p>
          </table:table-cell>
          <table:table-cell office:value-type="float" office:value="1443950000">
            <text:p>1443950000</text:p>
          </table:table-cell>
          <table:table-cell office:value-type="float" office:value="370180000">
            <text:p>370180000</text:p>
          </table:table-cell>
          <table:table-cell office:value-type="percentage" office:value="0.256366217666817">
            <text:p>25.64%</text:p>
          </table:table-cell>
          <table:table-cell table:number-columns-repeated="2"/>
        </table:table-row>
        <table:table-row table:style-name="ro1">
          <table:table-cell office:value-type="string">
            <text:p>000836</text:p>
          </table:table-cell>
          <table:table-cell office:value-type="string">
            <text:p>鑫茂科技</text:p>
          </table:table-cell>
          <table:table-cell office:value-type="float" office:value="2600900000">
            <text:p>2600900000</text:p>
          </table:table-cell>
          <table:table-cell office:value-type="float" office:value="667240000">
            <text:p>667240000</text:p>
          </table:table-cell>
          <table:table-cell office:value-type="percentage" office:value="0.256541966242454">
            <text:p>25.65%</text:p>
          </table:table-cell>
          <table:table-cell table:number-columns-repeated="2"/>
        </table:table-row>
        <table:table-row table:style-name="ro1">
          <table:table-cell office:value-type="string">
            <text:p>300263</text:p>
          </table:table-cell>
          <table:table-cell office:value-type="string">
            <text:p>隆华节能</text:p>
          </table:table-cell>
          <table:table-cell office:value-type="float" office:value="3318160000">
            <text:p>3318160000</text:p>
          </table:table-cell>
          <table:table-cell office:value-type="float" office:value="853060000">
            <text:p>853060000</text:p>
          </table:table-cell>
          <table:table-cell office:value-type="percentage" office:value="0.257088265785857">
            <text:p>25.71%</text:p>
          </table:table-cell>
          <table:table-cell table:number-columns-repeated="2"/>
        </table:table-row>
        <table:table-row table:style-name="ro1">
          <table:table-cell office:value-type="string">
            <text:p>600824</text:p>
          </table:table-cell>
          <table:table-cell office:value-type="string">
            <text:p>益民集团</text:p>
          </table:table-cell>
          <table:table-cell office:value-type="float" office:value="2832480000">
            <text:p>2832480000</text:p>
          </table:table-cell>
          <table:table-cell office:value-type="float" office:value="729680000">
            <text:p>729680000</text:p>
          </table:table-cell>
          <table:table-cell office:value-type="percentage" office:value="0.257611704230921">
            <text:p>25.76%</text:p>
          </table:table-cell>
          <table:table-cell table:number-columns-repeated="2"/>
        </table:table-row>
        <table:table-row table:style-name="ro1">
          <table:table-cell office:value-type="string">
            <text:p>300410</text:p>
          </table:table-cell>
          <table:table-cell office:value-type="string">
            <text:p>正业科技</text:p>
          </table:table-cell>
          <table:table-cell office:value-type="float" office:value="1548700000">
            <text:p>1548700000</text:p>
          </table:table-cell>
          <table:table-cell office:value-type="float" office:value="399010000">
            <text:p>399010000</text:p>
          </table:table-cell>
          <table:table-cell office:value-type="percentage" office:value="0.257641893200749">
            <text:p>25.76%</text:p>
          </table:table-cell>
          <table:table-cell table:number-columns-repeated="2"/>
        </table:table-row>
        <table:table-row table:style-name="ro1">
          <table:table-cell office:value-type="string">
            <text:p>300538</text:p>
          </table:table-cell>
          <table:table-cell office:value-type="string">
            <text:p>同益股份</text:p>
          </table:table-cell>
          <table:table-cell office:value-type="float" office:value="524020000">
            <text:p>524020000</text:p>
          </table:table-cell>
          <table:table-cell office:value-type="float" office:value="135020000">
            <text:p>135020000</text:p>
          </table:table-cell>
          <table:table-cell office:value-type="percentage" office:value="0.257661921300714">
            <text:p>25.77%</text:p>
          </table:table-cell>
          <table:table-cell table:number-columns-repeated="2"/>
        </table:table-row>
        <table:table-row table:style-name="ro1">
          <table:table-cell office:value-type="string">
            <text:p>300585</text:p>
          </table:table-cell>
          <table:table-cell office:value-type="string">
            <text:p>奥联电子</text:p>
          </table:table-cell>
          <table:table-cell office:value-type="float" office:value="570780000">
            <text:p>570780000</text:p>
          </table:table-cell>
          <table:table-cell office:value-type="float" office:value="147240000">
            <text:p>147240000</text:p>
          </table:table-cell>
          <table:table-cell office:value-type="percentage" office:value="0.257962787764112">
            <text:p>25.80%</text:p>
          </table:table-cell>
          <table:table-cell table:number-columns-repeated="2"/>
        </table:table-row>
        <table:table-row table:style-name="ro1">
          <table:table-cell office:value-type="string">
            <text:p>300547</text:p>
          </table:table-cell>
          <table:table-cell office:value-type="string">
            <text:p>川环科技</text:p>
          </table:table-cell>
          <table:table-cell office:value-type="float" office:value="823630000">
            <text:p>823630000</text:p>
          </table:table-cell>
          <table:table-cell office:value-type="float" office:value="212700000">
            <text:p>212700000</text:p>
          </table:table-cell>
          <table:table-cell office:value-type="percentage" office:value="0.258247028398674">
            <text:p>25.82%</text:p>
          </table:table-cell>
          <table:table-cell table:number-columns-repeated="2"/>
        </table:table-row>
        <table:table-row table:style-name="ro1">
          <table:table-cell office:value-type="string">
            <text:p>601006</text:p>
          </table:table-cell>
          <table:table-cell office:value-type="string">
            <text:p>大秦铁路</text:p>
          </table:table-cell>
          <table:table-cell office:value-type="float" office:value="123483130000">
            <text:p>123483130000</text:p>
          </table:table-cell>
          <table:table-cell office:value-type="float" office:value="31908770000">
            <text:p>31908770000</text:p>
          </table:table-cell>
          <table:table-cell office:value-type="percentage" office:value="0.258405905324881">
            <text:p>25.84%</text:p>
          </table:table-cell>
          <table:table-cell table:number-columns-repeated="2"/>
        </table:table-row>
        <table:table-row table:style-name="ro1">
          <table:table-cell office:value-type="string">
            <text:p>300217</text:p>
          </table:table-cell>
          <table:table-cell office:value-type="string">
            <text:p>东方电热</text:p>
          </table:table-cell>
          <table:table-cell office:value-type="float" office:value="2737150000">
            <text:p>2737150000</text:p>
          </table:table-cell>
          <table:table-cell office:value-type="float" office:value="708310000">
            <text:p>708310000</text:p>
          </table:table-cell>
          <table:table-cell office:value-type="percentage" office:value="0.258776464570813">
            <text:p>25.88%</text:p>
          </table:table-cell>
          <table:table-cell table:number-columns-repeated="2"/>
        </table:table-row>
        <table:table-row table:style-name="ro1">
          <table:table-cell office:value-type="string">
            <text:p>300397</text:p>
          </table:table-cell>
          <table:table-cell office:value-type="string">
            <text:p>天和防务</text:p>
          </table:table-cell>
          <table:table-cell office:value-type="float" office:value="1641080000">
            <text:p>1641080000</text:p>
          </table:table-cell>
          <table:table-cell office:value-type="float" office:value="424830000">
            <text:p>424830000</text:p>
          </table:table-cell>
          <table:table-cell office:value-type="percentage" office:value="0.258872206108173">
            <text:p>25.89%</text:p>
          </table:table-cell>
          <table:table-cell table:number-columns-repeated="2"/>
        </table:table-row>
        <table:table-row table:style-name="ro1">
          <table:table-cell office:value-type="string">
            <text:p>600679</text:p>
          </table:table-cell>
          <table:table-cell office:value-type="string">
            <text:p>上海凤凰</text:p>
          </table:table-cell>
          <table:table-cell office:value-type="float" office:value="1757510000">
            <text:p>1757510000</text:p>
          </table:table-cell>
          <table:table-cell office:value-type="float" office:value="455280000">
            <text:p>455280000</text:p>
          </table:table-cell>
          <table:table-cell office:value-type="percentage" office:value="0.259048312669629">
            <text:p>25.90%</text:p>
          </table:table-cell>
          <table:table-cell table:number-columns-repeated="2"/>
        </table:table-row>
        <table:table-row table:style-name="ro1">
          <table:table-cell office:value-type="string">
            <text:p>600894</text:p>
          </table:table-cell>
          <table:table-cell office:value-type="string">
            <text:p>广日股份</text:p>
          </table:table-cell>
          <table:table-cell office:value-type="float" office:value="9567370000">
            <text:p>9567370000</text:p>
          </table:table-cell>
          <table:table-cell office:value-type="float" office:value="2480350000">
            <text:p>2480350000</text:p>
          </table:table-cell>
          <table:table-cell office:value-type="percentage" office:value="0.259250974928324">
            <text:p>25.93%</text:p>
          </table:table-cell>
          <table:table-cell table:number-columns-repeated="2"/>
        </table:table-row>
        <table:table-row table:style-name="ro1">
          <table:table-cell office:value-type="string">
            <text:p>002562</text:p>
          </table:table-cell>
          <table:table-cell office:value-type="string">
            <text:p>兄弟科技</text:p>
          </table:table-cell>
          <table:table-cell office:value-type="float" office:value="2382050000">
            <text:p>2382050000</text:p>
          </table:table-cell>
          <table:table-cell office:value-type="float" office:value="617900000">
            <text:p>617900000</text:p>
          </table:table-cell>
          <table:table-cell office:value-type="percentage" office:value="0.259398417329611">
            <text:p>25.94%</text:p>
          </table:table-cell>
          <table:table-cell table:number-columns-repeated="2"/>
        </table:table-row>
        <table:table-row table:style-name="ro1">
          <table:table-cell office:value-type="string">
            <text:p>002555</text:p>
          </table:table-cell>
          <table:table-cell office:value-type="string">
            <text:p>三七互娱</text:p>
          </table:table-cell>
          <table:table-cell office:value-type="float" office:value="6386220000">
            <text:p>6386220000</text:p>
          </table:table-cell>
          <table:table-cell office:value-type="float" office:value="1657060000">
            <text:p>1657060000</text:p>
          </table:table-cell>
          <table:table-cell office:value-type="percentage" office:value="0.259474305614276">
            <text:p>25.95%</text:p>
          </table:table-cell>
          <table:table-cell table:number-columns-repeated="2"/>
        </table:table-row>
        <table:table-row table:style-name="ro1">
          <table:table-cell office:value-type="string">
            <text:p>603800</text:p>
          </table:table-cell>
          <table:table-cell office:value-type="string">
            <text:p>道森股份</text:p>
          </table:table-cell>
          <table:table-cell office:value-type="float" office:value="1232330000">
            <text:p>1232330000</text:p>
          </table:table-cell>
          <table:table-cell office:value-type="float" office:value="319820000">
            <text:p>319820000</text:p>
          </table:table-cell>
          <table:table-cell office:value-type="percentage" office:value="0.2595246403155">
            <text:p>25.95%</text:p>
          </table:table-cell>
          <table:table-cell table:number-columns-repeated="2"/>
        </table:table-row>
        <table:table-row table:style-name="ro1">
          <table:table-cell office:value-type="string">
            <text:p>300396</text:p>
          </table:table-cell>
          <table:table-cell office:value-type="string">
            <text:p>迪瑞医疗</text:p>
          </table:table-cell>
          <table:table-cell office:value-type="float" office:value="1858350000">
            <text:p>1858350000</text:p>
          </table:table-cell>
          <table:table-cell office:value-type="float" office:value="482300000">
            <text:p>482300000</text:p>
          </table:table-cell>
          <table:table-cell office:value-type="percentage" office:value="0.259531304651976">
            <text:p>25.95%</text:p>
          </table:table-cell>
          <table:table-cell table:number-columns-repeated="2"/>
        </table:table-row>
        <table:table-row table:style-name="ro1">
          <table:table-cell office:value-type="string">
            <text:p>002330</text:p>
          </table:table-cell>
          <table:table-cell office:value-type="string">
            <text:p>得利斯</text:p>
          </table:table-cell>
          <table:table-cell office:value-type="float" office:value="1783680000">
            <text:p>1783680000</text:p>
          </table:table-cell>
          <table:table-cell office:value-type="float" office:value="463360000">
            <text:p>463360000</text:p>
          </table:table-cell>
          <table:table-cell office:value-type="percentage" office:value="0.259777538571941">
            <text:p>25.98%</text:p>
          </table:table-cell>
          <table:table-cell table:number-columns-repeated="2"/>
        </table:table-row>
        <table:table-row table:style-name="ro1">
          <table:table-cell office:value-type="string">
            <text:p>300423</text:p>
          </table:table-cell>
          <table:table-cell office:value-type="string">
            <text:p>鲁亿通</text:p>
          </table:table-cell>
          <table:table-cell office:value-type="float" office:value="618770000">
            <text:p>618770000</text:p>
          </table:table-cell>
          <table:table-cell office:value-type="float" office:value="161070000">
            <text:p>161070000</text:p>
          </table:table-cell>
          <table:table-cell office:value-type="percentage" office:value="0.260306737559998">
            <text:p>26.03%</text:p>
          </table:table-cell>
          <table:table-cell table:number-columns-repeated="2"/>
        </table:table-row>
        <table:table-row table:style-name="ro1">
          <table:table-cell office:value-type="string">
            <text:p>600703</text:p>
          </table:table-cell>
          <table:table-cell office:value-type="string">
            <text:p>三安光电</text:p>
          </table:table-cell>
          <table:table-cell office:value-type="float" office:value="23573250000">
            <text:p>23573250000</text:p>
          </table:table-cell>
          <table:table-cell office:value-type="float" office:value="6137440000">
            <text:p>6137440000</text:p>
          </table:table-cell>
          <table:table-cell office:value-type="percentage" office:value="0.260356123996479">
            <text:p>26.04%</text:p>
          </table:table-cell>
          <table:table-cell table:number-columns-repeated="2"/>
        </table:table-row>
        <table:table-row table:style-name="ro1">
          <table:table-cell office:value-type="string">
            <text:p>600566</text:p>
          </table:table-cell>
          <table:table-cell office:value-type="string">
            <text:p>济川药业</text:p>
          </table:table-cell>
          <table:table-cell office:value-type="float" office:value="4987610000">
            <text:p>4987610000</text:p>
          </table:table-cell>
          <table:table-cell office:value-type="float" office:value="1300100000">
            <text:p>1300100000</text:p>
          </table:table-cell>
          <table:table-cell office:value-type="percentage" office:value="0.260665930174974">
            <text:p>26.07%</text:p>
          </table:table-cell>
          <table:table-cell table:number-columns-repeated="2"/>
        </table:table-row>
        <table:table-row table:style-name="ro1">
          <table:table-cell office:value-type="string">
            <text:p>300067</text:p>
          </table:table-cell>
          <table:table-cell office:value-type="string">
            <text:p>安诺其</text:p>
          </table:table-cell>
          <table:table-cell office:value-type="float" office:value="1443480000">
            <text:p>1443480000</text:p>
          </table:table-cell>
          <table:table-cell office:value-type="float" office:value="376580000">
            <text:p>376580000</text:p>
          </table:table-cell>
          <table:table-cell office:value-type="percentage" office:value="0.260883420622385">
            <text:p>26.09%</text:p>
          </table:table-cell>
          <table:table-cell table:number-columns-repeated="2"/>
        </table:table-row>
        <table:table-row table:style-name="ro1">
          <table:table-cell office:value-type="string">
            <text:p>603578</text:p>
          </table:table-cell>
          <table:table-cell office:value-type="string">
            <text:p>三星新材</text:p>
          </table:table-cell>
          <table:table-cell office:value-type="float" office:value="299030000">
            <text:p>299030000</text:p>
          </table:table-cell>
          <table:table-cell office:value-type="float" office:value="78050000">
            <text:p>78050000</text:p>
          </table:table-cell>
          <table:table-cell office:value-type="percentage" office:value="0.261010600943049">
            <text:p>26.10%</text:p>
          </table:table-cell>
          <table:table-cell table:number-columns-repeated="2"/>
        </table:table-row>
        <table:table-row table:style-name="ro1">
          <table:table-cell office:value-type="string">
            <text:p>603001</text:p>
          </table:table-cell>
          <table:table-cell office:value-type="string">
            <text:p>奥康国际</text:p>
          </table:table-cell>
          <table:table-cell office:value-type="float" office:value="5544980000">
            <text:p>5544980000</text:p>
          </table:table-cell>
          <table:table-cell office:value-type="float" office:value="1449450000">
            <text:p>1449450000</text:p>
          </table:table-cell>
          <table:table-cell office:value-type="percentage" office:value="0.261398598371861">
            <text:p>26.14%</text:p>
          </table:table-cell>
          <table:table-cell table:number-columns-repeated="2"/>
        </table:table-row>
        <table:table-row table:style-name="ro1">
          <table:table-cell office:value-type="string">
            <text:p>300650</text:p>
          </table:table-cell>
          <table:table-cell office:value-type="string">
            <text:p>太龙照明</text:p>
          </table:table-cell>
          <table:table-cell office:value-type="float" office:value="308080000">
            <text:p>308080000</text:p>
          </table:table-cell>
          <table:table-cell office:value-type="float" office:value="80580000">
            <text:p>80580000</text:p>
          </table:table-cell>
          <table:table-cell office:value-type="percentage" office:value="0.261555440145417">
            <text:p>26.16%</text:p>
          </table:table-cell>
          <table:table-cell table:number-columns-repeated="2"/>
        </table:table-row>
        <table:table-row table:style-name="ro1">
          <table:table-cell office:value-type="string">
            <text:p>600598</text:p>
          </table:table-cell>
          <table:table-cell office:value-type="string">
            <text:p>北大荒</text:p>
          </table:table-cell>
          <table:table-cell office:value-type="float" office:value="7742250000">
            <text:p>7742250000</text:p>
          </table:table-cell>
          <table:table-cell office:value-type="float" office:value="2025380000">
            <text:p>2025380000</text:p>
          </table:table-cell>
          <table:table-cell office:value-type="percentage" office:value="0.261600955794504">
            <text:p>26.16%</text:p>
          </table:table-cell>
          <table:table-cell table:number-columns-repeated="2"/>
        </table:table-row>
        <table:table-row table:style-name="ro1">
          <table:table-cell office:value-type="string">
            <text:p>300556</text:p>
          </table:table-cell>
          <table:table-cell office:value-type="string">
            <text:p>丝路视觉</text:p>
          </table:table-cell>
          <table:table-cell office:value-type="float" office:value="592670000">
            <text:p>592670000</text:p>
          </table:table-cell>
          <table:table-cell office:value-type="float" office:value="155140000">
            <text:p>155140000</text:p>
          </table:table-cell>
          <table:table-cell office:value-type="percentage" office:value="0.261764557004741">
            <text:p>26.18%</text:p>
          </table:table-cell>
          <table:table-cell table:number-columns-repeated="2"/>
        </table:table-row>
        <table:table-row table:style-name="ro1">
          <table:table-cell office:value-type="string">
            <text:p>002123</text:p>
          </table:table-cell>
          <table:table-cell office:value-type="string">
            <text:p>梦网荣信</text:p>
          </table:table-cell>
          <table:table-cell office:value-type="float" office:value="6966660000">
            <text:p>6966660000</text:p>
          </table:table-cell>
          <table:table-cell office:value-type="float" office:value="1826630000">
            <text:p>1826630000</text:p>
          </table:table-cell>
          <table:table-cell office:value-type="percentage" office:value="0.262195944685115">
            <text:p>26.22%</text:p>
          </table:table-cell>
          <table:table-cell table:number-columns-repeated="2"/>
        </table:table-row>
        <table:table-row table:style-name="ro1">
          <table:table-cell office:value-type="string">
            <text:p>002755</text:p>
          </table:table-cell>
          <table:table-cell office:value-type="string">
            <text:p>东方新星</text:p>
          </table:table-cell>
          <table:table-cell office:value-type="float" office:value="690570000">
            <text:p>690570000</text:p>
          </table:table-cell>
          <table:table-cell office:value-type="float" office:value="181170000">
            <text:p>181170000</text:p>
          </table:table-cell>
          <table:table-cell office:value-type="percentage" office:value="0.262348494721752">
            <text:p>26.23%</text:p>
          </table:table-cell>
          <table:table-cell table:number-columns-repeated="2"/>
        </table:table-row>
        <table:table-row table:style-name="ro1">
          <table:table-cell office:value-type="string">
            <text:p>002020</text:p>
          </table:table-cell>
          <table:table-cell office:value-type="string">
            <text:p>京新药业</text:p>
          </table:table-cell>
          <table:table-cell office:value-type="float" office:value="3290630000">
            <text:p>3290630000</text:p>
          </table:table-cell>
          <table:table-cell office:value-type="float" office:value="864230000">
            <text:p>864230000</text:p>
          </table:table-cell>
          <table:table-cell office:value-type="percentage" office:value="0.262633599037266">
            <text:p>26.26%</text:p>
          </table:table-cell>
          <table:table-cell table:number-columns-repeated="2"/>
        </table:table-row>
        <table:table-row table:style-name="ro1">
          <table:table-cell office:value-type="string">
            <text:p>000565</text:p>
          </table:table-cell>
          <table:table-cell office:value-type="string">
            <text:p>渝三峡Ａ</text:p>
          </table:table-cell>
          <table:table-cell office:value-type="float" office:value="1332670000">
            <text:p>1332670000</text:p>
          </table:table-cell>
          <table:table-cell office:value-type="float" office:value="350190000">
            <text:p>350190000</text:p>
          </table:table-cell>
          <table:table-cell office:value-type="percentage" office:value="0.262773229681767">
            <text:p>26.28%</text:p>
          </table:table-cell>
          <table:table-cell table:number-columns-repeated="2"/>
        </table:table-row>
        <table:table-row table:style-name="ro1">
          <table:table-cell office:value-type="string">
            <text:p>002391</text:p>
          </table:table-cell>
          <table:table-cell office:value-type="string">
            <text:p>长青股份</text:p>
          </table:table-cell>
          <table:table-cell office:value-type="float" office:value="3989520000">
            <text:p>3989520000</text:p>
          </table:table-cell>
          <table:table-cell office:value-type="float" office:value="1048820000">
            <text:p>1048820000</text:p>
          </table:table-cell>
          <table:table-cell office:value-type="percentage" office:value="0.262893781708075">
            <text:p>26.29%</text:p>
          </table:table-cell>
          <table:table-cell table:number-columns-repeated="2"/>
        </table:table-row>
        <table:table-row table:style-name="ro1">
          <table:table-cell office:value-type="string">
            <text:p>300224</text:p>
          </table:table-cell>
          <table:table-cell office:value-type="string">
            <text:p>正海磁材</text:p>
          </table:table-cell>
          <table:table-cell office:value-type="float" office:value="3164350000">
            <text:p>3164350000</text:p>
          </table:table-cell>
          <table:table-cell office:value-type="float" office:value="832050000">
            <text:p>832050000</text:p>
          </table:table-cell>
          <table:table-cell office:value-type="percentage" office:value="0.262944996602778">
            <text:p>26.29%</text:p>
          </table:table-cell>
          <table:table-cell table:number-columns-repeated="2"/>
        </table:table-row>
        <table:table-row table:style-name="ro1">
          <table:table-cell office:value-type="string">
            <text:p>603898</text:p>
          </table:table-cell>
          <table:table-cell office:value-type="string">
            <text:p>好莱客</text:p>
          </table:table-cell>
          <table:table-cell office:value-type="float" office:value="1572030000">
            <text:p>1572030000</text:p>
          </table:table-cell>
          <table:table-cell office:value-type="float" office:value="413360000">
            <text:p>413360000</text:p>
          </table:table-cell>
          <table:table-cell office:value-type="percentage" office:value="0.26294663587845">
            <text:p>26.29%</text:p>
          </table:table-cell>
          <table:table-cell table:number-columns-repeated="2"/>
        </table:table-row>
        <table:table-row table:style-name="ro2">
          <table:table-cell office:value-type="string">
            <text:p>600636</text:p>
          </table:table-cell>
          <table:table-cell office:value-type="string">
            <text:p>*ST爱富</text:p>
          </table:table-cell>
          <table:table-cell office:value-type="float" office:value="4158910000">
            <text:p>4158910000</text:p>
          </table:table-cell>
          <table:table-cell office:value-type="float" office:value="1094260000">
            <text:p>1094260000</text:p>
          </table:table-cell>
          <table:table-cell office:value-type="percentage" office:value="0.263112209689558">
            <text:p>26.31%</text:p>
          </table:table-cell>
          <table:table-cell table:number-columns-repeated="2"/>
        </table:table-row>
        <table:table-row table:style-name="ro1">
          <table:table-cell office:value-type="string">
            <text:p>002258</text:p>
          </table:table-cell>
          <table:table-cell office:value-type="string">
            <text:p>利尔化学</text:p>
          </table:table-cell>
          <table:table-cell office:value-type="float" office:value="3116440000">
            <text:p>3116440000</text:p>
          </table:table-cell>
          <table:table-cell office:value-type="float" office:value="820360000">
            <text:p>820360000</text:p>
          </table:table-cell>
          <table:table-cell office:value-type="percentage" office:value="0.263236256754502">
            <text:p>26.32%</text:p>
          </table:table-cell>
          <table:table-cell table:number-columns-repeated="2"/>
        </table:table-row>
        <table:table-row table:style-name="ro1">
          <table:table-cell office:value-type="string">
            <text:p>300092</text:p>
          </table:table-cell>
          <table:table-cell office:value-type="string">
            <text:p>科新机电</text:p>
          </table:table-cell>
          <table:table-cell office:value-type="float" office:value="699430000">
            <text:p>699430000</text:p>
          </table:table-cell>
          <table:table-cell office:value-type="float" office:value="184210000">
            <text:p>184210000</text:p>
          </table:table-cell>
          <table:table-cell office:value-type="percentage" office:value="0.263371602590681">
            <text:p>26.34%</text:p>
          </table:table-cell>
          <table:table-cell table:number-columns-repeated="2"/>
        </table:table-row>
        <table:table-row table:style-name="ro1">
          <table:table-cell office:value-type="string">
            <text:p>603701</text:p>
          </table:table-cell>
          <table:table-cell office:value-type="string">
            <text:p>德宏股份</text:p>
          </table:table-cell>
          <table:table-cell office:value-type="float" office:value="742120000">
            <text:p>742120000</text:p>
          </table:table-cell>
          <table:table-cell office:value-type="float" office:value="195550000">
            <text:p>195550000</text:p>
          </table:table-cell>
          <table:table-cell office:value-type="percentage" office:value="0.263501859537541">
            <text:p>26.35%</text:p>
          </table:table-cell>
          <table:table-cell table:number-columns-repeated="2"/>
        </table:table-row>
        <table:table-row table:style-name="ro1">
          <table:table-cell office:value-type="string">
            <text:p>300462</text:p>
          </table:table-cell>
          <table:table-cell office:value-type="string">
            <text:p>华铭智能</text:p>
          </table:table-cell>
          <table:table-cell office:value-type="float" office:value="751410000">
            <text:p>751410000</text:p>
          </table:table-cell>
          <table:table-cell office:value-type="float" office:value="198060000">
            <text:p>198060000</text:p>
          </table:table-cell>
          <table:table-cell office:value-type="percentage" office:value="0.26358446121292">
            <text:p>26.36%</text:p>
          </table:table-cell>
          <table:table-cell table:number-columns-repeated="2"/>
        </table:table-row>
        <table:table-row table:style-name="ro1">
          <table:table-cell office:value-type="string">
            <text:p>000637</text:p>
          </table:table-cell>
          <table:table-cell office:value-type="string">
            <text:p>茂化实华</text:p>
          </table:table-cell>
          <table:table-cell office:value-type="float" office:value="1279840000">
            <text:p>1279840000</text:p>
          </table:table-cell>
          <table:table-cell office:value-type="float" office:value="337990000">
            <text:p>337990000</text:p>
          </table:table-cell>
          <table:table-cell office:value-type="percentage" office:value="0.264087698462308">
            <text:p>26.41%</text:p>
          </table:table-cell>
          <table:table-cell table:number-columns-repeated="2"/>
        </table:table-row>
        <table:table-row table:style-name="ro1">
          <table:table-cell office:value-type="string">
            <text:p>300220</text:p>
          </table:table-cell>
          <table:table-cell office:value-type="string">
            <text:p>金运激光</text:p>
          </table:table-cell>
          <table:table-cell office:value-type="float" office:value="465570000">
            <text:p>465570000</text:p>
          </table:table-cell>
          <table:table-cell office:value-type="float" office:value="123080000">
            <text:p>123080000</text:p>
          </table:table-cell>
          <table:table-cell office:value-type="percentage" office:value="0.264364112807956">
            <text:p>26.44%</text:p>
          </table:table-cell>
          <table:table-cell table:number-columns-repeated="2"/>
        </table:table-row>
        <table:table-row table:style-name="ro1">
          <table:table-cell office:value-type="string">
            <text:p>002835</text:p>
          </table:table-cell>
          <table:table-cell office:value-type="string">
            <text:p>同为股份</text:p>
          </table:table-cell>
          <table:table-cell office:value-type="float" office:value="879280000">
            <text:p>879280000</text:p>
          </table:table-cell>
          <table:table-cell office:value-type="float" office:value="232750000">
            <text:p>232750000</text:p>
          </table:table-cell>
          <table:table-cell office:value-type="percentage" office:value="0.264705213356382">
            <text:p>26.47%</text:p>
          </table:table-cell>
          <table:table-cell table:number-columns-repeated="2"/>
        </table:table-row>
        <table:table-row table:style-name="ro1">
          <table:table-cell office:value-type="string">
            <text:p>300277</text:p>
          </table:table-cell>
          <table:table-cell office:value-type="string">
            <text:p>海联讯</text:p>
          </table:table-cell>
          <table:table-cell office:value-type="float" office:value="672900000">
            <text:p>672900000</text:p>
          </table:table-cell>
          <table:table-cell office:value-type="float" office:value="178470000">
            <text:p>178470000</text:p>
          </table:table-cell>
          <table:table-cell office:value-type="percentage" office:value="0.26522514489523">
            <text:p>26.52%</text:p>
          </table:table-cell>
          <table:table-cell table:number-columns-repeated="2"/>
        </table:table-row>
        <table:table-row table:style-name="ro1">
          <table:table-cell office:value-type="string">
            <text:p>600233</text:p>
          </table:table-cell>
          <table:table-cell office:value-type="string">
            <text:p>圆通速递</text:p>
          </table:table-cell>
          <table:table-cell office:value-type="float" office:value="11167860000">
            <text:p>11167860000</text:p>
          </table:table-cell>
          <table:table-cell office:value-type="float" office:value="2962510000">
            <text:p>2962510000</text:p>
          </table:table-cell>
          <table:table-cell office:value-type="percentage" office:value="0.265271054615656">
            <text:p>26.53%</text:p>
          </table:table-cell>
          <table:table-cell table:number-columns-repeated="2"/>
        </table:table-row>
        <table:table-row table:style-name="ro1">
          <table:table-cell office:value-type="string">
            <text:p>002381</text:p>
          </table:table-cell>
          <table:table-cell office:value-type="string">
            <text:p>双箭股份</text:p>
          </table:table-cell>
          <table:table-cell office:value-type="float" office:value="2426290000">
            <text:p>2426290000</text:p>
          </table:table-cell>
          <table:table-cell office:value-type="float" office:value="644030000">
            <text:p>644030000</text:p>
          </table:table-cell>
          <table:table-cell office:value-type="percentage" office:value="0.265438179277827">
            <text:p>26.54%</text:p>
          </table:table-cell>
          <table:table-cell table:number-columns-repeated="2"/>
        </table:table-row>
        <table:table-row table:style-name="ro1">
          <table:table-cell office:value-type="string">
            <text:p>600592</text:p>
          </table:table-cell>
          <table:table-cell office:value-type="string">
            <text:p>龙溪股份</text:p>
          </table:table-cell>
          <table:table-cell office:value-type="float" office:value="2618050000">
            <text:p>2618050000</text:p>
          </table:table-cell>
          <table:table-cell office:value-type="float" office:value="695070000">
            <text:p>695070000</text:p>
          </table:table-cell>
          <table:table-cell office:value-type="percentage" office:value="0.265491491759134">
            <text:p>26.55%</text:p>
          </table:table-cell>
          <table:table-cell table:number-columns-repeated="2"/>
        </table:table-row>
        <table:table-row table:style-name="ro1">
          <table:table-cell office:value-type="string">
            <text:p>300246</text:p>
          </table:table-cell>
          <table:table-cell office:value-type="string">
            <text:p>宝莱特</text:p>
          </table:table-cell>
          <table:table-cell office:value-type="float" office:value="686570000">
            <text:p>686570000</text:p>
          </table:table-cell>
          <table:table-cell office:value-type="float" office:value="182290000">
            <text:p>182290000</text:p>
          </table:table-cell>
          <table:table-cell office:value-type="percentage" office:value="0.265508251161571">
            <text:p>26.55%</text:p>
          </table:table-cell>
          <table:table-cell table:number-columns-repeated="2"/>
        </table:table-row>
        <table:table-row table:style-name="ro1">
          <table:table-cell office:value-type="string">
            <text:p>603899</text:p>
          </table:table-cell>
          <table:table-cell office:value-type="string">
            <text:p>晨光文具</text:p>
          </table:table-cell>
          <table:table-cell office:value-type="float" office:value="3426890000">
            <text:p>3426890000</text:p>
          </table:table-cell>
          <table:table-cell office:value-type="float" office:value="910130000">
            <text:p>910130000</text:p>
          </table:table-cell>
          <table:table-cell office:value-type="percentage" office:value="0.265584830560654">
            <text:p>26.56%</text:p>
          </table:table-cell>
          <table:table-cell table:number-columns-repeated="2"/>
        </table:table-row>
        <table:table-row table:style-name="ro1">
          <table:table-cell office:value-type="string">
            <text:p>600146</text:p>
          </table:table-cell>
          <table:table-cell office:value-type="string">
            <text:p>商赢环球</text:p>
          </table:table-cell>
          <table:table-cell office:value-type="float" office:value="3954420000">
            <text:p>3954420000</text:p>
          </table:table-cell>
          <table:table-cell office:value-type="float" office:value="1050450000">
            <text:p>1050450000</text:p>
          </table:table-cell>
          <table:table-cell office:value-type="percentage" office:value="0.26563946166568">
            <text:p>26.56%</text:p>
          </table:table-cell>
          <table:table-cell table:number-columns-repeated="2"/>
        </table:table-row>
        <table:table-row table:style-name="ro1">
          <table:table-cell office:value-type="string">
            <text:p>603133</text:p>
          </table:table-cell>
          <table:table-cell office:value-type="string">
            <text:p>碳元科技</text:p>
          </table:table-cell>
          <table:table-cell office:value-type="float" office:value="688310000">
            <text:p>688310000</text:p>
          </table:table-cell>
          <table:table-cell office:value-type="float" office:value="182920000">
            <text:p>182920000</text:p>
          </table:table-cell>
          <table:table-cell office:value-type="percentage" office:value="0.265752349958594">
            <text:p>26.58%</text:p>
          </table:table-cell>
          <table:table-cell table:number-columns-repeated="2"/>
        </table:table-row>
        <table:table-row table:style-name="ro1">
          <table:table-cell office:value-type="string">
            <text:p>002520</text:p>
          </table:table-cell>
          <table:table-cell office:value-type="string">
            <text:p>日发精机</text:p>
          </table:table-cell>
          <table:table-cell office:value-type="float" office:value="2351350000">
            <text:p>2351350000</text:p>
          </table:table-cell>
          <table:table-cell office:value-type="float" office:value="625080000">
            <text:p>625080000</text:p>
          </table:table-cell>
          <table:table-cell office:value-type="percentage" office:value="0.265838773470559">
            <text:p>26.58%</text:p>
          </table:table-cell>
          <table:table-cell table:number-columns-repeated="2"/>
        </table:table-row>
        <table:table-row table:style-name="ro1">
          <table:table-cell office:value-type="string">
            <text:p>603667</text:p>
          </table:table-cell>
          <table:table-cell office:value-type="string">
            <text:p>五洲新春</text:p>
          </table:table-cell>
          <table:table-cell office:value-type="float" office:value="1635730000">
            <text:p>1635730000</text:p>
          </table:table-cell>
          <table:table-cell office:value-type="float" office:value="435600000">
            <text:p>435600000</text:p>
          </table:table-cell>
          <table:table-cell office:value-type="percentage" office:value="0.266303118485325">
            <text:p>26.63%</text:p>
          </table:table-cell>
          <table:table-cell table:number-columns-repeated="2"/>
        </table:table-row>
        <table:table-row table:style-name="ro1">
          <table:table-cell office:value-type="string">
            <text:p>002238</text:p>
          </table:table-cell>
          <table:table-cell office:value-type="string">
            <text:p>天威视讯</text:p>
          </table:table-cell>
          <table:table-cell office:value-type="float" office:value="3782430000">
            <text:p>3782430000</text:p>
          </table:table-cell>
          <table:table-cell office:value-type="float" office:value="1007400000">
            <text:p>1007400000</text:p>
          </table:table-cell>
          <table:table-cell office:value-type="percentage" office:value="0.26633672004505">
            <text:p>26.63%</text:p>
          </table:table-cell>
          <table:table-cell table:number-columns-repeated="2"/>
        </table:table-row>
        <table:table-row table:style-name="ro1">
          <table:table-cell office:value-type="string">
            <text:p>002171</text:p>
          </table:table-cell>
          <table:table-cell office:value-type="string">
            <text:p>楚江新材</text:p>
          </table:table-cell>
          <table:table-cell office:value-type="float" office:value="4334780000">
            <text:p>4334780000</text:p>
          </table:table-cell>
          <table:table-cell office:value-type="float" office:value="1154520000">
            <text:p>1154520000</text:p>
          </table:table-cell>
          <table:table-cell office:value-type="percentage" office:value="0.266338776131661">
            <text:p>26.63%</text:p>
          </table:table-cell>
          <table:table-cell table:number-columns-repeated="2"/>
        </table:table-row>
        <table:table-row table:style-name="ro1">
          <table:table-cell office:value-type="string">
            <text:p>603158</text:p>
          </table:table-cell>
          <table:table-cell office:value-type="string">
            <text:p>腾龙股份</text:p>
          </table:table-cell>
          <table:table-cell office:value-type="float" office:value="1238790000">
            <text:p>1238790000</text:p>
          </table:table-cell>
          <table:table-cell office:value-type="float" office:value="330000000">
            <text:p>330000000</text:p>
          </table:table-cell>
          <table:table-cell office:value-type="percentage" office:value="0.266388976339815">
            <text:p>26.64%</text:p>
          </table:table-cell>
          <table:table-cell table:number-columns-repeated="2"/>
        </table:table-row>
        <table:table-row table:style-name="ro1">
          <table:table-cell office:value-type="string">
            <text:p>600688</text:p>
          </table:table-cell>
          <table:table-cell office:value-type="string">
            <text:p>上海石化</text:p>
          </table:table-cell>
          <table:table-cell office:value-type="float" office:value="34123690000">
            <text:p>34123690000</text:p>
          </table:table-cell>
          <table:table-cell office:value-type="float" office:value="9092380000">
            <text:p>9092380000</text:p>
          </table:table-cell>
          <table:table-cell office:value-type="percentage" office:value="0.266453598658293">
            <text:p>26.65%</text:p>
          </table:table-cell>
          <table:table-cell table:number-columns-repeated="2"/>
        </table:table-row>
        <table:table-row table:style-name="ro1">
          <table:table-cell office:value-type="string">
            <text:p>002049</text:p>
          </table:table-cell>
          <table:table-cell office:value-type="string">
            <text:p>紫光国芯</text:p>
          </table:table-cell>
          <table:table-cell office:value-type="float" office:value="4466610000">
            <text:p>4466610000</text:p>
          </table:table-cell>
          <table:table-cell office:value-type="float" office:value="1190780000">
            <text:p>1190780000</text:p>
          </table:table-cell>
          <table:table-cell office:value-type="percentage" office:value="0.266595919500471">
            <text:p>26.66%</text:p>
          </table:table-cell>
          <table:table-cell table:number-columns-repeated="2"/>
        </table:table-row>
        <table:table-row table:style-name="ro1">
          <table:table-cell office:value-type="string">
            <text:p>300350</text:p>
          </table:table-cell>
          <table:table-cell office:value-type="string">
            <text:p>华鹏飞</text:p>
          </table:table-cell>
          <table:table-cell office:value-type="float" office:value="2630970000">
            <text:p>2630970000</text:p>
          </table:table-cell>
          <table:table-cell office:value-type="float" office:value="701550000">
            <text:p>701550000</text:p>
          </table:table-cell>
          <table:table-cell office:value-type="percentage" office:value="0.266650702972668">
            <text:p>26.67%</text:p>
          </table:table-cell>
          <table:table-cell table:number-columns-repeated="2"/>
        </table:table-row>
        <table:table-row table:style-name="ro1">
          <table:table-cell office:value-type="string">
            <text:p>600585</text:p>
          </table:table-cell>
          <table:table-cell office:value-type="string">
            <text:p>海螺水泥</text:p>
          </table:table-cell>
          <table:table-cell office:value-type="float" office:value="109514120000">
            <text:p>109514120000</text:p>
          </table:table-cell>
          <table:table-cell office:value-type="float" office:value="29215350000">
            <text:p>29215350000</text:p>
          </table:table-cell>
          <table:table-cell office:value-type="percentage" office:value="0.266772449068668">
            <text:p>26.68%</text:p>
          </table:table-cell>
          <table:table-cell table:number-columns-repeated="2"/>
        </table:table-row>
        <table:table-row table:style-name="ro1">
          <table:table-cell office:value-type="string">
            <text:p>002846</text:p>
          </table:table-cell>
          <table:table-cell office:value-type="string">
            <text:p>英联股份</text:p>
          </table:table-cell>
          <table:table-cell office:value-type="float" office:value="390060000">
            <text:p>390060000</text:p>
          </table:table-cell>
          <table:table-cell office:value-type="float" office:value="104070000">
            <text:p>104070000</text:p>
          </table:table-cell>
          <table:table-cell office:value-type="percentage" office:value="0.26680510690663">
            <text:p>26.68%</text:p>
          </table:table-cell>
          <table:table-cell table:number-columns-repeated="2"/>
        </table:table-row>
        <table:table-row table:style-name="ro1">
          <table:table-cell office:value-type="string">
            <text:p>300331</text:p>
          </table:table-cell>
          <table:table-cell office:value-type="string">
            <text:p>苏大维格</text:p>
          </table:table-cell>
          <table:table-cell office:value-type="float" office:value="1823180000">
            <text:p>1823180000</text:p>
          </table:table-cell>
          <table:table-cell office:value-type="float" office:value="486750000">
            <text:p>486750000</text:p>
          </table:table-cell>
          <table:table-cell office:value-type="percentage" office:value="0.266978575894865">
            <text:p>26.70%</text:p>
          </table:table-cell>
          <table:table-cell table:number-columns-repeated="2"/>
        </table:table-row>
        <table:table-row table:style-name="ro1">
          <table:table-cell office:value-type="string">
            <text:p>300491</text:p>
          </table:table-cell>
          <table:table-cell office:value-type="string">
            <text:p>通合科技</text:p>
          </table:table-cell>
          <table:table-cell office:value-type="float" office:value="565460000">
            <text:p>565460000</text:p>
          </table:table-cell>
          <table:table-cell office:value-type="float" office:value="151020000">
            <text:p>151020000</text:p>
          </table:table-cell>
          <table:table-cell office:value-type="percentage" office:value="0.267074594135748">
            <text:p>26.71%</text:p>
          </table:table-cell>
          <table:table-cell table:number-columns-repeated="2"/>
        </table:table-row>
        <table:table-row table:style-name="ro1">
          <table:table-cell office:value-type="string">
            <text:p>000711</text:p>
          </table:table-cell>
          <table:table-cell office:value-type="string">
            <text:p>京蓝科技</text:p>
          </table:table-cell>
          <table:table-cell office:value-type="float" office:value="4085530000">
            <text:p>4085530000</text:p>
          </table:table-cell>
          <table:table-cell office:value-type="float" office:value="1092010000">
            <text:p>1092010000</text:p>
          </table:table-cell>
          <table:table-cell office:value-type="percentage" office:value="0.267287230787682">
            <text:p>26.73%</text:p>
          </table:table-cell>
          <table:table-cell table:number-columns-repeated="2"/>
        </table:table-row>
        <table:table-row table:style-name="ro2">
          <table:table-cell office:value-type="string">
            <text:p>002571</text:p>
          </table:table-cell>
          <table:table-cell office:value-type="string">
            <text:p>*ST德力</text:p>
          </table:table-cell>
          <table:table-cell office:value-type="float" office:value="2005580000">
            <text:p>2005580000</text:p>
          </table:table-cell>
          <table:table-cell office:value-type="float" office:value="536360000">
            <text:p>536360000</text:p>
          </table:table-cell>
          <table:table-cell office:value-type="percentage" office:value="0.267433859531906">
            <text:p>26.74%</text:p>
          </table:table-cell>
          <table:table-cell table:number-columns-repeated="2"/>
        </table:table-row>
        <table:table-row table:style-name="ro1">
          <table:table-cell office:value-type="string">
            <text:p>300590</text:p>
          </table:table-cell>
          <table:table-cell office:value-type="string">
            <text:p>移为通信</text:p>
          </table:table-cell>
          <table:table-cell office:value-type="float" office:value="276050000">
            <text:p>276050000</text:p>
          </table:table-cell>
          <table:table-cell office:value-type="float" office:value="73830000">
            <text:p>73830000</text:p>
          </table:table-cell>
          <table:table-cell office:value-type="percentage" office:value="0.267451548632494">
            <text:p>26.75%</text:p>
          </table:table-cell>
          <table:table-cell table:number-columns-repeated="2"/>
        </table:table-row>
        <table:table-row table:style-name="ro1">
          <table:table-cell office:value-type="string">
            <text:p>300165</text:p>
          </table:table-cell>
          <table:table-cell office:value-type="string">
            <text:p>天瑞仪器</text:p>
          </table:table-cell>
          <table:table-cell office:value-type="float" office:value="2107740000">
            <text:p>2107740000</text:p>
          </table:table-cell>
          <table:table-cell office:value-type="float" office:value="563760000">
            <text:p>563760000</text:p>
          </table:table-cell>
          <table:table-cell office:value-type="percentage" office:value="0.267471319992029">
            <text:p>26.75%</text:p>
          </table:table-cell>
          <table:table-cell table:number-columns-repeated="2"/>
        </table:table-row>
        <table:table-row table:style-name="ro1">
          <table:table-cell office:value-type="string">
            <text:p>002612</text:p>
          </table:table-cell>
          <table:table-cell office:value-type="string">
            <text:p>朗姿股份</text:p>
          </table:table-cell>
          <table:table-cell office:value-type="float" office:value="4422920000">
            <text:p>4422920000</text:p>
          </table:table-cell>
          <table:table-cell office:value-type="float" office:value="1183110000">
            <text:p>1183110000</text:p>
          </table:table-cell>
          <table:table-cell office:value-type="percentage" office:value="0.267495229395965">
            <text:p>26.75%</text:p>
          </table:table-cell>
          <table:table-cell table:number-columns-repeated="2"/>
        </table:table-row>
        <table:table-row table:style-name="ro1">
          <table:table-cell office:value-type="string">
            <text:p>601000</text:p>
          </table:table-cell>
          <table:table-cell office:value-type="string">
            <text:p>唐山港</text:p>
          </table:table-cell>
          <table:table-cell office:value-type="float" office:value="20293240000">
            <text:p>20293240000</text:p>
          </table:table-cell>
          <table:table-cell office:value-type="float" office:value="5431070000">
            <text:p>5431070000</text:p>
          </table:table-cell>
          <table:table-cell office:value-type="percentage" office:value="0.267629516035882">
            <text:p>26.76%</text:p>
          </table:table-cell>
          <table:table-cell table:number-columns-repeated="2"/>
        </table:table-row>
        <table:table-row table:style-name="ro1">
          <table:table-cell office:value-type="string">
            <text:p>300159</text:p>
          </table:table-cell>
          <table:table-cell office:value-type="string">
            <text:p>新研股份</text:p>
          </table:table-cell>
          <table:table-cell office:value-type="float" office:value="8060170000">
            <text:p>8060170000</text:p>
          </table:table-cell>
          <table:table-cell office:value-type="float" office:value="2157150000">
            <text:p>2157150000</text:p>
          </table:table-cell>
          <table:table-cell office:value-type="percentage" office:value="0.26763083160777">
            <text:p>26.76%</text:p>
          </table:table-cell>
          <table:table-cell table:number-columns-repeated="2"/>
        </table:table-row>
        <table:table-row table:style-name="ro1">
          <table:table-cell office:value-type="string">
            <text:p>002250</text:p>
          </table:table-cell>
          <table:table-cell office:value-type="string">
            <text:p>联化科技</text:p>
          </table:table-cell>
          <table:table-cell office:value-type="float" office:value="6001070000">
            <text:p>6001070000</text:p>
          </table:table-cell>
          <table:table-cell office:value-type="float" office:value="1607040000">
            <text:p>1607040000</text:p>
          </table:table-cell>
          <table:table-cell office:value-type="percentage" office:value="0.267792243716537">
            <text:p>26.78%</text:p>
          </table:table-cell>
          <table:table-cell table:number-columns-repeated="2"/>
        </table:table-row>
        <table:table-row table:style-name="ro1">
          <table:table-cell office:value-type="string">
            <text:p>002868</text:p>
          </table:table-cell>
          <table:table-cell office:value-type="string">
            <text:p>绿康生化</text:p>
          </table:table-cell>
          <table:table-cell office:value-type="float" office:value="370660000">
            <text:p>370660000</text:p>
          </table:table-cell>
          <table:table-cell office:value-type="float" office:value="99320000">
            <text:p>99320000</text:p>
          </table:table-cell>
          <table:table-cell office:value-type="percentage" office:value="0.267954459612583">
            <text:p>26.80%</text:p>
          </table:table-cell>
          <table:table-cell table:number-columns-repeated="2"/>
        </table:table-row>
        <table:table-row table:style-name="ro1">
          <table:table-cell office:value-type="string">
            <text:p>002828</text:p>
          </table:table-cell>
          <table:table-cell office:value-type="string">
            <text:p>贝肯能源</text:p>
          </table:table-cell>
          <table:table-cell office:value-type="float" office:value="1148200000">
            <text:p>1148200000</text:p>
          </table:table-cell>
          <table:table-cell office:value-type="float" office:value="307860000">
            <text:p>307860000</text:p>
          </table:table-cell>
          <table:table-cell office:value-type="percentage" office:value="0.268124020205539">
            <text:p>26.81%</text:p>
          </table:table-cell>
          <table:table-cell table:number-columns-repeated="2"/>
        </table:table-row>
        <table:table-row table:style-name="ro1">
          <table:table-cell office:value-type="string">
            <text:p>600305</text:p>
          </table:table-cell>
          <table:table-cell office:value-type="string">
            <text:p>恒顺醋业</text:p>
          </table:table-cell>
          <table:table-cell office:value-type="float" office:value="2264050000">
            <text:p>2264050000</text:p>
          </table:table-cell>
          <table:table-cell office:value-type="float" office:value="607530000">
            <text:p>607530000</text:p>
          </table:table-cell>
          <table:table-cell office:value-type="percentage" office:value="0.268337713389722">
            <text:p>26.83%</text:p>
          </table:table-cell>
          <table:table-cell table:number-columns-repeated="2"/>
        </table:table-row>
        <table:table-row table:style-name="ro1">
          <table:table-cell office:value-type="string">
            <text:p>000806</text:p>
          </table:table-cell>
          <table:table-cell office:value-type="string">
            <text:p>银河生物</text:p>
          </table:table-cell>
          <table:table-cell office:value-type="float" office:value="2886530000">
            <text:p>2886530000</text:p>
          </table:table-cell>
          <table:table-cell office:value-type="float" office:value="774620000">
            <text:p>774620000</text:p>
          </table:table-cell>
          <table:table-cell office:value-type="percentage" office:value="0.268356815969347">
            <text:p>26.84%</text:p>
          </table:table-cell>
          <table:table-cell table:number-columns-repeated="2"/>
        </table:table-row>
        <table:table-row table:style-name="ro1">
          <table:table-cell office:value-type="string">
            <text:p>603360</text:p>
          </table:table-cell>
          <table:table-cell office:value-type="string">
            <text:p>百傲化学</text:p>
          </table:table-cell>
          <table:table-cell office:value-type="float" office:value="626370000">
            <text:p>626370000</text:p>
          </table:table-cell>
          <table:table-cell office:value-type="float" office:value="168280000">
            <text:p>168280000</text:p>
          </table:table-cell>
          <table:table-cell office:value-type="percentage" office:value="0.268659099254434">
            <text:p>26.87%</text:p>
          </table:table-cell>
          <table:table-cell table:number-columns-repeated="2"/>
        </table:table-row>
        <table:table-row table:style-name="ro1">
          <table:table-cell office:value-type="string">
            <text:p>300440</text:p>
          </table:table-cell>
          <table:table-cell office:value-type="string">
            <text:p>运达科技</text:p>
          </table:table-cell>
          <table:table-cell office:value-type="float" office:value="1757620000">
            <text:p>1757620000</text:p>
          </table:table-cell>
          <table:table-cell office:value-type="float" office:value="472260000">
            <text:p>472260000</text:p>
          </table:table-cell>
          <table:table-cell office:value-type="percentage" office:value="0.268692891523765">
            <text:p>26.87%</text:p>
          </table:table-cell>
          <table:table-cell table:number-columns-repeated="2"/>
        </table:table-row>
        <table:table-row table:style-name="ro1">
          <table:table-cell office:value-type="string">
            <text:p>300255</text:p>
          </table:table-cell>
          <table:table-cell office:value-type="string">
            <text:p>常山药业</text:p>
          </table:table-cell>
          <table:table-cell office:value-type="float" office:value="3131970000">
            <text:p>3131970000</text:p>
          </table:table-cell>
          <table:table-cell office:value-type="float" office:value="842590000">
            <text:p>842590000</text:p>
          </table:table-cell>
          <table:table-cell office:value-type="percentage" office:value="0.269028758257582">
            <text:p>26.90%</text:p>
          </table:table-cell>
          <table:table-cell table:number-columns-repeated="2"/>
        </table:table-row>
        <table:table-row table:style-name="ro1">
          <table:table-cell office:value-type="string">
            <text:p>000524</text:p>
          </table:table-cell>
          <table:table-cell office:value-type="string">
            <text:p>岭南控股</text:p>
          </table:table-cell>
          <table:table-cell office:value-type="float" office:value="852930000">
            <text:p>852930000</text:p>
          </table:table-cell>
          <table:table-cell office:value-type="float" office:value="229690000">
            <text:p>229690000</text:p>
          </table:table-cell>
          <table:table-cell office:value-type="percentage" office:value="0.269295252834347">
            <text:p>26.93%</text:p>
          </table:table-cell>
          <table:table-cell table:number-columns-repeated="2"/>
        </table:table-row>
        <table:table-row table:style-name="ro1">
          <table:table-cell office:value-type="string">
            <text:p>300551</text:p>
          </table:table-cell>
          <table:table-cell office:value-type="string">
            <text:p>古鳌科技</text:p>
          </table:table-cell>
          <table:table-cell office:value-type="float" office:value="703990000">
            <text:p>703990000</text:p>
          </table:table-cell>
          <table:table-cell office:value-type="float" office:value="189990000">
            <text:p>189990000</text:p>
          </table:table-cell>
          <table:table-cell office:value-type="percentage" office:value="0.269875992556712">
            <text:p>26.99%</text:p>
          </table:table-cell>
          <table:table-cell table:number-columns-repeated="2"/>
        </table:table-row>
        <table:table-row table:style-name="ro1">
          <table:table-cell office:value-type="string">
            <text:p>000938</text:p>
          </table:table-cell>
          <table:table-cell office:value-type="string">
            <text:p>紫光股份</text:p>
          </table:table-cell>
          <table:table-cell office:value-type="float" office:value="37103720000">
            <text:p>37103720000</text:p>
          </table:table-cell>
          <table:table-cell office:value-type="float" office:value="10014100000">
            <text:p>10014100000</text:p>
          </table:table-cell>
          <table:table-cell office:value-type="percentage" office:value="0.269894770659114">
            <text:p>26.99%</text:p>
          </table:table-cell>
          <table:table-cell table:number-columns-repeated="2"/>
        </table:table-row>
        <table:table-row table:style-name="ro1">
          <table:table-cell office:value-type="string">
            <text:p>300567</text:p>
          </table:table-cell>
          <table:table-cell office:value-type="string">
            <text:p>精测电子</text:p>
          </table:table-cell>
          <table:table-cell office:value-type="float" office:value="979100000">
            <text:p>979100000</text:p>
          </table:table-cell>
          <table:table-cell office:value-type="float" office:value="264400000">
            <text:p>264400000</text:p>
          </table:table-cell>
          <table:table-cell office:value-type="percentage" office:value="0.270043917883771">
            <text:p>27.00%</text:p>
          </table:table-cell>
          <table:table-cell table:number-columns-repeated="2"/>
        </table:table-row>
        <table:table-row table:style-name="ro1">
          <table:table-cell office:value-type="string">
            <text:p>603889</text:p>
          </table:table-cell>
          <table:table-cell office:value-type="string">
            <text:p>新澳股份</text:p>
          </table:table-cell>
          <table:table-cell office:value-type="float" office:value="1661230000">
            <text:p>1661230000</text:p>
          </table:table-cell>
          <table:table-cell office:value-type="float" office:value="449070000">
            <text:p>449070000</text:p>
          </table:table-cell>
          <table:table-cell office:value-type="percentage" office:value="0.27032379622328">
            <text:p>27.03%</text:p>
          </table:table-cell>
          <table:table-cell table:number-columns-repeated="2"/>
        </table:table-row>
        <table:table-row table:style-name="ro1">
          <table:table-cell office:value-type="string">
            <text:p>002383</text:p>
          </table:table-cell>
          <table:table-cell office:value-type="string">
            <text:p>合众思壮</text:p>
          </table:table-cell>
          <table:table-cell office:value-type="float" office:value="4903340000">
            <text:p>4903340000</text:p>
          </table:table-cell>
          <table:table-cell office:value-type="float" office:value="1325710000">
            <text:p>1325710000</text:p>
          </table:table-cell>
          <table:table-cell office:value-type="percentage" office:value="0.270368769043142">
            <text:p>27.04%</text:p>
          </table:table-cell>
          <table:table-cell table:number-columns-repeated="2"/>
        </table:table-row>
        <table:table-row table:style-name="ro1">
          <table:table-cell office:value-type="string">
            <text:p>002598</text:p>
          </table:table-cell>
          <table:table-cell office:value-type="string">
            <text:p>山东章鼓</text:p>
          </table:table-cell>
          <table:table-cell office:value-type="float" office:value="1030350000">
            <text:p>1030350000</text:p>
          </table:table-cell>
          <table:table-cell office:value-type="float" office:value="278720000">
            <text:p>278720000</text:p>
          </table:table-cell>
          <table:table-cell office:value-type="percentage" office:value="0.270510020866696">
            <text:p>27.05%</text:p>
          </table:table-cell>
          <table:table-cell table:number-columns-repeated="2"/>
        </table:table-row>
        <table:table-row table:style-name="ro1">
          <table:table-cell office:value-type="string">
            <text:p>300489</text:p>
          </table:table-cell>
          <table:table-cell office:value-type="string">
            <text:p>中飞股份</text:p>
          </table:table-cell>
          <table:table-cell office:value-type="float" office:value="626610000">
            <text:p>626610000</text:p>
          </table:table-cell>
          <table:table-cell office:value-type="float" office:value="169560000">
            <text:p>169560000</text:p>
          </table:table-cell>
          <table:table-cell office:value-type="percentage" office:value="0.270598937137933">
            <text:p>27.06%</text:p>
          </table:table-cell>
          <table:table-cell table:number-columns-repeated="2"/>
        </table:table-row>
        <table:table-row table:style-name="ro1">
          <table:table-cell office:value-type="string">
            <text:p>300600</text:p>
          </table:table-cell>
          <table:table-cell office:value-type="string">
            <text:p>瑞特股份</text:p>
          </table:table-cell>
          <table:table-cell office:value-type="float" office:value="708820000">
            <text:p>708820000</text:p>
          </table:table-cell>
          <table:table-cell office:value-type="float" office:value="191880000">
            <text:p>191880000</text:p>
          </table:table-cell>
          <table:table-cell office:value-type="percentage" office:value="0.270703422589656">
            <text:p>27.07%</text:p>
          </table:table-cell>
          <table:table-cell table:number-columns-repeated="2"/>
        </table:table-row>
        <table:table-row table:style-name="ro1">
          <table:table-cell office:value-type="string">
            <text:p>000786</text:p>
          </table:table-cell>
          <table:table-cell office:value-type="string">
            <text:p>北新建材</text:p>
          </table:table-cell>
          <table:table-cell office:value-type="float" office:value="14349330000">
            <text:p>14349330000</text:p>
          </table:table-cell>
          <table:table-cell office:value-type="float" office:value="3886120000">
            <text:p>3886120000</text:p>
          </table:table-cell>
          <table:table-cell office:value-type="percentage" office:value="0.270822400767144">
            <text:p>27.08%</text:p>
          </table:table-cell>
          <table:table-cell table:number-columns-repeated="2"/>
        </table:table-row>
        <table:table-row table:style-name="ro1">
          <table:table-cell office:value-type="string">
            <text:p>000869</text:p>
          </table:table-cell>
          <table:table-cell office:value-type="string">
            <text:p>张 <text:s/>裕Ａ</text:p>
          </table:table-cell>
          <table:table-cell office:value-type="float" office:value="11528080000">
            <text:p>11528080000</text:p>
          </table:table-cell>
          <table:table-cell office:value-type="float" office:value="3128590000">
            <text:p>3128590000</text:p>
          </table:table-cell>
          <table:table-cell office:value-type="percentage" office:value="0.27138864407603">
            <text:p>27.14%</text:p>
          </table:table-cell>
          <table:table-cell table:number-columns-repeated="2"/>
        </table:table-row>
        <table:table-row table:style-name="ro1">
          <table:table-cell office:value-type="string">
            <text:p>300360</text:p>
          </table:table-cell>
          <table:table-cell office:value-type="string">
            <text:p>炬华科技</text:p>
          </table:table-cell>
          <table:table-cell office:value-type="float" office:value="1795310000">
            <text:p>1795310000</text:p>
          </table:table-cell>
          <table:table-cell office:value-type="float" office:value="487260000">
            <text:p>487260000</text:p>
          </table:table-cell>
          <table:table-cell office:value-type="percentage" office:value="0.271407166450362">
            <text:p>27.14%</text:p>
          </table:table-cell>
          <table:table-cell table:number-columns-repeated="2"/>
        </table:table-row>
        <table:table-row table:style-name="ro1">
          <table:table-cell office:value-type="string">
            <text:p>603116</text:p>
          </table:table-cell>
          <table:table-cell office:value-type="string">
            <text:p>红蜻蜓</text:p>
          </table:table-cell>
          <table:table-cell office:value-type="float" office:value="4391300000">
            <text:p>4391300000</text:p>
          </table:table-cell>
          <table:table-cell office:value-type="float" office:value="1192630000">
            <text:p>1192630000</text:p>
          </table:table-cell>
          <table:table-cell office:value-type="percentage" office:value="0.271589278801266">
            <text:p>27.16%</text:p>
          </table:table-cell>
          <table:table-cell table:number-columns-repeated="2"/>
        </table:table-row>
        <table:table-row table:style-name="ro1">
          <table:table-cell office:value-type="string">
            <text:p>300611</text:p>
          </table:table-cell>
          <table:table-cell office:value-type="string">
            <text:p>美力科技</text:p>
          </table:table-cell>
          <table:table-cell office:value-type="float" office:value="579270000">
            <text:p>579270000</text:p>
          </table:table-cell>
          <table:table-cell office:value-type="float" office:value="157390000">
            <text:p>157390000</text:p>
          </table:table-cell>
          <table:table-cell office:value-type="percentage" office:value="0.271704041293352">
            <text:p>27.17%</text:p>
          </table:table-cell>
          <table:table-cell table:number-columns-repeated="2"/>
        </table:table-row>
        <table:table-row table:style-name="ro1">
          <table:table-cell office:value-type="string">
            <text:p>300318</text:p>
          </table:table-cell>
          <table:table-cell office:value-type="string">
            <text:p>博晖创新</text:p>
          </table:table-cell>
          <table:table-cell office:value-type="float" office:value="2094300000">
            <text:p>2094300000</text:p>
          </table:table-cell>
          <table:table-cell office:value-type="float" office:value="569860000">
            <text:p>569860000</text:p>
          </table:table-cell>
          <table:table-cell office:value-type="percentage" office:value="0.272100463161916">
            <text:p>27.21%</text:p>
          </table:table-cell>
          <table:table-cell table:number-columns-repeated="2"/>
        </table:table-row>
        <table:table-row table:style-name="ro1">
          <table:table-cell office:value-type="string">
            <text:p>300526</text:p>
          </table:table-cell>
          <table:table-cell office:value-type="string">
            <text:p>中潜股份</text:p>
          </table:table-cell>
          <table:table-cell office:value-type="float" office:value="678620000">
            <text:p>678620000</text:p>
          </table:table-cell>
          <table:table-cell office:value-type="float" office:value="184850000">
            <text:p>184850000</text:p>
          </table:table-cell>
          <table:table-cell office:value-type="percentage" office:value="0.272391028852672">
            <text:p>27.24%</text:p>
          </table:table-cell>
          <table:table-cell table:number-columns-repeated="2"/>
        </table:table-row>
        <table:table-row table:style-name="ro1">
          <table:table-cell office:value-type="string">
            <text:p>600977</text:p>
          </table:table-cell>
          <table:table-cell office:value-type="string">
            <text:p>中国电影</text:p>
          </table:table-cell>
          <table:table-cell office:value-type="float" office:value="14358740000">
            <text:p>14358740000</text:p>
          </table:table-cell>
          <table:table-cell office:value-type="float" office:value="3916270000">
            <text:p>3916270000</text:p>
          </table:table-cell>
          <table:table-cell office:value-type="percentage" office:value="0.272744683725731">
            <text:p>27.27%</text:p>
          </table:table-cell>
          <table:table-cell table:number-columns-repeated="2"/>
        </table:table-row>
        <table:table-row table:style-name="ro1">
          <table:table-cell office:value-type="string">
            <text:p>002559</text:p>
          </table:table-cell>
          <table:table-cell office:value-type="string">
            <text:p>亚威股份</text:p>
          </table:table-cell>
          <table:table-cell office:value-type="float" office:value="2179440000">
            <text:p>2179440000</text:p>
          </table:table-cell>
          <table:table-cell office:value-type="float" office:value="594590000">
            <text:p>594590000</text:p>
          </table:table-cell>
          <table:table-cell office:value-type="percentage" office:value="0.272817788055647">
            <text:p>27.28%</text:p>
          </table:table-cell>
          <table:table-cell table:number-columns-repeated="2"/>
        </table:table-row>
        <table:table-row table:style-name="ro1">
          <table:table-cell office:value-type="string">
            <text:p>002740</text:p>
          </table:table-cell>
          <table:table-cell office:value-type="string">
            <text:p>爱迪尔</text:p>
          </table:table-cell>
          <table:table-cell office:value-type="float" office:value="1919130000">
            <text:p>1919130000</text:p>
          </table:table-cell>
          <table:table-cell office:value-type="float" office:value="523580000">
            <text:p>523580000</text:p>
          </table:table-cell>
          <table:table-cell office:value-type="percentage" office:value="0.272821538926493">
            <text:p>27.28%</text:p>
          </table:table-cell>
          <table:table-cell table:number-columns-repeated="2"/>
        </table:table-row>
        <table:table-row table:style-name="ro1">
          <table:table-cell office:value-type="string">
            <text:p>300636</text:p>
          </table:table-cell>
          <table:table-cell office:value-type="string">
            <text:p>同和药业</text:p>
          </table:table-cell>
          <table:table-cell office:value-type="float" office:value="418960000">
            <text:p>418960000</text:p>
          </table:table-cell>
          <table:table-cell office:value-type="float" office:value="114310000">
            <text:p>114310000</text:p>
          </table:table-cell>
          <table:table-cell office:value-type="percentage" office:value="0.272842276112278">
            <text:p>27.28%</text:p>
          </table:table-cell>
          <table:table-cell table:number-columns-repeated="2"/>
        </table:table-row>
        <table:table-row table:style-name="ro1">
          <table:table-cell office:value-type="string">
            <text:p>000998</text:p>
          </table:table-cell>
          <table:table-cell office:value-type="string">
            <text:p>隆平高科</text:p>
          </table:table-cell>
          <table:table-cell office:value-type="float" office:value="7942820000">
            <text:p>7942820000</text:p>
          </table:table-cell>
          <table:table-cell office:value-type="float" office:value="2167670000">
            <text:p>2167670000</text:p>
          </table:table-cell>
          <table:table-cell office:value-type="percentage" office:value="0.272909369720074">
            <text:p>27.29%</text:p>
          </table:table-cell>
          <table:table-cell table:number-columns-repeated="2"/>
        </table:table-row>
        <table:table-row table:style-name="ro1">
          <table:table-cell office:value-type="string">
            <text:p>603919</text:p>
          </table:table-cell>
          <table:table-cell office:value-type="string">
            <text:p>金徽酒</text:p>
          </table:table-cell>
          <table:table-cell office:value-type="float" office:value="2258260000">
            <text:p>2258260000</text:p>
          </table:table-cell>
          <table:table-cell office:value-type="float" office:value="616620000">
            <text:p>616620000</text:p>
          </table:table-cell>
          <table:table-cell office:value-type="percentage" office:value="0.273050933019227">
            <text:p>27.31%</text:p>
          </table:table-cell>
          <table:table-cell table:number-columns-repeated="2"/>
        </table:table-row>
        <table:table-row table:style-name="ro1">
          <table:table-cell office:value-type="string">
            <text:p>300310</text:p>
          </table:table-cell>
          <table:table-cell office:value-type="string">
            <text:p>宜通世纪</text:p>
          </table:table-cell>
          <table:table-cell office:value-type="float" office:value="3251410000">
            <text:p>3251410000</text:p>
          </table:table-cell>
          <table:table-cell office:value-type="float" office:value="889920000">
            <text:p>889920000</text:p>
          </table:table-cell>
          <table:table-cell office:value-type="percentage" office:value="0.273702793557257">
            <text:p>27.37%</text:p>
          </table:table-cell>
          <table:table-cell table:number-columns-repeated="2"/>
        </table:table-row>
        <table:table-row table:style-name="ro1">
          <table:table-cell office:value-type="string">
            <text:p>002503</text:p>
          </table:table-cell>
          <table:table-cell office:value-type="string">
            <text:p>搜于特</text:p>
          </table:table-cell>
          <table:table-cell office:value-type="float" office:value="7194700000">
            <text:p>7194700000</text:p>
          </table:table-cell>
          <table:table-cell office:value-type="float" office:value="1971690000">
            <text:p>1971690000</text:p>
          </table:table-cell>
          <table:table-cell office:value-type="percentage" office:value="0.274047562789275">
            <text:p>27.40%</text:p>
          </table:table-cell>
          <table:table-cell table:number-columns-repeated="2"/>
        </table:table-row>
        <table:table-row table:style-name="ro1">
          <table:table-cell office:value-type="string">
            <text:p>600727</text:p>
          </table:table-cell>
          <table:table-cell office:value-type="string">
            <text:p>鲁北化工</text:p>
          </table:table-cell>
          <table:table-cell office:value-type="float" office:value="1494960000">
            <text:p>1494960000</text:p>
          </table:table-cell>
          <table:table-cell office:value-type="float" office:value="409810000">
            <text:p>409810000</text:p>
          </table:table-cell>
          <table:table-cell office:value-type="percentage" office:value="0.274127735859153">
            <text:p>27.41%</text:p>
          </table:table-cell>
          <table:table-cell table:number-columns-repeated="2"/>
        </table:table-row>
        <table:table-row table:style-name="ro1">
          <table:table-cell office:value-type="string">
            <text:p>603009</text:p>
          </table:table-cell>
          <table:table-cell office:value-type="string">
            <text:p>北特科技</text:p>
          </table:table-cell>
          <table:table-cell office:value-type="float" office:value="1767040000">
            <text:p>1767040000</text:p>
          </table:table-cell>
          <table:table-cell office:value-type="float" office:value="484480000">
            <text:p>484480000</text:p>
          </table:table-cell>
          <table:table-cell office:value-type="percentage" office:value="0.274176023180007">
            <text:p>27.42%</text:p>
          </table:table-cell>
          <table:table-cell table:number-columns-repeated="2"/>
        </table:table-row>
        <table:table-row table:style-name="ro1">
          <table:table-cell office:value-type="string">
            <text:p>300009</text:p>
          </table:table-cell>
          <table:table-cell office:value-type="string">
            <text:p>安科生物</text:p>
          </table:table-cell>
          <table:table-cell office:value-type="float" office:value="1965240000">
            <text:p>1965240000</text:p>
          </table:table-cell>
          <table:table-cell office:value-type="float" office:value="539040000">
            <text:p>539040000</text:p>
          </table:table-cell>
          <table:table-cell office:value-type="percentage" office:value="0.274287109971301">
            <text:p>27.43%</text:p>
          </table:table-cell>
          <table:table-cell table:number-columns-repeated="2"/>
        </table:table-row>
        <table:table-row table:style-name="ro1">
          <table:table-cell office:value-type="string">
            <text:p>601311</text:p>
          </table:table-cell>
          <table:table-cell office:value-type="string">
            <text:p>骆驼股份</text:p>
          </table:table-cell>
          <table:table-cell office:value-type="float" office:value="6931730000">
            <text:p>6931730000</text:p>
          </table:table-cell>
          <table:table-cell office:value-type="float" office:value="1904700000">
            <text:p>1904700000</text:p>
          </table:table-cell>
          <table:table-cell office:value-type="percentage" office:value="0.274779889003178">
            <text:p>27.48%</text:p>
          </table:table-cell>
          <table:table-cell table:number-columns-repeated="2"/>
        </table:table-row>
        <table:table-row table:style-name="ro1">
          <table:table-cell office:value-type="string">
            <text:p>300032</text:p>
          </table:table-cell>
          <table:table-cell office:value-type="string">
            <text:p>金龙机电</text:p>
          </table:table-cell>
          <table:table-cell office:value-type="float" office:value="6445350000">
            <text:p>6445350000</text:p>
          </table:table-cell>
          <table:table-cell office:value-type="float" office:value="1773550000">
            <text:p>1773550000</text:p>
          </table:table-cell>
          <table:table-cell office:value-type="percentage" office:value="0.275167368723188">
            <text:p>27.52%</text:p>
          </table:table-cell>
          <table:table-cell table:number-columns-repeated="2"/>
        </table:table-row>
        <table:table-row table:style-name="ro1">
          <table:table-cell office:value-type="string">
            <text:p>603026</text:p>
          </table:table-cell>
          <table:table-cell office:value-type="string">
            <text:p>石大胜华</text:p>
          </table:table-cell>
          <table:table-cell office:value-type="float" office:value="2201010000">
            <text:p>2201010000</text:p>
          </table:table-cell>
          <table:table-cell office:value-type="float" office:value="605680000">
            <text:p>605680000</text:p>
          </table:table-cell>
          <table:table-cell office:value-type="percentage" office:value="0.27518275700701">
            <text:p>27.52%</text:p>
          </table:table-cell>
          <table:table-cell table:number-columns-repeated="2"/>
        </table:table-row>
        <table:table-row table:style-name="ro1">
          <table:table-cell office:value-type="string">
            <text:p>603366</text:p>
          </table:table-cell>
          <table:table-cell office:value-type="string">
            <text:p>日出东方</text:p>
          </table:table-cell>
          <table:table-cell office:value-type="float" office:value="5221420000">
            <text:p>5221420000</text:p>
          </table:table-cell>
          <table:table-cell office:value-type="float" office:value="1438310000">
            <text:p>1438310000</text:p>
          </table:table-cell>
          <table:table-cell office:value-type="percentage" office:value="0.275463379693647">
            <text:p>27.55%</text:p>
          </table:table-cell>
          <table:table-cell table:number-columns-repeated="2"/>
        </table:table-row>
        <table:table-row table:style-name="ro1">
          <table:table-cell office:value-type="string">
            <text:p>603218</text:p>
          </table:table-cell>
          <table:table-cell office:value-type="string">
            <text:p>日月股份</text:p>
          </table:table-cell>
          <table:table-cell office:value-type="float" office:value="3589250000">
            <text:p>3589250000</text:p>
          </table:table-cell>
          <table:table-cell office:value-type="float" office:value="989110000">
            <text:p>989110000</text:p>
          </table:table-cell>
          <table:table-cell office:value-type="percentage" office:value="0.275575677369924">
            <text:p>27.56%</text:p>
          </table:table-cell>
          <table:table-cell table:number-columns-repeated="2"/>
        </table:table-row>
        <table:table-row table:style-name="ro1">
          <table:table-cell office:value-type="string">
            <text:p>603968</text:p>
          </table:table-cell>
          <table:table-cell office:value-type="string">
            <text:p>醋化股份</text:p>
          </table:table-cell>
          <table:table-cell office:value-type="float" office:value="1743930000">
            <text:p>1743930000</text:p>
          </table:table-cell>
          <table:table-cell office:value-type="float" office:value="480970000">
            <text:p>480970000</text:p>
          </table:table-cell>
          <table:table-cell office:value-type="percentage" office:value="0.27579662027719">
            <text:p>27.58%</text:p>
          </table:table-cell>
          <table:table-cell table:number-columns-repeated="2"/>
        </table:table-row>
        <table:table-row table:style-name="ro1">
          <table:table-cell office:value-type="string">
            <text:p>300033</text:p>
          </table:table-cell>
          <table:table-cell office:value-type="string">
            <text:p>同花顺</text:p>
          </table:table-cell>
          <table:table-cell office:value-type="float" office:value="4079170000">
            <text:p>4079170000</text:p>
          </table:table-cell>
          <table:table-cell office:value-type="float" office:value="1125990000">
            <text:p>1125990000</text:p>
          </table:table-cell>
          <table:table-cell office:value-type="percentage" office:value="0.276034095171322">
            <text:p>27.60%</text:p>
          </table:table-cell>
          <table:table-cell table:number-columns-repeated="2"/>
        </table:table-row>
        <table:table-row table:style-name="ro1">
          <table:table-cell office:value-type="string">
            <text:p>002012</text:p>
          </table:table-cell>
          <table:table-cell office:value-type="string">
            <text:p>凯恩股份</text:p>
          </table:table-cell>
          <table:table-cell office:value-type="float" office:value="1748610000">
            <text:p>1748610000</text:p>
          </table:table-cell>
          <table:table-cell office:value-type="float" office:value="482830000">
            <text:p>482830000</text:p>
          </table:table-cell>
          <table:table-cell office:value-type="percentage" office:value="0.27612217704348">
            <text:p>27.61%</text:p>
          </table:table-cell>
          <table:table-cell table:number-columns-repeated="2"/>
        </table:table-row>
        <table:table-row table:style-name="ro1">
          <table:table-cell office:value-type="string">
            <text:p>002424</text:p>
          </table:table-cell>
          <table:table-cell office:value-type="string">
            <text:p>贵州百灵</text:p>
          </table:table-cell>
          <table:table-cell office:value-type="float" office:value="4235960000">
            <text:p>4235960000</text:p>
          </table:table-cell>
          <table:table-cell office:value-type="float" office:value="1170610000">
            <text:p>1170610000</text:p>
          </table:table-cell>
          <table:table-cell office:value-type="percentage" office:value="0.276350579325584">
            <text:p>27.64%</text:p>
          </table:table-cell>
          <table:table-cell table:number-columns-repeated="2"/>
        </table:table-row>
        <table:table-row table:style-name="ro1">
          <table:table-cell office:value-type="string">
            <text:p>300571</text:p>
          </table:table-cell>
          <table:table-cell office:value-type="string">
            <text:p>平治信息</text:p>
          </table:table-cell>
          <table:table-cell office:value-type="float" office:value="345880000">
            <text:p>345880000</text:p>
          </table:table-cell>
          <table:table-cell office:value-type="float" office:value="95660000">
            <text:p>95660000</text:p>
          </table:table-cell>
          <table:table-cell office:value-type="percentage" office:value="0.276569908638834">
            <text:p>27.66%</text:p>
          </table:table-cell>
          <table:table-cell table:number-columns-repeated="2"/>
        </table:table-row>
        <table:table-row table:style-name="ro1">
          <table:table-cell office:value-type="string">
            <text:p>002675</text:p>
          </table:table-cell>
          <table:table-cell office:value-type="string">
            <text:p>东诚药业</text:p>
          </table:table-cell>
          <table:table-cell office:value-type="float" office:value="4267940000">
            <text:p>4267940000</text:p>
          </table:table-cell>
          <table:table-cell office:value-type="float" office:value="1183950000">
            <text:p>1183950000</text:p>
          </table:table-cell>
          <table:table-cell office:value-type="percentage" office:value="0.277405493048168">
            <text:p>27.74%</text:p>
          </table:table-cell>
          <table:table-cell table:number-columns-repeated="2"/>
        </table:table-row>
        <table:table-row table:style-name="ro1">
          <table:table-cell office:value-type="string">
            <text:p>300383</text:p>
          </table:table-cell>
          <table:table-cell office:value-type="string">
            <text:p>光环新网</text:p>
          </table:table-cell>
          <table:table-cell office:value-type="float" office:value="8917620000">
            <text:p>8917620000</text:p>
          </table:table-cell>
          <table:table-cell office:value-type="float" office:value="2473910000">
            <text:p>2473910000</text:p>
          </table:table-cell>
          <table:table-cell office:value-type="percentage" office:value="0.277418190055194">
            <text:p>27.74%</text:p>
          </table:table-cell>
          <table:table-cell table:number-columns-repeated="2"/>
        </table:table-row>
        <table:table-row table:style-name="ro2">
          <table:table-cell office:value-type="string">
            <text:p>600844</text:p>
          </table:table-cell>
          <table:table-cell office:value-type="string">
            <text:p>*ST丹科</text:p>
          </table:table-cell>
          <table:table-cell office:value-type="float" office:value="3309150000">
            <text:p>3309150000</text:p>
          </table:table-cell>
          <table:table-cell office:value-type="float" office:value="918680000">
            <text:p>918680000</text:p>
          </table:table-cell>
          <table:table-cell office:value-type="percentage" office:value="0.277618119456658">
            <text:p>27.76%</text:p>
          </table:table-cell>
          <table:table-cell table:number-columns-repeated="2"/>
        </table:table-row>
        <table:table-row table:style-name="ro1">
          <table:table-cell office:value-type="string">
            <text:p>300015</text:p>
          </table:table-cell>
          <table:table-cell office:value-type="string">
            <text:p>爱尔眼科</text:p>
          </table:table-cell>
          <table:table-cell office:value-type="float" office:value="4065930000">
            <text:p>4065930000</text:p>
          </table:table-cell>
          <table:table-cell office:value-type="float" office:value="1128900000">
            <text:p>1128900000</text:p>
          </table:table-cell>
          <table:table-cell office:value-type="percentage" office:value="0.277648656027034">
            <text:p>27.76%</text:p>
          </table:table-cell>
          <table:table-cell table:number-columns-repeated="2"/>
        </table:table-row>
        <table:table-row table:style-name="ro1">
          <table:table-cell office:value-type="string">
            <text:p>300181</text:p>
          </table:table-cell>
          <table:table-cell office:value-type="string">
            <text:p>佐力药业</text:p>
          </table:table-cell>
          <table:table-cell office:value-type="float" office:value="2037850000">
            <text:p>2037850000</text:p>
          </table:table-cell>
          <table:table-cell office:value-type="float" office:value="566000000">
            <text:p>566000000</text:p>
          </table:table-cell>
          <table:table-cell office:value-type="percentage" office:value="0.277743700468631">
            <text:p>27.77%</text:p>
          </table:table-cell>
          <table:table-cell table:number-columns-repeated="2"/>
        </table:table-row>
        <table:table-row table:style-name="ro1">
          <table:table-cell office:value-type="string">
            <text:p>300573</text:p>
          </table:table-cell>
          <table:table-cell office:value-type="string">
            <text:p>兴齐眼药</text:p>
          </table:table-cell>
          <table:table-cell office:value-type="float" office:value="721410000">
            <text:p>721410000</text:p>
          </table:table-cell>
          <table:table-cell office:value-type="float" office:value="200470000">
            <text:p>200470000</text:p>
          </table:table-cell>
          <table:table-cell office:value-type="percentage" office:value="0.277886361431086">
            <text:p>27.79%</text:p>
          </table:table-cell>
          <table:table-cell table:number-columns-repeated="2"/>
        </table:table-row>
        <table:table-row table:style-name="ro2">
          <table:table-cell office:value-type="string">
            <text:p>600182</text:p>
          </table:table-cell>
          <table:table-cell office:value-type="string">
            <text:p>S佳通</text:p>
          </table:table-cell>
          <table:table-cell office:value-type="float" office:value="2349580000">
            <text:p>2349580000</text:p>
          </table:table-cell>
          <table:table-cell office:value-type="float" office:value="653000000">
            <text:p>653000000</text:p>
          </table:table-cell>
          <table:table-cell office:value-type="percentage" office:value="0.277922011593561">
            <text:p>27.79%</text:p>
          </table:table-cell>
          <table:table-cell table:number-columns-repeated="2"/>
        </table:table-row>
        <table:table-row table:style-name="ro1">
          <table:table-cell office:value-type="string">
            <text:p>603868</text:p>
          </table:table-cell>
          <table:table-cell office:value-type="string">
            <text:p>飞科电器</text:p>
          </table:table-cell>
          <table:table-cell office:value-type="float" office:value="2784340000">
            <text:p>2784340000</text:p>
          </table:table-cell>
          <table:table-cell office:value-type="float" office:value="773890000">
            <text:p>773890000</text:p>
          </table:table-cell>
          <table:table-cell office:value-type="percentage" office:value="0.277943785600896">
            <text:p>27.79%</text:p>
          </table:table-cell>
          <table:table-cell table:number-columns-repeated="2"/>
        </table:table-row>
        <table:table-row table:style-name="ro1">
          <table:table-cell office:value-type="string">
            <text:p>002604</text:p>
          </table:table-cell>
          <table:table-cell office:value-type="string">
            <text:p>龙力生物</text:p>
          </table:table-cell>
          <table:table-cell office:value-type="float" office:value="4226450000">
            <text:p>4226450000</text:p>
          </table:table-cell>
          <table:table-cell office:value-type="float" office:value="1174770000">
            <text:p>1174770000</text:p>
          </table:table-cell>
          <table:table-cell office:value-type="percentage" office:value="0.277956677589939">
            <text:p>27.80%</text:p>
          </table:table-cell>
          <table:table-cell table:number-columns-repeated="2"/>
        </table:table-row>
        <table:table-row table:style-name="ro1">
          <table:table-cell office:value-type="string">
            <text:p>002053</text:p>
          </table:table-cell>
          <table:table-cell office:value-type="string">
            <text:p>云南能投</text:p>
          </table:table-cell>
          <table:table-cell office:value-type="float" office:value="3271190000">
            <text:p>3271190000</text:p>
          </table:table-cell>
          <table:table-cell office:value-type="float" office:value="911200000">
            <text:p>911200000</text:p>
          </table:table-cell>
          <table:table-cell office:value-type="percentage" office:value="0.278553064786821">
            <text:p>27.86%</text:p>
          </table:table-cell>
          <table:table-cell table:number-columns-repeated="2"/>
        </table:table-row>
        <table:table-row table:style-name="ro1">
          <table:table-cell office:value-type="string">
            <text:p>300269</text:p>
          </table:table-cell>
          <table:table-cell office:value-type="string">
            <text:p>联建光电</text:p>
          </table:table-cell>
          <table:table-cell office:value-type="float" office:value="7430060000">
            <text:p>7430060000</text:p>
          </table:table-cell>
          <table:table-cell office:value-type="float" office:value="2073470000">
            <text:p>2073470000</text:p>
          </table:table-cell>
          <table:table-cell office:value-type="percentage" office:value="0.279065041197514">
            <text:p>27.91%</text:p>
          </table:table-cell>
          <table:table-cell table:number-columns-repeated="2"/>
        </table:table-row>
        <table:table-row table:style-name="ro1">
          <table:table-cell office:value-type="string">
            <text:p>002334</text:p>
          </table:table-cell>
          <table:table-cell office:value-type="string">
            <text:p>英威腾</text:p>
          </table:table-cell>
          <table:table-cell office:value-type="float" office:value="2583140000">
            <text:p>2583140000</text:p>
          </table:table-cell>
          <table:table-cell office:value-type="float" office:value="721220000">
            <text:p>721220000</text:p>
          </table:table-cell>
          <table:table-cell office:value-type="percentage" office:value="0.279202830663456">
            <text:p>27.92%</text:p>
          </table:table-cell>
          <table:table-cell table:number-columns-repeated="2"/>
        </table:table-row>
        <table:table-row table:style-name="ro1">
          <table:table-cell office:value-type="string">
            <text:p>002117</text:p>
          </table:table-cell>
          <table:table-cell office:value-type="string">
            <text:p>东港股份</text:p>
          </table:table-cell>
          <table:table-cell office:value-type="float" office:value="2209100000">
            <text:p>2209100000</text:p>
          </table:table-cell>
          <table:table-cell office:value-type="float" office:value="616820000">
            <text:p>616820000</text:p>
          </table:table-cell>
          <table:table-cell office:value-type="percentage" office:value="0.279217780996786">
            <text:p>27.92%</text:p>
          </table:table-cell>
          <table:table-cell table:number-columns-repeated="2"/>
        </table:table-row>
        <table:table-row table:style-name="ro1">
          <table:table-cell office:value-type="string">
            <text:p>000156</text:p>
          </table:table-cell>
          <table:table-cell office:value-type="string">
            <text:p>华数传媒</text:p>
          </table:table-cell>
          <table:table-cell office:value-type="float" office:value="14032840000">
            <text:p>14032840000</text:p>
          </table:table-cell>
          <table:table-cell office:value-type="float" office:value="3919060000">
            <text:p>3919060000</text:p>
          </table:table-cell>
          <table:table-cell office:value-type="percentage" office:value="0.279277751331876">
            <text:p>27.93%</text:p>
          </table:table-cell>
          <table:table-cell table:number-columns-repeated="2"/>
        </table:table-row>
        <table:table-row table:style-name="ro1">
          <table:table-cell office:value-type="string">
            <text:p>300188</text:p>
          </table:table-cell>
          <table:table-cell office:value-type="string">
            <text:p>美亚柏科</text:p>
          </table:table-cell>
          <table:table-cell office:value-type="float" office:value="2626750000">
            <text:p>2626750000</text:p>
          </table:table-cell>
          <table:table-cell office:value-type="float" office:value="734140000">
            <text:p>734140000</text:p>
          </table:table-cell>
          <table:table-cell office:value-type="percentage" office:value="0.279486056914438">
            <text:p>27.95%</text:p>
          </table:table-cell>
          <table:table-cell table:number-columns-repeated="2"/>
        </table:table-row>
        <table:table-row table:style-name="ro1">
          <table:table-cell office:value-type="string">
            <text:p>002191</text:p>
          </table:table-cell>
          <table:table-cell office:value-type="string">
            <text:p>劲嘉股份</text:p>
          </table:table-cell>
          <table:table-cell office:value-type="float" office:value="6680680000">
            <text:p>6680680000</text:p>
          </table:table-cell>
          <table:table-cell office:value-type="float" office:value="1868970000">
            <text:p>1868970000</text:p>
          </table:table-cell>
          <table:table-cell office:value-type="percentage" office:value="0.279757449840435">
            <text:p>27.98%</text:p>
          </table:table-cell>
          <table:table-cell table:number-columns-repeated="2"/>
        </table:table-row>
        <table:table-row table:style-name="ro1">
          <table:table-cell office:value-type="string">
            <text:p>002703</text:p>
          </table:table-cell>
          <table:table-cell office:value-type="string">
            <text:p>浙江世宝</text:p>
          </table:table-cell>
          <table:table-cell office:value-type="float" office:value="2074740000">
            <text:p>2074740000</text:p>
          </table:table-cell>
          <table:table-cell office:value-type="float" office:value="580870000">
            <text:p>580870000</text:p>
          </table:table-cell>
          <table:table-cell office:value-type="percentage" office:value="0.279972430280421">
            <text:p>28.00%</text:p>
          </table:table-cell>
          <table:table-cell table:number-columns-repeated="2"/>
        </table:table-row>
        <table:table-row table:style-name="ro1">
          <table:table-cell office:value-type="string">
            <text:p>603377</text:p>
          </table:table-cell>
          <table:table-cell office:value-type="string">
            <text:p>东方时尚</text:p>
          </table:table-cell>
          <table:table-cell office:value-type="float" office:value="2630030000">
            <text:p>2630030000</text:p>
          </table:table-cell>
          <table:table-cell office:value-type="float" office:value="736710000">
            <text:p>736710000</text:p>
          </table:table-cell>
          <table:table-cell office:value-type="percentage" office:value="0.280114675497998">
            <text:p>28.01%</text:p>
          </table:table-cell>
          <table:table-cell table:number-columns-repeated="2"/>
        </table:table-row>
        <table:table-row table:style-name="ro1">
          <table:table-cell office:value-type="string">
            <text:p>600805</text:p>
          </table:table-cell>
          <table:table-cell office:value-type="string">
            <text:p>悦达投资</text:p>
          </table:table-cell>
          <table:table-cell office:value-type="float" office:value="9822280000">
            <text:p>9822280000</text:p>
          </table:table-cell>
          <table:table-cell office:value-type="float" office:value="2757680000">
            <text:p>2757680000</text:p>
          </table:table-cell>
          <table:table-cell office:value-type="percentage" office:value="0.280757624502661">
            <text:p>28.08%</text:p>
          </table:table-cell>
          <table:table-cell table:number-columns-repeated="2"/>
        </table:table-row>
        <table:table-row table:style-name="ro1">
          <table:table-cell office:value-type="string">
            <text:p>600538</text:p>
          </table:table-cell>
          <table:table-cell office:value-type="string">
            <text:p>国发股份</text:p>
          </table:table-cell>
          <table:table-cell office:value-type="float" office:value="957710000">
            <text:p>957710000</text:p>
          </table:table-cell>
          <table:table-cell office:value-type="float" office:value="268930000">
            <text:p>268930000</text:p>
          </table:table-cell>
          <table:table-cell office:value-type="percentage" office:value="0.280805254200123">
            <text:p>28.08%</text:p>
          </table:table-cell>
          <table:table-cell table:number-columns-repeated="2"/>
        </table:table-row>
        <table:table-row table:style-name="ro1">
          <table:table-cell office:value-type="string">
            <text:p>300253</text:p>
          </table:table-cell>
          <table:table-cell office:value-type="string">
            <text:p>卫宁健康</text:p>
          </table:table-cell>
          <table:table-cell office:value-type="float" office:value="3346710000">
            <text:p>3346710000</text:p>
          </table:table-cell>
          <table:table-cell office:value-type="float" office:value="939970000">
            <text:p>939970000</text:p>
          </table:table-cell>
          <table:table-cell office:value-type="percentage" office:value="0.280863893196602">
            <text:p>28.09%</text:p>
          </table:table-cell>
          <table:table-cell table:number-columns-repeated="2"/>
        </table:table-row>
        <table:table-row table:style-name="ro1">
          <table:table-cell office:value-type="string">
            <text:p>601595</text:p>
          </table:table-cell>
          <table:table-cell office:value-type="string">
            <text:p>上海电影</text:p>
          </table:table-cell>
          <table:table-cell office:value-type="float" office:value="2750450000">
            <text:p>2750450000</text:p>
          </table:table-cell>
          <table:table-cell office:value-type="float" office:value="773790000">
            <text:p>773790000</text:p>
          </table:table-cell>
          <table:table-cell office:value-type="percentage" office:value="0.281332145648894">
            <text:p>28.13%</text:p>
          </table:table-cell>
          <table:table-cell table:number-columns-repeated="2"/>
        </table:table-row>
        <table:table-row table:style-name="ro1">
          <table:table-cell office:value-type="string">
            <text:p>002836</text:p>
          </table:table-cell>
          <table:table-cell office:value-type="string">
            <text:p>新宏泽</text:p>
          </table:table-cell>
          <table:table-cell office:value-type="float" office:value="550360000">
            <text:p>550360000</text:p>
          </table:table-cell>
          <table:table-cell office:value-type="float" office:value="154860000">
            <text:p>154860000</text:p>
          </table:table-cell>
          <table:table-cell office:value-type="percentage" office:value="0.281379460716622">
            <text:p>28.14%</text:p>
          </table:table-cell>
          <table:table-cell table:number-columns-repeated="2"/>
        </table:table-row>
        <table:table-row table:style-name="ro1">
          <table:table-cell office:value-type="string">
            <text:p>603839</text:p>
          </table:table-cell>
          <table:table-cell office:value-type="string">
            <text:p>安正时尚</text:p>
          </table:table-cell>
          <table:table-cell office:value-type="float" office:value="1785090000">
            <text:p>1785090000</text:p>
          </table:table-cell>
          <table:table-cell office:value-type="float" office:value="502440000">
            <text:p>502440000</text:p>
          </table:table-cell>
          <table:table-cell office:value-type="percentage" office:value="0.281464800094113">
            <text:p>28.15%</text:p>
          </table:table-cell>
          <table:table-cell table:number-columns-repeated="2"/>
        </table:table-row>
        <table:table-row table:style-name="ro1">
          <table:table-cell office:value-type="string">
            <text:p>603888</text:p>
          </table:table-cell>
          <table:table-cell office:value-type="string">
            <text:p>新华网</text:p>
          </table:table-cell>
          <table:table-cell office:value-type="float" office:value="3282870000">
            <text:p>3282870000</text:p>
          </table:table-cell>
          <table:table-cell office:value-type="float" office:value="924150000">
            <text:p>924150000</text:p>
          </table:table-cell>
          <table:table-cell office:value-type="percentage" office:value="0.281506730391395">
            <text:p>28.15%</text:p>
          </table:table-cell>
          <table:table-cell table:number-columns-repeated="2"/>
        </table:table-row>
        <table:table-row table:style-name="ro1">
          <table:table-cell office:value-type="string">
            <text:p>002557</text:p>
          </table:table-cell>
          <table:table-cell office:value-type="string">
            <text:p>洽洽食品</text:p>
          </table:table-cell>
          <table:table-cell office:value-type="float" office:value="4220140000">
            <text:p>4220140000</text:p>
          </table:table-cell>
          <table:table-cell office:value-type="float" office:value="1188660000">
            <text:p>1188660000</text:p>
          </table:table-cell>
          <table:table-cell office:value-type="percentage" office:value="0.281663641490567">
            <text:p>28.17%</text:p>
          </table:table-cell>
          <table:table-cell table:number-columns-repeated="2"/>
        </table:table-row>
        <table:table-row table:style-name="ro1">
          <table:table-cell office:value-type="string">
            <text:p>300554</text:p>
          </table:table-cell>
          <table:table-cell office:value-type="string">
            <text:p>三超新材</text:p>
          </table:table-cell>
          <table:table-cell office:value-type="float" office:value="311330000">
            <text:p>311330000</text:p>
          </table:table-cell>
          <table:table-cell office:value-type="float" office:value="87740000">
            <text:p>87740000</text:p>
          </table:table-cell>
          <table:table-cell office:value-type="percentage" office:value="0.281823145858093">
            <text:p>28.18%</text:p>
          </table:table-cell>
          <table:table-cell table:number-columns-repeated="2"/>
        </table:table-row>
        <table:table-row table:style-name="ro1">
          <table:table-cell office:value-type="string">
            <text:p>603088</text:p>
          </table:table-cell>
          <table:table-cell office:value-type="string">
            <text:p>宁波精达</text:p>
          </table:table-cell>
          <table:table-cell office:value-type="float" office:value="656210000">
            <text:p>656210000</text:p>
          </table:table-cell>
          <table:table-cell office:value-type="float" office:value="185010000">
            <text:p>185010000</text:p>
          </table:table-cell>
          <table:table-cell office:value-type="percentage" office:value="0.281937184742689">
            <text:p>28.19%</text:p>
          </table:table-cell>
          <table:table-cell table:number-columns-repeated="2"/>
        </table:table-row>
        <table:table-row table:style-name="ro1">
          <table:table-cell office:value-type="string">
            <text:p>600530</text:p>
          </table:table-cell>
          <table:table-cell office:value-type="string">
            <text:p>交大昂立</text:p>
          </table:table-cell>
          <table:table-cell office:value-type="float" office:value="2465140000">
            <text:p>2465140000</text:p>
          </table:table-cell>
          <table:table-cell office:value-type="float" office:value="695060000">
            <text:p>695060000</text:p>
          </table:table-cell>
          <table:table-cell office:value-type="percentage" office:value="0.28195558872924">
            <text:p>28.20%</text:p>
          </table:table-cell>
          <table:table-cell table:number-columns-repeated="2"/>
        </table:table-row>
        <table:table-row table:style-name="ro1">
          <table:table-cell office:value-type="string">
            <text:p>600012</text:p>
          </table:table-cell>
          <table:table-cell office:value-type="string">
            <text:p>皖通高速</text:p>
          </table:table-cell>
          <table:table-cell office:value-type="float" office:value="13120800000">
            <text:p>13120800000</text:p>
          </table:table-cell>
          <table:table-cell office:value-type="float" office:value="3700660000">
            <text:p>3700660000</text:p>
          </table:table-cell>
          <table:table-cell office:value-type="percentage" office:value="0.282045302115725">
            <text:p>28.20%</text:p>
          </table:table-cell>
          <table:table-cell table:number-columns-repeated="2"/>
        </table:table-row>
        <table:table-row table:style-name="ro1">
          <table:table-cell office:value-type="string">
            <text:p>000519</text:p>
          </table:table-cell>
          <table:table-cell office:value-type="string">
            <text:p>中兵红箭</text:p>
          </table:table-cell>
          <table:table-cell office:value-type="float" office:value="10266500000">
            <text:p>10266500000</text:p>
          </table:table-cell>
          <table:table-cell office:value-type="float" office:value="2896560000">
            <text:p>2896560000</text:p>
          </table:table-cell>
          <table:table-cell office:value-type="percentage" office:value="0.282137047679345">
            <text:p>28.21%</text:p>
          </table:table-cell>
          <table:table-cell table:number-columns-repeated="2"/>
        </table:table-row>
        <table:table-row table:style-name="ro1">
          <table:table-cell office:value-type="string">
            <text:p>002685</text:p>
          </table:table-cell>
          <table:table-cell office:value-type="string">
            <text:p>华东重机</text:p>
          </table:table-cell>
          <table:table-cell office:value-type="float" office:value="1895540000">
            <text:p>1895540000</text:p>
          </table:table-cell>
          <table:table-cell office:value-type="float" office:value="535080000">
            <text:p>535080000</text:p>
          </table:table-cell>
          <table:table-cell office:value-type="percentage" office:value="0.282283676419384">
            <text:p>28.23%</text:p>
          </table:table-cell>
          <table:table-cell table:number-columns-repeated="2"/>
        </table:table-row>
        <table:table-row table:style-name="ro1">
          <table:table-cell office:value-type="string">
            <text:p>603788</text:p>
          </table:table-cell>
          <table:table-cell office:value-type="string">
            <text:p>宁波高发</text:p>
          </table:table-cell>
          <table:table-cell office:value-type="float" office:value="1187270000">
            <text:p>1187270000</text:p>
          </table:table-cell>
          <table:table-cell office:value-type="float" office:value="335380000">
            <text:p>335380000</text:p>
          </table:table-cell>
          <table:table-cell office:value-type="percentage" office:value="0.282479975068855">
            <text:p>28.25%</text:p>
          </table:table-cell>
          <table:table-cell table:number-columns-repeated="2"/>
        </table:table-row>
        <table:table-row table:style-name="ro1">
          <table:table-cell office:value-type="string">
            <text:p>603012</text:p>
          </table:table-cell>
          <table:table-cell office:value-type="string">
            <text:p>创力集团</text:p>
          </table:table-cell>
          <table:table-cell office:value-type="float" office:value="3460230000">
            <text:p>3460230000</text:p>
          </table:table-cell>
          <table:table-cell office:value-type="float" office:value="977740000">
            <text:p>977740000</text:p>
          </table:table-cell>
          <table:table-cell office:value-type="percentage" office:value="0.282565031804244">
            <text:p>28.26%</text:p>
          </table:table-cell>
          <table:table-cell table:number-columns-repeated="2"/>
        </table:table-row>
        <table:table-row table:style-name="ro1">
          <table:table-cell office:value-type="string">
            <text:p>000661</text:p>
          </table:table-cell>
          <table:table-cell office:value-type="string">
            <text:p>长春高新</text:p>
          </table:table-cell>
          <table:table-cell office:value-type="float" office:value="6203520000">
            <text:p>6203520000</text:p>
          </table:table-cell>
          <table:table-cell office:value-type="float" office:value="1753070000">
            <text:p>1753070000</text:p>
          </table:table-cell>
          <table:table-cell office:value-type="percentage" office:value="0.282592786031156">
            <text:p>28.26%</text:p>
          </table:table-cell>
          <table:table-cell table:number-columns-repeated="2"/>
        </table:table-row>
        <table:table-row table:style-name="ro1">
          <table:table-cell office:value-type="string">
            <text:p>600816</text:p>
          </table:table-cell>
          <table:table-cell office:value-type="string">
            <text:p>安信信托</text:p>
          </table:table-cell>
          <table:table-cell office:value-type="float" office:value="19125700000">
            <text:p>19125700000</text:p>
          </table:table-cell>
          <table:table-cell office:value-type="float" office:value="5407530000">
            <text:p>5407530000</text:p>
          </table:table-cell>
          <table:table-cell office:value-type="percentage" office:value="0.282736318147832">
            <text:p>28.27%</text:p>
          </table:table-cell>
          <table:table-cell table:number-columns-repeated="2"/>
        </table:table-row>
        <table:table-row table:style-name="ro1">
          <table:table-cell office:value-type="string">
            <text:p>002185</text:p>
          </table:table-cell>
          <table:table-cell office:value-type="string">
            <text:p>华天科技</text:p>
          </table:table-cell>
          <table:table-cell office:value-type="float" office:value="7677240000">
            <text:p>7677240000</text:p>
          </table:table-cell>
          <table:table-cell office:value-type="float" office:value="2171850000">
            <text:p>2171850000</text:p>
          </table:table-cell>
          <table:table-cell office:value-type="percentage" office:value="0.282894634009097">
            <text:p>28.29%</text:p>
          </table:table-cell>
          <table:table-cell table:number-columns-repeated="2"/>
        </table:table-row>
        <table:table-row table:style-name="ro1">
          <table:table-cell office:value-type="string">
            <text:p>600232</text:p>
          </table:table-cell>
          <table:table-cell office:value-type="string">
            <text:p>金鹰股份</text:p>
          </table:table-cell>
          <table:table-cell office:value-type="float" office:value="1672140000">
            <text:p>1672140000</text:p>
          </table:table-cell>
          <table:table-cell office:value-type="float" office:value="473480000">
            <text:p>473480000</text:p>
          </table:table-cell>
          <table:table-cell office:value-type="percentage" office:value="0.283158108770797">
            <text:p>28.32%</text:p>
          </table:table-cell>
          <table:table-cell table:number-columns-repeated="2"/>
        </table:table-row>
        <table:table-row table:style-name="ro1">
          <table:table-cell office:value-type="string">
            <text:p>002065</text:p>
          </table:table-cell>
          <table:table-cell office:value-type="string">
            <text:p>东华软件</text:p>
          </table:table-cell>
          <table:table-cell office:value-type="float" office:value="12428190000">
            <text:p>12428190000</text:p>
          </table:table-cell>
          <table:table-cell office:value-type="float" office:value="3522060000">
            <text:p>3522060000</text:p>
          </table:table-cell>
          <table:table-cell office:value-type="percentage" office:value="0.283392835159424">
            <text:p>28.34%</text:p>
          </table:table-cell>
          <table:table-cell table:number-columns-repeated="2"/>
        </table:table-row>
        <table:table-row table:style-name="ro1">
          <table:table-cell office:value-type="string">
            <text:p>600571</text:p>
          </table:table-cell>
          <table:table-cell office:value-type="string">
            <text:p>信雅达</text:p>
          </table:table-cell>
          <table:table-cell office:value-type="float" office:value="1717440000">
            <text:p>1717440000</text:p>
          </table:table-cell>
          <table:table-cell office:value-type="float" office:value="486730000">
            <text:p>486730000</text:p>
          </table:table-cell>
          <table:table-cell office:value-type="percentage" office:value="0.283404369293833">
            <text:p>28.34%</text:p>
          </table:table-cell>
          <table:table-cell table:number-columns-repeated="2"/>
        </table:table-row>
        <table:table-row table:style-name="ro1">
          <table:table-cell office:value-type="string">
            <text:p>300089</text:p>
          </table:table-cell>
          <table:table-cell office:value-type="string">
            <text:p>文化长城</text:p>
          </table:table-cell>
          <table:table-cell office:value-type="float" office:value="2454860000">
            <text:p>2454860000</text:p>
          </table:table-cell>
          <table:table-cell office:value-type="float" office:value="696000000">
            <text:p>696000000</text:p>
          </table:table-cell>
          <table:table-cell office:value-type="percentage" office:value="0.283519223092152">
            <text:p>28.35%</text:p>
          </table:table-cell>
          <table:table-cell table:number-columns-repeated="2"/>
        </table:table-row>
        <table:table-row table:style-name="ro1">
          <table:table-cell office:value-type="string">
            <text:p>300002</text:p>
          </table:table-cell>
          <table:table-cell office:value-type="string">
            <text:p>神州泰岳</text:p>
          </table:table-cell>
          <table:table-cell office:value-type="float" office:value="7031110000">
            <text:p>7031110000</text:p>
          </table:table-cell>
          <table:table-cell office:value-type="float" office:value="1996490000">
            <text:p>1996490000</text:p>
          </table:table-cell>
          <table:table-cell office:value-type="percentage" office:value="0.283950898222329">
            <text:p>28.40%</text:p>
          </table:table-cell>
          <table:table-cell table:number-columns-repeated="2"/>
        </table:table-row>
        <table:table-row table:style-name="ro1">
          <table:table-cell office:value-type="string">
            <text:p>002363</text:p>
          </table:table-cell>
          <table:table-cell office:value-type="string">
            <text:p>隆基机械</text:p>
          </table:table-cell>
          <table:table-cell office:value-type="float" office:value="2702020000">
            <text:p>2702020000</text:p>
          </table:table-cell>
          <table:table-cell office:value-type="float" office:value="767970000">
            <text:p>767970000</text:p>
          </table:table-cell>
          <table:table-cell office:value-type="percentage" office:value="0.284220694147342">
            <text:p>28.42%</text:p>
          </table:table-cell>
          <table:table-cell table:number-columns-repeated="2"/>
        </table:table-row>
        <table:table-row table:style-name="ro1">
          <table:table-cell office:value-type="string">
            <text:p>300319</text:p>
          </table:table-cell>
          <table:table-cell office:value-type="string">
            <text:p>麦捷科技</text:p>
          </table:table-cell>
          <table:table-cell office:value-type="float" office:value="3123650000">
            <text:p>3123650000</text:p>
          </table:table-cell>
          <table:table-cell office:value-type="float" office:value="888190000">
            <text:p>888190000</text:p>
          </table:table-cell>
          <table:table-cell office:value-type="percentage" office:value="0.284343636450947">
            <text:p>28.43%</text:p>
          </table:table-cell>
          <table:table-cell table:number-columns-repeated="2"/>
        </table:table-row>
        <table:table-row table:style-name="ro1">
          <table:table-cell office:value-type="string">
            <text:p>603789</text:p>
          </table:table-cell>
          <table:table-cell office:value-type="string">
            <text:p>星光农机</text:p>
          </table:table-cell>
          <table:table-cell office:value-type="float" office:value="1551030000">
            <text:p>1551030000</text:p>
          </table:table-cell>
          <table:table-cell office:value-type="float" office:value="442010000">
            <text:p>442010000</text:p>
          </table:table-cell>
          <table:table-cell office:value-type="percentage" office:value="0.284978369212717">
            <text:p>28.50%</text:p>
          </table:table-cell>
          <table:table-cell table:number-columns-repeated="2"/>
        </table:table-row>
        <table:table-row table:style-name="ro1">
          <table:table-cell office:value-type="string">
            <text:p>603528</text:p>
          </table:table-cell>
          <table:table-cell office:value-type="string">
            <text:p>多伦科技</text:p>
          </table:table-cell>
          <table:table-cell office:value-type="float" office:value="1910010000">
            <text:p>1910010000</text:p>
          </table:table-cell>
          <table:table-cell office:value-type="float" office:value="544400000">
            <text:p>544400000</text:p>
          </table:table-cell>
          <table:table-cell office:value-type="percentage" office:value="0.28502468573463">
            <text:p>28.50%</text:p>
          </table:table-cell>
          <table:table-cell table:number-columns-repeated="2"/>
        </table:table-row>
        <table:table-row table:style-name="ro1">
          <table:table-cell office:value-type="string">
            <text:p>300010</text:p>
          </table:table-cell>
          <table:table-cell office:value-type="string">
            <text:p>立思辰</text:p>
          </table:table-cell>
          <table:table-cell office:value-type="float" office:value="7585790000">
            <text:p>7585790000</text:p>
          </table:table-cell>
          <table:table-cell office:value-type="float" office:value="2163120000">
            <text:p>2163120000</text:p>
          </table:table-cell>
          <table:table-cell office:value-type="percentage" office:value="0.285154215974869">
            <text:p>28.52%</text:p>
          </table:table-cell>
          <table:table-cell table:number-columns-repeated="2"/>
        </table:table-row>
        <table:table-row table:style-name="ro1">
          <table:table-cell office:value-type="string">
            <text:p>300195</text:p>
          </table:table-cell>
          <table:table-cell office:value-type="string">
            <text:p>长荣股份</text:p>
          </table:table-cell>
          <table:table-cell office:value-type="float" office:value="3638680000">
            <text:p>3638680000</text:p>
          </table:table-cell>
          <table:table-cell office:value-type="float" office:value="1038280000">
            <text:p>1038280000</text:p>
          </table:table-cell>
          <table:table-cell office:value-type="percentage" office:value="0.285345235085251">
            <text:p>28.53%</text:p>
          </table:table-cell>
          <table:table-cell table:number-columns-repeated="2"/>
        </table:table-row>
        <table:table-row table:style-name="ro1">
          <table:table-cell office:value-type="string">
            <text:p>300171</text:p>
          </table:table-cell>
          <table:table-cell office:value-type="string">
            <text:p>东富龙</text:p>
          </table:table-cell>
          <table:table-cell office:value-type="float" office:value="4198020000">
            <text:p>4198020000</text:p>
          </table:table-cell>
          <table:table-cell office:value-type="float" office:value="1198200000">
            <text:p>1198200000</text:p>
          </table:table-cell>
          <table:table-cell office:value-type="percentage" office:value="0.285420269555648">
            <text:p>28.54%</text:p>
          </table:table-cell>
          <table:table-cell table:number-columns-repeated="2"/>
        </table:table-row>
        <table:table-row table:style-name="ro1">
          <table:table-cell office:value-type="string">
            <text:p>300160</text:p>
          </table:table-cell>
          <table:table-cell office:value-type="string">
            <text:p>秀强股份</text:p>
          </table:table-cell>
          <table:table-cell office:value-type="float" office:value="1714090000">
            <text:p>1714090000</text:p>
          </table:table-cell>
          <table:table-cell office:value-type="float" office:value="489320000">
            <text:p>489320000</text:p>
          </table:table-cell>
          <table:table-cell office:value-type="percentage" office:value="0.285469257740259">
            <text:p>28.55%</text:p>
          </table:table-cell>
          <table:table-cell table:number-columns-repeated="2"/>
        </table:table-row>
        <table:table-row table:style-name="ro1">
          <table:table-cell office:value-type="string">
            <text:p>601098</text:p>
          </table:table-cell>
          <table:table-cell office:value-type="string">
            <text:p>中南传媒</text:p>
          </table:table-cell>
          <table:table-cell office:value-type="float" office:value="18618750000">
            <text:p>18618750000</text:p>
          </table:table-cell>
          <table:table-cell office:value-type="float" office:value="5318570000">
            <text:p>5318570000</text:p>
          </table:table-cell>
          <table:table-cell office:value-type="percentage" office:value="0.285656663309835">
            <text:p>28.57%</text:p>
          </table:table-cell>
          <table:table-cell table:number-columns-repeated="2"/>
        </table:table-row>
        <table:table-row table:style-name="ro1">
          <table:table-cell office:value-type="string">
            <text:p>002476</text:p>
          </table:table-cell>
          <table:table-cell office:value-type="string">
            <text:p>宝莫股份</text:p>
          </table:table-cell>
          <table:table-cell office:value-type="float" office:value="1449850000">
            <text:p>1449850000</text:p>
          </table:table-cell>
          <table:table-cell office:value-type="float" office:value="414270000">
            <text:p>414270000</text:p>
          </table:table-cell>
          <table:table-cell office:value-type="percentage" office:value="0.285733006862779">
            <text:p>28.57%</text:p>
          </table:table-cell>
          <table:table-cell table:number-columns-repeated="2"/>
        </table:table-row>
        <table:table-row table:style-name="ro1">
          <table:table-cell office:value-type="string">
            <text:p>300425</text:p>
          </table:table-cell>
          <table:table-cell office:value-type="string">
            <text:p>环能科技</text:p>
          </table:table-cell>
          <table:table-cell office:value-type="float" office:value="2092690000">
            <text:p>2092690000</text:p>
          </table:table-cell>
          <table:table-cell office:value-type="float" office:value="598290000">
            <text:p>598290000</text:p>
          </table:table-cell>
          <table:table-cell office:value-type="percentage" office:value="0.285895187533748">
            <text:p>28.59%</text:p>
          </table:table-cell>
          <table:table-cell table:number-columns-repeated="2"/>
        </table:table-row>
        <table:table-row table:style-name="ro1">
          <table:table-cell office:value-type="string">
            <text:p>002499</text:p>
          </table:table-cell>
          <table:table-cell office:value-type="string">
            <text:p>科林环保</text:p>
          </table:table-cell>
          <table:table-cell office:value-type="float" office:value="1050240000">
            <text:p>1050240000</text:p>
          </table:table-cell>
          <table:table-cell office:value-type="float" office:value="300350000">
            <text:p>300350000</text:p>
          </table:table-cell>
          <table:table-cell office:value-type="percentage" office:value="0.285982251675807">
            <text:p>28.60%</text:p>
          </table:table-cell>
          <table:table-cell table:number-columns-repeated="2"/>
        </table:table-row>
        <table:table-row table:style-name="ro1">
          <table:table-cell office:value-type="string">
            <text:p>002262</text:p>
          </table:table-cell>
          <table:table-cell office:value-type="string">
            <text:p>恩华药业</text:p>
          </table:table-cell>
          <table:table-cell office:value-type="float" office:value="2974890000">
            <text:p>2974890000</text:p>
          </table:table-cell>
          <table:table-cell office:value-type="float" office:value="850970000">
            <text:p>850970000</text:p>
          </table:table-cell>
          <table:table-cell office:value-type="percentage" office:value="0.28605091280686">
            <text:p>28.61%</text:p>
          </table:table-cell>
          <table:table-cell table:number-columns-repeated="2"/>
        </table:table-row>
        <table:table-row table:style-name="ro1">
          <table:table-cell office:value-type="string">
            <text:p>603896</text:p>
          </table:table-cell>
          <table:table-cell office:value-type="string">
            <text:p>寿仙谷</text:p>
          </table:table-cell>
          <table:table-cell office:value-type="float" office:value="612100000">
            <text:p>612100000</text:p>
          </table:table-cell>
          <table:table-cell office:value-type="float" office:value="175170000">
            <text:p>175170000</text:p>
          </table:table-cell>
          <table:table-cell office:value-type="percentage" office:value="0.286178728965855">
            <text:p>28.62%</text:p>
          </table:table-cell>
          <table:table-cell table:number-columns-repeated="2"/>
        </table:table-row>
        <table:table-row table:style-name="ro1">
          <table:table-cell office:value-type="string">
            <text:p>002857</text:p>
          </table:table-cell>
          <table:table-cell office:value-type="string">
            <text:p>三晖电气</text:p>
          </table:table-cell>
          <table:table-cell office:value-type="float" office:value="322690000">
            <text:p>322690000</text:p>
          </table:table-cell>
          <table:table-cell office:value-type="float" office:value="92430000">
            <text:p>92430000</text:p>
          </table:table-cell>
          <table:table-cell office:value-type="percentage" office:value="0.2864358982305">
            <text:p>28.64%</text:p>
          </table:table-cell>
          <table:table-cell table:number-columns-repeated="2"/>
        </table:table-row>
        <table:table-row table:style-name="ro1">
          <table:table-cell office:value-type="string">
            <text:p>002638</text:p>
          </table:table-cell>
          <table:table-cell office:value-type="string">
            <text:p>勤上股份</text:p>
          </table:table-cell>
          <table:table-cell office:value-type="float" office:value="7163440000">
            <text:p>7163440000</text:p>
          </table:table-cell>
          <table:table-cell office:value-type="float" office:value="2051870000">
            <text:p>2051870000</text:p>
          </table:table-cell>
          <table:table-cell office:value-type="percentage" office:value="0.286436404855768">
            <text:p>28.64%</text:p>
          </table:table-cell>
          <table:table-cell table:number-columns-repeated="2"/>
        </table:table-row>
        <table:table-row table:style-name="ro1">
          <table:table-cell office:value-type="string">
            <text:p>300182</text:p>
          </table:table-cell>
          <table:table-cell office:value-type="string">
            <text:p>捷成股份</text:p>
          </table:table-cell>
          <table:table-cell office:value-type="float" office:value="12671930000">
            <text:p>12671930000</text:p>
          </table:table-cell>
          <table:table-cell office:value-type="float" office:value="3630730000">
            <text:p>3630730000</text:p>
          </table:table-cell>
          <table:table-cell office:value-type="percentage" office:value="0.286517523376471">
            <text:p>28.65%</text:p>
          </table:table-cell>
          <table:table-cell table:number-columns-repeated="2"/>
        </table:table-row>
        <table:table-row table:style-name="ro1">
          <table:table-cell office:value-type="string">
            <text:p>000665</text:p>
          </table:table-cell>
          <table:table-cell office:value-type="string">
            <text:p>湖北广电</text:p>
          </table:table-cell>
          <table:table-cell office:value-type="float" office:value="8119580000">
            <text:p>8119580000</text:p>
          </table:table-cell>
          <table:table-cell office:value-type="float" office:value="2327390000">
            <text:p>2327390000</text:p>
          </table:table-cell>
          <table:table-cell office:value-type="percentage" office:value="0.286639210402508">
            <text:p>28.66%</text:p>
          </table:table-cell>
          <table:table-cell table:number-columns-repeated="2"/>
        </table:table-row>
        <table:table-row table:style-name="ro1">
          <table:table-cell office:value-type="string">
            <text:p>002772</text:p>
          </table:table-cell>
          <table:table-cell office:value-type="string">
            <text:p>众兴菌业</text:p>
          </table:table-cell>
          <table:table-cell office:value-type="float" office:value="3214590000">
            <text:p>3214590000</text:p>
          </table:table-cell>
          <table:table-cell office:value-type="float" office:value="922120000">
            <text:p>922120000</text:p>
          </table:table-cell>
          <table:table-cell office:value-type="percentage" office:value="0.286854622206876">
            <text:p>28.69%</text:p>
          </table:table-cell>
          <table:table-cell table:number-columns-repeated="2"/>
        </table:table-row>
        <table:table-row table:style-name="ro1">
          <table:table-cell office:value-type="string">
            <text:p>002272</text:p>
          </table:table-cell>
          <table:table-cell office:value-type="string">
            <text:p>川润股份</text:p>
          </table:table-cell>
          <table:table-cell office:value-type="float" office:value="1638960000">
            <text:p>1638960000</text:p>
          </table:table-cell>
          <table:table-cell office:value-type="float" office:value="471330000">
            <text:p>471330000</text:p>
          </table:table-cell>
          <table:table-cell office:value-type="percentage" office:value="0.287578708449261">
            <text:p>28.76%</text:p>
          </table:table-cell>
          <table:table-cell table:number-columns-repeated="2"/>
        </table:table-row>
        <table:table-row table:style-name="ro1">
          <table:table-cell office:value-type="string">
            <text:p>600197</text:p>
          </table:table-cell>
          <table:table-cell office:value-type="string">
            <text:p>伊力特</text:p>
          </table:table-cell>
          <table:table-cell office:value-type="float" office:value="2716050000">
            <text:p>2716050000</text:p>
          </table:table-cell>
          <table:table-cell office:value-type="float" office:value="781670000">
            <text:p>781670000</text:p>
          </table:table-cell>
          <table:table-cell office:value-type="percentage" office:value="0.28779661640986">
            <text:p>28.78%</text:p>
          </table:table-cell>
          <table:table-cell table:number-columns-repeated="2"/>
        </table:table-row>
        <table:table-row table:style-name="ro1">
          <table:table-cell office:value-type="string">
            <text:p>002587</text:p>
          </table:table-cell>
          <table:table-cell office:value-type="string">
            <text:p>奥拓电子</text:p>
          </table:table-cell>
          <table:table-cell office:value-type="float" office:value="1263250000">
            <text:p>1263250000</text:p>
          </table:table-cell>
          <table:table-cell office:value-type="float" office:value="363640000">
            <text:p>363640000</text:p>
          </table:table-cell>
          <table:table-cell office:value-type="percentage" office:value="0.287860676825648">
            <text:p>28.79%</text:p>
          </table:table-cell>
          <table:table-cell table:number-columns-repeated="2"/>
        </table:table-row>
        <table:table-row table:style-name="ro1">
          <table:table-cell office:value-type="string">
            <text:p>300413</text:p>
          </table:table-cell>
          <table:table-cell office:value-type="string">
            <text:p>快乐购</text:p>
          </table:table-cell>
          <table:table-cell office:value-type="float" office:value="2337880000">
            <text:p>2337880000</text:p>
          </table:table-cell>
          <table:table-cell office:value-type="float" office:value="673890000">
            <text:p>673890000</text:p>
          </table:table-cell>
          <table:table-cell office:value-type="percentage" office:value="0.288248327544613">
            <text:p>28.82%</text:p>
          </table:table-cell>
          <table:table-cell table:number-columns-repeated="2"/>
        </table:table-row>
        <table:table-row table:style-name="ro1">
          <table:table-cell office:value-type="string">
            <text:p>603637</text:p>
          </table:table-cell>
          <table:table-cell office:value-type="string">
            <text:p>镇海股份</text:p>
          </table:table-cell>
          <table:table-cell office:value-type="float" office:value="537990000">
            <text:p>537990000</text:p>
          </table:table-cell>
          <table:table-cell office:value-type="float" office:value="155120000">
            <text:p>155120000</text:p>
          </table:table-cell>
          <table:table-cell office:value-type="percentage" office:value="0.288332496886559">
            <text:p>28.83%</text:p>
          </table:table-cell>
          <table:table-cell table:number-columns-repeated="2"/>
        </table:table-row>
        <table:table-row table:style-name="ro1">
          <table:table-cell office:value-type="string">
            <text:p>300311</text:p>
          </table:table-cell>
          <table:table-cell office:value-type="string">
            <text:p>任子行</text:p>
          </table:table-cell>
          <table:table-cell office:value-type="float" office:value="1786720000">
            <text:p>1786720000</text:p>
          </table:table-cell>
          <table:table-cell office:value-type="float" office:value="515260000">
            <text:p>515260000</text:p>
          </table:table-cell>
          <table:table-cell office:value-type="percentage" office:value="0.288383182591564">
            <text:p>28.84%</text:p>
          </table:table-cell>
          <table:table-cell table:number-columns-repeated="2"/>
        </table:table-row>
        <table:table-row table:style-name="ro1">
          <table:table-cell office:value-type="string">
            <text:p>002361</text:p>
          </table:table-cell>
          <table:table-cell office:value-type="string">
            <text:p>神剑股份</text:p>
          </table:table-cell>
          <table:table-cell office:value-type="float" office:value="2600430000">
            <text:p>2600430000</text:p>
          </table:table-cell>
          <table:table-cell office:value-type="float" office:value="750900000">
            <text:p>750900000</text:p>
          </table:table-cell>
          <table:table-cell office:value-type="percentage" office:value="0.288759935856762">
            <text:p>28.88%</text:p>
          </table:table-cell>
          <table:table-cell table:number-columns-repeated="2"/>
        </table:table-row>
        <table:table-row table:style-name="ro1">
          <table:table-cell office:value-type="string">
            <text:p>603599</text:p>
          </table:table-cell>
          <table:table-cell office:value-type="string">
            <text:p>广信股份</text:p>
          </table:table-cell>
          <table:table-cell office:value-type="float" office:value="3381150000">
            <text:p>3381150000</text:p>
          </table:table-cell>
          <table:table-cell office:value-type="float" office:value="976390000">
            <text:p>976390000</text:p>
          </table:table-cell>
          <table:table-cell office:value-type="percentage" office:value="0.2887745293761">
            <text:p>28.88%</text:p>
          </table:table-cell>
          <table:table-cell table:number-columns-repeated="2"/>
        </table:table-row>
        <table:table-row table:style-name="ro1">
          <table:table-cell office:value-type="string">
            <text:p>002722</text:p>
          </table:table-cell>
          <table:table-cell office:value-type="string">
            <text:p>金轮股份</text:p>
          </table:table-cell>
          <table:table-cell office:value-type="float" office:value="2339310000">
            <text:p>2339310000</text:p>
          </table:table-cell>
          <table:table-cell office:value-type="float" office:value="675600000">
            <text:p>675600000</text:p>
          </table:table-cell>
          <table:table-cell office:value-type="percentage" office:value="0.288803108608949">
            <text:p>28.88%</text:p>
          </table:table-cell>
          <table:table-cell table:number-columns-repeated="2"/>
        </table:table-row>
        <table:table-row table:style-name="ro1">
          <table:table-cell office:value-type="string">
            <text:p>000702</text:p>
          </table:table-cell>
          <table:table-cell office:value-type="string">
            <text:p>正虹科技</text:p>
          </table:table-cell>
          <table:table-cell office:value-type="float" office:value="640140000">
            <text:p>640140000</text:p>
          </table:table-cell>
          <table:table-cell office:value-type="float" office:value="184930000">
            <text:p>184930000</text:p>
          </table:table-cell>
          <table:table-cell office:value-type="percentage" office:value="0.288889930327741">
            <text:p>28.89%</text:p>
          </table:table-cell>
          <table:table-cell table:number-columns-repeated="2"/>
        </table:table-row>
        <table:table-row table:style-name="ro1">
          <table:table-cell office:value-type="string">
            <text:p>600215</text:p>
          </table:table-cell>
          <table:table-cell office:value-type="string">
            <text:p>长春经开</text:p>
          </table:table-cell>
          <table:table-cell office:value-type="float" office:value="3410170000">
            <text:p>3410170000</text:p>
          </table:table-cell>
          <table:table-cell office:value-type="float" office:value="985190000">
            <text:p>985190000</text:p>
          </table:table-cell>
          <table:table-cell office:value-type="percentage" office:value="0.288897620939719">
            <text:p>28.89%</text:p>
          </table:table-cell>
          <table:table-cell table:number-columns-repeated="2"/>
        </table:table-row>
        <table:table-row table:style-name="ro1">
          <table:table-cell office:value-type="string">
            <text:p>300258</text:p>
          </table:table-cell>
          <table:table-cell office:value-type="string">
            <text:p>精锻科技</text:p>
          </table:table-cell>
          <table:table-cell office:value-type="float" office:value="2045690000">
            <text:p>2045690000</text:p>
          </table:table-cell>
          <table:table-cell office:value-type="float" office:value="591110000">
            <text:p>591110000</text:p>
          </table:table-cell>
          <table:table-cell office:value-type="percentage" office:value="0.288953849312457">
            <text:p>28.90%</text:p>
          </table:table-cell>
          <table:table-cell table:number-columns-repeated="2"/>
        </table:table-row>
        <table:table-row table:style-name="ro1">
          <table:table-cell office:value-type="string">
            <text:p>300471</text:p>
          </table:table-cell>
          <table:table-cell office:value-type="string">
            <text:p>厚普股份</text:p>
          </table:table-cell>
          <table:table-cell office:value-type="float" office:value="2410490000">
            <text:p>2410490000</text:p>
          </table:table-cell>
          <table:table-cell office:value-type="float" office:value="697030000">
            <text:p>697030000</text:p>
          </table:table-cell>
          <table:table-cell office:value-type="percentage" office:value="0.289165273450626">
            <text:p>28.92%</text:p>
          </table:table-cell>
          <table:table-cell table:number-columns-repeated="2"/>
        </table:table-row>
        <table:table-row table:style-name="ro1">
          <table:table-cell office:value-type="string">
            <text:p>300348</text:p>
          </table:table-cell>
          <table:table-cell office:value-type="string">
            <text:p>长亮科技</text:p>
          </table:table-cell>
          <table:table-cell office:value-type="float" office:value="1156090000">
            <text:p>1156090000</text:p>
          </table:table-cell>
          <table:table-cell office:value-type="float" office:value="334490000">
            <text:p>334490000</text:p>
          </table:table-cell>
          <table:table-cell office:value-type="percentage" office:value="0.289328685482964">
            <text:p>28.93%</text:p>
          </table:table-cell>
          <table:table-cell table:number-columns-repeated="2"/>
        </table:table-row>
        <table:table-row table:style-name="ro1">
          <table:table-cell office:value-type="string">
            <text:p>300540</text:p>
          </table:table-cell>
          <table:table-cell office:value-type="string">
            <text:p>深冷股份</text:p>
          </table:table-cell>
          <table:table-cell office:value-type="float" office:value="907520000">
            <text:p>907520000</text:p>
          </table:table-cell>
          <table:table-cell office:value-type="float" office:value="262760000">
            <text:p>262760000</text:p>
          </table:table-cell>
          <table:table-cell office:value-type="percentage" office:value="0.289536318758815">
            <text:p>28.95%</text:p>
          </table:table-cell>
          <table:table-cell table:number-columns-repeated="2"/>
        </table:table-row>
        <table:table-row table:style-name="ro1">
          <table:table-cell office:value-type="string">
            <text:p>002761</text:p>
          </table:table-cell>
          <table:table-cell office:value-type="string">
            <text:p>多喜爱</text:p>
          </table:table-cell>
          <table:table-cell office:value-type="float" office:value="913550000">
            <text:p>913550000</text:p>
          </table:table-cell>
          <table:table-cell office:value-type="float" office:value="264580000">
            <text:p>264580000</text:p>
          </table:table-cell>
          <table:table-cell office:value-type="percentage" office:value="0.289617426522905">
            <text:p>28.96%</text:p>
          </table:table-cell>
          <table:table-cell table:number-columns-repeated="2"/>
        </table:table-row>
        <table:table-row table:style-name="ro1">
          <table:table-cell office:value-type="string">
            <text:p>000676</text:p>
          </table:table-cell>
          <table:table-cell office:value-type="string">
            <text:p>智度股份</text:p>
          </table:table-cell>
          <table:table-cell office:value-type="float" office:value="6491270000">
            <text:p>6491270000</text:p>
          </table:table-cell>
          <table:table-cell office:value-type="float" office:value="1881510000">
            <text:p>1881510000</text:p>
          </table:table-cell>
          <table:table-cell office:value-type="percentage" office:value="0.289852370953604">
            <text:p>28.99%</text:p>
          </table:table-cell>
          <table:table-cell table:number-columns-repeated="2"/>
        </table:table-row>
        <table:table-row table:style-name="ro1">
          <table:table-cell office:value-type="string">
            <text:p>002331</text:p>
          </table:table-cell>
          <table:table-cell office:value-type="string">
            <text:p>皖通科技</text:p>
          </table:table-cell>
          <table:table-cell office:value-type="float" office:value="1880190000">
            <text:p>1880190000</text:p>
          </table:table-cell>
          <table:table-cell office:value-type="float" office:value="546150000">
            <text:p>546150000</text:p>
          </table:table-cell>
          <table:table-cell office:value-type="percentage" office:value="0.290475962535701">
            <text:p>29.05%</text:p>
          </table:table-cell>
          <table:table-cell table:number-columns-repeated="2"/>
        </table:table-row>
        <table:table-row table:style-name="ro1">
          <table:table-cell office:value-type="string">
            <text:p>002001</text:p>
          </table:table-cell>
          <table:table-cell office:value-type="string">
            <text:p>新 和 成</text:p>
          </table:table-cell>
          <table:table-cell office:value-type="float" office:value="11410390000">
            <text:p>11410390000</text:p>
          </table:table-cell>
          <table:table-cell office:value-type="float" office:value="3320090000">
            <text:p>3320090000</text:p>
          </table:table-cell>
          <table:table-cell office:value-type="percentage" office:value="0.290970773128701">
            <text:p>29.10%</text:p>
          </table:table-cell>
          <table:table-cell table:number-columns-repeated="2"/>
        </table:table-row>
        <table:table-row table:style-name="ro1">
          <table:table-cell office:value-type="string">
            <text:p>300202</text:p>
          </table:table-cell>
          <table:table-cell office:value-type="string">
            <text:p>聚龙股份</text:p>
          </table:table-cell>
          <table:table-cell office:value-type="float" office:value="2643540000">
            <text:p>2643540000</text:p>
          </table:table-cell>
          <table:table-cell office:value-type="float" office:value="769300000">
            <text:p>769300000</text:p>
          </table:table-cell>
          <table:table-cell office:value-type="percentage" office:value="0.291011295459876">
            <text:p>29.10%</text:p>
          </table:table-cell>
          <table:table-cell table:number-columns-repeated="2"/>
        </table:table-row>
        <table:table-row table:style-name="ro1">
          <table:table-cell office:value-type="string">
            <text:p>002528</text:p>
          </table:table-cell>
          <table:table-cell office:value-type="string">
            <text:p>英飞拓</text:p>
          </table:table-cell>
          <table:table-cell office:value-type="float" office:value="4080790000">
            <text:p>4080790000</text:p>
          </table:table-cell>
          <table:table-cell office:value-type="float" office:value="1189120000">
            <text:p>1189120000</text:p>
          </table:table-cell>
          <table:table-cell office:value-type="percentage" office:value="0.291394558406583">
            <text:p>29.14%</text:p>
          </table:table-cell>
          <table:table-cell table:number-columns-repeated="2"/>
        </table:table-row>
        <table:table-row table:style-name="ro1">
          <table:table-cell office:value-type="string">
            <text:p>600468</text:p>
          </table:table-cell>
          <table:table-cell office:value-type="string">
            <text:p>百利电气</text:p>
          </table:table-cell>
          <table:table-cell office:value-type="float" office:value="2665190000">
            <text:p>2665190000</text:p>
          </table:table-cell>
          <table:table-cell office:value-type="float" office:value="776840000">
            <text:p>776840000</text:p>
          </table:table-cell>
          <table:table-cell office:value-type="percentage" office:value="0.291476405059302">
            <text:p>29.15%</text:p>
          </table:table-cell>
          <table:table-cell table:number-columns-repeated="2"/>
        </table:table-row>
        <table:table-row table:style-name="ro1">
          <table:table-cell office:value-type="string">
            <text:p>300153</text:p>
          </table:table-cell>
          <table:table-cell office:value-type="string">
            <text:p>科泰电源</text:p>
          </table:table-cell>
          <table:table-cell office:value-type="float" office:value="1377760000">
            <text:p>1377760000</text:p>
          </table:table-cell>
          <table:table-cell office:value-type="float" office:value="401720000">
            <text:p>401720000</text:p>
          </table:table-cell>
          <table:table-cell office:value-type="percentage" office:value="0.291574729996516">
            <text:p>29.16%</text:p>
          </table:table-cell>
          <table:table-cell table:number-columns-repeated="2"/>
        </table:table-row>
        <table:table-row table:style-name="ro1">
          <table:table-cell office:value-type="string">
            <text:p>600285</text:p>
          </table:table-cell>
          <table:table-cell office:value-type="string">
            <text:p>羚锐制药</text:p>
          </table:table-cell>
          <table:table-cell office:value-type="float" office:value="2981520000">
            <text:p>2981520000</text:p>
          </table:table-cell>
          <table:table-cell office:value-type="float" office:value="869350000">
            <text:p>869350000</text:p>
          </table:table-cell>
          <table:table-cell office:value-type="percentage" office:value="0.291579462824331">
            <text:p>29.16%</text:p>
          </table:table-cell>
          <table:table-cell table:number-columns-repeated="2"/>
        </table:table-row>
        <table:table-row table:style-name="ro1">
          <table:table-cell office:value-type="string">
            <text:p>300633</text:p>
          </table:table-cell>
          <table:table-cell office:value-type="string">
            <text:p>开立医疗</text:p>
          </table:table-cell>
          <table:table-cell office:value-type="float" office:value="1014570000">
            <text:p>1014570000</text:p>
          </table:table-cell>
          <table:table-cell office:value-type="float" office:value="295950000">
            <text:p>295950000</text:p>
          </table:table-cell>
          <table:table-cell office:value-type="percentage" office:value="0.291699931990893">
            <text:p>29.17%</text:p>
          </table:table-cell>
          <table:table-cell table:number-columns-repeated="2"/>
        </table:table-row>
        <table:table-row table:style-name="ro1">
          <table:table-cell office:value-type="string">
            <text:p>600085</text:p>
          </table:table-cell>
          <table:table-cell office:value-type="string">
            <text:p>同仁堂</text:p>
          </table:table-cell>
          <table:table-cell office:value-type="float" office:value="17060010000">
            <text:p>17060010000</text:p>
          </table:table-cell>
          <table:table-cell office:value-type="float" office:value="4981680000">
            <text:p>4981680000</text:p>
          </table:table-cell>
          <table:table-cell office:value-type="percentage" office:value="0.292009207497534">
            <text:p>29.20%</text:p>
          </table:table-cell>
          <table:table-cell table:number-columns-repeated="2"/>
        </table:table-row>
        <table:table-row table:style-name="ro1">
          <table:table-cell office:value-type="string">
            <text:p>300651</text:p>
          </table:table-cell>
          <table:table-cell office:value-type="string">
            <text:p>金陵体育</text:p>
          </table:table-cell>
          <table:table-cell office:value-type="float" office:value="489400000">
            <text:p>489400000</text:p>
          </table:table-cell>
          <table:table-cell office:value-type="float" office:value="142950000">
            <text:p>142950000</text:p>
          </table:table-cell>
          <table:table-cell office:value-type="percentage" office:value="0.292092357989375">
            <text:p>29.21%</text:p>
          </table:table-cell>
          <table:table-cell table:number-columns-repeated="2"/>
        </table:table-row>
        <table:table-row table:style-name="ro1">
          <table:table-cell office:value-type="string">
            <text:p>300369</text:p>
          </table:table-cell>
          <table:table-cell office:value-type="string">
            <text:p>绿盟科技</text:p>
          </table:table-cell>
          <table:table-cell office:value-type="float" office:value="2711230000">
            <text:p>2711230000</text:p>
          </table:table-cell>
          <table:table-cell office:value-type="float" office:value="792220000">
            <text:p>792220000</text:p>
          </table:table-cell>
          <table:table-cell office:value-type="percentage" office:value="0.292199481416184">
            <text:p>29.22%</text:p>
          </table:table-cell>
          <table:table-cell table:number-columns-repeated="2"/>
        </table:table-row>
        <table:table-row table:style-name="ro1">
          <table:table-cell office:value-type="string">
            <text:p>000823</text:p>
          </table:table-cell>
          <table:table-cell office:value-type="string">
            <text:p>超声电子</text:p>
          </table:table-cell>
          <table:table-cell office:value-type="float" office:value="4718860000">
            <text:p>4718860000</text:p>
          </table:table-cell>
          <table:table-cell office:value-type="float" office:value="1379390000">
            <text:p>1379390000</text:p>
          </table:table-cell>
          <table:table-cell office:value-type="percentage" office:value="0.292314245389776">
            <text:p>29.23%</text:p>
          </table:table-cell>
          <table:table-cell table:number-columns-repeated="2"/>
        </table:table-row>
        <table:table-row table:style-name="ro1">
          <table:table-cell office:value-type="string">
            <text:p>002792</text:p>
          </table:table-cell>
          <table:table-cell office:value-type="string">
            <text:p>通宇通讯</text:p>
          </table:table-cell>
          <table:table-cell office:value-type="float" office:value="2617410000">
            <text:p>2617410000</text:p>
          </table:table-cell>
          <table:table-cell office:value-type="float" office:value="765150000">
            <text:p>765150000</text:p>
          </table:table-cell>
          <table:table-cell office:value-type="percentage" office:value="0.29233096840006">
            <text:p>29.23%</text:p>
          </table:table-cell>
          <table:table-cell table:number-columns-repeated="2"/>
        </table:table-row>
        <table:table-row table:style-name="ro1">
          <table:table-cell office:value-type="string">
            <text:p>002283</text:p>
          </table:table-cell>
          <table:table-cell office:value-type="string">
            <text:p>天润曲轴</text:p>
          </table:table-cell>
          <table:table-cell office:value-type="float" office:value="5123670000">
            <text:p>5123670000</text:p>
          </table:table-cell>
          <table:table-cell office:value-type="float" office:value="1498300000">
            <text:p>1498300000</text:p>
          </table:table-cell>
          <table:table-cell office:value-type="percentage" office:value="0.292427107912883">
            <text:p>29.24%</text:p>
          </table:table-cell>
          <table:table-cell table:number-columns-repeated="2"/>
        </table:table-row>
        <table:table-row table:style-name="ro1">
          <table:table-cell office:value-type="string">
            <text:p>002518</text:p>
          </table:table-cell>
          <table:table-cell office:value-type="string">
            <text:p>科士达</text:p>
          </table:table-cell>
          <table:table-cell office:value-type="float" office:value="2821750000">
            <text:p>2821750000</text:p>
          </table:table-cell>
          <table:table-cell office:value-type="float" office:value="825180000">
            <text:p>825180000</text:p>
          </table:table-cell>
          <table:table-cell office:value-type="percentage" office:value="0.292435545317622">
            <text:p>29.24%</text:p>
          </table:table-cell>
          <table:table-cell table:number-columns-repeated="2"/>
        </table:table-row>
        <table:table-row table:style-name="ro1">
          <table:table-cell office:value-type="string">
            <text:p>000159</text:p>
          </table:table-cell>
          <table:table-cell office:value-type="string">
            <text:p>国际实业</text:p>
          </table:table-cell>
          <table:table-cell office:value-type="float" office:value="3116250000">
            <text:p>3116250000</text:p>
          </table:table-cell>
          <table:table-cell office:value-type="float" office:value="912230000">
            <text:p>912230000</text:p>
          </table:table-cell>
          <table:table-cell office:value-type="percentage" office:value="0.292733253108704">
            <text:p>29.27%</text:p>
          </table:table-cell>
          <table:table-cell table:number-columns-repeated="2"/>
        </table:table-row>
        <table:table-row table:style-name="ro1">
          <table:table-cell office:value-type="string">
            <text:p>300449</text:p>
          </table:table-cell>
          <table:table-cell office:value-type="string">
            <text:p>汉邦高科</text:p>
          </table:table-cell>
          <table:table-cell office:value-type="float" office:value="936970000">
            <text:p>936970000</text:p>
          </table:table-cell>
          <table:table-cell office:value-type="float" office:value="274330000">
            <text:p>274330000</text:p>
          </table:table-cell>
          <table:table-cell office:value-type="percentage" office:value="0.292784187327236">
            <text:p>29.28%</text:p>
          </table:table-cell>
          <table:table-cell table:number-columns-repeated="2"/>
        </table:table-row>
        <table:table-row table:style-name="ro1">
          <table:table-cell office:value-type="string">
            <text:p>300467</text:p>
          </table:table-cell>
          <table:table-cell office:value-type="string">
            <text:p>迅游科技</text:p>
          </table:table-cell>
          <table:table-cell office:value-type="float" office:value="748620000">
            <text:p>748620000</text:p>
          </table:table-cell>
          <table:table-cell office:value-type="float" office:value="219220000">
            <text:p>219220000</text:p>
          </table:table-cell>
          <table:table-cell office:value-type="percentage" office:value="0.292832144479175">
            <text:p>29.28%</text:p>
          </table:table-cell>
          <table:table-cell table:number-columns-repeated="2"/>
        </table:table-row>
        <table:table-row table:style-name="ro1">
          <table:table-cell office:value-type="string">
            <text:p>600355</text:p>
          </table:table-cell>
          <table:table-cell office:value-type="string">
            <text:p>精伦电子</text:p>
          </table:table-cell>
          <table:table-cell office:value-type="float" office:value="578150000">
            <text:p>578150000</text:p>
          </table:table-cell>
          <table:table-cell office:value-type="float" office:value="169330000">
            <text:p>169330000</text:p>
          </table:table-cell>
          <table:table-cell office:value-type="percentage" office:value="0.292882469947246">
            <text:p>29.29%</text:p>
          </table:table-cell>
          <table:table-cell table:number-columns-repeated="2"/>
        </table:table-row>
        <table:table-row table:style-name="ro1">
          <table:table-cell office:value-type="string">
            <text:p>300108</text:p>
          </table:table-cell>
          <table:table-cell office:value-type="string">
            <text:p>双龙股份</text:p>
          </table:table-cell>
          <table:table-cell office:value-type="float" office:value="2554770000">
            <text:p>2554770000</text:p>
          </table:table-cell>
          <table:table-cell office:value-type="float" office:value="748960000">
            <text:p>748960000</text:p>
          </table:table-cell>
          <table:table-cell office:value-type="percentage" office:value="0.293161419618987">
            <text:p>29.32%</text:p>
          </table:table-cell>
          <table:table-cell table:number-columns-repeated="2"/>
        </table:table-row>
        <table:table-row table:style-name="ro1">
          <table:table-cell office:value-type="string">
            <text:p>300643</text:p>
          </table:table-cell>
          <table:table-cell office:value-type="string">
            <text:p>万通智控</text:p>
          </table:table-cell>
          <table:table-cell office:value-type="float" office:value="306540000">
            <text:p>306540000</text:p>
          </table:table-cell>
          <table:table-cell office:value-type="float" office:value="90010000">
            <text:p>90010000</text:p>
          </table:table-cell>
          <table:table-cell office:value-type="percentage" office:value="0.293632152410778">
            <text:p>29.36%</text:p>
          </table:table-cell>
          <table:table-cell table:number-columns-repeated="2"/>
        </table:table-row>
        <table:table-row table:style-name="ro1">
          <table:table-cell office:value-type="string">
            <text:p>002601</text:p>
          </table:table-cell>
          <table:table-cell office:value-type="string">
            <text:p>龙蟒佰利</text:p>
          </table:table-cell>
          <table:table-cell office:value-type="float" office:value="18048560000">
            <text:p>18048560000</text:p>
          </table:table-cell>
          <table:table-cell office:value-type="float" office:value="5306770000">
            <text:p>5306770000</text:p>
          </table:table-cell>
          <table:table-cell office:value-type="percentage" office:value="0.294027335144743">
            <text:p>29.40%</text:p>
          </table:table-cell>
          <table:table-cell table:number-columns-repeated="2"/>
        </table:table-row>
        <table:table-row table:style-name="ro1">
          <table:table-cell office:value-type="string">
            <text:p>000545</text:p>
          </table:table-cell>
          <table:table-cell office:value-type="string">
            <text:p>金浦钛业</text:p>
          </table:table-cell>
          <table:table-cell office:value-type="float" office:value="2695950000">
            <text:p>2695950000</text:p>
          </table:table-cell>
          <table:table-cell office:value-type="float" office:value="792910000">
            <text:p>792910000</text:p>
          </table:table-cell>
          <table:table-cell office:value-type="percentage" office:value="0.294111537676886">
            <text:p>29.41%</text:p>
          </table:table-cell>
          <table:table-cell table:number-columns-repeated="2"/>
        </table:table-row>
        <table:table-row table:style-name="ro1">
          <table:table-cell office:value-type="string">
            <text:p>600761</text:p>
          </table:table-cell>
          <table:table-cell office:value-type="string">
            <text:p>安徽合力</text:p>
          </table:table-cell>
          <table:table-cell office:value-type="float" office:value="6380660000">
            <text:p>6380660000</text:p>
          </table:table-cell>
          <table:table-cell office:value-type="float" office:value="1877430000">
            <text:p>1877430000</text:p>
          </table:table-cell>
          <table:table-cell office:value-type="percentage" office:value="0.294237586707331">
            <text:p>29.42%</text:p>
          </table:table-cell>
          <table:table-cell table:number-columns-repeated="2"/>
        </table:table-row>
        <table:table-row table:style-name="ro1">
          <table:table-cell office:value-type="string">
            <text:p>000895</text:p>
          </table:table-cell>
          <table:table-cell office:value-type="string">
            <text:p>双汇发展</text:p>
          </table:table-cell>
          <table:table-cell office:value-type="float" office:value="21351920000">
            <text:p>21351920000</text:p>
          </table:table-cell>
          <table:table-cell office:value-type="float" office:value="6283170000">
            <text:p>6283170000</text:p>
          </table:table-cell>
          <table:table-cell office:value-type="percentage" office:value="0.29426721344029">
            <text:p>29.43%</text:p>
          </table:table-cell>
          <table:table-cell table:number-columns-repeated="2"/>
        </table:table-row>
        <table:table-row table:style-name="ro1">
          <table:table-cell office:value-type="string">
            <text:p>000859</text:p>
          </table:table-cell>
          <table:table-cell office:value-type="string">
            <text:p>国风塑业</text:p>
          </table:table-cell>
          <table:table-cell office:value-type="float" office:value="2088860000">
            <text:p>2088860000</text:p>
          </table:table-cell>
          <table:table-cell office:value-type="float" office:value="614890000">
            <text:p>614890000</text:p>
          </table:table-cell>
          <table:table-cell office:value-type="percentage" office:value="0.294366305065921">
            <text:p>29.44%</text:p>
          </table:table-cell>
          <table:table-cell table:number-columns-repeated="2"/>
        </table:table-row>
        <table:table-row table:style-name="ro1">
          <table:table-cell office:value-type="string">
            <text:p>603939</text:p>
          </table:table-cell>
          <table:table-cell office:value-type="string">
            <text:p>益丰药房</text:p>
          </table:table-cell>
          <table:table-cell office:value-type="float" office:value="4221250000">
            <text:p>4221250000</text:p>
          </table:table-cell>
          <table:table-cell office:value-type="float" office:value="1245900000">
            <text:p>1245900000</text:p>
          </table:table-cell>
          <table:table-cell office:value-type="percentage" office:value="0.295149541012733">
            <text:p>29.51%</text:p>
          </table:table-cell>
          <table:table-cell table:number-columns-repeated="2"/>
        </table:table-row>
        <table:table-row table:style-name="ro1">
          <table:table-cell office:value-type="string">
            <text:p>600101</text:p>
          </table:table-cell>
          <table:table-cell office:value-type="string">
            <text:p>明星电力</text:p>
          </table:table-cell>
          <table:table-cell office:value-type="float" office:value="2819300000">
            <text:p>2819300000</text:p>
          </table:table-cell>
          <table:table-cell office:value-type="float" office:value="833080000">
            <text:p>833080000</text:p>
          </table:table-cell>
          <table:table-cell office:value-type="percentage" office:value="0.295491788741886">
            <text:p>29.55%</text:p>
          </table:table-cell>
          <table:table-cell table:number-columns-repeated="2"/>
        </table:table-row>
        <table:table-row table:style-name="ro2">
          <table:table-cell office:value-type="string">
            <text:p>600091</text:p>
          </table:table-cell>
          <table:table-cell office:value-type="string">
            <text:p>ST明科</text:p>
          </table:table-cell>
          <table:table-cell office:value-type="float" office:value="1262410000">
            <text:p>1262410000</text:p>
          </table:table-cell>
          <table:table-cell office:value-type="float" office:value="373050000">
            <text:p>373050000</text:p>
          </table:table-cell>
          <table:table-cell office:value-type="percentage" office:value="0.295506214304386">
            <text:p>29.55%</text:p>
          </table:table-cell>
          <table:table-cell table:number-columns-repeated="2"/>
        </table:table-row>
        <table:table-row table:style-name="ro2">
          <table:table-cell office:value-type="string">
            <text:p>000613</text:p>
          </table:table-cell>
          <table:table-cell office:value-type="string">
            <text:p>*ST东海A</text:p>
          </table:table-cell>
          <table:table-cell office:value-type="float" office:value="105440000">
            <text:p>105440000</text:p>
          </table:table-cell>
          <table:table-cell office:value-type="float" office:value="31170000">
            <text:p>31170000</text:p>
          </table:table-cell>
          <table:table-cell office:value-type="percentage" office:value="0.295618361153262">
            <text:p>29.56%</text:p>
          </table:table-cell>
          <table:table-cell table:number-columns-repeated="2"/>
        </table:table-row>
        <table:table-row table:style-name="ro1">
          <table:table-cell office:value-type="string">
            <text:p>603808</text:p>
          </table:table-cell>
          <table:table-cell office:value-type="string">
            <text:p>歌力思</text:p>
          </table:table-cell>
          <table:table-cell office:value-type="float" office:value="2569480000">
            <text:p>2569480000</text:p>
          </table:table-cell>
          <table:table-cell office:value-type="float" office:value="760630000">
            <text:p>760630000</text:p>
          </table:table-cell>
          <table:table-cell office:value-type="percentage" office:value="0.296024876628734">
            <text:p>29.60%</text:p>
          </table:table-cell>
          <table:table-cell table:number-columns-repeated="2"/>
        </table:table-row>
        <table:table-row table:style-name="ro1">
          <table:table-cell office:value-type="string">
            <text:p>300129</text:p>
          </table:table-cell>
          <table:table-cell office:value-type="string">
            <text:p>泰胜风能</text:p>
          </table:table-cell>
          <table:table-cell office:value-type="float" office:value="3054500000">
            <text:p>3054500000</text:p>
          </table:table-cell>
          <table:table-cell office:value-type="float" office:value="904210000">
            <text:p>904210000</text:p>
          </table:table-cell>
          <table:table-cell office:value-type="percentage" office:value="0.296025536094287">
            <text:p>29.60%</text:p>
          </table:table-cell>
          <table:table-cell table:number-columns-repeated="2"/>
        </table:table-row>
        <table:table-row table:style-name="ro1">
          <table:table-cell office:value-type="string">
            <text:p>002618</text:p>
          </table:table-cell>
          <table:table-cell office:value-type="string">
            <text:p>丹邦科技</text:p>
          </table:table-cell>
          <table:table-cell office:value-type="float" office:value="2371830000">
            <text:p>2371830000</text:p>
          </table:table-cell>
          <table:table-cell office:value-type="float" office:value="702270000">
            <text:p>702270000</text:p>
          </table:table-cell>
          <table:table-cell office:value-type="percentage" office:value="0.296087830915369">
            <text:p>29.61%</text:p>
          </table:table-cell>
          <table:table-cell table:number-columns-repeated="2"/>
        </table:table-row>
        <table:table-row table:style-name="ro1">
          <table:table-cell office:value-type="string">
            <text:p>002122</text:p>
          </table:table-cell>
          <table:table-cell office:value-type="string">
            <text:p>天马股份</text:p>
          </table:table-cell>
          <table:table-cell office:value-type="float" office:value="6648370000">
            <text:p>6648370000</text:p>
          </table:table-cell>
          <table:table-cell office:value-type="float" office:value="1969160000">
            <text:p>1969160000</text:p>
          </table:table-cell>
          <table:table-cell office:value-type="percentage" office:value="0.296186884905623">
            <text:p>29.62%</text:p>
          </table:table-cell>
          <table:table-cell table:number-columns-repeated="2"/>
        </table:table-row>
        <table:table-row table:style-name="ro1">
          <table:table-cell office:value-type="string">
            <text:p>002109</text:p>
          </table:table-cell>
          <table:table-cell office:value-type="string">
            <text:p>兴化股份</text:p>
          </table:table-cell>
          <table:table-cell office:value-type="float" office:value="4439180000">
            <text:p>4439180000</text:p>
          </table:table-cell>
          <table:table-cell office:value-type="float" office:value="1316690000">
            <text:p>1316690000</text:p>
          </table:table-cell>
          <table:table-cell office:value-type="percentage" office:value="0.296606580494596">
            <text:p>29.66%</text:p>
          </table:table-cell>
          <table:table-cell table:number-columns-repeated="2"/>
        </table:table-row>
        <table:table-row table:style-name="ro1">
          <table:table-cell office:value-type="string">
            <text:p>002626</text:p>
          </table:table-cell>
          <table:table-cell office:value-type="string">
            <text:p>金达威</text:p>
          </table:table-cell>
          <table:table-cell office:value-type="float" office:value="3100860000">
            <text:p>3100860000</text:p>
          </table:table-cell>
          <table:table-cell office:value-type="float" office:value="920930000">
            <text:p>920930000</text:p>
          </table:table-cell>
          <table:table-cell office:value-type="percentage" office:value="0.296991802274208">
            <text:p>29.70%</text:p>
          </table:table-cell>
          <table:table-cell table:number-columns-repeated="2"/>
        </table:table-row>
        <table:table-row table:style-name="ro1">
          <table:table-cell office:value-type="string">
            <text:p>002263</text:p>
          </table:table-cell>
          <table:table-cell office:value-type="string">
            <text:p>大 东 南</text:p>
          </table:table-cell>
          <table:table-cell office:value-type="float" office:value="3971090000">
            <text:p>3971090000</text:p>
          </table:table-cell>
          <table:table-cell office:value-type="float" office:value="1180230000">
            <text:p>1180230000</text:p>
          </table:table-cell>
          <table:table-cell office:value-type="percentage" office:value="0.297205553135285">
            <text:p>29.72%</text:p>
          </table:table-cell>
          <table:table-cell table:number-columns-repeated="2"/>
        </table:table-row>
        <table:table-row table:style-name="ro1">
          <table:table-cell office:value-type="string">
            <text:p>601678</text:p>
          </table:table-cell>
          <table:table-cell office:value-type="string">
            <text:p>滨化股份</text:p>
          </table:table-cell>
          <table:table-cell office:value-type="float" office:value="7181340000">
            <text:p>7181340000</text:p>
          </table:table-cell>
          <table:table-cell office:value-type="float" office:value="2134400000">
            <text:p>2134400000</text:p>
          </table:table-cell>
          <table:table-cell office:value-type="percentage" office:value="0.297214725942512">
            <text:p>29.72%</text:p>
          </table:table-cell>
          <table:table-cell table:number-columns-repeated="2"/>
        </table:table-row>
        <table:table-row table:style-name="ro1">
          <table:table-cell office:value-type="string">
            <text:p>002639</text:p>
          </table:table-cell>
          <table:table-cell office:value-type="string">
            <text:p>雪人股份</text:p>
          </table:table-cell>
          <table:table-cell office:value-type="float" office:value="3329380000">
            <text:p>3329380000</text:p>
          </table:table-cell>
          <table:table-cell office:value-type="float" office:value="989640000">
            <text:p>989640000</text:p>
          </table:table-cell>
          <table:table-cell office:value-type="percentage" office:value="0.29724453201497">
            <text:p>29.72%</text:p>
          </table:table-cell>
          <table:table-cell table:number-columns-repeated="2"/>
        </table:table-row>
        <table:table-row table:style-name="ro1">
          <table:table-cell office:value-type="string">
            <text:p>300320</text:p>
          </table:table-cell>
          <table:table-cell office:value-type="string">
            <text:p>海达股份</text:p>
          </table:table-cell>
          <table:table-cell office:value-type="float" office:value="1210700000">
            <text:p>1210700000</text:p>
          </table:table-cell>
          <table:table-cell office:value-type="float" office:value="360130000">
            <text:p>360130000</text:p>
          </table:table-cell>
          <table:table-cell office:value-type="percentage" office:value="0.297456017180144">
            <text:p>29.75%</text:p>
          </table:table-cell>
          <table:table-cell table:number-columns-repeated="2"/>
        </table:table-row>
        <table:table-row table:style-name="ro1">
          <table:table-cell office:value-type="string">
            <text:p>300597</text:p>
          </table:table-cell>
          <table:table-cell office:value-type="string">
            <text:p>吉大通信</text:p>
          </table:table-cell>
          <table:table-cell office:value-type="float" office:value="593260000">
            <text:p>593260000</text:p>
          </table:table-cell>
          <table:table-cell office:value-type="float" office:value="176490000">
            <text:p>176490000</text:p>
          </table:table-cell>
          <table:table-cell office:value-type="percentage" office:value="0.297491824832283">
            <text:p>29.75%</text:p>
          </table:table-cell>
          <table:table-cell table:number-columns-repeated="2"/>
        </table:table-row>
        <table:table-row table:style-name="ro1">
          <table:table-cell office:value-type="string">
            <text:p>600532</text:p>
          </table:table-cell>
          <table:table-cell office:value-type="string">
            <text:p>宏达矿业</text:p>
          </table:table-cell>
          <table:table-cell office:value-type="float" office:value="2715190000">
            <text:p>2715190000</text:p>
          </table:table-cell>
          <table:table-cell office:value-type="float" office:value="808180000">
            <text:p>808180000</text:p>
          </table:table-cell>
          <table:table-cell office:value-type="percentage" office:value="0.297651361414855">
            <text:p>29.77%</text:p>
          </table:table-cell>
          <table:table-cell table:number-columns-repeated="2"/>
        </table:table-row>
        <table:table-row table:style-name="ro1">
          <table:table-cell office:value-type="string">
            <text:p>300264</text:p>
          </table:table-cell>
          <table:table-cell office:value-type="string">
            <text:p>佳创视讯</text:p>
          </table:table-cell>
          <table:table-cell office:value-type="float" office:value="896100000">
            <text:p>896100000</text:p>
          </table:table-cell>
          <table:table-cell office:value-type="float" office:value="267360000">
            <text:p>267360000</text:p>
          </table:table-cell>
          <table:table-cell office:value-type="percentage" office:value="0.298359558085035">
            <text:p>29.84%</text:p>
          </table:table-cell>
          <table:table-cell table:number-columns-repeated="2"/>
        </table:table-row>
        <table:table-row table:style-name="ro1">
          <table:table-cell office:value-type="string">
            <text:p>000584</text:p>
          </table:table-cell>
          <table:table-cell office:value-type="string">
            <text:p>友利控股</text:p>
          </table:table-cell>
          <table:table-cell office:value-type="float" office:value="2243110000">
            <text:p>2243110000</text:p>
          </table:table-cell>
          <table:table-cell office:value-type="float" office:value="670850000">
            <text:p>670850000</text:p>
          </table:table-cell>
          <table:table-cell office:value-type="percentage" office:value="0.299071378577065">
            <text:p>29.91%</text:p>
          </table:table-cell>
          <table:table-cell table:number-columns-repeated="2"/>
        </table:table-row>
        <table:table-row table:style-name="ro1">
          <table:table-cell office:value-type="string">
            <text:p>002678</text:p>
          </table:table-cell>
          <table:table-cell office:value-type="string">
            <text:p>珠江钢琴</text:p>
          </table:table-cell>
          <table:table-cell office:value-type="float" office:value="2894870000">
            <text:p>2894870000</text:p>
          </table:table-cell>
          <table:table-cell office:value-type="float" office:value="867860000">
            <text:p>867860000</text:p>
          </table:table-cell>
          <table:table-cell office:value-type="percentage" office:value="0.299792391368179">
            <text:p>29.98%</text:p>
          </table:table-cell>
          <table:table-cell table:number-columns-repeated="2"/>
        </table:table-row>
        <table:table-row table:style-name="ro1">
          <table:table-cell office:value-type="string">
            <text:p>002467</text:p>
          </table:table-cell>
          <table:table-cell office:value-type="string">
            <text:p>二六三</text:p>
          </table:table-cell>
          <table:table-cell office:value-type="float" office:value="2699470000">
            <text:p>2699470000</text:p>
          </table:table-cell>
          <table:table-cell office:value-type="float" office:value="809530000">
            <text:p>809530000</text:p>
          </table:table-cell>
          <table:table-cell office:value-type="percentage" office:value="0.29988479219995">
            <text:p>29.99%</text:p>
          </table:table-cell>
          <table:table-cell table:number-columns-repeated="2"/>
        </table:table-row>
        <table:table-row table:style-name="ro1">
          <table:table-cell office:value-type="string">
            <text:p>300028</text:p>
          </table:table-cell>
          <table:table-cell office:value-type="string">
            <text:p>金亚科技</text:p>
          </table:table-cell>
          <table:table-cell office:value-type="float" office:value="499750000">
            <text:p>499750000</text:p>
          </table:table-cell>
          <table:table-cell office:value-type="float" office:value="149870000">
            <text:p>149870000</text:p>
          </table:table-cell>
          <table:table-cell office:value-type="percentage" office:value="0.299889944972486">
            <text:p>29.99%</text:p>
          </table:table-cell>
          <table:table-cell table:number-columns-repeated="2"/>
        </table:table-row>
        <table:table-row table:style-name="ro1">
          <table:table-cell office:value-type="string">
            <text:p>002810</text:p>
          </table:table-cell>
          <table:table-cell office:value-type="string">
            <text:p>山东赫达</text:p>
          </table:table-cell>
          <table:table-cell office:value-type="float" office:value="907130000">
            <text:p>907130000</text:p>
          </table:table-cell>
          <table:table-cell office:value-type="float" office:value="272070000">
            <text:p>272070000</text:p>
          </table:table-cell>
          <table:table-cell office:value-type="percentage" office:value="0.299923935929801">
            <text:p>29.99%</text:p>
          </table:table-cell>
          <table:table-cell table:number-columns-repeated="2"/>
        </table:table-row>
        <table:table-row table:style-name="ro1">
          <table:table-cell office:value-type="string">
            <text:p>603128</text:p>
          </table:table-cell>
          <table:table-cell office:value-type="string">
            <text:p>华贸物流</text:p>
          </table:table-cell>
          <table:table-cell office:value-type="float" office:value="5123110000">
            <text:p>5123110000</text:p>
          </table:table-cell>
          <table:table-cell office:value-type="float" office:value="1538200000">
            <text:p>1538200000</text:p>
          </table:table-cell>
          <table:table-cell office:value-type="percentage" office:value="0.300247310715561">
            <text:p>30.02%</text:p>
          </table:table-cell>
          <table:table-cell table:number-columns-repeated="2"/>
        </table:table-row>
        <table:table-row table:style-name="ro1">
          <table:table-cell office:value-type="string">
            <text:p>002709</text:p>
          </table:table-cell>
          <table:table-cell office:value-type="string">
            <text:p>天赐材料</text:p>
          </table:table-cell>
          <table:table-cell office:value-type="float" office:value="2335380000">
            <text:p>2335380000</text:p>
          </table:table-cell>
          <table:table-cell office:value-type="float" office:value="701200000">
            <text:p>701200000</text:p>
          </table:table-cell>
          <table:table-cell office:value-type="percentage" office:value="0.300250922762034">
            <text:p>30.03%</text:p>
          </table:table-cell>
          <table:table-cell table:number-columns-repeated="2"/>
        </table:table-row>
        <table:table-row table:style-name="ro1">
          <table:table-cell office:value-type="string">
            <text:p>300051</text:p>
          </table:table-cell>
          <table:table-cell office:value-type="string">
            <text:p>三五互联</text:p>
          </table:table-cell>
          <table:table-cell office:value-type="float" office:value="1427880000">
            <text:p>1427880000</text:p>
          </table:table-cell>
          <table:table-cell office:value-type="float" office:value="428870000">
            <text:p>428870000</text:p>
          </table:table-cell>
          <table:table-cell office:value-type="percentage" office:value="0.300354371515814">
            <text:p>30.04%</text:p>
          </table:table-cell>
          <table:table-cell table:number-columns-repeated="2"/>
        </table:table-row>
        <table:table-row table:style-name="ro1">
          <table:table-cell office:value-type="string">
            <text:p>300198</text:p>
          </table:table-cell>
          <table:table-cell office:value-type="string">
            <text:p>纳川股份</text:p>
          </table:table-cell>
          <table:table-cell office:value-type="float" office:value="2454540000">
            <text:p>2454540000</text:p>
          </table:table-cell>
          <table:table-cell office:value-type="float" office:value="737290000">
            <text:p>737290000</text:p>
          </table:table-cell>
          <table:table-cell office:value-type="percentage" office:value="0.300378074914241">
            <text:p>30.04%</text:p>
          </table:table-cell>
          <table:table-cell table:number-columns-repeated="2"/>
        </table:table-row>
        <table:table-row table:style-name="ro1">
          <table:table-cell office:value-type="string">
            <text:p>603727</text:p>
          </table:table-cell>
          <table:table-cell office:value-type="string">
            <text:p>博迈科</text:p>
          </table:table-cell>
          <table:table-cell office:value-type="float" office:value="3415490000">
            <text:p>3415490000</text:p>
          </table:table-cell>
          <table:table-cell office:value-type="float" office:value="1026270000">
            <text:p>1026270000</text:p>
          </table:table-cell>
          <table:table-cell office:value-type="percentage" office:value="0.300475188040369">
            <text:p>30.05%</text:p>
          </table:table-cell>
          <table:table-cell table:number-columns-repeated="2"/>
        </table:table-row>
        <table:table-row table:style-name="ro1">
          <table:table-cell office:value-type="string">
            <text:p>000593</text:p>
          </table:table-cell>
          <table:table-cell office:value-type="string">
            <text:p>大通燃气</text:p>
          </table:table-cell>
          <table:table-cell office:value-type="float" office:value="1580780000">
            <text:p>1580780000</text:p>
          </table:table-cell>
          <table:table-cell office:value-type="float" office:value="475350000">
            <text:p>475350000</text:p>
          </table:table-cell>
          <table:table-cell office:value-type="percentage" office:value="0.30070598059186">
            <text:p>30.07%</text:p>
          </table:table-cell>
          <table:table-cell table:number-columns-repeated="2"/>
        </table:table-row>
        <table:table-row table:style-name="ro1">
          <table:table-cell office:value-type="string">
            <text:p>601188</text:p>
          </table:table-cell>
          <table:table-cell office:value-type="string">
            <text:p>龙江交通</text:p>
          </table:table-cell>
          <table:table-cell office:value-type="float" office:value="5418760000">
            <text:p>5418760000</text:p>
          </table:table-cell>
          <table:table-cell office:value-type="float" office:value="1630300000">
            <text:p>1630300000</text:p>
          </table:table-cell>
          <table:table-cell office:value-type="percentage" office:value="0.300862189873698">
            <text:p>30.09%</text:p>
          </table:table-cell>
          <table:table-cell table:number-columns-repeated="2"/>
        </table:table-row>
        <table:table-row table:style-name="ro1">
          <table:table-cell office:value-type="string">
            <text:p>000760</text:p>
          </table:table-cell>
          <table:table-cell office:value-type="string">
            <text:p>斯太尔</text:p>
          </table:table-cell>
          <table:table-cell office:value-type="float" office:value="2993030000">
            <text:p>2993030000</text:p>
          </table:table-cell>
          <table:table-cell office:value-type="float" office:value="900980000">
            <text:p>900980000</text:p>
          </table:table-cell>
          <table:table-cell office:value-type="percentage" office:value="0.301026050524051">
            <text:p>30.10%</text:p>
          </table:table-cell>
          <table:table-cell table:number-columns-repeated="2"/>
        </table:table-row>
        <table:table-row table:style-name="ro1">
          <table:table-cell office:value-type="string">
            <text:p>601799</text:p>
          </table:table-cell>
          <table:table-cell office:value-type="string">
            <text:p>星宇股份</text:p>
          </table:table-cell>
          <table:table-cell office:value-type="float" office:value="5371110000">
            <text:p>5371110000</text:p>
          </table:table-cell>
          <table:table-cell office:value-type="float" office:value="1617050000">
            <text:p>1617050000</text:p>
          </table:table-cell>
          <table:table-cell office:value-type="percentage" office:value="0.301064398234257">
            <text:p>30.11%</text:p>
          </table:table-cell>
          <table:table-cell table:number-columns-repeated="2"/>
        </table:table-row>
        <table:table-row table:style-name="ro1">
          <table:table-cell office:value-type="string">
            <text:p>600763</text:p>
          </table:table-cell>
          <table:table-cell office:value-type="string">
            <text:p>通策医疗</text:p>
          </table:table-cell>
          <table:table-cell office:value-type="float" office:value="1286050000">
            <text:p>1286050000</text:p>
          </table:table-cell>
          <table:table-cell office:value-type="float" office:value="387410000">
            <text:p>387410000</text:p>
          </table:table-cell>
          <table:table-cell office:value-type="percentage" office:value="0.301240231717274">
            <text:p>30.12%</text:p>
          </table:table-cell>
          <table:table-cell table:number-columns-repeated="2"/>
        </table:table-row>
        <table:table-row table:style-name="ro1">
          <table:table-cell office:value-type="string">
            <text:p>300630</text:p>
          </table:table-cell>
          <table:table-cell office:value-type="string">
            <text:p>普利制药</text:p>
          </table:table-cell>
          <table:table-cell office:value-type="float" office:value="439720000">
            <text:p>439720000</text:p>
          </table:table-cell>
          <table:table-cell office:value-type="float" office:value="132600000">
            <text:p>132600000</text:p>
          </table:table-cell>
          <table:table-cell office:value-type="percentage" office:value="0.301555535340671">
            <text:p>30.16%</text:p>
          </table:table-cell>
          <table:table-cell table:number-columns-repeated="2"/>
        </table:table-row>
        <table:table-row table:style-name="ro1">
          <table:table-cell office:value-type="string">
            <text:p>300157</text:p>
          </table:table-cell>
          <table:table-cell office:value-type="string">
            <text:p>恒泰艾普</text:p>
          </table:table-cell>
          <table:table-cell office:value-type="float" office:value="5745390000">
            <text:p>5745390000</text:p>
          </table:table-cell>
          <table:table-cell office:value-type="float" office:value="1732620000">
            <text:p>1732620000</text:p>
          </table:table-cell>
          <table:table-cell office:value-type="percentage" office:value="0.301566995452006">
            <text:p>30.16%</text:p>
          </table:table-cell>
          <table:table-cell table:number-columns-repeated="2"/>
        </table:table-row>
        <table:table-row table:style-name="ro1">
          <table:table-cell office:value-type="string">
            <text:p>002583</text:p>
          </table:table-cell>
          <table:table-cell office:value-type="string">
            <text:p>海能达</text:p>
          </table:table-cell>
          <table:table-cell office:value-type="float" office:value="6808140000">
            <text:p>6808140000</text:p>
          </table:table-cell>
          <table:table-cell office:value-type="float" office:value="2053210000">
            <text:p>2053210000</text:p>
          </table:table-cell>
          <table:table-cell office:value-type="percentage" office:value="0.301581636100315">
            <text:p>30.16%</text:p>
          </table:table-cell>
          <table:table-cell table:number-columns-repeated="2"/>
        </table:table-row>
        <table:table-row table:style-name="ro1">
          <table:table-cell office:value-type="string">
            <text:p>002733</text:p>
          </table:table-cell>
          <table:table-cell office:value-type="string">
            <text:p>雄韬股份</text:p>
          </table:table-cell>
          <table:table-cell office:value-type="float" office:value="3201630000">
            <text:p>3201630000</text:p>
          </table:table-cell>
          <table:table-cell office:value-type="float" office:value="966680000">
            <text:p>966680000</text:p>
          </table:table-cell>
          <table:table-cell office:value-type="percentage" office:value="0.301933702520279">
            <text:p>30.19%</text:p>
          </table:table-cell>
          <table:table-cell table:number-columns-repeated="2"/>
        </table:table-row>
        <table:table-row table:style-name="ro1">
          <table:table-cell office:value-type="string">
            <text:p>600885</text:p>
          </table:table-cell>
          <table:table-cell office:value-type="string">
            <text:p>宏发股份</text:p>
          </table:table-cell>
          <table:table-cell office:value-type="float" office:value="6497700000">
            <text:p>6497700000</text:p>
          </table:table-cell>
          <table:table-cell office:value-type="float" office:value="1962020000">
            <text:p>1962020000</text:p>
          </table:table-cell>
          <table:table-cell office:value-type="percentage" office:value="0.301956076765625">
            <text:p>30.20%</text:p>
          </table:table-cell>
          <table:table-cell table:number-columns-repeated="2"/>
        </table:table-row>
        <table:table-row table:style-name="ro1">
          <table:table-cell office:value-type="string">
            <text:p>603758</text:p>
          </table:table-cell>
          <table:table-cell office:value-type="string">
            <text:p>秦安股份</text:p>
          </table:table-cell>
          <table:table-cell office:value-type="float" office:value="2371370000">
            <text:p>2371370000</text:p>
          </table:table-cell>
          <table:table-cell office:value-type="float" office:value="716360000">
            <text:p>716360000</text:p>
          </table:table-cell>
          <table:table-cell office:value-type="percentage" office:value="0.302086979256717">
            <text:p>30.21%</text:p>
          </table:table-cell>
          <table:table-cell table:number-columns-repeated="2"/>
        </table:table-row>
        <table:table-row table:style-name="ro1">
          <table:table-cell office:value-type="string">
            <text:p>000301</text:p>
          </table:table-cell>
          <table:table-cell office:value-type="string">
            <text:p>东方市场</text:p>
          </table:table-cell>
          <table:table-cell office:value-type="float" office:value="4967760000">
            <text:p>4967760000</text:p>
          </table:table-cell>
          <table:table-cell office:value-type="float" office:value="1501180000">
            <text:p>1501180000</text:p>
          </table:table-cell>
          <table:table-cell office:value-type="percentage" office:value="0.30218448556291">
            <text:p>30.22%</text:p>
          </table:table-cell>
          <table:table-cell table:number-columns-repeated="2"/>
        </table:table-row>
        <table:table-row table:style-name="ro1">
          <table:table-cell office:value-type="string">
            <text:p>002649</text:p>
          </table:table-cell>
          <table:table-cell office:value-type="string">
            <text:p>博彦科技</text:p>
          </table:table-cell>
          <table:table-cell office:value-type="float" office:value="2665730000">
            <text:p>2665730000</text:p>
          </table:table-cell>
          <table:table-cell office:value-type="float" office:value="805930000">
            <text:p>805930000</text:p>
          </table:table-cell>
          <table:table-cell office:value-type="percentage" office:value="0.302329943392617">
            <text:p>30.23%</text:p>
          </table:table-cell>
          <table:table-cell table:number-columns-repeated="2"/>
        </table:table-row>
        <table:table-row table:style-name="ro1">
          <table:table-cell office:value-type="string">
            <text:p>002023</text:p>
          </table:table-cell>
          <table:table-cell office:value-type="string">
            <text:p>海特高新</text:p>
          </table:table-cell>
          <table:table-cell office:value-type="float" office:value="5925420000">
            <text:p>5925420000</text:p>
          </table:table-cell>
          <table:table-cell office:value-type="float" office:value="1791460000">
            <text:p>1791460000</text:p>
          </table:table-cell>
          <table:table-cell office:value-type="percentage" office:value="0.302334686823888">
            <text:p>30.23%</text:p>
          </table:table-cell>
          <table:table-cell table:number-columns-repeated="2"/>
        </table:table-row>
        <table:table-row table:style-name="ro1">
          <table:table-cell office:value-type="string">
            <text:p>601126</text:p>
          </table:table-cell>
          <table:table-cell office:value-type="string">
            <text:p>四方股份</text:p>
          </table:table-cell>
          <table:table-cell office:value-type="float" office:value="5522990000">
            <text:p>5522990000</text:p>
          </table:table-cell>
          <table:table-cell office:value-type="float" office:value="1671590000">
            <text:p>1671590000</text:p>
          </table:table-cell>
          <table:table-cell office:value-type="percentage" office:value="0.30266033434788">
            <text:p>30.27%</text:p>
          </table:table-cell>
          <table:table-cell table:number-columns-repeated="2"/>
        </table:table-row>
        <table:table-row table:style-name="ro1">
          <table:table-cell office:value-type="string">
            <text:p>002219</text:p>
          </table:table-cell>
          <table:table-cell office:value-type="string">
            <text:p>恒康医疗</text:p>
          </table:table-cell>
          <table:table-cell office:value-type="float" office:value="5984710000">
            <text:p>5984710000</text:p>
          </table:table-cell>
          <table:table-cell office:value-type="float" office:value="1812090000">
            <text:p>1812090000</text:p>
          </table:table-cell>
          <table:table-cell office:value-type="percentage" office:value="0.302786601188696">
            <text:p>30.28%</text:p>
          </table:table-cell>
          <table:table-cell table:number-columns-repeated="2"/>
        </table:table-row>
        <table:table-row table:style-name="ro1">
          <table:table-cell office:value-type="string">
            <text:p>300078</text:p>
          </table:table-cell>
          <table:table-cell office:value-type="string">
            <text:p>思创医惠</text:p>
          </table:table-cell>
          <table:table-cell office:value-type="float" office:value="2955750000">
            <text:p>2955750000</text:p>
          </table:table-cell>
          <table:table-cell office:value-type="float" office:value="895720000">
            <text:p>895720000</text:p>
          </table:table-cell>
          <table:table-cell office:value-type="percentage" office:value="0.303043220840734">
            <text:p>30.30%</text:p>
          </table:table-cell>
          <table:table-cell table:number-columns-repeated="2"/>
        </table:table-row>
        <table:table-row table:style-name="ro1">
          <table:table-cell office:value-type="string">
            <text:p>000815</text:p>
          </table:table-cell>
          <table:table-cell office:value-type="string">
            <text:p>美利云</text:p>
          </table:table-cell>
          <table:table-cell office:value-type="float" office:value="2864510000">
            <text:p>2864510000</text:p>
          </table:table-cell>
          <table:table-cell office:value-type="float" office:value="868430000">
            <text:p>868430000</text:p>
          </table:table-cell>
          <table:table-cell office:value-type="percentage" office:value="0.303168779302568">
            <text:p>30.32%</text:p>
          </table:table-cell>
          <table:table-cell table:number-columns-repeated="2"/>
        </table:table-row>
        <table:table-row table:style-name="ro1">
          <table:table-cell office:value-type="string">
            <text:p>603198</text:p>
          </table:table-cell>
          <table:table-cell office:value-type="string">
            <text:p>迎驾贡酒</text:p>
          </table:table-cell>
          <table:table-cell office:value-type="float" office:value="5650720000">
            <text:p>5650720000</text:p>
          </table:table-cell>
          <table:table-cell office:value-type="float" office:value="1713500000">
            <text:p>1713500000</text:p>
          </table:table-cell>
          <table:table-cell office:value-type="percentage" office:value="0.303235693858482">
            <text:p>30.32%</text:p>
          </table:table-cell>
          <table:table-cell table:number-columns-repeated="2"/>
        </table:table-row>
        <table:table-row table:style-name="ro1">
          <table:table-cell office:value-type="string">
            <text:p>300380</text:p>
          </table:table-cell>
          <table:table-cell office:value-type="string">
            <text:p>安硕信息</text:p>
          </table:table-cell>
          <table:table-cell office:value-type="float" office:value="604840000">
            <text:p>604840000</text:p>
          </table:table-cell>
          <table:table-cell office:value-type="float" office:value="183590000">
            <text:p>183590000</text:p>
          </table:table-cell>
          <table:table-cell office:value-type="percentage" office:value="0.303534819125719">
            <text:p>30.35%</text:p>
          </table:table-cell>
          <table:table-cell table:number-columns-repeated="2"/>
        </table:table-row>
        <table:table-row table:style-name="ro1">
          <table:table-cell office:value-type="string">
            <text:p>002025</text:p>
          </table:table-cell>
          <table:table-cell office:value-type="string">
            <text:p>航天电器</text:p>
          </table:table-cell>
          <table:table-cell office:value-type="float" office:value="3715080000">
            <text:p>3715080000</text:p>
          </table:table-cell>
          <table:table-cell office:value-type="float" office:value="1128040000">
            <text:p>1128040000</text:p>
          </table:table-cell>
          <table:table-cell office:value-type="percentage" office:value="0.303638145073592">
            <text:p>30.36%</text:p>
          </table:table-cell>
          <table:table-cell table:number-columns-repeated="2"/>
        </table:table-row>
        <table:table-row table:style-name="ro1">
          <table:table-cell office:value-type="string">
            <text:p>002295</text:p>
          </table:table-cell>
          <table:table-cell office:value-type="string">
            <text:p>精艺股份</text:p>
          </table:table-cell>
          <table:table-cell office:value-type="float" office:value="1539230000">
            <text:p>1539230000</text:p>
          </table:table-cell>
          <table:table-cell office:value-type="float" office:value="467930000">
            <text:p>467930000</text:p>
          </table:table-cell>
          <table:table-cell office:value-type="percentage" office:value="0.304002650675987">
            <text:p>30.40%</text:p>
          </table:table-cell>
          <table:table-cell table:number-columns-repeated="2"/>
        </table:table-row>
        <table:table-row table:style-name="ro1">
          <table:table-cell office:value-type="string">
            <text:p>300430</text:p>
          </table:table-cell>
          <table:table-cell office:value-type="string">
            <text:p>诚益通</text:p>
          </table:table-cell>
          <table:table-cell office:value-type="float" office:value="940650000">
            <text:p>940650000</text:p>
          </table:table-cell>
          <table:table-cell office:value-type="float" office:value="285970000">
            <text:p>285970000</text:p>
          </table:table-cell>
          <table:table-cell office:value-type="percentage" office:value="0.30401318237389">
            <text:p>30.40%</text:p>
          </table:table-cell>
          <table:table-cell table:number-columns-repeated="2"/>
        </table:table-row>
        <table:table-row table:style-name="ro1">
          <table:table-cell office:value-type="string">
            <text:p>002278</text:p>
          </table:table-cell>
          <table:table-cell office:value-type="string">
            <text:p>神开股份</text:p>
          </table:table-cell>
          <table:table-cell office:value-type="float" office:value="1624230000">
            <text:p>1624230000</text:p>
          </table:table-cell>
          <table:table-cell office:value-type="float" office:value="494290000">
            <text:p>494290000</text:p>
          </table:table-cell>
          <table:table-cell office:value-type="percentage" office:value="0.304322663662166">
            <text:p>30.43%</text:p>
          </table:table-cell>
          <table:table-cell table:number-columns-repeated="2"/>
        </table:table-row>
        <table:table-row table:style-name="ro1">
          <table:table-cell office:value-type="string">
            <text:p>002233</text:p>
          </table:table-cell>
          <table:table-cell office:value-type="string">
            <text:p>塔牌集团</text:p>
          </table:table-cell>
          <table:table-cell office:value-type="float" office:value="6733790000">
            <text:p>6733790000</text:p>
          </table:table-cell>
          <table:table-cell office:value-type="float" office:value="2049310000">
            <text:p>2049310000</text:p>
          </table:table-cell>
          <table:table-cell office:value-type="percentage" office:value="0.304332329936039">
            <text:p>30.43%</text:p>
          </table:table-cell>
          <table:table-cell table:number-columns-repeated="2"/>
        </table:table-row>
        <table:table-row table:style-name="ro1">
          <table:table-cell office:value-type="string">
            <text:p>603869</text:p>
          </table:table-cell>
          <table:table-cell office:value-type="string">
            <text:p>北部湾旅</text:p>
          </table:table-cell>
          <table:table-cell office:value-type="float" office:value="5189730000">
            <text:p>5189730000</text:p>
          </table:table-cell>
          <table:table-cell office:value-type="float" office:value="1580530000">
            <text:p>1580530000</text:p>
          </table:table-cell>
          <table:table-cell office:value-type="percentage" office:value="0.304549562308636">
            <text:p>30.45%</text:p>
          </table:table-cell>
          <table:table-cell table:number-columns-repeated="2"/>
        </table:table-row>
        <table:table-row table:style-name="ro1">
          <table:table-cell office:value-type="string">
            <text:p>600130</text:p>
          </table:table-cell>
          <table:table-cell office:value-type="string">
            <text:p>波导股份</text:p>
          </table:table-cell>
          <table:table-cell office:value-type="float" office:value="1431670000">
            <text:p>1431670000</text:p>
          </table:table-cell>
          <table:table-cell office:value-type="float" office:value="436490000">
            <text:p>436490000</text:p>
          </table:table-cell>
          <table:table-cell office:value-type="percentage" office:value="0.30488171156761">
            <text:p>30.49%</text:p>
          </table:table-cell>
          <table:table-cell table:number-columns-repeated="2"/>
        </table:table-row>
        <table:table-row table:style-name="ro1">
          <table:table-cell office:value-type="string">
            <text:p>002199</text:p>
          </table:table-cell>
          <table:table-cell office:value-type="string">
            <text:p>东晶电子</text:p>
          </table:table-cell>
          <table:table-cell office:value-type="float" office:value="660330000">
            <text:p>660330000</text:p>
          </table:table-cell>
          <table:table-cell office:value-type="float" office:value="201440000">
            <text:p>201440000</text:p>
          </table:table-cell>
          <table:table-cell office:value-type="percentage" office:value="0.305059591416413">
            <text:p>30.51%</text:p>
          </table:table-cell>
          <table:table-cell table:number-columns-repeated="2"/>
        </table:table-row>
        <table:table-row table:style-name="ro1">
          <table:table-cell office:value-type="string">
            <text:p>000552</text:p>
          </table:table-cell>
          <table:table-cell office:value-type="string">
            <text:p>靖远煤电</text:p>
          </table:table-cell>
          <table:table-cell office:value-type="float" office:value="9041490000">
            <text:p>9041490000</text:p>
          </table:table-cell>
          <table:table-cell office:value-type="float" office:value="2758520000">
            <text:p>2758520000</text:p>
          </table:table-cell>
          <table:table-cell office:value-type="percentage" office:value="0.30509573090276">
            <text:p>30.51%</text:p>
          </table:table-cell>
          <table:table-cell table:number-columns-repeated="2"/>
        </table:table-row>
        <table:table-row table:style-name="ro1">
          <table:table-cell office:value-type="string">
            <text:p>300339</text:p>
          </table:table-cell>
          <table:table-cell office:value-type="string">
            <text:p>润和软件</text:p>
          </table:table-cell>
          <table:table-cell office:value-type="float" office:value="5125520000">
            <text:p>5125520000</text:p>
          </table:table-cell>
          <table:table-cell office:value-type="float" office:value="1566570000">
            <text:p>1566570000</text:p>
          </table:table-cell>
          <table:table-cell office:value-type="percentage" office:value="0.305641183723798">
            <text:p>30.56%</text:p>
          </table:table-cell>
          <table:table-cell table:number-columns-repeated="2"/>
        </table:table-row>
        <table:table-row table:style-name="ro1">
          <table:table-cell office:value-type="string">
            <text:p>300270</text:p>
          </table:table-cell>
          <table:table-cell office:value-type="string">
            <text:p>中威电子</text:p>
          </table:table-cell>
          <table:table-cell office:value-type="float" office:value="900840000">
            <text:p>900840000</text:p>
          </table:table-cell>
          <table:table-cell office:value-type="float" office:value="275420000">
            <text:p>275420000</text:p>
          </table:table-cell>
          <table:table-cell office:value-type="percentage" office:value="0.305736867812264">
            <text:p>30.57%</text:p>
          </table:table-cell>
          <table:table-cell table:number-columns-repeated="2"/>
        </table:table-row>
        <table:table-row table:style-name="ro1">
          <table:table-cell office:value-type="string">
            <text:p>002439</text:p>
          </table:table-cell>
          <table:table-cell office:value-type="string">
            <text:p>启明星辰</text:p>
          </table:table-cell>
          <table:table-cell office:value-type="float" office:value="3254950000">
            <text:p>3254950000</text:p>
          </table:table-cell>
          <table:table-cell office:value-type="float" office:value="995570000">
            <text:p>995570000</text:p>
          </table:table-cell>
          <table:table-cell office:value-type="percentage" office:value="0.305863377317624">
            <text:p>30.59%</text:p>
          </table:table-cell>
          <table:table-cell table:number-columns-repeated="2"/>
        </table:table-row>
        <table:table-row table:style-name="ro1">
          <table:table-cell office:value-type="string">
            <text:p>600628</text:p>
          </table:table-cell>
          <table:table-cell office:value-type="string">
            <text:p>新世界</text:p>
          </table:table-cell>
          <table:table-cell office:value-type="float" office:value="5782270000">
            <text:p>5782270000</text:p>
          </table:table-cell>
          <table:table-cell office:value-type="float" office:value="1768590000">
            <text:p>1768590000</text:p>
          </table:table-cell>
          <table:table-cell office:value-type="percentage" office:value="0.305864305886788">
            <text:p>30.59%</text:p>
          </table:table-cell>
          <table:table-cell table:number-columns-repeated="2"/>
        </table:table-row>
        <table:table-row table:style-name="ro1">
          <table:table-cell office:value-type="string">
            <text:p>300523</text:p>
          </table:table-cell>
          <table:table-cell office:value-type="string">
            <text:p>辰安科技</text:p>
          </table:table-cell>
          <table:table-cell office:value-type="float" office:value="1209410000">
            <text:p>1209410000</text:p>
          </table:table-cell>
          <table:table-cell office:value-type="float" office:value="369920000">
            <text:p>369920000</text:p>
          </table:table-cell>
          <table:table-cell office:value-type="percentage" office:value="0.305868150585823">
            <text:p>30.59%</text:p>
          </table:table-cell>
          <table:table-cell table:number-columns-repeated="2"/>
        </table:table-row>
        <table:table-row table:style-name="ro1">
          <table:table-cell office:value-type="string">
            <text:p>002054</text:p>
          </table:table-cell>
          <table:table-cell office:value-type="string">
            <text:p>德美化工</text:p>
          </table:table-cell>
          <table:table-cell office:value-type="float" office:value="2943360000">
            <text:p>2943360000</text:p>
          </table:table-cell>
          <table:table-cell office:value-type="float" office:value="901180000">
            <text:p>901180000</text:p>
          </table:table-cell>
          <table:table-cell office:value-type="percentage" office:value="0.306173896499239">
            <text:p>30.62%</text:p>
          </table:table-cell>
          <table:table-cell table:number-columns-repeated="2"/>
        </table:table-row>
        <table:table-row table:style-name="ro1">
          <table:table-cell office:value-type="string">
            <text:p>300213</text:p>
          </table:table-cell>
          <table:table-cell office:value-type="string">
            <text:p>佳讯飞鸿</text:p>
          </table:table-cell>
          <table:table-cell office:value-type="float" office:value="2325830000">
            <text:p>2325830000</text:p>
          </table:table-cell>
          <table:table-cell office:value-type="float" office:value="712300000">
            <text:p>712300000</text:p>
          </table:table-cell>
          <table:table-cell office:value-type="percentage" office:value="0.306256261205677">
            <text:p>30.63%</text:p>
          </table:table-cell>
          <table:table-cell table:number-columns-repeated="2"/>
        </table:table-row>
        <table:table-row table:style-name="ro1">
          <table:table-cell office:value-type="string">
            <text:p>300257</text:p>
          </table:table-cell>
          <table:table-cell office:value-type="string">
            <text:p>开山股份</text:p>
          </table:table-cell>
          <table:table-cell office:value-type="float" office:value="5029380000">
            <text:p>5029380000</text:p>
          </table:table-cell>
          <table:table-cell office:value-type="float" office:value="1541040000">
            <text:p>1541040000</text:p>
          </table:table-cell>
          <table:table-cell office:value-type="percentage" office:value="0.306407549240662">
            <text:p>30.64%</text:p>
          </table:table-cell>
          <table:table-cell table:number-columns-repeated="2"/>
        </table:table-row>
        <table:table-row table:style-name="ro1">
          <table:table-cell office:value-type="string">
            <text:p>002230</text:p>
          </table:table-cell>
          <table:table-cell office:value-type="string">
            <text:p>科大讯飞</text:p>
          </table:table-cell>
          <table:table-cell office:value-type="float" office:value="10413940000">
            <text:p>10413940000</text:p>
          </table:table-cell>
          <table:table-cell office:value-type="float" office:value="3195170000">
            <text:p>3195170000</text:p>
          </table:table-cell>
          <table:table-cell office:value-type="percentage" office:value="0.306816632321676">
            <text:p>30.68%</text:p>
          </table:table-cell>
          <table:table-cell table:number-columns-repeated="2"/>
        </table:table-row>
        <table:table-row table:style-name="ro1">
          <table:table-cell office:value-type="string">
            <text:p>002617</text:p>
          </table:table-cell>
          <table:table-cell office:value-type="string">
            <text:p>露笑科技</text:p>
          </table:table-cell>
          <table:table-cell office:value-type="float" office:value="3300420000">
            <text:p>3300420000</text:p>
          </table:table-cell>
          <table:table-cell office:value-type="float" office:value="1013510000">
            <text:p>1013510000</text:p>
          </table:table-cell>
          <table:table-cell office:value-type="percentage" office:value="0.307085158858569">
            <text:p>30.71%</text:p>
          </table:table-cell>
          <table:table-cell table:number-columns-repeated="2"/>
        </table:table-row>
        <table:table-row table:style-name="ro1">
          <table:table-cell office:value-type="string">
            <text:p>002297</text:p>
          </table:table-cell>
          <table:table-cell office:value-type="string">
            <text:p>博云新材</text:p>
          </table:table-cell>
          <table:table-cell office:value-type="float" office:value="2388190000">
            <text:p>2388190000</text:p>
          </table:table-cell>
          <table:table-cell office:value-type="float" office:value="733720000">
            <text:p>733720000</text:p>
          </table:table-cell>
          <table:table-cell office:value-type="percentage" office:value="0.307228486845686">
            <text:p>30.72%</text:p>
          </table:table-cell>
          <table:table-cell table:number-columns-repeated="2"/>
        </table:table-row>
        <table:table-row table:style-name="ro1">
          <table:table-cell office:value-type="string">
            <text:p>300442</text:p>
          </table:table-cell>
          <table:table-cell office:value-type="string">
            <text:p>普丽盛</text:p>
          </table:table-cell>
          <table:table-cell office:value-type="float" office:value="1419540000">
            <text:p>1419540000</text:p>
          </table:table-cell>
          <table:table-cell office:value-type="float" office:value="437070000">
            <text:p>437070000</text:p>
          </table:table-cell>
          <table:table-cell office:value-type="percentage" office:value="0.307895515448666">
            <text:p>30.79%</text:p>
          </table:table-cell>
          <table:table-cell table:number-columns-repeated="2"/>
        </table:table-row>
        <table:table-row table:style-name="ro1">
          <table:table-cell office:value-type="string">
            <text:p>002408</text:p>
          </table:table-cell>
          <table:table-cell office:value-type="string">
            <text:p>齐翔腾达</text:p>
          </table:table-cell>
          <table:table-cell office:value-type="float" office:value="8550460000">
            <text:p>8550460000</text:p>
          </table:table-cell>
          <table:table-cell office:value-type="float" office:value="2637140000">
            <text:p>2637140000</text:p>
          </table:table-cell>
          <table:table-cell office:value-type="percentage" office:value="0.308420833499016">
            <text:p>30.84%</text:p>
          </table:table-cell>
          <table:table-cell table:number-columns-repeated="2"/>
        </table:table-row>
        <table:table-row table:style-name="ro1">
          <table:table-cell office:value-type="string">
            <text:p>600753</text:p>
          </table:table-cell>
          <table:table-cell office:value-type="string">
            <text:p>东方银星</text:p>
          </table:table-cell>
          <table:table-cell office:value-type="float" office:value="206210000">
            <text:p>206210000</text:p>
          </table:table-cell>
          <table:table-cell office:value-type="float" office:value="63630000">
            <text:p>63630000</text:p>
          </table:table-cell>
          <table:table-cell office:value-type="percentage" office:value="0.308568934581252">
            <text:p>30.86%</text:p>
          </table:table-cell>
          <table:table-cell table:number-columns-repeated="2"/>
        </table:table-row>
        <table:table-row table:style-name="ro1">
          <table:table-cell office:value-type="string">
            <text:p>000536</text:p>
          </table:table-cell>
          <table:table-cell office:value-type="string">
            <text:p>华映科技</text:p>
          </table:table-cell>
          <table:table-cell office:value-type="float" office:value="18943580000">
            <text:p>18943580000</text:p>
          </table:table-cell>
          <table:table-cell office:value-type="float" office:value="5854020000">
            <text:p>5854020000</text:p>
          </table:table-cell>
          <table:table-cell office:value-type="percentage" office:value="0.309023954289527">
            <text:p>30.90%</text:p>
          </table:table-cell>
          <table:table-cell table:number-columns-repeated="2"/>
        </table:table-row>
        <table:table-row table:style-name="ro1">
          <table:table-cell office:value-type="string">
            <text:p>300068</text:p>
          </table:table-cell>
          <table:table-cell office:value-type="string">
            <text:p>南都电源</text:p>
          </table:table-cell>
          <table:table-cell office:value-type="float" office:value="9189360000">
            <text:p>9189360000</text:p>
          </table:table-cell>
          <table:table-cell office:value-type="float" office:value="2839850000">
            <text:p>2839850000</text:p>
          </table:table-cell>
          <table:table-cell office:value-type="percentage" office:value="0.309036755552073">
            <text:p>30.90%</text:p>
          </table:table-cell>
          <table:table-cell table:number-columns-repeated="2"/>
        </table:table-row>
        <table:table-row table:style-name="ro1">
          <table:table-cell office:value-type="string">
            <text:p>600255</text:p>
          </table:table-cell>
          <table:table-cell office:value-type="string">
            <text:p>鑫科材料</text:p>
          </table:table-cell>
          <table:table-cell office:value-type="float" office:value="4956420000">
            <text:p>4956420000</text:p>
          </table:table-cell>
          <table:table-cell office:value-type="float" office:value="1532260000">
            <text:p>1532260000</text:p>
          </table:table-cell>
          <table:table-cell office:value-type="percentage" office:value="0.309146521077713">
            <text:p>30.91%</text:p>
          </table:table-cell>
          <table:table-cell table:number-columns-repeated="2"/>
        </table:table-row>
        <table:table-row table:style-name="ro1">
          <table:table-cell office:value-type="string">
            <text:p>002099</text:p>
          </table:table-cell>
          <table:table-cell office:value-type="string">
            <text:p>海翔药业</text:p>
          </table:table-cell>
          <table:table-cell office:value-type="float" office:value="6905600000">
            <text:p>6905600000</text:p>
          </table:table-cell>
          <table:table-cell office:value-type="float" office:value="2135260000">
            <text:p>2135260000</text:p>
          </table:table-cell>
          <table:table-cell office:value-type="percentage" office:value="0.309207020389249">
            <text:p>30.92%</text:p>
          </table:table-cell>
          <table:table-cell table:number-columns-repeated="2"/>
        </table:table-row>
        <table:table-row table:style-name="ro1">
          <table:table-cell office:value-type="string">
            <text:p>002665</text:p>
          </table:table-cell>
          <table:table-cell office:value-type="string">
            <text:p>首航节能</text:p>
          </table:table-cell>
          <table:table-cell office:value-type="float" office:value="4470290000">
            <text:p>4470290000</text:p>
          </table:table-cell>
          <table:table-cell office:value-type="float" office:value="1382480000">
            <text:p>1382480000</text:p>
          </table:table-cell>
          <table:table-cell office:value-type="percentage" office:value="0.309259578237653">
            <text:p>30.93%</text:p>
          </table:table-cell>
          <table:table-cell table:number-columns-repeated="2"/>
        </table:table-row>
        <table:table-row table:style-name="ro1">
          <table:table-cell office:value-type="string">
            <text:p>002318</text:p>
          </table:table-cell>
          <table:table-cell office:value-type="string">
            <text:p>久立特材</text:p>
          </table:table-cell>
          <table:table-cell office:value-type="float" office:value="3877250000">
            <text:p>3877250000</text:p>
          </table:table-cell>
          <table:table-cell office:value-type="float" office:value="1200530000">
            <text:p>1200530000</text:p>
          </table:table-cell>
          <table:table-cell office:value-type="percentage" office:value="0.309634405828874">
            <text:p>30.96%</text:p>
          </table:table-cell>
          <table:table-cell table:number-columns-repeated="2"/>
        </table:table-row>
        <table:table-row table:style-name="ro1">
          <table:table-cell office:value-type="string">
            <text:p>600562</text:p>
          </table:table-cell>
          <table:table-cell office:value-type="string">
            <text:p>国睿科技</text:p>
          </table:table-cell>
          <table:table-cell office:value-type="float" office:value="2445460000">
            <text:p>2445460000</text:p>
          </table:table-cell>
          <table:table-cell office:value-type="float" office:value="757540000">
            <text:p>757540000</text:p>
          </table:table-cell>
          <table:table-cell office:value-type="percentage" office:value="0.309774030243799">
            <text:p>30.98%</text:p>
          </table:table-cell>
          <table:table-cell table:number-columns-repeated="2"/>
        </table:table-row>
        <table:table-row table:style-name="ro1">
          <table:table-cell office:value-type="string">
            <text:p>600367</text:p>
          </table:table-cell>
          <table:table-cell office:value-type="string">
            <text:p>红星发展</text:p>
          </table:table-cell>
          <table:table-cell office:value-type="float" office:value="1654500000">
            <text:p>1654500000</text:p>
          </table:table-cell>
          <table:table-cell office:value-type="float" office:value="512560000">
            <text:p>512560000</text:p>
          </table:table-cell>
          <table:table-cell office:value-type="percentage" office:value="0.309797521909943">
            <text:p>30.98%</text:p>
          </table:table-cell>
          <table:table-cell table:number-columns-repeated="2"/>
        </table:table-row>
        <table:table-row table:style-name="ro1">
          <table:table-cell office:value-type="string">
            <text:p>000058</text:p>
          </table:table-cell>
          <table:table-cell office:value-type="string">
            <text:p>深 赛 格</text:p>
          </table:table-cell>
          <table:table-cell office:value-type="float" office:value="2548280000">
            <text:p>2548280000</text:p>
          </table:table-cell>
          <table:table-cell office:value-type="float" office:value="789770000">
            <text:p>789770000</text:p>
          </table:table-cell>
          <table:table-cell office:value-type="percentage" office:value="0.30992277143799">
            <text:p>30.99%</text:p>
          </table:table-cell>
          <table:table-cell table:number-columns-repeated="2"/>
        </table:table-row>
        <table:table-row table:style-name="ro1">
          <table:table-cell office:value-type="string">
            <text:p>300416</text:p>
          </table:table-cell>
          <table:table-cell office:value-type="string">
            <text:p>苏试试验</text:p>
          </table:table-cell>
          <table:table-cell office:value-type="float" office:value="765120000">
            <text:p>765120000</text:p>
          </table:table-cell>
          <table:table-cell office:value-type="float" office:value="237130000">
            <text:p>237130000</text:p>
          </table:table-cell>
          <table:table-cell office:value-type="percentage" office:value="0.309925240485153">
            <text:p>30.99%</text:p>
          </table:table-cell>
          <table:table-cell table:number-columns-repeated="2"/>
        </table:table-row>
        <table:table-row table:style-name="ro1">
          <table:table-cell office:value-type="string">
            <text:p>002296</text:p>
          </table:table-cell>
          <table:table-cell office:value-type="string">
            <text:p>辉煌科技</text:p>
          </table:table-cell>
          <table:table-cell office:value-type="float" office:value="2234980000">
            <text:p>2234980000</text:p>
          </table:table-cell>
          <table:table-cell office:value-type="float" office:value="692710000">
            <text:p>692710000</text:p>
          </table:table-cell>
          <table:table-cell office:value-type="percentage" office:value="0.309940133692471">
            <text:p>30.99%</text:p>
          </table:table-cell>
          <table:table-cell table:number-columns-repeated="2"/>
        </table:table-row>
        <table:table-row table:style-name="ro1">
          <table:table-cell office:value-type="string">
            <text:p>600136</text:p>
          </table:table-cell>
          <table:table-cell office:value-type="string">
            <text:p>当代明诚</text:p>
          </table:table-cell>
          <table:table-cell office:value-type="float" office:value="3579990000">
            <text:p>3579990000</text:p>
          </table:table-cell>
          <table:table-cell office:value-type="float" office:value="1109900000">
            <text:p>1109900000</text:p>
          </table:table-cell>
          <table:table-cell office:value-type="percentage" office:value="0.310028798963126">
            <text:p>31.00%</text:p>
          </table:table-cell>
          <table:table-cell table:number-columns-repeated="2"/>
        </table:table-row>
        <table:table-row table:style-name="ro1">
          <table:table-cell office:value-type="string">
            <text:p>300563</text:p>
          </table:table-cell>
          <table:table-cell office:value-type="string">
            <text:p>神宇股份</text:p>
          </table:table-cell>
          <table:table-cell office:value-type="float" office:value="614800000">
            <text:p>614800000</text:p>
          </table:table-cell>
          <table:table-cell office:value-type="float" office:value="190710000">
            <text:p>190710000</text:p>
          </table:table-cell>
          <table:table-cell office:value-type="percentage" office:value="0.310198438516591">
            <text:p>31.02%</text:p>
          </table:table-cell>
          <table:table-cell table:number-columns-repeated="2"/>
        </table:table-row>
        <table:table-row table:style-name="ro1">
          <table:table-cell office:value-type="string">
            <text:p>002498</text:p>
          </table:table-cell>
          <table:table-cell office:value-type="string">
            <text:p>汉缆股份</text:p>
          </table:table-cell>
          <table:table-cell office:value-type="float" office:value="6436970000">
            <text:p>6436970000</text:p>
          </table:table-cell>
          <table:table-cell office:value-type="float" office:value="1997270000">
            <text:p>1997270000</text:p>
          </table:table-cell>
          <table:table-cell office:value-type="percentage" office:value="0.310281079451978">
            <text:p>31.03%</text:p>
          </table:table-cell>
          <table:table-cell table:number-columns-repeated="2"/>
        </table:table-row>
        <table:table-row table:style-name="ro1">
          <table:table-cell office:value-type="string">
            <text:p>600315</text:p>
          </table:table-cell>
          <table:table-cell office:value-type="string">
            <text:p>上海家化</text:p>
          </table:table-cell>
          <table:table-cell office:value-type="float" office:value="7632450000">
            <text:p>7632450000</text:p>
          </table:table-cell>
          <table:table-cell office:value-type="float" office:value="2368320000">
            <text:p>2368320000</text:p>
          </table:table-cell>
          <table:table-cell office:value-type="percentage" office:value="0.310296169644085">
            <text:p>31.03%</text:p>
          </table:table-cell>
          <table:table-cell table:number-columns-repeated="2"/>
        </table:table-row>
        <table:table-row table:style-name="ro1">
          <table:table-cell office:value-type="string">
            <text:p>600105</text:p>
          </table:table-cell>
          <table:table-cell office:value-type="string">
            <text:p>永鼎股份</text:p>
          </table:table-cell>
          <table:table-cell office:value-type="float" office:value="4124380000">
            <text:p>4124380000</text:p>
          </table:table-cell>
          <table:table-cell office:value-type="float" office:value="1281090000">
            <text:p>1281090000</text:p>
          </table:table-cell>
          <table:table-cell office:value-type="percentage" office:value="0.310613958946557">
            <text:p>31.06%</text:p>
          </table:table-cell>
          <table:table-cell table:number-columns-repeated="2"/>
        </table:table-row>
        <table:table-row table:style-name="ro1">
          <table:table-cell office:value-type="string">
            <text:p>002433</text:p>
          </table:table-cell>
          <table:table-cell office:value-type="string">
            <text:p>太安堂</text:p>
          </table:table-cell>
          <table:table-cell office:value-type="float" office:value="6879190000">
            <text:p>6879190000</text:p>
          </table:table-cell>
          <table:table-cell office:value-type="float" office:value="2137050000">
            <text:p>2137050000</text:p>
          </table:table-cell>
          <table:table-cell office:value-type="percentage" office:value="0.310654306684363">
            <text:p>31.07%</text:p>
          </table:table-cell>
          <table:table-cell table:number-columns-repeated="2"/>
        </table:table-row>
        <table:table-row table:style-name="ro1">
          <table:table-cell office:value-type="string">
            <text:p>600746</text:p>
          </table:table-cell>
          <table:table-cell office:value-type="string">
            <text:p>江苏索普</text:p>
          </table:table-cell>
          <table:table-cell office:value-type="float" office:value="636990000">
            <text:p>636990000</text:p>
          </table:table-cell>
          <table:table-cell office:value-type="float" office:value="197990000">
            <text:p>197990000</text:p>
          </table:table-cell>
          <table:table-cell office:value-type="percentage" office:value="0.310821205984395">
            <text:p>31.08%</text:p>
          </table:table-cell>
          <table:table-cell table:number-columns-repeated="2"/>
        </table:table-row>
        <table:table-row table:style-name="ro1">
          <table:table-cell office:value-type="string">
            <text:p>603038</text:p>
          </table:table-cell>
          <table:table-cell office:value-type="string">
            <text:p>华立股份</text:p>
          </table:table-cell>
          <table:table-cell office:value-type="float" office:value="768660000">
            <text:p>768660000</text:p>
          </table:table-cell>
          <table:table-cell office:value-type="float" office:value="239200000">
            <text:p>239200000</text:p>
          </table:table-cell>
          <table:table-cell office:value-type="percentage" office:value="0.311190903650509">
            <text:p>31.12%</text:p>
          </table:table-cell>
          <table:table-cell table:number-columns-repeated="2"/>
        </table:table-row>
        <table:table-row table:style-name="ro1">
          <table:table-cell office:value-type="string">
            <text:p>600103</text:p>
          </table:table-cell>
          <table:table-cell office:value-type="string">
            <text:p>青山纸业</text:p>
          </table:table-cell>
          <table:table-cell office:value-type="float" office:value="4891640000">
            <text:p>4891640000</text:p>
          </table:table-cell>
          <table:table-cell office:value-type="float" office:value="1522480000">
            <text:p>1522480000</text:p>
          </table:table-cell>
          <table:table-cell office:value-type="percentage" office:value="0.311241219713634">
            <text:p>31.12%</text:p>
          </table:table-cell>
          <table:table-cell table:number-columns-repeated="2"/>
        </table:table-row>
        <table:table-row table:style-name="ro1">
          <table:table-cell office:value-type="string">
            <text:p>603636</text:p>
          </table:table-cell>
          <table:table-cell office:value-type="string">
            <text:p>南威软件</text:p>
          </table:table-cell>
          <table:table-cell office:value-type="float" office:value="1312560000">
            <text:p>1312560000</text:p>
          </table:table-cell>
          <table:table-cell office:value-type="float" office:value="408550000">
            <text:p>408550000</text:p>
          </table:table-cell>
          <table:table-cell office:value-type="percentage" office:value="0.311261961357957">
            <text:p>31.13%</text:p>
          </table:table-cell>
          <table:table-cell table:number-columns-repeated="2"/>
        </table:table-row>
        <table:table-row table:style-name="ro1">
          <table:table-cell office:value-type="string">
            <text:p>002010</text:p>
          </table:table-cell>
          <table:table-cell office:value-type="string">
            <text:p>传化智联</text:p>
          </table:table-cell>
          <table:table-cell office:value-type="float" office:value="17018950000">
            <text:p>17018950000</text:p>
          </table:table-cell>
          <table:table-cell office:value-type="float" office:value="5303620000">
            <text:p>5303620000</text:p>
          </table:table-cell>
          <table:table-cell office:value-type="percentage" office:value="0.311630270962662">
            <text:p>31.16%</text:p>
          </table:table-cell>
          <table:table-cell table:number-columns-repeated="2"/>
        </table:table-row>
        <table:table-row table:style-name="ro1">
          <table:table-cell office:value-type="string">
            <text:p>002738</text:p>
          </table:table-cell>
          <table:table-cell office:value-type="string">
            <text:p>中矿资源</text:p>
          </table:table-cell>
          <table:table-cell office:value-type="float" office:value="978240000">
            <text:p>978240000</text:p>
          </table:table-cell>
          <table:table-cell office:value-type="float" office:value="305040000">
            <text:p>305040000</text:p>
          </table:table-cell>
          <table:table-cell office:value-type="percentage" office:value="0.311825318940137">
            <text:p>31.18%</text:p>
          </table:table-cell>
          <table:table-cell table:number-columns-repeated="2"/>
        </table:table-row>
        <table:table-row table:style-name="ro1">
          <table:table-cell office:value-type="string">
            <text:p>600365</text:p>
          </table:table-cell>
          <table:table-cell office:value-type="string">
            <text:p>通葡股份</text:p>
          </table:table-cell>
          <table:table-cell office:value-type="float" office:value="1079580000">
            <text:p>1079580000</text:p>
          </table:table-cell>
          <table:table-cell office:value-type="float" office:value="336870000">
            <text:p>336870000</text:p>
          </table:table-cell>
          <table:table-cell office:value-type="percentage" office:value="0.312038014783527">
            <text:p>31.20%</text:p>
          </table:table-cell>
          <table:table-cell table:number-columns-repeated="2"/>
        </table:table-row>
        <table:table-row table:style-name="ro1">
          <table:table-cell office:value-type="string">
            <text:p>000619</text:p>
          </table:table-cell>
          <table:table-cell office:value-type="string">
            <text:p>海螺型材</text:p>
          </table:table-cell>
          <table:table-cell office:value-type="float" office:value="3875380000">
            <text:p>3875380000</text:p>
          </table:table-cell>
          <table:table-cell office:value-type="float" office:value="1209490000">
            <text:p>1209490000</text:p>
          </table:table-cell>
          <table:table-cell office:value-type="percentage" office:value="0.312095846084771">
            <text:p>31.21%</text:p>
          </table:table-cell>
          <table:table-cell table:number-columns-repeated="2"/>
        </table:table-row>
        <table:table-row table:style-name="ro2">
          <table:table-cell office:value-type="string">
            <text:p>600145</text:p>
          </table:table-cell>
          <table:table-cell office:value-type="string">
            <text:p>*ST新亿</text:p>
          </table:table-cell>
          <table:table-cell office:value-type="float" office:value="895400000">
            <text:p>895400000</text:p>
          </table:table-cell>
          <table:table-cell office:value-type="float" office:value="279890000">
            <text:p>279890000</text:p>
          </table:table-cell>
          <table:table-cell office:value-type="percentage" office:value="0.312586553495644">
            <text:p>31.26%</text:p>
          </table:table-cell>
          <table:table-cell table:number-columns-repeated="2"/>
        </table:table-row>
        <table:table-row table:style-name="ro1">
          <table:table-cell office:value-type="string">
            <text:p>603078</text:p>
          </table:table-cell>
          <table:table-cell office:value-type="string">
            <text:p>江化微</text:p>
          </table:table-cell>
          <table:table-cell office:value-type="float" office:value="555480000">
            <text:p>555480000</text:p>
          </table:table-cell>
          <table:table-cell office:value-type="float" office:value="173650000">
            <text:p>173650000</text:p>
          </table:table-cell>
          <table:table-cell office:value-type="percentage" office:value="0.312612515302081">
            <text:p>31.26%</text:p>
          </table:table-cell>
          <table:table-cell table:number-columns-repeated="2"/>
        </table:table-row>
        <table:table-row table:style-name="ro1">
          <table:table-cell office:value-type="string">
            <text:p>600479</text:p>
          </table:table-cell>
          <table:table-cell office:value-type="string">
            <text:p>千金药业</text:p>
          </table:table-cell>
          <table:table-cell office:value-type="float" office:value="3032090000">
            <text:p>3032090000</text:p>
          </table:table-cell>
          <table:table-cell office:value-type="float" office:value="948210000">
            <text:p>948210000</text:p>
          </table:table-cell>
          <table:table-cell office:value-type="percentage" office:value="0.312724886134646">
            <text:p>31.27%</text:p>
          </table:table-cell>
          <table:table-cell table:number-columns-repeated="2"/>
        </table:table-row>
        <table:table-row table:style-name="ro1">
          <table:table-cell office:value-type="string">
            <text:p>603861</text:p>
          </table:table-cell>
          <table:table-cell office:value-type="string">
            <text:p>白云电器</text:p>
          </table:table-cell>
          <table:table-cell office:value-type="float" office:value="2765170000">
            <text:p>2765170000</text:p>
          </table:table-cell>
          <table:table-cell office:value-type="float" office:value="865020000">
            <text:p>865020000</text:p>
          </table:table-cell>
          <table:table-cell office:value-type="percentage" office:value="0.312827059457465">
            <text:p>31.28%</text:p>
          </table:table-cell>
          <table:table-cell table:number-columns-repeated="2"/>
        </table:table-row>
        <table:table-row table:style-name="ro1">
          <table:table-cell office:value-type="string">
            <text:p>601858</text:p>
          </table:table-cell>
          <table:table-cell office:value-type="string">
            <text:p>中国科传</text:p>
          </table:table-cell>
          <table:table-cell office:value-type="float" office:value="3071100000">
            <text:p>3071100000</text:p>
          </table:table-cell>
          <table:table-cell office:value-type="float" office:value="961390000">
            <text:p>961390000</text:p>
          </table:table-cell>
          <table:table-cell office:value-type="percentage" office:value="0.313044186122236">
            <text:p>31.30%</text:p>
          </table:table-cell>
          <table:table-cell table:number-columns-repeated="2"/>
        </table:table-row>
        <table:table-row table:style-name="ro1">
          <table:table-cell office:value-type="string">
            <text:p>601689</text:p>
          </table:table-cell>
          <table:table-cell office:value-type="string">
            <text:p>拓普集团</text:p>
          </table:table-cell>
          <table:table-cell office:value-type="float" office:value="4946380000">
            <text:p>4946380000</text:p>
          </table:table-cell>
          <table:table-cell office:value-type="float" office:value="1550180000">
            <text:p>1550180000</text:p>
          </table:table-cell>
          <table:table-cell office:value-type="percentage" office:value="0.313396868012567">
            <text:p>31.34%</text:p>
          </table:table-cell>
          <table:table-cell table:number-columns-repeated="2"/>
        </table:table-row>
        <table:table-row table:style-name="ro1">
          <table:table-cell office:value-type="string">
            <text:p>603268</text:p>
          </table:table-cell>
          <table:table-cell office:value-type="string">
            <text:p>松发股份</text:p>
          </table:table-cell>
          <table:table-cell office:value-type="float" office:value="870460000">
            <text:p>870460000</text:p>
          </table:table-cell>
          <table:table-cell office:value-type="float" office:value="272890000">
            <text:p>272890000</text:p>
          </table:table-cell>
          <table:table-cell office:value-type="percentage" office:value="0.313500907566114">
            <text:p>31.35%</text:p>
          </table:table-cell>
          <table:table-cell table:number-columns-repeated="2"/>
        </table:table-row>
        <table:table-row table:style-name="ro1">
          <table:table-cell office:value-type="string">
            <text:p>300384</text:p>
          </table:table-cell>
          <table:table-cell office:value-type="string">
            <text:p>三联虹普</text:p>
          </table:table-cell>
          <table:table-cell office:value-type="float" office:value="1227370000">
            <text:p>1227370000</text:p>
          </table:table-cell>
          <table:table-cell office:value-type="float" office:value="384860000">
            <text:p>384860000</text:p>
          </table:table-cell>
          <table:table-cell office:value-type="percentage" office:value="0.313564776717697">
            <text:p>31.36%</text:p>
          </table:table-cell>
          <table:table-cell table:number-columns-repeated="2"/>
        </table:table-row>
        <table:table-row table:style-name="ro1">
          <table:table-cell office:value-type="string">
            <text:p>600959</text:p>
          </table:table-cell>
          <table:table-cell office:value-type="string">
            <text:p>江苏有线</text:p>
          </table:table-cell>
          <table:table-cell office:value-type="float" office:value="31660200000">
            <text:p>31660200000</text:p>
          </table:table-cell>
          <table:table-cell office:value-type="float" office:value="9927630000">
            <text:p>9927630000</text:p>
          </table:table-cell>
          <table:table-cell office:value-type="percentage" office:value="0.313568139177895">
            <text:p>31.36%</text:p>
          </table:table-cell>
          <table:table-cell table:number-columns-repeated="2"/>
        </table:table-row>
        <table:table-row table:style-name="ro1">
          <table:table-cell office:value-type="string">
            <text:p>600199</text:p>
          </table:table-cell>
          <table:table-cell office:value-type="string">
            <text:p>金种子酒</text:p>
          </table:table-cell>
          <table:table-cell office:value-type="float" office:value="3271970000">
            <text:p>3271970000</text:p>
          </table:table-cell>
          <table:table-cell office:value-type="float" office:value="1026960000">
            <text:p>1026960000</text:p>
          </table:table-cell>
          <table:table-cell office:value-type="percentage" office:value="0.313865958428714">
            <text:p>31.39%</text:p>
          </table:table-cell>
          <table:table-cell table:number-columns-repeated="2"/>
        </table:table-row>
        <table:table-row table:style-name="ro1">
          <table:table-cell office:value-type="string">
            <text:p>300435</text:p>
          </table:table-cell>
          <table:table-cell office:value-type="string">
            <text:p>中泰股份</text:p>
          </table:table-cell>
          <table:table-cell office:value-type="float" office:value="1019390000">
            <text:p>1019390000</text:p>
          </table:table-cell>
          <table:table-cell office:value-type="float" office:value="320330000">
            <text:p>320330000</text:p>
          </table:table-cell>
          <table:table-cell office:value-type="percentage" office:value="0.314236945624344">
            <text:p>31.42%</text:p>
          </table:table-cell>
          <table:table-cell table:number-columns-repeated="2"/>
        </table:table-row>
        <table:table-row table:style-name="ro1">
          <table:table-cell office:value-type="string">
            <text:p>300299</text:p>
          </table:table-cell>
          <table:table-cell office:value-type="string">
            <text:p>富春股份</text:p>
          </table:table-cell>
          <table:table-cell office:value-type="float" office:value="2077300000">
            <text:p>2077300000</text:p>
          </table:table-cell>
          <table:table-cell office:value-type="float" office:value="652870000">
            <text:p>652870000</text:p>
          </table:table-cell>
          <table:table-cell office:value-type="percentage" office:value="0.31428777740336">
            <text:p>31.43%</text:p>
          </table:table-cell>
          <table:table-cell table:number-columns-repeated="2"/>
        </table:table-row>
        <table:table-row table:style-name="ro1">
          <table:table-cell office:value-type="string">
            <text:p>002143</text:p>
          </table:table-cell>
          <table:table-cell office:value-type="string">
            <text:p>印纪传媒</text:p>
          </table:table-cell>
          <table:table-cell office:value-type="float" office:value="3617010000">
            <text:p>3617010000</text:p>
          </table:table-cell>
          <table:table-cell office:value-type="float" office:value="1137190000">
            <text:p>1137190000</text:p>
          </table:table-cell>
          <table:table-cell office:value-type="percentage" office:value="0.314400568425302">
            <text:p>31.44%</text:p>
          </table:table-cell>
          <table:table-cell table:number-columns-repeated="2"/>
        </table:table-row>
        <table:table-row table:style-name="ro1">
          <table:table-cell office:value-type="string">
            <text:p>600718</text:p>
          </table:table-cell>
          <table:table-cell office:value-type="string">
            <text:p>东软集团</text:p>
          </table:table-cell>
          <table:table-cell office:value-type="float" office:value="11749640000">
            <text:p>11749640000</text:p>
          </table:table-cell>
          <table:table-cell office:value-type="float" office:value="3695410000">
            <text:p>3695410000</text:p>
          </table:table-cell>
          <table:table-cell office:value-type="percentage" office:value="0.314512614854583">
            <text:p>31.45%</text:p>
          </table:table-cell>
          <table:table-cell table:number-columns-repeated="2"/>
        </table:table-row>
        <table:table-row table:style-name="ro1">
          <table:table-cell office:value-type="string">
            <text:p>600783</text:p>
          </table:table-cell>
          <table:table-cell office:value-type="string">
            <text:p>鲁信创投</text:p>
          </table:table-cell>
          <table:table-cell office:value-type="float" office:value="5632870000">
            <text:p>5632870000</text:p>
          </table:table-cell>
          <table:table-cell office:value-type="float" office:value="1773300000">
            <text:p>1773300000</text:p>
          </table:table-cell>
          <table:table-cell office:value-type="percentage" office:value="0.314812875141802">
            <text:p>31.48%</text:p>
          </table:table-cell>
          <table:table-cell table:number-columns-repeated="2"/>
        </table:table-row>
        <table:table-row table:style-name="ro1">
          <table:table-cell office:value-type="string">
            <text:p>002824</text:p>
          </table:table-cell>
          <table:table-cell office:value-type="string">
            <text:p>和胜股份</text:p>
          </table:table-cell>
          <table:table-cell office:value-type="float" office:value="621200000">
            <text:p>621200000</text:p>
          </table:table-cell>
          <table:table-cell office:value-type="float" office:value="195620000">
            <text:p>195620000</text:p>
          </table:table-cell>
          <table:table-cell office:value-type="percentage" office:value="0.314906632324533">
            <text:p>31.49%</text:p>
          </table:table-cell>
          <table:table-cell table:number-columns-repeated="2"/>
        </table:table-row>
        <table:table-row table:style-name="ro1">
          <table:table-cell office:value-type="string">
            <text:p>002681</text:p>
          </table:table-cell>
          <table:table-cell office:value-type="string">
            <text:p>奋达科技</text:p>
          </table:table-cell>
          <table:table-cell office:value-type="float" office:value="4146110000">
            <text:p>4146110000</text:p>
          </table:table-cell>
          <table:table-cell office:value-type="float" office:value="1305740000">
            <text:p>1305740000</text:p>
          </table:table-cell>
          <table:table-cell office:value-type="percentage" office:value="0.314931345285099">
            <text:p>31.49%</text:p>
          </table:table-cell>
          <table:table-cell table:number-columns-repeated="2"/>
        </table:table-row>
        <table:table-row table:style-name="ro1">
          <table:table-cell office:value-type="string">
            <text:p>002128</text:p>
          </table:table-cell>
          <table:table-cell office:value-type="string">
            <text:p>露天煤业</text:p>
          </table:table-cell>
          <table:table-cell office:value-type="float" office:value="13951090000">
            <text:p>13951090000</text:p>
          </table:table-cell>
          <table:table-cell office:value-type="float" office:value="4395010000">
            <text:p>4395010000</text:p>
          </table:table-cell>
          <table:table-cell office:value-type="percentage" office:value="0.315029865049971">
            <text:p>31.50%</text:p>
          </table:table-cell>
          <table:table-cell table:number-columns-repeated="2"/>
        </table:table-row>
        <table:table-row table:style-name="ro1">
          <table:table-cell office:value-type="string">
            <text:p>300180</text:p>
          </table:table-cell>
          <table:table-cell office:value-type="string">
            <text:p>华峰超纤</text:p>
          </table:table-cell>
          <table:table-cell office:value-type="float" office:value="3842900000">
            <text:p>3842900000</text:p>
          </table:table-cell>
          <table:table-cell office:value-type="float" office:value="1210720000">
            <text:p>1210720000</text:p>
          </table:table-cell>
          <table:table-cell office:value-type="percentage" office:value="0.315053735460199">
            <text:p>31.51%</text:p>
          </table:table-cell>
          <table:table-cell table:number-columns-repeated="2"/>
        </table:table-row>
        <table:table-row table:style-name="ro1">
          <table:table-cell office:value-type="string">
            <text:p>601677</text:p>
          </table:table-cell>
          <table:table-cell office:value-type="string">
            <text:p>明泰铝业</text:p>
          </table:table-cell>
          <table:table-cell office:value-type="float" office:value="5948800000">
            <text:p>5948800000</text:p>
          </table:table-cell>
          <table:table-cell office:value-type="float" office:value="1874450000">
            <text:p>1874450000</text:p>
          </table:table-cell>
          <table:table-cell office:value-type="percentage" office:value="0.315097162452932">
            <text:p>31.51%</text:p>
          </table:table-cell>
          <table:table-cell table:number-columns-repeated="2"/>
        </table:table-row>
        <table:table-row table:style-name="ro1">
          <table:table-cell office:value-type="string">
            <text:p>002293</text:p>
          </table:table-cell>
          <table:table-cell office:value-type="string">
            <text:p>罗莱生活</text:p>
          </table:table-cell>
          <table:table-cell office:value-type="float" office:value="4208290000">
            <text:p>4208290000</text:p>
          </table:table-cell>
          <table:table-cell office:value-type="float" office:value="1328030000">
            <text:p>1328030000</text:p>
          </table:table-cell>
          <table:table-cell office:value-type="percentage" office:value="0.315574734630931">
            <text:p>31.56%</text:p>
          </table:table-cell>
          <table:table-cell table:number-columns-repeated="2"/>
        </table:table-row>
        <table:table-row table:style-name="ro1">
          <table:table-cell office:value-type="string">
            <text:p>002650</text:p>
          </table:table-cell>
          <table:table-cell office:value-type="string">
            <text:p>加加食品</text:p>
          </table:table-cell>
          <table:table-cell office:value-type="float" office:value="2850590000">
            <text:p>2850590000</text:p>
          </table:table-cell>
          <table:table-cell office:value-type="float" office:value="899640000">
            <text:p>899640000</text:p>
          </table:table-cell>
          <table:table-cell office:value-type="percentage" office:value="0.315597823608446">
            <text:p>31.56%</text:p>
          </table:table-cell>
          <table:table-cell table:number-columns-repeated="2"/>
        </table:table-row>
        <table:table-row table:style-name="ro2">
          <table:table-cell office:value-type="string">
            <text:p>002134</text:p>
          </table:table-cell>
          <table:table-cell office:value-type="string">
            <text:p>*ST普林</text:p>
          </table:table-cell>
          <table:table-cell office:value-type="float" office:value="618880000">
            <text:p>618880000</text:p>
          </table:table-cell>
          <table:table-cell office:value-type="float" office:value="195450000">
            <text:p>195450000</text:p>
          </table:table-cell>
          <table:table-cell office:value-type="percentage" office:value="0.315812435367115">
            <text:p>31.58%</text:p>
          </table:table-cell>
          <table:table-cell table:number-columns-repeated="2"/>
        </table:table-row>
        <table:table-row table:style-name="ro1">
          <table:table-cell office:value-type="string">
            <text:p>300631</text:p>
          </table:table-cell>
          <table:table-cell office:value-type="string">
            <text:p>久吾高科</text:p>
          </table:table-cell>
          <table:table-cell office:value-type="float" office:value="578260000">
            <text:p>578260000</text:p>
          </table:table-cell>
          <table:table-cell office:value-type="float" office:value="182840000">
            <text:p>182840000</text:p>
          </table:table-cell>
          <table:table-cell office:value-type="percentage" office:value="0.316189949157818">
            <text:p>31.62%</text:p>
          </table:table-cell>
          <table:table-cell table:number-columns-repeated="2"/>
        </table:table-row>
        <table:table-row table:style-name="ro1">
          <table:table-cell office:value-type="string">
            <text:p>000636</text:p>
          </table:table-cell>
          <table:table-cell office:value-type="string">
            <text:p>风华高科</text:p>
          </table:table-cell>
          <table:table-cell office:value-type="float" office:value="6688460000">
            <text:p>6688460000</text:p>
          </table:table-cell>
          <table:table-cell office:value-type="float" office:value="2116390000">
            <text:p>2116390000</text:p>
          </table:table-cell>
          <table:table-cell office:value-type="percentage" office:value="0.316424109585764">
            <text:p>31.64%</text:p>
          </table:table-cell>
          <table:table-cell table:number-columns-repeated="2"/>
        </table:table-row>
        <table:table-row table:style-name="ro1">
          <table:table-cell office:value-type="string">
            <text:p>600551</text:p>
          </table:table-cell>
          <table:table-cell office:value-type="string">
            <text:p>时代出版</text:p>
          </table:table-cell>
          <table:table-cell office:value-type="float" office:value="7649830000">
            <text:p>7649830000</text:p>
          </table:table-cell>
          <table:table-cell office:value-type="float" office:value="2420690000">
            <text:p>2420690000</text:p>
          </table:table-cell>
          <table:table-cell office:value-type="percentage" office:value="0.316437097294973">
            <text:p>31.64%</text:p>
          </table:table-cell>
          <table:table-cell table:number-columns-repeated="2"/>
        </table:table-row>
        <table:table-row table:style-name="ro1">
          <table:table-cell office:value-type="string">
            <text:p>002376</text:p>
          </table:table-cell>
          <table:table-cell office:value-type="string">
            <text:p>新北洋</text:p>
          </table:table-cell>
          <table:table-cell office:value-type="float" office:value="3901690000">
            <text:p>3901690000</text:p>
          </table:table-cell>
          <table:table-cell office:value-type="float" office:value="1234730000">
            <text:p>1234730000</text:p>
          </table:table-cell>
          <table:table-cell office:value-type="percentage" office:value="0.316460303099426">
            <text:p>31.65%</text:p>
          </table:table-cell>
          <table:table-cell table:number-columns-repeated="2"/>
        </table:table-row>
        <table:table-row table:style-name="ro1">
          <table:table-cell office:value-type="string">
            <text:p>000876</text:p>
          </table:table-cell>
          <table:table-cell office:value-type="string">
            <text:p>新 希 望</text:p>
          </table:table-cell>
          <table:table-cell office:value-type="float" office:value="37385040000">
            <text:p>37385040000</text:p>
          </table:table-cell>
          <table:table-cell office:value-type="float" office:value="11835960000">
            <text:p>11835960000</text:p>
          </table:table-cell>
          <table:table-cell office:value-type="percentage" office:value="0.316596157179449">
            <text:p>31.66%</text:p>
          </table:table-cell>
          <table:table-cell table:number-columns-repeated="2"/>
        </table:table-row>
        <table:table-row table:style-name="ro1">
          <table:table-cell office:value-type="string">
            <text:p>002468</text:p>
          </table:table-cell>
          <table:table-cell office:value-type="string">
            <text:p>申通快递</text:p>
          </table:table-cell>
          <table:table-cell office:value-type="float" office:value="7964430000">
            <text:p>7964430000</text:p>
          </table:table-cell>
          <table:table-cell office:value-type="float" office:value="2522100000">
            <text:p>2522100000</text:p>
          </table:table-cell>
          <table:table-cell office:value-type="percentage" office:value="0.316670496193701">
            <text:p>31.67%</text:p>
          </table:table-cell>
          <table:table-cell table:number-columns-repeated="2"/>
        </table:table-row>
        <table:table-row table:style-name="ro1">
          <table:table-cell office:value-type="string">
            <text:p>300398</text:p>
          </table:table-cell>
          <table:table-cell office:value-type="string">
            <text:p>飞凯材料</text:p>
          </table:table-cell>
          <table:table-cell office:value-type="float" office:value="1143510000">
            <text:p>1143510000</text:p>
          </table:table-cell>
          <table:table-cell office:value-type="float" office:value="362340000">
            <text:p>362340000</text:p>
          </table:table-cell>
          <table:table-cell office:value-type="percentage" office:value="0.316866490017577">
            <text:p>31.69%</text:p>
          </table:table-cell>
          <table:table-cell table:number-columns-repeated="2"/>
        </table:table-row>
        <table:table-row table:style-name="ro1">
          <table:table-cell office:value-type="string">
            <text:p>300093</text:p>
          </table:table-cell>
          <table:table-cell office:value-type="string">
            <text:p>金刚玻璃</text:p>
          </table:table-cell>
          <table:table-cell office:value-type="float" office:value="1279140000">
            <text:p>1279140000</text:p>
          </table:table-cell>
          <table:table-cell office:value-type="float" office:value="406120000">
            <text:p>406120000</text:p>
          </table:table-cell>
          <table:table-cell office:value-type="percentage" office:value="0.317494566661976">
            <text:p>31.75%</text:p>
          </table:table-cell>
          <table:table-cell table:number-columns-repeated="2"/>
        </table:table-row>
        <table:table-row table:style-name="ro1">
          <table:table-cell office:value-type="string">
            <text:p>600493</text:p>
          </table:table-cell>
          <table:table-cell office:value-type="string">
            <text:p>凤竹纺织</text:p>
          </table:table-cell>
          <table:table-cell office:value-type="float" office:value="1012310000">
            <text:p>1012310000</text:p>
          </table:table-cell>
          <table:table-cell office:value-type="float" office:value="321430000">
            <text:p>321430000</text:p>
          </table:table-cell>
          <table:table-cell office:value-type="percentage" office:value="0.317521312641385">
            <text:p>31.75%</text:p>
          </table:table-cell>
          <table:table-cell table:number-columns-repeated="2"/>
        </table:table-row>
        <table:table-row table:style-name="ro1">
          <table:table-cell office:value-type="string">
            <text:p>002189</text:p>
          </table:table-cell>
          <table:table-cell office:value-type="string">
            <text:p>利达光电</text:p>
          </table:table-cell>
          <table:table-cell office:value-type="float" office:value="864450000">
            <text:p>864450000</text:p>
          </table:table-cell>
          <table:table-cell office:value-type="float" office:value="274820000">
            <text:p>274820000</text:p>
          </table:table-cell>
          <table:table-cell office:value-type="percentage" office:value="0.317913123951646">
            <text:p>31.79%</text:p>
          </table:table-cell>
          <table:table-cell table:number-columns-repeated="2"/>
        </table:table-row>
        <table:table-row table:style-name="ro1">
          <table:table-cell office:value-type="string">
            <text:p>300635</text:p>
          </table:table-cell>
          <table:table-cell office:value-type="string">
            <text:p>达安股份</text:p>
          </table:table-cell>
          <table:table-cell office:value-type="float" office:value="504380000">
            <text:p>504380000</text:p>
          </table:table-cell>
          <table:table-cell office:value-type="float" office:value="160380000">
            <text:p>160380000</text:p>
          </table:table-cell>
          <table:table-cell office:value-type="percentage" office:value="0.317974543003291">
            <text:p>31.80%</text:p>
          </table:table-cell>
          <table:table-cell table:number-columns-repeated="2"/>
        </table:table-row>
        <table:table-row table:style-name="ro1">
          <table:table-cell office:value-type="string">
            <text:p>300328</text:p>
          </table:table-cell>
          <table:table-cell office:value-type="string">
            <text:p>宜安科技</text:p>
          </table:table-cell>
          <table:table-cell office:value-type="float" office:value="1132930000">
            <text:p>1132930000</text:p>
          </table:table-cell>
          <table:table-cell office:value-type="float" office:value="360260000">
            <text:p>360260000</text:p>
          </table:table-cell>
          <table:table-cell office:value-type="percentage" office:value="0.317989637488636">
            <text:p>31.80%</text:p>
          </table:table-cell>
          <table:table-cell table:number-columns-repeated="2"/>
        </table:table-row>
        <table:table-row table:style-name="ro1">
          <table:table-cell office:value-type="string">
            <text:p>002538</text:p>
          </table:table-cell>
          <table:table-cell office:value-type="string">
            <text:p>司尔特</text:p>
          </table:table-cell>
          <table:table-cell office:value-type="float" office:value="4748640000">
            <text:p>4748640000</text:p>
          </table:table-cell>
          <table:table-cell office:value-type="float" office:value="1510120000">
            <text:p>1510120000</text:p>
          </table:table-cell>
          <table:table-cell office:value-type="percentage" office:value="0.318011051585296">
            <text:p>31.80%</text:p>
          </table:table-cell>
          <table:table-cell table:number-columns-repeated="2"/>
        </table:table-row>
        <table:table-row table:style-name="ro1">
          <table:table-cell office:value-type="string">
            <text:p>600610</text:p>
          </table:table-cell>
          <table:table-cell office:value-type="string">
            <text:p>中毅达</text:p>
          </table:table-cell>
          <table:table-cell office:value-type="float" office:value="1882890000">
            <text:p>1882890000</text:p>
          </table:table-cell>
          <table:table-cell office:value-type="float" office:value="598890000">
            <text:p>598890000</text:p>
          </table:table-cell>
          <table:table-cell office:value-type="percentage" office:value="0.318069563277727">
            <text:p>31.81%</text:p>
          </table:table-cell>
          <table:table-cell table:number-columns-repeated="2"/>
        </table:table-row>
        <table:table-row table:style-name="ro1">
          <table:table-cell office:value-type="string">
            <text:p>600332</text:p>
          </table:table-cell>
          <table:table-cell office:value-type="string">
            <text:p>白云山</text:p>
          </table:table-cell>
          <table:table-cell office:value-type="float" office:value="25897170000">
            <text:p>25897170000</text:p>
          </table:table-cell>
          <table:table-cell office:value-type="float" office:value="8243380000">
            <text:p>8243380000</text:p>
          </table:table-cell>
          <table:table-cell office:value-type="percentage" office:value="0.318312000886583">
            <text:p>31.83%</text:p>
          </table:table-cell>
          <table:table-cell table:number-columns-repeated="2"/>
        </table:table-row>
        <table:table-row table:style-name="ro1">
          <table:table-cell office:value-type="string">
            <text:p>601500</text:p>
          </table:table-cell>
          <table:table-cell office:value-type="string">
            <text:p>通用股份</text:p>
          </table:table-cell>
          <table:table-cell office:value-type="float" office:value="3716570000">
            <text:p>3716570000</text:p>
          </table:table-cell>
          <table:table-cell office:value-type="float" office:value="1183040000">
            <text:p>1183040000</text:p>
          </table:table-cell>
          <table:table-cell office:value-type="percentage" office:value="0.318315005502385">
            <text:p>31.83%</text:p>
          </table:table-cell>
          <table:table-cell table:number-columns-repeated="2"/>
        </table:table-row>
        <table:table-row table:style-name="ro1">
          <table:table-cell office:value-type="string">
            <text:p>300552</text:p>
          </table:table-cell>
          <table:table-cell office:value-type="string">
            <text:p>万集科技</text:p>
          </table:table-cell>
          <table:table-cell office:value-type="float" office:value="1091340000">
            <text:p>1091340000</text:p>
          </table:table-cell>
          <table:table-cell office:value-type="float" office:value="347440000">
            <text:p>347440000</text:p>
          </table:table-cell>
          <table:table-cell office:value-type="percentage" office:value="0.318360914105595">
            <text:p>31.84%</text:p>
          </table:table-cell>
          <table:table-cell table:number-columns-repeated="2"/>
        </table:table-row>
        <table:table-row table:style-name="ro1">
          <table:table-cell office:value-type="string">
            <text:p>002056</text:p>
          </table:table-cell>
          <table:table-cell office:value-type="string">
            <text:p>横店东磁</text:p>
          </table:table-cell>
          <table:table-cell office:value-type="float" office:value="5828660000">
            <text:p>5828660000</text:p>
          </table:table-cell>
          <table:table-cell office:value-type="float" office:value="1857050000">
            <text:p>1857050000</text:p>
          </table:table-cell>
          <table:table-cell office:value-type="percentage" office:value="0.318606678035775">
            <text:p>31.86%</text:p>
          </table:table-cell>
          <table:table-cell table:number-columns-repeated="2"/>
        </table:table-row>
        <table:table-row table:style-name="ro1">
          <table:table-cell office:value-type="string">
            <text:p>603858</text:p>
          </table:table-cell>
          <table:table-cell office:value-type="string">
            <text:p>步长制药</text:p>
          </table:table-cell>
          <table:table-cell office:value-type="float" office:value="18674960000">
            <text:p>18674960000</text:p>
          </table:table-cell>
          <table:table-cell office:value-type="float" office:value="5960160000">
            <text:p>5960160000</text:p>
          </table:table-cell>
          <table:table-cell office:value-type="percentage" office:value="0.319152490821935">
            <text:p>31.92%</text:p>
          </table:table-cell>
          <table:table-cell table:number-columns-repeated="2"/>
        </table:table-row>
        <table:table-row table:style-name="ro1">
          <table:table-cell office:value-type="string">
            <text:p>603002</text:p>
          </table:table-cell>
          <table:table-cell office:value-type="string">
            <text:p>宏昌电子</text:p>
          </table:table-cell>
          <table:table-cell office:value-type="float" office:value="1510760000">
            <text:p>1510760000</text:p>
          </table:table-cell>
          <table:table-cell office:value-type="float" office:value="482420000">
            <text:p>482420000</text:p>
          </table:table-cell>
          <table:table-cell office:value-type="percentage" office:value="0.3193227249861">
            <text:p>31.93%</text:p>
          </table:table-cell>
          <table:table-cell table:number-columns-repeated="2"/>
        </table:table-row>
        <table:table-row table:style-name="ro1">
          <table:table-cell office:value-type="string">
            <text:p>000609</text:p>
          </table:table-cell>
          <table:table-cell office:value-type="string">
            <text:p>绵石投资</text:p>
          </table:table-cell>
          <table:table-cell office:value-type="float" office:value="2116700000">
            <text:p>2116700000</text:p>
          </table:table-cell>
          <table:table-cell office:value-type="float" office:value="676070000">
            <text:p>676070000</text:p>
          </table:table-cell>
          <table:table-cell office:value-type="percentage" office:value="0.31939811971465">
            <text:p>31.94%</text:p>
          </table:table-cell>
          <table:table-cell table:number-columns-repeated="2"/>
        </table:table-row>
        <table:table-row table:style-name="ro1">
          <table:table-cell office:value-type="string">
            <text:p>600521</text:p>
          </table:table-cell>
          <table:table-cell office:value-type="string">
            <text:p>华海药业</text:p>
          </table:table-cell>
          <table:table-cell office:value-type="float" office:value="6726380000">
            <text:p>6726380000</text:p>
          </table:table-cell>
          <table:table-cell office:value-type="float" office:value="2148550000">
            <text:p>2148550000</text:p>
          </table:table-cell>
          <table:table-cell office:value-type="percentage" office:value="0.319421442142728">
            <text:p>31.94%</text:p>
          </table:table-cell>
          <table:table-cell table:number-columns-repeated="2"/>
        </table:table-row>
        <table:table-row table:style-name="ro1">
          <table:table-cell office:value-type="string">
            <text:p>000596</text:p>
          </table:table-cell>
          <table:table-cell office:value-type="string">
            <text:p>古井贡酒</text:p>
          </table:table-cell>
          <table:table-cell office:value-type="float" office:value="8736210000">
            <text:p>8736210000</text:p>
          </table:table-cell>
          <table:table-cell office:value-type="float" office:value="2795470000">
            <text:p>2795470000</text:p>
          </table:table-cell>
          <table:table-cell office:value-type="percentage" office:value="0.31998658457157">
            <text:p>32.00%</text:p>
          </table:table-cell>
          <table:table-cell table:number-columns-repeated="2"/>
        </table:table-row>
        <table:table-row table:style-name="ro1">
          <table:table-cell office:value-type="string">
            <text:p>601100</text:p>
          </table:table-cell>
          <table:table-cell office:value-type="string">
            <text:p>恒立液压</text:p>
          </table:table-cell>
          <table:table-cell office:value-type="float" office:value="5199070000">
            <text:p>5199070000</text:p>
          </table:table-cell>
          <table:table-cell office:value-type="float" office:value="1664450000">
            <text:p>1664450000</text:p>
          </table:table-cell>
          <table:table-cell office:value-type="percentage" office:value="0.320143794947943">
            <text:p>32.01%</text:p>
          </table:table-cell>
          <table:table-cell table:number-columns-repeated="2"/>
        </table:table-row>
        <table:table-row table:style-name="ro1">
          <table:table-cell office:value-type="string">
            <text:p>002867</text:p>
          </table:table-cell>
          <table:table-cell office:value-type="string">
            <text:p>周大生</text:p>
          </table:table-cell>
          <table:table-cell office:value-type="float" office:value="2371980000">
            <text:p>2371980000</text:p>
          </table:table-cell>
          <table:table-cell office:value-type="float" office:value="759970000">
            <text:p>759970000</text:p>
          </table:table-cell>
          <table:table-cell office:value-type="percentage" office:value="0.320394775672645">
            <text:p>32.04%</text:p>
          </table:table-cell>
          <table:table-cell table:number-columns-repeated="2"/>
        </table:table-row>
        <table:table-row table:style-name="ro1">
          <table:table-cell office:value-type="string">
            <text:p>603718</text:p>
          </table:table-cell>
          <table:table-cell office:value-type="string">
            <text:p>海利生物</text:p>
          </table:table-cell>
          <table:table-cell office:value-type="float" office:value="1479900000">
            <text:p>1479900000</text:p>
          </table:table-cell>
          <table:table-cell office:value-type="float" office:value="474550000">
            <text:p>474550000</text:p>
          </table:table-cell>
          <table:table-cell office:value-type="percentage" office:value="0.320663558348537">
            <text:p>32.07%</text:p>
          </table:table-cell>
          <table:table-cell table:number-columns-repeated="2"/>
        </table:table-row>
        <table:table-row table:style-name="ro1">
          <table:table-cell office:value-type="string">
            <text:p>601218</text:p>
          </table:table-cell>
          <table:table-cell office:value-type="string">
            <text:p>吉鑫科技</text:p>
          </table:table-cell>
          <table:table-cell office:value-type="float" office:value="3816440000">
            <text:p>3816440000</text:p>
          </table:table-cell>
          <table:table-cell office:value-type="float" office:value="1223890000">
            <text:p>1223890000</text:p>
          </table:table-cell>
          <table:table-cell office:value-type="percentage" office:value="0.320688914276132">
            <text:p>32.07%</text:p>
          </table:table-cell>
          <table:table-cell table:number-columns-repeated="2"/>
        </table:table-row>
        <table:table-row table:style-name="ro1">
          <table:table-cell office:value-type="string">
            <text:p>002870</text:p>
          </table:table-cell>
          <table:table-cell office:value-type="string">
            <text:p>香山股份</text:p>
          </table:table-cell>
          <table:table-cell office:value-type="float" office:value="511970000">
            <text:p>511970000</text:p>
          </table:table-cell>
          <table:table-cell office:value-type="float" office:value="164260000">
            <text:p>164260000</text:p>
          </table:table-cell>
          <table:table-cell office:value-type="percentage" office:value="0.320839111666699">
            <text:p>32.08%</text:p>
          </table:table-cell>
          <table:table-cell table:number-columns-repeated="2"/>
        </table:table-row>
        <table:table-row table:style-name="ro1">
          <table:table-cell office:value-type="string">
            <text:p>002347</text:p>
          </table:table-cell>
          <table:table-cell office:value-type="string">
            <text:p>泰尔股份</text:p>
          </table:table-cell>
          <table:table-cell office:value-type="float" office:value="1800090000">
            <text:p>1800090000</text:p>
          </table:table-cell>
          <table:table-cell office:value-type="float" office:value="577930000">
            <text:p>577930000</text:p>
          </table:table-cell>
          <table:table-cell office:value-type="percentage" office:value="0.321056169413752">
            <text:p>32.11%</text:p>
          </table:table-cell>
          <table:table-cell table:number-columns-repeated="2"/>
        </table:table-row>
        <table:table-row table:style-name="ro1">
          <table:table-cell office:value-type="string">
            <text:p>300539</text:p>
          </table:table-cell>
          <table:table-cell office:value-type="string">
            <text:p>横河模具</text:p>
          </table:table-cell>
          <table:table-cell office:value-type="float" office:value="519970000">
            <text:p>519970000</text:p>
          </table:table-cell>
          <table:table-cell office:value-type="float" office:value="167050000">
            <text:p>167050000</text:p>
          </table:table-cell>
          <table:table-cell office:value-type="percentage" office:value="0.321268534723157">
            <text:p>32.13%</text:p>
          </table:table-cell>
          <table:table-cell table:number-columns-repeated="2"/>
        </table:table-row>
        <table:table-row table:style-name="ro1">
          <table:table-cell office:value-type="string">
            <text:p>002139</text:p>
          </table:table-cell>
          <table:table-cell office:value-type="string">
            <text:p>拓邦股份</text:p>
          </table:table-cell>
          <table:table-cell office:value-type="float" office:value="2715270000">
            <text:p>2715270000</text:p>
          </table:table-cell>
          <table:table-cell office:value-type="float" office:value="874430000">
            <text:p>874430000</text:p>
          </table:table-cell>
          <table:table-cell office:value-type="percentage" office:value="0.322041638584745">
            <text:p>32.20%</text:p>
          </table:table-cell>
          <table:table-cell table:number-columns-repeated="2"/>
        </table:table-row>
        <table:table-row table:style-name="ro1">
          <table:table-cell office:value-type="string">
            <text:p>600557</text:p>
          </table:table-cell>
          <table:table-cell office:value-type="string">
            <text:p>康缘药业</text:p>
          </table:table-cell>
          <table:table-cell office:value-type="float" office:value="4730110000">
            <text:p>4730110000</text:p>
          </table:table-cell>
          <table:table-cell office:value-type="float" office:value="1524290000">
            <text:p>1524290000</text:p>
          </table:table-cell>
          <table:table-cell office:value-type="percentage" office:value="0.322252548037995">
            <text:p>32.23%</text:p>
          </table:table-cell>
          <table:table-cell table:number-columns-repeated="2"/>
        </table:table-row>
        <table:table-row table:style-name="ro1">
          <table:table-cell office:value-type="string">
            <text:p>600892</text:p>
          </table:table-cell>
          <table:table-cell office:value-type="string">
            <text:p>大晟文化</text:p>
          </table:table-cell>
          <table:table-cell office:value-type="float" office:value="2497940000">
            <text:p>2497940000</text:p>
          </table:table-cell>
          <table:table-cell office:value-type="float" office:value="805140000">
            <text:p>805140000</text:p>
          </table:table-cell>
          <table:table-cell office:value-type="percentage" office:value="0.322321592992626">
            <text:p>32.23%</text:p>
          </table:table-cell>
          <table:table-cell table:number-columns-repeated="2"/>
        </table:table-row>
        <table:table-row table:style-name="ro1">
          <table:table-cell office:value-type="string">
            <text:p>600647</text:p>
          </table:table-cell>
          <table:table-cell office:value-type="string">
            <text:p>同达创业</text:p>
          </table:table-cell>
          <table:table-cell office:value-type="float" office:value="605460000">
            <text:p>605460000</text:p>
          </table:table-cell>
          <table:table-cell office:value-type="float" office:value="195180000">
            <text:p>195180000</text:p>
          </table:table-cell>
          <table:table-cell office:value-type="percentage" office:value="0.32236646516698">
            <text:p>32.24%</text:p>
          </table:table-cell>
          <table:table-cell table:number-columns-repeated="2"/>
        </table:table-row>
        <table:table-row table:style-name="ro1">
          <table:table-cell office:value-type="string">
            <text:p>600975</text:p>
          </table:table-cell>
          <table:table-cell office:value-type="string">
            <text:p>新五丰</text:p>
          </table:table-cell>
          <table:table-cell office:value-type="float" office:value="1914840000">
            <text:p>1914840000</text:p>
          </table:table-cell>
          <table:table-cell office:value-type="float" office:value="617370000">
            <text:p>617370000</text:p>
          </table:table-cell>
          <table:table-cell office:value-type="percentage" office:value="0.322413360907439">
            <text:p>32.24%</text:p>
          </table:table-cell>
          <table:table-cell table:number-columns-repeated="2"/>
        </table:table-row>
        <table:table-row table:style-name="ro1">
          <table:table-cell office:value-type="string">
            <text:p>601137</text:p>
          </table:table-cell>
          <table:table-cell office:value-type="string">
            <text:p>博威合金</text:p>
          </table:table-cell>
          <table:table-cell office:value-type="float" office:value="4612650000">
            <text:p>4612650000</text:p>
          </table:table-cell>
          <table:table-cell office:value-type="float" office:value="1487690000">
            <text:p>1487690000</text:p>
          </table:table-cell>
          <table:table-cell office:value-type="percentage" office:value="0.322523928761124">
            <text:p>32.25%</text:p>
          </table:table-cell>
          <table:table-cell table:number-columns-repeated="2"/>
        </table:table-row>
        <table:table-row table:style-name="ro1">
          <table:table-cell office:value-type="string">
            <text:p>600317</text:p>
          </table:table-cell>
          <table:table-cell office:value-type="string">
            <text:p>营口港</text:p>
          </table:table-cell>
          <table:table-cell office:value-type="float" office:value="16527610000">
            <text:p>16527610000</text:p>
          </table:table-cell>
          <table:table-cell office:value-type="float" office:value="5330730000">
            <text:p>5330730000</text:p>
          </table:table-cell>
          <table:table-cell office:value-type="percentage" office:value="0.322534837160364">
            <text:p>32.25%</text:p>
          </table:table-cell>
          <table:table-cell table:number-columns-repeated="2"/>
        </table:table-row>
        <table:table-row table:style-name="ro1">
          <table:table-cell office:value-type="string">
            <text:p>603777</text:p>
          </table:table-cell>
          <table:table-cell office:value-type="string">
            <text:p>来伊份</text:p>
          </table:table-cell>
          <table:table-cell office:value-type="float" office:value="2769090000">
            <text:p>2769090000</text:p>
          </table:table-cell>
          <table:table-cell office:value-type="float" office:value="894460000">
            <text:p>894460000</text:p>
          </table:table-cell>
          <table:table-cell office:value-type="percentage" office:value="0.323015864417552">
            <text:p>32.30%</text:p>
          </table:table-cell>
          <table:table-cell table:number-columns-repeated="2"/>
        </table:table-row>
        <table:table-row table:style-name="ro1">
          <table:table-cell office:value-type="string">
            <text:p>601811</text:p>
          </table:table-cell>
          <table:table-cell office:value-type="string">
            <text:p>新华文轩</text:p>
          </table:table-cell>
          <table:table-cell office:value-type="float" office:value="12255180000">
            <text:p>12255180000</text:p>
          </table:table-cell>
          <table:table-cell office:value-type="float" office:value="3960700000">
            <text:p>3960700000</text:p>
          </table:table-cell>
          <table:table-cell office:value-type="percentage" office:value="0.323185787560852">
            <text:p>32.32%</text:p>
          </table:table-cell>
          <table:table-cell table:number-columns-repeated="2"/>
        </table:table-row>
        <table:table-row table:style-name="ro1">
          <table:table-cell office:value-type="string">
            <text:p>000902</text:p>
          </table:table-cell>
          <table:table-cell office:value-type="string">
            <text:p>新洋丰</text:p>
          </table:table-cell>
          <table:table-cell office:value-type="float" office:value="7889010000">
            <text:p>7889010000</text:p>
          </table:table-cell>
          <table:table-cell office:value-type="float" office:value="2549700000">
            <text:p>2549700000</text:p>
          </table:table-cell>
          <table:table-cell office:value-type="percentage" office:value="0.323196446702438">
            <text:p>32.32%</text:p>
          </table:table-cell>
          <table:table-cell table:number-columns-repeated="2"/>
        </table:table-row>
        <table:table-row table:style-name="ro1">
          <table:table-cell office:value-type="string">
            <text:p>600329</text:p>
          </table:table-cell>
          <table:table-cell office:value-type="string">
            <text:p>中新药业</text:p>
          </table:table-cell>
          <table:table-cell office:value-type="float" office:value="6360680000">
            <text:p>6360680000</text:p>
          </table:table-cell>
          <table:table-cell office:value-type="float" office:value="2058390000">
            <text:p>2058390000</text:p>
          </table:table-cell>
          <table:table-cell office:value-type="percentage" office:value="0.323611626429879">
            <text:p>32.36%</text:p>
          </table:table-cell>
          <table:table-cell table:number-columns-repeated="2"/>
        </table:table-row>
        <table:table-row table:style-name="ro1">
          <table:table-cell office:value-type="string">
            <text:p>603196</text:p>
          </table:table-cell>
          <table:table-cell office:value-type="string">
            <text:p>日播时尚</text:p>
          </table:table-cell>
          <table:table-cell office:value-type="float" office:value="727750000">
            <text:p>727750000</text:p>
          </table:table-cell>
          <table:table-cell office:value-type="float" office:value="235660000">
            <text:p>235660000</text:p>
          </table:table-cell>
          <table:table-cell office:value-type="percentage" office:value="0.323819993129509">
            <text:p>32.38%</text:p>
          </table:table-cell>
          <table:table-cell table:number-columns-repeated="2"/>
        </table:table-row>
        <table:table-row table:style-name="ro1">
          <table:table-cell office:value-type="string">
            <text:p>600379</text:p>
          </table:table-cell>
          <table:table-cell office:value-type="string">
            <text:p>宝光股份</text:p>
          </table:table-cell>
          <table:table-cell office:value-type="float" office:value="696600000">
            <text:p>696600000</text:p>
          </table:table-cell>
          <table:table-cell office:value-type="float" office:value="225660000">
            <text:p>225660000</text:p>
          </table:table-cell>
          <table:table-cell office:value-type="percentage" office:value="0.323944875107666">
            <text:p>32.39%</text:p>
          </table:table-cell>
          <table:table-cell table:number-columns-repeated="2"/>
        </table:table-row>
        <table:table-row table:style-name="ro1">
          <table:table-cell office:value-type="string">
            <text:p>002288</text:p>
          </table:table-cell>
          <table:table-cell office:value-type="string">
            <text:p>超华科技</text:p>
          </table:table-cell>
          <table:table-cell office:value-type="float" office:value="2479340000">
            <text:p>2479340000</text:p>
          </table:table-cell>
          <table:table-cell office:value-type="float" office:value="803360000">
            <text:p>803360000</text:p>
          </table:table-cell>
          <table:table-cell office:value-type="percentage" office:value="0.324021715456533">
            <text:p>32.40%</text:p>
          </table:table-cell>
          <table:table-cell table:number-columns-repeated="2"/>
        </table:table-row>
        <table:table-row table:style-name="ro1">
          <table:table-cell office:value-type="string">
            <text:p>600095</text:p>
          </table:table-cell>
          <table:table-cell office:value-type="string">
            <text:p>哈高科</text:p>
          </table:table-cell>
          <table:table-cell office:value-type="float" office:value="1119350000">
            <text:p>1119350000</text:p>
          </table:table-cell>
          <table:table-cell office:value-type="float" office:value="362710000">
            <text:p>362710000</text:p>
          </table:table-cell>
          <table:table-cell office:value-type="percentage" office:value="0.324036271050163">
            <text:p>32.40%</text:p>
          </table:table-cell>
          <table:table-cell table:number-columns-repeated="2"/>
        </table:table-row>
        <table:table-row table:style-name="ro1">
          <table:table-cell office:value-type="string">
            <text:p>002367</text:p>
          </table:table-cell>
          <table:table-cell office:value-type="string">
            <text:p>康力电梯</text:p>
          </table:table-cell>
          <table:table-cell office:value-type="float" office:value="5208830000">
            <text:p>5208830000</text:p>
          </table:table-cell>
          <table:table-cell office:value-type="float" office:value="1687880000">
            <text:p>1687880000</text:p>
          </table:table-cell>
          <table:table-cell office:value-type="percentage" office:value="0.32404205934922">
            <text:p>32.40%</text:p>
          </table:table-cell>
          <table:table-cell table:number-columns-repeated="2"/>
        </table:table-row>
        <table:table-row table:style-name="ro1">
          <table:table-cell office:value-type="string">
            <text:p>300568</text:p>
          </table:table-cell>
          <table:table-cell office:value-type="string">
            <text:p>星源材质</text:p>
          </table:table-cell>
          <table:table-cell office:value-type="float" office:value="1876100000">
            <text:p>1876100000</text:p>
          </table:table-cell>
          <table:table-cell office:value-type="float" office:value="608080000">
            <text:p>608080000</text:p>
          </table:table-cell>
          <table:table-cell office:value-type="percentage" office:value="0.324119183412398">
            <text:p>32.41%</text:p>
          </table:table-cell>
          <table:table-cell table:number-columns-repeated="2"/>
        </table:table-row>
        <table:table-row table:style-name="ro1">
          <table:table-cell office:value-type="string">
            <text:p>300013</text:p>
          </table:table-cell>
          <table:table-cell office:value-type="string">
            <text:p>新宁物流</text:p>
          </table:table-cell>
          <table:table-cell office:value-type="float" office:value="1995210000">
            <text:p>1995210000</text:p>
          </table:table-cell>
          <table:table-cell office:value-type="float" office:value="646860000">
            <text:p>646860000</text:p>
          </table:table-cell>
          <table:table-cell office:value-type="percentage" office:value="0.324206474506443">
            <text:p>32.42%</text:p>
          </table:table-cell>
          <table:table-cell table:number-columns-repeated="2"/>
        </table:table-row>
        <table:table-row table:style-name="ro1">
          <table:table-cell office:value-type="string">
            <text:p>601007</text:p>
          </table:table-cell>
          <table:table-cell office:value-type="string">
            <text:p>金陵饭店</text:p>
          </table:table-cell>
          <table:table-cell office:value-type="float" office:value="3059200000">
            <text:p>3059200000</text:p>
          </table:table-cell>
          <table:table-cell office:value-type="float" office:value="994020000">
            <text:p>994020000</text:p>
          </table:table-cell>
          <table:table-cell office:value-type="percentage" office:value="0.324928085774059">
            <text:p>32.49%</text:p>
          </table:table-cell>
          <table:table-cell table:number-columns-repeated="2"/>
        </table:table-row>
        <table:table-row table:style-name="ro1">
          <table:table-cell office:value-type="string">
            <text:p>000513</text:p>
          </table:table-cell>
          <table:table-cell office:value-type="string">
            <text:p>丽珠集团</text:p>
          </table:table-cell>
          <table:table-cell office:value-type="float" office:value="10529260000">
            <text:p>10529260000</text:p>
          </table:table-cell>
          <table:table-cell office:value-type="float" office:value="3423620000">
            <text:p>3423620000</text:p>
          </table:table-cell>
          <table:table-cell office:value-type="percentage" office:value="0.325152954718565">
            <text:p>32.52%</text:p>
          </table:table-cell>
          <table:table-cell table:number-columns-repeated="2"/>
        </table:table-row>
        <table:table-row table:style-name="ro1">
          <table:table-cell office:value-type="string">
            <text:p>600965</text:p>
          </table:table-cell>
          <table:table-cell office:value-type="string">
            <text:p>福成股份</text:p>
          </table:table-cell>
          <table:table-cell office:value-type="float" office:value="2602550000">
            <text:p>2602550000</text:p>
          </table:table-cell>
          <table:table-cell office:value-type="float" office:value="846740000">
            <text:p>846740000</text:p>
          </table:table-cell>
          <table:table-cell office:value-type="percentage" office:value="0.325350137365276">
            <text:p>32.54%</text:p>
          </table:table-cell>
          <table:table-cell table:number-columns-repeated="2"/>
        </table:table-row>
        <table:table-row table:style-name="ro1">
          <table:table-cell office:value-type="string">
            <text:p>002566</text:p>
          </table:table-cell>
          <table:table-cell office:value-type="string">
            <text:p>益盛药业</text:p>
          </table:table-cell>
          <table:table-cell office:value-type="float" office:value="2670720000">
            <text:p>2670720000</text:p>
          </table:table-cell>
          <table:table-cell office:value-type="float" office:value="869670000">
            <text:p>869670000</text:p>
          </table:table-cell>
          <table:table-cell office:value-type="percentage" office:value="0.325631290438533">
            <text:p>32.56%</text:p>
          </table:table-cell>
          <table:table-cell table:number-columns-repeated="2"/>
        </table:table-row>
        <table:table-row table:style-name="ro1">
          <table:table-cell office:value-type="string">
            <text:p>600419</text:p>
          </table:table-cell>
          <table:table-cell office:value-type="string">
            <text:p>天润乳业</text:p>
          </table:table-cell>
          <table:table-cell office:value-type="float" office:value="1162130000">
            <text:p>1162130000</text:p>
          </table:table-cell>
          <table:table-cell office:value-type="float" office:value="378770000">
            <text:p>378770000</text:p>
          </table:table-cell>
          <table:table-cell office:value-type="percentage" office:value="0.325927391944103">
            <text:p>32.59%</text:p>
          </table:table-cell>
          <table:table-cell table:number-columns-repeated="2"/>
        </table:table-row>
        <table:table-row table:style-name="ro1">
          <table:table-cell office:value-type="string">
            <text:p>300006</text:p>
          </table:table-cell>
          <table:table-cell office:value-type="string">
            <text:p>莱美药业</text:p>
          </table:table-cell>
          <table:table-cell office:value-type="float" office:value="2484110000">
            <text:p>2484110000</text:p>
          </table:table-cell>
          <table:table-cell office:value-type="float" office:value="809850000">
            <text:p>809850000</text:p>
          </table:table-cell>
          <table:table-cell office:value-type="percentage" office:value="0.326012133118099">
            <text:p>32.60%</text:p>
          </table:table-cell>
          <table:table-cell table:number-columns-repeated="2"/>
        </table:table-row>
        <table:table-row table:style-name="ro1">
          <table:table-cell office:value-type="string">
            <text:p>002328</text:p>
          </table:table-cell>
          <table:table-cell office:value-type="string">
            <text:p>新朋股份</text:p>
          </table:table-cell>
          <table:table-cell office:value-type="float" office:value="4037630000">
            <text:p>4037630000</text:p>
          </table:table-cell>
          <table:table-cell office:value-type="float" office:value="1317160000">
            <text:p>1317160000</text:p>
          </table:table-cell>
          <table:table-cell office:value-type="percentage" office:value="0.326221075234729">
            <text:p>32.62%</text:p>
          </table:table-cell>
          <table:table-cell table:number-columns-repeated="2"/>
        </table:table-row>
        <table:table-row table:style-name="ro1">
          <table:table-cell office:value-type="string">
            <text:p>002028</text:p>
          </table:table-cell>
          <table:table-cell office:value-type="string">
            <text:p>思源电气</text:p>
          </table:table-cell>
          <table:table-cell office:value-type="float" office:value="6460220000">
            <text:p>6460220000</text:p>
          </table:table-cell>
          <table:table-cell office:value-type="float" office:value="2107460000">
            <text:p>2107460000</text:p>
          </table:table-cell>
          <table:table-cell office:value-type="percentage" office:value="0.326221088445904">
            <text:p>32.62%</text:p>
          </table:table-cell>
          <table:table-cell table:number-columns-repeated="2"/>
        </table:table-row>
        <table:table-row table:style-name="ro1">
          <table:table-cell office:value-type="string">
            <text:p>600482</text:p>
          </table:table-cell>
          <table:table-cell office:value-type="string">
            <text:p>中国动力</text:p>
          </table:table-cell>
          <table:table-cell office:value-type="float" office:value="39519570000">
            <text:p>39519570000</text:p>
          </table:table-cell>
          <table:table-cell office:value-type="float" office:value="12893170000">
            <text:p>12893170000</text:p>
          </table:table-cell>
          <table:table-cell office:value-type="percentage" office:value="0.326247729922163">
            <text:p>32.62%</text:p>
          </table:table-cell>
          <table:table-cell table:number-columns-repeated="2"/>
        </table:table-row>
        <table:table-row table:style-name="ro1">
          <table:table-cell office:value-type="string">
            <text:p>000607</text:p>
          </table:table-cell>
          <table:table-cell office:value-type="string">
            <text:p>华媒控股</text:p>
          </table:table-cell>
          <table:table-cell office:value-type="float" office:value="2963040000">
            <text:p>2963040000</text:p>
          </table:table-cell>
          <table:table-cell office:value-type="float" office:value="967210000">
            <text:p>967210000</text:p>
          </table:table-cell>
          <table:table-cell office:value-type="percentage" office:value="0.326424887952913">
            <text:p>32.64%</text:p>
          </table:table-cell>
          <table:table-cell table:number-columns-repeated="2"/>
        </table:table-row>
        <table:table-row table:style-name="ro1">
          <table:table-cell office:value-type="string">
            <text:p>002155</text:p>
          </table:table-cell>
          <table:table-cell office:value-type="string">
            <text:p>湖南黄金</text:p>
          </table:table-cell>
          <table:table-cell office:value-type="float" office:value="6489430000">
            <text:p>6489430000</text:p>
          </table:table-cell>
          <table:table-cell office:value-type="float" office:value="2122630000">
            <text:p>2122630000</text:p>
          </table:table-cell>
          <table:table-cell office:value-type="percentage" office:value="0.327090360786695">
            <text:p>32.71%</text:p>
          </table:table-cell>
          <table:table-cell table:number-columns-repeated="2"/>
        </table:table-row>
        <table:table-row table:style-name="ro1">
          <table:table-cell office:value-type="string">
            <text:p>002410</text:p>
          </table:table-cell>
          <table:table-cell office:value-type="string">
            <text:p>广联达</text:p>
          </table:table-cell>
          <table:table-cell office:value-type="float" office:value="4491090000">
            <text:p>4491090000</text:p>
          </table:table-cell>
          <table:table-cell office:value-type="float" office:value="1469560000">
            <text:p>1469560000</text:p>
          </table:table-cell>
          <table:table-cell office:value-type="percentage" office:value="0.327216778109546">
            <text:p>32.72%</text:p>
          </table:table-cell>
          <table:table-cell table:number-columns-repeated="2"/>
        </table:table-row>
        <table:table-row table:style-name="ro1">
          <table:table-cell office:value-type="string">
            <text:p>002402</text:p>
          </table:table-cell>
          <table:table-cell office:value-type="string">
            <text:p>和而泰</text:p>
          </table:table-cell>
          <table:table-cell office:value-type="float" office:value="1598980000">
            <text:p>1598980000</text:p>
          </table:table-cell>
          <table:table-cell office:value-type="float" office:value="523480000">
            <text:p>523480000</text:p>
          </table:table-cell>
          <table:table-cell office:value-type="percentage" office:value="0.327383707113285">
            <text:p>32.74%</text:p>
          </table:table-cell>
          <table:table-cell table:number-columns-repeated="2"/>
        </table:table-row>
        <table:table-row table:style-name="ro1">
          <table:table-cell office:value-type="string">
            <text:p>600084</text:p>
          </table:table-cell>
          <table:table-cell office:value-type="string">
            <text:p>中葡股份</text:p>
          </table:table-cell>
          <table:table-cell office:value-type="float" office:value="3615280000">
            <text:p>3615280000</text:p>
          </table:table-cell>
          <table:table-cell office:value-type="float" office:value="1184190000">
            <text:p>1184190000</text:p>
          </table:table-cell>
          <table:table-cell office:value-type="percentage" office:value="0.327551392976478">
            <text:p>32.76%</text:p>
          </table:table-cell>
          <table:table-cell table:number-columns-repeated="2"/>
        </table:table-row>
        <table:table-row table:style-name="ro1">
          <table:table-cell office:value-type="string">
            <text:p>002027</text:p>
          </table:table-cell>
          <table:table-cell office:value-type="string">
            <text:p>分众传媒</text:p>
          </table:table-cell>
          <table:table-cell office:value-type="float" office:value="12129060000">
            <text:p>12129060000</text:p>
          </table:table-cell>
          <table:table-cell office:value-type="float" office:value="3975470000">
            <text:p>3975470000</text:p>
          </table:table-cell>
          <table:table-cell office:value-type="percentage" office:value="0.327764064156662">
            <text:p>32.78%</text:p>
          </table:table-cell>
          <table:table-cell table:number-columns-repeated="2"/>
        </table:table-row>
        <table:table-row table:style-name="ro1">
          <table:table-cell office:value-type="string">
            <text:p>600519</text:p>
          </table:table-cell>
          <table:table-cell office:value-type="string">
            <text:p>贵州茅台</text:p>
          </table:table-cell>
          <table:table-cell office:value-type="float" office:value="112934540000">
            <text:p>112934540000</text:p>
          </table:table-cell>
          <table:table-cell office:value-type="float" office:value="37036000000">
            <text:p>37036000000</text:p>
          </table:table-cell>
          <table:table-cell office:value-type="percentage" office:value="0.327942186686199">
            <text:p>32.79%</text:p>
          </table:table-cell>
          <table:table-cell table:number-columns-repeated="2"/>
        </table:table-row>
        <table:table-row table:style-name="ro1">
          <table:table-cell office:value-type="string">
            <text:p>600658</text:p>
          </table:table-cell>
          <table:table-cell office:value-type="string">
            <text:p>电子城</text:p>
          </table:table-cell>
          <table:table-cell office:value-type="float" office:value="9014560000">
            <text:p>9014560000</text:p>
          </table:table-cell>
          <table:table-cell office:value-type="float" office:value="2956380000">
            <text:p>2956380000</text:p>
          </table:table-cell>
          <table:table-cell office:value-type="percentage" office:value="0.327956106565379">
            <text:p>32.80%</text:p>
          </table:table-cell>
          <table:table-cell table:number-columns-repeated="2"/>
        </table:table-row>
        <table:table-row table:style-name="ro1">
          <table:table-cell office:value-type="string">
            <text:p>603726</text:p>
          </table:table-cell>
          <table:table-cell office:value-type="string">
            <text:p>朗迪集团</text:p>
          </table:table-cell>
          <table:table-cell office:value-type="float" office:value="1107340000">
            <text:p>1107340000</text:p>
          </table:table-cell>
          <table:table-cell office:value-type="float" office:value="363400000">
            <text:p>363400000</text:p>
          </table:table-cell>
          <table:table-cell office:value-type="percentage" office:value="0.328173821951704">
            <text:p>32.82%</text:p>
          </table:table-cell>
          <table:table-cell table:number-columns-repeated="2"/>
        </table:table-row>
        <table:table-row table:style-name="ro1">
          <table:table-cell office:value-type="string">
            <text:p>000553</text:p>
          </table:table-cell>
          <table:table-cell office:value-type="string">
            <text:p>沙隆达Ａ</text:p>
          </table:table-cell>
          <table:table-cell office:value-type="float" office:value="2984880000">
            <text:p>2984880000</text:p>
          </table:table-cell>
          <table:table-cell office:value-type="float" office:value="979830000">
            <text:p>979830000</text:p>
          </table:table-cell>
          <table:table-cell office:value-type="percentage" office:value="0.328264452842325">
            <text:p>32.83%</text:p>
          </table:table-cell>
          <table:table-cell table:number-columns-repeated="2"/>
        </table:table-row>
        <table:table-row table:style-name="ro1">
          <table:table-cell office:value-type="string">
            <text:p>002686</text:p>
          </table:table-cell>
          <table:table-cell office:value-type="string">
            <text:p>亿利达</text:p>
          </table:table-cell>
          <table:table-cell office:value-type="float" office:value="1666320000">
            <text:p>1666320000</text:p>
          </table:table-cell>
          <table:table-cell office:value-type="float" office:value="547080000">
            <text:p>547080000</text:p>
          </table:table-cell>
          <table:table-cell office:value-type="percentage" office:value="0.328316289788276">
            <text:p>32.83%</text:p>
          </table:table-cell>
          <table:table-cell table:number-columns-repeated="2"/>
        </table:table-row>
        <table:table-row table:style-name="ro1">
          <table:table-cell office:value-type="string">
            <text:p>600577</text:p>
          </table:table-cell>
          <table:table-cell office:value-type="string">
            <text:p>精达股份</text:p>
          </table:table-cell>
          <table:table-cell office:value-type="float" office:value="4905080000">
            <text:p>4905080000</text:p>
          </table:table-cell>
          <table:table-cell office:value-type="float" office:value="1610480000">
            <text:p>1610480000</text:p>
          </table:table-cell>
          <table:table-cell office:value-type="percentage" office:value="0.328328997692188">
            <text:p>32.83%</text:p>
          </table:table-cell>
          <table:table-cell table:number-columns-repeated="2"/>
        </table:table-row>
        <table:table-row table:style-name="ro1">
          <table:table-cell office:value-type="string">
            <text:p>600980</text:p>
          </table:table-cell>
          <table:table-cell office:value-type="string">
            <text:p>北矿科技</text:p>
          </table:table-cell>
          <table:table-cell office:value-type="float" office:value="773770000">
            <text:p>773770000</text:p>
          </table:table-cell>
          <table:table-cell office:value-type="float" office:value="254190000">
            <text:p>254190000</text:p>
          </table:table-cell>
          <table:table-cell office:value-type="percentage" office:value="0.328508471509622">
            <text:p>32.85%</text:p>
          </table:table-cell>
          <table:table-cell table:number-columns-repeated="2"/>
        </table:table-row>
        <table:table-row table:style-name="ro1">
          <table:table-cell office:value-type="string">
            <text:p>300447</text:p>
          </table:table-cell>
          <table:table-cell office:value-type="string">
            <text:p>全信股份</text:p>
          </table:table-cell>
          <table:table-cell office:value-type="float" office:value="970370000">
            <text:p>970370000</text:p>
          </table:table-cell>
          <table:table-cell office:value-type="float" office:value="319070000">
            <text:p>319070000</text:p>
          </table:table-cell>
          <table:table-cell office:value-type="percentage" office:value="0.328812720920886">
            <text:p>32.88%</text:p>
          </table:table-cell>
          <table:table-cell table:number-columns-repeated="2"/>
        </table:table-row>
        <table:table-row table:style-name="ro1">
          <table:table-cell office:value-type="string">
            <text:p>002304</text:p>
          </table:table-cell>
          <table:table-cell office:value-type="string">
            <text:p>洋河股份</text:p>
          </table:table-cell>
          <table:table-cell office:value-type="float" office:value="38804060000">
            <text:p>38804060000</text:p>
          </table:table-cell>
          <table:table-cell office:value-type="float" office:value="12767080000">
            <text:p>12767080000</text:p>
          </table:table-cell>
          <table:table-cell office:value-type="percentage" office:value="0.329014025851934">
            <text:p>32.90%</text:p>
          </table:table-cell>
          <table:table-cell table:number-columns-repeated="2"/>
        </table:table-row>
        <table:table-row table:style-name="ro1">
          <table:table-cell office:value-type="string">
            <text:p>300248</text:p>
          </table:table-cell>
          <table:table-cell office:value-type="string">
            <text:p>新开普</text:p>
          </table:table-cell>
          <table:table-cell office:value-type="float" office:value="1814310000">
            <text:p>1814310000</text:p>
          </table:table-cell>
          <table:table-cell office:value-type="float" office:value="597050000">
            <text:p>597050000</text:p>
          </table:table-cell>
          <table:table-cell office:value-type="percentage" office:value="0.329078272180609">
            <text:p>32.91%</text:p>
          </table:table-cell>
          <table:table-cell table:number-columns-repeated="2"/>
        </table:table-row>
        <table:table-row table:style-name="ro1">
          <table:table-cell office:value-type="string">
            <text:p>603567</text:p>
          </table:table-cell>
          <table:table-cell office:value-type="string">
            <text:p>珍宝岛</text:p>
          </table:table-cell>
          <table:table-cell office:value-type="float" office:value="6418990000">
            <text:p>6418990000</text:p>
          </table:table-cell>
          <table:table-cell office:value-type="float" office:value="2112360000">
            <text:p>2112360000</text:p>
          </table:table-cell>
          <table:table-cell office:value-type="percentage" office:value="0.329079808505699">
            <text:p>32.91%</text:p>
          </table:table-cell>
          <table:table-cell table:number-columns-repeated="2"/>
        </table:table-row>
        <table:table-row table:style-name="ro1">
          <table:table-cell office:value-type="string">
            <text:p>603598</text:p>
          </table:table-cell>
          <table:table-cell office:value-type="string">
            <text:p>引力传媒</text:p>
          </table:table-cell>
          <table:table-cell office:value-type="float" office:value="892560000">
            <text:p>892560000</text:p>
          </table:table-cell>
          <table:table-cell office:value-type="float" office:value="293810000">
            <text:p>293810000</text:p>
          </table:table-cell>
          <table:table-cell office:value-type="percentage" office:value="0.329176750022407">
            <text:p>32.92%</text:p>
          </table:table-cell>
          <table:table-cell table:number-columns-repeated="2"/>
        </table:table-row>
        <table:table-row table:style-name="ro1">
          <table:table-cell office:value-type="string">
            <text:p>600125</text:p>
          </table:table-cell>
          <table:table-cell office:value-type="string">
            <text:p>铁龙物流</text:p>
          </table:table-cell>
          <table:table-cell office:value-type="float" office:value="7506570000">
            <text:p>7506570000</text:p>
          </table:table-cell>
          <table:table-cell office:value-type="float" office:value="2472430000">
            <text:p>2472430000</text:p>
          </table:table-cell>
          <table:table-cell office:value-type="percentage" office:value="0.32936880625905">
            <text:p>32.94%</text:p>
          </table:table-cell>
          <table:table-cell table:number-columns-repeated="2"/>
        </table:table-row>
        <table:table-row table:style-name="ro1">
          <table:table-cell office:value-type="string">
            <text:p>000713</text:p>
          </table:table-cell>
          <table:table-cell office:value-type="string">
            <text:p>丰乐种业</text:p>
          </table:table-cell>
          <table:table-cell office:value-type="float" office:value="2072870000">
            <text:p>2072870000</text:p>
          </table:table-cell>
          <table:table-cell office:value-type="float" office:value="682800000">
            <text:p>682800000</text:p>
          </table:table-cell>
          <table:table-cell office:value-type="percentage" office:value="0.329398370375373">
            <text:p>32.94%</text:p>
          </table:table-cell>
          <table:table-cell table:number-columns-repeated="2"/>
        </table:table-row>
        <table:table-row table:style-name="ro1">
          <table:table-cell office:value-type="string">
            <text:p>002560</text:p>
          </table:table-cell>
          <table:table-cell office:value-type="string">
            <text:p>通达股份</text:p>
          </table:table-cell>
          <table:table-cell office:value-type="float" office:value="2586710000">
            <text:p>2586710000</text:p>
          </table:table-cell>
          <table:table-cell office:value-type="float" office:value="852960000">
            <text:p>852960000</text:p>
          </table:table-cell>
          <table:table-cell office:value-type="percentage" office:value="0.329747053206583">
            <text:p>32.97%</text:p>
          </table:table-cell>
          <table:table-cell table:number-columns-repeated="2"/>
        </table:table-row>
        <table:table-row table:style-name="ro1">
          <table:table-cell office:value-type="string">
            <text:p>300173</text:p>
          </table:table-cell>
          <table:table-cell office:value-type="string">
            <text:p>智慧松德</text:p>
          </table:table-cell>
          <table:table-cell office:value-type="float" office:value="2451700000">
            <text:p>2451700000</text:p>
          </table:table-cell>
          <table:table-cell office:value-type="float" office:value="808810000">
            <text:p>808810000</text:p>
          </table:table-cell>
          <table:table-cell office:value-type="percentage" office:value="0.329897622058164">
            <text:p>32.99%</text:p>
          </table:table-cell>
          <table:table-cell table:number-columns-repeated="2"/>
        </table:table-row>
        <table:table-row table:style-name="ro1">
          <table:table-cell office:value-type="string">
            <text:p>600775</text:p>
          </table:table-cell>
          <table:table-cell office:value-type="string">
            <text:p>南京熊猫</text:p>
          </table:table-cell>
          <table:table-cell office:value-type="float" office:value="5239980000">
            <text:p>5239980000</text:p>
          </table:table-cell>
          <table:table-cell office:value-type="float" office:value="1729580000">
            <text:p>1729580000</text:p>
          </table:table-cell>
          <table:table-cell office:value-type="percentage" office:value="0.330073778907553">
            <text:p>33.01%</text:p>
          </table:table-cell>
          <table:table-cell table:number-columns-repeated="2"/>
        </table:table-row>
        <table:table-row table:style-name="ro1">
          <table:table-cell office:value-type="string">
            <text:p>000777</text:p>
          </table:table-cell>
          <table:table-cell office:value-type="string">
            <text:p>中核科技</text:p>
          </table:table-cell>
          <table:table-cell office:value-type="float" office:value="1924210000">
            <text:p>1924210000</text:p>
          </table:table-cell>
          <table:table-cell office:value-type="float" office:value="635530000">
            <text:p>635530000</text:p>
          </table:table-cell>
          <table:table-cell office:value-type="percentage" office:value="0.330280998435722">
            <text:p>33.03%</text:p>
          </table:table-cell>
          <table:table-cell table:number-columns-repeated="2"/>
        </table:table-row>
        <table:table-row table:style-name="ro1">
          <table:table-cell office:value-type="string">
            <text:p>002654</text:p>
          </table:table-cell>
          <table:table-cell office:value-type="string">
            <text:p>万润科技</text:p>
          </table:table-cell>
          <table:table-cell office:value-type="float" office:value="3293020000">
            <text:p>3293020000</text:p>
          </table:table-cell>
          <table:table-cell office:value-type="float" office:value="1087730000">
            <text:p>1087730000</text:p>
          </table:table-cell>
          <table:table-cell office:value-type="percentage" office:value="0.330313815282021">
            <text:p>33.03%</text:p>
          </table:table-cell>
          <table:table-cell table:number-columns-repeated="2"/>
        </table:table-row>
        <table:table-row table:style-name="ro1">
          <table:table-cell office:value-type="string">
            <text:p>600634</text:p>
          </table:table-cell>
          <table:table-cell office:value-type="string">
            <text:p>富控互动</text:p>
          </table:table-cell>
          <table:table-cell office:value-type="float" office:value="5959300000">
            <text:p>5959300000</text:p>
          </table:table-cell>
          <table:table-cell office:value-type="float" office:value="1970220000">
            <text:p>1970220000</text:p>
          </table:table-cell>
          <table:table-cell office:value-type="percentage" office:value="0.330612655848841">
            <text:p>33.06%</text:p>
          </table:table-cell>
          <table:table-cell table:number-columns-repeated="2"/>
        </table:table-row>
        <table:table-row table:style-name="ro1">
          <table:table-cell office:value-type="string">
            <text:p>002132</text:p>
          </table:table-cell>
          <table:table-cell office:value-type="string">
            <text:p>恒星科技</text:p>
          </table:table-cell>
          <table:table-cell office:value-type="float" office:value="4279210000">
            <text:p>4279210000</text:p>
          </table:table-cell>
          <table:table-cell office:value-type="float" office:value="1416000000">
            <text:p>1416000000</text:p>
          </table:table-cell>
          <table:table-cell office:value-type="percentage" office:value="0.33090219923771">
            <text:p>33.09%</text:p>
          </table:table-cell>
          <table:table-cell table:number-columns-repeated="2"/>
        </table:table-row>
        <table:table-row table:style-name="ro1">
          <table:table-cell office:value-type="string">
            <text:p>002256</text:p>
          </table:table-cell>
          <table:table-cell office:value-type="string">
            <text:p>兆新股份</text:p>
          </table:table-cell>
          <table:table-cell office:value-type="float" office:value="3349490000">
            <text:p>3349490000</text:p>
          </table:table-cell>
          <table:table-cell office:value-type="float" office:value="1108450000">
            <text:p>1108450000</text:p>
          </table:table-cell>
          <table:table-cell office:value-type="percentage" office:value="0.330930977551806">
            <text:p>33.09%</text:p>
          </table:table-cell>
          <table:table-cell table:number-columns-repeated="2"/>
        </table:table-row>
        <table:table-row table:style-name="ro1">
          <table:table-cell office:value-type="string">
            <text:p>600830</text:p>
          </table:table-cell>
          <table:table-cell office:value-type="string">
            <text:p>香溢融通</text:p>
          </table:table-cell>
          <table:table-cell office:value-type="float" office:value="3316410000">
            <text:p>3316410000</text:p>
          </table:table-cell>
          <table:table-cell office:value-type="float" office:value="1097940000">
            <text:p>1097940000</text:p>
          </table:table-cell>
          <table:table-cell office:value-type="percentage" office:value="0.331062805865378">
            <text:p>33.11%</text:p>
          </table:table-cell>
          <table:table-cell table:number-columns-repeated="2"/>
        </table:table-row>
        <table:table-row table:style-name="ro1">
          <table:table-cell office:value-type="string">
            <text:p>600422</text:p>
          </table:table-cell>
          <table:table-cell office:value-type="string">
            <text:p>昆药集团</text:p>
          </table:table-cell>
          <table:table-cell office:value-type="float" office:value="5402260000">
            <text:p>5402260000</text:p>
          </table:table-cell>
          <table:table-cell office:value-type="float" office:value="1790250000">
            <text:p>1790250000</text:p>
          </table:table-cell>
          <table:table-cell office:value-type="percentage" office:value="0.331389085308741">
            <text:p>33.14%</text:p>
          </table:table-cell>
          <table:table-cell table:number-columns-repeated="2"/>
        </table:table-row>
        <table:table-row table:style-name="ro1">
          <table:table-cell office:value-type="string">
            <text:p>600889</text:p>
          </table:table-cell>
          <table:table-cell office:value-type="string">
            <text:p>南京化纤</text:p>
          </table:table-cell>
          <table:table-cell office:value-type="float" office:value="2228420000">
            <text:p>2228420000</text:p>
          </table:table-cell>
          <table:table-cell office:value-type="float" office:value="738660000">
            <text:p>738660000</text:p>
          </table:table-cell>
          <table:table-cell office:value-type="percentage" office:value="0.331472523132982">
            <text:p>33.15%</text:p>
          </table:table-cell>
          <table:table-cell table:number-columns-repeated="2"/>
        </table:table-row>
        <table:table-row table:style-name="ro1">
          <table:table-cell office:value-type="string">
            <text:p>002111</text:p>
          </table:table-cell>
          <table:table-cell office:value-type="string">
            <text:p>威海广泰</text:p>
          </table:table-cell>
          <table:table-cell office:value-type="float" office:value="4157570000">
            <text:p>4157570000</text:p>
          </table:table-cell>
          <table:table-cell office:value-type="float" office:value="1378160000">
            <text:p>1378160000</text:p>
          </table:table-cell>
          <table:table-cell office:value-type="percentage" office:value="0.331482091702605">
            <text:p>33.15%</text:p>
          </table:table-cell>
          <table:table-cell table:number-columns-repeated="2"/>
        </table:table-row>
        <table:table-row table:style-name="ro1">
          <table:table-cell office:value-type="string">
            <text:p>603600</text:p>
          </table:table-cell>
          <table:table-cell office:value-type="string">
            <text:p>永艺股份</text:p>
          </table:table-cell>
          <table:table-cell office:value-type="float" office:value="940350000">
            <text:p>940350000</text:p>
          </table:table-cell>
          <table:table-cell office:value-type="float" office:value="311730000">
            <text:p>311730000</text:p>
          </table:table-cell>
          <table:table-cell office:value-type="percentage" office:value="0.331504227149466">
            <text:p>33.15%</text:p>
          </table:table-cell>
          <table:table-cell table:number-columns-repeated="2"/>
        </table:table-row>
        <table:table-row table:style-name="ro1">
          <table:table-cell office:value-type="string">
            <text:p>002084</text:p>
          </table:table-cell>
          <table:table-cell office:value-type="string">
            <text:p>海鸥卫浴</text:p>
          </table:table-cell>
          <table:table-cell office:value-type="float" office:value="1868800000">
            <text:p>1868800000</text:p>
          </table:table-cell>
          <table:table-cell office:value-type="float" office:value="619870000">
            <text:p>619870000</text:p>
          </table:table-cell>
          <table:table-cell office:value-type="percentage" office:value="0.331694135273973">
            <text:p>33.17%</text:p>
          </table:table-cell>
          <table:table-cell table:number-columns-repeated="2"/>
        </table:table-row>
        <table:table-row table:style-name="ro1">
          <table:table-cell office:value-type="string">
            <text:p>300409</text:p>
          </table:table-cell>
          <table:table-cell office:value-type="string">
            <text:p>道氏技术</text:p>
          </table:table-cell>
          <table:table-cell office:value-type="float" office:value="1825060000">
            <text:p>1825060000</text:p>
          </table:table-cell>
          <table:table-cell office:value-type="float" office:value="605860000">
            <text:p>605860000</text:p>
          </table:table-cell>
          <table:table-cell office:value-type="percentage" office:value="0.331967168202689">
            <text:p>33.20%</text:p>
          </table:table-cell>
          <table:table-cell table:number-columns-repeated="2"/>
        </table:table-row>
        <table:table-row table:style-name="ro1">
          <table:table-cell office:value-type="string">
            <text:p>300577</text:p>
          </table:table-cell>
          <table:table-cell office:value-type="string">
            <text:p>开润股份</text:p>
          </table:table-cell>
          <table:table-cell office:value-type="float" office:value="811550000">
            <text:p>811550000</text:p>
          </table:table-cell>
          <table:table-cell office:value-type="float" office:value="269670000">
            <text:p>269670000</text:p>
          </table:table-cell>
          <table:table-cell office:value-type="percentage" office:value="0.332290062226603">
            <text:p>33.23%</text:p>
          </table:table-cell>
          <table:table-cell table:number-columns-repeated="2"/>
        </table:table-row>
        <table:table-row table:style-name="ro1">
          <table:table-cell office:value-type="string">
            <text:p>300451</text:p>
          </table:table-cell>
          <table:table-cell office:value-type="string">
            <text:p>创业软件</text:p>
          </table:table-cell>
          <table:table-cell office:value-type="float" office:value="1133130000">
            <text:p>1133130000</text:p>
          </table:table-cell>
          <table:table-cell office:value-type="float" office:value="376790000">
            <text:p>376790000</text:p>
          </table:table-cell>
          <table:table-cell office:value-type="percentage" office:value="0.332521422961178">
            <text:p>33.25%</text:p>
          </table:table-cell>
          <table:table-cell table:number-columns-repeated="2"/>
        </table:table-row>
        <table:table-row table:style-name="ro1">
          <table:table-cell office:value-type="string">
            <text:p>300640</text:p>
          </table:table-cell>
          <table:table-cell office:value-type="string">
            <text:p>德艺文创</text:p>
          </table:table-cell>
          <table:table-cell office:value-type="float" office:value="173040000">
            <text:p>173040000</text:p>
          </table:table-cell>
          <table:table-cell office:value-type="float" office:value="57560000">
            <text:p>57560000</text:p>
          </table:table-cell>
          <table:table-cell office:value-type="percentage" office:value="0.332639852057328">
            <text:p>33.26%</text:p>
          </table:table-cell>
          <table:table-cell table:number-columns-repeated="2"/>
        </table:table-row>
        <table:table-row table:style-name="ro1">
          <table:table-cell office:value-type="string">
            <text:p>300356</text:p>
          </table:table-cell>
          <table:table-cell office:value-type="string">
            <text:p>光一科技</text:p>
          </table:table-cell>
          <table:table-cell office:value-type="float" office:value="2266800000">
            <text:p>2266800000</text:p>
          </table:table-cell>
          <table:table-cell office:value-type="float" office:value="754060000">
            <text:p>754060000</text:p>
          </table:table-cell>
          <table:table-cell office:value-type="percentage" office:value="0.332653961531675">
            <text:p>33.27%</text:p>
          </table:table-cell>
          <table:table-cell table:number-columns-repeated="2"/>
        </table:table-row>
        <table:table-row table:style-name="ro1">
          <table:table-cell office:value-type="string">
            <text:p>002094</text:p>
          </table:table-cell>
          <table:table-cell office:value-type="string">
            <text:p>青岛金王</text:p>
          </table:table-cell>
          <table:table-cell office:value-type="float" office:value="2884300000">
            <text:p>2884300000</text:p>
          </table:table-cell>
          <table:table-cell office:value-type="float" office:value="960460000">
            <text:p>960460000</text:p>
          </table:table-cell>
          <table:table-cell office:value-type="percentage" office:value="0.332995874215581">
            <text:p>33.30%</text:p>
          </table:table-cell>
          <table:table-cell table:number-columns-repeated="2"/>
        </table:table-row>
        <table:table-row table:style-name="ro1">
          <table:table-cell office:value-type="string">
            <text:p>600338</text:p>
          </table:table-cell>
          <table:table-cell office:value-type="string">
            <text:p>西藏珠峰</text:p>
          </table:table-cell>
          <table:table-cell office:value-type="float" office:value="1947300000">
            <text:p>1947300000</text:p>
          </table:table-cell>
          <table:table-cell office:value-type="float" office:value="648520000">
            <text:p>648520000</text:p>
          </table:table-cell>
          <table:table-cell office:value-type="percentage" office:value="0.333035485030555">
            <text:p>33.30%</text:p>
          </table:table-cell>
          <table:table-cell table:number-columns-repeated="2"/>
        </table:table-row>
        <table:table-row table:style-name="ro1">
          <table:table-cell office:value-type="string">
            <text:p>002526</text:p>
          </table:table-cell>
          <table:table-cell office:value-type="string">
            <text:p>山东矿机</text:p>
          </table:table-cell>
          <table:table-cell office:value-type="float" office:value="2663600000">
            <text:p>2663600000</text:p>
          </table:table-cell>
          <table:table-cell office:value-type="float" office:value="887210000">
            <text:p>887210000</text:p>
          </table:table-cell>
          <table:table-cell office:value-type="percentage" office:value="0.333086799819793">
            <text:p>33.31%</text:p>
          </table:table-cell>
          <table:table-cell table:number-columns-repeated="2"/>
        </table:table-row>
        <table:table-row table:style-name="ro1">
          <table:table-cell office:value-type="string">
            <text:p>600779</text:p>
          </table:table-cell>
          <table:table-cell office:value-type="string">
            <text:p>水井坊</text:p>
          </table:table-cell>
          <table:table-cell office:value-type="float" office:value="2203540000">
            <text:p>2203540000</text:p>
          </table:table-cell>
          <table:table-cell office:value-type="float" office:value="734020000">
            <text:p>734020000</text:p>
          </table:table-cell>
          <table:table-cell office:value-type="percentage" office:value="0.333109451155867">
            <text:p>33.31%</text:p>
          </table:table-cell>
          <table:table-cell table:number-columns-repeated="2"/>
        </table:table-row>
        <table:table-row table:style-name="ro1">
          <table:table-cell office:value-type="string">
            <text:p>300254</text:p>
          </table:table-cell>
          <table:table-cell office:value-type="string">
            <text:p>仟源医药</text:p>
          </table:table-cell>
          <table:table-cell office:value-type="float" office:value="1432590000">
            <text:p>1432590000</text:p>
          </table:table-cell>
          <table:table-cell office:value-type="float" office:value="477740000">
            <text:p>477740000</text:p>
          </table:table-cell>
          <table:table-cell office:value-type="percentage" office:value="0.333479920982277">
            <text:p>33.35%</text:p>
          </table:table-cell>
          <table:table-cell table:number-columns-repeated="2"/>
        </table:table-row>
        <table:table-row table:style-name="ro1">
          <table:table-cell office:value-type="string">
            <text:p>300233</text:p>
          </table:table-cell>
          <table:table-cell office:value-type="string">
            <text:p>金城医药</text:p>
          </table:table-cell>
          <table:table-cell office:value-type="float" office:value="2256880000">
            <text:p>2256880000</text:p>
          </table:table-cell>
          <table:table-cell office:value-type="float" office:value="752680000">
            <text:p>752680000</text:p>
          </table:table-cell>
          <table:table-cell office:value-type="percentage" office:value="0.333504661302329">
            <text:p>33.35%</text:p>
          </table:table-cell>
          <table:table-cell table:number-columns-repeated="2"/>
        </table:table-row>
        <table:table-row table:style-name="ro1">
          <table:table-cell office:value-type="string">
            <text:p>603887</text:p>
          </table:table-cell>
          <table:table-cell office:value-type="string">
            <text:p>城地股份</text:p>
          </table:table-cell>
          <table:table-cell office:value-type="float" office:value="1024690000">
            <text:p>1024690000</text:p>
          </table:table-cell>
          <table:table-cell office:value-type="float" office:value="341780000">
            <text:p>341780000</text:p>
          </table:table-cell>
          <table:table-cell office:value-type="percentage" office:value="0.333544779396696">
            <text:p>33.35%</text:p>
          </table:table-cell>
          <table:table-cell table:number-columns-repeated="2"/>
        </table:table-row>
        <table:table-row table:style-name="ro1">
          <table:table-cell office:value-type="string">
            <text:p>002715</text:p>
          </table:table-cell>
          <table:table-cell office:value-type="string">
            <text:p>登云股份</text:p>
          </table:table-cell>
          <table:table-cell office:value-type="float" office:value="698300000">
            <text:p>698300000</text:p>
          </table:table-cell>
          <table:table-cell office:value-type="float" office:value="232920000">
            <text:p>232920000</text:p>
          </table:table-cell>
          <table:table-cell office:value-type="percentage" office:value="0.333552914220249">
            <text:p>33.36%</text:p>
          </table:table-cell>
          <table:table-cell table:number-columns-repeated="2"/>
        </table:table-row>
        <table:table-row table:style-name="ro1">
          <table:table-cell office:value-type="string">
            <text:p>300085</text:p>
          </table:table-cell>
          <table:table-cell office:value-type="string">
            <text:p>银之杰</text:p>
          </table:table-cell>
          <table:table-cell office:value-type="float" office:value="1491480000">
            <text:p>1491480000</text:p>
          </table:table-cell>
          <table:table-cell office:value-type="float" office:value="497490000">
            <text:p>497490000</text:p>
          </table:table-cell>
          <table:table-cell office:value-type="percentage" office:value="0.333554590071607">
            <text:p>33.36%</text:p>
          </table:table-cell>
          <table:table-cell table:number-columns-repeated="2"/>
        </table:table-row>
        <table:table-row table:style-name="ro1">
          <table:table-cell office:value-type="string">
            <text:p>002664</text:p>
          </table:table-cell>
          <table:table-cell office:value-type="string">
            <text:p>信质电机</text:p>
          </table:table-cell>
          <table:table-cell office:value-type="float" office:value="2606010000">
            <text:p>2606010000</text:p>
          </table:table-cell>
          <table:table-cell office:value-type="float" office:value="869260000">
            <text:p>869260000</text:p>
          </table:table-cell>
          <table:table-cell office:value-type="percentage" office:value="0.333559733078538">
            <text:p>33.36%</text:p>
          </table:table-cell>
          <table:table-cell table:number-columns-repeated="2"/>
        </table:table-row>
        <table:table-row table:style-name="ro1">
          <table:table-cell office:value-type="string">
            <text:p>603966</text:p>
          </table:table-cell>
          <table:table-cell office:value-type="string">
            <text:p>法兰泰克</text:p>
          </table:table-cell>
          <table:table-cell office:value-type="float" office:value="774150000">
            <text:p>774150000</text:p>
          </table:table-cell>
          <table:table-cell office:value-type="float" office:value="258270000">
            <text:p>258270000</text:p>
          </table:table-cell>
          <table:table-cell office:value-type="percentage" office:value="0.333617515985274">
            <text:p>33.36%</text:p>
          </table:table-cell>
          <table:table-cell table:number-columns-repeated="2"/>
        </table:table-row>
        <table:table-row table:style-name="ro1">
          <table:table-cell office:value-type="string">
            <text:p>300367</text:p>
          </table:table-cell>
          <table:table-cell office:value-type="string">
            <text:p>东方网力</text:p>
          </table:table-cell>
          <table:table-cell office:value-type="float" office:value="5456610000">
            <text:p>5456610000</text:p>
          </table:table-cell>
          <table:table-cell office:value-type="float" office:value="1822090000">
            <text:p>1822090000</text:p>
          </table:table-cell>
          <table:table-cell office:value-type="percentage" office:value="0.33392344331004">
            <text:p>33.39%</text:p>
          </table:table-cell>
          <table:table-cell table:number-columns-repeated="2"/>
        </table:table-row>
        <table:table-row table:style-name="ro1">
          <table:table-cell office:value-type="string">
            <text:p>000530</text:p>
          </table:table-cell>
          <table:table-cell office:value-type="string">
            <text:p>大冷股份</text:p>
          </table:table-cell>
          <table:table-cell office:value-type="float" office:value="4983510000">
            <text:p>4983510000</text:p>
          </table:table-cell>
          <table:table-cell office:value-type="float" office:value="1666130000">
            <text:p>1666130000</text:p>
          </table:table-cell>
          <table:table-cell office:value-type="percentage" office:value="0.334328615774825">
            <text:p>33.43%</text:p>
          </table:table-cell>
          <table:table-cell table:number-columns-repeated="2"/>
        </table:table-row>
        <table:table-row table:style-name="ro1">
          <table:table-cell office:value-type="string">
            <text:p>601158</text:p>
          </table:table-cell>
          <table:table-cell office:value-type="string">
            <text:p>重庆水务</text:p>
          </table:table-cell>
          <table:table-cell office:value-type="float" office:value="20237120000">
            <text:p>20237120000</text:p>
          </table:table-cell>
          <table:table-cell office:value-type="float" office:value="6772940000">
            <text:p>6772940000</text:p>
          </table:table-cell>
          <table:table-cell office:value-type="percentage" office:value="0.334679045239639">
            <text:p>33.47%</text:p>
          </table:table-cell>
          <table:table-cell table:number-columns-repeated="2"/>
        </table:table-row>
        <table:table-row table:style-name="ro1">
          <table:table-cell office:value-type="string">
            <text:p>002206</text:p>
          </table:table-cell>
          <table:table-cell office:value-type="string">
            <text:p>海 利 得</text:p>
          </table:table-cell>
          <table:table-cell office:value-type="float" office:value="4196340000">
            <text:p>4196340000</text:p>
          </table:table-cell>
          <table:table-cell office:value-type="float" office:value="1404520000">
            <text:p>1404520000</text:p>
          </table:table-cell>
          <table:table-cell office:value-type="percentage" office:value="0.334701191991116">
            <text:p>33.47%</text:p>
          </table:table-cell>
          <table:table-cell table:number-columns-repeated="2"/>
        </table:table-row>
        <table:table-row table:style-name="ro1">
          <table:table-cell office:value-type="string">
            <text:p>603035</text:p>
          </table:table-cell>
          <table:table-cell office:value-type="string">
            <text:p>常熟汽饰</text:p>
          </table:table-cell>
          <table:table-cell office:value-type="float" office:value="3129840000">
            <text:p>3129840000</text:p>
          </table:table-cell>
          <table:table-cell office:value-type="float" office:value="1048740000">
            <text:p>1048740000</text:p>
          </table:table-cell>
          <table:table-cell office:value-type="percentage" office:value="0.335077831454643">
            <text:p>33.51%</text:p>
          </table:table-cell>
          <table:table-cell table:number-columns-repeated="2"/>
        </table:table-row>
        <table:table-row table:style-name="ro1">
          <table:table-cell office:value-type="string">
            <text:p>300175</text:p>
          </table:table-cell>
          <table:table-cell office:value-type="string">
            <text:p>朗源股份</text:p>
          </table:table-cell>
          <table:table-cell office:value-type="float" office:value="1200870000">
            <text:p>1200870000</text:p>
          </table:table-cell>
          <table:table-cell office:value-type="float" office:value="402400000">
            <text:p>402400000</text:p>
          </table:table-cell>
          <table:table-cell office:value-type="percentage" office:value="0.335090392798554">
            <text:p>33.51%</text:p>
          </table:table-cell>
          <table:table-cell table:number-columns-repeated="2"/>
        </table:table-row>
        <table:table-row table:style-name="ro1">
          <table:table-cell office:value-type="string">
            <text:p>000029</text:p>
          </table:table-cell>
          <table:table-cell office:value-type="string">
            <text:p>深深房Ａ</text:p>
          </table:table-cell>
          <table:table-cell office:value-type="float" office:value="3785600000">
            <text:p>3785600000</text:p>
          </table:table-cell>
          <table:table-cell office:value-type="float" office:value="1269630000">
            <text:p>1269630000</text:p>
          </table:table-cell>
          <table:table-cell office:value-type="percentage" office:value="0.335384087066779">
            <text:p>33.54%</text:p>
          </table:table-cell>
          <table:table-cell table:number-columns-repeated="2"/>
        </table:table-row>
        <table:table-row table:style-name="ro1">
          <table:table-cell office:value-type="string">
            <text:p>300205</text:p>
          </table:table-cell>
          <table:table-cell office:value-type="string">
            <text:p>天喻信息</text:p>
          </table:table-cell>
          <table:table-cell office:value-type="float" office:value="1660170000">
            <text:p>1660170000</text:p>
          </table:table-cell>
          <table:table-cell office:value-type="float" office:value="556810000">
            <text:p>556810000</text:p>
          </table:table-cell>
          <table:table-cell office:value-type="percentage" office:value="0.335393363330261">
            <text:p>33.54%</text:p>
          </table:table-cell>
          <table:table-cell table:number-columns-repeated="2"/>
        </table:table-row>
        <table:table-row table:style-name="ro1">
          <table:table-cell office:value-type="string">
            <text:p>601088</text:p>
          </table:table-cell>
          <table:table-cell office:value-type="string">
            <text:p>中国神华</text:p>
          </table:table-cell>
          <table:table-cell office:value-type="float" office:value="571664000000">
            <text:p>571664000000</text:p>
          </table:table-cell>
          <table:table-cell office:value-type="float" office:value="191760000000">
            <text:p>191760000000</text:p>
          </table:table-cell>
          <table:table-cell office:value-type="percentage" office:value="0.335441797979233">
            <text:p>33.54%</text:p>
          </table:table-cell>
          <table:table-cell table:number-columns-repeated="2"/>
        </table:table-row>
        <table:table-row table:style-name="ro1">
          <table:table-cell office:value-type="string">
            <text:p>002737</text:p>
          </table:table-cell>
          <table:table-cell office:value-type="string">
            <text:p>葵花药业</text:p>
          </table:table-cell>
          <table:table-cell office:value-type="float" office:value="4223640000">
            <text:p>4223640000</text:p>
          </table:table-cell>
          <table:table-cell office:value-type="float" office:value="1419210000">
            <text:p>1419210000</text:p>
          </table:table-cell>
          <table:table-cell office:value-type="percentage" office:value="0.336015853623888">
            <text:p>33.60%</text:p>
          </table:table-cell>
          <table:table-cell table:number-columns-repeated="2"/>
        </table:table-row>
        <table:table-row table:style-name="ro1">
          <table:table-cell office:value-type="string">
            <text:p>002029</text:p>
          </table:table-cell>
          <table:table-cell office:value-type="string">
            <text:p>七 匹 狼</text:p>
          </table:table-cell>
          <table:table-cell office:value-type="float" office:value="7919660000">
            <text:p>7919660000</text:p>
          </table:table-cell>
          <table:table-cell office:value-type="float" office:value="2663700000">
            <text:p>2663700000</text:p>
          </table:table-cell>
          <table:table-cell office:value-type="percentage" office:value="0.336340196422574">
            <text:p>33.63%</text:p>
          </table:table-cell>
          <table:table-cell table:number-columns-repeated="2"/>
        </table:table-row>
        <table:table-row table:style-name="ro1">
          <table:table-cell office:value-type="string">
            <text:p>300172</text:p>
          </table:table-cell>
          <table:table-cell office:value-type="string">
            <text:p>中电环保</text:p>
          </table:table-cell>
          <table:table-cell office:value-type="float" office:value="1721760000">
            <text:p>1721760000</text:p>
          </table:table-cell>
          <table:table-cell office:value-type="float" office:value="579400000">
            <text:p>579400000</text:p>
          </table:table-cell>
          <table:table-cell office:value-type="percentage" office:value="0.336516123036892">
            <text:p>33.65%</text:p>
          </table:table-cell>
          <table:table-cell table:number-columns-repeated="2"/>
        </table:table-row>
        <table:table-row table:style-name="ro1">
          <table:table-cell office:value-type="string">
            <text:p>603320</text:p>
          </table:table-cell>
          <table:table-cell office:value-type="string">
            <text:p>迪贝电气</text:p>
          </table:table-cell>
          <table:table-cell office:value-type="float" office:value="495100000">
            <text:p>495100000</text:p>
          </table:table-cell>
          <table:table-cell office:value-type="float" office:value="166690000">
            <text:p>166690000</text:p>
          </table:table-cell>
          <table:table-cell office:value-type="percentage" office:value="0.336679458695213">
            <text:p>33.67%</text:p>
          </table:table-cell>
          <table:table-cell table:number-columns-repeated="2"/>
        </table:table-row>
        <table:table-row table:style-name="ro1">
          <table:table-cell office:value-type="string">
            <text:p>600630</text:p>
          </table:table-cell>
          <table:table-cell office:value-type="string">
            <text:p>龙头股份</text:p>
          </table:table-cell>
          <table:table-cell office:value-type="float" office:value="2579680000">
            <text:p>2579680000</text:p>
          </table:table-cell>
          <table:table-cell office:value-type="float" office:value="868630000">
            <text:p>868630000</text:p>
          </table:table-cell>
          <table:table-cell office:value-type="percentage" office:value="0.336720058301805">
            <text:p>33.67%</text:p>
          </table:table-cell>
          <table:table-cell table:number-columns-repeated="2"/>
        </table:table-row>
        <table:table-row table:style-name="ro1">
          <table:table-cell office:value-type="string">
            <text:p>002168</text:p>
          </table:table-cell>
          <table:table-cell office:value-type="string">
            <text:p>深圳惠程</text:p>
          </table:table-cell>
          <table:table-cell office:value-type="float" office:value="2042290000">
            <text:p>2042290000</text:p>
          </table:table-cell>
          <table:table-cell office:value-type="float" office:value="687940000">
            <text:p>687940000</text:p>
          </table:table-cell>
          <table:table-cell office:value-type="percentage" office:value="0.336847362519525">
            <text:p>33.68%</text:p>
          </table:table-cell>
          <table:table-cell table:number-columns-repeated="2"/>
        </table:table-row>
        <table:table-row table:style-name="ro1">
          <table:table-cell office:value-type="string">
            <text:p>603926</text:p>
          </table:table-cell>
          <table:table-cell office:value-type="string">
            <text:p>铁流股份</text:p>
          </table:table-cell>
          <table:table-cell office:value-type="float" office:value="760280000">
            <text:p>760280000</text:p>
          </table:table-cell>
          <table:table-cell office:value-type="float" office:value="256380000">
            <text:p>256380000</text:p>
          </table:table-cell>
          <table:table-cell office:value-type="percentage" office:value="0.337217867101594">
            <text:p>33.72%</text:p>
          </table:table-cell>
          <table:table-cell table:number-columns-repeated="2"/>
        </table:table-row>
        <table:table-row table:style-name="ro1">
          <table:table-cell office:value-type="string">
            <text:p>000681</text:p>
          </table:table-cell>
          <table:table-cell office:value-type="string">
            <text:p>视觉中国</text:p>
          </table:table-cell>
          <table:table-cell office:value-type="float" office:value="3523570000">
            <text:p>3523570000</text:p>
          </table:table-cell>
          <table:table-cell office:value-type="float" office:value="1190610000">
            <text:p>1190610000</text:p>
          </table:table-cell>
          <table:table-cell office:value-type="percentage" office:value="0.337898778795369">
            <text:p>33.79%</text:p>
          </table:table-cell>
          <table:table-cell table:number-columns-repeated="2"/>
        </table:table-row>
        <table:table-row table:style-name="ro1">
          <table:table-cell office:value-type="string">
            <text:p>002474</text:p>
          </table:table-cell>
          <table:table-cell office:value-type="string">
            <text:p>榕基软件</text:p>
          </table:table-cell>
          <table:table-cell office:value-type="float" office:value="2135200000">
            <text:p>2135200000</text:p>
          </table:table-cell>
          <table:table-cell office:value-type="float" office:value="722240000">
            <text:p>722240000</text:p>
          </table:table-cell>
          <table:table-cell office:value-type="percentage" office:value="0.33825402772574">
            <text:p>33.83%</text:p>
          </table:table-cell>
          <table:table-cell table:number-columns-repeated="2"/>
        </table:table-row>
        <table:table-row table:style-name="ro1">
          <table:table-cell office:value-type="string">
            <text:p>603766</text:p>
          </table:table-cell>
          <table:table-cell office:value-type="string">
            <text:p>隆鑫通用</text:p>
          </table:table-cell>
          <table:table-cell office:value-type="float" office:value="9876170000">
            <text:p>9876170000</text:p>
          </table:table-cell>
          <table:table-cell office:value-type="float" office:value="3342050000">
            <text:p>3342050000</text:p>
          </table:table-cell>
          <table:table-cell office:value-type="percentage" office:value="0.338395349614274">
            <text:p>33.84%</text:p>
          </table:table-cell>
          <table:table-cell table:number-columns-repeated="2"/>
        </table:table-row>
        <table:table-row table:style-name="ro1">
          <table:table-cell office:value-type="string">
            <text:p>600756</text:p>
          </table:table-cell>
          <table:table-cell office:value-type="string">
            <text:p>浪潮软件</text:p>
          </table:table-cell>
          <table:table-cell office:value-type="float" office:value="3092040000">
            <text:p>3092040000</text:p>
          </table:table-cell>
          <table:table-cell office:value-type="float" office:value="1046360000">
            <text:p>1046360000</text:p>
          </table:table-cell>
          <table:table-cell office:value-type="percentage" office:value="0.338404419089016">
            <text:p>33.84%</text:p>
          </table:table-cell>
          <table:table-cell table:number-columns-repeated="2"/>
        </table:table-row>
        <table:table-row table:style-name="ro1">
          <table:table-cell office:value-type="string">
            <text:p>300281</text:p>
          </table:table-cell>
          <table:table-cell office:value-type="string">
            <text:p>金明精机</text:p>
          </table:table-cell>
          <table:table-cell office:value-type="float" office:value="1148830000">
            <text:p>1148830000</text:p>
          </table:table-cell>
          <table:table-cell office:value-type="float" office:value="388920000">
            <text:p>388920000</text:p>
          </table:table-cell>
          <table:table-cell office:value-type="percentage" office:value="0.338535727653352">
            <text:p>33.85%</text:p>
          </table:table-cell>
          <table:table-cell table:number-columns-repeated="2"/>
        </table:table-row>
        <table:table-row table:style-name="ro1">
          <table:table-cell office:value-type="string">
            <text:p>002487</text:p>
          </table:table-cell>
          <table:table-cell office:value-type="string">
            <text:p>大金重工</text:p>
          </table:table-cell>
          <table:table-cell office:value-type="float" office:value="2574880000">
            <text:p>2574880000</text:p>
          </table:table-cell>
          <table:table-cell office:value-type="float" office:value="871990000">
            <text:p>871990000</text:p>
          </table:table-cell>
          <table:table-cell office:value-type="percentage" office:value="0.33865267507612">
            <text:p>33.87%</text:p>
          </table:table-cell>
          <table:table-cell table:number-columns-repeated="2"/>
        </table:table-row>
        <table:table-row table:style-name="ro1">
          <table:table-cell office:value-type="string">
            <text:p>600988</text:p>
          </table:table-cell>
          <table:table-cell office:value-type="string">
            <text:p>赤峰黄金</text:p>
          </table:table-cell>
          <table:table-cell office:value-type="float" office:value="3844600000">
            <text:p>3844600000</text:p>
          </table:table-cell>
          <table:table-cell office:value-type="float" office:value="1302360000">
            <text:p>1302360000</text:p>
          </table:table-cell>
          <table:table-cell office:value-type="percentage" office:value="0.338750455183894">
            <text:p>33.88%</text:p>
          </table:table-cell>
          <table:table-cell table:number-columns-repeated="2"/>
        </table:table-row>
        <table:table-row table:style-name="ro1">
          <table:table-cell office:value-type="string">
            <text:p>002131</text:p>
          </table:table-cell>
          <table:table-cell office:value-type="string">
            <text:p>利欧股份</text:p>
          </table:table-cell>
          <table:table-cell office:value-type="float" office:value="11291250000">
            <text:p>11291250000</text:p>
          </table:table-cell>
          <table:table-cell office:value-type="float" office:value="3825310000">
            <text:p>3825310000</text:p>
          </table:table-cell>
          <table:table-cell office:value-type="percentage" office:value="0.338785342632569">
            <text:p>33.88%</text:p>
          </table:table-cell>
          <table:table-cell table:number-columns-repeated="2"/>
        </table:table-row>
        <table:table-row table:style-name="ro1">
          <table:table-cell office:value-type="string">
            <text:p>002806</text:p>
          </table:table-cell>
          <table:table-cell office:value-type="string">
            <text:p>华锋股份</text:p>
          </table:table-cell>
          <table:table-cell office:value-type="float" office:value="532450000">
            <text:p>532450000</text:p>
          </table:table-cell>
          <table:table-cell office:value-type="float" office:value="180420000">
            <text:p>180420000</text:p>
          </table:table-cell>
          <table:table-cell office:value-type="percentage" office:value="0.338848718189501">
            <text:p>33.88%</text:p>
          </table:table-cell>
          <table:table-cell table:number-columns-repeated="2"/>
        </table:table-row>
        <table:table-row table:style-name="ro1">
          <table:table-cell office:value-type="string">
            <text:p>002255</text:p>
          </table:table-cell>
          <table:table-cell office:value-type="string">
            <text:p>海陆重工</text:p>
          </table:table-cell>
          <table:table-cell office:value-type="float" office:value="3690340000">
            <text:p>3690340000</text:p>
          </table:table-cell>
          <table:table-cell office:value-type="float" office:value="1251330000">
            <text:p>1251330000</text:p>
          </table:table-cell>
          <table:table-cell office:value-type="percentage" office:value="0.339082577757063">
            <text:p>33.91%</text:p>
          </table:table-cell>
          <table:table-cell table:number-columns-repeated="2"/>
        </table:table-row>
        <table:table-row table:style-name="ro1">
          <table:table-cell office:value-type="string">
            <text:p>603816</text:p>
          </table:table-cell>
          <table:table-cell office:value-type="string">
            <text:p>顾家家居</text:p>
          </table:table-cell>
          <table:table-cell office:value-type="float" office:value="5219640000">
            <text:p>5219640000</text:p>
          </table:table-cell>
          <table:table-cell office:value-type="float" office:value="1770700000">
            <text:p>1770700000</text:p>
          </table:table-cell>
          <table:table-cell office:value-type="percentage" office:value="0.339237955108015">
            <text:p>33.92%</text:p>
          </table:table-cell>
          <table:table-cell table:number-columns-repeated="2"/>
        </table:table-row>
        <table:table-row table:style-name="ro1">
          <table:table-cell office:value-type="string">
            <text:p>300490</text:p>
          </table:table-cell>
          <table:table-cell office:value-type="string">
            <text:p>华自科技</text:p>
          </table:table-cell>
          <table:table-cell office:value-type="float" office:value="912620000">
            <text:p>912620000</text:p>
          </table:table-cell>
          <table:table-cell office:value-type="float" office:value="309600000">
            <text:p>309600000</text:p>
          </table:table-cell>
          <table:table-cell office:value-type="percentage" office:value="0.339243058447108">
            <text:p>33.92%</text:p>
          </table:table-cell>
          <table:table-cell table:number-columns-repeated="2"/>
        </table:table-row>
        <table:table-row table:style-name="ro1">
          <table:table-cell office:value-type="string">
            <text:p>300378</text:p>
          </table:table-cell>
          <table:table-cell office:value-type="string">
            <text:p>鼎捷软件</text:p>
          </table:table-cell>
          <table:table-cell office:value-type="float" office:value="1782210000">
            <text:p>1782210000</text:p>
          </table:table-cell>
          <table:table-cell office:value-type="float" office:value="605160000">
            <text:p>605160000</text:p>
          </table:table-cell>
          <table:table-cell office:value-type="percentage" office:value="0.339555944585655">
            <text:p>33.96%</text:p>
          </table:table-cell>
          <table:table-cell table:number-columns-repeated="2"/>
        </table:table-row>
        <table:table-row table:style-name="ro1">
          <table:table-cell office:value-type="string">
            <text:p>300541</text:p>
          </table:table-cell>
          <table:table-cell office:value-type="string">
            <text:p>先进数通</text:p>
          </table:table-cell>
          <table:table-cell office:value-type="float" office:value="1074680000">
            <text:p>1074680000</text:p>
          </table:table-cell>
          <table:table-cell office:value-type="float" office:value="364920000">
            <text:p>364920000</text:p>
          </table:table-cell>
          <table:table-cell office:value-type="percentage" office:value="0.33956154390144">
            <text:p>33.96%</text:p>
          </table:table-cell>
          <table:table-cell table:number-columns-repeated="2"/>
        </table:table-row>
        <table:table-row table:style-name="ro1">
          <table:table-cell office:value-type="string">
            <text:p>002465</text:p>
          </table:table-cell>
          <table:table-cell office:value-type="string">
            <text:p>海格通信</text:p>
          </table:table-cell>
          <table:table-cell office:value-type="float" office:value="10910140000">
            <text:p>10910140000</text:p>
          </table:table-cell>
          <table:table-cell office:value-type="float" office:value="3704790000">
            <text:p>3704790000</text:p>
          </table:table-cell>
          <table:table-cell office:value-type="percentage" office:value="0.339573094387423">
            <text:p>33.96%</text:p>
          </table:table-cell>
          <table:table-cell table:number-columns-repeated="2"/>
        </table:table-row>
        <table:table-row table:style-name="ro1">
          <table:table-cell office:value-type="string">
            <text:p>603228</text:p>
          </table:table-cell>
          <table:table-cell office:value-type="string">
            <text:p>景旺电子</text:p>
          </table:table-cell>
          <table:table-cell office:value-type="float" office:value="4336860000">
            <text:p>4336860000</text:p>
          </table:table-cell>
          <table:table-cell office:value-type="float" office:value="1475360000">
            <text:p>1475360000</text:p>
          </table:table-cell>
          <table:table-cell office:value-type="percentage" office:value="0.340190829309685">
            <text:p>34.02%</text:p>
          </table:table-cell>
          <table:table-cell table:number-columns-repeated="2"/>
        </table:table-row>
        <table:table-row table:style-name="ro1">
          <table:table-cell office:value-type="string">
            <text:p>300411</text:p>
          </table:table-cell>
          <table:table-cell office:value-type="string">
            <text:p>金盾股份</text:p>
          </table:table-cell>
          <table:table-cell office:value-type="float" office:value="881870000">
            <text:p>881870000</text:p>
          </table:table-cell>
          <table:table-cell office:value-type="float" office:value="300220000">
            <text:p>300220000</text:p>
          </table:table-cell>
          <table:table-cell office:value-type="percentage" office:value="0.340435665120709">
            <text:p>34.04%</text:p>
          </table:table-cell>
          <table:table-cell table:number-columns-repeated="2"/>
        </table:table-row>
        <table:table-row table:style-name="ro1">
          <table:table-cell office:value-type="string">
            <text:p>002138</text:p>
          </table:table-cell>
          <table:table-cell office:value-type="string">
            <text:p>顺络电子</text:p>
          </table:table-cell>
          <table:table-cell office:value-type="float" office:value="4041320000">
            <text:p>4041320000</text:p>
          </table:table-cell>
          <table:table-cell office:value-type="float" office:value="1375920000">
            <text:p>1375920000</text:p>
          </table:table-cell>
          <table:table-cell office:value-type="percentage" office:value="0.340463017034038">
            <text:p>34.05%</text:p>
          </table:table-cell>
          <table:table-cell table:number-columns-repeated="2"/>
        </table:table-row>
        <table:table-row table:style-name="ro1">
          <table:table-cell office:value-type="string">
            <text:p>000719</text:p>
          </table:table-cell>
          <table:table-cell office:value-type="string">
            <text:p>大地传媒</text:p>
          </table:table-cell>
          <table:table-cell office:value-type="float" office:value="10148310000">
            <text:p>10148310000</text:p>
          </table:table-cell>
          <table:table-cell office:value-type="float" office:value="3462560000">
            <text:p>3462560000</text:p>
          </table:table-cell>
          <table:table-cell office:value-type="percentage" office:value="0.341195726184951">
            <text:p>34.12%</text:p>
          </table:table-cell>
          <table:table-cell table:number-columns-repeated="2"/>
        </table:table-row>
        <table:table-row table:style-name="ro1">
          <table:table-cell office:value-type="string">
            <text:p>300260</text:p>
          </table:table-cell>
          <table:table-cell office:value-type="string">
            <text:p>新莱应材</text:p>
          </table:table-cell>
          <table:table-cell office:value-type="float" office:value="1008840000">
            <text:p>1008840000</text:p>
          </table:table-cell>
          <table:table-cell office:value-type="float" office:value="344540000">
            <text:p>344540000</text:p>
          </table:table-cell>
          <table:table-cell office:value-type="percentage" office:value="0.341520954759922">
            <text:p>34.15%</text:p>
          </table:table-cell>
          <table:table-cell table:number-columns-repeated="2"/>
        </table:table-row>
        <table:table-row table:style-name="ro1">
          <table:table-cell office:value-type="string">
            <text:p>000913</text:p>
          </table:table-cell>
          <table:table-cell office:value-type="string">
            <text:p>钱江摩托</text:p>
          </table:table-cell>
          <table:table-cell office:value-type="float" office:value="3593320000">
            <text:p>3593320000</text:p>
          </table:table-cell>
          <table:table-cell office:value-type="float" office:value="1227480000">
            <text:p>1227480000</text:p>
          </table:table-cell>
          <table:table-cell office:value-type="percentage" office:value="0.341600525419389">
            <text:p>34.16%</text:p>
          </table:table-cell>
          <table:table-cell table:number-columns-repeated="2"/>
        </table:table-row>
        <table:table-row table:style-name="ro1">
          <table:table-cell office:value-type="string">
            <text:p>300565</text:p>
          </table:table-cell>
          <table:table-cell office:value-type="string">
            <text:p>科信技术</text:p>
          </table:table-cell>
          <table:table-cell office:value-type="float" office:value="1093500000">
            <text:p>1093500000</text:p>
          </table:table-cell>
          <table:table-cell office:value-type="float" office:value="374130000">
            <text:p>374130000</text:p>
          </table:table-cell>
          <table:table-cell office:value-type="percentage" office:value="0.342139917695473">
            <text:p>34.21%</text:p>
          </table:table-cell>
          <table:table-cell table:number-columns-repeated="2"/>
        </table:table-row>
        <table:table-row table:style-name="ro1">
          <table:table-cell office:value-type="string">
            <text:p>600825</text:p>
          </table:table-cell>
          <table:table-cell office:value-type="string">
            <text:p>新华传媒</text:p>
          </table:table-cell>
          <table:table-cell office:value-type="float" office:value="3948930000">
            <text:p>3948930000</text:p>
          </table:table-cell>
          <table:table-cell office:value-type="float" office:value="1351280000">
            <text:p>1351280000</text:p>
          </table:table-cell>
          <table:table-cell office:value-type="percentage" office:value="0.342188896739117">
            <text:p>34.22%</text:p>
          </table:table-cell>
          <table:table-cell table:number-columns-repeated="2"/>
        </table:table-row>
        <table:table-row table:style-name="ro1">
          <table:table-cell office:value-type="string">
            <text:p>002232</text:p>
          </table:table-cell>
          <table:table-cell office:value-type="string">
            <text:p>启明信息</text:p>
          </table:table-cell>
          <table:table-cell office:value-type="float" office:value="1721430000">
            <text:p>1721430000</text:p>
          </table:table-cell>
          <table:table-cell office:value-type="float" office:value="589210000">
            <text:p>589210000</text:p>
          </table:table-cell>
          <table:table-cell office:value-type="percentage" office:value="0.342279384000511">
            <text:p>34.23%</text:p>
          </table:table-cell>
          <table:table-cell table:number-columns-repeated="2"/>
        </table:table-row>
        <table:table-row table:style-name="ro1">
          <table:table-cell office:value-type="string">
            <text:p>002385</text:p>
          </table:table-cell>
          <table:table-cell office:value-type="string">
            <text:p>大北农</text:p>
          </table:table-cell>
          <table:table-cell office:value-type="float" office:value="15258180000">
            <text:p>15258180000</text:p>
          </table:table-cell>
          <table:table-cell office:value-type="float" office:value="5230010000">
            <text:p>5230010000</text:p>
          </table:table-cell>
          <table:table-cell office:value-type="percentage" office:value="0.342767617107676">
            <text:p>34.28%</text:p>
          </table:table-cell>
          <table:table-cell table:number-columns-repeated="2"/>
        </table:table-row>
        <table:table-row table:style-name="ro1">
          <table:table-cell office:value-type="string">
            <text:p>600175</text:p>
          </table:table-cell>
          <table:table-cell office:value-type="string">
            <text:p>美都能源</text:p>
          </table:table-cell>
          <table:table-cell office:value-type="float" office:value="17068080000">
            <text:p>17068080000</text:p>
          </table:table-cell>
          <table:table-cell office:value-type="float" office:value="5861540000">
            <text:p>5861540000</text:p>
          </table:table-cell>
          <table:table-cell office:value-type="percentage" office:value="0.343421169809375">
            <text:p>34.34%</text:p>
          </table:table-cell>
          <table:table-cell table:number-columns-repeated="2"/>
        </table:table-row>
        <table:table-row table:style-name="ro1">
          <table:table-cell office:value-type="string">
            <text:p>002659</text:p>
          </table:table-cell>
          <table:table-cell office:value-type="string">
            <text:p>中泰桥梁</text:p>
          </table:table-cell>
          <table:table-cell office:value-type="float" office:value="3797420000">
            <text:p>3797420000</text:p>
          </table:table-cell>
          <table:table-cell office:value-type="float" office:value="1306540000">
            <text:p>1306540000</text:p>
          </table:table-cell>
          <table:table-cell office:value-type="percentage" office:value="0.34405991436291">
            <text:p>34.41%</text:p>
          </table:table-cell>
          <table:table-cell table:number-columns-repeated="2"/>
        </table:table-row>
        <table:table-row table:style-name="ro1">
          <table:table-cell office:value-type="string">
            <text:p>300512</text:p>
          </table:table-cell>
          <table:table-cell office:value-type="string">
            <text:p>中亚股份</text:p>
          </table:table-cell>
          <table:table-cell office:value-type="float" office:value="2039830000">
            <text:p>2039830000</text:p>
          </table:table-cell>
          <table:table-cell office:value-type="float" office:value="702000000">
            <text:p>702000000</text:p>
          </table:table-cell>
          <table:table-cell office:value-type="percentage" office:value="0.344146325919317">
            <text:p>34.41%</text:p>
          </table:table-cell>
          <table:table-cell table:number-columns-repeated="2"/>
        </table:table-row>
        <table:table-row table:style-name="ro1">
          <table:table-cell office:value-type="string">
            <text:p>300580</text:p>
          </table:table-cell>
          <table:table-cell office:value-type="string">
            <text:p>贝斯特</text:p>
          </table:table-cell>
          <table:table-cell office:value-type="float" office:value="1063350000">
            <text:p>1063350000</text:p>
          </table:table-cell>
          <table:table-cell office:value-type="float" office:value="366300000">
            <text:p>366300000</text:p>
          </table:table-cell>
          <table:table-cell office:value-type="percentage" office:value="0.344477359289039">
            <text:p>34.45%</text:p>
          </table:table-cell>
          <table:table-cell table:number-columns-repeated="2"/>
        </table:table-row>
        <table:table-row table:style-name="ro1">
          <table:table-cell office:value-type="string">
            <text:p>300011</text:p>
          </table:table-cell>
          <table:table-cell office:value-type="string">
            <text:p>鼎汉技术</text:p>
          </table:table-cell>
          <table:table-cell office:value-type="float" office:value="3304800000">
            <text:p>3304800000</text:p>
          </table:table-cell>
          <table:table-cell office:value-type="float" office:value="1138520000">
            <text:p>1138520000</text:p>
          </table:table-cell>
          <table:table-cell office:value-type="percentage" office:value="0.344504962478819">
            <text:p>34.45%</text:p>
          </table:table-cell>
          <table:table-cell table:number-columns-repeated="2"/>
        </table:table-row>
        <table:table-row table:style-name="ro1">
          <table:table-cell office:value-type="string">
            <text:p>601952</text:p>
          </table:table-cell>
          <table:table-cell office:value-type="string">
            <text:p>苏垦农发</text:p>
          </table:table-cell>
          <table:table-cell office:value-type="float" office:value="4000620000">
            <text:p>4000620000</text:p>
          </table:table-cell>
          <table:table-cell office:value-type="float" office:value="1379540000">
            <text:p>1379540000</text:p>
          </table:table-cell>
          <table:table-cell office:value-type="percentage" office:value="0.344831551109578">
            <text:p>34.48%</text:p>
          </table:table-cell>
          <table:table-cell table:number-columns-repeated="2"/>
        </table:table-row>
        <table:table-row table:style-name="ro1">
          <table:table-cell office:value-type="string">
            <text:p>600187</text:p>
          </table:table-cell>
          <table:table-cell office:value-type="string">
            <text:p>国中水务</text:p>
          </table:table-cell>
          <table:table-cell office:value-type="float" office:value="4158020000">
            <text:p>4158020000</text:p>
          </table:table-cell>
          <table:table-cell office:value-type="float" office:value="1435410000">
            <text:p>1435410000</text:p>
          </table:table-cell>
          <table:table-cell office:value-type="percentage" office:value="0.345214789731651">
            <text:p>34.52%</text:p>
          </table:table-cell>
          <table:table-cell table:number-columns-repeated="2"/>
        </table:table-row>
        <table:table-row table:style-name="ro1">
          <table:table-cell office:value-type="string">
            <text:p>603559</text:p>
          </table:table-cell>
          <table:table-cell office:value-type="string">
            <text:p>中通国脉</text:p>
          </table:table-cell>
          <table:table-cell office:value-type="float" office:value="787510000">
            <text:p>787510000</text:p>
          </table:table-cell>
          <table:table-cell office:value-type="float" office:value="271930000">
            <text:p>271930000</text:p>
          </table:table-cell>
          <table:table-cell office:value-type="percentage" office:value="0.345303551700931">
            <text:p>34.53%</text:p>
          </table:table-cell>
          <table:table-cell table:number-columns-repeated="2"/>
        </table:table-row>
        <table:table-row table:style-name="ro1">
          <table:table-cell office:value-type="string">
            <text:p>002432</text:p>
          </table:table-cell>
          <table:table-cell office:value-type="string">
            <text:p>九安医疗</text:p>
          </table:table-cell>
          <table:table-cell office:value-type="float" office:value="2356190000">
            <text:p>2356190000</text:p>
          </table:table-cell>
          <table:table-cell office:value-type="float" office:value="814570000">
            <text:p>814570000</text:p>
          </table:table-cell>
          <table:table-cell office:value-type="percentage" office:value="0.3457149041461">
            <text:p>34.57%</text:p>
          </table:table-cell>
          <table:table-cell table:number-columns-repeated="2"/>
        </table:table-row>
        <table:table-row table:style-name="ro1">
          <table:table-cell office:value-type="string">
            <text:p>300579</text:p>
          </table:table-cell>
          <table:table-cell office:value-type="string">
            <text:p>数字认证</text:p>
          </table:table-cell>
          <table:table-cell office:value-type="float" office:value="740950000">
            <text:p>740950000</text:p>
          </table:table-cell>
          <table:table-cell office:value-type="float" office:value="256300000">
            <text:p>256300000</text:p>
          </table:table-cell>
          <table:table-cell office:value-type="percentage" office:value="0.345907281193063">
            <text:p>34.59%</text:p>
          </table:table-cell>
          <table:table-cell table:number-columns-repeated="2"/>
        </table:table-row>
        <table:table-row table:style-name="ro1">
          <table:table-cell office:value-type="string">
            <text:p>601222</text:p>
          </table:table-cell>
          <table:table-cell office:value-type="string">
            <text:p>林洋能源</text:p>
          </table:table-cell>
          <table:table-cell office:value-type="float" office:value="12652620000">
            <text:p>12652620000</text:p>
          </table:table-cell>
          <table:table-cell office:value-type="float" office:value="4376750000">
            <text:p>4376750000</text:p>
          </table:table-cell>
          <table:table-cell office:value-type="percentage" office:value="0.345916497926912">
            <text:p>34.59%</text:p>
          </table:table-cell>
          <table:table-cell table:number-columns-repeated="2"/>
        </table:table-row>
        <table:table-row table:style-name="ro1">
          <table:table-cell office:value-type="string">
            <text:p>600156</text:p>
          </table:table-cell>
          <table:table-cell office:value-type="string">
            <text:p>华升股份</text:p>
          </table:table-cell>
          <table:table-cell office:value-type="float" office:value="1158330000">
            <text:p>1158330000</text:p>
          </table:table-cell>
          <table:table-cell office:value-type="float" office:value="400760000">
            <text:p>400760000</text:p>
          </table:table-cell>
          <table:table-cell office:value-type="percentage" office:value="0.345980851743458">
            <text:p>34.60%</text:p>
          </table:table-cell>
          <table:table-cell table:number-columns-repeated="2"/>
        </table:table-row>
        <table:table-row table:style-name="ro1">
          <table:table-cell office:value-type="string">
            <text:p>002837</text:p>
          </table:table-cell>
          <table:table-cell office:value-type="string">
            <text:p>英维克</text:p>
          </table:table-cell>
          <table:table-cell office:value-type="float" office:value="917560000">
            <text:p>917560000</text:p>
          </table:table-cell>
          <table:table-cell office:value-type="float" office:value="317470000">
            <text:p>317470000</text:p>
          </table:table-cell>
          <table:table-cell office:value-type="percentage" office:value="0.345993722481364">
            <text:p>34.60%</text:p>
          </table:table-cell>
          <table:table-cell table:number-columns-repeated="2"/>
        </table:table-row>
        <table:table-row table:style-name="ro1">
          <table:table-cell office:value-type="string">
            <text:p>002460</text:p>
          </table:table-cell>
          <table:table-cell office:value-type="string">
            <text:p>赣锋锂业</text:p>
          </table:table-cell>
          <table:table-cell office:value-type="float" office:value="3808740000">
            <text:p>3808740000</text:p>
          </table:table-cell>
          <table:table-cell office:value-type="float" office:value="1318240000">
            <text:p>1318240000</text:p>
          </table:table-cell>
          <table:table-cell office:value-type="percentage" office:value="0.346109211970363">
            <text:p>34.61%</text:p>
          </table:table-cell>
          <table:table-cell table:number-columns-repeated="2"/>
        </table:table-row>
        <table:table-row table:style-name="ro1">
          <table:table-cell office:value-type="string">
            <text:p>601933</text:p>
          </table:table-cell>
          <table:table-cell office:value-type="string">
            <text:p>永辉超市</text:p>
          </table:table-cell>
          <table:table-cell office:value-type="float" office:value="29438210000">
            <text:p>29438210000</text:p>
          </table:table-cell>
          <table:table-cell office:value-type="float" office:value="10196820000">
            <text:p>10196820000</text:p>
          </table:table-cell>
          <table:table-cell office:value-type="percentage" office:value="0.346380435495229">
            <text:p>34.64%</text:p>
          </table:table-cell>
          <table:table-cell table:number-columns-repeated="2"/>
        </table:table-row>
        <table:table-row table:style-name="ro1">
          <table:table-cell office:value-type="string">
            <text:p>300659</text:p>
          </table:table-cell>
          <table:table-cell office:value-type="string">
            <text:p>中孚信息</text:p>
          </table:table-cell>
          <table:table-cell office:value-type="float" office:value="238820000">
            <text:p>238820000</text:p>
          </table:table-cell>
          <table:table-cell office:value-type="float" office:value="82810000">
            <text:p>82810000</text:p>
          </table:table-cell>
          <table:table-cell office:value-type="percentage" office:value="0.346746503642911">
            <text:p>34.67%</text:p>
          </table:table-cell>
          <table:table-cell table:number-columns-repeated="2"/>
        </table:table-row>
        <table:table-row table:style-name="ro1">
          <table:table-cell office:value-type="string">
            <text:p>002103</text:p>
          </table:table-cell>
          <table:table-cell office:value-type="string">
            <text:p>广博股份</text:p>
          </table:table-cell>
          <table:table-cell office:value-type="float" office:value="2617300000">
            <text:p>2617300000</text:p>
          </table:table-cell>
          <table:table-cell office:value-type="float" office:value="908010000">
            <text:p>908010000</text:p>
          </table:table-cell>
          <table:table-cell office:value-type="percentage" office:value="0.346926221678829">
            <text:p>34.69%</text:p>
          </table:table-cell>
          <table:table-cell table:number-columns-repeated="2"/>
        </table:table-row>
        <table:table-row table:style-name="ro1">
          <table:table-cell office:value-type="string">
            <text:p>603698</text:p>
          </table:table-cell>
          <table:table-cell office:value-type="string">
            <text:p>航天工程</text:p>
          </table:table-cell>
          <table:table-cell office:value-type="float" office:value="3594550000">
            <text:p>3594550000</text:p>
          </table:table-cell>
          <table:table-cell office:value-type="float" office:value="1248610000">
            <text:p>1248610000</text:p>
          </table:table-cell>
          <table:table-cell office:value-type="percentage" office:value="0.347361978550862">
            <text:p>34.74%</text:p>
          </table:table-cell>
          <table:table-cell table:number-columns-repeated="2"/>
        </table:table-row>
        <table:table-row table:style-name="ro1">
          <table:table-cell office:value-type="string">
            <text:p>603823</text:p>
          </table:table-cell>
          <table:table-cell office:value-type="string">
            <text:p>百合花</text:p>
          </table:table-cell>
          <table:table-cell office:value-type="float" office:value="1991240000">
            <text:p>1991240000</text:p>
          </table:table-cell>
          <table:table-cell office:value-type="float" office:value="691800000">
            <text:p>691800000</text:p>
          </table:table-cell>
          <table:table-cell office:value-type="percentage" office:value="0.347421707076997">
            <text:p>34.74%</text:p>
          </table:table-cell>
          <table:table-cell table:number-columns-repeated="2"/>
        </table:table-row>
        <table:table-row table:style-name="ro1">
          <table:table-cell office:value-type="string">
            <text:p>000721</text:p>
          </table:table-cell>
          <table:table-cell office:value-type="string">
            <text:p>西安饮食</text:p>
          </table:table-cell>
          <table:table-cell office:value-type="float" office:value="1050140000">
            <text:p>1050140000</text:p>
          </table:table-cell>
          <table:table-cell office:value-type="float" office:value="364890000">
            <text:p>364890000</text:p>
          </table:table-cell>
          <table:table-cell office:value-type="percentage" office:value="0.347467956653399">
            <text:p>34.75%</text:p>
          </table:table-cell>
          <table:table-cell table:number-columns-repeated="2"/>
        </table:table-row>
        <table:table-row table:style-name="ro1">
          <table:table-cell office:value-type="string">
            <text:p>600809</text:p>
          </table:table-cell>
          <table:table-cell office:value-type="string">
            <text:p>山西汾酒</text:p>
          </table:table-cell>
          <table:table-cell office:value-type="float" office:value="7416630000">
            <text:p>7416630000</text:p>
          </table:table-cell>
          <table:table-cell office:value-type="float" office:value="2579590000">
            <text:p>2579590000</text:p>
          </table:table-cell>
          <table:table-cell office:value-type="percentage" office:value="0.347811607158507">
            <text:p>34.78%</text:p>
          </table:table-cell>
          <table:table-cell table:number-columns-repeated="2"/>
        </table:table-row>
        <table:table-row table:style-name="ro1">
          <table:table-cell office:value-type="string">
            <text:p>002568</text:p>
          </table:table-cell>
          <table:table-cell office:value-type="string">
            <text:p>百润股份</text:p>
          </table:table-cell>
          <table:table-cell office:value-type="float" office:value="2453340000">
            <text:p>2453340000</text:p>
          </table:table-cell>
          <table:table-cell office:value-type="float" office:value="853750000">
            <text:p>853750000</text:p>
          </table:table-cell>
          <table:table-cell office:value-type="percentage" office:value="0.347994978274516">
            <text:p>34.80%</text:p>
          </table:table-cell>
          <table:table-cell table:number-columns-repeated="2"/>
        </table:table-row>
        <table:table-row table:style-name="ro1">
          <table:table-cell office:value-type="string">
            <text:p>000798</text:p>
          </table:table-cell>
          <table:table-cell office:value-type="string">
            <text:p>中水渔业</text:p>
          </table:table-cell>
          <table:table-cell office:value-type="float" office:value="899580000">
            <text:p>899580000</text:p>
          </table:table-cell>
          <table:table-cell office:value-type="float" office:value="313650000">
            <text:p>313650000</text:p>
          </table:table-cell>
          <table:table-cell office:value-type="percentage" office:value="0.348662709264323">
            <text:p>34.87%</text:p>
          </table:table-cell>
          <table:table-cell table:number-columns-repeated="2"/>
        </table:table-row>
        <table:table-row table:style-name="ro1">
          <table:table-cell office:value-type="string">
            <text:p>000705</text:p>
          </table:table-cell>
          <table:table-cell office:value-type="string">
            <text:p>浙江震元</text:p>
          </table:table-cell>
          <table:table-cell office:value-type="float" office:value="2017140000">
            <text:p>2017140000</text:p>
          </table:table-cell>
          <table:table-cell office:value-type="float" office:value="703350000">
            <text:p>703350000</text:p>
          </table:table-cell>
          <table:table-cell office:value-type="percentage" office:value="0.348686754513817">
            <text:p>34.87%</text:p>
          </table:table-cell>
          <table:table-cell table:number-columns-repeated="2"/>
        </table:table-row>
        <table:table-row table:style-name="ro1">
          <table:table-cell office:value-type="string">
            <text:p>000548</text:p>
          </table:table-cell>
          <table:table-cell office:value-type="string">
            <text:p>湖南投资</text:p>
          </table:table-cell>
          <table:table-cell office:value-type="float" office:value="2374980000">
            <text:p>2374980000</text:p>
          </table:table-cell>
          <table:table-cell office:value-type="float" office:value="828730000">
            <text:p>828730000</text:p>
          </table:table-cell>
          <table:table-cell office:value-type="percentage" office:value="0.348941885826407">
            <text:p>34.89%</text:p>
          </table:table-cell>
          <table:table-cell table:number-columns-repeated="2"/>
        </table:table-row>
        <table:table-row table:style-name="ro1">
          <table:table-cell office:value-type="string">
            <text:p>300543</text:p>
          </table:table-cell>
          <table:table-cell office:value-type="string">
            <text:p>朗科智能</text:p>
          </table:table-cell>
          <table:table-cell office:value-type="float" office:value="939600000">
            <text:p>939600000</text:p>
          </table:table-cell>
          <table:table-cell office:value-type="float" office:value="328260000">
            <text:p>328260000</text:p>
          </table:table-cell>
          <table:table-cell office:value-type="percentage" office:value="0.349361430395913">
            <text:p>34.94%</text:p>
          </table:table-cell>
          <table:table-cell table:number-columns-repeated="2"/>
        </table:table-row>
        <table:table-row table:style-name="ro1">
          <table:table-cell office:value-type="string">
            <text:p>600429</text:p>
          </table:table-cell>
          <table:table-cell office:value-type="string">
            <text:p>三元股份</text:p>
          </table:table-cell>
          <table:table-cell office:value-type="float" office:value="7617930000">
            <text:p>7617930000</text:p>
          </table:table-cell>
          <table:table-cell office:value-type="float" office:value="2664990000">
            <text:p>2664990000</text:p>
          </table:table-cell>
          <table:table-cell office:value-type="percentage" office:value="0.349831253371979">
            <text:p>34.98%</text:p>
          </table:table-cell>
          <table:table-cell table:number-columns-repeated="2"/>
        </table:table-row>
        <table:table-row table:style-name="ro1">
          <table:table-cell office:value-type="string">
            <text:p>300615</text:p>
          </table:table-cell>
          <table:table-cell office:value-type="string">
            <text:p>欣天科技</text:p>
          </table:table-cell>
          <table:table-cell office:value-type="float" office:value="323580000">
            <text:p>323580000</text:p>
          </table:table-cell>
          <table:table-cell office:value-type="float" office:value="113230000">
            <text:p>113230000</text:p>
          </table:table-cell>
          <table:table-cell office:value-type="percentage" office:value="0.349928920205204">
            <text:p>34.99%</text:p>
          </table:table-cell>
          <table:table-cell table:number-columns-repeated="2"/>
        </table:table-row>
        <table:table-row table:style-name="ro1">
          <table:table-cell office:value-type="string">
            <text:p>300097</text:p>
          </table:table-cell>
          <table:table-cell office:value-type="string">
            <text:p>智云股份</text:p>
          </table:table-cell>
          <table:table-cell office:value-type="float" office:value="2068650000">
            <text:p>2068650000</text:p>
          </table:table-cell>
          <table:table-cell office:value-type="float" office:value="724120000">
            <text:p>724120000</text:p>
          </table:table-cell>
          <table:table-cell office:value-type="percentage" office:value="0.350044715152394">
            <text:p>35.00%</text:p>
          </table:table-cell>
          <table:table-cell table:number-columns-repeated="2"/>
        </table:table-row>
        <table:table-row table:style-name="ro1">
          <table:table-cell office:value-type="string">
            <text:p>600960</text:p>
          </table:table-cell>
          <table:table-cell office:value-type="string">
            <text:p>渤海活塞</text:p>
          </table:table-cell>
          <table:table-cell office:value-type="float" office:value="6695860000">
            <text:p>6695860000</text:p>
          </table:table-cell>
          <table:table-cell office:value-type="float" office:value="2347560000">
            <text:p>2347560000</text:p>
          </table:table-cell>
          <table:table-cell office:value-type="percentage" office:value="0.350598728169346">
            <text:p>35.06%</text:p>
          </table:table-cell>
          <table:table-cell table:number-columns-repeated="2"/>
        </table:table-row>
        <table:table-row table:style-name="ro1">
          <table:table-cell office:value-type="string">
            <text:p>603098</text:p>
          </table:table-cell>
          <table:table-cell office:value-type="string">
            <text:p>森特股份</text:p>
          </table:table-cell>
          <table:table-cell office:value-type="float" office:value="2454840000">
            <text:p>2454840000</text:p>
          </table:table-cell>
          <table:table-cell office:value-type="float" office:value="860940000">
            <text:p>860940000</text:p>
          </table:table-cell>
          <table:table-cell office:value-type="percentage" office:value="0.350711247983575">
            <text:p>35.07%</text:p>
          </table:table-cell>
          <table:table-cell table:number-columns-repeated="2"/>
        </table:table-row>
        <table:table-row table:style-name="ro1">
          <table:table-cell office:value-type="string">
            <text:p>600351</text:p>
          </table:table-cell>
          <table:table-cell office:value-type="string">
            <text:p>亚宝药业</text:p>
          </table:table-cell>
          <table:table-cell office:value-type="float" office:value="4205510000">
            <text:p>4205510000</text:p>
          </table:table-cell>
          <table:table-cell office:value-type="float" office:value="1475160000">
            <text:p>1475160000</text:p>
          </table:table-cell>
          <table:table-cell office:value-type="percentage" office:value="0.350768396698617">
            <text:p>35.08%</text:p>
          </table:table-cell>
          <table:table-cell table:number-columns-repeated="2"/>
        </table:table-row>
        <table:table-row table:style-name="ro1">
          <table:table-cell office:value-type="string">
            <text:p>300030</text:p>
          </table:table-cell>
          <table:table-cell office:value-type="string">
            <text:p>阳普医疗</text:p>
          </table:table-cell>
          <table:table-cell office:value-type="float" office:value="1469880000">
            <text:p>1469880000</text:p>
          </table:table-cell>
          <table:table-cell office:value-type="float" office:value="515700000">
            <text:p>515700000</text:p>
          </table:table-cell>
          <table:table-cell office:value-type="percentage" office:value="0.350844966936076">
            <text:p>35.08%</text:p>
          </table:table-cell>
          <table:table-cell table:number-columns-repeated="2"/>
        </table:table-row>
        <table:table-row table:style-name="ro1">
          <table:table-cell office:value-type="string">
            <text:p>600070</text:p>
          </table:table-cell>
          <table:table-cell office:value-type="string">
            <text:p>浙江富润</text:p>
          </table:table-cell>
          <table:table-cell office:value-type="float" office:value="3657110000">
            <text:p>3657110000</text:p>
          </table:table-cell>
          <table:table-cell office:value-type="float" office:value="1283230000">
            <text:p>1283230000</text:p>
          </table:table-cell>
          <table:table-cell office:value-type="percentage" office:value="0.350886355619601">
            <text:p>35.09%</text:p>
          </table:table-cell>
          <table:table-cell table:number-columns-repeated="2"/>
        </table:table-row>
        <table:table-row table:style-name="ro1">
          <table:table-cell office:value-type="string">
            <text:p>603822</text:p>
          </table:table-cell>
          <table:table-cell office:value-type="string">
            <text:p>嘉澳环保</text:p>
          </table:table-cell>
          <table:table-cell office:value-type="float" office:value="1000230000">
            <text:p>1000230000</text:p>
          </table:table-cell>
          <table:table-cell office:value-type="float" office:value="351050000">
            <text:p>351050000</text:p>
          </table:table-cell>
          <table:table-cell office:value-type="percentage" office:value="0.350969277066275">
            <text:p>35.10%</text:p>
          </table:table-cell>
          <table:table-cell table:number-columns-repeated="2"/>
        </table:table-row>
        <table:table-row table:style-name="ro1">
          <table:table-cell office:value-type="string">
            <text:p>000901</text:p>
          </table:table-cell>
          <table:table-cell office:value-type="string">
            <text:p>航天科技</text:p>
          </table:table-cell>
          <table:table-cell office:value-type="float" office:value="5729810000">
            <text:p>5729810000</text:p>
          </table:table-cell>
          <table:table-cell office:value-type="float" office:value="2012970000">
            <text:p>2012970000</text:p>
          </table:table-cell>
          <table:table-cell office:value-type="percentage" office:value="0.351315314120363">
            <text:p>35.13%</text:p>
          </table:table-cell>
          <table:table-cell table:number-columns-repeated="2"/>
        </table:table-row>
        <table:table-row table:style-name="ro1">
          <table:table-cell office:value-type="string">
            <text:p>600603</text:p>
          </table:table-cell>
          <table:table-cell office:value-type="string">
            <text:p>广汇物流</text:p>
          </table:table-cell>
          <table:table-cell office:value-type="float" office:value="6479170000">
            <text:p>6479170000</text:p>
          </table:table-cell>
          <table:table-cell office:value-type="float" office:value="2277510000">
            <text:p>2277510000</text:p>
          </table:table-cell>
          <table:table-cell office:value-type="percentage" office:value="0.351512616585149">
            <text:p>35.15%</text:p>
          </table:table-cell>
          <table:table-cell table:number-columns-repeated="2"/>
        </table:table-row>
        <table:table-row table:style-name="ro1">
          <table:table-cell office:value-type="string">
            <text:p>002443</text:p>
          </table:table-cell>
          <table:table-cell office:value-type="string">
            <text:p>金洲管道</text:p>
          </table:table-cell>
          <table:table-cell office:value-type="float" office:value="3259500000">
            <text:p>3259500000</text:p>
          </table:table-cell>
          <table:table-cell office:value-type="float" office:value="1146110000">
            <text:p>1146110000</text:p>
          </table:table-cell>
          <table:table-cell office:value-type="percentage" office:value="0.351621414327351">
            <text:p>35.16%</text:p>
          </table:table-cell>
          <table:table-cell table:number-columns-repeated="2"/>
        </table:table-row>
        <table:table-row table:style-name="ro1">
          <table:table-cell office:value-type="string">
            <text:p>000848</text:p>
          </table:table-cell>
          <table:table-cell office:value-type="string">
            <text:p>承德露露</text:p>
          </table:table-cell>
          <table:table-cell office:value-type="float" office:value="3096330000">
            <text:p>3096330000</text:p>
          </table:table-cell>
          <table:table-cell office:value-type="float" office:value="1089830000">
            <text:p>1089830000</text:p>
          </table:table-cell>
          <table:table-cell office:value-type="percentage" office:value="0.351974757212571">
            <text:p>35.20%</text:p>
          </table:table-cell>
          <table:table-cell table:number-columns-repeated="2"/>
        </table:table-row>
        <table:table-row table:style-name="ro1">
          <table:table-cell office:value-type="string">
            <text:p>600227</text:p>
          </table:table-cell>
          <table:table-cell office:value-type="string">
            <text:p>赤天化</text:p>
          </table:table-cell>
          <table:table-cell office:value-type="float" office:value="7214440000">
            <text:p>7214440000</text:p>
          </table:table-cell>
          <table:table-cell office:value-type="float" office:value="2541270000">
            <text:p>2541270000</text:p>
          </table:table-cell>
          <table:table-cell office:value-type="percentage" office:value="0.352247714306308">
            <text:p>35.22%</text:p>
          </table:table-cell>
          <table:table-cell table:number-columns-repeated="2"/>
        </table:table-row>
        <table:table-row table:style-name="ro2">
          <table:table-cell office:value-type="string">
            <text:p>002312</text:p>
          </table:table-cell>
          <table:table-cell office:value-type="string">
            <text:p>*ST三泰</text:p>
          </table:table-cell>
          <table:table-cell office:value-type="float" office:value="4773060000">
            <text:p>4773060000</text:p>
          </table:table-cell>
          <table:table-cell office:value-type="float" office:value="1687320000">
            <text:p>1687320000</text:p>
          </table:table-cell>
          <table:table-cell office:value-type="percentage" office:value="0.35350906965343">
            <text:p>35.35%</text:p>
          </table:table-cell>
          <table:table-cell table:number-columns-repeated="2"/>
        </table:table-row>
        <table:table-row table:style-name="ro1">
          <table:table-cell office:value-type="string">
            <text:p>300189</text:p>
          </table:table-cell>
          <table:table-cell office:value-type="string">
            <text:p>神农基因</text:p>
          </table:table-cell>
          <table:table-cell office:value-type="float" office:value="3237550000">
            <text:p>3237550000</text:p>
          </table:table-cell>
          <table:table-cell office:value-type="float" office:value="1144810000">
            <text:p>1144810000</text:p>
          </table:table-cell>
          <table:table-cell office:value-type="percentage" office:value="0.353603805346636">
            <text:p>35.36%</text:p>
          </table:table-cell>
          <table:table-cell table:number-columns-repeated="2"/>
        </table:table-row>
        <table:table-row table:style-name="ro1">
          <table:table-cell office:value-type="string">
            <text:p>601929</text:p>
          </table:table-cell>
          <table:table-cell office:value-type="string">
            <text:p>吉视传媒</text:p>
          </table:table-cell>
          <table:table-cell office:value-type="float" office:value="9838780000">
            <text:p>9838780000</text:p>
          </table:table-cell>
          <table:table-cell office:value-type="float" office:value="3481800000">
            <text:p>3481800000</text:p>
          </table:table-cell>
          <table:table-cell office:value-type="percentage" office:value="0.353885339442492">
            <text:p>35.39%</text:p>
          </table:table-cell>
          <table:table-cell table:number-columns-repeated="2"/>
        </table:table-row>
        <table:table-row table:style-name="ro1">
          <table:table-cell office:value-type="string">
            <text:p>600462</text:p>
          </table:table-cell>
          <table:table-cell office:value-type="string">
            <text:p>九有股份</text:p>
          </table:table-cell>
          <table:table-cell office:value-type="float" office:value="471630000">
            <text:p>471630000</text:p>
          </table:table-cell>
          <table:table-cell office:value-type="float" office:value="166960000">
            <text:p>166960000</text:p>
          </table:table-cell>
          <table:table-cell office:value-type="percentage" office:value="0.354006318512393">
            <text:p>35.40%</text:p>
          </table:table-cell>
          <table:table-cell table:number-columns-repeated="2"/>
        </table:table-row>
        <table:table-row table:style-name="ro1">
          <table:table-cell office:value-type="string">
            <text:p>002470</text:p>
          </table:table-cell>
          <table:table-cell office:value-type="string">
            <text:p>金正大</text:p>
          </table:table-cell>
          <table:table-cell office:value-type="float" office:value="14979110000">
            <text:p>14979110000</text:p>
          </table:table-cell>
          <table:table-cell office:value-type="float" office:value="5305290000">
            <text:p>5305290000</text:p>
          </table:table-cell>
          <table:table-cell office:value-type="percentage" office:value="0.35417925364057">
            <text:p>35.42%</text:p>
          </table:table-cell>
          <table:table-cell table:number-columns-repeated="2"/>
        </table:table-row>
        <table:table-row table:style-name="ro1">
          <table:table-cell office:value-type="string">
            <text:p>002031</text:p>
          </table:table-cell>
          <table:table-cell office:value-type="string">
            <text:p>巨轮智能</text:p>
          </table:table-cell>
          <table:table-cell office:value-type="float" office:value="4755660000">
            <text:p>4755660000</text:p>
          </table:table-cell>
          <table:table-cell office:value-type="float" office:value="1684560000">
            <text:p>1684560000</text:p>
          </table:table-cell>
          <table:table-cell office:value-type="percentage" office:value="0.354222126897213">
            <text:p>35.42%</text:p>
          </table:table-cell>
          <table:table-cell table:number-columns-repeated="2"/>
        </table:table-row>
        <table:table-row table:style-name="ro1">
          <table:table-cell office:value-type="string">
            <text:p>002536</text:p>
          </table:table-cell>
          <table:table-cell office:value-type="string">
            <text:p>西泵股份</text:p>
          </table:table-cell>
          <table:table-cell office:value-type="float" office:value="2868280000">
            <text:p>2868280000</text:p>
          </table:table-cell>
          <table:table-cell office:value-type="float" office:value="1016900000">
            <text:p>1016900000</text:p>
          </table:table-cell>
          <table:table-cell office:value-type="percentage" office:value="0.354533030248093">
            <text:p>35.45%</text:p>
          </table:table-cell>
          <table:table-cell table:number-columns-repeated="2"/>
        </table:table-row>
        <table:table-row table:style-name="ro1">
          <table:table-cell office:value-type="string">
            <text:p>000538</text:p>
          </table:table-cell>
          <table:table-cell office:value-type="string">
            <text:p>云南白药</text:p>
          </table:table-cell>
          <table:table-cell office:value-type="float" office:value="24586650000">
            <text:p>24586650000</text:p>
          </table:table-cell>
          <table:table-cell office:value-type="float" office:value="8743120000">
            <text:p>8743120000</text:p>
          </table:table-cell>
          <table:table-cell office:value-type="percentage" office:value="0.355604362530072">
            <text:p>35.56%</text:p>
          </table:table-cell>
          <table:table-cell table:number-columns-repeated="2"/>
        </table:table-row>
        <table:table-row table:style-name="ro1">
          <table:table-cell office:value-type="string">
            <text:p>002102</text:p>
          </table:table-cell>
          <table:table-cell office:value-type="string">
            <text:p>冠福股份</text:p>
          </table:table-cell>
          <table:table-cell office:value-type="float" office:value="7119830000">
            <text:p>7119830000</text:p>
          </table:table-cell>
          <table:table-cell office:value-type="float" office:value="2533320000">
            <text:p>2533320000</text:p>
          </table:table-cell>
          <table:table-cell office:value-type="percentage" office:value="0.35581186629456">
            <text:p>35.58%</text:p>
          </table:table-cell>
          <table:table-cell table:number-columns-repeated="2"/>
        </table:table-row>
        <table:table-row table:style-name="ro1">
          <table:table-cell office:value-type="string">
            <text:p>300583</text:p>
          </table:table-cell>
          <table:table-cell office:value-type="string">
            <text:p>赛托生物</text:p>
          </table:table-cell>
          <table:table-cell office:value-type="float" office:value="936230000">
            <text:p>936230000</text:p>
          </table:table-cell>
          <table:table-cell office:value-type="float" office:value="333220000">
            <text:p>333220000</text:p>
          </table:table-cell>
          <table:table-cell office:value-type="percentage" office:value="0.355916815312477">
            <text:p>35.59%</text:p>
          </table:table-cell>
          <table:table-cell table:number-columns-repeated="2"/>
        </table:table-row>
        <table:table-row table:style-name="ro1">
          <table:table-cell office:value-type="string">
            <text:p>002396</text:p>
          </table:table-cell>
          <table:table-cell office:value-type="string">
            <text:p>星网锐捷</text:p>
          </table:table-cell>
          <table:table-cell office:value-type="float" office:value="5749730000">
            <text:p>5749730000</text:p>
          </table:table-cell>
          <table:table-cell office:value-type="float" office:value="2049120000">
            <text:p>2049120000</text:p>
          </table:table-cell>
          <table:table-cell office:value-type="percentage" office:value="0.356385430272378">
            <text:p>35.64%</text:p>
          </table:table-cell>
          <table:table-cell table:number-columns-repeated="2"/>
        </table:table-row>
        <table:table-row table:style-name="ro1">
          <table:table-cell office:value-type="string">
            <text:p>000999</text:p>
          </table:table-cell>
          <table:table-cell office:value-type="string">
            <text:p>华润三九</text:p>
          </table:table-cell>
          <table:table-cell office:value-type="float" office:value="13551750000">
            <text:p>13551750000</text:p>
          </table:table-cell>
          <table:table-cell office:value-type="float" office:value="4830390000">
            <text:p>4830390000</text:p>
          </table:table-cell>
          <table:table-cell office:value-type="percentage" office:value="0.356440312136809">
            <text:p>35.64%</text:p>
          </table:table-cell>
          <table:table-cell table:number-columns-repeated="2"/>
        </table:table-row>
        <table:table-row table:style-name="ro1">
          <table:table-cell office:value-type="string">
            <text:p>600594</text:p>
          </table:table-cell>
          <table:table-cell office:value-type="string">
            <text:p>益佰制药</text:p>
          </table:table-cell>
          <table:table-cell office:value-type="float" office:value="6588920000">
            <text:p>6588920000</text:p>
          </table:table-cell>
          <table:table-cell office:value-type="float" office:value="2348830000">
            <text:p>2348830000</text:p>
          </table:table-cell>
          <table:table-cell office:value-type="percentage" office:value="0.356481790642473">
            <text:p>35.65%</text:p>
          </table:table-cell>
          <table:table-cell table:number-columns-repeated="2"/>
        </table:table-row>
        <table:table-row table:style-name="ro1">
          <table:table-cell office:value-type="string">
            <text:p>002335</text:p>
          </table:table-cell>
          <table:table-cell office:value-type="string">
            <text:p>科华恒盛</text:p>
          </table:table-cell>
          <table:table-cell office:value-type="float" office:value="5062610000">
            <text:p>5062610000</text:p>
          </table:table-cell>
          <table:table-cell office:value-type="float" office:value="1805320000">
            <text:p>1805320000</text:p>
          </table:table-cell>
          <table:table-cell office:value-type="percentage" office:value="0.356598671436275">
            <text:p>35.66%</text:p>
          </table:table-cell>
          <table:table-cell table:number-columns-repeated="2"/>
        </table:table-row>
        <table:table-row table:style-name="ro1">
          <table:table-cell office:value-type="string">
            <text:p>002508</text:p>
          </table:table-cell>
          <table:table-cell office:value-type="string">
            <text:p>老板电器</text:p>
          </table:table-cell>
          <table:table-cell office:value-type="float" office:value="6415200000">
            <text:p>6415200000</text:p>
          </table:table-cell>
          <table:table-cell office:value-type="float" office:value="2289960000">
            <text:p>2289960000</text:p>
          </table:table-cell>
          <table:table-cell office:value-type="percentage" office:value="0.35695847362514">
            <text:p>35.70%</text:p>
          </table:table-cell>
          <table:table-cell table:number-columns-repeated="2"/>
        </table:table-row>
        <table:table-row table:style-name="ro1">
          <table:table-cell office:value-type="string">
            <text:p>300303</text:p>
          </table:table-cell>
          <table:table-cell office:value-type="string">
            <text:p>聚飞光电</text:p>
          </table:table-cell>
          <table:table-cell office:value-type="float" office:value="2901550000">
            <text:p>2901550000</text:p>
          </table:table-cell>
          <table:table-cell office:value-type="float" office:value="1035960000">
            <text:p>1035960000</text:p>
          </table:table-cell>
          <table:table-cell office:value-type="percentage" office:value="0.357036756216505">
            <text:p>35.70%</text:p>
          </table:table-cell>
          <table:table-cell table:number-columns-repeated="2"/>
        </table:table-row>
        <table:table-row table:style-name="ro1">
          <table:table-cell office:value-type="string">
            <text:p>600242</text:p>
          </table:table-cell>
          <table:table-cell office:value-type="string">
            <text:p>中昌数据</text:p>
          </table:table-cell>
          <table:table-cell office:value-type="float" office:value="2133290000">
            <text:p>2133290000</text:p>
          </table:table-cell>
          <table:table-cell office:value-type="float" office:value="762680000">
            <text:p>762680000</text:p>
          </table:table-cell>
          <table:table-cell office:value-type="percentage" office:value="0.357513511993212">
            <text:p>35.75%</text:p>
          </table:table-cell>
          <table:table-cell table:number-columns-repeated="2"/>
        </table:table-row>
        <table:table-row table:style-name="ro1">
          <table:table-cell office:value-type="string">
            <text:p>300271</text:p>
          </table:table-cell>
          <table:table-cell office:value-type="string">
            <text:p>华宇软件</text:p>
          </table:table-cell>
          <table:table-cell office:value-type="float" office:value="2876870000">
            <text:p>2876870000</text:p>
          </table:table-cell>
          <table:table-cell office:value-type="float" office:value="1028580000">
            <text:p>1028580000</text:p>
          </table:table-cell>
          <table:table-cell office:value-type="percentage" office:value="0.357534403709587">
            <text:p>35.75%</text:p>
          </table:table-cell>
          <table:table-cell table:number-columns-repeated="2"/>
        </table:table-row>
        <table:table-row table:style-name="ro1">
          <table:table-cell office:value-type="string">
            <text:p>603609</text:p>
          </table:table-cell>
          <table:table-cell office:value-type="string">
            <text:p>禾丰牧业</text:p>
          </table:table-cell>
          <table:table-cell office:value-type="float" office:value="5169470000">
            <text:p>5169470000</text:p>
          </table:table-cell>
          <table:table-cell office:value-type="float" office:value="1848310000">
            <text:p>1848310000</text:p>
          </table:table-cell>
          <table:table-cell office:value-type="percentage" office:value="0.357543423213598">
            <text:p>35.75%</text:p>
          </table:table-cell>
          <table:table-cell table:number-columns-repeated="2"/>
        </table:table-row>
        <table:table-row table:style-name="ro1">
          <table:table-cell office:value-type="string">
            <text:p>300439</text:p>
          </table:table-cell>
          <table:table-cell office:value-type="string">
            <text:p>美康生物</text:p>
          </table:table-cell>
          <table:table-cell office:value-type="float" office:value="2368020000">
            <text:p>2368020000</text:p>
          </table:table-cell>
          <table:table-cell office:value-type="float" office:value="848700000">
            <text:p>848700000</text:p>
          </table:table-cell>
          <table:table-cell office:value-type="percentage" office:value="0.358400689183368">
            <text:p>35.84%</text:p>
          </table:table-cell>
          <table:table-cell table:number-columns-repeated="2"/>
        </table:table-row>
        <table:table-row table:style-name="ro1">
          <table:table-cell office:value-type="string">
            <text:p>300374</text:p>
          </table:table-cell>
          <table:table-cell office:value-type="string">
            <text:p>恒通科技</text:p>
          </table:table-cell>
          <table:table-cell office:value-type="float" office:value="1303480000">
            <text:p>1303480000</text:p>
          </table:table-cell>
          <table:table-cell office:value-type="float" office:value="467350000">
            <text:p>467350000</text:p>
          </table:table-cell>
          <table:table-cell office:value-type="percentage" office:value="0.358540215423328">
            <text:p>35.85%</text:p>
          </table:table-cell>
          <table:table-cell table:number-columns-repeated="2"/>
        </table:table-row>
        <table:table-row table:style-name="ro1">
          <table:table-cell office:value-type="string">
            <text:p>600985</text:p>
          </table:table-cell>
          <table:table-cell office:value-type="string">
            <text:p>雷鸣科化</text:p>
          </table:table-cell>
          <table:table-cell office:value-type="float" office:value="2093260000">
            <text:p>2093260000</text:p>
          </table:table-cell>
          <table:table-cell office:value-type="float" office:value="750960000">
            <text:p>750960000</text:p>
          </table:table-cell>
          <table:table-cell office:value-type="percentage" office:value="0.358751421228132">
            <text:p>35.88%</text:p>
          </table:table-cell>
          <table:table-cell table:number-columns-repeated="2"/>
        </table:table-row>
        <table:table-row table:style-name="ro1">
          <table:table-cell office:value-type="string">
            <text:p>002523</text:p>
          </table:table-cell>
          <table:table-cell office:value-type="string">
            <text:p>天桥起重</text:p>
          </table:table-cell>
          <table:table-cell office:value-type="float" office:value="3003170000">
            <text:p>3003170000</text:p>
          </table:table-cell>
          <table:table-cell office:value-type="float" office:value="1077410000">
            <text:p>1077410000</text:p>
          </table:table-cell>
          <table:table-cell office:value-type="percentage" office:value="0.358757579491004">
            <text:p>35.88%</text:p>
          </table:table-cell>
          <table:table-cell table:number-columns-repeated="2"/>
        </table:table-row>
        <table:table-row table:style-name="ro1">
          <table:table-cell office:value-type="string">
            <text:p>000510</text:p>
          </table:table-cell>
          <table:table-cell office:value-type="string">
            <text:p>金路集团</text:p>
          </table:table-cell>
          <table:table-cell office:value-type="float" office:value="1321710000">
            <text:p>1321710000</text:p>
          </table:table-cell>
          <table:table-cell office:value-type="float" office:value="474290000">
            <text:p>474290000</text:p>
          </table:table-cell>
          <table:table-cell office:value-type="percentage" office:value="0.358845737718562">
            <text:p>35.88%</text:p>
          </table:table-cell>
          <table:table-cell table:number-columns-repeated="2"/>
        </table:table-row>
        <table:table-row table:style-name="ro1">
          <table:table-cell office:value-type="string">
            <text:p>300617</text:p>
          </table:table-cell>
          <table:table-cell office:value-type="string">
            <text:p>安靠智电</text:p>
          </table:table-cell>
          <table:table-cell office:value-type="float" office:value="613500000">
            <text:p>613500000</text:p>
          </table:table-cell>
          <table:table-cell office:value-type="float" office:value="220210000">
            <text:p>220210000</text:p>
          </table:table-cell>
          <table:table-cell office:value-type="percentage" office:value="0.358940505297473">
            <text:p>35.89%</text:p>
          </table:table-cell>
          <table:table-cell table:number-columns-repeated="2"/>
        </table:table-row>
        <table:table-row table:style-name="ro1">
          <table:table-cell office:value-type="string">
            <text:p>603633</text:p>
          </table:table-cell>
          <table:table-cell office:value-type="string">
            <text:p>徕木股份</text:p>
          </table:table-cell>
          <table:table-cell office:value-type="float" office:value="1043350000">
            <text:p>1043350000</text:p>
          </table:table-cell>
          <table:table-cell office:value-type="float" office:value="374610000">
            <text:p>374610000</text:p>
          </table:table-cell>
          <table:table-cell office:value-type="percentage" office:value="0.359045382661619">
            <text:p>35.90%</text:p>
          </table:table-cell>
          <table:table-cell table:number-columns-repeated="2"/>
        </table:table-row>
        <table:table-row table:style-name="ro1">
          <table:table-cell office:value-type="string">
            <text:p>300230</text:p>
          </table:table-cell>
          <table:table-cell office:value-type="string">
            <text:p>永利股份</text:p>
          </table:table-cell>
          <table:table-cell office:value-type="float" office:value="4071000000">
            <text:p>4071000000</text:p>
          </table:table-cell>
          <table:table-cell office:value-type="float" office:value="1463130000">
            <text:p>1463130000</text:p>
          </table:table-cell>
          <table:table-cell office:value-type="percentage" office:value="0.359403095062638">
            <text:p>35.94%</text:p>
          </table:table-cell>
          <table:table-cell table:number-columns-repeated="2"/>
        </table:table-row>
        <table:table-row table:style-name="ro1">
          <table:table-cell office:value-type="string">
            <text:p>601020</text:p>
          </table:table-cell>
          <table:table-cell office:value-type="string">
            <text:p>华钰矿业</text:p>
          </table:table-cell>
          <table:table-cell office:value-type="float" office:value="2514440000">
            <text:p>2514440000</text:p>
          </table:table-cell>
          <table:table-cell office:value-type="float" office:value="904100000">
            <text:p>904100000</text:p>
          </table:table-cell>
          <table:table-cell office:value-type="percentage" office:value="0.359563163169533">
            <text:p>35.96%</text:p>
          </table:table-cell>
          <table:table-cell table:number-columns-repeated="2"/>
        </table:table-row>
        <table:table-row table:style-name="ro1">
          <table:table-cell office:value-type="string">
            <text:p>300381</text:p>
          </table:table-cell>
          <table:table-cell office:value-type="string">
            <text:p>溢多利</text:p>
          </table:table-cell>
          <table:table-cell office:value-type="float" office:value="3209820000">
            <text:p>3209820000</text:p>
          </table:table-cell>
          <table:table-cell office:value-type="float" office:value="1155190000">
            <text:p>1155190000</text:p>
          </table:table-cell>
          <table:table-cell office:value-type="percentage" office:value="0.359892455028631">
            <text:p>35.99%</text:p>
          </table:table-cell>
          <table:table-cell table:number-columns-repeated="2"/>
        </table:table-row>
        <table:table-row table:style-name="ro1">
          <table:table-cell office:value-type="string">
            <text:p>001696</text:p>
          </table:table-cell>
          <table:table-cell office:value-type="string">
            <text:p>宗申动力</text:p>
          </table:table-cell>
          <table:table-cell office:value-type="float" office:value="6301360000">
            <text:p>6301360000</text:p>
          </table:table-cell>
          <table:table-cell office:value-type="float" office:value="2268600000">
            <text:p>2268600000</text:p>
          </table:table-cell>
          <table:table-cell office:value-type="percentage" office:value="0.360017520027423">
            <text:p>36.00%</text:p>
          </table:table-cell>
          <table:table-cell table:number-columns-repeated="2"/>
        </table:table-row>
        <table:table-row table:style-name="ro1">
          <table:table-cell office:value-type="string">
            <text:p>300047</text:p>
          </table:table-cell>
          <table:table-cell office:value-type="string">
            <text:p>天源迪科</text:p>
          </table:table-cell>
          <table:table-cell office:value-type="float" office:value="3182730000">
            <text:p>3182730000</text:p>
          </table:table-cell>
          <table:table-cell office:value-type="float" office:value="1145980000">
            <text:p>1145980000</text:p>
          </table:table-cell>
          <table:table-cell office:value-type="percentage" office:value="0.360061959387067">
            <text:p>36.01%</text:p>
          </table:table-cell>
          <table:table-cell table:number-columns-repeated="2"/>
        </table:table-row>
        <table:table-row table:style-name="ro1">
          <table:table-cell office:value-type="string">
            <text:p>600508</text:p>
          </table:table-cell>
          <table:table-cell office:value-type="string">
            <text:p>上海能源</text:p>
          </table:table-cell>
          <table:table-cell office:value-type="float" office:value="13989470000">
            <text:p>13989470000</text:p>
          </table:table-cell>
          <table:table-cell office:value-type="float" office:value="5047560000">
            <text:p>5047560000</text:p>
          </table:table-cell>
          <table:table-cell office:value-type="percentage" office:value="0.360811381703524">
            <text:p>36.08%</text:p>
          </table:table-cell>
          <table:table-cell table:number-columns-repeated="2"/>
        </table:table-row>
        <table:table-row table:style-name="ro1">
          <table:table-cell office:value-type="string">
            <text:p>002050</text:p>
          </table:table-cell>
          <table:table-cell office:value-type="string">
            <text:p>三花智控</text:p>
          </table:table-cell>
          <table:table-cell office:value-type="float" office:value="8398640000">
            <text:p>8398640000</text:p>
          </table:table-cell>
          <table:table-cell office:value-type="float" office:value="3032200000">
            <text:p>3032200000</text:p>
          </table:table-cell>
          <table:table-cell office:value-type="percentage" office:value="0.361034643704219">
            <text:p>36.10%</text:p>
          </table:table-cell>
          <table:table-cell table:number-columns-repeated="2"/>
        </table:table-row>
        <table:table-row table:style-name="ro1">
          <table:table-cell office:value-type="string">
            <text:p>600668</text:p>
          </table:table-cell>
          <table:table-cell office:value-type="string">
            <text:p>尖峰集团</text:p>
          </table:table-cell>
          <table:table-cell office:value-type="float" office:value="3994790000">
            <text:p>3994790000</text:p>
          </table:table-cell>
          <table:table-cell office:value-type="float" office:value="1442690000">
            <text:p>1442690000</text:p>
          </table:table-cell>
          <table:table-cell office:value-type="percentage" office:value="0.361142888612418">
            <text:p>36.11%</text:p>
          </table:table-cell>
          <table:table-cell table:number-columns-repeated="2"/>
        </table:table-row>
        <table:table-row table:style-name="ro1">
          <table:table-cell office:value-type="string">
            <text:p>601928</text:p>
          </table:table-cell>
          <table:table-cell office:value-type="string">
            <text:p>凤凰传媒</text:p>
          </table:table-cell>
          <table:table-cell office:value-type="float" office:value="19318150000">
            <text:p>19318150000</text:p>
          </table:table-cell>
          <table:table-cell office:value-type="float" office:value="6983730000">
            <text:p>6983730000</text:p>
          </table:table-cell>
          <table:table-cell office:value-type="percentage" office:value="0.361511324842182">
            <text:p>36.15%</text:p>
          </table:table-cell>
          <table:table-cell table:number-columns-repeated="2"/>
        </table:table-row>
        <table:table-row table:style-name="ro1">
          <table:table-cell office:value-type="string">
            <text:p>603728</text:p>
          </table:table-cell>
          <table:table-cell office:value-type="string">
            <text:p>鸣志电器</text:p>
          </table:table-cell>
          <table:table-cell office:value-type="float" office:value="1214860000">
            <text:p>1214860000</text:p>
          </table:table-cell>
          <table:table-cell office:value-type="float" office:value="439790000">
            <text:p>439790000</text:p>
          </table:table-cell>
          <table:table-cell office:value-type="percentage" office:value="0.362008791136427">
            <text:p>36.20%</text:p>
          </table:table-cell>
          <table:table-cell table:number-columns-repeated="2"/>
        </table:table-row>
        <table:table-row table:style-name="ro1">
          <table:table-cell office:value-type="string">
            <text:p>300641</text:p>
          </table:table-cell>
          <table:table-cell office:value-type="string">
            <text:p>正丹股份</text:p>
          </table:table-cell>
          <table:table-cell office:value-type="float" office:value="850940000">
            <text:p>850940000</text:p>
          </table:table-cell>
          <table:table-cell office:value-type="float" office:value="308120000">
            <text:p>308120000</text:p>
          </table:table-cell>
          <table:table-cell office:value-type="percentage" office:value="0.362093684631114">
            <text:p>36.21%</text:p>
          </table:table-cell>
          <table:table-cell table:number-columns-repeated="2"/>
        </table:table-row>
        <table:table-row table:style-name="ro1">
          <table:table-cell office:value-type="string">
            <text:p>300276</text:p>
          </table:table-cell>
          <table:table-cell office:value-type="string">
            <text:p>三丰智能</text:p>
          </table:table-cell>
          <table:table-cell office:value-type="float" office:value="970660000">
            <text:p>970660000</text:p>
          </table:table-cell>
          <table:table-cell office:value-type="float" office:value="351550000">
            <text:p>351550000</text:p>
          </table:table-cell>
          <table:table-cell office:value-type="percentage" office:value="0.362176251210517">
            <text:p>36.22%</text:p>
          </table:table-cell>
          <table:table-cell table:number-columns-repeated="2"/>
        </table:table-row>
        <table:table-row table:style-name="ro1">
          <table:table-cell office:value-type="string">
            <text:p>002545</text:p>
          </table:table-cell>
          <table:table-cell office:value-type="string">
            <text:p>东方铁塔</text:p>
          </table:table-cell>
          <table:table-cell office:value-type="float" office:value="10798960000">
            <text:p>10798960000</text:p>
          </table:table-cell>
          <table:table-cell office:value-type="float" office:value="3916990000">
            <text:p>3916990000</text:p>
          </table:table-cell>
          <table:table-cell office:value-type="percentage" office:value="0.362719187773637">
            <text:p>36.27%</text:p>
          </table:table-cell>
          <table:table-cell table:number-columns-repeated="2"/>
        </table:table-row>
        <table:table-row table:style-name="ro1">
          <table:table-cell office:value-type="string">
            <text:p>300336</text:p>
          </table:table-cell>
          <table:table-cell office:value-type="string">
            <text:p>新文化</text:p>
          </table:table-cell>
          <table:table-cell office:value-type="float" office:value="4445430000">
            <text:p>4445430000</text:p>
          </table:table-cell>
          <table:table-cell office:value-type="float" office:value="1613960000">
            <text:p>1613960000</text:p>
          </table:table-cell>
          <table:table-cell office:value-type="percentage" office:value="0.363060491336046">
            <text:p>36.31%</text:p>
          </table:table-cell>
          <table:table-cell table:number-columns-repeated="2"/>
        </table:table-row>
        <table:table-row table:style-name="ro1">
          <table:table-cell office:value-type="string">
            <text:p>000708</text:p>
          </table:table-cell>
          <table:table-cell office:value-type="string">
            <text:p>大冶特钢</text:p>
          </table:table-cell>
          <table:table-cell office:value-type="float" office:value="5847130000">
            <text:p>5847130000</text:p>
          </table:table-cell>
          <table:table-cell office:value-type="float" office:value="2123850000">
            <text:p>2123850000</text:p>
          </table:table-cell>
          <table:table-cell office:value-type="percentage" office:value="0.363229481814155">
            <text:p>36.32%</text:p>
          </table:table-cell>
          <table:table-cell table:number-columns-repeated="2"/>
        </table:table-row>
        <table:table-row table:style-name="ro1">
          <table:table-cell office:value-type="string">
            <text:p>002800</text:p>
          </table:table-cell>
          <table:table-cell office:value-type="string">
            <text:p>天顺股份</text:p>
          </table:table-cell>
          <table:table-cell office:value-type="float" office:value="653090000">
            <text:p>653090000</text:p>
          </table:table-cell>
          <table:table-cell office:value-type="float" office:value="237280000">
            <text:p>237280000</text:p>
          </table:table-cell>
          <table:table-cell office:value-type="percentage" office:value="0.363318991256948">
            <text:p>36.33%</text:p>
          </table:table-cell>
          <table:table-cell table:number-columns-repeated="2"/>
        </table:table-row>
        <table:table-row table:style-name="ro1">
          <table:table-cell office:value-type="string">
            <text:p>300506</text:p>
          </table:table-cell>
          <table:table-cell office:value-type="string">
            <text:p>名家汇</text:p>
          </table:table-cell>
          <table:table-cell office:value-type="float" office:value="928660000">
            <text:p>928660000</text:p>
          </table:table-cell>
          <table:table-cell office:value-type="float" office:value="337490000">
            <text:p>337490000</text:p>
          </table:table-cell>
          <table:table-cell office:value-type="percentage" office:value="0.363416104925376">
            <text:p>36.34%</text:p>
          </table:table-cell>
          <table:table-cell table:number-columns-repeated="2"/>
        </table:table-row>
        <table:table-row table:style-name="ro1">
          <table:table-cell office:value-type="string">
            <text:p>000030</text:p>
          </table:table-cell>
          <table:table-cell office:value-type="string">
            <text:p>富奥股份</text:p>
          </table:table-cell>
          <table:table-cell office:value-type="float" office:value="9072990000">
            <text:p>9072990000</text:p>
          </table:table-cell>
          <table:table-cell office:value-type="float" office:value="3298030000">
            <text:p>3298030000</text:p>
          </table:table-cell>
          <table:table-cell office:value-type="percentage" office:value="0.36349979444483">
            <text:p>36.35%</text:p>
          </table:table-cell>
          <table:table-cell table:number-columns-repeated="2"/>
        </table:table-row>
        <table:table-row table:style-name="ro1">
          <table:table-cell office:value-type="string">
            <text:p>002165</text:p>
          </table:table-cell>
          <table:table-cell office:value-type="string">
            <text:p>红 宝 丽</text:p>
          </table:table-cell>
          <table:table-cell office:value-type="float" office:value="2498470000">
            <text:p>2498470000</text:p>
          </table:table-cell>
          <table:table-cell office:value-type="float" office:value="909290000">
            <text:p>909290000</text:p>
          </table:table-cell>
          <table:table-cell office:value-type="percentage" office:value="0.363938730503068">
            <text:p>36.39%</text:p>
          </table:table-cell>
          <table:table-cell table:number-columns-repeated="2"/>
        </table:table-row>
        <table:table-row table:style-name="ro1">
          <table:table-cell office:value-type="string">
            <text:p>002656</text:p>
          </table:table-cell>
          <table:table-cell office:value-type="string">
            <text:p>摩登大道</text:p>
          </table:table-cell>
          <table:table-cell office:value-type="float" office:value="2926650000">
            <text:p>2926650000</text:p>
          </table:table-cell>
          <table:table-cell office:value-type="float" office:value="1065630000">
            <text:p>1065630000</text:p>
          </table:table-cell>
          <table:table-cell office:value-type="percentage" office:value="0.364112551893803">
            <text:p>36.41%</text:p>
          </table:table-cell>
          <table:table-cell table:number-columns-repeated="2"/>
        </table:table-row>
        <table:table-row table:style-name="ro1">
          <table:table-cell office:value-type="string">
            <text:p>603113</text:p>
          </table:table-cell>
          <table:table-cell office:value-type="string">
            <text:p>金能科技</text:p>
          </table:table-cell>
          <table:table-cell office:value-type="float" office:value="3455730000">
            <text:p>3455730000</text:p>
          </table:table-cell>
          <table:table-cell office:value-type="float" office:value="1259360000">
            <text:p>1259360000</text:p>
          </table:table-cell>
          <table:table-cell office:value-type="percentage" office:value="0.364426618977756">
            <text:p>36.44%</text:p>
          </table:table-cell>
          <table:table-cell table:number-columns-repeated="2"/>
        </table:table-row>
        <table:table-row table:style-name="ro1">
          <table:table-cell office:value-type="string">
            <text:p>002164</text:p>
          </table:table-cell>
          <table:table-cell office:value-type="string">
            <text:p>宁波东力</text:p>
          </table:table-cell>
          <table:table-cell office:value-type="float" office:value="1718830000">
            <text:p>1718830000</text:p>
          </table:table-cell>
          <table:table-cell office:value-type="float" office:value="627210000">
            <text:p>627210000</text:p>
          </table:table-cell>
          <table:table-cell office:value-type="percentage" office:value="0.364905197139915">
            <text:p>36.49%</text:p>
          </table:table-cell>
          <table:table-cell table:number-columns-repeated="2"/>
        </table:table-row>
        <table:table-row table:style-name="ro1">
          <table:table-cell office:value-type="string">
            <text:p>600818</text:p>
          </table:table-cell>
          <table:table-cell office:value-type="string">
            <text:p>中路股份</text:p>
          </table:table-cell>
          <table:table-cell office:value-type="float" office:value="1009900000">
            <text:p>1009900000</text:p>
          </table:table-cell>
          <table:table-cell office:value-type="float" office:value="368560000">
            <text:p>368560000</text:p>
          </table:table-cell>
          <table:table-cell office:value-type="percentage" office:value="0.364947024457867">
            <text:p>36.49%</text:p>
          </table:table-cell>
          <table:table-cell table:number-columns-repeated="2"/>
        </table:table-row>
        <table:table-row table:style-name="ro1">
          <table:table-cell office:value-type="string">
            <text:p>603920</text:p>
          </table:table-cell>
          <table:table-cell office:value-type="string">
            <text:p>世运电路</text:p>
          </table:table-cell>
          <table:table-cell office:value-type="float" office:value="1443720000">
            <text:p>1443720000</text:p>
          </table:table-cell>
          <table:table-cell office:value-type="float" office:value="526890000">
            <text:p>526890000</text:p>
          </table:table-cell>
          <table:table-cell office:value-type="percentage" office:value="0.364953037985205">
            <text:p>36.50%</text:p>
          </table:table-cell>
          <table:table-cell table:number-columns-repeated="2"/>
        </table:table-row>
        <table:table-row table:style-name="ro1">
          <table:table-cell office:value-type="string">
            <text:p>002514</text:p>
          </table:table-cell>
          <table:table-cell office:value-type="string">
            <text:p>宝馨科技</text:p>
          </table:table-cell>
          <table:table-cell office:value-type="float" office:value="1451630000">
            <text:p>1451630000</text:p>
          </table:table-cell>
          <table:table-cell office:value-type="float" office:value="530250000">
            <text:p>530250000</text:p>
          </table:table-cell>
          <table:table-cell office:value-type="percentage" office:value="0.365279031158077">
            <text:p>36.53%</text:p>
          </table:table-cell>
          <table:table-cell table:number-columns-repeated="2"/>
        </table:table-row>
        <table:table-row table:style-name="ro1">
          <table:table-cell office:value-type="string">
            <text:p>000050</text:p>
          </table:table-cell>
          <table:table-cell office:value-type="string">
            <text:p>深天马Ａ</text:p>
          </table:table-cell>
          <table:table-cell office:value-type="float" office:value="21679340000">
            <text:p>21679340000</text:p>
          </table:table-cell>
          <table:table-cell office:value-type="float" office:value="7920380000">
            <text:p>7920380000</text:p>
          </table:table-cell>
          <table:table-cell office:value-type="percentage" office:value="0.365342302856083">
            <text:p>36.53%</text:p>
          </table:table-cell>
          <table:table-cell table:number-columns-repeated="2"/>
        </table:table-row>
        <table:table-row table:style-name="ro1">
          <table:table-cell office:value-type="string">
            <text:p>601113</text:p>
          </table:table-cell>
          <table:table-cell office:value-type="string">
            <text:p>华鼎股份</text:p>
          </table:table-cell>
          <table:table-cell office:value-type="float" office:value="4435700000">
            <text:p>4435700000</text:p>
          </table:table-cell>
          <table:table-cell office:value-type="float" office:value="1620550000">
            <text:p>1620550000</text:p>
          </table:table-cell>
          <table:table-cell office:value-type="percentage" office:value="0.365342561489731">
            <text:p>36.53%</text:p>
          </table:table-cell>
          <table:table-cell table:number-columns-repeated="2"/>
        </table:table-row>
        <table:table-row table:style-name="ro1">
          <table:table-cell office:value-type="string">
            <text:p>300647</text:p>
          </table:table-cell>
          <table:table-cell office:value-type="string">
            <text:p>超频三</text:p>
          </table:table-cell>
          <table:table-cell office:value-type="float" office:value="439310000">
            <text:p>439310000</text:p>
          </table:table-cell>
          <table:table-cell office:value-type="float" office:value="160560000">
            <text:p>160560000</text:p>
          </table:table-cell>
          <table:table-cell office:value-type="percentage" office:value="0.365482233502538">
            <text:p>36.55%</text:p>
          </table:table-cell>
          <table:table-cell table:number-columns-repeated="2"/>
        </table:table-row>
        <table:table-row table:style-name="ro1">
          <table:table-cell office:value-type="string">
            <text:p>000040</text:p>
          </table:table-cell>
          <table:table-cell office:value-type="string">
            <text:p>东旭蓝天</text:p>
          </table:table-cell>
          <table:table-cell office:value-type="float" office:value="17287970000">
            <text:p>17287970000</text:p>
          </table:table-cell>
          <table:table-cell office:value-type="float" office:value="6324040000">
            <text:p>6324040000</text:p>
          </table:table-cell>
          <table:table-cell office:value-type="percentage" office:value="0.365805817571409">
            <text:p>36.58%</text:p>
          </table:table-cell>
          <table:table-cell table:number-columns-repeated="2"/>
        </table:table-row>
        <table:table-row table:style-name="ro1">
          <table:table-cell office:value-type="string">
            <text:p>002708</text:p>
          </table:table-cell>
          <table:table-cell office:value-type="string">
            <text:p>光洋股份</text:p>
          </table:table-cell>
          <table:table-cell office:value-type="float" office:value="2390900000">
            <text:p>2390900000</text:p>
          </table:table-cell>
          <table:table-cell office:value-type="float" office:value="874900000">
            <text:p>874900000</text:p>
          </table:table-cell>
          <table:table-cell office:value-type="percentage" office:value="0.365929148019574">
            <text:p>36.59%</text:p>
          </table:table-cell>
          <table:table-cell table:number-columns-repeated="2"/>
        </table:table-row>
        <table:table-row table:style-name="ro1">
          <table:table-cell office:value-type="string">
            <text:p>601069</text:p>
          </table:table-cell>
          <table:table-cell office:value-type="string">
            <text:p>西部黄金</text:p>
          </table:table-cell>
          <table:table-cell office:value-type="float" office:value="2688410000">
            <text:p>2688410000</text:p>
          </table:table-cell>
          <table:table-cell office:value-type="float" office:value="983940000">
            <text:p>983940000</text:p>
          </table:table-cell>
          <table:table-cell office:value-type="percentage" office:value="0.365993282274653">
            <text:p>36.60%</text:p>
          </table:table-cell>
          <table:table-cell table:number-columns-repeated="2"/>
        </table:table-row>
        <table:table-row table:style-name="ro1">
          <table:table-cell office:value-type="string">
            <text:p>002644</text:p>
          </table:table-cell>
          <table:table-cell office:value-type="string">
            <text:p>佛慈制药</text:p>
          </table:table-cell>
          <table:table-cell office:value-type="float" office:value="2036710000">
            <text:p>2036710000</text:p>
          </table:table-cell>
          <table:table-cell office:value-type="float" office:value="746130000">
            <text:p>746130000</text:p>
          </table:table-cell>
          <table:table-cell office:value-type="percentage" office:value="0.366340814352559">
            <text:p>36.63%</text:p>
          </table:table-cell>
          <table:table-cell table:number-columns-repeated="2"/>
        </table:table-row>
        <table:table-row table:style-name="ro1">
          <table:table-cell office:value-type="string">
            <text:p>603385</text:p>
          </table:table-cell>
          <table:table-cell office:value-type="string">
            <text:p>惠达卫浴</text:p>
          </table:table-cell>
          <table:table-cell office:value-type="float" office:value="3304300000">
            <text:p>3304300000</text:p>
          </table:table-cell>
          <table:table-cell office:value-type="float" office:value="1211200000">
            <text:p>1211200000</text:p>
          </table:table-cell>
          <table:table-cell office:value-type="percentage" office:value="0.3665526737887">
            <text:p>36.66%</text:p>
          </table:table-cell>
          <table:table-cell table:number-columns-repeated="2"/>
        </table:table-row>
        <table:table-row table:style-name="ro1">
          <table:table-cell office:value-type="string">
            <text:p>000883</text:p>
          </table:table-cell>
          <table:table-cell office:value-type="string">
            <text:p>湖北能源</text:p>
          </table:table-cell>
          <table:table-cell office:value-type="float" office:value="41761730000">
            <text:p>41761730000</text:p>
          </table:table-cell>
          <table:table-cell office:value-type="float" office:value="15308320000">
            <text:p>15308320000</text:p>
          </table:table-cell>
          <table:table-cell office:value-type="percentage" office:value="0.366563358366619">
            <text:p>36.66%</text:p>
          </table:table-cell>
          <table:table-cell table:number-columns-repeated="2"/>
        </table:table-row>
        <table:table-row table:style-name="ro1">
          <table:table-cell office:value-type="string">
            <text:p>000821</text:p>
          </table:table-cell>
          <table:table-cell office:value-type="string">
            <text:p>京山轻机</text:p>
          </table:table-cell>
          <table:table-cell office:value-type="float" office:value="2953240000">
            <text:p>2953240000</text:p>
          </table:table-cell>
          <table:table-cell office:value-type="float" office:value="1083440000">
            <text:p>1083440000</text:p>
          </table:table-cell>
          <table:table-cell office:value-type="percentage" office:value="0.366864867061262">
            <text:p>36.69%</text:p>
          </table:table-cell>
          <table:table-cell table:number-columns-repeated="2"/>
        </table:table-row>
        <table:table-row table:style-name="ro1">
          <table:table-cell office:value-type="string">
            <text:p>300003</text:p>
          </table:table-cell>
          <table:table-cell office:value-type="string">
            <text:p>乐普医疗</text:p>
          </table:table-cell>
          <table:table-cell office:value-type="float" office:value="9500450000">
            <text:p>9500450000</text:p>
          </table:table-cell>
          <table:table-cell office:value-type="float" office:value="3487120000">
            <text:p>3487120000</text:p>
          </table:table-cell>
          <table:table-cell office:value-type="percentage" office:value="0.367047876679526">
            <text:p>36.70%</text:p>
          </table:table-cell>
          <table:table-cell table:number-columns-repeated="2"/>
        </table:table-row>
        <table:table-row table:style-name="ro1">
          <table:table-cell office:value-type="string">
            <text:p>603906</text:p>
          </table:table-cell>
          <table:table-cell office:value-type="string">
            <text:p>龙蟠科技</text:p>
          </table:table-cell>
          <table:table-cell office:value-type="float" office:value="1021260000">
            <text:p>1021260000</text:p>
          </table:table-cell>
          <table:table-cell office:value-type="float" office:value="374890000">
            <text:p>374890000</text:p>
          </table:table-cell>
          <table:table-cell office:value-type="percentage" office:value="0.367085756810215">
            <text:p>36.71%</text:p>
          </table:table-cell>
          <table:table-cell table:number-columns-repeated="2"/>
        </table:table-row>
        <table:table-row table:style-name="ro1">
          <table:table-cell office:value-type="string">
            <text:p>002842</text:p>
          </table:table-cell>
          <table:table-cell office:value-type="string">
            <text:p>翔鹭钨业</text:p>
          </table:table-cell>
          <table:table-cell office:value-type="float" office:value="736100000">
            <text:p>736100000</text:p>
          </table:table-cell>
          <table:table-cell office:value-type="float" office:value="270280000">
            <text:p>270280000</text:p>
          </table:table-cell>
          <table:table-cell office:value-type="percentage" office:value="0.367178372503736">
            <text:p>36.72%</text:p>
          </table:table-cell>
          <table:table-cell table:number-columns-repeated="2"/>
        </table:table-row>
        <table:table-row table:style-name="ro1">
          <table:table-cell office:value-type="string">
            <text:p>000533</text:p>
          </table:table-cell>
          <table:table-cell office:value-type="string">
            <text:p>万 家 乐</text:p>
          </table:table-cell>
          <table:table-cell office:value-type="float" office:value="3258860000">
            <text:p>3258860000</text:p>
          </table:table-cell>
          <table:table-cell office:value-type="float" office:value="1197680000">
            <text:p>1197680000</text:p>
          </table:table-cell>
          <table:table-cell office:value-type="percentage" office:value="0.367515020590022">
            <text:p>36.75%</text:p>
          </table:table-cell>
          <table:table-cell table:number-columns-repeated="2"/>
        </table:table-row>
        <table:table-row table:style-name="ro1">
          <table:table-cell office:value-type="string">
            <text:p>600377</text:p>
          </table:table-cell>
          <table:table-cell office:value-type="string">
            <text:p>宁沪高速</text:p>
          </table:table-cell>
          <table:table-cell office:value-type="float" office:value="36282570000">
            <text:p>36282570000</text:p>
          </table:table-cell>
          <table:table-cell office:value-type="float" office:value="13340720000">
            <text:p>13340720000</text:p>
          </table:table-cell>
          <table:table-cell office:value-type="percentage" office:value="0.367689499393235">
            <text:p>36.77%</text:p>
          </table:table-cell>
          <table:table-cell table:number-columns-repeated="2"/>
        </table:table-row>
        <table:table-row table:style-name="ro1">
          <table:table-cell office:value-type="string">
            <text:p>601339</text:p>
          </table:table-cell>
          <table:table-cell office:value-type="string">
            <text:p>百隆东方</text:p>
          </table:table-cell>
          <table:table-cell office:value-type="float" office:value="11539570000">
            <text:p>11539570000</text:p>
          </table:table-cell>
          <table:table-cell office:value-type="float" office:value="4243040000">
            <text:p>4243040000</text:p>
          </table:table-cell>
          <table:table-cell office:value-type="percentage" office:value="0.367694810118575">
            <text:p>36.77%</text:p>
          </table:table-cell>
          <table:table-cell table:number-columns-repeated="2"/>
        </table:table-row>
        <table:table-row table:style-name="ro1">
          <table:table-cell office:value-type="string">
            <text:p>002702</text:p>
          </table:table-cell>
          <table:table-cell office:value-type="string">
            <text:p>海欣食品</text:p>
          </table:table-cell>
          <table:table-cell office:value-type="float" office:value="1238210000">
            <text:p>1238210000</text:p>
          </table:table-cell>
          <table:table-cell office:value-type="float" office:value="455490000">
            <text:p>455490000</text:p>
          </table:table-cell>
          <table:table-cell office:value-type="percentage" office:value="0.367861671283546">
            <text:p>36.79%</text:p>
          </table:table-cell>
          <table:table-cell table:number-columns-repeated="2"/>
        </table:table-row>
        <table:table-row table:style-name="ro1">
          <table:table-cell office:value-type="string">
            <text:p>300190</text:p>
          </table:table-cell>
          <table:table-cell office:value-type="string">
            <text:p>维尔利</text:p>
          </table:table-cell>
          <table:table-cell office:value-type="float" office:value="4491350000">
            <text:p>4491350000</text:p>
          </table:table-cell>
          <table:table-cell office:value-type="float" office:value="1652270000">
            <text:p>1652270000</text:p>
          </table:table-cell>
          <table:table-cell office:value-type="percentage" office:value="0.36787825486769">
            <text:p>36.79%</text:p>
          </table:table-cell>
          <table:table-cell table:number-columns-repeated="2"/>
        </table:table-row>
        <table:table-row table:style-name="ro1">
          <table:table-cell office:value-type="string">
            <text:p>002463</text:p>
          </table:table-cell>
          <table:table-cell office:value-type="string">
            <text:p>沪电股份</text:p>
          </table:table-cell>
          <table:table-cell office:value-type="float" office:value="5323600000">
            <text:p>5323600000</text:p>
          </table:table-cell>
          <table:table-cell office:value-type="float" office:value="1958570000">
            <text:p>1958570000</text:p>
          </table:table-cell>
          <table:table-cell office:value-type="percentage" office:value="0.367903298519799">
            <text:p>36.79%</text:p>
          </table:table-cell>
          <table:table-cell table:number-columns-repeated="2"/>
        </table:table-row>
        <table:table-row table:style-name="ro1">
          <table:table-cell office:value-type="string">
            <text:p>300593</text:p>
          </table:table-cell>
          <table:table-cell office:value-type="string">
            <text:p>新雷能</text:p>
          </table:table-cell>
          <table:table-cell office:value-type="float" office:value="571010000">
            <text:p>571010000</text:p>
          </table:table-cell>
          <table:table-cell office:value-type="float" office:value="210240000">
            <text:p>210240000</text:p>
          </table:table-cell>
          <table:table-cell office:value-type="percentage" office:value="0.368189698954484">
            <text:p>36.82%</text:p>
          </table:table-cell>
          <table:table-cell table:number-columns-repeated="2"/>
        </table:table-row>
        <table:table-row table:style-name="ro1">
          <table:table-cell office:value-type="string">
            <text:p>600676</text:p>
          </table:table-cell>
          <table:table-cell office:value-type="string">
            <text:p>交运股份</text:p>
          </table:table-cell>
          <table:table-cell office:value-type="float" office:value="9116340000">
            <text:p>9116340000</text:p>
          </table:table-cell>
          <table:table-cell office:value-type="float" office:value="3356700000">
            <text:p>3356700000</text:p>
          </table:table-cell>
          <table:table-cell office:value-type="percentage" office:value="0.368206977800301">
            <text:p>36.82%</text:p>
          </table:table-cell>
          <table:table-cell table:number-columns-repeated="2"/>
        </table:table-row>
        <table:table-row table:style-name="ro1">
          <table:table-cell office:value-type="string">
            <text:p>002582</text:p>
          </table:table-cell>
          <table:table-cell office:value-type="string">
            <text:p>好想你</text:p>
          </table:table-cell>
          <table:table-cell office:value-type="float" office:value="5046040000">
            <text:p>5046040000</text:p>
          </table:table-cell>
          <table:table-cell office:value-type="float" office:value="1858310000">
            <text:p>1858310000</text:p>
          </table:table-cell>
          <table:table-cell office:value-type="percentage" office:value="0.368270960991193">
            <text:p>36.83%</text:p>
          </table:table-cell>
          <table:table-cell table:number-columns-repeated="2"/>
        </table:table-row>
        <table:table-row table:style-name="ro1">
          <table:table-cell office:value-type="string">
            <text:p>000812</text:p>
          </table:table-cell>
          <table:table-cell office:value-type="string">
            <text:p>陕西金叶</text:p>
          </table:table-cell>
          <table:table-cell office:value-type="float" office:value="1795630000">
            <text:p>1795630000</text:p>
          </table:table-cell>
          <table:table-cell office:value-type="float" office:value="661530000">
            <text:p>661530000</text:p>
          </table:table-cell>
          <table:table-cell office:value-type="percentage" office:value="0.36841108691657">
            <text:p>36.84%</text:p>
          </table:table-cell>
          <table:table-cell table:number-columns-repeated="2"/>
        </table:table-row>
        <table:table-row table:style-name="ro1">
          <table:table-cell office:value-type="string">
            <text:p>000955</text:p>
          </table:table-cell>
          <table:table-cell office:value-type="string">
            <text:p>欣龙控股</text:p>
          </table:table-cell>
          <table:table-cell office:value-type="float" office:value="1186270000">
            <text:p>1186270000</text:p>
          </table:table-cell>
          <table:table-cell office:value-type="float" office:value="437180000">
            <text:p>437180000</text:p>
          </table:table-cell>
          <table:table-cell office:value-type="percentage" office:value="0.368533301862139">
            <text:p>36.85%</text:p>
          </table:table-cell>
          <table:table-cell table:number-columns-repeated="2"/>
        </table:table-row>
        <table:table-row table:style-name="ro1">
          <table:table-cell office:value-type="string">
            <text:p>601969</text:p>
          </table:table-cell>
          <table:table-cell office:value-type="string">
            <text:p>海南矿业</text:p>
          </table:table-cell>
          <table:table-cell office:value-type="float" office:value="6381560000">
            <text:p>6381560000</text:p>
          </table:table-cell>
          <table:table-cell office:value-type="float" office:value="2352010000">
            <text:p>2352010000</text:p>
          </table:table-cell>
          <table:table-cell office:value-type="percentage" office:value="0.368563486044165">
            <text:p>36.86%</text:p>
          </table:table-cell>
          <table:table-cell table:number-columns-repeated="2"/>
        </table:table-row>
        <table:table-row table:style-name="ro1">
          <table:table-cell office:value-type="string">
            <text:p>002567</text:p>
          </table:table-cell>
          <table:table-cell office:value-type="string">
            <text:p>唐人神</text:p>
          </table:table-cell>
          <table:table-cell office:value-type="float" office:value="4733210000">
            <text:p>4733210000</text:p>
          </table:table-cell>
          <table:table-cell office:value-type="float" office:value="1744500000">
            <text:p>1744500000</text:p>
          </table:table-cell>
          <table:table-cell office:value-type="percentage" office:value="0.368565941506927">
            <text:p>36.86%</text:p>
          </table:table-cell>
          <table:table-cell table:number-columns-repeated="2"/>
        </table:table-row>
        <table:table-row table:style-name="ro1">
          <table:table-cell office:value-type="string">
            <text:p>002429</text:p>
          </table:table-cell>
          <table:table-cell office:value-type="string">
            <text:p>兆驰股份</text:p>
          </table:table-cell>
          <table:table-cell office:value-type="float" office:value="12295910000">
            <text:p>12295910000</text:p>
          </table:table-cell>
          <table:table-cell office:value-type="float" office:value="4533970000">
            <text:p>4533970000</text:p>
          </table:table-cell>
          <table:table-cell office:value-type="percentage" office:value="0.368738060054116">
            <text:p>36.87%</text:p>
          </table:table-cell>
          <table:table-cell table:number-columns-repeated="2"/>
        </table:table-row>
        <table:table-row table:style-name="ro1">
          <table:table-cell office:value-type="string">
            <text:p>300532</text:p>
          </table:table-cell>
          <table:table-cell office:value-type="string">
            <text:p>今天国际</text:p>
          </table:table-cell>
          <table:table-cell office:value-type="float" office:value="1160780000">
            <text:p>1160780000</text:p>
          </table:table-cell>
          <table:table-cell office:value-type="float" office:value="428470000">
            <text:p>428470000</text:p>
          </table:table-cell>
          <table:table-cell office:value-type="percentage" office:value="0.369122486603835">
            <text:p>36.91%</text:p>
          </table:table-cell>
          <table:table-cell table:number-columns-repeated="2"/>
        </table:table-row>
        <table:table-row table:style-name="ro1">
          <table:table-cell office:value-type="string">
            <text:p>300472</text:p>
          </table:table-cell>
          <table:table-cell office:value-type="string">
            <text:p>新元科技</text:p>
          </table:table-cell>
          <table:table-cell office:value-type="float" office:value="613640000">
            <text:p>613640000</text:p>
          </table:table-cell>
          <table:table-cell office:value-type="float" office:value="226550000">
            <text:p>226550000</text:p>
          </table:table-cell>
          <table:table-cell office:value-type="percentage" office:value="0.369190404797601">
            <text:p>36.92%</text:p>
          </table:table-cell>
          <table:table-cell table:number-columns-repeated="2"/>
        </table:table-row>
        <table:table-row table:style-name="ro1">
          <table:table-cell office:value-type="string">
            <text:p>601999</text:p>
          </table:table-cell>
          <table:table-cell office:value-type="string">
            <text:p>出版传媒</text:p>
          </table:table-cell>
          <table:table-cell office:value-type="float" office:value="3068420000">
            <text:p>3068420000</text:p>
          </table:table-cell>
          <table:table-cell office:value-type="float" office:value="1132980000">
            <text:p>1132980000</text:p>
          </table:table-cell>
          <table:table-cell office:value-type="percentage" office:value="0.36923889167715">
            <text:p>36.92%</text:p>
          </table:table-cell>
          <table:table-cell table:number-columns-repeated="2"/>
        </table:table-row>
        <table:table-row table:style-name="ro1">
          <table:table-cell office:value-type="string">
            <text:p>000564</text:p>
          </table:table-cell>
          <table:table-cell office:value-type="string">
            <text:p>供销大集</text:p>
          </table:table-cell>
          <table:table-cell office:value-type="float" office:value="45200450000">
            <text:p>45200450000</text:p>
          </table:table-cell>
          <table:table-cell office:value-type="float" office:value="16706310000">
            <text:p>16706310000</text:p>
          </table:table-cell>
          <table:table-cell office:value-type="percentage" office:value="0.369604948623299">
            <text:p>36.96%</text:p>
          </table:table-cell>
          <table:table-cell table:number-columns-repeated="2"/>
        </table:table-row>
        <table:table-row table:style-name="ro1">
          <table:table-cell office:value-type="string">
            <text:p>601018</text:p>
          </table:table-cell>
          <table:table-cell office:value-type="string">
            <text:p>宁波港</text:p>
          </table:table-cell>
          <table:table-cell office:value-type="float" office:value="58147920000">
            <text:p>58147920000</text:p>
          </table:table-cell>
          <table:table-cell office:value-type="float" office:value="21494330000">
            <text:p>21494330000</text:p>
          </table:table-cell>
          <table:table-cell office:value-type="percentage" office:value="0.369649163719012">
            <text:p>36.96%</text:p>
          </table:table-cell>
          <table:table-cell table:number-columns-repeated="2"/>
        </table:table-row>
        <table:table-row table:style-name="ro1">
          <table:table-cell office:value-type="string">
            <text:p>000899</text:p>
          </table:table-cell>
          <table:table-cell office:value-type="string">
            <text:p>赣能股份</text:p>
          </table:table-cell>
          <table:table-cell office:value-type="float" office:value="7567680000">
            <text:p>7567680000</text:p>
          </table:table-cell>
          <table:table-cell office:value-type="float" office:value="2798990000">
            <text:p>2798990000</text:p>
          </table:table-cell>
          <table:table-cell office:value-type="percentage" office:value="0.369861040635968">
            <text:p>36.99%</text:p>
          </table:table-cell>
          <table:table-cell table:number-columns-repeated="2"/>
        </table:table-row>
        <table:table-row table:style-name="ro1">
          <table:table-cell office:value-type="string">
            <text:p>300575</text:p>
          </table:table-cell>
          <table:table-cell office:value-type="string">
            <text:p>中旗股份</text:p>
          </table:table-cell>
          <table:table-cell office:value-type="float" office:value="1437880000">
            <text:p>1437880000</text:p>
          </table:table-cell>
          <table:table-cell office:value-type="float" office:value="531830000">
            <text:p>531830000</text:p>
          </table:table-cell>
          <table:table-cell office:value-type="percentage" office:value="0.369870921078254">
            <text:p>36.99%</text:p>
          </table:table-cell>
          <table:table-cell table:number-columns-repeated="2"/>
        </table:table-row>
        <table:table-row table:style-name="ro1">
          <table:table-cell office:value-type="string">
            <text:p>300040</text:p>
          </table:table-cell>
          <table:table-cell office:value-type="string">
            <text:p>九洲电气</text:p>
          </table:table-cell>
          <table:table-cell office:value-type="float" office:value="2832540000">
            <text:p>2832540000</text:p>
          </table:table-cell>
          <table:table-cell office:value-type="float" office:value="1048170000">
            <text:p>1048170000</text:p>
          </table:table-cell>
          <table:table-cell office:value-type="percentage" office:value="0.370045965811604">
            <text:p>37.00%</text:p>
          </table:table-cell>
          <table:table-cell table:number-columns-repeated="2"/>
        </table:table-row>
        <table:table-row table:style-name="ro1">
          <table:table-cell office:value-type="string">
            <text:p>600843</text:p>
          </table:table-cell>
          <table:table-cell office:value-type="string">
            <text:p>上工申贝</text:p>
          </table:table-cell>
          <table:table-cell office:value-type="float" office:value="3506170000">
            <text:p>3506170000</text:p>
          </table:table-cell>
          <table:table-cell office:value-type="float" office:value="1297840000">
            <text:p>1297840000</text:p>
          </table:table-cell>
          <table:table-cell office:value-type="percentage" office:value="0.370158891325863">
            <text:p>37.02%</text:p>
          </table:table-cell>
          <table:table-cell table:number-columns-repeated="2"/>
        </table:table-row>
        <table:table-row table:style-name="ro1">
          <table:table-cell office:value-type="string">
            <text:p>000516</text:p>
          </table:table-cell>
          <table:table-cell office:value-type="string">
            <text:p>国际医学</text:p>
          </table:table-cell>
          <table:table-cell office:value-type="float" office:value="5555310000">
            <text:p>5555310000</text:p>
          </table:table-cell>
          <table:table-cell office:value-type="float" office:value="2056550000">
            <text:p>2056550000</text:p>
          </table:table-cell>
          <table:table-cell office:value-type="percentage" office:value="0.370195362635028">
            <text:p>37.02%</text:p>
          </table:table-cell>
          <table:table-cell table:number-columns-repeated="2"/>
        </table:table-row>
        <table:table-row table:style-name="ro1">
          <table:table-cell office:value-type="string">
            <text:p>603429</text:p>
          </table:table-cell>
          <table:table-cell office:value-type="string">
            <text:p>集友股份</text:p>
          </table:table-cell>
          <table:table-cell office:value-type="float" office:value="322810000">
            <text:p>322810000</text:p>
          </table:table-cell>
          <table:table-cell office:value-type="float" office:value="119510000">
            <text:p>119510000</text:p>
          </table:table-cell>
          <table:table-cell office:value-type="percentage" office:value="0.37021777516186">
            <text:p>37.02%</text:p>
          </table:table-cell>
          <table:table-cell table:number-columns-repeated="2"/>
        </table:table-row>
        <table:table-row table:style-name="ro1">
          <table:table-cell office:value-type="string">
            <text:p>600717</text:p>
          </table:table-cell>
          <table:table-cell office:value-type="string">
            <text:p>天津港</text:p>
          </table:table-cell>
          <table:table-cell office:value-type="float" office:value="32282630000">
            <text:p>32282630000</text:p>
          </table:table-cell>
          <table:table-cell office:value-type="float" office:value="11958190000">
            <text:p>11958190000</text:p>
          </table:table-cell>
          <table:table-cell office:value-type="percentage" office:value="0.370421802684602">
            <text:p>37.04%</text:p>
          </table:table-cell>
          <table:table-cell table:number-columns-repeated="2"/>
        </table:table-row>
        <table:table-row table:style-name="ro1">
          <table:table-cell office:value-type="string">
            <text:p>601028</text:p>
          </table:table-cell>
          <table:table-cell office:value-type="string">
            <text:p>玉龙股份</text:p>
          </table:table-cell>
          <table:table-cell office:value-type="float" office:value="3101130000">
            <text:p>3101130000</text:p>
          </table:table-cell>
          <table:table-cell office:value-type="float" office:value="1148830000">
            <text:p>1148830000</text:p>
          </table:table-cell>
          <table:table-cell office:value-type="percentage" office:value="0.370455285653939">
            <text:p>37.05%</text:p>
          </table:table-cell>
          <table:table-cell table:number-columns-repeated="2"/>
        </table:table-row>
        <table:table-row table:style-name="ro1">
          <table:table-cell office:value-type="string">
            <text:p>600872</text:p>
          </table:table-cell>
          <table:table-cell office:value-type="string">
            <text:p>中炬高新</text:p>
          </table:table-cell>
          <table:table-cell office:value-type="float" office:value="4910870000">
            <text:p>4910870000</text:p>
          </table:table-cell>
          <table:table-cell office:value-type="float" office:value="1821760000">
            <text:p>1821760000</text:p>
          </table:table-cell>
          <table:table-cell office:value-type="percentage" office:value="0.370964818861016">
            <text:p>37.10%</text:p>
          </table:table-cell>
          <table:table-cell table:number-columns-repeated="2"/>
        </table:table-row>
        <table:table-row table:style-name="ro1">
          <table:table-cell office:value-type="string">
            <text:p>300602</text:p>
          </table:table-cell>
          <table:table-cell office:value-type="string">
            <text:p>飞荣达</text:p>
          </table:table-cell>
          <table:table-cell office:value-type="float" office:value="897720000">
            <text:p>897720000</text:p>
          </table:table-cell>
          <table:table-cell office:value-type="float" office:value="333060000">
            <text:p>333060000</text:p>
          </table:table-cell>
          <table:table-cell office:value-type="percentage" office:value="0.37100654992648">
            <text:p>37.10%</text:p>
          </table:table-cell>
          <table:table-cell table:number-columns-repeated="2"/>
        </table:table-row>
        <table:table-row table:style-name="ro1">
          <table:table-cell office:value-type="string">
            <text:p>000570</text:p>
          </table:table-cell>
          <table:table-cell office:value-type="string">
            <text:p>苏常柴Ａ</text:p>
          </table:table-cell>
          <table:table-cell office:value-type="float" office:value="3724860000">
            <text:p>3724860000</text:p>
          </table:table-cell>
          <table:table-cell office:value-type="float" office:value="1382380000">
            <text:p>1382380000</text:p>
          </table:table-cell>
          <table:table-cell office:value-type="percentage" office:value="0.371122673066907">
            <text:p>37.11%</text:p>
          </table:table-cell>
          <table:table-cell table:number-columns-repeated="2"/>
        </table:table-row>
        <table:table-row table:style-name="ro1">
          <table:table-cell office:value-type="string">
            <text:p>601515</text:p>
          </table:table-cell>
          <table:table-cell office:value-type="string">
            <text:p>东风股份</text:p>
          </table:table-cell>
          <table:table-cell office:value-type="float" office:value="5815870000">
            <text:p>5815870000</text:p>
          </table:table-cell>
          <table:table-cell office:value-type="float" office:value="2158680000">
            <text:p>2158680000</text:p>
          </table:table-cell>
          <table:table-cell office:value-type="percentage" office:value="0.371170607321003">
            <text:p>37.12%</text:p>
          </table:table-cell>
          <table:table-cell table:number-columns-repeated="2"/>
        </table:table-row>
        <table:table-row table:style-name="ro1">
          <table:table-cell office:value-type="string">
            <text:p>002457</text:p>
          </table:table-cell>
          <table:table-cell office:value-type="string">
            <text:p>青龙管业</text:p>
          </table:table-cell>
          <table:table-cell office:value-type="float" office:value="2913660000">
            <text:p>2913660000</text:p>
          </table:table-cell>
          <table:table-cell office:value-type="float" office:value="1081560000">
            <text:p>1081560000</text:p>
          </table:table-cell>
          <table:table-cell office:value-type="percentage" office:value="0.371203228928564">
            <text:p>37.12%</text:p>
          </table:table-cell>
          <table:table-cell table:number-columns-repeated="2"/>
        </table:table-row>
        <table:table-row table:style-name="ro1">
          <table:table-cell office:value-type="string">
            <text:p>002730</text:p>
          </table:table-cell>
          <table:table-cell office:value-type="string">
            <text:p>电光科技</text:p>
          </table:table-cell>
          <table:table-cell office:value-type="float" office:value="1434670000">
            <text:p>1434670000</text:p>
          </table:table-cell>
          <table:table-cell office:value-type="float" office:value="532630000">
            <text:p>532630000</text:p>
          </table:table-cell>
          <table:table-cell office:value-type="percentage" office:value="0.37125610767633">
            <text:p>37.13%</text:p>
          </table:table-cell>
          <table:table-cell table:number-columns-repeated="2"/>
        </table:table-row>
        <table:table-row table:style-name="ro1">
          <table:table-cell office:value-type="string">
            <text:p>002265</text:p>
          </table:table-cell>
          <table:table-cell office:value-type="string">
            <text:p>西仪股份</text:p>
          </table:table-cell>
          <table:table-cell office:value-type="float" office:value="788870000">
            <text:p>788870000</text:p>
          </table:table-cell>
          <table:table-cell office:value-type="float" office:value="292890000">
            <text:p>292890000</text:p>
          </table:table-cell>
          <table:table-cell office:value-type="percentage" office:value="0.371277903837134">
            <text:p>37.13%</text:p>
          </table:table-cell>
          <table:table-cell table:number-columns-repeated="2"/>
        </table:table-row>
        <table:table-row table:style-name="ro1">
          <table:table-cell office:value-type="string">
            <text:p>002242</text:p>
          </table:table-cell>
          <table:table-cell office:value-type="string">
            <text:p>九阳股份</text:p>
          </table:table-cell>
          <table:table-cell office:value-type="float" office:value="5592560000">
            <text:p>5592560000</text:p>
          </table:table-cell>
          <table:table-cell office:value-type="float" office:value="2078670000">
            <text:p>2078670000</text:p>
          </table:table-cell>
          <table:table-cell office:value-type="percentage" office:value="0.371684881342355">
            <text:p>37.17%</text:p>
          </table:table-cell>
          <table:table-cell table:number-columns-repeated="2"/>
        </table:table-row>
        <table:table-row table:style-name="ro1">
          <table:table-cell office:value-type="string">
            <text:p>300517</text:p>
          </table:table-cell>
          <table:table-cell office:value-type="string">
            <text:p>海波重科</text:p>
          </table:table-cell>
          <table:table-cell office:value-type="float" office:value="947960000">
            <text:p>947960000</text:p>
          </table:table-cell>
          <table:table-cell office:value-type="float" office:value="352480000">
            <text:p>352480000</text:p>
          </table:table-cell>
          <table:table-cell office:value-type="percentage" office:value="0.371830035022575">
            <text:p>37.18%</text:p>
          </table:table-cell>
          <table:table-cell table:number-columns-repeated="2"/>
        </table:table-row>
        <table:table-row table:style-name="ro1">
          <table:table-cell office:value-type="string">
            <text:p>002606</text:p>
          </table:table-cell>
          <table:table-cell office:value-type="string">
            <text:p>大连电瓷</text:p>
          </table:table-cell>
          <table:table-cell office:value-type="float" office:value="1395860000">
            <text:p>1395860000</text:p>
          </table:table-cell>
          <table:table-cell office:value-type="float" office:value="519970000">
            <text:p>519970000</text:p>
          </table:table-cell>
          <table:table-cell office:value-type="percentage" office:value="0.372508704311321">
            <text:p>37.25%</text:p>
          </table:table-cell>
          <table:table-cell table:number-columns-repeated="2"/>
        </table:table-row>
        <table:table-row table:style-name="ro1">
          <table:table-cell office:value-type="string">
            <text:p>600111</text:p>
          </table:table-cell>
          <table:table-cell office:value-type="string">
            <text:p>北方稀土</text:p>
          </table:table-cell>
          <table:table-cell office:value-type="float" office:value="15621640000">
            <text:p>15621640000</text:p>
          </table:table-cell>
          <table:table-cell office:value-type="float" office:value="5823080000">
            <text:p>5823080000</text:p>
          </table:table-cell>
          <table:table-cell office:value-type="percentage" office:value="0.372757277725002">
            <text:p>37.28%</text:p>
          </table:table-cell>
          <table:table-cell table:number-columns-repeated="2"/>
        </table:table-row>
        <table:table-row table:style-name="ro1">
          <table:table-cell office:value-type="string">
            <text:p>000949</text:p>
          </table:table-cell>
          <table:table-cell office:value-type="string">
            <text:p>新乡化纤</text:p>
          </table:table-cell>
          <table:table-cell office:value-type="float" office:value="5697170000">
            <text:p>5697170000</text:p>
          </table:table-cell>
          <table:table-cell office:value-type="float" office:value="2124300000">
            <text:p>2124300000</text:p>
          </table:table-cell>
          <table:table-cell office:value-type="percentage" office:value="0.372869336881294">
            <text:p>37.29%</text:p>
          </table:table-cell>
          <table:table-cell table:number-columns-repeated="2"/>
        </table:table-row>
        <table:table-row table:style-name="ro1">
          <table:table-cell office:value-type="string">
            <text:p>600866</text:p>
          </table:table-cell>
          <table:table-cell office:value-type="string">
            <text:p>星湖科技</text:p>
          </table:table-cell>
          <table:table-cell office:value-type="float" office:value="1710310000">
            <text:p>1710310000</text:p>
          </table:table-cell>
          <table:table-cell office:value-type="float" office:value="637900000">
            <text:p>637900000</text:p>
          </table:table-cell>
          <table:table-cell office:value-type="percentage" office:value="0.372973320626085">
            <text:p>37.30%</text:p>
          </table:table-cell>
          <table:table-cell table:number-columns-repeated="2"/>
        </table:table-row>
        <table:table-row table:style-name="ro1">
          <table:table-cell office:value-type="string">
            <text:p>600701</text:p>
          </table:table-cell>
          <table:table-cell office:value-type="string">
            <text:p>工大高新</text:p>
          </table:table-cell>
          <table:table-cell office:value-type="float" office:value="7139850000">
            <text:p>7139850000</text:p>
          </table:table-cell>
          <table:table-cell office:value-type="float" office:value="2664030000">
            <text:p>2664030000</text:p>
          </table:table-cell>
          <table:table-cell office:value-type="percentage" office:value="0.37312128406059">
            <text:p>37.31%</text:p>
          </table:table-cell>
          <table:table-cell table:number-columns-repeated="2"/>
        </table:table-row>
        <table:table-row table:style-name="ro1">
          <table:table-cell office:value-type="string">
            <text:p>300133</text:p>
          </table:table-cell>
          <table:table-cell office:value-type="string">
            <text:p>华策影视</text:p>
          </table:table-cell>
          <table:table-cell office:value-type="float" office:value="10383850000">
            <text:p>10383850000</text:p>
          </table:table-cell>
          <table:table-cell office:value-type="float" office:value="3876580000">
            <text:p>3876580000</text:p>
          </table:table-cell>
          <table:table-cell office:value-type="percentage" office:value="0.373327811938732">
            <text:p>37.33%</text:p>
          </table:table-cell>
          <table:table-cell table:number-columns-repeated="2"/>
        </table:table-row>
        <table:table-row table:style-name="ro1">
          <table:table-cell office:value-type="string">
            <text:p>600023</text:p>
          </table:table-cell>
          <table:table-cell office:value-type="string">
            <text:p>浙能电力</text:p>
          </table:table-cell>
          <table:table-cell office:value-type="float" office:value="105836580000">
            <text:p>105836580000</text:p>
          </table:table-cell>
          <table:table-cell office:value-type="float" office:value="39528690000">
            <text:p>39528690000</text:p>
          </table:table-cell>
          <table:table-cell office:value-type="percentage" office:value="0.373487975518483">
            <text:p>37.35%</text:p>
          </table:table-cell>
          <table:table-cell table:number-columns-repeated="2"/>
        </table:table-row>
        <table:table-row table:style-name="ro1">
          <table:table-cell office:value-type="string">
            <text:p>002399</text:p>
          </table:table-cell>
          <table:table-cell office:value-type="string">
            <text:p>海普瑞</text:p>
          </table:table-cell>
          <table:table-cell office:value-type="float" office:value="12913590000">
            <text:p>12913590000</text:p>
          </table:table-cell>
          <table:table-cell office:value-type="float" office:value="4825050000">
            <text:p>4825050000</text:p>
          </table:table-cell>
          <table:table-cell office:value-type="percentage" office:value="0.373641257001345">
            <text:p>37.36%</text:p>
          </table:table-cell>
          <table:table-cell table:number-columns-repeated="2"/>
        </table:table-row>
        <table:table-row table:style-name="ro1">
          <table:table-cell office:value-type="string">
            <text:p>002438</text:p>
          </table:table-cell>
          <table:table-cell office:value-type="string">
            <text:p>江苏神通</text:p>
          </table:table-cell>
          <table:table-cell office:value-type="float" office:value="1947660000">
            <text:p>1947660000</text:p>
          </table:table-cell>
          <table:table-cell office:value-type="float" office:value="729040000">
            <text:p>729040000</text:p>
          </table:table-cell>
          <table:table-cell office:value-type="percentage" office:value="0.374315845681484">
            <text:p>37.43%</text:p>
          </table:table-cell>
          <table:table-cell table:number-columns-repeated="2"/>
        </table:table-row>
        <table:table-row table:style-name="ro1">
          <table:table-cell office:value-type="string">
            <text:p>600681</text:p>
          </table:table-cell>
          <table:table-cell office:value-type="string">
            <text:p>百川能源</text:p>
          </table:table-cell>
          <table:table-cell office:value-type="float" office:value="3425570000">
            <text:p>3425570000</text:p>
          </table:table-cell>
          <table:table-cell office:value-type="float" office:value="1284420000">
            <text:p>1284420000</text:p>
          </table:table-cell>
          <table:table-cell office:value-type="percentage" office:value="0.374950738125334">
            <text:p>37.50%</text:p>
          </table:table-cell>
          <table:table-cell table:number-columns-repeated="2"/>
        </table:table-row>
        <table:table-row table:style-name="ro1">
          <table:table-cell office:value-type="string">
            <text:p>300063</text:p>
          </table:table-cell>
          <table:table-cell office:value-type="string">
            <text:p>天龙集团</text:p>
          </table:table-cell>
          <table:table-cell office:value-type="float" office:value="3686910000">
            <text:p>3686910000</text:p>
          </table:table-cell>
          <table:table-cell office:value-type="float" office:value="1383080000">
            <text:p>1383080000</text:p>
          </table:table-cell>
          <table:table-cell office:value-type="percentage" office:value="0.375132563583055">
            <text:p>37.51%</text:p>
          </table:table-cell>
          <table:table-cell table:number-columns-repeated="2"/>
        </table:table-row>
        <table:table-row table:style-name="ro1">
          <table:table-cell office:value-type="string">
            <text:p>300124</text:p>
          </table:table-cell>
          <table:table-cell office:value-type="string">
            <text:p>汇川技术</text:p>
          </table:table-cell>
          <table:table-cell office:value-type="float" office:value="7973870000">
            <text:p>7973870000</text:p>
          </table:table-cell>
          <table:table-cell office:value-type="float" office:value="2991580000">
            <text:p>2991580000</text:p>
          </table:table-cell>
          <table:table-cell office:value-type="percentage" office:value="0.375172908512429">
            <text:p>37.52%</text:p>
          </table:table-cell>
          <table:table-cell table:number-columns-repeated="2"/>
        </table:table-row>
        <table:table-row table:style-name="ro1">
          <table:table-cell office:value-type="string">
            <text:p>603699</text:p>
          </table:table-cell>
          <table:table-cell office:value-type="string">
            <text:p>纽威股份</text:p>
          </table:table-cell>
          <table:table-cell office:value-type="float" office:value="4042200000">
            <text:p>4042200000</text:p>
          </table:table-cell>
          <table:table-cell office:value-type="float" office:value="1516970000">
            <text:p>1516970000</text:p>
          </table:table-cell>
          <table:table-cell office:value-type="percentage" office:value="0.375283261590223">
            <text:p>37.53%</text:p>
          </table:table-cell>
          <table:table-cell table:number-columns-repeated="2"/>
        </table:table-row>
        <table:table-row table:style-name="ro1">
          <table:table-cell office:value-type="string">
            <text:p>600486</text:p>
          </table:table-cell>
          <table:table-cell office:value-type="string">
            <text:p>扬农化工</text:p>
          </table:table-cell>
          <table:table-cell office:value-type="float" office:value="5700480000">
            <text:p>5700480000</text:p>
          </table:table-cell>
          <table:table-cell office:value-type="float" office:value="2140280000">
            <text:p>2140280000</text:p>
          </table:table-cell>
          <table:table-cell office:value-type="percentage" office:value="0.375456101942293">
            <text:p>37.55%</text:p>
          </table:table-cell>
          <table:table-cell table:number-columns-repeated="2"/>
        </table:table-row>
        <table:table-row table:style-name="ro1">
          <table:table-cell office:value-type="string">
            <text:p>002574</text:p>
          </table:table-cell>
          <table:table-cell office:value-type="string">
            <text:p>明牌珠宝</text:p>
          </table:table-cell>
          <table:table-cell office:value-type="float" office:value="4921480000">
            <text:p>4921480000</text:p>
          </table:table-cell>
          <table:table-cell office:value-type="float" office:value="1849870000">
            <text:p>1849870000</text:p>
          </table:table-cell>
          <table:table-cell office:value-type="percentage" office:value="0.375876768776872">
            <text:p>37.59%</text:p>
          </table:table-cell>
          <table:table-cell table:number-columns-repeated="2"/>
        </table:table-row>
        <table:table-row table:style-name="ro1">
          <table:table-cell office:value-type="string">
            <text:p>600992</text:p>
          </table:table-cell>
          <table:table-cell office:value-type="string">
            <text:p>贵绳股份</text:p>
          </table:table-cell>
          <table:table-cell office:value-type="float" office:value="2178670000">
            <text:p>2178670000</text:p>
          </table:table-cell>
          <table:table-cell office:value-type="float" office:value="819310000">
            <text:p>819310000</text:p>
          </table:table-cell>
          <table:table-cell office:value-type="percentage" office:value="0.376059706151">
            <text:p>37.61%</text:p>
          </table:table-cell>
          <table:table-cell table:number-columns-repeated="2"/>
        </table:table-row>
        <table:table-row table:style-name="ro1">
          <table:table-cell office:value-type="string">
            <text:p>002093</text:p>
          </table:table-cell>
          <table:table-cell office:value-type="string">
            <text:p>国脉科技</text:p>
          </table:table-cell>
          <table:table-cell office:value-type="float" office:value="4572130000">
            <text:p>4572130000</text:p>
          </table:table-cell>
          <table:table-cell office:value-type="float" office:value="1719420000">
            <text:p>1719420000</text:p>
          </table:table-cell>
          <table:table-cell office:value-type="percentage" office:value="0.376065422461741">
            <text:p>37.61%</text:p>
          </table:table-cell>
          <table:table-cell table:number-columns-repeated="2"/>
        </table:table-row>
        <table:table-row table:style-name="ro1">
          <table:table-cell office:value-type="string">
            <text:p>603319</text:p>
          </table:table-cell>
          <table:table-cell office:value-type="string">
            <text:p>湘油泵</text:p>
          </table:table-cell>
          <table:table-cell office:value-type="float" office:value="958780000">
            <text:p>958780000</text:p>
          </table:table-cell>
          <table:table-cell office:value-type="float" office:value="360780000">
            <text:p>360780000</text:p>
          </table:table-cell>
          <table:table-cell office:value-type="percentage" office:value="0.376290702768101">
            <text:p>37.63%</text:p>
          </table:table-cell>
          <table:table-cell table:number-columns-repeated="2"/>
        </table:table-row>
        <table:table-row table:style-name="ro1">
          <table:table-cell office:value-type="string">
            <text:p>002479</text:p>
          </table:table-cell>
          <table:table-cell office:value-type="string">
            <text:p>富春环保</text:p>
          </table:table-cell>
          <table:table-cell office:value-type="float" office:value="5150090000">
            <text:p>5150090000</text:p>
          </table:table-cell>
          <table:table-cell office:value-type="float" office:value="1940060000">
            <text:p>1940060000</text:p>
          </table:table-cell>
          <table:table-cell office:value-type="percentage" office:value="0.376704096433266">
            <text:p>37.67%</text:p>
          </table:table-cell>
          <table:table-cell table:number-columns-repeated="2"/>
        </table:table-row>
        <table:table-row table:style-name="ro1">
          <table:table-cell office:value-type="string">
            <text:p>600337</text:p>
          </table:table-cell>
          <table:table-cell office:value-type="string">
            <text:p>美克家居</text:p>
          </table:table-cell>
          <table:table-cell office:value-type="float" office:value="5142720000">
            <text:p>5142720000</text:p>
          </table:table-cell>
          <table:table-cell office:value-type="float" office:value="1938180000">
            <text:p>1938180000</text:p>
          </table:table-cell>
          <table:table-cell office:value-type="percentage" office:value="0.376878383423558">
            <text:p>37.69%</text:p>
          </table:table-cell>
          <table:table-cell table:number-columns-repeated="2"/>
        </table:table-row>
        <table:table-row table:style-name="ro1">
          <table:table-cell office:value-type="string">
            <text:p>601313</text:p>
          </table:table-cell>
          <table:table-cell office:value-type="string">
            <text:p>江南嘉捷</text:p>
          </table:table-cell>
          <table:table-cell office:value-type="float" office:value="2817710000">
            <text:p>2817710000</text:p>
          </table:table-cell>
          <table:table-cell office:value-type="float" office:value="1062260000">
            <text:p>1062260000</text:p>
          </table:table-cell>
          <table:table-cell office:value-type="percentage" office:value="0.376994083848231">
            <text:p>37.70%</text:p>
          </table:table-cell>
          <table:table-cell table:number-columns-repeated="2"/>
        </table:table-row>
        <table:table-row table:style-name="ro1">
          <table:table-cell office:value-type="string">
            <text:p>600113</text:p>
          </table:table-cell>
          <table:table-cell office:value-type="string">
            <text:p>浙江东日</text:p>
          </table:table-cell>
          <table:table-cell office:value-type="float" office:value="917990000">
            <text:p>917990000</text:p>
          </table:table-cell>
          <table:table-cell office:value-type="float" office:value="346330000">
            <text:p>346330000</text:p>
          </table:table-cell>
          <table:table-cell office:value-type="percentage" office:value="0.377269904900925">
            <text:p>37.73%</text:p>
          </table:table-cell>
          <table:table-cell table:number-columns-repeated="2"/>
        </table:table-row>
        <table:table-row table:style-name="ro1">
          <table:table-cell office:value-type="string">
            <text:p>000573</text:p>
          </table:table-cell>
          <table:table-cell office:value-type="string">
            <text:p>粤宏远Ａ</text:p>
          </table:table-cell>
          <table:table-cell office:value-type="float" office:value="2760450000">
            <text:p>2760450000</text:p>
          </table:table-cell>
          <table:table-cell office:value-type="float" office:value="1041540000">
            <text:p>1041540000</text:p>
          </table:table-cell>
          <table:table-cell office:value-type="percentage" office:value="0.377308047600935">
            <text:p>37.73%</text:p>
          </table:table-cell>
          <table:table-cell table:number-columns-repeated="2"/>
        </table:table-row>
        <table:table-row table:style-name="ro1">
          <table:table-cell office:value-type="string">
            <text:p>300240</text:p>
          </table:table-cell>
          <table:table-cell office:value-type="string">
            <text:p>飞力达</text:p>
          </table:table-cell>
          <table:table-cell office:value-type="float" office:value="2027470000">
            <text:p>2027470000</text:p>
          </table:table-cell>
          <table:table-cell office:value-type="float" office:value="766630000">
            <text:p>766630000</text:p>
          </table:table-cell>
          <table:table-cell office:value-type="percentage" office:value="0.378121501181275">
            <text:p>37.81%</text:p>
          </table:table-cell>
          <table:table-cell table:number-columns-repeated="2"/>
        </table:table-row>
        <table:table-row table:style-name="ro1">
          <table:table-cell office:value-type="string">
            <text:p>600313</text:p>
          </table:table-cell>
          <table:table-cell office:value-type="string">
            <text:p>农发种业</text:p>
          </table:table-cell>
          <table:table-cell office:value-type="float" office:value="4121780000">
            <text:p>4121780000</text:p>
          </table:table-cell>
          <table:table-cell office:value-type="float" office:value="1558880000">
            <text:p>1558880000</text:p>
          </table:table-cell>
          <table:table-cell office:value-type="percentage" office:value="0.378205532561175">
            <text:p>37.82%</text:p>
          </table:table-cell>
          <table:table-cell table:number-columns-repeated="2"/>
        </table:table-row>
        <table:table-row table:style-name="ro1">
          <table:table-cell office:value-type="string">
            <text:p>603929</text:p>
          </table:table-cell>
          <table:table-cell office:value-type="string">
            <text:p>亚翔集成</text:p>
          </table:table-cell>
          <table:table-cell office:value-type="float" office:value="1428480000">
            <text:p>1428480000</text:p>
          </table:table-cell>
          <table:table-cell office:value-type="float" office:value="540350000">
            <text:p>540350000</text:p>
          </table:table-cell>
          <table:table-cell office:value-type="percentage" office:value="0.378269209229391">
            <text:p>37.83%</text:p>
          </table:table-cell>
          <table:table-cell table:number-columns-repeated="2"/>
        </table:table-row>
        <table:table-row table:style-name="ro1">
          <table:table-cell office:value-type="string">
            <text:p>000612</text:p>
          </table:table-cell>
          <table:table-cell office:value-type="string">
            <text:p>焦作万方</text:p>
          </table:table-cell>
          <table:table-cell office:value-type="float" office:value="7280940000">
            <text:p>7280940000</text:p>
          </table:table-cell>
          <table:table-cell office:value-type="float" office:value="2754900000">
            <text:p>2754900000</text:p>
          </table:table-cell>
          <table:table-cell office:value-type="percentage" office:value="0.378371474012971">
            <text:p>37.84%</text:p>
          </table:table-cell>
          <table:table-cell table:number-columns-repeated="2"/>
        </table:table-row>
        <table:table-row table:style-name="ro1">
          <table:table-cell office:value-type="string">
            <text:p>600271</text:p>
          </table:table-cell>
          <table:table-cell office:value-type="string">
            <text:p>航天信息</text:p>
          </table:table-cell>
          <table:table-cell office:value-type="float" office:value="17759110000">
            <text:p>17759110000</text:p>
          </table:table-cell>
          <table:table-cell office:value-type="float" office:value="6721440000">
            <text:p>6721440000</text:p>
          </table:table-cell>
          <table:table-cell office:value-type="percentage" office:value="0.378478426002204">
            <text:p>37.85%</text:p>
          </table:table-cell>
          <table:table-cell table:number-columns-repeated="2"/>
        </table:table-row>
        <table:table-row table:style-name="ro1">
          <table:table-cell office:value-type="string">
            <text:p>300300</text:p>
          </table:table-cell>
          <table:table-cell office:value-type="string">
            <text:p>汉鼎宇佑</text:p>
          </table:table-cell>
          <table:table-cell office:value-type="float" office:value="3519510000">
            <text:p>3519510000</text:p>
          </table:table-cell>
          <table:table-cell office:value-type="float" office:value="1332470000">
            <text:p>1332470000</text:p>
          </table:table-cell>
          <table:table-cell office:value-type="percentage" office:value="0.378595315825214">
            <text:p>37.86%</text:p>
          </table:table-cell>
          <table:table-cell table:number-columns-repeated="2"/>
        </table:table-row>
        <table:table-row table:style-name="ro1">
          <table:table-cell office:value-type="string">
            <text:p>300645</text:p>
          </table:table-cell>
          <table:table-cell office:value-type="string">
            <text:p>正元智慧</text:p>
          </table:table-cell>
          <table:table-cell office:value-type="float" office:value="571280000">
            <text:p>571280000</text:p>
          </table:table-cell>
          <table:table-cell office:value-type="float" office:value="216380000">
            <text:p>216380000</text:p>
          </table:table-cell>
          <table:table-cell office:value-type="percentage" office:value="0.378763478504411">
            <text:p>37.88%</text:p>
          </table:table-cell>
          <table:table-cell table:number-columns-repeated="2"/>
        </table:table-row>
        <table:table-row table:style-name="ro1">
          <table:table-cell office:value-type="string">
            <text:p>300301</text:p>
          </table:table-cell>
          <table:table-cell office:value-type="string">
            <text:p>长方集团</text:p>
          </table:table-cell>
          <table:table-cell office:value-type="float" office:value="3793720000">
            <text:p>3793720000</text:p>
          </table:table-cell>
          <table:table-cell office:value-type="float" office:value="1436990000">
            <text:p>1436990000</text:p>
          </table:table-cell>
          <table:table-cell office:value-type="percentage" office:value="0.378781249011524">
            <text:p>37.88%</text:p>
          </table:table-cell>
          <table:table-cell table:number-columns-repeated="2"/>
        </table:table-row>
        <table:table-row table:style-name="ro1">
          <table:table-cell office:value-type="string">
            <text:p>600845</text:p>
          </table:table-cell>
          <table:table-cell office:value-type="string">
            <text:p>宝信软件</text:p>
          </table:table-cell>
          <table:table-cell office:value-type="float" office:value="6838090000">
            <text:p>6838090000</text:p>
          </table:table-cell>
          <table:table-cell office:value-type="float" office:value="2590640000">
            <text:p>2590640000</text:p>
          </table:table-cell>
          <table:table-cell office:value-type="percentage" office:value="0.378854329205962">
            <text:p>37.89%</text:p>
          </table:table-cell>
          <table:table-cell table:number-columns-repeated="2"/>
        </table:table-row>
        <table:table-row table:style-name="ro1">
          <table:table-cell office:value-type="string">
            <text:p>002552</text:p>
          </table:table-cell>
          <table:table-cell office:value-type="string">
            <text:p>宝鼎科技</text:p>
          </table:table-cell>
          <table:table-cell office:value-type="float" office:value="1153000000">
            <text:p>1153000000</text:p>
          </table:table-cell>
          <table:table-cell office:value-type="float" office:value="436870000">
            <text:p>436870000</text:p>
          </table:table-cell>
          <table:table-cell office:value-type="percentage" office:value="0.378898525585429">
            <text:p>37.89%</text:p>
          </table:table-cell>
          <table:table-cell table:number-columns-repeated="2"/>
        </table:table-row>
        <table:table-row table:style-name="ro1">
          <table:table-cell office:value-type="string">
            <text:p>600833</text:p>
          </table:table-cell>
          <table:table-cell office:value-type="string">
            <text:p>第一医药</text:p>
          </table:table-cell>
          <table:table-cell office:value-type="float" office:value="1185290000">
            <text:p>1185290000</text:p>
          </table:table-cell>
          <table:table-cell office:value-type="float" office:value="449290000">
            <text:p>449290000</text:p>
          </table:table-cell>
          <table:table-cell office:value-type="percentage" office:value="0.37905491483097">
            <text:p>37.91%</text:p>
          </table:table-cell>
          <table:table-cell table:number-columns-repeated="2"/>
        </table:table-row>
        <table:table-row table:style-name="ro1">
          <table:table-cell office:value-type="string">
            <text:p>002579</text:p>
          </table:table-cell>
          <table:table-cell office:value-type="string">
            <text:p>中京电子</text:p>
          </table:table-cell>
          <table:table-cell office:value-type="float" office:value="1566290000">
            <text:p>1566290000</text:p>
          </table:table-cell>
          <table:table-cell office:value-type="float" office:value="594360000">
            <text:p>594360000</text:p>
          </table:table-cell>
          <table:table-cell office:value-type="percentage" office:value="0.379469957670674">
            <text:p>37.95%</text:p>
          </table:table-cell>
          <table:table-cell table:number-columns-repeated="2"/>
        </table:table-row>
        <table:table-row table:style-name="ro1">
          <table:table-cell office:value-type="string">
            <text:p>300073</text:p>
          </table:table-cell>
          <table:table-cell office:value-type="string">
            <text:p>当升科技</text:p>
          </table:table-cell>
          <table:table-cell office:value-type="float" office:value="2162810000">
            <text:p>2162810000</text:p>
          </table:table-cell>
          <table:table-cell office:value-type="float" office:value="821900000">
            <text:p>821900000</text:p>
          </table:table-cell>
          <table:table-cell office:value-type="percentage" office:value="0.380014888039171">
            <text:p>38.00%</text:p>
          </table:table-cell>
          <table:table-cell table:number-columns-repeated="2"/>
        </table:table-row>
        <table:table-row table:style-name="ro1">
          <table:table-cell office:value-type="string">
            <text:p>002513</text:p>
          </table:table-cell>
          <table:table-cell office:value-type="string">
            <text:p>蓝丰生化</text:p>
          </table:table-cell>
          <table:table-cell office:value-type="float" office:value="4050150000">
            <text:p>4050150000</text:p>
          </table:table-cell>
          <table:table-cell office:value-type="float" office:value="1539260000">
            <text:p>1539260000</text:p>
          </table:table-cell>
          <table:table-cell office:value-type="percentage" office:value="0.380050121600435">
            <text:p>38.01%</text:p>
          </table:table-cell>
          <table:table-cell table:number-columns-repeated="2"/>
        </table:table-row>
        <table:table-row table:style-name="ro1">
          <table:table-cell office:value-type="string">
            <text:p>601010</text:p>
          </table:table-cell>
          <table:table-cell office:value-type="string">
            <text:p>文峰股份</text:p>
          </table:table-cell>
          <table:table-cell office:value-type="float" office:value="6659490000">
            <text:p>6659490000</text:p>
          </table:table-cell>
          <table:table-cell office:value-type="float" office:value="2531500000">
            <text:p>2531500000</text:p>
          </table:table-cell>
          <table:table-cell office:value-type="percentage" office:value="0.38013421448189">
            <text:p>38.01%</text:p>
          </table:table-cell>
          <table:table-cell table:number-columns-repeated="2"/>
        </table:table-row>
        <table:table-row table:style-name="ro1">
          <table:table-cell office:value-type="string">
            <text:p>300536</text:p>
          </table:table-cell>
          <table:table-cell office:value-type="string">
            <text:p>农尚环境</text:p>
          </table:table-cell>
          <table:table-cell office:value-type="float" office:value="787560000">
            <text:p>787560000</text:p>
          </table:table-cell>
          <table:table-cell office:value-type="float" office:value="299400000">
            <text:p>299400000</text:p>
          </table:table-cell>
          <table:table-cell office:value-type="percentage" office:value="0.380161511503885">
            <text:p>38.02%</text:p>
          </table:table-cell>
          <table:table-cell table:number-columns-repeated="2"/>
        </table:table-row>
        <table:table-row table:style-name="ro1">
          <table:table-cell office:value-type="string">
            <text:p>600841</text:p>
          </table:table-cell>
          <table:table-cell office:value-type="string">
            <text:p>上柴股份</text:p>
          </table:table-cell>
          <table:table-cell office:value-type="float" office:value="5704130000">
            <text:p>5704130000</text:p>
          </table:table-cell>
          <table:table-cell office:value-type="float" office:value="2168750000">
            <text:p>2168750000</text:p>
          </table:table-cell>
          <table:table-cell office:value-type="percentage" office:value="0.380206972842484">
            <text:p>38.02%</text:p>
          </table:table-cell>
          <table:table-cell table:number-columns-repeated="2"/>
        </table:table-row>
        <table:table-row table:style-name="ro1">
          <table:table-cell office:value-type="string">
            <text:p>002403</text:p>
          </table:table-cell>
          <table:table-cell office:value-type="string">
            <text:p>爱仕达</text:p>
          </table:table-cell>
          <table:table-cell office:value-type="float" office:value="3462440000">
            <text:p>3462440000</text:p>
          </table:table-cell>
          <table:table-cell office:value-type="float" office:value="1316830000">
            <text:p>1316830000</text:p>
          </table:table-cell>
          <table:table-cell office:value-type="percentage" office:value="0.380318503714144">
            <text:p>38.03%</text:p>
          </table:table-cell>
          <table:table-cell table:number-columns-repeated="2"/>
        </table:table-row>
        <table:table-row table:style-name="ro1">
          <table:table-cell office:value-type="string">
            <text:p>002085</text:p>
          </table:table-cell>
          <table:table-cell office:value-type="string">
            <text:p>万丰奥威</text:p>
          </table:table-cell>
          <table:table-cell office:value-type="float" office:value="9288540000">
            <text:p>9288540000</text:p>
          </table:table-cell>
          <table:table-cell office:value-type="float" office:value="3532880000">
            <text:p>3532880000</text:p>
          </table:table-cell>
          <table:table-cell office:value-type="percentage" office:value="0.380348257099609">
            <text:p>38.03%</text:p>
          </table:table-cell>
          <table:table-cell table:number-columns-repeated="2"/>
        </table:table-row>
        <table:table-row table:style-name="ro1">
          <table:table-cell office:value-type="string">
            <text:p>600715</text:p>
          </table:table-cell>
          <table:table-cell office:value-type="string">
            <text:p>文投控股</text:p>
          </table:table-cell>
          <table:table-cell office:value-type="float" office:value="7336300000">
            <text:p>7336300000</text:p>
          </table:table-cell>
          <table:table-cell office:value-type="float" office:value="2790780000">
            <text:p>2790780000</text:p>
          </table:table-cell>
          <table:table-cell office:value-type="percentage" office:value="0.380407017161239">
            <text:p>38.04%</text:p>
          </table:table-cell>
          <table:table-cell table:number-columns-repeated="2"/>
        </table:table-row>
        <table:table-row table:style-name="ro1">
          <table:table-cell office:value-type="string">
            <text:p>002676</text:p>
          </table:table-cell>
          <table:table-cell office:value-type="string">
            <text:p>顺威股份</text:p>
          </table:table-cell>
          <table:table-cell office:value-type="float" office:value="1782440000">
            <text:p>1782440000</text:p>
          </table:table-cell>
          <table:table-cell office:value-type="float" office:value="678080000">
            <text:p>678080000</text:p>
          </table:table-cell>
          <table:table-cell office:value-type="percentage" office:value="0.380422342407038">
            <text:p>38.04%</text:p>
          </table:table-cell>
          <table:table-cell table:number-columns-repeated="2"/>
        </table:table-row>
        <table:table-row table:style-name="ro1">
          <table:table-cell office:value-type="string">
            <text:p>002815</text:p>
          </table:table-cell>
          <table:table-cell office:value-type="string">
            <text:p>崇达技术</text:p>
          </table:table-cell>
          <table:table-cell office:value-type="float" office:value="3403440000">
            <text:p>3403440000</text:p>
          </table:table-cell>
          <table:table-cell office:value-type="float" office:value="1296330000">
            <text:p>1296330000</text:p>
          </table:table-cell>
          <table:table-cell office:value-type="percentage" office:value="0.380888160214371">
            <text:p>38.09%</text:p>
          </table:table-cell>
          <table:table-cell table:number-columns-repeated="2"/>
        </table:table-row>
        <table:table-row table:style-name="ro1">
          <table:table-cell office:value-type="string">
            <text:p>600243</text:p>
          </table:table-cell>
          <table:table-cell office:value-type="string">
            <text:p>青海华鼎</text:p>
          </table:table-cell>
          <table:table-cell office:value-type="float" office:value="3004670000">
            <text:p>3004670000</text:p>
          </table:table-cell>
          <table:table-cell office:value-type="float" office:value="1144680000">
            <text:p>1144680000</text:p>
          </table:table-cell>
          <table:table-cell office:value-type="percentage" office:value="0.380966961430041">
            <text:p>38.10%</text:p>
          </table:table-cell>
          <table:table-cell table:number-columns-repeated="2"/>
        </table:table-row>
        <table:table-row table:style-name="ro1">
          <table:table-cell office:value-type="string">
            <text:p>002588</text:p>
          </table:table-cell>
          <table:table-cell office:value-type="string">
            <text:p>史丹利</text:p>
          </table:table-cell>
          <table:table-cell office:value-type="float" office:value="6857990000">
            <text:p>6857990000</text:p>
          </table:table-cell>
          <table:table-cell office:value-type="float" office:value="2612870000">
            <text:p>2612870000</text:p>
          </table:table-cell>
          <table:table-cell office:value-type="percentage" office:value="0.380996472727432">
            <text:p>38.10%</text:p>
          </table:table-cell>
          <table:table-cell table:number-columns-repeated="2"/>
        </table:table-row>
        <table:table-row table:style-name="ro1">
          <table:table-cell office:value-type="string">
            <text:p>600896</text:p>
          </table:table-cell>
          <table:table-cell office:value-type="string">
            <text:p>览海投资</text:p>
          </table:table-cell>
          <table:table-cell office:value-type="float" office:value="4367040000">
            <text:p>4367040000</text:p>
          </table:table-cell>
          <table:table-cell office:value-type="float" office:value="1664530000">
            <text:p>1664530000</text:p>
          </table:table-cell>
          <table:table-cell office:value-type="percentage" office:value="0.381157488825383">
            <text:p>38.12%</text:p>
          </table:table-cell>
          <table:table-cell table:number-columns-repeated="2"/>
        </table:table-row>
        <table:table-row table:style-name="ro2">
          <table:table-cell office:value-type="string">
            <text:p>600733</text:p>
          </table:table-cell>
          <table:table-cell office:value-type="string">
            <text:p>S*ST前锋</text:p>
          </table:table-cell>
          <table:table-cell office:value-type="float" office:value="371260000">
            <text:p>371260000</text:p>
          </table:table-cell>
          <table:table-cell office:value-type="float" office:value="141630000">
            <text:p>141630000</text:p>
          </table:table-cell>
          <table:table-cell office:value-type="percentage" office:value="0.3814846738135">
            <text:p>38.15%</text:p>
          </table:table-cell>
          <table:table-cell table:number-columns-repeated="2"/>
        </table:table-row>
        <table:table-row table:style-name="ro1">
          <table:table-cell office:value-type="string">
            <text:p>300637</text:p>
          </table:table-cell>
          <table:table-cell office:value-type="string">
            <text:p>扬帆新材</text:p>
          </table:table-cell>
          <table:table-cell office:value-type="float" office:value="450680000">
            <text:p>450680000</text:p>
          </table:table-cell>
          <table:table-cell office:value-type="float" office:value="171980000">
            <text:p>171980000</text:p>
          </table:table-cell>
          <table:table-cell office:value-type="percentage" office:value="0.381601136061063">
            <text:p>38.16%</text:p>
          </table:table-cell>
          <table:table-cell table:number-columns-repeated="2"/>
        </table:table-row>
        <table:table-row table:style-name="ro1">
          <table:table-cell office:value-type="string">
            <text:p>603118</text:p>
          </table:table-cell>
          <table:table-cell office:value-type="string">
            <text:p>共进股份</text:p>
          </table:table-cell>
          <table:table-cell office:value-type="float" office:value="6927640000">
            <text:p>6927640000</text:p>
          </table:table-cell>
          <table:table-cell office:value-type="float" office:value="2643710000">
            <text:p>2643710000</text:p>
          </table:table-cell>
          <table:table-cell office:value-type="percentage" office:value="0.381617693760068">
            <text:p>38.16%</text:p>
          </table:table-cell>
          <table:table-cell table:number-columns-repeated="2"/>
        </table:table-row>
        <table:table-row table:style-name="ro1">
          <table:table-cell office:value-type="string">
            <text:p>002291</text:p>
          </table:table-cell>
          <table:table-cell office:value-type="string">
            <text:p>星期六</text:p>
          </table:table-cell>
          <table:table-cell office:value-type="float" office:value="2986830000">
            <text:p>2986830000</text:p>
          </table:table-cell>
          <table:table-cell office:value-type="float" office:value="1140800000">
            <text:p>1140800000</text:p>
          </table:table-cell>
          <table:table-cell office:value-type="percentage" office:value="0.381943398184697">
            <text:p>38.19%</text:p>
          </table:table-cell>
          <table:table-cell table:number-columns-repeated="2"/>
        </table:table-row>
        <table:table-row table:style-name="ro1">
          <table:table-cell office:value-type="string">
            <text:p>600426</text:p>
          </table:table-cell>
          <table:table-cell office:value-type="string">
            <text:p>华鲁恒升</text:p>
          </table:table-cell>
          <table:table-cell office:value-type="float" office:value="13205540000">
            <text:p>13205540000</text:p>
          </table:table-cell>
          <table:table-cell office:value-type="float" office:value="5044400000">
            <text:p>5044400000</text:p>
          </table:table-cell>
          <table:table-cell office:value-type="percentage" office:value="0.381991194604689">
            <text:p>38.20%</text:p>
          </table:table-cell>
          <table:table-cell table:number-columns-repeated="2"/>
        </table:table-row>
        <table:table-row table:style-name="ro1">
          <table:table-cell office:value-type="string">
            <text:p>002332</text:p>
          </table:table-cell>
          <table:table-cell office:value-type="string">
            <text:p>仙琚制药</text:p>
          </table:table-cell>
          <table:table-cell office:value-type="float" office:value="3620740000">
            <text:p>3620740000</text:p>
          </table:table-cell>
          <table:table-cell office:value-type="float" office:value="1383730000">
            <text:p>1383730000</text:p>
          </table:table-cell>
          <table:table-cell office:value-type="percentage" office:value="0.382167733667703">
            <text:p>38.22%</text:p>
          </table:table-cell>
          <table:table-cell table:number-columns-repeated="2"/>
        </table:table-row>
        <table:table-row table:style-name="ro1">
          <table:table-cell office:value-type="string">
            <text:p>002212</text:p>
          </table:table-cell>
          <table:table-cell office:value-type="string">
            <text:p>南洋股份</text:p>
          </table:table-cell>
          <table:table-cell office:value-type="float" office:value="8944640000">
            <text:p>8944640000</text:p>
          </table:table-cell>
          <table:table-cell office:value-type="float" office:value="3418500000">
            <text:p>3418500000</text:p>
          </table:table-cell>
          <table:table-cell office:value-type="percentage" office:value="0.382184190755581">
            <text:p>38.22%</text:p>
          </table:table-cell>
          <table:table-cell table:number-columns-repeated="2"/>
        </table:table-row>
        <table:table-row table:style-name="ro1">
          <table:table-cell office:value-type="string">
            <text:p>300069</text:p>
          </table:table-cell>
          <table:table-cell office:value-type="string">
            <text:p>金利华电</text:p>
          </table:table-cell>
          <table:table-cell office:value-type="float" office:value="821020000">
            <text:p>821020000</text:p>
          </table:table-cell>
          <table:table-cell office:value-type="float" office:value="313900000">
            <text:p>313900000</text:p>
          </table:table-cell>
          <table:table-cell office:value-type="percentage" office:value="0.382329297702857">
            <text:p>38.23%</text:p>
          </table:table-cell>
          <table:table-cell table:number-columns-repeated="2"/>
        </table:table-row>
        <table:table-row table:style-name="ro1">
          <table:table-cell office:value-type="string">
            <text:p>002324</text:p>
          </table:table-cell>
          <table:table-cell office:value-type="string">
            <text:p>普利特</text:p>
          </table:table-cell>
          <table:table-cell office:value-type="float" office:value="3438960000">
            <text:p>3438960000</text:p>
          </table:table-cell>
          <table:table-cell office:value-type="float" office:value="1315720000">
            <text:p>1315720000</text:p>
          </table:table-cell>
          <table:table-cell office:value-type="percentage" office:value="0.382592411659339">
            <text:p>38.26%</text:p>
          </table:table-cell>
          <table:table-cell table:number-columns-repeated="2"/>
        </table:table-row>
        <table:table-row table:style-name="ro1">
          <table:table-cell office:value-type="string">
            <text:p>603017</text:p>
          </table:table-cell>
          <table:table-cell office:value-type="string">
            <text:p>中衡设计</text:p>
          </table:table-cell>
          <table:table-cell office:value-type="float" office:value="2552910000">
            <text:p>2552910000</text:p>
          </table:table-cell>
          <table:table-cell office:value-type="float" office:value="976930000">
            <text:p>976930000</text:p>
          </table:table-cell>
          <table:table-cell office:value-type="percentage" office:value="0.382673106376645">
            <text:p>38.27%</text:p>
          </table:table-cell>
          <table:table-cell table:number-columns-repeated="2"/>
        </table:table-row>
        <table:table-row table:style-name="ro1">
          <table:table-cell office:value-type="string">
            <text:p>600796</text:p>
          </table:table-cell>
          <table:table-cell office:value-type="string">
            <text:p>钱江生化</text:p>
          </table:table-cell>
          <table:table-cell office:value-type="float" office:value="1028520000">
            <text:p>1028520000</text:p>
          </table:table-cell>
          <table:table-cell office:value-type="float" office:value="393630000">
            <text:p>393630000</text:p>
          </table:table-cell>
          <table:table-cell office:value-type="percentage" office:value="0.382714969081787">
            <text:p>38.27%</text:p>
          </table:table-cell>
          <table:table-cell table:number-columns-repeated="2"/>
        </table:table-row>
        <table:table-row table:style-name="ro1">
          <table:table-cell office:value-type="string">
            <text:p>300095</text:p>
          </table:table-cell>
          <table:table-cell office:value-type="string">
            <text:p>华伍股份</text:p>
          </table:table-cell>
          <table:table-cell office:value-type="float" office:value="2120280000">
            <text:p>2120280000</text:p>
          </table:table-cell>
          <table:table-cell office:value-type="float" office:value="811870000">
            <text:p>811870000</text:p>
          </table:table-cell>
          <table:table-cell office:value-type="percentage" office:value="0.382906974550531">
            <text:p>38.29%</text:p>
          </table:table-cell>
          <table:table-cell table:number-columns-repeated="2"/>
        </table:table-row>
        <table:table-row table:style-name="ro1">
          <table:table-cell office:value-type="string">
            <text:p>002597</text:p>
          </table:table-cell>
          <table:table-cell office:value-type="string">
            <text:p>金禾实业</text:p>
          </table:table-cell>
          <table:table-cell office:value-type="float" office:value="4292390000">
            <text:p>4292390000</text:p>
          </table:table-cell>
          <table:table-cell office:value-type="float" office:value="1643970000">
            <text:p>1643970000</text:p>
          </table:table-cell>
          <table:table-cell office:value-type="percentage" office:value="0.38299641924429">
            <text:p>38.30%</text:p>
          </table:table-cell>
          <table:table-cell table:number-columns-repeated="2"/>
        </table:table-row>
        <table:table-row table:style-name="ro1">
          <table:table-cell office:value-type="string">
            <text:p>300136</text:p>
          </table:table-cell>
          <table:table-cell office:value-type="string">
            <text:p>信维通信</text:p>
          </table:table-cell>
          <table:table-cell office:value-type="float" office:value="3163200000">
            <text:p>3163200000</text:p>
          </table:table-cell>
          <table:table-cell office:value-type="float" office:value="1211860000">
            <text:p>1211860000</text:p>
          </table:table-cell>
          <table:table-cell office:value-type="percentage" office:value="0.383112038442084">
            <text:p>38.31%</text:p>
          </table:table-cell>
          <table:table-cell table:number-columns-repeated="2"/>
        </table:table-row>
        <table:table-row table:style-name="ro1">
          <table:table-cell office:value-type="string">
            <text:p>002823</text:p>
          </table:table-cell>
          <table:table-cell office:value-type="string">
            <text:p>凯中精密</text:p>
          </table:table-cell>
          <table:table-cell office:value-type="float" office:value="1628580000">
            <text:p>1628580000</text:p>
          </table:table-cell>
          <table:table-cell office:value-type="float" office:value="623990000">
            <text:p>623990000</text:p>
          </table:table-cell>
          <table:table-cell office:value-type="percentage" office:value="0.383149737808397">
            <text:p>38.31%</text:p>
          </table:table-cell>
          <table:table-cell table:number-columns-repeated="2"/>
        </table:table-row>
        <table:table-row table:style-name="ro1">
          <table:table-cell office:value-type="string">
            <text:p>002290</text:p>
          </table:table-cell>
          <table:table-cell office:value-type="string">
            <text:p>中科新材</text:p>
          </table:table-cell>
          <table:table-cell office:value-type="float" office:value="1954310000">
            <text:p>1954310000</text:p>
          </table:table-cell>
          <table:table-cell office:value-type="float" office:value="748950000">
            <text:p>748950000</text:p>
          </table:table-cell>
          <table:table-cell office:value-type="percentage" office:value="0.383229886763103">
            <text:p>38.32%</text:p>
          </table:table-cell>
          <table:table-cell table:number-columns-repeated="2"/>
        </table:table-row>
        <table:table-row table:style-name="ro1">
          <table:table-cell office:value-type="string">
            <text:p>002030</text:p>
          </table:table-cell>
          <table:table-cell office:value-type="string">
            <text:p>达安基因</text:p>
          </table:table-cell>
          <table:table-cell office:value-type="float" office:value="4139660000">
            <text:p>4139660000</text:p>
          </table:table-cell>
          <table:table-cell office:value-type="float" office:value="1586480000">
            <text:p>1586480000</text:p>
          </table:table-cell>
          <table:table-cell office:value-type="percentage" office:value="0.383239203219588">
            <text:p>38.32%</text:p>
          </table:table-cell>
          <table:table-cell table:number-columns-repeated="2"/>
        </table:table-row>
        <table:table-row table:style-name="ro1">
          <table:table-cell office:value-type="string">
            <text:p>002040</text:p>
          </table:table-cell>
          <table:table-cell office:value-type="string">
            <text:p>南 京 港</text:p>
          </table:table-cell>
          <table:table-cell office:value-type="float" office:value="4692120000">
            <text:p>4692120000</text:p>
          </table:table-cell>
          <table:table-cell office:value-type="float" office:value="1801240000">
            <text:p>1801240000</text:p>
          </table:table-cell>
          <table:table-cell office:value-type="percentage" office:value="0.383886175119136">
            <text:p>38.39%</text:p>
          </table:table-cell>
          <table:table-cell table:number-columns-repeated="2"/>
        </table:table-row>
        <table:table-row table:style-name="ro1">
          <table:table-cell office:value-type="string">
            <text:p>002421</text:p>
          </table:table-cell>
          <table:table-cell office:value-type="string">
            <text:p>达实智能</text:p>
          </table:table-cell>
          <table:table-cell office:value-type="float" office:value="4830630000">
            <text:p>4830630000</text:p>
          </table:table-cell>
          <table:table-cell office:value-type="float" office:value="1854920000">
            <text:p>1854920000</text:p>
          </table:table-cell>
          <table:table-cell office:value-type="percentage" office:value="0.383991322042881">
            <text:p>38.40%</text:p>
          </table:table-cell>
          <table:table-cell table:number-columns-repeated="2"/>
        </table:table-row>
        <table:table-row table:style-name="ro1">
          <table:table-cell office:value-type="string">
            <text:p>601700</text:p>
          </table:table-cell>
          <table:table-cell office:value-type="string">
            <text:p>风范股份</text:p>
          </table:table-cell>
          <table:table-cell office:value-type="float" office:value="4937560000">
            <text:p>4937560000</text:p>
          </table:table-cell>
          <table:table-cell office:value-type="float" office:value="1896640000">
            <text:p>1896640000</text:p>
          </table:table-cell>
          <table:table-cell office:value-type="percentage" office:value="0.384124952405642">
            <text:p>38.41%</text:p>
          </table:table-cell>
          <table:table-cell table:number-columns-repeated="2"/>
        </table:table-row>
        <table:table-row table:style-name="ro1">
          <table:table-cell office:value-type="string">
            <text:p>603703</text:p>
          </table:table-cell>
          <table:table-cell office:value-type="string">
            <text:p>盛洋科技</text:p>
          </table:table-cell>
          <table:table-cell office:value-type="float" office:value="843310000">
            <text:p>843310000</text:p>
          </table:table-cell>
          <table:table-cell office:value-type="float" office:value="324140000">
            <text:p>324140000</text:p>
          </table:table-cell>
          <table:table-cell office:value-type="percentage" office:value="0.38436636586783">
            <text:p>38.44%</text:p>
          </table:table-cell>
          <table:table-cell table:number-columns-repeated="2"/>
        </table:table-row>
        <table:table-row table:style-name="ro1">
          <table:table-cell office:value-type="string">
            <text:p>300169</text:p>
          </table:table-cell>
          <table:table-cell office:value-type="string">
            <text:p>天晟新材</text:p>
          </table:table-cell>
          <table:table-cell office:value-type="float" office:value="2045820000">
            <text:p>2045820000</text:p>
          </table:table-cell>
          <table:table-cell office:value-type="float" office:value="786520000">
            <text:p>786520000</text:p>
          </table:table-cell>
          <table:table-cell office:value-type="percentage" office:value="0.384452200095805">
            <text:p>38.45%</text:p>
          </table:table-cell>
          <table:table-cell table:number-columns-repeated="2"/>
        </table:table-row>
        <table:table-row table:style-name="ro1">
          <table:table-cell office:value-type="string">
            <text:p>603960</text:p>
          </table:table-cell>
          <table:table-cell office:value-type="string">
            <text:p>克来机电</text:p>
          </table:table-cell>
          <table:table-cell office:value-type="float" office:value="380500000">
            <text:p>380500000</text:p>
          </table:table-cell>
          <table:table-cell office:value-type="float" office:value="146410000">
            <text:p>146410000</text:p>
          </table:table-cell>
          <table:table-cell office:value-type="percentage" office:value="0.384783180026281">
            <text:p>38.48%</text:p>
          </table:table-cell>
          <table:table-cell table:number-columns-repeated="2"/>
        </table:table-row>
        <table:table-row table:style-name="ro1">
          <table:table-cell office:value-type="string">
            <text:p>300627</text:p>
          </table:table-cell>
          <table:table-cell office:value-type="string">
            <text:p>华测导航</text:p>
          </table:table-cell>
          <table:table-cell office:value-type="float" office:value="502360000">
            <text:p>502360000</text:p>
          </table:table-cell>
          <table:table-cell office:value-type="float" office:value="193300000">
            <text:p>193300000</text:p>
          </table:table-cell>
          <table:table-cell office:value-type="percentage" office:value="0.384783820367864">
            <text:p>38.48%</text:p>
          </table:table-cell>
          <table:table-cell table:number-columns-repeated="2"/>
        </table:table-row>
        <table:table-row table:style-name="ro1">
          <table:table-cell office:value-type="string">
            <text:p>002075</text:p>
          </table:table-cell>
          <table:table-cell office:value-type="string">
            <text:p>沙钢股份</text:p>
          </table:table-cell>
          <table:table-cell office:value-type="float" office:value="7838820000">
            <text:p>7838820000</text:p>
          </table:table-cell>
          <table:table-cell office:value-type="float" office:value="3016490000">
            <text:p>3016490000</text:p>
          </table:table-cell>
          <table:table-cell office:value-type="percentage" office:value="0.384814296029249">
            <text:p>38.48%</text:p>
          </table:table-cell>
          <table:table-cell table:number-columns-repeated="2"/>
        </table:table-row>
        <table:table-row table:style-name="ro1">
          <table:table-cell office:value-type="string">
            <text:p>300163</text:p>
          </table:table-cell>
          <table:table-cell office:value-type="string">
            <text:p>先锋新材</text:p>
          </table:table-cell>
          <table:table-cell office:value-type="float" office:value="1230000000">
            <text:p>1230000000</text:p>
          </table:table-cell>
          <table:table-cell office:value-type="float" office:value="473340000">
            <text:p>473340000</text:p>
          </table:table-cell>
          <table:table-cell office:value-type="percentage" office:value="0.384829268292683">
            <text:p>38.48%</text:p>
          </table:table-cell>
          <table:table-cell table:number-columns-repeated="2"/>
        </table:table-row>
        <table:table-row table:style-name="ro1">
          <table:table-cell office:value-type="string">
            <text:p>600523</text:p>
          </table:table-cell>
          <table:table-cell office:value-type="string">
            <text:p>贵航股份</text:p>
          </table:table-cell>
          <table:table-cell office:value-type="float" office:value="3780470000">
            <text:p>3780470000</text:p>
          </table:table-cell>
          <table:table-cell office:value-type="float" office:value="1454890000">
            <text:p>1454890000</text:p>
          </table:table-cell>
          <table:table-cell office:value-type="percentage" office:value="0.384843683457348">
            <text:p>38.48%</text:p>
          </table:table-cell>
          <table:table-cell table:number-columns-repeated="2"/>
        </table:table-row>
        <table:table-row table:style-name="ro1">
          <table:table-cell office:value-type="string">
            <text:p>300075</text:p>
          </table:table-cell>
          <table:table-cell office:value-type="string">
            <text:p>数字政通</text:p>
          </table:table-cell>
          <table:table-cell office:value-type="float" office:value="2352230000">
            <text:p>2352230000</text:p>
          </table:table-cell>
          <table:table-cell office:value-type="float" office:value="906290000">
            <text:p>906290000</text:p>
          </table:table-cell>
          <table:table-cell office:value-type="percentage" office:value="0.385289703812977">
            <text:p>38.53%</text:p>
          </table:table-cell>
          <table:table-cell table:number-columns-repeated="2"/>
        </table:table-row>
        <table:table-row table:style-name="ro1">
          <table:table-cell office:value-type="string">
            <text:p>000935</text:p>
          </table:table-cell>
          <table:table-cell office:value-type="string">
            <text:p>四川双马</text:p>
          </table:table-cell>
          <table:table-cell office:value-type="float" office:value="5409850000">
            <text:p>5409850000</text:p>
          </table:table-cell>
          <table:table-cell office:value-type="float" office:value="2085460000">
            <text:p>2085460000</text:p>
          </table:table-cell>
          <table:table-cell office:value-type="percentage" office:value="0.385493128275276">
            <text:p>38.55%</text:p>
          </table:table-cell>
          <table:table-cell table:number-columns-repeated="2"/>
        </table:table-row>
        <table:table-row table:style-name="ro1">
          <table:table-cell office:value-type="string">
            <text:p>300231</text:p>
          </table:table-cell>
          <table:table-cell office:value-type="string">
            <text:p>银信科技</text:p>
          </table:table-cell>
          <table:table-cell office:value-type="float" office:value="1004290000">
            <text:p>1004290000</text:p>
          </table:table-cell>
          <table:table-cell office:value-type="float" office:value="387390000">
            <text:p>387390000</text:p>
          </table:table-cell>
          <table:table-cell office:value-type="percentage" office:value="0.385735196009121">
            <text:p>38.57%</text:p>
          </table:table-cell>
          <table:table-cell table:number-columns-repeated="2"/>
        </table:table-row>
        <table:table-row table:style-name="ro1">
          <table:table-cell office:value-type="string">
            <text:p>300465</text:p>
          </table:table-cell>
          <table:table-cell office:value-type="string">
            <text:p>高伟达</text:p>
          </table:table-cell>
          <table:table-cell office:value-type="float" office:value="1699680000">
            <text:p>1699680000</text:p>
          </table:table-cell>
          <table:table-cell office:value-type="float" office:value="655770000">
            <text:p>655770000</text:p>
          </table:table-cell>
          <table:table-cell office:value-type="percentage" office:value="0.385819683705168">
            <text:p>38.58%</text:p>
          </table:table-cell>
          <table:table-cell table:number-columns-repeated="2"/>
        </table:table-row>
        <table:table-row table:style-name="ro1">
          <table:table-cell office:value-type="string">
            <text:p>600249</text:p>
          </table:table-cell>
          <table:table-cell office:value-type="string">
            <text:p>两面针</text:p>
          </table:table-cell>
          <table:table-cell office:value-type="float" office:value="3276850000">
            <text:p>3276850000</text:p>
          </table:table-cell>
          <table:table-cell office:value-type="float" office:value="1264660000">
            <text:p>1264660000</text:p>
          </table:table-cell>
          <table:table-cell office:value-type="percentage" office:value="0.385937714573447">
            <text:p>38.59%</text:p>
          </table:table-cell>
          <table:table-cell table:number-columns-repeated="2"/>
        </table:table-row>
        <table:table-row table:style-name="ro1">
          <table:table-cell office:value-type="string">
            <text:p>600611</text:p>
          </table:table-cell>
          <table:table-cell office:value-type="string">
            <text:p>大众交通</text:p>
          </table:table-cell>
          <table:table-cell office:value-type="float" office:value="15938020000">
            <text:p>15938020000</text:p>
          </table:table-cell>
          <table:table-cell office:value-type="float" office:value="6154710000">
            <text:p>6154710000</text:p>
          </table:table-cell>
          <table:table-cell office:value-type="percentage" office:value="0.386165282764107">
            <text:p>38.62%</text:p>
          </table:table-cell>
          <table:table-cell table:number-columns-repeated="2"/>
        </table:table-row>
        <table:table-row table:style-name="ro1">
          <table:table-cell office:value-type="string">
            <text:p>002392</text:p>
          </table:table-cell>
          <table:table-cell office:value-type="string">
            <text:p>北京利尔</text:p>
          </table:table-cell>
          <table:table-cell office:value-type="float" office:value="4901240000">
            <text:p>4901240000</text:p>
          </table:table-cell>
          <table:table-cell office:value-type="float" office:value="1893490000">
            <text:p>1893490000</text:p>
          </table:table-cell>
          <table:table-cell office:value-type="percentage" office:value="0.386328765781721">
            <text:p>38.63%</text:p>
          </table:table-cell>
          <table:table-cell table:number-columns-repeated="2"/>
        </table:table-row>
        <table:table-row table:style-name="ro1">
          <table:table-cell office:value-type="string">
            <text:p>300476</text:p>
          </table:table-cell>
          <table:table-cell office:value-type="string">
            <text:p>胜宏科技</text:p>
          </table:table-cell>
          <table:table-cell office:value-type="float" office:value="2361740000">
            <text:p>2361740000</text:p>
          </table:table-cell>
          <table:table-cell office:value-type="float" office:value="914040000">
            <text:p>914040000</text:p>
          </table:table-cell>
          <table:table-cell office:value-type="percentage" office:value="0.387019739683454">
            <text:p>38.70%</text:p>
          </table:table-cell>
          <table:table-cell table:number-columns-repeated="2"/>
        </table:table-row>
        <table:table-row table:style-name="ro1">
          <table:table-cell office:value-type="string">
            <text:p>002276</text:p>
          </table:table-cell>
          <table:table-cell office:value-type="string">
            <text:p>万马股份</text:p>
          </table:table-cell>
          <table:table-cell office:value-type="float" office:value="5031970000">
            <text:p>5031970000</text:p>
          </table:table-cell>
          <table:table-cell office:value-type="float" office:value="1947840000">
            <text:p>1947840000</text:p>
          </table:table-cell>
          <table:table-cell office:value-type="percentage" office:value="0.387092927819522">
            <text:p>38.71%</text:p>
          </table:table-cell>
          <table:table-cell table:number-columns-repeated="2"/>
        </table:table-row>
        <table:table-row table:style-name="ro1">
          <table:table-cell office:value-type="string">
            <text:p>600004</text:p>
          </table:table-cell>
          <table:table-cell office:value-type="string">
            <text:p>白云机场</text:p>
          </table:table-cell>
          <table:table-cell office:value-type="float" office:value="17743460000">
            <text:p>17743460000</text:p>
          </table:table-cell>
          <table:table-cell office:value-type="float" office:value="6868990000">
            <text:p>6868990000</text:p>
          </table:table-cell>
          <table:table-cell office:value-type="percentage" office:value="0.387127989693104">
            <text:p>38.71%</text:p>
          </table:table-cell>
          <table:table-cell table:number-columns-repeated="2"/>
        </table:table-row>
        <table:table-row table:style-name="ro1">
          <table:table-cell office:value-type="string">
            <text:p>002249</text:p>
          </table:table-cell>
          <table:table-cell office:value-type="string">
            <text:p>大洋电机</text:p>
          </table:table-cell>
          <table:table-cell office:value-type="float" office:value="14512300000">
            <text:p>14512300000</text:p>
          </table:table-cell>
          <table:table-cell office:value-type="float" office:value="5618390000">
            <text:p>5618390000</text:p>
          </table:table-cell>
          <table:table-cell office:value-type="percentage" office:value="0.387146765157832">
            <text:p>38.71%</text:p>
          </table:table-cell>
          <table:table-cell table:number-columns-repeated="2"/>
        </table:table-row>
        <table:table-row table:style-name="ro1">
          <table:table-cell office:value-type="string">
            <text:p>002527</text:p>
          </table:table-cell>
          <table:table-cell office:value-type="string">
            <text:p>新时达</text:p>
          </table:table-cell>
          <table:table-cell office:value-type="float" office:value="4438050000">
            <text:p>4438050000</text:p>
          </table:table-cell>
          <table:table-cell office:value-type="float" office:value="1718410000">
            <text:p>1718410000</text:p>
          </table:table-cell>
          <table:table-cell office:value-type="percentage" office:value="0.387199333040412">
            <text:p>38.72%</text:p>
          </table:table-cell>
          <table:table-cell table:number-columns-repeated="2"/>
        </table:table-row>
        <table:table-row table:style-name="ro1">
          <table:table-cell office:value-type="string">
            <text:p>600138</text:p>
          </table:table-cell>
          <table:table-cell office:value-type="string">
            <text:p>中青旅</text:p>
          </table:table-cell>
          <table:table-cell office:value-type="float" office:value="10949450000">
            <text:p>10949450000</text:p>
          </table:table-cell>
          <table:table-cell office:value-type="float" office:value="4240170000">
            <text:p>4240170000</text:p>
          </table:table-cell>
          <table:table-cell office:value-type="percentage" office:value="0.387249587878843">
            <text:p>38.72%</text:p>
          </table:table-cell>
          <table:table-cell table:number-columns-repeated="2"/>
        </table:table-row>
        <table:table-row table:style-name="ro1">
          <table:table-cell office:value-type="string">
            <text:p>600195</text:p>
          </table:table-cell>
          <table:table-cell office:value-type="string">
            <text:p>中牧股份</text:p>
          </table:table-cell>
          <table:table-cell office:value-type="float" office:value="6030680000">
            <text:p>6030680000</text:p>
          </table:table-cell>
          <table:table-cell office:value-type="float" office:value="2336520000">
            <text:p>2336520000</text:p>
          </table:table-cell>
          <table:table-cell office:value-type="percentage" office:value="0.38743889577958">
            <text:p>38.74%</text:p>
          </table:table-cell>
          <table:table-cell table:number-columns-repeated="2"/>
        </table:table-row>
        <table:table-row table:style-name="ro1">
          <table:table-cell office:value-type="string">
            <text:p>603778</text:p>
          </table:table-cell>
          <table:table-cell office:value-type="string">
            <text:p>乾景园林</text:p>
          </table:table-cell>
          <table:table-cell office:value-type="float" office:value="1541150000">
            <text:p>1541150000</text:p>
          </table:table-cell>
          <table:table-cell office:value-type="float" office:value="597420000">
            <text:p>597420000</text:p>
          </table:table-cell>
          <table:table-cell office:value-type="percentage" office:value="0.387645589332641">
            <text:p>38.76%</text:p>
          </table:table-cell>
          <table:table-cell table:number-columns-repeated="2"/>
        </table:table-row>
        <table:table-row table:style-name="ro1">
          <table:table-cell office:value-type="string">
            <text:p>002240</text:p>
          </table:table-cell>
          <table:table-cell office:value-type="string">
            <text:p>威华股份</text:p>
          </table:table-cell>
          <table:table-cell office:value-type="float" office:value="2522440000">
            <text:p>2522440000</text:p>
          </table:table-cell>
          <table:table-cell office:value-type="float" office:value="978250000">
            <text:p>978250000</text:p>
          </table:table-cell>
          <table:table-cell office:value-type="percentage" office:value="0.387818937219518">
            <text:p>38.78%</text:p>
          </table:table-cell>
          <table:table-cell table:number-columns-repeated="2"/>
        </table:table-row>
        <table:table-row table:style-name="ro1">
          <table:table-cell office:value-type="string">
            <text:p>600642</text:p>
          </table:table-cell>
          <table:table-cell office:value-type="string">
            <text:p>申能股份</text:p>
          </table:table-cell>
          <table:table-cell office:value-type="float" office:value="53675100000">
            <text:p>53675100000</text:p>
          </table:table-cell>
          <table:table-cell office:value-type="float" office:value="20817000000">
            <text:p>20817000000</text:p>
          </table:table-cell>
          <table:table-cell office:value-type="percentage" office:value="0.387833464679153">
            <text:p>38.78%</text:p>
          </table:table-cell>
          <table:table-cell table:number-columns-repeated="2"/>
        </table:table-row>
        <table:table-row table:style-name="ro1">
          <table:table-cell office:value-type="string">
            <text:p>603399</text:p>
          </table:table-cell>
          <table:table-cell office:value-type="string">
            <text:p>新华龙</text:p>
          </table:table-cell>
          <table:table-cell office:value-type="float" office:value="3020580000">
            <text:p>3020580000</text:p>
          </table:table-cell>
          <table:table-cell office:value-type="float" office:value="1171510000">
            <text:p>1171510000</text:p>
          </table:table-cell>
          <table:table-cell office:value-type="percentage" office:value="0.387842732190506">
            <text:p>38.78%</text:p>
          </table:table-cell>
          <table:table-cell table:number-columns-repeated="2"/>
        </table:table-row>
        <table:table-row table:style-name="ro1">
          <table:table-cell office:value-type="string">
            <text:p>600834</text:p>
          </table:table-cell>
          <table:table-cell office:value-type="string">
            <text:p>申通地铁</text:p>
          </table:table-cell>
          <table:table-cell office:value-type="float" office:value="2342390000">
            <text:p>2342390000</text:p>
          </table:table-cell>
          <table:table-cell office:value-type="float" office:value="909020000">
            <text:p>909020000</text:p>
          </table:table-cell>
          <table:table-cell office:value-type="percentage" office:value="0.388073719577013">
            <text:p>38.81%</text:p>
          </table:table-cell>
          <table:table-cell table:number-columns-repeated="2"/>
        </table:table-row>
        <table:table-row table:style-name="ro1">
          <table:table-cell office:value-type="string">
            <text:p>300138</text:p>
          </table:table-cell>
          <table:table-cell office:value-type="string">
            <text:p>晨光生物</text:p>
          </table:table-cell>
          <table:table-cell office:value-type="float" office:value="2492400000">
            <text:p>2492400000</text:p>
          </table:table-cell>
          <table:table-cell office:value-type="float" office:value="967460000">
            <text:p>967460000</text:p>
          </table:table-cell>
          <table:table-cell office:value-type="percentage" office:value="0.388164018616594">
            <text:p>38.82%</text:p>
          </table:table-cell>
          <table:table-cell table:number-columns-repeated="2"/>
        </table:table-row>
        <table:table-row table:style-name="ro1">
          <table:table-cell office:value-type="string">
            <text:p>000610</text:p>
          </table:table-cell>
          <table:table-cell office:value-type="string">
            <text:p>西安旅游</text:p>
          </table:table-cell>
          <table:table-cell office:value-type="float" office:value="1381850000">
            <text:p>1381850000</text:p>
          </table:table-cell>
          <table:table-cell office:value-type="float" office:value="536490000">
            <text:p>536490000</text:p>
          </table:table-cell>
          <table:table-cell office:value-type="percentage" office:value="0.388240402359156">
            <text:p>38.82%</text:p>
          </table:table-cell>
          <table:table-cell table:number-columns-repeated="2"/>
        </table:table-row>
        <table:table-row table:style-name="ro1">
          <table:table-cell office:value-type="string">
            <text:p>300087</text:p>
          </table:table-cell>
          <table:table-cell office:value-type="string">
            <text:p>荃银高科</text:p>
          </table:table-cell>
          <table:table-cell office:value-type="float" office:value="1430460000">
            <text:p>1430460000</text:p>
          </table:table-cell>
          <table:table-cell office:value-type="float" office:value="555510000">
            <text:p>555510000</text:p>
          </table:table-cell>
          <table:table-cell office:value-type="percentage" office:value="0.388343609747913">
            <text:p>38.83%</text:p>
          </table:table-cell>
          <table:table-cell table:number-columns-repeated="2"/>
        </table:table-row>
        <table:table-row table:style-name="ro1">
          <table:table-cell office:value-type="string">
            <text:p>002397</text:p>
          </table:table-cell>
          <table:table-cell office:value-type="string">
            <text:p>梦洁股份</text:p>
          </table:table-cell>
          <table:table-cell office:value-type="float" office:value="2494990000">
            <text:p>2494990000</text:p>
          </table:table-cell>
          <table:table-cell office:value-type="float" office:value="969260000">
            <text:p>969260000</text:p>
          </table:table-cell>
          <table:table-cell office:value-type="percentage" office:value="0.388482518968012">
            <text:p>38.85%</text:p>
          </table:table-cell>
          <table:table-cell table:number-columns-repeated="2"/>
        </table:table-row>
        <table:table-row table:style-name="ro1">
          <table:table-cell office:value-type="string">
            <text:p>002723</text:p>
          </table:table-cell>
          <table:table-cell office:value-type="string">
            <text:p>金莱特</text:p>
          </table:table-cell>
          <table:table-cell office:value-type="float" office:value="1049050000">
            <text:p>1049050000</text:p>
          </table:table-cell>
          <table:table-cell office:value-type="float" office:value="407550000">
            <text:p>407550000</text:p>
          </table:table-cell>
          <table:table-cell office:value-type="percentage" office:value="0.388494352032792">
            <text:p>38.85%</text:p>
          </table:table-cell>
          <table:table-cell table:number-columns-repeated="2"/>
        </table:table-row>
        <table:table-row table:style-name="ro1">
          <table:table-cell office:value-type="string">
            <text:p>000850</text:p>
          </table:table-cell>
          <table:table-cell office:value-type="string">
            <text:p>华茂股份</text:p>
          </table:table-cell>
          <table:table-cell office:value-type="float" office:value="7795440000">
            <text:p>7795440000</text:p>
          </table:table-cell>
          <table:table-cell office:value-type="float" office:value="3036120000">
            <text:p>3036120000</text:p>
          </table:table-cell>
          <table:table-cell office:value-type="percentage" office:value="0.389473846248576">
            <text:p>38.95%</text:p>
          </table:table-cell>
          <table:table-cell table:number-columns-repeated="2"/>
        </table:table-row>
        <table:table-row table:style-name="ro1">
          <table:table-cell office:value-type="string">
            <text:p>002565</text:p>
          </table:table-cell>
          <table:table-cell office:value-type="string">
            <text:p>顺灏股份</text:p>
          </table:table-cell>
          <table:table-cell office:value-type="float" office:value="3721170000">
            <text:p>3721170000</text:p>
          </table:table-cell>
          <table:table-cell office:value-type="float" office:value="1449920000">
            <text:p>1449920000</text:p>
          </table:table-cell>
          <table:table-cell office:value-type="percentage" office:value="0.389640892514989">
            <text:p>38.96%</text:p>
          </table:table-cell>
          <table:table-cell table:number-columns-repeated="2"/>
        </table:table-row>
        <table:table-row table:style-name="ro1">
          <table:table-cell office:value-type="string">
            <text:p>000790</text:p>
          </table:table-cell>
          <table:table-cell office:value-type="string">
            <text:p>泰合健康</text:p>
          </table:table-cell>
          <table:table-cell office:value-type="float" office:value="1091030000">
            <text:p>1091030000</text:p>
          </table:table-cell>
          <table:table-cell office:value-type="float" office:value="425190000">
            <text:p>425190000</text:p>
          </table:table-cell>
          <table:table-cell office:value-type="percentage" office:value="0.389714306664345">
            <text:p>38.97%</text:p>
          </table:table-cell>
          <table:table-cell table:number-columns-repeated="2"/>
        </table:table-row>
        <table:table-row table:style-name="ro1">
          <table:table-cell office:value-type="string">
            <text:p>002394</text:p>
          </table:table-cell>
          <table:table-cell office:value-type="string">
            <text:p>联发股份</text:p>
          </table:table-cell>
          <table:table-cell office:value-type="float" office:value="4725190000">
            <text:p>4725190000</text:p>
          </table:table-cell>
          <table:table-cell office:value-type="float" office:value="1843030000">
            <text:p>1843030000</text:p>
          </table:table-cell>
          <table:table-cell office:value-type="percentage" office:value="0.390043574967356">
            <text:p>39.00%</text:p>
          </table:table-cell>
          <table:table-cell table:number-columns-repeated="2"/>
        </table:table-row>
        <table:table-row table:style-name="ro1">
          <table:table-cell office:value-type="string">
            <text:p>002076</text:p>
          </table:table-cell>
          <table:table-cell office:value-type="string">
            <text:p>雪 莱 特</text:p>
          </table:table-cell>
          <table:table-cell office:value-type="float" office:value="1675500000">
            <text:p>1675500000</text:p>
          </table:table-cell>
          <table:table-cell office:value-type="float" office:value="653560000">
            <text:p>653560000</text:p>
          </table:table-cell>
          <table:table-cell office:value-type="percentage" office:value="0.390068636227992">
            <text:p>39.01%</text:p>
          </table:table-cell>
          <table:table-cell table:number-columns-repeated="2"/>
        </table:table-row>
        <table:table-row table:style-name="ro1">
          <table:table-cell office:value-type="string">
            <text:p>300464</text:p>
          </table:table-cell>
          <table:table-cell office:value-type="string">
            <text:p>星徽精密</text:p>
          </table:table-cell>
          <table:table-cell office:value-type="float" office:value="833810000">
            <text:p>833810000</text:p>
          </table:table-cell>
          <table:table-cell office:value-type="float" office:value="325330000">
            <text:p>325330000</text:p>
          </table:table-cell>
          <table:table-cell office:value-type="percentage" office:value="0.390172821146304">
            <text:p>39.02%</text:p>
          </table:table-cell>
          <table:table-cell table:number-columns-repeated="2"/>
        </table:table-row>
        <table:table-row table:style-name="ro1">
          <table:table-cell office:value-type="string">
            <text:p>002653</text:p>
          </table:table-cell>
          <table:table-cell office:value-type="string">
            <text:p>海思科</text:p>
          </table:table-cell>
          <table:table-cell office:value-type="float" office:value="3714350000">
            <text:p>3714350000</text:p>
          </table:table-cell>
          <table:table-cell office:value-type="float" office:value="1449800000">
            <text:p>1449800000</text:p>
          </table:table-cell>
          <table:table-cell office:value-type="percentage" office:value="0.390324013622841">
            <text:p>39.03%</text:p>
          </table:table-cell>
          <table:table-cell table:number-columns-repeated="2"/>
        </table:table-row>
        <table:table-row table:style-name="ro1">
          <table:table-cell office:value-type="string">
            <text:p>000068</text:p>
          </table:table-cell>
          <table:table-cell office:value-type="string">
            <text:p>华控赛格</text:p>
          </table:table-cell>
          <table:table-cell office:value-type="float" office:value="1313720000">
            <text:p>1313720000</text:p>
          </table:table-cell>
          <table:table-cell office:value-type="float" office:value="512820000">
            <text:p>512820000</text:p>
          </table:table-cell>
          <table:table-cell office:value-type="percentage" office:value="0.390357153731389">
            <text:p>39.04%</text:p>
          </table:table-cell>
          <table:table-cell table:number-columns-repeated="2"/>
        </table:table-row>
        <table:table-row table:style-name="ro1">
          <table:table-cell office:value-type="string">
            <text:p>600343</text:p>
          </table:table-cell>
          <table:table-cell office:value-type="string">
            <text:p>航天动力</text:p>
          </table:table-cell>
          <table:table-cell office:value-type="float" office:value="4355040000">
            <text:p>4355040000</text:p>
          </table:table-cell>
          <table:table-cell office:value-type="float" office:value="1702430000">
            <text:p>1702430000</text:p>
          </table:table-cell>
          <table:table-cell office:value-type="percentage" office:value="0.39091030162754">
            <text:p>39.09%</text:p>
          </table:table-cell>
          <table:table-cell table:number-columns-repeated="2"/>
        </table:table-row>
        <table:table-row table:style-name="ro1">
          <table:table-cell office:value-type="string">
            <text:p>300484</text:p>
          </table:table-cell>
          <table:table-cell office:value-type="string">
            <text:p>蓝海华腾</text:p>
          </table:table-cell>
          <table:table-cell office:value-type="float" office:value="1001170000">
            <text:p>1001170000</text:p>
          </table:table-cell>
          <table:table-cell office:value-type="float" office:value="391590000">
            <text:p>391590000</text:p>
          </table:table-cell>
          <table:table-cell office:value-type="percentage" office:value="0.391132375121108">
            <text:p>39.11%</text:p>
          </table:table-cell>
          <table:table-cell table:number-columns-repeated="2"/>
        </table:table-row>
        <table:table-row table:style-name="ro1">
          <table:table-cell office:value-type="string">
            <text:p>600433</text:p>
          </table:table-cell>
          <table:table-cell office:value-type="string">
            <text:p>冠豪高新</text:p>
          </table:table-cell>
          <table:table-cell office:value-type="float" office:value="4178680000">
            <text:p>4178680000</text:p>
          </table:table-cell>
          <table:table-cell office:value-type="float" office:value="1635230000">
            <text:p>1635230000</text:p>
          </table:table-cell>
          <table:table-cell office:value-type="percentage" office:value="0.391326926206362">
            <text:p>39.13%</text:p>
          </table:table-cell>
          <table:table-cell table:number-columns-repeated="2"/>
        </table:table-row>
        <table:table-row table:style-name="ro1">
          <table:table-cell office:value-type="string">
            <text:p>603515</text:p>
          </table:table-cell>
          <table:table-cell office:value-type="string">
            <text:p>欧普照明</text:p>
          </table:table-cell>
          <table:table-cell office:value-type="float" office:value="5166600000">
            <text:p>5166600000</text:p>
          </table:table-cell>
          <table:table-cell office:value-type="float" office:value="2022210000">
            <text:p>2022210000</text:p>
          </table:table-cell>
          <table:table-cell office:value-type="percentage" office:value="0.391400534200441">
            <text:p>39.14%</text:p>
          </table:table-cell>
          <table:table-cell table:number-columns-repeated="2"/>
        </table:table-row>
        <table:table-row table:style-name="ro1">
          <table:table-cell office:value-type="string">
            <text:p>600794</text:p>
          </table:table-cell>
          <table:table-cell office:value-type="string">
            <text:p>保税科技</text:p>
          </table:table-cell>
          <table:table-cell office:value-type="float" office:value="3638560000">
            <text:p>3638560000</text:p>
          </table:table-cell>
          <table:table-cell office:value-type="float" office:value="1424240000">
            <text:p>1424240000</text:p>
          </table:table-cell>
          <table:table-cell office:value-type="percentage" office:value="0.391429576535772">
            <text:p>39.14%</text:p>
          </table:table-cell>
          <table:table-cell table:number-columns-repeated="2"/>
        </table:table-row>
        <table:table-row table:style-name="ro1">
          <table:table-cell office:value-type="string">
            <text:p>600460</text:p>
          </table:table-cell>
          <table:table-cell office:value-type="string">
            <text:p>士兰微</text:p>
          </table:table-cell>
          <table:table-cell office:value-type="float" office:value="5087800000">
            <text:p>5087800000</text:p>
          </table:table-cell>
          <table:table-cell office:value-type="float" office:value="1993560000">
            <text:p>1993560000</text:p>
          </table:table-cell>
          <table:table-cell office:value-type="percentage" office:value="0.391831439915091">
            <text:p>39.18%</text:p>
          </table:table-cell>
          <table:table-cell table:number-columns-repeated="2"/>
        </table:table-row>
        <table:table-row table:style-name="ro1">
          <table:table-cell office:value-type="string">
            <text:p>603315</text:p>
          </table:table-cell>
          <table:table-cell office:value-type="string">
            <text:p>福鞍股份</text:p>
          </table:table-cell>
          <table:table-cell office:value-type="float" office:value="1073740000">
            <text:p>1073740000</text:p>
          </table:table-cell>
          <table:table-cell office:value-type="float" office:value="420810000">
            <text:p>420810000</text:p>
          </table:table-cell>
          <table:table-cell office:value-type="percentage" office:value="0.391910518375026">
            <text:p>39.19%</text:p>
          </table:table-cell>
          <table:table-cell table:number-columns-repeated="2"/>
        </table:table-row>
        <table:table-row table:style-name="ro1">
          <table:table-cell office:value-type="string">
            <text:p>603266</text:p>
          </table:table-cell>
          <table:table-cell office:value-type="string">
            <text:p>天龙股份</text:p>
          </table:table-cell>
          <table:table-cell office:value-type="float" office:value="732020000">
            <text:p>732020000</text:p>
          </table:table-cell>
          <table:table-cell office:value-type="float" office:value="286990000">
            <text:p>286990000</text:p>
          </table:table-cell>
          <table:table-cell office:value-type="percentage" office:value="0.392052129723232">
            <text:p>39.21%</text:p>
          </table:table-cell>
          <table:table-cell table:number-columns-repeated="2"/>
        </table:table-row>
        <table:table-row table:style-name="ro1">
          <table:table-cell office:value-type="string">
            <text:p>002830</text:p>
          </table:table-cell>
          <table:table-cell office:value-type="string">
            <text:p>名雕股份</text:p>
          </table:table-cell>
          <table:table-cell office:value-type="float" office:value="936090000">
            <text:p>936090000</text:p>
          </table:table-cell>
          <table:table-cell office:value-type="float" office:value="367010000">
            <text:p>367010000</text:p>
          </table:table-cell>
          <table:table-cell office:value-type="percentage" office:value="0.392067002104499">
            <text:p>39.21%</text:p>
          </table:table-cell>
          <table:table-cell table:number-columns-repeated="2"/>
        </table:table-row>
        <table:table-row table:style-name="ro1">
          <table:table-cell office:value-type="string">
            <text:p>002616</text:p>
          </table:table-cell>
          <table:table-cell office:value-type="string">
            <text:p>长青集团</text:p>
          </table:table-cell>
          <table:table-cell office:value-type="float" office:value="3255690000">
            <text:p>3255690000</text:p>
          </table:table-cell>
          <table:table-cell office:value-type="float" office:value="1276640000">
            <text:p>1276640000</text:p>
          </table:table-cell>
          <table:table-cell office:value-type="percentage" office:value="0.392125785931707">
            <text:p>39.21%</text:p>
          </table:table-cell>
          <table:table-cell table:number-columns-repeated="2"/>
        </table:table-row>
        <table:table-row table:style-name="ro1">
          <table:table-cell office:value-type="string">
            <text:p>600108</text:p>
          </table:table-cell>
          <table:table-cell office:value-type="string">
            <text:p>亚盛集团</text:p>
          </table:table-cell>
          <table:table-cell office:value-type="float" office:value="7796010000">
            <text:p>7796010000</text:p>
          </table:table-cell>
          <table:table-cell office:value-type="float" office:value="3058560000">
            <text:p>3058560000</text:p>
          </table:table-cell>
          <table:table-cell office:value-type="percentage" office:value="0.392323765618566">
            <text:p>39.23%</text:p>
          </table:table-cell>
          <table:table-cell table:number-columns-repeated="2"/>
        </table:table-row>
        <table:table-row table:style-name="ro1">
          <table:table-cell office:value-type="string">
            <text:p>002509</text:p>
          </table:table-cell>
          <table:table-cell office:value-type="string">
            <text:p>天广中茂</text:p>
          </table:table-cell>
          <table:table-cell office:value-type="float" office:value="7388280000">
            <text:p>7388280000</text:p>
          </table:table-cell>
          <table:table-cell office:value-type="float" office:value="2899420000">
            <text:p>2899420000</text:p>
          </table:table-cell>
          <table:table-cell office:value-type="percentage" office:value="0.392435045775201">
            <text:p>39.24%</text:p>
          </table:table-cell>
          <table:table-cell table:number-columns-repeated="2"/>
        </table:table-row>
        <table:table-row table:style-name="ro1">
          <table:table-cell office:value-type="string">
            <text:p>300125</text:p>
          </table:table-cell>
          <table:table-cell office:value-type="string">
            <text:p>易世达</text:p>
          </table:table-cell>
          <table:table-cell office:value-type="float" office:value="1734180000">
            <text:p>1734180000</text:p>
          </table:table-cell>
          <table:table-cell office:value-type="float" office:value="680850000">
            <text:p>680850000</text:p>
          </table:table-cell>
          <table:table-cell office:value-type="percentage" office:value="0.392606303843892">
            <text:p>39.26%</text:p>
          </table:table-cell>
          <table:table-cell table:number-columns-repeated="2"/>
        </table:table-row>
        <table:table-row table:style-name="ro1">
          <table:table-cell office:value-type="string">
            <text:p>002454</text:p>
          </table:table-cell>
          <table:table-cell office:value-type="string">
            <text:p>松芝股份</text:p>
          </table:table-cell>
          <table:table-cell office:value-type="float" office:value="4812460000">
            <text:p>4812460000</text:p>
          </table:table-cell>
          <table:table-cell office:value-type="float" office:value="1889610000">
            <text:p>1889610000</text:p>
          </table:table-cell>
          <table:table-cell office:value-type="percentage" office:value="0.392649497346471">
            <text:p>39.26%</text:p>
          </table:table-cell>
          <table:table-cell table:number-columns-repeated="2"/>
        </table:table-row>
        <table:table-row table:style-name="ro1">
          <table:table-cell office:value-type="string">
            <text:p>600599</text:p>
          </table:table-cell>
          <table:table-cell office:value-type="string">
            <text:p>熊猫金控</text:p>
          </table:table-cell>
          <table:table-cell office:value-type="float" office:value="1195850000">
            <text:p>1195850000</text:p>
          </table:table-cell>
          <table:table-cell office:value-type="float" office:value="469640000">
            <text:p>469640000</text:p>
          </table:table-cell>
          <table:table-cell office:value-type="percentage" office:value="0.392724840071915">
            <text:p>39.27%</text:p>
          </table:table-cell>
          <table:table-cell table:number-columns-repeated="2"/>
        </table:table-row>
        <table:table-row table:style-name="ro1">
          <table:table-cell office:value-type="string">
            <text:p>300632</text:p>
          </table:table-cell>
          <table:table-cell office:value-type="string">
            <text:p>光莆股份</text:p>
          </table:table-cell>
          <table:table-cell office:value-type="float" office:value="469660000">
            <text:p>469660000</text:p>
          </table:table-cell>
          <table:table-cell office:value-type="float" office:value="184480000">
            <text:p>184480000</text:p>
          </table:table-cell>
          <table:table-cell office:value-type="percentage" office:value="0.392794787718775">
            <text:p>39.28%</text:p>
          </table:table-cell>
          <table:table-cell table:number-columns-repeated="2"/>
        </table:table-row>
        <table:table-row table:style-name="ro1">
          <table:table-cell office:value-type="string">
            <text:p>002358</text:p>
          </table:table-cell>
          <table:table-cell office:value-type="string">
            <text:p>森源电气</text:p>
          </table:table-cell>
          <table:table-cell office:value-type="float" office:value="7477850000">
            <text:p>7477850000</text:p>
          </table:table-cell>
          <table:table-cell office:value-type="float" office:value="2937390000">
            <text:p>2937390000</text:p>
          </table:table-cell>
          <table:table-cell office:value-type="percentage" office:value="0.39281210508368">
            <text:p>39.28%</text:p>
          </table:table-cell>
          <table:table-cell table:number-columns-repeated="2"/>
        </table:table-row>
        <table:table-row table:style-name="ro1">
          <table:table-cell office:value-type="string">
            <text:p>002483</text:p>
          </table:table-cell>
          <table:table-cell office:value-type="string">
            <text:p>润邦股份</text:p>
          </table:table-cell>
          <table:table-cell office:value-type="float" office:value="4662690000">
            <text:p>4662690000</text:p>
          </table:table-cell>
          <table:table-cell office:value-type="float" office:value="1832030000">
            <text:p>1832030000</text:p>
          </table:table-cell>
          <table:table-cell office:value-type="percentage" office:value="0.39291267487223">
            <text:p>39.29%</text:p>
          </table:table-cell>
          <table:table-cell table:number-columns-repeated="2"/>
        </table:table-row>
        <table:table-row table:style-name="ro1">
          <table:table-cell office:value-type="string">
            <text:p>300655</text:p>
          </table:table-cell>
          <table:table-cell office:value-type="string">
            <text:p>晶瑞股份</text:p>
          </table:table-cell>
          <table:table-cell office:value-type="float" office:value="583970000">
            <text:p>583970000</text:p>
          </table:table-cell>
          <table:table-cell office:value-type="float" office:value="229640000">
            <text:p>229640000</text:p>
          </table:table-cell>
          <table:table-cell office:value-type="percentage" office:value="0.393239378735209">
            <text:p>39.32%</text:p>
          </table:table-cell>
          <table:table-cell table:number-columns-repeated="2"/>
        </table:table-row>
        <table:table-row table:style-name="ro1">
          <table:table-cell office:value-type="string">
            <text:p>000820</text:p>
          </table:table-cell>
          <table:table-cell office:value-type="string">
            <text:p>神雾节能</text:p>
          </table:table-cell>
          <table:table-cell office:value-type="float" office:value="1207190000">
            <text:p>1207190000</text:p>
          </table:table-cell>
          <table:table-cell office:value-type="float" office:value="475150000">
            <text:p>475150000</text:p>
          </table:table-cell>
          <table:table-cell office:value-type="percentage" office:value="0.39360001325392">
            <text:p>39.36%</text:p>
          </table:table-cell>
          <table:table-cell table:number-columns-repeated="2"/>
        </table:table-row>
        <table:table-row table:style-name="ro1">
          <table:table-cell office:value-type="string">
            <text:p>600288</text:p>
          </table:table-cell>
          <table:table-cell office:value-type="string">
            <text:p>大恒科技</text:p>
          </table:table-cell>
          <table:table-cell office:value-type="float" office:value="3076220000">
            <text:p>3076220000</text:p>
          </table:table-cell>
          <table:table-cell office:value-type="float" office:value="1211720000">
            <text:p>1211720000</text:p>
          </table:table-cell>
          <table:table-cell office:value-type="percentage" office:value="0.393899005922853">
            <text:p>39.39%</text:p>
          </table:table-cell>
          <table:table-cell table:number-columns-repeated="2"/>
        </table:table-row>
        <table:table-row table:style-name="ro1">
          <table:table-cell office:value-type="string">
            <text:p>600814</text:p>
          </table:table-cell>
          <table:table-cell office:value-type="string">
            <text:p>杭州解百</text:p>
          </table:table-cell>
          <table:table-cell office:value-type="float" office:value="4983950000">
            <text:p>4983950000</text:p>
          </table:table-cell>
          <table:table-cell office:value-type="float" office:value="1967030000">
            <text:p>1967030000</text:p>
          </table:table-cell>
          <table:table-cell office:value-type="percentage" office:value="0.394672900009029">
            <text:p>39.47%</text:p>
          </table:table-cell>
          <table:table-cell table:number-columns-repeated="2"/>
        </table:table-row>
        <table:table-row table:style-name="ro1">
          <table:table-cell office:value-type="string">
            <text:p>002187</text:p>
          </table:table-cell>
          <table:table-cell office:value-type="string">
            <text:p>广百股份</text:p>
          </table:table-cell>
          <table:table-cell office:value-type="float" office:value="4223700000">
            <text:p>4223700000</text:p>
          </table:table-cell>
          <table:table-cell office:value-type="float" office:value="1668360000">
            <text:p>1668360000</text:p>
          </table:table-cell>
          <table:table-cell office:value-type="percentage" office:value="0.394999644861141">
            <text:p>39.50%</text:p>
          </table:table-cell>
          <table:table-cell table:number-columns-repeated="2"/>
        </table:table-row>
        <table:table-row table:style-name="ro1">
          <table:table-cell office:value-type="string">
            <text:p>002281</text:p>
          </table:table-cell>
          <table:table-cell office:value-type="string">
            <text:p>光迅科技</text:p>
          </table:table-cell>
          <table:table-cell office:value-type="float" office:value="4816990000">
            <text:p>4816990000</text:p>
          </table:table-cell>
          <table:table-cell office:value-type="float" office:value="1903270000">
            <text:p>1903270000</text:p>
          </table:table-cell>
          <table:table-cell office:value-type="percentage" office:value="0.395116037193351">
            <text:p>39.51%</text:p>
          </table:table-cell>
          <table:table-cell table:number-columns-repeated="2"/>
        </table:table-row>
        <table:table-row table:style-name="ro1">
          <table:table-cell office:value-type="string">
            <text:p>600995</text:p>
          </table:table-cell>
          <table:table-cell office:value-type="string">
            <text:p>文山电力</text:p>
          </table:table-cell>
          <table:table-cell office:value-type="float" office:value="2635720000">
            <text:p>2635720000</text:p>
          </table:table-cell>
          <table:table-cell office:value-type="float" office:value="1042730000">
            <text:p>1042730000</text:p>
          </table:table-cell>
          <table:table-cell office:value-type="percentage" office:value="0.395614860455587">
            <text:p>39.56%</text:p>
          </table:table-cell>
          <table:table-cell table:number-columns-repeated="2"/>
        </table:table-row>
        <table:table-row table:style-name="ro1">
          <table:table-cell office:value-type="string">
            <text:p>300612</text:p>
          </table:table-cell>
          <table:table-cell office:value-type="string">
            <text:p>宣亚国际</text:p>
          </table:table-cell>
          <table:table-cell office:value-type="float" office:value="317510000">
            <text:p>317510000</text:p>
          </table:table-cell>
          <table:table-cell office:value-type="float" office:value="125700000">
            <text:p>125700000</text:p>
          </table:table-cell>
          <table:table-cell office:value-type="percentage" office:value="0.395893042738811">
            <text:p>39.59%</text:p>
          </table:table-cell>
          <table:table-cell table:number-columns-repeated="2"/>
        </table:table-row>
        <table:table-row table:style-name="ro1">
          <table:table-cell office:value-type="string">
            <text:p>600660</text:p>
          </table:table-cell>
          <table:table-cell office:value-type="string">
            <text:p>福耀玻璃</text:p>
          </table:table-cell>
          <table:table-cell office:value-type="float" office:value="29865850000">
            <text:p>29865850000</text:p>
          </table:table-cell>
          <table:table-cell office:value-type="float" office:value="11827300000">
            <text:p>11827300000</text:p>
          </table:table-cell>
          <table:table-cell office:value-type="percentage" office:value="0.396014176726931">
            <text:p>39.60%</text:p>
          </table:table-cell>
          <table:table-cell table:number-columns-repeated="2"/>
        </table:table-row>
        <table:table-row table:style-name="ro1">
          <table:table-cell office:value-type="string">
            <text:p>300387</text:p>
          </table:table-cell>
          <table:table-cell office:value-type="string">
            <text:p>富邦股份</text:p>
          </table:table-cell>
          <table:table-cell office:value-type="float" office:value="1199720000">
            <text:p>1199720000</text:p>
          </table:table-cell>
          <table:table-cell office:value-type="float" office:value="475880000">
            <text:p>475880000</text:p>
          </table:table-cell>
          <table:table-cell office:value-type="percentage" office:value="0.39665922048478">
            <text:p>39.67%</text:p>
          </table:table-cell>
          <table:table-cell table:number-columns-repeated="2"/>
        </table:table-row>
        <table:table-row table:style-name="ro1">
          <table:table-cell office:value-type="string">
            <text:p>000969</text:p>
          </table:table-cell>
          <table:table-cell office:value-type="string">
            <text:p>安泰科技</text:p>
          </table:table-cell>
          <table:table-cell office:value-type="float" office:value="9895210000">
            <text:p>9895210000</text:p>
          </table:table-cell>
          <table:table-cell office:value-type="float" office:value="3926680000">
            <text:p>3926680000</text:p>
          </table:table-cell>
          <table:table-cell office:value-type="percentage" office:value="0.396826343250926">
            <text:p>39.68%</text:p>
          </table:table-cell>
          <table:table-cell table:number-columns-repeated="2"/>
        </table:table-row>
        <table:table-row table:style-name="ro1">
          <table:table-cell office:value-type="string">
            <text:p>000582</text:p>
          </table:table-cell>
          <table:table-cell office:value-type="string">
            <text:p>北部湾港</text:p>
          </table:table-cell>
          <table:table-cell office:value-type="float" office:value="12264220000">
            <text:p>12264220000</text:p>
          </table:table-cell>
          <table:table-cell office:value-type="float" office:value="4874960000">
            <text:p>4874960000</text:p>
          </table:table-cell>
          <table:table-cell office:value-type="percentage" office:value="0.397494500261737">
            <text:p>39.75%</text:p>
          </table:table-cell>
          <table:table-cell table:number-columns-repeated="2"/>
        </table:table-row>
        <table:table-row table:style-name="ro1">
          <table:table-cell office:value-type="string">
            <text:p>002100</text:p>
          </table:table-cell>
          <table:table-cell office:value-type="string">
            <text:p>天康生物</text:p>
          </table:table-cell>
          <table:table-cell office:value-type="float" office:value="4490820000">
            <text:p>4490820000</text:p>
          </table:table-cell>
          <table:table-cell office:value-type="float" office:value="1786570000">
            <text:p>1786570000</text:p>
          </table:table-cell>
          <table:table-cell office:value-type="percentage" office:value="0.397827122886243">
            <text:p>39.78%</text:p>
          </table:table-cell>
          <table:table-cell table:number-columns-repeated="2"/>
        </table:table-row>
        <table:table-row table:style-name="ro1">
          <table:table-cell office:value-type="string">
            <text:p>002671</text:p>
          </table:table-cell>
          <table:table-cell office:value-type="string">
            <text:p>龙泉股份</text:p>
          </table:table-cell>
          <table:table-cell office:value-type="float" office:value="3443180000">
            <text:p>3443180000</text:p>
          </table:table-cell>
          <table:table-cell office:value-type="float" office:value="1370750000">
            <text:p>1370750000</text:p>
          </table:table-cell>
          <table:table-cell office:value-type="percentage" office:value="0.398105820781952">
            <text:p>39.81%</text:p>
          </table:table-cell>
          <table:table-cell table:number-columns-repeated="2"/>
        </table:table-row>
        <table:table-row table:style-name="ro1">
          <table:table-cell office:value-type="string">
            <text:p>300279</text:p>
          </table:table-cell>
          <table:table-cell office:value-type="string">
            <text:p>和晶科技</text:p>
          </table:table-cell>
          <table:table-cell office:value-type="float" office:value="2773400000">
            <text:p>2773400000</text:p>
          </table:table-cell>
          <table:table-cell office:value-type="float" office:value="1104470000">
            <text:p>1104470000</text:p>
          </table:table-cell>
          <table:table-cell office:value-type="percentage" office:value="0.398236821230259">
            <text:p>39.82%</text:p>
          </table:table-cell>
          <table:table-cell table:number-columns-repeated="2"/>
        </table:table-row>
        <table:table-row table:style-name="ro1">
          <table:table-cell office:value-type="string">
            <text:p>300210</text:p>
          </table:table-cell>
          <table:table-cell office:value-type="string">
            <text:p>森远股份</text:p>
          </table:table-cell>
          <table:table-cell office:value-type="float" office:value="2073560000">
            <text:p>2073560000</text:p>
          </table:table-cell>
          <table:table-cell office:value-type="float" office:value="825910000">
            <text:p>825910000</text:p>
          </table:table-cell>
          <table:table-cell office:value-type="percentage" office:value="0.398305329963927">
            <text:p>39.83%</text:p>
          </table:table-cell>
          <table:table-cell table:number-columns-repeated="2"/>
        </table:table-row>
        <table:table-row table:style-name="ro1">
          <table:table-cell office:value-type="string">
            <text:p>600739</text:p>
          </table:table-cell>
          <table:table-cell office:value-type="string">
            <text:p>辽宁成大</text:p>
          </table:table-cell>
          <table:table-cell office:value-type="float" office:value="33252310000">
            <text:p>33252310000</text:p>
          </table:table-cell>
          <table:table-cell office:value-type="float" office:value="13248700000">
            <text:p>13248700000</text:p>
          </table:table-cell>
          <table:table-cell office:value-type="percentage" office:value="0.398429462494485">
            <text:p>39.84%</text:p>
          </table:table-cell>
          <table:table-cell table:number-columns-repeated="2"/>
        </table:table-row>
        <table:table-row table:style-name="ro1">
          <table:table-cell office:value-type="string">
            <text:p>000518</text:p>
          </table:table-cell>
          <table:table-cell office:value-type="string">
            <text:p>四环生物</text:p>
          </table:table-cell>
          <table:table-cell office:value-type="float" office:value="1017360000">
            <text:p>1017360000</text:p>
          </table:table-cell>
          <table:table-cell office:value-type="float" office:value="406260000">
            <text:p>406260000</text:p>
          </table:table-cell>
          <table:table-cell office:value-type="percentage" office:value="0.399327671620665">
            <text:p>39.93%</text:p>
          </table:table-cell>
          <table:table-cell table:number-columns-repeated="2"/>
        </table:table-row>
        <table:table-row table:style-name="ro1">
          <table:table-cell office:value-type="string">
            <text:p>002390</text:p>
          </table:table-cell>
          <table:table-cell office:value-type="string">
            <text:p>信邦制药</text:p>
          </table:table-cell>
          <table:table-cell office:value-type="float" office:value="10797080000">
            <text:p>10797080000</text:p>
          </table:table-cell>
          <table:table-cell office:value-type="float" office:value="4312070000">
            <text:p>4312070000</text:p>
          </table:table-cell>
          <table:table-cell office:value-type="percentage" office:value="0.399373719561215">
            <text:p>39.94%</text:p>
          </table:table-cell>
          <table:table-cell table:number-columns-repeated="2"/>
        </table:table-row>
        <table:table-row table:style-name="ro1">
          <table:table-cell office:value-type="string">
            <text:p>002840</text:p>
          </table:table-cell>
          <table:table-cell office:value-type="string">
            <text:p>华统股份</text:p>
          </table:table-cell>
          <table:table-cell office:value-type="float" office:value="1412740000">
            <text:p>1412740000</text:p>
          </table:table-cell>
          <table:table-cell office:value-type="float" office:value="564230000">
            <text:p>564230000</text:p>
          </table:table-cell>
          <table:table-cell office:value-type="percentage" office:value="0.399387006809462">
            <text:p>39.94%</text:p>
          </table:table-cell>
          <table:table-cell table:number-columns-repeated="2"/>
        </table:table-row>
        <table:table-row table:style-name="ro1">
          <table:table-cell office:value-type="string">
            <text:p>300282</text:p>
          </table:table-cell>
          <table:table-cell office:value-type="string">
            <text:p>汇冠股份</text:p>
          </table:table-cell>
          <table:table-cell office:value-type="float" office:value="3256010000">
            <text:p>3256010000</text:p>
          </table:table-cell>
          <table:table-cell office:value-type="float" office:value="1300420000">
            <text:p>1300420000</text:p>
          </table:table-cell>
          <table:table-cell office:value-type="percentage" office:value="0.399390665262085">
            <text:p>39.94%</text:p>
          </table:table-cell>
          <table:table-cell table:number-columns-repeated="2"/>
        </table:table-row>
        <table:table-row table:style-name="ro1">
          <table:table-cell office:value-type="string">
            <text:p>300337</text:p>
          </table:table-cell>
          <table:table-cell office:value-type="string">
            <text:p>银邦股份</text:p>
          </table:table-cell>
          <table:table-cell office:value-type="float" office:value="2554840000">
            <text:p>2554840000</text:p>
          </table:table-cell>
          <table:table-cell office:value-type="float" office:value="1020930000">
            <text:p>1020930000</text:p>
          </table:table-cell>
          <table:table-cell office:value-type="percentage" office:value="0.399606237572607">
            <text:p>39.96%</text:p>
          </table:table-cell>
          <table:table-cell table:number-columns-repeated="2"/>
        </table:table-row>
        <table:table-row table:style-name="ro1">
          <table:table-cell office:value-type="string">
            <text:p>300057</text:p>
          </table:table-cell>
          <table:table-cell office:value-type="string">
            <text:p>万顺股份</text:p>
          </table:table-cell>
          <table:table-cell office:value-type="float" office:value="4572480000">
            <text:p>4572480000</text:p>
          </table:table-cell>
          <table:table-cell office:value-type="float" office:value="1827510000">
            <text:p>1827510000</text:p>
          </table:table-cell>
          <table:table-cell office:value-type="percentage" office:value="0.399675887045979">
            <text:p>39.97%</text:p>
          </table:table-cell>
          <table:table-cell table:number-columns-repeated="2"/>
        </table:table-row>
        <table:table-row table:style-name="ro1">
          <table:table-cell office:value-type="string">
            <text:p>600859</text:p>
          </table:table-cell>
          <table:table-cell office:value-type="string">
            <text:p>王府井</text:p>
          </table:table-cell>
          <table:table-cell office:value-type="float" office:value="17787900000">
            <text:p>17787900000</text:p>
          </table:table-cell>
          <table:table-cell office:value-type="float" office:value="7117000000">
            <text:p>7117000000</text:p>
          </table:table-cell>
          <table:table-cell office:value-type="percentage" office:value="0.400103441103222">
            <text:p>40.01%</text:p>
          </table:table-cell>
          <table:table-cell table:number-columns-repeated="2"/>
        </table:table-row>
        <table:table-row table:style-name="ro1">
          <table:table-cell office:value-type="string">
            <text:p>600060</text:p>
          </table:table-cell>
          <table:table-cell office:value-type="string">
            <text:p>海信电器</text:p>
          </table:table-cell>
          <table:table-cell office:value-type="float" office:value="22691370000">
            <text:p>22691370000</text:p>
          </table:table-cell>
          <table:table-cell office:value-type="float" office:value="9080770000">
            <text:p>9080770000</text:p>
          </table:table-cell>
          <table:table-cell office:value-type="percentage" office:value="0.400186061925745">
            <text:p>40.02%</text:p>
          </table:table-cell>
          <table:table-cell table:number-columns-repeated="2"/>
        </table:table-row>
        <table:table-row table:style-name="ro1">
          <table:table-cell office:value-type="string">
            <text:p>603886</text:p>
          </table:table-cell>
          <table:table-cell office:value-type="string">
            <text:p>元祖股份</text:p>
          </table:table-cell>
          <table:table-cell office:value-type="float" office:value="1783010000">
            <text:p>1783010000</text:p>
          </table:table-cell>
          <table:table-cell office:value-type="float" office:value="714060000">
            <text:p>714060000</text:p>
          </table:table-cell>
          <table:table-cell office:value-type="percentage" office:value="0.400480087043819">
            <text:p>40.05%</text:p>
          </table:table-cell>
          <table:table-cell table:number-columns-repeated="2"/>
        </table:table-row>
        <table:table-row table:style-name="ro1">
          <table:table-cell office:value-type="string">
            <text:p>300486</text:p>
          </table:table-cell>
          <table:table-cell office:value-type="string">
            <text:p>东杰智能</text:p>
          </table:table-cell>
          <table:table-cell office:value-type="float" office:value="1045590000">
            <text:p>1045590000</text:p>
          </table:table-cell>
          <table:table-cell office:value-type="float" office:value="418940000">
            <text:p>418940000</text:p>
          </table:table-cell>
          <table:table-cell office:value-type="percentage" office:value="0.40067330406756">
            <text:p>40.07%</text:p>
          </table:table-cell>
          <table:table-cell table:number-columns-repeated="2"/>
        </table:table-row>
        <table:table-row table:style-name="ro1">
          <table:table-cell office:value-type="string">
            <text:p>600363</text:p>
          </table:table-cell>
          <table:table-cell office:value-type="string">
            <text:p>联创光电</text:p>
          </table:table-cell>
          <table:table-cell office:value-type="float" office:value="3861390000">
            <text:p>3861390000</text:p>
          </table:table-cell>
          <table:table-cell office:value-type="float" office:value="1548050000">
            <text:p>1548050000</text:p>
          </table:table-cell>
          <table:table-cell office:value-type="percentage" office:value="0.400904855505401">
            <text:p>40.09%</text:p>
          </table:table-cell>
          <table:table-cell table:number-columns-repeated="2"/>
        </table:table-row>
        <table:table-row table:style-name="ro1">
          <table:table-cell office:value-type="string">
            <text:p>601880</text:p>
          </table:table-cell>
          <table:table-cell office:value-type="string">
            <text:p>大连港</text:p>
          </table:table-cell>
          <table:table-cell office:value-type="float" office:value="31902060000">
            <text:p>31902060000</text:p>
          </table:table-cell>
          <table:table-cell office:value-type="float" office:value="12795750000">
            <text:p>12795750000</text:p>
          </table:table-cell>
          <table:table-cell office:value-type="percentage" office:value="0.401094788236246">
            <text:p>40.11%</text:p>
          </table:table-cell>
          <table:table-cell table:number-columns-repeated="2"/>
        </table:table-row>
        <table:table-row table:style-name="ro1">
          <table:table-cell office:value-type="string">
            <text:p>002044</text:p>
          </table:table-cell>
          <table:table-cell office:value-type="string">
            <text:p>美年健康</text:p>
          </table:table-cell>
          <table:table-cell office:value-type="float" office:value="5989620000">
            <text:p>5989620000</text:p>
          </table:table-cell>
          <table:table-cell office:value-type="float" office:value="2405690000">
            <text:p>2405690000</text:p>
          </table:table-cell>
          <table:table-cell office:value-type="percentage" office:value="0.401643176027862">
            <text:p>40.16%</text:p>
          </table:table-cell>
          <table:table-cell table:number-columns-repeated="2"/>
        </table:table-row>
        <table:table-row table:style-name="ro1">
          <table:table-cell office:value-type="string">
            <text:p>601118</text:p>
          </table:table-cell>
          <table:table-cell office:value-type="string">
            <text:p>海南橡胶</text:p>
          </table:table-cell>
          <table:table-cell office:value-type="float" office:value="13694140000">
            <text:p>13694140000</text:p>
          </table:table-cell>
          <table:table-cell office:value-type="float" office:value="5503560000">
            <text:p>5503560000</text:p>
          </table:table-cell>
          <table:table-cell office:value-type="percentage" office:value="0.401891612032592">
            <text:p>40.19%</text:p>
          </table:table-cell>
          <table:table-cell table:number-columns-repeated="2"/>
        </table:table-row>
        <table:table-row table:style-name="ro1">
          <table:table-cell office:value-type="string">
            <text:p>603918</text:p>
          </table:table-cell>
          <table:table-cell office:value-type="string">
            <text:p>金桥信息</text:p>
          </table:table-cell>
          <table:table-cell office:value-type="float" office:value="805420000">
            <text:p>805420000</text:p>
          </table:table-cell>
          <table:table-cell office:value-type="float" office:value="323730000">
            <text:p>323730000</text:p>
          </table:table-cell>
          <table:table-cell office:value-type="percentage" office:value="0.401939360830374">
            <text:p>40.19%</text:p>
          </table:table-cell>
          <table:table-cell table:number-columns-repeated="2"/>
        </table:table-row>
        <table:table-row table:style-name="ro1">
          <table:table-cell office:value-type="string">
            <text:p>002532</text:p>
          </table:table-cell>
          <table:table-cell office:value-type="string">
            <text:p>新界泵业</text:p>
          </table:table-cell>
          <table:table-cell office:value-type="float" office:value="2301010000">
            <text:p>2301010000</text:p>
          </table:table-cell>
          <table:table-cell office:value-type="float" office:value="924900000">
            <text:p>924900000</text:p>
          </table:table-cell>
          <table:table-cell office:value-type="percentage" office:value="0.401953924580945">
            <text:p>40.20%</text:p>
          </table:table-cell>
          <table:table-cell table:number-columns-repeated="2"/>
        </table:table-row>
        <table:table-row table:style-name="ro1">
          <table:table-cell office:value-type="string">
            <text:p>601002</text:p>
          </table:table-cell>
          <table:table-cell office:value-type="string">
            <text:p>晋亿实业</text:p>
          </table:table-cell>
          <table:table-cell office:value-type="float" office:value="4243020000">
            <text:p>4243020000</text:p>
          </table:table-cell>
          <table:table-cell office:value-type="float" office:value="1706530000">
            <text:p>1706530000</text:p>
          </table:table-cell>
          <table:table-cell office:value-type="percentage" office:value="0.402197020047042">
            <text:p>40.22%</text:p>
          </table:table-cell>
          <table:table-cell table:number-columns-repeated="2"/>
        </table:table-row>
        <table:table-row table:style-name="ro1">
          <table:table-cell office:value-type="string">
            <text:p>002640</text:p>
          </table:table-cell>
          <table:table-cell office:value-type="string">
            <text:p>跨境通</text:p>
          </table:table-cell>
          <table:table-cell office:value-type="float" office:value="7108280000">
            <text:p>7108280000</text:p>
          </table:table-cell>
          <table:table-cell office:value-type="float" office:value="2859170000">
            <text:p>2859170000</text:p>
          </table:table-cell>
          <table:table-cell office:value-type="percentage" office:value="0.4022309194348">
            <text:p>40.22%</text:p>
          </table:table-cell>
          <table:table-cell table:number-columns-repeated="2"/>
        </table:table-row>
        <table:table-row table:style-name="ro1">
          <table:table-cell office:value-type="string">
            <text:p>300167</text:p>
          </table:table-cell>
          <table:table-cell office:value-type="string">
            <text:p>迪威视讯</text:p>
          </table:table-cell>
          <table:table-cell office:value-type="float" office:value="1365640000">
            <text:p>1365640000</text:p>
          </table:table-cell>
          <table:table-cell office:value-type="float" office:value="549590000">
            <text:p>549590000</text:p>
          </table:table-cell>
          <table:table-cell office:value-type="percentage" office:value="0.40244134618201">
            <text:p>40.24%</text:p>
          </table:table-cell>
          <table:table-cell table:number-columns-repeated="2"/>
        </table:table-row>
        <table:table-row table:style-name="ro1">
          <table:table-cell office:value-type="string">
            <text:p>002511</text:p>
          </table:table-cell>
          <table:table-cell office:value-type="string">
            <text:p>中顺洁柔</text:p>
          </table:table-cell>
          <table:table-cell office:value-type="float" office:value="4512460000">
            <text:p>4512460000</text:p>
          </table:table-cell>
          <table:table-cell office:value-type="float" office:value="1816080000">
            <text:p>1816080000</text:p>
          </table:table-cell>
          <table:table-cell office:value-type="percentage" office:value="0.402458969165378">
            <text:p>40.25%</text:p>
          </table:table-cell>
          <table:table-cell table:number-columns-repeated="2"/>
        </table:table-row>
        <table:table-row table:style-name="ro1">
          <table:table-cell office:value-type="string">
            <text:p>601116</text:p>
          </table:table-cell>
          <table:table-cell office:value-type="string">
            <text:p>三江购物</text:p>
          </table:table-cell>
          <table:table-cell office:value-type="float" office:value="2679430000">
            <text:p>2679430000</text:p>
          </table:table-cell>
          <table:table-cell office:value-type="float" office:value="1078510000">
            <text:p>1078510000</text:p>
          </table:table-cell>
          <table:table-cell office:value-type="percentage" office:value="0.402514713950355">
            <text:p>40.25%</text:p>
          </table:table-cell>
          <table:table-cell table:number-columns-repeated="2"/>
        </table:table-row>
        <table:table-row table:style-name="ro1">
          <table:table-cell office:value-type="string">
            <text:p>002404</text:p>
          </table:table-cell>
          <table:table-cell office:value-type="string">
            <text:p>嘉欣丝绸</text:p>
          </table:table-cell>
          <table:table-cell office:value-type="float" office:value="2283260000">
            <text:p>2283260000</text:p>
          </table:table-cell>
          <table:table-cell office:value-type="float" office:value="919560000">
            <text:p>919560000</text:p>
          </table:table-cell>
          <table:table-cell office:value-type="percentage" office:value="0.402739942012736">
            <text:p>40.27%</text:p>
          </table:table-cell>
          <table:table-cell table:number-columns-repeated="2"/>
        </table:table-row>
        <table:table-row table:style-name="ro1">
          <table:table-cell office:value-type="string">
            <text:p>600371</text:p>
          </table:table-cell>
          <table:table-cell office:value-type="string">
            <text:p>万向德农</text:p>
          </table:table-cell>
          <table:table-cell office:value-type="float" office:value="748510000">
            <text:p>748510000</text:p>
          </table:table-cell>
          <table:table-cell office:value-type="float" office:value="301690000">
            <text:p>301690000</text:p>
          </table:table-cell>
          <table:table-cell office:value-type="percentage" office:value="0.403054067413929">
            <text:p>40.31%</text:p>
          </table:table-cell>
          <table:table-cell table:number-columns-repeated="2"/>
        </table:table-row>
        <table:table-row table:style-name="ro1">
          <table:table-cell office:value-type="string">
            <text:p>000534</text:p>
          </table:table-cell>
          <table:table-cell office:value-type="string">
            <text:p>万泽股份</text:p>
          </table:table-cell>
          <table:table-cell office:value-type="float" office:value="2355890000">
            <text:p>2355890000</text:p>
          </table:table-cell>
          <table:table-cell office:value-type="float" office:value="950300000">
            <text:p>950300000</text:p>
          </table:table-cell>
          <table:table-cell office:value-type="percentage" office:value="0.403371974073492">
            <text:p>40.34%</text:p>
          </table:table-cell>
          <table:table-cell table:number-columns-repeated="2"/>
        </table:table-row>
        <table:table-row table:style-name="ro1">
          <table:table-cell office:value-type="string">
            <text:p>300389</text:p>
          </table:table-cell>
          <table:table-cell office:value-type="string">
            <text:p>艾比森</text:p>
          </table:table-cell>
          <table:table-cell office:value-type="float" office:value="1647610000">
            <text:p>1647610000</text:p>
          </table:table-cell>
          <table:table-cell office:value-type="float" office:value="664790000">
            <text:p>664790000</text:p>
          </table:table-cell>
          <table:table-cell office:value-type="percentage" office:value="0.403487475798277">
            <text:p>40.35%</text:p>
          </table:table-cell>
          <table:table-cell table:number-columns-repeated="2"/>
        </table:table-row>
        <table:table-row table:style-name="ro1">
          <table:table-cell office:value-type="string">
            <text:p>002374</text:p>
          </table:table-cell>
          <table:table-cell office:value-type="string">
            <text:p>丽鹏股份</text:p>
          </table:table-cell>
          <table:table-cell office:value-type="float" office:value="5280440000">
            <text:p>5280440000</text:p>
          </table:table-cell>
          <table:table-cell office:value-type="float" office:value="2134260000">
            <text:p>2134260000</text:p>
          </table:table-cell>
          <table:table-cell office:value-type="percentage" office:value="0.404182227238639">
            <text:p>40.42%</text:p>
          </table:table-cell>
          <table:table-cell table:number-columns-repeated="2"/>
        </table:table-row>
        <table:table-row table:style-name="ro1">
          <table:table-cell office:value-type="string">
            <text:p>002345</text:p>
          </table:table-cell>
          <table:table-cell office:value-type="string">
            <text:p>潮宏基</text:p>
          </table:table-cell>
          <table:table-cell office:value-type="float" office:value="4573370000">
            <text:p>4573370000</text:p>
          </table:table-cell>
          <table:table-cell office:value-type="float" office:value="1849420000">
            <text:p>1849420000</text:p>
          </table:table-cell>
          <table:table-cell office:value-type="percentage" office:value="0.404388886094937">
            <text:p>40.44%</text:p>
          </table:table-cell>
          <table:table-cell table:number-columns-repeated="2"/>
        </table:table-row>
        <table:table-row table:style-name="ro1">
          <table:table-cell office:value-type="string">
            <text:p>600290</text:p>
          </table:table-cell>
          <table:table-cell office:value-type="string">
            <text:p>华仪电气</text:p>
          </table:table-cell>
          <table:table-cell office:value-type="float" office:value="6986450000">
            <text:p>6986450000</text:p>
          </table:table-cell>
          <table:table-cell office:value-type="float" office:value="2826780000">
            <text:p>2826780000</text:p>
          </table:table-cell>
          <table:table-cell office:value-type="percentage" office:value="0.404608921555296">
            <text:p>40.46%</text:p>
          </table:table-cell>
          <table:table-cell table:number-columns-repeated="2"/>
        </table:table-row>
        <table:table-row table:style-name="ro1">
          <table:table-cell office:value-type="string">
            <text:p>002021</text:p>
          </table:table-cell>
          <table:table-cell office:value-type="string">
            <text:p>中捷资源</text:p>
          </table:table-cell>
          <table:table-cell office:value-type="float" office:value="1745810000">
            <text:p>1745810000</text:p>
          </table:table-cell>
          <table:table-cell office:value-type="float" office:value="706560000">
            <text:p>706560000</text:p>
          </table:table-cell>
          <table:table-cell office:value-type="percentage" office:value="0.404717580950963">
            <text:p>40.47%</text:p>
          </table:table-cell>
          <table:table-cell table:number-columns-repeated="2"/>
        </table:table-row>
        <table:table-row table:style-name="ro1">
          <table:table-cell office:value-type="string">
            <text:p>600520</text:p>
          </table:table-cell>
          <table:table-cell office:value-type="string">
            <text:p>中发科技</text:p>
          </table:table-cell>
          <table:table-cell office:value-type="float" office:value="811310000">
            <text:p>811310000</text:p>
          </table:table-cell>
          <table:table-cell office:value-type="float" office:value="328400000">
            <text:p>328400000</text:p>
          </table:table-cell>
          <table:table-cell office:value-type="percentage" office:value="0.404777458677941">
            <text:p>40.48%</text:p>
          </table:table-cell>
          <table:table-cell table:number-columns-repeated="2"/>
        </table:table-row>
        <table:table-row table:style-name="ro1">
          <table:table-cell office:value-type="string">
            <text:p>002377</text:p>
          </table:table-cell>
          <table:table-cell office:value-type="string">
            <text:p>国创高新</text:p>
          </table:table-cell>
          <table:table-cell office:value-type="float" office:value="1505280000">
            <text:p>1505280000</text:p>
          </table:table-cell>
          <table:table-cell office:value-type="float" office:value="609570000">
            <text:p>609570000</text:p>
          </table:table-cell>
          <table:table-cell office:value-type="percentage" office:value="0.40495455994898">
            <text:p>40.50%</text:p>
          </table:table-cell>
          <table:table-cell table:number-columns-repeated="2"/>
        </table:table-row>
        <table:table-row table:style-name="ro1">
          <table:table-cell office:value-type="string">
            <text:p>603069</text:p>
          </table:table-cell>
          <table:table-cell office:value-type="string">
            <text:p>海汽集团</text:p>
          </table:table-cell>
          <table:table-cell office:value-type="float" office:value="1764890000">
            <text:p>1764890000</text:p>
          </table:table-cell>
          <table:table-cell office:value-type="float" office:value="714720000">
            <text:p>714720000</text:p>
          </table:table-cell>
          <table:table-cell office:value-type="percentage" office:value="0.404965748573565">
            <text:p>40.50%</text:p>
          </table:table-cell>
          <table:table-cell table:number-columns-repeated="2"/>
        </table:table-row>
        <table:table-row table:style-name="ro1">
          <table:table-cell office:value-type="string">
            <text:p>002688</text:p>
          </table:table-cell>
          <table:table-cell office:value-type="string">
            <text:p>金河生物</text:p>
          </table:table-cell>
          <table:table-cell office:value-type="float" office:value="2662340000">
            <text:p>2662340000</text:p>
          </table:table-cell>
          <table:table-cell office:value-type="float" office:value="1078210000">
            <text:p>1078210000</text:p>
          </table:table-cell>
          <table:table-cell office:value-type="percentage" office:value="0.404985839524629">
            <text:p>40.50%</text:p>
          </table:table-cell>
          <table:table-cell table:number-columns-repeated="2"/>
        </table:table-row>
        <table:table-row table:style-name="ro1">
          <table:table-cell office:value-type="string">
            <text:p>601567</text:p>
          </table:table-cell>
          <table:table-cell office:value-type="string">
            <text:p>三星医疗</text:p>
          </table:table-cell>
          <table:table-cell office:value-type="float" office:value="11636630000">
            <text:p>11636630000</text:p>
          </table:table-cell>
          <table:table-cell office:value-type="float" office:value="4712820000">
            <text:p>4712820000</text:p>
          </table:table-cell>
          <table:table-cell office:value-type="percentage" office:value="0.404998698076677">
            <text:p>40.50%</text:p>
          </table:table-cell>
          <table:table-cell table:number-columns-repeated="2"/>
        </table:table-row>
        <table:table-row table:style-name="ro1">
          <table:table-cell office:value-type="string">
            <text:p>300340</text:p>
          </table:table-cell>
          <table:table-cell office:value-type="string">
            <text:p>科恒股份</text:p>
          </table:table-cell>
          <table:table-cell office:value-type="float" office:value="2163660000">
            <text:p>2163660000</text:p>
          </table:table-cell>
          <table:table-cell office:value-type="float" office:value="876600000">
            <text:p>876600000</text:p>
          </table:table-cell>
          <table:table-cell office:value-type="percentage" office:value="0.405146834530379">
            <text:p>40.51%</text:p>
          </table:table-cell>
          <table:table-cell table:number-columns-repeated="2"/>
        </table:table-row>
        <table:table-row table:style-name="ro1">
          <table:table-cell office:value-type="string">
            <text:p>000682</text:p>
          </table:table-cell>
          <table:table-cell office:value-type="string">
            <text:p>东方电子</text:p>
          </table:table-cell>
          <table:table-cell office:value-type="float" office:value="3406860000">
            <text:p>3406860000</text:p>
          </table:table-cell>
          <table:table-cell office:value-type="float" office:value="1381040000">
            <text:p>1381040000</text:p>
          </table:table-cell>
          <table:table-cell office:value-type="percentage" office:value="0.405370341017829">
            <text:p>40.54%</text:p>
          </table:table-cell>
          <table:table-cell table:number-columns-repeated="2"/>
        </table:table-row>
        <table:table-row table:style-name="ro1">
          <table:table-cell office:value-type="string">
            <text:p>600373</text:p>
          </table:table-cell>
          <table:table-cell office:value-type="string">
            <text:p>中文传媒</text:p>
          </table:table-cell>
          <table:table-cell office:value-type="float" office:value="18851800000">
            <text:p>18851800000</text:p>
          </table:table-cell>
          <table:table-cell office:value-type="float" office:value="7642700000">
            <text:p>7642700000</text:p>
          </table:table-cell>
          <table:table-cell office:value-type="percentage" office:value="0.405409563012551">
            <text:p>40.54%</text:p>
          </table:table-cell>
          <table:table-cell table:number-columns-repeated="2"/>
        </table:table-row>
        <table:table-row table:style-name="ro1">
          <table:table-cell office:value-type="string">
            <text:p>002342</text:p>
          </table:table-cell>
          <table:table-cell office:value-type="string">
            <text:p>巨力索具</text:p>
          </table:table-cell>
          <table:table-cell office:value-type="float" office:value="4070750000">
            <text:p>4070750000</text:p>
          </table:table-cell>
          <table:table-cell office:value-type="float" office:value="1651160000">
            <text:p>1651160000</text:p>
          </table:table-cell>
          <table:table-cell office:value-type="percentage" office:value="0.40561567278757">
            <text:p>40.56%</text:p>
          </table:table-cell>
          <table:table-cell table:number-columns-repeated="2"/>
        </table:table-row>
        <table:table-row table:style-name="ro1">
          <table:table-cell office:value-type="string">
            <text:p>600292</text:p>
          </table:table-cell>
          <table:table-cell office:value-type="string">
            <text:p>远达环保</text:p>
          </table:table-cell>
          <table:table-cell office:value-type="float" office:value="8697290000">
            <text:p>8697290000</text:p>
          </table:table-cell>
          <table:table-cell office:value-type="float" office:value="3528550000">
            <text:p>3528550000</text:p>
          </table:table-cell>
          <table:table-cell office:value-type="percentage" office:value="0.405706835117606">
            <text:p>40.57%</text:p>
          </table:table-cell>
          <table:table-cell table:number-columns-repeated="2"/>
        </table:table-row>
        <table:table-row table:style-name="ro1">
          <table:table-cell office:value-type="string">
            <text:p>002803</text:p>
          </table:table-cell>
          <table:table-cell office:value-type="string">
            <text:p>吉宏股份</text:p>
          </table:table-cell>
          <table:table-cell office:value-type="float" office:value="752290000">
            <text:p>752290000</text:p>
          </table:table-cell>
          <table:table-cell office:value-type="float" office:value="305410000">
            <text:p>305410000</text:p>
          </table:table-cell>
          <table:table-cell office:value-type="percentage" office:value="0.405973760119103">
            <text:p>40.60%</text:p>
          </table:table-cell>
          <table:table-cell table:number-columns-repeated="2"/>
        </table:table-row>
        <table:table-row table:style-name="ro1">
          <table:table-cell office:value-type="string">
            <text:p>600996</text:p>
          </table:table-cell>
          <table:table-cell office:value-type="string">
            <text:p>贵广网络</text:p>
          </table:table-cell>
          <table:table-cell office:value-type="float" office:value="6608760000">
            <text:p>6608760000</text:p>
          </table:table-cell>
          <table:table-cell office:value-type="float" office:value="2684010000">
            <text:p>2684010000</text:p>
          </table:table-cell>
          <table:table-cell office:value-type="percentage" office:value="0.406129137689975">
            <text:p>40.61%</text:p>
          </table:table-cell>
          <table:table-cell table:number-columns-repeated="2"/>
        </table:table-row>
        <table:table-row table:style-name="ro1">
          <table:table-cell office:value-type="string">
            <text:p>300174</text:p>
          </table:table-cell>
          <table:table-cell office:value-type="string">
            <text:p>元力股份</text:p>
          </table:table-cell>
          <table:table-cell office:value-type="float" office:value="1102490000">
            <text:p>1102490000</text:p>
          </table:table-cell>
          <table:table-cell office:value-type="float" office:value="447830000">
            <text:p>447830000</text:p>
          </table:table-cell>
          <table:table-cell office:value-type="percentage" office:value="0.406198695679779">
            <text:p>40.62%</text:p>
          </table:table-cell>
          <table:table-cell table:number-columns-repeated="2"/>
        </table:table-row>
        <table:table-row table:style-name="ro1">
          <table:table-cell office:value-type="string">
            <text:p>002849</text:p>
          </table:table-cell>
          <table:table-cell office:value-type="string">
            <text:p>威星智能</text:p>
          </table:table-cell>
          <table:table-cell office:value-type="float" office:value="467800000">
            <text:p>467800000</text:p>
          </table:table-cell>
          <table:table-cell office:value-type="float" office:value="190180000">
            <text:p>190180000</text:p>
          </table:table-cell>
          <table:table-cell office:value-type="percentage" office:value="0.406541256947413">
            <text:p>40.65%</text:p>
          </table:table-cell>
          <table:table-cell table:number-columns-repeated="2"/>
        </table:table-row>
        <table:table-row table:style-name="ro1">
          <table:table-cell office:value-type="string">
            <text:p>600723</text:p>
          </table:table-cell>
          <table:table-cell office:value-type="string">
            <text:p>首商股份</text:p>
          </table:table-cell>
          <table:table-cell office:value-type="float" office:value="6432150000">
            <text:p>6432150000</text:p>
          </table:table-cell>
          <table:table-cell office:value-type="float" office:value="2615810000">
            <text:p>2615810000</text:p>
          </table:table-cell>
          <table:table-cell office:value-type="percentage" office:value="0.406677394028435">
            <text:p>40.67%</text:p>
          </table:table-cell>
          <table:table-cell table:number-columns-repeated="2"/>
        </table:table-row>
        <table:table-row table:style-name="ro1">
          <table:table-cell office:value-type="string">
            <text:p>601163</text:p>
          </table:table-cell>
          <table:table-cell office:value-type="string">
            <text:p>三角轮胎</text:p>
          </table:table-cell>
          <table:table-cell office:value-type="float" office:value="13215620000">
            <text:p>13215620000</text:p>
          </table:table-cell>
          <table:table-cell office:value-type="float" office:value="5374910000">
            <text:p>5374910000</text:p>
          </table:table-cell>
          <table:table-cell office:value-type="percentage" office:value="0.406708879341264">
            <text:p>40.67%</text:p>
          </table:table-cell>
          <table:table-cell table:number-columns-repeated="2"/>
        </table:table-row>
        <table:table-row table:style-name="ro1">
          <table:table-cell office:value-type="string">
            <text:p>000026</text:p>
          </table:table-cell>
          <table:table-cell office:value-type="string">
            <text:p>飞亚达Ａ</text:p>
          </table:table-cell>
          <table:table-cell office:value-type="float" office:value="4004900000">
            <text:p>4004900000</text:p>
          </table:table-cell>
          <table:table-cell office:value-type="float" office:value="1629950000">
            <text:p>1629950000</text:p>
          </table:table-cell>
          <table:table-cell office:value-type="percentage" office:value="0.406988938550276">
            <text:p>40.70%</text:p>
          </table:table-cell>
          <table:table-cell table:number-columns-repeated="2"/>
        </table:table-row>
        <table:table-row table:style-name="ro1">
          <table:table-cell office:value-type="string">
            <text:p>600884</text:p>
          </table:table-cell>
          <table:table-cell office:value-type="string">
            <text:p>杉杉股份</text:p>
          </table:table-cell>
          <table:table-cell office:value-type="float" office:value="14586420000">
            <text:p>14586420000</text:p>
          </table:table-cell>
          <table:table-cell office:value-type="float" office:value="5942300000">
            <text:p>5942300000</text:p>
          </table:table-cell>
          <table:table-cell office:value-type="percentage" office:value="0.407385773891058">
            <text:p>40.74%</text:p>
          </table:table-cell>
          <table:table-cell table:number-columns-repeated="2"/>
        </table:table-row>
        <table:table-row table:style-name="ro1">
          <table:table-cell office:value-type="string">
            <text:p>002415</text:p>
          </table:table-cell>
          <table:table-cell office:value-type="string">
            <text:p>海康威视</text:p>
          </table:table-cell>
          <table:table-cell office:value-type="float" office:value="41339010000">
            <text:p>41339010000</text:p>
          </table:table-cell>
          <table:table-cell office:value-type="float" office:value="16852330000">
            <text:p>16852330000</text:p>
          </table:table-cell>
          <table:table-cell office:value-type="percentage" office:value="0.407661673562091">
            <text:p>40.77%</text:p>
          </table:table-cell>
          <table:table-cell table:number-columns-repeated="2"/>
        </table:table-row>
        <table:table-row table:style-name="ro1">
          <table:table-cell office:value-type="string">
            <text:p>002373</text:p>
          </table:table-cell>
          <table:table-cell office:value-type="string">
            <text:p>千方科技</text:p>
          </table:table-cell>
          <table:table-cell office:value-type="float" office:value="6103680000">
            <text:p>6103680000</text:p>
          </table:table-cell>
          <table:table-cell office:value-type="float" office:value="2489120000">
            <text:p>2489120000</text:p>
          </table:table-cell>
          <table:table-cell office:value-type="percentage" office:value="0.407806438083255">
            <text:p>40.78%</text:p>
          </table:table-cell>
          <table:table-cell table:number-columns-repeated="2"/>
        </table:table-row>
        <table:table-row table:style-name="ro1">
          <table:table-cell office:value-type="string">
            <text:p>600593</text:p>
          </table:table-cell>
          <table:table-cell office:value-type="string">
            <text:p>大连圣亚</text:p>
          </table:table-cell>
          <table:table-cell office:value-type="float" office:value="1020390000">
            <text:p>1020390000</text:p>
          </table:table-cell>
          <table:table-cell office:value-type="float" office:value="416480000">
            <text:p>416480000</text:p>
          </table:table-cell>
          <table:table-cell office:value-type="percentage" office:value="0.408157665206441">
            <text:p>40.82%</text:p>
          </table:table-cell>
          <table:table-cell table:number-columns-repeated="2"/>
        </table:table-row>
        <table:table-row table:style-name="ro1">
          <table:table-cell office:value-type="string">
            <text:p>600887</text:p>
          </table:table-cell>
          <table:table-cell office:value-type="string">
            <text:p>伊利股份</text:p>
          </table:table-cell>
          <table:table-cell office:value-type="float" office:value="39262270000">
            <text:p>39262270000</text:p>
          </table:table-cell>
          <table:table-cell office:value-type="float" office:value="16026390000">
            <text:p>16026390000</text:p>
          </table:table-cell>
          <table:table-cell office:value-type="percentage" office:value="0.408188064520977">
            <text:p>40.82%</text:p>
          </table:table-cell>
          <table:table-cell table:number-columns-repeated="2"/>
        </table:table-row>
        <table:table-row table:style-name="ro1">
          <table:table-cell office:value-type="string">
            <text:p>601798</text:p>
          </table:table-cell>
          <table:table-cell office:value-type="string">
            <text:p>蓝科高新</text:p>
          </table:table-cell>
          <table:table-cell office:value-type="float" office:value="3104080000">
            <text:p>3104080000</text:p>
          </table:table-cell>
          <table:table-cell office:value-type="float" office:value="1267540000">
            <text:p>1267540000</text:p>
          </table:table-cell>
          <table:table-cell office:value-type="percentage" office:value="0.408346434370248">
            <text:p>40.83%</text:p>
          </table:table-cell>
          <table:table-cell table:number-columns-repeated="2"/>
        </table:table-row>
        <table:table-row table:style-name="ro1">
          <table:table-cell office:value-type="string">
            <text:p>300433</text:p>
          </table:table-cell>
          <table:table-cell office:value-type="string">
            <text:p>蓝思科技</text:p>
          </table:table-cell>
          <table:table-cell office:value-type="float" office:value="23809340000">
            <text:p>23809340000</text:p>
          </table:table-cell>
          <table:table-cell office:value-type="float" office:value="9730900000">
            <text:p>9730900000</text:p>
          </table:table-cell>
          <table:table-cell office:value-type="percentage" office:value="0.408700955171374">
            <text:p>40.87%</text:p>
          </table:table-cell>
          <table:table-cell table:number-columns-repeated="2"/>
        </table:table-row>
        <table:table-row table:style-name="ro1">
          <table:table-cell office:value-type="string">
            <text:p>600120</text:p>
          </table:table-cell>
          <table:table-cell office:value-type="string">
            <text:p>浙江东方</text:p>
          </table:table-cell>
          <table:table-cell office:value-type="float" office:value="11267940000">
            <text:p>11267940000</text:p>
          </table:table-cell>
          <table:table-cell office:value-type="float" office:value="4605240000">
            <text:p>4605240000</text:p>
          </table:table-cell>
          <table:table-cell office:value-type="percentage" office:value="0.408702921740797">
            <text:p>40.87%</text:p>
          </table:table-cell>
          <table:table-cell table:number-columns-repeated="2"/>
        </table:table-row>
        <table:table-row table:style-name="ro1">
          <table:table-cell office:value-type="string">
            <text:p>600522</text:p>
          </table:table-cell>
          <table:table-cell office:value-type="string">
            <text:p>中天科技</text:p>
          </table:table-cell>
          <table:table-cell office:value-type="float" office:value="20452530000">
            <text:p>20452530000</text:p>
          </table:table-cell>
          <table:table-cell office:value-type="float" office:value="8359500000">
            <text:p>8359500000</text:p>
          </table:table-cell>
          <table:table-cell office:value-type="percentage" office:value="0.408726939894478">
            <text:p>40.87%</text:p>
          </table:table-cell>
          <table:table-cell table:number-columns-repeated="2"/>
        </table:table-row>
        <table:table-row table:style-name="ro1">
          <table:table-cell office:value-type="string">
            <text:p>002450</text:p>
          </table:table-cell>
          <table:table-cell office:value-type="string">
            <text:p>康得新</text:p>
          </table:table-cell>
          <table:table-cell office:value-type="float" office:value="26425140000">
            <text:p>26425140000</text:p>
          </table:table-cell>
          <table:table-cell office:value-type="float" office:value="10822700000">
            <text:p>10822700000</text:p>
          </table:table-cell>
          <table:table-cell office:value-type="percentage" office:value="0.409560744049038">
            <text:p>40.96%</text:p>
          </table:table-cell>
          <table:table-cell table:number-columns-repeated="2"/>
        </table:table-row>
        <table:table-row table:style-name="ro1">
          <table:table-cell office:value-type="string">
            <text:p>002853</text:p>
          </table:table-cell>
          <table:table-cell office:value-type="string">
            <text:p>皮阿诺</text:p>
          </table:table-cell>
          <table:table-cell office:value-type="float" office:value="645060000">
            <text:p>645060000</text:p>
          </table:table-cell>
          <table:table-cell office:value-type="float" office:value="264380000">
            <text:p>264380000</text:p>
          </table:table-cell>
          <table:table-cell office:value-type="percentage" office:value="0.409853346975475">
            <text:p>40.99%</text:p>
          </table:table-cell>
          <table:table-cell table:number-columns-repeated="2"/>
        </table:table-row>
        <table:table-row table:style-name="ro1">
          <table:table-cell office:value-type="string">
            <text:p>600589</text:p>
          </table:table-cell>
          <table:table-cell office:value-type="string">
            <text:p>广东榕泰</text:p>
          </table:table-cell>
          <table:table-cell office:value-type="float" office:value="5054860000">
            <text:p>5054860000</text:p>
          </table:table-cell>
          <table:table-cell office:value-type="float" office:value="2072150000">
            <text:p>2072150000</text:p>
          </table:table-cell>
          <table:table-cell office:value-type="percentage" office:value="0.409932223642198">
            <text:p>40.99%</text:p>
          </table:table-cell>
          <table:table-cell table:number-columns-repeated="2"/>
        </table:table-row>
        <table:table-row table:style-name="ro1">
          <table:table-cell office:value-type="string">
            <text:p>603166</text:p>
          </table:table-cell>
          <table:table-cell office:value-type="string">
            <text:p>福达股份</text:p>
          </table:table-cell>
          <table:table-cell office:value-type="float" office:value="3544230000">
            <text:p>3544230000</text:p>
          </table:table-cell>
          <table:table-cell office:value-type="float" office:value="1453040000">
            <text:p>1453040000</text:p>
          </table:table-cell>
          <table:table-cell office:value-type="percentage" office:value="0.409973393374584">
            <text:p>41.00%</text:p>
          </table:table-cell>
          <table:table-cell table:number-columns-repeated="2"/>
        </table:table-row>
        <table:table-row table:style-name="ro1">
          <table:table-cell office:value-type="string">
            <text:p>002067</text:p>
          </table:table-cell>
          <table:table-cell office:value-type="string">
            <text:p>景兴纸业</text:p>
          </table:table-cell>
          <table:table-cell office:value-type="float" office:value="5690460000">
            <text:p>5690460000</text:p>
          </table:table-cell>
          <table:table-cell office:value-type="float" office:value="2334250000">
            <text:p>2334250000</text:p>
          </table:table-cell>
          <table:table-cell office:value-type="percentage" office:value="0.410204095978181">
            <text:p>41.02%</text:p>
          </table:table-cell>
          <table:table-cell table:number-columns-repeated="2"/>
        </table:table-row>
        <table:table-row table:style-name="ro1">
          <table:table-cell office:value-type="string">
            <text:p>002073</text:p>
          </table:table-cell>
          <table:table-cell office:value-type="string">
            <text:p>软控股份</text:p>
          </table:table-cell>
          <table:table-cell office:value-type="float" office:value="8242250000">
            <text:p>8242250000</text:p>
          </table:table-cell>
          <table:table-cell office:value-type="float" office:value="3381650000">
            <text:p>3381650000</text:p>
          </table:table-cell>
          <table:table-cell office:value-type="percentage" office:value="0.410282386484273">
            <text:p>41.03%</text:p>
          </table:table-cell>
          <table:table-cell table:number-columns-repeated="2"/>
        </table:table-row>
        <table:table-row table:style-name="ro1">
          <table:table-cell office:value-type="string">
            <text:p>000062</text:p>
          </table:table-cell>
          <table:table-cell office:value-type="string">
            <text:p>深圳华强</text:p>
          </table:table-cell>
          <table:table-cell office:value-type="float" office:value="6922650000">
            <text:p>6922650000</text:p>
          </table:table-cell>
          <table:table-cell office:value-type="float" office:value="2840560000">
            <text:p>2840560000</text:p>
          </table:table-cell>
          <table:table-cell office:value-type="percentage" office:value="0.410328414696684">
            <text:p>41.03%</text:p>
          </table:table-cell>
          <table:table-cell table:number-columns-repeated="2"/>
        </table:table-row>
        <table:table-row table:style-name="ro1">
          <table:table-cell office:value-type="string">
            <text:p>002875</text:p>
          </table:table-cell>
          <table:table-cell office:value-type="string">
            <text:p>安奈儿</text:p>
          </table:table-cell>
          <table:table-cell office:value-type="float" office:value="618590000">
            <text:p>618590000</text:p>
          </table:table-cell>
          <table:table-cell office:value-type="float" office:value="254070000">
            <text:p>254070000</text:p>
          </table:table-cell>
          <table:table-cell office:value-type="percentage" office:value="0.410724389337041">
            <text:p>41.07%</text:p>
          </table:table-cell>
          <table:table-cell table:number-columns-repeated="2"/>
        </table:table-row>
        <table:table-row table:style-name="ro1">
          <table:table-cell office:value-type="string">
            <text:p>300334</text:p>
          </table:table-cell>
          <table:table-cell office:value-type="string">
            <text:p>津膜科技</text:p>
          </table:table-cell>
          <table:table-cell office:value-type="float" office:value="2305140000">
            <text:p>2305140000</text:p>
          </table:table-cell>
          <table:table-cell office:value-type="float" office:value="947280000">
            <text:p>947280000</text:p>
          </table:table-cell>
          <table:table-cell office:value-type="percentage" office:value="0.410942502407663">
            <text:p>41.09%</text:p>
          </table:table-cell>
          <table:table-cell table:number-columns-repeated="2"/>
        </table:table-row>
        <table:table-row table:style-name="ro1">
          <table:table-cell office:value-type="string">
            <text:p>002378</text:p>
          </table:table-cell>
          <table:table-cell office:value-type="string">
            <text:p>章源钨业</text:p>
          </table:table-cell>
          <table:table-cell office:value-type="float" office:value="3312300000">
            <text:p>3312300000</text:p>
          </table:table-cell>
          <table:table-cell office:value-type="float" office:value="1361170000">
            <text:p>1361170000</text:p>
          </table:table-cell>
          <table:table-cell office:value-type="percentage" office:value="0.410944056999668">
            <text:p>41.09%</text:p>
          </table:table-cell>
          <table:table-cell table:number-columns-repeated="2"/>
        </table:table-row>
        <table:table-row table:style-name="ro1">
          <table:table-cell office:value-type="string">
            <text:p>600483</text:p>
          </table:table-cell>
          <table:table-cell office:value-type="string">
            <text:p>福能股份</text:p>
          </table:table-cell>
          <table:table-cell office:value-type="float" office:value="17948880000">
            <text:p>17948880000</text:p>
          </table:table-cell>
          <table:table-cell office:value-type="float" office:value="7384230000">
            <text:p>7384230000</text:p>
          </table:table-cell>
          <table:table-cell office:value-type="percentage" office:value="0.411403385615147">
            <text:p>41.14%</text:p>
          </table:table-cell>
          <table:table-cell table:number-columns-repeated="2"/>
        </table:table-row>
        <table:table-row table:style-name="ro1">
          <table:table-cell office:value-type="string">
            <text:p>300649</text:p>
          </table:table-cell>
          <table:table-cell office:value-type="string">
            <text:p>杭州园林</text:p>
          </table:table-cell>
          <table:table-cell office:value-type="float" office:value="301500000">
            <text:p>301500000</text:p>
          </table:table-cell>
          <table:table-cell office:value-type="float" office:value="124150000">
            <text:p>124150000</text:p>
          </table:table-cell>
          <table:table-cell office:value-type="percentage" office:value="0.411774461028192">
            <text:p>41.18%</text:p>
          </table:table-cell>
          <table:table-cell table:number-columns-repeated="2"/>
        </table:table-row>
        <table:table-row table:style-name="ro1">
          <table:table-cell office:value-type="string">
            <text:p>000099</text:p>
          </table:table-cell>
          <table:table-cell office:value-type="string">
            <text:p>中信海直</text:p>
          </table:table-cell>
          <table:table-cell office:value-type="float" office:value="4893190000">
            <text:p>4893190000</text:p>
          </table:table-cell>
          <table:table-cell office:value-type="float" office:value="2017060000">
            <text:p>2017060000</text:p>
          </table:table-cell>
          <table:table-cell office:value-type="percentage" office:value="0.412217796570336">
            <text:p>41.22%</text:p>
          </table:table-cell>
          <table:table-cell table:number-columns-repeated="2"/>
        </table:table-row>
        <table:table-row table:style-name="ro1">
          <table:table-cell office:value-type="string">
            <text:p>300094</text:p>
          </table:table-cell>
          <table:table-cell office:value-type="string">
            <text:p>国联水产</text:p>
          </table:table-cell>
          <table:table-cell office:value-type="float" office:value="3088430000">
            <text:p>3088430000</text:p>
          </table:table-cell>
          <table:table-cell office:value-type="float" office:value="1273940000">
            <text:p>1273940000</text:p>
          </table:table-cell>
          <table:table-cell office:value-type="percentage" office:value="0.412487898382026">
            <text:p>41.25%</text:p>
          </table:table-cell>
          <table:table-cell table:number-columns-repeated="2"/>
        </table:table-row>
        <table:table-row table:style-name="ro1">
          <table:table-cell office:value-type="string">
            <text:p>000723</text:p>
          </table:table-cell>
          <table:table-cell office:value-type="string">
            <text:p>美锦能源</text:p>
          </table:table-cell>
          <table:table-cell office:value-type="float" office:value="12596250000">
            <text:p>12596250000</text:p>
          </table:table-cell>
          <table:table-cell office:value-type="float" office:value="5197180000">
            <text:p>5197180000</text:p>
          </table:table-cell>
          <table:table-cell office:value-type="percentage" office:value="0.412597400019847">
            <text:p>41.26%</text:p>
          </table:table-cell>
          <table:table-cell table:number-columns-repeated="2"/>
        </table:table-row>
        <table:table-row table:style-name="ro1">
          <table:table-cell office:value-type="string">
            <text:p>002531</text:p>
          </table:table-cell>
          <table:table-cell office:value-type="string">
            <text:p>天顺风能</text:p>
          </table:table-cell>
          <table:table-cell office:value-type="float" office:value="7939290000">
            <text:p>7939290000</text:p>
          </table:table-cell>
          <table:table-cell office:value-type="float" office:value="3275810000">
            <text:p>3275810000</text:p>
          </table:table-cell>
          <table:table-cell office:value-type="percentage" office:value="0.412607424593383">
            <text:p>41.26%</text:p>
          </table:table-cell>
          <table:table-cell table:number-columns-repeated="2"/>
        </table:table-row>
        <table:table-row table:style-name="ro1">
          <table:table-cell office:value-type="string">
            <text:p>600512</text:p>
          </table:table-cell>
          <table:table-cell office:value-type="string">
            <text:p>腾达建设</text:p>
          </table:table-cell>
          <table:table-cell office:value-type="float" office:value="7820920000">
            <text:p>7820920000</text:p>
          </table:table-cell>
          <table:table-cell office:value-type="float" office:value="3228420000">
            <text:p>3228420000</text:p>
          </table:table-cell>
          <table:table-cell office:value-type="percentage" office:value="0.412792868358198">
            <text:p>41.28%</text:p>
          </table:table-cell>
          <table:table-cell table:number-columns-repeated="2"/>
        </table:table-row>
        <table:table-row table:style-name="ro1">
          <table:table-cell office:value-type="string">
            <text:p>002239</text:p>
          </table:table-cell>
          <table:table-cell office:value-type="string">
            <text:p>奥特佳</text:p>
          </table:table-cell>
          <table:table-cell office:value-type="float" office:value="8337510000">
            <text:p>8337510000</text:p>
          </table:table-cell>
          <table:table-cell office:value-type="float" office:value="3441970000">
            <text:p>3441970000</text:p>
          </table:table-cell>
          <table:table-cell office:value-type="percentage" office:value="0.412829489859682">
            <text:p>41.28%</text:p>
          </table:table-cell>
          <table:table-cell table:number-columns-repeated="2"/>
        </table:table-row>
        <table:table-row table:style-name="ro1">
          <table:table-cell office:value-type="string">
            <text:p>600184</text:p>
          </table:table-cell>
          <table:table-cell office:value-type="string">
            <text:p>光电股份</text:p>
          </table:table-cell>
          <table:table-cell office:value-type="float" office:value="3849500000">
            <text:p>3849500000</text:p>
          </table:table-cell>
          <table:table-cell office:value-type="float" office:value="1589720000">
            <text:p>1589720000</text:p>
          </table:table-cell>
          <table:table-cell office:value-type="percentage" office:value="0.412967917911417">
            <text:p>41.30%</text:p>
          </table:table-cell>
          <table:table-cell table:number-columns-repeated="2"/>
        </table:table-row>
        <table:table-row table:style-name="ro1">
          <table:table-cell office:value-type="string">
            <text:p>002620</text:p>
          </table:table-cell>
          <table:table-cell office:value-type="string">
            <text:p>瑞和股份</text:p>
          </table:table-cell>
          <table:table-cell office:value-type="float" office:value="3730700000">
            <text:p>3730700000</text:p>
          </table:table-cell>
          <table:table-cell office:value-type="float" office:value="1541910000">
            <text:p>1541910000</text:p>
          </table:table-cell>
          <table:table-cell office:value-type="percentage" office:value="0.413303133460208">
            <text:p>41.33%</text:p>
          </table:table-cell>
          <table:table-cell table:number-columns-repeated="2"/>
        </table:table-row>
        <table:table-row table:style-name="ro1">
          <table:table-cell office:value-type="string">
            <text:p>300607</text:p>
          </table:table-cell>
          <table:table-cell office:value-type="string">
            <text:p>拓斯达</text:p>
          </table:table-cell>
          <table:table-cell office:value-type="float" office:value="574250000">
            <text:p>574250000</text:p>
          </table:table-cell>
          <table:table-cell office:value-type="float" office:value="237380000">
            <text:p>237380000</text:p>
          </table:table-cell>
          <table:table-cell office:value-type="percentage" office:value="0.413373966042664">
            <text:p>41.34%</text:p>
          </table:table-cell>
          <table:table-cell table:number-columns-repeated="2"/>
        </table:table-row>
        <table:table-row table:style-name="ro1">
          <table:table-cell office:value-type="string">
            <text:p>600126</text:p>
          </table:table-cell>
          <table:table-cell office:value-type="string">
            <text:p>杭钢股份</text:p>
          </table:table-cell>
          <table:table-cell office:value-type="float" office:value="25561300000">
            <text:p>25561300000</text:p>
          </table:table-cell>
          <table:table-cell office:value-type="float" office:value="10568190000">
            <text:p>10568190000</text:p>
          </table:table-cell>
          <table:table-cell office:value-type="percentage" office:value="0.413444934334326">
            <text:p>41.34%</text:p>
          </table:table-cell>
          <table:table-cell table:number-columns-repeated="2"/>
        </table:table-row>
        <table:table-row table:style-name="ro1">
          <table:table-cell office:value-type="string">
            <text:p>600702</text:p>
          </table:table-cell>
          <table:table-cell office:value-type="string">
            <text:p>沱牌舍得</text:p>
          </table:table-cell>
          <table:table-cell office:value-type="float" office:value="3965100000">
            <text:p>3965100000</text:p>
          </table:table-cell>
          <table:table-cell office:value-type="float" office:value="1639780000">
            <text:p>1639780000</text:p>
          </table:table-cell>
          <table:table-cell office:value-type="percentage" office:value="0.413553252124789">
            <text:p>41.36%</text:p>
          </table:table-cell>
          <table:table-cell table:number-columns-repeated="2"/>
        </table:table-row>
        <table:table-row table:style-name="ro1">
          <table:table-cell office:value-type="string">
            <text:p>600742</text:p>
          </table:table-cell>
          <table:table-cell office:value-type="string">
            <text:p>一汽富维</text:p>
          </table:table-cell>
          <table:table-cell office:value-type="float" office:value="8359950000">
            <text:p>8359950000</text:p>
          </table:table-cell>
          <table:table-cell office:value-type="float" office:value="3459560000">
            <text:p>3459560000</text:p>
          </table:table-cell>
          <table:table-cell office:value-type="percentage" office:value="0.413825441539722">
            <text:p>41.38%</text:p>
          </table:table-cell>
          <table:table-cell table:number-columns-repeated="2"/>
        </table:table-row>
        <table:table-row table:style-name="ro1">
          <table:table-cell office:value-type="string">
            <text:p>002481</text:p>
          </table:table-cell>
          <table:table-cell office:value-type="string">
            <text:p>双塔食品</text:p>
          </table:table-cell>
          <table:table-cell office:value-type="float" office:value="4437760000">
            <text:p>4437760000</text:p>
          </table:table-cell>
          <table:table-cell office:value-type="float" office:value="1836880000">
            <text:p>1836880000</text:p>
          </table:table-cell>
          <table:table-cell office:value-type="percentage" office:value="0.413920536486876">
            <text:p>41.39%</text:p>
          </table:table-cell>
          <table:table-cell table:number-columns-repeated="2"/>
        </table:table-row>
        <table:table-row table:style-name="ro1">
          <table:table-cell office:value-type="string">
            <text:p>000566</text:p>
          </table:table-cell>
          <table:table-cell office:value-type="string">
            <text:p>海南海药</text:p>
          </table:table-cell>
          <table:table-cell office:value-type="float" office:value="9607290000">
            <text:p>9607290000</text:p>
          </table:table-cell>
          <table:table-cell office:value-type="float" office:value="3977170000">
            <text:p>3977170000</text:p>
          </table:table-cell>
          <table:table-cell office:value-type="percentage" office:value="0.413974180023711">
            <text:p>41.40%</text:p>
          </table:table-cell>
          <table:table-cell table:number-columns-repeated="2"/>
        </table:table-row>
        <table:table-row table:style-name="ro1">
          <table:table-cell office:value-type="string">
            <text:p>002696</text:p>
          </table:table-cell>
          <table:table-cell office:value-type="string">
            <text:p>百洋股份</text:p>
          </table:table-cell>
          <table:table-cell office:value-type="float" office:value="1914200000">
            <text:p>1914200000</text:p>
          </table:table-cell>
          <table:table-cell office:value-type="float" office:value="792600000">
            <text:p>792600000</text:p>
          </table:table-cell>
          <table:table-cell office:value-type="percentage" office:value="0.414063316267893">
            <text:p>41.41%</text:p>
          </table:table-cell>
          <table:table-cell table:number-columns-repeated="2"/>
        </table:table-row>
        <table:table-row table:style-name="ro1">
          <table:table-cell office:value-type="string">
            <text:p>600261</text:p>
          </table:table-cell>
          <table:table-cell office:value-type="string">
            <text:p>阳光照明</text:p>
          </table:table-cell>
          <table:table-cell office:value-type="float" office:value="5640640000">
            <text:p>5640640000</text:p>
          </table:table-cell>
          <table:table-cell office:value-type="float" office:value="2336070000">
            <text:p>2336070000</text:p>
          </table:table-cell>
          <table:table-cell office:value-type="percentage" office:value="0.414149812787201">
            <text:p>41.41%</text:p>
          </table:table-cell>
          <table:table-cell table:number-columns-repeated="2"/>
        </table:table-row>
        <table:table-row table:style-name="ro1">
          <table:table-cell office:value-type="string">
            <text:p>002771</text:p>
          </table:table-cell>
          <table:table-cell office:value-type="string">
            <text:p>真视通</text:p>
          </table:table-cell>
          <table:table-cell office:value-type="float" office:value="1007980000">
            <text:p>1007980000</text:p>
          </table:table-cell>
          <table:table-cell office:value-type="float" office:value="417760000">
            <text:p>417760000</text:p>
          </table:table-cell>
          <table:table-cell office:value-type="percentage" office:value="0.414452667711661">
            <text:p>41.45%</text:p>
          </table:table-cell>
          <table:table-cell table:number-columns-repeated="2"/>
        </table:table-row>
        <table:table-row table:style-name="ro1">
          <table:table-cell office:value-type="string">
            <text:p>002046</text:p>
          </table:table-cell>
          <table:table-cell office:value-type="string">
            <text:p>轴研科技</text:p>
          </table:table-cell>
          <table:table-cell office:value-type="float" office:value="2340250000">
            <text:p>2340250000</text:p>
          </table:table-cell>
          <table:table-cell office:value-type="float" office:value="970000000">
            <text:p>970000000</text:p>
          </table:table-cell>
          <table:table-cell office:value-type="percentage" office:value="0.414485631876936">
            <text:p>41.45%</text:p>
          </table:table-cell>
          <table:table-cell table:number-columns-repeated="2"/>
        </table:table-row>
        <table:table-row table:style-name="ro1">
          <table:table-cell office:value-type="string">
            <text:p>000407</text:p>
          </table:table-cell>
          <table:table-cell office:value-type="string">
            <text:p>胜利股份</text:p>
          </table:table-cell>
          <table:table-cell office:value-type="float" office:value="4302560000">
            <text:p>4302560000</text:p>
          </table:table-cell>
          <table:table-cell office:value-type="float" office:value="1783450000">
            <text:p>1783450000</text:p>
          </table:table-cell>
          <table:table-cell office:value-type="percentage" office:value="0.414509036480607">
            <text:p>41.45%</text:p>
          </table:table-cell>
          <table:table-cell table:number-columns-repeated="2"/>
        </table:table-row>
        <table:table-row table:style-name="ro1">
          <table:table-cell office:value-type="string">
            <text:p>600797</text:p>
          </table:table-cell>
          <table:table-cell office:value-type="string">
            <text:p>浙大网新</text:p>
          </table:table-cell>
          <table:table-cell office:value-type="float" office:value="4060630000">
            <text:p>4060630000</text:p>
          </table:table-cell>
          <table:table-cell office:value-type="float" office:value="1683310000">
            <text:p>1683310000</text:p>
          </table:table-cell>
          <table:table-cell office:value-type="percentage" office:value="0.414544048583594">
            <text:p>41.45%</text:p>
          </table:table-cell>
          <table:table-cell table:number-columns-repeated="2"/>
        </table:table-row>
        <table:table-row table:style-name="ro1">
          <table:table-cell office:value-type="string">
            <text:p>600614</text:p>
          </table:table-cell>
          <table:table-cell office:value-type="string">
            <text:p>鹏起科技</text:p>
          </table:table-cell>
          <table:table-cell office:value-type="float" office:value="7921120000">
            <text:p>7921120000</text:p>
          </table:table-cell>
          <table:table-cell office:value-type="float" office:value="3287810000">
            <text:p>3287810000</text:p>
          </table:table-cell>
          <table:table-cell office:value-type="percentage" office:value="0.415068828650494">
            <text:p>41.51%</text:p>
          </table:table-cell>
          <table:table-cell table:number-columns-repeated="2"/>
        </table:table-row>
        <table:table-row table:style-name="ro1">
          <table:table-cell office:value-type="string">
            <text:p>002752</text:p>
          </table:table-cell>
          <table:table-cell office:value-type="string">
            <text:p>昇兴股份</text:p>
          </table:table-cell>
          <table:table-cell office:value-type="float" office:value="2678010000">
            <text:p>2678010000</text:p>
          </table:table-cell>
          <table:table-cell office:value-type="float" office:value="1111600000">
            <text:p>1111600000</text:p>
          </table:table-cell>
          <table:table-cell office:value-type="percentage" office:value="0.415084335009951">
            <text:p>41.51%</text:p>
          </table:table-cell>
          <table:table-cell table:number-columns-repeated="2"/>
        </table:table-row>
        <table:table-row table:style-name="ro1">
          <table:table-cell office:value-type="string">
            <text:p>000716</text:p>
          </table:table-cell>
          <table:table-cell office:value-type="string">
            <text:p>黑芝麻</text:p>
          </table:table-cell>
          <table:table-cell office:value-type="float" office:value="3115700000">
            <text:p>3115700000</text:p>
          </table:table-cell>
          <table:table-cell office:value-type="float" office:value="1293530000">
            <text:p>1293530000</text:p>
          </table:table-cell>
          <table:table-cell office:value-type="percentage" office:value="0.415165131431139">
            <text:p>41.52%</text:p>
          </table:table-cell>
          <table:table-cell table:number-columns-repeated="2"/>
        </table:table-row>
        <table:table-row table:style-name="ro1">
          <table:table-cell office:value-type="string">
            <text:p>600273</text:p>
          </table:table-cell>
          <table:table-cell office:value-type="string">
            <text:p>嘉化能源</text:p>
          </table:table-cell>
          <table:table-cell office:value-type="float" office:value="6807860000">
            <text:p>6807860000</text:p>
          </table:table-cell>
          <table:table-cell office:value-type="float" office:value="2827360000">
            <text:p>2827360000</text:p>
          </table:table-cell>
          <table:table-cell office:value-type="percentage" office:value="0.415308187888705">
            <text:p>41.53%</text:p>
          </table:table-cell>
          <table:table-cell table:number-columns-repeated="2"/>
        </table:table-row>
        <table:table-row table:style-name="ro1">
          <table:table-cell office:value-type="string">
            <text:p>300232</text:p>
          </table:table-cell>
          <table:table-cell office:value-type="string">
            <text:p>洲明科技</text:p>
          </table:table-cell>
          <table:table-cell office:value-type="float" office:value="2605670000">
            <text:p>2605670000</text:p>
          </table:table-cell>
          <table:table-cell office:value-type="float" office:value="1082450000">
            <text:p>1082450000</text:p>
          </table:table-cell>
          <table:table-cell office:value-type="percentage" office:value="0.415420985773333">
            <text:p>41.54%</text:p>
          </table:table-cell>
          <table:table-cell table:number-columns-repeated="2"/>
        </table:table-row>
        <table:table-row table:style-name="ro1">
          <table:table-cell office:value-type="string">
            <text:p>002712</text:p>
          </table:table-cell>
          <table:table-cell office:value-type="string">
            <text:p>思美传媒</text:p>
          </table:table-cell>
          <table:table-cell office:value-type="float" office:value="2599260000">
            <text:p>2599260000</text:p>
          </table:table-cell>
          <table:table-cell office:value-type="float" office:value="1079830000">
            <text:p>1079830000</text:p>
          </table:table-cell>
          <table:table-cell office:value-type="percentage" office:value="0.415437470664728">
            <text:p>41.54%</text:p>
          </table:table-cell>
          <table:table-cell table:number-columns-repeated="2"/>
        </table:table-row>
        <table:table-row table:style-name="ro1">
          <table:table-cell office:value-type="string">
            <text:p>002292</text:p>
          </table:table-cell>
          <table:table-cell office:value-type="string">
            <text:p>奥飞娱乐</text:p>
          </table:table-cell>
          <table:table-cell office:value-type="float" office:value="8366210000">
            <text:p>8366210000</text:p>
          </table:table-cell>
          <table:table-cell office:value-type="float" office:value="3475980000">
            <text:p>3475980000</text:p>
          </table:table-cell>
          <table:table-cell office:value-type="percentage" office:value="0.415478454401694">
            <text:p>41.55%</text:p>
          </table:table-cell>
          <table:table-cell table:number-columns-repeated="2"/>
        </table:table-row>
        <table:table-row table:style-name="ro1">
          <table:table-cell office:value-type="string">
            <text:p>002641</text:p>
          </table:table-cell>
          <table:table-cell office:value-type="string">
            <text:p>永高股份</text:p>
          </table:table-cell>
          <table:table-cell office:value-type="float" office:value="4347670000">
            <text:p>4347670000</text:p>
          </table:table-cell>
          <table:table-cell office:value-type="float" office:value="1806880000">
            <text:p>1806880000</text:p>
          </table:table-cell>
          <table:table-cell office:value-type="percentage" office:value="0.415597319943786">
            <text:p>41.56%</text:p>
          </table:table-cell>
          <table:table-cell table:number-columns-repeated="2"/>
        </table:table-row>
        <table:table-row table:style-name="ro1">
          <table:table-cell office:value-type="string">
            <text:p>300128</text:p>
          </table:table-cell>
          <table:table-cell office:value-type="string">
            <text:p>锦富技术</text:p>
          </table:table-cell>
          <table:table-cell office:value-type="float" office:value="3515830000">
            <text:p>3515830000</text:p>
          </table:table-cell>
          <table:table-cell office:value-type="float" office:value="1461370000">
            <text:p>1461370000</text:p>
          </table:table-cell>
          <table:table-cell office:value-type="percentage" office:value="0.415654340511344">
            <text:p>41.57%</text:p>
          </table:table-cell>
          <table:table-cell table:number-columns-repeated="2"/>
        </table:table-row>
        <table:table-row table:style-name="ro1">
          <table:table-cell office:value-type="string">
            <text:p>600018</text:p>
          </table:table-cell>
          <table:table-cell office:value-type="string">
            <text:p>上港集团</text:p>
          </table:table-cell>
          <table:table-cell office:value-type="float" office:value="116784780000">
            <text:p>116784780000</text:p>
          </table:table-cell>
          <table:table-cell office:value-type="float" office:value="48546400000">
            <text:p>48546400000</text:p>
          </table:table-cell>
          <table:table-cell office:value-type="percentage" office:value="0.415691154275412">
            <text:p>41.57%</text:p>
          </table:table-cell>
          <table:table-cell table:number-columns-repeated="2"/>
        </table:table-row>
        <table:table-row table:style-name="ro1">
          <table:table-cell office:value-type="string">
            <text:p>603355</text:p>
          </table:table-cell>
          <table:table-cell office:value-type="string">
            <text:p>莱克电气</text:p>
          </table:table-cell>
          <table:table-cell office:value-type="float" office:value="5095220000">
            <text:p>5095220000</text:p>
          </table:table-cell>
          <table:table-cell office:value-type="float" office:value="2119140000">
            <text:p>2119140000</text:p>
          </table:table-cell>
          <table:table-cell office:value-type="percentage" office:value="0.415907458362936">
            <text:p>41.59%</text:p>
          </table:table-cell>
          <table:table-cell table:number-columns-repeated="2"/>
        </table:table-row>
        <table:table-row table:style-name="ro1">
          <table:table-cell office:value-type="string">
            <text:p>002580</text:p>
          </table:table-cell>
          <table:table-cell office:value-type="string">
            <text:p>圣阳股份</text:p>
          </table:table-cell>
          <table:table-cell office:value-type="float" office:value="2045960000">
            <text:p>2045960000</text:p>
          </table:table-cell>
          <table:table-cell office:value-type="float" office:value="851050000">
            <text:p>851050000</text:p>
          </table:table-cell>
          <table:table-cell office:value-type="percentage" office:value="0.41596609904397">
            <text:p>41.60%</text:p>
          </table:table-cell>
          <table:table-cell table:number-columns-repeated="2"/>
        </table:table-row>
        <table:table-row table:style-name="ro1">
          <table:table-cell office:value-type="string">
            <text:p>002197</text:p>
          </table:table-cell>
          <table:table-cell office:value-type="string">
            <text:p>证通电子</text:p>
          </table:table-cell>
          <table:table-cell office:value-type="float" office:value="4749090000">
            <text:p>4749090000</text:p>
          </table:table-cell>
          <table:table-cell office:value-type="float" office:value="1975930000">
            <text:p>1975930000</text:p>
          </table:table-cell>
          <table:table-cell office:value-type="percentage" office:value="0.416064972447353">
            <text:p>41.61%</text:p>
          </table:table-cell>
          <table:table-cell table:number-columns-repeated="2"/>
        </table:table-row>
        <table:table-row table:style-name="ro1">
          <table:table-cell office:value-type="string">
            <text:p>002663</text:p>
          </table:table-cell>
          <table:table-cell office:value-type="string">
            <text:p>普邦股份</text:p>
          </table:table-cell>
          <table:table-cell office:value-type="float" office:value="7698510000">
            <text:p>7698510000</text:p>
          </table:table-cell>
          <table:table-cell office:value-type="float" office:value="3206340000">
            <text:p>3206340000</text:p>
          </table:table-cell>
          <table:table-cell office:value-type="percentage" office:value="0.41648838541484">
            <text:p>41.65%</text:p>
          </table:table-cell>
          <table:table-cell table:number-columns-repeated="2"/>
        </table:table-row>
        <table:table-row table:style-name="ro1">
          <table:table-cell office:value-type="string">
            <text:p>002445</text:p>
          </table:table-cell>
          <table:table-cell office:value-type="string">
            <text:p>中南文化</text:p>
          </table:table-cell>
          <table:table-cell office:value-type="float" office:value="6305030000">
            <text:p>6305030000</text:p>
          </table:table-cell>
          <table:table-cell office:value-type="float" office:value="2627090000">
            <text:p>2627090000</text:p>
          </table:table-cell>
          <table:table-cell office:value-type="percentage" office:value="0.416665741479422">
            <text:p>41.67%</text:p>
          </table:table-cell>
          <table:table-cell table:number-columns-repeated="2"/>
        </table:table-row>
        <table:table-row table:style-name="ro1">
          <table:table-cell office:value-type="string">
            <text:p>600645</text:p>
          </table:table-cell>
          <table:table-cell office:value-type="string">
            <text:p>中源协和</text:p>
          </table:table-cell>
          <table:table-cell office:value-type="float" office:value="3003630000">
            <text:p>3003630000</text:p>
          </table:table-cell>
          <table:table-cell office:value-type="float" office:value="1251830000">
            <text:p>1251830000</text:p>
          </table:table-cell>
          <table:table-cell office:value-type="percentage" office:value="0.41677237209643">
            <text:p>41.68%</text:p>
          </table:table-cell>
          <table:table-cell table:number-columns-repeated="2"/>
        </table:table-row>
        <table:table-row table:style-name="ro1">
          <table:table-cell office:value-type="string">
            <text:p>300496</text:p>
          </table:table-cell>
          <table:table-cell office:value-type="string">
            <text:p>中科创达</text:p>
          </table:table-cell>
          <table:table-cell office:value-type="float" office:value="1906500000">
            <text:p>1906500000</text:p>
          </table:table-cell>
          <table:table-cell office:value-type="float" office:value="795190000">
            <text:p>795190000</text:p>
          </table:table-cell>
          <table:table-cell office:value-type="percentage" office:value="0.417094151586677">
            <text:p>41.71%</text:p>
          </table:table-cell>
          <table:table-cell table:number-columns-repeated="2"/>
        </table:table-row>
        <table:table-row table:style-name="ro1">
          <table:table-cell office:value-type="string">
            <text:p>000420</text:p>
          </table:table-cell>
          <table:table-cell office:value-type="string">
            <text:p>吉林化纤</text:p>
          </table:table-cell>
          <table:table-cell office:value-type="float" office:value="4620700000">
            <text:p>4620700000</text:p>
          </table:table-cell>
          <table:table-cell office:value-type="float" office:value="1927640000">
            <text:p>1927640000</text:p>
          </table:table-cell>
          <table:table-cell office:value-type="percentage" office:value="0.417174886921895">
            <text:p>41.72%</text:p>
          </table:table-cell>
          <table:table-cell table:number-columns-repeated="2"/>
        </table:table-row>
        <table:table-row table:style-name="ro1">
          <table:table-cell office:value-type="string">
            <text:p>000988</text:p>
          </table:table-cell>
          <table:table-cell office:value-type="string">
            <text:p>华工科技</text:p>
          </table:table-cell>
          <table:table-cell office:value-type="float" office:value="5587070000">
            <text:p>5587070000</text:p>
          </table:table-cell>
          <table:table-cell office:value-type="float" office:value="2331870000">
            <text:p>2331870000</text:p>
          </table:table-cell>
          <table:table-cell office:value-type="percentage" office:value="0.417369032426657">
            <text:p>41.74%</text:p>
          </table:table-cell>
          <table:table-cell table:number-columns-repeated="2"/>
        </table:table-row>
        <table:table-row table:style-name="ro1">
          <table:table-cell office:value-type="string">
            <text:p>600237</text:p>
          </table:table-cell>
          <table:table-cell office:value-type="string">
            <text:p>铜峰电子</text:p>
          </table:table-cell>
          <table:table-cell office:value-type="float" office:value="2147590000">
            <text:p>2147590000</text:p>
          </table:table-cell>
          <table:table-cell office:value-type="float" office:value="896710000">
            <text:p>896710000</text:p>
          </table:table-cell>
          <table:table-cell office:value-type="percentage" office:value="0.41754245456535">
            <text:p>41.75%</text:p>
          </table:table-cell>
          <table:table-cell table:number-columns-repeated="2"/>
        </table:table-row>
        <table:table-row table:style-name="ro1">
          <table:table-cell office:value-type="string">
            <text:p>300185</text:p>
          </table:table-cell>
          <table:table-cell office:value-type="string">
            <text:p>通裕重工</text:p>
          </table:table-cell>
          <table:table-cell office:value-type="float" office:value="9100320000">
            <text:p>9100320000</text:p>
          </table:table-cell>
          <table:table-cell office:value-type="float" office:value="3800020000">
            <text:p>3800020000</text:p>
          </table:table-cell>
          <table:table-cell office:value-type="percentage" office:value="0.417569931606801">
            <text:p>41.76%</text:p>
          </table:table-cell>
          <table:table-cell table:number-columns-repeated="2"/>
        </table:table-row>
        <table:table-row table:style-name="ro1">
          <table:table-cell office:value-type="string">
            <text:p>000882</text:p>
          </table:table-cell>
          <table:table-cell office:value-type="string">
            <text:p>华联股份</text:p>
          </table:table-cell>
          <table:table-cell office:value-type="float" office:value="10747780000">
            <text:p>10747780000</text:p>
          </table:table-cell>
          <table:table-cell office:value-type="float" office:value="4492410000">
            <text:p>4492410000</text:p>
          </table:table-cell>
          <table:table-cell office:value-type="percentage" office:value="0.417984923398134">
            <text:p>41.80%</text:p>
          </table:table-cell>
          <table:table-cell table:number-columns-repeated="2"/>
        </table:table-row>
        <table:table-row table:style-name="ro1">
          <table:table-cell office:value-type="string">
            <text:p>002614</text:p>
          </table:table-cell>
          <table:table-cell office:value-type="string">
            <text:p>奥佳华</text:p>
          </table:table-cell>
          <table:table-cell office:value-type="float" office:value="4398000000">
            <text:p>4398000000</text:p>
          </table:table-cell>
          <table:table-cell office:value-type="float" office:value="1840710000">
            <text:p>1840710000</text:p>
          </table:table-cell>
          <table:table-cell office:value-type="percentage" office:value="0.418533424283765">
            <text:p>41.85%</text:p>
          </table:table-cell>
          <table:table-cell table:number-columns-repeated="2"/>
        </table:table-row>
        <table:table-row table:style-name="ro1">
          <table:table-cell office:value-type="string">
            <text:p>002770</text:p>
          </table:table-cell>
          <table:table-cell office:value-type="string">
            <text:p>科迪乳业</text:p>
          </table:table-cell>
          <table:table-cell office:value-type="float" office:value="2667060000">
            <text:p>2667060000</text:p>
          </table:table-cell>
          <table:table-cell office:value-type="float" office:value="1116570000">
            <text:p>1116570000</text:p>
          </table:table-cell>
          <table:table-cell office:value-type="percentage" office:value="0.418651998830173">
            <text:p>41.87%</text:p>
          </table:table-cell>
          <table:table-cell table:number-columns-repeated="2"/>
        </table:table-row>
        <table:table-row table:style-name="ro1">
          <table:table-cell office:value-type="string">
            <text:p>600790</text:p>
          </table:table-cell>
          <table:table-cell office:value-type="string">
            <text:p>轻纺城</text:p>
          </table:table-cell>
          <table:table-cell office:value-type="float" office:value="8160120000">
            <text:p>8160120000</text:p>
          </table:table-cell>
          <table:table-cell office:value-type="float" office:value="3416880000">
            <text:p>3416880000</text:p>
          </table:table-cell>
          <table:table-cell office:value-type="percentage" office:value="0.41872913633623">
            <text:p>41.87%</text:p>
          </table:table-cell>
          <table:table-cell table:number-columns-repeated="2"/>
        </table:table-row>
        <table:table-row table:style-name="ro1">
          <table:table-cell office:value-type="string">
            <text:p>600380</text:p>
          </table:table-cell>
          <table:table-cell office:value-type="string">
            <text:p>健康元</text:p>
          </table:table-cell>
          <table:table-cell office:value-type="float" office:value="16071710000">
            <text:p>16071710000</text:p>
          </table:table-cell>
          <table:table-cell office:value-type="float" office:value="6736960000">
            <text:p>6736960000</text:p>
          </table:table-cell>
          <table:table-cell office:value-type="percentage" office:value="0.419181281892219">
            <text:p>41.92%</text:p>
          </table:table-cell>
          <table:table-cell table:number-columns-repeated="2"/>
        </table:table-row>
        <table:table-row table:style-name="ro1">
          <table:table-cell office:value-type="string">
            <text:p>300208</text:p>
          </table:table-cell>
          <table:table-cell office:value-type="string">
            <text:p>恒顺众昇</text:p>
          </table:table-cell>
          <table:table-cell office:value-type="float" office:value="2775260000">
            <text:p>2775260000</text:p>
          </table:table-cell>
          <table:table-cell office:value-type="float" office:value="1163740000">
            <text:p>1163740000</text:p>
          </table:table-cell>
          <table:table-cell office:value-type="percentage" office:value="0.419326477519223">
            <text:p>41.93%</text:p>
          </table:table-cell>
          <table:table-cell table:number-columns-repeated="2"/>
        </table:table-row>
        <table:table-row table:style-name="ro1">
          <table:table-cell office:value-type="string">
            <text:p>002006</text:p>
          </table:table-cell>
          <table:table-cell office:value-type="string">
            <text:p>精功科技</text:p>
          </table:table-cell>
          <table:table-cell office:value-type="float" office:value="1619060000">
            <text:p>1619060000</text:p>
          </table:table-cell>
          <table:table-cell office:value-type="float" office:value="679280000">
            <text:p>679280000</text:p>
          </table:table-cell>
          <table:table-cell office:value-type="percentage" office:value="0.419552085778168">
            <text:p>41.96%</text:p>
          </table:table-cell>
          <table:table-cell table:number-columns-repeated="2"/>
        </table:table-row>
        <table:table-row table:style-name="ro1">
          <table:table-cell office:value-type="string">
            <text:p>002032</text:p>
          </table:table-cell>
          <table:table-cell office:value-type="string">
            <text:p>苏 泊 尔</text:p>
          </table:table-cell>
          <table:table-cell office:value-type="float" office:value="7854200000">
            <text:p>7854200000</text:p>
          </table:table-cell>
          <table:table-cell office:value-type="float" office:value="3295960000">
            <text:p>3295960000</text:p>
          </table:table-cell>
          <table:table-cell office:value-type="percentage" office:value="0.419642993557587">
            <text:p>41.96%</text:p>
          </table:table-cell>
          <table:table-cell table:number-columns-repeated="2"/>
        </table:table-row>
        <table:table-row table:style-name="ro1">
          <table:table-cell office:value-type="string">
            <text:p>002110</text:p>
          </table:table-cell>
          <table:table-cell office:value-type="string">
            <text:p>三钢闽光</text:p>
          </table:table-cell>
          <table:table-cell office:value-type="float" office:value="12575400000">
            <text:p>12575400000</text:p>
          </table:table-cell>
          <table:table-cell office:value-type="float" office:value="5277500000">
            <text:p>5277500000</text:p>
          </table:table-cell>
          <table:table-cell office:value-type="percentage" office:value="0.4196685592506">
            <text:p>41.97%</text:p>
          </table:table-cell>
          <table:table-cell table:number-columns-repeated="2"/>
        </table:table-row>
        <table:table-row table:style-name="ro1">
          <table:table-cell office:value-type="string">
            <text:p>603826</text:p>
          </table:table-cell>
          <table:table-cell office:value-type="string">
            <text:p>坤彩科技</text:p>
          </table:table-cell>
          <table:table-cell office:value-type="float" office:value="847540000">
            <text:p>847540000</text:p>
          </table:table-cell>
          <table:table-cell office:value-type="float" office:value="355830000">
            <text:p>355830000</text:p>
          </table:table-cell>
          <table:table-cell office:value-type="percentage" office:value="0.419838591688888">
            <text:p>41.98%</text:p>
          </table:table-cell>
          <table:table-cell table:number-columns-repeated="2"/>
        </table:table-row>
        <table:table-row table:style-name="ro1">
          <table:table-cell office:value-type="string">
            <text:p>002184</text:p>
          </table:table-cell>
          <table:table-cell office:value-type="string">
            <text:p>海得控制</text:p>
          </table:table-cell>
          <table:table-cell office:value-type="float" office:value="2156280000">
            <text:p>2156280000</text:p>
          </table:table-cell>
          <table:table-cell office:value-type="float" office:value="905310000">
            <text:p>905310000</text:p>
          </table:table-cell>
          <table:table-cell office:value-type="percentage" office:value="0.419848071679003">
            <text:p>41.98%</text:p>
          </table:table-cell>
          <table:table-cell table:number-columns-repeated="2"/>
        </table:table-row>
        <table:table-row table:style-name="ro1">
          <table:table-cell office:value-type="string">
            <text:p>002149</text:p>
          </table:table-cell>
          <table:table-cell office:value-type="string">
            <text:p>西部材料</text:p>
          </table:table-cell>
          <table:table-cell office:value-type="float" office:value="3327720000">
            <text:p>3327720000</text:p>
          </table:table-cell>
          <table:table-cell office:value-type="float" office:value="1397500000">
            <text:p>1397500000</text:p>
          </table:table-cell>
          <table:table-cell office:value-type="percentage" office:value="0.419957207938168">
            <text:p>42.00%</text:p>
          </table:table-cell>
          <table:table-cell table:number-columns-repeated="2"/>
        </table:table-row>
        <table:table-row table:style-name="ro1">
          <table:table-cell office:value-type="string">
            <text:p>601179</text:p>
          </table:table-cell>
          <table:table-cell office:value-type="string">
            <text:p>中国西电</text:p>
          </table:table-cell>
          <table:table-cell office:value-type="float" office:value="34662360000">
            <text:p>34662360000</text:p>
          </table:table-cell>
          <table:table-cell office:value-type="float" office:value="14561280000">
            <text:p>14561280000</text:p>
          </table:table-cell>
          <table:table-cell office:value-type="percentage" office:value="0.420089111070337">
            <text:p>42.01%</text:p>
          </table:table-cell>
          <table:table-cell table:number-columns-repeated="2"/>
        </table:table-row>
        <table:table-row table:style-name="ro1">
          <table:table-cell office:value-type="string">
            <text:p>601233</text:p>
          </table:table-cell>
          <table:table-cell office:value-type="string">
            <text:p>桐昆股份</text:p>
          </table:table-cell>
          <table:table-cell office:value-type="float" office:value="19000510000">
            <text:p>19000510000</text:p>
          </table:table-cell>
          <table:table-cell office:value-type="float" office:value="7982100000">
            <text:p>7982100000</text:p>
          </table:table-cell>
          <table:table-cell office:value-type="percentage" office:value="0.420099249967501">
            <text:p>42.01%</text:p>
          </table:table-cell>
          <table:table-cell table:number-columns-repeated="2"/>
        </table:table-row>
        <table:table-row table:style-name="ro1">
          <table:table-cell office:value-type="string">
            <text:p>300358</text:p>
          </table:table-cell>
          <table:table-cell office:value-type="string">
            <text:p>楚天科技</text:p>
          </table:table-cell>
          <table:table-cell office:value-type="float" office:value="2881090000">
            <text:p>2881090000</text:p>
          </table:table-cell>
          <table:table-cell office:value-type="float" office:value="1210370000">
            <text:p>1210370000</text:p>
          </table:table-cell>
          <table:table-cell office:value-type="percentage" office:value="0.420108361765859">
            <text:p>42.01%</text:p>
          </table:table-cell>
          <table:table-cell table:number-columns-repeated="2"/>
        </table:table-row>
        <table:table-row table:style-name="ro1">
          <table:table-cell office:value-type="string">
            <text:p>000571</text:p>
          </table:table-cell>
          <table:table-cell office:value-type="string">
            <text:p>新大洲Ａ</text:p>
          </table:table-cell>
          <table:table-cell office:value-type="float" office:value="4993410000">
            <text:p>4993410000</text:p>
          </table:table-cell>
          <table:table-cell office:value-type="float" office:value="2097860000">
            <text:p>2097860000</text:p>
          </table:table-cell>
          <table:table-cell office:value-type="percentage" office:value="0.420125725706481">
            <text:p>42.01%</text:p>
          </table:table-cell>
          <table:table-cell table:number-columns-repeated="2"/>
        </table:table-row>
        <table:table-row table:style-name="ro1">
          <table:table-cell office:value-type="string">
            <text:p>600757</text:p>
          </table:table-cell>
          <table:table-cell office:value-type="string">
            <text:p>长江传媒</text:p>
          </table:table-cell>
          <table:table-cell office:value-type="float" office:value="9746740000">
            <text:p>9746740000</text:p>
          </table:table-cell>
          <table:table-cell office:value-type="float" office:value="4095360000">
            <text:p>4095360000</text:p>
          </table:table-cell>
          <table:table-cell office:value-type="percentage" office:value="0.420177413165838">
            <text:p>42.02%</text:p>
          </table:table-cell>
          <table:table-cell table:number-columns-repeated="2"/>
        </table:table-row>
        <table:table-row table:style-name="ro1">
          <table:table-cell office:value-type="string">
            <text:p>300161</text:p>
          </table:table-cell>
          <table:table-cell office:value-type="string">
            <text:p>华中数控</text:p>
          </table:table-cell>
          <table:table-cell office:value-type="float" office:value="2213920000">
            <text:p>2213920000</text:p>
          </table:table-cell>
          <table:table-cell office:value-type="float" office:value="931330000">
            <text:p>931330000</text:p>
          </table:table-cell>
          <table:table-cell office:value-type="percentage" office:value="0.420670123581701">
            <text:p>42.07%</text:p>
          </table:table-cell>
          <table:table-cell table:number-columns-repeated="2"/>
        </table:table-row>
        <table:table-row table:style-name="ro1">
          <table:table-cell office:value-type="string">
            <text:p>300572</text:p>
          </table:table-cell>
          <table:table-cell office:value-type="string">
            <text:p>安车检测</text:p>
          </table:table-cell>
          <table:table-cell office:value-type="float" office:value="874610000">
            <text:p>874610000</text:p>
          </table:table-cell>
          <table:table-cell office:value-type="float" office:value="368180000">
            <text:p>368180000</text:p>
          </table:table-cell>
          <table:table-cell office:value-type="percentage" office:value="0.420964772870194">
            <text:p>42.10%</text:p>
          </table:table-cell>
          <table:table-cell table:number-columns-repeated="2"/>
        </table:table-row>
        <table:table-row table:style-name="ro1">
          <table:table-cell office:value-type="string">
            <text:p>002475</text:p>
          </table:table-cell>
          <table:table-cell office:value-type="string">
            <text:p>立讯精密</text:p>
          </table:table-cell>
          <table:table-cell office:value-type="float" office:value="20954810000">
            <text:p>20954810000</text:p>
          </table:table-cell>
          <table:table-cell office:value-type="float" office:value="8824900000">
            <text:p>8824900000</text:p>
          </table:table-cell>
          <table:table-cell office:value-type="percentage" office:value="0.421139585613041">
            <text:p>42.11%</text:p>
          </table:table-cell>
          <table:table-cell table:number-columns-repeated="2"/>
        </table:table-row>
        <table:table-row table:style-name="ro1">
          <table:table-cell office:value-type="string">
            <text:p>002850</text:p>
          </table:table-cell>
          <table:table-cell office:value-type="string">
            <text:p>科达利</text:p>
          </table:table-cell>
          <table:table-cell office:value-type="float" office:value="1723210000">
            <text:p>1723210000</text:p>
          </table:table-cell>
          <table:table-cell office:value-type="float" office:value="726070000">
            <text:p>726070000</text:p>
          </table:table-cell>
          <table:table-cell office:value-type="percentage" office:value="0.421347369154079">
            <text:p>42.13%</text:p>
          </table:table-cell>
          <table:table-cell table:number-columns-repeated="2"/>
        </table:table-row>
        <table:table-row table:style-name="ro1">
          <table:table-cell office:value-type="string">
            <text:p>002174</text:p>
          </table:table-cell>
          <table:table-cell office:value-type="string">
            <text:p>游族网络</text:p>
          </table:table-cell>
          <table:table-cell office:value-type="float" office:value="4703860000">
            <text:p>4703860000</text:p>
          </table:table-cell>
          <table:table-cell office:value-type="float" office:value="1983410000">
            <text:p>1983410000</text:p>
          </table:table-cell>
          <table:table-cell office:value-type="percentage" office:value="0.421655831593627">
            <text:p>42.17%</text:p>
          </table:table-cell>
          <table:table-cell table:number-columns-repeated="2"/>
        </table:table-row>
        <table:table-row table:style-name="ro1">
          <table:table-cell office:value-type="string">
            <text:p>600984</text:p>
          </table:table-cell>
          <table:table-cell office:value-type="string">
            <text:p>建设机械</text:p>
          </table:table-cell>
          <table:table-cell office:value-type="float" office:value="5524340000">
            <text:p>5524340000</text:p>
          </table:table-cell>
          <table:table-cell office:value-type="float" office:value="2330230000">
            <text:p>2330230000</text:p>
          </table:table-cell>
          <table:table-cell office:value-type="percentage" office:value="0.421811474311864">
            <text:p>42.18%</text:p>
          </table:table-cell>
          <table:table-cell table:number-columns-repeated="2"/>
        </table:table-row>
        <table:table-row table:style-name="ro1">
          <table:table-cell office:value-type="string">
            <text:p>002017</text:p>
          </table:table-cell>
          <table:table-cell office:value-type="string">
            <text:p>东信和平</text:p>
          </table:table-cell>
          <table:table-cell office:value-type="float" office:value="1590050000">
            <text:p>1590050000</text:p>
          </table:table-cell>
          <table:table-cell office:value-type="float" office:value="670860000">
            <text:p>670860000</text:p>
          </table:table-cell>
          <table:table-cell office:value-type="percentage" office:value="0.421911260652181">
            <text:p>42.19%</text:p>
          </table:table-cell>
          <table:table-cell table:number-columns-repeated="2"/>
        </table:table-row>
        <table:table-row table:style-name="ro1">
          <table:table-cell office:value-type="string">
            <text:p>002175</text:p>
          </table:table-cell>
          <table:table-cell office:value-type="string">
            <text:p>东方网络</text:p>
          </table:table-cell>
          <table:table-cell office:value-type="float" office:value="2786680000">
            <text:p>2786680000</text:p>
          </table:table-cell>
          <table:table-cell office:value-type="float" office:value="1176770000">
            <text:p>1176770000</text:p>
          </table:table-cell>
          <table:table-cell office:value-type="percentage" office:value="0.422283864670504">
            <text:p>42.23%</text:p>
          </table:table-cell>
          <table:table-cell table:number-columns-repeated="2"/>
        </table:table-row>
        <table:table-row table:style-name="ro1">
          <table:table-cell office:value-type="string">
            <text:p>600017</text:p>
          </table:table-cell>
          <table:table-cell office:value-type="string">
            <text:p>日照港</text:p>
          </table:table-cell>
          <table:table-cell office:value-type="float" office:value="19844200000">
            <text:p>19844200000</text:p>
          </table:table-cell>
          <table:table-cell office:value-type="float" office:value="8384150000">
            <text:p>8384150000</text:p>
          </table:table-cell>
          <table:table-cell office:value-type="percentage" office:value="0.422498765382328">
            <text:p>42.25%</text:p>
          </table:table-cell>
          <table:table-cell table:number-columns-repeated="2"/>
        </table:table-row>
        <table:table-row table:style-name="ro1">
          <table:table-cell office:value-type="string">
            <text:p>600196</text:p>
          </table:table-cell>
          <table:table-cell office:value-type="string">
            <text:p>复星医药</text:p>
          </table:table-cell>
          <table:table-cell office:value-type="float" office:value="43767790000">
            <text:p>43767790000</text:p>
          </table:table-cell>
          <table:table-cell office:value-type="float" office:value="18517460000">
            <text:p>18517460000</text:p>
          </table:table-cell>
          <table:table-cell office:value-type="percentage" office:value="0.423084190451471">
            <text:p>42.31%</text:p>
          </table:table-cell>
          <table:table-cell table:number-columns-repeated="2"/>
        </table:table-row>
        <table:table-row table:style-name="ro1">
          <table:table-cell office:value-type="string">
            <text:p>002436</text:p>
          </table:table-cell>
          <table:table-cell office:value-type="string">
            <text:p>兴森科技</text:p>
          </table:table-cell>
          <table:table-cell office:value-type="float" office:value="4250730000">
            <text:p>4250730000</text:p>
          </table:table-cell>
          <table:table-cell office:value-type="float" office:value="1798670000">
            <text:p>1798670000</text:p>
          </table:table-cell>
          <table:table-cell office:value-type="percentage" office:value="0.4231437894197">
            <text:p>42.31%</text:p>
          </table:table-cell>
          <table:table-cell table:number-columns-repeated="2"/>
        </table:table-row>
        <table:table-row table:style-name="ro1">
          <table:table-cell office:value-type="string">
            <text:p>300599</text:p>
          </table:table-cell>
          <table:table-cell office:value-type="string">
            <text:p>雄塑科技</text:p>
          </table:table-cell>
          <table:table-cell office:value-type="float" office:value="1149980000">
            <text:p>1149980000</text:p>
          </table:table-cell>
          <table:table-cell office:value-type="float" office:value="486740000">
            <text:p>486740000</text:p>
          </table:table-cell>
          <table:table-cell office:value-type="percentage" office:value="0.423259534948434">
            <text:p>42.33%</text:p>
          </table:table-cell>
          <table:table-cell table:number-columns-repeated="2"/>
        </table:table-row>
        <table:table-row table:style-name="ro1">
          <table:table-cell office:value-type="string">
            <text:p>002542</text:p>
          </table:table-cell>
          <table:table-cell office:value-type="string">
            <text:p>中化岩土</text:p>
          </table:table-cell>
          <table:table-cell office:value-type="float" office:value="5663370000">
            <text:p>5663370000</text:p>
          </table:table-cell>
          <table:table-cell office:value-type="float" office:value="2397100000">
            <text:p>2397100000</text:p>
          </table:table-cell>
          <table:table-cell office:value-type="percentage" office:value="0.423263887049584">
            <text:p>42.33%</text:p>
          </table:table-cell>
          <table:table-cell table:number-columns-repeated="2"/>
        </table:table-row>
        <table:table-row table:style-name="ro1">
          <table:table-cell office:value-type="string">
            <text:p>600547</text:p>
          </table:table-cell>
          <table:table-cell office:value-type="string">
            <text:p>山东黄金</text:p>
          </table:table-cell>
          <table:table-cell office:value-type="float" office:value="28357210000">
            <text:p>28357210000</text:p>
          </table:table-cell>
          <table:table-cell office:value-type="float" office:value="12012370000">
            <text:p>12012370000</text:p>
          </table:table-cell>
          <table:table-cell office:value-type="percentage" office:value="0.423609022185187">
            <text:p>42.36%</text:p>
          </table:table-cell>
          <table:table-cell table:number-columns-repeated="2"/>
        </table:table-row>
        <table:table-row table:style-name="ro1">
          <table:table-cell office:value-type="string">
            <text:p>002154</text:p>
          </table:table-cell>
          <table:table-cell office:value-type="string">
            <text:p>报 喜 鸟</text:p>
          </table:table-cell>
          <table:table-cell office:value-type="float" office:value="4161670000">
            <text:p>4161670000</text:p>
          </table:table-cell>
          <table:table-cell office:value-type="float" office:value="1763140000">
            <text:p>1763140000</text:p>
          </table:table-cell>
          <table:table-cell office:value-type="percentage" office:value="0.423661655056744">
            <text:p>42.37%</text:p>
          </table:table-cell>
          <table:table-cell table:number-columns-repeated="2"/>
        </table:table-row>
        <table:table-row table:style-name="ro1">
          <table:table-cell office:value-type="string">
            <text:p>300275</text:p>
          </table:table-cell>
          <table:table-cell office:value-type="string">
            <text:p>梅安森</text:p>
          </table:table-cell>
          <table:table-cell office:value-type="float" office:value="920850000">
            <text:p>920850000</text:p>
          </table:table-cell>
          <table:table-cell office:value-type="float" office:value="390320000">
            <text:p>390320000</text:p>
          </table:table-cell>
          <table:table-cell office:value-type="percentage" office:value="0.423869251235272">
            <text:p>42.39%</text:p>
          </table:table-cell>
          <table:table-cell table:number-columns-repeated="2"/>
        </table:table-row>
        <table:table-row table:style-name="ro1">
          <table:table-cell office:value-type="string">
            <text:p>600503</text:p>
          </table:table-cell>
          <table:table-cell office:value-type="string">
            <text:p>华丽家族</text:p>
          </table:table-cell>
          <table:table-cell office:value-type="float" office:value="6534650000">
            <text:p>6534650000</text:p>
          </table:table-cell>
          <table:table-cell office:value-type="float" office:value="2770450000">
            <text:p>2770450000</text:p>
          </table:table-cell>
          <table:table-cell office:value-type="percentage" office:value="0.423963027859181">
            <text:p>42.40%</text:p>
          </table:table-cell>
          <table:table-cell table:number-columns-repeated="2"/>
        </table:table-row>
        <table:table-row table:style-name="ro1">
          <table:table-cell office:value-type="string">
            <text:p>300605</text:p>
          </table:table-cell>
          <table:table-cell office:value-type="string">
            <text:p>恒锋信息</text:p>
          </table:table-cell>
          <table:table-cell office:value-type="float" office:value="404620000">
            <text:p>404620000</text:p>
          </table:table-cell>
          <table:table-cell office:value-type="float" office:value="171720000">
            <text:p>171720000</text:p>
          </table:table-cell>
          <table:table-cell office:value-type="percentage" office:value="0.42439820078098">
            <text:p>42.44%</text:p>
          </table:table-cell>
          <table:table-cell table:number-columns-repeated="2"/>
        </table:table-row>
        <table:table-row table:style-name="ro1">
          <table:table-cell office:value-type="string">
            <text:p>000978</text:p>
          </table:table-cell>
          <table:table-cell office:value-type="string">
            <text:p>桂林旅游</text:p>
          </table:table-cell>
          <table:table-cell office:value-type="float" office:value="2674590000">
            <text:p>2674590000</text:p>
          </table:table-cell>
          <table:table-cell office:value-type="float" office:value="1135330000">
            <text:p>1135330000</text:p>
          </table:table-cell>
          <table:table-cell office:value-type="percentage" office:value="0.42448749154076">
            <text:p>42.45%</text:p>
          </table:table-cell>
          <table:table-cell table:number-columns-repeated="2"/>
        </table:table-row>
        <table:table-row table:style-name="ro1">
          <table:table-cell office:value-type="string">
            <text:p>000757</text:p>
          </table:table-cell>
          <table:table-cell office:value-type="string">
            <text:p>浩物股份</text:p>
          </table:table-cell>
          <table:table-cell office:value-type="float" office:value="996010000">
            <text:p>996010000</text:p>
          </table:table-cell>
          <table:table-cell office:value-type="float" office:value="423150000">
            <text:p>423150000</text:p>
          </table:table-cell>
          <table:table-cell office:value-type="percentage" office:value="0.424845132076987">
            <text:p>42.48%</text:p>
          </table:table-cell>
          <table:table-cell table:number-columns-repeated="2"/>
        </table:table-row>
        <table:table-row table:style-name="ro1">
          <table:table-cell office:value-type="string">
            <text:p>000828</text:p>
          </table:table-cell>
          <table:table-cell office:value-type="string">
            <text:p>东莞控股</text:p>
          </table:table-cell>
          <table:table-cell office:value-type="float" office:value="8914040000">
            <text:p>8914040000</text:p>
          </table:table-cell>
          <table:table-cell office:value-type="float" office:value="3788100000">
            <text:p>3788100000</text:p>
          </table:table-cell>
          <table:table-cell office:value-type="percentage" office:value="0.424958828993363">
            <text:p>42.50%</text:p>
          </table:table-cell>
          <table:table-cell table:number-columns-repeated="2"/>
        </table:table-row>
        <table:table-row table:style-name="ro1">
          <table:table-cell office:value-type="string">
            <text:p>002822</text:p>
          </table:table-cell>
          <table:table-cell office:value-type="string">
            <text:p>中装建设</text:p>
          </table:table-cell>
          <table:table-cell office:value-type="float" office:value="3367570000">
            <text:p>3367570000</text:p>
          </table:table-cell>
          <table:table-cell office:value-type="float" office:value="1432450000">
            <text:p>1432450000</text:p>
          </table:table-cell>
          <table:table-cell office:value-type="percentage" office:value="0.425366065144897">
            <text:p>42.54%</text:p>
          </table:table-cell>
          <table:table-cell table:number-columns-repeated="2"/>
        </table:table-row>
        <table:table-row table:style-name="ro1">
          <table:table-cell office:value-type="string">
            <text:p>000816</text:p>
          </table:table-cell>
          <table:table-cell office:value-type="string">
            <text:p>智慧农业</text:p>
          </table:table-cell>
          <table:table-cell office:value-type="float" office:value="6473680000">
            <text:p>6473680000</text:p>
          </table:table-cell>
          <table:table-cell office:value-type="float" office:value="2753910000">
            <text:p>2753910000</text:p>
          </table:table-cell>
          <table:table-cell office:value-type="percentage" office:value="0.4254010083909">
            <text:p>42.54%</text:p>
          </table:table-cell>
          <table:table-cell table:number-columns-repeated="2"/>
        </table:table-row>
        <table:table-row table:style-name="ro1">
          <table:table-cell office:value-type="string">
            <text:p>002543</text:p>
          </table:table-cell>
          <table:table-cell office:value-type="string">
            <text:p>万和电气</text:p>
          </table:table-cell>
          <table:table-cell office:value-type="float" office:value="5090430000">
            <text:p>5090430000</text:p>
          </table:table-cell>
          <table:table-cell office:value-type="float" office:value="2167330000">
            <text:p>2167330000</text:p>
          </table:table-cell>
          <table:table-cell office:value-type="percentage" office:value="0.425765603298739">
            <text:p>42.58%</text:p>
          </table:table-cell>
          <table:table-cell table:number-columns-repeated="2"/>
        </table:table-row>
        <table:table-row table:style-name="ro1">
          <table:table-cell office:value-type="string">
            <text:p>002486</text:p>
          </table:table-cell>
          <table:table-cell office:value-type="string">
            <text:p>嘉麟杰</text:p>
          </table:table-cell>
          <table:table-cell office:value-type="float" office:value="1632040000">
            <text:p>1632040000</text:p>
          </table:table-cell>
          <table:table-cell office:value-type="float" office:value="695160000">
            <text:p>695160000</text:p>
          </table:table-cell>
          <table:table-cell office:value-type="percentage" office:value="0.425945442513664">
            <text:p>42.59%</text:p>
          </table:table-cell>
          <table:table-cell table:number-columns-repeated="2"/>
        </table:table-row>
        <table:table-row table:style-name="ro1">
          <table:table-cell office:value-type="string">
            <text:p>600891</text:p>
          </table:table-cell>
          <table:table-cell office:value-type="string">
            <text:p>秋林集团</text:p>
          </table:table-cell>
          <table:table-cell office:value-type="float" office:value="5089870000">
            <text:p>5089870000</text:p>
          </table:table-cell>
          <table:table-cell office:value-type="float" office:value="2168570000">
            <text:p>2168570000</text:p>
          </table:table-cell>
          <table:table-cell office:value-type="percentage" office:value="0.42605606822964">
            <text:p>42.61%</text:p>
          </table:table-cell>
          <table:table-cell table:number-columns-repeated="2"/>
        </table:table-row>
        <table:table-row table:style-name="ro1">
          <table:table-cell office:value-type="string">
            <text:p>002548</text:p>
          </table:table-cell>
          <table:table-cell office:value-type="string">
            <text:p>金新农</text:p>
          </table:table-cell>
          <table:table-cell office:value-type="float" office:value="3408020000">
            <text:p>3408020000</text:p>
          </table:table-cell>
          <table:table-cell office:value-type="float" office:value="1452120000">
            <text:p>1452120000</text:p>
          </table:table-cell>
          <table:table-cell office:value-type="percentage" office:value="0.426089048773188">
            <text:p>42.61%</text:p>
          </table:table-cell>
          <table:table-cell table:number-columns-repeated="2"/>
        </table:table-row>
        <table:table-row table:style-name="ro1">
          <table:table-cell office:value-type="string">
            <text:p>002831</text:p>
          </table:table-cell>
          <table:table-cell office:value-type="string">
            <text:p>裕同科技</text:p>
          </table:table-cell>
          <table:table-cell office:value-type="float" office:value="7472490000">
            <text:p>7472490000</text:p>
          </table:table-cell>
          <table:table-cell office:value-type="float" office:value="3184380000">
            <text:p>3184380000</text:p>
          </table:table-cell>
          <table:table-cell office:value-type="percentage" office:value="0.426147107590642">
            <text:p>42.61%</text:p>
          </table:table-cell>
          <table:table-cell table:number-columns-repeated="2"/>
        </table:table-row>
        <table:table-row table:style-name="ro1">
          <table:table-cell office:value-type="string">
            <text:p>603737</text:p>
          </table:table-cell>
          <table:table-cell office:value-type="string">
            <text:p>三棵树</text:p>
          </table:table-cell>
          <table:table-cell office:value-type="float" office:value="1702720000">
            <text:p>1702720000</text:p>
          </table:table-cell>
          <table:table-cell office:value-type="float" office:value="725820000">
            <text:p>725820000</text:p>
          </table:table-cell>
          <table:table-cell office:value-type="percentage" office:value="0.426270907724112">
            <text:p>42.63%</text:p>
          </table:table-cell>
          <table:table-cell table:number-columns-repeated="2"/>
        </table:table-row>
        <table:table-row table:style-name="ro2">
          <table:table-cell office:value-type="string">
            <text:p>601519</text:p>
          </table:table-cell>
          <table:table-cell office:value-type="string">
            <text:p>*ST智慧</text:p>
          </table:table-cell>
          <table:table-cell office:value-type="float" office:value="1648740000">
            <text:p>1648740000</text:p>
          </table:table-cell>
          <table:table-cell office:value-type="float" office:value="702810000">
            <text:p>702810000</text:p>
          </table:table-cell>
          <table:table-cell office:value-type="percentage" office:value="0.426270970559336">
            <text:p>42.63%</text:p>
          </table:table-cell>
          <table:table-cell table:number-columns-repeated="2"/>
        </table:table-row>
        <table:table-row table:style-name="ro1">
          <table:table-cell office:value-type="string">
            <text:p>603123</text:p>
          </table:table-cell>
          <table:table-cell office:value-type="string">
            <text:p>翠微股份</text:p>
          </table:table-cell>
          <table:table-cell office:value-type="float" office:value="5137200000">
            <text:p>5137200000</text:p>
          </table:table-cell>
          <table:table-cell office:value-type="float" office:value="2189920000">
            <text:p>2189920000</text:p>
          </table:table-cell>
          <table:table-cell office:value-type="percentage" office:value="0.426286693140232">
            <text:p>42.63%</text:p>
          </table:table-cell>
          <table:table-cell table:number-columns-repeated="2"/>
        </table:table-row>
        <table:table-row table:style-name="ro1">
          <table:table-cell office:value-type="string">
            <text:p>300221</text:p>
          </table:table-cell>
          <table:table-cell office:value-type="string">
            <text:p>银禧科技</text:p>
          </table:table-cell>
          <table:table-cell office:value-type="float" office:value="1608840000">
            <text:p>1608840000</text:p>
          </table:table-cell>
          <table:table-cell office:value-type="float" office:value="686030000">
            <text:p>686030000</text:p>
          </table:table-cell>
          <table:table-cell office:value-type="percentage" office:value="0.426412819174063">
            <text:p>42.64%</text:p>
          </table:table-cell>
          <table:table-cell table:number-columns-repeated="2"/>
        </table:table-row>
        <table:table-row table:style-name="ro1">
          <table:table-cell office:value-type="string">
            <text:p>600449</text:p>
          </table:table-cell>
          <table:table-cell office:value-type="string">
            <text:p>宁夏建材</text:p>
          </table:table-cell>
          <table:table-cell office:value-type="float" office:value="7835820000">
            <text:p>7835820000</text:p>
          </table:table-cell>
          <table:table-cell office:value-type="float" office:value="3346650000">
            <text:p>3346650000</text:p>
          </table:table-cell>
          <table:table-cell office:value-type="percentage" office:value="0.427096334525295">
            <text:p>42.71%</text:p>
          </table:table-cell>
          <table:table-cell table:number-columns-repeated="2"/>
        </table:table-row>
        <table:table-row table:style-name="ro1">
          <table:table-cell office:value-type="string">
            <text:p>601857</text:p>
          </table:table-cell>
          <table:table-cell office:value-type="string">
            <text:p>中国石油</text:p>
          </table:table-cell>
          <table:table-cell office:value-type="float" office:value="2396950000000">
            <text:p>2396950000000</text:p>
          </table:table-cell>
          <table:table-cell office:value-type="float" office:value="1023922000000">
            <text:p>1023922000000</text:p>
          </table:table-cell>
          <table:table-cell office:value-type="percentage" office:value="0.427177037485137">
            <text:p>42.72%</text:p>
          </table:table-cell>
          <table:table-cell table:number-columns-repeated="2"/>
        </table:table-row>
        <table:table-row table:style-name="ro1">
          <table:table-cell office:value-type="string">
            <text:p>000735</text:p>
          </table:table-cell>
          <table:table-cell office:value-type="string">
            <text:p>罗 牛 山</text:p>
          </table:table-cell>
          <table:table-cell office:value-type="float" office:value="6184660000">
            <text:p>6184660000</text:p>
          </table:table-cell>
          <table:table-cell office:value-type="float" office:value="2642160000">
            <text:p>2642160000</text:p>
          </table:table-cell>
          <table:table-cell office:value-type="percentage" office:value="0.427211843496651">
            <text:p>42.72%</text:p>
          </table:table-cell>
          <table:table-cell table:number-columns-repeated="2"/>
        </table:table-row>
        <table:table-row table:style-name="ro1">
          <table:table-cell office:value-type="string">
            <text:p>603089</text:p>
          </table:table-cell>
          <table:table-cell office:value-type="string">
            <text:p>正裕工业</text:p>
          </table:table-cell>
          <table:table-cell office:value-type="float" office:value="708330000">
            <text:p>708330000</text:p>
          </table:table-cell>
          <table:table-cell office:value-type="float" office:value="302860000">
            <text:p>302860000</text:p>
          </table:table-cell>
          <table:table-cell office:value-type="percentage" office:value="0.427569070913275">
            <text:p>42.76%</text:p>
          </table:table-cell>
          <table:table-cell table:number-columns-repeated="2"/>
        </table:table-row>
        <table:table-row table:style-name="ro1">
          <table:table-cell office:value-type="string">
            <text:p>002101</text:p>
          </table:table-cell>
          <table:table-cell office:value-type="string">
            <text:p>广东鸿图</text:p>
          </table:table-cell>
          <table:table-cell office:value-type="float" office:value="3787260000">
            <text:p>3787260000</text:p>
          </table:table-cell>
          <table:table-cell office:value-type="float" office:value="1620250000">
            <text:p>1620250000</text:p>
          </table:table-cell>
          <table:table-cell office:value-type="percentage" office:value="0.427815888003464">
            <text:p>42.78%</text:p>
          </table:table-cell>
          <table:table-cell table:number-columns-repeated="2"/>
        </table:table-row>
        <table:table-row table:style-name="ro1">
          <table:table-cell office:value-type="string">
            <text:p>603990</text:p>
          </table:table-cell>
          <table:table-cell office:value-type="string">
            <text:p>麦迪科技</text:p>
          </table:table-cell>
          <table:table-cell office:value-type="float" office:value="690340000">
            <text:p>690340000</text:p>
          </table:table-cell>
          <table:table-cell office:value-type="float" office:value="295370000">
            <text:p>295370000</text:p>
          </table:table-cell>
          <table:table-cell office:value-type="percentage" office:value="0.427861633398036">
            <text:p>42.79%</text:p>
          </table:table-cell>
          <table:table-cell table:number-columns-repeated="2"/>
        </table:table-row>
        <table:table-row table:style-name="ro1">
          <table:table-cell office:value-type="string">
            <text:p>002124</text:p>
          </table:table-cell>
          <table:table-cell office:value-type="string">
            <text:p>天邦股份</text:p>
          </table:table-cell>
          <table:table-cell office:value-type="float" office:value="2490090000">
            <text:p>2490090000</text:p>
          </table:table-cell>
          <table:table-cell office:value-type="float" office:value="1065670000">
            <text:p>1065670000</text:p>
          </table:table-cell>
          <table:table-cell office:value-type="percentage" office:value="0.427964451084097">
            <text:p>42.80%</text:p>
          </table:table-cell>
          <table:table-cell table:number-columns-repeated="2"/>
        </table:table-row>
        <table:table-row table:style-name="ro1">
          <table:table-cell office:value-type="string">
            <text:p>300297</text:p>
          </table:table-cell>
          <table:table-cell office:value-type="string">
            <text:p>蓝盾股份</text:p>
          </table:table-cell>
          <table:table-cell office:value-type="float" office:value="6301740000">
            <text:p>6301740000</text:p>
          </table:table-cell>
          <table:table-cell office:value-type="float" office:value="2697750000">
            <text:p>2697750000</text:p>
          </table:table-cell>
          <table:table-cell office:value-type="percentage" office:value="0.428096049662474">
            <text:p>42.81%</text:p>
          </table:table-cell>
          <table:table-cell table:number-columns-repeated="2"/>
        </table:table-row>
        <table:table-row table:style-name="ro1">
          <table:table-cell office:value-type="string">
            <text:p>002313</text:p>
          </table:table-cell>
          <table:table-cell office:value-type="string">
            <text:p>日海通讯</text:p>
          </table:table-cell>
          <table:table-cell office:value-type="float" office:value="3900610000">
            <text:p>3900610000</text:p>
          </table:table-cell>
          <table:table-cell office:value-type="float" office:value="1670060000">
            <text:p>1670060000</text:p>
          </table:table-cell>
          <table:table-cell office:value-type="percentage" office:value="0.428153545214723">
            <text:p>42.82%</text:p>
          </table:table-cell>
          <table:table-cell table:number-columns-repeated="2"/>
        </table:table-row>
        <table:table-row table:style-name="ro1">
          <table:table-cell office:value-type="string">
            <text:p>002689</text:p>
          </table:table-cell>
          <table:table-cell office:value-type="string">
            <text:p>远大智能</text:p>
          </table:table-cell>
          <table:table-cell office:value-type="float" office:value="2498990000">
            <text:p>2498990000</text:p>
          </table:table-cell>
          <table:table-cell office:value-type="float" office:value="1070320000">
            <text:p>1070320000</text:p>
          </table:table-cell>
          <table:table-cell office:value-type="percentage" office:value="0.428301033617581">
            <text:p>42.83%</text:p>
          </table:table-cell>
          <table:table-cell table:number-columns-repeated="2"/>
        </table:table-row>
        <table:table-row table:style-name="ro1">
          <table:table-cell office:value-type="string">
            <text:p>300227</text:p>
          </table:table-cell>
          <table:table-cell office:value-type="string">
            <text:p>光韵达</text:p>
          </table:table-cell>
          <table:table-cell office:value-type="float" office:value="689780000">
            <text:p>689780000</text:p>
          </table:table-cell>
          <table:table-cell office:value-type="float" office:value="295460000">
            <text:p>295460000</text:p>
          </table:table-cell>
          <table:table-cell office:value-type="percentage" office:value="0.428339470555829">
            <text:p>42.83%</text:p>
          </table:table-cell>
          <table:table-cell table:number-columns-repeated="2"/>
        </table:table-row>
        <table:table-row table:style-name="ro1">
          <table:table-cell office:value-type="string">
            <text:p>002434</text:p>
          </table:table-cell>
          <table:table-cell office:value-type="string">
            <text:p>万里扬</text:p>
          </table:table-cell>
          <table:table-cell office:value-type="float" office:value="9881000000">
            <text:p>9881000000</text:p>
          </table:table-cell>
          <table:table-cell office:value-type="float" office:value="4233340000">
            <text:p>4233340000</text:p>
          </table:table-cell>
          <table:table-cell office:value-type="percentage" office:value="0.428432344904362">
            <text:p>42.84%</text:p>
          </table:table-cell>
          <table:table-cell table:number-columns-repeated="2"/>
        </table:table-row>
        <table:table-row table:style-name="ro1">
          <table:table-cell office:value-type="string">
            <text:p>000715</text:p>
          </table:table-cell>
          <table:table-cell office:value-type="string">
            <text:p>中兴商业</text:p>
          </table:table-cell>
          <table:table-cell office:value-type="float" office:value="2128200000">
            <text:p>2128200000</text:p>
          </table:table-cell>
          <table:table-cell office:value-type="float" office:value="913000000">
            <text:p>913000000</text:p>
          </table:table-cell>
          <table:table-cell office:value-type="percentage" office:value="0.429001033737431">
            <text:p>42.90%</text:p>
          </table:table-cell>
          <table:table-cell table:number-columns-repeated="2"/>
        </table:table-row>
        <table:table-row table:style-name="ro1">
          <table:table-cell office:value-type="string">
            <text:p>300648</text:p>
          </table:table-cell>
          <table:table-cell office:value-type="string">
            <text:p>星云股份</text:p>
          </table:table-cell>
          <table:table-cell office:value-type="float" office:value="390970000">
            <text:p>390970000</text:p>
          </table:table-cell>
          <table:table-cell office:value-type="float" office:value="167780000">
            <text:p>167780000</text:p>
          </table:table-cell>
          <table:table-cell office:value-type="percentage" office:value="0.429137785507839">
            <text:p>42.91%</text:p>
          </table:table-cell>
          <table:table-cell table:number-columns-repeated="2"/>
        </table:table-row>
        <table:table-row table:style-name="ro1">
          <table:table-cell office:value-type="string">
            <text:p>300219</text:p>
          </table:table-cell>
          <table:table-cell office:value-type="string">
            <text:p>鸿利智汇</text:p>
          </table:table-cell>
          <table:table-cell office:value-type="float" office:value="3327900000">
            <text:p>3327900000</text:p>
          </table:table-cell>
          <table:table-cell office:value-type="float" office:value="1428960000">
            <text:p>1428960000</text:p>
          </table:table-cell>
          <table:table-cell office:value-type="percentage" office:value="0.429387902280718">
            <text:p>42.94%</text:p>
          </table:table-cell>
          <table:table-cell table:number-columns-repeated="2"/>
        </table:table-row>
        <table:table-row table:style-name="ro1">
          <table:table-cell office:value-type="string">
            <text:p>000967</text:p>
          </table:table-cell>
          <table:table-cell office:value-type="string">
            <text:p>盈峰环境</text:p>
          </table:table-cell>
          <table:table-cell office:value-type="float" office:value="6027570000">
            <text:p>6027570000</text:p>
          </table:table-cell>
          <table:table-cell office:value-type="float" office:value="2588170000">
            <text:p>2588170000</text:p>
          </table:table-cell>
          <table:table-cell office:value-type="percentage" office:value="0.429388625930516">
            <text:p>42.94%</text:p>
          </table:table-cell>
          <table:table-cell table:number-columns-repeated="2"/>
        </table:table-row>
        <table:table-row table:style-name="ro1">
          <table:table-cell office:value-type="string">
            <text:p>600976</text:p>
          </table:table-cell>
          <table:table-cell office:value-type="string">
            <text:p>健民集团</text:p>
          </table:table-cell>
          <table:table-cell office:value-type="float" office:value="1807800000">
            <text:p>1807800000</text:p>
          </table:table-cell>
          <table:table-cell office:value-type="float" office:value="776450000">
            <text:p>776450000</text:p>
          </table:table-cell>
          <table:table-cell office:value-type="percentage" office:value="0.429499944684147">
            <text:p>42.95%</text:p>
          </table:table-cell>
          <table:table-cell table:number-columns-repeated="2"/>
        </table:table-row>
        <table:table-row table:style-name="ro1">
          <table:table-cell office:value-type="string">
            <text:p>000822</text:p>
          </table:table-cell>
          <table:table-cell office:value-type="string">
            <text:p>山东海化</text:p>
          </table:table-cell>
          <table:table-cell office:value-type="float" office:value="3755510000">
            <text:p>3755510000</text:p>
          </table:table-cell>
          <table:table-cell office:value-type="float" office:value="1613630000">
            <text:p>1613630000</text:p>
          </table:table-cell>
          <table:table-cell office:value-type="percentage" office:value="0.42967000487284">
            <text:p>42.97%</text:p>
          </table:table-cell>
          <table:table-cell table:number-columns-repeated="2"/>
        </table:table-row>
        <table:table-row table:style-name="ro1">
          <table:table-cell office:value-type="string">
            <text:p>603568</text:p>
          </table:table-cell>
          <table:table-cell office:value-type="string">
            <text:p>伟明环保</text:p>
          </table:table-cell>
          <table:table-cell office:value-type="float" office:value="3363130000">
            <text:p>3363130000</text:p>
          </table:table-cell>
          <table:table-cell office:value-type="float" office:value="1445180000">
            <text:p>1445180000</text:p>
          </table:table-cell>
          <table:table-cell office:value-type="percentage" office:value="0.429712797304892">
            <text:p>42.97%</text:p>
          </table:table-cell>
          <table:table-cell table:number-columns-repeated="2"/>
        </table:table-row>
        <table:table-row table:style-name="ro1">
          <table:table-cell office:value-type="string">
            <text:p>000936</text:p>
          </table:table-cell>
          <table:table-cell office:value-type="string">
            <text:p>华西股份</text:p>
          </table:table-cell>
          <table:table-cell office:value-type="float" office:value="8758800000">
            <text:p>8758800000</text:p>
          </table:table-cell>
          <table:table-cell office:value-type="float" office:value="3767810000">
            <text:p>3767810000</text:p>
          </table:table-cell>
          <table:table-cell office:value-type="percentage" office:value="0.43017422477965">
            <text:p>43.02%</text:p>
          </table:table-cell>
          <table:table-cell table:number-columns-repeated="2"/>
        </table:table-row>
        <table:table-row table:style-name="ro1">
          <table:table-cell office:value-type="string">
            <text:p>603618</text:p>
          </table:table-cell>
          <table:table-cell office:value-type="string">
            <text:p>杭电股份</text:p>
          </table:table-cell>
          <table:table-cell office:value-type="float" office:value="3972010000">
            <text:p>3972010000</text:p>
          </table:table-cell>
          <table:table-cell office:value-type="float" office:value="1709340000">
            <text:p>1709340000</text:p>
          </table:table-cell>
          <table:table-cell office:value-type="percentage" office:value="0.430346348574148">
            <text:p>43.03%</text:p>
          </table:table-cell>
          <table:table-cell table:number-columns-repeated="2"/>
        </table:table-row>
        <table:table-row table:style-name="ro1">
          <table:table-cell office:value-type="string">
            <text:p>600033</text:p>
          </table:table-cell>
          <table:table-cell office:value-type="string">
            <text:p>福建高速</text:p>
          </table:table-cell>
          <table:table-cell office:value-type="float" office:value="17962580000">
            <text:p>17962580000</text:p>
          </table:table-cell>
          <table:table-cell office:value-type="float" office:value="7755640000">
            <text:p>7755640000</text:p>
          </table:table-cell>
          <table:table-cell office:value-type="percentage" office:value="0.431766483433894">
            <text:p>43.18%</text:p>
          </table:table-cell>
          <table:table-cell table:number-columns-repeated="2"/>
        </table:table-row>
        <table:table-row table:style-name="ro1">
          <table:table-cell office:value-type="string">
            <text:p>000560</text:p>
          </table:table-cell>
          <table:table-cell office:value-type="string">
            <text:p>昆百大Ａ</text:p>
          </table:table-cell>
          <table:table-cell office:value-type="float" office:value="6686800000">
            <text:p>6686800000</text:p>
          </table:table-cell>
          <table:table-cell office:value-type="float" office:value="2887700000">
            <text:p>2887700000</text:p>
          </table:table-cell>
          <table:table-cell office:value-type="percentage" office:value="0.431850810552133">
            <text:p>43.19%</text:p>
          </table:table-cell>
          <table:table-cell table:number-columns-repeated="2"/>
        </table:table-row>
        <table:table-row table:style-name="ro1">
          <table:table-cell office:value-type="string">
            <text:p>603101</text:p>
          </table:table-cell>
          <table:table-cell office:value-type="string">
            <text:p>汇嘉时代</text:p>
          </table:table-cell>
          <table:table-cell office:value-type="float" office:value="2130890000">
            <text:p>2130890000</text:p>
          </table:table-cell>
          <table:table-cell office:value-type="float" office:value="920520000">
            <text:p>920520000</text:p>
          </table:table-cell>
          <table:table-cell office:value-type="percentage" office:value="0.43198851184247">
            <text:p>43.20%</text:p>
          </table:table-cell>
          <table:table-cell table:number-columns-repeated="2"/>
        </table:table-row>
        <table:table-row table:style-name="ro1">
          <table:table-cell office:value-type="string">
            <text:p>603577</text:p>
          </table:table-cell>
          <table:table-cell office:value-type="string">
            <text:p>汇金通</text:p>
          </table:table-cell>
          <table:table-cell office:value-type="float" office:value="1477500000">
            <text:p>1477500000</text:p>
          </table:table-cell>
          <table:table-cell office:value-type="float" office:value="638710000">
            <text:p>638710000</text:p>
          </table:table-cell>
          <table:table-cell office:value-type="percentage" office:value="0.4322910321489">
            <text:p>43.23%</text:p>
          </table:table-cell>
          <table:table-cell table:number-columns-repeated="2"/>
        </table:table-row>
        <table:table-row table:style-name="ro1">
          <table:table-cell office:value-type="string">
            <text:p>600251</text:p>
          </table:table-cell>
          <table:table-cell office:value-type="string">
            <text:p>冠农股份</text:p>
          </table:table-cell>
          <table:table-cell office:value-type="float" office:value="3732830000">
            <text:p>3732830000</text:p>
          </table:table-cell>
          <table:table-cell office:value-type="float" office:value="1615700000">
            <text:p>1615700000</text:p>
          </table:table-cell>
          <table:table-cell office:value-type="percentage" office:value="0.432835141166354">
            <text:p>43.28%</text:p>
          </table:table-cell>
          <table:table-cell table:number-columns-repeated="2"/>
        </table:table-row>
        <table:table-row table:style-name="ro1">
          <table:table-cell office:value-type="string">
            <text:p>300145</text:p>
          </table:table-cell>
          <table:table-cell office:value-type="string">
            <text:p>中金环境</text:p>
          </table:table-cell>
          <table:table-cell office:value-type="float" office:value="7304930000">
            <text:p>7304930000</text:p>
          </table:table-cell>
          <table:table-cell office:value-type="float" office:value="3162070000">
            <text:p>3162070000</text:p>
          </table:table-cell>
          <table:table-cell office:value-type="percentage" office:value="0.432867939870745">
            <text:p>43.29%</text:p>
          </table:table-cell>
          <table:table-cell table:number-columns-repeated="2"/>
        </table:table-row>
        <table:table-row table:style-name="ro1">
          <table:table-cell office:value-type="string">
            <text:p>600358</text:p>
          </table:table-cell>
          <table:table-cell office:value-type="string">
            <text:p>国旅联合</text:p>
          </table:table-cell>
          <table:table-cell office:value-type="float" office:value="913990000">
            <text:p>913990000</text:p>
          </table:table-cell>
          <table:table-cell office:value-type="float" office:value="395750000">
            <text:p>395750000</text:p>
          </table:table-cell>
          <table:table-cell office:value-type="percentage" office:value="0.432991608223285">
            <text:p>43.30%</text:p>
          </table:table-cell>
          <table:table-cell table:number-columns-repeated="2"/>
        </table:table-row>
        <table:table-row table:style-name="ro1">
          <table:table-cell office:value-type="string">
            <text:p>300262</text:p>
          </table:table-cell>
          <table:table-cell office:value-type="string">
            <text:p>巴安水务</text:p>
          </table:table-cell>
          <table:table-cell office:value-type="float" office:value="3563920000">
            <text:p>3563920000</text:p>
          </table:table-cell>
          <table:table-cell office:value-type="float" office:value="1545790000">
            <text:p>1545790000</text:p>
          </table:table-cell>
          <table:table-cell office:value-type="percentage" office:value="0.433733080428292">
            <text:p>43.37%</text:p>
          </table:table-cell>
          <table:table-cell table:number-columns-repeated="2"/>
        </table:table-row>
        <table:table-row table:style-name="ro1">
          <table:table-cell office:value-type="string">
            <text:p>600200</text:p>
          </table:table-cell>
          <table:table-cell office:value-type="string">
            <text:p>江苏吴中</text:p>
          </table:table-cell>
          <table:table-cell office:value-type="float" office:value="5235600000">
            <text:p>5235600000</text:p>
          </table:table-cell>
          <table:table-cell office:value-type="float" office:value="2271110000">
            <text:p>2271110000</text:p>
          </table:table-cell>
          <table:table-cell office:value-type="percentage" office:value="0.433782183512873">
            <text:p>43.38%</text:p>
          </table:table-cell>
          <table:table-cell table:number-columns-repeated="2"/>
        </table:table-row>
        <table:table-row table:style-name="ro1">
          <table:table-cell office:value-type="string">
            <text:p>600459</text:p>
          </table:table-cell>
          <table:table-cell office:value-type="string">
            <text:p>贵研铂业</text:p>
          </table:table-cell>
          <table:table-cell office:value-type="float" office:value="3436540000">
            <text:p>3436540000</text:p>
          </table:table-cell>
          <table:table-cell office:value-type="float" office:value="1491580000">
            <text:p>1491580000</text:p>
          </table:table-cell>
          <table:table-cell office:value-type="percentage" office:value="0.434035396066974">
            <text:p>43.40%</text:p>
          </table:table-cell>
          <table:table-cell table:number-columns-repeated="2"/>
        </table:table-row>
        <table:table-row table:style-name="ro1">
          <table:table-cell office:value-type="string">
            <text:p>603803</text:p>
          </table:table-cell>
          <table:table-cell office:value-type="string">
            <text:p>瑞斯康达</text:p>
          </table:table-cell>
          <table:table-cell office:value-type="float" office:value="2759790000">
            <text:p>2759790000</text:p>
          </table:table-cell>
          <table:table-cell office:value-type="float" office:value="1197860000">
            <text:p>1197860000</text:p>
          </table:table-cell>
          <table:table-cell office:value-type="percentage" office:value="0.434040271180054">
            <text:p>43.40%</text:p>
          </table:table-cell>
          <table:table-cell table:number-columns-repeated="2"/>
        </table:table-row>
        <table:table-row table:style-name="ro1">
          <table:table-cell office:value-type="string">
            <text:p>600222</text:p>
          </table:table-cell>
          <table:table-cell office:value-type="string">
            <text:p>太龙药业</text:p>
          </table:table-cell>
          <table:table-cell office:value-type="float" office:value="2650830000">
            <text:p>2650830000</text:p>
          </table:table-cell>
          <table:table-cell office:value-type="float" office:value="1150860000">
            <text:p>1150860000</text:p>
          </table:table-cell>
          <table:table-cell office:value-type="percentage" office:value="0.434150813141544">
            <text:p>43.42%</text:p>
          </table:table-cell>
          <table:table-cell table:number-columns-repeated="2"/>
        </table:table-row>
        <table:table-row table:style-name="ro1">
          <table:table-cell office:value-type="string">
            <text:p>600695</text:p>
          </table:table-cell>
          <table:table-cell office:value-type="string">
            <text:p>绿庭投资</text:p>
          </table:table-cell>
          <table:table-cell office:value-type="float" office:value="1298890000">
            <text:p>1298890000</text:p>
          </table:table-cell>
          <table:table-cell office:value-type="float" office:value="564030000">
            <text:p>564030000</text:p>
          </table:table-cell>
          <table:table-cell office:value-type="percentage" office:value="0.434240004927284">
            <text:p>43.42%</text:p>
          </table:table-cell>
          <table:table-cell table:number-columns-repeated="2"/>
        </table:table-row>
        <table:table-row table:style-name="ro1">
          <table:table-cell office:value-type="string">
            <text:p>002785</text:p>
          </table:table-cell>
          <table:table-cell office:value-type="string">
            <text:p>万里石</text:p>
          </table:table-cell>
          <table:table-cell office:value-type="float" office:value="1215380000">
            <text:p>1215380000</text:p>
          </table:table-cell>
          <table:table-cell office:value-type="float" office:value="527910000">
            <text:p>527910000</text:p>
          </table:table-cell>
          <table:table-cell office:value-type="percentage" office:value="0.434357978574602">
            <text:p>43.44%</text:p>
          </table:table-cell>
          <table:table-cell table:number-columns-repeated="2"/>
        </table:table-row>
        <table:table-row table:style-name="ro1">
          <table:table-cell office:value-type="string">
            <text:p>002775</text:p>
          </table:table-cell>
          <table:table-cell office:value-type="string">
            <text:p>文科园林</text:p>
          </table:table-cell>
          <table:table-cell office:value-type="float" office:value="2174780000">
            <text:p>2174780000</text:p>
          </table:table-cell>
          <table:table-cell office:value-type="float" office:value="944640000">
            <text:p>944640000</text:p>
          </table:table-cell>
          <table:table-cell office:value-type="percentage" office:value="0.434361176762707">
            <text:p>43.44%</text:p>
          </table:table-cell>
          <table:table-cell table:number-columns-repeated="2"/>
        </table:table-row>
        <table:table-row table:style-name="ro1">
          <table:table-cell office:value-type="string">
            <text:p>002339</text:p>
          </table:table-cell>
          <table:table-cell office:value-type="string">
            <text:p>积成电子</text:p>
          </table:table-cell>
          <table:table-cell office:value-type="float" office:value="2920450000">
            <text:p>2920450000</text:p>
          </table:table-cell>
          <table:table-cell office:value-type="float" office:value="1268740000">
            <text:p>1268740000</text:p>
          </table:table-cell>
          <table:table-cell office:value-type="percentage" office:value="0.434433049701245">
            <text:p>43.44%</text:p>
          </table:table-cell>
          <table:table-cell table:number-columns-repeated="2"/>
        </table:table-row>
        <table:table-row table:style-name="ro1">
          <table:table-cell office:value-type="string">
            <text:p>603639</text:p>
          </table:table-cell>
          <table:table-cell office:value-type="string">
            <text:p>海利尔</text:p>
          </table:table-cell>
          <table:table-cell office:value-type="float" office:value="1189970000">
            <text:p>1189970000</text:p>
          </table:table-cell>
          <table:table-cell office:value-type="float" office:value="517150000">
            <text:p>517150000</text:p>
          </table:table-cell>
          <table:table-cell office:value-type="percentage" office:value="0.434590788003059">
            <text:p>43.46%</text:p>
          </table:table-cell>
          <table:table-cell table:number-columns-repeated="2"/>
        </table:table-row>
        <table:table-row table:style-name="ro1">
          <table:table-cell office:value-type="string">
            <text:p>601882</text:p>
          </table:table-cell>
          <table:table-cell office:value-type="string">
            <text:p>海天精工</text:p>
          </table:table-cell>
          <table:table-cell office:value-type="float" office:value="1916170000">
            <text:p>1916170000</text:p>
          </table:table-cell>
          <table:table-cell office:value-type="float" office:value="833360000">
            <text:p>833360000</text:p>
          </table:table-cell>
          <table:table-cell office:value-type="percentage" office:value="0.434909219954388">
            <text:p>43.49%</text:p>
          </table:table-cell>
          <table:table-cell table:number-columns-repeated="2"/>
        </table:table-row>
        <table:table-row table:style-name="ro1">
          <table:table-cell office:value-type="string">
            <text:p>600855</text:p>
          </table:table-cell>
          <table:table-cell office:value-type="string">
            <text:p>航天长峰</text:p>
          </table:table-cell>
          <table:table-cell office:value-type="float" office:value="1718720000">
            <text:p>1718720000</text:p>
          </table:table-cell>
          <table:table-cell office:value-type="float" office:value="748320000">
            <text:p>748320000</text:p>
          </table:table-cell>
          <table:table-cell office:value-type="percentage" office:value="0.43539378141873">
            <text:p>43.54%</text:p>
          </table:table-cell>
          <table:table-cell table:number-columns-repeated="2"/>
        </table:table-row>
        <table:table-row table:style-name="ro1">
          <table:table-cell office:value-type="string">
            <text:p>002311</text:p>
          </table:table-cell>
          <table:table-cell office:value-type="string">
            <text:p>海大集团</text:p>
          </table:table-cell>
          <table:table-cell office:value-type="float" office:value="10287890000">
            <text:p>10287890000</text:p>
          </table:table-cell>
          <table:table-cell office:value-type="float" office:value="4479780000">
            <text:p>4479780000</text:p>
          </table:table-cell>
          <table:table-cell office:value-type="percentage" office:value="0.435442058575665">
            <text:p>43.54%</text:p>
          </table:table-cell>
          <table:table-cell table:number-columns-repeated="2"/>
        </table:table-row>
        <table:table-row table:style-name="ro1">
          <table:table-cell office:value-type="string">
            <text:p>002118</text:p>
          </table:table-cell>
          <table:table-cell office:value-type="string">
            <text:p>紫鑫药业</text:p>
          </table:table-cell>
          <table:table-cell office:value-type="float" office:value="6633830000">
            <text:p>6633830000</text:p>
          </table:table-cell>
          <table:table-cell office:value-type="float" office:value="2889180000">
            <text:p>2889180000</text:p>
          </table:table-cell>
          <table:table-cell office:value-type="percentage" office:value="0.435522164420855">
            <text:p>43.55%</text:p>
          </table:table-cell>
          <table:table-cell table:number-columns-repeated="2"/>
        </table:table-row>
        <table:table-row table:style-name="ro1">
          <table:table-cell office:value-type="string">
            <text:p>601011</text:p>
          </table:table-cell>
          <table:table-cell office:value-type="string">
            <text:p>宝泰隆</text:p>
          </table:table-cell>
          <table:table-cell office:value-type="float" office:value="9009660000">
            <text:p>9009660000</text:p>
          </table:table-cell>
          <table:table-cell office:value-type="float" office:value="3930560000">
            <text:p>3930560000</text:p>
          </table:table-cell>
          <table:table-cell office:value-type="percentage" office:value="0.436260635806457">
            <text:p>43.63%</text:p>
          </table:table-cell>
          <table:table-cell table:number-columns-repeated="2"/>
        </table:table-row>
        <table:table-row table:style-name="ro1">
          <table:table-cell office:value-type="string">
            <text:p>002271</text:p>
          </table:table-cell>
          <table:table-cell office:value-type="string">
            <text:p>东方雨虹</text:p>
          </table:table-cell>
          <table:table-cell office:value-type="float" office:value="8856550000">
            <text:p>8856550000</text:p>
          </table:table-cell>
          <table:table-cell office:value-type="float" office:value="3870040000">
            <text:p>3870040000</text:p>
          </table:table-cell>
          <table:table-cell office:value-type="percentage" office:value="0.436969248748102">
            <text:p>43.70%</text:p>
          </table:table-cell>
          <table:table-cell table:number-columns-repeated="2"/>
        </table:table-row>
        <table:table-row table:style-name="ro1">
          <table:table-cell office:value-type="string">
            <text:p>002218</text:p>
          </table:table-cell>
          <table:table-cell office:value-type="string">
            <text:p>拓日新能</text:p>
          </table:table-cell>
          <table:table-cell office:value-type="float" office:value="4803880000">
            <text:p>4803880000</text:p>
          </table:table-cell>
          <table:table-cell office:value-type="float" office:value="2100050000">
            <text:p>2100050000</text:p>
          </table:table-cell>
          <table:table-cell office:value-type="percentage" office:value="0.437157048052824">
            <text:p>43.72%</text:p>
          </table:table-cell>
          <table:table-cell table:number-columns-repeated="2"/>
        </table:table-row>
        <table:table-row table:style-name="ro1">
          <table:table-cell office:value-type="string">
            <text:p>002193</text:p>
          </table:table-cell>
          <table:table-cell office:value-type="string">
            <text:p>山东如意</text:p>
          </table:table-cell>
          <table:table-cell office:value-type="float" office:value="4424580000">
            <text:p>4424580000</text:p>
          </table:table-cell>
          <table:table-cell office:value-type="float" office:value="1940300000">
            <text:p>1940300000</text:p>
          </table:table-cell>
          <table:table-cell office:value-type="percentage" office:value="0.43852749865524">
            <text:p>43.85%</text:p>
          </table:table-cell>
          <table:table-cell table:number-columns-repeated="2"/>
        </table:table-row>
        <table:table-row table:style-name="ro1">
          <table:table-cell office:value-type="string">
            <text:p>600395</text:p>
          </table:table-cell>
          <table:table-cell office:value-type="string">
            <text:p>盘江股份</text:p>
          </table:table-cell>
          <table:table-cell office:value-type="float" office:value="11508410000">
            <text:p>11508410000</text:p>
          </table:table-cell>
          <table:table-cell office:value-type="float" office:value="5047950000">
            <text:p>5047950000</text:p>
          </table:table-cell>
          <table:table-cell office:value-type="percentage" office:value="0.4386314008625">
            <text:p>43.86%</text:p>
          </table:table-cell>
          <table:table-cell table:number-columns-repeated="2"/>
        </table:table-row>
        <table:table-row table:style-name="ro1">
          <table:table-cell office:value-type="string">
            <text:p>600641</text:p>
          </table:table-cell>
          <table:table-cell office:value-type="string">
            <text:p>万业企业</text:p>
          </table:table-cell>
          <table:table-cell office:value-type="float" office:value="7772430000">
            <text:p>7772430000</text:p>
          </table:table-cell>
          <table:table-cell office:value-type="float" office:value="3409600000">
            <text:p>3409600000</text:p>
          </table:table-cell>
          <table:table-cell office:value-type="percentage" office:value="0.438678765842857">
            <text:p>43.87%</text:p>
          </table:table-cell>
          <table:table-cell table:number-columns-repeated="2"/>
        </table:table-row>
        <table:table-row table:style-name="ro1">
          <table:table-cell office:value-type="string">
            <text:p>600600</text:p>
          </table:table-cell>
          <table:table-cell office:value-type="string">
            <text:p>青岛啤酒</text:p>
          </table:table-cell>
          <table:table-cell office:value-type="float" office:value="30077160000">
            <text:p>30077160000</text:p>
          </table:table-cell>
          <table:table-cell office:value-type="float" office:value="13198020000">
            <text:p>13198020000</text:p>
          </table:table-cell>
          <table:table-cell office:value-type="percentage" office:value="0.438805392530412">
            <text:p>43.88%</text:p>
          </table:table-cell>
          <table:table-cell table:number-columns-repeated="2"/>
        </table:table-row>
        <table:table-row table:style-name="ro1">
          <table:table-cell office:value-type="string">
            <text:p>600962</text:p>
          </table:table-cell>
          <table:table-cell office:value-type="string">
            <text:p>国投中鲁</text:p>
          </table:table-cell>
          <table:table-cell office:value-type="float" office:value="1762610000">
            <text:p>1762610000</text:p>
          </table:table-cell>
          <table:table-cell office:value-type="float" office:value="773530000">
            <text:p>773530000</text:p>
          </table:table-cell>
          <table:table-cell office:value-type="percentage" office:value="0.438854879979122">
            <text:p>43.89%</text:p>
          </table:table-cell>
          <table:table-cell table:number-columns-repeated="2"/>
        </table:table-row>
        <table:table-row table:style-name="ro1">
          <table:table-cell office:value-type="string">
            <text:p>300203</text:p>
          </table:table-cell>
          <table:table-cell office:value-type="string">
            <text:p>聚光科技</text:p>
          </table:table-cell>
          <table:table-cell office:value-type="float" office:value="5413320000">
            <text:p>5413320000</text:p>
          </table:table-cell>
          <table:table-cell office:value-type="float" office:value="2376680000">
            <text:p>2376680000</text:p>
          </table:table-cell>
          <table:table-cell office:value-type="percentage" office:value="0.439042953307767">
            <text:p>43.90%</text:p>
          </table:table-cell>
          <table:table-cell table:number-columns-repeated="2"/>
        </table:table-row>
        <table:table-row table:style-name="ro1">
          <table:table-cell office:value-type="string">
            <text:p>300497</text:p>
          </table:table-cell>
          <table:table-cell office:value-type="string">
            <text:p>富祥股份</text:p>
          </table:table-cell>
          <table:table-cell office:value-type="float" office:value="1398370000">
            <text:p>1398370000</text:p>
          </table:table-cell>
          <table:table-cell office:value-type="float" office:value="614200000">
            <text:p>614200000</text:p>
          </table:table-cell>
          <table:table-cell office:value-type="percentage" office:value="0.439225669887083">
            <text:p>43.92%</text:p>
          </table:table-cell>
          <table:table-cell table:number-columns-repeated="2"/>
        </table:table-row>
        <table:table-row table:style-name="ro1">
          <table:table-cell office:value-type="string">
            <text:p>600476</text:p>
          </table:table-cell>
          <table:table-cell office:value-type="string">
            <text:p>湘邮科技</text:p>
          </table:table-cell>
          <table:table-cell office:value-type="float" office:value="353630000">
            <text:p>353630000</text:p>
          </table:table-cell>
          <table:table-cell office:value-type="float" office:value="155530000">
            <text:p>155530000</text:p>
          </table:table-cell>
          <table:table-cell office:value-type="percentage" office:value="0.439809970873512">
            <text:p>43.98%</text:p>
          </table:table-cell>
          <table:table-cell table:number-columns-repeated="2"/>
        </table:table-row>
        <table:table-row table:style-name="ro1">
          <table:table-cell office:value-type="string">
            <text:p>300110</text:p>
          </table:table-cell>
          <table:table-cell office:value-type="string">
            <text:p>华仁药业</text:p>
          </table:table-cell>
          <table:table-cell office:value-type="float" office:value="2724920000">
            <text:p>2724920000</text:p>
          </table:table-cell>
          <table:table-cell office:value-type="float" office:value="1199020000">
            <text:p>1199020000</text:p>
          </table:table-cell>
          <table:table-cell office:value-type="percentage" office:value="0.440020257475449">
            <text:p>44.00%</text:p>
          </table:table-cell>
          <table:table-cell table:number-columns-repeated="2"/>
        </table:table-row>
        <table:table-row table:style-name="ro1">
          <table:table-cell office:value-type="string">
            <text:p>600728</text:p>
          </table:table-cell>
          <table:table-cell office:value-type="string">
            <text:p>佳都科技</text:p>
          </table:table-cell>
          <table:table-cell office:value-type="float" office:value="4918670000">
            <text:p>4918670000</text:p>
          </table:table-cell>
          <table:table-cell office:value-type="float" office:value="2165180000">
            <text:p>2165180000</text:p>
          </table:table-cell>
          <table:table-cell office:value-type="percentage" office:value="0.440196231908219">
            <text:p>44.02%</text:p>
          </table:table-cell>
          <table:table-cell table:number-columns-repeated="2"/>
        </table:table-row>
        <table:table-row table:style-name="ro1">
          <table:table-cell office:value-type="string">
            <text:p>002064</text:p>
          </table:table-cell>
          <table:table-cell office:value-type="string">
            <text:p>华峰氨纶</text:p>
          </table:table-cell>
          <table:table-cell office:value-type="float" office:value="5387120000">
            <text:p>5387120000</text:p>
          </table:table-cell>
          <table:table-cell office:value-type="float" office:value="2371540000">
            <text:p>2371540000</text:p>
          </table:table-cell>
          <table:table-cell office:value-type="percentage" office:value="0.440224090051827">
            <text:p>44.02%</text:p>
          </table:table-cell>
          <table:table-cell table:number-columns-repeated="2"/>
        </table:table-row>
        <table:table-row table:style-name="ro1">
          <table:table-cell office:value-type="string">
            <text:p>002120</text:p>
          </table:table-cell>
          <table:table-cell office:value-type="string">
            <text:p>韵达股份</text:p>
          </table:table-cell>
          <table:table-cell office:value-type="float" office:value="6709340000">
            <text:p>6709340000</text:p>
          </table:table-cell>
          <table:table-cell office:value-type="float" office:value="2955040000">
            <text:p>2955040000</text:p>
          </table:table-cell>
          <table:table-cell office:value-type="percentage" office:value="0.440436764271896">
            <text:p>44.04%</text:p>
          </table:table-cell>
          <table:table-cell table:number-columns-repeated="2"/>
        </table:table-row>
        <table:table-row table:style-name="ro1">
          <table:table-cell office:value-type="string">
            <text:p>002077</text:p>
          </table:table-cell>
          <table:table-cell office:value-type="string">
            <text:p>大港股份</text:p>
          </table:table-cell>
          <table:table-cell office:value-type="float" office:value="6924110000">
            <text:p>6924110000</text:p>
          </table:table-cell>
          <table:table-cell office:value-type="float" office:value="3050260000">
            <text:p>3050260000</text:p>
          </table:table-cell>
          <table:table-cell office:value-type="percentage" office:value="0.440527374637318">
            <text:p>44.05%</text:p>
          </table:table-cell>
          <table:table-cell table:number-columns-repeated="2"/>
        </table:table-row>
        <table:table-row table:style-name="ro1">
          <table:table-cell office:value-type="string">
            <text:p>600467</text:p>
          </table:table-cell>
          <table:table-cell office:value-type="string">
            <text:p>好当家</text:p>
          </table:table-cell>
          <table:table-cell office:value-type="float" office:value="5318220000">
            <text:p>5318220000</text:p>
          </table:table-cell>
          <table:table-cell office:value-type="float" office:value="2342860000">
            <text:p>2342860000</text:p>
          </table:table-cell>
          <table:table-cell office:value-type="percentage" office:value="0.440534614965157">
            <text:p>44.05%</text:p>
          </table:table-cell>
          <table:table-cell table:number-columns-repeated="2"/>
        </table:table-row>
        <table:table-row table:style-name="ro1">
          <table:table-cell office:value-type="string">
            <text:p>300625</text:p>
          </table:table-cell>
          <table:table-cell office:value-type="string">
            <text:p>三雄极光</text:p>
          </table:table-cell>
          <table:table-cell office:value-type="float" office:value="1311540000">
            <text:p>1311540000</text:p>
          </table:table-cell>
          <table:table-cell office:value-type="float" office:value="577960000">
            <text:p>577960000</text:p>
          </table:table-cell>
          <table:table-cell office:value-type="percentage" office:value="0.440672796864754">
            <text:p>44.07%</text:p>
          </table:table-cell>
          <table:table-cell table:number-columns-repeated="2"/>
        </table:table-row>
        <table:table-row table:style-name="ro1">
          <table:table-cell office:value-type="string">
            <text:p>600327</text:p>
          </table:table-cell>
          <table:table-cell office:value-type="string">
            <text:p>大东方</text:p>
          </table:table-cell>
          <table:table-cell office:value-type="float" office:value="5389220000">
            <text:p>5389220000</text:p>
          </table:table-cell>
          <table:table-cell office:value-type="float" office:value="2376670000">
            <text:p>2376670000</text:p>
          </table:table-cell>
          <table:table-cell office:value-type="percentage" office:value="0.441004449623508">
            <text:p>44.10%</text:p>
          </table:table-cell>
          <table:table-cell table:number-columns-repeated="2"/>
        </table:table-row>
        <table:table-row table:style-name="ro1">
          <table:table-cell office:value-type="string">
            <text:p>600218</text:p>
          </table:table-cell>
          <table:table-cell office:value-type="string">
            <text:p>全柴动力</text:p>
          </table:table-cell>
          <table:table-cell office:value-type="float" office:value="3411760000">
            <text:p>3411760000</text:p>
          </table:table-cell>
          <table:table-cell office:value-type="float" office:value="1504680000">
            <text:p>1504680000</text:p>
          </table:table-cell>
          <table:table-cell office:value-type="percentage" office:value="0.441027504865524">
            <text:p>44.10%</text:p>
          </table:table-cell>
          <table:table-cell table:number-columns-repeated="2"/>
        </table:table-row>
        <table:table-row table:style-name="ro1">
          <table:table-cell office:value-type="string">
            <text:p>300596</text:p>
          </table:table-cell>
          <table:table-cell office:value-type="string">
            <text:p>利安隆</text:p>
          </table:table-cell>
          <table:table-cell office:value-type="float" office:value="902960000">
            <text:p>902960000</text:p>
          </table:table-cell>
          <table:table-cell office:value-type="float" office:value="398390000">
            <text:p>398390000</text:p>
          </table:table-cell>
          <table:table-cell office:value-type="percentage" office:value="0.441204483033578">
            <text:p>44.12%</text:p>
          </table:table-cell>
          <table:table-cell table:number-columns-repeated="2"/>
        </table:table-row>
        <table:table-row table:style-name="ro1">
          <table:table-cell office:value-type="string">
            <text:p>600362</text:p>
          </table:table-cell>
          <table:table-cell office:value-type="string">
            <text:p>江西铜业</text:p>
          </table:table-cell>
          <table:table-cell office:value-type="float" office:value="87384090000">
            <text:p>87384090000</text:p>
          </table:table-cell>
          <table:table-cell office:value-type="float" office:value="38561250000">
            <text:p>38561250000</text:p>
          </table:table-cell>
          <table:table-cell office:value-type="percentage" office:value="0.441284563357014">
            <text:p>44.13%</text:p>
          </table:table-cell>
          <table:table-cell table:number-columns-repeated="2"/>
        </table:table-row>
        <table:table-row table:style-name="ro1">
          <table:table-cell office:value-type="string">
            <text:p>002019</text:p>
          </table:table-cell>
          <table:table-cell office:value-type="string">
            <text:p>亿帆医药</text:p>
          </table:table-cell>
          <table:table-cell office:value-type="float" office:value="6983500000">
            <text:p>6983500000</text:p>
          </table:table-cell>
          <table:table-cell office:value-type="float" office:value="3082950000">
            <text:p>3082950000</text:p>
          </table:table-cell>
          <table:table-cell office:value-type="percentage" office:value="0.441462017612945">
            <text:p>44.15%</text:p>
          </table:table-cell>
          <table:table-cell table:number-columns-repeated="2"/>
        </table:table-row>
        <table:table-row table:style-name="ro1">
          <table:table-cell office:value-type="string">
            <text:p>002160</text:p>
          </table:table-cell>
          <table:table-cell office:value-type="string">
            <text:p>常铝股份</text:p>
          </table:table-cell>
          <table:table-cell office:value-type="float" office:value="5703620000">
            <text:p>5703620000</text:p>
          </table:table-cell>
          <table:table-cell office:value-type="float" office:value="2518320000">
            <text:p>2518320000</text:p>
          </table:table-cell>
          <table:table-cell office:value-type="percentage" office:value="0.441530115961442">
            <text:p>44.15%</text:p>
          </table:table-cell>
          <table:table-cell table:number-columns-repeated="2"/>
        </table:table-row>
        <table:table-row table:style-name="ro1">
          <table:table-cell office:value-type="string">
            <text:p>000887</text:p>
          </table:table-cell>
          <table:table-cell office:value-type="string">
            <text:p>中鼎股份</text:p>
          </table:table-cell>
          <table:table-cell office:value-type="float" office:value="11865310000">
            <text:p>11865310000</text:p>
          </table:table-cell>
          <table:table-cell office:value-type="float" office:value="5240090000">
            <text:p>5240090000</text:p>
          </table:table-cell>
          <table:table-cell office:value-type="percentage" office:value="0.441631107826091">
            <text:p>44.16%</text:p>
          </table:table-cell>
          <table:table-cell table:number-columns-repeated="2"/>
        </table:table-row>
        <table:table-row table:style-name="ro1">
          <table:table-cell office:value-type="string">
            <text:p>600172</text:p>
          </table:table-cell>
          <table:table-cell office:value-type="string">
            <text:p>黄河旋风</text:p>
          </table:table-cell>
          <table:table-cell office:value-type="float" office:value="8708700000">
            <text:p>8708700000</text:p>
          </table:table-cell>
          <table:table-cell office:value-type="float" office:value="3846530000">
            <text:p>3846530000</text:p>
          </table:table-cell>
          <table:table-cell office:value-type="percentage" office:value="0.441688196860611">
            <text:p>44.17%</text:p>
          </table:table-cell>
          <table:table-cell table:number-columns-repeated="2"/>
        </table:table-row>
        <table:table-row table:style-name="ro1">
          <table:table-cell office:value-type="string">
            <text:p>000965</text:p>
          </table:table-cell>
          <table:table-cell office:value-type="string">
            <text:p>天保基建</text:p>
          </table:table-cell>
          <table:table-cell office:value-type="float" office:value="8394970000">
            <text:p>8394970000</text:p>
          </table:table-cell>
          <table:table-cell office:value-type="float" office:value="3710730000">
            <text:p>3710730000</text:p>
          </table:table-cell>
          <table:table-cell office:value-type="percentage" office:value="0.442018256170064">
            <text:p>44.20%</text:p>
          </table:table-cell>
          <table:table-cell table:number-columns-repeated="2"/>
        </table:table-row>
        <table:table-row table:style-name="ro1">
          <table:table-cell office:value-type="string">
            <text:p>600279</text:p>
          </table:table-cell>
          <table:table-cell office:value-type="string">
            <text:p>重庆港九</text:p>
          </table:table-cell>
          <table:table-cell office:value-type="float" office:value="7669480000">
            <text:p>7669480000</text:p>
          </table:table-cell>
          <table:table-cell office:value-type="float" office:value="3393130000">
            <text:p>3393130000</text:p>
          </table:table-cell>
          <table:table-cell office:value-type="percentage" office:value="0.442419825072886">
            <text:p>44.24%</text:p>
          </table:table-cell>
          <table:table-cell table:number-columns-repeated="2"/>
        </table:table-row>
        <table:table-row table:style-name="ro1">
          <table:table-cell office:value-type="string">
            <text:p>601199</text:p>
          </table:table-cell>
          <table:table-cell office:value-type="string">
            <text:p>江南水务</text:p>
          </table:table-cell>
          <table:table-cell office:value-type="float" office:value="4568190000">
            <text:p>4568190000</text:p>
          </table:table-cell>
          <table:table-cell office:value-type="float" office:value="2021080000">
            <text:p>2021080000</text:p>
          </table:table-cell>
          <table:table-cell office:value-type="percentage" office:value="0.442424680234404">
            <text:p>44.24%</text:p>
          </table:table-cell>
          <table:table-cell table:number-columns-repeated="2"/>
        </table:table-row>
        <table:table-row table:style-name="ro1">
          <table:table-cell office:value-type="string">
            <text:p>002611</text:p>
          </table:table-cell>
          <table:table-cell office:value-type="string">
            <text:p>东方精工</text:p>
          </table:table-cell>
          <table:table-cell office:value-type="float" office:value="3075520000">
            <text:p>3075520000</text:p>
          </table:table-cell>
          <table:table-cell office:value-type="float" office:value="1360750000">
            <text:p>1360750000</text:p>
          </table:table-cell>
          <table:table-cell office:value-type="percentage" office:value="0.442445505150349">
            <text:p>44.24%</text:p>
          </table:table-cell>
          <table:table-cell table:number-columns-repeated="2"/>
        </table:table-row>
        <table:table-row table:style-name="ro1">
          <table:table-cell office:value-type="string">
            <text:p>000788</text:p>
          </table:table-cell>
          <table:table-cell office:value-type="string">
            <text:p>北大医药</text:p>
          </table:table-cell>
          <table:table-cell office:value-type="float" office:value="2041780000">
            <text:p>2041780000</text:p>
          </table:table-cell>
          <table:table-cell office:value-type="float" office:value="903460000">
            <text:p>903460000</text:p>
          </table:table-cell>
          <table:table-cell office:value-type="percentage" office:value="0.442486457894582">
            <text:p>44.25%</text:p>
          </table:table-cell>
          <table:table-cell table:number-columns-repeated="2"/>
        </table:table-row>
        <table:table-row table:style-name="ro1">
          <table:table-cell office:value-type="string">
            <text:p>002329</text:p>
          </table:table-cell>
          <table:table-cell office:value-type="string">
            <text:p>皇氏集团</text:p>
          </table:table-cell>
          <table:table-cell office:value-type="float" office:value="5202450000">
            <text:p>5202450000</text:p>
          </table:table-cell>
          <table:table-cell office:value-type="float" office:value="2302730000">
            <text:p>2302730000</text:p>
          </table:table-cell>
          <table:table-cell office:value-type="percentage" office:value="0.442624148237849">
            <text:p>44.26%</text:p>
          </table:table-cell>
          <table:table-cell table:number-columns-repeated="2"/>
        </table:table-row>
        <table:table-row table:style-name="ro1">
          <table:table-cell office:value-type="string">
            <text:p>600235</text:p>
          </table:table-cell>
          <table:table-cell office:value-type="string">
            <text:p>民丰特纸</text:p>
          </table:table-cell>
          <table:table-cell office:value-type="float" office:value="2292870000">
            <text:p>2292870000</text:p>
          </table:table-cell>
          <table:table-cell office:value-type="float" office:value="1014940000">
            <text:p>1014940000</text:p>
          </table:table-cell>
          <table:table-cell office:value-type="percentage" office:value="0.442650477349348">
            <text:p>44.27%</text:p>
          </table:table-cell>
          <table:table-cell table:number-columns-repeated="2"/>
        </table:table-row>
        <table:table-row table:style-name="ro1">
          <table:table-cell office:value-type="string">
            <text:p>300252</text:p>
          </table:table-cell>
          <table:table-cell office:value-type="string">
            <text:p>金信诺</text:p>
          </table:table-cell>
          <table:table-cell office:value-type="float" office:value="4063570000">
            <text:p>4063570000</text:p>
          </table:table-cell>
          <table:table-cell office:value-type="float" office:value="1798840000">
            <text:p>1798840000</text:p>
          </table:table-cell>
          <table:table-cell office:value-type="percentage" office:value="0.442674790885847">
            <text:p>44.27%</text:p>
          </table:table-cell>
          <table:table-cell table:number-columns-repeated="2"/>
        </table:table-row>
        <table:table-row table:style-name="ro1">
          <table:table-cell office:value-type="string">
            <text:p>300142</text:p>
          </table:table-cell>
          <table:table-cell office:value-type="string">
            <text:p>沃森生物</text:p>
          </table:table-cell>
          <table:table-cell office:value-type="float" office:value="6324010000">
            <text:p>6324010000</text:p>
          </table:table-cell>
          <table:table-cell office:value-type="float" office:value="2800380000">
            <text:p>2800380000</text:p>
          </table:table-cell>
          <table:table-cell office:value-type="percentage" office:value="0.442817136595293">
            <text:p>44.28%</text:p>
          </table:table-cell>
          <table:table-cell table:number-columns-repeated="2"/>
        </table:table-row>
        <table:table-row table:style-name="ro1">
          <table:table-cell office:value-type="string">
            <text:p>002178</text:p>
          </table:table-cell>
          <table:table-cell office:value-type="string">
            <text:p>延华智能</text:p>
          </table:table-cell>
          <table:table-cell office:value-type="float" office:value="2298820000">
            <text:p>2298820000</text:p>
          </table:table-cell>
          <table:table-cell office:value-type="float" office:value="1018340000">
            <text:p>1018340000</text:p>
          </table:table-cell>
          <table:table-cell office:value-type="percentage" office:value="0.442983791684429">
            <text:p>44.30%</text:p>
          </table:table-cell>
          <table:table-cell table:number-columns-repeated="2"/>
        </table:table-row>
        <table:table-row table:style-name="ro1">
          <table:table-cell office:value-type="string">
            <text:p>600093</text:p>
          </table:table-cell>
          <table:table-cell office:value-type="string">
            <text:p>易见股份</text:p>
          </table:table-cell>
          <table:table-cell office:value-type="float" office:value="12069530000">
            <text:p>12069530000</text:p>
          </table:table-cell>
          <table:table-cell office:value-type="float" office:value="5351480000">
            <text:p>5351480000</text:p>
          </table:table-cell>
          <table:table-cell office:value-type="percentage" office:value="0.443387604985447">
            <text:p>44.34%</text:p>
          </table:table-cell>
          <table:table-cell table:number-columns-repeated="2"/>
        </table:table-row>
        <table:table-row table:style-name="ro1">
          <table:table-cell office:value-type="string">
            <text:p>600183</text:p>
          </table:table-cell>
          <table:table-cell office:value-type="string">
            <text:p>生益科技</text:p>
          </table:table-cell>
          <table:table-cell office:value-type="float" office:value="9533870000">
            <text:p>9533870000</text:p>
          </table:table-cell>
          <table:table-cell office:value-type="float" office:value="4229220000">
            <text:p>4229220000</text:p>
          </table:table-cell>
          <table:table-cell office:value-type="percentage" office:value="0.443599503664304">
            <text:p>44.36%</text:p>
          </table:table-cell>
          <table:table-cell table:number-columns-repeated="2"/>
        </table:table-row>
        <table:table-row table:style-name="ro1">
          <table:table-cell office:value-type="string">
            <text:p>300243</text:p>
          </table:table-cell>
          <table:table-cell office:value-type="string">
            <text:p>瑞丰高材</text:p>
          </table:table-cell>
          <table:table-cell office:value-type="float" office:value="864190000">
            <text:p>864190000</text:p>
          </table:table-cell>
          <table:table-cell office:value-type="float" office:value="383500000">
            <text:p>383500000</text:p>
          </table:table-cell>
          <table:table-cell office:value-type="percentage" office:value="0.44376815283676">
            <text:p>44.38%</text:p>
          </table:table-cell>
          <table:table-cell table:number-columns-repeated="2"/>
        </table:table-row>
        <table:table-row table:style-name="ro1">
          <table:table-cell office:value-type="string">
            <text:p>002464</text:p>
          </table:table-cell>
          <table:table-cell office:value-type="string">
            <text:p>金利科技</text:p>
          </table:table-cell>
          <table:table-cell office:value-type="float" office:value="2103760000">
            <text:p>2103760000</text:p>
          </table:table-cell>
          <table:table-cell office:value-type="float" office:value="934940000">
            <text:p>934940000</text:p>
          </table:table-cell>
          <table:table-cell office:value-type="percentage" office:value="0.444413811461383">
            <text:p>44.44%</text:p>
          </table:table-cell>
          <table:table-cell table:number-columns-repeated="2"/>
        </table:table-row>
        <table:table-row table:style-name="ro1">
          <table:table-cell office:value-type="string">
            <text:p>600028</text:p>
          </table:table-cell>
          <table:table-cell office:value-type="string">
            <text:p>中国石化</text:p>
          </table:table-cell>
          <table:table-cell office:value-type="float" office:value="1498609000000">
            <text:p>1498609000000</text:p>
          </table:table-cell>
          <table:table-cell office:value-type="float" office:value="666084000000">
            <text:p>666084000000</text:p>
          </table:table-cell>
          <table:table-cell office:value-type="percentage" office:value="0.444468170149786">
            <text:p>44.45%</text:p>
          </table:table-cell>
          <table:table-cell table:number-columns-repeated="2"/>
        </table:table-row>
        <table:table-row table:style-name="ro1">
          <table:table-cell office:value-type="string">
            <text:p>002220</text:p>
          </table:table-cell>
          <table:table-cell office:value-type="string">
            <text:p>天宝股份</text:p>
          </table:table-cell>
          <table:table-cell office:value-type="float" office:value="4779340000">
            <text:p>4779340000</text:p>
          </table:table-cell>
          <table:table-cell office:value-type="float" office:value="2124730000">
            <text:p>2124730000</text:p>
          </table:table-cell>
          <table:table-cell office:value-type="percentage" office:value="0.444565567630677">
            <text:p>44.46%</text:p>
          </table:table-cell>
          <table:table-cell table:number-columns-repeated="2"/>
        </table:table-row>
        <table:table-row table:style-name="ro1">
          <table:table-cell office:value-type="string">
            <text:p>002401</text:p>
          </table:table-cell>
          <table:table-cell office:value-type="string">
            <text:p>中远海科</text:p>
          </table:table-cell>
          <table:table-cell office:value-type="float" office:value="1374740000">
            <text:p>1374740000</text:p>
          </table:table-cell>
          <table:table-cell office:value-type="float" office:value="611310000">
            <text:p>611310000</text:p>
          </table:table-cell>
          <table:table-cell office:value-type="percentage" office:value="0.444673174563918">
            <text:p>44.47%</text:p>
          </table:table-cell>
          <table:table-cell table:number-columns-repeated="2"/>
        </table:table-row>
        <table:table-row table:style-name="ro1">
          <table:table-cell office:value-type="string">
            <text:p>002387</text:p>
          </table:table-cell>
          <table:table-cell office:value-type="string">
            <text:p>黑牛食品</text:p>
          </table:table-cell>
          <table:table-cell office:value-type="float" office:value="1356770000">
            <text:p>1356770000</text:p>
          </table:table-cell>
          <table:table-cell office:value-type="float" office:value="603330000">
            <text:p>603330000</text:p>
          </table:table-cell>
          <table:table-cell office:value-type="percentage" office:value="0.444681117654429">
            <text:p>44.47%</text:p>
          </table:table-cell>
          <table:table-cell table:number-columns-repeated="2"/>
        </table:table-row>
        <table:table-row table:style-name="ro1">
          <table:table-cell office:value-type="string">
            <text:p>300293</text:p>
          </table:table-cell>
          <table:table-cell office:value-type="string">
            <text:p>蓝英装备</text:p>
          </table:table-cell>
          <table:table-cell office:value-type="float" office:value="1194440000">
            <text:p>1194440000</text:p>
          </table:table-cell>
          <table:table-cell office:value-type="float" office:value="531210000">
            <text:p>531210000</text:p>
          </table:table-cell>
          <table:table-cell office:value-type="percentage" office:value="0.444735608318543">
            <text:p>44.47%</text:p>
          </table:table-cell>
          <table:table-cell table:number-columns-repeated="2"/>
        </table:table-row>
        <table:table-row table:style-name="ro1">
          <table:table-cell office:value-type="string">
            <text:p>600596</text:p>
          </table:table-cell>
          <table:table-cell office:value-type="string">
            <text:p>新安股份</text:p>
          </table:table-cell>
          <table:table-cell office:value-type="float" office:value="7994480000">
            <text:p>7994480000</text:p>
          </table:table-cell>
          <table:table-cell office:value-type="float" office:value="3558170000">
            <text:p>3558170000</text:p>
          </table:table-cell>
          <table:table-cell office:value-type="percentage" office:value="0.445078354064304">
            <text:p>44.51%</text:p>
          </table:table-cell>
          <table:table-cell table:number-columns-repeated="2"/>
        </table:table-row>
        <table:table-row table:style-name="ro1">
          <table:table-cell office:value-type="string">
            <text:p>300261</text:p>
          </table:table-cell>
          <table:table-cell office:value-type="string">
            <text:p>雅本化学</text:p>
          </table:table-cell>
          <table:table-cell office:value-type="float" office:value="1895420000">
            <text:p>1895420000</text:p>
          </table:table-cell>
          <table:table-cell office:value-type="float" office:value="843650000">
            <text:p>843650000</text:p>
          </table:table-cell>
          <table:table-cell office:value-type="percentage" office:value="0.445099239218748">
            <text:p>44.51%</text:p>
          </table:table-cell>
          <table:table-cell table:number-columns-repeated="2"/>
        </table:table-row>
        <table:table-row table:style-name="ro1">
          <table:table-cell office:value-type="string">
            <text:p>600435</text:p>
          </table:table-cell>
          <table:table-cell office:value-type="string">
            <text:p>北方导航</text:p>
          </table:table-cell>
          <table:table-cell office:value-type="float" office:value="4725890000">
            <text:p>4725890000</text:p>
          </table:table-cell>
          <table:table-cell office:value-type="float" office:value="2105010000">
            <text:p>2105010000</text:p>
          </table:table-cell>
          <table:table-cell office:value-type="percentage" office:value="0.445420862525366">
            <text:p>44.54%</text:p>
          </table:table-cell>
          <table:table-cell table:number-columns-repeated="2"/>
        </table:table-row>
        <table:table-row table:style-name="ro1">
          <table:table-cell office:value-type="string">
            <text:p>002590</text:p>
          </table:table-cell>
          <table:table-cell office:value-type="string">
            <text:p>万安科技</text:p>
          </table:table-cell>
          <table:table-cell office:value-type="float" office:value="3196120000">
            <text:p>3196120000</text:p>
          </table:table-cell>
          <table:table-cell office:value-type="float" office:value="1423900000">
            <text:p>1423900000</text:p>
          </table:table-cell>
          <table:table-cell office:value-type="percentage" office:value="0.445508929577112">
            <text:p>44.55%</text:p>
          </table:table-cell>
          <table:table-cell table:number-columns-repeated="2"/>
        </table:table-row>
        <table:table-row table:style-name="ro1">
          <table:table-cell office:value-type="string">
            <text:p>600350</text:p>
          </table:table-cell>
          <table:table-cell office:value-type="string">
            <text:p>山东高速</text:p>
          </table:table-cell>
          <table:table-cell office:value-type="float" office:value="45430510000">
            <text:p>45430510000</text:p>
          </table:table-cell>
          <table:table-cell office:value-type="float" office:value="20243850000">
            <text:p>20243850000</text:p>
          </table:table-cell>
          <table:table-cell office:value-type="percentage" office:value="0.44560032453961">
            <text:p>44.56%</text:p>
          </table:table-cell>
          <table:table-cell table:number-columns-repeated="2"/>
        </table:table-row>
        <table:table-row table:style-name="ro1">
          <table:table-cell office:value-type="string">
            <text:p>600168</text:p>
          </table:table-cell>
          <table:table-cell office:value-type="string">
            <text:p>武汉控股</text:p>
          </table:table-cell>
          <table:table-cell office:value-type="float" office:value="8621740000">
            <text:p>8621740000</text:p>
          </table:table-cell>
          <table:table-cell office:value-type="float" office:value="3843410000">
            <text:p>3843410000</text:p>
          </table:table-cell>
          <table:table-cell office:value-type="percentage" office:value="0.445781246012986">
            <text:p>44.58%</text:p>
          </table:table-cell>
          <table:table-cell table:number-columns-repeated="2"/>
        </table:table-row>
        <table:table-row table:style-name="ro1">
          <table:table-cell office:value-type="string">
            <text:p>300021</text:p>
          </table:table-cell>
          <table:table-cell office:value-type="string">
            <text:p>大禹节水</text:p>
          </table:table-cell>
          <table:table-cell office:value-type="float" office:value="2486130000">
            <text:p>2486130000</text:p>
          </table:table-cell>
          <table:table-cell office:value-type="float" office:value="1109040000">
            <text:p>1109040000</text:p>
          </table:table-cell>
          <table:table-cell office:value-type="percentage" office:value="0.446090912381895">
            <text:p>44.61%</text:p>
          </table:table-cell>
          <table:table-cell table:number-columns-repeated="2"/>
        </table:table-row>
        <table:table-row table:style-name="ro1">
          <table:table-cell office:value-type="string">
            <text:p>300218</text:p>
          </table:table-cell>
          <table:table-cell office:value-type="string">
            <text:p>安利股份</text:p>
          </table:table-cell>
          <table:table-cell office:value-type="float" office:value="1921110000">
            <text:p>1921110000</text:p>
          </table:table-cell>
          <table:table-cell office:value-type="float" office:value="857130000">
            <text:p>857130000</text:p>
          </table:table-cell>
          <table:table-cell office:value-type="percentage" office:value="0.446163936474226">
            <text:p>44.62%</text:p>
          </table:table-cell>
          <table:table-cell table:number-columns-repeated="2"/>
        </table:table-row>
        <table:table-row table:style-name="ro1">
          <table:table-cell office:value-type="string">
            <text:p>600392</text:p>
          </table:table-cell>
          <table:table-cell office:value-type="string">
            <text:p>盛和资源</text:p>
          </table:table-cell>
          <table:table-cell office:value-type="float" office:value="2517150000">
            <text:p>2517150000</text:p>
          </table:table-cell>
          <table:table-cell office:value-type="float" office:value="1123230000">
            <text:p>1123230000</text:p>
          </table:table-cell>
          <table:table-cell office:value-type="percentage" office:value="0.446230856325606">
            <text:p>44.62%</text:p>
          </table:table-cell>
          <table:table-cell table:number-columns-repeated="2"/>
        </table:table-row>
        <table:table-row table:style-name="ro1">
          <table:table-cell office:value-type="string">
            <text:p>600570</text:p>
          </table:table-cell>
          <table:table-cell office:value-type="string">
            <text:p>恒生电子</text:p>
          </table:table-cell>
          <table:table-cell office:value-type="float" office:value="4548480000">
            <text:p>4548480000</text:p>
          </table:table-cell>
          <table:table-cell office:value-type="float" office:value="2030970000">
            <text:p>2030970000</text:p>
          </table:table-cell>
          <table:table-cell office:value-type="percentage" office:value="0.446516198818067">
            <text:p>44.65%</text:p>
          </table:table-cell>
          <table:table-cell table:number-columns-repeated="2"/>
        </table:table-row>
        <table:table-row table:style-name="ro1">
          <table:table-cell office:value-type="string">
            <text:p>000948</text:p>
          </table:table-cell>
          <table:table-cell office:value-type="string">
            <text:p>南天信息</text:p>
          </table:table-cell>
          <table:table-cell office:value-type="float" office:value="2624340000">
            <text:p>2624340000</text:p>
          </table:table-cell>
          <table:table-cell office:value-type="float" office:value="1171950000">
            <text:p>1171950000</text:p>
          </table:table-cell>
          <table:table-cell office:value-type="percentage" office:value="0.446569423169254">
            <text:p>44.66%</text:p>
          </table:table-cell>
          <table:table-cell table:number-columns-repeated="2"/>
        </table:table-row>
        <table:table-row table:style-name="ro1">
          <table:table-cell office:value-type="string">
            <text:p>002215</text:p>
          </table:table-cell>
          <table:table-cell office:value-type="string">
            <text:p>诺 普 信</text:p>
          </table:table-cell>
          <table:table-cell office:value-type="float" office:value="3148430000">
            <text:p>3148430000</text:p>
          </table:table-cell>
          <table:table-cell office:value-type="float" office:value="1406490000">
            <text:p>1406490000</text:p>
          </table:table-cell>
          <table:table-cell office:value-type="percentage" office:value="0.446727416521886">
            <text:p>44.67%</text:p>
          </table:table-cell>
          <table:table-cell table:number-columns-repeated="2"/>
        </table:table-row>
        <table:table-row table:style-name="ro1">
          <table:table-cell office:value-type="string">
            <text:p>603586</text:p>
          </table:table-cell>
          <table:table-cell office:value-type="string">
            <text:p>金麒麟</text:p>
          </table:table-cell>
          <table:table-cell office:value-type="float" office:value="1793980000">
            <text:p>1793980000</text:p>
          </table:table-cell>
          <table:table-cell office:value-type="float" office:value="801800000">
            <text:p>801800000</text:p>
          </table:table-cell>
          <table:table-cell office:value-type="percentage" office:value="0.446939207794959">
            <text:p>44.69%</text:p>
          </table:table-cell>
          <table:table-cell table:number-columns-repeated="2"/>
        </table:table-row>
        <table:table-row table:style-name="ro1">
          <table:table-cell office:value-type="string">
            <text:p>002728</text:p>
          </table:table-cell>
          <table:table-cell office:value-type="string">
            <text:p>特一药业</text:p>
          </table:table-cell>
          <table:table-cell office:value-type="float" office:value="1603190000">
            <text:p>1603190000</text:p>
          </table:table-cell>
          <table:table-cell office:value-type="float" office:value="716610000">
            <text:p>716610000</text:p>
          </table:table-cell>
          <table:table-cell office:value-type="percentage" office:value="0.446990063560776">
            <text:p>44.70%</text:p>
          </table:table-cell>
          <table:table-cell table:number-columns-repeated="2"/>
        </table:table-row>
        <table:table-row table:style-name="ro1">
          <table:table-cell office:value-type="string">
            <text:p>603007</text:p>
          </table:table-cell>
          <table:table-cell office:value-type="string">
            <text:p>花王股份</text:p>
          </table:table-cell>
          <table:table-cell office:value-type="float" office:value="1507000000">
            <text:p>1507000000</text:p>
          </table:table-cell>
          <table:table-cell office:value-type="float" office:value="673760000">
            <text:p>673760000</text:p>
          </table:table-cell>
          <table:table-cell office:value-type="percentage" office:value="0.447086927670869">
            <text:p>44.71%</text:p>
          </table:table-cell>
          <table:table-cell table:number-columns-repeated="2"/>
        </table:table-row>
        <table:table-row table:style-name="ro1">
          <table:table-cell office:value-type="string">
            <text:p>002852</text:p>
          </table:table-cell>
          <table:table-cell office:value-type="string">
            <text:p>道道全</text:p>
          </table:table-cell>
          <table:table-cell office:value-type="float" office:value="1201330000">
            <text:p>1201330000</text:p>
          </table:table-cell>
          <table:table-cell office:value-type="float" office:value="537170000">
            <text:p>537170000</text:p>
          </table:table-cell>
          <table:table-cell office:value-type="percentage" office:value="0.447146079761598">
            <text:p>44.71%</text:p>
          </table:table-cell>
          <table:table-cell table:number-columns-repeated="2"/>
        </table:table-row>
        <table:table-row table:style-name="ro1">
          <table:table-cell office:value-type="string">
            <text:p>300405</text:p>
          </table:table-cell>
          <table:table-cell office:value-type="string">
            <text:p>科隆精化</text:p>
          </table:table-cell>
          <table:table-cell office:value-type="float" office:value="1677870000">
            <text:p>1677870000</text:p>
          </table:table-cell>
          <table:table-cell office:value-type="float" office:value="750650000">
            <text:p>750650000</text:p>
          </table:table-cell>
          <table:table-cell office:value-type="percentage" office:value="0.447382693534064">
            <text:p>44.74%</text:p>
          </table:table-cell>
          <table:table-cell table:number-columns-repeated="2"/>
        </table:table-row>
        <table:table-row table:style-name="ro1">
          <table:table-cell office:value-type="string">
            <text:p>603008</text:p>
          </table:table-cell>
          <table:table-cell office:value-type="string">
            <text:p>喜临门</text:p>
          </table:table-cell>
          <table:table-cell office:value-type="float" office:value="4376500000">
            <text:p>4376500000</text:p>
          </table:table-cell>
          <table:table-cell office:value-type="float" office:value="1959580000">
            <text:p>1959580000</text:p>
          </table:table-cell>
          <table:table-cell office:value-type="percentage" office:value="0.447750485547812">
            <text:p>44.78%</text:p>
          </table:table-cell>
          <table:table-cell table:number-columns-repeated="2"/>
        </table:table-row>
        <table:table-row table:style-name="ro1">
          <table:table-cell office:value-type="string">
            <text:p>002596</text:p>
          </table:table-cell>
          <table:table-cell office:value-type="string">
            <text:p>海南瑞泽</text:p>
          </table:table-cell>
          <table:table-cell office:value-type="float" office:value="3934470000">
            <text:p>3934470000</text:p>
          </table:table-cell>
          <table:table-cell office:value-type="float" office:value="1762860000">
            <text:p>1762860000</text:p>
          </table:table-cell>
          <table:table-cell office:value-type="percentage" office:value="0.448055265385173">
            <text:p>44.81%</text:p>
          </table:table-cell>
          <table:table-cell table:number-columns-repeated="2"/>
        </table:table-row>
        <table:table-row table:style-name="ro2">
          <table:table-cell office:value-type="string">
            <text:p>000595</text:p>
          </table:table-cell>
          <table:table-cell office:value-type="string">
            <text:p>*ST宝实</text:p>
          </table:table-cell>
          <table:table-cell office:value-type="float" office:value="1200560000">
            <text:p>1200560000</text:p>
          </table:table-cell>
          <table:table-cell office:value-type="float" office:value="538040000">
            <text:p>538040000</text:p>
          </table:table-cell>
          <table:table-cell office:value-type="percentage" office:value="0.448157526487639">
            <text:p>44.82%</text:p>
          </table:table-cell>
          <table:table-cell table:number-columns-repeated="2"/>
        </table:table-row>
        <table:table-row table:style-name="ro1">
          <table:table-cell office:value-type="string">
            <text:p>600438</text:p>
          </table:table-cell>
          <table:table-cell office:value-type="string">
            <text:p>通威股份</text:p>
          </table:table-cell>
          <table:table-cell office:value-type="float" office:value="21398650000">
            <text:p>21398650000</text:p>
          </table:table-cell>
          <table:table-cell office:value-type="float" office:value="9597160000">
            <text:p>9597160000</text:p>
          </table:table-cell>
          <table:table-cell office:value-type="percentage" office:value="0.448493713388461">
            <text:p>44.85%</text:p>
          </table:table-cell>
          <table:table-cell table:number-columns-repeated="2"/>
        </table:table-row>
        <table:table-row table:style-name="ro1">
          <table:table-cell office:value-type="string">
            <text:p>600664</text:p>
          </table:table-cell>
          <table:table-cell office:value-type="string">
            <text:p>哈药股份</text:p>
          </table:table-cell>
          <table:table-cell office:value-type="float" office:value="15052740000">
            <text:p>15052740000</text:p>
          </table:table-cell>
          <table:table-cell office:value-type="float" office:value="6754640000">
            <text:p>6754640000</text:p>
          </table:table-cell>
          <table:table-cell office:value-type="percentage" office:value="0.448731593052162">
            <text:p>44.87%</text:p>
          </table:table-cell>
          <table:table-cell table:number-columns-repeated="2"/>
        </table:table-row>
        <table:table-row table:style-name="ro1">
          <table:table-cell office:value-type="string">
            <text:p>300020</text:p>
          </table:table-cell>
          <table:table-cell office:value-type="string">
            <text:p>银江股份</text:p>
          </table:table-cell>
          <table:table-cell office:value-type="float" office:value="5468780000">
            <text:p>5468780000</text:p>
          </table:table-cell>
          <table:table-cell office:value-type="float" office:value="2454700000">
            <text:p>2454700000</text:p>
          </table:table-cell>
          <table:table-cell office:value-type="percentage" office:value="0.448856966270357">
            <text:p>44.89%</text:p>
          </table:table-cell>
          <table:table-cell table:number-columns-repeated="2"/>
        </table:table-row>
        <table:table-row table:style-name="ro1">
          <table:table-cell office:value-type="string">
            <text:p>002284</text:p>
          </table:table-cell>
          <table:table-cell office:value-type="string">
            <text:p>亚太股份</text:p>
          </table:table-cell>
          <table:table-cell office:value-type="float" office:value="4917980000">
            <text:p>4917980000</text:p>
          </table:table-cell>
          <table:table-cell office:value-type="float" office:value="2209650000">
            <text:p>2209650000</text:p>
          </table:table-cell>
          <table:table-cell office:value-type="percentage" office:value="0.449300322490128">
            <text:p>44.93%</text:p>
          </table:table-cell>
          <table:table-cell table:number-columns-repeated="2"/>
        </table:table-row>
        <table:table-row table:style-name="ro1">
          <table:table-cell office:value-type="string">
            <text:p>002683</text:p>
          </table:table-cell>
          <table:table-cell office:value-type="string">
            <text:p>宏大爆破</text:p>
          </table:table-cell>
          <table:table-cell office:value-type="float" office:value="5619860000">
            <text:p>5619860000</text:p>
          </table:table-cell>
          <table:table-cell office:value-type="float" office:value="2525140000">
            <text:p>2525140000</text:p>
          </table:table-cell>
          <table:table-cell office:value-type="percentage" office:value="0.449324360393319">
            <text:p>44.93%</text:p>
          </table:table-cell>
          <table:table-cell table:number-columns-repeated="2"/>
        </table:table-row>
        <table:table-row table:style-name="ro1">
          <table:table-cell office:value-type="string">
            <text:p>600689</text:p>
          </table:table-cell>
          <table:table-cell office:value-type="string">
            <text:p>上海三毛</text:p>
          </table:table-cell>
          <table:table-cell office:value-type="float" office:value="793010000">
            <text:p>793010000</text:p>
          </table:table-cell>
          <table:table-cell office:value-type="float" office:value="356370000">
            <text:p>356370000</text:p>
          </table:table-cell>
          <table:table-cell office:value-type="percentage" office:value="0.449389036708238">
            <text:p>44.94%</text:p>
          </table:table-cell>
          <table:table-cell table:number-columns-repeated="2"/>
        </table:table-row>
        <table:table-row table:style-name="ro1">
          <table:table-cell office:value-type="string">
            <text:p>000429</text:p>
          </table:table-cell>
          <table:table-cell office:value-type="string">
            <text:p>粤高速Ａ</text:p>
          </table:table-cell>
          <table:table-cell office:value-type="float" office:value="16072450000">
            <text:p>16072450000</text:p>
          </table:table-cell>
          <table:table-cell office:value-type="float" office:value="7228930000">
            <text:p>7228930000</text:p>
          </table:table-cell>
          <table:table-cell office:value-type="percentage" office:value="0.449771503411117">
            <text:p>44.98%</text:p>
          </table:table-cell>
          <table:table-cell table:number-columns-repeated="2"/>
        </table:table-row>
        <table:table-row table:style-name="ro1">
          <table:table-cell office:value-type="string">
            <text:p>600662</text:p>
          </table:table-cell>
          <table:table-cell office:value-type="string">
            <text:p>强生控股</text:p>
          </table:table-cell>
          <table:table-cell office:value-type="float" office:value="6612190000">
            <text:p>6612190000</text:p>
          </table:table-cell>
          <table:table-cell office:value-type="float" office:value="2974340000">
            <text:p>2974340000</text:p>
          </table:table-cell>
          <table:table-cell office:value-type="percentage" office:value="0.449826759364144">
            <text:p>44.98%</text:p>
          </table:table-cell>
          <table:table-cell table:number-columns-repeated="2"/>
        </table:table-row>
        <table:table-row table:style-name="ro1">
          <table:table-cell office:value-type="string">
            <text:p>300038</text:p>
          </table:table-cell>
          <table:table-cell office:value-type="string">
            <text:p>梅泰诺</text:p>
          </table:table-cell>
          <table:table-cell office:value-type="float" office:value="3947030000">
            <text:p>3947030000</text:p>
          </table:table-cell>
          <table:table-cell office:value-type="float" office:value="1778510000">
            <text:p>1778510000</text:p>
          </table:table-cell>
          <table:table-cell office:value-type="percentage" office:value="0.450594497634931">
            <text:p>45.06%</text:p>
          </table:table-cell>
          <table:table-cell table:number-columns-repeated="2"/>
        </table:table-row>
        <table:table-row table:style-name="ro1">
          <table:table-cell office:value-type="string">
            <text:p>601599</text:p>
          </table:table-cell>
          <table:table-cell office:value-type="string">
            <text:p>鹿港文化</text:p>
          </table:table-cell>
          <table:table-cell office:value-type="float" office:value="5090860000">
            <text:p>5090860000</text:p>
          </table:table-cell>
          <table:table-cell office:value-type="float" office:value="2294310000">
            <text:p>2294310000</text:p>
          </table:table-cell>
          <table:table-cell office:value-type="percentage" office:value="0.450672381483679">
            <text:p>45.07%</text:p>
          </table:table-cell>
          <table:table-cell table:number-columns-repeated="2"/>
        </table:table-row>
        <table:table-row table:style-name="ro1">
          <table:table-cell office:value-type="string">
            <text:p>000543</text:p>
          </table:table-cell>
          <table:table-cell office:value-type="string">
            <text:p>皖能电力</text:p>
          </table:table-cell>
          <table:table-cell office:value-type="float" office:value="27085550000">
            <text:p>27085550000</text:p>
          </table:table-cell>
          <table:table-cell office:value-type="float" office:value="12206970000">
            <text:p>12206970000</text:p>
          </table:table-cell>
          <table:table-cell office:value-type="percentage" office:value="0.450682005718917">
            <text:p>45.07%</text:p>
          </table:table-cell>
          <table:table-cell table:number-columns-repeated="2"/>
        </table:table-row>
        <table:table-row table:style-name="ro1">
          <table:table-cell office:value-type="string">
            <text:p>600485</text:p>
          </table:table-cell>
          <table:table-cell office:value-type="string">
            <text:p>信威集团</text:p>
          </table:table-cell>
          <table:table-cell office:value-type="float" office:value="22039980000">
            <text:p>22039980000</text:p>
          </table:table-cell>
          <table:table-cell office:value-type="float" office:value="9939500000">
            <text:p>9939500000</text:p>
          </table:table-cell>
          <table:table-cell office:value-type="percentage" office:value="0.450975908326596">
            <text:p>45.10%</text:p>
          </table:table-cell>
          <table:table-cell table:number-columns-repeated="2"/>
        </table:table-row>
        <table:table-row table:style-name="ro1">
          <table:table-cell office:value-type="string">
            <text:p>002299</text:p>
          </table:table-cell>
          <table:table-cell office:value-type="string">
            <text:p>圣农发展</text:p>
          </table:table-cell>
          <table:table-cell office:value-type="float" office:value="11412150000">
            <text:p>11412150000</text:p>
          </table:table-cell>
          <table:table-cell office:value-type="float" office:value="5150100000">
            <text:p>5150100000</text:p>
          </table:table-cell>
          <table:table-cell office:value-type="percentage" office:value="0.45128218609114">
            <text:p>45.13%</text:p>
          </table:table-cell>
          <table:table-cell table:number-columns-repeated="2"/>
        </table:table-row>
        <table:table-row table:style-name="ro1">
          <table:table-cell office:value-type="string">
            <text:p>300444</text:p>
          </table:table-cell>
          <table:table-cell office:value-type="string">
            <text:p>双杰电气</text:p>
          </table:table-cell>
          <table:table-cell office:value-type="float" office:value="1684730000">
            <text:p>1684730000</text:p>
          </table:table-cell>
          <table:table-cell office:value-type="float" office:value="760510000">
            <text:p>760510000</text:p>
          </table:table-cell>
          <table:table-cell office:value-type="percentage" office:value="0.451413579624035">
            <text:p>45.14%</text:p>
          </table:table-cell>
          <table:table-cell table:number-columns-repeated="2"/>
        </table:table-row>
        <table:table-row table:style-name="ro1">
          <table:table-cell office:value-type="string">
            <text:p>600439</text:p>
          </table:table-cell>
          <table:table-cell office:value-type="string">
            <text:p>瑞贝卡</text:p>
          </table:table-cell>
          <table:table-cell office:value-type="float" office:value="4263360000">
            <text:p>4263360000</text:p>
          </table:table-cell>
          <table:table-cell office:value-type="float" office:value="1924810000">
            <text:p>1924810000</text:p>
          </table:table-cell>
          <table:table-cell office:value-type="percentage" office:value="0.451477238609923">
            <text:p>45.15%</text:p>
          </table:table-cell>
          <table:table-cell table:number-columns-repeated="2"/>
        </table:table-row>
        <table:table-row table:style-name="ro1">
          <table:table-cell office:value-type="string">
            <text:p>002236</text:p>
          </table:table-cell>
          <table:table-cell office:value-type="string">
            <text:p>大华股份</text:p>
          </table:table-cell>
          <table:table-cell office:value-type="float" office:value="15366400000">
            <text:p>15366400000</text:p>
          </table:table-cell>
          <table:table-cell office:value-type="float" office:value="6940610000">
            <text:p>6940610000</text:p>
          </table:table-cell>
          <table:table-cell office:value-type="percentage" office:value="0.451674432528113">
            <text:p>45.17%</text:p>
          </table:table-cell>
          <table:table-cell table:number-columns-repeated="2"/>
        </table:table-row>
        <table:table-row table:style-name="ro1">
          <table:table-cell office:value-type="string">
            <text:p>002285</text:p>
          </table:table-cell>
          <table:table-cell office:value-type="string">
            <text:p>世联行</text:p>
          </table:table-cell>
          <table:table-cell office:value-type="float" office:value="7784150000">
            <text:p>7784150000</text:p>
          </table:table-cell>
          <table:table-cell office:value-type="float" office:value="3516250000">
            <text:p>3516250000</text:p>
          </table:table-cell>
          <table:table-cell office:value-type="percentage" office:value="0.451719198627981">
            <text:p>45.17%</text:p>
          </table:table-cell>
          <table:table-cell table:number-columns-repeated="2"/>
        </table:table-row>
        <table:table-row table:style-name="ro1">
          <table:table-cell office:value-type="string">
            <text:p>002156</text:p>
          </table:table-cell>
          <table:table-cell office:value-type="string">
            <text:p>通富微电</text:p>
          </table:table-cell>
          <table:table-cell office:value-type="float" office:value="11203120000">
            <text:p>11203120000</text:p>
          </table:table-cell>
          <table:table-cell office:value-type="float" office:value="5061370000">
            <text:p>5061370000</text:p>
          </table:table-cell>
          <table:table-cell office:value-type="percentage" office:value="0.451782182106413">
            <text:p>45.18%</text:p>
          </table:table-cell>
          <table:table-cell table:number-columns-repeated="2"/>
        </table:table-row>
        <table:table-row table:style-name="ro1">
          <table:table-cell office:value-type="string">
            <text:p>002872</text:p>
          </table:table-cell>
          <table:table-cell office:value-type="string">
            <text:p>天圣制药</text:p>
          </table:table-cell>
          <table:table-cell office:value-type="float" office:value="3391980000">
            <text:p>3391980000</text:p>
          </table:table-cell>
          <table:table-cell office:value-type="float" office:value="1533030000">
            <text:p>1533030000</text:p>
          </table:table-cell>
          <table:table-cell office:value-type="percentage" office:value="0.451957263898962">
            <text:p>45.20%</text:p>
          </table:table-cell>
          <table:table-cell table:number-columns-repeated="2"/>
        </table:table-row>
        <table:table-row table:style-name="ro1">
          <table:table-cell office:value-type="string">
            <text:p>002344</text:p>
          </table:table-cell>
          <table:table-cell office:value-type="string">
            <text:p>海宁皮城</text:p>
          </table:table-cell>
          <table:table-cell office:value-type="float" office:value="13119760000">
            <text:p>13119760000</text:p>
          </table:table-cell>
          <table:table-cell office:value-type="float" office:value="5932850000">
            <text:p>5932850000</text:p>
          </table:table-cell>
          <table:table-cell office:value-type="percentage" office:value="0.452207205009848">
            <text:p>45.22%</text:p>
          </table:table-cell>
          <table:table-cell table:number-columns-repeated="2"/>
        </table:table-row>
        <table:table-row table:style-name="ro1">
          <table:table-cell office:value-type="string">
            <text:p>600007</text:p>
          </table:table-cell>
          <table:table-cell office:value-type="string">
            <text:p>中国国贸</text:p>
          </table:table-cell>
          <table:table-cell office:value-type="float" office:value="11208470000">
            <text:p>11208470000</text:p>
          </table:table-cell>
          <table:table-cell office:value-type="float" office:value="5071720000">
            <text:p>5071720000</text:p>
          </table:table-cell>
          <table:table-cell office:value-type="percentage" office:value="0.452489947334471">
            <text:p>45.25%</text:p>
          </table:table-cell>
          <table:table-cell table:number-columns-repeated="2"/>
        </table:table-row>
        <table:table-row table:style-name="ro1">
          <table:table-cell office:value-type="string">
            <text:p>002766</text:p>
          </table:table-cell>
          <table:table-cell office:value-type="string">
            <text:p>索菱股份</text:p>
          </table:table-cell>
          <table:table-cell office:value-type="float" office:value="1866060000">
            <text:p>1866060000</text:p>
          </table:table-cell>
          <table:table-cell office:value-type="float" office:value="844520000">
            <text:p>844520000</text:p>
          </table:table-cell>
          <table:table-cell office:value-type="percentage" office:value="0.452568513338264">
            <text:p>45.26%</text:p>
          </table:table-cell>
          <table:table-cell table:number-columns-repeated="2"/>
        </table:table-row>
        <table:table-row table:style-name="ro1">
          <table:table-cell office:value-type="string">
            <text:p>600873</text:p>
          </table:table-cell>
          <table:table-cell office:value-type="string">
            <text:p>梅花生物</text:p>
          </table:table-cell>
          <table:table-cell office:value-type="float" office:value="16983010000">
            <text:p>16983010000</text:p>
          </table:table-cell>
          <table:table-cell office:value-type="float" office:value="7686180000">
            <text:p>7686180000</text:p>
          </table:table-cell>
          <table:table-cell office:value-type="percentage" office:value="0.452580549619885">
            <text:p>45.26%</text:p>
          </table:table-cell>
          <table:table-cell table:number-columns-repeated="2"/>
        </table:table-row>
        <table:table-row table:style-name="ro1">
          <table:table-cell office:value-type="string">
            <text:p>002407</text:p>
          </table:table-cell>
          <table:table-cell office:value-type="string">
            <text:p>多氟多</text:p>
          </table:table-cell>
          <table:table-cell office:value-type="float" office:value="5258370000">
            <text:p>5258370000</text:p>
          </table:table-cell>
          <table:table-cell office:value-type="float" office:value="2380740000">
            <text:p>2380740000</text:p>
          </table:table-cell>
          <table:table-cell office:value-type="percentage" office:value="0.452752468920977">
            <text:p>45.28%</text:p>
          </table:table-cell>
          <table:table-cell table:number-columns-repeated="2"/>
        </table:table-row>
        <table:table-row table:style-name="ro1">
          <table:table-cell office:value-type="string">
            <text:p>002811</text:p>
          </table:table-cell>
          <table:table-cell office:value-type="string">
            <text:p>亚泰国际</text:p>
          </table:table-cell>
          <table:table-cell office:value-type="float" office:value="2252960000">
            <text:p>2252960000</text:p>
          </table:table-cell>
          <table:table-cell office:value-type="float" office:value="1021300000">
            <text:p>1021300000</text:p>
          </table:table-cell>
          <table:table-cell office:value-type="percentage" office:value="0.453314750372843">
            <text:p>45.33%</text:p>
          </table:table-cell>
          <table:table-cell table:number-columns-repeated="2"/>
        </table:table-row>
        <table:table-row table:style-name="ro1">
          <table:table-cell office:value-type="string">
            <text:p>002697</text:p>
          </table:table-cell>
          <table:table-cell office:value-type="string">
            <text:p>红旗连锁</text:p>
          </table:table-cell>
          <table:table-cell office:value-type="float" office:value="3987180000">
            <text:p>3987180000</text:p>
          </table:table-cell>
          <table:table-cell office:value-type="float" office:value="1807480000">
            <text:p>1807480000</text:p>
          </table:table-cell>
          <table:table-cell office:value-type="percentage" office:value="0.453322899894161">
            <text:p>45.33%</text:p>
          </table:table-cell>
          <table:table-cell table:number-columns-repeated="2"/>
        </table:table-row>
        <table:table-row table:style-name="ro1">
          <table:table-cell office:value-type="string">
            <text:p>002416</text:p>
          </table:table-cell>
          <table:table-cell office:value-type="string">
            <text:p>爱施德</text:p>
          </table:table-cell>
          <table:table-cell office:value-type="float" office:value="9894840000">
            <text:p>9894840000</text:p>
          </table:table-cell>
          <table:table-cell office:value-type="float" office:value="4489480000">
            <text:p>4489480000</text:p>
          </table:table-cell>
          <table:table-cell office:value-type="percentage" office:value="0.453719312288021">
            <text:p>45.37%</text:p>
          </table:table-cell>
          <table:table-cell table:number-columns-repeated="2"/>
        </table:table-row>
        <table:table-row table:style-name="ro1">
          <table:table-cell office:value-type="string">
            <text:p>601238</text:p>
          </table:table-cell>
          <table:table-cell office:value-type="string">
            <text:p>广汽集团</text:p>
          </table:table-cell>
          <table:table-cell office:value-type="float" office:value="82092220000">
            <text:p>82092220000</text:p>
          </table:table-cell>
          <table:table-cell office:value-type="float" office:value="37252780000">
            <text:p>37252780000</text:p>
          </table:table-cell>
          <table:table-cell office:value-type="percentage" office:value="0.453791845317376">
            <text:p>45.38%</text:p>
          </table:table-cell>
          <table:table-cell table:number-columns-repeated="2"/>
        </table:table-row>
        <table:table-row table:style-name="ro1">
          <table:table-cell office:value-type="string">
            <text:p>600360</text:p>
          </table:table-cell>
          <table:table-cell office:value-type="string">
            <text:p>华微电子</text:p>
          </table:table-cell>
          <table:table-cell office:value-type="float" office:value="3685180000">
            <text:p>3685180000</text:p>
          </table:table-cell>
          <table:table-cell office:value-type="float" office:value="1672340000">
            <text:p>1672340000</text:p>
          </table:table-cell>
          <table:table-cell office:value-type="percentage" office:value="0.453801442534693">
            <text:p>45.38%</text:p>
          </table:table-cell>
          <table:table-cell table:number-columns-repeated="2"/>
        </table:table-row>
        <table:table-row table:style-name="ro1">
          <table:table-cell office:value-type="string">
            <text:p>600293</text:p>
          </table:table-cell>
          <table:table-cell office:value-type="string">
            <text:p>三峡新材</text:p>
          </table:table-cell>
          <table:table-cell office:value-type="float" office:value="6267080000">
            <text:p>6267080000</text:p>
          </table:table-cell>
          <table:table-cell office:value-type="float" office:value="2848220000">
            <text:p>2848220000</text:p>
          </table:table-cell>
          <table:table-cell office:value-type="percentage" office:value="0.454473215596418">
            <text:p>45.45%</text:p>
          </table:table-cell>
          <table:table-cell table:number-columns-repeated="2"/>
        </table:table-row>
        <table:table-row table:style-name="ro1">
          <table:table-cell office:value-type="string">
            <text:p>603229</text:p>
          </table:table-cell>
          <table:table-cell office:value-type="string">
            <text:p>奥翔药业</text:p>
          </table:table-cell>
          <table:table-cell office:value-type="float" office:value="446060000">
            <text:p>446060000</text:p>
          </table:table-cell>
          <table:table-cell office:value-type="float" office:value="202760000">
            <text:p>202760000</text:p>
          </table:table-cell>
          <table:table-cell office:value-type="percentage" office:value="0.454557682822939">
            <text:p>45.46%</text:p>
          </table:table-cell>
          <table:table-cell table:number-columns-repeated="2"/>
        </table:table-row>
        <table:table-row table:style-name="ro1">
          <table:table-cell office:value-type="string">
            <text:p>600626</text:p>
          </table:table-cell>
          <table:table-cell office:value-type="string">
            <text:p>申达股份</text:p>
          </table:table-cell>
          <table:table-cell office:value-type="float" office:value="5376440000">
            <text:p>5376440000</text:p>
          </table:table-cell>
          <table:table-cell office:value-type="float" office:value="2447770000">
            <text:p>2447770000</text:p>
          </table:table-cell>
          <table:table-cell office:value-type="percentage" office:value="0.455277097856574">
            <text:p>45.53%</text:p>
          </table:table-cell>
          <table:table-cell table:number-columns-repeated="2"/>
        </table:table-row>
        <table:table-row table:style-name="ro1">
          <table:table-cell office:value-type="string">
            <text:p>002739</text:p>
          </table:table-cell>
          <table:table-cell office:value-type="string">
            <text:p>万达电影</text:p>
          </table:table-cell>
          <table:table-cell office:value-type="float" office:value="19091840000">
            <text:p>19091840000</text:p>
          </table:table-cell>
          <table:table-cell office:value-type="float" office:value="8699930000">
            <text:p>8699930000</text:p>
          </table:table-cell>
          <table:table-cell office:value-type="percentage" office:value="0.455688398813315">
            <text:p>45.57%</text:p>
          </table:table-cell>
          <table:table-cell table:number-columns-repeated="2"/>
        </table:table-row>
        <table:table-row table:style-name="ro1">
          <table:table-cell office:value-type="string">
            <text:p>002636</text:p>
          </table:table-cell>
          <table:table-cell office:value-type="string">
            <text:p>金安国纪</text:p>
          </table:table-cell>
          <table:table-cell office:value-type="float" office:value="3182860000">
            <text:p>3182860000</text:p>
          </table:table-cell>
          <table:table-cell office:value-type="float" office:value="1450510000">
            <text:p>1450510000</text:p>
          </table:table-cell>
          <table:table-cell office:value-type="percentage" office:value="0.455725353926971">
            <text:p>45.57%</text:p>
          </table:table-cell>
          <table:table-cell table:number-columns-repeated="2"/>
        </table:table-row>
        <table:table-row table:style-name="ro1">
          <table:table-cell office:value-type="string">
            <text:p>603903</text:p>
          </table:table-cell>
          <table:table-cell office:value-type="string">
            <text:p>中持股份</text:p>
          </table:table-cell>
          <table:table-cell office:value-type="float" office:value="812990000">
            <text:p>812990000</text:p>
          </table:table-cell>
          <table:table-cell office:value-type="float" office:value="370590000">
            <text:p>370590000</text:p>
          </table:table-cell>
          <table:table-cell office:value-type="percentage" office:value="0.455835865139793">
            <text:p>45.58%</text:p>
          </table:table-cell>
          <table:table-cell table:number-columns-repeated="2"/>
        </table:table-row>
        <table:table-row table:style-name="ro1">
          <table:table-cell office:value-type="string">
            <text:p>300296</text:p>
          </table:table-cell>
          <table:table-cell office:value-type="string">
            <text:p>利亚德</text:p>
          </table:table-cell>
          <table:table-cell office:value-type="float" office:value="8215810000">
            <text:p>8215810000</text:p>
          </table:table-cell>
          <table:table-cell office:value-type="float" office:value="3746990000">
            <text:p>3746990000</text:p>
          </table:table-cell>
          <table:table-cell office:value-type="percentage" office:value="0.456070673494153">
            <text:p>45.61%</text:p>
          </table:table-cell>
          <table:table-cell table:number-columns-repeated="2"/>
        </table:table-row>
        <table:table-row table:style-name="ro1">
          <table:table-cell office:value-type="string">
            <text:p>601872</text:p>
          </table:table-cell>
          <table:table-cell office:value-type="string">
            <text:p>招商轮船</text:p>
          </table:table-cell>
          <table:table-cell office:value-type="float" office:value="38616620000">
            <text:p>38616620000</text:p>
          </table:table-cell>
          <table:table-cell office:value-type="float" office:value="17644900000">
            <text:p>17644900000</text:p>
          </table:table-cell>
          <table:table-cell office:value-type="percentage" office:value="0.456925023474349">
            <text:p>45.69%</text:p>
          </table:table-cell>
          <table:table-cell table:number-columns-repeated="2"/>
        </table:table-row>
        <table:table-row table:style-name="ro1">
          <table:table-cell office:value-type="string">
            <text:p>600511</text:p>
          </table:table-cell>
          <table:table-cell office:value-type="string">
            <text:p>国药股份</text:p>
          </table:table-cell>
          <table:table-cell office:value-type="float" office:value="7401460000">
            <text:p>7401460000</text:p>
          </table:table-cell>
          <table:table-cell office:value-type="float" office:value="3384660000">
            <text:p>3384660000</text:p>
          </table:table-cell>
          <table:table-cell office:value-type="percentage" office:value="0.457296263169699">
            <text:p>45.73%</text:p>
          </table:table-cell>
          <table:table-cell table:number-columns-repeated="2"/>
        </table:table-row>
        <table:table-row table:style-name="ro1">
          <table:table-cell office:value-type="string">
            <text:p>002813</text:p>
          </table:table-cell>
          <table:table-cell office:value-type="string">
            <text:p>路畅科技</text:p>
          </table:table-cell>
          <table:table-cell office:value-type="float" office:value="1223870000">
            <text:p>1223870000</text:p>
          </table:table-cell>
          <table:table-cell office:value-type="float" office:value="560370000">
            <text:p>560370000</text:p>
          </table:table-cell>
          <table:table-cell office:value-type="percentage" office:value="0.457867257143324">
            <text:p>45.79%</text:p>
          </table:table-cell>
          <table:table-cell table:number-columns-repeated="2"/>
        </table:table-row>
        <table:table-row table:style-name="ro1">
          <table:table-cell office:value-type="string">
            <text:p>000561</text:p>
          </table:table-cell>
          <table:table-cell office:value-type="string">
            <text:p>烽火电子</text:p>
          </table:table-cell>
          <table:table-cell office:value-type="float" office:value="2308460000">
            <text:p>2308460000</text:p>
          </table:table-cell>
          <table:table-cell office:value-type="float" office:value="1057130000">
            <text:p>1057130000</text:p>
          </table:table-cell>
          <table:table-cell office:value-type="percentage" office:value="0.457937326182823">
            <text:p>45.79%</text:p>
          </table:table-cell>
          <table:table-cell table:number-columns-repeated="2"/>
        </table:table-row>
        <table:table-row table:style-name="ro1">
          <table:table-cell office:value-type="string">
            <text:p>601228</text:p>
          </table:table-cell>
          <table:table-cell office:value-type="string">
            <text:p>广州港</text:p>
          </table:table-cell>
          <table:table-cell office:value-type="float" office:value="20966890000">
            <text:p>20966890000</text:p>
          </table:table-cell>
          <table:table-cell office:value-type="float" office:value="9602710000">
            <text:p>9602710000</text:p>
          </table:table-cell>
          <table:table-cell office:value-type="percentage" office:value="0.457994008648875">
            <text:p>45.80%</text:p>
          </table:table-cell>
          <table:table-cell table:number-columns-repeated="2"/>
        </table:table-row>
        <table:table-row table:style-name="ro1">
          <table:table-cell office:value-type="string">
            <text:p>002179</text:p>
          </table:table-cell>
          <table:table-cell office:value-type="string">
            <text:p>中航光电</text:p>
          </table:table-cell>
          <table:table-cell office:value-type="float" office:value="8509880000">
            <text:p>8509880000</text:p>
          </table:table-cell>
          <table:table-cell office:value-type="float" office:value="3897520000">
            <text:p>3897520000</text:p>
          </table:table-cell>
          <table:table-cell office:value-type="percentage" office:value="0.45799940774723">
            <text:p>45.80%</text:p>
          </table:table-cell>
          <table:table-cell table:number-columns-repeated="2"/>
        </table:table-row>
        <table:table-row table:style-name="ro1">
          <table:table-cell office:value-type="string">
            <text:p>300312</text:p>
          </table:table-cell>
          <table:table-cell office:value-type="string">
            <text:p>邦讯技术</text:p>
          </table:table-cell>
          <table:table-cell office:value-type="float" office:value="1593410000">
            <text:p>1593410000</text:p>
          </table:table-cell>
          <table:table-cell office:value-type="float" office:value="730090000">
            <text:p>730090000</text:p>
          </table:table-cell>
          <table:table-cell office:value-type="percentage" office:value="0.458193434207141">
            <text:p>45.82%</text:p>
          </table:table-cell>
          <table:table-cell table:number-columns-repeated="2"/>
        </table:table-row>
        <table:table-row table:style-name="ro1">
          <table:table-cell office:value-type="string">
            <text:p>000727</text:p>
          </table:table-cell>
          <table:table-cell office:value-type="string">
            <text:p>华东科技</text:p>
          </table:table-cell>
          <table:table-cell office:value-type="float" office:value="33792110000">
            <text:p>33792110000</text:p>
          </table:table-cell>
          <table:table-cell office:value-type="float" office:value="15486420000">
            <text:p>15486420000</text:p>
          </table:table-cell>
          <table:table-cell office:value-type="percentage" office:value="0.458285084891118">
            <text:p>45.83%</text:p>
          </table:table-cell>
          <table:table-cell table:number-columns-repeated="2"/>
        </table:table-row>
        <table:table-row table:style-name="ro1">
          <table:table-cell office:value-type="string">
            <text:p>300241</text:p>
          </table:table-cell>
          <table:table-cell office:value-type="string">
            <text:p>瑞丰光电</text:p>
          </table:table-cell>
          <table:table-cell office:value-type="float" office:value="1894510000">
            <text:p>1894510000</text:p>
          </table:table-cell>
          <table:table-cell office:value-type="float" office:value="868760000">
            <text:p>868760000</text:p>
          </table:table-cell>
          <table:table-cell office:value-type="percentage" office:value="0.458567122897214">
            <text:p>45.86%</text:p>
          </table:table-cell>
          <table:table-cell table:number-columns-repeated="2"/>
        </table:table-row>
        <table:table-row table:style-name="ro1">
          <table:table-cell office:value-type="string">
            <text:p>000731</text:p>
          </table:table-cell>
          <table:table-cell office:value-type="string">
            <text:p>四川美丰</text:p>
          </table:table-cell>
          <table:table-cell office:value-type="float" office:value="4742030000">
            <text:p>4742030000</text:p>
          </table:table-cell>
          <table:table-cell office:value-type="float" office:value="2175360000">
            <text:p>2175360000</text:p>
          </table:table-cell>
          <table:table-cell office:value-type="percentage" office:value="0.458740244157038">
            <text:p>45.87%</text:p>
          </table:table-cell>
          <table:table-cell table:number-columns-repeated="2"/>
        </table:table-row>
        <table:table-row table:style-name="ro1">
          <table:table-cell office:value-type="string">
            <text:p>000558</text:p>
          </table:table-cell>
          <table:table-cell office:value-type="string">
            <text:p>莱茵体育</text:p>
          </table:table-cell>
          <table:table-cell office:value-type="float" office:value="2544890000">
            <text:p>2544890000</text:p>
          </table:table-cell>
          <table:table-cell office:value-type="float" office:value="1167470000">
            <text:p>1167470000</text:p>
          </table:table-cell>
          <table:table-cell office:value-type="percentage" office:value="0.458750672917101">
            <text:p>45.88%</text:p>
          </table:table-cell>
          <table:table-cell table:number-columns-repeated="2"/>
        </table:table-row>
        <table:table-row table:style-name="ro1">
          <table:table-cell office:value-type="string">
            <text:p>300273</text:p>
          </table:table-cell>
          <table:table-cell office:value-type="string">
            <text:p>和佳股份</text:p>
          </table:table-cell>
          <table:table-cell office:value-type="float" office:value="4570230000">
            <text:p>4570230000</text:p>
          </table:table-cell>
          <table:table-cell office:value-type="float" office:value="2096840000">
            <text:p>2096840000</text:p>
          </table:table-cell>
          <table:table-cell office:value-type="percentage" office:value="0.458804042684941">
            <text:p>45.88%</text:p>
          </table:table-cell>
          <table:table-cell table:number-columns-repeated="2"/>
        </table:table-row>
        <table:table-row table:style-name="ro1">
          <table:table-cell office:value-type="string">
            <text:p>300123</text:p>
          </table:table-cell>
          <table:table-cell office:value-type="string">
            <text:p>太阳鸟</text:p>
          </table:table-cell>
          <table:table-cell office:value-type="float" office:value="2180080000">
            <text:p>2180080000</text:p>
          </table:table-cell>
          <table:table-cell office:value-type="float" office:value="1000620000">
            <text:p>1000620000</text:p>
          </table:table-cell>
          <table:table-cell office:value-type="percentage" office:value="0.45898315658141">
            <text:p>45.90%</text:p>
          </table:table-cell>
          <table:table-cell table:number-columns-repeated="2"/>
        </table:table-row>
        <table:table-row table:style-name="ro1">
          <table:table-cell office:value-type="string">
            <text:p>000598</text:p>
          </table:table-cell>
          <table:table-cell office:value-type="string">
            <text:p>兴蓉环境</text:p>
          </table:table-cell>
          <table:table-cell office:value-type="float" office:value="16919340000">
            <text:p>16919340000</text:p>
          </table:table-cell>
          <table:table-cell office:value-type="float" office:value="7766420000">
            <text:p>7766420000</text:p>
          </table:table-cell>
          <table:table-cell office:value-type="percentage" office:value="0.459026179508184">
            <text:p>45.90%</text:p>
          </table:table-cell>
          <table:table-cell table:number-columns-repeated="2"/>
        </table:table-row>
        <table:table-row table:style-name="ro1">
          <table:table-cell office:value-type="string">
            <text:p>603108</text:p>
          </table:table-cell>
          <table:table-cell office:value-type="string">
            <text:p>润达医疗</text:p>
          </table:table-cell>
          <table:table-cell office:value-type="float" office:value="4107950000">
            <text:p>4107950000</text:p>
          </table:table-cell>
          <table:table-cell office:value-type="float" office:value="1885790000">
            <text:p>1885790000</text:p>
          </table:table-cell>
          <table:table-cell office:value-type="percentage" office:value="0.45905865456006">
            <text:p>45.91%</text:p>
          </table:table-cell>
          <table:table-cell table:number-columns-repeated="2"/>
        </table:table-row>
        <table:table-row table:style-name="ro1">
          <table:table-cell office:value-type="string">
            <text:p>300652</text:p>
          </table:table-cell>
          <table:table-cell office:value-type="string">
            <text:p>雷迪克</text:p>
          </table:table-cell>
          <table:table-cell office:value-type="float" office:value="505570000">
            <text:p>505570000</text:p>
          </table:table-cell>
          <table:table-cell office:value-type="float" office:value="232190000">
            <text:p>232190000</text:p>
          </table:table-cell>
          <table:table-cell office:value-type="percentage" office:value="0.45926380125403">
            <text:p>45.93%</text:p>
          </table:table-cell>
          <table:table-cell table:number-columns-repeated="2"/>
        </table:table-row>
        <table:table-row table:style-name="ro1">
          <table:table-cell office:value-type="string">
            <text:p>601101</text:p>
          </table:table-cell>
          <table:table-cell office:value-type="string">
            <text:p>昊华能源</text:p>
          </table:table-cell>
          <table:table-cell office:value-type="float" office:value="20232440000">
            <text:p>20232440000</text:p>
          </table:table-cell>
          <table:table-cell office:value-type="float" office:value="9295710000">
            <text:p>9295710000</text:p>
          </table:table-cell>
          <table:table-cell office:value-type="percentage" office:value="0.459445820672148">
            <text:p>45.94%</text:p>
          </table:table-cell>
          <table:table-cell table:number-columns-repeated="2"/>
        </table:table-row>
        <table:table-row table:style-name="ro1">
          <table:table-cell office:value-type="string">
            <text:p>002461</text:p>
          </table:table-cell>
          <table:table-cell office:value-type="string">
            <text:p>珠江啤酒</text:p>
          </table:table-cell>
          <table:table-cell office:value-type="float" office:value="6614870000">
            <text:p>6614870000</text:p>
          </table:table-cell>
          <table:table-cell office:value-type="float" office:value="3039220000">
            <text:p>3039220000</text:p>
          </table:table-cell>
          <table:table-cell office:value-type="percentage" office:value="0.459452717891659">
            <text:p>45.95%</text:p>
          </table:table-cell>
          <table:table-cell table:number-columns-repeated="2"/>
        </table:table-row>
        <table:table-row table:style-name="ro1">
          <table:table-cell office:value-type="string">
            <text:p>002662</text:p>
          </table:table-cell>
          <table:table-cell office:value-type="string">
            <text:p>京威股份</text:p>
          </table:table-cell>
          <table:table-cell office:value-type="float" office:value="8959650000">
            <text:p>8959650000</text:p>
          </table:table-cell>
          <table:table-cell office:value-type="float" office:value="4117580000">
            <text:p>4117580000</text:p>
          </table:table-cell>
          <table:table-cell office:value-type="percentage" office:value="0.459569291211152">
            <text:p>45.96%</text:p>
          </table:table-cell>
          <table:table-cell table:number-columns-repeated="2"/>
        </table:table-row>
        <table:table-row table:style-name="ro1">
          <table:table-cell office:value-type="string">
            <text:p>300048</text:p>
          </table:table-cell>
          <table:table-cell office:value-type="string">
            <text:p>合康新能</text:p>
          </table:table-cell>
          <table:table-cell office:value-type="float" office:value="4927800000">
            <text:p>4927800000</text:p>
          </table:table-cell>
          <table:table-cell office:value-type="float" office:value="2265080000">
            <text:p>2265080000</text:p>
          </table:table-cell>
          <table:table-cell office:value-type="percentage" office:value="0.459653395024149">
            <text:p>45.97%</text:p>
          </table:table-cell>
          <table:table-cell table:number-columns-repeated="2"/>
        </table:table-row>
        <table:table-row table:style-name="ro1">
          <table:table-cell office:value-type="string">
            <text:p>600623</text:p>
          </table:table-cell>
          <table:table-cell office:value-type="string">
            <text:p>华谊集团</text:p>
          </table:table-cell>
          <table:table-cell office:value-type="float" office:value="35775860000">
            <text:p>35775860000</text:p>
          </table:table-cell>
          <table:table-cell office:value-type="float" office:value="16483190000">
            <text:p>16483190000</text:p>
          </table:table-cell>
          <table:table-cell office:value-type="percentage" office:value="0.460734976042505">
            <text:p>46.07%</text:p>
          </table:table-cell>
          <table:table-cell table:number-columns-repeated="2"/>
        </table:table-row>
        <table:table-row table:style-name="ro1">
          <table:table-cell office:value-type="string">
            <text:p>300131</text:p>
          </table:table-cell>
          <table:table-cell office:value-type="string">
            <text:p>英唐智控</text:p>
          </table:table-cell>
          <table:table-cell office:value-type="float" office:value="3616760000">
            <text:p>3616760000</text:p>
          </table:table-cell>
          <table:table-cell office:value-type="float" office:value="1667350000">
            <text:p>1667350000</text:p>
          </table:table-cell>
          <table:table-cell office:value-type="percentage" office:value="0.461006536236853">
            <text:p>46.10%</text:p>
          </table:table-cell>
          <table:table-cell table:number-columns-repeated="2"/>
        </table:table-row>
        <table:table-row table:style-name="ro1">
          <table:table-cell office:value-type="string">
            <text:p>300629</text:p>
          </table:table-cell>
          <table:table-cell office:value-type="string">
            <text:p>新劲刚</text:p>
          </table:table-cell>
          <table:table-cell office:value-type="float" office:value="392840000">
            <text:p>392840000</text:p>
          </table:table-cell>
          <table:table-cell office:value-type="float" office:value="181120000">
            <text:p>181120000</text:p>
          </table:table-cell>
          <table:table-cell office:value-type="percentage" office:value="0.461052845942368">
            <text:p>46.11%</text:p>
          </table:table-cell>
          <table:table-cell table:number-columns-repeated="2"/>
        </table:table-row>
        <table:table-row table:style-name="ro1">
          <table:table-cell office:value-type="string">
            <text:p>600456</text:p>
          </table:table-cell>
          <table:table-cell office:value-type="string">
            <text:p>宝钛股份</text:p>
          </table:table-cell>
          <table:table-cell office:value-type="float" office:value="6936030000">
            <text:p>6936030000</text:p>
          </table:table-cell>
          <table:table-cell office:value-type="float" office:value="3202100000">
            <text:p>3202100000</text:p>
          </table:table-cell>
          <table:table-cell office:value-type="percentage" office:value="0.461661786353289">
            <text:p>46.17%</text:p>
          </table:table-cell>
          <table:table-cell table:number-columns-repeated="2"/>
        </table:table-row>
        <table:table-row table:style-name="ro1">
          <table:table-cell office:value-type="string">
            <text:p>300495</text:p>
          </table:table-cell>
          <table:table-cell office:value-type="string">
            <text:p>美尚生态</text:p>
          </table:table-cell>
          <table:table-cell office:value-type="float" office:value="4842810000">
            <text:p>4842810000</text:p>
          </table:table-cell>
          <table:table-cell office:value-type="float" office:value="2236680000">
            <text:p>2236680000</text:p>
          </table:table-cell>
          <table:table-cell office:value-type="percentage" office:value="0.461855823375272">
            <text:p>46.19%</text:p>
          </table:table-cell>
          <table:table-cell table:number-columns-repeated="2"/>
        </table:table-row>
        <table:table-row table:style-name="ro1">
          <table:table-cell office:value-type="string">
            <text:p>600446</text:p>
          </table:table-cell>
          <table:table-cell office:value-type="string">
            <text:p>金证股份</text:p>
          </table:table-cell>
          <table:table-cell office:value-type="float" office:value="3174530000">
            <text:p>3174530000</text:p>
          </table:table-cell>
          <table:table-cell office:value-type="float" office:value="1467430000">
            <text:p>1467430000</text:p>
          </table:table-cell>
          <table:table-cell office:value-type="percentage" office:value="0.462251104887968">
            <text:p>46.23%</text:p>
          </table:table-cell>
          <table:table-cell table:number-columns-repeated="2"/>
        </table:table-row>
        <table:table-row table:style-name="ro1">
          <table:table-cell office:value-type="string">
            <text:p>300082</text:p>
          </table:table-cell>
          <table:table-cell office:value-type="string">
            <text:p>奥克股份</text:p>
          </table:table-cell>
          <table:table-cell office:value-type="float" office:value="5322130000">
            <text:p>5322130000</text:p>
          </table:table-cell>
          <table:table-cell office:value-type="float" office:value="2460180000">
            <text:p>2460180000</text:p>
          </table:table-cell>
          <table:table-cell office:value-type="percentage" office:value="0.462254773934496">
            <text:p>46.23%</text:p>
          </table:table-cell>
          <table:table-cell table:number-columns-repeated="2"/>
        </table:table-row>
        <table:table-row table:style-name="ro1">
          <table:table-cell office:value-type="string">
            <text:p>603050</text:p>
          </table:table-cell>
          <table:table-cell office:value-type="string">
            <text:p>科林电气</text:p>
          </table:table-cell>
          <table:table-cell office:value-type="float" office:value="1155100000">
            <text:p>1155100000</text:p>
          </table:table-cell>
          <table:table-cell office:value-type="float" office:value="534160000">
            <text:p>534160000</text:p>
          </table:table-cell>
          <table:table-cell office:value-type="percentage" office:value="0.462436152714051">
            <text:p>46.24%</text:p>
          </table:table-cell>
          <table:table-cell table:number-columns-repeated="2"/>
        </table:table-row>
        <table:table-row table:style-name="ro1">
          <table:table-cell office:value-type="string">
            <text:p>600861</text:p>
          </table:table-cell>
          <table:table-cell office:value-type="string">
            <text:p>北京城乡</text:p>
          </table:table-cell>
          <table:table-cell office:value-type="float" office:value="4468250000">
            <text:p>4468250000</text:p>
          </table:table-cell>
          <table:table-cell office:value-type="float" office:value="2067530000">
            <text:p>2067530000</text:p>
          </table:table-cell>
          <table:table-cell office:value-type="percentage" office:value="0.46271582834443">
            <text:p>46.27%</text:p>
          </table:table-cell>
          <table:table-cell table:number-columns-repeated="2"/>
        </table:table-row>
        <table:table-row table:style-name="ro1">
          <table:table-cell office:value-type="string">
            <text:p>002768</text:p>
          </table:table-cell>
          <table:table-cell office:value-type="string">
            <text:p>国恩股份</text:p>
          </table:table-cell>
          <table:table-cell office:value-type="float" office:value="1639270000">
            <text:p>1639270000</text:p>
          </table:table-cell>
          <table:table-cell office:value-type="float" office:value="759590000">
            <text:p>759590000</text:p>
          </table:table-cell>
          <table:table-cell office:value-type="percentage" office:value="0.463370890701349">
            <text:p>46.34%</text:p>
          </table:table-cell>
          <table:table-cell table:number-columns-repeated="2"/>
        </table:table-row>
        <table:table-row table:style-name="ro1">
          <table:table-cell office:value-type="string">
            <text:p>002245</text:p>
          </table:table-cell>
          <table:table-cell office:value-type="string">
            <text:p>澳洋顺昌</text:p>
          </table:table-cell>
          <table:table-cell office:value-type="float" office:value="5026820000">
            <text:p>5026820000</text:p>
          </table:table-cell>
          <table:table-cell office:value-type="float" office:value="2330180000">
            <text:p>2330180000</text:p>
          </table:table-cell>
          <table:table-cell office:value-type="percentage" office:value="0.463549520372721">
            <text:p>46.35%</text:p>
          </table:table-cell>
          <table:table-cell table:number-columns-repeated="2"/>
        </table:table-row>
        <table:table-row table:style-name="ro1">
          <table:table-cell office:value-type="string">
            <text:p>000005</text:p>
          </table:table-cell>
          <table:table-cell office:value-type="string">
            <text:p>世纪星源</text:p>
          </table:table-cell>
          <table:table-cell office:value-type="float" office:value="2527240000">
            <text:p>2527240000</text:p>
          </table:table-cell>
          <table:table-cell office:value-type="float" office:value="1171900000">
            <text:p>1171900000</text:p>
          </table:table-cell>
          <table:table-cell office:value-type="percentage" office:value="0.463707443693515">
            <text:p>46.37%</text:p>
          </table:table-cell>
          <table:table-cell table:number-columns-repeated="2"/>
        </table:table-row>
        <table:table-row table:style-name="ro1">
          <table:table-cell office:value-type="string">
            <text:p>600518</text:p>
          </table:table-cell>
          <table:table-cell office:value-type="string">
            <text:p>康美药业</text:p>
          </table:table-cell>
          <table:table-cell office:value-type="float" office:value="54823900000">
            <text:p>54823900000</text:p>
          </table:table-cell>
          <table:table-cell office:value-type="float" office:value="25440770000">
            <text:p>25440770000</text:p>
          </table:table-cell>
          <table:table-cell office:value-type="percentage" office:value="0.464045243041812">
            <text:p>46.40%</text:p>
          </table:table-cell>
          <table:table-cell table:number-columns-repeated="2"/>
        </table:table-row>
        <table:table-row table:style-name="ro1">
          <table:table-cell office:value-type="string">
            <text:p>600152</text:p>
          </table:table-cell>
          <table:table-cell office:value-type="string">
            <text:p>维科精华</text:p>
          </table:table-cell>
          <table:table-cell office:value-type="float" office:value="1053240000">
            <text:p>1053240000</text:p>
          </table:table-cell>
          <table:table-cell office:value-type="float" office:value="489090000">
            <text:p>489090000</text:p>
          </table:table-cell>
          <table:table-cell office:value-type="percentage" office:value="0.464367095818617">
            <text:p>46.44%</text:p>
          </table:table-cell>
          <table:table-cell table:number-columns-repeated="2"/>
        </table:table-row>
        <table:table-row table:style-name="ro1">
          <table:table-cell office:value-type="string">
            <text:p>002136</text:p>
          </table:table-cell>
          <table:table-cell office:value-type="string">
            <text:p>安 纳 达</text:p>
          </table:table-cell>
          <table:table-cell office:value-type="float" office:value="968750000">
            <text:p>968750000</text:p>
          </table:table-cell>
          <table:table-cell office:value-type="float" office:value="449930000">
            <text:p>449930000</text:p>
          </table:table-cell>
          <table:table-cell office:value-type="percentage" office:value="0.464443870967742">
            <text:p>46.44%</text:p>
          </table:table-cell>
          <table:table-cell table:number-columns-repeated="2"/>
        </table:table-row>
        <table:table-row table:style-name="ro1">
          <table:table-cell office:value-type="string">
            <text:p>603908</text:p>
          </table:table-cell>
          <table:table-cell office:value-type="string">
            <text:p>牧高笛</text:p>
          </table:table-cell>
          <table:table-cell office:value-type="float" office:value="362110000">
            <text:p>362110000</text:p>
          </table:table-cell>
          <table:table-cell office:value-type="float" office:value="168260000">
            <text:p>168260000</text:p>
          </table:table-cell>
          <table:table-cell office:value-type="percentage" office:value="0.464665433155671">
            <text:p>46.47%</text:p>
          </table:table-cell>
          <table:table-cell table:number-columns-repeated="2"/>
        </table:table-row>
        <table:table-row table:style-name="ro1">
          <table:table-cell office:value-type="string">
            <text:p>603303</text:p>
          </table:table-cell>
          <table:table-cell office:value-type="string">
            <text:p>得邦照明</text:p>
          </table:table-cell>
          <table:table-cell office:value-type="float" office:value="2319990000">
            <text:p>2319990000</text:p>
          </table:table-cell>
          <table:table-cell office:value-type="float" office:value="1078360000">
            <text:p>1078360000</text:p>
          </table:table-cell>
          <table:table-cell office:value-type="percentage" office:value="0.464812348329088">
            <text:p>46.48%</text:p>
          </table:table-cell>
          <table:table-cell table:number-columns-repeated="2"/>
        </table:table-row>
        <table:table-row table:style-name="ro1">
          <table:table-cell office:value-type="string">
            <text:p>002008</text:p>
          </table:table-cell>
          <table:table-cell office:value-type="string">
            <text:p>大族激光</text:p>
          </table:table-cell>
          <table:table-cell office:value-type="float" office:value="10369480000">
            <text:p>10369480000</text:p>
          </table:table-cell>
          <table:table-cell office:value-type="float" office:value="4821230000">
            <text:p>4821230000</text:p>
          </table:table-cell>
          <table:table-cell office:value-type="percentage" office:value="0.464944240212624">
            <text:p>46.49%</text:p>
          </table:table-cell>
          <table:table-cell table:number-columns-repeated="2"/>
        </table:table-row>
        <table:table-row table:style-name="ro1">
          <table:table-cell office:value-type="string">
            <text:p>002551</text:p>
          </table:table-cell>
          <table:table-cell office:value-type="string">
            <text:p>尚荣医疗</text:p>
          </table:table-cell>
          <table:table-cell office:value-type="float" office:value="4058190000">
            <text:p>4058190000</text:p>
          </table:table-cell>
          <table:table-cell office:value-type="float" office:value="1887260000">
            <text:p>1887260000</text:p>
          </table:table-cell>
          <table:table-cell office:value-type="percentage" office:value="0.465049689639963">
            <text:p>46.50%</text:p>
          </table:table-cell>
          <table:table-cell table:number-columns-repeated="2"/>
        </table:table-row>
        <table:table-row table:style-name="ro1">
          <table:table-cell office:value-type="string">
            <text:p>300469</text:p>
          </table:table-cell>
          <table:table-cell office:value-type="string">
            <text:p>信息发展</text:p>
          </table:table-cell>
          <table:table-cell office:value-type="float" office:value="859610000">
            <text:p>859610000</text:p>
          </table:table-cell>
          <table:table-cell office:value-type="float" office:value="399770000">
            <text:p>399770000</text:p>
          </table:table-cell>
          <table:table-cell office:value-type="percentage" office:value="0.465059736392085">
            <text:p>46.51%</text:p>
          </table:table-cell>
          <table:table-cell table:number-columns-repeated="2"/>
        </table:table-row>
        <table:table-row table:style-name="ro1">
          <table:table-cell office:value-type="string">
            <text:p>300582</text:p>
          </table:table-cell>
          <table:table-cell office:value-type="string">
            <text:p>英飞特</text:p>
          </table:table-cell>
          <table:table-cell office:value-type="float" office:value="1704820000">
            <text:p>1704820000</text:p>
          </table:table-cell>
          <table:table-cell office:value-type="float" office:value="793130000">
            <text:p>793130000</text:p>
          </table:table-cell>
          <table:table-cell office:value-type="percentage" office:value="0.465228000610035">
            <text:p>46.52%</text:p>
          </table:table-cell>
          <table:table-cell table:number-columns-repeated="2"/>
        </table:table-row>
        <table:table-row table:style-name="ro1">
          <table:table-cell office:value-type="string">
            <text:p>600386</text:p>
          </table:table-cell>
          <table:table-cell office:value-type="string">
            <text:p>北巴传媒</text:p>
          </table:table-cell>
          <table:table-cell office:value-type="float" office:value="3639410000">
            <text:p>3639410000</text:p>
          </table:table-cell>
          <table:table-cell office:value-type="float" office:value="1693370000">
            <text:p>1693370000</text:p>
          </table:table-cell>
          <table:table-cell office:value-type="percentage" office:value="0.465286955852734">
            <text:p>46.53%</text:p>
          </table:table-cell>
          <table:table-cell table:number-columns-repeated="2"/>
        </table:table-row>
        <table:table-row table:style-name="ro1">
          <table:table-cell office:value-type="string">
            <text:p>600882</text:p>
          </table:table-cell>
          <table:table-cell office:value-type="string">
            <text:p>广泽股份</text:p>
          </table:table-cell>
          <table:table-cell office:value-type="float" office:value="2170830000">
            <text:p>2170830000</text:p>
          </table:table-cell>
          <table:table-cell office:value-type="float" office:value="1010900000">
            <text:p>1010900000</text:p>
          </table:table-cell>
          <table:table-cell office:value-type="percentage" office:value="0.465674419461681">
            <text:p>46.57%</text:p>
          </table:table-cell>
          <table:table-cell table:number-columns-repeated="2"/>
        </table:table-row>
        <table:table-row table:style-name="ro1">
          <table:table-cell office:value-type="string">
            <text:p>002848</text:p>
          </table:table-cell>
          <table:table-cell office:value-type="string">
            <text:p>高斯贝尔</text:p>
          </table:table-cell>
          <table:table-cell office:value-type="float" office:value="1149730000">
            <text:p>1149730000</text:p>
          </table:table-cell>
          <table:table-cell office:value-type="float" office:value="535440000">
            <text:p>535440000</text:p>
          </table:table-cell>
          <table:table-cell office:value-type="percentage" office:value="0.465709340453846">
            <text:p>46.57%</text:p>
          </table:table-cell>
          <table:table-cell table:number-columns-repeated="2"/>
        </table:table-row>
        <table:table-row table:style-name="ro1">
          <table:table-cell office:value-type="string">
            <text:p>002126</text:p>
          </table:table-cell>
          <table:table-cell office:value-type="string">
            <text:p>银轮股份</text:p>
          </table:table-cell>
          <table:table-cell office:value-type="float" office:value="4794150000">
            <text:p>4794150000</text:p>
          </table:table-cell>
          <table:table-cell office:value-type="float" office:value="2234540000">
            <text:p>2234540000</text:p>
          </table:table-cell>
          <table:table-cell office:value-type="percentage" office:value="0.46609722265678">
            <text:p>46.61%</text:p>
          </table:table-cell>
          <table:table-cell table:number-columns-repeated="2"/>
        </table:table-row>
        <table:table-row table:style-name="ro1">
          <table:table-cell office:value-type="string">
            <text:p>002760</text:p>
          </table:table-cell>
          <table:table-cell office:value-type="string">
            <text:p>凤形股份</text:p>
          </table:table-cell>
          <table:table-cell office:value-type="float" office:value="1069740000">
            <text:p>1069740000</text:p>
          </table:table-cell>
          <table:table-cell office:value-type="float" office:value="498750000">
            <text:p>498750000</text:p>
          </table:table-cell>
          <table:table-cell office:value-type="percentage" office:value="0.466234786022772">
            <text:p>46.62%</text:p>
          </table:table-cell>
          <table:table-cell table:number-columns-repeated="2"/>
        </table:table-row>
        <table:table-row table:style-name="ro1">
          <table:table-cell office:value-type="string">
            <text:p>600128</text:p>
          </table:table-cell>
          <table:table-cell office:value-type="string">
            <text:p>弘业股份</text:p>
          </table:table-cell>
          <table:table-cell office:value-type="float" office:value="3018180000">
            <text:p>3018180000</text:p>
          </table:table-cell>
          <table:table-cell office:value-type="float" office:value="1407620000">
            <text:p>1407620000</text:p>
          </table:table-cell>
          <table:table-cell office:value-type="percentage" office:value="0.466380401433977">
            <text:p>46.64%</text:p>
          </table:table-cell>
          <table:table-cell table:number-columns-repeated="2"/>
        </table:table-row>
        <table:table-row table:style-name="ro1">
          <table:table-cell office:value-type="string">
            <text:p>300499</text:p>
          </table:table-cell>
          <table:table-cell office:value-type="string">
            <text:p>高澜股份</text:p>
          </table:table-cell>
          <table:table-cell office:value-type="float" office:value="1115960000">
            <text:p>1115960000</text:p>
          </table:table-cell>
          <table:table-cell office:value-type="float" office:value="520950000">
            <text:p>520950000</text:p>
          </table:table-cell>
          <table:table-cell office:value-type="percentage" office:value="0.46681780708986">
            <text:p>46.68%</text:p>
          </table:table-cell>
          <table:table-cell table:number-columns-repeated="2"/>
        </table:table-row>
        <table:table-row table:style-name="ro1">
          <table:table-cell office:value-type="string">
            <text:p>603611</text:p>
          </table:table-cell>
          <table:table-cell office:value-type="string">
            <text:p>诺力股份</text:p>
          </table:table-cell>
          <table:table-cell office:value-type="float" office:value="2478800000">
            <text:p>2478800000</text:p>
          </table:table-cell>
          <table:table-cell office:value-type="float" office:value="1159340000">
            <text:p>1159340000</text:p>
          </table:table-cell>
          <table:table-cell office:value-type="percentage" office:value="0.467702113926093">
            <text:p>46.77%</text:p>
          </table:table-cell>
          <table:table-cell table:number-columns-repeated="2"/>
        </table:table-row>
        <table:table-row table:style-name="ro1">
          <table:table-cell office:value-type="string">
            <text:p>002355</text:p>
          </table:table-cell>
          <table:table-cell office:value-type="string">
            <text:p>兴民智通</text:p>
          </table:table-cell>
          <table:table-cell office:value-type="float" office:value="3971650000">
            <text:p>3971650000</text:p>
          </table:table-cell>
          <table:table-cell office:value-type="float" office:value="1857920000">
            <text:p>1857920000</text:p>
          </table:table-cell>
          <table:table-cell office:value-type="percentage" office:value="0.467795500610577">
            <text:p>46.78%</text:p>
          </table:table-cell>
          <table:table-cell table:number-columns-repeated="2"/>
        </table:table-row>
        <table:table-row table:style-name="ro1">
          <table:table-cell office:value-type="string">
            <text:p>600163</text:p>
          </table:table-cell>
          <table:table-cell office:value-type="string">
            <text:p>中闽能源</text:p>
          </table:table-cell>
          <table:table-cell office:value-type="float" office:value="3104520000">
            <text:p>3104520000</text:p>
          </table:table-cell>
          <table:table-cell office:value-type="float" office:value="1454310000">
            <text:p>1454310000</text:p>
          </table:table-cell>
          <table:table-cell office:value-type="percentage" office:value="0.468449228866298">
            <text:p>46.84%</text:p>
          </table:table-cell>
          <table:table-cell table:number-columns-repeated="2"/>
        </table:table-row>
        <table:table-row table:style-name="ro1">
          <table:table-cell office:value-type="string">
            <text:p>300083</text:p>
          </table:table-cell>
          <table:table-cell office:value-type="string">
            <text:p>劲胜精密</text:p>
          </table:table-cell>
          <table:table-cell office:value-type="float" office:value="9642760000">
            <text:p>9642760000</text:p>
          </table:table-cell>
          <table:table-cell office:value-type="float" office:value="4521330000">
            <text:p>4521330000</text:p>
          </table:table-cell>
          <table:table-cell office:value-type="percentage" office:value="0.468883390232672">
            <text:p>46.89%</text:p>
          </table:table-cell>
          <table:table-cell table:number-columns-repeated="2"/>
        </table:table-row>
        <table:table-row table:style-name="ro1">
          <table:table-cell office:value-type="string">
            <text:p>600083</text:p>
          </table:table-cell>
          <table:table-cell office:value-type="string">
            <text:p>博信股份</text:p>
          </table:table-cell>
          <table:table-cell office:value-type="float" office:value="130090000">
            <text:p>130090000</text:p>
          </table:table-cell>
          <table:table-cell office:value-type="float" office:value="61030000">
            <text:p>61030000</text:p>
          </table:table-cell>
          <table:table-cell office:value-type="percentage" office:value="0.469136751479745">
            <text:p>46.91%</text:p>
          </table:table-cell>
          <table:table-cell table:number-columns-repeated="2"/>
        </table:table-row>
        <table:table-row table:style-name="ro1">
          <table:table-cell office:value-type="string">
            <text:p>600116</text:p>
          </table:table-cell>
          <table:table-cell office:value-type="string">
            <text:p>三峡水利</text:p>
          </table:table-cell>
          <table:table-cell office:value-type="float" office:value="4651680000">
            <text:p>4651680000</text:p>
          </table:table-cell>
          <table:table-cell office:value-type="float" office:value="2183030000">
            <text:p>2183030000</text:p>
          </table:table-cell>
          <table:table-cell office:value-type="percentage" office:value="0.469299263921852">
            <text:p>46.93%</text:p>
          </table:table-cell>
          <table:table-cell table:number-columns-repeated="2"/>
        </table:table-row>
        <table:table-row table:style-name="ro1">
          <table:table-cell office:value-type="string">
            <text:p>000572</text:p>
          </table:table-cell>
          <table:table-cell office:value-type="string">
            <text:p>海马汽车</text:p>
          </table:table-cell>
          <table:table-cell office:value-type="float" office:value="18198130000">
            <text:p>18198130000</text:p>
          </table:table-cell>
          <table:table-cell office:value-type="float" office:value="8557540000">
            <text:p>8557540000</text:p>
          </table:table-cell>
          <table:table-cell office:value-type="percentage" office:value="0.470242821652554">
            <text:p>47.02%</text:p>
          </table:table-cell>
          <table:table-cell table:number-columns-repeated="2"/>
        </table:table-row>
        <table:table-row table:style-name="ro1">
          <table:table-cell office:value-type="string">
            <text:p>600118</text:p>
          </table:table-cell>
          <table:table-cell office:value-type="string">
            <text:p>中国卫星</text:p>
          </table:table-cell>
          <table:table-cell office:value-type="float" office:value="10857640000">
            <text:p>10857640000</text:p>
          </table:table-cell>
          <table:table-cell office:value-type="float" office:value="5106350000">
            <text:p>5106350000</text:p>
          </table:table-cell>
          <table:table-cell office:value-type="percentage" office:value="0.470300175728796">
            <text:p>47.03%</text:p>
          </table:table-cell>
          <table:table-cell table:number-columns-repeated="2"/>
        </table:table-row>
        <table:table-row table:style-name="ro1">
          <table:table-cell office:value-type="string">
            <text:p>002851</text:p>
          </table:table-cell>
          <table:table-cell office:value-type="string">
            <text:p>麦格米特</text:p>
          </table:table-cell>
          <table:table-cell office:value-type="float" office:value="1442130000">
            <text:p>1442130000</text:p>
          </table:table-cell>
          <table:table-cell office:value-type="float" office:value="678700000">
            <text:p>678700000</text:p>
          </table:table-cell>
          <table:table-cell office:value-type="percentage" office:value="0.470623314125634">
            <text:p>47.06%</text:p>
          </table:table-cell>
          <table:table-cell table:number-columns-repeated="2"/>
        </table:table-row>
        <table:table-row table:style-name="ro1">
          <table:table-cell office:value-type="string">
            <text:p>603817</text:p>
          </table:table-cell>
          <table:table-cell office:value-type="string">
            <text:p>海峡环保</text:p>
          </table:table-cell>
          <table:table-cell office:value-type="float" office:value="1752210000">
            <text:p>1752210000</text:p>
          </table:table-cell>
          <table:table-cell office:value-type="float" office:value="824750000">
            <text:p>824750000</text:p>
          </table:table-cell>
          <table:table-cell office:value-type="percentage" office:value="0.470691298417427">
            <text:p>47.07%</text:p>
          </table:table-cell>
          <table:table-cell table:number-columns-repeated="2"/>
        </table:table-row>
        <table:table-row table:style-name="ro1">
          <table:table-cell office:value-type="string">
            <text:p>002217</text:p>
          </table:table-cell>
          <table:table-cell office:value-type="string">
            <text:p>合力泰</text:p>
          </table:table-cell>
          <table:table-cell office:value-type="float" office:value="16996180000">
            <text:p>16996180000</text:p>
          </table:table-cell>
          <table:table-cell office:value-type="float" office:value="8001140000">
            <text:p>8001140000</text:p>
          </table:table-cell>
          <table:table-cell office:value-type="percentage" office:value="0.470761076900809">
            <text:p>47.08%</text:p>
          </table:table-cell>
          <table:table-cell table:number-columns-repeated="2"/>
        </table:table-row>
        <table:table-row table:style-name="ro1">
          <table:table-cell office:value-type="string">
            <text:p>600331</text:p>
          </table:table-cell>
          <table:table-cell office:value-type="string">
            <text:p>宏达股份</text:p>
          </table:table-cell>
          <table:table-cell office:value-type="float" office:value="10278180000">
            <text:p>10278180000</text:p>
          </table:table-cell>
          <table:table-cell office:value-type="float" office:value="4839310000">
            <text:p>4839310000</text:p>
          </table:table-cell>
          <table:table-cell office:value-type="percentage" office:value="0.470833357656706">
            <text:p>47.08%</text:p>
          </table:table-cell>
          <table:table-cell table:number-columns-repeated="2"/>
        </table:table-row>
        <table:table-row table:style-name="ro1">
          <table:table-cell office:value-type="string">
            <text:p>002847</text:p>
          </table:table-cell>
          <table:table-cell office:value-type="string">
            <text:p>盐津铺子</text:p>
          </table:table-cell>
          <table:table-cell office:value-type="float" office:value="575840000">
            <text:p>575840000</text:p>
          </table:table-cell>
          <table:table-cell office:value-type="float" office:value="271210000">
            <text:p>271210000</text:p>
          </table:table-cell>
          <table:table-cell office:value-type="percentage" office:value="0.470981522645179">
            <text:p>47.10%</text:p>
          </table:table-cell>
          <table:table-cell table:number-columns-repeated="2"/>
        </table:table-row>
        <table:table-row table:style-name="ro1">
          <table:table-cell office:value-type="string">
            <text:p>002711</text:p>
          </table:table-cell>
          <table:table-cell office:value-type="string">
            <text:p>欧浦智网</text:p>
          </table:table-cell>
          <table:table-cell office:value-type="float" office:value="3120790000">
            <text:p>3120790000</text:p>
          </table:table-cell>
          <table:table-cell office:value-type="float" office:value="1470040000">
            <text:p>1470040000</text:p>
          </table:table-cell>
          <table:table-cell office:value-type="percentage" office:value="0.471047395050612">
            <text:p>47.10%</text:p>
          </table:table-cell>
          <table:table-cell table:number-columns-repeated="2"/>
        </table:table-row>
        <table:table-row table:style-name="ro1">
          <table:table-cell office:value-type="string">
            <text:p>300201</text:p>
          </table:table-cell>
          <table:table-cell office:value-type="string">
            <text:p>海伦哲</text:p>
          </table:table-cell>
          <table:table-cell office:value-type="float" office:value="2575510000">
            <text:p>2575510000</text:p>
          </table:table-cell>
          <table:table-cell office:value-type="float" office:value="1213280000">
            <text:p>1213280000</text:p>
          </table:table-cell>
          <table:table-cell office:value-type="percentage" office:value="0.471083397074754">
            <text:p>47.11%</text:p>
          </table:table-cell>
          <table:table-cell table:number-columns-repeated="2"/>
        </table:table-row>
        <table:table-row table:style-name="ro1">
          <table:table-cell office:value-type="string">
            <text:p>002692</text:p>
          </table:table-cell>
          <table:table-cell office:value-type="string">
            <text:p>睿康股份</text:p>
          </table:table-cell>
          <table:table-cell office:value-type="float" office:value="2807610000">
            <text:p>2807610000</text:p>
          </table:table-cell>
          <table:table-cell office:value-type="float" office:value="1322950000">
            <text:p>1322950000</text:p>
          </table:table-cell>
          <table:table-cell office:value-type="percentage" office:value="0.47120148453667">
            <text:p>47.12%</text:p>
          </table:table-cell>
          <table:table-cell table:number-columns-repeated="2"/>
        </table:table-row>
        <table:table-row table:style-name="ro1">
          <table:table-cell office:value-type="string">
            <text:p>000963</text:p>
          </table:table-cell>
          <table:table-cell office:value-type="string">
            <text:p>华东医药</text:p>
          </table:table-cell>
          <table:table-cell office:value-type="float" office:value="14456430000">
            <text:p>14456430000</text:p>
          </table:table-cell>
          <table:table-cell office:value-type="float" office:value="6814590000">
            <text:p>6814590000</text:p>
          </table:table-cell>
          <table:table-cell office:value-type="percentage" office:value="0.471388164297825">
            <text:p>47.14%</text:p>
          </table:table-cell>
          <table:table-cell table:number-columns-repeated="2"/>
        </table:table-row>
        <table:table-row table:style-name="ro1">
          <table:table-cell office:value-type="string">
            <text:p>600582</text:p>
          </table:table-cell>
          <table:table-cell office:value-type="string">
            <text:p>天地科技</text:p>
          </table:table-cell>
          <table:table-cell office:value-type="float" office:value="35359040000">
            <text:p>35359040000</text:p>
          </table:table-cell>
          <table:table-cell office:value-type="float" office:value="16670870000">
            <text:p>16670870000</text:p>
          </table:table-cell>
          <table:table-cell office:value-type="percentage" office:value="0.47147405585672">
            <text:p>47.15%</text:p>
          </table:table-cell>
          <table:table-cell table:number-columns-repeated="2"/>
        </table:table-row>
        <table:table-row table:style-name="ro1">
          <table:table-cell office:value-type="string">
            <text:p>002267</text:p>
          </table:table-cell>
          <table:table-cell office:value-type="string">
            <text:p>陕天然气</text:p>
          </table:table-cell>
          <table:table-cell office:value-type="float" office:value="10357460000">
            <text:p>10357460000</text:p>
          </table:table-cell>
          <table:table-cell office:value-type="float" office:value="4883970000">
            <text:p>4883970000</text:p>
          </table:table-cell>
          <table:table-cell office:value-type="percentage" office:value="0.471541285218577">
            <text:p>47.15%</text:p>
          </table:table-cell>
          <table:table-cell table:number-columns-repeated="2"/>
        </table:table-row>
        <table:table-row table:style-name="ro1">
          <table:table-cell office:value-type="string">
            <text:p>603991</text:p>
          </table:table-cell>
          <table:table-cell office:value-type="string">
            <text:p>至正股份</text:p>
          </table:table-cell>
          <table:table-cell office:value-type="float" office:value="465820000">
            <text:p>465820000</text:p>
          </table:table-cell>
          <table:table-cell office:value-type="float" office:value="219670000">
            <text:p>219670000</text:p>
          </table:table-cell>
          <table:table-cell office:value-type="percentage" office:value="0.471577003992959">
            <text:p>47.16%</text:p>
          </table:table-cell>
          <table:table-cell table:number-columns-repeated="2"/>
        </table:table-row>
        <table:table-row table:style-name="ro1">
          <table:table-cell office:value-type="string">
            <text:p>002516</text:p>
          </table:table-cell>
          <table:table-cell office:value-type="string">
            <text:p>旷达科技</text:p>
          </table:table-cell>
          <table:table-cell office:value-type="float" office:value="6982380000">
            <text:p>6982380000</text:p>
          </table:table-cell>
          <table:table-cell office:value-type="float" office:value="3293410000">
            <text:p>3293410000</text:p>
          </table:table-cell>
          <table:table-cell office:value-type="percentage" office:value="0.471674414741105">
            <text:p>47.17%</text:p>
          </table:table-cell>
          <table:table-cell table:number-columns-repeated="2"/>
        </table:table-row>
        <table:table-row table:style-name="ro1">
          <table:table-cell office:value-type="string">
            <text:p>600572</text:p>
          </table:table-cell>
          <table:table-cell office:value-type="string">
            <text:p>康恩贝</text:p>
          </table:table-cell>
          <table:table-cell office:value-type="float" office:value="8495210000">
            <text:p>8495210000</text:p>
          </table:table-cell>
          <table:table-cell office:value-type="float" office:value="4007000000">
            <text:p>4007000000</text:p>
          </table:table-cell>
          <table:table-cell office:value-type="percentage" office:value="0.471677568888821">
            <text:p>47.17%</text:p>
          </table:table-cell>
          <table:table-cell table:number-columns-repeated="2"/>
        </table:table-row>
        <table:table-row table:style-name="ro1">
          <table:table-cell office:value-type="string">
            <text:p>000400</text:p>
          </table:table-cell>
          <table:table-cell office:value-type="string">
            <text:p>许继电气</text:p>
          </table:table-cell>
          <table:table-cell office:value-type="float" office:value="14300840000">
            <text:p>14300840000</text:p>
          </table:table-cell>
          <table:table-cell office:value-type="float" office:value="6750300000">
            <text:p>6750300000</text:p>
          </table:table-cell>
          <table:table-cell office:value-type="percentage" office:value="0.472021223928105">
            <text:p>47.20%</text:p>
          </table:table-cell>
          <table:table-cell table:number-columns-repeated="2"/>
        </table:table-row>
        <table:table-row table:style-name="ro1">
          <table:table-cell office:value-type="string">
            <text:p>300130</text:p>
          </table:table-cell>
          <table:table-cell office:value-type="string">
            <text:p>新国都</text:p>
          </table:table-cell>
          <table:table-cell office:value-type="float" office:value="2796760000">
            <text:p>2796760000</text:p>
          </table:table-cell>
          <table:table-cell office:value-type="float" office:value="1320440000">
            <text:p>1320440000</text:p>
          </table:table-cell>
          <table:table-cell office:value-type="percentage" office:value="0.472132038501695">
            <text:p>47.21%</text:p>
          </table:table-cell>
          <table:table-cell table:number-columns-repeated="2"/>
        </table:table-row>
        <table:table-row table:style-name="ro1">
          <table:table-cell office:value-type="string">
            <text:p>000962</text:p>
          </table:table-cell>
          <table:table-cell office:value-type="string">
            <text:p>东方钽业</text:p>
          </table:table-cell>
          <table:table-cell office:value-type="float" office:value="2821040000">
            <text:p>2821040000</text:p>
          </table:table-cell>
          <table:table-cell office:value-type="float" office:value="1332280000">
            <text:p>1332280000</text:p>
          </table:table-cell>
          <table:table-cell office:value-type="percentage" office:value="0.472265547457675">
            <text:p>47.23%</text:p>
          </table:table-cell>
          <table:table-cell table:number-columns-repeated="2"/>
        </table:table-row>
        <table:table-row table:style-name="ro1">
          <table:table-cell office:value-type="string">
            <text:p>600312</text:p>
          </table:table-cell>
          <table:table-cell office:value-type="string">
            <text:p>平高电气</text:p>
          </table:table-cell>
          <table:table-cell office:value-type="float" office:value="17724560000">
            <text:p>17724560000</text:p>
          </table:table-cell>
          <table:table-cell office:value-type="float" office:value="8371540000">
            <text:p>8371540000</text:p>
          </table:table-cell>
          <table:table-cell office:value-type="percentage" office:value="0.472312993947381">
            <text:p>47.23%</text:p>
          </table:table-cell>
          <table:table-cell table:number-columns-repeated="2"/>
        </table:table-row>
        <table:table-row table:style-name="ro1">
          <table:table-cell office:value-type="string">
            <text:p>600649</text:p>
          </table:table-cell>
          <table:table-cell office:value-type="string">
            <text:p>城投控股</text:p>
          </table:table-cell>
          <table:table-cell office:value-type="float" office:value="44600630000">
            <text:p>44600630000</text:p>
          </table:table-cell>
          <table:table-cell office:value-type="float" office:value="21074880000">
            <text:p>21074880000</text:p>
          </table:table-cell>
          <table:table-cell office:value-type="percentage" office:value="0.472524267033896">
            <text:p>47.25%</text:p>
          </table:table-cell>
          <table:table-cell table:number-columns-repeated="2"/>
        </table:table-row>
        <table:table-row table:style-name="ro1">
          <table:table-cell office:value-type="string">
            <text:p>002637</text:p>
          </table:table-cell>
          <table:table-cell office:value-type="string">
            <text:p>赞宇科技</text:p>
          </table:table-cell>
          <table:table-cell office:value-type="float" office:value="4858020000">
            <text:p>4858020000</text:p>
          </table:table-cell>
          <table:table-cell office:value-type="float" office:value="2298220000">
            <text:p>2298220000</text:p>
          </table:table-cell>
          <table:table-cell office:value-type="percentage" office:value="0.473077508943973">
            <text:p>47.31%</text:p>
          </table:table-cell>
          <table:table-cell table:number-columns-repeated="2"/>
        </table:table-row>
        <table:table-row table:style-name="ro1">
          <table:table-cell office:value-type="string">
            <text:p>002341</text:p>
          </table:table-cell>
          <table:table-cell office:value-type="string">
            <text:p>新纶科技</text:p>
          </table:table-cell>
          <table:table-cell office:value-type="float" office:value="6292770000">
            <text:p>6292770000</text:p>
          </table:table-cell>
          <table:table-cell office:value-type="float" office:value="2979260000">
            <text:p>2979260000</text:p>
          </table:table-cell>
          <table:table-cell office:value-type="percentage" office:value="0.473441743461147">
            <text:p>47.34%</text:p>
          </table:table-cell>
          <table:table-cell table:number-columns-repeated="2"/>
        </table:table-row>
        <table:table-row table:style-name="ro1">
          <table:table-cell office:value-type="string">
            <text:p>601012</text:p>
          </table:table-cell>
          <table:table-cell office:value-type="string">
            <text:p>隆基股份</text:p>
          </table:table-cell>
          <table:table-cell office:value-type="float" office:value="19172400000">
            <text:p>19172400000</text:p>
          </table:table-cell>
          <table:table-cell office:value-type="float" office:value="9078790000">
            <text:p>9078790000</text:p>
          </table:table-cell>
          <table:table-cell office:value-type="percentage" office:value="0.473534351463562">
            <text:p>47.35%</text:p>
          </table:table-cell>
          <table:table-cell table:number-columns-repeated="2"/>
        </table:table-row>
        <table:table-row table:style-name="ro1">
          <table:table-cell office:value-type="string">
            <text:p>300527</text:p>
          </table:table-cell>
          <table:table-cell office:value-type="string">
            <text:p>华舟应急</text:p>
          </table:table-cell>
          <table:table-cell office:value-type="float" office:value="3399990000">
            <text:p>3399990000</text:p>
          </table:table-cell>
          <table:table-cell office:value-type="float" office:value="1610640000">
            <text:p>1610640000</text:p>
          </table:table-cell>
          <table:table-cell office:value-type="percentage" office:value="0.473719040350119">
            <text:p>47.37%</text:p>
          </table:table-cell>
          <table:table-cell table:number-columns-repeated="2"/>
        </table:table-row>
        <table:table-row table:style-name="ro1">
          <table:table-cell office:value-type="string">
            <text:p>000917</text:p>
          </table:table-cell>
          <table:table-cell office:value-type="string">
            <text:p>电广传媒</text:p>
          </table:table-cell>
          <table:table-cell office:value-type="float" office:value="22516810000">
            <text:p>22516810000</text:p>
          </table:table-cell>
          <table:table-cell office:value-type="float" office:value="10668050000">
            <text:p>10668050000</text:p>
          </table:table-cell>
          <table:table-cell office:value-type="percentage" office:value="0.473781588066871">
            <text:p>47.38%</text:p>
          </table:table-cell>
          <table:table-cell table:number-columns-repeated="2"/>
        </table:table-row>
        <table:table-row table:style-name="ro1">
          <table:table-cell office:value-type="string">
            <text:p>603901</text:p>
          </table:table-cell>
          <table:table-cell office:value-type="string">
            <text:p>永创智能</text:p>
          </table:table-cell>
          <table:table-cell office:value-type="float" office:value="1721630000">
            <text:p>1721630000</text:p>
          </table:table-cell>
          <table:table-cell office:value-type="float" office:value="815760000">
            <text:p>815760000</text:p>
          </table:table-cell>
          <table:table-cell office:value-type="percentage" office:value="0.473830033166244">
            <text:p>47.38%</text:p>
          </table:table-cell>
          <table:table-cell table:number-columns-repeated="2"/>
        </table:table-row>
        <table:table-row table:style-name="ro1">
          <table:table-cell office:value-type="string">
            <text:p>000980</text:p>
          </table:table-cell>
          <table:table-cell office:value-type="string">
            <text:p>金马股份</text:p>
          </table:table-cell>
          <table:table-cell office:value-type="float" office:value="4113140000">
            <text:p>4113140000</text:p>
          </table:table-cell>
          <table:table-cell office:value-type="float" office:value="1949500000">
            <text:p>1949500000</text:p>
          </table:table-cell>
          <table:table-cell office:value-type="percentage" office:value="0.473968792698522">
            <text:p>47.40%</text:p>
          </table:table-cell>
          <table:table-cell table:number-columns-repeated="2"/>
        </table:table-row>
        <table:table-row table:style-name="ro1">
          <table:table-cell office:value-type="string">
            <text:p>601718</text:p>
          </table:table-cell>
          <table:table-cell office:value-type="string">
            <text:p>际华集团</text:p>
          </table:table-cell>
          <table:table-cell office:value-type="float" office:value="26911020000">
            <text:p>26911020000</text:p>
          </table:table-cell>
          <table:table-cell office:value-type="float" office:value="12757680000">
            <text:p>12757680000</text:p>
          </table:table-cell>
          <table:table-cell office:value-type="percentage" office:value="0.47406898735165">
            <text:p>47.41%</text:p>
          </table:table-cell>
          <table:table-cell table:number-columns-repeated="2"/>
        </table:table-row>
        <table:table-row table:style-name="ro1">
          <table:table-cell office:value-type="string">
            <text:p>002350</text:p>
          </table:table-cell>
          <table:table-cell office:value-type="string">
            <text:p>北京科锐</text:p>
          </table:table-cell>
          <table:table-cell office:value-type="float" office:value="2347530000">
            <text:p>2347530000</text:p>
          </table:table-cell>
          <table:table-cell office:value-type="float" office:value="1113110000">
            <text:p>1113110000</text:p>
          </table:table-cell>
          <table:table-cell office:value-type="percentage" office:value="0.474162204529868">
            <text:p>47.42%</text:p>
          </table:table-cell>
          <table:table-cell table:number-columns-repeated="2"/>
        </table:table-row>
        <table:table-row table:style-name="ro1">
          <table:table-cell office:value-type="string">
            <text:p>000657</text:p>
          </table:table-cell>
          <table:table-cell office:value-type="string">
            <text:p>中钨高新</text:p>
          </table:table-cell>
          <table:table-cell office:value-type="float" office:value="6672680000">
            <text:p>6672680000</text:p>
          </table:table-cell>
          <table:table-cell office:value-type="float" office:value="3164890000">
            <text:p>3164890000</text:p>
          </table:table-cell>
          <table:table-cell office:value-type="percentage" office:value="0.474305676279995">
            <text:p>47.43%</text:p>
          </table:table-cell>
          <table:table-cell table:number-columns-repeated="2"/>
        </table:table-row>
        <table:table-row table:style-name="ro1">
          <table:table-cell office:value-type="string">
            <text:p>600644</text:p>
          </table:table-cell>
          <table:table-cell office:value-type="string">
            <text:p>乐山电力</text:p>
          </table:table-cell>
          <table:table-cell office:value-type="float" office:value="2539720000">
            <text:p>2539720000</text:p>
          </table:table-cell>
          <table:table-cell office:value-type="float" office:value="1204620000">
            <text:p>1204620000</text:p>
          </table:table-cell>
          <table:table-cell office:value-type="percentage" office:value="0.474312128896099">
            <text:p>47.43%</text:p>
          </table:table-cell>
          <table:table-cell table:number-columns-repeated="2"/>
        </table:table-row>
        <table:table-row table:style-name="ro1">
          <table:table-cell office:value-type="string">
            <text:p>600588</text:p>
          </table:table-cell>
          <table:table-cell office:value-type="string">
            <text:p>用友网络</text:p>
          </table:table-cell>
          <table:table-cell office:value-type="float" office:value="12155130000">
            <text:p>12155130000</text:p>
          </table:table-cell>
          <table:table-cell office:value-type="float" office:value="5766720000">
            <text:p>5766720000</text:p>
          </table:table-cell>
          <table:table-cell office:value-type="percentage" office:value="0.474426846936232">
            <text:p>47.44%</text:p>
          </table:table-cell>
          <table:table-cell table:number-columns-repeated="2"/>
        </table:table-row>
        <table:table-row table:style-name="ro2">
          <table:table-cell office:value-type="string">
            <text:p>600860</text:p>
          </table:table-cell>
          <table:table-cell office:value-type="string">
            <text:p>*ST京城</text:p>
          </table:table-cell>
          <table:table-cell office:value-type="float" office:value="1849910000">
            <text:p>1849910000</text:p>
          </table:table-cell>
          <table:table-cell office:value-type="float" office:value="878020000">
            <text:p>878020000</text:p>
          </table:table-cell>
          <table:table-cell office:value-type="percentage" office:value="0.474628495440319">
            <text:p>47.46%</text:p>
          </table:table-cell>
          <table:table-cell table:number-columns-repeated="2"/>
        </table:table-row>
        <table:table-row table:style-name="ro1">
          <table:table-cell office:value-type="string">
            <text:p>000419</text:p>
          </table:table-cell>
          <table:table-cell office:value-type="string">
            <text:p>通程控股</text:p>
          </table:table-cell>
          <table:table-cell office:value-type="float" office:value="3977590000">
            <text:p>3977590000</text:p>
          </table:table-cell>
          <table:table-cell office:value-type="float" office:value="1889910000">
            <text:p>1889910000</text:p>
          </table:table-cell>
          <table:table-cell office:value-type="percentage" office:value="0.475139468874369">
            <text:p>47.51%</text:p>
          </table:table-cell>
          <table:table-cell table:number-columns-repeated="2"/>
        </table:table-row>
        <table:table-row table:style-name="ro1">
          <table:table-cell office:value-type="string">
            <text:p>300096</text:p>
          </table:table-cell>
          <table:table-cell office:value-type="string">
            <text:p>易联众</text:p>
          </table:table-cell>
          <table:table-cell office:value-type="float" office:value="1418990000">
            <text:p>1418990000</text:p>
          </table:table-cell>
          <table:table-cell office:value-type="float" office:value="674220000">
            <text:p>674220000</text:p>
          </table:table-cell>
          <table:table-cell office:value-type="percentage" office:value="0.475140769138613">
            <text:p>47.51%</text:p>
          </table:table-cell>
          <table:table-cell table:number-columns-repeated="2"/>
        </table:table-row>
        <table:table-row table:style-name="ro1">
          <table:table-cell office:value-type="string">
            <text:p>601908</text:p>
          </table:table-cell>
          <table:table-cell office:value-type="string">
            <text:p>京运通</text:p>
          </table:table-cell>
          <table:table-cell office:value-type="float" office:value="11988180000">
            <text:p>11988180000</text:p>
          </table:table-cell>
          <table:table-cell office:value-type="float" office:value="5698890000">
            <text:p>5698890000</text:p>
          </table:table-cell>
          <table:table-cell office:value-type="percentage" office:value="0.475375745108932">
            <text:p>47.54%</text:p>
          </table:table-cell>
          <table:table-cell table:number-columns-repeated="2"/>
        </table:table-row>
        <table:table-row table:style-name="ro1">
          <table:table-cell office:value-type="string">
            <text:p>300062</text:p>
          </table:table-cell>
          <table:table-cell office:value-type="string">
            <text:p>中能电气</text:p>
          </table:table-cell>
          <table:table-cell office:value-type="float" office:value="1779950000">
            <text:p>1779950000</text:p>
          </table:table-cell>
          <table:table-cell office:value-type="float" office:value="846680000">
            <text:p>846680000</text:p>
          </table:table-cell>
          <table:table-cell office:value-type="percentage" office:value="0.475676283041658">
            <text:p>47.57%</text:p>
          </table:table-cell>
          <table:table-cell table:number-columns-repeated="2"/>
        </table:table-row>
        <table:table-row table:style-name="ro1">
          <table:table-cell office:value-type="string">
            <text:p>300511</text:p>
          </table:table-cell>
          <table:table-cell office:value-type="string">
            <text:p>雪榕生物</text:p>
          </table:table-cell>
          <table:table-cell office:value-type="float" office:value="2460580000">
            <text:p>2460580000</text:p>
          </table:table-cell>
          <table:table-cell office:value-type="float" office:value="1170720000">
            <text:p>1170720000</text:p>
          </table:table-cell>
          <table:table-cell office:value-type="percentage" office:value="0.475790260832812">
            <text:p>47.58%</text:p>
          </table:table-cell>
          <table:table-cell table:number-columns-repeated="2"/>
        </table:table-row>
        <table:table-row table:style-name="ro1">
          <table:table-cell office:value-type="string">
            <text:p>002758</text:p>
          </table:table-cell>
          <table:table-cell office:value-type="string">
            <text:p>华通医药</text:p>
          </table:table-cell>
          <table:table-cell office:value-type="float" office:value="1059230000">
            <text:p>1059230000</text:p>
          </table:table-cell>
          <table:table-cell office:value-type="float" office:value="504400000">
            <text:p>504400000</text:p>
          </table:table-cell>
          <table:table-cell office:value-type="percentage" office:value="0.476194971819152">
            <text:p>47.62%</text:p>
          </table:table-cell>
          <table:table-cell table:number-columns-repeated="2"/>
        </table:table-row>
        <table:table-row table:style-name="ro1">
          <table:table-cell office:value-type="string">
            <text:p>600549</text:p>
          </table:table-cell>
          <table:table-cell office:value-type="string">
            <text:p>厦门钨业</text:p>
          </table:table-cell>
          <table:table-cell office:value-type="float" office:value="15499540000">
            <text:p>15499540000</text:p>
          </table:table-cell>
          <table:table-cell office:value-type="float" office:value="7382140000">
            <text:p>7382140000</text:p>
          </table:table-cell>
          <table:table-cell office:value-type="percentage" office:value="0.476281231572034">
            <text:p>47.63%</text:p>
          </table:table-cell>
          <table:table-cell table:number-columns-repeated="2"/>
        </table:table-row>
        <table:table-row table:style-name="ro1">
          <table:table-cell office:value-type="string">
            <text:p>600764</text:p>
          </table:table-cell>
          <table:table-cell office:value-type="string">
            <text:p>中电广通</text:p>
          </table:table-cell>
          <table:table-cell office:value-type="float" office:value="1237410000">
            <text:p>1237410000</text:p>
          </table:table-cell>
          <table:table-cell office:value-type="float" office:value="589860000">
            <text:p>589860000</text:p>
          </table:table-cell>
          <table:table-cell office:value-type="percentage" office:value="0.476689213761001">
            <text:p>47.67%</text:p>
          </table:table-cell>
          <table:table-cell table:number-columns-repeated="2"/>
        </table:table-row>
        <table:table-row table:style-name="ro1">
          <table:table-cell office:value-type="string">
            <text:p>300080</text:p>
          </table:table-cell>
          <table:table-cell office:value-type="string">
            <text:p>易成新能</text:p>
          </table:table-cell>
          <table:table-cell office:value-type="float" office:value="6247810000">
            <text:p>6247810000</text:p>
          </table:table-cell>
          <table:table-cell office:value-type="float" office:value="2978660000">
            <text:p>2978660000</text:p>
          </table:table-cell>
          <table:table-cell office:value-type="percentage" office:value="0.476752654130007">
            <text:p>47.68%</text:p>
          </table:table-cell>
          <table:table-cell table:number-columns-repeated="2"/>
        </table:table-row>
        <table:table-row table:style-name="ro1">
          <table:table-cell office:value-type="string">
            <text:p>000690</text:p>
          </table:table-cell>
          <table:table-cell office:value-type="string">
            <text:p>宝新能源</text:p>
          </table:table-cell>
          <table:table-cell office:value-type="float" office:value="15745310000">
            <text:p>15745310000</text:p>
          </table:table-cell>
          <table:table-cell office:value-type="float" office:value="7506760000">
            <text:p>7506760000</text:p>
          </table:table-cell>
          <table:table-cell office:value-type="percentage" office:value="0.476761651564815">
            <text:p>47.68%</text:p>
          </table:table-cell>
          <table:table-cell table:number-columns-repeated="2"/>
        </table:table-row>
        <table:table-row table:style-name="ro1">
          <table:table-cell office:value-type="string">
            <text:p>600410</text:p>
          </table:table-cell>
          <table:table-cell office:value-type="string">
            <text:p>华胜天成</text:p>
          </table:table-cell>
          <table:table-cell office:value-type="float" office:value="10095240000">
            <text:p>10095240000</text:p>
          </table:table-cell>
          <table:table-cell office:value-type="float" office:value="4813310000">
            <text:p>4813310000</text:p>
          </table:table-cell>
          <table:table-cell office:value-type="percentage" office:value="0.476790051549047">
            <text:p>47.68%</text:p>
          </table:table-cell>
          <table:table-cell table:number-columns-repeated="2"/>
        </table:table-row>
        <table:table-row table:style-name="ro1">
          <table:table-cell office:value-type="string">
            <text:p>002400</text:p>
          </table:table-cell>
          <table:table-cell office:value-type="string">
            <text:p>省广股份</text:p>
          </table:table-cell>
          <table:table-cell office:value-type="float" office:value="10462920000">
            <text:p>10462920000</text:p>
          </table:table-cell>
          <table:table-cell office:value-type="float" office:value="4990180000">
            <text:p>4990180000</text:p>
          </table:table-cell>
          <table:table-cell office:value-type="percentage" office:value="0.476939515928632">
            <text:p>47.69%</text:p>
          </table:table-cell>
          <table:table-cell table:number-columns-repeated="2"/>
        </table:table-row>
        <table:table-row table:style-name="ro1">
          <table:table-cell office:value-type="string">
            <text:p>002426</text:p>
          </table:table-cell>
          <table:table-cell office:value-type="string">
            <text:p>胜利精密</text:p>
          </table:table-cell>
          <table:table-cell office:value-type="float" office:value="16543530000">
            <text:p>16543530000</text:p>
          </table:table-cell>
          <table:table-cell office:value-type="float" office:value="7890680000">
            <text:p>7890680000</text:p>
          </table:table-cell>
          <table:table-cell office:value-type="percentage" office:value="0.476964710675412">
            <text:p>47.70%</text:p>
          </table:table-cell>
          <table:table-cell table:number-columns-repeated="2"/>
        </table:table-row>
        <table:table-row table:style-name="ro1">
          <table:table-cell office:value-type="string">
            <text:p>000700</text:p>
          </table:table-cell>
          <table:table-cell office:value-type="string">
            <text:p>模塑科技</text:p>
          </table:table-cell>
          <table:table-cell office:value-type="float" office:value="5934370000">
            <text:p>5934370000</text:p>
          </table:table-cell>
          <table:table-cell office:value-type="float" office:value="2831040000">
            <text:p>2831040000</text:p>
          </table:table-cell>
          <table:table-cell office:value-type="percentage" office:value="0.477058221850003">
            <text:p>47.71%</text:p>
          </table:table-cell>
          <table:table-cell table:number-columns-repeated="2"/>
        </table:table-row>
        <table:table-row table:style-name="ro1">
          <table:table-cell office:value-type="string">
            <text:p>603208</text:p>
          </table:table-cell>
          <table:table-cell office:value-type="string">
            <text:p>江山欧派</text:p>
          </table:table-cell>
          <table:table-cell office:value-type="float" office:value="849310000">
            <text:p>849310000</text:p>
          </table:table-cell>
          <table:table-cell office:value-type="float" office:value="405230000">
            <text:p>405230000</text:p>
          </table:table-cell>
          <table:table-cell office:value-type="percentage" office:value="0.477128492541004">
            <text:p>47.71%</text:p>
          </table:table-cell>
          <table:table-cell table:number-columns-repeated="2"/>
        </table:table-row>
        <table:table-row table:style-name="ro1">
          <table:table-cell office:value-type="string">
            <text:p>600098</text:p>
          </table:table-cell>
          <table:table-cell office:value-type="string">
            <text:p>广州发展</text:p>
          </table:table-cell>
          <table:table-cell office:value-type="float" office:value="35317260000">
            <text:p>35317260000</text:p>
          </table:table-cell>
          <table:table-cell office:value-type="float" office:value="16864650000">
            <text:p>16864650000</text:p>
          </table:table-cell>
          <table:table-cell office:value-type="percentage" office:value="0.477518641027079">
            <text:p>47.75%</text:p>
          </table:table-cell>
          <table:table-cell table:number-columns-repeated="2"/>
        </table:table-row>
        <table:table-row table:style-name="ro1">
          <table:table-cell office:value-type="string">
            <text:p>300088</text:p>
          </table:table-cell>
          <table:table-cell office:value-type="string">
            <text:p>长信科技</text:p>
          </table:table-cell>
          <table:table-cell office:value-type="float" office:value="7234890000">
            <text:p>7234890000</text:p>
          </table:table-cell>
          <table:table-cell office:value-type="float" office:value="3464000000">
            <text:p>3464000000</text:p>
          </table:table-cell>
          <table:table-cell office:value-type="percentage" office:value="0.478790969869618">
            <text:p>47.88%</text:p>
          </table:table-cell>
          <table:table-cell table:number-columns-repeated="2"/>
        </table:table-row>
        <table:table-row table:style-name="ro1">
          <table:table-cell office:value-type="string">
            <text:p>300385</text:p>
          </table:table-cell>
          <table:table-cell office:value-type="string">
            <text:p>雪浪环境</text:p>
          </table:table-cell>
          <table:table-cell office:value-type="float" office:value="1618070000">
            <text:p>1618070000</text:p>
          </table:table-cell>
          <table:table-cell office:value-type="float" office:value="774910000">
            <text:p>774910000</text:p>
          </table:table-cell>
          <table:table-cell office:value-type="percentage" office:value="0.478910059515349">
            <text:p>47.89%</text:p>
          </table:table-cell>
          <table:table-cell table:number-columns-repeated="2"/>
        </table:table-row>
        <table:table-row table:style-name="ro1">
          <table:table-cell office:value-type="string">
            <text:p>603117</text:p>
          </table:table-cell>
          <table:table-cell office:value-type="string">
            <text:p>万林股份</text:p>
          </table:table-cell>
          <table:table-cell office:value-type="float" office:value="4265860000">
            <text:p>4265860000</text:p>
          </table:table-cell>
          <table:table-cell office:value-type="float" office:value="2044680000">
            <text:p>2044680000</text:p>
          </table:table-cell>
          <table:table-cell office:value-type="percentage" office:value="0.479312495018589">
            <text:p>47.93%</text:p>
          </table:table-cell>
          <table:table-cell table:number-columns-repeated="2"/>
        </table:table-row>
        <table:table-row table:style-name="ro1">
          <table:table-cell office:value-type="string">
            <text:p>600986</text:p>
          </table:table-cell>
          <table:table-cell office:value-type="string">
            <text:p>科达股份</text:p>
          </table:table-cell>
          <table:table-cell office:value-type="float" office:value="8163620000">
            <text:p>8163620000</text:p>
          </table:table-cell>
          <table:table-cell office:value-type="float" office:value="3916210000">
            <text:p>3916210000</text:p>
          </table:table-cell>
          <table:table-cell office:value-type="percentage" office:value="0.479714881388404">
            <text:p>47.97%</text:p>
          </table:table-cell>
          <table:table-cell table:number-columns-repeated="2"/>
        </table:table-row>
        <table:table-row table:style-name="ro1">
          <table:table-cell office:value-type="string">
            <text:p>600720</text:p>
          </table:table-cell>
          <table:table-cell office:value-type="string">
            <text:p>祁连山</text:p>
          </table:table-cell>
          <table:table-cell office:value-type="float" office:value="10664160000">
            <text:p>10664160000</text:p>
          </table:table-cell>
          <table:table-cell office:value-type="float" office:value="5116350000">
            <text:p>5116350000</text:p>
          </table:table-cell>
          <table:table-cell office:value-type="percentage" office:value="0.479770558581267">
            <text:p>47.98%</text:p>
          </table:table-cell>
          <table:table-cell table:number-columns-repeated="2"/>
        </table:table-row>
        <table:table-row table:style-name="ro1">
          <table:table-cell office:value-type="string">
            <text:p>603833</text:p>
          </table:table-cell>
          <table:table-cell office:value-type="string">
            <text:p>欧派家居</text:p>
          </table:table-cell>
          <table:table-cell office:value-type="float" office:value="5548430000">
            <text:p>5548430000</text:p>
          </table:table-cell>
          <table:table-cell office:value-type="float" office:value="2665570000">
            <text:p>2665570000</text:p>
          </table:table-cell>
          <table:table-cell office:value-type="percentage" office:value="0.480418785133813">
            <text:p>48.04%</text:p>
          </table:table-cell>
          <table:table-cell table:number-columns-repeated="2"/>
        </table:table-row>
        <table:table-row table:style-name="ro1">
          <table:table-cell office:value-type="string">
            <text:p>002593</text:p>
          </table:table-cell>
          <table:table-cell office:value-type="string">
            <text:p>日上集团</text:p>
          </table:table-cell>
          <table:table-cell office:value-type="float" office:value="3494400000">
            <text:p>3494400000</text:p>
          </table:table-cell>
          <table:table-cell office:value-type="float" office:value="1679620000">
            <text:p>1679620000</text:p>
          </table:table-cell>
          <table:table-cell office:value-type="percentage" office:value="0.480660485347985">
            <text:p>48.07%</text:p>
          </table:table-cell>
          <table:table-cell table:number-columns-repeated="2"/>
        </table:table-row>
        <table:table-row table:style-name="ro1">
          <table:table-cell office:value-type="string">
            <text:p>600287</text:p>
          </table:table-cell>
          <table:table-cell office:value-type="string">
            <text:p>江苏舜天</text:p>
          </table:table-cell>
          <table:table-cell office:value-type="float" office:value="4413290000">
            <text:p>4413290000</text:p>
          </table:table-cell>
          <table:table-cell office:value-type="float" office:value="2121560000">
            <text:p>2121560000</text:p>
          </table:table-cell>
          <table:table-cell office:value-type="percentage" office:value="0.480720732152204">
            <text:p>48.07%</text:p>
          </table:table-cell>
          <table:table-cell table:number-columns-repeated="2"/>
        </table:table-row>
        <table:table-row table:style-name="ro1">
          <table:table-cell office:value-type="string">
            <text:p>002266</text:p>
          </table:table-cell>
          <table:table-cell office:value-type="string">
            <text:p>浙富控股</text:p>
          </table:table-cell>
          <table:table-cell office:value-type="float" office:value="6724980000">
            <text:p>6724980000</text:p>
          </table:table-cell>
          <table:table-cell office:value-type="float" office:value="3234900000">
            <text:p>3234900000</text:p>
          </table:table-cell>
          <table:table-cell office:value-type="percentage" office:value="0.481027452869748">
            <text:p>48.10%</text:p>
          </table:table-cell>
          <table:table-cell table:number-columns-repeated="2"/>
        </table:table-row>
        <table:table-row table:style-name="ro1">
          <table:table-cell office:value-type="string">
            <text:p>600967</text:p>
          </table:table-cell>
          <table:table-cell office:value-type="string">
            <text:p>内蒙一机</text:p>
          </table:table-cell>
          <table:table-cell office:value-type="float" office:value="14074030000">
            <text:p>14074030000</text:p>
          </table:table-cell>
          <table:table-cell office:value-type="float" office:value="6770840000">
            <text:p>6770840000</text:p>
          </table:table-cell>
          <table:table-cell office:value-type="percentage" office:value="0.481087506563507">
            <text:p>48.11%</text:p>
          </table:table-cell>
          <table:table-cell table:number-columns-repeated="2"/>
        </table:table-row>
        <table:table-row table:style-name="ro1">
          <table:table-cell office:value-type="string">
            <text:p>603779</text:p>
          </table:table-cell>
          <table:table-cell office:value-type="string">
            <text:p>威龙股份</text:p>
          </table:table-cell>
          <table:table-cell office:value-type="float" office:value="1508000000">
            <text:p>1508000000</text:p>
          </table:table-cell>
          <table:table-cell office:value-type="float" office:value="725550000">
            <text:p>725550000</text:p>
          </table:table-cell>
          <table:table-cell office:value-type="percentage" office:value="0.481133952254642">
            <text:p>48.11%</text:p>
          </table:table-cell>
          <table:table-cell table:number-columns-repeated="2"/>
        </table:table-row>
        <table:table-row table:style-name="ro1">
          <table:table-cell office:value-type="string">
            <text:p>002225</text:p>
          </table:table-cell>
          <table:table-cell office:value-type="string">
            <text:p>濮耐股份</text:p>
          </table:table-cell>
          <table:table-cell office:value-type="float" office:value="4679890000">
            <text:p>4679890000</text:p>
          </table:table-cell>
          <table:table-cell office:value-type="float" office:value="2251830000">
            <text:p>2251830000</text:p>
          </table:table-cell>
          <table:table-cell office:value-type="percentage" office:value="0.481171565998346">
            <text:p>48.12%</text:p>
          </table:table-cell>
          <table:table-cell table:number-columns-repeated="2"/>
        </table:table-row>
        <table:table-row table:style-name="ro1">
          <table:table-cell office:value-type="string">
            <text:p>002624</text:p>
          </table:table-cell>
          <table:table-cell office:value-type="string">
            <text:p>完美世界</text:p>
          </table:table-cell>
          <table:table-cell office:value-type="float" office:value="16297490000">
            <text:p>16297490000</text:p>
          </table:table-cell>
          <table:table-cell office:value-type="float" office:value="7844750000">
            <text:p>7844750000</text:p>
          </table:table-cell>
          <table:table-cell office:value-type="percentage" office:value="0.481347127686533">
            <text:p>48.13%</text:p>
          </table:table-cell>
          <table:table-cell table:number-columns-repeated="2"/>
        </table:table-row>
        <table:table-row table:style-name="ro1">
          <table:table-cell office:value-type="string">
            <text:p>300638</text:p>
          </table:table-cell>
          <table:table-cell office:value-type="string">
            <text:p>广和通</text:p>
          </table:table-cell>
          <table:table-cell office:value-type="float" office:value="275320000">
            <text:p>275320000</text:p>
          </table:table-cell>
          <table:table-cell office:value-type="float" office:value="132630000">
            <text:p>132630000</text:p>
          </table:table-cell>
          <table:table-cell office:value-type="percentage" office:value="0.481730350138021">
            <text:p>48.17%</text:p>
          </table:table-cell>
          <table:table-cell table:number-columns-repeated="2"/>
        </table:table-row>
        <table:table-row table:style-name="ro1">
          <table:table-cell office:value-type="string">
            <text:p>000056</text:p>
          </table:table-cell>
          <table:table-cell office:value-type="string">
            <text:p>皇庭国际</text:p>
          </table:table-cell>
          <table:table-cell office:value-type="float" office:value="10640500000">
            <text:p>10640500000</text:p>
          </table:table-cell>
          <table:table-cell office:value-type="float" office:value="5132310000">
            <text:p>5132310000</text:p>
          </table:table-cell>
          <table:table-cell office:value-type="percentage" office:value="0.482337296179691">
            <text:p>48.23%</text:p>
          </table:table-cell>
          <table:table-cell table:number-columns-repeated="2"/>
        </table:table-row>
        <table:table-row table:style-name="ro1">
          <table:table-cell office:value-type="string">
            <text:p>000789</text:p>
          </table:table-cell>
          <table:table-cell office:value-type="string">
            <text:p>万年青</text:p>
          </table:table-cell>
          <table:table-cell office:value-type="float" office:value="8480480000">
            <text:p>8480480000</text:p>
          </table:table-cell>
          <table:table-cell office:value-type="float" office:value="4092210000">
            <text:p>4092210000</text:p>
          </table:table-cell>
          <table:table-cell office:value-type="percentage" office:value="0.482544620115842">
            <text:p>48.25%</text:p>
          </table:table-cell>
          <table:table-cell table:number-columns-repeated="2"/>
        </table:table-row>
        <table:table-row table:style-name="ro1">
          <table:table-cell office:value-type="string">
            <text:p>000585</text:p>
          </table:table-cell>
          <table:table-cell office:value-type="string">
            <text:p>东北电气</text:p>
          </table:table-cell>
          <table:table-cell office:value-type="float" office:value="401830000">
            <text:p>401830000</text:p>
          </table:table-cell>
          <table:table-cell office:value-type="float" office:value="193950000">
            <text:p>193950000</text:p>
          </table:table-cell>
          <table:table-cell office:value-type="percentage" office:value="0.482666799392778">
            <text:p>48.27%</text:p>
          </table:table-cell>
          <table:table-cell table:number-columns-repeated="2"/>
        </table:table-row>
        <table:table-row table:style-name="ro1">
          <table:table-cell office:value-type="string">
            <text:p>002489</text:p>
          </table:table-cell>
          <table:table-cell office:value-type="string">
            <text:p>浙江永强</text:p>
          </table:table-cell>
          <table:table-cell office:value-type="float" office:value="6527500000">
            <text:p>6527500000</text:p>
          </table:table-cell>
          <table:table-cell office:value-type="float" office:value="3151490000">
            <text:p>3151490000</text:p>
          </table:table-cell>
          <table:table-cell office:value-type="percentage" office:value="0.48280199157411">
            <text:p>48.28%</text:p>
          </table:table-cell>
          <table:table-cell table:number-columns-repeated="2"/>
        </table:table-row>
        <table:table-row table:style-name="ro1">
          <table:table-cell office:value-type="string">
            <text:p>002466</text:p>
          </table:table-cell>
          <table:table-cell office:value-type="string">
            <text:p>天齐锂业</text:p>
          </table:table-cell>
          <table:table-cell office:value-type="float" office:value="11205930000">
            <text:p>11205930000</text:p>
          </table:table-cell>
          <table:table-cell office:value-type="float" office:value="5411410000">
            <text:p>5411410000</text:p>
          </table:table-cell>
          <table:table-cell office:value-type="percentage" office:value="0.482905925701838">
            <text:p>48.29%</text:p>
          </table:table-cell>
          <table:table-cell table:number-columns-repeated="2"/>
        </table:table-row>
        <table:table-row table:style-name="ro1">
          <table:table-cell office:value-type="string">
            <text:p>000903</text:p>
          </table:table-cell>
          <table:table-cell office:value-type="string">
            <text:p>云内动力</text:p>
          </table:table-cell>
          <table:table-cell office:value-type="float" office:value="8668540000">
            <text:p>8668540000</text:p>
          </table:table-cell>
          <table:table-cell office:value-type="float" office:value="4188070000">
            <text:p>4188070000</text:p>
          </table:table-cell>
          <table:table-cell office:value-type="percentage" office:value="0.48313441479188">
            <text:p>48.31%</text:p>
          </table:table-cell>
          <table:table-cell table:number-columns-repeated="2"/>
        </table:table-row>
        <table:table-row table:style-name="ro1">
          <table:table-cell office:value-type="string">
            <text:p>002496</text:p>
          </table:table-cell>
          <table:table-cell office:value-type="string">
            <text:p>辉丰股份</text:p>
          </table:table-cell>
          <table:table-cell office:value-type="float" office:value="7458990000">
            <text:p>7458990000</text:p>
          </table:table-cell>
          <table:table-cell office:value-type="float" office:value="3604820000">
            <text:p>3604820000</text:p>
          </table:table-cell>
          <table:table-cell office:value-type="percentage" office:value="0.483285270525902">
            <text:p>48.33%</text:p>
          </table:table-cell>
          <table:table-cell table:number-columns-repeated="2"/>
        </table:table-row>
        <table:table-row table:style-name="ro1">
          <table:table-cell office:value-type="string">
            <text:p>600738</text:p>
          </table:table-cell>
          <table:table-cell office:value-type="string">
            <text:p>兰州民百</text:p>
          </table:table-cell>
          <table:table-cell office:value-type="float" office:value="2406740000">
            <text:p>2406740000</text:p>
          </table:table-cell>
          <table:table-cell office:value-type="float" office:value="1163280000">
            <text:p>1163280000</text:p>
          </table:table-cell>
          <table:table-cell office:value-type="percentage" office:value="0.483342612828972">
            <text:p>48.33%</text:p>
          </table:table-cell>
          <table:table-cell table:number-columns-repeated="2"/>
        </table:table-row>
        <table:table-row table:style-name="ro1">
          <table:table-cell office:value-type="string">
            <text:p>000751</text:p>
          </table:table-cell>
          <table:table-cell office:value-type="string">
            <text:p>锌业股份</text:p>
          </table:table-cell>
          <table:table-cell office:value-type="float" office:value="4144940000">
            <text:p>4144940000</text:p>
          </table:table-cell>
          <table:table-cell office:value-type="float" office:value="2003530000">
            <text:p>2003530000</text:p>
          </table:table-cell>
          <table:table-cell office:value-type="percentage" office:value="0.483367672390915">
            <text:p>48.34%</text:p>
          </table:table-cell>
          <table:table-cell table:number-columns-repeated="2"/>
        </table:table-row>
        <table:table-row table:style-name="ro1">
          <table:table-cell office:value-type="string">
            <text:p>603569</text:p>
          </table:table-cell>
          <table:table-cell office:value-type="string">
            <text:p>长久物流</text:p>
          </table:table-cell>
          <table:table-cell office:value-type="float" office:value="3700600000">
            <text:p>3700600000</text:p>
          </table:table-cell>
          <table:table-cell office:value-type="float" office:value="1788780000">
            <text:p>1788780000</text:p>
          </table:table-cell>
          <table:table-cell office:value-type="percentage" office:value="0.483375668810463">
            <text:p>48.34%</text:p>
          </table:table-cell>
          <table:table-cell table:number-columns-repeated="2"/>
        </table:table-row>
        <table:table-row table:style-name="ro1">
          <table:table-cell office:value-type="string">
            <text:p>002615</text:p>
          </table:table-cell>
          <table:table-cell office:value-type="string">
            <text:p>哈尔斯</text:p>
          </table:table-cell>
          <table:table-cell office:value-type="float" office:value="1461350000">
            <text:p>1461350000</text:p>
          </table:table-cell>
          <table:table-cell office:value-type="float" office:value="706460000">
            <text:p>706460000</text:p>
          </table:table-cell>
          <table:table-cell office:value-type="percentage" office:value="0.483429705409382">
            <text:p>48.34%</text:p>
          </table:table-cell>
          <table:table-cell table:number-columns-repeated="2"/>
        </table:table-row>
        <table:table-row table:style-name="ro1">
          <table:table-cell office:value-type="string">
            <text:p>603111</text:p>
          </table:table-cell>
          <table:table-cell office:value-type="string">
            <text:p>康尼机电</text:p>
          </table:table-cell>
          <table:table-cell office:value-type="float" office:value="2685320000">
            <text:p>2685320000</text:p>
          </table:table-cell>
          <table:table-cell office:value-type="float" office:value="1299290000">
            <text:p>1299290000</text:p>
          </table:table-cell>
          <table:table-cell office:value-type="percentage" office:value="0.48384922467341">
            <text:p>48.38%</text:p>
          </table:table-cell>
          <table:table-cell table:number-columns-repeated="2"/>
        </table:table-row>
        <table:table-row table:style-name="ro1">
          <table:table-cell office:value-type="string">
            <text:p>600298</text:p>
          </table:table-cell>
          <table:table-cell office:value-type="string">
            <text:p>安琪酵母</text:p>
          </table:table-cell>
          <table:table-cell office:value-type="float" office:value="6777740000">
            <text:p>6777740000</text:p>
          </table:table-cell>
          <table:table-cell office:value-type="float" office:value="3279970000">
            <text:p>3279970000</text:p>
          </table:table-cell>
          <table:table-cell office:value-type="percentage" office:value="0.483932697329788">
            <text:p>48.39%</text:p>
          </table:table-cell>
          <table:table-cell table:number-columns-repeated="2"/>
        </table:table-row>
        <table:table-row table:style-name="ro1">
          <table:table-cell office:value-type="string">
            <text:p>603368</text:p>
          </table:table-cell>
          <table:table-cell office:value-type="string">
            <text:p>柳州医药</text:p>
          </table:table-cell>
          <table:table-cell office:value-type="float" office:value="6278930000">
            <text:p>6278930000</text:p>
          </table:table-cell>
          <table:table-cell office:value-type="float" office:value="3041190000">
            <text:p>3041190000</text:p>
          </table:table-cell>
          <table:table-cell office:value-type="percentage" office:value="0.48434844790434">
            <text:p>48.43%</text:p>
          </table:table-cell>
          <table:table-cell table:number-columns-repeated="2"/>
        </table:table-row>
        <table:table-row table:style-name="ro1">
          <table:table-cell office:value-type="string">
            <text:p>002449</text:p>
          </table:table-cell>
          <table:table-cell office:value-type="string">
            <text:p>国星光电</text:p>
          </table:table-cell>
          <table:table-cell office:value-type="float" office:value="5676030000">
            <text:p>5676030000</text:p>
          </table:table-cell>
          <table:table-cell office:value-type="float" office:value="2754910000">
            <text:p>2754910000</text:p>
          </table:table-cell>
          <table:table-cell office:value-type="percentage" office:value="0.485358604517594">
            <text:p>48.54%</text:p>
          </table:table-cell>
          <table:table-cell table:number-columns-repeated="2"/>
        </table:table-row>
        <table:table-row table:style-name="ro1">
          <table:table-cell office:value-type="string">
            <text:p>300509</text:p>
          </table:table-cell>
          <table:table-cell office:value-type="string">
            <text:p>新美星</text:p>
          </table:table-cell>
          <table:table-cell office:value-type="float" office:value="1125030000">
            <text:p>1125030000</text:p>
          </table:table-cell>
          <table:table-cell office:value-type="float" office:value="546210000">
            <text:p>546210000</text:p>
          </table:table-cell>
          <table:table-cell office:value-type="percentage" office:value="0.485507053145249">
            <text:p>48.55%</text:p>
          </table:table-cell>
          <table:table-cell table:number-columns-repeated="2"/>
        </table:table-row>
        <table:table-row table:style-name="ro1">
          <table:table-cell office:value-type="string">
            <text:p>002371</text:p>
          </table:table-cell>
          <table:table-cell office:value-type="string">
            <text:p>北方华创</text:p>
          </table:table-cell>
          <table:table-cell office:value-type="float" office:value="6540880000">
            <text:p>6540880000</text:p>
          </table:table-cell>
          <table:table-cell office:value-type="float" office:value="3177070000">
            <text:p>3177070000</text:p>
          </table:table-cell>
          <table:table-cell office:value-type="percentage" office:value="0.485725162363474">
            <text:p>48.57%</text:p>
          </table:table-cell>
          <table:table-cell table:number-columns-repeated="2"/>
        </table:table-row>
        <table:table-row table:style-name="ro1">
          <table:table-cell office:value-type="string">
            <text:p>300152</text:p>
          </table:table-cell>
          <table:table-cell office:value-type="string">
            <text:p>科融环境</text:p>
          </table:table-cell>
          <table:table-cell office:value-type="float" office:value="3060100000">
            <text:p>3060100000</text:p>
          </table:table-cell>
          <table:table-cell office:value-type="float" office:value="1486390000">
            <text:p>1486390000</text:p>
          </table:table-cell>
          <table:table-cell office:value-type="percentage" office:value="0.485732492402209">
            <text:p>48.57%</text:p>
          </table:table-cell>
          <table:table-cell table:number-columns-repeated="2"/>
        </table:table-row>
        <table:table-row table:style-name="ro1">
          <table:table-cell office:value-type="string">
            <text:p>000898</text:p>
          </table:table-cell>
          <table:table-cell office:value-type="string">
            <text:p>鞍钢股份</text:p>
          </table:table-cell>
          <table:table-cell office:value-type="float" office:value="88069000000">
            <text:p>88069000000</text:p>
          </table:table-cell>
          <table:table-cell office:value-type="float" office:value="42781000000">
            <text:p>42781000000</text:p>
          </table:table-cell>
          <table:table-cell office:value-type="percentage" office:value="0.485766841908049">
            <text:p>48.58%</text:p>
          </table:table-cell>
          <table:table-cell table:number-columns-repeated="2"/>
        </table:table-row>
        <table:table-row table:style-name="ro1">
          <table:table-cell office:value-type="string">
            <text:p>300187</text:p>
          </table:table-cell>
          <table:table-cell office:value-type="string">
            <text:p>永清环保</text:p>
          </table:table-cell>
          <table:table-cell office:value-type="float" office:value="2995900000">
            <text:p>2995900000</text:p>
          </table:table-cell>
          <table:table-cell office:value-type="float" office:value="1456380000">
            <text:p>1456380000</text:p>
          </table:table-cell>
          <table:table-cell office:value-type="percentage" office:value="0.486124369972295">
            <text:p>48.61%</text:p>
          </table:table-cell>
          <table:table-cell table:number-columns-repeated="2"/>
        </table:table-row>
        <table:table-row table:style-name="ro1">
          <table:table-cell office:value-type="string">
            <text:p>300070</text:p>
          </table:table-cell>
          <table:table-cell office:value-type="string">
            <text:p>碧水源</text:p>
          </table:table-cell>
          <table:table-cell office:value-type="float" office:value="31806430000">
            <text:p>31806430000</text:p>
          </table:table-cell>
          <table:table-cell office:value-type="float" office:value="15472360000">
            <text:p>15472360000</text:p>
          </table:table-cell>
          <table:table-cell office:value-type="percentage" office:value="0.486453839679587">
            <text:p>48.65%</text:p>
          </table:table-cell>
          <table:table-cell table:number-columns-repeated="2"/>
        </table:table-row>
        <table:table-row table:style-name="ro1">
          <table:table-cell office:value-type="string">
            <text:p>000551</text:p>
          </table:table-cell>
          <table:table-cell office:value-type="string">
            <text:p>创元科技</text:p>
          </table:table-cell>
          <table:table-cell office:value-type="float" office:value="4011120000">
            <text:p>4011120000</text:p>
          </table:table-cell>
          <table:table-cell office:value-type="float" office:value="1952400000">
            <text:p>1952400000</text:p>
          </table:table-cell>
          <table:table-cell office:value-type="percentage" office:value="0.486746843774307">
            <text:p>48.67%</text:p>
          </table:table-cell>
          <table:table-cell table:number-columns-repeated="2"/>
        </table:table-row>
        <table:table-row table:style-name="ro1">
          <table:table-cell office:value-type="string">
            <text:p>002369</text:p>
          </table:table-cell>
          <table:table-cell office:value-type="string">
            <text:p>卓翼科技</text:p>
          </table:table-cell>
          <table:table-cell office:value-type="float" office:value="2631680000">
            <text:p>2631680000</text:p>
          </table:table-cell>
          <table:table-cell office:value-type="float" office:value="1281180000">
            <text:p>1281180000</text:p>
          </table:table-cell>
          <table:table-cell office:value-type="percentage" office:value="0.4868297057393">
            <text:p>48.68%</text:p>
          </table:table-cell>
          <table:table-cell table:number-columns-repeated="2"/>
        </table:table-row>
        <table:table-row table:style-name="ro1">
          <table:table-cell office:value-type="string">
            <text:p>601633</text:p>
          </table:table-cell>
          <table:table-cell office:value-type="string">
            <text:p>长城汽车</text:p>
          </table:table-cell>
          <table:table-cell office:value-type="float" office:value="92309160000">
            <text:p>92309160000</text:p>
          </table:table-cell>
          <table:table-cell office:value-type="float" office:value="44955520000">
            <text:p>44955520000</text:p>
          </table:table-cell>
          <table:table-cell office:value-type="percentage" office:value="0.487010389868134">
            <text:p>48.70%</text:p>
          </table:table-cell>
          <table:table-cell table:number-columns-repeated="2"/>
        </table:table-row>
        <table:table-row table:style-name="ro1">
          <table:table-cell office:value-type="string">
            <text:p>300156</text:p>
          </table:table-cell>
          <table:table-cell office:value-type="string">
            <text:p>神雾环保</text:p>
          </table:table-cell>
          <table:table-cell office:value-type="float" office:value="5032140000">
            <text:p>5032140000</text:p>
          </table:table-cell>
          <table:table-cell office:value-type="float" office:value="2451650000">
            <text:p>2451650000</text:p>
          </table:table-cell>
          <table:table-cell office:value-type="percentage" office:value="0.487198289395764">
            <text:p>48.72%</text:p>
          </table:table-cell>
          <table:table-cell table:number-columns-repeated="2"/>
        </table:table-row>
        <table:table-row table:style-name="ro1">
          <table:table-cell office:value-type="string">
            <text:p>600158</text:p>
          </table:table-cell>
          <table:table-cell office:value-type="string">
            <text:p>中体产业</text:p>
          </table:table-cell>
          <table:table-cell office:value-type="float" office:value="3621210000">
            <text:p>3621210000</text:p>
          </table:table-cell>
          <table:table-cell office:value-type="float" office:value="1764750000">
            <text:p>1764750000</text:p>
          </table:table-cell>
          <table:table-cell office:value-type="percentage" office:value="0.487337105553116">
            <text:p>48.73%</text:p>
          </table:table-cell>
          <table:table-cell table:number-columns-repeated="2"/>
        </table:table-row>
        <table:table-row table:style-name="ro1">
          <table:table-cell office:value-type="string">
            <text:p>601900</text:p>
          </table:table-cell>
          <table:table-cell office:value-type="string">
            <text:p>南方传媒</text:p>
          </table:table-cell>
          <table:table-cell office:value-type="float" office:value="8609000000">
            <text:p>8609000000</text:p>
          </table:table-cell>
          <table:table-cell office:value-type="float" office:value="4197340000">
            <text:p>4197340000</text:p>
          </table:table-cell>
          <table:table-cell office:value-type="percentage" office:value="0.487552561273086">
            <text:p>48.76%</text:p>
          </table:table-cell>
          <table:table-cell table:number-columns-repeated="2"/>
        </table:table-row>
        <table:table-row table:style-name="ro1">
          <table:table-cell office:value-type="string">
            <text:p>300115</text:p>
          </table:table-cell>
          <table:table-cell office:value-type="string">
            <text:p>长盈精密</text:p>
          </table:table-cell>
          <table:table-cell office:value-type="float" office:value="8182560000">
            <text:p>8182560000</text:p>
          </table:table-cell>
          <table:table-cell office:value-type="float" office:value="3991920000">
            <text:p>3991920000</text:p>
          </table:table-cell>
          <table:table-cell office:value-type="percentage" office:value="0.48785710095618">
            <text:p>48.79%</text:p>
          </table:table-cell>
          <table:table-cell table:number-columns-repeated="2"/>
        </table:table-row>
        <table:table-row table:style-name="ro1">
          <table:table-cell office:value-type="string">
            <text:p>600071</text:p>
          </table:table-cell>
          <table:table-cell office:value-type="string">
            <text:p>凤凰光学</text:p>
          </table:table-cell>
          <table:table-cell office:value-type="float" office:value="960350000">
            <text:p>960350000</text:p>
          </table:table-cell>
          <table:table-cell office:value-type="float" office:value="468590000">
            <text:p>468590000</text:p>
          </table:table-cell>
          <table:table-cell office:value-type="percentage" office:value="0.487936689748529">
            <text:p>48.79%</text:p>
          </table:table-cell>
          <table:table-cell table:number-columns-repeated="2"/>
        </table:table-row>
        <table:table-row table:style-name="ro1">
          <table:table-cell office:value-type="string">
            <text:p>300274</text:p>
          </table:table-cell>
          <table:table-cell office:value-type="string">
            <text:p>阳光电源</text:p>
          </table:table-cell>
          <table:table-cell office:value-type="float" office:value="11656800000">
            <text:p>11656800000</text:p>
          </table:table-cell>
          <table:table-cell office:value-type="float" office:value="5693130000">
            <text:p>5693130000</text:p>
          </table:table-cell>
          <table:table-cell office:value-type="percentage" office:value="0.488395614576899">
            <text:p>48.84%</text:p>
          </table:table-cell>
          <table:table-cell table:number-columns-repeated="2"/>
        </table:table-row>
        <table:table-row table:style-name="ro1">
          <table:table-cell office:value-type="string">
            <text:p>603021</text:p>
          </table:table-cell>
          <table:table-cell office:value-type="string">
            <text:p>山东华鹏</text:p>
          </table:table-cell>
          <table:table-cell office:value-type="float" office:value="2701980000">
            <text:p>2701980000</text:p>
          </table:table-cell>
          <table:table-cell office:value-type="float" office:value="1319690000">
            <text:p>1319690000</text:p>
          </table:table-cell>
          <table:table-cell office:value-type="percentage" office:value="0.488415902412305">
            <text:p>48.84%</text:p>
          </table:table-cell>
          <table:table-cell table:number-columns-repeated="2"/>
        </table:table-row>
        <table:table-row table:style-name="ro1">
          <table:table-cell office:value-type="string">
            <text:p>300215</text:p>
          </table:table-cell>
          <table:table-cell office:value-type="string">
            <text:p>电科院</text:p>
          </table:table-cell>
          <table:table-cell office:value-type="float" office:value="3739830000">
            <text:p>3739830000</text:p>
          </table:table-cell>
          <table:table-cell office:value-type="float" office:value="1829020000">
            <text:p>1829020000</text:p>
          </table:table-cell>
          <table:table-cell office:value-type="percentage" office:value="0.489065010976435">
            <text:p>48.91%</text:p>
          </table:table-cell>
          <table:table-cell table:number-columns-repeated="2"/>
        </table:table-row>
        <table:table-row table:style-name="ro1">
          <table:table-cell office:value-type="string">
            <text:p>000514</text:p>
          </table:table-cell>
          <table:table-cell office:value-type="string">
            <text:p>渝 开 发</text:p>
          </table:table-cell>
          <table:table-cell office:value-type="float" office:value="6582030000">
            <text:p>6582030000</text:p>
          </table:table-cell>
          <table:table-cell office:value-type="float" office:value="3219150000">
            <text:p>3219150000</text:p>
          </table:table-cell>
          <table:table-cell office:value-type="percentage" office:value="0.489081635908679">
            <text:p>48.91%</text:p>
          </table:table-cell>
          <table:table-cell table:number-columns-repeated="2"/>
        </table:table-row>
        <table:table-row table:style-name="ro1">
          <table:table-cell office:value-type="string">
            <text:p>600936</text:p>
          </table:table-cell>
          <table:table-cell office:value-type="string">
            <text:p>广西广电</text:p>
          </table:table-cell>
          <table:table-cell office:value-type="float" office:value="6757890000">
            <text:p>6757890000</text:p>
          </table:table-cell>
          <table:table-cell office:value-type="float" office:value="3305900000">
            <text:p>3305900000</text:p>
          </table:table-cell>
          <table:table-cell office:value-type="percentage" office:value="0.489191152859842">
            <text:p>48.92%</text:p>
          </table:table-cell>
          <table:table-cell table:number-columns-repeated="2"/>
        </table:table-row>
        <table:table-row table:style-name="ro2">
          <table:table-cell office:value-type="string">
            <text:p>000922</text:p>
          </table:table-cell>
          <table:table-cell office:value-type="string">
            <text:p>*ST佳电</text:p>
          </table:table-cell>
          <table:table-cell office:value-type="float" office:value="2806680000">
            <text:p>2806680000</text:p>
          </table:table-cell>
          <table:table-cell office:value-type="float" office:value="1373100000">
            <text:p>1373100000</text:p>
          </table:table-cell>
          <table:table-cell office:value-type="percentage" office:value="0.489225704390953">
            <text:p>48.92%</text:p>
          </table:table-cell>
          <table:table-cell table:number-columns-repeated="2"/>
        </table:table-row>
        <table:table-row table:style-name="ro1">
          <table:table-cell office:value-type="string">
            <text:p>002259</text:p>
          </table:table-cell>
          <table:table-cell office:value-type="string">
            <text:p>升达林业</text:p>
          </table:table-cell>
          <table:table-cell office:value-type="float" office:value="3696630000">
            <text:p>3696630000</text:p>
          </table:table-cell>
          <table:table-cell office:value-type="float" office:value="1808800000">
            <text:p>1808800000</text:p>
          </table:table-cell>
          <table:table-cell office:value-type="percentage" office:value="0.489310534189248">
            <text:p>48.93%</text:p>
          </table:table-cell>
          <table:table-cell table:number-columns-repeated="2"/>
        </table:table-row>
        <table:table-row table:style-name="ro1">
          <table:table-cell office:value-type="string">
            <text:p>002774</text:p>
          </table:table-cell>
          <table:table-cell office:value-type="string">
            <text:p>快意电梯</text:p>
          </table:table-cell>
          <table:table-cell office:value-type="float" office:value="897840000">
            <text:p>897840000</text:p>
          </table:table-cell>
          <table:table-cell office:value-type="float" office:value="439390000">
            <text:p>439390000</text:p>
          </table:table-cell>
          <table:table-cell office:value-type="percentage" office:value="0.489385636639045">
            <text:p>48.94%</text:p>
          </table:table-cell>
          <table:table-cell table:number-columns-repeated="2"/>
        </table:table-row>
        <table:table-row table:style-name="ro1">
          <table:table-cell office:value-type="string">
            <text:p>000910</text:p>
          </table:table-cell>
          <table:table-cell office:value-type="string">
            <text:p>大亚圣象</text:p>
          </table:table-cell>
          <table:table-cell office:value-type="float" office:value="5931620000">
            <text:p>5931620000</text:p>
          </table:table-cell>
          <table:table-cell office:value-type="float" office:value="2903260000">
            <text:p>2903260000</text:p>
          </table:table-cell>
          <table:table-cell office:value-type="percentage" office:value="0.489454820099737">
            <text:p>48.95%</text:p>
          </table:table-cell>
          <table:table-cell table:number-columns-repeated="2"/>
        </table:table-row>
        <table:table-row table:style-name="ro1">
          <table:table-cell office:value-type="string">
            <text:p>600406</text:p>
          </table:table-cell>
          <table:table-cell office:value-type="string">
            <text:p>国电南瑞</text:p>
          </table:table-cell>
          <table:table-cell office:value-type="float" office:value="17532390000">
            <text:p>17532390000</text:p>
          </table:table-cell>
          <table:table-cell office:value-type="float" office:value="8581630000">
            <text:p>8581630000</text:p>
          </table:table-cell>
          <table:table-cell office:value-type="percentage" office:value="0.48947291270614">
            <text:p>48.95%</text:p>
          </table:table-cell>
          <table:table-cell table:number-columns-repeated="2"/>
        </table:table-row>
        <table:table-row table:style-name="ro1">
          <table:table-cell office:value-type="string">
            <text:p>000507</text:p>
          </table:table-cell>
          <table:table-cell office:value-type="string">
            <text:p>珠海港</text:p>
          </table:table-cell>
          <table:table-cell office:value-type="float" office:value="5721020000">
            <text:p>5721020000</text:p>
          </table:table-cell>
          <table:table-cell office:value-type="float" office:value="2803510000">
            <text:p>2803510000</text:p>
          </table:table-cell>
          <table:table-cell office:value-type="percentage" office:value="0.490036741699907">
            <text:p>49.00%</text:p>
          </table:table-cell>
          <table:table-cell table:number-columns-repeated="2"/>
        </table:table-row>
        <table:table-row table:style-name="ro1">
          <table:table-cell office:value-type="string">
            <text:p>002024</text:p>
          </table:table-cell>
          <table:table-cell office:value-type="string">
            <text:p>苏宁云商</text:p>
          </table:table-cell>
          <table:table-cell office:value-type="float" office:value="137167240000">
            <text:p>137167240000</text:p>
          </table:table-cell>
          <table:table-cell office:value-type="float" office:value="67245260000">
            <text:p>67245260000</text:p>
          </table:table-cell>
          <table:table-cell office:value-type="percentage" office:value="0.490242859738229">
            <text:p>49.02%</text:p>
          </table:table-cell>
          <table:table-cell table:number-columns-repeated="2"/>
        </table:table-row>
        <table:table-row table:style-name="ro1">
          <table:table-cell office:value-type="string">
            <text:p>603126</text:p>
          </table:table-cell>
          <table:table-cell office:value-type="string">
            <text:p>中材节能</text:p>
          </table:table-cell>
          <table:table-cell office:value-type="float" office:value="3391260000">
            <text:p>3391260000</text:p>
          </table:table-cell>
          <table:table-cell office:value-type="float" office:value="1662610000">
            <text:p>1662610000</text:p>
          </table:table-cell>
          <table:table-cell office:value-type="percentage" office:value="0.490263206006027">
            <text:p>49.03%</text:p>
          </table:table-cell>
          <table:table-cell table:number-columns-repeated="2"/>
        </table:table-row>
        <table:table-row table:style-name="ro1">
          <table:table-cell office:value-type="string">
            <text:p>300407</text:p>
          </table:table-cell>
          <table:table-cell office:value-type="string">
            <text:p>凯发电气</text:p>
          </table:table-cell>
          <table:table-cell office:value-type="float" office:value="1806000000">
            <text:p>1806000000</text:p>
          </table:table-cell>
          <table:table-cell office:value-type="float" office:value="885520000">
            <text:p>885520000</text:p>
          </table:table-cell>
          <table:table-cell office:value-type="percentage" office:value="0.490321151716501">
            <text:p>49.03%</text:p>
          </table:table-cell>
          <table:table-cell table:number-columns-repeated="2"/>
        </table:table-row>
        <table:table-row table:style-name="ro1">
          <table:table-cell office:value-type="string">
            <text:p>002647</text:p>
          </table:table-cell>
          <table:table-cell office:value-type="string">
            <text:p>民盛金科</text:p>
          </table:table-cell>
          <table:table-cell office:value-type="float" office:value="2254840000">
            <text:p>2254840000</text:p>
          </table:table-cell>
          <table:table-cell office:value-type="float" office:value="1105680000">
            <text:p>1105680000</text:p>
          </table:table-cell>
          <table:table-cell office:value-type="percentage" office:value="0.490358517677529">
            <text:p>49.04%</text:p>
          </table:table-cell>
          <table:table-cell table:number-columns-repeated="2"/>
        </table:table-row>
        <table:table-row table:style-name="ro1">
          <table:table-cell office:value-type="string">
            <text:p>300520</text:p>
          </table:table-cell>
          <table:table-cell office:value-type="string">
            <text:p>科大国创</text:p>
          </table:table-cell>
          <table:table-cell office:value-type="float" office:value="1033860000">
            <text:p>1033860000</text:p>
          </table:table-cell>
          <table:table-cell office:value-type="float" office:value="507020000">
            <text:p>507020000</text:p>
          </table:table-cell>
          <table:table-cell office:value-type="percentage" office:value="0.490414562900199">
            <text:p>49.04%</text:p>
          </table:table-cell>
          <table:table-cell table:number-columns-repeated="2"/>
        </table:table-row>
        <table:table-row table:style-name="ro1">
          <table:table-cell office:value-type="string">
            <text:p>000601</text:p>
          </table:table-cell>
          <table:table-cell office:value-type="string">
            <text:p>韶能股份</text:p>
          </table:table-cell>
          <table:table-cell office:value-type="float" office:value="8833200000">
            <text:p>8833200000</text:p>
          </table:table-cell>
          <table:table-cell office:value-type="float" office:value="4334860000">
            <text:p>4334860000</text:p>
          </table:table-cell>
          <table:table-cell office:value-type="percentage" office:value="0.490746275415478">
            <text:p>49.07%</text:p>
          </table:table-cell>
          <table:table-cell table:number-columns-repeated="2"/>
        </table:table-row>
        <table:table-row table:style-name="ro1">
          <table:table-cell office:value-type="string">
            <text:p>600106</text:p>
          </table:table-cell>
          <table:table-cell office:value-type="string">
            <text:p>重庆路桥</text:p>
          </table:table-cell>
          <table:table-cell office:value-type="float" office:value="6848870000">
            <text:p>6848870000</text:p>
          </table:table-cell>
          <table:table-cell office:value-type="float" office:value="3361140000">
            <text:p>3361140000</text:p>
          </table:table-cell>
          <table:table-cell office:value-type="percentage" office:value="0.490758329476249">
            <text:p>49.08%</text:p>
          </table:table-cell>
          <table:table-cell table:number-columns-repeated="2"/>
        </table:table-row>
        <table:table-row table:style-name="ro1">
          <table:table-cell office:value-type="string">
            <text:p>002655</text:p>
          </table:table-cell>
          <table:table-cell office:value-type="string">
            <text:p>共达电声</text:p>
          </table:table-cell>
          <table:table-cell office:value-type="float" office:value="1269270000">
            <text:p>1269270000</text:p>
          </table:table-cell>
          <table:table-cell office:value-type="float" office:value="623020000">
            <text:p>623020000</text:p>
          </table:table-cell>
          <table:table-cell office:value-type="percentage" office:value="0.490849070725693">
            <text:p>49.08%</text:p>
          </table:table-cell>
          <table:table-cell table:number-columns-repeated="2"/>
        </table:table-row>
        <table:table-row table:style-name="ro1">
          <table:table-cell office:value-type="string">
            <text:p>600501</text:p>
          </table:table-cell>
          <table:table-cell office:value-type="string">
            <text:p>航天晨光</text:p>
          </table:table-cell>
          <table:table-cell office:value-type="float" office:value="4716110000">
            <text:p>4716110000</text:p>
          </table:table-cell>
          <table:table-cell office:value-type="float" office:value="2315540000">
            <text:p>2315540000</text:p>
          </table:table-cell>
          <table:table-cell office:value-type="percentage" office:value="0.490985155138451">
            <text:p>49.10%</text:p>
          </table:table-cell>
          <table:table-cell table:number-columns-repeated="2"/>
        </table:table-row>
        <table:table-row table:style-name="ro1">
          <table:table-cell office:value-type="string">
            <text:p>000908</text:p>
          </table:table-cell>
          <table:table-cell office:value-type="string">
            <text:p>景峰医药</text:p>
          </table:table-cell>
          <table:table-cell office:value-type="float" office:value="5134010000">
            <text:p>5134010000</text:p>
          </table:table-cell>
          <table:table-cell office:value-type="float" office:value="2521630000">
            <text:p>2521630000</text:p>
          </table:table-cell>
          <table:table-cell office:value-type="percentage" office:value="0.491161879310714">
            <text:p>49.12%</text:p>
          </table:table-cell>
          <table:table-cell table:number-columns-repeated="2"/>
        </table:table-row>
        <table:table-row table:style-name="ro1">
          <table:table-cell office:value-type="string">
            <text:p>600505</text:p>
          </table:table-cell>
          <table:table-cell office:value-type="string">
            <text:p>西昌电力</text:p>
          </table:table-cell>
          <table:table-cell office:value-type="float" office:value="2414890000">
            <text:p>2414890000</text:p>
          </table:table-cell>
          <table:table-cell office:value-type="float" office:value="1186170000">
            <text:p>1186170000</text:p>
          </table:table-cell>
          <table:table-cell office:value-type="percentage" office:value="0.491190074910244">
            <text:p>49.12%</text:p>
          </table:table-cell>
          <table:table-cell table:number-columns-repeated="2"/>
        </table:table-row>
        <table:table-row table:style-name="ro1">
          <table:table-cell office:value-type="string">
            <text:p>002480</text:p>
          </table:table-cell>
          <table:table-cell office:value-type="string">
            <text:p>新筑股份</text:p>
          </table:table-cell>
          <table:table-cell office:value-type="float" office:value="4801020000">
            <text:p>4801020000</text:p>
          </table:table-cell>
          <table:table-cell office:value-type="float" office:value="2358740000">
            <text:p>2358740000</text:p>
          </table:table-cell>
          <table:table-cell office:value-type="percentage" office:value="0.491299765466505">
            <text:p>49.13%</text:p>
          </table:table-cell>
          <table:table-cell table:number-columns-repeated="2"/>
        </table:table-row>
        <table:table-row table:style-name="ro1">
          <table:table-cell office:value-type="string">
            <text:p>000421</text:p>
          </table:table-cell>
          <table:table-cell office:value-type="string">
            <text:p>南京公用</text:p>
          </table:table-cell>
          <table:table-cell office:value-type="float" office:value="7042310000">
            <text:p>7042310000</text:p>
          </table:table-cell>
          <table:table-cell office:value-type="float" office:value="3463930000">
            <text:p>3463930000</text:p>
          </table:table-cell>
          <table:table-cell office:value-type="percentage" office:value="0.491874115169596">
            <text:p>49.19%</text:p>
          </table:table-cell>
          <table:table-cell table:number-columns-repeated="2"/>
        </table:table-row>
        <table:table-row table:style-name="ro1">
          <table:table-cell office:value-type="string">
            <text:p>002873</text:p>
          </table:table-cell>
          <table:table-cell office:value-type="string">
            <text:p>新天药业</text:p>
          </table:table-cell>
          <table:table-cell office:value-type="float" office:value="549540000">
            <text:p>549540000</text:p>
          </table:table-cell>
          <table:table-cell office:value-type="float" office:value="270330000">
            <text:p>270330000</text:p>
          </table:table-cell>
          <table:table-cell office:value-type="percentage" office:value="0.491920515340103">
            <text:p>49.19%</text:p>
          </table:table-cell>
          <table:table-cell table:number-columns-repeated="2"/>
        </table:table-row>
        <table:table-row table:style-name="ro1">
          <table:table-cell office:value-type="string">
            <text:p>600463</text:p>
          </table:table-cell>
          <table:table-cell office:value-type="string">
            <text:p>空港股份</text:p>
          </table:table-cell>
          <table:table-cell office:value-type="float" office:value="2918950000">
            <text:p>2918950000</text:p>
          </table:table-cell>
          <table:table-cell office:value-type="float" office:value="1436030000">
            <text:p>1436030000</text:p>
          </table:table-cell>
          <table:table-cell office:value-type="percentage" office:value="0.491968002192569">
            <text:p>49.20%</text:p>
          </table:table-cell>
          <table:table-cell table:number-columns-repeated="2"/>
        </table:table-row>
        <table:table-row table:style-name="ro1">
          <table:table-cell office:value-type="string">
            <text:p>002269</text:p>
          </table:table-cell>
          <table:table-cell office:value-type="string">
            <text:p>美邦服饰</text:p>
          </table:table-cell>
          <table:table-cell office:value-type="float" office:value="6187200000">
            <text:p>6187200000</text:p>
          </table:table-cell>
          <table:table-cell office:value-type="float" office:value="3045250000">
            <text:p>3045250000</text:p>
          </table:table-cell>
          <table:table-cell office:value-type="percentage" office:value="0.492185479700026">
            <text:p>49.22%</text:p>
          </table:table-cell>
          <table:table-cell table:number-columns-repeated="2"/>
        </table:table-row>
        <table:table-row table:style-name="ro1">
          <table:table-cell office:value-type="string">
            <text:p>002157</text:p>
          </table:table-cell>
          <table:table-cell office:value-type="string">
            <text:p>正邦科技</text:p>
          </table:table-cell>
          <table:table-cell office:value-type="float" office:value="12258950000">
            <text:p>12258950000</text:p>
          </table:table-cell>
          <table:table-cell office:value-type="float" office:value="6039830000">
            <text:p>6039830000</text:p>
          </table:table-cell>
          <table:table-cell office:value-type="percentage" office:value="0.492687383503481">
            <text:p>49.27%</text:p>
          </table:table-cell>
          <table:table-cell table:number-columns-repeated="2"/>
        </table:table-row>
        <table:table-row table:style-name="ro1">
          <table:table-cell office:value-type="string">
            <text:p>600155</text:p>
          </table:table-cell>
          <table:table-cell office:value-type="string">
            <text:p>宝硕股份</text:p>
          </table:table-cell>
          <table:table-cell office:value-type="float" office:value="29907870000">
            <text:p>29907870000</text:p>
          </table:table-cell>
          <table:table-cell office:value-type="float" office:value="14739420000">
            <text:p>14739420000</text:p>
          </table:table-cell>
          <table:table-cell office:value-type="percentage" office:value="0.492827473170105">
            <text:p>49.28%</text:p>
          </table:table-cell>
          <table:table-cell table:number-columns-repeated="2"/>
        </table:table-row>
        <table:table-row table:style-name="ro1">
          <table:table-cell office:value-type="string">
            <text:p>603337</text:p>
          </table:table-cell>
          <table:table-cell office:value-type="string">
            <text:p>杰克股份</text:p>
          </table:table-cell>
          <table:table-cell office:value-type="float" office:value="1988530000">
            <text:p>1988530000</text:p>
          </table:table-cell>
          <table:table-cell office:value-type="float" office:value="980480000">
            <text:p>980480000</text:p>
          </table:table-cell>
          <table:table-cell office:value-type="percentage" office:value="0.493067743509024">
            <text:p>49.31%</text:p>
          </table:table-cell>
          <table:table-cell table:number-columns-repeated="2"/>
        </table:table-row>
        <table:table-row table:style-name="ro1">
          <table:table-cell office:value-type="string">
            <text:p>600552</text:p>
          </table:table-cell>
          <table:table-cell office:value-type="string">
            <text:p>凯盛科技</text:p>
          </table:table-cell>
          <table:table-cell office:value-type="float" office:value="4873140000">
            <text:p>4873140000</text:p>
          </table:table-cell>
          <table:table-cell office:value-type="float" office:value="2403520000">
            <text:p>2403520000</text:p>
          </table:table-cell>
          <table:table-cell office:value-type="percentage" office:value="0.493217925198127">
            <text:p>49.32%</text:p>
          </table:table-cell>
          <table:table-cell table:number-columns-repeated="2"/>
        </table:table-row>
        <table:table-row table:style-name="ro1">
          <table:table-cell office:value-type="string">
            <text:p>600226</text:p>
          </table:table-cell>
          <table:table-cell office:value-type="string">
            <text:p>升华拜克</text:p>
          </table:table-cell>
          <table:table-cell office:value-type="float" office:value="3371190000">
            <text:p>3371190000</text:p>
          </table:table-cell>
          <table:table-cell office:value-type="float" office:value="1662800000">
            <text:p>1662800000</text:p>
          </table:table-cell>
          <table:table-cell office:value-type="percentage" office:value="0.493238292709696">
            <text:p>49.32%</text:p>
          </table:table-cell>
          <table:table-cell table:number-columns-repeated="2"/>
        </table:table-row>
        <table:table-row table:style-name="ro1">
          <table:table-cell office:value-type="string">
            <text:p>000550</text:p>
          </table:table-cell>
          <table:table-cell office:value-type="string">
            <text:p>江铃汽车</text:p>
          </table:table-cell>
          <table:table-cell office:value-type="float" office:value="24493790000">
            <text:p>24493790000</text:p>
          </table:table-cell>
          <table:table-cell office:value-type="float" office:value="12084550000">
            <text:p>12084550000</text:p>
          </table:table-cell>
          <table:table-cell office:value-type="percentage" office:value="0.493371993472631">
            <text:p>49.34%</text:p>
          </table:table-cell>
          <table:table-cell table:number-columns-repeated="2"/>
        </table:table-row>
        <table:table-row table:style-name="ro1">
          <table:table-cell office:value-type="string">
            <text:p>002623</text:p>
          </table:table-cell>
          <table:table-cell office:value-type="string">
            <text:p>亚玛顿</text:p>
          </table:table-cell>
          <table:table-cell office:value-type="float" office:value="4280410000">
            <text:p>4280410000</text:p>
          </table:table-cell>
          <table:table-cell office:value-type="float" office:value="2114340000">
            <text:p>2114340000</text:p>
          </table:table-cell>
          <table:table-cell office:value-type="percentage" office:value="0.493957354552484">
            <text:p>49.40%</text:p>
          </table:table-cell>
          <table:table-cell table:number-columns-repeated="2"/>
        </table:table-row>
        <table:table-row table:style-name="ro1">
          <table:table-cell office:value-type="string">
            <text:p>002869</text:p>
          </table:table-cell>
          <table:table-cell office:value-type="string">
            <text:p>金溢科技</text:p>
          </table:table-cell>
          <table:table-cell office:value-type="float" office:value="836660000">
            <text:p>836660000</text:p>
          </table:table-cell>
          <table:table-cell office:value-type="float" office:value="413590000">
            <text:p>413590000</text:p>
          </table:table-cell>
          <table:table-cell office:value-type="percentage" office:value="0.494334616212081">
            <text:p>49.43%</text:p>
          </table:table-cell>
          <table:table-cell table:number-columns-repeated="2"/>
        </table:table-row>
        <table:table-row table:style-name="ro1">
          <table:table-cell office:value-type="string">
            <text:p>000020</text:p>
          </table:table-cell>
          <table:table-cell office:value-type="string">
            <text:p>深华发Ａ</text:p>
          </table:table-cell>
          <table:table-cell office:value-type="float" office:value="632480000">
            <text:p>632480000</text:p>
          </table:table-cell>
          <table:table-cell office:value-type="float" office:value="312780000">
            <text:p>312780000</text:p>
          </table:table-cell>
          <table:table-cell office:value-type="percentage" office:value="0.49452947128763">
            <text:p>49.45%</text:p>
          </table:table-cell>
          <table:table-cell table:number-columns-repeated="2"/>
        </table:table-row>
        <table:table-row table:style-name="ro1">
          <table:table-cell office:value-type="string">
            <text:p>002453</text:p>
          </table:table-cell>
          <table:table-cell office:value-type="string">
            <text:p>天马精化</text:p>
          </table:table-cell>
          <table:table-cell office:value-type="float" office:value="1893300000">
            <text:p>1893300000</text:p>
          </table:table-cell>
          <table:table-cell office:value-type="float" office:value="936440000">
            <text:p>936440000</text:p>
          </table:table-cell>
          <table:table-cell office:value-type="percentage" office:value="0.494607299424286">
            <text:p>49.46%</text:p>
          </table:table-cell>
          <table:table-cell table:number-columns-repeated="2"/>
        </table:table-row>
        <table:table-row table:style-name="ro1">
          <table:table-cell office:value-type="string">
            <text:p>600575</text:p>
          </table:table-cell>
          <table:table-cell office:value-type="string">
            <text:p>皖江物流</text:p>
          </table:table-cell>
          <table:table-cell office:value-type="float" office:value="18480510000">
            <text:p>18480510000</text:p>
          </table:table-cell>
          <table:table-cell office:value-type="float" office:value="9151680000">
            <text:p>9151680000</text:p>
          </table:table-cell>
          <table:table-cell office:value-type="percentage" office:value="0.495207112790718">
            <text:p>49.52%</text:p>
          </table:table-cell>
          <table:table-cell table:number-columns-repeated="2"/>
        </table:table-row>
        <table:table-row table:style-name="ro1">
          <table:table-cell office:value-type="string">
            <text:p>000920</text:p>
          </table:table-cell>
          <table:table-cell office:value-type="string">
            <text:p>南方汇通</text:p>
          </table:table-cell>
          <table:table-cell office:value-type="float" office:value="1787250000">
            <text:p>1787250000</text:p>
          </table:table-cell>
          <table:table-cell office:value-type="float" office:value="885230000">
            <text:p>885230000</text:p>
          </table:table-cell>
          <table:table-cell office:value-type="percentage" office:value="0.49530283955798">
            <text:p>49.53%</text:p>
          </table:table-cell>
          <table:table-cell table:number-columns-repeated="2"/>
        </table:table-row>
        <table:table-row table:style-name="ro1">
          <table:table-cell office:value-type="string">
            <text:p>300418</text:p>
          </table:table-cell>
          <table:table-cell office:value-type="string">
            <text:p>昆仑万维</text:p>
          </table:table-cell>
          <table:table-cell office:value-type="float" office:value="6306050000">
            <text:p>6306050000</text:p>
          </table:table-cell>
          <table:table-cell office:value-type="float" office:value="3125010000">
            <text:p>3125010000</text:p>
          </table:table-cell>
          <table:table-cell office:value-type="percentage" office:value="0.495557440870275">
            <text:p>49.56%</text:p>
          </table:table-cell>
          <table:table-cell table:number-columns-repeated="2"/>
        </table:table-row>
        <table:table-row table:style-name="ro1">
          <table:table-cell office:value-type="string">
            <text:p>603677</text:p>
          </table:table-cell>
          <table:table-cell office:value-type="string">
            <text:p>奇精机械</text:p>
          </table:table-cell>
          <table:table-cell office:value-type="float" office:value="906490000">
            <text:p>906490000</text:p>
          </table:table-cell>
          <table:table-cell office:value-type="float" office:value="449470000">
            <text:p>449470000</text:p>
          </table:table-cell>
          <table:table-cell office:value-type="percentage" office:value="0.495835585610431">
            <text:p>49.58%</text:p>
          </table:table-cell>
          <table:table-cell table:number-columns-repeated="2"/>
        </table:table-row>
        <table:table-row table:style-name="ro1">
          <table:table-cell office:value-type="string">
            <text:p>000520</text:p>
          </table:table-cell>
          <table:table-cell office:value-type="string">
            <text:p>长航凤凰</text:p>
          </table:table-cell>
          <table:table-cell office:value-type="float" office:value="527780000">
            <text:p>527780000</text:p>
          </table:table-cell>
          <table:table-cell office:value-type="float" office:value="261960000">
            <text:p>261960000</text:p>
          </table:table-cell>
          <table:table-cell office:value-type="percentage" office:value="0.496343173291902">
            <text:p>49.63%</text:p>
          </table:table-cell>
          <table:table-cell table:number-columns-repeated="2"/>
        </table:table-row>
        <table:table-row table:style-name="ro1">
          <table:table-cell office:value-type="string">
            <text:p>600075</text:p>
          </table:table-cell>
          <table:table-cell office:value-type="string">
            <text:p>新疆天业</text:p>
          </table:table-cell>
          <table:table-cell office:value-type="float" office:value="8527330000">
            <text:p>8527330000</text:p>
          </table:table-cell>
          <table:table-cell office:value-type="float" office:value="4233530000">
            <text:p>4233530000</text:p>
          </table:table-cell>
          <table:table-cell office:value-type="percentage" office:value="0.49646606851148">
            <text:p>49.65%</text:p>
          </table:table-cell>
          <table:table-cell table:number-columns-repeated="2"/>
        </table:table-row>
        <table:table-row table:style-name="ro1">
          <table:table-cell office:value-type="string">
            <text:p>600798</text:p>
          </table:table-cell>
          <table:table-cell office:value-type="string">
            <text:p>宁波海运</text:p>
          </table:table-cell>
          <table:table-cell office:value-type="float" office:value="6387400000">
            <text:p>6387400000</text:p>
          </table:table-cell>
          <table:table-cell office:value-type="float" office:value="3171590000">
            <text:p>3171590000</text:p>
          </table:table-cell>
          <table:table-cell office:value-type="percentage" office:value="0.496538497667282">
            <text:p>49.65%</text:p>
          </table:table-cell>
          <table:table-cell table:number-columns-repeated="2"/>
        </table:table-row>
        <table:table-row table:style-name="ro1">
          <table:table-cell office:value-type="string">
            <text:p>300317</text:p>
          </table:table-cell>
          <table:table-cell office:value-type="string">
            <text:p>珈伟股份</text:p>
          </table:table-cell>
          <table:table-cell office:value-type="float" office:value="9061880000">
            <text:p>9061880000</text:p>
          </table:table-cell>
          <table:table-cell office:value-type="float" office:value="4500370000">
            <text:p>4500370000</text:p>
          </table:table-cell>
          <table:table-cell office:value-type="percentage" office:value="0.496626527828663">
            <text:p>49.66%</text:p>
          </table:table-cell>
          <table:table-cell table:number-columns-repeated="2"/>
        </table:table-row>
        <table:table-row table:style-name="ro1">
          <table:table-cell office:value-type="string">
            <text:p>603358</text:p>
          </table:table-cell>
          <table:table-cell office:value-type="string">
            <text:p>华达科技</text:p>
          </table:table-cell>
          <table:table-cell office:value-type="float" office:value="2504360000">
            <text:p>2504360000</text:p>
          </table:table-cell>
          <table:table-cell office:value-type="float" office:value="1244420000">
            <text:p>1244420000</text:p>
          </table:table-cell>
          <table:table-cell office:value-type="percentage" office:value="0.496901403951509">
            <text:p>49.69%</text:p>
          </table:table-cell>
          <table:table-cell table:number-columns-repeated="2"/>
        </table:table-row>
        <table:table-row table:style-name="ro1">
          <table:table-cell office:value-type="string">
            <text:p>600624</text:p>
          </table:table-cell>
          <table:table-cell office:value-type="string">
            <text:p>复旦复华</text:p>
          </table:table-cell>
          <table:table-cell office:value-type="float" office:value="2304990000">
            <text:p>2304990000</text:p>
          </table:table-cell>
          <table:table-cell office:value-type="float" office:value="1145640000">
            <text:p>1145640000</text:p>
          </table:table-cell>
          <table:table-cell office:value-type="percentage" office:value="0.497026017466453">
            <text:p>49.70%</text:p>
          </table:table-cell>
          <table:table-cell table:number-columns-repeated="2"/>
        </table:table-row>
        <table:table-row table:style-name="ro1">
          <table:table-cell office:value-type="string">
            <text:p>000973</text:p>
          </table:table-cell>
          <table:table-cell office:value-type="string">
            <text:p>佛塑科技</text:p>
          </table:table-cell>
          <table:table-cell office:value-type="float" office:value="4871850000">
            <text:p>4871850000</text:p>
          </table:table-cell>
          <table:table-cell office:value-type="float" office:value="2423090000">
            <text:p>2423090000</text:p>
          </table:table-cell>
          <table:table-cell office:value-type="percentage" office:value="0.497365477180127">
            <text:p>49.74%</text:p>
          </table:table-cell>
          <table:table-cell table:number-columns-repeated="2"/>
        </table:table-row>
        <table:table-row table:style-name="ro1">
          <table:table-cell office:value-type="string">
            <text:p>300323</text:p>
          </table:table-cell>
          <table:table-cell office:value-type="string">
            <text:p>华灿光电</text:p>
          </table:table-cell>
          <table:table-cell office:value-type="float" office:value="6883090000">
            <text:p>6883090000</text:p>
          </table:table-cell>
          <table:table-cell office:value-type="float" office:value="3426750000">
            <text:p>3426750000</text:p>
          </table:table-cell>
          <table:table-cell office:value-type="percentage" office:value="0.497850529340747">
            <text:p>49.79%</text:p>
          </table:table-cell>
          <table:table-cell table:number-columns-repeated="2"/>
        </table:table-row>
        <table:table-row table:style-name="ro1">
          <table:table-cell office:value-type="string">
            <text:p>603019</text:p>
          </table:table-cell>
          <table:table-cell office:value-type="string">
            <text:p>中科曙光</text:p>
          </table:table-cell>
          <table:table-cell office:value-type="float" office:value="6131600000">
            <text:p>6131600000</text:p>
          </table:table-cell>
          <table:table-cell office:value-type="float" office:value="3053480000">
            <text:p>3053480000</text:p>
          </table:table-cell>
          <table:table-cell office:value-type="percentage" office:value="0.497990736512493">
            <text:p>49.80%</text:p>
          </table:table-cell>
          <table:table-cell table:number-columns-repeated="2"/>
        </table:table-row>
        <table:table-row table:style-name="ro1">
          <table:table-cell office:value-type="string">
            <text:p>002190</text:p>
          </table:table-cell>
          <table:table-cell office:value-type="string">
            <text:p>成飞集成</text:p>
          </table:table-cell>
          <table:table-cell office:value-type="float" office:value="8833900000">
            <text:p>8833900000</text:p>
          </table:table-cell>
          <table:table-cell office:value-type="float" office:value="4402580000">
            <text:p>4402580000</text:p>
          </table:table-cell>
          <table:table-cell office:value-type="percentage" office:value="0.498373311900746">
            <text:p>49.84%</text:p>
          </table:table-cell>
          <table:table-cell table:number-columns-repeated="2"/>
        </table:table-row>
        <table:table-row table:style-name="ro1">
          <table:table-cell office:value-type="string">
            <text:p>300438</text:p>
          </table:table-cell>
          <table:table-cell office:value-type="string">
            <text:p>鹏辉能源</text:p>
          </table:table-cell>
          <table:table-cell office:value-type="float" office:value="1901620000">
            <text:p>1901620000</text:p>
          </table:table-cell>
          <table:table-cell office:value-type="float" office:value="947780000">
            <text:p>947780000</text:p>
          </table:table-cell>
          <table:table-cell office:value-type="percentage" office:value="0.498406621722531">
            <text:p>49.84%</text:p>
          </table:table-cell>
          <table:table-cell table:number-columns-repeated="2"/>
        </table:table-row>
        <table:table-row table:style-name="ro1">
          <table:table-cell office:value-type="string">
            <text:p>600559</text:p>
          </table:table-cell>
          <table:table-cell office:value-type="string">
            <text:p>老白干酒</text:p>
          </table:table-cell>
          <table:table-cell office:value-type="float" office:value="3204310000">
            <text:p>3204310000</text:p>
          </table:table-cell>
          <table:table-cell office:value-type="float" office:value="1597090000">
            <text:p>1597090000</text:p>
          </table:table-cell>
          <table:table-cell office:value-type="percentage" office:value="0.498419316483112">
            <text:p>49.84%</text:p>
          </table:table-cell>
          <table:table-cell table:number-columns-repeated="2"/>
        </table:table-row>
        <table:table-row table:style-name="ro1">
          <table:table-cell office:value-type="string">
            <text:p>603689</text:p>
          </table:table-cell>
          <table:table-cell office:value-type="string">
            <text:p>皖天然气</text:p>
          </table:table-cell>
          <table:table-cell office:value-type="float" office:value="2768830000">
            <text:p>2768830000</text:p>
          </table:table-cell>
          <table:table-cell office:value-type="float" office:value="1380910000">
            <text:p>1380910000</text:p>
          </table:table-cell>
          <table:table-cell office:value-type="percentage" office:value="0.49873412235493">
            <text:p>49.87%</text:p>
          </table:table-cell>
          <table:table-cell table:number-columns-repeated="2"/>
        </table:table-row>
        <table:table-row table:style-name="ro1">
          <table:table-cell office:value-type="string">
            <text:p>300608</text:p>
          </table:table-cell>
          <table:table-cell office:value-type="string">
            <text:p>思特奇</text:p>
          </table:table-cell>
          <table:table-cell office:value-type="float" office:value="741290000">
            <text:p>741290000</text:p>
          </table:table-cell>
          <table:table-cell office:value-type="float" office:value="370070000">
            <text:p>370070000</text:p>
          </table:table-cell>
          <table:table-cell office:value-type="percentage" office:value="0.499224325162892">
            <text:p>49.92%</text:p>
          </table:table-cell>
          <table:table-cell table:number-columns-repeated="2"/>
        </table:table-row>
        <table:table-row table:style-name="ro1">
          <table:table-cell office:value-type="string">
            <text:p>000678</text:p>
          </table:table-cell>
          <table:table-cell office:value-type="string">
            <text:p>襄阳轴承</text:p>
          </table:table-cell>
          <table:table-cell office:value-type="float" office:value="2578300000">
            <text:p>2578300000</text:p>
          </table:table-cell>
          <table:table-cell office:value-type="float" office:value="1288770000">
            <text:p>1288770000</text:p>
          </table:table-cell>
          <table:table-cell office:value-type="percentage" office:value="0.499852616064849">
            <text:p>49.99%</text:p>
          </table:table-cell>
          <table:table-cell table:number-columns-repeated="2"/>
        </table:table-row>
        <table:table-row table:style-name="ro1">
          <table:table-cell office:value-type="string">
            <text:p>002541</text:p>
          </table:table-cell>
          <table:table-cell office:value-type="string">
            <text:p>鸿路钢构</text:p>
          </table:table-cell>
          <table:table-cell office:value-type="float" office:value="7675970000">
            <text:p>7675970000</text:p>
          </table:table-cell>
          <table:table-cell office:value-type="float" office:value="3837960000">
            <text:p>3837960000</text:p>
          </table:table-cell>
          <table:table-cell office:value-type="percentage" office:value="0.499996743082633">
            <text:p>50.00%</text:p>
          </table:table-cell>
          <table:table-cell table:number-columns-repeated="2"/>
        </table:table-row>
        <table:table-row table:style-name="ro1">
          <table:table-cell office:value-type="string">
            <text:p>000663</text:p>
          </table:table-cell>
          <table:table-cell office:value-type="string">
            <text:p>永安林业</text:p>
          </table:table-cell>
          <table:table-cell office:value-type="float" office:value="4323940000">
            <text:p>4323940000</text:p>
          </table:table-cell>
          <table:table-cell office:value-type="float" office:value="2162410000">
            <text:p>2162410000</text:p>
          </table:table-cell>
          <table:table-cell office:value-type="percentage" office:value="0.500101759043835">
            <text:p>50.01%</text:p>
          </table:table-cell>
          <table:table-cell table:number-columns-repeated="2"/>
        </table:table-row>
        <table:table-row table:style-name="ro1">
          <table:table-cell office:value-type="string">
            <text:p>002170</text:p>
          </table:table-cell>
          <table:table-cell office:value-type="string">
            <text:p>芭田股份</text:p>
          </table:table-cell>
          <table:table-cell office:value-type="float" office:value="4216610000">
            <text:p>4216610000</text:p>
          </table:table-cell>
          <table:table-cell office:value-type="float" office:value="2109940000">
            <text:p>2109940000</text:p>
          </table:table-cell>
          <table:table-cell office:value-type="percentage" office:value="0.500387752246473">
            <text:p>50.04%</text:p>
          </table:table-cell>
          <table:table-cell table:number-columns-repeated="2"/>
        </table:table-row>
        <table:table-row table:style-name="ro1">
          <table:table-cell office:value-type="string">
            <text:p>002035</text:p>
          </table:table-cell>
          <table:table-cell office:value-type="string">
            <text:p>华帝股份</text:p>
          </table:table-cell>
          <table:table-cell office:value-type="float" office:value="3593300000">
            <text:p>3593300000</text:p>
          </table:table-cell>
          <table:table-cell office:value-type="float" office:value="1798590000">
            <text:p>1798590000</text:p>
          </table:table-cell>
          <table:table-cell office:value-type="percentage" office:value="0.500539893691036">
            <text:p>50.05%</text:p>
          </table:table-cell>
          <table:table-cell table:number-columns-repeated="2"/>
        </table:table-row>
        <table:table-row table:style-name="ro1">
          <table:table-cell office:value-type="string">
            <text:p>002524</text:p>
          </table:table-cell>
          <table:table-cell office:value-type="string">
            <text:p>光正集团</text:p>
          </table:table-cell>
          <table:table-cell office:value-type="float" office:value="1620510000">
            <text:p>1620510000</text:p>
          </table:table-cell>
          <table:table-cell office:value-type="float" office:value="811720000">
            <text:p>811720000</text:p>
          </table:table-cell>
          <table:table-cell office:value-type="percentage" office:value="0.500904036383608">
            <text:p>50.09%</text:p>
          </table:table-cell>
          <table:table-cell table:number-columns-repeated="2"/>
        </table:table-row>
        <table:table-row table:style-name="ro1">
          <table:table-cell office:value-type="string">
            <text:p>002125</text:p>
          </table:table-cell>
          <table:table-cell office:value-type="string">
            <text:p>湘潭电化</text:p>
          </table:table-cell>
          <table:table-cell office:value-type="float" office:value="2178510000">
            <text:p>2178510000</text:p>
          </table:table-cell>
          <table:table-cell office:value-type="float" office:value="1091840000">
            <text:p>1091840000</text:p>
          </table:table-cell>
          <table:table-cell office:value-type="percentage" office:value="0.50118659083502">
            <text:p>50.12%</text:p>
          </table:table-cell>
          <table:table-cell table:number-columns-repeated="2"/>
        </table:table-row>
        <table:table-row table:style-name="ro1">
          <table:table-cell office:value-type="string">
            <text:p>002717</text:p>
          </table:table-cell>
          <table:table-cell office:value-type="string">
            <text:p>岭南园林</text:p>
          </table:table-cell>
          <table:table-cell office:value-type="float" office:value="5337300000">
            <text:p>5337300000</text:p>
          </table:table-cell>
          <table:table-cell office:value-type="float" office:value="2675080000">
            <text:p>2675080000</text:p>
          </table:table-cell>
          <table:table-cell office:value-type="percentage" office:value="0.501204728982819">
            <text:p>50.12%</text:p>
          </table:table-cell>
          <table:table-cell table:number-columns-repeated="2"/>
        </table:table-row>
        <table:table-row table:style-name="ro1">
          <table:table-cell office:value-type="string">
            <text:p>600706</text:p>
          </table:table-cell>
          <table:table-cell office:value-type="string">
            <text:p>曲江文旅</text:p>
          </table:table-cell>
          <table:table-cell office:value-type="float" office:value="1779690000">
            <text:p>1779690000</text:p>
          </table:table-cell>
          <table:table-cell office:value-type="float" office:value="892330000">
            <text:p>892330000</text:p>
          </table:table-cell>
          <table:table-cell office:value-type="percentage" office:value="0.501396310593418">
            <text:p>50.14%</text:p>
          </table:table-cell>
          <table:table-cell table:number-columns-repeated="2"/>
        </table:table-row>
        <table:table-row table:style-name="ro1">
          <table:table-cell office:value-type="string">
            <text:p>000426</text:p>
          </table:table-cell>
          <table:table-cell office:value-type="string">
            <text:p>兴业矿业</text:p>
          </table:table-cell>
          <table:table-cell office:value-type="float" office:value="9762780000">
            <text:p>9762780000</text:p>
          </table:table-cell>
          <table:table-cell office:value-type="float" office:value="4895920000">
            <text:p>4895920000</text:p>
          </table:table-cell>
          <table:table-cell office:value-type="percentage" office:value="0.50148830558509">
            <text:p>50.15%</text:p>
          </table:table-cell>
          <table:table-cell table:number-columns-repeated="2"/>
        </table:table-row>
        <table:table-row table:style-name="ro1">
          <table:table-cell office:value-type="string">
            <text:p>600687</text:p>
          </table:table-cell>
          <table:table-cell office:value-type="string">
            <text:p>刚泰控股</text:p>
          </table:table-cell>
          <table:table-cell office:value-type="float" office:value="11384990000">
            <text:p>11384990000</text:p>
          </table:table-cell>
          <table:table-cell office:value-type="float" office:value="5710950000">
            <text:p>5710950000</text:p>
          </table:table-cell>
          <table:table-cell office:value-type="percentage" office:value="0.501620993957834">
            <text:p>50.16%</text:p>
          </table:table-cell>
          <table:table-cell table:number-columns-repeated="2"/>
        </table:table-row>
        <table:table-row table:style-name="ro1">
          <table:table-cell office:value-type="string">
            <text:p>600074</text:p>
          </table:table-cell>
          <table:table-cell office:value-type="string">
            <text:p>保千里</text:p>
          </table:table-cell>
          <table:table-cell office:value-type="float" office:value="9442160000">
            <text:p>9442160000</text:p>
          </table:table-cell>
          <table:table-cell office:value-type="float" office:value="4742940000">
            <text:p>4742940000</text:p>
          </table:table-cell>
          <table:table-cell office:value-type="percentage" office:value="0.502315148228795">
            <text:p>50.23%</text:p>
          </table:table-cell>
          <table:table-cell table:number-columns-repeated="2"/>
        </table:table-row>
        <table:table-row table:style-name="ro1">
          <table:table-cell office:value-type="string">
            <text:p>600238</text:p>
          </table:table-cell>
          <table:table-cell office:value-type="string">
            <text:p>海南椰岛</text:p>
          </table:table-cell>
          <table:table-cell office:value-type="float" office:value="1741090000">
            <text:p>1741090000</text:p>
          </table:table-cell>
          <table:table-cell office:value-type="float" office:value="876360000">
            <text:p>876360000</text:p>
          </table:table-cell>
          <table:table-cell office:value-type="percentage" office:value="0.503339861810705">
            <text:p>50.33%</text:p>
          </table:table-cell>
          <table:table-cell table:number-columns-repeated="2"/>
        </table:table-row>
        <table:table-row table:style-name="ro1">
          <table:table-cell office:value-type="string">
            <text:p>002855</text:p>
          </table:table-cell>
          <table:table-cell office:value-type="string">
            <text:p>捷荣技术</text:p>
          </table:table-cell>
          <table:table-cell office:value-type="float" office:value="1643210000">
            <text:p>1643210000</text:p>
          </table:table-cell>
          <table:table-cell office:value-type="float" office:value="827200000">
            <text:p>827200000</text:p>
          </table:table-cell>
          <table:table-cell office:value-type="percentage" office:value="0.503404920856129">
            <text:p>50.34%</text:p>
          </table:table-cell>
          <table:table-cell table:number-columns-repeated="2"/>
        </table:table-row>
        <table:table-row table:style-name="ro1">
          <table:table-cell office:value-type="string">
            <text:p>300027</text:p>
          </table:table-cell>
          <table:table-cell office:value-type="string">
            <text:p>华谊兄弟</text:p>
          </table:table-cell>
          <table:table-cell office:value-type="float" office:value="19852630000">
            <text:p>19852630000</text:p>
          </table:table-cell>
          <table:table-cell office:value-type="float" office:value="10002220000">
            <text:p>10002220000</text:p>
          </table:table-cell>
          <table:table-cell office:value-type="percentage" office:value="0.503823422891577">
            <text:p>50.38%</text:p>
          </table:table-cell>
          <table:table-cell table:number-columns-repeated="2"/>
        </table:table-row>
        <table:table-row table:style-name="ro1">
          <table:table-cell office:value-type="string">
            <text:p>600284</text:p>
          </table:table-cell>
          <table:table-cell office:value-type="string">
            <text:p>浦东建设</text:p>
          </table:table-cell>
          <table:table-cell office:value-type="float" office:value="11085600000">
            <text:p>11085600000</text:p>
          </table:table-cell>
          <table:table-cell office:value-type="float" office:value="5592530000">
            <text:p>5592530000</text:p>
          </table:table-cell>
          <table:table-cell office:value-type="percentage" office:value="0.504485999855669">
            <text:p>50.45%</text:p>
          </table:table-cell>
          <table:table-cell table:number-columns-repeated="2"/>
        </table:table-row>
        <table:table-row table:style-name="ro1">
          <table:table-cell office:value-type="string">
            <text:p>300266</text:p>
          </table:table-cell>
          <table:table-cell office:value-type="string">
            <text:p>兴源环境</text:p>
          </table:table-cell>
          <table:table-cell office:value-type="float" office:value="6028810000">
            <text:p>6028810000</text:p>
          </table:table-cell>
          <table:table-cell office:value-type="float" office:value="3041850000">
            <text:p>3041850000</text:p>
          </table:table-cell>
          <table:table-cell office:value-type="percentage" office:value="0.504552308001082">
            <text:p>50.46%</text:p>
          </table:table-cell>
          <table:table-cell table:number-columns-repeated="2"/>
        </table:table-row>
        <table:table-row table:style-name="ro1">
          <table:table-cell office:value-type="string">
            <text:p>000733</text:p>
          </table:table-cell>
          <table:table-cell office:value-type="string">
            <text:p>振华科技</text:p>
          </table:table-cell>
          <table:table-cell office:value-type="float" office:value="8182400000">
            <text:p>8182400000</text:p>
          </table:table-cell>
          <table:table-cell office:value-type="float" office:value="4133810000">
            <text:p>4133810000</text:p>
          </table:table-cell>
          <table:table-cell office:value-type="percentage" office:value="0.505207518576457">
            <text:p>50.52%</text:p>
          </table:table-cell>
          <table:table-cell table:number-columns-repeated="2"/>
        </table:table-row>
        <table:table-row table:style-name="ro1">
          <table:table-cell office:value-type="string">
            <text:p>600499</text:p>
          </table:table-cell>
          <table:table-cell office:value-type="string">
            <text:p>科达洁能</text:p>
          </table:table-cell>
          <table:table-cell office:value-type="float" office:value="8429440000">
            <text:p>8429440000</text:p>
          </table:table-cell>
          <table:table-cell office:value-type="float" office:value="4261090000">
            <text:p>4261090000</text:p>
          </table:table-cell>
          <table:table-cell office:value-type="percentage" office:value="0.505500958545289">
            <text:p>50.55%</text:p>
          </table:table-cell>
          <table:table-cell table:number-columns-repeated="2"/>
        </table:table-row>
        <table:table-row table:style-name="ro1">
          <table:table-cell office:value-type="string">
            <text:p>600917</text:p>
          </table:table-cell>
          <table:table-cell office:value-type="string">
            <text:p>重庆燃气</text:p>
          </table:table-cell>
          <table:table-cell office:value-type="float" office:value="8085690000">
            <text:p>8085690000</text:p>
          </table:table-cell>
          <table:table-cell office:value-type="float" office:value="4087720000">
            <text:p>4087720000</text:p>
          </table:table-cell>
          <table:table-cell office:value-type="percentage" office:value="0.505549928330173">
            <text:p>50.55%</text:p>
          </table:table-cell>
          <table:table-cell table:number-columns-repeated="2"/>
        </table:table-row>
        <table:table-row table:style-name="ro1">
          <table:table-cell office:value-type="string">
            <text:p>002130</text:p>
          </table:table-cell>
          <table:table-cell office:value-type="string">
            <text:p>沃尔核材</text:p>
          </table:table-cell>
          <table:table-cell office:value-type="float" office:value="5360390000">
            <text:p>5360390000</text:p>
          </table:table-cell>
          <table:table-cell office:value-type="float" office:value="2711940000">
            <text:p>2711940000</text:p>
          </table:table-cell>
          <table:table-cell office:value-type="percentage" office:value="0.505922143724617">
            <text:p>50.59%</text:p>
          </table:table-cell>
          <table:table-cell table:number-columns-repeated="2"/>
        </table:table-row>
        <table:table-row table:style-name="ro1">
          <table:table-cell office:value-type="string">
            <text:p>002359</text:p>
          </table:table-cell>
          <table:table-cell office:value-type="string">
            <text:p>齐星铁塔</text:p>
          </table:table-cell>
          <table:table-cell office:value-type="float" office:value="1808330000">
            <text:p>1808330000</text:p>
          </table:table-cell>
          <table:table-cell office:value-type="float" office:value="915230000">
            <text:p>915230000</text:p>
          </table:table-cell>
          <table:table-cell office:value-type="percentage" office:value="0.506118905288305">
            <text:p>50.61%</text:p>
          </table:table-cell>
          <table:table-cell table:number-columns-repeated="2"/>
        </table:table-row>
        <table:table-row table:style-name="ro1">
          <table:table-cell office:value-type="string">
            <text:p>002599</text:p>
          </table:table-cell>
          <table:table-cell office:value-type="string">
            <text:p>盛通股份</text:p>
          </table:table-cell>
          <table:table-cell office:value-type="float" office:value="1393180000">
            <text:p>1393180000</text:p>
          </table:table-cell>
          <table:table-cell office:value-type="float" office:value="705640000">
            <text:p>705640000</text:p>
          </table:table-cell>
          <table:table-cell office:value-type="percentage" office:value="0.506495930174134">
            <text:p>50.65%</text:p>
          </table:table-cell>
          <table:table-cell table:number-columns-repeated="2"/>
        </table:table-row>
        <table:table-row table:style-name="ro1">
          <table:table-cell office:value-type="string">
            <text:p>603227</text:p>
          </table:table-cell>
          <table:table-cell office:value-type="string">
            <text:p>雪峰科技</text:p>
          </table:table-cell>
          <table:table-cell office:value-type="float" office:value="2775310000">
            <text:p>2775310000</text:p>
          </table:table-cell>
          <table:table-cell office:value-type="float" office:value="1405750000">
            <text:p>1405750000</text:p>
          </table:table-cell>
          <table:table-cell office:value-type="percentage" office:value="0.506519992361214">
            <text:p>50.65%</text:p>
          </table:table-cell>
          <table:table-cell table:number-columns-repeated="2"/>
        </table:table-row>
        <table:table-row table:style-name="ro1">
          <table:table-cell office:value-type="string">
            <text:p>000413</text:p>
          </table:table-cell>
          <table:table-cell office:value-type="string">
            <text:p>东旭光电</text:p>
          </table:table-cell>
          <table:table-cell office:value-type="float" office:value="46826320000">
            <text:p>46826320000</text:p>
          </table:table-cell>
          <table:table-cell office:value-type="float" office:value="23757080000">
            <text:p>23757080000</text:p>
          </table:table-cell>
          <table:table-cell office:value-type="percentage" office:value="0.507344587402982">
            <text:p>50.73%</text:p>
          </table:table-cell>
          <table:table-cell table:number-columns-repeated="2"/>
        </table:table-row>
        <table:table-row table:style-name="ro1">
          <table:table-cell office:value-type="string">
            <text:p>002176</text:p>
          </table:table-cell>
          <table:table-cell office:value-type="string">
            <text:p>江特电机</text:p>
          </table:table-cell>
          <table:table-cell office:value-type="float" office:value="7744610000">
            <text:p>7744610000</text:p>
          </table:table-cell>
          <table:table-cell office:value-type="float" office:value="3930740000">
            <text:p>3930740000</text:p>
          </table:table-cell>
          <table:table-cell office:value-type="percentage" office:value="0.507545247598007">
            <text:p>50.75%</text:p>
          </table:table-cell>
          <table:table-cell table:number-columns-repeated="2"/>
        </table:table-row>
        <table:table-row table:style-name="ro1">
          <table:table-cell office:value-type="string">
            <text:p>000555</text:p>
          </table:table-cell>
          <table:table-cell office:value-type="string">
            <text:p>神州信息</text:p>
          </table:table-cell>
          <table:table-cell office:value-type="float" office:value="9498230000">
            <text:p>9498230000</text:p>
          </table:table-cell>
          <table:table-cell office:value-type="float" office:value="4821060000">
            <text:p>4821060000</text:p>
          </table:table-cell>
          <table:table-cell office:value-type="percentage" office:value="0.507574569156569">
            <text:p>50.76%</text:p>
          </table:table-cell>
          <table:table-cell table:number-columns-repeated="2"/>
        </table:table-row>
        <table:table-row table:style-name="ro1">
          <table:table-cell office:value-type="string">
            <text:p>600190</text:p>
          </table:table-cell>
          <table:table-cell office:value-type="string">
            <text:p>锦州港</text:p>
          </table:table-cell>
          <table:table-cell office:value-type="float" office:value="12238450000">
            <text:p>12238450000</text:p>
          </table:table-cell>
          <table:table-cell office:value-type="float" office:value="6218490000">
            <text:p>6218490000</text:p>
          </table:table-cell>
          <table:table-cell office:value-type="percentage" office:value="0.508110912738133">
            <text:p>50.81%</text:p>
          </table:table-cell>
          <table:table-cell table:number-columns-repeated="2"/>
        </table:table-row>
        <table:table-row table:style-name="ro1">
          <table:table-cell office:value-type="string">
            <text:p>600082</text:p>
          </table:table-cell>
          <table:table-cell office:value-type="string">
            <text:p>海泰发展</text:p>
          </table:table-cell>
          <table:table-cell office:value-type="float" office:value="3403580000">
            <text:p>3403580000</text:p>
          </table:table-cell>
          <table:table-cell office:value-type="float" office:value="1729540000">
            <text:p>1729540000</text:p>
          </table:table-cell>
          <table:table-cell office:value-type="percentage" office:value="0.50815317988706">
            <text:p>50.82%</text:p>
          </table:table-cell>
          <table:table-cell table:number-columns-repeated="2"/>
        </table:table-row>
        <table:table-row table:style-name="ro1">
          <table:table-cell office:value-type="string">
            <text:p>300309</text:p>
          </table:table-cell>
          <table:table-cell office:value-type="string">
            <text:p>吉艾科技</text:p>
          </table:table-cell>
          <table:table-cell office:value-type="float" office:value="3342290000">
            <text:p>3342290000</text:p>
          </table:table-cell>
          <table:table-cell office:value-type="float" office:value="1699000000">
            <text:p>1699000000</text:p>
          </table:table-cell>
          <table:table-cell office:value-type="percentage" office:value="0.508334106256489">
            <text:p>50.83%</text:p>
          </table:table-cell>
          <table:table-cell table:number-columns-repeated="2"/>
        </table:table-row>
        <table:table-row table:style-name="ro1">
          <table:table-cell office:value-type="string">
            <text:p>600481</text:p>
          </table:table-cell>
          <table:table-cell office:value-type="string">
            <text:p>双良节能</text:p>
          </table:table-cell>
          <table:table-cell office:value-type="float" office:value="4444530000">
            <text:p>4444530000</text:p>
          </table:table-cell>
          <table:table-cell office:value-type="float" office:value="2259880000">
            <text:p>2259880000</text:p>
          </table:table-cell>
          <table:table-cell office:value-type="percentage" office:value="0.508463212083167">
            <text:p>50.85%</text:p>
          </table:table-cell>
          <table:table-cell table:number-columns-repeated="2"/>
        </table:table-row>
        <table:table-row table:style-name="ro1">
          <table:table-cell office:value-type="string">
            <text:p>603501</text:p>
          </table:table-cell>
          <table:table-cell office:value-type="string">
            <text:p>韦尔股份</text:p>
          </table:table-cell>
          <table:table-cell office:value-type="float" office:value="1645670000">
            <text:p>1645670000</text:p>
          </table:table-cell>
          <table:table-cell office:value-type="float" office:value="836770000">
            <text:p>836770000</text:p>
          </table:table-cell>
          <table:table-cell office:value-type="percentage" office:value="0.50846767577947">
            <text:p>50.85%</text:p>
          </table:table-cell>
          <table:table-cell table:number-columns-repeated="2"/>
        </table:table-row>
        <table:table-row table:style-name="ro1">
          <table:table-cell office:value-type="string">
            <text:p>601200</text:p>
          </table:table-cell>
          <table:table-cell office:value-type="string">
            <text:p>上海环境</text:p>
          </table:table-cell>
          <table:table-cell office:value-type="float" office:value="11891580000">
            <text:p>11891580000</text:p>
          </table:table-cell>
          <table:table-cell office:value-type="float" office:value="6057050000">
            <text:p>6057050000</text:p>
          </table:table-cell>
          <table:table-cell office:value-type="percentage" office:value="0.509356199933062">
            <text:p>50.94%</text:p>
          </table:table-cell>
          <table:table-cell table:number-columns-repeated="2"/>
        </table:table-row>
        <table:table-row table:style-name="ro1">
          <table:table-cell office:value-type="string">
            <text:p>002145</text:p>
          </table:table-cell>
          <table:table-cell office:value-type="string">
            <text:p>中核钛白</text:p>
          </table:table-cell>
          <table:table-cell office:value-type="float" office:value="5225950000">
            <text:p>5225950000</text:p>
          </table:table-cell>
          <table:table-cell office:value-type="float" office:value="2662130000">
            <text:p>2662130000</text:p>
          </table:table-cell>
          <table:table-cell office:value-type="percentage" office:value="0.509405945330514">
            <text:p>50.94%</text:p>
          </table:table-cell>
          <table:table-cell table:number-columns-repeated="2"/>
        </table:table-row>
        <table:table-row table:style-name="ro1">
          <table:table-cell office:value-type="string">
            <text:p>600019</text:p>
          </table:table-cell>
          <table:table-cell office:value-type="string">
            <text:p>宝钢股份</text:p>
          </table:table-cell>
          <table:table-cell office:value-type="float" office:value="267982710000">
            <text:p>267982710000</text:p>
          </table:table-cell>
          <table:table-cell office:value-type="float" office:value="136561530000">
            <text:p>136561530000</text:p>
          </table:table-cell>
          <table:table-cell office:value-type="percentage" office:value="0.509590823975174">
            <text:p>50.96%</text:p>
          </table:table-cell>
          <table:table-cell table:number-columns-repeated="2"/>
        </table:table-row>
        <table:table-row table:style-name="ro1">
          <table:table-cell office:value-type="string">
            <text:p>002707</text:p>
          </table:table-cell>
          <table:table-cell office:value-type="string">
            <text:p>众信旅游</text:p>
          </table:table-cell>
          <table:table-cell office:value-type="float" office:value="4002150000">
            <text:p>4002150000</text:p>
          </table:table-cell>
          <table:table-cell office:value-type="float" office:value="2039710000">
            <text:p>2039710000</text:p>
          </table:table-cell>
          <table:table-cell office:value-type="percentage" office:value="0.509653561210849">
            <text:p>50.97%</text:p>
          </table:table-cell>
          <table:table-cell table:number-columns-repeated="2"/>
        </table:table-row>
        <table:table-row table:style-name="ro1">
          <table:table-cell office:value-type="string">
            <text:p>002705</text:p>
          </table:table-cell>
          <table:table-cell office:value-type="string">
            <text:p>新宝股份</text:p>
          </table:table-cell>
          <table:table-cell office:value-type="float" office:value="5435130000">
            <text:p>5435130000</text:p>
          </table:table-cell>
          <table:table-cell office:value-type="float" office:value="2770120000">
            <text:p>2770120000</text:p>
          </table:table-cell>
          <table:table-cell office:value-type="percentage" office:value="0.509669501925437">
            <text:p>50.97%</text:p>
          </table:table-cell>
          <table:table-cell table:number-columns-repeated="2"/>
        </table:table-row>
        <table:table-row table:style-name="ro1">
          <table:table-cell office:value-type="string">
            <text:p>600269</text:p>
          </table:table-cell>
          <table:table-cell office:value-type="string">
            <text:p>赣粤高速</text:p>
          </table:table-cell>
          <table:table-cell office:value-type="float" office:value="32017870000">
            <text:p>32017870000</text:p>
          </table:table-cell>
          <table:table-cell office:value-type="float" office:value="16334890000">
            <text:p>16334890000</text:p>
          </table:table-cell>
          <table:table-cell office:value-type="percentage" office:value="0.510180408628057">
            <text:p>51.02%</text:p>
          </table:table-cell>
          <table:table-cell table:number-columns-repeated="2"/>
        </table:table-row>
        <table:table-row table:style-name="ro1">
          <table:table-cell office:value-type="string">
            <text:p>002422</text:p>
          </table:table-cell>
          <table:table-cell office:value-type="string">
            <text:p>科伦药业</text:p>
          </table:table-cell>
          <table:table-cell office:value-type="float" office:value="23409880000">
            <text:p>23409880000</text:p>
          </table:table-cell>
          <table:table-cell office:value-type="float" office:value="11943530000">
            <text:p>11943530000</text:p>
          </table:table-cell>
          <table:table-cell office:value-type="percentage" office:value="0.510191850620336">
            <text:p>51.02%</text:p>
          </table:table-cell>
          <table:table-cell table:number-columns-repeated="2"/>
        </table:table-row>
        <table:table-row table:style-name="ro1">
          <table:table-cell office:value-type="string">
            <text:p>600848</text:p>
          </table:table-cell>
          <table:table-cell office:value-type="string">
            <text:p>上海临港</text:p>
          </table:table-cell>
          <table:table-cell office:value-type="float" office:value="10730130000">
            <text:p>10730130000</text:p>
          </table:table-cell>
          <table:table-cell office:value-type="float" office:value="5475160000">
            <text:p>5475160000</text:p>
          </table:table-cell>
          <table:table-cell office:value-type="percentage" office:value="0.510260360312503">
            <text:p>51.03%</text:p>
          </table:table-cell>
          <table:table-cell table:number-columns-repeated="2"/>
        </table:table-row>
        <table:table-row table:style-name="ro1">
          <table:table-cell office:value-type="string">
            <text:p>600220</text:p>
          </table:table-cell>
          <table:table-cell office:value-type="string">
            <text:p>江苏阳光</text:p>
          </table:table-cell>
          <table:table-cell office:value-type="float" office:value="4502610000">
            <text:p>4502610000</text:p>
          </table:table-cell>
          <table:table-cell office:value-type="float" office:value="2298910000">
            <text:p>2298910000</text:p>
          </table:table-cell>
          <table:table-cell office:value-type="percentage" office:value="0.510572756690009">
            <text:p>51.06%</text:p>
          </table:table-cell>
          <table:table-cell table:number-columns-repeated="2"/>
        </table:table-row>
        <table:table-row table:style-name="ro1">
          <table:table-cell office:value-type="string">
            <text:p>601231</text:p>
          </table:table-cell>
          <table:table-cell office:value-type="string">
            <text:p>环旭电子</text:p>
          </table:table-cell>
          <table:table-cell office:value-type="float" office:value="15404770000">
            <text:p>15404770000</text:p>
          </table:table-cell>
          <table:table-cell office:value-type="float" office:value="7867550000">
            <text:p>7867550000</text:p>
          </table:table-cell>
          <table:table-cell office:value-type="percentage" office:value="0.510721679064342">
            <text:p>51.07%</text:p>
          </table:table-cell>
          <table:table-cell table:number-columns-repeated="2"/>
        </table:table-row>
        <table:table-row table:style-name="ro1">
          <table:table-cell office:value-type="string">
            <text:p>603985</text:p>
          </table:table-cell>
          <table:table-cell office:value-type="string">
            <text:p>恒润股份</text:p>
          </table:table-cell>
          <table:table-cell office:value-type="float" office:value="900480000">
            <text:p>900480000</text:p>
          </table:table-cell>
          <table:table-cell office:value-type="float" office:value="459990000">
            <text:p>459990000</text:p>
          </table:table-cell>
          <table:table-cell office:value-type="percentage" office:value="0.510827558635394">
            <text:p>51.08%</text:p>
          </table:table-cell>
          <table:table-cell table:number-columns-repeated="2"/>
        </table:table-row>
        <table:table-row table:style-name="ro1">
          <table:table-cell office:value-type="string">
            <text:p>600035</text:p>
          </table:table-cell>
          <table:table-cell office:value-type="string">
            <text:p>楚天高速</text:p>
          </table:table-cell>
          <table:table-cell office:value-type="float" office:value="8886810000">
            <text:p>8886810000</text:p>
          </table:table-cell>
          <table:table-cell office:value-type="float" office:value="4541890000">
            <text:p>4541890000</text:p>
          </table:table-cell>
          <table:table-cell office:value-type="percentage" office:value="0.511082154338846">
            <text:p>51.11%</text:p>
          </table:table-cell>
          <table:table-cell table:number-columns-repeated="2"/>
        </table:table-row>
        <table:table-row table:style-name="ro1">
          <table:table-cell office:value-type="string">
            <text:p>000616</text:p>
          </table:table-cell>
          <table:table-cell office:value-type="string">
            <text:p>海航投资</text:p>
          </table:table-cell>
          <table:table-cell office:value-type="float" office:value="8897810000">
            <text:p>8897810000</text:p>
          </table:table-cell>
          <table:table-cell office:value-type="float" office:value="4549030000">
            <text:p>4549030000</text:p>
          </table:table-cell>
          <table:table-cell office:value-type="percentage" office:value="0.511252768939773">
            <text:p>51.13%</text:p>
          </table:table-cell>
          <table:table-cell table:number-columns-repeated="2"/>
        </table:table-row>
        <table:table-row table:style-name="ro1">
          <table:table-cell office:value-type="string">
            <text:p>000506</text:p>
          </table:table-cell>
          <table:table-cell office:value-type="string">
            <text:p>中润资源</text:p>
          </table:table-cell>
          <table:table-cell office:value-type="float" office:value="3228910000">
            <text:p>3228910000</text:p>
          </table:table-cell>
          <table:table-cell office:value-type="float" office:value="1651570000">
            <text:p>1651570000</text:p>
          </table:table-cell>
          <table:table-cell office:value-type="percentage" office:value="0.511494591053947">
            <text:p>51.15%</text:p>
          </table:table-cell>
          <table:table-cell table:number-columns-repeated="2"/>
        </table:table-row>
        <table:table-row table:style-name="ro1">
          <table:table-cell office:value-type="string">
            <text:p>603665</text:p>
          </table:table-cell>
          <table:table-cell office:value-type="string">
            <text:p>康隆达</text:p>
          </table:table-cell>
          <table:table-cell office:value-type="float" office:value="780340000">
            <text:p>780340000</text:p>
          </table:table-cell>
          <table:table-cell office:value-type="float" office:value="399620000">
            <text:p>399620000</text:p>
          </table:table-cell>
          <table:table-cell office:value-type="percentage" office:value="0.512110105851296">
            <text:p>51.21%</text:p>
          </table:table-cell>
          <table:table-cell table:number-columns-repeated="2"/>
        </table:table-row>
        <table:table-row table:style-name="ro1">
          <table:table-cell office:value-type="string">
            <text:p>000958</text:p>
          </table:table-cell>
          <table:table-cell office:value-type="string">
            <text:p>东方能源</text:p>
          </table:table-cell>
          <table:table-cell office:value-type="float" office:value="5301620000">
            <text:p>5301620000</text:p>
          </table:table-cell>
          <table:table-cell office:value-type="float" office:value="2715560000">
            <text:p>2715560000</text:p>
          </table:table-cell>
          <table:table-cell office:value-type="percentage" office:value="0.512213248026075">
            <text:p>51.22%</text:p>
          </table:table-cell>
          <table:table-cell table:number-columns-repeated="2"/>
        </table:table-row>
        <table:table-row table:style-name="ro1">
          <table:table-cell office:value-type="string">
            <text:p>600536</text:p>
          </table:table-cell>
          <table:table-cell office:value-type="string">
            <text:p>中国软件</text:p>
          </table:table-cell>
          <table:table-cell office:value-type="float" office:value="5967910000">
            <text:p>5967910000</text:p>
          </table:table-cell>
          <table:table-cell office:value-type="float" office:value="3059600000">
            <text:p>3059600000</text:p>
          </table:table-cell>
          <table:table-cell office:value-type="percentage" office:value="0.512675291685029">
            <text:p>51.27%</text:p>
          </table:table-cell>
          <table:table-cell table:number-columns-repeated="2"/>
        </table:table-row>
        <table:table-row table:style-name="ro1">
          <table:table-cell office:value-type="string">
            <text:p>601636</text:p>
          </table:table-cell>
          <table:table-cell office:value-type="string">
            <text:p>旗滨集团</text:p>
          </table:table-cell>
          <table:table-cell office:value-type="float" office:value="12365620000">
            <text:p>12365620000</text:p>
          </table:table-cell>
          <table:table-cell office:value-type="float" office:value="6341230000">
            <text:p>6341230000</text:p>
          </table:table-cell>
          <table:table-cell office:value-type="percentage" office:value="0.512811326888583">
            <text:p>51.28%</text:p>
          </table:table-cell>
          <table:table-cell table:number-columns-repeated="2"/>
        </table:table-row>
        <table:table-row table:style-name="ro1">
          <table:table-cell office:value-type="string">
            <text:p>603768</text:p>
          </table:table-cell>
          <table:table-cell office:value-type="string">
            <text:p>常青股份</text:p>
          </table:table-cell>
          <table:table-cell office:value-type="float" office:value="1533120000">
            <text:p>1533120000</text:p>
          </table:table-cell>
          <table:table-cell office:value-type="float" office:value="787180000">
            <text:p>787180000</text:p>
          </table:table-cell>
          <table:table-cell office:value-type="percentage" office:value="0.513449697349196">
            <text:p>51.34%</text:p>
          </table:table-cell>
          <table:table-cell table:number-columns-repeated="2"/>
        </table:table-row>
        <table:table-row table:style-name="ro1">
          <table:table-cell office:value-type="string">
            <text:p>002765</text:p>
          </table:table-cell>
          <table:table-cell office:value-type="string">
            <text:p>蓝黛传动</text:p>
          </table:table-cell>
          <table:table-cell office:value-type="float" office:value="2204110000">
            <text:p>2204110000</text:p>
          </table:table-cell>
          <table:table-cell office:value-type="float" office:value="1132010000">
            <text:p>1132010000</text:p>
          </table:table-cell>
          <table:table-cell office:value-type="percentage" office:value="0.513590519529425">
            <text:p>51.36%</text:p>
          </table:table-cell>
          <table:table-cell table:number-columns-repeated="2"/>
        </table:table-row>
        <table:table-row table:style-name="ro1">
          <table:table-cell office:value-type="string">
            <text:p>603936</text:p>
          </table:table-cell>
          <table:table-cell office:value-type="string">
            <text:p>博敏电子</text:p>
          </table:table-cell>
          <table:table-cell office:value-type="float" office:value="1922700000">
            <text:p>1922700000</text:p>
          </table:table-cell>
          <table:table-cell office:value-type="float" office:value="988440000">
            <text:p>988440000</text:p>
          </table:table-cell>
          <table:table-cell office:value-type="percentage" office:value="0.514089561554065">
            <text:p>51.41%</text:p>
          </table:table-cell>
          <table:table-cell table:number-columns-repeated="2"/>
        </table:table-row>
        <table:table-row table:style-name="ro1">
          <table:table-cell office:value-type="string">
            <text:p>600787</text:p>
          </table:table-cell>
          <table:table-cell office:value-type="string">
            <text:p>中储股份</text:p>
          </table:table-cell>
          <table:table-cell office:value-type="float" office:value="19735990000">
            <text:p>19735990000</text:p>
          </table:table-cell>
          <table:table-cell office:value-type="float" office:value="10149950000">
            <text:p>10149950000</text:p>
          </table:table-cell>
          <table:table-cell office:value-type="percentage" office:value="0.51428633678878">
            <text:p>51.43%</text:p>
          </table:table-cell>
          <table:table-cell table:number-columns-repeated="2"/>
        </table:table-row>
        <table:table-row table:style-name="ro1">
          <table:table-cell office:value-type="string">
            <text:p>601388</text:p>
          </table:table-cell>
          <table:table-cell office:value-type="string">
            <text:p>怡球资源</text:p>
          </table:table-cell>
          <table:table-cell office:value-type="float" office:value="4494380000">
            <text:p>4494380000</text:p>
          </table:table-cell>
          <table:table-cell office:value-type="float" office:value="2312110000">
            <text:p>2312110000</text:p>
          </table:table-cell>
          <table:table-cell office:value-type="percentage" office:value="0.514444706500118">
            <text:p>51.44%</text:p>
          </table:table-cell>
          <table:table-cell table:number-columns-repeated="2"/>
        </table:table-row>
        <table:table-row table:style-name="ro1">
          <table:table-cell office:value-type="string">
            <text:p>300391</text:p>
          </table:table-cell>
          <table:table-cell office:value-type="string">
            <text:p>康跃科技</text:p>
          </table:table-cell>
          <table:table-cell office:value-type="float" office:value="748110000">
            <text:p>748110000</text:p>
          </table:table-cell>
          <table:table-cell office:value-type="float" office:value="385230000">
            <text:p>385230000</text:p>
          </table:table-cell>
          <table:table-cell office:value-type="percentage" office:value="0.514937642860007">
            <text:p>51.49%</text:p>
          </table:table-cell>
          <table:table-cell table:number-columns-repeated="2"/>
        </table:table-row>
        <table:table-row table:style-name="ro1">
          <table:table-cell office:value-type="string">
            <text:p>002423</text:p>
          </table:table-cell>
          <table:table-cell office:value-type="string">
            <text:p>中原特钢</text:p>
          </table:table-cell>
          <table:table-cell office:value-type="float" office:value="3773300000">
            <text:p>3773300000</text:p>
          </table:table-cell>
          <table:table-cell office:value-type="float" office:value="1943970000">
            <text:p>1943970000</text:p>
          </table:table-cell>
          <table:table-cell office:value-type="percentage" office:value="0.515190946916492">
            <text:p>51.52%</text:p>
          </table:table-cell>
          <table:table-cell table:number-columns-repeated="2"/>
        </table:table-row>
        <table:table-row table:style-name="ro1">
          <table:table-cell office:value-type="string">
            <text:p>000060</text:p>
          </table:table-cell>
          <table:table-cell office:value-type="string">
            <text:p>中金岭南</text:p>
          </table:table-cell>
          <table:table-cell office:value-type="float" office:value="16969110000">
            <text:p>16969110000</text:p>
          </table:table-cell>
          <table:table-cell office:value-type="float" office:value="8753160000">
            <text:p>8753160000</text:p>
          </table:table-cell>
          <table:table-cell office:value-type="percentage" office:value="0.515829056444327">
            <text:p>51.58%</text:p>
          </table:table-cell>
          <table:table-cell table:number-columns-repeated="2"/>
        </table:table-row>
        <table:table-row table:style-name="ro1">
          <table:table-cell office:value-type="string">
            <text:p>002570</text:p>
          </table:table-cell>
          <table:table-cell office:value-type="string">
            <text:p>贝因美</text:p>
          </table:table-cell>
          <table:table-cell office:value-type="float" office:value="6006550000">
            <text:p>6006550000</text:p>
          </table:table-cell>
          <table:table-cell office:value-type="float" office:value="3099680000">
            <text:p>3099680000</text:p>
          </table:table-cell>
          <table:table-cell office:value-type="percentage" office:value="0.516049978773173">
            <text:p>51.60%</text:p>
          </table:table-cell>
          <table:table-cell table:number-columns-repeated="2"/>
        </table:table-row>
        <table:table-row table:style-name="ro1">
          <table:table-cell office:value-type="string">
            <text:p>002742</text:p>
          </table:table-cell>
          <table:table-cell office:value-type="string">
            <text:p>三圣股份</text:p>
          </table:table-cell>
          <table:table-cell office:value-type="float" office:value="2799490000">
            <text:p>2799490000</text:p>
          </table:table-cell>
          <table:table-cell office:value-type="float" office:value="1446140000">
            <text:p>1446140000</text:p>
          </table:table-cell>
          <table:table-cell office:value-type="percentage" office:value="0.51657266144905">
            <text:p>51.66%</text:p>
          </table:table-cell>
          <table:table-cell table:number-columns-repeated="2"/>
        </table:table-row>
        <table:table-row table:style-name="ro1">
          <table:table-cell office:value-type="string">
            <text:p>600639</text:p>
          </table:table-cell>
          <table:table-cell office:value-type="string">
            <text:p>浦东金桥</text:p>
          </table:table-cell>
          <table:table-cell office:value-type="float" office:value="18141620000">
            <text:p>18141620000</text:p>
          </table:table-cell>
          <table:table-cell office:value-type="float" office:value="9376400000">
            <text:p>9376400000</text:p>
          </table:table-cell>
          <table:table-cell office:value-type="percentage" office:value="0.516844691929387">
            <text:p>51.68%</text:p>
          </table:table-cell>
          <table:table-cell table:number-columns-repeated="2"/>
        </table:table-row>
        <table:table-row table:style-name="ro1">
          <table:table-cell office:value-type="string">
            <text:p>300056</text:p>
          </table:table-cell>
          <table:table-cell office:value-type="string">
            <text:p>三维丝</text:p>
          </table:table-cell>
          <table:table-cell office:value-type="float" office:value="3123880000">
            <text:p>3123880000</text:p>
          </table:table-cell>
          <table:table-cell office:value-type="float" office:value="1614580000">
            <text:p>1614580000</text:p>
          </table:table-cell>
          <table:table-cell office:value-type="percentage" office:value="0.51685083934082">
            <text:p>51.69%</text:p>
          </table:table-cell>
          <table:table-cell table:number-columns-repeated="2"/>
        </table:table-row>
        <table:table-row table:style-name="ro1">
          <table:table-cell office:value-type="string">
            <text:p>600819</text:p>
          </table:table-cell>
          <table:table-cell office:value-type="string">
            <text:p>耀皮玻璃</text:p>
          </table:table-cell>
          <table:table-cell office:value-type="float" office:value="7463400000">
            <text:p>7463400000</text:p>
          </table:table-cell>
          <table:table-cell office:value-type="float" office:value="3861040000">
            <text:p>3861040000</text:p>
          </table:table-cell>
          <table:table-cell office:value-type="percentage" office:value="0.517329903261248">
            <text:p>51.73%</text:p>
          </table:table-cell>
          <table:table-cell table:number-columns-repeated="2"/>
        </table:table-row>
        <table:table-row table:style-name="ro1">
          <table:table-cell office:value-type="string">
            <text:p>600246</text:p>
          </table:table-cell>
          <table:table-cell office:value-type="string">
            <text:p>万通地产</text:p>
          </table:table-cell>
          <table:table-cell office:value-type="float" office:value="14200710000">
            <text:p>14200710000</text:p>
          </table:table-cell>
          <table:table-cell office:value-type="float" office:value="7347430000">
            <text:p>7347430000</text:p>
          </table:table-cell>
          <table:table-cell office:value-type="percentage" office:value="0.517398777948426">
            <text:p>51.74%</text:p>
          </table:table-cell>
          <table:table-cell table:number-columns-repeated="2"/>
        </table:table-row>
        <table:table-row table:style-name="ro1">
          <table:table-cell office:value-type="string">
            <text:p>002859</text:p>
          </table:table-cell>
          <table:table-cell office:value-type="string">
            <text:p>洁美科技</text:p>
          </table:table-cell>
          <table:table-cell office:value-type="float" office:value="1142590000">
            <text:p>1142590000</text:p>
          </table:table-cell>
          <table:table-cell office:value-type="float" office:value="591300000">
            <text:p>591300000</text:p>
          </table:table-cell>
          <table:table-cell office:value-type="percentage" office:value="0.517508467604302">
            <text:p>51.75%</text:p>
          </table:table-cell>
          <table:table-cell table:number-columns-repeated="2"/>
        </table:table-row>
        <table:table-row table:style-name="ro1">
          <table:table-cell office:value-type="string">
            <text:p>002510</text:p>
          </table:table-cell>
          <table:table-cell office:value-type="string">
            <text:p>天汽模</text:p>
          </table:table-cell>
          <table:table-cell office:value-type="float" office:value="4252890000">
            <text:p>4252890000</text:p>
          </table:table-cell>
          <table:table-cell office:value-type="float" office:value="2200990000">
            <text:p>2200990000</text:p>
          </table:table-cell>
          <table:table-cell office:value-type="percentage" office:value="0.517528080904985">
            <text:p>51.75%</text:p>
          </table:table-cell>
          <table:table-cell table:number-columns-repeated="2"/>
        </table:table-row>
        <table:table-row table:style-name="ro1">
          <table:table-cell office:value-type="string">
            <text:p>000151</text:p>
          </table:table-cell>
          <table:table-cell office:value-type="string">
            <text:p>中成股份</text:p>
          </table:table-cell>
          <table:table-cell office:value-type="float" office:value="2068730000">
            <text:p>2068730000</text:p>
          </table:table-cell>
          <table:table-cell office:value-type="float" office:value="1070640000">
            <text:p>1070640000</text:p>
          </table:table-cell>
          <table:table-cell office:value-type="percentage" office:value="0.517534912724232">
            <text:p>51.75%</text:p>
          </table:table-cell>
          <table:table-cell table:number-columns-repeated="2"/>
        </table:table-row>
        <table:table-row table:style-name="ro1">
          <table:table-cell office:value-type="string">
            <text:p>600107</text:p>
          </table:table-cell>
          <table:table-cell office:value-type="string">
            <text:p>美尔雅</text:p>
          </table:table-cell>
          <table:table-cell office:value-type="float" office:value="1185910000">
            <text:p>1185910000</text:p>
          </table:table-cell>
          <table:table-cell office:value-type="float" office:value="614000000">
            <text:p>614000000</text:p>
          </table:table-cell>
          <table:table-cell office:value-type="percentage" office:value="0.517745866043798">
            <text:p>51.77%</text:p>
          </table:table-cell>
          <table:table-cell table:number-columns-repeated="2"/>
        </table:table-row>
        <table:table-row table:style-name="ro1">
          <table:table-cell office:value-type="string">
            <text:p>600272</text:p>
          </table:table-cell>
          <table:table-cell office:value-type="string">
            <text:p>开开实业</text:p>
          </table:table-cell>
          <table:table-cell office:value-type="float" office:value="1025020000">
            <text:p>1025020000</text:p>
          </table:table-cell>
          <table:table-cell office:value-type="float" office:value="531130000">
            <text:p>531130000</text:p>
          </table:table-cell>
          <table:table-cell office:value-type="percentage" office:value="0.518165499209772">
            <text:p>51.82%</text:p>
          </table:table-cell>
          <table:table-cell table:number-columns-repeated="2"/>
        </table:table-row>
        <table:table-row table:style-name="ro1">
          <table:table-cell office:value-type="string">
            <text:p>600698</text:p>
          </table:table-cell>
          <table:table-cell office:value-type="string">
            <text:p>湖南天雁</text:p>
          </table:table-cell>
          <table:table-cell office:value-type="float" office:value="1372990000">
            <text:p>1372990000</text:p>
          </table:table-cell>
          <table:table-cell office:value-type="float" office:value="711680000">
            <text:p>711680000</text:p>
          </table:table-cell>
          <table:table-cell office:value-type="percentage" office:value="0.518343178027517">
            <text:p>51.83%</text:p>
          </table:table-cell>
          <table:table-cell table:number-columns-repeated="2"/>
        </table:table-row>
        <table:table-row table:style-name="ro1">
          <table:table-cell office:value-type="string">
            <text:p>603505</text:p>
          </table:table-cell>
          <table:table-cell office:value-type="string">
            <text:p>金石资源</text:p>
          </table:table-cell>
          <table:table-cell office:value-type="float" office:value="977730000">
            <text:p>977730000</text:p>
          </table:table-cell>
          <table:table-cell office:value-type="float" office:value="506880000">
            <text:p>506880000</text:p>
          </table:table-cell>
          <table:table-cell office:value-type="percentage" office:value="0.518425332146912">
            <text:p>51.84%</text:p>
          </table:table-cell>
          <table:table-cell table:number-columns-repeated="2"/>
        </table:table-row>
        <table:table-row table:style-name="ro1">
          <table:table-cell office:value-type="string">
            <text:p>002147</text:p>
          </table:table-cell>
          <table:table-cell office:value-type="string">
            <text:p>新光圆成</text:p>
          </table:table-cell>
          <table:table-cell office:value-type="float" office:value="15362720000">
            <text:p>15362720000</text:p>
          </table:table-cell>
          <table:table-cell office:value-type="float" office:value="7968800000">
            <text:p>7968800000</text:p>
          </table:table-cell>
          <table:table-cell office:value-type="percentage" office:value="0.518710228397055">
            <text:p>51.87%</text:p>
          </table:table-cell>
          <table:table-cell table:number-columns-repeated="2"/>
        </table:table-row>
        <table:table-row table:style-name="ro1">
          <table:table-cell office:value-type="string">
            <text:p>002326</text:p>
          </table:table-cell>
          <table:table-cell office:value-type="string">
            <text:p>永太科技</text:p>
          </table:table-cell>
          <table:table-cell office:value-type="float" office:value="4465100000">
            <text:p>4465100000</text:p>
          </table:table-cell>
          <table:table-cell office:value-type="float" office:value="2317750000">
            <text:p>2317750000</text:p>
          </table:table-cell>
          <table:table-cell office:value-type="percentage" office:value="0.519081319567311">
            <text:p>51.91%</text:p>
          </table:table-cell>
          <table:table-cell table:number-columns-repeated="2"/>
        </table:table-row>
        <table:table-row table:style-name="ro1">
          <table:table-cell office:value-type="string">
            <text:p>600480</text:p>
          </table:table-cell>
          <table:table-cell office:value-type="string">
            <text:p>凌云股份</text:p>
          </table:table-cell>
          <table:table-cell office:value-type="float" office:value="10014630000">
            <text:p>10014630000</text:p>
          </table:table-cell>
          <table:table-cell office:value-type="float" office:value="5199060000">
            <text:p>5199060000</text:p>
          </table:table-cell>
          <table:table-cell office:value-type="percentage" office:value="0.519146488687051">
            <text:p>51.91%</text:p>
          </table:table-cell>
          <table:table-cell table:number-columns-repeated="2"/>
        </table:table-row>
        <table:table-row table:style-name="ro1">
          <table:table-cell office:value-type="string">
            <text:p>002052</text:p>
          </table:table-cell>
          <table:table-cell office:value-type="string">
            <text:p>同洲电子</text:p>
          </table:table-cell>
          <table:table-cell office:value-type="float" office:value="1907550000">
            <text:p>1907550000</text:p>
          </table:table-cell>
          <table:table-cell office:value-type="float" office:value="990880000">
            <text:p>990880000</text:p>
          </table:table-cell>
          <table:table-cell office:value-type="percentage" office:value="0.519451652643443">
            <text:p>51.95%</text:p>
          </table:table-cell>
          <table:table-cell table:number-columns-repeated="2"/>
        </table:table-row>
        <table:table-row table:style-name="ro1">
          <table:table-cell office:value-type="string">
            <text:p>300493</text:p>
          </table:table-cell>
          <table:table-cell office:value-type="string">
            <text:p>润欣科技</text:p>
          </table:table-cell>
          <table:table-cell office:value-type="float" office:value="994590000">
            <text:p>994590000</text:p>
          </table:table-cell>
          <table:table-cell office:value-type="float" office:value="516690000">
            <text:p>516690000</text:p>
          </table:table-cell>
          <table:table-cell office:value-type="percentage" office:value="0.519500497692517">
            <text:p>51.95%</text:p>
          </table:table-cell>
          <table:table-cell table:number-columns-repeated="2"/>
        </table:table-row>
        <table:table-row table:style-name="ro1">
          <table:table-cell office:value-type="string">
            <text:p>600143</text:p>
          </table:table-cell>
          <table:table-cell office:value-type="string">
            <text:p>金发科技</text:p>
          </table:table-cell>
          <table:table-cell office:value-type="float" office:value="20258840000">
            <text:p>20258840000</text:p>
          </table:table-cell>
          <table:table-cell office:value-type="float" office:value="10533500000">
            <text:p>10533500000</text:p>
          </table:table-cell>
          <table:table-cell office:value-type="percentage" office:value="0.519945860671193">
            <text:p>51.99%</text:p>
          </table:table-cell>
          <table:table-cell table:number-columns-repeated="2"/>
        </table:table-row>
        <table:table-row table:style-name="ro1">
          <table:table-cell office:value-type="string">
            <text:p>002114</text:p>
          </table:table-cell>
          <table:table-cell office:value-type="string">
            <text:p>罗平锌电</text:p>
          </table:table-cell>
          <table:table-cell office:value-type="float" office:value="1892190000">
            <text:p>1892190000</text:p>
          </table:table-cell>
          <table:table-cell office:value-type="float" office:value="983890000">
            <text:p>983890000</text:p>
          </table:table-cell>
          <table:table-cell office:value-type="percentage" office:value="0.519974209778088">
            <text:p>52.00%</text:p>
          </table:table-cell>
          <table:table-cell table:number-columns-repeated="2"/>
        </table:table-row>
        <table:table-row table:style-name="ro1">
          <table:table-cell office:value-type="string">
            <text:p>300514</text:p>
          </table:table-cell>
          <table:table-cell office:value-type="string">
            <text:p>友讯达</text:p>
          </table:table-cell>
          <table:table-cell office:value-type="float" office:value="483480000">
            <text:p>483480000</text:p>
          </table:table-cell>
          <table:table-cell office:value-type="float" office:value="251460000">
            <text:p>251460000</text:p>
          </table:table-cell>
          <table:table-cell office:value-type="percentage" office:value="0.520104244229337">
            <text:p>52.01%</text:p>
          </table:table-cell>
          <table:table-cell table:number-columns-repeated="2"/>
        </table:table-row>
        <table:table-row table:style-name="ro1">
          <table:table-cell office:value-type="string">
            <text:p>000703</text:p>
          </table:table-cell>
          <table:table-cell office:value-type="string">
            <text:p>恒逸石化</text:p>
          </table:table-cell>
          <table:table-cell office:value-type="float" office:value="27534300000">
            <text:p>27534300000</text:p>
          </table:table-cell>
          <table:table-cell office:value-type="float" office:value="14320870000">
            <text:p>14320870000</text:p>
          </table:table-cell>
          <table:table-cell office:value-type="percentage" office:value="0.52011018983595">
            <text:p>52.01%</text:p>
          </table:table-cell>
          <table:table-cell table:number-columns-repeated="2"/>
        </table:table-row>
        <table:table-row table:style-name="ro1">
          <table:table-cell office:value-type="string">
            <text:p>002277</text:p>
          </table:table-cell>
          <table:table-cell office:value-type="string">
            <text:p>友阿股份</text:p>
          </table:table-cell>
          <table:table-cell office:value-type="float" office:value="11809130000">
            <text:p>11809130000</text:p>
          </table:table-cell>
          <table:table-cell office:value-type="float" office:value="6146880000">
            <text:p>6146880000</text:p>
          </table:table-cell>
          <table:table-cell office:value-type="percentage" office:value="0.520519293123202">
            <text:p>52.05%</text:p>
          </table:table-cell>
          <table:table-cell table:number-columns-repeated="2"/>
        </table:table-row>
        <table:table-row table:style-name="ro1">
          <table:table-cell office:value-type="string">
            <text:p>002589</text:p>
          </table:table-cell>
          <table:table-cell office:value-type="string">
            <text:p>瑞康医药</text:p>
          </table:table-cell>
          <table:table-cell office:value-type="float" office:value="15656830000">
            <text:p>15656830000</text:p>
          </table:table-cell>
          <table:table-cell office:value-type="float" office:value="8154170000">
            <text:p>8154170000</text:p>
          </table:table-cell>
          <table:table-cell office:value-type="percentage" office:value="0.520805935812039">
            <text:p>52.08%</text:p>
          </table:table-cell>
          <table:table-cell table:number-columns-repeated="2"/>
        </table:table-row>
        <table:table-row table:style-name="ro1">
          <table:table-cell office:value-type="string">
            <text:p>600535</text:p>
          </table:table-cell>
          <table:table-cell office:value-type="string">
            <text:p>天士力</text:p>
          </table:table-cell>
          <table:table-cell office:value-type="float" office:value="17126270000">
            <text:p>17126270000</text:p>
          </table:table-cell>
          <table:table-cell office:value-type="float" office:value="8919580000">
            <text:p>8919580000</text:p>
          </table:table-cell>
          <table:table-cell office:value-type="percentage" office:value="0.520812763082679">
            <text:p>52.08%</text:p>
          </table:table-cell>
          <table:table-cell table:number-columns-repeated="2"/>
        </table:table-row>
        <table:table-row table:style-name="ro1">
          <table:table-cell office:value-type="string">
            <text:p>000012</text:p>
          </table:table-cell>
          <table:table-cell office:value-type="string">
            <text:p>南 <text:s/>玻Ａ</text:p>
          </table:table-cell>
          <table:table-cell office:value-type="float" office:value="16979240000">
            <text:p>16979240000</text:p>
          </table:table-cell>
          <table:table-cell office:value-type="float" office:value="8846620000">
            <text:p>8846620000</text:p>
          </table:table-cell>
          <table:table-cell office:value-type="percentage" office:value="0.521025676060884">
            <text:p>52.10%</text:p>
          </table:table-cell>
          <table:table-cell table:number-columns-repeated="2"/>
        </table:table-row>
        <table:table-row table:style-name="ro1">
          <table:table-cell office:value-type="string">
            <text:p>600278</text:p>
          </table:table-cell>
          <table:table-cell office:value-type="string">
            <text:p>东方创业</text:p>
          </table:table-cell>
          <table:table-cell office:value-type="float" office:value="7273960000">
            <text:p>7273960000</text:p>
          </table:table-cell>
          <table:table-cell office:value-type="float" office:value="3792160000">
            <text:p>3792160000</text:p>
          </table:table-cell>
          <table:table-cell office:value-type="percentage" office:value="0.521333633949046">
            <text:p>52.13%</text:p>
          </table:table-cell>
          <table:table-cell table:number-columns-repeated="2"/>
        </table:table-row>
        <table:table-row table:style-name="ro1">
          <table:table-cell office:value-type="string">
            <text:p>603616</text:p>
          </table:table-cell>
          <table:table-cell office:value-type="string">
            <text:p>韩建河山</text:p>
          </table:table-cell>
          <table:table-cell office:value-type="float" office:value="1794740000">
            <text:p>1794740000</text:p>
          </table:table-cell>
          <table:table-cell office:value-type="float" office:value="936390000">
            <text:p>936390000</text:p>
          </table:table-cell>
          <table:table-cell office:value-type="percentage" office:value="0.521741310719101">
            <text:p>52.17%</text:p>
          </table:table-cell>
          <table:table-cell table:number-columns-repeated="2"/>
        </table:table-row>
        <table:table-row table:style-name="ro1">
          <table:table-cell office:value-type="string">
            <text:p>600525</text:p>
          </table:table-cell>
          <table:table-cell office:value-type="string">
            <text:p>长园集团</text:p>
          </table:table-cell>
          <table:table-cell office:value-type="float" office:value="15619960000">
            <text:p>15619960000</text:p>
          </table:table-cell>
          <table:table-cell office:value-type="float" office:value="8150750000">
            <text:p>8150750000</text:p>
          </table:table-cell>
          <table:table-cell office:value-type="percentage" office:value="0.521816317071235">
            <text:p>52.18%</text:p>
          </table:table-cell>
          <table:table-cell table:number-columns-repeated="2"/>
        </table:table-row>
        <table:table-row table:style-name="ro1">
          <table:table-cell office:value-type="string">
            <text:p>600316</text:p>
          </table:table-cell>
          <table:table-cell office:value-type="string">
            <text:p>洪都航空</text:p>
          </table:table-cell>
          <table:table-cell office:value-type="float" office:value="10638430000">
            <text:p>10638430000</text:p>
          </table:table-cell>
          <table:table-cell office:value-type="float" office:value="5556230000">
            <text:p>5556230000</text:p>
          </table:table-cell>
          <table:table-cell office:value-type="percentage" office:value="0.522279133293164">
            <text:p>52.23%</text:p>
          </table:table-cell>
          <table:table-cell table:number-columns-repeated="2"/>
        </table:table-row>
        <table:table-row table:style-name="ro1">
          <table:table-cell office:value-type="string">
            <text:p>000863</text:p>
          </table:table-cell>
          <table:table-cell office:value-type="string">
            <text:p>三湘印象</text:p>
          </table:table-cell>
          <table:table-cell office:value-type="float" office:value="13862020000">
            <text:p>13862020000</text:p>
          </table:table-cell>
          <table:table-cell office:value-type="float" office:value="7239850000">
            <text:p>7239850000</text:p>
          </table:table-cell>
          <table:table-cell office:value-type="percentage" office:value="0.52227958118658">
            <text:p>52.23%</text:p>
          </table:table-cell>
          <table:table-cell table:number-columns-repeated="2"/>
        </table:table-row>
        <table:table-row table:style-name="ro1">
          <table:table-cell office:value-type="string">
            <text:p>603588</text:p>
          </table:table-cell>
          <table:table-cell office:value-type="string">
            <text:p>高能环境</text:p>
          </table:table-cell>
          <table:table-cell office:value-type="float" office:value="4431830000">
            <text:p>4431830000</text:p>
          </table:table-cell>
          <table:table-cell office:value-type="float" office:value="2315810000">
            <text:p>2315810000</text:p>
          </table:table-cell>
          <table:table-cell office:value-type="percentage" office:value="0.52254035014881">
            <text:p>52.25%</text:p>
          </table:table-cell>
          <table:table-cell table:number-columns-repeated="2"/>
        </table:table-row>
        <table:table-row table:style-name="ro1">
          <table:table-cell office:value-type="string">
            <text:p>300014</text:p>
          </table:table-cell>
          <table:table-cell office:value-type="string">
            <text:p>亿纬锂能</text:p>
          </table:table-cell>
          <table:table-cell office:value-type="float" office:value="4387620000">
            <text:p>4387620000</text:p>
          </table:table-cell>
          <table:table-cell office:value-type="float" office:value="2293460000">
            <text:p>2293460000</text:p>
          </table:table-cell>
          <table:table-cell office:value-type="percentage" office:value="0.522711629539477">
            <text:p>52.27%</text:p>
          </table:table-cell>
          <table:table-cell table:number-columns-repeated="2"/>
        </table:table-row>
        <table:table-row table:style-name="ro1">
          <table:table-cell office:value-type="string">
            <text:p>300363</text:p>
          </table:table-cell>
          <table:table-cell office:value-type="string">
            <text:p>博腾股份</text:p>
          </table:table-cell>
          <table:table-cell office:value-type="float" office:value="2871450000">
            <text:p>2871450000</text:p>
          </table:table-cell>
          <table:table-cell office:value-type="float" office:value="1501370000">
            <text:p>1501370000</text:p>
          </table:table-cell>
          <table:table-cell office:value-type="percentage" office:value="0.522861272179561">
            <text:p>52.29%</text:p>
          </table:table-cell>
          <table:table-cell table:number-columns-repeated="2"/>
        </table:table-row>
        <table:table-row table:style-name="ro1">
          <table:table-cell office:value-type="string">
            <text:p>601008</text:p>
          </table:table-cell>
          <table:table-cell office:value-type="string">
            <text:p>连云港</text:p>
          </table:table-cell>
          <table:table-cell office:value-type="float" office:value="6873360000">
            <text:p>6873360000</text:p>
          </table:table-cell>
          <table:table-cell office:value-type="float" office:value="3594900000">
            <text:p>3594900000</text:p>
          </table:table-cell>
          <table:table-cell office:value-type="percentage" office:value="0.523019309333426">
            <text:p>52.30%</text:p>
          </table:table-cell>
          <table:table-cell table:number-columns-repeated="2"/>
        </table:table-row>
        <table:table-row table:style-name="ro1">
          <table:table-cell office:value-type="string">
            <text:p>603686</text:p>
          </table:table-cell>
          <table:table-cell office:value-type="string">
            <text:p>龙马环卫</text:p>
          </table:table-cell>
          <table:table-cell office:value-type="float" office:value="2645770000">
            <text:p>2645770000</text:p>
          </table:table-cell>
          <table:table-cell office:value-type="float" office:value="1383850000">
            <text:p>1383850000</text:p>
          </table:table-cell>
          <table:table-cell office:value-type="percentage" office:value="0.523042441330879">
            <text:p>52.30%</text:p>
          </table:table-cell>
          <table:table-cell table:number-columns-repeated="2"/>
        </table:table-row>
        <table:table-row table:style-name="ro1">
          <table:table-cell office:value-type="string">
            <text:p>300415</text:p>
          </table:table-cell>
          <table:table-cell office:value-type="string">
            <text:p>伊之密</text:p>
          </table:table-cell>
          <table:table-cell office:value-type="float" office:value="1806120000">
            <text:p>1806120000</text:p>
          </table:table-cell>
          <table:table-cell office:value-type="float" office:value="945210000">
            <text:p>945210000</text:p>
          </table:table-cell>
          <table:table-cell office:value-type="percentage" office:value="0.523337319779417">
            <text:p>52.33%</text:p>
          </table:table-cell>
          <table:table-cell table:number-columns-repeated="2"/>
        </table:table-row>
        <table:table-row table:style-name="ro1">
          <table:table-cell office:value-type="string">
            <text:p>002554</text:p>
          </table:table-cell>
          <table:table-cell office:value-type="string">
            <text:p>惠博普</text:p>
          </table:table-cell>
          <table:table-cell office:value-type="float" office:value="4576910000">
            <text:p>4576910000</text:p>
          </table:table-cell>
          <table:table-cell office:value-type="float" office:value="2395490000">
            <text:p>2395490000</text:p>
          </table:table-cell>
          <table:table-cell office:value-type="percentage" office:value="0.523385865136085">
            <text:p>52.34%</text:p>
          </table:table-cell>
          <table:table-cell table:number-columns-repeated="2"/>
        </table:table-row>
        <table:table-row table:style-name="ro1">
          <table:table-cell office:value-type="string">
            <text:p>600259</text:p>
          </table:table-cell>
          <table:table-cell office:value-type="string">
            <text:p>广晟有色</text:p>
          </table:table-cell>
          <table:table-cell office:value-type="float" office:value="4431380000">
            <text:p>4431380000</text:p>
          </table:table-cell>
          <table:table-cell office:value-type="float" office:value="2320570000">
            <text:p>2320570000</text:p>
          </table:table-cell>
          <table:table-cell office:value-type="percentage" office:value="0.523667570824439">
            <text:p>52.37%</text:p>
          </table:table-cell>
          <table:table-cell table:number-columns-repeated="2"/>
        </table:table-row>
        <table:table-row table:style-name="ro1">
          <table:table-cell office:value-type="string">
            <text:p>000782</text:p>
          </table:table-cell>
          <table:table-cell office:value-type="string">
            <text:p>美达股份</text:p>
          </table:table-cell>
          <table:table-cell office:value-type="float" office:value="2544450000">
            <text:p>2544450000</text:p>
          </table:table-cell>
          <table:table-cell office:value-type="float" office:value="1333410000">
            <text:p>1333410000</text:p>
          </table:table-cell>
          <table:table-cell office:value-type="percentage" office:value="0.524046454047044">
            <text:p>52.40%</text:p>
          </table:table-cell>
          <table:table-cell table:number-columns-repeated="2"/>
        </table:table-row>
        <table:table-row table:style-name="ro1">
          <table:table-cell office:value-type="string">
            <text:p>601225</text:p>
          </table:table-cell>
          <table:table-cell office:value-type="string">
            <text:p>陕西煤业</text:p>
          </table:table-cell>
          <table:table-cell office:value-type="float" office:value="93689100000">
            <text:p>93689100000</text:p>
          </table:table-cell>
          <table:table-cell office:value-type="float" office:value="49120410000">
            <text:p>49120410000</text:p>
          </table:table-cell>
          <table:table-cell office:value-type="percentage" office:value="0.524291619836246">
            <text:p>52.43%</text:p>
          </table:table-cell>
          <table:table-cell table:number-columns-repeated="2"/>
        </table:table-row>
        <table:table-row table:style-name="ro1">
          <table:table-cell office:value-type="string">
            <text:p>600097</text:p>
          </table:table-cell>
          <table:table-cell office:value-type="string">
            <text:p>开创国际</text:p>
          </table:table-cell>
          <table:table-cell office:value-type="float" office:value="1736010000">
            <text:p>1736010000</text:p>
          </table:table-cell>
          <table:table-cell office:value-type="float" office:value="910180000">
            <text:p>910180000</text:p>
          </table:table-cell>
          <table:table-cell office:value-type="percentage" office:value="0.524294214895075">
            <text:p>52.43%</text:p>
          </table:table-cell>
          <table:table-cell table:number-columns-repeated="2"/>
        </table:table-row>
        <table:table-row table:style-name="ro1">
          <table:table-cell office:value-type="string">
            <text:p>300059</text:p>
          </table:table-cell>
          <table:table-cell office:value-type="string">
            <text:p>东方财富</text:p>
          </table:table-cell>
          <table:table-cell office:value-type="float" office:value="26985870000">
            <text:p>26985870000</text:p>
          </table:table-cell>
          <table:table-cell office:value-type="float" office:value="14154690000">
            <text:p>14154690000</text:p>
          </table:table-cell>
          <table:table-cell office:value-type="percentage" office:value="0.524522277769811">
            <text:p>52.45%</text:p>
          </table:table-cell>
          <table:table-cell table:number-columns-repeated="2"/>
        </table:table-row>
        <table:table-row table:style-name="ro1">
          <table:table-cell office:value-type="string">
            <text:p>600635</text:p>
          </table:table-cell>
          <table:table-cell office:value-type="string">
            <text:p>大众公用</text:p>
          </table:table-cell>
          <table:table-cell office:value-type="float" office:value="17355390000">
            <text:p>17355390000</text:p>
          </table:table-cell>
          <table:table-cell office:value-type="float" office:value="9104800000">
            <text:p>9104800000</text:p>
          </table:table-cell>
          <table:table-cell office:value-type="percentage" office:value="0.524609357669289">
            <text:p>52.46%</text:p>
          </table:table-cell>
          <table:table-cell table:number-columns-repeated="2"/>
        </table:table-row>
        <table:table-row table:style-name="ro1">
          <table:table-cell office:value-type="string">
            <text:p>002119</text:p>
          </table:table-cell>
          <table:table-cell office:value-type="string">
            <text:p>康强电子</text:p>
          </table:table-cell>
          <table:table-cell office:value-type="float" office:value="1588260000">
            <text:p>1588260000</text:p>
          </table:table-cell>
          <table:table-cell office:value-type="float" office:value="833810000">
            <text:p>833810000</text:p>
          </table:table-cell>
          <table:table-cell office:value-type="percentage" office:value="0.524983315074358">
            <text:p>52.50%</text:p>
          </table:table-cell>
          <table:table-cell table:number-columns-repeated="2"/>
        </table:table-row>
        <table:table-row table:style-name="ro1">
          <table:table-cell office:value-type="string">
            <text:p>600390</text:p>
          </table:table-cell>
          <table:table-cell office:value-type="string">
            <text:p>五矿资本</text:p>
          </table:table-cell>
          <table:table-cell office:value-type="float" office:value="33993310000">
            <text:p>33993310000</text:p>
          </table:table-cell>
          <table:table-cell office:value-type="float" office:value="17858030000">
            <text:p>17858030000</text:p>
          </table:table-cell>
          <table:table-cell office:value-type="percentage" office:value="0.5253395447516">
            <text:p>52.53%</text:p>
          </table:table-cell>
          <table:table-cell table:number-columns-repeated="2"/>
        </table:table-row>
        <table:table-row table:style-name="ro1">
          <table:table-cell office:value-type="string">
            <text:p>300335</text:p>
          </table:table-cell>
          <table:table-cell office:value-type="string">
            <text:p>迪森股份</text:p>
          </table:table-cell>
          <table:table-cell office:value-type="float" office:value="2616120000">
            <text:p>2616120000</text:p>
          </table:table-cell>
          <table:table-cell office:value-type="float" office:value="1374470000">
            <text:p>1374470000</text:p>
          </table:table-cell>
          <table:table-cell office:value-type="percentage" office:value="0.525384921180986">
            <text:p>52.54%</text:p>
          </table:table-cell>
          <table:table-cell table:number-columns-repeated="2"/>
        </table:table-row>
        <table:table-row table:style-name="ro1">
          <table:table-cell office:value-type="string">
            <text:p>002693</text:p>
          </table:table-cell>
          <table:table-cell office:value-type="string">
            <text:p>双成药业</text:p>
          </table:table-cell>
          <table:table-cell office:value-type="float" office:value="1165530000">
            <text:p>1165530000</text:p>
          </table:table-cell>
          <table:table-cell office:value-type="float" office:value="612400000">
            <text:p>612400000</text:p>
          </table:table-cell>
          <table:table-cell office:value-type="percentage" office:value="0.525426200955788">
            <text:p>52.54%</text:p>
          </table:table-cell>
          <table:table-cell table:number-columns-repeated="2"/>
        </table:table-row>
        <table:table-row table:style-name="ro1">
          <table:table-cell office:value-type="string">
            <text:p>603959</text:p>
          </table:table-cell>
          <table:table-cell office:value-type="string">
            <text:p>百利科技</text:p>
          </table:table-cell>
          <table:table-cell office:value-type="float" office:value="1844930000">
            <text:p>1844930000</text:p>
          </table:table-cell>
          <table:table-cell office:value-type="float" office:value="969630000">
            <text:p>969630000</text:p>
          </table:table-cell>
          <table:table-cell office:value-type="percentage" office:value="0.525564655569588">
            <text:p>52.56%</text:p>
          </table:table-cell>
          <table:table-cell table:number-columns-repeated="2"/>
        </table:table-row>
        <table:table-row table:style-name="ro1">
          <table:table-cell office:value-type="string">
            <text:p>300007</text:p>
          </table:table-cell>
          <table:table-cell office:value-type="string">
            <text:p>汉威电子</text:p>
          </table:table-cell>
          <table:table-cell office:value-type="float" office:value="3765210000">
            <text:p>3765210000</text:p>
          </table:table-cell>
          <table:table-cell office:value-type="float" office:value="1978970000">
            <text:p>1978970000</text:p>
          </table:table-cell>
          <table:table-cell office:value-type="percentage" office:value="0.52559352599191">
            <text:p>52.56%</text:p>
          </table:table-cell>
          <table:table-cell table:number-columns-repeated="2"/>
        </table:table-row>
        <table:table-row table:style-name="ro1">
          <table:table-cell office:value-type="string">
            <text:p>600789</text:p>
          </table:table-cell>
          <table:table-cell office:value-type="string">
            <text:p>鲁抗医药</text:p>
          </table:table-cell>
          <table:table-cell office:value-type="float" office:value="4178040000">
            <text:p>4178040000</text:p>
          </table:table-cell>
          <table:table-cell office:value-type="float" office:value="2196050000">
            <text:p>2196050000</text:p>
          </table:table-cell>
          <table:table-cell office:value-type="percentage" office:value="0.525617275085925">
            <text:p>52.56%</text:p>
          </table:table-cell>
          <table:table-cell table:number-columns-repeated="2"/>
        </table:table-row>
        <table:table-row table:style-name="ro1">
          <table:table-cell office:value-type="string">
            <text:p>600792</text:p>
          </table:table-cell>
          <table:table-cell office:value-type="string">
            <text:p>云煤能源</text:p>
          </table:table-cell>
          <table:table-cell office:value-type="float" office:value="6413510000">
            <text:p>6413510000</text:p>
          </table:table-cell>
          <table:table-cell office:value-type="float" office:value="3375690000">
            <text:p>3375690000</text:p>
          </table:table-cell>
          <table:table-cell office:value-type="percentage" office:value="0.526340490620581">
            <text:p>52.63%</text:p>
          </table:table-cell>
          <table:table-cell table:number-columns-repeated="2"/>
        </table:table-row>
        <table:table-row table:style-name="ro1">
          <table:table-cell office:value-type="string">
            <text:p>002537</text:p>
          </table:table-cell>
          <table:table-cell office:value-type="string">
            <text:p>海立美达</text:p>
          </table:table-cell>
          <table:table-cell office:value-type="float" office:value="14245480000">
            <text:p>14245480000</text:p>
          </table:table-cell>
          <table:table-cell office:value-type="float" office:value="7499130000">
            <text:p>7499130000</text:p>
          </table:table-cell>
          <table:table-cell office:value-type="percentage" office:value="0.526421714115635">
            <text:p>52.64%</text:p>
          </table:table-cell>
          <table:table-cell table:number-columns-repeated="2"/>
        </table:table-row>
        <table:table-row table:style-name="ro1">
          <table:table-cell office:value-type="string">
            <text:p>300619</text:p>
          </table:table-cell>
          <table:table-cell office:value-type="string">
            <text:p>金银河</text:p>
          </table:table-cell>
          <table:table-cell office:value-type="float" office:value="432690000">
            <text:p>432690000</text:p>
          </table:table-cell>
          <table:table-cell office:value-type="float" office:value="227800000">
            <text:p>227800000</text:p>
          </table:table-cell>
          <table:table-cell office:value-type="percentage" office:value="0.526473918972012">
            <text:p>52.65%</text:p>
          </table:table-cell>
          <table:table-cell table:number-columns-repeated="2"/>
        </table:table-row>
        <table:table-row table:style-name="ro1">
          <table:table-cell office:value-type="string">
            <text:p>600712</text:p>
          </table:table-cell>
          <table:table-cell office:value-type="string">
            <text:p>南宁百货</text:p>
          </table:table-cell>
          <table:table-cell office:value-type="float" office:value="2242620000">
            <text:p>2242620000</text:p>
          </table:table-cell>
          <table:table-cell office:value-type="float" office:value="1180770000">
            <text:p>1180770000</text:p>
          </table:table-cell>
          <table:table-cell office:value-type="percentage" office:value="0.526513631377585">
            <text:p>52.65%</text:p>
          </table:table-cell>
          <table:table-cell table:number-columns-repeated="2"/>
        </table:table-row>
        <table:table-row table:style-name="ro1">
          <table:table-cell office:value-type="string">
            <text:p>002241</text:p>
          </table:table-cell>
          <table:table-cell office:value-type="string">
            <text:p>歌尔股份</text:p>
          </table:table-cell>
          <table:table-cell office:value-type="float" office:value="22912090000">
            <text:p>22912090000</text:p>
          </table:table-cell>
          <table:table-cell office:value-type="float" office:value="12063660000">
            <text:p>12063660000</text:p>
          </table:table-cell>
          <table:table-cell office:value-type="percentage" office:value="0.526519405257224">
            <text:p>52.65%</text:p>
          </table:table-cell>
          <table:table-cell table:number-columns-repeated="2"/>
        </table:table-row>
        <table:table-row table:style-name="ro1">
          <table:table-cell office:value-type="string">
            <text:p>002234</text:p>
          </table:table-cell>
          <table:table-cell office:value-type="string">
            <text:p>民和股份</text:p>
          </table:table-cell>
          <table:table-cell office:value-type="float" office:value="2178690000">
            <text:p>2178690000</text:p>
          </table:table-cell>
          <table:table-cell office:value-type="float" office:value="1148230000">
            <text:p>1148230000</text:p>
          </table:table-cell>
          <table:table-cell office:value-type="percentage" office:value="0.527027709311559">
            <text:p>52.70%</text:p>
          </table:table-cell>
          <table:table-cell table:number-columns-repeated="2"/>
        </table:table-row>
        <table:table-row table:style-name="ro1">
          <table:table-cell office:value-type="string">
            <text:p>000586</text:p>
          </table:table-cell>
          <table:table-cell office:value-type="string">
            <text:p>汇源通信</text:p>
          </table:table-cell>
          <table:table-cell office:value-type="float" office:value="551550000">
            <text:p>551550000</text:p>
          </table:table-cell>
          <table:table-cell office:value-type="float" office:value="290750000">
            <text:p>290750000</text:p>
          </table:table-cell>
          <table:table-cell office:value-type="percentage" office:value="0.527150756957665">
            <text:p>52.72%</text:p>
          </table:table-cell>
          <table:table-cell table:number-columns-repeated="2"/>
        </table:table-row>
        <table:table-row table:style-name="ro1">
          <table:table-cell office:value-type="string">
            <text:p>600026</text:p>
          </table:table-cell>
          <table:table-cell office:value-type="string">
            <text:p>中远海能</text:p>
          </table:table-cell>
          <table:table-cell office:value-type="float" office:value="58021820000">
            <text:p>58021820000</text:p>
          </table:table-cell>
          <table:table-cell office:value-type="float" office:value="30598740000">
            <text:p>30598740000</text:p>
          </table:table-cell>
          <table:table-cell office:value-type="percentage" office:value="0.527366084000812">
            <text:p>52.74%</text:p>
          </table:table-cell>
          <table:table-cell table:number-columns-repeated="2"/>
        </table:table-row>
        <table:table-row table:style-name="ro1">
          <table:table-cell office:value-type="string">
            <text:p>603690</text:p>
          </table:table-cell>
          <table:table-cell office:value-type="string">
            <text:p>至纯科技</text:p>
          </table:table-cell>
          <table:table-cell office:value-type="float" office:value="620280000">
            <text:p>620280000</text:p>
          </table:table-cell>
          <table:table-cell office:value-type="float" office:value="327240000">
            <text:p>327240000</text:p>
          </table:table-cell>
          <table:table-cell office:value-type="percentage" office:value="0.527568195008706">
            <text:p>52.76%</text:p>
          </table:table-cell>
          <table:table-cell table:number-columns-repeated="2"/>
        </table:table-row>
        <table:table-row table:style-name="ro1">
          <table:table-cell office:value-type="string">
            <text:p>603628</text:p>
          </table:table-cell>
          <table:table-cell office:value-type="string">
            <text:p>清源股份</text:p>
          </table:table-cell>
          <table:table-cell office:value-type="float" office:value="1218010000">
            <text:p>1218010000</text:p>
          </table:table-cell>
          <table:table-cell office:value-type="float" office:value="642870000">
            <text:p>642870000</text:p>
          </table:table-cell>
          <table:table-cell office:value-type="percentage" office:value="0.527803548410933">
            <text:p>52.78%</text:p>
          </table:table-cell>
          <table:table-cell table:number-columns-repeated="2"/>
        </table:table-row>
        <table:table-row table:style-name="ro1">
          <table:table-cell office:value-type="string">
            <text:p>002672</text:p>
          </table:table-cell>
          <table:table-cell office:value-type="string">
            <text:p>东江环保</text:p>
          </table:table-cell>
          <table:table-cell office:value-type="float" office:value="8189150000">
            <text:p>8189150000</text:p>
          </table:table-cell>
          <table:table-cell office:value-type="float" office:value="4323460000">
            <text:p>4323460000</text:p>
          </table:table-cell>
          <table:table-cell office:value-type="percentage" office:value="0.527949787218454">
            <text:p>52.79%</text:p>
          </table:table-cell>
          <table:table-cell table:number-columns-repeated="2"/>
        </table:table-row>
        <table:table-row table:style-name="ro1">
          <table:table-cell office:value-type="string">
            <text:p>300090</text:p>
          </table:table-cell>
          <table:table-cell office:value-type="string">
            <text:p>盛运环保</text:p>
          </table:table-cell>
          <table:table-cell office:value-type="float" office:value="11048800000">
            <text:p>11048800000</text:p>
          </table:table-cell>
          <table:table-cell office:value-type="float" office:value="5834170000">
            <text:p>5834170000</text:p>
          </table:table-cell>
          <table:table-cell office:value-type="percentage" office:value="0.528036528853812">
            <text:p>52.80%</text:p>
          </table:table-cell>
          <table:table-cell table:number-columns-repeated="2"/>
        </table:table-row>
        <table:table-row table:style-name="ro1">
          <table:table-cell office:value-type="string">
            <text:p>600655</text:p>
          </table:table-cell>
          <table:table-cell office:value-type="string">
            <text:p>豫园商城</text:p>
          </table:table-cell>
          <table:table-cell office:value-type="float" office:value="23178980000">
            <text:p>23178980000</text:p>
          </table:table-cell>
          <table:table-cell office:value-type="float" office:value="12240950000">
            <text:p>12240950000</text:p>
          </table:table-cell>
          <table:table-cell office:value-type="percentage" office:value="0.528105637090157">
            <text:p>52.81%</text:p>
          </table:table-cell>
          <table:table-cell table:number-columns-repeated="2"/>
        </table:table-row>
        <table:table-row table:style-name="ro1">
          <table:table-cell office:value-type="string">
            <text:p>002388</text:p>
          </table:table-cell>
          <table:table-cell office:value-type="string">
            <text:p>新亚制程</text:p>
          </table:table-cell>
          <table:table-cell office:value-type="float" office:value="1259730000">
            <text:p>1259730000</text:p>
          </table:table-cell>
          <table:table-cell office:value-type="float" office:value="665700000">
            <text:p>665700000</text:p>
          </table:table-cell>
          <table:table-cell office:value-type="percentage" office:value="0.528446571884451">
            <text:p>52.84%</text:p>
          </table:table-cell>
          <table:table-cell table:number-columns-repeated="2"/>
        </table:table-row>
        <table:table-row table:style-name="ro1">
          <table:table-cell office:value-type="string">
            <text:p>603165</text:p>
          </table:table-cell>
          <table:table-cell office:value-type="string">
            <text:p>荣晟环保</text:p>
          </table:table-cell>
          <table:table-cell office:value-type="float" office:value="851650000">
            <text:p>851650000</text:p>
          </table:table-cell>
          <table:table-cell office:value-type="float" office:value="450090000">
            <text:p>450090000</text:p>
          </table:table-cell>
          <table:table-cell office:value-type="percentage" office:value="0.528491751306288">
            <text:p>52.85%</text:p>
          </table:table-cell>
          <table:table-cell table:number-columns-repeated="2"/>
        </table:table-row>
        <table:table-row table:style-name="ro2">
          <table:table-cell office:value-type="string">
            <text:p>000809</text:p>
          </table:table-cell>
          <table:table-cell office:value-type="string">
            <text:p>*ST新城</text:p>
          </table:table-cell>
          <table:table-cell office:value-type="float" office:value="6378750000">
            <text:p>6378750000</text:p>
          </table:table-cell>
          <table:table-cell office:value-type="float" office:value="3374910000">
            <text:p>3374910000</text:p>
          </table:table-cell>
          <table:table-cell office:value-type="percentage" office:value="0.529086419753086">
            <text:p>52.91%</text:p>
          </table:table-cell>
          <table:table-cell table:number-columns-repeated="2"/>
        </table:table-row>
        <table:table-row table:style-name="ro1">
          <table:table-cell office:value-type="string">
            <text:p>002045</text:p>
          </table:table-cell>
          <table:table-cell office:value-type="string">
            <text:p>国光电器</text:p>
          </table:table-cell>
          <table:table-cell office:value-type="float" office:value="3004350000">
            <text:p>3004350000</text:p>
          </table:table-cell>
          <table:table-cell office:value-type="float" office:value="1589650000">
            <text:p>1589650000</text:p>
          </table:table-cell>
          <table:table-cell office:value-type="percentage" office:value="0.529116114966632">
            <text:p>52.91%</text:p>
          </table:table-cell>
          <table:table-cell table:number-columns-repeated="2"/>
        </table:table-row>
        <table:table-row table:style-name="ro1">
          <table:table-cell office:value-type="string">
            <text:p>300100</text:p>
          </table:table-cell>
          <table:table-cell office:value-type="string">
            <text:p>双林股份</text:p>
          </table:table-cell>
          <table:table-cell office:value-type="float" office:value="5523830000">
            <text:p>5523830000</text:p>
          </table:table-cell>
          <table:table-cell office:value-type="float" office:value="2924570000">
            <text:p>2924570000</text:p>
          </table:table-cell>
          <table:table-cell office:value-type="percentage" office:value="0.529446054639625">
            <text:p>52.94%</text:p>
          </table:table-cell>
          <table:table-cell table:number-columns-repeated="2"/>
        </table:table-row>
        <table:table-row table:style-name="ro1">
          <table:table-cell office:value-type="string">
            <text:p>600874</text:p>
          </table:table-cell>
          <table:table-cell office:value-type="string">
            <text:p>创业环保</text:p>
          </table:table-cell>
          <table:table-cell office:value-type="float" office:value="10640900000">
            <text:p>10640900000</text:p>
          </table:table-cell>
          <table:table-cell office:value-type="float" office:value="5637080000">
            <text:p>5637080000</text:p>
          </table:table-cell>
          <table:table-cell office:value-type="percentage" office:value="0.529755941696661">
            <text:p>52.98%</text:p>
          </table:table-cell>
          <table:table-cell table:number-columns-repeated="2"/>
        </table:table-row>
        <table:table-row table:style-name="ro1">
          <table:table-cell office:value-type="string">
            <text:p>300043</text:p>
          </table:table-cell>
          <table:table-cell office:value-type="string">
            <text:p>星辉娱乐</text:p>
          </table:table-cell>
          <table:table-cell office:value-type="float" office:value="5121690000">
            <text:p>5121690000</text:p>
          </table:table-cell>
          <table:table-cell office:value-type="float" office:value="2714080000">
            <text:p>2714080000</text:p>
          </table:table-cell>
          <table:table-cell office:value-type="percentage" office:value="0.529918835384414">
            <text:p>52.99%</text:p>
          </table:table-cell>
          <table:table-cell table:number-columns-repeated="2"/>
        </table:table-row>
        <table:table-row table:style-name="ro1">
          <table:table-cell office:value-type="string">
            <text:p>300332</text:p>
          </table:table-cell>
          <table:table-cell office:value-type="string">
            <text:p>天壕环境</text:p>
          </table:table-cell>
          <table:table-cell office:value-type="float" office:value="7597720000">
            <text:p>7597720000</text:p>
          </table:table-cell>
          <table:table-cell office:value-type="float" office:value="4026320000">
            <text:p>4026320000</text:p>
          </table:table-cell>
          <table:table-cell office:value-type="percentage" office:value="0.529937928747045">
            <text:p>52.99%</text:p>
          </table:table-cell>
          <table:table-cell table:number-columns-repeated="2"/>
        </table:table-row>
        <table:table-row table:style-name="ro1">
          <table:table-cell office:value-type="string">
            <text:p>300283</text:p>
          </table:table-cell>
          <table:table-cell office:value-type="string">
            <text:p>温州宏丰</text:p>
          </table:table-cell>
          <table:table-cell office:value-type="float" office:value="1222070000">
            <text:p>1222070000</text:p>
          </table:table-cell>
          <table:table-cell office:value-type="float" office:value="647720000">
            <text:p>647720000</text:p>
          </table:table-cell>
          <table:table-cell office:value-type="percentage" office:value="0.530018738697456">
            <text:p>53.00%</text:p>
          </table:table-cell>
          <table:table-cell table:number-columns-repeated="2"/>
        </table:table-row>
        <table:table-row table:style-name="ro1">
          <table:table-cell office:value-type="string">
            <text:p>000881</text:p>
          </table:table-cell>
          <table:table-cell office:value-type="string">
            <text:p>中广核技</text:p>
          </table:table-cell>
          <table:table-cell office:value-type="float" office:value="11095580000">
            <text:p>11095580000</text:p>
          </table:table-cell>
          <table:table-cell office:value-type="float" office:value="5881540000">
            <text:p>5881540000</text:p>
          </table:table-cell>
          <table:table-cell office:value-type="percentage" office:value="0.530079545188264">
            <text:p>53.01%</text:p>
          </table:table-cell>
          <table:table-cell table:number-columns-repeated="2"/>
        </table:table-row>
        <table:table-row table:style-name="ro1">
          <table:table-cell office:value-type="string">
            <text:p>002096</text:p>
          </table:table-cell>
          <table:table-cell office:value-type="string">
            <text:p>南岭民爆</text:p>
          </table:table-cell>
          <table:table-cell office:value-type="float" office:value="4457700000">
            <text:p>4457700000</text:p>
          </table:table-cell>
          <table:table-cell office:value-type="float" office:value="2363310000">
            <text:p>2363310000</text:p>
          </table:table-cell>
          <table:table-cell office:value-type="percentage" office:value="0.530163537250151">
            <text:p>53.02%</text:p>
          </table:table-cell>
          <table:table-cell table:number-columns-repeated="2"/>
        </table:table-row>
        <table:table-row table:style-name="ro1">
          <table:table-cell office:value-type="string">
            <text:p>600769</text:p>
          </table:table-cell>
          <table:table-cell office:value-type="string">
            <text:p>祥龙电业</text:p>
          </table:table-cell>
          <table:table-cell office:value-type="float" office:value="97260000">
            <text:p>97260000</text:p>
          </table:table-cell>
          <table:table-cell office:value-type="float" office:value="51630000">
            <text:p>51630000</text:p>
          </table:table-cell>
          <table:table-cell office:value-type="percentage" office:value="0.530845157310302">
            <text:p>53.08%</text:p>
          </table:table-cell>
          <table:table-cell table:number-columns-repeated="2"/>
        </table:table-row>
        <table:table-row table:style-name="ro1">
          <table:table-cell office:value-type="string">
            <text:p>002417</text:p>
          </table:table-cell>
          <table:table-cell office:value-type="string">
            <text:p>三元达</text:p>
          </table:table-cell>
          <table:table-cell office:value-type="float" office:value="726890000">
            <text:p>726890000</text:p>
          </table:table-cell>
          <table:table-cell office:value-type="float" office:value="385980000">
            <text:p>385980000</text:p>
          </table:table-cell>
          <table:table-cell office:value-type="percentage" office:value="0.531001939770804">
            <text:p>53.10%</text:p>
          </table:table-cell>
          <table:table-cell table:number-columns-repeated="2"/>
        </table:table-row>
        <table:table-row table:style-name="ro1">
          <table:table-cell office:value-type="string">
            <text:p>002512</text:p>
          </table:table-cell>
          <table:table-cell office:value-type="string">
            <text:p>达华智能</text:p>
          </table:table-cell>
          <table:table-cell office:value-type="float" office:value="6388010000">
            <text:p>6388010000</text:p>
          </table:table-cell>
          <table:table-cell office:value-type="float" office:value="3392300000">
            <text:p>3392300000</text:p>
          </table:table-cell>
          <table:table-cell office:value-type="percentage" office:value="0.531041748525754">
            <text:p>53.10%</text:p>
          </table:table-cell>
          <table:table-cell table:number-columns-repeated="2"/>
        </table:table-row>
        <table:table-row table:style-name="ro1">
          <table:table-cell office:value-type="string">
            <text:p>300313</text:p>
          </table:table-cell>
          <table:table-cell office:value-type="string">
            <text:p>天山生物</text:p>
          </table:table-cell>
          <table:table-cell office:value-type="float" office:value="855370000">
            <text:p>855370000</text:p>
          </table:table-cell>
          <table:table-cell office:value-type="float" office:value="454330000">
            <text:p>454330000</text:p>
          </table:table-cell>
          <table:table-cell office:value-type="percentage" office:value="0.53115026245952">
            <text:p>53.12%</text:p>
          </table:table-cell>
          <table:table-cell table:number-columns-repeated="2"/>
        </table:table-row>
        <table:table-row table:style-name="ro1">
          <table:table-cell office:value-type="string">
            <text:p>600621</text:p>
          </table:table-cell>
          <table:table-cell office:value-type="string">
            <text:p>华鑫股份</text:p>
          </table:table-cell>
          <table:table-cell office:value-type="float" office:value="4375480000">
            <text:p>4375480000</text:p>
          </table:table-cell>
          <table:table-cell office:value-type="float" office:value="2324220000">
            <text:p>2324220000</text:p>
          </table:table-cell>
          <table:table-cell office:value-type="percentage" office:value="0.53119200636273">
            <text:p>53.12%</text:p>
          </table:table-cell>
          <table:table-cell table:number-columns-repeated="2"/>
        </table:table-row>
        <table:table-row table:style-name="ro1">
          <table:table-cell office:value-type="string">
            <text:p>002411</text:p>
          </table:table-cell>
          <table:table-cell office:value-type="string">
            <text:p>必康股份</text:p>
          </table:table-cell>
          <table:table-cell office:value-type="float" office:value="18061640000">
            <text:p>18061640000</text:p>
          </table:table-cell>
          <table:table-cell office:value-type="float" office:value="9598580000">
            <text:p>9598580000</text:p>
          </table:table-cell>
          <table:table-cell office:value-type="percentage" office:value="0.531434576262178">
            <text:p>53.14%</text:p>
          </table:table-cell>
          <table:table-cell table:number-columns-repeated="2"/>
        </table:table-row>
        <table:table-row table:style-name="ro2">
          <table:table-cell office:value-type="string">
            <text:p>000611</text:p>
          </table:table-cell>
          <table:table-cell office:value-type="string">
            <text:p>*ST天首</text:p>
          </table:table-cell>
          <table:table-cell office:value-type="float" office:value="416790000">
            <text:p>416790000</text:p>
          </table:table-cell>
          <table:table-cell office:value-type="float" office:value="221750000">
            <text:p>221750000</text:p>
          </table:table-cell>
          <table:table-cell office:value-type="percentage" office:value="0.532042515415437">
            <text:p>53.20%</text:p>
          </table:table-cell>
          <table:table-cell table:number-columns-repeated="2"/>
        </table:table-row>
        <table:table-row table:style-name="ro1">
          <table:table-cell office:value-type="string">
            <text:p>300370</text:p>
          </table:table-cell>
          <table:table-cell office:value-type="string">
            <text:p>安控科技</text:p>
          </table:table-cell>
          <table:table-cell office:value-type="float" office:value="2853510000">
            <text:p>2853510000</text:p>
          </table:table-cell>
          <table:table-cell office:value-type="float" office:value="1519070000">
            <text:p>1519070000</text:p>
          </table:table-cell>
          <table:table-cell office:value-type="percentage" office:value="0.532351384785755">
            <text:p>53.24%</text:p>
          </table:table-cell>
          <table:table-cell table:number-columns-repeated="2"/>
        </table:table-row>
        <table:table-row table:style-name="ro1">
          <table:table-cell office:value-type="string">
            <text:p>002608</text:p>
          </table:table-cell>
          <table:table-cell office:value-type="string">
            <text:p>江苏国信</text:p>
          </table:table-cell>
          <table:table-cell office:value-type="float" office:value="43243260000">
            <text:p>43243260000</text:p>
          </table:table-cell>
          <table:table-cell office:value-type="float" office:value="23025900000">
            <text:p>23025900000</text:p>
          </table:table-cell>
          <table:table-cell office:value-type="percentage" office:value="0.532473731166429">
            <text:p>53.25%</text:p>
          </table:table-cell>
          <table:table-cell table:number-columns-repeated="2"/>
        </table:table-row>
        <table:table-row table:style-name="ro1">
          <table:table-cell office:value-type="string">
            <text:p>600983</text:p>
          </table:table-cell>
          <table:table-cell office:value-type="string">
            <text:p>惠而浦</text:p>
          </table:table-cell>
          <table:table-cell office:value-type="float" office:value="9295780000">
            <text:p>9295780000</text:p>
          </table:table-cell>
          <table:table-cell office:value-type="float" office:value="4950600000">
            <text:p>4950600000</text:p>
          </table:table-cell>
          <table:table-cell office:value-type="percentage" office:value="0.53256423882665">
            <text:p>53.26%</text:p>
          </table:table-cell>
          <table:table-cell table:number-columns-repeated="2"/>
        </table:table-row>
        <table:table-row table:style-name="ro1">
          <table:table-cell office:value-type="string">
            <text:p>601139</text:p>
          </table:table-cell>
          <table:table-cell office:value-type="string">
            <text:p>深圳燃气</text:p>
          </table:table-cell>
          <table:table-cell office:value-type="float" office:value="17243500000">
            <text:p>17243500000</text:p>
          </table:table-cell>
          <table:table-cell office:value-type="float" office:value="9183370000">
            <text:p>9183370000</text:p>
          </table:table-cell>
          <table:table-cell office:value-type="percentage" office:value="0.532569953895671">
            <text:p>53.26%</text:p>
          </table:table-cell>
          <table:table-cell table:number-columns-repeated="2"/>
        </table:table-row>
        <table:table-row table:style-name="ro1">
          <table:table-cell office:value-type="string">
            <text:p>000801</text:p>
          </table:table-cell>
          <table:table-cell office:value-type="string">
            <text:p>四川九洲</text:p>
          </table:table-cell>
          <table:table-cell office:value-type="float" office:value="5108640000">
            <text:p>5108640000</text:p>
          </table:table-cell>
          <table:table-cell office:value-type="float" office:value="2721350000">
            <text:p>2721350000</text:p>
          </table:table-cell>
          <table:table-cell office:value-type="percentage" office:value="0.532695590215791">
            <text:p>53.27%</text:p>
          </table:table-cell>
          <table:table-cell table:number-columns-repeated="2"/>
        </table:table-row>
        <table:table-row table:style-name="ro1">
          <table:table-cell office:value-type="string">
            <text:p>002437</text:p>
          </table:table-cell>
          <table:table-cell office:value-type="string">
            <text:p>誉衡药业</text:p>
          </table:table-cell>
          <table:table-cell office:value-type="float" office:value="8666540000">
            <text:p>8666540000</text:p>
          </table:table-cell>
          <table:table-cell office:value-type="float" office:value="4619910000">
            <text:p>4619910000</text:p>
          </table:table-cell>
          <table:table-cell office:value-type="percentage" office:value="0.533074329547893">
            <text:p>53.31%</text:p>
          </table:table-cell>
          <table:table-cell table:number-columns-repeated="2"/>
        </table:table-row>
        <table:table-row table:style-name="ro1">
          <table:table-cell office:value-type="string">
            <text:p>300325</text:p>
          </table:table-cell>
          <table:table-cell office:value-type="string">
            <text:p>德威新材</text:p>
          </table:table-cell>
          <table:table-cell office:value-type="float" office:value="3258190000">
            <text:p>3258190000</text:p>
          </table:table-cell>
          <table:table-cell office:value-type="float" office:value="1737130000">
            <text:p>1737130000</text:p>
          </table:table-cell>
          <table:table-cell office:value-type="percentage" office:value="0.533157980351054">
            <text:p>53.32%</text:p>
          </table:table-cell>
          <table:table-cell table:number-columns-repeated="2"/>
        </table:table-row>
        <table:table-row table:style-name="ro1">
          <table:table-cell office:value-type="string">
            <text:p>603668</text:p>
          </table:table-cell>
          <table:table-cell office:value-type="string">
            <text:p>天马科技</text:p>
          </table:table-cell>
          <table:table-cell office:value-type="float" office:value="983830000">
            <text:p>983830000</text:p>
          </table:table-cell>
          <table:table-cell office:value-type="float" office:value="524950000">
            <text:p>524950000</text:p>
          </table:table-cell>
          <table:table-cell office:value-type="percentage" office:value="0.5335779555411">
            <text:p>53.36%</text:p>
          </table:table-cell>
          <table:table-cell table:number-columns-repeated="2"/>
        </table:table-row>
        <table:table-row table:style-name="ro1">
          <table:table-cell office:value-type="string">
            <text:p>000531</text:p>
          </table:table-cell>
          <table:table-cell office:value-type="string">
            <text:p>穗恒运Ａ</text:p>
          </table:table-cell>
          <table:table-cell office:value-type="float" office:value="9186460000">
            <text:p>9186460000</text:p>
          </table:table-cell>
          <table:table-cell office:value-type="float" office:value="4902600000">
            <text:p>4902600000</text:p>
          </table:table-cell>
          <table:table-cell office:value-type="percentage" office:value="0.533676737285091">
            <text:p>53.37%</text:p>
          </table:table-cell>
          <table:table-cell table:number-columns-repeated="2"/>
        </table:table-row>
        <table:table-row table:style-name="ro1">
          <table:table-cell office:value-type="string">
            <text:p>002452</text:p>
          </table:table-cell>
          <table:table-cell office:value-type="string">
            <text:p>长高集团</text:p>
          </table:table-cell>
          <table:table-cell office:value-type="float" office:value="2847290000">
            <text:p>2847290000</text:p>
          </table:table-cell>
          <table:table-cell office:value-type="float" office:value="1520460000">
            <text:p>1520460000</text:p>
          </table:table-cell>
          <table:table-cell office:value-type="percentage" office:value="0.534002507647623">
            <text:p>53.40%</text:p>
          </table:table-cell>
          <table:table-cell table:number-columns-repeated="2"/>
        </table:table-row>
        <table:table-row table:style-name="ro1">
          <table:table-cell office:value-type="string">
            <text:p>600605</text:p>
          </table:table-cell>
          <table:table-cell office:value-type="string">
            <text:p>汇通能源</text:p>
          </table:table-cell>
          <table:table-cell office:value-type="float" office:value="1238470000">
            <text:p>1238470000</text:p>
          </table:table-cell>
          <table:table-cell office:value-type="float" office:value="661350000">
            <text:p>661350000</text:p>
          </table:table-cell>
          <table:table-cell office:value-type="percentage" office:value="0.534005668284254">
            <text:p>53.40%</text:p>
          </table:table-cell>
          <table:table-cell table:number-columns-repeated="2"/>
        </table:table-row>
        <table:table-row table:style-name="ro1">
          <table:table-cell office:value-type="string">
            <text:p>002352</text:p>
          </table:table-cell>
          <table:table-cell office:value-type="string">
            <text:p>顺丰控股</text:p>
          </table:table-cell>
          <table:table-cell office:value-type="float" office:value="44134890000">
            <text:p>44134890000</text:p>
          </table:table-cell>
          <table:table-cell office:value-type="float" office:value="23578220000">
            <text:p>23578220000</text:p>
          </table:table-cell>
          <table:table-cell office:value-type="percentage" office:value="0.534230854546142">
            <text:p>53.42%</text:p>
          </table:table-cell>
          <table:table-cell table:number-columns-repeated="2"/>
        </table:table-row>
        <table:table-row table:style-name="ro1">
          <table:table-cell office:value-type="string">
            <text:p>002059</text:p>
          </table:table-cell>
          <table:table-cell office:value-type="string">
            <text:p>云南旅游</text:p>
          </table:table-cell>
          <table:table-cell office:value-type="float" office:value="3970500000">
            <text:p>3970500000</text:p>
          </table:table-cell>
          <table:table-cell office:value-type="float" office:value="2121200000">
            <text:p>2121200000</text:p>
          </table:table-cell>
          <table:table-cell office:value-type="percentage" office:value="0.534240020148596">
            <text:p>53.42%</text:p>
          </table:table-cell>
          <table:table-cell table:number-columns-repeated="2"/>
        </table:table-row>
        <table:table-row table:style-name="ro1">
          <table:table-cell office:value-type="string">
            <text:p>000425</text:p>
          </table:table-cell>
          <table:table-cell office:value-type="string">
            <text:p>徐工机械</text:p>
          </table:table-cell>
          <table:table-cell office:value-type="float" office:value="43977050000">
            <text:p>43977050000</text:p>
          </table:table-cell>
          <table:table-cell office:value-type="float" office:value="23495470000">
            <text:p>23495470000</text:p>
          </table:table-cell>
          <table:table-cell office:value-type="percentage" office:value="0.534266623159125">
            <text:p>53.43%</text:p>
          </table:table-cell>
          <table:table-cell table:number-columns-repeated="2"/>
        </table:table-row>
        <table:table-row table:style-name="ro1">
          <table:table-cell office:value-type="string">
            <text:p>000739</text:p>
          </table:table-cell>
          <table:table-cell office:value-type="string">
            <text:p>普洛药业</text:p>
          </table:table-cell>
          <table:table-cell office:value-type="float" office:value="5618960000">
            <text:p>5618960000</text:p>
          </table:table-cell>
          <table:table-cell office:value-type="float" office:value="3002460000">
            <text:p>3002460000</text:p>
          </table:table-cell>
          <table:table-cell office:value-type="percentage" office:value="0.534344433845409">
            <text:p>53.43%</text:p>
          </table:table-cell>
          <table:table-cell table:number-columns-repeated="2"/>
        </table:table-row>
        <table:table-row table:style-name="ro1">
          <table:table-cell office:value-type="string">
            <text:p>600864</text:p>
          </table:table-cell>
          <table:table-cell office:value-type="string">
            <text:p>哈投股份</text:p>
          </table:table-cell>
          <table:table-cell office:value-type="float" office:value="29553200000">
            <text:p>29553200000</text:p>
          </table:table-cell>
          <table:table-cell office:value-type="float" office:value="15804200000">
            <text:p>15804200000</text:p>
          </table:table-cell>
          <table:table-cell office:value-type="percentage" office:value="0.534771192290513">
            <text:p>53.48%</text:p>
          </table:table-cell>
          <table:table-cell table:number-columns-repeated="2"/>
        </table:table-row>
        <table:table-row table:style-name="ro1">
          <table:table-cell office:value-type="string">
            <text:p>300618</text:p>
          </table:table-cell>
          <table:table-cell office:value-type="string">
            <text:p>寒锐钴业</text:p>
          </table:table-cell>
          <table:table-cell office:value-type="float" office:value="803460000">
            <text:p>803460000</text:p>
          </table:table-cell>
          <table:table-cell office:value-type="float" office:value="429730000">
            <text:p>429730000</text:p>
          </table:table-cell>
          <table:table-cell office:value-type="percentage" office:value="0.534849276877505">
            <text:p>53.48%</text:p>
          </table:table-cell>
          <table:table-cell table:number-columns-repeated="2"/>
        </table:table-row>
        <table:table-row table:style-name="ro1">
          <table:table-cell office:value-type="string">
            <text:p>603388</text:p>
          </table:table-cell>
          <table:table-cell office:value-type="string">
            <text:p>元成股份</text:p>
          </table:table-cell>
          <table:table-cell office:value-type="float" office:value="885260000">
            <text:p>885260000</text:p>
          </table:table-cell>
          <table:table-cell office:value-type="float" office:value="473980000">
            <text:p>473980000</text:p>
          </table:table-cell>
          <table:table-cell office:value-type="percentage" office:value="0.5354133248989">
            <text:p>53.54%</text:p>
          </table:table-cell>
          <table:table-cell table:number-columns-repeated="2"/>
        </table:table-row>
        <table:table-row table:style-name="ro1">
          <table:table-cell office:value-type="string">
            <text:p>600978</text:p>
          </table:table-cell>
          <table:table-cell office:value-type="string">
            <text:p>宜华生活</text:p>
          </table:table-cell>
          <table:table-cell office:value-type="float" office:value="15975020000">
            <text:p>15975020000</text:p>
          </table:table-cell>
          <table:table-cell office:value-type="float" office:value="8556930000">
            <text:p>8556930000</text:p>
          </table:table-cell>
          <table:table-cell office:value-type="percentage" office:value="0.535644399819218">
            <text:p>53.56%</text:p>
          </table:table-cell>
          <table:table-cell table:number-columns-repeated="2"/>
        </table:table-row>
        <table:table-row table:style-name="ro1">
          <table:table-cell office:value-type="string">
            <text:p>300111</text:p>
          </table:table-cell>
          <table:table-cell office:value-type="string">
            <text:p>向日葵</text:p>
          </table:table-cell>
          <table:table-cell office:value-type="float" office:value="2803790000">
            <text:p>2803790000</text:p>
          </table:table-cell>
          <table:table-cell office:value-type="float" office:value="1503060000">
            <text:p>1503060000</text:p>
          </table:table-cell>
          <table:table-cell office:value-type="percentage" office:value="0.536081518230681">
            <text:p>53.61%</text:p>
          </table:table-cell>
          <table:table-cell table:number-columns-repeated="2"/>
        </table:table-row>
        <table:table-row table:style-name="ro2">
          <table:table-cell office:value-type="string">
            <text:p>000037</text:p>
          </table:table-cell>
          <table:table-cell office:value-type="string">
            <text:p>深南电A</text:p>
          </table:table-cell>
          <table:table-cell office:value-type="float" office:value="4363700000">
            <text:p>4363700000</text:p>
          </table:table-cell>
          <table:table-cell office:value-type="float" office:value="2339730000">
            <text:p>2339730000</text:p>
          </table:table-cell>
          <table:table-cell office:value-type="percentage" office:value="0.536180305703875">
            <text:p>53.62%</text:p>
          </table:table-cell>
          <table:table-cell table:number-columns-repeated="2"/>
        </table:table-row>
        <table:table-row table:style-name="ro1">
          <table:table-cell office:value-type="string">
            <text:p>600148</text:p>
          </table:table-cell>
          <table:table-cell office:value-type="string">
            <text:p>长春一东</text:p>
          </table:table-cell>
          <table:table-cell office:value-type="float" office:value="952370000">
            <text:p>952370000</text:p>
          </table:table-cell>
          <table:table-cell office:value-type="float" office:value="510770000">
            <text:p>510770000</text:p>
          </table:table-cell>
          <table:table-cell office:value-type="percentage" office:value="0.536314667618678">
            <text:p>53.63%</text:p>
          </table:table-cell>
          <table:table-cell table:number-columns-repeated="2"/>
        </table:table-row>
        <table:table-row table:style-name="ro1">
          <table:table-cell office:value-type="string">
            <text:p>002129</text:p>
          </table:table-cell>
          <table:table-cell office:value-type="string">
            <text:p>中环股份</text:p>
          </table:table-cell>
          <table:table-cell office:value-type="float" office:value="22994520000">
            <text:p>22994520000</text:p>
          </table:table-cell>
          <table:table-cell office:value-type="float" office:value="12339410000">
            <text:p>12339410000</text:p>
          </table:table-cell>
          <table:table-cell office:value-type="percentage" office:value="0.536623943443916">
            <text:p>53.66%</text:p>
          </table:table-cell>
          <table:table-cell table:number-columns-repeated="2"/>
        </table:table-row>
        <table:table-row table:style-name="ro1">
          <table:table-cell office:value-type="string">
            <text:p>002777</text:p>
          </table:table-cell>
          <table:table-cell office:value-type="string">
            <text:p>久远银海</text:p>
          </table:table-cell>
          <table:table-cell office:value-type="float" office:value="1120340000">
            <text:p>1120340000</text:p>
          </table:table-cell>
          <table:table-cell office:value-type="float" office:value="601300000">
            <text:p>601300000</text:p>
          </table:table-cell>
          <table:table-cell office:value-type="percentage" office:value="0.536712069550315">
            <text:p>53.67%</text:p>
          </table:table-cell>
          <table:table-cell table:number-columns-repeated="2"/>
        </table:table-row>
        <table:table-row table:style-name="ro1">
          <table:table-cell office:value-type="string">
            <text:p>000153</text:p>
          </table:table-cell>
          <table:table-cell office:value-type="string">
            <text:p>丰原药业</text:p>
          </table:table-cell>
          <table:table-cell office:value-type="float" office:value="2490370000">
            <text:p>2490370000</text:p>
          </table:table-cell>
          <table:table-cell office:value-type="float" office:value="1337600000">
            <text:p>1337600000</text:p>
          </table:table-cell>
          <table:table-cell office:value-type="percentage" office:value="0.537108943650943">
            <text:p>53.71%</text:p>
          </table:table-cell>
          <table:table-cell table:number-columns-repeated="2"/>
        </table:table-row>
        <table:table-row table:style-name="ro1">
          <table:table-cell office:value-type="string">
            <text:p>300121</text:p>
          </table:table-cell>
          <table:table-cell office:value-type="string">
            <text:p>阳谷华泰</text:p>
          </table:table-cell>
          <table:table-cell office:value-type="float" office:value="1411970000">
            <text:p>1411970000</text:p>
          </table:table-cell>
          <table:table-cell office:value-type="float" office:value="759170000">
            <text:p>759170000</text:p>
          </table:table-cell>
          <table:table-cell office:value-type="percentage" office:value="0.537667230890175">
            <text:p>53.77%</text:p>
          </table:table-cell>
          <table:table-cell table:number-columns-repeated="2"/>
        </table:table-row>
        <table:table-row table:style-name="ro1">
          <table:table-cell office:value-type="string">
            <text:p>600420</text:p>
          </table:table-cell>
          <table:table-cell office:value-type="string">
            <text:p>现代制药</text:p>
          </table:table-cell>
          <table:table-cell office:value-type="float" office:value="15015070000">
            <text:p>15015070000</text:p>
          </table:table-cell>
          <table:table-cell office:value-type="float" office:value="8076590000">
            <text:p>8076590000</text:p>
          </table:table-cell>
          <table:table-cell office:value-type="percentage" office:value="0.53789892421414">
            <text:p>53.79%</text:p>
          </table:table-cell>
          <table:table-cell table:number-columns-repeated="2"/>
        </table:table-row>
        <table:table-row table:style-name="ro1">
          <table:table-cell office:value-type="string">
            <text:p>002628</text:p>
          </table:table-cell>
          <table:table-cell office:value-type="string">
            <text:p>成都路桥</text:p>
          </table:table-cell>
          <table:table-cell office:value-type="float" office:value="5782910000">
            <text:p>5782910000</text:p>
          </table:table-cell>
          <table:table-cell office:value-type="float" office:value="3111240000">
            <text:p>3111240000</text:p>
          </table:table-cell>
          <table:table-cell office:value-type="percentage" office:value="0.538005952020695">
            <text:p>53.80%</text:p>
          </table:table-cell>
          <table:table-cell table:number-columns-repeated="2"/>
        </table:table-row>
        <table:table-row table:style-name="ro1">
          <table:table-cell office:value-type="string">
            <text:p>000937</text:p>
          </table:table-cell>
          <table:table-cell office:value-type="string">
            <text:p>冀中能源</text:p>
          </table:table-cell>
          <table:table-cell office:value-type="float" office:value="43516690000">
            <text:p>43516690000</text:p>
          </table:table-cell>
          <table:table-cell office:value-type="float" office:value="23423960000">
            <text:p>23423960000</text:p>
          </table:table-cell>
          <table:table-cell office:value-type="percentage" office:value="0.538275314597686">
            <text:p>53.83%</text:p>
          </table:table-cell>
          <table:table-cell table:number-columns-repeated="2"/>
        </table:table-row>
        <table:table-row table:style-name="ro1">
          <table:table-cell office:value-type="string">
            <text:p>002036</text:p>
          </table:table-cell>
          <table:table-cell office:value-type="string">
            <text:p>联创电子</text:p>
          </table:table-cell>
          <table:table-cell office:value-type="float" office:value="3865460000">
            <text:p>3865460000</text:p>
          </table:table-cell>
          <table:table-cell office:value-type="float" office:value="2080690000">
            <text:p>2080690000</text:p>
          </table:table-cell>
          <table:table-cell office:value-type="percentage" office:value="0.538277462449489">
            <text:p>53.83%</text:p>
          </table:table-cell>
          <table:table-cell table:number-columns-repeated="2"/>
        </table:table-row>
        <table:table-row table:style-name="ro1">
          <table:table-cell office:value-type="string">
            <text:p>600176</text:p>
          </table:table-cell>
          <table:table-cell office:value-type="string">
            <text:p>中国巨石</text:p>
          </table:table-cell>
          <table:table-cell office:value-type="float" office:value="23932070000">
            <text:p>23932070000</text:p>
          </table:table-cell>
          <table:table-cell office:value-type="float" office:value="12884160000">
            <text:p>12884160000</text:p>
          </table:table-cell>
          <table:table-cell office:value-type="percentage" office:value="0.538363793854857">
            <text:p>53.84%</text:p>
          </table:table-cell>
          <table:table-cell table:number-columns-repeated="2"/>
        </table:table-row>
        <table:table-row table:style-name="ro1">
          <table:table-cell office:value-type="string">
            <text:p>300265</text:p>
          </table:table-cell>
          <table:table-cell office:value-type="string">
            <text:p>通光线缆</text:p>
          </table:table-cell>
          <table:table-cell office:value-type="float" office:value="2027650000">
            <text:p>2027650000</text:p>
          </table:table-cell>
          <table:table-cell office:value-type="float" office:value="1091620000">
            <text:p>1091620000</text:p>
          </table:table-cell>
          <table:table-cell office:value-type="percentage" office:value="0.53836707518556">
            <text:p>53.84%</text:p>
          </table:table-cell>
          <table:table-cell table:number-columns-repeated="2"/>
        </table:table-row>
        <table:table-row table:style-name="ro1">
          <table:table-cell office:value-type="string">
            <text:p>002228</text:p>
          </table:table-cell>
          <table:table-cell office:value-type="string">
            <text:p>合兴包装</text:p>
          </table:table-cell>
          <table:table-cell office:value-type="float" office:value="3706510000">
            <text:p>3706510000</text:p>
          </table:table-cell>
          <table:table-cell office:value-type="float" office:value="1996010000">
            <text:p>1996010000</text:p>
          </table:table-cell>
          <table:table-cell office:value-type="percentage" office:value="0.538514667436483">
            <text:p>53.85%</text:p>
          </table:table-cell>
          <table:table-cell table:number-columns-repeated="2"/>
        </table:table-row>
        <table:table-row table:style-name="ro1">
          <table:table-cell office:value-type="string">
            <text:p>002216</text:p>
          </table:table-cell>
          <table:table-cell office:value-type="string">
            <text:p>三全食品</text:p>
          </table:table-cell>
          <table:table-cell office:value-type="float" office:value="4152080000">
            <text:p>4152080000</text:p>
          </table:table-cell>
          <table:table-cell office:value-type="float" office:value="2236760000">
            <text:p>2236760000</text:p>
          </table:table-cell>
          <table:table-cell office:value-type="percentage" office:value="0.538708310051829">
            <text:p>53.87%</text:p>
          </table:table-cell>
          <table:table-cell table:number-columns-repeated="2"/>
        </table:table-row>
        <table:table-row table:style-name="ro1">
          <table:table-cell office:value-type="string">
            <text:p>300147</text:p>
          </table:table-cell>
          <table:table-cell office:value-type="string">
            <text:p>香雪制药</text:p>
          </table:table-cell>
          <table:table-cell office:value-type="float" office:value="7988730000">
            <text:p>7988730000</text:p>
          </table:table-cell>
          <table:table-cell office:value-type="float" office:value="4304370000">
            <text:p>4304370000</text:p>
          </table:table-cell>
          <table:table-cell office:value-type="percentage" office:value="0.538805291955042">
            <text:p>53.88%</text:p>
          </table:table-cell>
          <table:table-cell table:number-columns-repeated="2"/>
        </table:table-row>
        <table:table-row table:style-name="ro1">
          <table:table-cell office:value-type="string">
            <text:p>600326</text:p>
          </table:table-cell>
          <table:table-cell office:value-type="string">
            <text:p>西藏天路</text:p>
          </table:table-cell>
          <table:table-cell office:value-type="float" office:value="6750500000">
            <text:p>6750500000</text:p>
          </table:table-cell>
          <table:table-cell office:value-type="float" office:value="3637600000">
            <text:p>3637600000</text:p>
          </table:table-cell>
          <table:table-cell office:value-type="percentage" office:value="0.538863787867565">
            <text:p>53.89%</text:p>
          </table:table-cell>
          <table:table-cell table:number-columns-repeated="2"/>
        </table:table-row>
        <table:table-row table:style-name="ro1">
          <table:table-cell office:value-type="string">
            <text:p>600122</text:p>
          </table:table-cell>
          <table:table-cell office:value-type="string">
            <text:p>宏图高科</text:p>
          </table:table-cell>
          <table:table-cell office:value-type="float" office:value="19107490000">
            <text:p>19107490000</text:p>
          </table:table-cell>
          <table:table-cell office:value-type="float" office:value="10298560000">
            <text:p>10298560000</text:p>
          </table:table-cell>
          <table:table-cell office:value-type="percentage" office:value="0.538980263760442">
            <text:p>53.90%</text:p>
          </table:table-cell>
          <table:table-cell table:number-columns-repeated="2"/>
        </table:table-row>
        <table:table-row table:style-name="ro1">
          <table:table-cell office:value-type="string">
            <text:p>600731</text:p>
          </table:table-cell>
          <table:table-cell office:value-type="string">
            <text:p>湖南海利</text:p>
          </table:table-cell>
          <table:table-cell office:value-type="float" office:value="1819810000">
            <text:p>1819810000</text:p>
          </table:table-cell>
          <table:table-cell office:value-type="float" office:value="981580000">
            <text:p>981580000</text:p>
          </table:table-cell>
          <table:table-cell office:value-type="percentage" office:value="0.53938597985504">
            <text:p>53.94%</text:p>
          </table:table-cell>
          <table:table-cell table:number-columns-repeated="2"/>
        </table:table-row>
        <table:table-row table:style-name="ro1">
          <table:table-cell office:value-type="string">
            <text:p>600354</text:p>
          </table:table-cell>
          <table:table-cell office:value-type="string">
            <text:p>敦煌种业</text:p>
          </table:table-cell>
          <table:table-cell office:value-type="float" office:value="3031330000">
            <text:p>3031330000</text:p>
          </table:table-cell>
          <table:table-cell office:value-type="float" office:value="1635220000">
            <text:p>1635220000</text:p>
          </table:table-cell>
          <table:table-cell office:value-type="percentage" office:value="0.539439783857251">
            <text:p>53.94%</text:p>
          </table:table-cell>
          <table:table-cell table:number-columns-repeated="2"/>
        </table:table-row>
        <table:table-row table:style-name="ro1">
          <table:table-cell office:value-type="string">
            <text:p>603081</text:p>
          </table:table-cell>
          <table:table-cell office:value-type="string">
            <text:p>大丰实业</text:p>
          </table:table-cell>
          <table:table-cell office:value-type="float" office:value="1906580000">
            <text:p>1906580000</text:p>
          </table:table-cell>
          <table:table-cell office:value-type="float" office:value="1029610000">
            <text:p>1029610000</text:p>
          </table:table-cell>
          <table:table-cell office:value-type="percentage" office:value="0.540029791563952">
            <text:p>54.00%</text:p>
          </table:table-cell>
          <table:table-cell table:number-columns-repeated="2"/>
        </table:table-row>
        <table:table-row table:style-name="ro1">
          <table:table-cell office:value-type="string">
            <text:p>300197</text:p>
          </table:table-cell>
          <table:table-cell office:value-type="string">
            <text:p>铁汉生态</text:p>
          </table:table-cell>
          <table:table-cell office:value-type="float" office:value="11439520000">
            <text:p>11439520000</text:p>
          </table:table-cell>
          <table:table-cell office:value-type="float" office:value="6185140000">
            <text:p>6185140000</text:p>
          </table:table-cell>
          <table:table-cell office:value-type="percentage" office:value="0.54068177685777">
            <text:p>54.07%</text:p>
          </table:table-cell>
          <table:table-cell table:number-columns-repeated="2"/>
        </table:table-row>
        <table:table-row table:style-name="ro1">
          <table:table-cell office:value-type="string">
            <text:p>300601</text:p>
          </table:table-cell>
          <table:table-cell office:value-type="string">
            <text:p>康泰生物</text:p>
          </table:table-cell>
          <table:table-cell office:value-type="float" office:value="1600900000">
            <text:p>1600900000</text:p>
          </table:table-cell>
          <table:table-cell office:value-type="float" office:value="865900000">
            <text:p>865900000</text:p>
          </table:table-cell>
          <table:table-cell office:value-type="percentage" office:value="0.540883253170092">
            <text:p>54.09%</text:p>
          </table:table-cell>
          <table:table-cell table:number-columns-repeated="2"/>
        </table:table-row>
        <table:table-row table:style-name="ro1">
          <table:table-cell office:value-type="string">
            <text:p>000885</text:p>
          </table:table-cell>
          <table:table-cell office:value-type="string">
            <text:p>同力水泥</text:p>
          </table:table-cell>
          <table:table-cell office:value-type="float" office:value="6312650000">
            <text:p>6312650000</text:p>
          </table:table-cell>
          <table:table-cell office:value-type="float" office:value="3416360000">
            <text:p>3416360000</text:p>
          </table:table-cell>
          <table:table-cell office:value-type="percentage" office:value="0.541192684530269">
            <text:p>54.12%</text:p>
          </table:table-cell>
          <table:table-cell table:number-columns-repeated="2"/>
        </table:table-row>
        <table:table-row table:style-name="ro1">
          <table:table-cell office:value-type="string">
            <text:p>000525</text:p>
          </table:table-cell>
          <table:table-cell office:value-type="string">
            <text:p>红 太 阳</text:p>
          </table:table-cell>
          <table:table-cell office:value-type="float" office:value="10509540000">
            <text:p>10509540000</text:p>
          </table:table-cell>
          <table:table-cell office:value-type="float" office:value="5688970000">
            <text:p>5688970000</text:p>
          </table:table-cell>
          <table:table-cell office:value-type="percentage" office:value="0.541314843466032">
            <text:p>54.13%</text:p>
          </table:table-cell>
          <table:table-cell table:number-columns-repeated="2"/>
        </table:table-row>
        <table:table-row table:style-name="ro1">
          <table:table-cell office:value-type="string">
            <text:p>600221</text:p>
          </table:table-cell>
          <table:table-cell office:value-type="string">
            <text:p>海南航空</text:p>
          </table:table-cell>
          <table:table-cell office:value-type="float" office:value="148144020000">
            <text:p>148144020000</text:p>
          </table:table-cell>
          <table:table-cell office:value-type="float" office:value="80267860000">
            <text:p>80267860000</text:p>
          </table:table-cell>
          <table:table-cell office:value-type="percentage" office:value="0.541823152902156">
            <text:p>54.18%</text:p>
          </table:table-cell>
          <table:table-cell table:number-columns-repeated="2"/>
        </table:table-row>
        <table:table-row table:style-name="ro1">
          <table:table-cell office:value-type="string">
            <text:p>000622</text:p>
          </table:table-cell>
          <table:table-cell office:value-type="string">
            <text:p>恒立实业</text:p>
          </table:table-cell>
          <table:table-cell office:value-type="float" office:value="466470000">
            <text:p>466470000</text:p>
          </table:table-cell>
          <table:table-cell office:value-type="float" office:value="252960000">
            <text:p>252960000</text:p>
          </table:table-cell>
          <table:table-cell office:value-type="percentage" office:value="0.542285677535533">
            <text:p>54.23%</text:p>
          </table:table-cell>
          <table:table-cell table:number-columns-repeated="2"/>
        </table:table-row>
        <table:table-row table:style-name="ro1">
          <table:table-cell office:value-type="string">
            <text:p>600590</text:p>
          </table:table-cell>
          <table:table-cell office:value-type="string">
            <text:p>泰豪科技</text:p>
          </table:table-cell>
          <table:table-cell office:value-type="float" office:value="8587710000">
            <text:p>8587710000</text:p>
          </table:table-cell>
          <table:table-cell office:value-type="float" office:value="4658340000">
            <text:p>4658340000</text:p>
          </table:table-cell>
          <table:table-cell office:value-type="percentage" office:value="0.54244263022389">
            <text:p>54.24%</text:p>
          </table:table-cell>
          <table:table-cell table:number-columns-repeated="2"/>
        </table:table-row>
        <table:table-row table:style-name="ro1">
          <table:table-cell office:value-type="string">
            <text:p>000010</text:p>
          </table:table-cell>
          <table:table-cell office:value-type="string">
            <text:p>美丽生态</text:p>
          </table:table-cell>
          <table:table-cell office:value-type="float" office:value="4865760000">
            <text:p>4865760000</text:p>
          </table:table-cell>
          <table:table-cell office:value-type="float" office:value="2643690000">
            <text:p>2643690000</text:p>
          </table:table-cell>
          <table:table-cell office:value-type="percentage" office:value="0.543325194830818">
            <text:p>54.33%</text:p>
          </table:table-cell>
          <table:table-cell table:number-columns-repeated="2"/>
        </table:table-row>
        <table:table-row table:style-name="ro1">
          <table:table-cell office:value-type="string">
            <text:p>002627</text:p>
          </table:table-cell>
          <table:table-cell office:value-type="string">
            <text:p>宜昌交运</text:p>
          </table:table-cell>
          <table:table-cell office:value-type="float" office:value="2291320000">
            <text:p>2291320000</text:p>
          </table:table-cell>
          <table:table-cell office:value-type="float" office:value="1245090000">
            <text:p>1245090000</text:p>
          </table:table-cell>
          <table:table-cell office:value-type="percentage" office:value="0.543394200722728">
            <text:p>54.34%</text:p>
          </table:table-cell>
          <table:table-cell table:number-columns-repeated="2"/>
        </table:table-row>
        <table:table-row table:style-name="ro1">
          <table:table-cell office:value-type="string">
            <text:p>002660</text:p>
          </table:table-cell>
          <table:table-cell office:value-type="string">
            <text:p>茂硕电源</text:p>
          </table:table-cell>
          <table:table-cell office:value-type="float" office:value="2273730000">
            <text:p>2273730000</text:p>
          </table:table-cell>
          <table:table-cell office:value-type="float" office:value="1236980000">
            <text:p>1236980000</text:p>
          </table:table-cell>
          <table:table-cell office:value-type="percentage" office:value="0.544031173446276">
            <text:p>54.40%</text:p>
          </table:table-cell>
          <table:table-cell table:number-columns-repeated="2"/>
        </table:table-row>
        <table:table-row table:style-name="ro1">
          <table:table-cell office:value-type="string">
            <text:p>603955</text:p>
          </table:table-cell>
          <table:table-cell office:value-type="string">
            <text:p>大千生态</text:p>
          </table:table-cell>
          <table:table-cell office:value-type="float" office:value="1572740000">
            <text:p>1572740000</text:p>
          </table:table-cell>
          <table:table-cell office:value-type="float" office:value="855660000">
            <text:p>855660000</text:p>
          </table:table-cell>
          <table:table-cell office:value-type="percentage" office:value="0.544056868903951">
            <text:p>54.41%</text:p>
          </table:table-cell>
          <table:table-cell table:number-columns-repeated="2"/>
        </table:table-row>
        <table:table-row table:style-name="ro1">
          <table:table-cell office:value-type="string">
            <text:p>300237</text:p>
          </table:table-cell>
          <table:table-cell office:value-type="string">
            <text:p>美晨科技</text:p>
          </table:table-cell>
          <table:table-cell office:value-type="float" office:value="5878560000">
            <text:p>5878560000</text:p>
          </table:table-cell>
          <table:table-cell office:value-type="float" office:value="3198280000">
            <text:p>3198280000</text:p>
          </table:table-cell>
          <table:table-cell office:value-type="percentage" office:value="0.544058408862034">
            <text:p>54.41%</text:p>
          </table:table-cell>
          <table:table-cell table:number-columns-repeated="2"/>
        </table:table-row>
        <table:table-row table:style-name="ro2">
          <table:table-cell office:value-type="string">
            <text:p>600403</text:p>
          </table:table-cell>
          <table:table-cell office:value-type="string">
            <text:p>*ST大有</text:p>
          </table:table-cell>
          <table:table-cell office:value-type="float" office:value="14567810000">
            <text:p>14567810000</text:p>
          </table:table-cell>
          <table:table-cell office:value-type="float" office:value="7926840000">
            <text:p>7926840000</text:p>
          </table:table-cell>
          <table:table-cell office:value-type="percentage" office:value="0.544133950127027">
            <text:p>54.41%</text:p>
          </table:table-cell>
          <table:table-cell table:number-columns-repeated="2"/>
        </table:table-row>
        <table:table-row table:style-name="ro1">
          <table:table-cell office:value-type="string">
            <text:p>600052</text:p>
          </table:table-cell>
          <table:table-cell office:value-type="string">
            <text:p>浙江广厦</text:p>
          </table:table-cell>
          <table:table-cell office:value-type="float" office:value="4491520000">
            <text:p>4491520000</text:p>
          </table:table-cell>
          <table:table-cell office:value-type="float" office:value="2444320000">
            <text:p>2444320000</text:p>
          </table:table-cell>
          <table:table-cell office:value-type="percentage" office:value="0.544207751496153">
            <text:p>54.42%</text:p>
          </table:table-cell>
          <table:table-cell table:number-columns-repeated="2"/>
        </table:table-row>
        <table:table-row table:style-name="ro1">
          <table:table-cell office:value-type="string">
            <text:p>002300</text:p>
          </table:table-cell>
          <table:table-cell office:value-type="string">
            <text:p>太阳电缆</text:p>
          </table:table-cell>
          <table:table-cell office:value-type="float" office:value="3071700000">
            <text:p>3071700000</text:p>
          </table:table-cell>
          <table:table-cell office:value-type="float" office:value="1672290000">
            <text:p>1672290000</text:p>
          </table:table-cell>
          <table:table-cell office:value-type="percentage" office:value="0.544418400234398">
            <text:p>54.44%</text:p>
          </table:table-cell>
          <table:table-cell table:number-columns-repeated="2"/>
        </table:table-row>
        <table:table-row table:style-name="ro1">
          <table:table-cell office:value-type="string">
            <text:p>002694</text:p>
          </table:table-cell>
          <table:table-cell office:value-type="string">
            <text:p>顾地科技</text:p>
          </table:table-cell>
          <table:table-cell office:value-type="float" office:value="2295480000">
            <text:p>2295480000</text:p>
          </table:table-cell>
          <table:table-cell office:value-type="float" office:value="1249840000">
            <text:p>1249840000</text:p>
          </table:table-cell>
          <table:table-cell office:value-type="percentage" office:value="0.544478714691481">
            <text:p>54.45%</text:p>
          </table:table-cell>
          <table:table-cell table:number-columns-repeated="2"/>
        </table:table-row>
        <table:table-row table:style-name="ro1">
          <table:table-cell office:value-type="string">
            <text:p>300228</text:p>
          </table:table-cell>
          <table:table-cell office:value-type="string">
            <text:p>富瑞特装</text:p>
          </table:table-cell>
          <table:table-cell office:value-type="float" office:value="3927430000">
            <text:p>3927430000</text:p>
          </table:table-cell>
          <table:table-cell office:value-type="float" office:value="2139110000">
            <text:p>2139110000</text:p>
          </table:table-cell>
          <table:table-cell office:value-type="percentage" office:value="0.544658975462325">
            <text:p>54.47%</text:p>
          </table:table-cell>
          <table:table-cell table:number-columns-repeated="2"/>
        </table:table-row>
        <table:table-row table:style-name="ro1">
          <table:table-cell office:value-type="string">
            <text:p>000546</text:p>
          </table:table-cell>
          <table:table-cell office:value-type="string">
            <text:p>金圆股份</text:p>
          </table:table-cell>
          <table:table-cell office:value-type="float" office:value="5119970000">
            <text:p>5119970000</text:p>
          </table:table-cell>
          <table:table-cell office:value-type="float" office:value="2790020000">
            <text:p>2790020000</text:p>
          </table:table-cell>
          <table:table-cell office:value-type="percentage" office:value="0.544928974193208">
            <text:p>54.49%</text:p>
          </table:table-cell>
          <table:table-cell table:number-columns-repeated="2"/>
        </table:table-row>
        <table:table-row table:style-name="ro1">
          <table:table-cell office:value-type="string">
            <text:p>603322</text:p>
          </table:table-cell>
          <table:table-cell office:value-type="string">
            <text:p>超讯通信</text:p>
          </table:table-cell>
          <table:table-cell office:value-type="float" office:value="1052400000">
            <text:p>1052400000</text:p>
          </table:table-cell>
          <table:table-cell office:value-type="float" office:value="573620000">
            <text:p>573620000</text:p>
          </table:table-cell>
          <table:table-cell office:value-type="percentage" office:value="0.545058912960851">
            <text:p>54.51%</text:p>
          </table:table-cell>
          <table:table-cell table:number-columns-repeated="2"/>
        </table:table-row>
        <table:table-row table:style-name="ro1">
          <table:table-cell office:value-type="string">
            <text:p>600604</text:p>
          </table:table-cell>
          <table:table-cell office:value-type="string">
            <text:p>市北高新</text:p>
          </table:table-cell>
          <table:table-cell office:value-type="float" office:value="12838470000">
            <text:p>12838470000</text:p>
          </table:table-cell>
          <table:table-cell office:value-type="float" office:value="6998840000">
            <text:p>6998840000</text:p>
          </table:table-cell>
          <table:table-cell office:value-type="percentage" office:value="0.545145955865457">
            <text:p>54.51%</text:p>
          </table:table-cell>
          <table:table-cell table:number-columns-repeated="2"/>
        </table:table-row>
        <table:table-row table:style-name="ro1">
          <table:table-cell office:value-type="string">
            <text:p>000839</text:p>
          </table:table-cell>
          <table:table-cell office:value-type="string">
            <text:p>中信国安</text:p>
          </table:table-cell>
          <table:table-cell office:value-type="float" office:value="14829750000">
            <text:p>14829750000</text:p>
          </table:table-cell>
          <table:table-cell office:value-type="float" office:value="8087500000">
            <text:p>8087500000</text:p>
          </table:table-cell>
          <table:table-cell office:value-type="percentage" office:value="0.545356462516226">
            <text:p>54.54%</text:p>
          </table:table-cell>
          <table:table-cell table:number-columns-repeated="2"/>
        </table:table-row>
        <table:table-row table:style-name="ro1">
          <table:table-cell office:value-type="string">
            <text:p>000811</text:p>
          </table:table-cell>
          <table:table-cell office:value-type="string">
            <text:p>烟台冰轮</text:p>
          </table:table-cell>
          <table:table-cell office:value-type="float" office:value="5276230000">
            <text:p>5276230000</text:p>
          </table:table-cell>
          <table:table-cell office:value-type="float" office:value="2877700000">
            <text:p>2877700000</text:p>
          </table:table-cell>
          <table:table-cell office:value-type="percentage" office:value="0.545408369233335">
            <text:p>54.54%</text:p>
          </table:table-cell>
          <table:table-cell table:number-columns-repeated="2"/>
        </table:table-row>
        <table:table-row table:style-name="ro1">
          <table:table-cell office:value-type="string">
            <text:p>002648</text:p>
          </table:table-cell>
          <table:table-cell office:value-type="string">
            <text:p>卫星石化</text:p>
          </table:table-cell>
          <table:table-cell office:value-type="float" office:value="7453900000">
            <text:p>7453900000</text:p>
          </table:table-cell>
          <table:table-cell office:value-type="float" office:value="4066550000">
            <text:p>4066550000</text:p>
          </table:table-cell>
          <table:table-cell office:value-type="percentage" office:value="0.545560042393915">
            <text:p>54.56%</text:p>
          </table:table-cell>
          <table:table-cell table:number-columns-repeated="2"/>
        </table:table-row>
        <table:table-row table:style-name="ro1">
          <table:table-cell office:value-type="string">
            <text:p>002781</text:p>
          </table:table-cell>
          <table:table-cell office:value-type="string">
            <text:p>奇信股份</text:p>
          </table:table-cell>
          <table:table-cell office:value-type="float" office:value="3590630000">
            <text:p>3590630000</text:p>
          </table:table-cell>
          <table:table-cell office:value-type="float" office:value="1959230000">
            <text:p>1959230000</text:p>
          </table:table-cell>
          <table:table-cell office:value-type="percentage" office:value="0.545650763236535">
            <text:p>54.57%</text:p>
          </table:table-cell>
          <table:table-cell table:number-columns-repeated="2"/>
        </table:table-row>
        <table:table-row table:style-name="ro1">
          <table:table-cell office:value-type="string">
            <text:p>600548</text:p>
          </table:table-cell>
          <table:table-cell office:value-type="string">
            <text:p>深高速</text:p>
          </table:table-cell>
          <table:table-cell office:value-type="float" office:value="32384840000">
            <text:p>32384840000</text:p>
          </table:table-cell>
          <table:table-cell office:value-type="float" office:value="17673490000">
            <text:p>17673490000</text:p>
          </table:table-cell>
          <table:table-cell office:value-type="percentage" office:value="0.545733435768094">
            <text:p>54.57%</text:p>
          </table:table-cell>
          <table:table-cell table:number-columns-repeated="2"/>
        </table:table-row>
        <table:table-row table:style-name="ro1">
          <table:table-cell office:value-type="string">
            <text:p>600400</text:p>
          </table:table-cell>
          <table:table-cell office:value-type="string">
            <text:p>红豆股份</text:p>
          </table:table-cell>
          <table:table-cell office:value-type="float" office:value="9843190000">
            <text:p>9843190000</text:p>
          </table:table-cell>
          <table:table-cell office:value-type="float" office:value="5372910000">
            <text:p>5372910000</text:p>
          </table:table-cell>
          <table:table-cell office:value-type="percentage" office:value="0.545850481398815">
            <text:p>54.59%</text:p>
          </table:table-cell>
          <table:table-cell table:number-columns-repeated="2"/>
        </table:table-row>
        <table:table-row table:style-name="ro1">
          <table:table-cell office:value-type="string">
            <text:p>000600</text:p>
          </table:table-cell>
          <table:table-cell office:value-type="string">
            <text:p>建投能源</text:p>
          </table:table-cell>
          <table:table-cell office:value-type="float" office:value="29239950000">
            <text:p>29239950000</text:p>
          </table:table-cell>
          <table:table-cell office:value-type="float" office:value="15967780000">
            <text:p>15967780000</text:p>
          </table:table-cell>
          <table:table-cell office:value-type="percentage" office:value="0.546094641064708">
            <text:p>54.61%</text:p>
          </table:table-cell>
          <table:table-cell table:number-columns-repeated="2"/>
        </table:table-row>
        <table:table-row table:style-name="ro1">
          <table:table-cell office:value-type="string">
            <text:p>600151</text:p>
          </table:table-cell>
          <table:table-cell office:value-type="string">
            <text:p>航天机电</text:p>
          </table:table-cell>
          <table:table-cell office:value-type="float" office:value="13792380000">
            <text:p>13792380000</text:p>
          </table:table-cell>
          <table:table-cell office:value-type="float" office:value="7532400000">
            <text:p>7532400000</text:p>
          </table:table-cell>
          <table:table-cell office:value-type="percentage" office:value="0.546127644394949">
            <text:p>54.61%</text:p>
          </table:table-cell>
          <table:table-cell table:number-columns-repeated="2"/>
        </table:table-row>
        <table:table-row table:style-name="ro1">
          <table:table-cell office:value-type="string">
            <text:p>600578</text:p>
          </table:table-cell>
          <table:table-cell office:value-type="string">
            <text:p>京能电力</text:p>
          </table:table-cell>
          <table:table-cell office:value-type="float" office:value="53871460000">
            <text:p>53871460000</text:p>
          </table:table-cell>
          <table:table-cell office:value-type="float" office:value="29444590000">
            <text:p>29444590000</text:p>
          </table:table-cell>
          <table:table-cell office:value-type="percentage" office:value="0.546571227139565">
            <text:p>54.66%</text:p>
          </table:table-cell>
          <table:table-cell table:number-columns-repeated="2"/>
        </table:table-row>
        <table:table-row table:style-name="ro1">
          <table:table-cell office:value-type="string">
            <text:p>600079</text:p>
          </table:table-cell>
          <table:table-cell office:value-type="string">
            <text:p>人福医药</text:p>
          </table:table-cell>
          <table:table-cell office:value-type="float" office:value="26427540000">
            <text:p>26427540000</text:p>
          </table:table-cell>
          <table:table-cell office:value-type="float" office:value="14445030000">
            <text:p>14445030000</text:p>
          </table:table-cell>
          <table:table-cell office:value-type="percentage" office:value="0.546590034486751">
            <text:p>54.66%</text:p>
          </table:table-cell>
          <table:table-cell table:number-columns-repeated="2"/>
        </table:table-row>
        <table:table-row table:style-name="ro1">
          <table:table-cell office:value-type="string">
            <text:p>002274</text:p>
          </table:table-cell>
          <table:table-cell office:value-type="string">
            <text:p>华昌化工</text:p>
          </table:table-cell>
          <table:table-cell office:value-type="float" office:value="6159110000">
            <text:p>6159110000</text:p>
          </table:table-cell>
          <table:table-cell office:value-type="float" office:value="3366940000">
            <text:p>3366940000</text:p>
          </table:table-cell>
          <table:table-cell office:value-type="percentage" office:value="0.546660150573703">
            <text:p>54.67%</text:p>
          </table:table-cell>
          <table:table-cell table:number-columns-repeated="2"/>
        </table:table-row>
        <table:table-row table:style-name="ro1">
          <table:table-cell office:value-type="string">
            <text:p>000021</text:p>
          </table:table-cell>
          <table:table-cell office:value-type="string">
            <text:p>深科技</text:p>
          </table:table-cell>
          <table:table-cell office:value-type="float" office:value="11717370000">
            <text:p>11717370000</text:p>
          </table:table-cell>
          <table:table-cell office:value-type="float" office:value="6420040000">
            <text:p>6420040000</text:p>
          </table:table-cell>
          <table:table-cell office:value-type="percentage" office:value="0.547907934971756">
            <text:p>54.79%</text:p>
          </table:table-cell>
          <table:table-cell table:number-columns-repeated="2"/>
        </table:table-row>
        <table:table-row table:style-name="ro1">
          <table:table-cell office:value-type="string">
            <text:p>002048</text:p>
          </table:table-cell>
          <table:table-cell office:value-type="string">
            <text:p>宁波华翔</text:p>
          </table:table-cell>
          <table:table-cell office:value-type="float" office:value="13519810000">
            <text:p>13519810000</text:p>
          </table:table-cell>
          <table:table-cell office:value-type="float" office:value="7407990000">
            <text:p>7407990000</text:p>
          </table:table-cell>
          <table:table-cell office:value-type="percentage" office:value="0.547935954721257">
            <text:p>54.79%</text:p>
          </table:table-cell>
          <table:table-cell table:number-columns-repeated="2"/>
        </table:table-row>
        <table:table-row table:style-name="ro1">
          <table:table-cell office:value-type="string">
            <text:p>600560</text:p>
          </table:table-cell>
          <table:table-cell office:value-type="string">
            <text:p>金自天正</text:p>
          </table:table-cell>
          <table:table-cell office:value-type="float" office:value="1676800000">
            <text:p>1676800000</text:p>
          </table:table-cell>
          <table:table-cell office:value-type="float" office:value="919480000">
            <text:p>919480000</text:p>
          </table:table-cell>
          <table:table-cell office:value-type="percentage" office:value="0.548354007633588">
            <text:p>54.84%</text:p>
          </table:table-cell>
          <table:table-cell table:number-columns-repeated="2"/>
        </table:table-row>
        <table:table-row table:style-name="ro1">
          <table:table-cell office:value-type="string">
            <text:p>000768</text:p>
          </table:table-cell>
          <table:table-cell office:value-type="string">
            <text:p>中航飞机</text:p>
          </table:table-cell>
          <table:table-cell office:value-type="float" office:value="39216830000">
            <text:p>39216830000</text:p>
          </table:table-cell>
          <table:table-cell office:value-type="float" office:value="21513790000">
            <text:p>21513790000</text:p>
          </table:table-cell>
          <table:table-cell office:value-type="percentage" office:value="0.548585645499649">
            <text:p>54.86%</text:p>
          </table:table-cell>
          <table:table-cell table:number-columns-repeated="2"/>
        </table:table-row>
        <table:table-row table:style-name="ro1">
          <table:table-cell office:value-type="string">
            <text:p>300272</text:p>
          </table:table-cell>
          <table:table-cell office:value-type="string">
            <text:p>开能环保</text:p>
          </table:table-cell>
          <table:table-cell office:value-type="float" office:value="2607680000">
            <text:p>2607680000</text:p>
          </table:table-cell>
          <table:table-cell office:value-type="float" office:value="1430960000">
            <text:p>1430960000</text:p>
          </table:table-cell>
          <table:table-cell office:value-type="percentage" office:value="0.548748312676402">
            <text:p>54.87%</text:p>
          </table:table-cell>
          <table:table-cell table:number-columns-repeated="2"/>
        </table:table-row>
        <table:table-row table:style-name="ro1">
          <table:table-cell office:value-type="string">
            <text:p>600308</text:p>
          </table:table-cell>
          <table:table-cell office:value-type="string">
            <text:p>华泰股份</text:p>
          </table:table-cell>
          <table:table-cell office:value-type="float" office:value="14893260000">
            <text:p>14893260000</text:p>
          </table:table-cell>
          <table:table-cell office:value-type="float" office:value="8173550000">
            <text:p>8173550000</text:p>
          </table:table-cell>
          <table:table-cell office:value-type="percentage" office:value="0.54880865572749">
            <text:p>54.88%</text:p>
          </table:table-cell>
          <table:table-cell table:number-columns-repeated="2"/>
        </table:table-row>
        <table:table-row table:style-name="ro1">
          <table:table-cell office:value-type="string">
            <text:p>300592</text:p>
          </table:table-cell>
          <table:table-cell office:value-type="string">
            <text:p>华凯创意</text:p>
          </table:table-cell>
          <table:table-cell office:value-type="float" office:value="736790000">
            <text:p>736790000</text:p>
          </table:table-cell>
          <table:table-cell office:value-type="float" office:value="404520000">
            <text:p>404520000</text:p>
          </table:table-cell>
          <table:table-cell office:value-type="percentage" office:value="0.549030252853595">
            <text:p>54.90%</text:p>
          </table:table-cell>
          <table:table-cell table:number-columns-repeated="2"/>
        </table:table-row>
        <table:table-row table:style-name="ro1">
          <table:table-cell office:value-type="string">
            <text:p>600515</text:p>
          </table:table-cell>
          <table:table-cell office:value-type="string">
            <text:p>海航基础</text:p>
          </table:table-cell>
          <table:table-cell office:value-type="float" office:value="96999080000">
            <text:p>96999080000</text:p>
          </table:table-cell>
          <table:table-cell office:value-type="float" office:value="53260660000">
            <text:p>53260660000</text:p>
          </table:table-cell>
          <table:table-cell office:value-type="percentage" office:value="0.549084176880853">
            <text:p>54.91%</text:p>
          </table:table-cell>
          <table:table-cell table:number-columns-repeated="2"/>
        </table:table-row>
        <table:table-row table:style-name="ro1">
          <table:table-cell office:value-type="string">
            <text:p>600203</text:p>
          </table:table-cell>
          <table:table-cell office:value-type="string">
            <text:p>福日电子</text:p>
          </table:table-cell>
          <table:table-cell office:value-type="float" office:value="5196570000">
            <text:p>5196570000</text:p>
          </table:table-cell>
          <table:table-cell office:value-type="float" office:value="2854590000">
            <text:p>2854590000</text:p>
          </table:table-cell>
          <table:table-cell office:value-type="percentage" office:value="0.549321956598295">
            <text:p>54.93%</text:p>
          </table:table-cell>
          <table:table-cell table:number-columns-repeated="2"/>
        </table:table-row>
        <table:table-row table:style-name="ro1">
          <table:table-cell office:value-type="string">
            <text:p>600879</text:p>
          </table:table-cell>
          <table:table-cell office:value-type="string">
            <text:p>航天电子</text:p>
          </table:table-cell>
          <table:table-cell office:value-type="float" office:value="19581500000">
            <text:p>19581500000</text:p>
          </table:table-cell>
          <table:table-cell office:value-type="float" office:value="10763240000">
            <text:p>10763240000</text:p>
          </table:table-cell>
          <table:table-cell office:value-type="percentage" office:value="0.549663713198682">
            <text:p>54.97%</text:p>
          </table:table-cell>
          <table:table-cell table:number-columns-repeated="2"/>
        </table:table-row>
        <table:table-row table:style-name="ro1">
          <table:table-cell office:value-type="string">
            <text:p>603996</text:p>
          </table:table-cell>
          <table:table-cell office:value-type="string">
            <text:p>中新科技</text:p>
          </table:table-cell>
          <table:table-cell office:value-type="float" office:value="3100810000">
            <text:p>3100810000</text:p>
          </table:table-cell>
          <table:table-cell office:value-type="float" office:value="1705470000">
            <text:p>1705470000</text:p>
          </table:table-cell>
          <table:table-cell office:value-type="percentage" office:value="0.55000790116131">
            <text:p>55.00%</text:p>
          </table:table-cell>
          <table:table-cell table:number-columns-repeated="2"/>
        </table:table-row>
        <table:table-row table:style-name="ro1">
          <table:table-cell office:value-type="string">
            <text:p>000417</text:p>
          </table:table-cell>
          <table:table-cell office:value-type="string">
            <text:p>合肥百货</text:p>
          </table:table-cell>
          <table:table-cell office:value-type="float" office:value="9198540000">
            <text:p>9198540000</text:p>
          </table:table-cell>
          <table:table-cell office:value-type="float" office:value="5062060000">
            <text:p>5062060000</text:p>
          </table:table-cell>
          <table:table-cell office:value-type="percentage" office:value="0.550311245045409">
            <text:p>55.03%</text:p>
          </table:table-cell>
          <table:table-cell table:number-columns-repeated="2"/>
        </table:table-row>
        <table:table-row table:style-name="ro1">
          <table:table-cell office:value-type="string">
            <text:p>600277</text:p>
          </table:table-cell>
          <table:table-cell office:value-type="string">
            <text:p>亿利洁能</text:p>
          </table:table-cell>
          <table:table-cell office:value-type="float" office:value="23295180000">
            <text:p>23295180000</text:p>
          </table:table-cell>
          <table:table-cell office:value-type="float" office:value="12821470000">
            <text:p>12821470000</text:p>
          </table:table-cell>
          <table:table-cell office:value-type="percentage" office:value="0.550391540224201">
            <text:p>55.04%</text:p>
          </table:table-cell>
          <table:table-cell table:number-columns-repeated="2"/>
        </table:table-row>
        <table:table-row table:style-name="ro1">
          <table:table-cell office:value-type="string">
            <text:p>002205</text:p>
          </table:table-cell>
          <table:table-cell office:value-type="string">
            <text:p>国统股份</text:p>
          </table:table-cell>
          <table:table-cell office:value-type="float" office:value="2145080000">
            <text:p>2145080000</text:p>
          </table:table-cell>
          <table:table-cell office:value-type="float" office:value="1181310000">
            <text:p>1181310000</text:p>
          </table:table-cell>
          <table:table-cell office:value-type="percentage" office:value="0.550706733548399">
            <text:p>55.07%</text:p>
          </table:table-cell>
          <table:table-cell table:number-columns-repeated="2"/>
        </table:table-row>
        <table:table-row table:style-name="ro1">
          <table:table-cell office:value-type="string">
            <text:p>000666</text:p>
          </table:table-cell>
          <table:table-cell office:value-type="string">
            <text:p>经纬纺机</text:p>
          </table:table-cell>
          <table:table-cell office:value-type="float" office:value="35320350000">
            <text:p>35320350000</text:p>
          </table:table-cell>
          <table:table-cell office:value-type="float" office:value="19455610000">
            <text:p>19455610000</text:p>
          </table:table-cell>
          <table:table-cell office:value-type="percentage" office:value="0.550832876797653">
            <text:p>55.08%</text:p>
          </table:table-cell>
          <table:table-cell table:number-columns-repeated="2"/>
        </table:table-row>
        <table:table-row table:style-name="ro1">
          <table:table-cell office:value-type="string">
            <text:p>002009</text:p>
          </table:table-cell>
          <table:table-cell office:value-type="string">
            <text:p>天奇股份</text:p>
          </table:table-cell>
          <table:table-cell office:value-type="float" office:value="4818080000">
            <text:p>4818080000</text:p>
          </table:table-cell>
          <table:table-cell office:value-type="float" office:value="2654700000">
            <text:p>2654700000</text:p>
          </table:table-cell>
          <table:table-cell office:value-type="percentage" office:value="0.550987115199416">
            <text:p>55.10%</text:p>
          </table:table-cell>
          <table:table-cell table:number-columns-repeated="2"/>
        </table:table-row>
        <table:table-row table:style-name="ro1">
          <table:table-cell office:value-type="string">
            <text:p>000158</text:p>
          </table:table-cell>
          <table:table-cell office:value-type="string">
            <text:p>常山股份</text:p>
          </table:table-cell>
          <table:table-cell office:value-type="float" office:value="12804190000">
            <text:p>12804190000</text:p>
          </table:table-cell>
          <table:table-cell office:value-type="float" office:value="7060370000">
            <text:p>7060370000</text:p>
          </table:table-cell>
          <table:table-cell office:value-type="percentage" office:value="0.551410905336456">
            <text:p>55.14%</text:p>
          </table:table-cell>
          <table:table-cell table:number-columns-repeated="2"/>
        </table:table-row>
        <table:table-row table:style-name="ro1">
          <table:table-cell office:value-type="string">
            <text:p>000725</text:p>
          </table:table-cell>
          <table:table-cell office:value-type="string">
            <text:p>京东方Ａ</text:p>
          </table:table-cell>
          <table:table-cell office:value-type="float" office:value="205135010000">
            <text:p>205135010000</text:p>
          </table:table-cell>
          <table:table-cell office:value-type="float" office:value="113118960000">
            <text:p>113118960000</text:p>
          </table:table-cell>
          <table:table-cell office:value-type="percentage" office:value="0.551436636778871">
            <text:p>55.14%</text:p>
          </table:table-cell>
          <table:table-cell table:number-columns-repeated="2"/>
        </table:table-row>
        <table:table-row table:style-name="ro1">
          <table:table-cell office:value-type="string">
            <text:p>601177</text:p>
          </table:table-cell>
          <table:table-cell office:value-type="string">
            <text:p>杭齿前进</text:p>
          </table:table-cell>
          <table:table-cell office:value-type="float" office:value="3851890000">
            <text:p>3851890000</text:p>
          </table:table-cell>
          <table:table-cell office:value-type="float" office:value="2124110000">
            <text:p>2124110000</text:p>
          </table:table-cell>
          <table:table-cell office:value-type="percentage" office:value="0.551446173177323">
            <text:p>55.14%</text:p>
          </table:table-cell>
          <table:table-cell table:number-columns-repeated="2"/>
        </table:table-row>
        <table:table-row table:style-name="ro1">
          <table:table-cell office:value-type="string">
            <text:p>600336</text:p>
          </table:table-cell>
          <table:table-cell office:value-type="string">
            <text:p>澳柯玛</text:p>
          </table:table-cell>
          <table:table-cell office:value-type="float" office:value="4159910000">
            <text:p>4159910000</text:p>
          </table:table-cell>
          <table:table-cell office:value-type="float" office:value="2294620000">
            <text:p>2294620000</text:p>
          </table:table-cell>
          <table:table-cell office:value-type="percentage" office:value="0.551603279878651">
            <text:p>55.16%</text:p>
          </table:table-cell>
          <table:table-cell table:number-columns-repeated="2"/>
        </table:table-row>
        <table:table-row table:style-name="ro1">
          <table:table-cell office:value-type="string">
            <text:p>603197</text:p>
          </table:table-cell>
          <table:table-cell office:value-type="string">
            <text:p>保隆科技</text:p>
          </table:table-cell>
          <table:table-cell office:value-type="float" office:value="1616670000">
            <text:p>1616670000</text:p>
          </table:table-cell>
          <table:table-cell office:value-type="float" office:value="892070000">
            <text:p>892070000</text:p>
          </table:table-cell>
          <table:table-cell office:value-type="percentage" office:value="0.551794738567549">
            <text:p>55.18%</text:p>
          </table:table-cell>
          <table:table-cell table:number-columns-repeated="2"/>
        </table:table-row>
        <table:table-row table:style-name="ro1">
          <table:table-cell office:value-type="string">
            <text:p>000837</text:p>
          </table:table-cell>
          <table:table-cell office:value-type="string">
            <text:p>秦川机床</text:p>
          </table:table-cell>
          <table:table-cell office:value-type="float" office:value="7821230000">
            <text:p>7821230000</text:p>
          </table:table-cell>
          <table:table-cell office:value-type="float" office:value="4315950000">
            <text:p>4315950000</text:p>
          </table:table-cell>
          <table:table-cell office:value-type="percentage" office:value="0.551824968706968">
            <text:p>55.18%</text:p>
          </table:table-cell>
          <table:table-cell table:number-columns-repeated="2"/>
        </table:table-row>
        <table:table-row table:style-name="ro1">
          <table:table-cell office:value-type="string">
            <text:p>600192</text:p>
          </table:table-cell>
          <table:table-cell office:value-type="string">
            <text:p>长城电工</text:p>
          </table:table-cell>
          <table:table-cell office:value-type="float" office:value="4639940000">
            <text:p>4639940000</text:p>
          </table:table-cell>
          <table:table-cell office:value-type="float" office:value="2560750000">
            <text:p>2560750000</text:p>
          </table:table-cell>
          <table:table-cell office:value-type="percentage" office:value="0.55189291240835">
            <text:p>55.19%</text:p>
          </table:table-cell>
          <table:table-cell table:number-columns-repeated="2"/>
        </table:table-row>
        <table:table-row table:style-name="ro1">
          <table:table-cell office:value-type="string">
            <text:p>300402</text:p>
          </table:table-cell>
          <table:table-cell office:value-type="string">
            <text:p>宝色股份</text:p>
          </table:table-cell>
          <table:table-cell office:value-type="float" office:value="1328190000">
            <text:p>1328190000</text:p>
          </table:table-cell>
          <table:table-cell office:value-type="float" office:value="733020000">
            <text:p>733020000</text:p>
          </table:table-cell>
          <table:table-cell office:value-type="percentage" office:value="0.551893930838208">
            <text:p>55.19%</text:p>
          </table:table-cell>
          <table:table-cell table:number-columns-repeated="2"/>
        </table:table-row>
        <table:table-row table:style-name="ro1">
          <table:table-cell office:value-type="string">
            <text:p>300140</text:p>
          </table:table-cell>
          <table:table-cell office:value-type="string">
            <text:p>中环装备</text:p>
          </table:table-cell>
          <table:table-cell office:value-type="float" office:value="3185720000">
            <text:p>3185720000</text:p>
          </table:table-cell>
          <table:table-cell office:value-type="float" office:value="1758180000">
            <text:p>1758180000</text:p>
          </table:table-cell>
          <table:table-cell office:value-type="percentage" office:value="0.551894077320041">
            <text:p>55.19%</text:p>
          </table:table-cell>
          <table:table-cell table:number-columns-repeated="2"/>
        </table:table-row>
        <table:table-row table:style-name="ro1">
          <table:table-cell office:value-type="string">
            <text:p>002083</text:p>
          </table:table-cell>
          <table:table-cell office:value-type="string">
            <text:p>孚日股份</text:p>
          </table:table-cell>
          <table:table-cell office:value-type="float" office:value="7124760000">
            <text:p>7124760000</text:p>
          </table:table-cell>
          <table:table-cell office:value-type="float" office:value="3934550000">
            <text:p>3934550000</text:p>
          </table:table-cell>
          <table:table-cell office:value-type="percentage" office:value="0.552236145498234">
            <text:p>55.22%</text:p>
          </table:table-cell>
          <table:table-cell table:number-columns-repeated="2"/>
        </table:table-row>
        <table:table-row table:style-name="ro1">
          <table:table-cell office:value-type="string">
            <text:p>002264</text:p>
          </table:table-cell>
          <table:table-cell office:value-type="string">
            <text:p>新 华 都</text:p>
          </table:table-cell>
          <table:table-cell office:value-type="float" office:value="3742360000">
            <text:p>3742360000</text:p>
          </table:table-cell>
          <table:table-cell office:value-type="float" office:value="2067060000">
            <text:p>2067060000</text:p>
          </table:table-cell>
          <table:table-cell office:value-type="percentage" office:value="0.552341303348689">
            <text:p>55.23%</text:p>
          </table:table-cell>
          <table:table-cell table:number-columns-repeated="2"/>
        </table:table-row>
        <table:table-row table:style-name="ro1">
          <table:table-cell office:value-type="string">
            <text:p>600661</text:p>
          </table:table-cell>
          <table:table-cell office:value-type="string">
            <text:p>新南洋</text:p>
          </table:table-cell>
          <table:table-cell office:value-type="float" office:value="2250230000">
            <text:p>2250230000</text:p>
          </table:table-cell>
          <table:table-cell office:value-type="float" office:value="1244690000">
            <text:p>1244690000</text:p>
          </table:table-cell>
          <table:table-cell office:value-type="percentage" office:value="0.553139012456504">
            <text:p>55.31%</text:p>
          </table:table-cell>
          <table:table-cell table:number-columns-repeated="2"/>
        </table:table-row>
        <table:table-row table:style-name="ro1">
          <table:table-cell office:value-type="string">
            <text:p>002491</text:p>
          </table:table-cell>
          <table:table-cell office:value-type="string">
            <text:p>通鼎互联</text:p>
          </table:table-cell>
          <table:table-cell office:value-type="float" office:value="6740480000">
            <text:p>6740480000</text:p>
          </table:table-cell>
          <table:table-cell office:value-type="float" office:value="3728570000">
            <text:p>3728570000</text:p>
          </table:table-cell>
          <table:table-cell office:value-type="percentage" office:value="0.553160902487657">
            <text:p>55.32%</text:p>
          </table:table-cell>
          <table:table-cell table:number-columns-repeated="2"/>
        </table:table-row>
        <table:table-row table:style-name="ro1">
          <table:table-cell office:value-type="string">
            <text:p>002535</text:p>
          </table:table-cell>
          <table:table-cell office:value-type="string">
            <text:p>林州重机</text:p>
          </table:table-cell>
          <table:table-cell office:value-type="float" office:value="6632750000">
            <text:p>6632750000</text:p>
          </table:table-cell>
          <table:table-cell office:value-type="float" office:value="3670760000">
            <text:p>3670760000</text:p>
          </table:table-cell>
          <table:table-cell office:value-type="percentage" office:value="0.553429572952395">
            <text:p>55.34%</text:p>
          </table:table-cell>
          <table:table-cell table:number-columns-repeated="2"/>
        </table:table-row>
        <table:table-row table:style-name="ro1">
          <table:table-cell office:value-type="string">
            <text:p>300344</text:p>
          </table:table-cell>
          <table:table-cell office:value-type="string">
            <text:p>太空板业</text:p>
          </table:table-cell>
          <table:table-cell office:value-type="float" office:value="1509360000">
            <text:p>1509360000</text:p>
          </table:table-cell>
          <table:table-cell office:value-type="float" office:value="835430000">
            <text:p>835430000</text:p>
          </table:table-cell>
          <table:table-cell office:value-type="percentage" office:value="0.553499496475327">
            <text:p>55.35%</text:p>
          </table:table-cell>
          <table:table-cell table:number-columns-repeated="2"/>
        </table:table-row>
        <table:table-row table:style-name="ro1">
          <table:table-cell office:value-type="string">
            <text:p>002670</text:p>
          </table:table-cell>
          <table:table-cell office:value-type="string">
            <text:p>国盛金控</text:p>
          </table:table-cell>
          <table:table-cell office:value-type="float" office:value="25930550000">
            <text:p>25930550000</text:p>
          </table:table-cell>
          <table:table-cell office:value-type="float" office:value="14357660000">
            <text:p>14357660000</text:p>
          </table:table-cell>
          <table:table-cell office:value-type="percentage" office:value="0.553696701381189">
            <text:p>55.37%</text:p>
          </table:table-cell>
          <table:table-cell table:number-columns-repeated="2"/>
        </table:table-row>
        <table:table-row table:style-name="ro1">
          <table:table-cell office:value-type="string">
            <text:p>601966</text:p>
          </table:table-cell>
          <table:table-cell office:value-type="string">
            <text:p>玲珑轮胎</text:p>
          </table:table-cell>
          <table:table-cell office:value-type="float" office:value="17961980000">
            <text:p>17961980000</text:p>
          </table:table-cell>
          <table:table-cell office:value-type="float" office:value="9947860000">
            <text:p>9947860000</text:p>
          </table:table-cell>
          <table:table-cell office:value-type="percentage" office:value="0.553828698172473">
            <text:p>55.38%</text:p>
          </table:table-cell>
          <table:table-cell table:number-columns-repeated="2"/>
        </table:table-row>
        <table:table-row table:style-name="ro1">
          <table:table-cell office:value-type="string">
            <text:p>603885</text:p>
          </table:table-cell>
          <table:table-cell office:value-type="string">
            <text:p>吉祥航空</text:p>
          </table:table-cell>
          <table:table-cell office:value-type="float" office:value="17357460000">
            <text:p>17357460000</text:p>
          </table:table-cell>
          <table:table-cell office:value-type="float" office:value="9622370000">
            <text:p>9622370000</text:p>
          </table:table-cell>
          <table:table-cell office:value-type="percentage" office:value="0.554365097197401">
            <text:p>55.44%</text:p>
          </table:table-cell>
          <table:table-cell table:number-columns-repeated="2"/>
        </table:table-row>
        <table:table-row table:style-name="ro1">
          <table:table-cell office:value-type="string">
            <text:p>300244</text:p>
          </table:table-cell>
          <table:table-cell office:value-type="string">
            <text:p>迪安诊断</text:p>
          </table:table-cell>
          <table:table-cell office:value-type="float" office:value="5717510000">
            <text:p>5717510000</text:p>
          </table:table-cell>
          <table:table-cell office:value-type="float" office:value="3171600000">
            <text:p>3171600000</text:p>
          </table:table-cell>
          <table:table-cell office:value-type="percentage" office:value="0.554717000932224">
            <text:p>55.47%</text:p>
          </table:table-cell>
          <table:table-cell table:number-columns-repeated="2"/>
        </table:table-row>
        <table:table-row table:style-name="ro2">
          <table:table-cell office:value-type="string">
            <text:p>600275</text:p>
          </table:table-cell>
          <table:table-cell office:value-type="string">
            <text:p>*ST昌鱼</text:p>
          </table:table-cell>
          <table:table-cell office:value-type="float" office:value="325050000">
            <text:p>325050000</text:p>
          </table:table-cell>
          <table:table-cell office:value-type="float" office:value="180330000">
            <text:p>180330000</text:p>
          </table:table-cell>
          <table:table-cell office:value-type="percentage" office:value="0.554776188278726">
            <text:p>55.48%</text:p>
          </table:table-cell>
          <table:table-cell table:number-columns-repeated="2"/>
        </table:table-row>
        <table:table-row table:style-name="ro1">
          <table:table-cell office:value-type="string">
            <text:p>600895</text:p>
          </table:table-cell>
          <table:table-cell office:value-type="string">
            <text:p>张江高科</text:p>
          </table:table-cell>
          <table:table-cell office:value-type="float" office:value="19040780000">
            <text:p>19040780000</text:p>
          </table:table-cell>
          <table:table-cell office:value-type="float" office:value="10563860000">
            <text:p>10563860000</text:p>
          </table:table-cell>
          <table:table-cell office:value-type="percentage" office:value="0.554801851604819">
            <text:p>55.48%</text:p>
          </table:table-cell>
          <table:table-cell table:number-columns-repeated="2"/>
        </table:table-row>
        <table:table-row table:style-name="ro1">
          <table:table-cell office:value-type="string">
            <text:p>601607</text:p>
          </table:table-cell>
          <table:table-cell office:value-type="string">
            <text:p>上海医药</text:p>
          </table:table-cell>
          <table:table-cell office:value-type="float" office:value="82742720000">
            <text:p>82742720000</text:p>
          </table:table-cell>
          <table:table-cell office:value-type="float" office:value="45908250000">
            <text:p>45908250000</text:p>
          </table:table-cell>
          <table:table-cell office:value-type="percentage" office:value="0.55483128908501">
            <text:p>55.48%</text:p>
          </table:table-cell>
          <table:table-cell table:number-columns-repeated="2"/>
        </table:table-row>
        <table:table-row table:style-name="ro1">
          <table:table-cell office:value-type="string">
            <text:p>002607</text:p>
          </table:table-cell>
          <table:table-cell office:value-type="string">
            <text:p>亚夏汽车</text:p>
          </table:table-cell>
          <table:table-cell office:value-type="float" office:value="4247760000">
            <text:p>4247760000</text:p>
          </table:table-cell>
          <table:table-cell office:value-type="float" office:value="2356920000">
            <text:p>2356920000</text:p>
          </table:table-cell>
          <table:table-cell office:value-type="percentage" office:value="0.554861856602068">
            <text:p>55.49%</text:p>
          </table:table-cell>
          <table:table-cell table:number-columns-repeated="2"/>
        </table:table-row>
        <table:table-row table:style-name="ro1">
          <table:table-cell office:value-type="string">
            <text:p>601226</text:p>
          </table:table-cell>
          <table:table-cell office:value-type="string">
            <text:p>华电重工</text:p>
          </table:table-cell>
          <table:table-cell office:value-type="float" office:value="7872660000">
            <text:p>7872660000</text:p>
          </table:table-cell>
          <table:table-cell office:value-type="float" office:value="4369520000">
            <text:p>4369520000</text:p>
          </table:table-cell>
          <table:table-cell office:value-type="percentage" office:value="0.55502460413634">
            <text:p>55.50%</text:p>
          </table:table-cell>
          <table:table-cell table:number-columns-repeated="2"/>
        </table:table-row>
        <table:table-row table:style-name="ro1">
          <table:table-cell office:value-type="string">
            <text:p>600073</text:p>
          </table:table-cell>
          <table:table-cell office:value-type="string">
            <text:p>上海梅林</text:p>
          </table:table-cell>
          <table:table-cell office:value-type="float" office:value="11563050000">
            <text:p>11563050000</text:p>
          </table:table-cell>
          <table:table-cell office:value-type="float" office:value="6419510000">
            <text:p>6419510000</text:p>
          </table:table-cell>
          <table:table-cell office:value-type="percentage" office:value="0.55517445656639">
            <text:p>55.52%</text:p>
          </table:table-cell>
          <table:table-cell table:number-columns-repeated="2"/>
        </table:table-row>
        <table:table-row table:style-name="ro1">
          <table:table-cell office:value-type="string">
            <text:p>603308</text:p>
          </table:table-cell>
          <table:table-cell office:value-type="string">
            <text:p>应流股份</text:p>
          </table:table-cell>
          <table:table-cell office:value-type="float" office:value="6394360000">
            <text:p>6394360000</text:p>
          </table:table-cell>
          <table:table-cell office:value-type="float" office:value="3552350000">
            <text:p>3552350000</text:p>
          </table:table-cell>
          <table:table-cell office:value-type="percentage" office:value="0.5555442608799">
            <text:p>55.55%</text:p>
          </table:table-cell>
          <table:table-cell table:number-columns-repeated="2"/>
        </table:table-row>
        <table:table-row table:style-name="ro1">
          <table:table-cell office:value-type="string">
            <text:p>603018</text:p>
          </table:table-cell>
          <table:table-cell office:value-type="string">
            <text:p>中设集团</text:p>
          </table:table-cell>
          <table:table-cell office:value-type="float" office:value="4359300000">
            <text:p>4359300000</text:p>
          </table:table-cell>
          <table:table-cell office:value-type="float" office:value="2425370000">
            <text:p>2425370000</text:p>
          </table:table-cell>
          <table:table-cell office:value-type="percentage" office:value="0.556366847888422">
            <text:p>55.64%</text:p>
          </table:table-cell>
          <table:table-cell table:number-columns-repeated="2"/>
        </table:table-row>
        <table:table-row table:style-name="ro1">
          <table:table-cell office:value-type="string">
            <text:p>300422</text:p>
          </table:table-cell>
          <table:table-cell office:value-type="string">
            <text:p>博世科</text:p>
          </table:table-cell>
          <table:table-cell office:value-type="float" office:value="2297570000">
            <text:p>2297570000</text:p>
          </table:table-cell>
          <table:table-cell office:value-type="float" office:value="1278510000">
            <text:p>1278510000</text:p>
          </table:table-cell>
          <table:table-cell office:value-type="percentage" office:value="0.556461827060764">
            <text:p>55.65%</text:p>
          </table:table-cell>
          <table:table-cell table:number-columns-repeated="2"/>
        </table:table-row>
        <table:table-row table:style-name="ro1">
          <table:table-cell office:value-type="string">
            <text:p>300588</text:p>
          </table:table-cell>
          <table:table-cell office:value-type="string">
            <text:p>熙菱信息</text:p>
          </table:table-cell>
          <table:table-cell office:value-type="float" office:value="687730000">
            <text:p>687730000</text:p>
          </table:table-cell>
          <table:table-cell office:value-type="float" office:value="383040000">
            <text:p>383040000</text:p>
          </table:table-cell>
          <table:table-cell office:value-type="percentage" office:value="0.556962761548864">
            <text:p>55.70%</text:p>
          </table:table-cell>
          <table:table-cell table:number-columns-repeated="2"/>
        </table:table-row>
        <table:table-row table:style-name="ro1">
          <table:table-cell office:value-type="string">
            <text:p>600428</text:p>
          </table:table-cell>
          <table:table-cell office:value-type="string">
            <text:p>中远海特</text:p>
          </table:table-cell>
          <table:table-cell office:value-type="float" office:value="21290150000">
            <text:p>21290150000</text:p>
          </table:table-cell>
          <table:table-cell office:value-type="float" office:value="11870380000">
            <text:p>11870380000</text:p>
          </table:table-cell>
          <table:table-cell office:value-type="percentage" office:value="0.557552671070894">
            <text:p>55.76%</text:p>
          </table:table-cell>
          <table:table-cell table:number-columns-repeated="2"/>
        </table:table-row>
        <table:table-row table:style-name="ro1">
          <table:table-cell office:value-type="string">
            <text:p>002679</text:p>
          </table:table-cell>
          <table:table-cell office:value-type="string">
            <text:p>福建金森</text:p>
          </table:table-cell>
          <table:table-cell office:value-type="float" office:value="1669510000">
            <text:p>1669510000</text:p>
          </table:table-cell>
          <table:table-cell office:value-type="float" office:value="931880000">
            <text:p>931880000</text:p>
          </table:table-cell>
          <table:table-cell office:value-type="percentage" office:value="0.558175752166803">
            <text:p>55.82%</text:p>
          </table:table-cell>
          <table:table-cell table:number-columns-repeated="2"/>
        </table:table-row>
        <table:table-row table:style-name="ro1">
          <table:table-cell office:value-type="string">
            <text:p>002004</text:p>
          </table:table-cell>
          <table:table-cell office:value-type="string">
            <text:p>华邦健康</text:p>
          </table:table-cell>
          <table:table-cell office:value-type="float" office:value="24227880000">
            <text:p>24227880000</text:p>
          </table:table-cell>
          <table:table-cell office:value-type="float" office:value="13523640000">
            <text:p>13523640000</text:p>
          </table:table-cell>
          <table:table-cell office:value-type="percentage" office:value="0.558185033110615">
            <text:p>55.82%</text:p>
          </table:table-cell>
          <table:table-cell table:number-columns-repeated="2"/>
        </table:table-row>
        <table:table-row table:style-name="ro1">
          <table:table-cell office:value-type="string">
            <text:p>002314</text:p>
          </table:table-cell>
          <table:table-cell office:value-type="string">
            <text:p>南山控股</text:p>
          </table:table-cell>
          <table:table-cell office:value-type="float" office:value="14716070000">
            <text:p>14716070000</text:p>
          </table:table-cell>
          <table:table-cell office:value-type="float" office:value="8224640000">
            <text:p>8224640000</text:p>
          </table:table-cell>
          <table:table-cell office:value-type="percentage" office:value="0.558888344510457">
            <text:p>55.89%</text:p>
          </table:table-cell>
          <table:table-cell table:number-columns-repeated="2"/>
        </table:table-row>
        <table:table-row table:style-name="ro2">
          <table:table-cell office:value-type="string">
            <text:p>600725</text:p>
          </table:table-cell>
          <table:table-cell office:value-type="string">
            <text:p>ST云维</text:p>
          </table:table-cell>
          <table:table-cell office:value-type="float" office:value="217550000">
            <text:p>217550000</text:p>
          </table:table-cell>
          <table:table-cell office:value-type="float" office:value="121650000">
            <text:p>121650000</text:p>
          </table:table-cell>
          <table:table-cell office:value-type="percentage" office:value="0.55918179728798">
            <text:p>55.92%</text:p>
          </table:table-cell>
          <table:table-cell table:number-columns-repeated="2"/>
        </table:table-row>
        <table:table-row table:style-name="ro1">
          <table:table-cell office:value-type="string">
            <text:p>002251</text:p>
          </table:table-cell>
          <table:table-cell office:value-type="string">
            <text:p>步 步 高</text:p>
          </table:table-cell>
          <table:table-cell office:value-type="float" office:value="14546780000">
            <text:p>14546780000</text:p>
          </table:table-cell>
          <table:table-cell office:value-type="float" office:value="8142070000">
            <text:p>8142070000</text:p>
          </table:table-cell>
          <table:table-cell office:value-type="percentage" office:value="0.559716308351401">
            <text:p>55.97%</text:p>
          </table:table-cell>
          <table:table-cell table:number-columns-repeated="2"/>
        </table:table-row>
        <table:table-row table:style-name="ro1">
          <table:table-cell office:value-type="string">
            <text:p>000756</text:p>
          </table:table-cell>
          <table:table-cell office:value-type="string">
            <text:p>新华制药</text:p>
          </table:table-cell>
          <table:table-cell office:value-type="float" office:value="4722790000">
            <text:p>4722790000</text:p>
          </table:table-cell>
          <table:table-cell office:value-type="float" office:value="2643480000">
            <text:p>2643480000</text:p>
          </table:table-cell>
          <table:table-cell office:value-type="percentage" office:value="0.559728465589196">
            <text:p>55.97%</text:p>
          </table:table-cell>
          <table:table-cell table:number-columns-repeated="2"/>
        </table:table-row>
        <table:table-row table:style-name="ro1">
          <table:table-cell office:value-type="string">
            <text:p>002321</text:p>
          </table:table-cell>
          <table:table-cell office:value-type="string">
            <text:p>华英农业</text:p>
          </table:table-cell>
          <table:table-cell office:value-type="float" office:value="6204090000">
            <text:p>6204090000</text:p>
          </table:table-cell>
          <table:table-cell office:value-type="float" office:value="3473220000">
            <text:p>3473220000</text:p>
          </table:table-cell>
          <table:table-cell office:value-type="percentage" office:value="0.559827468653743">
            <text:p>55.98%</text:p>
          </table:table-cell>
          <table:table-cell table:number-columns-repeated="2"/>
        </table:table-row>
        <table:table-row table:style-name="ro2">
          <table:table-cell office:value-type="string">
            <text:p>000403</text:p>
          </table:table-cell>
          <table:table-cell office:value-type="string">
            <text:p>ST生化</text:p>
          </table:table-cell>
          <table:table-cell office:value-type="float" office:value="1243320000">
            <text:p>1243320000</text:p>
          </table:table-cell>
          <table:table-cell office:value-type="float" office:value="696410000">
            <text:p>696410000</text:p>
          </table:table-cell>
          <table:table-cell office:value-type="percentage" office:value="0.560121288163948">
            <text:p>56.01%</text:p>
          </table:table-cell>
          <table:table-cell table:number-columns-repeated="2"/>
        </table:table-row>
        <table:table-row table:style-name="ro1">
          <table:table-cell office:value-type="string">
            <text:p>600827</text:p>
          </table:table-cell>
          <table:table-cell office:value-type="string">
            <text:p>百联股份</text:p>
          </table:table-cell>
          <table:table-cell office:value-type="float" office:value="45609600000">
            <text:p>45609600000</text:p>
          </table:table-cell>
          <table:table-cell office:value-type="float" office:value="25583180000">
            <text:p>25583180000</text:p>
          </table:table-cell>
          <table:table-cell office:value-type="percentage" office:value="0.560916561425665">
            <text:p>56.09%</text:p>
          </table:table-cell>
          <table:table-cell table:number-columns-repeated="2"/>
        </table:table-row>
        <table:table-row table:style-name="ro1">
          <table:table-cell office:value-type="string">
            <text:p>000683</text:p>
          </table:table-cell>
          <table:table-cell office:value-type="string">
            <text:p>远兴能源</text:p>
          </table:table-cell>
          <table:table-cell office:value-type="float" office:value="22233430000">
            <text:p>22233430000</text:p>
          </table:table-cell>
          <table:table-cell office:value-type="float" office:value="12474300000">
            <text:p>12474300000</text:p>
          </table:table-cell>
          <table:table-cell office:value-type="percentage" office:value="0.561060529122137">
            <text:p>56.11%</text:p>
          </table:table-cell>
          <table:table-cell table:number-columns-repeated="2"/>
        </table:table-row>
        <table:table-row table:style-name="ro1">
          <table:table-cell office:value-type="string">
            <text:p>603299</text:p>
          </table:table-cell>
          <table:table-cell office:value-type="string">
            <text:p>井神股份</text:p>
          </table:table-cell>
          <table:table-cell office:value-type="float" office:value="4480780000">
            <text:p>4480780000</text:p>
          </table:table-cell>
          <table:table-cell office:value-type="float" office:value="2514310000">
            <text:p>2514310000</text:p>
          </table:table-cell>
          <table:table-cell office:value-type="percentage" office:value="0.561132213587813">
            <text:p>56.11%</text:p>
          </table:table-cell>
          <table:table-cell table:number-columns-repeated="2"/>
        </table:table-row>
        <table:table-row table:style-name="ro1">
          <table:table-cell office:value-type="string">
            <text:p>600230</text:p>
          </table:table-cell>
          <table:table-cell office:value-type="string">
            <text:p>沧州大化</text:p>
          </table:table-cell>
          <table:table-cell office:value-type="float" office:value="3746500000">
            <text:p>3746500000</text:p>
          </table:table-cell>
          <table:table-cell office:value-type="float" office:value="2102360000">
            <text:p>2102360000</text:p>
          </table:table-cell>
          <table:table-cell office:value-type="percentage" office:value="0.561153076204458">
            <text:p>56.12%</text:p>
          </table:table-cell>
          <table:table-cell table:number-columns-repeated="2"/>
        </table:table-row>
        <table:table-row table:style-name="ro1">
          <table:table-cell office:value-type="string">
            <text:p>300477</text:p>
          </table:table-cell>
          <table:table-cell office:value-type="string">
            <text:p>合纵科技</text:p>
          </table:table-cell>
          <table:table-cell office:value-type="float" office:value="2008780000">
            <text:p>2008780000</text:p>
          </table:table-cell>
          <table:table-cell office:value-type="float" office:value="1127640000">
            <text:p>1127640000</text:p>
          </table:table-cell>
          <table:table-cell office:value-type="percentage" office:value="0.561355648702197">
            <text:p>56.14%</text:p>
          </table:table-cell>
          <table:table-cell table:number-columns-repeated="2"/>
        </table:table-row>
        <table:table-row table:style-name="ro1">
          <table:table-cell office:value-type="string">
            <text:p>600730</text:p>
          </table:table-cell>
          <table:table-cell office:value-type="string">
            <text:p>中国高科</text:p>
          </table:table-cell>
          <table:table-cell office:value-type="float" office:value="4506630000">
            <text:p>4506630000</text:p>
          </table:table-cell>
          <table:table-cell office:value-type="float" office:value="2530570000">
            <text:p>2530570000</text:p>
          </table:table-cell>
          <table:table-cell office:value-type="percentage" office:value="0.56152158042706">
            <text:p>56.15%</text:p>
          </table:table-cell>
          <table:table-cell table:number-columns-repeated="2"/>
        </table:table-row>
        <table:table-row table:style-name="ro1">
          <table:table-cell office:value-type="string">
            <text:p>601808</text:p>
          </table:table-cell>
          <table:table-cell office:value-type="string">
            <text:p>中海油服</text:p>
          </table:table-cell>
          <table:table-cell office:value-type="float" office:value="80544060000">
            <text:p>80544060000</text:p>
          </table:table-cell>
          <table:table-cell office:value-type="float" office:value="45247680000">
            <text:p>45247680000</text:p>
          </table:table-cell>
          <table:table-cell office:value-type="percentage" office:value="0.561775505232788">
            <text:p>56.18%</text:p>
          </table:table-cell>
          <table:table-cell table:number-columns-repeated="2"/>
        </table:table-row>
        <table:table-row table:style-name="ro1">
          <table:table-cell office:value-type="string">
            <text:p>300355</text:p>
          </table:table-cell>
          <table:table-cell office:value-type="string">
            <text:p>蒙草生态</text:p>
          </table:table-cell>
          <table:table-cell office:value-type="float" office:value="7023130000">
            <text:p>7023130000</text:p>
          </table:table-cell>
          <table:table-cell office:value-type="float" office:value="3946310000">
            <text:p>3946310000</text:p>
          </table:table-cell>
          <table:table-cell office:value-type="percentage" office:value="0.561901887050361">
            <text:p>56.19%</text:p>
          </table:table-cell>
          <table:table-cell table:number-columns-repeated="2"/>
        </table:table-row>
        <table:table-row table:style-name="ro1">
          <table:table-cell office:value-type="string">
            <text:p>002714</text:p>
          </table:table-cell>
          <table:table-cell office:value-type="string">
            <text:p>牧原股份</text:p>
          </table:table-cell>
          <table:table-cell office:value-type="float" office:value="12931320000">
            <text:p>12931320000</text:p>
          </table:table-cell>
          <table:table-cell office:value-type="float" office:value="7269870000">
            <text:p>7269870000</text:p>
          </table:table-cell>
          <table:table-cell office:value-type="percentage" office:value="0.56219086682566">
            <text:p>56.22%</text:p>
          </table:table-cell>
          <table:table-cell table:number-columns-repeated="2"/>
        </table:table-row>
        <table:table-row table:style-name="ro1">
          <table:table-cell office:value-type="string">
            <text:p>300603</text:p>
          </table:table-cell>
          <table:table-cell office:value-type="string">
            <text:p>立昂技术</text:p>
          </table:table-cell>
          <table:table-cell office:value-type="float" office:value="611420000">
            <text:p>611420000</text:p>
          </table:table-cell>
          <table:table-cell office:value-type="float" office:value="343850000">
            <text:p>343850000</text:p>
          </table:table-cell>
          <table:table-cell office:value-type="percentage" office:value="0.562379379150175">
            <text:p>56.24%</text:p>
          </table:table-cell>
          <table:table-cell table:number-columns-repeated="2"/>
        </table:table-row>
        <table:table-row table:style-name="ro1">
          <table:table-cell office:value-type="string">
            <text:p>002731</text:p>
          </table:table-cell>
          <table:table-cell office:value-type="string">
            <text:p>萃华珠宝</text:p>
          </table:table-cell>
          <table:table-cell office:value-type="float" office:value="2552930000">
            <text:p>2552930000</text:p>
          </table:table-cell>
          <table:table-cell office:value-type="float" office:value="1435800000">
            <text:p>1435800000</text:p>
          </table:table-cell>
          <table:table-cell office:value-type="percentage" office:value="0.562412600423827">
            <text:p>56.24%</text:p>
          </table:table-cell>
          <table:table-cell table:number-columns-repeated="2"/>
        </table:table-row>
        <table:table-row table:style-name="ro1">
          <table:table-cell office:value-type="string">
            <text:p>600831</text:p>
          </table:table-cell>
          <table:table-cell office:value-type="string">
            <text:p>广电网络</text:p>
          </table:table-cell>
          <table:table-cell office:value-type="float" office:value="6516340000">
            <text:p>6516340000</text:p>
          </table:table-cell>
          <table:table-cell office:value-type="float" office:value="3665670000">
            <text:p>3665670000</text:p>
          </table:table-cell>
          <table:table-cell office:value-type="percentage" office:value="0.562535104061482">
            <text:p>56.25%</text:p>
          </table:table-cell>
          <table:table-cell table:number-columns-repeated="2"/>
        </table:table-row>
        <table:table-row table:style-name="ro1">
          <table:table-cell office:value-type="string">
            <text:p>300212</text:p>
          </table:table-cell>
          <table:table-cell office:value-type="string">
            <text:p>易华录</text:p>
          </table:table-cell>
          <table:table-cell office:value-type="float" office:value="6469300000">
            <text:p>6469300000</text:p>
          </table:table-cell>
          <table:table-cell office:value-type="float" office:value="3639230000">
            <text:p>3639230000</text:p>
          </table:table-cell>
          <table:table-cell office:value-type="percentage" office:value="0.56253845083703">
            <text:p>56.25%</text:p>
          </table:table-cell>
          <table:table-cell table:number-columns-repeated="2"/>
        </table:table-row>
        <table:table-row table:style-name="ro1">
          <table:table-cell office:value-type="string">
            <text:p>600719</text:p>
          </table:table-cell>
          <table:table-cell office:value-type="string">
            <text:p>大连热电</text:p>
          </table:table-cell>
          <table:table-cell office:value-type="float" office:value="1664820000">
            <text:p>1664820000</text:p>
          </table:table-cell>
          <table:table-cell office:value-type="float" office:value="936870000">
            <text:p>936870000</text:p>
          </table:table-cell>
          <table:table-cell office:value-type="percentage" office:value="0.562745522038419">
            <text:p>56.27%</text:p>
          </table:table-cell>
          <table:table-cell table:number-columns-repeated="2"/>
        </table:table-row>
        <table:table-row table:style-name="ro1">
          <table:table-cell office:value-type="string">
            <text:p>600461</text:p>
          </table:table-cell>
          <table:table-cell office:value-type="string">
            <text:p>洪城水业</text:p>
          </table:table-cell>
          <table:table-cell office:value-type="float" office:value="7748810000">
            <text:p>7748810000</text:p>
          </table:table-cell>
          <table:table-cell office:value-type="float" office:value="4361290000">
            <text:p>4361290000</text:p>
          </table:table-cell>
          <table:table-cell office:value-type="percentage" office:value="0.562833518953233">
            <text:p>56.28%</text:p>
          </table:table-cell>
          <table:table-cell table:number-columns-repeated="2"/>
        </table:table-row>
        <table:table-row table:style-name="ro1">
          <table:table-cell office:value-type="string">
            <text:p>603039</text:p>
          </table:table-cell>
          <table:table-cell office:value-type="string">
            <text:p>泛微网络</text:p>
          </table:table-cell>
          <table:table-cell office:value-type="float" office:value="746700000">
            <text:p>746700000</text:p>
          </table:table-cell>
          <table:table-cell office:value-type="float" office:value="420280000">
            <text:p>420280000</text:p>
          </table:table-cell>
          <table:table-cell office:value-type="percentage" office:value="0.562849872773537">
            <text:p>56.28%</text:p>
          </table:table-cell>
          <table:table-cell table:number-columns-repeated="2"/>
        </table:table-row>
        <table:table-row table:style-name="ro1">
          <table:table-cell office:value-type="string">
            <text:p>000905</text:p>
          </table:table-cell>
          <table:table-cell office:value-type="string">
            <text:p>厦门港务</text:p>
          </table:table-cell>
          <table:table-cell office:value-type="float" office:value="7390150000">
            <text:p>7390150000</text:p>
          </table:table-cell>
          <table:table-cell office:value-type="float" office:value="4159920000">
            <text:p>4159920000</text:p>
          </table:table-cell>
          <table:table-cell office:value-type="percentage" office:value="0.562900617714119">
            <text:p>56.29%</text:p>
          </table:table-cell>
          <table:table-cell table:number-columns-repeated="2"/>
        </table:table-row>
        <table:table-row table:style-name="ro1">
          <table:table-cell office:value-type="string">
            <text:p>603520</text:p>
          </table:table-cell>
          <table:table-cell office:value-type="string">
            <text:p>司太立</text:p>
          </table:table-cell>
          <table:table-cell office:value-type="float" office:value="1893520000">
            <text:p>1893520000</text:p>
          </table:table-cell>
          <table:table-cell office:value-type="float" office:value="1066500000">
            <text:p>1066500000</text:p>
          </table:table-cell>
          <table:table-cell office:value-type="percentage" office:value="0.563236723139972">
            <text:p>56.32%</text:p>
          </table:table-cell>
          <table:table-cell table:number-columns-repeated="2"/>
        </table:table-row>
        <table:table-row table:style-name="ro1">
          <table:table-cell office:value-type="string">
            <text:p>002841</text:p>
          </table:table-cell>
          <table:table-cell office:value-type="string">
            <text:p>视源股份</text:p>
          </table:table-cell>
          <table:table-cell office:value-type="float" office:value="2859820000">
            <text:p>2859820000</text:p>
          </table:table-cell>
          <table:table-cell office:value-type="float" office:value="1611400000">
            <text:p>1611400000</text:p>
          </table:table-cell>
          <table:table-cell office:value-type="percentage" office:value="0.5634620360722">
            <text:p>56.35%</text:p>
          </table:table-cell>
          <table:table-cell table:number-columns-repeated="2"/>
        </table:table-row>
        <table:table-row table:style-name="ro1">
          <table:table-cell office:value-type="string">
            <text:p>300044</text:p>
          </table:table-cell>
          <table:table-cell office:value-type="string">
            <text:p>赛为智能</text:p>
          </table:table-cell>
          <table:table-cell office:value-type="float" office:value="2077070000">
            <text:p>2077070000</text:p>
          </table:table-cell>
          <table:table-cell office:value-type="float" office:value="1170750000">
            <text:p>1170750000</text:p>
          </table:table-cell>
          <table:table-cell office:value-type="percentage" office:value="0.563654571102563">
            <text:p>56.37%</text:p>
          </table:table-cell>
          <table:table-cell table:number-columns-repeated="2"/>
        </table:table-row>
        <table:table-row table:style-name="ro1">
          <table:table-cell office:value-type="string">
            <text:p>600262</text:p>
          </table:table-cell>
          <table:table-cell office:value-type="string">
            <text:p>北方股份</text:p>
          </table:table-cell>
          <table:table-cell office:value-type="float" office:value="2092010000">
            <text:p>2092010000</text:p>
          </table:table-cell>
          <table:table-cell office:value-type="float" office:value="1179770000">
            <text:p>1179770000</text:p>
          </table:table-cell>
          <table:table-cell office:value-type="percentage" office:value="0.563940898944078">
            <text:p>56.39%</text:p>
          </table:table-cell>
          <table:table-cell table:number-columns-repeated="2"/>
        </table:table-row>
        <table:table-row table:style-name="ro1">
          <table:table-cell office:value-type="string">
            <text:p>002289</text:p>
          </table:table-cell>
          <table:table-cell office:value-type="string">
            <text:p>宇顺电子</text:p>
          </table:table-cell>
          <table:table-cell office:value-type="float" office:value="1386710000">
            <text:p>1386710000</text:p>
          </table:table-cell>
          <table:table-cell office:value-type="float" office:value="782090000">
            <text:p>782090000</text:p>
          </table:table-cell>
          <table:table-cell office:value-type="percentage" office:value="0.563989586863872">
            <text:p>56.40%</text:p>
          </table:table-cell>
          <table:table-cell table:number-columns-repeated="2"/>
        </table:table-row>
        <table:table-row table:style-name="ro1">
          <table:table-cell office:value-type="string">
            <text:p>600586</text:p>
          </table:table-cell>
          <table:table-cell office:value-type="string">
            <text:p>金晶科技</text:p>
          </table:table-cell>
          <table:table-cell office:value-type="float" office:value="9509120000">
            <text:p>9509120000</text:p>
          </table:table-cell>
          <table:table-cell office:value-type="float" office:value="5363940000">
            <text:p>5363940000</text:p>
          </table:table-cell>
          <table:table-cell office:value-type="percentage" office:value="0.564083742764841">
            <text:p>56.41%</text:p>
          </table:table-cell>
          <table:table-cell table:number-columns-repeated="2"/>
        </table:table-row>
        <table:table-row table:style-name="ro1">
          <table:table-cell office:value-type="string">
            <text:p>000977</text:p>
          </table:table-cell>
          <table:table-cell office:value-type="string">
            <text:p>浪潮信息</text:p>
          </table:table-cell>
          <table:table-cell office:value-type="float" office:value="9079140000">
            <text:p>9079140000</text:p>
          </table:table-cell>
          <table:table-cell office:value-type="float" office:value="5129100000">
            <text:p>5129100000</text:p>
          </table:table-cell>
          <table:table-cell office:value-type="percentage" office:value="0.564932361435114">
            <text:p>56.49%</text:p>
          </table:table-cell>
          <table:table-cell table:number-columns-repeated="2"/>
        </table:table-row>
        <table:table-row table:style-name="ro1">
          <table:table-cell office:value-type="string">
            <text:p>002455</text:p>
          </table:table-cell>
          <table:table-cell office:value-type="string">
            <text:p>百川股份</text:p>
          </table:table-cell>
          <table:table-cell office:value-type="float" office:value="1951870000">
            <text:p>1951870000</text:p>
          </table:table-cell>
          <table:table-cell office:value-type="float" office:value="1102990000">
            <text:p>1102990000</text:p>
          </table:table-cell>
          <table:table-cell office:value-type="percentage" office:value="0.565093986792153">
            <text:p>56.51%</text:p>
          </table:table-cell>
          <table:table-cell table:number-columns-repeated="2"/>
        </table:table-row>
        <table:table-row table:style-name="ro1">
          <table:table-cell office:value-type="string">
            <text:p>600352</text:p>
          </table:table-cell>
          <table:table-cell office:value-type="string">
            <text:p>浙江龙盛</text:p>
          </table:table-cell>
          <table:table-cell office:value-type="float" office:value="39936430000">
            <text:p>39936430000</text:p>
          </table:table-cell>
          <table:table-cell office:value-type="float" office:value="22569040000">
            <text:p>22569040000</text:p>
          </table:table-cell>
          <table:table-cell office:value-type="percentage" office:value="0.565124123513294">
            <text:p>56.51%</text:p>
          </table:table-cell>
          <table:table-cell table:number-columns-repeated="2"/>
        </table:table-row>
        <table:table-row table:style-name="ro1">
          <table:table-cell office:value-type="string">
            <text:p>600131</text:p>
          </table:table-cell>
          <table:table-cell office:value-type="string">
            <text:p>岷江水电</text:p>
          </table:table-cell>
          <table:table-cell office:value-type="float" office:value="2379170000">
            <text:p>2379170000</text:p>
          </table:table-cell>
          <table:table-cell office:value-type="float" office:value="1344680000">
            <text:p>1344680000</text:p>
          </table:table-cell>
          <table:table-cell office:value-type="percentage" office:value="0.565188700261015">
            <text:p>56.52%</text:p>
          </table:table-cell>
          <table:table-cell table:number-columns-repeated="2"/>
        </table:table-row>
        <table:table-row table:style-name="ro1">
          <table:table-cell office:value-type="string">
            <text:p>002013</text:p>
          </table:table-cell>
          <table:table-cell office:value-type="string">
            <text:p>中航机电</text:p>
          </table:table-cell>
          <table:table-cell office:value-type="float" office:value="20067350000">
            <text:p>20067350000</text:p>
          </table:table-cell>
          <table:table-cell office:value-type="float" office:value="11346680000">
            <text:p>11346680000</text:p>
          </table:table-cell>
          <table:table-cell office:value-type="percentage" office:value="0.565429914762039">
            <text:p>56.54%</text:p>
          </table:table-cell>
          <table:table-cell table:number-columns-repeated="2"/>
        </table:table-row>
        <table:table-row table:style-name="ro1">
          <table:table-cell office:value-type="string">
            <text:p>600127</text:p>
          </table:table-cell>
          <table:table-cell office:value-type="string">
            <text:p>金健米业</text:p>
          </table:table-cell>
          <table:table-cell office:value-type="float" office:value="1813840000">
            <text:p>1813840000</text:p>
          </table:table-cell>
          <table:table-cell office:value-type="float" office:value="1027920000">
            <text:p>1027920000</text:p>
          </table:table-cell>
          <table:table-cell office:value-type="percentage" office:value="0.566709301812729">
            <text:p>56.67%</text:p>
          </table:table-cell>
          <table:table-cell table:number-columns-repeated="2"/>
        </table:table-row>
        <table:table-row table:style-name="ro1">
          <table:table-cell office:value-type="string">
            <text:p>600979</text:p>
          </table:table-cell>
          <table:table-cell office:value-type="string">
            <text:p>广安爱众</text:p>
          </table:table-cell>
          <table:table-cell office:value-type="float" office:value="7966900000">
            <text:p>7966900000</text:p>
          </table:table-cell>
          <table:table-cell office:value-type="float" office:value="4518800000">
            <text:p>4518800000</text:p>
          </table:table-cell>
          <table:table-cell office:value-type="percentage" office:value="0.567196776663445">
            <text:p>56.72%</text:p>
          </table:table-cell>
          <table:table-cell table:number-columns-repeated="2"/>
        </table:table-row>
        <table:table-row table:style-name="ro1">
          <table:table-cell office:value-type="string">
            <text:p>600618</text:p>
          </table:table-cell>
          <table:table-cell office:value-type="string">
            <text:p>氯碱化工</text:p>
          </table:table-cell>
          <table:table-cell office:value-type="float" office:value="4489620000">
            <text:p>4489620000</text:p>
          </table:table-cell>
          <table:table-cell office:value-type="float" office:value="2548330000">
            <text:p>2548330000</text:p>
          </table:table-cell>
          <table:table-cell office:value-type="percentage" office:value="0.567604830698366">
            <text:p>56.76%</text:p>
          </table:table-cell>
          <table:table-cell table:number-columns-repeated="2"/>
        </table:table-row>
        <table:table-row table:style-name="ro1">
          <table:table-cell office:value-type="string">
            <text:p>600869</text:p>
          </table:table-cell>
          <table:table-cell office:value-type="string">
            <text:p>智慧能源</text:p>
          </table:table-cell>
          <table:table-cell office:value-type="float" office:value="13610360000">
            <text:p>13610360000</text:p>
          </table:table-cell>
          <table:table-cell office:value-type="float" office:value="7728290000">
            <text:p>7728290000</text:p>
          </table:table-cell>
          <table:table-cell office:value-type="percentage" office:value="0.567824069311907">
            <text:p>56.78%</text:p>
          </table:table-cell>
          <table:table-cell table:number-columns-repeated="2"/>
        </table:table-row>
        <table:table-row table:style-name="ro2">
          <table:table-cell office:value-type="string">
            <text:p>600112</text:p>
          </table:table-cell>
          <table:table-cell office:value-type="string">
            <text:p>*ST天成</text:p>
          </table:table-cell>
          <table:table-cell office:value-type="float" office:value="2673400000">
            <text:p>2673400000</text:p>
          </table:table-cell>
          <table:table-cell office:value-type="float" office:value="1520340000">
            <text:p>1520340000</text:p>
          </table:table-cell>
          <table:table-cell office:value-type="percentage" office:value="0.568691553826588">
            <text:p>56.87%</text:p>
          </table:table-cell>
          <table:table-cell table:number-columns-repeated="2"/>
        </table:table-row>
        <table:table-row table:style-name="ro1">
          <table:table-cell office:value-type="string">
            <text:p>601369</text:p>
          </table:table-cell>
          <table:table-cell office:value-type="string">
            <text:p>陕鼓动力</text:p>
          </table:table-cell>
          <table:table-cell office:value-type="float" office:value="14647470000">
            <text:p>14647470000</text:p>
          </table:table-cell>
          <table:table-cell office:value-type="float" office:value="8333310000">
            <text:p>8333310000</text:p>
          </table:table-cell>
          <table:table-cell office:value-type="percentage" office:value="0.568924872349969">
            <text:p>56.89%</text:p>
          </table:table-cell>
          <table:table-cell table:number-columns-repeated="2"/>
        </table:table-row>
        <table:table-row table:style-name="ro1">
          <table:table-cell office:value-type="string">
            <text:p>002268</text:p>
          </table:table-cell>
          <table:table-cell office:value-type="string">
            <text:p>卫 士 通</text:p>
          </table:table-cell>
          <table:table-cell office:value-type="float" office:value="3649500000">
            <text:p>3649500000</text:p>
          </table:table-cell>
          <table:table-cell office:value-type="float" office:value="2076610000">
            <text:p>2076610000</text:p>
          </table:table-cell>
          <table:table-cell office:value-type="percentage" office:value="0.569012193451158">
            <text:p>56.90%</text:p>
          </table:table-cell>
          <table:table-cell table:number-columns-repeated="2"/>
        </table:table-row>
        <table:table-row table:style-name="ro1">
          <table:table-cell office:value-type="string">
            <text:p>600997</text:p>
          </table:table-cell>
          <table:table-cell office:value-type="string">
            <text:p>开滦股份</text:p>
          </table:table-cell>
          <table:table-cell office:value-type="float" office:value="20338600000">
            <text:p>20338600000</text:p>
          </table:table-cell>
          <table:table-cell office:value-type="float" office:value="11582110000">
            <text:p>11582110000</text:p>
          </table:table-cell>
          <table:table-cell office:value-type="percentage" office:value="0.569464466580787">
            <text:p>56.95%</text:p>
          </table:table-cell>
          <table:table-cell table:number-columns-repeated="2"/>
        </table:table-row>
        <table:table-row table:style-name="ro1">
          <table:table-cell office:value-type="string">
            <text:p>600555</text:p>
          </table:table-cell>
          <table:table-cell office:value-type="string">
            <text:p>海航创新</text:p>
          </table:table-cell>
          <table:table-cell office:value-type="float" office:value="3613780000">
            <text:p>3613780000</text:p>
          </table:table-cell>
          <table:table-cell office:value-type="float" office:value="2058400000">
            <text:p>2058400000</text:p>
          </table:table-cell>
          <table:table-cell office:value-type="percentage" office:value="0.569597485181721">
            <text:p>56.96%</text:p>
          </table:table-cell>
          <table:table-cell table:number-columns-repeated="2"/>
        </table:table-row>
        <table:table-row table:style-name="ro1">
          <table:table-cell office:value-type="string">
            <text:p>002005</text:p>
          </table:table-cell>
          <table:table-cell office:value-type="string">
            <text:p>德豪润达</text:p>
          </table:table-cell>
          <table:table-cell office:value-type="float" office:value="13529700000">
            <text:p>13529700000</text:p>
          </table:table-cell>
          <table:table-cell office:value-type="float" office:value="7706580000">
            <text:p>7706580000</text:p>
          </table:table-cell>
          <table:table-cell office:value-type="percentage" office:value="0.569604647553161">
            <text:p>56.96%</text:p>
          </table:table-cell>
          <table:table-cell table:number-columns-repeated="2"/>
        </table:table-row>
        <table:table-row table:style-name="ro1">
          <table:table-cell office:value-type="string">
            <text:p>600900</text:p>
          </table:table-cell>
          <table:table-cell office:value-type="string">
            <text:p>长江电力</text:p>
          </table:table-cell>
          <table:table-cell office:value-type="float" office:value="298894930000">
            <text:p>298894930000</text:p>
          </table:table-cell>
          <table:table-cell office:value-type="float" office:value="170368570000">
            <text:p>170368570000</text:p>
          </table:table-cell>
          <table:table-cell office:value-type="percentage" office:value="0.569994847353215">
            <text:p>57.00%</text:p>
          </table:table-cell>
          <table:table-cell table:number-columns-repeated="2"/>
        </table:table-row>
        <table:table-row table:style-name="ro1">
          <table:table-cell office:value-type="string">
            <text:p>000528</text:p>
          </table:table-cell>
          <table:table-cell office:value-type="string">
            <text:p>柳 <text:s text:c="3"/>工</text:p>
          </table:table-cell>
          <table:table-cell office:value-type="float" office:value="20584100000">
            <text:p>20584100000</text:p>
          </table:table-cell>
          <table:table-cell office:value-type="float" office:value="11736710000">
            <text:p>11736710000</text:p>
          </table:table-cell>
          <table:table-cell office:value-type="percentage" office:value="0.570183296816475">
            <text:p>57.02%</text:p>
          </table:table-cell>
          <table:table-cell table:number-columns-repeated="2"/>
        </table:table-row>
        <table:table-row table:style-name="ro1">
          <table:table-cell office:value-type="string">
            <text:p>600385</text:p>
          </table:table-cell>
          <table:table-cell office:value-type="string">
            <text:p>山东金泰</text:p>
          </table:table-cell>
          <table:table-cell office:value-type="float" office:value="182430000">
            <text:p>182430000</text:p>
          </table:table-cell>
          <table:table-cell office:value-type="float" office:value="104150000">
            <text:p>104150000</text:p>
          </table:table-cell>
          <table:table-cell office:value-type="percentage" office:value="0.570903908348408">
            <text:p>57.09%</text:p>
          </table:table-cell>
          <table:table-cell table:number-columns-repeated="2"/>
        </table:table-row>
        <table:table-row table:style-name="ro1">
          <table:table-cell office:value-type="string">
            <text:p>300256</text:p>
          </table:table-cell>
          <table:table-cell office:value-type="string">
            <text:p>星星科技</text:p>
          </table:table-cell>
          <table:table-cell office:value-type="float" office:value="7844120000">
            <text:p>7844120000</text:p>
          </table:table-cell>
          <table:table-cell office:value-type="float" office:value="4482030000">
            <text:p>4482030000</text:p>
          </table:table-cell>
          <table:table-cell office:value-type="percentage" office:value="0.571387230180058">
            <text:p>57.14%</text:p>
          </table:table-cell>
          <table:table-cell table:number-columns-repeated="2"/>
        </table:table-row>
        <table:table-row table:style-name="ro1">
          <table:table-cell office:value-type="string">
            <text:p>600612</text:p>
          </table:table-cell>
          <table:table-cell office:value-type="string">
            <text:p>老凤祥</text:p>
          </table:table-cell>
          <table:table-cell office:value-type="float" office:value="14056130000">
            <text:p>14056130000</text:p>
          </table:table-cell>
          <table:table-cell office:value-type="float" office:value="8032220000">
            <text:p>8032220000</text:p>
          </table:table-cell>
          <table:table-cell office:value-type="percentage" office:value="0.571438938029173">
            <text:p>57.14%</text:p>
          </table:table-cell>
          <table:table-cell table:number-columns-repeated="2"/>
        </table:table-row>
        <table:table-row table:style-name="ro1">
          <table:table-cell office:value-type="string">
            <text:p>000523</text:p>
          </table:table-cell>
          <table:table-cell office:value-type="string">
            <text:p>广州浪奇</text:p>
          </table:table-cell>
          <table:table-cell office:value-type="float" office:value="4170270000">
            <text:p>4170270000</text:p>
          </table:table-cell>
          <table:table-cell office:value-type="float" office:value="2385190000">
            <text:p>2385190000</text:p>
          </table:table-cell>
          <table:table-cell office:value-type="percentage" office:value="0.571950976795267">
            <text:p>57.20%</text:p>
          </table:table-cell>
          <table:table-cell table:number-columns-repeated="2"/>
        </table:table-row>
        <table:table-row table:style-name="ro1">
          <table:table-cell office:value-type="string">
            <text:p>603855</text:p>
          </table:table-cell>
          <table:table-cell office:value-type="string">
            <text:p>华荣股份</text:p>
          </table:table-cell>
          <table:table-cell office:value-type="float" office:value="1865930000">
            <text:p>1865930000</text:p>
          </table:table-cell>
          <table:table-cell office:value-type="float" office:value="1067780000">
            <text:p>1067780000</text:p>
          </table:table-cell>
          <table:table-cell office:value-type="percentage" office:value="0.57225083470441">
            <text:p>57.23%</text:p>
          </table:table-cell>
          <table:table-cell table:number-columns-repeated="2"/>
        </table:table-row>
        <table:table-row table:style-name="ro1">
          <table:table-cell office:value-type="string">
            <text:p>600537</text:p>
          </table:table-cell>
          <table:table-cell office:value-type="string">
            <text:p>亿晶光电</text:p>
          </table:table-cell>
          <table:table-cell office:value-type="float" office:value="7092400000">
            <text:p>7092400000</text:p>
          </table:table-cell>
          <table:table-cell office:value-type="float" office:value="4059570000">
            <text:p>4059570000</text:p>
          </table:table-cell>
          <table:table-cell office:value-type="percentage" office:value="0.572383114319553">
            <text:p>57.24%</text:p>
          </table:table-cell>
          <table:table-cell table:number-columns-repeated="2"/>
        </table:table-row>
        <table:table-row table:style-name="ro1">
          <table:table-cell office:value-type="string">
            <text:p>600971</text:p>
          </table:table-cell>
          <table:table-cell office:value-type="string">
            <text:p>恒源煤电</text:p>
          </table:table-cell>
          <table:table-cell office:value-type="float" office:value="13546470000">
            <text:p>13546470000</text:p>
          </table:table-cell>
          <table:table-cell office:value-type="float" office:value="7754210000">
            <text:p>7754210000</text:p>
          </table:table-cell>
          <table:table-cell office:value-type="percentage" office:value="0.572415544418583">
            <text:p>57.24%</text:p>
          </table:table-cell>
          <table:table-cell table:number-columns-repeated="2"/>
        </table:table-row>
        <table:table-row table:style-name="ro1">
          <table:table-cell office:value-type="string">
            <text:p>002319</text:p>
          </table:table-cell>
          <table:table-cell office:value-type="string">
            <text:p>乐通股份</text:p>
          </table:table-cell>
          <table:table-cell office:value-type="float" office:value="1125680000">
            <text:p>1125680000</text:p>
          </table:table-cell>
          <table:table-cell office:value-type="float" office:value="645530000">
            <text:p>645530000</text:p>
          </table:table-cell>
          <table:table-cell office:value-type="percentage" office:value="0.573457821050387">
            <text:p>57.35%</text:p>
          </table:table-cell>
          <table:table-cell table:number-columns-repeated="2"/>
        </table:table-row>
        <table:table-row table:style-name="ro1">
          <table:table-cell office:value-type="string">
            <text:p>600100</text:p>
          </table:table-cell>
          <table:table-cell office:value-type="string">
            <text:p>同方股份</text:p>
          </table:table-cell>
          <table:table-cell office:value-type="float" office:value="57612290000">
            <text:p>57612290000</text:p>
          </table:table-cell>
          <table:table-cell office:value-type="float" office:value="33055940000">
            <text:p>33055940000</text:p>
          </table:table-cell>
          <table:table-cell office:value-type="percentage" office:value="0.573765424009356">
            <text:p>57.38%</text:p>
          </table:table-cell>
          <table:table-cell table:number-columns-repeated="2"/>
        </table:table-row>
        <table:table-row table:style-name="ro1">
          <table:table-cell office:value-type="string">
            <text:p>300392</text:p>
          </table:table-cell>
          <table:table-cell office:value-type="string">
            <text:p>腾信股份</text:p>
          </table:table-cell>
          <table:table-cell office:value-type="float" office:value="1436280000">
            <text:p>1436280000</text:p>
          </table:table-cell>
          <table:table-cell office:value-type="float" office:value="824170000">
            <text:p>824170000</text:p>
          </table:table-cell>
          <table:table-cell office:value-type="percentage" office:value="0.573822652964603">
            <text:p>57.38%</text:p>
          </table:table-cell>
          <table:table-cell table:number-columns-repeated="2"/>
        </table:table-row>
        <table:table-row table:style-name="ro1">
          <table:table-cell office:value-type="string">
            <text:p>600741</text:p>
          </table:table-cell>
          <table:table-cell office:value-type="string">
            <text:p>华域汽车</text:p>
          </table:table-cell>
          <table:table-cell office:value-type="float" office:value="107611710000">
            <text:p>107611710000</text:p>
          </table:table-cell>
          <table:table-cell office:value-type="float" office:value="61768060000">
            <text:p>61768060000</text:p>
          </table:table-cell>
          <table:table-cell office:value-type="percentage" office:value="0.573990135460165">
            <text:p>57.40%</text:p>
          </table:table-cell>
          <table:table-cell table:number-columns-repeated="2"/>
        </table:table-row>
        <table:table-row table:style-name="ro1">
          <table:table-cell office:value-type="string">
            <text:p>601518</text:p>
          </table:table-cell>
          <table:table-cell office:value-type="string">
            <text:p>吉林高速</text:p>
          </table:table-cell>
          <table:table-cell office:value-type="float" office:value="7084280000">
            <text:p>7084280000</text:p>
          </table:table-cell>
          <table:table-cell office:value-type="float" office:value="4076290000">
            <text:p>4076290000</text:p>
          </table:table-cell>
          <table:table-cell office:value-type="percentage" office:value="0.575399334865364">
            <text:p>57.54%</text:p>
          </table:table-cell>
          <table:table-cell table:number-columns-repeated="2"/>
        </table:table-row>
        <table:table-row table:style-name="ro1">
          <table:table-cell office:value-type="string">
            <text:p>002442</text:p>
          </table:table-cell>
          <table:table-cell office:value-type="string">
            <text:p>龙星化工</text:p>
          </table:table-cell>
          <table:table-cell office:value-type="float" office:value="2613790000">
            <text:p>2613790000</text:p>
          </table:table-cell>
          <table:table-cell office:value-type="float" office:value="1504510000">
            <text:p>1504510000</text:p>
          </table:table-cell>
          <table:table-cell office:value-type="percentage" office:value="0.575604773145509">
            <text:p>57.56%</text:p>
          </table:table-cell>
          <table:table-cell table:number-columns-repeated="2"/>
        </table:table-row>
        <table:table-row table:style-name="ro1">
          <table:table-cell office:value-type="string">
            <text:p>600478</text:p>
          </table:table-cell>
          <table:table-cell office:value-type="string">
            <text:p>科力远</text:p>
          </table:table-cell>
          <table:table-cell office:value-type="float" office:value="5227670000">
            <text:p>5227670000</text:p>
          </table:table-cell>
          <table:table-cell office:value-type="float" office:value="3010270000">
            <text:p>3010270000</text:p>
          </table:table-cell>
          <table:table-cell office:value-type="percentage" office:value="0.575833975748278">
            <text:p>57.58%</text:p>
          </table:table-cell>
          <table:table-cell table:number-columns-repeated="2"/>
        </table:table-row>
        <table:table-row table:style-name="ro1">
          <table:table-cell office:value-type="string">
            <text:p>000014</text:p>
          </table:table-cell>
          <table:table-cell office:value-type="string">
            <text:p>沙河股份</text:p>
          </table:table-cell>
          <table:table-cell office:value-type="float" office:value="1873810000">
            <text:p>1873810000</text:p>
          </table:table-cell>
          <table:table-cell office:value-type="float" office:value="1079230000">
            <text:p>1079230000</text:p>
          </table:table-cell>
          <table:table-cell office:value-type="percentage" office:value="0.575954872692536">
            <text:p>57.60%</text:p>
          </table:table-cell>
          <table:table-cell table:number-columns-repeated="2"/>
        </table:table-row>
        <table:table-row table:style-name="ro1">
          <table:table-cell office:value-type="string">
            <text:p>000157</text:p>
          </table:table-cell>
          <table:table-cell office:value-type="string">
            <text:p>中联重科</text:p>
          </table:table-cell>
          <table:table-cell office:value-type="float" office:value="89141020000">
            <text:p>89141020000</text:p>
          </table:table-cell>
          <table:table-cell office:value-type="float" office:value="51346060000">
            <text:p>51346060000</text:p>
          </table:table-cell>
          <table:table-cell office:value-type="percentage" office:value="0.576009338910414">
            <text:p>57.60%</text:p>
          </table:table-cell>
          <table:table-cell table:number-columns-repeated="2"/>
        </table:table-row>
        <table:table-row table:style-name="ro1">
          <table:table-cell office:value-type="string">
            <text:p>603579</text:p>
          </table:table-cell>
          <table:table-cell office:value-type="string">
            <text:p>荣泰健康</text:p>
          </table:table-cell>
          <table:table-cell office:value-type="float" office:value="1080150000">
            <text:p>1080150000</text:p>
          </table:table-cell>
          <table:table-cell office:value-type="float" office:value="623010000">
            <text:p>623010000</text:p>
          </table:table-cell>
          <table:table-cell office:value-type="percentage" office:value="0.576781002638522">
            <text:p>57.68%</text:p>
          </table:table-cell>
          <table:table-cell table:number-columns-repeated="2"/>
        </table:table-row>
        <table:table-row table:style-name="ro1">
          <table:table-cell office:value-type="string">
            <text:p>300249</text:p>
          </table:table-cell>
          <table:table-cell office:value-type="string">
            <text:p>依米康</text:p>
          </table:table-cell>
          <table:table-cell office:value-type="float" office:value="2180370000">
            <text:p>2180370000</text:p>
          </table:table-cell>
          <table:table-cell office:value-type="float" office:value="1258290000">
            <text:p>1258290000</text:p>
          </table:table-cell>
          <table:table-cell office:value-type="percentage" office:value="0.577099299660149">
            <text:p>57.71%</text:p>
          </table:table-cell>
          <table:table-cell table:number-columns-repeated="2"/>
        </table:table-row>
        <table:table-row table:style-name="ro1">
          <table:table-cell office:value-type="string">
            <text:p>600393</text:p>
          </table:table-cell>
          <table:table-cell office:value-type="string">
            <text:p>粤泰股份</text:p>
          </table:table-cell>
          <table:table-cell office:value-type="float" office:value="12492760000">
            <text:p>12492760000</text:p>
          </table:table-cell>
          <table:table-cell office:value-type="float" office:value="7213000000">
            <text:p>7213000000</text:p>
          </table:table-cell>
          <table:table-cell office:value-type="percentage" office:value="0.577374415261319">
            <text:p>57.74%</text:p>
          </table:table-cell>
          <table:table-cell table:number-columns-repeated="2"/>
        </table:table-row>
        <table:table-row table:style-name="ro1">
          <table:table-cell office:value-type="string">
            <text:p>603100</text:p>
          </table:table-cell>
          <table:table-cell office:value-type="string">
            <text:p>川仪股份</text:p>
          </table:table-cell>
          <table:table-cell office:value-type="float" office:value="4489770000">
            <text:p>4489770000</text:p>
          </table:table-cell>
          <table:table-cell office:value-type="float" office:value="2592580000">
            <text:p>2592580000</text:p>
          </table:table-cell>
          <table:table-cell office:value-type="percentage" office:value="0.577441606140181">
            <text:p>57.74%</text:p>
          </table:table-cell>
          <table:table-cell table:number-columns-repeated="2"/>
        </table:table-row>
        <table:table-row table:style-name="ro1">
          <table:table-cell office:value-type="string">
            <text:p>600069</text:p>
          </table:table-cell>
          <table:table-cell office:value-type="string">
            <text:p>银鸽投资</text:p>
          </table:table-cell>
          <table:table-cell office:value-type="float" office:value="4658380000">
            <text:p>4658380000</text:p>
          </table:table-cell>
          <table:table-cell office:value-type="float" office:value="2690510000">
            <text:p>2690510000</text:p>
          </table:table-cell>
          <table:table-cell office:value-type="percentage" office:value="0.5775634448027">
            <text:p>57.76%</text:p>
          </table:table-cell>
          <table:table-cell table:number-columns-repeated="2"/>
        </table:table-row>
        <table:table-row table:style-name="ro1">
          <table:table-cell office:value-type="string">
            <text:p>600389</text:p>
          </table:table-cell>
          <table:table-cell office:value-type="string">
            <text:p>江山股份</text:p>
          </table:table-cell>
          <table:table-cell office:value-type="float" office:value="3254720000">
            <text:p>3254720000</text:p>
          </table:table-cell>
          <table:table-cell office:value-type="float" office:value="1880050000">
            <text:p>1880050000</text:p>
          </table:table-cell>
          <table:table-cell office:value-type="percentage" office:value="0.57763801494445">
            <text:p>57.76%</text:p>
          </table:table-cell>
          <table:table-cell table:number-columns-repeated="2"/>
        </table:table-row>
        <table:table-row table:style-name="ro1">
          <table:table-cell office:value-type="string">
            <text:p>002600</text:p>
          </table:table-cell>
          <table:table-cell office:value-type="string">
            <text:p>江粉磁材</text:p>
          </table:table-cell>
          <table:table-cell office:value-type="float" office:value="12748800000">
            <text:p>12748800000</text:p>
          </table:table-cell>
          <table:table-cell office:value-type="float" office:value="7365680000">
            <text:p>7365680000</text:p>
          </table:table-cell>
          <table:table-cell office:value-type="percentage" office:value="0.577754769076305">
            <text:p>57.78%</text:p>
          </table:table-cell>
          <table:table-cell table:number-columns-repeated="2"/>
        </table:table-row>
        <table:table-row table:style-name="ro1">
          <table:table-cell office:value-type="string">
            <text:p>002427</text:p>
          </table:table-cell>
          <table:table-cell office:value-type="string">
            <text:p>尤夫股份</text:p>
          </table:table-cell>
          <table:table-cell office:value-type="float" office:value="5735870000">
            <text:p>5735870000</text:p>
          </table:table-cell>
          <table:table-cell office:value-type="float" office:value="3314000000">
            <text:p>3314000000</text:p>
          </table:table-cell>
          <table:table-cell office:value-type="percentage" office:value="0.577767627230045">
            <text:p>57.78%</text:p>
          </table:table-cell>
          <table:table-cell table:number-columns-repeated="2"/>
        </table:table-row>
        <table:table-row table:style-name="ro1">
          <table:table-cell office:value-type="string">
            <text:p>600161</text:p>
          </table:table-cell>
          <table:table-cell office:value-type="string">
            <text:p>天坛生物</text:p>
          </table:table-cell>
          <table:table-cell office:value-type="float" office:value="5783230000">
            <text:p>5783230000</text:p>
          </table:table-cell>
          <table:table-cell office:value-type="float" office:value="3342270000">
            <text:p>3342270000</text:p>
          </table:table-cell>
          <table:table-cell office:value-type="percentage" office:value="0.577924447065048">
            <text:p>57.79%</text:p>
          </table:table-cell>
          <table:table-cell table:number-columns-repeated="2"/>
        </table:table-row>
        <table:table-row table:style-name="ro1">
          <table:table-cell office:value-type="string">
            <text:p>002713</text:p>
          </table:table-cell>
          <table:table-cell office:value-type="string">
            <text:p>东易日盛</text:p>
          </table:table-cell>
          <table:table-cell office:value-type="float" office:value="2658770000">
            <text:p>2658770000</text:p>
          </table:table-cell>
          <table:table-cell office:value-type="float" office:value="1537660000">
            <text:p>1537660000</text:p>
          </table:table-cell>
          <table:table-cell office:value-type="percentage" office:value="0.578335094799475">
            <text:p>57.83%</text:p>
          </table:table-cell>
          <table:table-cell table:number-columns-repeated="2"/>
        </table:table-row>
        <table:table-row table:style-name="ro1">
          <table:table-cell office:value-type="string">
            <text:p>601898</text:p>
          </table:table-cell>
          <table:table-cell office:value-type="string">
            <text:p>中煤能源</text:p>
          </table:table-cell>
          <table:table-cell office:value-type="float" office:value="241848790000">
            <text:p>241848790000</text:p>
          </table:table-cell>
          <table:table-cell office:value-type="float" office:value="139888300000">
            <text:p>139888300000</text:p>
          </table:table-cell>
          <table:table-cell office:value-type="percentage" office:value="0.578412238490009">
            <text:p>57.84%</text:p>
          </table:table-cell>
          <table:table-cell table:number-columns-repeated="2"/>
        </table:table-row>
        <table:table-row table:style-name="ro1">
          <table:table-cell office:value-type="string">
            <text:p>000048</text:p>
          </table:table-cell>
          <table:table-cell office:value-type="string">
            <text:p>康达尔</text:p>
          </table:table-cell>
          <table:table-cell office:value-type="float" office:value="1959740000">
            <text:p>1959740000</text:p>
          </table:table-cell>
          <table:table-cell office:value-type="float" office:value="1133680000">
            <text:p>1133680000</text:p>
          </table:table-cell>
          <table:table-cell office:value-type="percentage" office:value="0.578484901058304">
            <text:p>57.85%</text:p>
          </table:table-cell>
          <table:table-cell table:number-columns-repeated="2"/>
        </table:table-row>
        <table:table-row table:style-name="ro1">
          <table:table-cell office:value-type="string">
            <text:p>600119</text:p>
          </table:table-cell>
          <table:table-cell office:value-type="string">
            <text:p>长江投资</text:p>
          </table:table-cell>
          <table:table-cell office:value-type="float" office:value="2925450000">
            <text:p>2925450000</text:p>
          </table:table-cell>
          <table:table-cell office:value-type="float" office:value="1692900000">
            <text:p>1692900000</text:p>
          </table:table-cell>
          <table:table-cell office:value-type="percentage" office:value="0.578680203045685">
            <text:p>57.87%</text:p>
          </table:table-cell>
          <table:table-cell table:number-columns-repeated="2"/>
        </table:table-row>
        <table:table-row table:style-name="ro1">
          <table:table-cell office:value-type="string">
            <text:p>300362</text:p>
          </table:table-cell>
          <table:table-cell office:value-type="string">
            <text:p>天翔环境</text:p>
          </table:table-cell>
          <table:table-cell office:value-type="float" office:value="4238370000">
            <text:p>4238370000</text:p>
          </table:table-cell>
          <table:table-cell office:value-type="float" office:value="2452970000">
            <text:p>2452970000</text:p>
          </table:table-cell>
          <table:table-cell office:value-type="percentage" office:value="0.578753152745041">
            <text:p>57.88%</text:p>
          </table:table-cell>
          <table:table-cell table:number-columns-repeated="2"/>
        </table:table-row>
        <table:table-row table:style-name="ro1">
          <table:table-cell office:value-type="string">
            <text:p>600785</text:p>
          </table:table-cell>
          <table:table-cell office:value-type="string">
            <text:p>新华百货</text:p>
          </table:table-cell>
          <table:table-cell office:value-type="float" office:value="4452500000">
            <text:p>4452500000</text:p>
          </table:table-cell>
          <table:table-cell office:value-type="float" office:value="2579720000">
            <text:p>2579720000</text:p>
          </table:table-cell>
          <table:table-cell office:value-type="percentage" office:value="0.579386861313869">
            <text:p>57.94%</text:p>
          </table:table-cell>
          <table:table-cell table:number-columns-repeated="2"/>
        </table:table-row>
        <table:table-row table:style-name="ro1">
          <table:table-cell office:value-type="string">
            <text:p>600567</text:p>
          </table:table-cell>
          <table:table-cell office:value-type="string">
            <text:p>山鹰纸业</text:p>
          </table:table-cell>
          <table:table-cell office:value-type="float" office:value="20048930000">
            <text:p>20048930000</text:p>
          </table:table-cell>
          <table:table-cell office:value-type="float" office:value="11621590000">
            <text:p>11621590000</text:p>
          </table:table-cell>
          <table:table-cell office:value-type="percentage" office:value="0.579661358486463">
            <text:p>57.97%</text:p>
          </table:table-cell>
          <table:table-cell table:number-columns-repeated="2"/>
        </table:table-row>
        <table:table-row table:style-name="ro1">
          <table:table-cell office:value-type="string">
            <text:p>603877</text:p>
          </table:table-cell>
          <table:table-cell office:value-type="string">
            <text:p>太平鸟</text:p>
          </table:table-cell>
          <table:table-cell office:value-type="float" office:value="4725210000">
            <text:p>4725210000</text:p>
          </table:table-cell>
          <table:table-cell office:value-type="float" office:value="2742010000">
            <text:p>2742010000</text:p>
          </table:table-cell>
          <table:table-cell office:value-type="percentage" office:value="0.580293785884648">
            <text:p>58.03%</text:p>
          </table:table-cell>
          <table:table-cell table:number-columns-repeated="2"/>
        </table:table-row>
        <table:table-row table:style-name="ro1">
          <table:table-cell office:value-type="string">
            <text:p>600178</text:p>
          </table:table-cell>
          <table:table-cell office:value-type="string">
            <text:p>东安动力</text:p>
          </table:table-cell>
          <table:table-cell office:value-type="float" office:value="4361730000">
            <text:p>4361730000</text:p>
          </table:table-cell>
          <table:table-cell office:value-type="float" office:value="2531240000">
            <text:p>2531240000</text:p>
          </table:table-cell>
          <table:table-cell office:value-type="percentage" office:value="0.580329364724547">
            <text:p>58.03%</text:p>
          </table:table-cell>
          <table:table-cell table:number-columns-repeated="2"/>
        </table:table-row>
        <table:table-row table:style-name="ro1">
          <table:table-cell office:value-type="string">
            <text:p>000753</text:p>
          </table:table-cell>
          <table:table-cell office:value-type="string">
            <text:p>漳州发展</text:p>
          </table:table-cell>
          <table:table-cell office:value-type="float" office:value="5410110000">
            <text:p>5410110000</text:p>
          </table:table-cell>
          <table:table-cell office:value-type="float" office:value="3142110000">
            <text:p>3142110000</text:p>
          </table:table-cell>
          <table:table-cell office:value-type="percentage" office:value="0.58078486389371">
            <text:p>58.08%</text:p>
          </table:table-cell>
          <table:table-cell table:number-columns-repeated="2"/>
        </table:table-row>
        <table:table-row table:style-name="ro1">
          <table:table-cell office:value-type="string">
            <text:p>000590</text:p>
          </table:table-cell>
          <table:table-cell office:value-type="string">
            <text:p>启迪古汉</text:p>
          </table:table-cell>
          <table:table-cell office:value-type="float" office:value="630680000">
            <text:p>630680000</text:p>
          </table:table-cell>
          <table:table-cell office:value-type="float" office:value="366720000">
            <text:p>366720000</text:p>
          </table:table-cell>
          <table:table-cell office:value-type="percentage" office:value="0.581467622249001">
            <text:p>58.15%</text:p>
          </table:table-cell>
          <table:table-cell table:number-columns-repeated="2"/>
        </table:table-row>
        <table:table-row table:style-name="ro1">
          <table:table-cell office:value-type="string">
            <text:p>000028</text:p>
          </table:table-cell>
          <table:table-cell office:value-type="string">
            <text:p>国药一致</text:p>
          </table:table-cell>
          <table:table-cell office:value-type="float" office:value="21312750000">
            <text:p>21312750000</text:p>
          </table:table-cell>
          <table:table-cell office:value-type="float" office:value="12398770000">
            <text:p>12398770000</text:p>
          </table:table-cell>
          <table:table-cell office:value-type="percentage" office:value="0.581753645118532">
            <text:p>58.18%</text:p>
          </table:table-cell>
          <table:table-cell table:number-columns-repeated="2"/>
        </table:table-row>
        <table:table-row table:style-name="ro1">
          <table:table-cell office:value-type="string">
            <text:p>000880</text:p>
          </table:table-cell>
          <table:table-cell office:value-type="string">
            <text:p>潍柴重机</text:p>
          </table:table-cell>
          <table:table-cell office:value-type="float" office:value="3136900000">
            <text:p>3136900000</text:p>
          </table:table-cell>
          <table:table-cell office:value-type="float" office:value="1825020000">
            <text:p>1825020000</text:p>
          </table:table-cell>
          <table:table-cell office:value-type="percentage" office:value="0.581790940100099">
            <text:p>58.18%</text:p>
          </table:table-cell>
          <table:table-cell table:number-columns-repeated="2"/>
        </table:table-row>
        <table:table-row table:style-name="ro1">
          <table:table-cell office:value-type="string">
            <text:p>000851</text:p>
          </table:table-cell>
          <table:table-cell office:value-type="string">
            <text:p>高鸿股份</text:p>
          </table:table-cell>
          <table:table-cell office:value-type="float" office:value="7757640000">
            <text:p>7757640000</text:p>
          </table:table-cell>
          <table:table-cell office:value-type="float" office:value="4513460000">
            <text:p>4513460000</text:p>
          </table:table-cell>
          <table:table-cell office:value-type="percentage" office:value="0.581808385024312">
            <text:p>58.18%</text:p>
          </table:table-cell>
          <table:table-cell table:number-columns-repeated="2"/>
        </table:table-row>
        <table:table-row table:style-name="ro1">
          <table:table-cell office:value-type="string">
            <text:p>600063</text:p>
          </table:table-cell>
          <table:table-cell office:value-type="string">
            <text:p>皖维高新</text:p>
          </table:table-cell>
          <table:table-cell office:value-type="float" office:value="8713050000">
            <text:p>8713050000</text:p>
          </table:table-cell>
          <table:table-cell office:value-type="float" office:value="5069730000">
            <text:p>5069730000</text:p>
          </table:table-cell>
          <table:table-cell office:value-type="percentage" office:value="0.581854804000895">
            <text:p>58.19%</text:p>
          </table:table-cell>
          <table:table-cell table:number-columns-repeated="2"/>
        </table:table-row>
        <table:table-row table:style-name="ro1">
          <table:table-cell office:value-type="string">
            <text:p>000993</text:p>
          </table:table-cell>
          <table:table-cell office:value-type="string">
            <text:p>闽东电力</text:p>
          </table:table-cell>
          <table:table-cell office:value-type="float" office:value="3864570000">
            <text:p>3864570000</text:p>
          </table:table-cell>
          <table:table-cell office:value-type="float" office:value="2249550000">
            <text:p>2249550000</text:p>
          </table:table-cell>
          <table:table-cell office:value-type="percentage" office:value="0.582095808848074">
            <text:p>58.21%</text:p>
          </table:table-cell>
          <table:table-cell table:number-columns-repeated="2"/>
        </table:table-row>
        <table:table-row table:style-name="ro1">
          <table:table-cell office:value-type="string">
            <text:p>603318</text:p>
          </table:table-cell>
          <table:table-cell office:value-type="string">
            <text:p>派思股份</text:p>
          </table:table-cell>
          <table:table-cell office:value-type="float" office:value="1111250000">
            <text:p>1111250000</text:p>
          </table:table-cell>
          <table:table-cell office:value-type="float" office:value="646900000">
            <text:p>646900000</text:p>
          </table:table-cell>
          <table:table-cell office:value-type="percentage" office:value="0.582137232845894">
            <text:p>58.21%</text:p>
          </table:table-cell>
          <table:table-cell table:number-columns-repeated="2"/>
        </table:table-row>
        <table:table-row table:style-name="ro1">
          <table:table-cell office:value-type="string">
            <text:p>000532</text:p>
          </table:table-cell>
          <table:table-cell office:value-type="string">
            <text:p>华金资本</text:p>
          </table:table-cell>
          <table:table-cell office:value-type="float" office:value="1956430000">
            <text:p>1956430000</text:p>
          </table:table-cell>
          <table:table-cell office:value-type="float" office:value="1138950000">
            <text:p>1138950000</text:p>
          </table:table-cell>
          <table:table-cell office:value-type="percentage" office:value="0.582157296708801">
            <text:p>58.22%</text:p>
          </table:table-cell>
          <table:table-cell table:number-columns-repeated="2"/>
        </table:table-row>
        <table:table-row table:style-name="ro1">
          <table:table-cell office:value-type="string">
            <text:p>600323</text:p>
          </table:table-cell>
          <table:table-cell office:value-type="string">
            <text:p>瀚蓝环境</text:p>
          </table:table-cell>
          <table:table-cell office:value-type="float" office:value="13272670000">
            <text:p>13272670000</text:p>
          </table:table-cell>
          <table:table-cell office:value-type="float" office:value="7733150000">
            <text:p>7733150000</text:p>
          </table:table-cell>
          <table:table-cell office:value-type="percentage" office:value="0.582637103160103">
            <text:p>58.26%</text:p>
          </table:table-cell>
          <table:table-cell table:number-columns-repeated="2"/>
        </table:table-row>
        <table:table-row table:style-name="ro1">
          <table:table-cell office:value-type="string">
            <text:p>601038</text:p>
          </table:table-cell>
          <table:table-cell office:value-type="string">
            <text:p>一拖股份</text:p>
          </table:table-cell>
          <table:table-cell office:value-type="float" office:value="13210510000">
            <text:p>13210510000</text:p>
          </table:table-cell>
          <table:table-cell office:value-type="float" office:value="7706870000">
            <text:p>7706870000</text:p>
          </table:table-cell>
          <table:table-cell office:value-type="percentage" office:value="0.583389286257684">
            <text:p>58.34%</text:p>
          </table:table-cell>
          <table:table-cell table:number-columns-repeated="2"/>
        </table:table-row>
        <table:table-row table:style-name="ro1">
          <table:table-cell office:value-type="string">
            <text:p>000639</text:p>
          </table:table-cell>
          <table:table-cell office:value-type="string">
            <text:p>西王食品</text:p>
          </table:table-cell>
          <table:table-cell office:value-type="float" office:value="6689670000">
            <text:p>6689670000</text:p>
          </table:table-cell>
          <table:table-cell office:value-type="float" office:value="3905330000">
            <text:p>3905330000</text:p>
          </table:table-cell>
          <table:table-cell office:value-type="percentage" office:value="0.583785149342195">
            <text:p>58.38%</text:p>
          </table:table-cell>
          <table:table-cell table:number-columns-repeated="2"/>
        </table:table-row>
        <table:table-row table:style-name="ro1">
          <table:table-cell office:value-type="string">
            <text:p>300426</text:p>
          </table:table-cell>
          <table:table-cell office:value-type="string">
            <text:p>唐德影视</text:p>
          </table:table-cell>
          <table:table-cell office:value-type="float" office:value="2534930000">
            <text:p>2534930000</text:p>
          </table:table-cell>
          <table:table-cell office:value-type="float" office:value="1479920000">
            <text:p>1479920000</text:p>
          </table:table-cell>
          <table:table-cell office:value-type="percentage" office:value="0.58381099280848">
            <text:p>58.38%</text:p>
          </table:table-cell>
          <table:table-cell table:number-columns-repeated="2"/>
        </table:table-row>
        <table:table-row table:style-name="ro1">
          <table:table-cell office:value-type="string">
            <text:p>600022</text:p>
          </table:table-cell>
          <table:table-cell office:value-type="string">
            <text:p>山东钢铁</text:p>
          </table:table-cell>
          <table:table-cell office:value-type="float" office:value="54415500000">
            <text:p>54415500000</text:p>
          </table:table-cell>
          <table:table-cell office:value-type="float" office:value="31785990000">
            <text:p>31785990000</text:p>
          </table:table-cell>
          <table:table-cell office:value-type="percentage" office:value="0.584134851283182">
            <text:p>58.41%</text:p>
          </table:table-cell>
          <table:table-cell table:number-columns-repeated="2"/>
        </table:table-row>
        <table:table-row table:style-name="ro1">
          <table:table-cell office:value-type="string">
            <text:p>600064</text:p>
          </table:table-cell>
          <table:table-cell office:value-type="string">
            <text:p>南京高科</text:p>
          </table:table-cell>
          <table:table-cell office:value-type="float" office:value="25097430000">
            <text:p>25097430000</text:p>
          </table:table-cell>
          <table:table-cell office:value-type="float" office:value="14662930000">
            <text:p>14662930000</text:p>
          </table:table-cell>
          <table:table-cell office:value-type="percentage" office:value="0.584240298707876">
            <text:p>58.42%</text:p>
          </table:table-cell>
          <table:table-cell table:number-columns-repeated="2"/>
        </table:table-row>
        <table:table-row table:style-name="ro1">
          <table:table-cell office:value-type="string">
            <text:p>600210</text:p>
          </table:table-cell>
          <table:table-cell office:value-type="string">
            <text:p>紫江企业</text:p>
          </table:table-cell>
          <table:table-cell office:value-type="float" office:value="10832810000">
            <text:p>10832810000</text:p>
          </table:table-cell>
          <table:table-cell office:value-type="float" office:value="6329520000">
            <text:p>6329520000</text:p>
          </table:table-cell>
          <table:table-cell office:value-type="percentage" office:value="0.584291610394718">
            <text:p>58.43%</text:p>
          </table:table-cell>
          <table:table-cell table:number-columns-repeated="2"/>
        </table:table-row>
        <table:table-row table:style-name="ro1">
          <table:table-cell office:value-type="string">
            <text:p>002668</text:p>
          </table:table-cell>
          <table:table-cell office:value-type="string">
            <text:p>奥马电器</text:p>
          </table:table-cell>
          <table:table-cell office:value-type="float" office:value="5334690000">
            <text:p>5334690000</text:p>
          </table:table-cell>
          <table:table-cell office:value-type="float" office:value="3118320000">
            <text:p>3118320000</text:p>
          </table:table-cell>
          <table:table-cell office:value-type="percentage" office:value="0.584536308576506">
            <text:p>58.45%</text:p>
          </table:table-cell>
          <table:table-cell table:number-columns-repeated="2"/>
        </table:table-row>
        <table:table-row table:style-name="ro1">
          <table:table-cell office:value-type="string">
            <text:p>002727</text:p>
          </table:table-cell>
          <table:table-cell office:value-type="string">
            <text:p>一心堂</text:p>
          </table:table-cell>
          <table:table-cell office:value-type="float" office:value="6013220000">
            <text:p>6013220000</text:p>
          </table:table-cell>
          <table:table-cell office:value-type="float" office:value="3515090000">
            <text:p>3515090000</text:p>
          </table:table-cell>
          <table:table-cell office:value-type="percentage" office:value="0.584560352024373">
            <text:p>58.46%</text:p>
          </table:table-cell>
          <table:table-cell table:number-columns-repeated="2"/>
        </table:table-row>
        <table:table-row table:style-name="ro1">
          <table:table-cell office:value-type="string">
            <text:p>600517</text:p>
          </table:table-cell>
          <table:table-cell office:value-type="string">
            <text:p>置信电气</text:p>
          </table:table-cell>
          <table:table-cell office:value-type="float" office:value="8959350000">
            <text:p>8959350000</text:p>
          </table:table-cell>
          <table:table-cell office:value-type="float" office:value="5237400000">
            <text:p>5237400000</text:p>
          </table:table-cell>
          <table:table-cell office:value-type="percentage" office:value="0.584573657687221">
            <text:p>58.46%</text:p>
          </table:table-cell>
          <table:table-cell table:number-columns-repeated="2"/>
        </table:table-row>
        <table:table-row table:style-name="ro1">
          <table:table-cell office:value-type="string">
            <text:p>600510</text:p>
          </table:table-cell>
          <table:table-cell office:value-type="string">
            <text:p>黑牡丹</text:p>
          </table:table-cell>
          <table:table-cell office:value-type="float" office:value="19330210000">
            <text:p>19330210000</text:p>
          </table:table-cell>
          <table:table-cell office:value-type="float" office:value="11303490000">
            <text:p>11303490000</text:p>
          </table:table-cell>
          <table:table-cell office:value-type="percentage" office:value="0.584757744483893">
            <text:p>58.48%</text:p>
          </table:table-cell>
          <table:table-cell table:number-columns-repeated="2"/>
        </table:table-row>
        <table:table-row table:style-name="ro1">
          <table:table-cell office:value-type="string">
            <text:p>000539</text:p>
          </table:table-cell>
          <table:table-cell office:value-type="string">
            <text:p>粤电力Ａ</text:p>
          </table:table-cell>
          <table:table-cell office:value-type="float" office:value="70677000000">
            <text:p>70677000000</text:p>
          </table:table-cell>
          <table:table-cell office:value-type="float" office:value="41340440000">
            <text:p>41340440000</text:p>
          </table:table-cell>
          <table:table-cell office:value-type="percentage" office:value="0.584920695558668">
            <text:p>58.49%</text:p>
          </table:table-cell>
          <table:table-cell table:number-columns-repeated="2"/>
        </table:table-row>
        <table:table-row table:style-name="ro1">
          <table:table-cell office:value-type="string">
            <text:p>601015</text:p>
          </table:table-cell>
          <table:table-cell office:value-type="string">
            <text:p>陕西黑猫</text:p>
          </table:table-cell>
          <table:table-cell office:value-type="float" office:value="10653260000">
            <text:p>10653260000</text:p>
          </table:table-cell>
          <table:table-cell office:value-type="float" office:value="6231720000">
            <text:p>6231720000</text:p>
          </table:table-cell>
          <table:table-cell office:value-type="percentage" office:value="0.584958970305803">
            <text:p>58.50%</text:p>
          </table:table-cell>
          <table:table-cell table:number-columns-repeated="2"/>
        </table:table-row>
        <table:table-row table:style-name="ro1">
          <table:table-cell office:value-type="string">
            <text:p>603606</text:p>
          </table:table-cell>
          <table:table-cell office:value-type="string">
            <text:p>东方电缆</text:p>
          </table:table-cell>
          <table:table-cell office:value-type="float" office:value="2057700000">
            <text:p>2057700000</text:p>
          </table:table-cell>
          <table:table-cell office:value-type="float" office:value="1204010000">
            <text:p>1204010000</text:p>
          </table:table-cell>
          <table:table-cell office:value-type="percentage" office:value="0.585124167760121">
            <text:p>58.51%</text:p>
          </table:table-cell>
          <table:table-cell table:number-columns-repeated="2"/>
        </table:table-row>
        <table:table-row table:style-name="ro1">
          <table:table-cell office:value-type="string">
            <text:p>600398</text:p>
          </table:table-cell>
          <table:table-cell office:value-type="string">
            <text:p>海澜之家</text:p>
          </table:table-cell>
          <table:table-cell office:value-type="float" office:value="24376790000">
            <text:p>24376790000</text:p>
          </table:table-cell>
          <table:table-cell office:value-type="float" office:value="14267760000">
            <text:p>14267760000</text:p>
          </table:table-cell>
          <table:table-cell office:value-type="percentage" office:value="0.585301017894481">
            <text:p>58.53%</text:p>
          </table:table-cell>
          <table:table-cell table:number-columns-repeated="2"/>
        </table:table-row>
        <table:table-row table:style-name="ro1">
          <table:table-cell office:value-type="string">
            <text:p>600801</text:p>
          </table:table-cell>
          <table:table-cell office:value-type="string">
            <text:p>华新水泥</text:p>
          </table:table-cell>
          <table:table-cell office:value-type="float" office:value="27426750000">
            <text:p>27426750000</text:p>
          </table:table-cell>
          <table:table-cell office:value-type="float" office:value="16053050000">
            <text:p>16053050000</text:p>
          </table:table-cell>
          <table:table-cell office:value-type="percentage" office:value="0.585306315914208">
            <text:p>58.53%</text:p>
          </table:table-cell>
          <table:table-cell table:number-columns-repeated="2"/>
        </table:table-row>
        <table:table-row table:style-name="ro1">
          <table:table-cell office:value-type="string">
            <text:p>600811</text:p>
          </table:table-cell>
          <table:table-cell office:value-type="string">
            <text:p>东方集团</text:p>
          </table:table-cell>
          <table:table-cell office:value-type="float" office:value="47618990000">
            <text:p>47618990000</text:p>
          </table:table-cell>
          <table:table-cell office:value-type="float" office:value="27879190000">
            <text:p>27879190000</text:p>
          </table:table-cell>
          <table:table-cell office:value-type="percentage" office:value="0.585463698411075">
            <text:p>58.55%</text:p>
          </table:table-cell>
          <table:table-cell table:number-columns-repeated="2"/>
        </table:table-row>
        <table:table-row table:style-name="ro1">
          <table:table-cell office:value-type="string">
            <text:p>603269</text:p>
          </table:table-cell>
          <table:table-cell office:value-type="string">
            <text:p>海鸥股份</text:p>
          </table:table-cell>
          <table:table-cell office:value-type="float" office:value="1047780000">
            <text:p>1047780000</text:p>
          </table:table-cell>
          <table:table-cell office:value-type="float" office:value="613450000">
            <text:p>613450000</text:p>
          </table:table-cell>
          <table:table-cell office:value-type="percentage" office:value="0.585475958693619">
            <text:p>58.55%</text:p>
          </table:table-cell>
          <table:table-cell table:number-columns-repeated="2"/>
        </table:table-row>
        <table:table-row table:style-name="ro1">
          <table:table-cell office:value-type="string">
            <text:p>000036</text:p>
          </table:table-cell>
          <table:table-cell office:value-type="string">
            <text:p>华联控股</text:p>
          </table:table-cell>
          <table:table-cell office:value-type="float" office:value="9725480000">
            <text:p>9725480000</text:p>
          </table:table-cell>
          <table:table-cell office:value-type="float" office:value="5700770000">
            <text:p>5700770000</text:p>
          </table:table-cell>
          <table:table-cell office:value-type="percentage" office:value="0.586168497596006">
            <text:p>58.62%</text:p>
          </table:table-cell>
          <table:table-cell table:number-columns-repeated="2"/>
        </table:table-row>
        <table:table-row table:style-name="ro1">
          <table:table-cell office:value-type="string">
            <text:p>000810</text:p>
          </table:table-cell>
          <table:table-cell office:value-type="string">
            <text:p>创维数字</text:p>
          </table:table-cell>
          <table:table-cell office:value-type="float" office:value="6581470000">
            <text:p>6581470000</text:p>
          </table:table-cell>
          <table:table-cell office:value-type="float" office:value="3860850000">
            <text:p>3860850000</text:p>
          </table:table-cell>
          <table:table-cell office:value-type="percentage" office:value="0.586624264791908">
            <text:p>58.66%</text:p>
          </table:table-cell>
          <table:table-cell table:number-columns-repeated="2"/>
        </table:table-row>
        <table:table-row table:style-name="ro1">
          <table:table-cell office:value-type="string">
            <text:p>002162</text:p>
          </table:table-cell>
          <table:table-cell office:value-type="string">
            <text:p>悦心健康</text:p>
          </table:table-cell>
          <table:table-cell office:value-type="float" office:value="2059080000">
            <text:p>2059080000</text:p>
          </table:table-cell>
          <table:table-cell office:value-type="float" office:value="1208280000">
            <text:p>1208280000</text:p>
          </table:table-cell>
          <table:table-cell office:value-type="percentage" office:value="0.5868057579113">
            <text:p>58.68%</text:p>
          </table:table-cell>
          <table:table-cell table:number-columns-repeated="2"/>
        </table:table-row>
        <table:table-row table:style-name="ro2">
          <table:table-cell office:value-type="string">
            <text:p>600425</text:p>
          </table:table-cell>
          <table:table-cell office:value-type="string">
            <text:p>*ST青松</text:p>
          </table:table-cell>
          <table:table-cell office:value-type="float" office:value="9998740000">
            <text:p>9998740000</text:p>
          </table:table-cell>
          <table:table-cell office:value-type="float" office:value="5868290000">
            <text:p>5868290000</text:p>
          </table:table-cell>
          <table:table-cell office:value-type="percentage" office:value="0.586902949771671">
            <text:p>58.69%</text:p>
          </table:table-cell>
          <table:table-cell table:number-columns-repeated="2"/>
        </table:table-row>
        <table:table-row table:style-name="ro1">
          <table:table-cell office:value-type="string">
            <text:p>000521</text:p>
          </table:table-cell>
          <table:table-cell office:value-type="string">
            <text:p>美菱电器</text:p>
          </table:table-cell>
          <table:table-cell office:value-type="float" office:value="12507570000">
            <text:p>12507570000</text:p>
          </table:table-cell>
          <table:table-cell office:value-type="float" office:value="7341490000">
            <text:p>7341490000</text:p>
          </table:table-cell>
          <table:table-cell office:value-type="percentage" office:value="0.586963734762228">
            <text:p>58.70%</text:p>
          </table:table-cell>
          <table:table-cell table:number-columns-repeated="2"/>
        </table:table-row>
        <table:table-row table:style-name="ro1">
          <table:table-cell office:value-type="string">
            <text:p>002078</text:p>
          </table:table-cell>
          <table:table-cell office:value-type="string">
            <text:p>太阳纸业</text:p>
          </table:table-cell>
          <table:table-cell office:value-type="float" office:value="20194190000">
            <text:p>20194190000</text:p>
          </table:table-cell>
          <table:table-cell office:value-type="float" office:value="11854260000">
            <text:p>11854260000</text:p>
          </table:table-cell>
          <table:table-cell office:value-type="percentage" office:value="0.587013393456237">
            <text:p>58.70%</text:p>
          </table:table-cell>
          <table:table-cell table:number-columns-repeated="2"/>
        </table:table-row>
        <table:table-row table:style-name="ro1">
          <table:table-cell office:value-type="string">
            <text:p>603799</text:p>
          </table:table-cell>
          <table:table-cell office:value-type="string">
            <text:p>华友钴业</text:p>
          </table:table-cell>
          <table:table-cell office:value-type="float" office:value="10605310000">
            <text:p>10605310000</text:p>
          </table:table-cell>
          <table:table-cell office:value-type="float" office:value="6232860000">
            <text:p>6232860000</text:p>
          </table:table-cell>
          <table:table-cell office:value-type="percentage" office:value="0.587711250307629">
            <text:p>58.77%</text:p>
          </table:table-cell>
          <table:table-cell table:number-columns-repeated="2"/>
        </table:table-row>
        <table:table-row table:style-name="ro1">
          <table:table-cell office:value-type="string">
            <text:p>002112</text:p>
          </table:table-cell>
          <table:table-cell office:value-type="string">
            <text:p>三变科技</text:p>
          </table:table-cell>
          <table:table-cell office:value-type="float" office:value="1229940000">
            <text:p>1229940000</text:p>
          </table:table-cell>
          <table:table-cell office:value-type="float" office:value="724530000">
            <text:p>724530000</text:p>
          </table:table-cell>
          <table:table-cell office:value-type="percentage" office:value="0.589077515976389">
            <text:p>58.91%</text:p>
          </table:table-cell>
          <table:table-cell table:number-columns-repeated="2"/>
        </table:table-row>
        <table:table-row table:style-name="ro1">
          <table:table-cell office:value-type="string">
            <text:p>002182</text:p>
          </table:table-cell>
          <table:table-cell office:value-type="string">
            <text:p>云海金属</text:p>
          </table:table-cell>
          <table:table-cell office:value-type="float" office:value="3486350000">
            <text:p>3486350000</text:p>
          </table:table-cell>
          <table:table-cell office:value-type="float" office:value="2054990000">
            <text:p>2054990000</text:p>
          </table:table-cell>
          <table:table-cell office:value-type="percentage" office:value="0.589438811364321">
            <text:p>58.94%</text:p>
          </table:table-cell>
          <table:table-cell table:number-columns-repeated="2"/>
        </table:table-row>
        <table:table-row table:style-name="ro1">
          <table:table-cell office:value-type="string">
            <text:p>603138</text:p>
          </table:table-cell>
          <table:table-cell office:value-type="string">
            <text:p>海量数据</text:p>
          </table:table-cell>
          <table:table-cell office:value-type="float" office:value="401690000">
            <text:p>401690000</text:p>
          </table:table-cell>
          <table:table-cell office:value-type="float" office:value="236940000">
            <text:p>236940000</text:p>
          </table:table-cell>
          <table:table-cell office:value-type="percentage" office:value="0.589857850581294">
            <text:p>58.99%</text:p>
          </table:table-cell>
          <table:table-cell table:number-columns-repeated="2"/>
        </table:table-row>
        <table:table-row table:style-name="ro1">
          <table:table-cell office:value-type="string">
            <text:p>000559</text:p>
          </table:table-cell>
          <table:table-cell office:value-type="string">
            <text:p>万向钱潮</text:p>
          </table:table-cell>
          <table:table-cell office:value-type="float" office:value="11517740000">
            <text:p>11517740000</text:p>
          </table:table-cell>
          <table:table-cell office:value-type="float" office:value="6793880000">
            <text:p>6793880000</text:p>
          </table:table-cell>
          <table:table-cell office:value-type="percentage" office:value="0.589862247281151">
            <text:p>58.99%</text:p>
          </table:table-cell>
          <table:table-cell table:number-columns-repeated="2"/>
        </table:table-row>
        <table:table-row table:style-name="ro1">
          <table:table-cell office:value-type="string">
            <text:p>600622</text:p>
          </table:table-cell>
          <table:table-cell office:value-type="string">
            <text:p>嘉宝集团</text:p>
          </table:table-cell>
          <table:table-cell office:value-type="float" office:value="14357510000">
            <text:p>14357510000</text:p>
          </table:table-cell>
          <table:table-cell office:value-type="float" office:value="8469460000">
            <text:p>8469460000</text:p>
          </table:table-cell>
          <table:table-cell office:value-type="percentage" office:value="0.589897551873549">
            <text:p>58.99%</text:p>
          </table:table-cell>
          <table:table-cell table:number-columns-repeated="2"/>
        </table:table-row>
        <table:table-row table:style-name="ro1">
          <table:table-cell office:value-type="string">
            <text:p>300566</text:p>
          </table:table-cell>
          <table:table-cell office:value-type="string">
            <text:p>激智科技</text:p>
          </table:table-cell>
          <table:table-cell office:value-type="float" office:value="1369240000">
            <text:p>1369240000</text:p>
          </table:table-cell>
          <table:table-cell office:value-type="float" office:value="808210000">
            <text:p>808210000</text:p>
          </table:table-cell>
          <table:table-cell office:value-type="percentage" office:value="0.590261751044375">
            <text:p>59.03%</text:p>
          </table:table-cell>
          <table:table-cell table:number-columns-repeated="2"/>
        </table:table-row>
        <table:table-row table:style-name="ro1">
          <table:table-cell office:value-type="string">
            <text:p>600053</text:p>
          </table:table-cell>
          <table:table-cell office:value-type="string">
            <text:p>九鼎投资</text:p>
          </table:table-cell>
          <table:table-cell office:value-type="float" office:value="4247030000">
            <text:p>4247030000</text:p>
          </table:table-cell>
          <table:table-cell office:value-type="float" office:value="2508100000">
            <text:p>2508100000</text:p>
          </table:table-cell>
          <table:table-cell office:value-type="percentage" office:value="0.590553869409917">
            <text:p>59.06%</text:p>
          </table:table-cell>
          <table:table-cell table:number-columns-repeated="2"/>
        </table:table-row>
        <table:table-row table:style-name="ro1">
          <table:table-cell office:value-type="string">
            <text:p>600619</text:p>
          </table:table-cell>
          <table:table-cell office:value-type="string">
            <text:p>海立股份</text:p>
          </table:table-cell>
          <table:table-cell office:value-type="float" office:value="11684040000">
            <text:p>11684040000</text:p>
          </table:table-cell>
          <table:table-cell office:value-type="float" office:value="6900540000">
            <text:p>6900540000</text:p>
          </table:table-cell>
          <table:table-cell office:value-type="percentage" office:value="0.590595376256843">
            <text:p>59.06%</text:p>
          </table:table-cell>
          <table:table-cell table:number-columns-repeated="2"/>
        </table:table-row>
        <table:table-row table:style-name="ro1">
          <table:table-cell office:value-type="string">
            <text:p>601168</text:p>
          </table:table-cell>
          <table:table-cell office:value-type="string">
            <text:p>西部矿业</text:p>
          </table:table-cell>
          <table:table-cell office:value-type="float" office:value="32166310000">
            <text:p>32166310000</text:p>
          </table:table-cell>
          <table:table-cell office:value-type="float" office:value="19001010000">
            <text:p>19001010000</text:p>
          </table:table-cell>
          <table:table-cell office:value-type="percentage" office:value="0.590711523951613">
            <text:p>59.07%</text:p>
          </table:table-cell>
          <table:table-cell table:number-columns-repeated="2"/>
        </table:table-row>
        <table:table-row table:style-name="ro1">
          <table:table-cell office:value-type="string">
            <text:p>300135</text:p>
          </table:table-cell>
          <table:table-cell office:value-type="string">
            <text:p>宝利国际</text:p>
          </table:table-cell>
          <table:table-cell office:value-type="float" office:value="2902250000">
            <text:p>2902250000</text:p>
          </table:table-cell>
          <table:table-cell office:value-type="float" office:value="1714820000">
            <text:p>1714820000</text:p>
          </table:table-cell>
          <table:table-cell office:value-type="percentage" office:value="0.590858816435524">
            <text:p>59.09%</text:p>
          </table:table-cell>
          <table:table-cell table:number-columns-repeated="2"/>
        </table:table-row>
        <table:table-row table:style-name="ro1">
          <table:table-cell office:value-type="string">
            <text:p>002547</text:p>
          </table:table-cell>
          <table:table-cell office:value-type="string">
            <text:p>春兴精工</text:p>
          </table:table-cell>
          <table:table-cell office:value-type="float" office:value="5442060000">
            <text:p>5442060000</text:p>
          </table:table-cell>
          <table:table-cell office:value-type="float" office:value="3215590000">
            <text:p>3215590000</text:p>
          </table:table-cell>
          <table:table-cell office:value-type="percentage" office:value="0.590877351591125">
            <text:p>59.09%</text:p>
          </table:table-cell>
          <table:table-cell table:number-columns-repeated="2"/>
        </table:table-row>
        <table:table-row table:style-name="ro1">
          <table:table-cell office:value-type="string">
            <text:p>600711</text:p>
          </table:table-cell>
          <table:table-cell office:value-type="string">
            <text:p>盛屯矿业</text:p>
          </table:table-cell>
          <table:table-cell office:value-type="float" office:value="9897760000">
            <text:p>9897760000</text:p>
          </table:table-cell>
          <table:table-cell office:value-type="float" office:value="5850730000">
            <text:p>5850730000</text:p>
          </table:table-cell>
          <table:table-cell office:value-type="percentage" office:value="0.591116575871712">
            <text:p>59.11%</text:p>
          </table:table-cell>
          <table:table-cell table:number-columns-repeated="2"/>
        </table:table-row>
        <table:table-row table:style-name="ro1">
          <table:table-cell office:value-type="string">
            <text:p>600318</text:p>
          </table:table-cell>
          <table:table-cell office:value-type="string">
            <text:p>新力金融</text:p>
          </table:table-cell>
          <table:table-cell office:value-type="float" office:value="6183030000">
            <text:p>6183030000</text:p>
          </table:table-cell>
          <table:table-cell office:value-type="float" office:value="3658700000">
            <text:p>3658700000</text:p>
          </table:table-cell>
          <table:table-cell office:value-type="percentage" office:value="0.59173253243151">
            <text:p>59.17%</text:p>
          </table:table-cell>
          <table:table-cell table:number-columns-repeated="2"/>
        </table:table-row>
        <table:table-row table:style-name="ro1">
          <table:table-cell office:value-type="string">
            <text:p>600643</text:p>
          </table:table-cell>
          <table:table-cell office:value-type="string">
            <text:p>爱建集团</text:p>
          </table:table-cell>
          <table:table-cell office:value-type="float" office:value="15663300000">
            <text:p>15663300000</text:p>
          </table:table-cell>
          <table:table-cell office:value-type="float" office:value="9271220000">
            <text:p>9271220000</text:p>
          </table:table-cell>
          <table:table-cell office:value-type="percentage" office:value="0.591907197078521">
            <text:p>59.19%</text:p>
          </table:table-cell>
          <table:table-cell table:number-columns-repeated="2"/>
        </table:table-row>
        <table:table-row table:style-name="ro1">
          <table:table-cell office:value-type="string">
            <text:p>002336</text:p>
          </table:table-cell>
          <table:table-cell office:value-type="string">
            <text:p>人人乐</text:p>
          </table:table-cell>
          <table:table-cell office:value-type="float" office:value="5654750000">
            <text:p>5654750000</text:p>
          </table:table-cell>
          <table:table-cell office:value-type="float" office:value="3347950000">
            <text:p>3347950000</text:p>
          </table:table-cell>
          <table:table-cell office:value-type="percentage" office:value="0.592059772757416">
            <text:p>59.21%</text:p>
          </table:table-cell>
          <table:table-cell table:number-columns-repeated="2"/>
        </table:table-row>
        <table:table-row table:style-name="ro1">
          <table:table-cell office:value-type="string">
            <text:p>000027</text:p>
          </table:table-cell>
          <table:table-cell office:value-type="string">
            <text:p>深圳能源</text:p>
          </table:table-cell>
          <table:table-cell office:value-type="float" office:value="60862190000">
            <text:p>60862190000</text:p>
          </table:table-cell>
          <table:table-cell office:value-type="float" office:value="36034530000">
            <text:p>36034530000</text:p>
          </table:table-cell>
          <table:table-cell office:value-type="percentage" office:value="0.592067587446327">
            <text:p>59.21%</text:p>
          </table:table-cell>
          <table:table-cell table:number-columns-repeated="2"/>
        </table:table-row>
        <table:table-row table:style-name="ro1">
          <table:table-cell office:value-type="string">
            <text:p>600173</text:p>
          </table:table-cell>
          <table:table-cell office:value-type="string">
            <text:p>卧龙地产</text:p>
          </table:table-cell>
          <table:table-cell office:value-type="float" office:value="4114930000">
            <text:p>4114930000</text:p>
          </table:table-cell>
          <table:table-cell office:value-type="float" office:value="2439060000">
            <text:p>2439060000</text:p>
          </table:table-cell>
          <table:table-cell office:value-type="percentage" office:value="0.592734262794264">
            <text:p>59.27%</text:p>
          </table:table-cell>
          <table:table-cell table:number-columns-repeated="2"/>
        </table:table-row>
        <table:table-row table:style-name="ro1">
          <table:table-cell office:value-type="string">
            <text:p>000625</text:p>
          </table:table-cell>
          <table:table-cell office:value-type="string">
            <text:p>长安汽车</text:p>
          </table:table-cell>
          <table:table-cell office:value-type="float" office:value="106510470000">
            <text:p>106510470000</text:p>
          </table:table-cell>
          <table:table-cell office:value-type="float" office:value="63157310000">
            <text:p>63157310000</text:p>
          </table:table-cell>
          <table:table-cell office:value-type="percentage" office:value="0.592968090367078">
            <text:p>59.30%</text:p>
          </table:table-cell>
          <table:table-cell table:number-columns-repeated="2"/>
        </table:table-row>
        <table:table-row table:style-name="ro1">
          <table:table-cell office:value-type="string">
            <text:p>603626</text:p>
          </table:table-cell>
          <table:table-cell office:value-type="string">
            <text:p>科森科技</text:p>
          </table:table-cell>
          <table:table-cell office:value-type="float" office:value="1490430000">
            <text:p>1490430000</text:p>
          </table:table-cell>
          <table:table-cell office:value-type="float" office:value="884140000">
            <text:p>884140000</text:p>
          </table:table-cell>
          <table:table-cell office:value-type="percentage" office:value="0.593211355112283">
            <text:p>59.32%</text:p>
          </table:table-cell>
          <table:table-cell table:number-columns-repeated="2"/>
        </table:table-row>
        <table:table-row table:style-name="ro1">
          <table:table-cell office:value-type="string">
            <text:p>002316</text:p>
          </table:table-cell>
          <table:table-cell office:value-type="string">
            <text:p>键桥通讯</text:p>
          </table:table-cell>
          <table:table-cell office:value-type="float" office:value="2094840000">
            <text:p>2094840000</text:p>
          </table:table-cell>
          <table:table-cell office:value-type="float" office:value="1243900000">
            <text:p>1243900000</text:p>
          </table:table-cell>
          <table:table-cell office:value-type="percentage" office:value="0.593792366004086">
            <text:p>59.38%</text:p>
          </table:table-cell>
          <table:table-cell table:number-columns-repeated="2"/>
        </table:table-row>
        <table:table-row table:style-name="ro1">
          <table:table-cell office:value-type="string">
            <text:p>600749</text:p>
          </table:table-cell>
          <table:table-cell office:value-type="string">
            <text:p>西藏旅游</text:p>
          </table:table-cell>
          <table:table-cell office:value-type="float" office:value="1324950000">
            <text:p>1324950000</text:p>
          </table:table-cell>
          <table:table-cell office:value-type="float" office:value="786940000">
            <text:p>786940000</text:p>
          </table:table-cell>
          <table:table-cell office:value-type="percentage" office:value="0.593939393939394">
            <text:p>59.39%</text:p>
          </table:table-cell>
          <table:table-cell table:number-columns-repeated="2"/>
        </table:table-row>
        <table:table-row table:style-name="ro1">
          <table:table-cell office:value-type="string">
            <text:p>603717</text:p>
          </table:table-cell>
          <table:table-cell office:value-type="string">
            <text:p>天域生态</text:p>
          </table:table-cell>
          <table:table-cell office:value-type="float" office:value="1481740000">
            <text:p>1481740000</text:p>
          </table:table-cell>
          <table:table-cell office:value-type="float" office:value="880160000">
            <text:p>880160000</text:p>
          </table:table-cell>
          <table:table-cell office:value-type="percentage" office:value="0.594004346241581">
            <text:p>59.40%</text:p>
          </table:table-cell>
          <table:table-cell table:number-columns-repeated="2"/>
        </table:table-row>
        <table:table-row table:style-name="ro1">
          <table:table-cell office:value-type="string">
            <text:p>002051</text:p>
          </table:table-cell>
          <table:table-cell office:value-type="string">
            <text:p>中工国际</text:p>
          </table:table-cell>
          <table:table-cell office:value-type="float" office:value="18785630000">
            <text:p>18785630000</text:p>
          </table:table-cell>
          <table:table-cell office:value-type="float" office:value="11161300000">
            <text:p>11161300000</text:p>
          </table:table-cell>
          <table:table-cell office:value-type="percentage" office:value="0.594140308310129">
            <text:p>59.41%</text:p>
          </table:table-cell>
          <table:table-cell table:number-columns-repeated="2"/>
        </table:table-row>
        <table:table-row table:style-name="ro1">
          <table:table-cell office:value-type="string">
            <text:p>603345</text:p>
          </table:table-cell>
          <table:table-cell office:value-type="string">
            <text:p>安井食品</text:p>
          </table:table-cell>
          <table:table-cell office:value-type="float" office:value="2478540000">
            <text:p>2478540000</text:p>
          </table:table-cell>
          <table:table-cell office:value-type="float" office:value="1473990000">
            <text:p>1473990000</text:p>
          </table:table-cell>
          <table:table-cell office:value-type="percentage" office:value="0.594700912634051">
            <text:p>59.47%</text:p>
          </table:table-cell>
          <table:table-cell table:number-columns-repeated="2"/>
        </table:table-row>
        <table:table-row table:style-name="ro1">
          <table:table-cell office:value-type="string">
            <text:p>000070</text:p>
          </table:table-cell>
          <table:table-cell office:value-type="string">
            <text:p>特发信息</text:p>
          </table:table-cell>
          <table:table-cell office:value-type="float" office:value="5065490000">
            <text:p>5065490000</text:p>
          </table:table-cell>
          <table:table-cell office:value-type="float" office:value="3013680000">
            <text:p>3013680000</text:p>
          </table:table-cell>
          <table:table-cell office:value-type="percentage" office:value="0.594943430941528">
            <text:p>59.49%</text:p>
          </table:table-cell>
          <table:table-cell table:number-columns-repeated="2"/>
        </table:table-row>
        <table:table-row table:style-name="ro1">
          <table:table-cell office:value-type="string">
            <text:p>600258</text:p>
          </table:table-cell>
          <table:table-cell office:value-type="string">
            <text:p>首旅酒店</text:p>
          </table:table-cell>
          <table:table-cell office:value-type="float" office:value="17293280000">
            <text:p>17293280000</text:p>
          </table:table-cell>
          <table:table-cell office:value-type="float" office:value="10289930000">
            <text:p>10289930000</text:p>
          </table:table-cell>
          <table:table-cell office:value-type="percentage" office:value="0.595024772628443">
            <text:p>59.50%</text:p>
          </table:table-cell>
          <table:table-cell table:number-columns-repeated="2"/>
        </table:table-row>
        <table:table-row table:style-name="ro1">
          <table:table-cell office:value-type="string">
            <text:p>300376</text:p>
          </table:table-cell>
          <table:table-cell office:value-type="string">
            <text:p>易事特</text:p>
          </table:table-cell>
          <table:table-cell office:value-type="float" office:value="9168370000">
            <text:p>9168370000</text:p>
          </table:table-cell>
          <table:table-cell office:value-type="float" office:value="5456050000">
            <text:p>5456050000</text:p>
          </table:table-cell>
          <table:table-cell office:value-type="percentage" office:value="0.595094875097755">
            <text:p>59.51%</text:p>
          </table:table-cell>
          <table:table-cell table:number-columns-repeated="2"/>
        </table:table-row>
        <table:table-row table:style-name="ro1">
          <table:table-cell office:value-type="string">
            <text:p>000333</text:p>
          </table:table-cell>
          <table:table-cell office:value-type="string">
            <text:p>美的集团</text:p>
          </table:table-cell>
          <table:table-cell office:value-type="float" office:value="170600710000">
            <text:p>170600710000</text:p>
          </table:table-cell>
          <table:table-cell office:value-type="float" office:value="101624020000">
            <text:p>101624020000</text:p>
          </table:table-cell>
          <table:table-cell office:value-type="percentage" office:value="0.595683452900049">
            <text:p>59.57%</text:p>
          </table:table-cell>
          <table:table-cell table:number-columns-repeated="2"/>
        </table:table-row>
        <table:table-row table:style-name="ro1">
          <table:table-cell office:value-type="string">
            <text:p>002420</text:p>
          </table:table-cell>
          <table:table-cell office:value-type="string">
            <text:p>毅昌股份</text:p>
          </table:table-cell>
          <table:table-cell office:value-type="float" office:value="4149220000">
            <text:p>4149220000</text:p>
          </table:table-cell>
          <table:table-cell office:value-type="float" office:value="2472050000">
            <text:p>2472050000</text:p>
          </table:table-cell>
          <table:table-cell office:value-type="percentage" office:value="0.59578667797803">
            <text:p>59.58%</text:p>
          </table:table-cell>
          <table:table-cell table:number-columns-repeated="2"/>
        </table:table-row>
        <table:table-row table:style-name="ro1">
          <table:table-cell office:value-type="string">
            <text:p>600862</text:p>
          </table:table-cell>
          <table:table-cell office:value-type="string">
            <text:p>中航高科</text:p>
          </table:table-cell>
          <table:table-cell office:value-type="float" office:value="8524780000">
            <text:p>8524780000</text:p>
          </table:table-cell>
          <table:table-cell office:value-type="float" office:value="5083500000">
            <text:p>5083500000</text:p>
          </table:table-cell>
          <table:table-cell office:value-type="percentage" office:value="0.596320374250127">
            <text:p>59.63%</text:p>
          </table:table-cell>
          <table:table-cell table:number-columns-repeated="2"/>
        </table:table-row>
        <table:table-row table:style-name="ro1">
          <table:table-cell office:value-type="string">
            <text:p>000502</text:p>
          </table:table-cell>
          <table:table-cell office:value-type="string">
            <text:p>绿景控股</text:p>
          </table:table-cell>
          <table:table-cell office:value-type="float" office:value="622770000">
            <text:p>622770000</text:p>
          </table:table-cell>
          <table:table-cell office:value-type="float" office:value="371450000">
            <text:p>371450000</text:p>
          </table:table-cell>
          <table:table-cell office:value-type="percentage" office:value="0.596448126916839">
            <text:p>59.64%</text:p>
          </table:table-cell>
          <table:table-cell table:number-columns-repeated="2"/>
        </table:table-row>
        <table:table-row table:style-name="ro1">
          <table:table-cell office:value-type="string">
            <text:p>000952</text:p>
          </table:table-cell>
          <table:table-cell office:value-type="string">
            <text:p>广济药业</text:p>
          </table:table-cell>
          <table:table-cell office:value-type="float" office:value="1633880000">
            <text:p>1633880000</text:p>
          </table:table-cell>
          <table:table-cell office:value-type="float" office:value="974700000">
            <text:p>974700000</text:p>
          </table:table-cell>
          <table:table-cell office:value-type="percentage" office:value="0.596555438587901">
            <text:p>59.66%</text:p>
          </table:table-cell>
          <table:table-cell table:number-columns-repeated="2"/>
        </table:table-row>
        <table:table-row table:style-name="ro1">
          <table:table-cell office:value-type="string">
            <text:p>000800</text:p>
          </table:table-cell>
          <table:table-cell office:value-type="string">
            <text:p>一汽轿车</text:p>
          </table:table-cell>
          <table:table-cell office:value-type="float" office:value="19048870000">
            <text:p>19048870000</text:p>
          </table:table-cell>
          <table:table-cell office:value-type="float" office:value="11375330000">
            <text:p>11375330000</text:p>
          </table:table-cell>
          <table:table-cell office:value-type="percentage" office:value="0.597165606148816">
            <text:p>59.72%</text:p>
          </table:table-cell>
          <table:table-cell table:number-columns-repeated="2"/>
        </table:table-row>
        <table:table-row table:style-name="ro1">
          <table:table-cell office:value-type="string">
            <text:p>002080</text:p>
          </table:table-cell>
          <table:table-cell office:value-type="string">
            <text:p>中材科技</text:p>
          </table:table-cell>
          <table:table-cell office:value-type="float" office:value="20577050000">
            <text:p>20577050000</text:p>
          </table:table-cell>
          <table:table-cell office:value-type="float" office:value="12292280000">
            <text:p>12292280000</text:p>
          </table:table-cell>
          <table:table-cell office:value-type="percentage" office:value="0.597378147013299">
            <text:p>59.74%</text:p>
          </table:table-cell>
          <table:table-cell table:number-columns-repeated="2"/>
        </table:table-row>
        <table:table-row table:style-name="ro1">
          <table:table-cell office:value-type="string">
            <text:p>000997</text:p>
          </table:table-cell>
          <table:table-cell office:value-type="string">
            <text:p>新 大 陆</text:p>
          </table:table-cell>
          <table:table-cell office:value-type="float" office:value="6277340000">
            <text:p>6277340000</text:p>
          </table:table-cell>
          <table:table-cell office:value-type="float" office:value="3750950000">
            <text:p>3750950000</text:p>
          </table:table-cell>
          <table:table-cell office:value-type="percentage" office:value="0.597538129207594">
            <text:p>59.75%</text:p>
          </table:table-cell>
          <table:table-cell table:number-columns-repeated="2"/>
        </table:table-row>
        <table:table-row table:style-name="ro1">
          <table:table-cell office:value-type="string">
            <text:p>600110</text:p>
          </table:table-cell>
          <table:table-cell office:value-type="string">
            <text:p>诺德股份</text:p>
          </table:table-cell>
          <table:table-cell office:value-type="float" office:value="5676420000">
            <text:p>5676420000</text:p>
          </table:table-cell>
          <table:table-cell office:value-type="float" office:value="3394540000">
            <text:p>3394540000</text:p>
          </table:table-cell>
          <table:table-cell office:value-type="percentage" office:value="0.598007194675517">
            <text:p>59.80%</text:p>
          </table:table-cell>
          <table:table-cell table:number-columns-repeated="2"/>
        </table:table-row>
        <table:table-row table:style-name="ro1">
          <table:table-cell office:value-type="string">
            <text:p>002477</text:p>
          </table:table-cell>
          <table:table-cell office:value-type="string">
            <text:p>雏鹰农牧</text:p>
          </table:table-cell>
          <table:table-cell office:value-type="float" office:value="16928030000">
            <text:p>16928030000</text:p>
          </table:table-cell>
          <table:table-cell office:value-type="float" office:value="10127300000">
            <text:p>10127300000</text:p>
          </table:table-cell>
          <table:table-cell office:value-type="percentage" office:value="0.598256264905013">
            <text:p>59.83%</text:p>
          </table:table-cell>
          <table:table-cell table:number-columns-repeated="2"/>
        </table:table-row>
        <table:table-row table:style-name="ro1">
          <table:table-cell office:value-type="string">
            <text:p>000404</text:p>
          </table:table-cell>
          <table:table-cell office:value-type="string">
            <text:p>华意压缩</text:p>
          </table:table-cell>
          <table:table-cell office:value-type="float" office:value="8102490000">
            <text:p>8102490000</text:p>
          </table:table-cell>
          <table:table-cell office:value-type="float" office:value="4852380000">
            <text:p>4852380000</text:p>
          </table:table-cell>
          <table:table-cell office:value-type="percentage" office:value="0.598875160598779">
            <text:p>59.89%</text:p>
          </table:table-cell>
          <table:table-cell table:number-columns-repeated="2"/>
        </table:table-row>
        <table:table-row table:style-name="ro1">
          <table:table-cell office:value-type="string">
            <text:p>600500</text:p>
          </table:table-cell>
          <table:table-cell office:value-type="string">
            <text:p>中化国际</text:p>
          </table:table-cell>
          <table:table-cell office:value-type="float" office:value="50010830000">
            <text:p>50010830000</text:p>
          </table:table-cell>
          <table:table-cell office:value-type="float" office:value="29952270000">
            <text:p>29952270000</text:p>
          </table:table-cell>
          <table:table-cell office:value-type="percentage" office:value="0.598915674864824">
            <text:p>59.89%</text:p>
          </table:table-cell>
          <table:table-cell table:number-columns-repeated="2"/>
        </table:table-row>
        <table:table-row table:style-name="ro1">
          <table:table-cell office:value-type="string">
            <text:p>600774</text:p>
          </table:table-cell>
          <table:table-cell office:value-type="string">
            <text:p>汉商集团</text:p>
          </table:table-cell>
          <table:table-cell office:value-type="float" office:value="1715390000">
            <text:p>1715390000</text:p>
          </table:table-cell>
          <table:table-cell office:value-type="float" office:value="1027980000">
            <text:p>1027980000</text:p>
          </table:table-cell>
          <table:table-cell office:value-type="percentage" office:value="0.599268970904576">
            <text:p>59.93%</text:p>
          </table:table-cell>
          <table:table-cell table:number-columns-repeated="2"/>
        </table:table-row>
        <table:table-row table:style-name="ro1">
          <table:table-cell office:value-type="string">
            <text:p>002204</text:p>
          </table:table-cell>
          <table:table-cell office:value-type="string">
            <text:p>大连重工</text:p>
          </table:table-cell>
          <table:table-cell office:value-type="float" office:value="16395560000">
            <text:p>16395560000</text:p>
          </table:table-cell>
          <table:table-cell office:value-type="float" office:value="9847570000">
            <text:p>9847570000</text:p>
          </table:table-cell>
          <table:table-cell office:value-type="percentage" office:value="0.600624193379183">
            <text:p>60.06%</text:p>
          </table:table-cell>
          <table:table-cell table:number-columns-repeated="2"/>
        </table:table-row>
        <table:table-row table:style-name="ro1">
          <table:table-cell office:value-type="string">
            <text:p>002375</text:p>
          </table:table-cell>
          <table:table-cell office:value-type="string">
            <text:p>亚厦股份</text:p>
          </table:table-cell>
          <table:table-cell office:value-type="float" office:value="18723780000">
            <text:p>18723780000</text:p>
          </table:table-cell>
          <table:table-cell office:value-type="float" office:value="11259080000">
            <text:p>11259080000</text:p>
          </table:table-cell>
          <table:table-cell office:value-type="percentage" office:value="0.601325159770089">
            <text:p>60.13%</text:p>
          </table:table-cell>
          <table:table-cell table:number-columns-repeated="2"/>
        </table:table-row>
        <table:table-row table:style-name="ro1">
          <table:table-cell office:value-type="string">
            <text:p>600104</text:p>
          </table:table-cell>
          <table:table-cell office:value-type="string">
            <text:p>上汽集团</text:p>
          </table:table-cell>
          <table:table-cell office:value-type="float" office:value="590628140000">
            <text:p>590628140000</text:p>
          </table:table-cell>
          <table:table-cell office:value-type="float" office:value="355531760000">
            <text:p>355531760000</text:p>
          </table:table-cell>
          <table:table-cell office:value-type="percentage" office:value="0.601955335213117">
            <text:p>60.20%</text:p>
          </table:table-cell>
          <table:table-cell table:number-columns-repeated="2"/>
        </table:table-row>
        <table:table-row table:style-name="ro1">
          <table:table-cell office:value-type="string">
            <text:p>002482</text:p>
          </table:table-cell>
          <table:table-cell office:value-type="string">
            <text:p>广田集团</text:p>
          </table:table-cell>
          <table:table-cell office:value-type="float" office:value="15845240000">
            <text:p>15845240000</text:p>
          </table:table-cell>
          <table:table-cell office:value-type="float" office:value="9542300000">
            <text:p>9542300000</text:p>
          </table:table-cell>
          <table:table-cell office:value-type="percentage" office:value="0.60221871047709">
            <text:p>60.22%</text:p>
          </table:table-cell>
          <table:table-cell table:number-columns-repeated="2"/>
        </table:table-row>
        <table:table-row table:style-name="ro1">
          <table:table-cell office:value-type="string">
            <text:p>603169</text:p>
          </table:table-cell>
          <table:table-cell office:value-type="string">
            <text:p>兰石重装</text:p>
          </table:table-cell>
          <table:table-cell office:value-type="float" office:value="7503960000">
            <text:p>7503960000</text:p>
          </table:table-cell>
          <table:table-cell office:value-type="float" office:value="4519190000">
            <text:p>4519190000</text:p>
          </table:table-cell>
          <table:table-cell office:value-type="percentage" office:value="0.602240683585733">
            <text:p>60.22%</text:p>
          </table:table-cell>
          <table:table-cell table:number-columns-repeated="2"/>
        </table:table-row>
        <table:table-row table:style-name="ro1">
          <table:table-cell office:value-type="string">
            <text:p>002462</text:p>
          </table:table-cell>
          <table:table-cell office:value-type="string">
            <text:p>嘉事堂</text:p>
          </table:table-cell>
          <table:table-cell office:value-type="float" office:value="7379550000">
            <text:p>7379550000</text:p>
          </table:table-cell>
          <table:table-cell office:value-type="float" office:value="4444310000">
            <text:p>4444310000</text:p>
          </table:table-cell>
          <table:table-cell office:value-type="percentage" office:value="0.602246749463043">
            <text:p>60.22%</text:p>
          </table:table-cell>
          <table:table-cell table:number-columns-repeated="2"/>
        </table:table-row>
        <table:table-row table:style-name="ro1">
          <table:table-cell office:value-type="string">
            <text:p>601877</text:p>
          </table:table-cell>
          <table:table-cell office:value-type="string">
            <text:p>正泰电器</text:p>
          </table:table-cell>
          <table:table-cell office:value-type="float" office:value="35355940000">
            <text:p>35355940000</text:p>
          </table:table-cell>
          <table:table-cell office:value-type="float" office:value="21301420000">
            <text:p>21301420000</text:p>
          </table:table-cell>
          <table:table-cell office:value-type="percentage" office:value="0.60248490069844">
            <text:p>60.25%</text:p>
          </table:table-cell>
          <table:table-cell table:number-columns-repeated="2"/>
        </table:table-row>
        <table:table-row table:style-name="ro1">
          <table:table-cell office:value-type="string">
            <text:p>000698</text:p>
          </table:table-cell>
          <table:table-cell office:value-type="string">
            <text:p>沈阳化工</text:p>
          </table:table-cell>
          <table:table-cell office:value-type="float" office:value="10597890000">
            <text:p>10597890000</text:p>
          </table:table-cell>
          <table:table-cell office:value-type="float" office:value="6385770000">
            <text:p>6385770000</text:p>
          </table:table-cell>
          <table:table-cell office:value-type="percentage" office:value="0.602551073845832">
            <text:p>60.26%</text:p>
          </table:table-cell>
          <table:table-cell table:number-columns-repeated="2"/>
        </table:table-row>
        <table:table-row table:style-name="ro1">
          <table:table-cell office:value-type="string">
            <text:p>002356</text:p>
          </table:table-cell>
          <table:table-cell office:value-type="string">
            <text:p>赫美集团</text:p>
          </table:table-cell>
          <table:table-cell office:value-type="float" office:value="4745720000">
            <text:p>4745720000</text:p>
          </table:table-cell>
          <table:table-cell office:value-type="float" office:value="2859940000">
            <text:p>2859940000</text:p>
          </table:table-cell>
          <table:table-cell office:value-type="percentage" office:value="0.602635638006456">
            <text:p>60.26%</text:p>
          </table:table-cell>
          <table:table-cell table:number-columns-repeated="2"/>
        </table:table-row>
        <table:table-row table:style-name="ro1">
          <table:table-cell office:value-type="string">
            <text:p>600791</text:p>
          </table:table-cell>
          <table:table-cell office:value-type="string">
            <text:p>京能置业</text:p>
          </table:table-cell>
          <table:table-cell office:value-type="float" office:value="5100820000">
            <text:p>5100820000</text:p>
          </table:table-cell>
          <table:table-cell office:value-type="float" office:value="3074970000">
            <text:p>3074970000</text:p>
          </table:table-cell>
          <table:table-cell office:value-type="percentage" office:value="0.602838367164495">
            <text:p>60.28%</text:p>
          </table:table-cell>
          <table:table-cell table:number-columns-repeated="2"/>
        </table:table-row>
        <table:table-row table:style-name="ro1">
          <table:table-cell office:value-type="string">
            <text:p>300118</text:p>
          </table:table-cell>
          <table:table-cell office:value-type="string">
            <text:p>东方日升</text:p>
          </table:table-cell>
          <table:table-cell office:value-type="float" office:value="9964660000">
            <text:p>9964660000</text:p>
          </table:table-cell>
          <table:table-cell office:value-type="float" office:value="6007590000">
            <text:p>6007590000</text:p>
          </table:table-cell>
          <table:table-cell office:value-type="percentage" office:value="0.602889611888414">
            <text:p>60.29%</text:p>
          </table:table-cell>
          <table:table-cell table:number-columns-repeated="2"/>
        </table:table-row>
        <table:table-row table:style-name="ro1">
          <table:table-cell office:value-type="string">
            <text:p>000966</text:p>
          </table:table-cell>
          <table:table-cell office:value-type="string">
            <text:p>长源电力</text:p>
          </table:table-cell>
          <table:table-cell office:value-type="float" office:value="9185130000">
            <text:p>9185130000</text:p>
          </table:table-cell>
          <table:table-cell office:value-type="float" office:value="5537820000">
            <text:p>5537820000</text:p>
          </table:table-cell>
          <table:table-cell office:value-type="percentage" office:value="0.602911444911504">
            <text:p>60.29%</text:p>
          </table:table-cell>
          <table:table-cell table:number-columns-repeated="2"/>
        </table:table-row>
        <table:table-row table:style-name="ro1">
          <table:table-cell office:value-type="string">
            <text:p>600745</text:p>
          </table:table-cell>
          <table:table-cell office:value-type="string">
            <text:p>中茵股份</text:p>
          </table:table-cell>
          <table:table-cell office:value-type="float" office:value="12879840000">
            <text:p>12879840000</text:p>
          </table:table-cell>
          <table:table-cell office:value-type="float" office:value="7773100000">
            <text:p>7773100000</text:p>
          </table:table-cell>
          <table:table-cell office:value-type="percentage" office:value="0.603509049801861">
            <text:p>60.35%</text:p>
          </table:table-cell>
          <table:table-cell table:number-columns-repeated="2"/>
        </table:table-row>
        <table:table-row table:style-name="ro1">
          <table:table-cell office:value-type="string">
            <text:p>603883</text:p>
          </table:table-cell>
          <table:table-cell office:value-type="string">
            <text:p>老百姓</text:p>
          </table:table-cell>
          <table:table-cell office:value-type="float" office:value="4909690000">
            <text:p>4909690000</text:p>
          </table:table-cell>
          <table:table-cell office:value-type="float" office:value="2964360000">
            <text:p>2964360000</text:p>
          </table:table-cell>
          <table:table-cell office:value-type="percentage" office:value="0.60377742790278">
            <text:p>60.38%</text:p>
          </table:table-cell>
          <table:table-cell table:number-columns-repeated="2"/>
        </table:table-row>
        <table:table-row table:style-name="ro1">
          <table:table-cell office:value-type="string">
            <text:p>300591</text:p>
          </table:table-cell>
          <table:table-cell office:value-type="string">
            <text:p>万里马</text:p>
          </table:table-cell>
          <table:table-cell office:value-type="float" office:value="711320000">
            <text:p>711320000</text:p>
          </table:table-cell>
          <table:table-cell office:value-type="float" office:value="430270000">
            <text:p>430270000</text:p>
          </table:table-cell>
          <table:table-cell office:value-type="percentage" office:value="0.60488950120902">
            <text:p>60.49%</text:p>
          </table:table-cell>
          <table:table-cell table:number-columns-repeated="2"/>
        </table:table-row>
        <table:table-row table:style-name="ro1">
          <table:table-cell office:value-type="string">
            <text:p>600694</text:p>
          </table:table-cell>
          <table:table-cell office:value-type="string">
            <text:p>大商股份</text:p>
          </table:table-cell>
          <table:table-cell office:value-type="float" office:value="17935840000">
            <text:p>17935840000</text:p>
          </table:table-cell>
          <table:table-cell office:value-type="float" office:value="10856970000">
            <text:p>10856970000</text:p>
          </table:table-cell>
          <table:table-cell office:value-type="percentage" office:value="0.605322638917386">
            <text:p>60.53%</text:p>
          </table:table-cell>
          <table:table-cell table:number-columns-repeated="2"/>
        </table:table-row>
        <table:table-row table:style-name="ro1">
          <table:table-cell office:value-type="string">
            <text:p>300106</text:p>
          </table:table-cell>
          <table:table-cell office:value-type="string">
            <text:p>西部牧业</text:p>
          </table:table-cell>
          <table:table-cell office:value-type="float" office:value="2772890000">
            <text:p>2772890000</text:p>
          </table:table-cell>
          <table:table-cell office:value-type="float" office:value="1678920000">
            <text:p>1678920000</text:p>
          </table:table-cell>
          <table:table-cell office:value-type="percentage" office:value="0.605476596619412">
            <text:p>60.55%</text:p>
          </table:table-cell>
          <table:table-cell table:number-columns-repeated="2"/>
        </table:table-row>
        <table:table-row table:style-name="ro1">
          <table:table-cell office:value-type="string">
            <text:p>600489</text:p>
          </table:table-cell>
          <table:table-cell office:value-type="string">
            <text:p>中金黄金</text:p>
          </table:table-cell>
          <table:table-cell office:value-type="float" office:value="38766500000">
            <text:p>38766500000</text:p>
          </table:table-cell>
          <table:table-cell office:value-type="float" office:value="23482920000">
            <text:p>23482920000</text:p>
          </table:table-cell>
          <table:table-cell office:value-type="percentage" office:value="0.605752905214554">
            <text:p>60.58%</text:p>
          </table:table-cell>
          <table:table-cell table:number-columns-repeated="2"/>
        </table:table-row>
        <table:table-row table:style-name="ro1">
          <table:table-cell office:value-type="string">
            <text:p>601016</text:p>
          </table:table-cell>
          <table:table-cell office:value-type="string">
            <text:p>节能风电</text:p>
          </table:table-cell>
          <table:table-cell office:value-type="float" office:value="17942290000">
            <text:p>17942290000</text:p>
          </table:table-cell>
          <table:table-cell office:value-type="float" office:value="10871180000">
            <text:p>10871180000</text:p>
          </table:table-cell>
          <table:table-cell office:value-type="percentage" office:value="0.605897017604776">
            <text:p>60.59%</text:p>
          </table:table-cell>
          <table:table-cell table:number-columns-repeated="2"/>
        </table:table-row>
        <table:table-row table:style-name="ro1">
          <table:table-cell office:value-type="string">
            <text:p>600077</text:p>
          </table:table-cell>
          <table:table-cell office:value-type="string">
            <text:p>宋都股份</text:p>
          </table:table-cell>
          <table:table-cell office:value-type="float" office:value="9518290000">
            <text:p>9518290000</text:p>
          </table:table-cell>
          <table:table-cell office:value-type="float" office:value="5768270000">
            <text:p>5768270000</text:p>
          </table:table-cell>
          <table:table-cell office:value-type="percentage" office:value="0.606019568641006">
            <text:p>60.60%</text:p>
          </table:table-cell>
          <table:table-cell table:number-columns-repeated="2"/>
        </table:table-row>
        <table:table-row table:style-name="ro1">
          <table:table-cell office:value-type="string">
            <text:p>600638</text:p>
          </table:table-cell>
          <table:table-cell office:value-type="string">
            <text:p>新黄浦</text:p>
          </table:table-cell>
          <table:table-cell office:value-type="float" office:value="10551050000">
            <text:p>10551050000</text:p>
          </table:table-cell>
          <table:table-cell office:value-type="float" office:value="6395100000">
            <text:p>6395100000</text:p>
          </table:table-cell>
          <table:table-cell office:value-type="percentage" office:value="0.606110292340573">
            <text:p>60.61%</text:p>
          </table:table-cell>
          <table:table-cell table:number-columns-repeated="2"/>
        </table:table-row>
        <table:table-row table:style-name="ro1">
          <table:table-cell office:value-type="string">
            <text:p>603555</text:p>
          </table:table-cell>
          <table:table-cell office:value-type="string">
            <text:p>贵人鸟</text:p>
          </table:table-cell>
          <table:table-cell office:value-type="float" office:value="7903700000">
            <text:p>7903700000</text:p>
          </table:table-cell>
          <table:table-cell office:value-type="float" office:value="4790920000">
            <text:p>4790920000</text:p>
          </table:table-cell>
          <table:table-cell office:value-type="percentage" office:value="0.60616167111606">
            <text:p>60.62%</text:p>
          </table:table-cell>
          <table:table-cell table:number-columns-repeated="2"/>
        </table:table-row>
        <table:table-row table:style-name="ro1">
          <table:table-cell office:value-type="string">
            <text:p>600056</text:p>
          </table:table-cell>
          <table:table-cell office:value-type="string">
            <text:p>中国医药</text:p>
          </table:table-cell>
          <table:table-cell office:value-type="float" office:value="19522570000">
            <text:p>19522570000</text:p>
          </table:table-cell>
          <table:table-cell office:value-type="float" office:value="11839420000">
            <text:p>11839420000</text:p>
          </table:table-cell>
          <table:table-cell office:value-type="percentage" office:value="0.606447819113979">
            <text:p>60.64%</text:p>
          </table:table-cell>
          <table:table-cell table:number-columns-repeated="2"/>
        </table:table-row>
        <table:table-row table:style-name="ro1">
          <table:table-cell office:value-type="string">
            <text:p>002310</text:p>
          </table:table-cell>
          <table:table-cell office:value-type="string">
            <text:p>东方园林</text:p>
          </table:table-cell>
          <table:table-cell office:value-type="float" office:value="24005870000">
            <text:p>24005870000</text:p>
          </table:table-cell>
          <table:table-cell office:value-type="float" office:value="14567820000">
            <text:p>14567820000</text:p>
          </table:table-cell>
          <table:table-cell office:value-type="percentage" office:value="0.606844076053065">
            <text:p>60.68%</text:p>
          </table:table-cell>
          <table:table-cell table:number-columns-repeated="2"/>
        </table:table-row>
        <table:table-row table:style-name="ro1">
          <table:table-cell office:value-type="string">
            <text:p>000630</text:p>
          </table:table-cell>
          <table:table-cell office:value-type="string">
            <text:p>铜陵有色</text:p>
          </table:table-cell>
          <table:table-cell office:value-type="float" office:value="44593880000">
            <text:p>44593880000</text:p>
          </table:table-cell>
          <table:table-cell office:value-type="float" office:value="27065810000">
            <text:p>27065810000</text:p>
          </table:table-cell>
          <table:table-cell office:value-type="percentage" office:value="0.606940010602352">
            <text:p>60.69%</text:p>
          </table:table-cell>
          <table:table-cell table:number-columns-repeated="2"/>
        </table:table-row>
        <table:table-row table:style-name="ro1">
          <table:table-cell office:value-type="string">
            <text:p>002865</text:p>
          </table:table-cell>
          <table:table-cell office:value-type="string">
            <text:p>钧达股份</text:p>
          </table:table-cell>
          <table:table-cell office:value-type="float" office:value="1425300000">
            <text:p>1425300000</text:p>
          </table:table-cell>
          <table:table-cell office:value-type="float" office:value="865520000">
            <text:p>865520000</text:p>
          </table:table-cell>
          <table:table-cell office:value-type="percentage" office:value="0.607254613063916">
            <text:p>60.73%</text:p>
          </table:table-cell>
          <table:table-cell table:number-columns-repeated="2"/>
        </table:table-row>
        <table:table-row table:style-name="ro1">
          <table:table-cell office:value-type="string">
            <text:p>002788</text:p>
          </table:table-cell>
          <table:table-cell office:value-type="string">
            <text:p>鹭燕医药</text:p>
          </table:table-cell>
          <table:table-cell office:value-type="float" office:value="3511460000">
            <text:p>3511460000</text:p>
          </table:table-cell>
          <table:table-cell office:value-type="float" office:value="2133280000">
            <text:p>2133280000</text:p>
          </table:table-cell>
          <table:table-cell office:value-type="percentage" office:value="0.607519379403439">
            <text:p>60.75%</text:p>
          </table:table-cell>
          <table:table-cell table:number-columns-repeated="2"/>
        </table:table-row>
        <table:table-row table:style-name="ro1">
          <table:table-cell office:value-type="string">
            <text:p>603186</text:p>
          </table:table-cell>
          <table:table-cell office:value-type="string">
            <text:p>华正新材</text:p>
          </table:table-cell>
          <table:table-cell office:value-type="float" office:value="1383810000">
            <text:p>1383810000</text:p>
          </table:table-cell>
          <table:table-cell office:value-type="float" office:value="840720000">
            <text:p>840720000</text:p>
          </table:table-cell>
          <table:table-cell office:value-type="percentage" office:value="0.60754005246385">
            <text:p>60.75%</text:p>
          </table:table-cell>
          <table:table-cell table:number-columns-repeated="2"/>
        </table:table-row>
        <table:table-row table:style-name="ro1">
          <table:table-cell office:value-type="string">
            <text:p>002534</text:p>
          </table:table-cell>
          <table:table-cell office:value-type="string">
            <text:p>杭锅股份</text:p>
          </table:table-cell>
          <table:table-cell office:value-type="float" office:value="7590100000">
            <text:p>7590100000</text:p>
          </table:table-cell>
          <table:table-cell office:value-type="float" office:value="4615000000">
            <text:p>4615000000</text:p>
          </table:table-cell>
          <table:table-cell office:value-type="percentage" office:value="0.608028879724905">
            <text:p>60.80%</text:p>
          </table:table-cell>
          <table:table-cell table:number-columns-repeated="2"/>
        </table:table-row>
        <table:table-row table:style-name="ro1">
          <table:table-cell office:value-type="string">
            <text:p>600850</text:p>
          </table:table-cell>
          <table:table-cell office:value-type="string">
            <text:p>华东电脑</text:p>
          </table:table-cell>
          <table:table-cell office:value-type="float" office:value="5160410000">
            <text:p>5160410000</text:p>
          </table:table-cell>
          <table:table-cell office:value-type="float" office:value="3139900000">
            <text:p>3139900000</text:p>
          </table:table-cell>
          <table:table-cell office:value-type="percentage" office:value="0.608459405357326">
            <text:p>60.85%</text:p>
          </table:table-cell>
          <table:table-cell table:number-columns-repeated="2"/>
        </table:table-row>
        <table:table-row table:style-name="ro1">
          <table:table-cell office:value-type="string">
            <text:p>002357</text:p>
          </table:table-cell>
          <table:table-cell office:value-type="string">
            <text:p>富临运业</text:p>
          </table:table-cell>
          <table:table-cell office:value-type="float" office:value="2916300000">
            <text:p>2916300000</text:p>
          </table:table-cell>
          <table:table-cell office:value-type="float" office:value="1775810000">
            <text:p>1775810000</text:p>
          </table:table-cell>
          <table:table-cell office:value-type="percentage" office:value="0.608925693515756">
            <text:p>60.89%</text:p>
          </table:table-cell>
          <table:table-cell table:number-columns-repeated="2"/>
        </table:table-row>
        <table:table-row table:style-name="ro1">
          <table:table-cell office:value-type="string">
            <text:p>300450</text:p>
          </table:table-cell>
          <table:table-cell office:value-type="string">
            <text:p>先导智能</text:p>
          </table:table-cell>
          <table:table-cell office:value-type="float" office:value="2415750000">
            <text:p>2415750000</text:p>
          </table:table-cell>
          <table:table-cell office:value-type="float" office:value="1471670000">
            <text:p>1471670000</text:p>
          </table:table-cell>
          <table:table-cell office:value-type="percentage" office:value="0.609197971644417">
            <text:p>60.92%</text:p>
          </table:table-cell>
          <table:table-cell table:number-columns-repeated="2"/>
        </table:table-row>
        <table:table-row table:style-name="ro1">
          <table:table-cell office:value-type="string">
            <text:p>600123</text:p>
          </table:table-cell>
          <table:table-cell office:value-type="string">
            <text:p>兰花科创</text:p>
          </table:table-cell>
          <table:table-cell office:value-type="float" office:value="24101130000">
            <text:p>24101130000</text:p>
          </table:table-cell>
          <table:table-cell office:value-type="float" office:value="14682460000">
            <text:p>14682460000</text:p>
          </table:table-cell>
          <table:table-cell office:value-type="percentage" office:value="0.609202141144419">
            <text:p>60.92%</text:p>
          </table:table-cell>
          <table:table-cell table:number-columns-repeated="2"/>
        </table:table-row>
        <table:table-row table:style-name="ro1">
          <table:table-cell office:value-type="string">
            <text:p>603993</text:p>
          </table:table-cell>
          <table:table-cell office:value-type="string">
            <text:p>洛阳钼业</text:p>
          </table:table-cell>
          <table:table-cell office:value-type="float" office:value="88146840000">
            <text:p>88146840000</text:p>
          </table:table-cell>
          <table:table-cell office:value-type="float" office:value="53809910000">
            <text:p>53809910000</text:p>
          </table:table-cell>
          <table:table-cell office:value-type="percentage" office:value="0.61045761821978">
            <text:p>61.05%</text:p>
          </table:table-cell>
          <table:table-cell table:number-columns-repeated="2"/>
        </table:table-row>
        <table:table-row table:style-name="ro1">
          <table:table-cell office:value-type="string">
            <text:p>000006</text:p>
          </table:table-cell>
          <table:table-cell office:value-type="string">
            <text:p>深振业Ａ</text:p>
          </table:table-cell>
          <table:table-cell office:value-type="float" office:value="13170390000">
            <text:p>13170390000</text:p>
          </table:table-cell>
          <table:table-cell office:value-type="float" office:value="8040510000">
            <text:p>8040510000</text:p>
          </table:table-cell>
          <table:table-cell office:value-type="percentage" office:value="0.610499005724204">
            <text:p>61.05%</text:p>
          </table:table-cell>
          <table:table-cell table:number-columns-repeated="2"/>
        </table:table-row>
        <table:table-row table:style-name="ro1">
          <table:table-cell office:value-type="string">
            <text:p>600067</text:p>
          </table:table-cell>
          <table:table-cell office:value-type="string">
            <text:p>冠城大通</text:p>
          </table:table-cell>
          <table:table-cell office:value-type="float" office:value="19874300000">
            <text:p>19874300000</text:p>
          </table:table-cell>
          <table:table-cell office:value-type="float" office:value="12140400000">
            <text:p>12140400000</text:p>
          </table:table-cell>
          <table:table-cell office:value-type="percentage" office:value="0.610859250388693">
            <text:p>61.09%</text:p>
          </table:table-cell>
          <table:table-cell table:number-columns-repeated="2"/>
        </table:table-row>
        <table:table-row table:style-name="ro1">
          <table:table-cell office:value-type="string">
            <text:p>600066</text:p>
          </table:table-cell>
          <table:table-cell office:value-type="string">
            <text:p>宇通客车</text:p>
          </table:table-cell>
          <table:table-cell office:value-type="float" office:value="35153800000">
            <text:p>35153800000</text:p>
          </table:table-cell>
          <table:table-cell office:value-type="float" office:value="21474690000">
            <text:p>21474690000</text:p>
          </table:table-cell>
          <table:table-cell office:value-type="percentage" office:value="0.610878198089538">
            <text:p>61.09%</text:p>
          </table:table-cell>
          <table:table-cell table:number-columns-repeated="2"/>
        </table:table-row>
        <table:table-row table:style-name="ro1">
          <table:table-cell office:value-type="string">
            <text:p>002133</text:p>
          </table:table-cell>
          <table:table-cell office:value-type="string">
            <text:p>广宇集团</text:p>
          </table:table-cell>
          <table:table-cell office:value-type="float" office:value="8183220000">
            <text:p>8183220000</text:p>
          </table:table-cell>
          <table:table-cell office:value-type="float" office:value="5002200000">
            <text:p>5002200000</text:p>
          </table:table-cell>
          <table:table-cell office:value-type="percentage" office:value="0.61127526817072">
            <text:p>61.13%</text:p>
          </table:table-cell>
          <table:table-cell table:number-columns-repeated="2"/>
        </table:table-row>
        <table:table-row table:style-name="ro1">
          <table:table-cell office:value-type="string">
            <text:p>600415</text:p>
          </table:table-cell>
          <table:table-cell office:value-type="string">
            <text:p>小商品城</text:p>
          </table:table-cell>
          <table:table-cell office:value-type="float" office:value="27139880000">
            <text:p>27139880000</text:p>
          </table:table-cell>
          <table:table-cell office:value-type="float" office:value="16593360000">
            <text:p>16593360000</text:p>
          </table:table-cell>
          <table:table-cell office:value-type="percentage" office:value="0.61140137686681">
            <text:p>61.14%</text:p>
          </table:table-cell>
          <table:table-cell table:number-columns-repeated="2"/>
        </table:table-row>
        <table:table-row table:style-name="ro1">
          <table:table-cell office:value-type="string">
            <text:p>600780</text:p>
          </table:table-cell>
          <table:table-cell office:value-type="string">
            <text:p>通宝能源</text:p>
          </table:table-cell>
          <table:table-cell office:value-type="float" office:value="12069990000">
            <text:p>12069990000</text:p>
          </table:table-cell>
          <table:table-cell office:value-type="float" office:value="7379800000">
            <text:p>7379800000</text:p>
          </table:table-cell>
          <table:table-cell office:value-type="percentage" office:value="0.611417242267806">
            <text:p>61.14%</text:p>
          </table:table-cell>
          <table:table-cell table:number-columns-repeated="2"/>
        </table:table-row>
        <table:table-row table:style-name="ro1">
          <table:table-cell office:value-type="string">
            <text:p>603225</text:p>
          </table:table-cell>
          <table:table-cell office:value-type="string">
            <text:p>新凤鸣</text:p>
          </table:table-cell>
          <table:table-cell office:value-type="float" office:value="8620830000">
            <text:p>8620830000</text:p>
          </table:table-cell>
          <table:table-cell office:value-type="float" office:value="5271160000">
            <text:p>5271160000</text:p>
          </table:table-cell>
          <table:table-cell office:value-type="percentage" office:value="0.611444605681819">
            <text:p>61.14%</text:p>
          </table:table-cell>
          <table:table-cell table:number-columns-repeated="2"/>
        </table:table-row>
        <table:table-row table:style-name="ro1">
          <table:table-cell office:value-type="string">
            <text:p>000718</text:p>
          </table:table-cell>
          <table:table-cell office:value-type="string">
            <text:p>苏宁环球</text:p>
          </table:table-cell>
          <table:table-cell office:value-type="float" office:value="21192860000">
            <text:p>21192860000</text:p>
          </table:table-cell>
          <table:table-cell office:value-type="float" office:value="12961290000">
            <text:p>12961290000</text:p>
          </table:table-cell>
          <table:table-cell office:value-type="percentage" office:value="0.611587581855398">
            <text:p>61.16%</text:p>
          </table:table-cell>
          <table:table-cell table:number-columns-repeated="2"/>
        </table:table-row>
        <table:table-row table:style-name="ro1">
          <table:table-cell office:value-type="string">
            <text:p>603708</text:p>
          </table:table-cell>
          <table:table-cell office:value-type="string">
            <text:p>家家悦</text:p>
          </table:table-cell>
          <table:table-cell office:value-type="float" office:value="6005540000">
            <text:p>6005540000</text:p>
          </table:table-cell>
          <table:table-cell office:value-type="float" office:value="3673860000">
            <text:p>3673860000</text:p>
          </table:table-cell>
          <table:table-cell office:value-type="percentage" office:value="0.6117451553066">
            <text:p>61.17%</text:p>
          </table:table-cell>
          <table:table-cell table:number-columns-repeated="2"/>
        </table:table-row>
        <table:table-row table:style-name="ro1">
          <table:table-cell office:value-type="string">
            <text:p>600729</text:p>
          </table:table-cell>
          <table:table-cell office:value-type="string">
            <text:p>重庆百货</text:p>
          </table:table-cell>
          <table:table-cell office:value-type="float" office:value="12316520000">
            <text:p>12316520000</text:p>
          </table:table-cell>
          <table:table-cell office:value-type="float" office:value="7535470000">
            <text:p>7535470000</text:p>
          </table:table-cell>
          <table:table-cell office:value-type="percentage" office:value="0.611818110959914">
            <text:p>61.18%</text:p>
          </table:table-cell>
          <table:table-cell table:number-columns-repeated="2"/>
        </table:table-row>
        <table:table-row table:style-name="ro1">
          <table:table-cell office:value-type="string">
            <text:p>300616</text:p>
          </table:table-cell>
          <table:table-cell office:value-type="string">
            <text:p>尚品宅配</text:p>
          </table:table-cell>
          <table:table-cell office:value-type="float" office:value="2149970000">
            <text:p>2149970000</text:p>
          </table:table-cell>
          <table:table-cell office:value-type="float" office:value="1315620000">
            <text:p>1315620000</text:p>
          </table:table-cell>
          <table:table-cell office:value-type="percentage" office:value="0.611924817555594">
            <text:p>61.19%</text:p>
          </table:table-cell>
          <table:table-cell table:number-columns-repeated="2"/>
        </table:table-row>
        <table:table-row table:style-name="ro1">
          <table:table-cell office:value-type="string">
            <text:p>002074</text:p>
          </table:table-cell>
          <table:table-cell office:value-type="string">
            <text:p>国轩高科</text:p>
          </table:table-cell>
          <table:table-cell office:value-type="float" office:value="10214710000">
            <text:p>10214710000</text:p>
          </table:table-cell>
          <table:table-cell office:value-type="float" office:value="6254700000">
            <text:p>6254700000</text:p>
          </table:table-cell>
          <table:table-cell office:value-type="percentage" office:value="0.612322816800477">
            <text:p>61.23%</text:p>
          </table:table-cell>
          <table:table-cell table:number-columns-repeated="2"/>
        </table:table-row>
        <table:table-row table:style-name="ro1">
          <table:table-cell office:value-type="string">
            <text:p>600267</text:p>
          </table:table-cell>
          <table:table-cell office:value-type="string">
            <text:p>海正药业</text:p>
          </table:table-cell>
          <table:table-cell office:value-type="float" office:value="20758270000">
            <text:p>20758270000</text:p>
          </table:table-cell>
          <table:table-cell office:value-type="float" office:value="12719040000">
            <text:p>12719040000</text:p>
          </table:table-cell>
          <table:table-cell office:value-type="percentage" office:value="0.612721580362911">
            <text:p>61.27%</text:p>
          </table:table-cell>
          <table:table-cell table:number-columns-repeated="2"/>
        </table:table-row>
        <table:table-row table:style-name="ro1">
          <table:table-cell office:value-type="string">
            <text:p>000591</text:p>
          </table:table-cell>
          <table:table-cell office:value-type="string">
            <text:p>太阳能</text:p>
          </table:table-cell>
          <table:table-cell office:value-type="float" office:value="29768450000">
            <text:p>29768450000</text:p>
          </table:table-cell>
          <table:table-cell office:value-type="float" office:value="18247360000">
            <text:p>18247360000</text:p>
          </table:table-cell>
          <table:table-cell office:value-type="percentage" office:value="0.612976490210273">
            <text:p>61.30%</text:p>
          </table:table-cell>
          <table:table-cell table:number-columns-repeated="2"/>
        </table:table-row>
        <table:table-row table:style-name="ro1">
          <table:table-cell office:value-type="string">
            <text:p>600167</text:p>
          </table:table-cell>
          <table:table-cell office:value-type="string">
            <text:p>联美控股</text:p>
          </table:table-cell>
          <table:table-cell office:value-type="float" office:value="6488650000">
            <text:p>6488650000</text:p>
          </table:table-cell>
          <table:table-cell office:value-type="float" office:value="3978610000">
            <text:p>3978610000</text:p>
          </table:table-cell>
          <table:table-cell office:value-type="percentage" office:value="0.613164525748808">
            <text:p>61.32%</text:p>
          </table:table-cell>
          <table:table-cell table:number-columns-repeated="2"/>
        </table:table-row>
        <table:table-row table:style-name="ro1">
          <table:table-cell office:value-type="string">
            <text:p>603031</text:p>
          </table:table-cell>
          <table:table-cell office:value-type="string">
            <text:p>安德利</text:p>
          </table:table-cell>
          <table:table-cell office:value-type="float" office:value="1512580000">
            <text:p>1512580000</text:p>
          </table:table-cell>
          <table:table-cell office:value-type="float" office:value="927960000">
            <text:p>927960000</text:p>
          </table:table-cell>
          <table:table-cell office:value-type="percentage" office:value="0.613494823414299">
            <text:p>61.35%</text:p>
          </table:table-cell>
          <table:table-cell table:number-columns-repeated="2"/>
        </table:table-row>
        <table:table-row table:style-name="ro1">
          <table:table-cell office:value-type="string">
            <text:p>601366</text:p>
          </table:table-cell>
          <table:table-cell office:value-type="string">
            <text:p>利群股份</text:p>
          </table:table-cell>
          <table:table-cell office:value-type="float" office:value="7058770000">
            <text:p>7058770000</text:p>
          </table:table-cell>
          <table:table-cell office:value-type="float" office:value="4331700000">
            <text:p>4331700000</text:p>
          </table:table-cell>
          <table:table-cell office:value-type="percentage" office:value="0.613662153604665">
            <text:p>61.37%</text:p>
          </table:table-cell>
          <table:table-cell table:number-columns-repeated="2"/>
        </table:table-row>
        <table:table-row table:style-name="ro1">
          <table:table-cell office:value-type="string">
            <text:p>300168</text:p>
          </table:table-cell>
          <table:table-cell office:value-type="string">
            <text:p>万达信息</text:p>
          </table:table-cell>
          <table:table-cell office:value-type="float" office:value="6027400000">
            <text:p>6027400000</text:p>
          </table:table-cell>
          <table:table-cell office:value-type="float" office:value="3699470000">
            <text:p>3699470000</text:p>
          </table:table-cell>
          <table:table-cell office:value-type="percentage" office:value="0.613775425556625">
            <text:p>61.38%</text:p>
          </table:table-cell>
          <table:table-cell table:number-columns-repeated="2"/>
        </table:table-row>
        <table:table-row table:style-name="ro1">
          <table:table-cell office:value-type="string">
            <text:p>002745</text:p>
          </table:table-cell>
          <table:table-cell office:value-type="string">
            <text:p>木林森</text:p>
          </table:table-cell>
          <table:table-cell office:value-type="float" office:value="13923240000">
            <text:p>13923240000</text:p>
          </table:table-cell>
          <table:table-cell office:value-type="float" office:value="8547910000">
            <text:p>8547910000</text:p>
          </table:table-cell>
          <table:table-cell office:value-type="percentage" office:value="0.613931096497654">
            <text:p>61.39%</text:p>
          </table:table-cell>
          <table:table-cell table:number-columns-repeated="2"/>
        </table:table-row>
        <table:table-row table:style-name="ro1">
          <table:table-cell office:value-type="string">
            <text:p>600876</text:p>
          </table:table-cell>
          <table:table-cell office:value-type="string">
            <text:p>洛阳玻璃</text:p>
          </table:table-cell>
          <table:table-cell office:value-type="float" office:value="1356920000">
            <text:p>1356920000</text:p>
          </table:table-cell>
          <table:table-cell office:value-type="float" office:value="833650000">
            <text:p>833650000</text:p>
          </table:table-cell>
          <table:table-cell office:value-type="percentage" office:value="0.61436930695988">
            <text:p>61.44%</text:p>
          </table:table-cell>
          <table:table-cell table:number-columns-repeated="2"/>
        </table:table-row>
        <table:table-row table:style-name="ro1">
          <table:table-cell office:value-type="string">
            <text:p>002042</text:p>
          </table:table-cell>
          <table:table-cell office:value-type="string">
            <text:p>华孚色纺</text:p>
          </table:table-cell>
          <table:table-cell office:value-type="float" office:value="10998830000">
            <text:p>10998830000</text:p>
          </table:table-cell>
          <table:table-cell office:value-type="float" office:value="6763800000">
            <text:p>6763800000</text:p>
          </table:table-cell>
          <table:table-cell office:value-type="percentage" office:value="0.614956318081105">
            <text:p>61.50%</text:p>
          </table:table-cell>
          <table:table-cell table:number-columns-repeated="2"/>
        </table:table-row>
        <table:table-row table:style-name="ro1">
          <table:table-cell office:value-type="string">
            <text:p>600300</text:p>
          </table:table-cell>
          <table:table-cell office:value-type="string">
            <text:p>维维股份</text:p>
          </table:table-cell>
          <table:table-cell office:value-type="float" office:value="8398240000">
            <text:p>8398240000</text:p>
          </table:table-cell>
          <table:table-cell office:value-type="float" office:value="5165900000">
            <text:p>5165900000</text:p>
          </table:table-cell>
          <table:table-cell office:value-type="percentage" office:value="0.615116976890396">
            <text:p>61.51%</text:p>
          </table:table-cell>
          <table:table-cell table:number-columns-repeated="2"/>
        </table:table-row>
        <table:table-row table:style-name="ro1">
          <table:table-cell office:value-type="string">
            <text:p>002366</text:p>
          </table:table-cell>
          <table:table-cell office:value-type="string">
            <text:p>台海核电</text:p>
          </table:table-cell>
          <table:table-cell office:value-type="float" office:value="5147950000">
            <text:p>5147950000</text:p>
          </table:table-cell>
          <table:table-cell office:value-type="float" office:value="3167210000">
            <text:p>3167210000</text:p>
          </table:table-cell>
          <table:table-cell office:value-type="percentage" office:value="0.61523713322779">
            <text:p>61.52%</text:p>
          </table:table-cell>
          <table:table-cell table:number-columns-repeated="2"/>
        </table:table-row>
        <table:table-row table:style-name="ro1">
          <table:table-cell office:value-type="string">
            <text:p>002323</text:p>
          </table:table-cell>
          <table:table-cell office:value-type="string">
            <text:p>雅百特</text:p>
          </table:table-cell>
          <table:table-cell office:value-type="float" office:value="2126210000">
            <text:p>2126210000</text:p>
          </table:table-cell>
          <table:table-cell office:value-type="float" office:value="1308620000">
            <text:p>1308620000</text:p>
          </table:table-cell>
          <table:table-cell office:value-type="percentage" office:value="0.615470720201673">
            <text:p>61.55%</text:p>
          </table:table-cell>
          <table:table-cell table:number-columns-repeated="2"/>
        </table:table-row>
        <table:table-row table:style-name="ro1">
          <table:table-cell office:value-type="string">
            <text:p>300461</text:p>
          </table:table-cell>
          <table:table-cell office:value-type="string">
            <text:p>田中精机</text:p>
          </table:table-cell>
          <table:table-cell office:value-type="float" office:value="944660000">
            <text:p>944660000</text:p>
          </table:table-cell>
          <table:table-cell office:value-type="float" office:value="581560000">
            <text:p>581560000</text:p>
          </table:table-cell>
          <table:table-cell office:value-type="percentage" office:value="0.615628903520843">
            <text:p>61.56%</text:p>
          </table:table-cell>
          <table:table-cell table:number-columns-repeated="2"/>
        </table:table-row>
        <table:table-row table:style-name="ro1">
          <table:table-cell office:value-type="string">
            <text:p>002011</text:p>
          </table:table-cell>
          <table:table-cell office:value-type="string">
            <text:p>盾安环境</text:p>
          </table:table-cell>
          <table:table-cell office:value-type="float" office:value="11778790000">
            <text:p>11778790000</text:p>
          </table:table-cell>
          <table:table-cell office:value-type="float" office:value="7253320000">
            <text:p>7253320000</text:p>
          </table:table-cell>
          <table:table-cell office:value-type="percentage" office:value="0.615795001014535">
            <text:p>61.58%</text:p>
          </table:table-cell>
          <table:table-cell table:number-columns-repeated="2"/>
        </table:table-row>
        <table:table-row table:style-name="ro1">
          <table:table-cell office:value-type="string">
            <text:p>002167</text:p>
          </table:table-cell>
          <table:table-cell office:value-type="string">
            <text:p>东方锆业</text:p>
          </table:table-cell>
          <table:table-cell office:value-type="float" office:value="2702440000">
            <text:p>2702440000</text:p>
          </table:table-cell>
          <table:table-cell office:value-type="float" office:value="1666350000">
            <text:p>1666350000</text:p>
          </table:table-cell>
          <table:table-cell office:value-type="percentage" office:value="0.616609434437027">
            <text:p>61.66%</text:p>
          </table:table-cell>
          <table:table-cell table:number-columns-repeated="2"/>
        </table:table-row>
        <table:table-row table:style-name="ro1">
          <table:table-cell office:value-type="string">
            <text:p>600784</text:p>
          </table:table-cell>
          <table:table-cell office:value-type="string">
            <text:p>鲁银投资</text:p>
          </table:table-cell>
          <table:table-cell office:value-type="float" office:value="4601790000">
            <text:p>4601790000</text:p>
          </table:table-cell>
          <table:table-cell office:value-type="float" office:value="2838060000">
            <text:p>2838060000</text:p>
          </table:table-cell>
          <table:table-cell office:value-type="percentage" office:value="0.616729576968962">
            <text:p>61.67%</text:p>
          </table:table-cell>
          <table:table-cell table:number-columns-repeated="2"/>
        </table:table-row>
        <table:table-row table:style-name="ro1">
          <table:table-cell office:value-type="string">
            <text:p>600597</text:p>
          </table:table-cell>
          <table:table-cell office:value-type="string">
            <text:p>光明乳业</text:p>
          </table:table-cell>
          <table:table-cell office:value-type="float" office:value="16079810000">
            <text:p>16079810000</text:p>
          </table:table-cell>
          <table:table-cell office:value-type="float" office:value="9919860000">
            <text:p>9919860000</text:p>
          </table:table-cell>
          <table:table-cell office:value-type="percentage" office:value="0.616914005824696">
            <text:p>61.69%</text:p>
          </table:table-cell>
          <table:table-cell table:number-columns-repeated="2"/>
        </table:table-row>
        <table:table-row table:style-name="ro1">
          <table:table-cell office:value-type="string">
            <text:p>601001</text:p>
          </table:table-cell>
          <table:table-cell office:value-type="string">
            <text:p>大同煤业</text:p>
          </table:table-cell>
          <table:table-cell office:value-type="float" office:value="26273020000">
            <text:p>26273020000</text:p>
          </table:table-cell>
          <table:table-cell office:value-type="float" office:value="16213780000">
            <text:p>16213780000</text:p>
          </table:table-cell>
          <table:table-cell office:value-type="percentage" office:value="0.617126618866046">
            <text:p>61.71%</text:p>
          </table:table-cell>
          <table:table-cell table:number-columns-repeated="2"/>
        </table:table-row>
        <table:table-row table:style-name="ro1">
          <table:table-cell office:value-type="string">
            <text:p>600236</text:p>
          </table:table-cell>
          <table:table-cell office:value-type="string">
            <text:p>桂冠电力</text:p>
          </table:table-cell>
          <table:table-cell office:value-type="float" office:value="39550860000">
            <text:p>39550860000</text:p>
          </table:table-cell>
          <table:table-cell office:value-type="float" office:value="24415610000">
            <text:p>24415610000</text:p>
          </table:table-cell>
          <table:table-cell office:value-type="percentage" office:value="0.617321848374473">
            <text:p>61.73%</text:p>
          </table:table-cell>
          <table:table-cell table:number-columns-repeated="2"/>
        </table:table-row>
        <table:table-row table:style-name="ro1">
          <table:table-cell office:value-type="string">
            <text:p>600893</text:p>
          </table:table-cell>
          <table:table-cell office:value-type="string">
            <text:p>航发动力</text:p>
          </table:table-cell>
          <table:table-cell office:value-type="float" office:value="49345410000">
            <text:p>49345410000</text:p>
          </table:table-cell>
          <table:table-cell office:value-type="float" office:value="30464320000">
            <text:p>30464320000</text:p>
          </table:table-cell>
          <table:table-cell office:value-type="percentage" office:value="0.617368869769245">
            <text:p>61.74%</text:p>
          </table:table-cell>
          <table:table-cell table:number-columns-repeated="2"/>
        </table:table-row>
        <table:table-row table:style-name="ro1">
          <table:table-cell office:value-type="string">
            <text:p>000860</text:p>
          </table:table-cell>
          <table:table-cell office:value-type="string">
            <text:p>顺鑫农业</text:p>
          </table:table-cell>
          <table:table-cell office:value-type="float" office:value="17834580000">
            <text:p>17834580000</text:p>
          </table:table-cell>
          <table:table-cell office:value-type="float" office:value="11013050000">
            <text:p>11013050000</text:p>
          </table:table-cell>
          <table:table-cell office:value-type="percentage" office:value="0.61751103754616">
            <text:p>61.75%</text:p>
          </table:table-cell>
          <table:table-cell table:number-columns-repeated="2"/>
        </table:table-row>
        <table:table-row table:style-name="ro1">
          <table:table-cell office:value-type="string">
            <text:p>000796</text:p>
          </table:table-cell>
          <table:table-cell office:value-type="string">
            <text:p>凯撒旅游</text:p>
          </table:table-cell>
          <table:table-cell office:value-type="float" office:value="5401090000">
            <text:p>5401090000</text:p>
          </table:table-cell>
          <table:table-cell office:value-type="float" office:value="3336870000">
            <text:p>3336870000</text:p>
          </table:table-cell>
          <table:table-cell office:value-type="percentage" office:value="0.617814181952162">
            <text:p>61.78%</text:p>
          </table:table-cell>
          <table:table-cell table:number-columns-repeated="2"/>
        </table:table-row>
        <table:table-row table:style-name="ro1">
          <table:table-cell office:value-type="string">
            <text:p>002594</text:p>
          </table:table-cell>
          <table:table-cell office:value-type="string">
            <text:p>比亚迪</text:p>
          </table:table-cell>
          <table:table-cell office:value-type="float" office:value="145070780000">
            <text:p>145070780000</text:p>
          </table:table-cell>
          <table:table-cell office:value-type="float" office:value="89661420000">
            <text:p>89661420000</text:p>
          </table:table-cell>
          <table:table-cell office:value-type="percentage" office:value="0.618052925613277">
            <text:p>61.81%</text:p>
          </table:table-cell>
          <table:table-cell table:number-columns-repeated="2"/>
        </table:table-row>
        <table:table-row table:style-name="ro1">
          <table:table-cell office:value-type="string">
            <text:p>002105</text:p>
          </table:table-cell>
          <table:table-cell office:value-type="string">
            <text:p>信隆健康</text:p>
          </table:table-cell>
          <table:table-cell office:value-type="float" office:value="1393040000">
            <text:p>1393040000</text:p>
          </table:table-cell>
          <table:table-cell office:value-type="float" office:value="861180000">
            <text:p>861180000</text:p>
          </table:table-cell>
          <table:table-cell office:value-type="percentage" office:value="0.618201918107161">
            <text:p>61.82%</text:p>
          </table:table-cell>
          <table:table-cell table:number-columns-repeated="2"/>
        </table:table-row>
        <table:table-row table:style-name="ro1">
          <table:table-cell office:value-type="string">
            <text:p>601107</text:p>
          </table:table-cell>
          <table:table-cell office:value-type="string">
            <text:p>四川成渝</text:p>
          </table:table-cell>
          <table:table-cell office:value-type="float" office:value="36379380000">
            <text:p>36379380000</text:p>
          </table:table-cell>
          <table:table-cell office:value-type="float" office:value="22495340000">
            <text:p>22495340000</text:p>
          </table:table-cell>
          <table:table-cell office:value-type="percentage" office:value="0.618354133577868">
            <text:p>61.84%</text:p>
          </table:table-cell>
          <table:table-cell table:number-columns-repeated="2"/>
        </table:table-row>
        <table:table-row table:style-name="ro1">
          <table:table-cell office:value-type="string">
            <text:p>603787</text:p>
          </table:table-cell>
          <table:table-cell office:value-type="string">
            <text:p>新日股份</text:p>
          </table:table-cell>
          <table:table-cell office:value-type="float" office:value="1398320000">
            <text:p>1398320000</text:p>
          </table:table-cell>
          <table:table-cell office:value-type="float" office:value="865380000">
            <text:p>865380000</text:p>
          </table:table-cell>
          <table:table-cell office:value-type="percentage" office:value="0.618871216888838">
            <text:p>61.89%</text:p>
          </table:table-cell>
          <table:table-cell table:number-columns-repeated="2"/>
        </table:table-row>
        <table:table-row table:style-name="ro1">
          <table:table-cell office:value-type="string">
            <text:p>600031</text:p>
          </table:table-cell>
          <table:table-cell office:value-type="string">
            <text:p>三一重工</text:p>
          </table:table-cell>
          <table:table-cell office:value-type="float" office:value="61554970000">
            <text:p>61554970000</text:p>
          </table:table-cell>
          <table:table-cell office:value-type="float" office:value="38102260000">
            <text:p>38102260000</text:p>
          </table:table-cell>
          <table:table-cell office:value-type="percentage" office:value="0.618995671673628">
            <text:p>61.90%</text:p>
          </table:table-cell>
          <table:table-cell table:number-columns-repeated="2"/>
        </table:table-row>
        <table:table-row table:style-name="ro1">
          <table:table-cell office:value-type="string">
            <text:p>600666</text:p>
          </table:table-cell>
          <table:table-cell office:value-type="string">
            <text:p>奥瑞德</text:p>
          </table:table-cell>
          <table:table-cell office:value-type="float" office:value="6835700000">
            <text:p>6835700000</text:p>
          </table:table-cell>
          <table:table-cell office:value-type="float" office:value="4239340000">
            <text:p>4239340000</text:p>
          </table:table-cell>
          <table:table-cell office:value-type="percentage" office:value="0.620176426700996">
            <text:p>62.02%</text:p>
          </table:table-cell>
          <table:table-cell table:number-columns-repeated="2"/>
        </table:table-row>
        <table:table-row table:style-name="ro1">
          <table:table-cell office:value-type="string">
            <text:p>002451</text:p>
          </table:table-cell>
          <table:table-cell office:value-type="string">
            <text:p>摩恩电气</text:p>
          </table:table-cell>
          <table:table-cell office:value-type="float" office:value="1772720000">
            <text:p>1772720000</text:p>
          </table:table-cell>
          <table:table-cell office:value-type="float" office:value="1100070000">
            <text:p>1100070000</text:p>
          </table:table-cell>
          <table:table-cell office:value-type="percentage" office:value="0.620554853558374">
            <text:p>62.06%</text:p>
          </table:table-cell>
          <table:table-cell table:number-columns-repeated="2"/>
        </table:table-row>
        <table:table-row table:style-name="ro1">
          <table:table-cell office:value-type="string">
            <text:p>002419</text:p>
          </table:table-cell>
          <table:table-cell office:value-type="string">
            <text:p>天虹股份</text:p>
          </table:table-cell>
          <table:table-cell office:value-type="float" office:value="14758030000">
            <text:p>14758030000</text:p>
          </table:table-cell>
          <table:table-cell office:value-type="float" office:value="9159730000">
            <text:p>9159730000</text:p>
          </table:table-cell>
          <table:table-cell office:value-type="percentage" office:value="0.620660752146459">
            <text:p>62.07%</text:p>
          </table:table-cell>
          <table:table-cell table:number-columns-repeated="2"/>
        </table:table-row>
        <table:table-row table:style-name="ro1">
          <table:table-cell office:value-type="string">
            <text:p>000680</text:p>
          </table:table-cell>
          <table:table-cell office:value-type="string">
            <text:p>山推股份</text:p>
          </table:table-cell>
          <table:table-cell office:value-type="float" office:value="9262040000">
            <text:p>9262040000</text:p>
          </table:table-cell>
          <table:table-cell office:value-type="float" office:value="5749560000">
            <text:p>5749560000</text:p>
          </table:table-cell>
          <table:table-cell office:value-type="percentage" office:value="0.620766051539402">
            <text:p>62.08%</text:p>
          </table:table-cell>
          <table:table-cell table:number-columns-repeated="2"/>
        </table:table-row>
        <table:table-row table:style-name="ro1">
          <table:table-cell office:value-type="string">
            <text:p>002089</text:p>
          </table:table-cell>
          <table:table-cell office:value-type="string">
            <text:p>新 海 宜</text:p>
          </table:table-cell>
          <table:table-cell office:value-type="float" office:value="5375450000">
            <text:p>5375450000</text:p>
          </table:table-cell>
          <table:table-cell office:value-type="float" office:value="3339010000">
            <text:p>3339010000</text:p>
          </table:table-cell>
          <table:table-cell office:value-type="percentage" office:value="0.621159158768103">
            <text:p>62.12%</text:p>
          </table:table-cell>
          <table:table-cell table:number-columns-repeated="2"/>
        </table:table-row>
        <table:table-row table:style-name="ro1">
          <table:table-cell office:value-type="string">
            <text:p>002115</text:p>
          </table:table-cell>
          <table:table-cell office:value-type="string">
            <text:p>三维通信</text:p>
          </table:table-cell>
          <table:table-cell office:value-type="float" office:value="2609140000">
            <text:p>2609140000</text:p>
          </table:table-cell>
          <table:table-cell office:value-type="float" office:value="1621080000">
            <text:p>1621080000</text:p>
          </table:table-cell>
          <table:table-cell office:value-type="percentage" office:value="0.62130817050829">
            <text:p>62.13%</text:p>
          </table:table-cell>
          <table:table-cell table:number-columns-repeated="2"/>
        </table:table-row>
        <table:table-row table:style-name="ro1">
          <table:table-cell office:value-type="string">
            <text:p>002682</text:p>
          </table:table-cell>
          <table:table-cell office:value-type="string">
            <text:p>龙洲股份</text:p>
          </table:table-cell>
          <table:table-cell office:value-type="float" office:value="4668640000">
            <text:p>4668640000</text:p>
          </table:table-cell>
          <table:table-cell office:value-type="float" office:value="2901770000">
            <text:p>2901770000</text:p>
          </table:table-cell>
          <table:table-cell office:value-type="percentage" office:value="0.621545032386305">
            <text:p>62.15%</text:p>
          </table:table-cell>
          <table:table-cell table:number-columns-repeated="2"/>
        </table:table-row>
        <table:table-row table:style-name="ro1">
          <table:table-cell office:value-type="string">
            <text:p>002081</text:p>
          </table:table-cell>
          <table:table-cell office:value-type="string">
            <text:p>金 螳 螂</text:p>
          </table:table-cell>
          <table:table-cell office:value-type="float" office:value="26822520000">
            <text:p>26822520000</text:p>
          </table:table-cell>
          <table:table-cell office:value-type="float" office:value="16680670000">
            <text:p>16680670000</text:p>
          </table:table-cell>
          <table:table-cell office:value-type="percentage" office:value="0.621890486054256">
            <text:p>62.19%</text:p>
          </table:table-cell>
          <table:table-cell table:number-columns-repeated="2"/>
        </table:table-row>
        <table:table-row table:style-name="ro1">
          <table:table-cell office:value-type="string">
            <text:p>002501</text:p>
          </table:table-cell>
          <table:table-cell office:value-type="string">
            <text:p>利源精制</text:p>
          </table:table-cell>
          <table:table-cell office:value-type="float" office:value="12089600000">
            <text:p>12089600000</text:p>
          </table:table-cell>
          <table:table-cell office:value-type="float" office:value="7524040000">
            <text:p>7524040000</text:p>
          </table:table-cell>
          <table:table-cell office:value-type="percentage" office:value="0.622356405505558">
            <text:p>62.24%</text:p>
          </table:table-cell>
          <table:table-cell table:number-columns-repeated="2"/>
        </table:table-row>
        <table:table-row table:style-name="ro1">
          <table:table-cell office:value-type="string">
            <text:p>002340</text:p>
          </table:table-cell>
          <table:table-cell office:value-type="string">
            <text:p>格林美</text:p>
          </table:table-cell>
          <table:table-cell office:value-type="float" office:value="19072280000">
            <text:p>19072280000</text:p>
          </table:table-cell>
          <table:table-cell office:value-type="float" office:value="11870040000">
            <text:p>11870040000</text:p>
          </table:table-cell>
          <table:table-cell office:value-type="percentage" office:value="0.622371315857359">
            <text:p>62.24%</text:p>
          </table:table-cell>
          <table:table-cell table:number-columns-repeated="2"/>
        </table:table-row>
        <table:table-row table:style-name="ro1">
          <table:table-cell office:value-type="string">
            <text:p>002325</text:p>
          </table:table-cell>
          <table:table-cell office:value-type="string">
            <text:p>洪涛股份</text:p>
          </table:table-cell>
          <table:table-cell office:value-type="float" office:value="9195290000">
            <text:p>9195290000</text:p>
          </table:table-cell>
          <table:table-cell office:value-type="float" office:value="5729940000">
            <text:p>5729940000</text:p>
          </table:table-cell>
          <table:table-cell office:value-type="percentage" office:value="0.62313858507997">
            <text:p>62.31%</text:p>
          </table:table-cell>
          <table:table-cell table:number-columns-repeated="2"/>
        </table:table-row>
        <table:table-row table:style-name="ro1">
          <table:table-cell office:value-type="string">
            <text:p>000608</text:p>
          </table:table-cell>
          <table:table-cell office:value-type="string">
            <text:p>阳光股份</text:p>
          </table:table-cell>
          <table:table-cell office:value-type="float" office:value="9800940000">
            <text:p>9800940000</text:p>
          </table:table-cell>
          <table:table-cell office:value-type="float" office:value="6108730000">
            <text:p>6108730000</text:p>
          </table:table-cell>
          <table:table-cell office:value-type="percentage" office:value="0.623280011917224">
            <text:p>62.33%</text:p>
          </table:table-cell>
          <table:table-cell table:number-columns-repeated="2"/>
        </table:table-row>
        <table:table-row table:style-name="ro1">
          <table:table-cell office:value-type="string">
            <text:p>002430</text:p>
          </table:table-cell>
          <table:table-cell office:value-type="string">
            <text:p>杭氧股份</text:p>
          </table:table-cell>
          <table:table-cell office:value-type="float" office:value="9913700000">
            <text:p>9913700000</text:p>
          </table:table-cell>
          <table:table-cell office:value-type="float" office:value="6180200000">
            <text:p>6180200000</text:p>
          </table:table-cell>
          <table:table-cell office:value-type="percentage" office:value="0.623399941495103">
            <text:p>62.34%</text:p>
          </table:table-cell>
          <table:table-cell table:number-columns-repeated="2"/>
        </table:table-row>
        <table:table-row table:style-name="ro1">
          <table:table-cell office:value-type="string">
            <text:p>600673</text:p>
          </table:table-cell>
          <table:table-cell office:value-type="string">
            <text:p>东阳光科</text:p>
          </table:table-cell>
          <table:table-cell office:value-type="float" office:value="11177730000">
            <text:p>11177730000</text:p>
          </table:table-cell>
          <table:table-cell office:value-type="float" office:value="6971950000">
            <text:p>6971950000</text:p>
          </table:table-cell>
          <table:table-cell office:value-type="percentage" office:value="0.623735767459046">
            <text:p>62.37%</text:p>
          </table:table-cell>
          <table:table-cell table:number-columns-repeated="2"/>
        </table:table-row>
        <table:table-row table:style-name="ro1">
          <table:table-cell office:value-type="string">
            <text:p>000009</text:p>
          </table:table-cell>
          <table:table-cell office:value-type="string">
            <text:p>中国宝安</text:p>
          </table:table-cell>
          <table:table-cell office:value-type="float" office:value="21622930000">
            <text:p>21622930000</text:p>
          </table:table-cell>
          <table:table-cell office:value-type="float" office:value="13488190000">
            <text:p>13488190000</text:p>
          </table:table-cell>
          <table:table-cell office:value-type="percentage" office:value="0.623791040344671">
            <text:p>62.38%</text:p>
          </table:table-cell>
          <table:table-cell table:number-columns-repeated="2"/>
        </table:table-row>
        <table:table-row table:style-name="ro1">
          <table:table-cell office:value-type="string">
            <text:p>002652</text:p>
          </table:table-cell>
          <table:table-cell office:value-type="string">
            <text:p>扬子新材</text:p>
          </table:table-cell>
          <table:table-cell office:value-type="float" office:value="2305370000">
            <text:p>2305370000</text:p>
          </table:table-cell>
          <table:table-cell office:value-type="float" office:value="1440540000">
            <text:p>1440540000</text:p>
          </table:table-cell>
          <table:table-cell office:value-type="percentage" office:value="0.624862820284813">
            <text:p>62.49%</text:p>
          </table:table-cell>
          <table:table-cell table:number-columns-repeated="2"/>
        </table:table-row>
        <table:table-row table:style-name="ro2">
          <table:table-cell office:value-type="string">
            <text:p>000629</text:p>
          </table:table-cell>
          <table:table-cell office:value-type="string">
            <text:p>*ST钒钛</text:p>
          </table:table-cell>
          <table:table-cell office:value-type="float" office:value="9621110000">
            <text:p>9621110000</text:p>
          </table:table-cell>
          <table:table-cell office:value-type="float" office:value="6013620000">
            <text:p>6013620000</text:p>
          </table:table-cell>
          <table:table-cell office:value-type="percentage" office:value="0.625044303619853">
            <text:p>62.50%</text:p>
          </table:table-cell>
          <table:table-cell table:number-columns-repeated="2"/>
        </table:table-row>
        <table:table-row table:style-name="ro1">
          <table:table-cell office:value-type="string">
            <text:p>000778</text:p>
          </table:table-cell>
          <table:table-cell office:value-type="string">
            <text:p>新兴铸管</text:p>
          </table:table-cell>
          <table:table-cell office:value-type="float" office:value="49271840000">
            <text:p>49271840000</text:p>
          </table:table-cell>
          <table:table-cell office:value-type="float" office:value="30821940000">
            <text:p>30821940000</text:p>
          </table:table-cell>
          <table:table-cell office:value-type="percentage" office:value="0.625548792170132">
            <text:p>62.55%</text:p>
          </table:table-cell>
          <table:table-cell table:number-columns-repeated="2"/>
        </table:table-row>
        <table:table-row table:style-name="ro2">
          <table:table-cell office:value-type="string">
            <text:p>002207</text:p>
          </table:table-cell>
          <table:table-cell office:value-type="string">
            <text:p>*ST准油</text:p>
          </table:table-cell>
          <table:table-cell office:value-type="float" office:value="915210000">
            <text:p>915210000</text:p>
          </table:table-cell>
          <table:table-cell office:value-type="float" office:value="572680000">
            <text:p>572680000</text:p>
          </table:table-cell>
          <table:table-cell office:value-type="percentage" office:value="0.625736169840802">
            <text:p>62.57%</text:p>
          </table:table-cell>
          <table:table-cell table:number-columns-repeated="2"/>
        </table:table-row>
        <table:table-row table:style-name="ro1">
          <table:table-cell office:value-type="string">
            <text:p>600050</text:p>
          </table:table-cell>
          <table:table-cell office:value-type="string">
            <text:p>中国联通</text:p>
          </table:table-cell>
          <table:table-cell office:value-type="float" office:value="615907350000">
            <text:p>615907350000</text:p>
          </table:table-cell>
          <table:table-cell office:value-type="float" office:value="385400380000">
            <text:p>385400380000</text:p>
          </table:table-cell>
          <table:table-cell office:value-type="percentage" office:value="0.625744083099512">
            <text:p>62.57%</text:p>
          </table:table-cell>
          <table:table-cell table:number-columns-repeated="2"/>
        </table:table-row>
        <table:table-row table:style-name="ro1">
          <table:table-cell office:value-type="string">
            <text:p>002209</text:p>
          </table:table-cell>
          <table:table-cell office:value-type="string">
            <text:p>达 意 隆</text:p>
          </table:table-cell>
          <table:table-cell office:value-type="float" office:value="1637890000">
            <text:p>1637890000</text:p>
          </table:table-cell>
          <table:table-cell office:value-type="float" office:value="1025420000">
            <text:p>1025420000</text:p>
          </table:table-cell>
          <table:table-cell office:value-type="percentage" office:value="0.626061579226932">
            <text:p>62.61%</text:p>
          </table:table-cell>
          <table:table-cell table:number-columns-repeated="2"/>
        </table:table-row>
        <table:table-row table:style-name="ro1">
          <table:table-cell office:value-type="string">
            <text:p>600823</text:p>
          </table:table-cell>
          <table:table-cell office:value-type="string">
            <text:p>世茂股份</text:p>
          </table:table-cell>
          <table:table-cell office:value-type="float" office:value="79949560000">
            <text:p>79949560000</text:p>
          </table:table-cell>
          <table:table-cell office:value-type="float" office:value="50134320000">
            <text:p>50134320000</text:p>
          </table:table-cell>
          <table:table-cell office:value-type="percentage" office:value="0.627074370390531">
            <text:p>62.71%</text:p>
          </table:table-cell>
          <table:table-cell table:number-columns-repeated="2"/>
        </table:table-row>
        <table:table-row table:style-name="ro1">
          <table:table-cell office:value-type="string">
            <text:p>601021</text:p>
          </table:table-cell>
          <table:table-cell office:value-type="string">
            <text:p>春秋航空</text:p>
          </table:table-cell>
          <table:table-cell office:value-type="float" office:value="19646560000">
            <text:p>19646560000</text:p>
          </table:table-cell>
          <table:table-cell office:value-type="float" office:value="12323070000">
            <text:p>12323070000</text:p>
          </table:table-cell>
          <table:table-cell office:value-type="percentage" office:value="0.627238050834345">
            <text:p>62.72%</text:p>
          </table:table-cell>
          <table:table-cell table:number-columns-repeated="2"/>
        </table:table-row>
        <table:table-row table:style-name="ro1">
          <table:table-cell office:value-type="string">
            <text:p>000599</text:p>
          </table:table-cell>
          <table:table-cell office:value-type="string">
            <text:p>青岛双星</text:p>
          </table:table-cell>
          <table:table-cell office:value-type="float" office:value="7248380000">
            <text:p>7248380000</text:p>
          </table:table-cell>
          <table:table-cell office:value-type="float" office:value="4548340000">
            <text:p>4548340000</text:p>
          </table:table-cell>
          <table:table-cell office:value-type="percentage" office:value="0.627497454603649">
            <text:p>62.75%</text:p>
          </table:table-cell>
          <table:table-cell table:number-columns-repeated="2"/>
        </table:table-row>
        <table:table-row table:style-name="ro1">
          <table:table-cell office:value-type="string">
            <text:p>300116</text:p>
          </table:table-cell>
          <table:table-cell office:value-type="string">
            <text:p>坚瑞沃能</text:p>
          </table:table-cell>
          <table:table-cell office:value-type="float" office:value="21116310000">
            <text:p>21116310000</text:p>
          </table:table-cell>
          <table:table-cell office:value-type="float" office:value="13261470000">
            <text:p>13261470000</text:p>
          </table:table-cell>
          <table:table-cell office:value-type="percentage" office:value="0.628020236490182">
            <text:p>62.80%</text:p>
          </table:table-cell>
          <table:table-cell table:number-columns-repeated="2"/>
        </table:table-row>
        <table:table-row table:style-name="ro1">
          <table:table-cell office:value-type="string">
            <text:p>002087</text:p>
          </table:table-cell>
          <table:table-cell office:value-type="string">
            <text:p>新野纺织</text:p>
          </table:table-cell>
          <table:table-cell office:value-type="float" office:value="7934430000">
            <text:p>7934430000</text:p>
          </table:table-cell>
          <table:table-cell office:value-type="float" office:value="4983520000">
            <text:p>4983520000</text:p>
          </table:table-cell>
          <table:table-cell office:value-type="percentage" office:value="0.628087965991256">
            <text:p>62.81%</text:p>
          </table:table-cell>
          <table:table-cell table:number-columns-repeated="2"/>
        </table:table-row>
        <table:table-row table:style-name="ro1">
          <table:table-cell office:value-type="string">
            <text:p>600699</text:p>
          </table:table-cell>
          <table:table-cell office:value-type="string">
            <text:p>均胜电子</text:p>
          </table:table-cell>
          <table:table-cell office:value-type="float" office:value="37232570000">
            <text:p>37232570000</text:p>
          </table:table-cell>
          <table:table-cell office:value-type="float" office:value="23387820000">
            <text:p>23387820000</text:p>
          </table:table-cell>
          <table:table-cell office:value-type="percentage" office:value="0.628154865484709">
            <text:p>62.82%</text:p>
          </table:table-cell>
          <table:table-cell table:number-columns-repeated="2"/>
        </table:table-row>
        <table:table-row table:style-name="ro1">
          <table:table-cell office:value-type="string">
            <text:p>600966</text:p>
          </table:table-cell>
          <table:table-cell office:value-type="string">
            <text:p>博汇纸业</text:p>
          </table:table-cell>
          <table:table-cell office:value-type="float" office:value="12043660000">
            <text:p>12043660000</text:p>
          </table:table-cell>
          <table:table-cell office:value-type="float" office:value="7572550000">
            <text:p>7572550000</text:p>
          </table:table-cell>
          <table:table-cell office:value-type="percentage" office:value="0.628758201410535">
            <text:p>62.88%</text:p>
          </table:table-cell>
          <table:table-cell table:number-columns-repeated="2"/>
        </table:table-row>
        <table:table-row table:style-name="ro1">
          <table:table-cell office:value-type="string">
            <text:p>601368</text:p>
          </table:table-cell>
          <table:table-cell office:value-type="string">
            <text:p>绿城水务</text:p>
          </table:table-cell>
          <table:table-cell office:value-type="float" office:value="7542310000">
            <text:p>7542310000</text:p>
          </table:table-cell>
          <table:table-cell office:value-type="float" office:value="4744420000">
            <text:p>4744420000</text:p>
          </table:table-cell>
          <table:table-cell office:value-type="percentage" office:value="0.62904070503599">
            <text:p>62.90%</text:p>
          </table:table-cell>
          <table:table-cell table:number-columns-repeated="2"/>
        </table:table-row>
        <table:table-row table:style-name="ro1">
          <table:table-cell office:value-type="string">
            <text:p>000667</text:p>
          </table:table-cell>
          <table:table-cell office:value-type="string">
            <text:p>美好置业</text:p>
          </table:table-cell>
          <table:table-cell office:value-type="float" office:value="17995540000">
            <text:p>17995540000</text:p>
          </table:table-cell>
          <table:table-cell office:value-type="float" office:value="11328000000">
            <text:p>11328000000</text:p>
          </table:table-cell>
          <table:table-cell office:value-type="percentage" office:value="0.629489306794906">
            <text:p>62.95%</text:p>
          </table:table-cell>
          <table:table-cell table:number-columns-repeated="2"/>
        </table:table-row>
        <table:table-row table:style-name="ro1">
          <table:table-cell office:value-type="string">
            <text:p>002789</text:p>
          </table:table-cell>
          <table:table-cell office:value-type="string">
            <text:p>建艺集团</text:p>
          </table:table-cell>
          <table:table-cell office:value-type="float" office:value="2917940000">
            <text:p>2917940000</text:p>
          </table:table-cell>
          <table:table-cell office:value-type="float" office:value="1837990000">
            <text:p>1837990000</text:p>
          </table:table-cell>
          <table:table-cell office:value-type="percentage" office:value="0.629893006710213">
            <text:p>62.99%</text:p>
          </table:table-cell>
          <table:table-cell table:number-columns-repeated="2"/>
        </table:table-row>
        <table:table-row table:style-name="ro1">
          <table:table-cell office:value-type="string">
            <text:p>601968</text:p>
          </table:table-cell>
          <table:table-cell office:value-type="string">
            <text:p>宝钢包装</text:p>
          </table:table-cell>
          <table:table-cell office:value-type="float" office:value="5828460000">
            <text:p>5828460000</text:p>
          </table:table-cell>
          <table:table-cell office:value-type="float" office:value="3675040000">
            <text:p>3675040000</text:p>
          </table:table-cell>
          <table:table-cell office:value-type="percentage" office:value="0.630533622946713">
            <text:p>63.05%</text:p>
          </table:table-cell>
          <table:table-cell table:number-columns-repeated="2"/>
        </table:table-row>
        <table:table-row table:style-name="ro1">
          <table:table-cell office:value-type="string">
            <text:p>600963</text:p>
          </table:table-cell>
          <table:table-cell office:value-type="string">
            <text:p>岳阳林纸</text:p>
          </table:table-cell>
          <table:table-cell office:value-type="float" office:value="14228230000">
            <text:p>14228230000</text:p>
          </table:table-cell>
          <table:table-cell office:value-type="float" office:value="8975350000">
            <text:p>8975350000</text:p>
          </table:table-cell>
          <table:table-cell office:value-type="percentage" office:value="0.630812827737533">
            <text:p>63.08%</text:p>
          </table:table-cell>
          <table:table-cell table:number-columns-repeated="2"/>
        </table:table-row>
        <table:table-row table:style-name="ro1">
          <table:table-cell office:value-type="string">
            <text:p>600132</text:p>
          </table:table-cell>
          <table:table-cell office:value-type="string">
            <text:p>重庆啤酒</text:p>
          </table:table-cell>
          <table:table-cell office:value-type="float" office:value="3365660000">
            <text:p>3365660000</text:p>
          </table:table-cell>
          <table:table-cell office:value-type="float" office:value="2123380000">
            <text:p>2123380000</text:p>
          </table:table-cell>
          <table:table-cell office:value-type="percentage" office:value="0.6308955747164">
            <text:p>63.09%</text:p>
          </table:table-cell>
          <table:table-cell table:number-columns-repeated="2"/>
        </table:table-row>
        <table:table-row table:style-name="ro1">
          <table:table-cell office:value-type="string">
            <text:p>600716</text:p>
          </table:table-cell>
          <table:table-cell office:value-type="string">
            <text:p>凤凰股份</text:p>
          </table:table-cell>
          <table:table-cell office:value-type="float" office:value="9802830000">
            <text:p>9802830000</text:p>
          </table:table-cell>
          <table:table-cell office:value-type="float" office:value="6186730000">
            <text:p>6186730000</text:p>
          </table:table-cell>
          <table:table-cell office:value-type="percentage" office:value="0.631116728536555">
            <text:p>63.11%</text:p>
          </table:table-cell>
          <table:table-cell table:number-columns-repeated="2"/>
        </table:table-row>
        <table:table-row table:style-name="ro1">
          <table:table-cell office:value-type="string">
            <text:p>000418</text:p>
          </table:table-cell>
          <table:table-cell office:value-type="string">
            <text:p>小天鹅Ａ</text:p>
          </table:table-cell>
          <table:table-cell office:value-type="float" office:value="18885990000">
            <text:p>18885990000</text:p>
          </table:table-cell>
          <table:table-cell office:value-type="float" office:value="11926890000">
            <text:p>11926890000</text:p>
          </table:table-cell>
          <table:table-cell office:value-type="percentage" office:value="0.631520508059149">
            <text:p>63.15%</text:p>
          </table:table-cell>
          <table:table-cell table:number-columns-repeated="2"/>
        </table:table-row>
        <table:table-row table:style-name="ro1">
          <table:table-cell office:value-type="string">
            <text:p>600179</text:p>
          </table:table-cell>
          <table:table-cell office:value-type="string">
            <text:p>安通控股</text:p>
          </table:table-cell>
          <table:table-cell office:value-type="float" office:value="6640970000">
            <text:p>6640970000</text:p>
          </table:table-cell>
          <table:table-cell office:value-type="float" office:value="4194460000">
            <text:p>4194460000</text:p>
          </table:table-cell>
          <table:table-cell office:value-type="percentage" office:value="0.631603515751464">
            <text:p>63.16%</text:p>
          </table:table-cell>
          <table:table-cell table:number-columns-repeated="2"/>
        </table:table-row>
        <table:table-row table:style-name="ro2">
          <table:table-cell office:value-type="string">
            <text:p>600767</text:p>
          </table:table-cell>
          <table:table-cell office:value-type="string">
            <text:p>*ST运盛</text:p>
          </table:table-cell>
          <table:table-cell office:value-type="float" office:value="741280000">
            <text:p>741280000</text:p>
          </table:table-cell>
          <table:table-cell office:value-type="float" office:value="468400000">
            <text:p>468400000</text:p>
          </table:table-cell>
          <table:table-cell office:value-type="percentage" office:value="0.631879991366285">
            <text:p>63.19%</text:p>
          </table:table-cell>
          <table:table-cell table:number-columns-repeated="2"/>
        </table:table-row>
        <table:table-row table:style-name="ro1">
          <table:table-cell office:value-type="string">
            <text:p>000877</text:p>
          </table:table-cell>
          <table:table-cell office:value-type="string">
            <text:p>天山股份</text:p>
          </table:table-cell>
          <table:table-cell office:value-type="float" office:value="18472110000">
            <text:p>18472110000</text:p>
          </table:table-cell>
          <table:table-cell office:value-type="float" office:value="11691730000">
            <text:p>11691730000</text:p>
          </table:table-cell>
          <table:table-cell office:value-type="percentage" office:value="0.632939604625568">
            <text:p>63.29%</text:p>
          </table:table-cell>
          <table:table-cell table:number-columns-repeated="2"/>
        </table:table-row>
        <table:table-row table:style-name="ro1">
          <table:table-cell office:value-type="string">
            <text:p>000927</text:p>
          </table:table-cell>
          <table:table-cell office:value-type="string">
            <text:p>一汽夏利</text:p>
          </table:table-cell>
          <table:table-cell office:value-type="float" office:value="4709290000">
            <text:p>4709290000</text:p>
          </table:table-cell>
          <table:table-cell office:value-type="float" office:value="2981540000">
            <text:p>2981540000</text:p>
          </table:table-cell>
          <table:table-cell office:value-type="percentage" office:value="0.633118792854125">
            <text:p>63.31%</text:p>
          </table:table-cell>
          <table:table-cell table:number-columns-repeated="2"/>
        </table:table-row>
        <table:table-row table:style-name="ro1">
          <table:table-cell office:value-type="string">
            <text:p>603030</text:p>
          </table:table-cell>
          <table:table-cell office:value-type="string">
            <text:p>全筑股份</text:p>
          </table:table-cell>
          <table:table-cell office:value-type="float" office:value="3956270000">
            <text:p>3956270000</text:p>
          </table:table-cell>
          <table:table-cell office:value-type="float" office:value="2507930000">
            <text:p>2507930000</text:p>
          </table:table-cell>
          <table:table-cell office:value-type="percentage" office:value="0.633912751151969">
            <text:p>63.39%</text:p>
          </table:table-cell>
          <table:table-cell table:number-columns-repeated="2"/>
        </table:table-row>
        <table:table-row table:style-name="ro1">
          <table:table-cell office:value-type="string">
            <text:p>600109</text:p>
          </table:table-cell>
          <table:table-cell office:value-type="string">
            <text:p>国金证券</text:p>
          </table:table-cell>
          <table:table-cell office:value-type="float" office:value="47960970000">
            <text:p>47960970000</text:p>
          </table:table-cell>
          <table:table-cell office:value-type="float" office:value="30407280000">
            <text:p>30407280000</text:p>
          </table:table-cell>
          <table:table-cell office:value-type="percentage" office:value="0.634000521674186">
            <text:p>63.40%</text:p>
          </table:table-cell>
          <table:table-cell table:number-columns-repeated="2"/>
        </table:table-row>
        <table:table-row table:style-name="ro1">
          <table:table-cell office:value-type="string">
            <text:p>601766</text:p>
          </table:table-cell>
          <table:table-cell office:value-type="string">
            <text:p>中国中车</text:p>
          </table:table-cell>
          <table:table-cell office:value-type="float" office:value="338310610000">
            <text:p>338310610000</text:p>
          </table:table-cell>
          <table:table-cell office:value-type="float" office:value="214506000000">
            <text:p>214506000000</text:p>
          </table:table-cell>
          <table:table-cell office:value-type="percentage" office:value="0.634050466226879">
            <text:p>63.41%</text:p>
          </table:table-cell>
          <table:table-cell table:number-columns-repeated="2"/>
        </table:table-row>
        <table:table-row table:style-name="ro1">
          <table:table-cell office:value-type="string">
            <text:p>600458</text:p>
          </table:table-cell>
          <table:table-cell office:value-type="string">
            <text:p>时代新材</text:p>
          </table:table-cell>
          <table:table-cell office:value-type="float" office:value="13407110000">
            <text:p>13407110000</text:p>
          </table:table-cell>
          <table:table-cell office:value-type="float" office:value="8505460000">
            <text:p>8505460000</text:p>
          </table:table-cell>
          <table:table-cell office:value-type="percentage" office:value="0.634399210568124">
            <text:p>63.44%</text:p>
          </table:table-cell>
          <table:table-cell table:number-columns-repeated="2"/>
        </table:table-row>
        <table:table-row table:style-name="ro1">
          <table:table-cell office:value-type="string">
            <text:p>600089</text:p>
          </table:table-cell>
          <table:table-cell office:value-type="string">
            <text:p>特变电工</text:p>
          </table:table-cell>
          <table:table-cell office:value-type="float" office:value="74993310000">
            <text:p>74993310000</text:p>
          </table:table-cell>
          <table:table-cell office:value-type="float" office:value="47576760000">
            <text:p>47576760000</text:p>
          </table:table-cell>
          <table:table-cell office:value-type="percentage" office:value="0.634413389674359">
            <text:p>63.44%</text:p>
          </table:table-cell>
          <table:table-cell table:number-columns-repeated="2"/>
        </table:table-row>
        <table:table-row table:style-name="ro1">
          <table:table-cell office:value-type="string">
            <text:p>600835</text:p>
          </table:table-cell>
          <table:table-cell office:value-type="string">
            <text:p>上海机电</text:p>
          </table:table-cell>
          <table:table-cell office:value-type="float" office:value="31741040000">
            <text:p>31741040000</text:p>
          </table:table-cell>
          <table:table-cell office:value-type="float" office:value="20150580000">
            <text:p>20150580000</text:p>
          </table:table-cell>
          <table:table-cell office:value-type="percentage" office:value="0.634843092727901">
            <text:p>63.48%</text:p>
          </table:table-cell>
          <table:table-cell table:number-columns-repeated="2"/>
        </table:table-row>
        <table:table-row table:style-name="ro1">
          <table:table-cell office:value-type="string">
            <text:p>601608</text:p>
          </table:table-cell>
          <table:table-cell office:value-type="string">
            <text:p>中信重工</text:p>
          </table:table-cell>
          <table:table-cell office:value-type="float" office:value="19774270000">
            <text:p>19774270000</text:p>
          </table:table-cell>
          <table:table-cell office:value-type="float" office:value="12556640000">
            <text:p>12556640000</text:p>
          </table:table-cell>
          <table:table-cell office:value-type="percentage" office:value="0.634998915257049">
            <text:p>63.50%</text:p>
          </table:table-cell>
          <table:table-cell table:number-columns-repeated="2"/>
        </table:table-row>
        <table:table-row table:style-name="ro1">
          <table:table-cell office:value-type="string">
            <text:p>000826</text:p>
          </table:table-cell>
          <table:table-cell office:value-type="string">
            <text:p>启迪桑德</text:p>
          </table:table-cell>
          <table:table-cell office:value-type="float" office:value="22943600000">
            <text:p>22943600000</text:p>
          </table:table-cell>
          <table:table-cell office:value-type="float" office:value="14572200000">
            <text:p>14572200000</text:p>
          </table:table-cell>
          <table:table-cell office:value-type="percentage" office:value="0.635131365609582">
            <text:p>63.51%</text:p>
          </table:table-cell>
          <table:table-cell table:number-columns-repeated="2"/>
        </table:table-row>
        <table:table-row table:style-name="ro1">
          <table:table-cell office:value-type="string">
            <text:p>002203</text:p>
          </table:table-cell>
          <table:table-cell office:value-type="string">
            <text:p>海亮股份</text:p>
          </table:table-cell>
          <table:table-cell office:value-type="float" office:value="12764290000">
            <text:p>12764290000</text:p>
          </table:table-cell>
          <table:table-cell office:value-type="float" office:value="8115440000">
            <text:p>8115440000</text:p>
          </table:table-cell>
          <table:table-cell office:value-type="percentage" office:value="0.635792511765245">
            <text:p>63.58%</text:p>
          </table:table-cell>
          <table:table-cell table:number-columns-repeated="2"/>
        </table:table-row>
        <table:table-row table:style-name="ro1">
          <table:table-cell office:value-type="string">
            <text:p>002201</text:p>
          </table:table-cell>
          <table:table-cell office:value-type="string">
            <text:p>九鼎新材</text:p>
          </table:table-cell>
          <table:table-cell office:value-type="float" office:value="2422060000">
            <text:p>2422060000</text:p>
          </table:table-cell>
          <table:table-cell office:value-type="float" office:value="1540100000">
            <text:p>1540100000</text:p>
          </table:table-cell>
          <table:table-cell office:value-type="percentage" office:value="0.635863686283577">
            <text:p>63.59%</text:p>
          </table:table-cell>
          <table:table-cell table:number-columns-repeated="2"/>
        </table:table-row>
        <table:table-row table:style-name="ro1">
          <table:table-cell office:value-type="string">
            <text:p>002493</text:p>
          </table:table-cell>
          <table:table-cell office:value-type="string">
            <text:p>荣盛石化</text:p>
          </table:table-cell>
          <table:table-cell office:value-type="float" office:value="40641370000">
            <text:p>40641370000</text:p>
          </table:table-cell>
          <table:table-cell office:value-type="float" office:value="25861390000">
            <text:p>25861390000</text:p>
          </table:table-cell>
          <table:table-cell office:value-type="percentage" office:value="0.636331649252966">
            <text:p>63.63%</text:p>
          </table:table-cell>
          <table:table-cell table:number-columns-repeated="2"/>
        </table:table-row>
        <table:table-row table:style-name="ro1">
          <table:table-cell office:value-type="string">
            <text:p>300178</text:p>
          </table:table-cell>
          <table:table-cell office:value-type="string">
            <text:p>腾邦国际</text:p>
          </table:table-cell>
          <table:table-cell office:value-type="float" office:value="4715820000">
            <text:p>4715820000</text:p>
          </table:table-cell>
          <table:table-cell office:value-type="float" office:value="3001580000">
            <text:p>3001580000</text:p>
          </table:table-cell>
          <table:table-cell office:value-type="percentage" office:value="0.636491638781803">
            <text:p>63.65%</text:p>
          </table:table-cell>
          <table:table-cell table:number-columns-repeated="2"/>
        </table:table-row>
        <table:table-row table:style-name="ro1">
          <table:table-cell office:value-type="string">
            <text:p>002091</text:p>
          </table:table-cell>
          <table:table-cell office:value-type="string">
            <text:p>江苏国泰</text:p>
          </table:table-cell>
          <table:table-cell office:value-type="float" office:value="14202720000">
            <text:p>14202720000</text:p>
          </table:table-cell>
          <table:table-cell office:value-type="float" office:value="9040460000">
            <text:p>9040460000</text:p>
          </table:table-cell>
          <table:table-cell office:value-type="percentage" office:value="0.636530185767233">
            <text:p>63.65%</text:p>
          </table:table-cell>
          <table:table-cell table:number-columns-repeated="2"/>
        </table:table-row>
        <table:table-row table:style-name="ro1">
          <table:table-cell office:value-type="string">
            <text:p>600477</text:p>
          </table:table-cell>
          <table:table-cell office:value-type="string">
            <text:p>杭萧钢构</text:p>
          </table:table-cell>
          <table:table-cell office:value-type="float" office:value="6275140000">
            <text:p>6275140000</text:p>
          </table:table-cell>
          <table:table-cell office:value-type="float" office:value="3994660000">
            <text:p>3994660000</text:p>
          </table:table-cell>
          <table:table-cell office:value-type="percentage" office:value="0.636585000494013">
            <text:p>63.66%</text:p>
          </table:table-cell>
          <table:table-cell table:number-columns-repeated="2"/>
        </table:table-row>
        <table:table-row table:style-name="ro2">
          <table:table-cell office:value-type="string">
            <text:p>000011</text:p>
          </table:table-cell>
          <table:table-cell office:value-type="string">
            <text:p>深物业A</text:p>
          </table:table-cell>
          <table:table-cell office:value-type="float" office:value="6654360000">
            <text:p>6654360000</text:p>
          </table:table-cell>
          <table:table-cell office:value-type="float" office:value="4243060000">
            <text:p>4243060000</text:p>
          </table:table-cell>
          <table:table-cell office:value-type="percentage" office:value="0.637636076196659">
            <text:p>63.76%</text:p>
          </table:table-cell>
          <table:table-cell table:number-columns-repeated="2"/>
        </table:table-row>
        <table:table-row table:style-name="ro1">
          <table:table-cell office:value-type="string">
            <text:p>600391</text:p>
          </table:table-cell>
          <table:table-cell office:value-type="string">
            <text:p>航发科技</text:p>
          </table:table-cell>
          <table:table-cell office:value-type="float" office:value="5658640000">
            <text:p>5658640000</text:p>
          </table:table-cell>
          <table:table-cell office:value-type="float" office:value="3608360000">
            <text:p>3608360000</text:p>
          </table:table-cell>
          <table:table-cell office:value-type="percentage" office:value="0.637672656327315">
            <text:p>63.77%</text:p>
          </table:table-cell>
          <table:table-cell table:number-columns-repeated="2"/>
        </table:table-row>
        <table:table-row table:style-name="ro1">
          <table:table-cell office:value-type="string">
            <text:p>000061</text:p>
          </table:table-cell>
          <table:table-cell office:value-type="string">
            <text:p>农 产 品</text:p>
          </table:table-cell>
          <table:table-cell office:value-type="float" office:value="17249190000">
            <text:p>17249190000</text:p>
          </table:table-cell>
          <table:table-cell office:value-type="float" office:value="11000880000">
            <text:p>11000880000</text:p>
          </table:table-cell>
          <table:table-cell office:value-type="percentage" office:value="0.637762121003943">
            <text:p>63.78%</text:p>
          </table:table-cell>
          <table:table-cell table:number-columns-repeated="2"/>
        </table:table-row>
        <table:table-row table:style-name="ro1">
          <table:table-cell office:value-type="string">
            <text:p>300284</text:p>
          </table:table-cell>
          <table:table-cell office:value-type="string">
            <text:p>苏交科</text:p>
          </table:table-cell>
          <table:table-cell office:value-type="float" office:value="8974650000">
            <text:p>8974650000</text:p>
          </table:table-cell>
          <table:table-cell office:value-type="float" office:value="5731010000">
            <text:p>5731010000</text:p>
          </table:table-cell>
          <table:table-cell office:value-type="percentage" office:value="0.638577548985197">
            <text:p>63.86%</text:p>
          </table:table-cell>
          <table:table-cell table:number-columns-repeated="2"/>
        </table:table-row>
        <table:table-row table:style-name="ro1">
          <table:table-cell office:value-type="string">
            <text:p>600309</text:p>
          </table:table-cell>
          <table:table-cell office:value-type="string">
            <text:p>万华化学</text:p>
          </table:table-cell>
          <table:table-cell office:value-type="float" office:value="50765020000">
            <text:p>50765020000</text:p>
          </table:table-cell>
          <table:table-cell office:value-type="float" office:value="32431080000">
            <text:p>32431080000</text:p>
          </table:table-cell>
          <table:table-cell office:value-type="percentage" office:value="0.638846985581804">
            <text:p>63.88%</text:p>
          </table:table-cell>
          <table:table-cell table:number-columns-repeated="2"/>
        </table:table-row>
        <table:table-row table:style-name="ro1">
          <table:table-cell office:value-type="string">
            <text:p>600072</text:p>
          </table:table-cell>
          <table:table-cell office:value-type="string">
            <text:p>中船科技</text:p>
          </table:table-cell>
          <table:table-cell office:value-type="float" office:value="11177660000">
            <text:p>11177660000</text:p>
          </table:table-cell>
          <table:table-cell office:value-type="float" office:value="7144410000">
            <text:p>7144410000</text:p>
          </table:table-cell>
          <table:table-cell office:value-type="percentage" office:value="0.639168663208579">
            <text:p>63.92%</text:p>
          </table:table-cell>
          <table:table-cell table:number-columns-repeated="2"/>
        </table:table-row>
        <table:table-row table:style-name="ro1">
          <table:table-cell office:value-type="string">
            <text:p>300071</text:p>
          </table:table-cell>
          <table:table-cell office:value-type="string">
            <text:p>华谊嘉信</text:p>
          </table:table-cell>
          <table:table-cell office:value-type="float" office:value="3348960000">
            <text:p>3348960000</text:p>
          </table:table-cell>
          <table:table-cell office:value-type="float" office:value="2140780000">
            <text:p>2140780000</text:p>
          </table:table-cell>
          <table:table-cell office:value-type="percentage" office:value="0.639237255745067">
            <text:p>63.92%</text:p>
          </table:table-cell>
          <table:table-cell table:number-columns-repeated="2"/>
        </table:table-row>
        <table:table-row table:style-name="ro1">
          <table:table-cell office:value-type="string">
            <text:p>000900</text:p>
          </table:table-cell>
          <table:table-cell office:value-type="string">
            <text:p>现代投资</text:p>
          </table:table-cell>
          <table:table-cell office:value-type="float" office:value="22016580000">
            <text:p>22016580000</text:p>
          </table:table-cell>
          <table:table-cell office:value-type="float" office:value="14076220000">
            <text:p>14076220000</text:p>
          </table:table-cell>
          <table:table-cell office:value-type="percentage" office:value="0.639346347162002">
            <text:p>63.93%</text:p>
          </table:table-cell>
          <table:table-cell table:number-columns-repeated="2"/>
        </table:table-row>
        <table:table-row table:style-name="ro1">
          <table:table-cell office:value-type="string">
            <text:p>300278</text:p>
          </table:table-cell>
          <table:table-cell office:value-type="string">
            <text:p>华昌达</text:p>
          </table:table-cell>
          <table:table-cell office:value-type="float" office:value="4377640000">
            <text:p>4377640000</text:p>
          </table:table-cell>
          <table:table-cell office:value-type="float" office:value="2802290000">
            <text:p>2802290000</text:p>
          </table:table-cell>
          <table:table-cell office:value-type="percentage" office:value="0.640137151524566">
            <text:p>64.01%</text:p>
          </table:table-cell>
          <table:table-cell table:number-columns-repeated="2"/>
        </table:table-row>
        <table:table-row table:style-name="ro1">
          <table:table-cell office:value-type="string">
            <text:p>000983</text:p>
          </table:table-cell>
          <table:table-cell office:value-type="string">
            <text:p>西山煤电</text:p>
          </table:table-cell>
          <table:table-cell office:value-type="float" office:value="53882180000">
            <text:p>53882180000</text:p>
          </table:table-cell>
          <table:table-cell office:value-type="float" office:value="34500670000">
            <text:p>34500670000</text:p>
          </table:table-cell>
          <table:table-cell office:value-type="percentage" office:value="0.640298332398578">
            <text:p>64.03%</text:p>
          </table:table-cell>
          <table:table-cell table:number-columns-repeated="2"/>
        </table:table-row>
        <table:table-row table:style-name="ro1">
          <table:table-cell office:value-type="string">
            <text:p>600177</text:p>
          </table:table-cell>
          <table:table-cell office:value-type="string">
            <text:p>雅戈尔</text:p>
          </table:table-cell>
          <table:table-cell office:value-type="float" office:value="63911830000">
            <text:p>63911830000</text:p>
          </table:table-cell>
          <table:table-cell office:value-type="float" office:value="41020270000">
            <text:p>41020270000</text:p>
          </table:table-cell>
          <table:table-cell office:value-type="percentage" office:value="0.641825934259745">
            <text:p>64.18%</text:p>
          </table:table-cell>
          <table:table-cell table:number-columns-repeated="2"/>
        </table:table-row>
        <table:table-row table:style-name="ro1">
          <table:table-cell office:value-type="string">
            <text:p>600693</text:p>
          </table:table-cell>
          <table:table-cell office:value-type="string">
            <text:p>东百集团</text:p>
          </table:table-cell>
          <table:table-cell office:value-type="float" office:value="5832970000">
            <text:p>5832970000</text:p>
          </table:table-cell>
          <table:table-cell office:value-type="float" office:value="3745300000">
            <text:p>3745300000</text:p>
          </table:table-cell>
          <table:table-cell office:value-type="percentage" office:value="0.642091421694266">
            <text:p>64.21%</text:p>
          </table:table-cell>
          <table:table-cell table:number-columns-repeated="2"/>
        </table:table-row>
        <table:table-row table:style-name="ro1">
          <table:table-cell office:value-type="string">
            <text:p>300457</text:p>
          </table:table-cell>
          <table:table-cell office:value-type="string">
            <text:p>赢合科技</text:p>
          </table:table-cell>
          <table:table-cell office:value-type="float" office:value="1788330000">
            <text:p>1788330000</text:p>
          </table:table-cell>
          <table:table-cell office:value-type="float" office:value="1148470000">
            <text:p>1148470000</text:p>
          </table:table-cell>
          <table:table-cell office:value-type="percentage" office:value="0.642202501775399">
            <text:p>64.22%</text:p>
          </table:table-cell>
          <table:table-cell table:number-columns-repeated="2"/>
        </table:table-row>
        <table:table-row table:style-name="ro1">
          <table:table-cell office:value-type="string">
            <text:p>600189</text:p>
          </table:table-cell>
          <table:table-cell office:value-type="string">
            <text:p>吉林森工</text:p>
          </table:table-cell>
          <table:table-cell office:value-type="float" office:value="4026570000">
            <text:p>4026570000</text:p>
          </table:table-cell>
          <table:table-cell office:value-type="float" office:value="2586170000">
            <text:p>2586170000</text:p>
          </table:table-cell>
          <table:table-cell office:value-type="percentage" office:value="0.64227618047122">
            <text:p>64.23%</text:p>
          </table:table-cell>
          <table:table-cell table:number-columns-repeated="2"/>
        </table:table-row>
        <table:table-row table:style-name="ro1">
          <table:table-cell office:value-type="string">
            <text:p>600372</text:p>
          </table:table-cell>
          <table:table-cell office:value-type="string">
            <text:p>中航电子</text:p>
          </table:table-cell>
          <table:table-cell office:value-type="float" office:value="17531750000">
            <text:p>17531750000</text:p>
          </table:table-cell>
          <table:table-cell office:value-type="float" office:value="11260380000">
            <text:p>11260380000</text:p>
          </table:table-cell>
          <table:table-cell office:value-type="percentage" office:value="0.642284997219331">
            <text:p>64.23%</text:p>
          </table:table-cell>
          <table:table-cell table:number-columns-repeated="2"/>
        </table:table-row>
        <table:table-row table:style-name="ro1">
          <table:table-cell office:value-type="string">
            <text:p>002092</text:p>
          </table:table-cell>
          <table:table-cell office:value-type="string">
            <text:p>中泰化学</text:p>
          </table:table-cell>
          <table:table-cell office:value-type="float" office:value="46668260000">
            <text:p>46668260000</text:p>
          </table:table-cell>
          <table:table-cell office:value-type="float" office:value="29986320000">
            <text:p>29986320000</text:p>
          </table:table-cell>
          <table:table-cell office:value-type="percentage" office:value="0.642542061778176">
            <text:p>64.25%</text:p>
          </table:table-cell>
          <table:table-cell table:number-columns-repeated="2"/>
        </table:table-row>
        <table:table-row table:style-name="ro1">
          <table:table-cell office:value-type="string">
            <text:p>600737</text:p>
          </table:table-cell>
          <table:table-cell office:value-type="string">
            <text:p>中粮糖业</text:p>
          </table:table-cell>
          <table:table-cell office:value-type="float" office:value="18980730000">
            <text:p>18980730000</text:p>
          </table:table-cell>
          <table:table-cell office:value-type="float" office:value="12200070000">
            <text:p>12200070000</text:p>
          </table:table-cell>
          <table:table-cell office:value-type="percentage" office:value="0.642760842180464">
            <text:p>64.28%</text:p>
          </table:table-cell>
          <table:table-cell table:number-columns-repeated="2"/>
        </table:table-row>
        <table:table-row table:style-name="ro1">
          <table:table-cell office:value-type="string">
            <text:p>002573</text:p>
          </table:table-cell>
          <table:table-cell office:value-type="string">
            <text:p>清新环境</text:p>
          </table:table-cell>
          <table:table-cell office:value-type="float" office:value="11216200000">
            <text:p>11216200000</text:p>
          </table:table-cell>
          <table:table-cell office:value-type="float" office:value="7209580000">
            <text:p>7209580000</text:p>
          </table:table-cell>
          <table:table-cell office:value-type="percentage" office:value="0.642782760649774">
            <text:p>64.28%</text:p>
          </table:table-cell>
          <table:table-cell table:number-columns-repeated="2"/>
        </table:table-row>
        <table:table-row table:style-name="ro1">
          <table:table-cell office:value-type="string">
            <text:p>600038</text:p>
          </table:table-cell>
          <table:table-cell office:value-type="string">
            <text:p>中直股份</text:p>
          </table:table-cell>
          <table:table-cell office:value-type="float" office:value="19825720000">
            <text:p>19825720000</text:p>
          </table:table-cell>
          <table:table-cell office:value-type="float" office:value="12751760000">
            <text:p>12751760000</text:p>
          </table:table-cell>
          <table:table-cell office:value-type="percentage" office:value="0.64319278190149">
            <text:p>64.32%</text:p>
          </table:table-cell>
          <table:table-cell table:number-columns-repeated="2"/>
        </table:table-row>
        <table:table-row table:style-name="ro1">
          <table:table-cell office:value-type="string">
            <text:p>600202</text:p>
          </table:table-cell>
          <table:table-cell office:value-type="string">
            <text:p>哈空调</text:p>
          </table:table-cell>
          <table:table-cell office:value-type="float" office:value="1914820000">
            <text:p>1914820000</text:p>
          </table:table-cell>
          <table:table-cell office:value-type="float" office:value="1231640000">
            <text:p>1231640000</text:p>
          </table:table-cell>
          <table:table-cell office:value-type="percentage" office:value="0.643214505802112">
            <text:p>64.32%</text:p>
          </table:table-cell>
          <table:table-cell table:number-columns-repeated="2"/>
        </table:table-row>
        <table:table-row table:style-name="ro1">
          <table:table-cell office:value-type="string">
            <text:p>002743</text:p>
          </table:table-cell>
          <table:table-cell office:value-type="string">
            <text:p>富煌钢构</text:p>
          </table:table-cell>
          <table:table-cell office:value-type="float" office:value="5417270000">
            <text:p>5417270000</text:p>
          </table:table-cell>
          <table:table-cell office:value-type="float" office:value="3485420000">
            <text:p>3485420000</text:p>
          </table:table-cell>
          <table:table-cell office:value-type="percentage" office:value="0.643390490043878">
            <text:p>64.34%</text:p>
          </table:table-cell>
          <table:table-cell table:number-columns-repeated="2"/>
        </table:table-row>
        <table:table-row table:style-name="ro1">
          <table:table-cell office:value-type="string">
            <text:p>600734</text:p>
          </table:table-cell>
          <table:table-cell office:value-type="string">
            <text:p>实达集团</text:p>
          </table:table-cell>
          <table:table-cell office:value-type="float" office:value="7123460000">
            <text:p>7123460000</text:p>
          </table:table-cell>
          <table:table-cell office:value-type="float" office:value="4584400000">
            <text:p>4584400000</text:p>
          </table:table-cell>
          <table:table-cell office:value-type="percentage" office:value="0.643563661479113">
            <text:p>64.36%</text:p>
          </table:table-cell>
          <table:table-cell table:number-columns-repeated="2"/>
        </table:table-row>
        <table:table-row table:style-name="ro1">
          <table:table-cell office:value-type="string">
            <text:p>000669</text:p>
          </table:table-cell>
          <table:table-cell office:value-type="string">
            <text:p>金鸿能源</text:p>
          </table:table-cell>
          <table:table-cell office:value-type="float" office:value="12161760000">
            <text:p>12161760000</text:p>
          </table:table-cell>
          <table:table-cell office:value-type="float" office:value="7833190000">
            <text:p>7833190000</text:p>
          </table:table-cell>
          <table:table-cell office:value-type="percentage" office:value="0.644083586586152">
            <text:p>64.41%</text:p>
          </table:table-cell>
          <table:table-cell table:number-columns-repeated="2"/>
        </table:table-row>
        <table:table-row table:style-name="ro1">
          <table:table-cell office:value-type="string">
            <text:p>600973</text:p>
          </table:table-cell>
          <table:table-cell office:value-type="string">
            <text:p>宝胜股份</text:p>
          </table:table-cell>
          <table:table-cell office:value-type="float" office:value="11136090000">
            <text:p>11136090000</text:p>
          </table:table-cell>
          <table:table-cell office:value-type="float" office:value="7175730000">
            <text:p>7175730000</text:p>
          </table:table-cell>
          <table:table-cell office:value-type="percentage" office:value="0.644367098326253">
            <text:p>64.44%</text:p>
          </table:table-cell>
          <table:table-cell table:number-columns-repeated="2"/>
        </table:table-row>
        <table:table-row table:style-name="ro1">
          <table:table-cell office:value-type="string">
            <text:p>300058</text:p>
          </table:table-cell>
          <table:table-cell office:value-type="string">
            <text:p>蓝色光标</text:p>
          </table:table-cell>
          <table:table-cell office:value-type="float" office:value="16529170000">
            <text:p>16529170000</text:p>
          </table:table-cell>
          <table:table-cell office:value-type="float" office:value="10653860000">
            <text:p>10653860000</text:p>
          </table:table-cell>
          <table:table-cell office:value-type="percentage" office:value="0.64454900034303">
            <text:p>64.45%</text:p>
          </table:table-cell>
          <table:table-cell table:number-columns-repeated="2"/>
        </table:table-row>
        <table:table-row table:style-name="ro1">
          <table:table-cell office:value-type="string">
            <text:p>002090</text:p>
          </table:table-cell>
          <table:table-cell office:value-type="string">
            <text:p>金智科技</text:p>
          </table:table-cell>
          <table:table-cell office:value-type="float" office:value="3818180000">
            <text:p>3818180000</text:p>
          </table:table-cell>
          <table:table-cell office:value-type="float" office:value="2461240000">
            <text:p>2461240000</text:p>
          </table:table-cell>
          <table:table-cell office:value-type="percentage" office:value="0.644610783147992">
            <text:p>64.46%</text:p>
          </table:table-cell>
          <table:table-cell table:number-columns-repeated="2"/>
        </table:table-row>
        <table:table-row table:style-name="ro1">
          <table:table-cell office:value-type="string">
            <text:p>600409</text:p>
          </table:table-cell>
          <table:table-cell office:value-type="string">
            <text:p>三友化工</text:p>
          </table:table-cell>
          <table:table-cell office:value-type="float" office:value="21000850000">
            <text:p>21000850000</text:p>
          </table:table-cell>
          <table:table-cell office:value-type="float" office:value="13544880000">
            <text:p>13544880000</text:p>
          </table:table-cell>
          <table:table-cell office:value-type="percentage" office:value="0.644968179859387">
            <text:p>64.50%</text:p>
          </table:table-cell>
          <table:table-cell table:number-columns-repeated="2"/>
        </table:table-row>
        <table:table-row table:style-name="ro1">
          <table:table-cell office:value-type="string">
            <text:p>600248</text:p>
          </table:table-cell>
          <table:table-cell office:value-type="string">
            <text:p>延长化建</text:p>
          </table:table-cell>
          <table:table-cell office:value-type="float" office:value="5428110000">
            <text:p>5428110000</text:p>
          </table:table-cell>
          <table:table-cell office:value-type="float" office:value="3501450000">
            <text:p>3501450000</text:p>
          </table:table-cell>
          <table:table-cell office:value-type="percentage" office:value="0.645058777364497">
            <text:p>64.51%</text:p>
          </table:table-cell>
          <table:table-cell table:number-columns-repeated="2"/>
        </table:table-row>
        <table:table-row table:style-name="ro1">
          <table:table-cell office:value-type="string">
            <text:p>002068</text:p>
          </table:table-cell>
          <table:table-cell office:value-type="string">
            <text:p>黑猫股份</text:p>
          </table:table-cell>
          <table:table-cell office:value-type="float" office:value="6179480000">
            <text:p>6179480000</text:p>
          </table:table-cell>
          <table:table-cell office:value-type="float" office:value="3987040000">
            <text:p>3987040000</text:p>
          </table:table-cell>
          <table:table-cell office:value-type="percentage" office:value="0.645206392770913">
            <text:p>64.52%</text:p>
          </table:table-cell>
          <table:table-cell table:number-columns-repeated="2"/>
        </table:table-row>
        <table:table-row table:style-name="ro1">
          <table:table-cell office:value-type="string">
            <text:p>600421</text:p>
          </table:table-cell>
          <table:table-cell office:value-type="string">
            <text:p>仰帆控股</text:p>
          </table:table-cell>
          <table:table-cell office:value-type="float" office:value="63810000">
            <text:p>63810000</text:p>
          </table:table-cell>
          <table:table-cell office:value-type="float" office:value="41210000">
            <text:p>41210000</text:p>
          </table:table-cell>
          <table:table-cell office:value-type="percentage" office:value="0.645823538630309">
            <text:p>64.58%</text:p>
          </table:table-cell>
          <table:table-cell table:number-columns-repeated="2"/>
        </table:table-row>
        <table:table-row table:style-name="ro1">
          <table:table-cell office:value-type="string">
            <text:p>002701</text:p>
          </table:table-cell>
          <table:table-cell office:value-type="string">
            <text:p>奥瑞金</text:p>
          </table:table-cell>
          <table:table-cell office:value-type="float" office:value="14938530000">
            <text:p>14938530000</text:p>
          </table:table-cell>
          <table:table-cell office:value-type="float" office:value="9647980000">
            <text:p>9647980000</text:p>
          </table:table-cell>
          <table:table-cell office:value-type="percentage" office:value="0.645845340873566">
            <text:p>64.58%</text:p>
          </table:table-cell>
          <table:table-cell table:number-columns-repeated="2"/>
        </table:table-row>
        <table:table-row table:style-name="ro1">
          <table:table-cell office:value-type="string">
            <text:p>600496</text:p>
          </table:table-cell>
          <table:table-cell office:value-type="string">
            <text:p>精工钢构</text:p>
          </table:table-cell>
          <table:table-cell office:value-type="float" office:value="10647050000">
            <text:p>10647050000</text:p>
          </table:table-cell>
          <table:table-cell office:value-type="float" office:value="6877670000">
            <text:p>6877670000</text:p>
          </table:table-cell>
          <table:table-cell office:value-type="percentage" office:value="0.645969540858735">
            <text:p>64.60%</text:p>
          </table:table-cell>
          <table:table-cell table:number-columns-repeated="2"/>
        </table:table-row>
        <table:table-row table:style-name="ro1">
          <table:table-cell office:value-type="string">
            <text:p>002505</text:p>
          </table:table-cell>
          <table:table-cell office:value-type="string">
            <text:p>大康农业</text:p>
          </table:table-cell>
          <table:table-cell office:value-type="float" office:value="16369310000">
            <text:p>16369310000</text:p>
          </table:table-cell>
          <table:table-cell office:value-type="float" office:value="10574990000">
            <text:p>10574990000</text:p>
          </table:table-cell>
          <table:table-cell office:value-type="percentage" office:value="0.646025397527446">
            <text:p>64.60%</text:p>
          </table:table-cell>
          <table:table-cell table:number-columns-repeated="2"/>
        </table:table-row>
        <table:table-row table:style-name="ro1">
          <table:table-cell office:value-type="string">
            <text:p>300091</text:p>
          </table:table-cell>
          <table:table-cell office:value-type="string">
            <text:p>金通灵</text:p>
          </table:table-cell>
          <table:table-cell office:value-type="float" office:value="2543690000">
            <text:p>2543690000</text:p>
          </table:table-cell>
          <table:table-cell office:value-type="float" office:value="1643880000">
            <text:p>1643880000</text:p>
          </table:table-cell>
          <table:table-cell office:value-type="percentage" office:value="0.646257995274581">
            <text:p>64.63%</text:p>
          </table:table-cell>
          <table:table-cell table:number-columns-repeated="2"/>
        </table:table-row>
        <table:table-row table:style-name="ro1">
          <table:table-cell office:value-type="string">
            <text:p>600166</text:p>
          </table:table-cell>
          <table:table-cell office:value-type="string">
            <text:p>福田汽车</text:p>
          </table:table-cell>
          <table:table-cell office:value-type="float" office:value="53913460000">
            <text:p>53913460000</text:p>
          </table:table-cell>
          <table:table-cell office:value-type="float" office:value="34846740000">
            <text:p>34846740000</text:p>
          </table:table-cell>
          <table:table-cell office:value-type="percentage" office:value="0.646345829037869">
            <text:p>64.63%</text:p>
          </table:table-cell>
          <table:table-cell table:number-columns-repeated="2"/>
        </table:table-row>
        <table:table-row table:style-name="ro1">
          <table:table-cell office:value-type="string">
            <text:p>600601</text:p>
          </table:table-cell>
          <table:table-cell office:value-type="string">
            <text:p>方正科技</text:p>
          </table:table-cell>
          <table:table-cell office:value-type="float" office:value="10557020000">
            <text:p>10557020000</text:p>
          </table:table-cell>
          <table:table-cell office:value-type="float" office:value="6824890000">
            <text:p>6824890000</text:p>
          </table:table-cell>
          <table:table-cell office:value-type="percentage" office:value="0.646478835883611">
            <text:p>64.65%</text:p>
          </table:table-cell>
          <table:table-cell table:number-columns-repeated="2"/>
        </table:table-row>
        <table:table-row table:style-name="ro1">
          <table:table-cell office:value-type="string">
            <text:p>600587</text:p>
          </table:table-cell>
          <table:table-cell office:value-type="string">
            <text:p>新华医疗</text:p>
          </table:table-cell>
          <table:table-cell office:value-type="float" office:value="11368260000">
            <text:p>11368260000</text:p>
          </table:table-cell>
          <table:table-cell office:value-type="float" office:value="7350130000">
            <text:p>7350130000</text:p>
          </table:table-cell>
          <table:table-cell office:value-type="percentage" office:value="0.646548372398239">
            <text:p>64.65%</text:p>
          </table:table-cell>
          <table:table-cell table:number-columns-repeated="2"/>
        </table:table-row>
        <table:table-row table:style-name="ro1">
          <table:table-cell office:value-type="string">
            <text:p>000059</text:p>
          </table:table-cell>
          <table:table-cell office:value-type="string">
            <text:p>华锦股份</text:p>
          </table:table-cell>
          <table:table-cell office:value-type="float" office:value="31370610000">
            <text:p>31370610000</text:p>
          </table:table-cell>
          <table:table-cell office:value-type="float" office:value="20286480000">
            <text:p>20286480000</text:p>
          </table:table-cell>
          <table:table-cell office:value-type="percentage" office:value="0.64667151834153">
            <text:p>64.67%</text:p>
          </table:table-cell>
          <table:table-cell table:number-columns-repeated="2"/>
        </table:table-row>
        <table:table-row table:style-name="ro1">
          <table:table-cell office:value-type="string">
            <text:p>603828</text:p>
          </table:table-cell>
          <table:table-cell office:value-type="string">
            <text:p>柯利达</text:p>
          </table:table-cell>
          <table:table-cell office:value-type="float" office:value="2926550000">
            <text:p>2926550000</text:p>
          </table:table-cell>
          <table:table-cell office:value-type="float" office:value="1893870000">
            <text:p>1893870000</text:p>
          </table:table-cell>
          <table:table-cell office:value-type="percentage" office:value="0.647133997368916">
            <text:p>64.71%</text:p>
          </table:table-cell>
          <table:table-cell table:number-columns-repeated="2"/>
        </table:table-row>
        <table:table-row table:style-name="ro1">
          <table:table-cell office:value-type="string">
            <text:p>000078</text:p>
          </table:table-cell>
          <table:table-cell office:value-type="string">
            <text:p>海王生物</text:p>
          </table:table-cell>
          <table:table-cell office:value-type="float" office:value="16661470000">
            <text:p>16661470000</text:p>
          </table:table-cell>
          <table:table-cell office:value-type="float" office:value="10783500000">
            <text:p>10783500000</text:p>
          </table:table-cell>
          <table:table-cell office:value-type="percentage" office:value="0.647211800639439">
            <text:p>64.72%</text:p>
          </table:table-cell>
          <table:table-cell table:number-columns-repeated="2"/>
        </table:table-row>
        <table:table-row table:style-name="ro1">
          <table:table-cell office:value-type="string">
            <text:p>300072</text:p>
          </table:table-cell>
          <table:table-cell office:value-type="string">
            <text:p>三聚环保</text:p>
          </table:table-cell>
          <table:table-cell office:value-type="float" office:value="18510710000">
            <text:p>18510710000</text:p>
          </table:table-cell>
          <table:table-cell office:value-type="float" office:value="11982130000">
            <text:p>11982130000</text:p>
          </table:table-cell>
          <table:table-cell office:value-type="percentage" office:value="0.647307963876048">
            <text:p>64.73%</text:p>
          </table:table-cell>
          <table:table-cell table:number-columns-repeated="2"/>
        </table:table-row>
        <table:table-row table:style-name="ro2">
          <table:table-cell office:value-type="string">
            <text:p>002248</text:p>
          </table:table-cell>
          <table:table-cell office:value-type="string">
            <text:p>*ST东数</text:p>
          </table:table-cell>
          <table:table-cell office:value-type="float" office:value="1872890000">
            <text:p>1872890000</text:p>
          </table:table-cell>
          <table:table-cell office:value-type="float" office:value="1212520000">
            <text:p>1212520000</text:p>
          </table:table-cell>
          <table:table-cell office:value-type="percentage" office:value="0.647405880751139">
            <text:p>64.74%</text:p>
          </table:table-cell>
          <table:table-cell table:number-columns-repeated="2"/>
        </table:table-row>
        <table:table-row table:style-name="ro1">
          <table:table-cell office:value-type="string">
            <text:p>601058</text:p>
          </table:table-cell>
          <table:table-cell office:value-type="string">
            <text:p>赛轮金宇</text:p>
          </table:table-cell>
          <table:table-cell office:value-type="float" office:value="12907750000">
            <text:p>12907750000</text:p>
          </table:table-cell>
          <table:table-cell office:value-type="float" office:value="8356610000">
            <text:p>8356610000</text:p>
          </table:table-cell>
          <table:table-cell office:value-type="percentage" office:value="0.647410276771707">
            <text:p>64.74%</text:p>
          </table:table-cell>
          <table:table-cell table:number-columns-repeated="2"/>
        </table:table-row>
        <table:table-row table:style-name="ro1">
          <table:table-cell office:value-type="string">
            <text:p>603881</text:p>
          </table:table-cell>
          <table:table-cell office:value-type="string">
            <text:p>数据港</text:p>
          </table:table-cell>
          <table:table-cell office:value-type="float" office:value="1179320000">
            <text:p>1179320000</text:p>
          </table:table-cell>
          <table:table-cell office:value-type="float" office:value="763780000">
            <text:p>763780000</text:p>
          </table:table-cell>
          <table:table-cell office:value-type="percentage" office:value="0.647644405250483">
            <text:p>64.76%</text:p>
          </table:table-cell>
          <table:table-cell table:number-columns-repeated="2"/>
        </table:table-row>
        <table:table-row table:style-name="ro1">
          <table:table-cell office:value-type="string">
            <text:p>300176</text:p>
          </table:table-cell>
          <table:table-cell office:value-type="string">
            <text:p>鸿特精密</text:p>
          </table:table-cell>
          <table:table-cell office:value-type="float" office:value="1810440000">
            <text:p>1810440000</text:p>
          </table:table-cell>
          <table:table-cell office:value-type="float" office:value="1172760000">
            <text:p>1172760000</text:p>
          </table:table-cell>
          <table:table-cell office:value-type="percentage" office:value="0.647776231192417">
            <text:p>64.78%</text:p>
          </table:table-cell>
          <table:table-cell table:number-columns-repeated="2"/>
        </table:table-row>
        <table:table-row table:style-name="ro1">
          <table:table-cell office:value-type="string">
            <text:p>600475</text:p>
          </table:table-cell>
          <table:table-cell office:value-type="string">
            <text:p>华光股份</text:p>
          </table:table-cell>
          <table:table-cell office:value-type="float" office:value="5308150000">
            <text:p>5308150000</text:p>
          </table:table-cell>
          <table:table-cell office:value-type="float" office:value="3443630000">
            <text:p>3443630000</text:p>
          </table:table-cell>
          <table:table-cell office:value-type="percentage" office:value="0.648743912662604">
            <text:p>64.87%</text:p>
          </table:table-cell>
          <table:table-cell table:number-columns-repeated="2"/>
        </table:table-row>
        <table:table-row table:style-name="ro1">
          <table:table-cell office:value-type="string">
            <text:p>002140</text:p>
          </table:table-cell>
          <table:table-cell office:value-type="string">
            <text:p>东华科技</text:p>
          </table:table-cell>
          <table:table-cell office:value-type="float" office:value="5846100000">
            <text:p>5846100000</text:p>
          </table:table-cell>
          <table:table-cell office:value-type="float" office:value="3792670000">
            <text:p>3792670000</text:p>
          </table:table-cell>
          <table:table-cell office:value-type="percentage" office:value="0.648752159559364">
            <text:p>64.88%</text:p>
          </table:table-cell>
          <table:table-cell table:number-columns-repeated="2"/>
        </table:table-row>
        <table:table-row table:style-name="ro1">
          <table:table-cell office:value-type="string">
            <text:p>600759</text:p>
          </table:table-cell>
          <table:table-cell office:value-type="string">
            <text:p>洲际油气</text:p>
          </table:table-cell>
          <table:table-cell office:value-type="float" office:value="17375750000">
            <text:p>17375750000</text:p>
          </table:table-cell>
          <table:table-cell office:value-type="float" office:value="11277240000">
            <text:p>11277240000</text:p>
          </table:table-cell>
          <table:table-cell office:value-type="percentage" office:value="0.64902176884451">
            <text:p>64.90%</text:p>
          </table:table-cell>
          <table:table-cell table:number-columns-repeated="2"/>
        </table:table-row>
        <table:table-row table:style-name="ro1">
          <table:table-cell office:value-type="string">
            <text:p>600081</text:p>
          </table:table-cell>
          <table:table-cell office:value-type="string">
            <text:p>东风科技</text:p>
          </table:table-cell>
          <table:table-cell office:value-type="float" office:value="4734940000">
            <text:p>4734940000</text:p>
          </table:table-cell>
          <table:table-cell office:value-type="float" office:value="3073910000">
            <text:p>3073910000</text:p>
          </table:table-cell>
          <table:table-cell office:value-type="percentage" office:value="0.649197244315662">
            <text:p>64.92%</text:p>
          </table:table-cell>
          <table:table-cell table:number-columns-repeated="2"/>
        </table:table-row>
        <table:table-row table:style-name="ro1">
          <table:table-cell office:value-type="string">
            <text:p>600188</text:p>
          </table:table-cell>
          <table:table-cell office:value-type="string">
            <text:p>兖州煤业</text:p>
          </table:table-cell>
          <table:table-cell office:value-type="float" office:value="145622400000">
            <text:p>145622400000</text:p>
          </table:table-cell>
          <table:table-cell office:value-type="float" office:value="94571350000">
            <text:p>94571350000</text:p>
          </table:table-cell>
          <table:table-cell office:value-type="percentage" office:value="0.649428590656383">
            <text:p>64.94%</text:p>
          </table:table-cell>
          <table:table-cell table:number-columns-repeated="2"/>
        </table:table-row>
        <table:table-row table:style-name="ro1">
          <table:table-cell office:value-type="string">
            <text:p>002539</text:p>
          </table:table-cell>
          <table:table-cell office:value-type="string">
            <text:p>云图控股</text:p>
          </table:table-cell>
          <table:table-cell office:value-type="float" office:value="9022440000">
            <text:p>9022440000</text:p>
          </table:table-cell>
          <table:table-cell office:value-type="float" office:value="5864200000">
            <text:p>5864200000</text:p>
          </table:table-cell>
          <table:table-cell office:value-type="percentage" office:value="0.649957217781443">
            <text:p>65.00%</text:p>
          </table:table-cell>
          <table:table-cell table:number-columns-repeated="2"/>
        </table:table-row>
        <table:table-row table:style-name="ro1">
          <table:table-cell office:value-type="string">
            <text:p>002610</text:p>
          </table:table-cell>
          <table:table-cell office:value-type="string">
            <text:p>爱康科技</text:p>
          </table:table-cell>
          <table:table-cell office:value-type="float" office:value="16508380000">
            <text:p>16508380000</text:p>
          </table:table-cell>
          <table:table-cell office:value-type="float" office:value="10732140000">
            <text:p>10732140000</text:p>
          </table:table-cell>
          <table:table-cell office:value-type="percentage" office:value="0.650102553975617">
            <text:p>65.01%</text:p>
          </table:table-cell>
          <table:table-cell table:number-columns-repeated="2"/>
        </table:table-row>
        <table:table-row table:style-name="ro1">
          <table:table-cell office:value-type="string">
            <text:p>002544</text:p>
          </table:table-cell>
          <table:table-cell office:value-type="string">
            <text:p>杰赛科技</text:p>
          </table:table-cell>
          <table:table-cell office:value-type="float" office:value="3797060000">
            <text:p>3797060000</text:p>
          </table:table-cell>
          <table:table-cell office:value-type="float" office:value="2471900000">
            <text:p>2471900000</text:p>
          </table:table-cell>
          <table:table-cell office:value-type="percentage" office:value="0.65100367126145">
            <text:p>65.10%</text:p>
          </table:table-cell>
          <table:table-cell table:number-columns-repeated="2"/>
        </table:table-row>
        <table:table-row table:style-name="ro1">
          <table:table-cell office:value-type="string">
            <text:p>600909</text:p>
          </table:table-cell>
          <table:table-cell office:value-type="string">
            <text:p>华安证券</text:p>
          </table:table-cell>
          <table:table-cell office:value-type="float" office:value="34588020000">
            <text:p>34588020000</text:p>
          </table:table-cell>
          <table:table-cell office:value-type="float" office:value="22518830000">
            <text:p>22518830000</text:p>
          </table:table-cell>
          <table:table-cell office:value-type="percentage" office:value="0.651058661351532">
            <text:p>65.11%</text:p>
          </table:table-cell>
          <table:table-cell table:number-columns-repeated="2"/>
        </table:table-row>
        <table:table-row table:style-name="ro1">
          <table:table-cell office:value-type="string">
            <text:p>601899</text:p>
          </table:table-cell>
          <table:table-cell office:value-type="string">
            <text:p>紫金矿业</text:p>
          </table:table-cell>
          <table:table-cell office:value-type="float" office:value="89217700000">
            <text:p>89217700000</text:p>
          </table:table-cell>
          <table:table-cell office:value-type="float" office:value="58101190000">
            <text:p>58101190000</text:p>
          </table:table-cell>
          <table:table-cell office:value-type="percentage" office:value="0.65122940851423">
            <text:p>65.12%</text:p>
          </table:table-cell>
          <table:table-cell table:number-columns-repeated="2"/>
        </table:table-row>
        <table:table-row table:style-name="ro1">
          <table:table-cell office:value-type="string">
            <text:p>000150</text:p>
          </table:table-cell>
          <table:table-cell office:value-type="string">
            <text:p>宜华健康</text:p>
          </table:table-cell>
          <table:table-cell office:value-type="float" office:value="7199990000">
            <text:p>7199990000</text:p>
          </table:table-cell>
          <table:table-cell office:value-type="float" office:value="4689560000">
            <text:p>4689560000</text:p>
          </table:table-cell>
          <table:table-cell office:value-type="percentage" office:value="0.651328682400948">
            <text:p>65.13%</text:p>
          </table:table-cell>
          <table:table-cell table:number-columns-repeated="2"/>
        </table:table-row>
        <table:table-row table:style-name="ro1">
          <table:table-cell office:value-type="string">
            <text:p>000687</text:p>
          </table:table-cell>
          <table:table-cell office:value-type="string">
            <text:p>华讯方舟</text:p>
          </table:table-cell>
          <table:table-cell office:value-type="float" office:value="3941580000">
            <text:p>3941580000</text:p>
          </table:table-cell>
          <table:table-cell office:value-type="float" office:value="2567390000">
            <text:p>2567390000</text:p>
          </table:table-cell>
          <table:table-cell office:value-type="percentage" office:value="0.651360621882595">
            <text:p>65.14%</text:p>
          </table:table-cell>
          <table:table-cell table:number-columns-repeated="2"/>
        </table:table-row>
        <table:table-row table:style-name="ro1">
          <table:table-cell office:value-type="string">
            <text:p>601117</text:p>
          </table:table-cell>
          <table:table-cell office:value-type="string">
            <text:p>中国化学</text:p>
          </table:table-cell>
          <table:table-cell office:value-type="float" office:value="83884170000">
            <text:p>83884170000</text:p>
          </table:table-cell>
          <table:table-cell office:value-type="float" office:value="54690590000">
            <text:p>54690590000</text:p>
          </table:table-cell>
          <table:table-cell office:value-type="percentage" office:value="0.651977482759858">
            <text:p>65.20%</text:p>
          </table:table-cell>
          <table:table-cell table:number-columns-repeated="2"/>
        </table:table-row>
        <table:table-row table:style-name="ro1">
          <table:table-cell office:value-type="string">
            <text:p>002166</text:p>
          </table:table-cell>
          <table:table-cell office:value-type="string">
            <text:p>莱茵生物</text:p>
          </table:table-cell>
          <table:table-cell office:value-type="float" office:value="2431270000">
            <text:p>2431270000</text:p>
          </table:table-cell>
          <table:table-cell office:value-type="float" office:value="1585450000">
            <text:p>1585450000</text:p>
          </table:table-cell>
          <table:table-cell office:value-type="percentage" office:value="0.652107746157358">
            <text:p>65.21%</text:p>
          </table:table-cell>
          <table:table-cell table:number-columns-repeated="2"/>
        </table:table-row>
        <table:table-row table:style-name="ro2">
          <table:table-cell office:value-type="string">
            <text:p>600121</text:p>
          </table:table-cell>
          <table:table-cell office:value-type="string">
            <text:p>*ST郑煤</text:p>
          </table:table-cell>
          <table:table-cell office:value-type="float" office:value="10688200000">
            <text:p>10688200000</text:p>
          </table:table-cell>
          <table:table-cell office:value-type="float" office:value="6977110000">
            <text:p>6977110000</text:p>
          </table:table-cell>
          <table:table-cell office:value-type="percentage" office:value="0.652786250257293">
            <text:p>65.28%</text:p>
          </table:table-cell>
          <table:table-cell table:number-columns-repeated="2"/>
        </table:table-row>
        <table:table-row table:style-name="ro1">
          <table:table-cell office:value-type="string">
            <text:p>600580</text:p>
          </table:table-cell>
          <table:table-cell office:value-type="string">
            <text:p>卧龙电气</text:p>
          </table:table-cell>
          <table:table-cell office:value-type="float" office:value="16081740000">
            <text:p>16081740000</text:p>
          </table:table-cell>
          <table:table-cell office:value-type="float" office:value="10507380000">
            <text:p>10507380000</text:p>
          </table:table-cell>
          <table:table-cell office:value-type="percentage" office:value="0.653373329005443">
            <text:p>65.34%</text:p>
          </table:table-cell>
          <table:table-cell table:number-columns-repeated="2"/>
        </table:table-row>
        <table:table-row table:style-name="ro1">
          <table:table-cell office:value-type="string">
            <text:p>600444</text:p>
          </table:table-cell>
          <table:table-cell office:value-type="string">
            <text:p>国机通用</text:p>
          </table:table-cell>
          <table:table-cell office:value-type="float" office:value="888790000">
            <text:p>888790000</text:p>
          </table:table-cell>
          <table:table-cell office:value-type="float" office:value="580820000">
            <text:p>580820000</text:p>
          </table:table-cell>
          <table:table-cell office:value-type="percentage" office:value="0.653495201341149">
            <text:p>65.35%</text:p>
          </table:table-cell>
          <table:table-cell table:number-columns-repeated="2"/>
        </table:table-row>
        <table:table-row table:style-name="ro1">
          <table:table-cell office:value-type="string">
            <text:p>002260</text:p>
          </table:table-cell>
          <table:table-cell office:value-type="string">
            <text:p>德奥通航</text:p>
          </table:table-cell>
          <table:table-cell office:value-type="float" office:value="992810000">
            <text:p>992810000</text:p>
          </table:table-cell>
          <table:table-cell office:value-type="float" office:value="649630000">
            <text:p>649630000</text:p>
          </table:table-cell>
          <table:table-cell office:value-type="percentage" office:value="0.65433466625034">
            <text:p>65.43%</text:p>
          </table:table-cell>
          <table:table-cell table:number-columns-repeated="2"/>
        </table:table-row>
        <table:table-row table:style-name="ro1">
          <table:table-cell office:value-type="string">
            <text:p>600383</text:p>
          </table:table-cell>
          <table:table-cell office:value-type="string">
            <text:p>金地集团</text:p>
          </table:table-cell>
          <table:table-cell office:value-type="float" office:value="153634260000">
            <text:p>153634260000</text:p>
          </table:table-cell>
          <table:table-cell office:value-type="float" office:value="100530390000">
            <text:p>100530390000</text:p>
          </table:table-cell>
          <table:table-cell office:value-type="percentage" office:value="0.654348776112828">
            <text:p>65.43%</text:p>
          </table:table-cell>
          <table:table-cell table:number-columns-repeated="2"/>
        </table:table-row>
        <table:table-row table:style-name="ro1">
          <table:table-cell office:value-type="string">
            <text:p>002343</text:p>
          </table:table-cell>
          <table:table-cell office:value-type="string">
            <text:p>慈文传媒</text:p>
          </table:table-cell>
          <table:table-cell office:value-type="float" office:value="3959150000">
            <text:p>3959150000</text:p>
          </table:table-cell>
          <table:table-cell office:value-type="float" office:value="2590790000">
            <text:p>2590790000</text:p>
          </table:table-cell>
          <table:table-cell office:value-type="percentage" office:value="0.654380359420583">
            <text:p>65.44%</text:p>
          </table:table-cell>
          <table:table-cell table:number-columns-repeated="2"/>
        </table:table-row>
        <table:table-row table:style-name="ro1">
          <table:table-cell office:value-type="string">
            <text:p>600507</text:p>
          </table:table-cell>
          <table:table-cell office:value-type="string">
            <text:p>方大特钢</text:p>
          </table:table-cell>
          <table:table-cell office:value-type="float" office:value="8477100000">
            <text:p>8477100000</text:p>
          </table:table-cell>
          <table:table-cell office:value-type="float" office:value="5549060000">
            <text:p>5549060000</text:p>
          </table:table-cell>
          <table:table-cell office:value-type="percentage" office:value="0.654594141864553">
            <text:p>65.46%</text:p>
          </table:table-cell>
          <table:table-cell table:number-columns-repeated="2"/>
        </table:table-row>
        <table:table-row table:style-name="ro1">
          <table:table-cell office:value-type="string">
            <text:p>000830</text:p>
          </table:table-cell>
          <table:table-cell office:value-type="string">
            <text:p>鲁西化工</text:p>
          </table:table-cell>
          <table:table-cell office:value-type="float" office:value="25064530000">
            <text:p>25064530000</text:p>
          </table:table-cell>
          <table:table-cell office:value-type="float" office:value="16423090000">
            <text:p>16423090000</text:p>
          </table:table-cell>
          <table:table-cell office:value-type="percentage" office:value="0.655232314350199">
            <text:p>65.52%</text:p>
          </table:table-cell>
          <table:table-cell table:number-columns-repeated="2"/>
        </table:table-row>
        <table:table-row table:style-name="ro1">
          <table:table-cell office:value-type="string">
            <text:p>600006</text:p>
          </table:table-cell>
          <table:table-cell office:value-type="string">
            <text:p>东风汽车</text:p>
          </table:table-cell>
          <table:table-cell office:value-type="float" office:value="21504530000">
            <text:p>21504530000</text:p>
          </table:table-cell>
          <table:table-cell office:value-type="float" office:value="14094970000">
            <text:p>14094970000</text:p>
          </table:table-cell>
          <table:table-cell office:value-type="percentage" office:value="0.655441899915971">
            <text:p>65.54%</text:p>
          </table:table-cell>
          <table:table-cell table:number-columns-repeated="2"/>
        </table:table-row>
        <table:table-row table:style-name="ro1">
          <table:table-cell office:value-type="string">
            <text:p>600487</text:p>
          </table:table-cell>
          <table:table-cell office:value-type="string">
            <text:p>亨通光电</text:p>
          </table:table-cell>
          <table:table-cell office:value-type="float" office:value="19734330000">
            <text:p>19734330000</text:p>
          </table:table-cell>
          <table:table-cell office:value-type="float" office:value="12945740000">
            <text:p>12945740000</text:p>
          </table:table-cell>
          <table:table-cell office:value-type="percentage" office:value="0.656000989139231">
            <text:p>65.60%</text:p>
          </table:table-cell>
          <table:table-cell table:number-columns-repeated="2"/>
        </table:table-row>
        <table:table-row table:style-name="ro1">
          <table:table-cell office:value-type="string">
            <text:p>000035</text:p>
          </table:table-cell>
          <table:table-cell office:value-type="string">
            <text:p>中国天楹</text:p>
          </table:table-cell>
          <table:table-cell office:value-type="float" office:value="5998490000">
            <text:p>5998490000</text:p>
          </table:table-cell>
          <table:table-cell office:value-type="float" office:value="3936030000">
            <text:p>3936030000</text:p>
          </table:table-cell>
          <table:table-cell office:value-type="percentage" office:value="0.656170136150931">
            <text:p>65.62%</text:p>
          </table:table-cell>
          <table:table-cell table:number-columns-repeated="2"/>
        </table:table-row>
        <table:table-row table:style-name="ro1">
          <table:table-cell office:value-type="string">
            <text:p>002556</text:p>
          </table:table-cell>
          <table:table-cell office:value-type="string">
            <text:p>辉隆股份</text:p>
          </table:table-cell>
          <table:table-cell office:value-type="float" office:value="6866640000">
            <text:p>6866640000</text:p>
          </table:table-cell>
          <table:table-cell office:value-type="float" office:value="4506550000">
            <text:p>4506550000</text:p>
          </table:table-cell>
          <table:table-cell office:value-type="percentage" office:value="0.656296238043643">
            <text:p>65.63%</text:p>
          </table:table-cell>
          <table:table-cell table:number-columns-repeated="2"/>
        </table:table-row>
        <table:table-row table:style-name="ro1">
          <table:table-cell office:value-type="string">
            <text:p>600008</text:p>
          </table:table-cell>
          <table:table-cell office:value-type="string">
            <text:p>首创股份</text:p>
          </table:table-cell>
          <table:table-cell office:value-type="float" office:value="39635110000">
            <text:p>39635110000</text:p>
          </table:table-cell>
          <table:table-cell office:value-type="float" office:value="26020370000">
            <text:p>26020370000</text:p>
          </table:table-cell>
          <table:table-cell office:value-type="percentage" office:value="0.656497988778131">
            <text:p>65.65%</text:p>
          </table:table-cell>
          <table:table-cell table:number-columns-repeated="2"/>
        </table:table-row>
        <table:table-row table:style-name="ro1">
          <table:table-cell office:value-type="string">
            <text:p>000589</text:p>
          </table:table-cell>
          <table:table-cell office:value-type="string">
            <text:p>黔轮胎Ａ</text:p>
          </table:table-cell>
          <table:table-cell office:value-type="float" office:value="10428280000">
            <text:p>10428280000</text:p>
          </table:table-cell>
          <table:table-cell office:value-type="float" office:value="6849210000">
            <text:p>6849210000</text:p>
          </table:table-cell>
          <table:table-cell office:value-type="percentage" office:value="0.656791915828881">
            <text:p>65.68%</text:p>
          </table:table-cell>
          <table:table-cell table:number-columns-repeated="2"/>
        </table:table-row>
        <table:table-row table:style-name="ro1">
          <table:table-cell office:value-type="string">
            <text:p>002456</text:p>
          </table:table-cell>
          <table:table-cell office:value-type="string">
            <text:p>欧菲光</text:p>
          </table:table-cell>
          <table:table-cell office:value-type="float" office:value="23434180000">
            <text:p>23434180000</text:p>
          </table:table-cell>
          <table:table-cell office:value-type="float" office:value="15393640000">
            <text:p>15393640000</text:p>
          </table:table-cell>
          <table:table-cell office:value-type="percentage" office:value="0.656888357092077">
            <text:p>65.69%</text:p>
          </table:table-cell>
          <table:table-cell table:number-columns-repeated="2"/>
        </table:table-row>
        <table:table-row table:style-name="ro1">
          <table:table-cell office:value-type="string">
            <text:p>600497</text:p>
          </table:table-cell>
          <table:table-cell office:value-type="string">
            <text:p>驰宏锌锗</text:p>
          </table:table-cell>
          <table:table-cell office:value-type="float" office:value="32831830000">
            <text:p>32831830000</text:p>
          </table:table-cell>
          <table:table-cell office:value-type="float" office:value="21569400000">
            <text:p>21569400000</text:p>
          </table:table-cell>
          <table:table-cell office:value-type="percentage" office:value="0.656966120986859">
            <text:p>65.70%</text:p>
          </table:table-cell>
          <table:table-cell table:number-columns-repeated="2"/>
        </table:table-row>
        <table:table-row table:style-name="ro1">
          <table:table-cell office:value-type="string">
            <text:p>300626</text:p>
          </table:table-cell>
          <table:table-cell office:value-type="string">
            <text:p>华瑞股份</text:p>
          </table:table-cell>
          <table:table-cell office:value-type="float" office:value="798880000">
            <text:p>798880000</text:p>
          </table:table-cell>
          <table:table-cell office:value-type="float" office:value="524910000">
            <text:p>524910000</text:p>
          </table:table-cell>
          <table:table-cell office:value-type="percentage" office:value="0.657057380332465">
            <text:p>65.71%</text:p>
          </table:table-cell>
          <table:table-cell table:number-columns-repeated="2"/>
        </table:table-row>
        <table:table-row table:style-name="ro1">
          <table:table-cell office:value-type="string">
            <text:p>002061</text:p>
          </table:table-cell>
          <table:table-cell office:value-type="string">
            <text:p>江山化工</text:p>
          </table:table-cell>
          <table:table-cell office:value-type="float" office:value="4695450000">
            <text:p>4695450000</text:p>
          </table:table-cell>
          <table:table-cell office:value-type="float" office:value="3086290000">
            <text:p>3086290000</text:p>
          </table:table-cell>
          <table:table-cell office:value-type="percentage" office:value="0.657293763111097">
            <text:p>65.73%</text:p>
          </table:table-cell>
          <table:table-cell table:number-columns-repeated="2"/>
        </table:table-row>
        <table:table-row table:style-name="ro1">
          <table:table-cell office:value-type="string">
            <text:p>600829</text:p>
          </table:table-cell>
          <table:table-cell office:value-type="string">
            <text:p>人民同泰</text:p>
          </table:table-cell>
          <table:table-cell office:value-type="float" office:value="4810080000">
            <text:p>4810080000</text:p>
          </table:table-cell>
          <table:table-cell office:value-type="float" office:value="3162300000">
            <text:p>3162300000</text:p>
          </table:table-cell>
          <table:table-cell office:value-type="percentage" office:value="0.657431893024648">
            <text:p>65.74%</text:p>
          </table:table-cell>
          <table:table-cell table:number-columns-repeated="2"/>
        </table:table-row>
        <table:table-row table:style-name="ro1">
          <table:table-cell office:value-type="string">
            <text:p>000701</text:p>
          </table:table-cell>
          <table:table-cell office:value-type="string">
            <text:p>厦门信达</text:p>
          </table:table-cell>
          <table:table-cell office:value-type="float" office:value="15992920000">
            <text:p>15992920000</text:p>
          </table:table-cell>
          <table:table-cell office:value-type="float" office:value="10518730000">
            <text:p>10518730000</text:p>
          </table:table-cell>
          <table:table-cell office:value-type="percentage" office:value="0.657711662410617">
            <text:p>65.77%</text:p>
          </table:table-cell>
          <table:table-cell table:number-columns-repeated="2"/>
        </table:table-row>
        <table:table-row table:style-name="ro1">
          <table:table-cell office:value-type="string">
            <text:p>002786</text:p>
          </table:table-cell>
          <table:table-cell office:value-type="string">
            <text:p>银宝山新</text:p>
          </table:table-cell>
          <table:table-cell office:value-type="float" office:value="3120740000">
            <text:p>3120740000</text:p>
          </table:table-cell>
          <table:table-cell office:value-type="float" office:value="2053970000">
            <text:p>2053970000</text:p>
          </table:table-cell>
          <table:table-cell office:value-type="percentage" office:value="0.65816761409153">
            <text:p>65.82%</text:p>
          </table:table-cell>
          <table:table-cell table:number-columns-repeated="2"/>
        </table:table-row>
        <table:table-row table:style-name="ro1">
          <table:table-cell office:value-type="string">
            <text:p>000605</text:p>
          </table:table-cell>
          <table:table-cell office:value-type="string">
            <text:p>渤海股份</text:p>
          </table:table-cell>
          <table:table-cell office:value-type="float" office:value="3464690000">
            <text:p>3464690000</text:p>
          </table:table-cell>
          <table:table-cell office:value-type="float" office:value="2281030000">
            <text:p>2281030000</text:p>
          </table:table-cell>
          <table:table-cell office:value-type="percentage" office:value="0.658364817631592">
            <text:p>65.84%</text:p>
          </table:table-cell>
          <table:table-cell table:number-columns-repeated="2"/>
        </table:table-row>
        <table:table-row table:style-name="ro1">
          <table:table-cell office:value-type="string">
            <text:p>002018</text:p>
          </table:table-cell>
          <table:table-cell office:value-type="string">
            <text:p>华信国际</text:p>
          </table:table-cell>
          <table:table-cell office:value-type="float" office:value="9884430000">
            <text:p>9884430000</text:p>
          </table:table-cell>
          <table:table-cell office:value-type="float" office:value="6508050000">
            <text:p>6508050000</text:p>
          </table:table-cell>
          <table:table-cell office:value-type="percentage" office:value="0.658414293995708">
            <text:p>65.84%</text:p>
          </table:table-cell>
          <table:table-cell table:number-columns-repeated="2"/>
        </table:table-row>
        <table:table-row table:style-name="ro1">
          <table:table-cell office:value-type="string">
            <text:p>001896</text:p>
          </table:table-cell>
          <table:table-cell office:value-type="string">
            <text:p>豫能控股</text:p>
          </table:table-cell>
          <table:table-cell office:value-type="float" office:value="14431970000">
            <text:p>14431970000</text:p>
          </table:table-cell>
          <table:table-cell office:value-type="float" office:value="9507310000">
            <text:p>9507310000</text:p>
          </table:table-cell>
          <table:table-cell office:value-type="percentage" office:value="0.658767306195897">
            <text:p>65.88%</text:p>
          </table:table-cell>
          <table:table-cell table:number-columns-repeated="2"/>
        </table:table-row>
        <table:table-row table:style-name="ro1">
          <table:table-cell office:value-type="string">
            <text:p>601111</text:p>
          </table:table-cell>
          <table:table-cell office:value-type="string">
            <text:p>中国国航</text:p>
          </table:table-cell>
          <table:table-cell office:value-type="float" office:value="224128190000">
            <text:p>224128190000</text:p>
          </table:table-cell>
          <table:table-cell office:value-type="float" office:value="147654550000">
            <text:p>147654550000</text:p>
          </table:table-cell>
          <table:table-cell office:value-type="percentage" office:value="0.658795085080551">
            <text:p>65.88%</text:p>
          </table:table-cell>
          <table:table-cell table:number-columns-repeated="2"/>
        </table:table-row>
        <table:table-row table:style-name="ro1">
          <table:table-cell office:value-type="string">
            <text:p>600863</text:p>
          </table:table-cell>
          <table:table-cell office:value-type="string">
            <text:p>内蒙华电</text:p>
          </table:table-cell>
          <table:table-cell office:value-type="float" office:value="39682760000">
            <text:p>39682760000</text:p>
          </table:table-cell>
          <table:table-cell office:value-type="float" office:value="26177000000">
            <text:p>26177000000</text:p>
          </table:table-cell>
          <table:table-cell office:value-type="percentage" office:value="0.659656737585793">
            <text:p>65.97%</text:p>
          </table:table-cell>
          <table:table-cell table:number-columns-repeated="2"/>
        </table:table-row>
        <table:table-row table:style-name="ro1">
          <table:table-cell office:value-type="string">
            <text:p>000501</text:p>
          </table:table-cell>
          <table:table-cell office:value-type="string">
            <text:p>鄂武商Ａ</text:p>
          </table:table-cell>
          <table:table-cell office:value-type="float" office:value="17790570000">
            <text:p>17790570000</text:p>
          </table:table-cell>
          <table:table-cell office:value-type="float" office:value="11736840000">
            <text:p>11736840000</text:p>
          </table:table-cell>
          <table:table-cell office:value-type="percentage" office:value="0.659722538400962">
            <text:p>65.97%</text:p>
          </table:table-cell>
          <table:table-cell table:number-columns-repeated="2"/>
        </table:table-row>
        <table:table-row table:style-name="ro1">
          <table:table-cell office:value-type="string">
            <text:p>603180</text:p>
          </table:table-cell>
          <table:table-cell office:value-type="string">
            <text:p>金牌厨柜</text:p>
          </table:table-cell>
          <table:table-cell office:value-type="float" office:value="833970000">
            <text:p>833970000</text:p>
          </table:table-cell>
          <table:table-cell office:value-type="float" office:value="550330000">
            <text:p>550330000</text:p>
          </table:table-cell>
          <table:table-cell office:value-type="percentage" office:value="0.659891842632229">
            <text:p>65.99%</text:p>
          </table:table-cell>
          <table:table-cell table:number-columns-repeated="2"/>
        </table:table-row>
        <table:table-row table:style-name="ro1">
          <table:table-cell office:value-type="string">
            <text:p>600781</text:p>
          </table:table-cell>
          <table:table-cell office:value-type="string">
            <text:p>辅仁药业</text:p>
          </table:table-cell>
          <table:table-cell office:value-type="float" office:value="1272930000">
            <text:p>1272930000</text:p>
          </table:table-cell>
          <table:table-cell office:value-type="float" office:value="840040000">
            <text:p>840040000</text:p>
          </table:table-cell>
          <table:table-cell office:value-type="percentage" office:value="0.659926311737488">
            <text:p>65.99%</text:p>
          </table:table-cell>
          <table:table-cell table:number-columns-repeated="2"/>
        </table:table-row>
        <table:table-row table:style-name="ro1">
          <table:table-cell office:value-type="string">
            <text:p>000055</text:p>
          </table:table-cell>
          <table:table-cell office:value-type="string">
            <text:p>方大集团</text:p>
          </table:table-cell>
          <table:table-cell office:value-type="float" office:value="6787050000">
            <text:p>6787050000</text:p>
          </table:table-cell>
          <table:table-cell office:value-type="float" office:value="4484740000">
            <text:p>4484740000</text:p>
          </table:table-cell>
          <table:table-cell office:value-type="percentage" office:value="0.660778983505352">
            <text:p>66.08%</text:p>
          </table:table-cell>
          <table:table-cell table:number-columns-repeated="2"/>
        </table:table-row>
        <table:table-row table:style-name="ro1">
          <table:table-cell office:value-type="string">
            <text:p>600231</text:p>
          </table:table-cell>
          <table:table-cell office:value-type="string">
            <text:p>凌钢股份</text:p>
          </table:table-cell>
          <table:table-cell office:value-type="float" office:value="15399060000">
            <text:p>15399060000</text:p>
          </table:table-cell>
          <table:table-cell office:value-type="float" office:value="10176590000">
            <text:p>10176590000</text:p>
          </table:table-cell>
          <table:table-cell office:value-type="percentage" office:value="0.660857870545345">
            <text:p>66.09%</text:p>
          </table:table-cell>
          <table:table-cell table:number-columns-repeated="2"/>
        </table:table-row>
        <table:table-row table:style-name="ro1">
          <table:table-cell office:value-type="string">
            <text:p>000931</text:p>
          </table:table-cell>
          <table:table-cell office:value-type="string">
            <text:p>中 关 村</text:p>
          </table:table-cell>
          <table:table-cell office:value-type="float" office:value="3147000000">
            <text:p>3147000000</text:p>
          </table:table-cell>
          <table:table-cell office:value-type="float" office:value="2080120000">
            <text:p>2080120000</text:p>
          </table:table-cell>
          <table:table-cell office:value-type="percentage" office:value="0.660985065141405">
            <text:p>66.10%</text:p>
          </table:table-cell>
          <table:table-cell table:number-columns-repeated="2"/>
        </table:table-row>
        <table:table-row table:style-name="ro1">
          <table:table-cell office:value-type="string">
            <text:p>002047</text:p>
          </table:table-cell>
          <table:table-cell office:value-type="string">
            <text:p>宝鹰股份</text:p>
          </table:table-cell>
          <table:table-cell office:value-type="float" office:value="8762340000">
            <text:p>8762340000</text:p>
          </table:table-cell>
          <table:table-cell office:value-type="float" office:value="5796120000">
            <text:p>5796120000</text:p>
          </table:table-cell>
          <table:table-cell office:value-type="percentage" office:value="0.661480837310581">
            <text:p>66.15%</text:p>
          </table:table-cell>
          <table:table-cell table:number-columns-repeated="2"/>
        </table:table-row>
        <table:table-row table:style-name="ro1">
          <table:table-cell office:value-type="string">
            <text:p>600888</text:p>
          </table:table-cell>
          <table:table-cell office:value-type="string">
            <text:p>新疆众和</text:p>
          </table:table-cell>
          <table:table-cell office:value-type="float" office:value="9697820000">
            <text:p>9697820000</text:p>
          </table:table-cell>
          <table:table-cell office:value-type="float" office:value="6415240000">
            <text:p>6415240000</text:p>
          </table:table-cell>
          <table:table-cell office:value-type="percentage" office:value="0.661513618524576">
            <text:p>66.15%</text:p>
          </table:table-cell>
          <table:table-cell table:number-columns-repeated="2"/>
        </table:table-row>
        <table:table-row table:style-name="ro1">
          <table:table-cell office:value-type="string">
            <text:p>002488</text:p>
          </table:table-cell>
          <table:table-cell office:value-type="string">
            <text:p>金固股份</text:p>
          </table:table-cell>
          <table:table-cell office:value-type="float" office:value="4241630000">
            <text:p>4241630000</text:p>
          </table:table-cell>
          <table:table-cell office:value-type="float" office:value="2806500000">
            <text:p>2806500000</text:p>
          </table:table-cell>
          <table:table-cell office:value-type="percentage" office:value="0.661656014315251">
            <text:p>66.17%</text:p>
          </table:table-cell>
          <table:table-cell table:number-columns-repeated="2"/>
        </table:table-row>
        <table:table-row table:style-name="ro1">
          <table:table-cell office:value-type="string">
            <text:p>002071</text:p>
          </table:table-cell>
          <table:table-cell office:value-type="string">
            <text:p>长城影视</text:p>
          </table:table-cell>
          <table:table-cell office:value-type="float" office:value="2981980000">
            <text:p>2981980000</text:p>
          </table:table-cell>
          <table:table-cell office:value-type="float" office:value="1973480000">
            <text:p>1973480000</text:p>
          </table:table-cell>
          <table:table-cell office:value-type="percentage" office:value="0.661801890019383">
            <text:p>66.18%</text:p>
          </table:table-cell>
          <table:table-cell table:number-columns-repeated="2"/>
        </table:table-row>
        <table:table-row table:style-name="ro1">
          <table:table-cell office:value-type="string">
            <text:p>603843</text:p>
          </table:table-cell>
          <table:table-cell office:value-type="string">
            <text:p>正平股份</text:p>
          </table:table-cell>
          <table:table-cell office:value-type="float" office:value="3612930000">
            <text:p>3612930000</text:p>
          </table:table-cell>
          <table:table-cell office:value-type="float" office:value="2392260000">
            <text:p>2392260000</text:p>
          </table:table-cell>
          <table:table-cell office:value-type="percentage" office:value="0.662138485938006">
            <text:p>66.21%</text:p>
          </table:table-cell>
          <table:table-cell table:number-columns-repeated="2"/>
        </table:table-row>
        <table:table-row table:style-name="ro1">
          <table:table-cell office:value-type="string">
            <text:p>002471</text:p>
          </table:table-cell>
          <table:table-cell office:value-type="string">
            <text:p>中超控股</text:p>
          </table:table-cell>
          <table:table-cell office:value-type="float" office:value="8511590000">
            <text:p>8511590000</text:p>
          </table:table-cell>
          <table:table-cell office:value-type="float" office:value="5639830000">
            <text:p>5639830000</text:p>
          </table:table-cell>
          <table:table-cell office:value-type="percentage" office:value="0.662605929091979">
            <text:p>66.26%</text:p>
          </table:table-cell>
          <table:table-cell table:number-columns-repeated="2"/>
        </table:table-row>
        <table:table-row table:style-name="ro1">
          <table:table-cell office:value-type="string">
            <text:p>600283</text:p>
          </table:table-cell>
          <table:table-cell office:value-type="string">
            <text:p>钱江水利</text:p>
          </table:table-cell>
          <table:table-cell office:value-type="float" office:value="5455610000">
            <text:p>5455610000</text:p>
          </table:table-cell>
          <table:table-cell office:value-type="float" office:value="3615750000">
            <text:p>3615750000</text:p>
          </table:table-cell>
          <table:table-cell office:value-type="percentage" office:value="0.662758151700726">
            <text:p>66.28%</text:p>
          </table:table-cell>
          <table:table-cell table:number-columns-repeated="2"/>
        </table:table-row>
        <table:table-row table:style-name="ro1">
          <table:table-cell office:value-type="string">
            <text:p>000631</text:p>
          </table:table-cell>
          <table:table-cell office:value-type="string">
            <text:p>顺发恒业</text:p>
          </table:table-cell>
          <table:table-cell office:value-type="float" office:value="16639400000">
            <text:p>16639400000</text:p>
          </table:table-cell>
          <table:table-cell office:value-type="float" office:value="11028370000">
            <text:p>11028370000</text:p>
          </table:table-cell>
          <table:table-cell office:value-type="percentage" office:value="0.662786518744666">
            <text:p>66.28%</text:p>
          </table:table-cell>
          <table:table-cell table:number-columns-repeated="2"/>
        </table:table-row>
        <table:table-row table:style-name="ro1">
          <table:table-cell office:value-type="string">
            <text:p>000668</text:p>
          </table:table-cell>
          <table:table-cell office:value-type="string">
            <text:p>荣丰控股</text:p>
          </table:table-cell>
          <table:table-cell office:value-type="float" office:value="2026440000">
            <text:p>2026440000</text:p>
          </table:table-cell>
          <table:table-cell office:value-type="float" office:value="1343570000">
            <text:p>1343570000</text:p>
          </table:table-cell>
          <table:table-cell office:value-type="percentage" office:value="0.663019877223111">
            <text:p>66.30%</text:p>
          </table:table-cell>
          <table:table-cell table:number-columns-repeated="2"/>
        </table:table-row>
        <table:table-row table:style-name="ro1">
          <table:table-cell office:value-type="string">
            <text:p>600760</text:p>
          </table:table-cell>
          <table:table-cell office:value-type="string">
            <text:p>中航黑豹</text:p>
          </table:table-cell>
          <table:table-cell office:value-type="float" office:value="1698600000">
            <text:p>1698600000</text:p>
          </table:table-cell>
          <table:table-cell office:value-type="float" office:value="1126230000">
            <text:p>1126230000</text:p>
          </table:table-cell>
          <table:table-cell office:value-type="percentage" office:value="0.663034263511127">
            <text:p>66.30%</text:p>
          </table:table-cell>
          <table:table-cell table:number-columns-repeated="2"/>
        </table:table-row>
        <table:table-row table:style-name="ro1">
          <table:table-cell office:value-type="string">
            <text:p>600217</text:p>
          </table:table-cell>
          <table:table-cell office:value-type="string">
            <text:p>中再资环</text:p>
          </table:table-cell>
          <table:table-cell office:value-type="float" office:value="3219100000">
            <text:p>3219100000</text:p>
          </table:table-cell>
          <table:table-cell office:value-type="float" office:value="2136140000">
            <text:p>2136140000</text:p>
          </table:table-cell>
          <table:table-cell office:value-type="percentage" office:value="0.663582989034202">
            <text:p>66.36%</text:p>
          </table:table-cell>
          <table:table-cell table:number-columns-repeated="2"/>
        </table:table-row>
        <table:table-row table:style-name="ro1">
          <table:table-cell office:value-type="string">
            <text:p>600348</text:p>
          </table:table-cell>
          <table:table-cell office:value-type="string">
            <text:p>阳泉煤业</text:p>
          </table:table-cell>
          <table:table-cell office:value-type="float" office:value="41793030000">
            <text:p>41793030000</text:p>
          </table:table-cell>
          <table:table-cell office:value-type="float" office:value="27763190000">
            <text:p>27763190000</text:p>
          </table:table-cell>
          <table:table-cell office:value-type="percentage" office:value="0.664301918286375">
            <text:p>66.43%</text:p>
          </table:table-cell>
          <table:table-cell table:number-columns-repeated="2"/>
        </table:table-row>
        <table:table-row table:style-name="ro1">
          <table:table-cell office:value-type="string">
            <text:p>600010</text:p>
          </table:table-cell>
          <table:table-cell office:value-type="string">
            <text:p>包钢股份</text:p>
          </table:table-cell>
          <table:table-cell office:value-type="float" office:value="141439720000">
            <text:p>141439720000</text:p>
          </table:table-cell>
          <table:table-cell office:value-type="float" office:value="93998520000">
            <text:p>93998520000</text:p>
          </table:table-cell>
          <table:table-cell office:value-type="percentage" office:value="0.664583612015069">
            <text:p>66.46%</text:p>
          </table:table-cell>
          <table:table-cell table:number-columns-repeated="2"/>
        </table:table-row>
        <table:table-row table:style-name="ro1">
          <table:table-cell office:value-type="string">
            <text:p>002159</text:p>
          </table:table-cell>
          <table:table-cell office:value-type="string">
            <text:p>三特索道</text:p>
          </table:table-cell>
          <table:table-cell office:value-type="float" office:value="2574390000">
            <text:p>2574390000</text:p>
          </table:table-cell>
          <table:table-cell office:value-type="float" office:value="1711320000">
            <text:p>1711320000</text:p>
          </table:table-cell>
          <table:table-cell office:value-type="percentage" office:value="0.664747765490077">
            <text:p>66.47%</text:p>
          </table:table-cell>
          <table:table-cell table:number-columns-repeated="2"/>
        </table:table-row>
        <table:table-row table:style-name="ro1">
          <table:table-cell office:value-type="string">
            <text:p>600839</text:p>
          </table:table-cell>
          <table:table-cell office:value-type="string">
            <text:p>四川长虹</text:p>
          </table:table-cell>
          <table:table-cell office:value-type="float" office:value="59862970000">
            <text:p>59862970000</text:p>
          </table:table-cell>
          <table:table-cell office:value-type="float" office:value="39834220000">
            <text:p>39834220000</text:p>
          </table:table-cell>
          <table:table-cell office:value-type="percentage" office:value="0.665423382769014">
            <text:p>66.54%</text:p>
          </table:table-cell>
          <table:table-cell table:number-columns-repeated="2"/>
        </table:table-row>
        <table:table-row table:style-name="ro1">
          <table:table-cell office:value-type="string">
            <text:p>603177</text:p>
          </table:table-cell>
          <table:table-cell office:value-type="string">
            <text:p>德创环保</text:p>
          </table:table-cell>
          <table:table-cell office:value-type="float" office:value="1095620000">
            <text:p>1095620000</text:p>
          </table:table-cell>
          <table:table-cell office:value-type="float" office:value="729500000">
            <text:p>729500000</text:p>
          </table:table-cell>
          <table:table-cell office:value-type="percentage" office:value="0.665833044303682">
            <text:p>66.58%</text:p>
          </table:table-cell>
          <table:table-cell table:number-columns-repeated="2"/>
        </table:table-row>
        <table:table-row table:style-name="ro1">
          <table:table-cell office:value-type="string">
            <text:p>000428</text:p>
          </table:table-cell>
          <table:table-cell office:value-type="string">
            <text:p>华天酒店</text:p>
          </table:table-cell>
          <table:table-cell office:value-type="float" office:value="8908830000">
            <text:p>8908830000</text:p>
          </table:table-cell>
          <table:table-cell office:value-type="float" office:value="5938410000">
            <text:p>5938410000</text:p>
          </table:table-cell>
          <table:table-cell office:value-type="percentage" office:value="0.666575745636632">
            <text:p>66.66%</text:p>
          </table:table-cell>
          <table:table-cell table:number-columns-repeated="2"/>
        </table:table-row>
        <table:table-row table:style-name="ro1">
          <table:table-cell office:value-type="string">
            <text:p>600808</text:p>
          </table:table-cell>
          <table:table-cell office:value-type="string">
            <text:p>马钢股份</text:p>
          </table:table-cell>
          <table:table-cell office:value-type="float" office:value="66245530000">
            <text:p>66245530000</text:p>
          </table:table-cell>
          <table:table-cell office:value-type="float" office:value="44165020000">
            <text:p>44165020000</text:p>
          </table:table-cell>
          <table:table-cell office:value-type="percentage" office:value="0.666686793810843">
            <text:p>66.67%</text:p>
          </table:table-cell>
          <table:table-cell table:number-columns-repeated="2"/>
        </table:table-row>
        <table:table-row table:style-name="ro1">
          <table:table-cell office:value-type="string">
            <text:p>600328</text:p>
          </table:table-cell>
          <table:table-cell office:value-type="string">
            <text:p>兰太实业</text:p>
          </table:table-cell>
          <table:table-cell office:value-type="float" office:value="6393330000">
            <text:p>6393330000</text:p>
          </table:table-cell>
          <table:table-cell office:value-type="float" office:value="4265470000">
            <text:p>4265470000</text:p>
          </table:table-cell>
          <table:table-cell office:value-type="percentage" office:value="0.667175008954645">
            <text:p>66.72%</text:p>
          </table:table-cell>
          <table:table-cell table:number-columns-repeated="2"/>
        </table:table-row>
        <table:table-row table:style-name="ro1">
          <table:table-cell office:value-type="string">
            <text:p>002431</text:p>
          </table:table-cell>
          <table:table-cell office:value-type="string">
            <text:p>棕榈股份</text:p>
          </table:table-cell>
          <table:table-cell office:value-type="float" office:value="13656170000">
            <text:p>13656170000</text:p>
          </table:table-cell>
          <table:table-cell office:value-type="float" office:value="9112350000">
            <text:p>9112350000</text:p>
          </table:table-cell>
          <table:table-cell office:value-type="percentage" office:value="0.667269812839178">
            <text:p>66.73%</text:p>
          </table:table-cell>
          <table:table-cell table:number-columns-repeated="2"/>
        </table:table-row>
        <table:table-row table:style-name="ro1">
          <table:table-cell office:value-type="string">
            <text:p>000430</text:p>
          </table:table-cell>
          <table:table-cell office:value-type="string">
            <text:p>张家界</text:p>
          </table:table-cell>
          <table:table-cell office:value-type="float" office:value="2044170000">
            <text:p>2044170000</text:p>
          </table:table-cell>
          <table:table-cell office:value-type="float" office:value="1364840000">
            <text:p>1364840000</text:p>
          </table:table-cell>
          <table:table-cell office:value-type="percentage" office:value="0.667674410640994">
            <text:p>66.77%</text:p>
          </table:table-cell>
          <table:table-cell table:number-columns-repeated="2"/>
        </table:table-row>
        <table:table-row table:style-name="ro1">
          <table:table-cell office:value-type="string">
            <text:p>300589</text:p>
          </table:table-cell>
          <table:table-cell office:value-type="string">
            <text:p>江龙船艇</text:p>
          </table:table-cell>
          <table:table-cell office:value-type="float" office:value="511150000">
            <text:p>511150000</text:p>
          </table:table-cell>
          <table:table-cell office:value-type="float" office:value="341510000">
            <text:p>341510000</text:p>
          </table:table-cell>
          <table:table-cell office:value-type="percentage" office:value="0.668120903844273">
            <text:p>66.81%</text:p>
          </table:table-cell>
          <table:table-cell table:number-columns-repeated="2"/>
        </table:table-row>
        <table:table-row table:style-name="ro1">
          <table:table-cell office:value-type="string">
            <text:p>000759</text:p>
          </table:table-cell>
          <table:table-cell office:value-type="string">
            <text:p>中百集团</text:p>
          </table:table-cell>
          <table:table-cell office:value-type="float" office:value="9084610000">
            <text:p>9084610000</text:p>
          </table:table-cell>
          <table:table-cell office:value-type="float" office:value="6074580000">
            <text:p>6074580000</text:p>
          </table:table-cell>
          <table:table-cell office:value-type="percentage" office:value="0.668667119447065">
            <text:p>66.87%</text:p>
          </table:table-cell>
          <table:table-cell table:number-columns-repeated="2"/>
        </table:table-row>
        <table:table-row table:style-name="ro1">
          <table:table-cell office:value-type="string">
            <text:p>600162</text:p>
          </table:table-cell>
          <table:table-cell office:value-type="string">
            <text:p>香江控股</text:p>
          </table:table-cell>
          <table:table-cell office:value-type="float" office:value="15980470000">
            <text:p>15980470000</text:p>
          </table:table-cell>
          <table:table-cell office:value-type="float" office:value="10686570000">
            <text:p>10686570000</text:p>
          </table:table-cell>
          <table:table-cell office:value-type="percentage" office:value="0.668726889759813">
            <text:p>66.87%</text:p>
          </table:table-cell>
          <table:table-cell table:number-columns-repeated="2"/>
        </table:table-row>
        <table:table-row table:style-name="ro1">
          <table:table-cell office:value-type="string">
            <text:p>000517</text:p>
          </table:table-cell>
          <table:table-cell office:value-type="string">
            <text:p>荣安地产</text:p>
          </table:table-cell>
          <table:table-cell office:value-type="float" office:value="11106630000">
            <text:p>11106630000</text:p>
          </table:table-cell>
          <table:table-cell office:value-type="float" office:value="7429990000">
            <text:p>7429990000</text:p>
          </table:table-cell>
          <table:table-cell office:value-type="percentage" office:value="0.668968895155416">
            <text:p>66.90%</text:p>
          </table:table-cell>
          <table:table-cell table:number-columns-repeated="2"/>
        </table:table-row>
        <table:table-row table:style-name="ro1">
          <table:table-cell office:value-type="string">
            <text:p>600648</text:p>
          </table:table-cell>
          <table:table-cell office:value-type="string">
            <text:p>外高桥</text:p>
          </table:table-cell>
          <table:table-cell office:value-type="float" office:value="29611700000">
            <text:p>29611700000</text:p>
          </table:table-cell>
          <table:table-cell office:value-type="float" office:value="19813110000">
            <text:p>19813110000</text:p>
          </table:table-cell>
          <table:table-cell office:value-type="percentage" office:value="0.669097350033939">
            <text:p>66.91%</text:p>
          </table:table-cell>
          <table:table-cell table:number-columns-repeated="2"/>
        </table:table-row>
        <table:table-row table:style-name="ro1">
          <table:table-cell office:value-type="string">
            <text:p>600416</text:p>
          </table:table-cell>
          <table:table-cell office:value-type="string">
            <text:p>湘电股份</text:p>
          </table:table-cell>
          <table:table-cell office:value-type="float" office:value="19876810000">
            <text:p>19876810000</text:p>
          </table:table-cell>
          <table:table-cell office:value-type="float" office:value="13310840000">
            <text:p>13310840000</text:p>
          </table:table-cell>
          <table:table-cell office:value-type="percentage" office:value="0.669666812733029">
            <text:p>66.97%</text:p>
          </table:table-cell>
          <table:table-cell table:number-columns-repeated="2"/>
        </table:table-row>
        <table:table-row table:style-name="ro1">
          <table:table-cell office:value-type="string">
            <text:p>002301</text:p>
          </table:table-cell>
          <table:table-cell office:value-type="string">
            <text:p>齐心集团</text:p>
          </table:table-cell>
          <table:table-cell office:value-type="float" office:value="3798660000">
            <text:p>3798660000</text:p>
          </table:table-cell>
          <table:table-cell office:value-type="float" office:value="2547180000">
            <text:p>2547180000</text:p>
          </table:table-cell>
          <table:table-cell office:value-type="percentage" office:value="0.670546982356936">
            <text:p>67.05%</text:p>
          </table:table-cell>
          <table:table-cell table:number-columns-repeated="2"/>
        </table:table-row>
        <table:table-row table:style-name="ro1">
          <table:table-cell office:value-type="string">
            <text:p>600470</text:p>
          </table:table-cell>
          <table:table-cell office:value-type="string">
            <text:p>六国化工</text:p>
          </table:table-cell>
          <table:table-cell office:value-type="float" office:value="5837210000">
            <text:p>5837210000</text:p>
          </table:table-cell>
          <table:table-cell office:value-type="float" office:value="3917880000">
            <text:p>3917880000</text:p>
          </table:table-cell>
          <table:table-cell office:value-type="percentage" office:value="0.671190517387588">
            <text:p>67.12%</text:p>
          </table:table-cell>
          <table:table-cell table:number-columns-repeated="2"/>
        </table:table-row>
        <table:table-row table:style-name="ro1">
          <table:table-cell office:value-type="string">
            <text:p>000069</text:p>
          </table:table-cell>
          <table:table-cell office:value-type="string">
            <text:p>华侨城Ａ</text:p>
          </table:table-cell>
          <table:table-cell office:value-type="float" office:value="146344890000">
            <text:p>146344890000</text:p>
          </table:table-cell>
          <table:table-cell office:value-type="float" office:value="98228880000">
            <text:p>98228880000</text:p>
          </table:table-cell>
          <table:table-cell office:value-type="percentage" office:value="0.67121496350163">
            <text:p>67.12%</text:p>
          </table:table-cell>
          <table:table-cell table:number-columns-repeated="2"/>
        </table:table-row>
        <table:table-row table:style-name="ro1">
          <table:table-cell office:value-type="string">
            <text:p>000090</text:p>
          </table:table-cell>
          <table:table-cell office:value-type="string">
            <text:p>天健集团</text:p>
          </table:table-cell>
          <table:table-cell office:value-type="float" office:value="19290630000">
            <text:p>19290630000</text:p>
          </table:table-cell>
          <table:table-cell office:value-type="float" office:value="12955000000">
            <text:p>12955000000</text:p>
          </table:table-cell>
          <table:table-cell office:value-type="percentage" office:value="0.671569565120476">
            <text:p>67.16%</text:p>
          </table:table-cell>
          <table:table-cell table:number-columns-repeated="2"/>
        </table:table-row>
        <table:table-row table:style-name="ro1">
          <table:table-cell office:value-type="string">
            <text:p>002302</text:p>
          </table:table-cell>
          <table:table-cell office:value-type="string">
            <text:p>西部建设</text:p>
          </table:table-cell>
          <table:table-cell office:value-type="float" office:value="14149670000">
            <text:p>14149670000</text:p>
          </table:table-cell>
          <table:table-cell office:value-type="float" office:value="9504960000">
            <text:p>9504960000</text:p>
          </table:table-cell>
          <table:table-cell office:value-type="percentage" office:value="0.671744288029332">
            <text:p>67.17%</text:p>
          </table:table-cell>
          <table:table-cell table:number-columns-repeated="2"/>
        </table:table-row>
        <table:table-row table:style-name="ro1">
          <table:table-cell office:value-type="string">
            <text:p>601727</text:p>
          </table:table-cell>
          <table:table-cell office:value-type="string">
            <text:p>上海电气</text:p>
          </table:table-cell>
          <table:table-cell office:value-type="float" office:value="175633910000">
            <text:p>175633910000</text:p>
          </table:table-cell>
          <table:table-cell office:value-type="float" office:value="117986780000">
            <text:p>117986780000</text:p>
          </table:table-cell>
          <table:table-cell office:value-type="percentage" office:value="0.671776765659889">
            <text:p>67.18%</text:p>
          </table:table-cell>
          <table:table-cell table:number-columns-repeated="2"/>
        </table:table-row>
        <table:table-row table:style-name="ro1">
          <table:table-cell office:value-type="string">
            <text:p>002221</text:p>
          </table:table-cell>
          <table:table-cell office:value-type="string">
            <text:p>东华能源</text:p>
          </table:table-cell>
          <table:table-cell office:value-type="float" office:value="20282270000">
            <text:p>20282270000</text:p>
          </table:table-cell>
          <table:table-cell office:value-type="float" office:value="13645220000">
            <text:p>13645220000</text:p>
          </table:table-cell>
          <table:table-cell office:value-type="percentage" office:value="0.672765918213297">
            <text:p>67.28%</text:p>
          </table:table-cell>
          <table:table-cell table:number-columns-repeated="2"/>
        </table:table-row>
        <table:table-row table:style-name="ro1">
          <table:table-cell office:value-type="string">
            <text:p>600755</text:p>
          </table:table-cell>
          <table:table-cell office:value-type="string">
            <text:p>厦门国贸</text:p>
          </table:table-cell>
          <table:table-cell office:value-type="float" office:value="54773240000">
            <text:p>54773240000</text:p>
          </table:table-cell>
          <table:table-cell office:value-type="float" office:value="36857400000">
            <text:p>36857400000</text:p>
          </table:table-cell>
          <table:table-cell office:value-type="percentage" office:value="0.672908887624687">
            <text:p>67.29%</text:p>
          </table:table-cell>
          <table:table-cell table:number-columns-repeated="2"/>
        </table:table-row>
        <table:table-row table:style-name="ro1">
          <table:table-cell office:value-type="string">
            <text:p>600498</text:p>
          </table:table-cell>
          <table:table-cell office:value-type="string">
            <text:p>烽火通信</text:p>
          </table:table-cell>
          <table:table-cell office:value-type="float" office:value="24322490000">
            <text:p>24322490000</text:p>
          </table:table-cell>
          <table:table-cell office:value-type="float" office:value="16375690000">
            <text:p>16375690000</text:p>
          </table:table-cell>
          <table:table-cell office:value-type="percentage" office:value="0.673273583420119">
            <text:p>67.33%</text:p>
          </table:table-cell>
          <table:table-cell table:number-columns-repeated="2"/>
        </table:table-row>
        <table:table-row table:style-name="ro2">
          <table:table-cell office:value-type="string">
            <text:p>002490</text:p>
          </table:table-cell>
          <table:table-cell office:value-type="string">
            <text:p>*ST墨龙</text:p>
          </table:table-cell>
          <table:table-cell office:value-type="float" office:value="5772040000">
            <text:p>5772040000</text:p>
          </table:table-cell>
          <table:table-cell office:value-type="float" office:value="3886380000">
            <text:p>3886380000</text:p>
          </table:table-cell>
          <table:table-cell office:value-type="percentage" office:value="0.67331134226374">
            <text:p>67.33%</text:p>
          </table:table-cell>
          <table:table-cell table:number-columns-repeated="2"/>
        </table:table-row>
        <table:table-row table:style-name="ro1">
          <table:table-cell office:value-type="string">
            <text:p>300104</text:p>
          </table:table-cell>
          <table:table-cell office:value-type="string">
            <text:p>乐视网</text:p>
          </table:table-cell>
          <table:table-cell office:value-type="float" office:value="32233830000">
            <text:p>32233830000</text:p>
          </table:table-cell>
          <table:table-cell office:value-type="float" office:value="21752070000">
            <text:p>21752070000</text:p>
          </table:table-cell>
          <table:table-cell office:value-type="percentage" office:value="0.674821142880012">
            <text:p>67.48%</text:p>
          </table:table-cell>
          <table:table-cell table:number-columns-repeated="2"/>
        </table:table-row>
        <table:table-row table:style-name="ro1">
          <table:table-cell office:value-type="string">
            <text:p>600526</text:p>
          </table:table-cell>
          <table:table-cell office:value-type="string">
            <text:p>菲达环保</text:p>
          </table:table-cell>
          <table:table-cell office:value-type="float" office:value="7972280000">
            <text:p>7972280000</text:p>
          </table:table-cell>
          <table:table-cell office:value-type="float" office:value="5382260000">
            <text:p>5382260000</text:p>
          </table:table-cell>
          <table:table-cell office:value-type="percentage" office:value="0.675121797026698">
            <text:p>67.51%</text:p>
          </table:table-cell>
          <table:table-cell table:number-columns-repeated="2"/>
        </table:table-row>
        <table:table-row table:style-name="ro1">
          <table:table-cell office:value-type="string">
            <text:p>300029</text:p>
          </table:table-cell>
          <table:table-cell office:value-type="string">
            <text:p>天龙光电</text:p>
          </table:table-cell>
          <table:table-cell office:value-type="float" office:value="620630000">
            <text:p>620630000</text:p>
          </table:table-cell>
          <table:table-cell office:value-type="float" office:value="419270000">
            <text:p>419270000</text:p>
          </table:table-cell>
          <table:table-cell office:value-type="percentage" office:value="0.675555483943735">
            <text:p>67.56%</text:p>
          </table:table-cell>
          <table:table-cell table:number-columns-repeated="2"/>
        </table:table-row>
        <table:table-row table:style-name="ro1">
          <table:table-cell office:value-type="string">
            <text:p>600057</text:p>
          </table:table-cell>
          <table:table-cell office:value-type="string">
            <text:p>象屿股份</text:p>
          </table:table-cell>
          <table:table-cell office:value-type="float" office:value="33909740000">
            <text:p>33909740000</text:p>
          </table:table-cell>
          <table:table-cell office:value-type="float" office:value="22909400000">
            <text:p>22909400000</text:p>
          </table:table-cell>
          <table:table-cell office:value-type="percentage" office:value="0.67559940005438">
            <text:p>67.56%</text:p>
          </table:table-cell>
          <table:table-cell table:number-columns-repeated="2"/>
        </table:table-row>
        <table:table-row table:style-name="ro1">
          <table:table-cell office:value-type="string">
            <text:p>002172</text:p>
          </table:table-cell>
          <table:table-cell office:value-type="string">
            <text:p>澳洋科技</text:p>
          </table:table-cell>
          <table:table-cell office:value-type="float" office:value="4122530000">
            <text:p>4122530000</text:p>
          </table:table-cell>
          <table:table-cell office:value-type="float" office:value="2785620000">
            <text:p>2785620000</text:p>
          </table:table-cell>
          <table:table-cell office:value-type="percentage" office:value="0.675706422997528">
            <text:p>67.57%</text:p>
          </table:table-cell>
          <table:table-cell table:number-columns-repeated="2"/>
        </table:table-row>
        <table:table-row table:style-name="ro1">
          <table:table-cell office:value-type="string">
            <text:p>600754</text:p>
          </table:table-cell>
          <table:table-cell office:value-type="string">
            <text:p>锦江股份</text:p>
          </table:table-cell>
          <table:table-cell office:value-type="float" office:value="44196070000">
            <text:p>44196070000</text:p>
          </table:table-cell>
          <table:table-cell office:value-type="float" office:value="29878070000">
            <text:p>29878070000</text:p>
          </table:table-cell>
          <table:table-cell office:value-type="percentage" office:value="0.676034543342881">
            <text:p>67.60%</text:p>
          </table:table-cell>
          <table:table-cell table:number-columns-repeated="2"/>
        </table:table-row>
        <table:table-row table:style-name="ro1">
          <table:table-cell office:value-type="string">
            <text:p>600086</text:p>
          </table:table-cell>
          <table:table-cell office:value-type="string">
            <text:p>东方金钰</text:p>
          </table:table-cell>
          <table:table-cell office:value-type="float" office:value="9354980000">
            <text:p>9354980000</text:p>
          </table:table-cell>
          <table:table-cell office:value-type="float" office:value="6325830000">
            <text:p>6325830000</text:p>
          </table:table-cell>
          <table:table-cell office:value-type="percentage" office:value="0.676199200853449">
            <text:p>67.62%</text:p>
          </table:table-cell>
          <table:table-cell table:number-columns-repeated="2"/>
        </table:table-row>
        <table:table-row table:style-name="ro1">
          <table:table-cell office:value-type="string">
            <text:p>600068</text:p>
          </table:table-cell>
          <table:table-cell office:value-type="string">
            <text:p>葛洲坝</text:p>
          </table:table-cell>
          <table:table-cell office:value-type="float" office:value="151228830000">
            <text:p>151228830000</text:p>
          </table:table-cell>
          <table:table-cell office:value-type="float" office:value="102293270000">
            <text:p>102293270000</text:p>
          </table:table-cell>
          <table:table-cell office:value-type="percentage" office:value="0.67641381606933">
            <text:p>67.64%</text:p>
          </table:table-cell>
          <table:table-cell table:number-columns-repeated="2"/>
        </table:table-row>
        <table:table-row table:style-name="ro1">
          <table:table-cell office:value-type="string">
            <text:p>300431</text:p>
          </table:table-cell>
          <table:table-cell office:value-type="string">
            <text:p>暴风集团</text:p>
          </table:table-cell>
          <table:table-cell office:value-type="float" office:value="2560170000">
            <text:p>2560170000</text:p>
          </table:table-cell>
          <table:table-cell office:value-type="float" office:value="1733060000">
            <text:p>1733060000</text:p>
          </table:table-cell>
          <table:table-cell office:value-type="percentage" office:value="0.676931610010273">
            <text:p>67.69%</text:p>
          </table:table-cell>
          <table:table-cell table:number-columns-repeated="2"/>
        </table:table-row>
        <table:table-row table:style-name="ro1">
          <table:table-cell office:value-type="string">
            <text:p>002037</text:p>
          </table:table-cell>
          <table:table-cell office:value-type="string">
            <text:p>久联发展</text:p>
          </table:table-cell>
          <table:table-cell office:value-type="float" office:value="7309310000">
            <text:p>7309310000</text:p>
          </table:table-cell>
          <table:table-cell office:value-type="float" office:value="4948380000">
            <text:p>4948380000</text:p>
          </table:table-cell>
          <table:table-cell office:value-type="percentage" office:value="0.676996871113689">
            <text:p>67.70%</text:p>
          </table:table-cell>
          <table:table-cell table:number-columns-repeated="2"/>
        </table:table-row>
        <table:table-row table:style-name="ro1">
          <table:table-cell office:value-type="string">
            <text:p>600335</text:p>
          </table:table-cell>
          <table:table-cell office:value-type="string">
            <text:p>国机汽车</text:p>
          </table:table-cell>
          <table:table-cell office:value-type="float" office:value="22145090000">
            <text:p>22145090000</text:p>
          </table:table-cell>
          <table:table-cell office:value-type="float" office:value="14995400000">
            <text:p>14995400000</text:p>
          </table:table-cell>
          <table:table-cell office:value-type="percentage" office:value="0.677143330643497">
            <text:p>67.71%</text:p>
          </table:table-cell>
          <table:table-cell table:number-columns-repeated="2"/>
        </table:table-row>
        <table:table-row table:style-name="ro1">
          <table:table-cell office:value-type="string">
            <text:p>300657</text:p>
          </table:table-cell>
          <table:table-cell office:value-type="string">
            <text:p>弘信电子</text:p>
          </table:table-cell>
          <table:table-cell office:value-type="float" office:value="1526470000">
            <text:p>1526470000</text:p>
          </table:table-cell>
          <table:table-cell office:value-type="float" office:value="1034010000">
            <text:p>1034010000</text:p>
          </table:table-cell>
          <table:table-cell office:value-type="percentage" office:value="0.677386388202847">
            <text:p>67.74%</text:p>
          </table:table-cell>
          <table:table-cell table:number-columns-repeated="2"/>
        </table:table-row>
        <table:table-row table:style-name="ro1">
          <table:table-cell office:value-type="string">
            <text:p>600651</text:p>
          </table:table-cell>
          <table:table-cell office:value-type="string">
            <text:p>飞乐音响</text:p>
          </table:table-cell>
          <table:table-cell office:value-type="float" office:value="11843290000">
            <text:p>11843290000</text:p>
          </table:table-cell>
          <table:table-cell office:value-type="float" office:value="8027580000">
            <text:p>8027580000</text:p>
          </table:table-cell>
          <table:table-cell office:value-type="percentage" office:value="0.677816721535992">
            <text:p>67.78%</text:p>
          </table:table-cell>
          <table:table-cell table:number-columns-repeated="2"/>
        </table:table-row>
        <table:table-row table:style-name="ro1">
          <table:table-cell office:value-type="string">
            <text:p>600667</text:p>
          </table:table-cell>
          <table:table-cell office:value-type="string">
            <text:p>太极实业</text:p>
          </table:table-cell>
          <table:table-cell office:value-type="float" office:value="15491350000">
            <text:p>15491350000</text:p>
          </table:table-cell>
          <table:table-cell office:value-type="float" office:value="10502750000">
            <text:p>10502750000</text:p>
          </table:table-cell>
          <table:table-cell office:value-type="percentage" office:value="0.677975128055334">
            <text:p>67.80%</text:p>
          </table:table-cell>
          <table:table-cell table:number-columns-repeated="2"/>
        </table:table-row>
        <table:table-row table:style-name="ro1">
          <table:table-cell office:value-type="string">
            <text:p>002202</text:p>
          </table:table-cell>
          <table:table-cell office:value-type="string">
            <text:p>金风科技</text:p>
          </table:table-cell>
          <table:table-cell office:value-type="float" office:value="64437160000">
            <text:p>64437160000</text:p>
          </table:table-cell>
          <table:table-cell office:value-type="float" office:value="43738370000">
            <text:p>43738370000</text:p>
          </table:table-cell>
          <table:table-cell office:value-type="percentage" office:value="0.678775569873036">
            <text:p>67.88%</text:p>
          </table:table-cell>
          <table:table-cell table:number-columns-repeated="2"/>
        </table:table-row>
        <table:table-row table:style-name="ro1">
          <table:table-cell office:value-type="string">
            <text:p>600150</text:p>
          </table:table-cell>
          <table:table-cell office:value-type="string">
            <text:p>中国船舶</text:p>
          </table:table-cell>
          <table:table-cell office:value-type="float" office:value="52484700000">
            <text:p>52484700000</text:p>
          </table:table-cell>
          <table:table-cell office:value-type="float" office:value="35625900000">
            <text:p>35625900000</text:p>
          </table:table-cell>
          <table:table-cell office:value-type="percentage" office:value="0.678786389176274">
            <text:p>67.88%</text:p>
          </table:table-cell>
          <table:table-cell table:number-columns-repeated="2"/>
        </table:table-row>
        <table:table-row table:style-name="ro1">
          <table:table-cell office:value-type="string">
            <text:p>600812</text:p>
          </table:table-cell>
          <table:table-cell office:value-type="string">
            <text:p>华北制药</text:p>
          </table:table-cell>
          <table:table-cell office:value-type="float" office:value="16476250000">
            <text:p>16476250000</text:p>
          </table:table-cell>
          <table:table-cell office:value-type="float" office:value="11184970000">
            <text:p>11184970000</text:p>
          </table:table-cell>
          <table:table-cell office:value-type="percentage" office:value="0.678854108186025">
            <text:p>67.89%</text:p>
          </table:table-cell>
          <table:table-cell table:number-columns-repeated="2"/>
        </table:table-row>
        <table:table-row table:style-name="ro1">
          <table:table-cell office:value-type="string">
            <text:p>600405</text:p>
          </table:table-cell>
          <table:table-cell office:value-type="string">
            <text:p>动力源</text:p>
          </table:table-cell>
          <table:table-cell office:value-type="float" office:value="2684310000">
            <text:p>2684310000</text:p>
          </table:table-cell>
          <table:table-cell office:value-type="float" office:value="1823230000">
            <text:p>1823230000</text:p>
          </table:table-cell>
          <table:table-cell office:value-type="percentage" office:value="0.679217378022658">
            <text:p>67.92%</text:p>
          </table:table-cell>
          <table:table-cell table:number-columns-repeated="2"/>
        </table:table-row>
        <table:table-row table:style-name="ro1">
          <table:table-cell office:value-type="string">
            <text:p>600969</text:p>
          </table:table-cell>
          <table:table-cell office:value-type="string">
            <text:p>郴电国际</text:p>
          </table:table-cell>
          <table:table-cell office:value-type="float" office:value="11101020000">
            <text:p>11101020000</text:p>
          </table:table-cell>
          <table:table-cell office:value-type="float" office:value="7543560000">
            <text:p>7543560000</text:p>
          </table:table-cell>
          <table:table-cell office:value-type="percentage" office:value="0.679537556008367">
            <text:p>67.95%</text:p>
          </table:table-cell>
          <table:table-cell table:number-columns-repeated="2"/>
        </table:table-row>
        <table:table-row table:style-name="ro1">
          <table:table-cell office:value-type="string">
            <text:p>000861</text:p>
          </table:table-cell>
          <table:table-cell office:value-type="string">
            <text:p>海印股份</text:p>
          </table:table-cell>
          <table:table-cell office:value-type="float" office:value="10173980000">
            <text:p>10173980000</text:p>
          </table:table-cell>
          <table:table-cell office:value-type="float" office:value="6918030000">
            <text:p>6918030000</text:p>
          </table:table-cell>
          <table:table-cell office:value-type="percentage" office:value="0.679972832657426">
            <text:p>68.00%</text:p>
          </table:table-cell>
          <table:table-cell table:number-columns-repeated="2"/>
        </table:table-row>
        <table:table-row table:style-name="ro1">
          <table:table-cell office:value-type="string">
            <text:p>002876</text:p>
          </table:table-cell>
          <table:table-cell office:value-type="string">
            <text:p>三利谱</text:p>
          </table:table-cell>
          <table:table-cell office:value-type="float" office:value="1420500000">
            <text:p>1420500000</text:p>
          </table:table-cell>
          <table:table-cell office:value-type="float" office:value="965970000">
            <text:p>965970000</text:p>
          </table:table-cell>
          <table:table-cell office:value-type="percentage" office:value="0.680021119324182">
            <text:p>68.00%</text:p>
          </table:table-cell>
          <table:table-cell table:number-columns-repeated="2"/>
        </table:table-row>
        <table:table-row table:style-name="ro1">
          <table:table-cell office:value-type="string">
            <text:p>300025</text:p>
          </table:table-cell>
          <table:table-cell office:value-type="string">
            <text:p>华星创业</text:p>
          </table:table-cell>
          <table:table-cell office:value-type="float" office:value="3056550000">
            <text:p>3056550000</text:p>
          </table:table-cell>
          <table:table-cell office:value-type="float" office:value="2078610000">
            <text:p>2078610000</text:p>
          </table:table-cell>
          <table:table-cell office:value-type="percentage" office:value="0.680051037934927">
            <text:p>68.01%</text:p>
          </table:table-cell>
          <table:table-cell table:number-columns-repeated="2"/>
        </table:table-row>
        <table:table-row table:style-name="ro1">
          <table:table-cell office:value-type="string">
            <text:p>000957</text:p>
          </table:table-cell>
          <table:table-cell office:value-type="string">
            <text:p>中通客车</text:p>
          </table:table-cell>
          <table:table-cell office:value-type="float" office:value="8082030000">
            <text:p>8082030000</text:p>
          </table:table-cell>
          <table:table-cell office:value-type="float" office:value="5496590000">
            <text:p>5496590000</text:p>
          </table:table-cell>
          <table:table-cell office:value-type="percentage" office:value="0.680100172852612">
            <text:p>68.01%</text:p>
          </table:table-cell>
          <table:table-cell table:number-columns-repeated="2"/>
        </table:table-row>
        <table:table-row table:style-name="ro1">
          <table:table-cell office:value-type="string">
            <text:p>002368</text:p>
          </table:table-cell>
          <table:table-cell office:value-type="string">
            <text:p>太极股份</text:p>
          </table:table-cell>
          <table:table-cell office:value-type="float" office:value="7601400000">
            <text:p>7601400000</text:p>
          </table:table-cell>
          <table:table-cell office:value-type="float" office:value="5169930000">
            <text:p>5169930000</text:p>
          </table:table-cell>
          <table:table-cell office:value-type="percentage" office:value="0.680128660509906">
            <text:p>68.01%</text:p>
          </table:table-cell>
          <table:table-cell table:number-columns-repeated="2"/>
        </table:table-row>
        <table:table-row table:style-name="ro2">
          <table:table-cell office:value-type="string">
            <text:p>000017</text:p>
          </table:table-cell>
          <table:table-cell office:value-type="string">
            <text:p>深中华A</text:p>
          </table:table-cell>
          <table:table-cell office:value-type="float" office:value="54090000">
            <text:p>54090000</text:p>
          </table:table-cell>
          <table:table-cell office:value-type="float" office:value="36810000">
            <text:p>36810000</text:p>
          </table:table-cell>
          <table:table-cell office:value-type="percentage" office:value="0.680532445923461">
            <text:p>68.05%</text:p>
          </table:table-cell>
          <table:table-cell table:number-columns-repeated="2"/>
        </table:table-row>
        <table:table-row table:style-name="ro1">
          <table:table-cell office:value-type="string">
            <text:p>600766</text:p>
          </table:table-cell>
          <table:table-cell office:value-type="string">
            <text:p>园城黄金</text:p>
          </table:table-cell>
          <table:table-cell office:value-type="float" office:value="164520000">
            <text:p>164520000</text:p>
          </table:table-cell>
          <table:table-cell office:value-type="float" office:value="112090000">
            <text:p>112090000</text:p>
          </table:table-cell>
          <table:table-cell office:value-type="percentage" office:value="0.681315341599805">
            <text:p>68.13%</text:p>
          </table:table-cell>
          <table:table-cell table:number-columns-repeated="2"/>
        </table:table-row>
        <table:table-row table:style-name="ro1">
          <table:table-cell office:value-type="string">
            <text:p>000825</text:p>
          </table:table-cell>
          <table:table-cell office:value-type="string">
            <text:p>太钢不锈</text:p>
          </table:table-cell>
          <table:table-cell office:value-type="float" office:value="72586500000">
            <text:p>72586500000</text:p>
          </table:table-cell>
          <table:table-cell office:value-type="float" office:value="49457020000">
            <text:p>49457020000</text:p>
          </table:table-cell>
          <table:table-cell office:value-type="percentage" office:value="0.681352868646374">
            <text:p>68.14%</text:p>
          </table:table-cell>
          <table:table-cell table:number-columns-repeated="2"/>
        </table:table-row>
        <table:table-row table:style-name="ro1">
          <table:table-cell office:value-type="string">
            <text:p>600303</text:p>
          </table:table-cell>
          <table:table-cell office:value-type="string">
            <text:p>曙光股份</text:p>
          </table:table-cell>
          <table:table-cell office:value-type="float" office:value="9312930000">
            <text:p>9312930000</text:p>
          </table:table-cell>
          <table:table-cell office:value-type="float" office:value="6346120000">
            <text:p>6346120000</text:p>
          </table:table-cell>
          <table:table-cell office:value-type="percentage" office:value="0.681431085598195">
            <text:p>68.14%</text:p>
          </table:table-cell>
          <table:table-cell table:number-columns-repeated="2"/>
        </table:table-row>
        <table:table-row table:style-name="ro1">
          <table:table-cell office:value-type="string">
            <text:p>600333</text:p>
          </table:table-cell>
          <table:table-cell office:value-type="string">
            <text:p>长春燃气</text:p>
          </table:table-cell>
          <table:table-cell office:value-type="float" office:value="5129070000">
            <text:p>5129070000</text:p>
          </table:table-cell>
          <table:table-cell office:value-type="float" office:value="3495630000">
            <text:p>3495630000</text:p>
          </table:table-cell>
          <table:table-cell office:value-type="percentage" office:value="0.681532909474817">
            <text:p>68.15%</text:p>
          </table:table-cell>
          <table:table-cell table:number-columns-repeated="2"/>
        </table:table-row>
        <table:table-row table:style-name="ro1">
          <table:table-cell office:value-type="string">
            <text:p>000785</text:p>
          </table:table-cell>
          <table:table-cell office:value-type="string">
            <text:p>武汉中商</text:p>
          </table:table-cell>
          <table:table-cell office:value-type="float" office:value="2867350000">
            <text:p>2867350000</text:p>
          </table:table-cell>
          <table:table-cell office:value-type="float" office:value="1954950000">
            <text:p>1954950000</text:p>
          </table:table-cell>
          <table:table-cell office:value-type="percentage" office:value="0.681796780999878">
            <text:p>68.18%</text:p>
          </table:table-cell>
          <table:table-cell table:number-columns-repeated="2"/>
        </table:table-row>
        <table:table-row table:style-name="ro1">
          <table:table-cell office:value-type="string">
            <text:p>000792</text:p>
          </table:table-cell>
          <table:table-cell office:value-type="string">
            <text:p>盐湖股份</text:p>
          </table:table-cell>
          <table:table-cell office:value-type="float" office:value="82945890000">
            <text:p>82945890000</text:p>
          </table:table-cell>
          <table:table-cell office:value-type="float" office:value="56574360000">
            <text:p>56574360000</text:p>
          </table:table-cell>
          <table:table-cell office:value-type="percentage" office:value="0.682063451245143">
            <text:p>68.21%</text:p>
          </table:table-cell>
          <table:table-cell table:number-columns-repeated="2"/>
        </table:table-row>
        <table:table-row table:style-name="ro1">
          <table:table-cell office:value-type="string">
            <text:p>002244</text:p>
          </table:table-cell>
          <table:table-cell office:value-type="string">
            <text:p>滨江集团</text:p>
          </table:table-cell>
          <table:table-cell office:value-type="float" office:value="49544830000">
            <text:p>49544830000</text:p>
          </table:table-cell>
          <table:table-cell office:value-type="float" office:value="33811910000">
            <text:p>33811910000</text:p>
          </table:table-cell>
          <table:table-cell office:value-type="percentage" office:value="0.682450822820464">
            <text:p>68.25%</text:p>
          </table:table-cell>
          <table:table-cell table:number-columns-repeated="2"/>
        </table:table-row>
        <table:table-row table:style-name="ro1">
          <table:table-cell office:value-type="string">
            <text:p>600856</text:p>
          </table:table-cell>
          <table:table-cell office:value-type="string">
            <text:p>中天能源</text:p>
          </table:table-cell>
          <table:table-cell office:value-type="float" office:value="12662590000">
            <text:p>12662590000</text:p>
          </table:table-cell>
          <table:table-cell office:value-type="float" office:value="8645190000">
            <text:p>8645190000</text:p>
          </table:table-cell>
          <table:table-cell office:value-type="percentage" office:value="0.682734732783735">
            <text:p>68.27%</text:p>
          </table:table-cell>
          <table:table-cell table:number-columns-repeated="2"/>
        </table:table-row>
        <table:table-row table:style-name="ro1">
          <table:table-cell office:value-type="string">
            <text:p>600469</text:p>
          </table:table-cell>
          <table:table-cell office:value-type="string">
            <text:p>风神股份</text:p>
          </table:table-cell>
          <table:table-cell office:value-type="float" office:value="7727740000">
            <text:p>7727740000</text:p>
          </table:table-cell>
          <table:table-cell office:value-type="float" office:value="5276430000">
            <text:p>5276430000</text:p>
          </table:table-cell>
          <table:table-cell office:value-type="percentage" office:value="0.682790828883995">
            <text:p>68.28%</text:p>
          </table:table-cell>
          <table:table-cell table:number-columns-repeated="2"/>
        </table:table-row>
        <table:table-row table:style-name="ro1">
          <table:table-cell office:value-type="string">
            <text:p>300216</text:p>
          </table:table-cell>
          <table:table-cell office:value-type="string">
            <text:p>千山药机</text:p>
          </table:table-cell>
          <table:table-cell office:value-type="float" office:value="4091670000">
            <text:p>4091670000</text:p>
          </table:table-cell>
          <table:table-cell office:value-type="float" office:value="2797270000">
            <text:p>2797270000</text:p>
          </table:table-cell>
          <table:table-cell office:value-type="percentage" office:value="0.683649952219998">
            <text:p>68.36%</text:p>
          </table:table-cell>
          <table:table-cell table:number-columns-repeated="2"/>
        </table:table-row>
        <table:table-row table:style-name="ro1">
          <table:table-cell office:value-type="string">
            <text:p>601212</text:p>
          </table:table-cell>
          <table:table-cell office:value-type="string">
            <text:p>白银有色</text:p>
          </table:table-cell>
          <table:table-cell office:value-type="float" office:value="44421320000">
            <text:p>44421320000</text:p>
          </table:table-cell>
          <table:table-cell office:value-type="float" office:value="30382090000">
            <text:p>30382090000</text:p>
          </table:table-cell>
          <table:table-cell office:value-type="percentage" office:value="0.683952885686423">
            <text:p>68.40%</text:p>
          </table:table-cell>
          <table:table-cell table:number-columns-repeated="2"/>
        </table:table-row>
        <table:table-row table:style-name="ro1">
          <table:table-cell office:value-type="string">
            <text:p>600990</text:p>
          </table:table-cell>
          <table:table-cell office:value-type="string">
            <text:p>四创电子</text:p>
          </table:table-cell>
          <table:table-cell office:value-type="float" office:value="3662440000">
            <text:p>3662440000</text:p>
          </table:table-cell>
          <table:table-cell office:value-type="float" office:value="2505060000">
            <text:p>2505060000</text:p>
          </table:table-cell>
          <table:table-cell office:value-type="percentage" office:value="0.683986631862911">
            <text:p>68.40%</text:p>
          </table:table-cell>
          <table:table-cell table:number-columns-repeated="2"/>
        </table:table-row>
        <table:table-row table:style-name="ro1">
          <table:table-cell office:value-type="string">
            <text:p>000960</text:p>
          </table:table-cell>
          <table:table-cell office:value-type="string">
            <text:p>锡业股份</text:p>
          </table:table-cell>
          <table:table-cell office:value-type="float" office:value="28425180000">
            <text:p>28425180000</text:p>
          </table:table-cell>
          <table:table-cell office:value-type="float" office:value="19464060000">
            <text:p>19464060000</text:p>
          </table:table-cell>
          <table:table-cell office:value-type="percentage" office:value="0.684747115057847">
            <text:p>68.47%</text:p>
          </table:table-cell>
          <table:table-cell table:number-columns-repeated="2"/>
        </table:table-row>
        <table:table-row table:style-name="ro2">
          <table:table-cell office:value-type="string">
            <text:p>000972</text:p>
          </table:table-cell>
          <table:table-cell office:value-type="string">
            <text:p>*ST中基</text:p>
          </table:table-cell>
          <table:table-cell office:value-type="float" office:value="2412640000">
            <text:p>2412640000</text:p>
          </table:table-cell>
          <table:table-cell office:value-type="float" office:value="1652360000">
            <text:p>1652360000</text:p>
          </table:table-cell>
          <table:table-cell office:value-type="percentage" office:value="0.684876318058227">
            <text:p>68.49%</text:p>
          </table:table-cell>
          <table:table-cell table:number-columns-repeated="2"/>
        </table:table-row>
        <table:table-row table:style-name="ro1">
          <table:table-cell office:value-type="string">
            <text:p>000838</text:p>
          </table:table-cell>
          <table:table-cell office:value-type="string">
            <text:p>财信发展</text:p>
          </table:table-cell>
          <table:table-cell office:value-type="float" office:value="5303200000">
            <text:p>5303200000</text:p>
          </table:table-cell>
          <table:table-cell office:value-type="float" office:value="3632700000">
            <text:p>3632700000</text:p>
          </table:table-cell>
          <table:table-cell office:value-type="percentage" office:value="0.685001508523156">
            <text:p>68.50%</text:p>
          </table:table-cell>
          <table:table-cell table:number-columns-repeated="2"/>
        </table:table-row>
        <table:table-row table:style-name="ro1">
          <table:table-cell office:value-type="string">
            <text:p>600418</text:p>
          </table:table-cell>
          <table:table-cell office:value-type="string">
            <text:p>江淮汽车</text:p>
          </table:table-cell>
          <table:table-cell office:value-type="float" office:value="49214600000">
            <text:p>49214600000</text:p>
          </table:table-cell>
          <table:table-cell office:value-type="float" office:value="33746080000">
            <text:p>33746080000</text:p>
          </table:table-cell>
          <table:table-cell office:value-type="percentage" office:value="0.685692457116384">
            <text:p>68.57%</text:p>
          </table:table-cell>
          <table:table-cell table:number-columns-repeated="2"/>
        </table:table-row>
        <table:table-row table:style-name="ro1">
          <table:table-cell office:value-type="string">
            <text:p>000039</text:p>
          </table:table-cell>
          <table:table-cell office:value-type="string">
            <text:p>中集集团</text:p>
          </table:table-cell>
          <table:table-cell office:value-type="float" office:value="124614750000">
            <text:p>124614750000</text:p>
          </table:table-cell>
          <table:table-cell office:value-type="float" office:value="85479960000">
            <text:p>85479960000</text:p>
          </table:table-cell>
          <table:table-cell office:value-type="percentage" office:value="0.685953789579484">
            <text:p>68.60%</text:p>
          </table:table-cell>
          <table:table-cell table:number-columns-repeated="2"/>
        </table:table-row>
        <table:table-row table:style-name="ro1">
          <table:table-cell office:value-type="string">
            <text:p>000930</text:p>
          </table:table-cell>
          <table:table-cell office:value-type="string">
            <text:p>中粮生化</text:p>
          </table:table-cell>
          <table:table-cell office:value-type="float" office:value="5435010000">
            <text:p>5435010000</text:p>
          </table:table-cell>
          <table:table-cell office:value-type="float" office:value="3729190000">
            <text:p>3729190000</text:p>
          </table:table-cell>
          <table:table-cell office:value-type="percentage" office:value="0.686142251808184">
            <text:p>68.61%</text:p>
          </table:table-cell>
          <table:table-cell table:number-columns-repeated="2"/>
        </table:table-row>
        <table:table-row table:style-name="ro1">
          <table:table-cell office:value-type="string">
            <text:p>601919</text:p>
          </table:table-cell>
          <table:table-cell office:value-type="string">
            <text:p>中远海控</text:p>
          </table:table-cell>
          <table:table-cell office:value-type="float" office:value="119652730000">
            <text:p>119652730000</text:p>
          </table:table-cell>
          <table:table-cell office:value-type="float" office:value="82103860000">
            <text:p>82103860000</text:p>
          </table:table-cell>
          <table:table-cell office:value-type="percentage" office:value="0.686184594367383">
            <text:p>68.62%</text:p>
          </table:table-cell>
          <table:table-cell table:number-columns-repeated="2"/>
        </table:table-row>
        <table:table-row table:style-name="ro1">
          <table:table-cell office:value-type="string">
            <text:p>600677</text:p>
          </table:table-cell>
          <table:table-cell office:value-type="string">
            <text:p>航天通信</text:p>
          </table:table-cell>
          <table:table-cell office:value-type="float" office:value="13540260000">
            <text:p>13540260000</text:p>
          </table:table-cell>
          <table:table-cell office:value-type="float" office:value="9291790000">
            <text:p>9291790000</text:p>
          </table:table-cell>
          <table:table-cell office:value-type="percentage" office:value="0.686234237747281">
            <text:p>68.62%</text:p>
          </table:table-cell>
          <table:table-cell table:number-columns-repeated="2"/>
        </table:table-row>
        <table:table-row table:style-name="ro1">
          <table:table-cell office:value-type="string">
            <text:p>600846</text:p>
          </table:table-cell>
          <table:table-cell office:value-type="string">
            <text:p>同济科技</text:p>
          </table:table-cell>
          <table:table-cell office:value-type="float" office:value="8908570000">
            <text:p>8908570000</text:p>
          </table:table-cell>
          <table:table-cell office:value-type="float" office:value="6117930000">
            <text:p>6117930000</text:p>
          </table:table-cell>
          <table:table-cell office:value-type="percentage" office:value="0.686746582223634">
            <text:p>68.67%</text:p>
          </table:table-cell>
          <table:table-cell table:number-columns-repeated="2"/>
        </table:table-row>
        <table:table-row table:style-name="ro1">
          <table:table-cell office:value-type="string">
            <text:p>000928</text:p>
          </table:table-cell>
          <table:table-cell office:value-type="string">
            <text:p>中钢国际</text:p>
          </table:table-cell>
          <table:table-cell office:value-type="float" office:value="13675600000">
            <text:p>13675600000</text:p>
          </table:table-cell>
          <table:table-cell office:value-type="float" office:value="9395320000">
            <text:p>9395320000</text:p>
          </table:table-cell>
          <table:table-cell office:value-type="percentage" office:value="0.687013366872386">
            <text:p>68.70%</text:p>
          </table:table-cell>
          <table:table-cell table:number-columns-repeated="2"/>
        </table:table-row>
        <table:table-row table:style-name="ro1">
          <table:table-cell office:value-type="string">
            <text:p>600011</text:p>
          </table:table-cell>
          <table:table-cell office:value-type="string">
            <text:p>华能国际</text:p>
          </table:table-cell>
          <table:table-cell office:value-type="float" office:value="309417630000">
            <text:p>309417630000</text:p>
          </table:table-cell>
          <table:table-cell office:value-type="float" office:value="212651600000">
            <text:p>212651600000</text:p>
          </table:table-cell>
          <table:table-cell office:value-type="percentage" office:value="0.687264006255881">
            <text:p>68.73%</text:p>
          </table:table-cell>
          <table:table-cell table:number-columns-repeated="2"/>
        </table:table-row>
        <table:table-row table:style-name="ro1">
          <table:table-cell office:value-type="string">
            <text:p>601989</text:p>
          </table:table-cell>
          <table:table-cell office:value-type="string">
            <text:p>中国重工</text:p>
          </table:table-cell>
          <table:table-cell office:value-type="float" office:value="184282930000">
            <text:p>184282930000</text:p>
          </table:table-cell>
          <table:table-cell office:value-type="float" office:value="126676450000">
            <text:p>126676450000</text:p>
          </table:table-cell>
          <table:table-cell office:value-type="percentage" office:value="0.687401974778673">
            <text:p>68.74%</text:p>
          </table:table-cell>
          <table:table-cell table:number-columns-repeated="2"/>
        </table:table-row>
        <table:table-row table:style-name="ro1">
          <table:table-cell office:value-type="string">
            <text:p>601099</text:p>
          </table:table-cell>
          <table:table-cell office:value-type="string">
            <text:p>太平洋</text:p>
          </table:table-cell>
          <table:table-cell office:value-type="float" office:value="40364700000">
            <text:p>40364700000</text:p>
          </table:table-cell>
          <table:table-cell office:value-type="float" office:value="27770440000">
            <text:p>27770440000</text:p>
          </table:table-cell>
          <table:table-cell office:value-type="percentage" office:value="0.687988266975848">
            <text:p>68.80%</text:p>
          </table:table-cell>
          <table:table-cell table:number-columns-repeated="2"/>
        </table:table-row>
        <table:table-row table:style-name="ro1">
          <table:table-cell office:value-type="string">
            <text:p>300117</text:p>
          </table:table-cell>
          <table:table-cell office:value-type="string">
            <text:p>嘉寓股份</text:p>
          </table:table-cell>
          <table:table-cell office:value-type="float" office:value="4538170000">
            <text:p>4538170000</text:p>
          </table:table-cell>
          <table:table-cell office:value-type="float" office:value="3122610000">
            <text:p>3122610000</text:p>
          </table:table-cell>
          <table:table-cell office:value-type="percentage" office:value="0.688076912059266">
            <text:p>68.81%</text:p>
          </table:table-cell>
          <table:table-cell table:number-columns-repeated="2"/>
        </table:table-row>
        <table:table-row table:style-name="ro1">
          <table:table-cell office:value-type="string">
            <text:p>002856</text:p>
          </table:table-cell>
          <table:table-cell office:value-type="string">
            <text:p>美芝股份</text:p>
          </table:table-cell>
          <table:table-cell office:value-type="float" office:value="1093920000">
            <text:p>1093920000</text:p>
          </table:table-cell>
          <table:table-cell office:value-type="float" office:value="753170000">
            <text:p>753170000</text:p>
          </table:table-cell>
          <table:table-cell office:value-type="percentage" office:value="0.688505557993272">
            <text:p>68.85%</text:p>
          </table:table-cell>
          <table:table-cell table:number-columns-repeated="2"/>
        </table:table-row>
        <table:table-row table:style-name="ro1">
          <table:table-cell office:value-type="string">
            <text:p>600804</text:p>
          </table:table-cell>
          <table:table-cell office:value-type="string">
            <text:p>鹏博士</text:p>
          </table:table-cell>
          <table:table-cell office:value-type="float" office:value="20507990000">
            <text:p>20507990000</text:p>
          </table:table-cell>
          <table:table-cell office:value-type="float" office:value="14120360000">
            <text:p>14120360000</text:p>
          </table:table-cell>
          <table:table-cell office:value-type="percentage" office:value="0.688529690135406">
            <text:p>68.85%</text:p>
          </table:table-cell>
          <table:table-cell table:number-columns-repeated="2"/>
        </table:table-row>
        <table:table-row table:style-name="ro1">
          <table:table-cell office:value-type="string">
            <text:p>600448</text:p>
          </table:table-cell>
          <table:table-cell office:value-type="string">
            <text:p>华纺股份</text:p>
          </table:table-cell>
          <table:table-cell office:value-type="float" office:value="2723420000">
            <text:p>2723420000</text:p>
          </table:table-cell>
          <table:table-cell office:value-type="float" office:value="1876330000">
            <text:p>1876330000</text:p>
          </table:table-cell>
          <table:table-cell office:value-type="percentage" office:value="0.688960938819572">
            <text:p>68.90%</text:p>
          </table:table-cell>
          <table:table-cell table:number-columns-repeated="2"/>
        </table:table-row>
        <table:table-row table:style-name="ro1">
          <table:table-cell office:value-type="string">
            <text:p>600141</text:p>
          </table:table-cell>
          <table:table-cell office:value-type="string">
            <text:p>兴发集团</text:p>
          </table:table-cell>
          <table:table-cell office:value-type="float" office:value="21380840000">
            <text:p>21380840000</text:p>
          </table:table-cell>
          <table:table-cell office:value-type="float" office:value="14732150000">
            <text:p>14732150000</text:p>
          </table:table-cell>
          <table:table-cell office:value-type="percentage" office:value="0.689035136131228">
            <text:p>68.90%</text:p>
          </table:table-cell>
          <table:table-cell table:number-columns-repeated="2"/>
        </table:table-row>
        <table:table-row table:style-name="ro1">
          <table:table-cell office:value-type="string">
            <text:p>600782</text:p>
          </table:table-cell>
          <table:table-cell office:value-type="string">
            <text:p>新钢股份</text:p>
          </table:table-cell>
          <table:table-cell office:value-type="float" office:value="29185680000">
            <text:p>29185680000</text:p>
          </table:table-cell>
          <table:table-cell office:value-type="float" office:value="20110140000">
            <text:p>20110140000</text:p>
          </table:table-cell>
          <table:table-cell office:value-type="percentage" office:value="0.689041338080867">
            <text:p>68.90%</text:p>
          </table:table-cell>
          <table:table-cell table:number-columns-repeated="2"/>
        </table:table-row>
        <table:table-row table:style-name="ro1">
          <table:table-cell office:value-type="string">
            <text:p>601699</text:p>
          </table:table-cell>
          <table:table-cell office:value-type="string">
            <text:p>潞安环能</text:p>
          </table:table-cell>
          <table:table-cell office:value-type="float" office:value="57823580000">
            <text:p>57823580000</text:p>
          </table:table-cell>
          <table:table-cell office:value-type="float" office:value="39844220000">
            <text:p>39844220000</text:p>
          </table:table-cell>
          <table:table-cell office:value-type="percentage" office:value="0.689065256768951">
            <text:p>68.91%</text:p>
          </table:table-cell>
          <table:table-cell table:number-columns-repeated="2"/>
        </table:table-row>
        <table:table-row table:style-name="ro2">
          <table:table-cell office:value-type="string">
            <text:p>000100</text:p>
          </table:table-cell>
          <table:table-cell office:value-type="string">
            <text:p>TCL 集团</text:p>
          </table:table-cell>
          <table:table-cell office:value-type="float" office:value="147136790000">
            <text:p>147136790000</text:p>
          </table:table-cell>
          <table:table-cell office:value-type="float" office:value="101390010000">
            <text:p>101390010000</text:p>
          </table:table-cell>
          <table:table-cell office:value-type="percentage" office:value="0.689086733508322">
            <text:p>68.91%</text:p>
          </table:table-cell>
          <table:table-cell table:number-columns-repeated="2"/>
        </table:table-row>
        <table:table-row table:style-name="ro1">
          <table:table-cell office:value-type="string">
            <text:p>600758</text:p>
          </table:table-cell>
          <table:table-cell office:value-type="string">
            <text:p>红阳能源</text:p>
          </table:table-cell>
          <table:table-cell office:value-type="float" office:value="16591060000">
            <text:p>16591060000</text:p>
          </table:table-cell>
          <table:table-cell office:value-type="float" office:value="11437690000">
            <text:p>11437690000</text:p>
          </table:table-cell>
          <table:table-cell office:value-type="percentage" office:value="0.689388743094172">
            <text:p>68.94%</text:p>
          </table:table-cell>
          <table:table-cell table:number-columns-repeated="2"/>
        </table:table-row>
        <table:table-row table:style-name="ro1">
          <table:table-cell office:value-type="string">
            <text:p>001979</text:p>
          </table:table-cell>
          <table:table-cell office:value-type="string">
            <text:p>招商蛇口</text:p>
          </table:table-cell>
          <table:table-cell office:value-type="float" office:value="250731680000">
            <text:p>250731680000</text:p>
          </table:table-cell>
          <table:table-cell office:value-type="float" office:value="172906000000">
            <text:p>172906000000</text:p>
          </table:table-cell>
          <table:table-cell office:value-type="percentage" office:value="0.689605717155487">
            <text:p>68.96%</text:p>
          </table:table-cell>
          <table:table-cell table:number-columns-repeated="2"/>
        </table:table-row>
        <table:table-row table:style-name="ro1">
          <table:table-cell office:value-type="string">
            <text:p>603797</text:p>
          </table:table-cell>
          <table:table-cell office:value-type="string">
            <text:p>联泰环保</text:p>
          </table:table-cell>
          <table:table-cell office:value-type="float" office:value="2249650000">
            <text:p>2249650000</text:p>
          </table:table-cell>
          <table:table-cell office:value-type="float" office:value="1551400000">
            <text:p>1551400000</text:p>
          </table:table-cell>
          <table:table-cell office:value-type="percentage" office:value="0.689618385082124">
            <text:p>68.96%</text:p>
          </table:table-cell>
          <table:table-cell table:number-columns-repeated="2"/>
        </table:table-row>
        <table:table-row table:style-name="ro1">
          <table:table-cell office:value-type="string">
            <text:p>000939</text:p>
          </table:table-cell>
          <table:table-cell office:value-type="string">
            <text:p>凯迪生态</text:p>
          </table:table-cell>
          <table:table-cell office:value-type="float" office:value="41758160000">
            <text:p>41758160000</text:p>
          </table:table-cell>
          <table:table-cell office:value-type="float" office:value="28797260000">
            <text:p>28797260000</text:p>
          </table:table-cell>
          <table:table-cell office:value-type="percentage" office:value="0.689619944940103">
            <text:p>68.96%</text:p>
          </table:table-cell>
          <table:table-cell table:number-columns-repeated="2"/>
        </table:table-row>
        <table:table-row table:style-name="ro1">
          <table:table-cell office:value-type="string">
            <text:p>600736</text:p>
          </table:table-cell>
          <table:table-cell office:value-type="string">
            <text:p>苏州高新</text:p>
          </table:table-cell>
          <table:table-cell office:value-type="float" office:value="20449900000">
            <text:p>20449900000</text:p>
          </table:table-cell>
          <table:table-cell office:value-type="float" office:value="14106670000">
            <text:p>14106670000</text:p>
          </table:table-cell>
          <table:table-cell office:value-type="percentage" office:value="0.68981608712023">
            <text:p>68.98%</text:p>
          </table:table-cell>
          <table:table-cell table:number-columns-repeated="2"/>
        </table:table-row>
        <table:table-row table:style-name="ro1">
          <table:table-cell office:value-type="string">
            <text:p>600704</text:p>
          </table:table-cell>
          <table:table-cell office:value-type="string">
            <text:p>物产中大</text:p>
          </table:table-cell>
          <table:table-cell office:value-type="float" office:value="76571180000">
            <text:p>76571180000</text:p>
          </table:table-cell>
          <table:table-cell office:value-type="float" office:value="52824280000">
            <text:p>52824280000</text:p>
          </table:table-cell>
          <table:table-cell office:value-type="percentage" office:value="0.689871567866657">
            <text:p>68.99%</text:p>
          </table:table-cell>
          <table:table-cell table:number-columns-repeated="2"/>
        </table:table-row>
        <table:table-row table:style-name="ro1">
          <table:table-cell office:value-type="string">
            <text:p>600998</text:p>
          </table:table-cell>
          <table:table-cell office:value-type="string">
            <text:p>九州通</text:p>
          </table:table-cell>
          <table:table-cell office:value-type="float" office:value="38728540000">
            <text:p>38728540000</text:p>
          </table:table-cell>
          <table:table-cell office:value-type="float" office:value="26718180000">
            <text:p>26718180000</text:p>
          </table:table-cell>
          <table:table-cell office:value-type="percentage" office:value="0.689883481277631">
            <text:p>68.99%</text:p>
          </table:table-cell>
          <table:table-cell table:number-columns-repeated="2"/>
        </table:table-row>
        <table:table-row table:style-name="ro1">
          <table:table-cell office:value-type="string">
            <text:p>600295</text:p>
          </table:table-cell>
          <table:table-cell office:value-type="string">
            <text:p>鄂尔多斯</text:p>
          </table:table-cell>
          <table:table-cell office:value-type="float" office:value="45264440000">
            <text:p>45264440000</text:p>
          </table:table-cell>
          <table:table-cell office:value-type="float" office:value="31247650000">
            <text:p>31247650000</text:p>
          </table:table-cell>
          <table:table-cell office:value-type="percentage" office:value="0.690335503985027">
            <text:p>69.03%</text:p>
          </table:table-cell>
          <table:table-cell table:number-columns-repeated="2"/>
        </table:table-row>
        <table:table-row table:style-name="ro1">
          <table:table-cell office:value-type="string">
            <text:p>002386</text:p>
          </table:table-cell>
          <table:table-cell office:value-type="string">
            <text:p>天原集团</text:p>
          </table:table-cell>
          <table:table-cell office:value-type="float" office:value="14227930000">
            <text:p>14227930000</text:p>
          </table:table-cell>
          <table:table-cell office:value-type="float" office:value="9826600000">
            <text:p>9826600000</text:p>
          </table:table-cell>
          <table:table-cell office:value-type="percentage" office:value="0.6906556329698">
            <text:p>69.07%</text:p>
          </table:table-cell>
          <table:table-cell table:number-columns-repeated="2"/>
        </table:table-row>
        <table:table-row table:style-name="ro1">
          <table:table-cell office:value-type="string">
            <text:p>002097</text:p>
          </table:table-cell>
          <table:table-cell office:value-type="string">
            <text:p>山河智能</text:p>
          </table:table-cell>
          <table:table-cell office:value-type="float" office:value="10172480000">
            <text:p>10172480000</text:p>
          </table:table-cell>
          <table:table-cell office:value-type="float" office:value="7026400000">
            <text:p>7026400000</text:p>
          </table:table-cell>
          <table:table-cell office:value-type="percentage" office:value="0.690726351882727">
            <text:p>69.07%</text:p>
          </table:table-cell>
          <table:table-cell table:number-columns-repeated="2"/>
        </table:table-row>
        <table:table-row table:style-name="ro1">
          <table:table-cell office:value-type="string">
            <text:p>000807</text:p>
          </table:table-cell>
          <table:table-cell office:value-type="string">
            <text:p>云铝股份</text:p>
          </table:table-cell>
          <table:table-cell office:value-type="float" office:value="31927320000">
            <text:p>31927320000</text:p>
          </table:table-cell>
          <table:table-cell office:value-type="float" office:value="22060480000">
            <text:p>22060480000</text:p>
          </table:table-cell>
          <table:table-cell office:value-type="percentage" office:value="0.690959341404164">
            <text:p>69.10%</text:p>
          </table:table-cell>
          <table:table-cell table:number-columns-repeated="2"/>
        </table:table-row>
        <table:table-row table:style-name="ro1">
          <table:table-cell office:value-type="string">
            <text:p>000979</text:p>
          </table:table-cell>
          <table:table-cell office:value-type="string">
            <text:p>中弘股份</text:p>
          </table:table-cell>
          <table:table-cell office:value-type="float" office:value="33258880000">
            <text:p>33258880000</text:p>
          </table:table-cell>
          <table:table-cell office:value-type="float" office:value="23049330000">
            <text:p>23049330000</text:p>
          </table:table-cell>
          <table:table-cell office:value-type="percentage" office:value="0.693027846999057">
            <text:p>69.30%</text:p>
          </table:table-cell>
          <table:table-cell table:number-columns-repeated="2"/>
        </table:table-row>
        <table:table-row table:style-name="ro1">
          <table:table-cell office:value-type="string">
            <text:p>600346</text:p>
          </table:table-cell>
          <table:table-cell office:value-type="string">
            <text:p>恒力股份</text:p>
          </table:table-cell>
          <table:table-cell office:value-type="float" office:value="19698760000">
            <text:p>19698760000</text:p>
          </table:table-cell>
          <table:table-cell office:value-type="float" office:value="13664120000">
            <text:p>13664120000</text:p>
          </table:table-cell>
          <table:table-cell office:value-type="percentage" office:value="0.693653813742591">
            <text:p>69.37%</text:p>
          </table:table-cell>
          <table:table-cell table:number-columns-repeated="2"/>
        </table:table-row>
        <table:table-row table:style-name="ro1">
          <table:table-cell office:value-type="string">
            <text:p>002586</text:p>
          </table:table-cell>
          <table:table-cell office:value-type="string">
            <text:p>围海股份</text:p>
          </table:table-cell>
          <table:table-cell office:value-type="float" office:value="5594290000">
            <text:p>5594290000</text:p>
          </table:table-cell>
          <table:table-cell office:value-type="float" office:value="3884420000">
            <text:p>3884420000</text:p>
          </table:table-cell>
          <table:table-cell office:value-type="percentage" office:value="0.694354422098247">
            <text:p>69.44%</text:p>
          </table:table-cell>
          <table:table-cell table:number-columns-repeated="2"/>
        </table:table-row>
        <table:table-row table:style-name="ro2">
          <table:table-cell office:value-type="string">
            <text:p>601106</text:p>
          </table:table-cell>
          <table:table-cell office:value-type="string">
            <text:p>*ST一重</text:p>
          </table:table-cell>
          <table:table-cell office:value-type="float" office:value="30416950000">
            <text:p>30416950000</text:p>
          </table:table-cell>
          <table:table-cell office:value-type="float" office:value="21127420000">
            <text:p>21127420000</text:p>
          </table:table-cell>
          <table:table-cell office:value-type="percentage" office:value="0.694593639401715">
            <text:p>69.46%</text:p>
          </table:table-cell>
          <table:table-cell table:number-columns-repeated="2"/>
        </table:table-row>
        <table:table-row table:style-name="ro1">
          <table:table-cell office:value-type="string">
            <text:p>000779</text:p>
          </table:table-cell>
          <table:table-cell office:value-type="string">
            <text:p>三毛派神</text:p>
          </table:table-cell>
          <table:table-cell office:value-type="float" office:value="717520000">
            <text:p>717520000</text:p>
          </table:table-cell>
          <table:table-cell office:value-type="float" office:value="498680000">
            <text:p>498680000</text:p>
          </table:table-cell>
          <table:table-cell office:value-type="percentage" office:value="0.695005017281748">
            <text:p>69.50%</text:p>
          </table:table-cell>
          <table:table-cell table:number-columns-repeated="2"/>
        </table:table-row>
        <table:table-row table:style-name="ro1">
          <table:table-cell office:value-type="string">
            <text:p>300388</text:p>
          </table:table-cell>
          <table:table-cell office:value-type="string">
            <text:p>国祯环保</text:p>
          </table:table-cell>
          <table:table-cell office:value-type="float" office:value="5416820000">
            <text:p>5416820000</text:p>
          </table:table-cell>
          <table:table-cell office:value-type="float" office:value="3768570000">
            <text:p>3768570000</text:p>
          </table:table-cell>
          <table:table-cell office:value-type="percentage" office:value="0.69571630587688">
            <text:p>69.57%</text:p>
          </table:table-cell>
          <table:table-cell table:number-columns-repeated="2"/>
        </table:table-row>
        <table:table-row table:style-name="ro1">
          <table:table-cell office:value-type="string">
            <text:p>002116</text:p>
          </table:table-cell>
          <table:table-cell office:value-type="string">
            <text:p>中国海诚</text:p>
          </table:table-cell>
          <table:table-cell office:value-type="float" office:value="3799020000">
            <text:p>3799020000</text:p>
          </table:table-cell>
          <table:table-cell office:value-type="float" office:value="2643440000">
            <text:p>2643440000</text:p>
          </table:table-cell>
          <table:table-cell office:value-type="percentage" office:value="0.695821553979711">
            <text:p>69.58%</text:p>
          </table:table-cell>
          <table:table-cell table:number-columns-repeated="2"/>
        </table:table-row>
        <table:table-row table:style-name="ro1">
          <table:table-cell office:value-type="string">
            <text:p>002002</text:p>
          </table:table-cell>
          <table:table-cell office:value-type="string">
            <text:p>鸿达兴业</text:p>
          </table:table-cell>
          <table:table-cell office:value-type="float" office:value="12737980000">
            <text:p>12737980000</text:p>
          </table:table-cell>
          <table:table-cell office:value-type="float" office:value="8870450000">
            <text:p>8870450000</text:p>
          </table:table-cell>
          <table:table-cell office:value-type="percentage" office:value="0.696378075644647">
            <text:p>69.64%</text:p>
          </table:table-cell>
          <table:table-cell table:number-columns-repeated="2"/>
        </table:table-row>
        <table:table-row table:style-name="ro1">
          <table:table-cell office:value-type="string">
            <text:p>601666</text:p>
          </table:table-cell>
          <table:table-cell office:value-type="string">
            <text:p>平煤股份</text:p>
          </table:table-cell>
          <table:table-cell office:value-type="float" office:value="38140410000">
            <text:p>38140410000</text:p>
          </table:table-cell>
          <table:table-cell office:value-type="float" office:value="26581510000">
            <text:p>26581510000</text:p>
          </table:table-cell>
          <table:table-cell office:value-type="percentage" office:value="0.696938234276978">
            <text:p>69.69%</text:p>
          </table:table-cell>
          <table:table-cell table:number-columns-repeated="2"/>
        </table:table-row>
        <table:table-row table:style-name="ro1">
          <table:table-cell office:value-type="string">
            <text:p>600684</text:p>
          </table:table-cell>
          <table:table-cell office:value-type="string">
            <text:p>珠江实业</text:p>
          </table:table-cell>
          <table:table-cell office:value-type="float" office:value="12555170000">
            <text:p>12555170000</text:p>
          </table:table-cell>
          <table:table-cell office:value-type="float" office:value="8762130000">
            <text:p>8762130000</text:p>
          </table:table-cell>
          <table:table-cell office:value-type="percentage" office:value="0.697890191849254">
            <text:p>69.79%</text:p>
          </table:table-cell>
          <table:table-cell table:number-columns-repeated="2"/>
        </table:table-row>
        <table:table-row table:style-name="ro1">
          <table:table-cell office:value-type="string">
            <text:p>601992</text:p>
          </table:table-cell>
          <table:table-cell office:value-type="string">
            <text:p>金隅股份</text:p>
          </table:table-cell>
          <table:table-cell office:value-type="float" office:value="208397120000">
            <text:p>208397120000</text:p>
          </table:table-cell>
          <table:table-cell office:value-type="float" office:value="145487610000">
            <text:p>145487610000</text:p>
          </table:table-cell>
          <table:table-cell office:value-type="percentage" office:value="0.698126778335516">
            <text:p>69.81%</text:p>
          </table:table-cell>
          <table:table-cell table:number-columns-repeated="2"/>
        </table:table-row>
        <table:table-row table:style-name="ro1">
          <table:table-cell office:value-type="string">
            <text:p>002418</text:p>
          </table:table-cell>
          <table:table-cell office:value-type="string">
            <text:p>康盛股份</text:p>
          </table:table-cell>
          <table:table-cell office:value-type="float" office:value="7306870000">
            <text:p>7306870000</text:p>
          </table:table-cell>
          <table:table-cell office:value-type="float" office:value="5103720000">
            <text:p>5103720000</text:p>
          </table:table-cell>
          <table:table-cell office:value-type="percentage" office:value="0.698482387123351">
            <text:p>69.85%</text:p>
          </table:table-cell>
          <table:table-cell table:number-columns-repeated="2"/>
        </table:table-row>
        <table:table-row table:style-name="ro1">
          <table:table-cell office:value-type="string">
            <text:p>000065</text:p>
          </table:table-cell>
          <table:table-cell office:value-type="string">
            <text:p>北方国际</text:p>
          </table:table-cell>
          <table:table-cell office:value-type="float" office:value="12148180000">
            <text:p>12148180000</text:p>
          </table:table-cell>
          <table:table-cell office:value-type="float" office:value="8487280000">
            <text:p>8487280000</text:p>
          </table:table-cell>
          <table:table-cell office:value-type="percentage" office:value="0.698646216964187">
            <text:p>69.86%</text:p>
          </table:table-cell>
          <table:table-cell table:number-columns-repeated="2"/>
        </table:table-row>
        <table:table-row table:style-name="ro1">
          <table:table-cell office:value-type="string">
            <text:p>000651</text:p>
          </table:table-cell>
          <table:table-cell office:value-type="string">
            <text:p>格力电器</text:p>
          </table:table-cell>
          <table:table-cell office:value-type="float" office:value="182369710000">
            <text:p>182369710000</text:p>
          </table:table-cell>
          <table:table-cell office:value-type="float" office:value="127446100000">
            <text:p>127446100000</text:p>
          </table:table-cell>
          <table:table-cell office:value-type="percentage" office:value="0.698833704347065">
            <text:p>69.88%</text:p>
          </table:table-cell>
          <table:table-cell table:number-columns-repeated="2"/>
        </table:table-row>
        <table:table-row table:style-name="ro1">
          <table:table-cell office:value-type="string">
            <text:p>000023</text:p>
          </table:table-cell>
          <table:table-cell office:value-type="string">
            <text:p>深天地Ａ</text:p>
          </table:table-cell>
          <table:table-cell office:value-type="float" office:value="1513970000">
            <text:p>1513970000</text:p>
          </table:table-cell>
          <table:table-cell office:value-type="float" office:value="1058360000">
            <text:p>1058360000</text:p>
          </table:table-cell>
          <table:table-cell office:value-type="percentage" office:value="0.699062729116165">
            <text:p>69.91%</text:p>
          </table:table-cell>
          <table:table-cell table:number-columns-repeated="2"/>
        </table:table-row>
        <table:table-row table:style-name="ro1">
          <table:table-cell office:value-type="string">
            <text:p>002716</text:p>
          </table:table-cell>
          <table:table-cell office:value-type="string">
            <text:p>金贵银业</text:p>
          </table:table-cell>
          <table:table-cell office:value-type="float" office:value="7800130000">
            <text:p>7800130000</text:p>
          </table:table-cell>
          <table:table-cell office:value-type="float" office:value="5454940000">
            <text:p>5454940000</text:p>
          </table:table-cell>
          <table:table-cell office:value-type="percentage" office:value="0.699339626390842">
            <text:p>69.93%</text:p>
          </table:table-cell>
          <table:table-cell table:number-columns-repeated="2"/>
        </table:table-row>
        <table:table-row table:style-name="ro1">
          <table:table-cell office:value-type="string">
            <text:p>600256</text:p>
          </table:table-cell>
          <table:table-cell office:value-type="string">
            <text:p>广汇能源</text:p>
          </table:table-cell>
          <table:table-cell office:value-type="float" office:value="43332670000">
            <text:p>43332670000</text:p>
          </table:table-cell>
          <table:table-cell office:value-type="float" office:value="30328150000">
            <text:p>30328150000</text:p>
          </table:table-cell>
          <table:table-cell office:value-type="percentage" office:value="0.699891098332967">
            <text:p>69.99%</text:p>
          </table:table-cell>
          <table:table-cell table:number-columns-repeated="2"/>
        </table:table-row>
        <table:table-row table:style-name="ro1">
          <table:table-cell office:value-type="string">
            <text:p>600241</text:p>
          </table:table-cell>
          <table:table-cell office:value-type="string">
            <text:p>时代万恒</text:p>
          </table:table-cell>
          <table:table-cell office:value-type="float" office:value="2221880000">
            <text:p>2221880000</text:p>
          </table:table-cell>
          <table:table-cell office:value-type="float" office:value="1555880000">
            <text:p>1555880000</text:p>
          </table:table-cell>
          <table:table-cell office:value-type="percentage" office:value="0.70025383909122">
            <text:p>70.03%</text:p>
          </table:table-cell>
          <table:table-cell table:number-columns-repeated="2"/>
        </table:table-row>
        <table:table-row table:style-name="ro2">
          <table:table-cell office:value-type="string">
            <text:p>600680</text:p>
          </table:table-cell>
          <table:table-cell office:value-type="string">
            <text:p>*ST上普</text:p>
          </table:table-cell>
          <table:table-cell office:value-type="float" office:value="2729960000">
            <text:p>2729960000</text:p>
          </table:table-cell>
          <table:table-cell office:value-type="float" office:value="1913010000">
            <text:p>1913010000</text:p>
          </table:table-cell>
          <table:table-cell office:value-type="percentage" office:value="0.700746531084705">
            <text:p>70.07%</text:p>
          </table:table-cell>
          <table:table-cell table:number-columns-repeated="2"/>
        </table:table-row>
        <table:table-row table:style-name="ro1">
          <table:table-cell office:value-type="string">
            <text:p>600981</text:p>
          </table:table-cell>
          <table:table-cell office:value-type="string">
            <text:p>汇鸿集团</text:p>
          </table:table-cell>
          <table:table-cell office:value-type="float" office:value="30963240000">
            <text:p>30963240000</text:p>
          </table:table-cell>
          <table:table-cell office:value-type="float" office:value="21744410000">
            <text:p>21744410000</text:p>
          </table:table-cell>
          <table:table-cell office:value-type="percentage" office:value="0.702265331405886">
            <text:p>70.23%</text:p>
          </table:table-cell>
          <table:table-cell table:number-columns-repeated="2"/>
        </table:table-row>
        <table:table-row table:style-name="ro1">
          <table:table-cell office:value-type="string">
            <text:p>603179</text:p>
          </table:table-cell>
          <table:table-cell office:value-type="string">
            <text:p>新泉股份</text:p>
          </table:table-cell>
          <table:table-cell office:value-type="float" office:value="1998730000">
            <text:p>1998730000</text:p>
          </table:table-cell>
          <table:table-cell office:value-type="float" office:value="1404640000">
            <text:p>1404640000</text:p>
          </table:table-cell>
          <table:table-cell office:value-type="percentage" office:value="0.702766256572924">
            <text:p>70.28%</text:p>
          </table:table-cell>
          <table:table-cell table:number-columns-repeated="2"/>
        </table:table-row>
        <table:table-row table:style-name="ro1">
          <table:table-cell office:value-type="string">
            <text:p>600157</text:p>
          </table:table-cell>
          <table:table-cell office:value-type="string">
            <text:p>永泰能源</text:p>
          </table:table-cell>
          <table:table-cell office:value-type="float" office:value="98112520000">
            <text:p>98112520000</text:p>
          </table:table-cell>
          <table:table-cell office:value-type="float" office:value="68981410000">
            <text:p>68981410000</text:p>
          </table:table-cell>
          <table:table-cell office:value-type="percentage" office:value="0.703084682770354">
            <text:p>70.31%</text:p>
          </table:table-cell>
          <table:table-cell table:number-columns-repeated="2"/>
        </table:table-row>
        <table:table-row table:style-name="ro1">
          <table:table-cell office:value-type="string">
            <text:p>002630</text:p>
          </table:table-cell>
          <table:table-cell office:value-type="string">
            <text:p>华西能源</text:p>
          </table:table-cell>
          <table:table-cell office:value-type="float" office:value="10623420000">
            <text:p>10623420000</text:p>
          </table:table-cell>
          <table:table-cell office:value-type="float" office:value="7481900000">
            <text:p>7481900000</text:p>
          </table:table-cell>
          <table:table-cell office:value-type="percentage" office:value="0.704283554636831">
            <text:p>70.43%</text:p>
          </table:table-cell>
          <table:table-cell table:number-columns-repeated="2"/>
        </table:table-row>
        <table:table-row table:style-name="ro1">
          <table:table-cell office:value-type="string">
            <text:p>300322</text:p>
          </table:table-cell>
          <table:table-cell office:value-type="string">
            <text:p>硕贝德</text:p>
          </table:table-cell>
          <table:table-cell office:value-type="float" office:value="2434810000">
            <text:p>2434810000</text:p>
          </table:table-cell>
          <table:table-cell office:value-type="float" office:value="1717480000">
            <text:p>1717480000</text:p>
          </table:table-cell>
          <table:table-cell office:value-type="percentage" office:value="0.705385635840168">
            <text:p>70.54%</text:p>
          </table:table-cell>
          <table:table-cell table:number-columns-repeated="2"/>
        </table:table-row>
        <table:table-row table:style-name="ro1">
          <table:table-cell office:value-type="string">
            <text:p>000692</text:p>
          </table:table-cell>
          <table:table-cell office:value-type="string">
            <text:p>惠天热电</text:p>
          </table:table-cell>
          <table:table-cell office:value-type="float" office:value="4890140000">
            <text:p>4890140000</text:p>
          </table:table-cell>
          <table:table-cell office:value-type="float" office:value="3451030000">
            <text:p>3451030000</text:p>
          </table:table-cell>
          <table:table-cell office:value-type="percentage" office:value="0.705711901908739">
            <text:p>70.57%</text:p>
          </table:table-cell>
          <table:table-cell table:number-columns-repeated="2"/>
        </table:table-row>
        <table:table-row table:style-name="ro1">
          <table:table-cell office:value-type="string">
            <text:p>600773</text:p>
          </table:table-cell>
          <table:table-cell office:value-type="string">
            <text:p>西藏城投</text:p>
          </table:table-cell>
          <table:table-cell office:value-type="float" office:value="9271280000">
            <text:p>9271280000</text:p>
          </table:table-cell>
          <table:table-cell office:value-type="float" office:value="6546510000">
            <text:p>6546510000</text:p>
          </table:table-cell>
          <table:table-cell office:value-type="percentage" office:value="0.706106384447455">
            <text:p>70.61%</text:p>
          </table:table-cell>
          <table:table-cell table:number-columns-repeated="2"/>
        </table:table-row>
        <table:table-row table:style-name="ro1">
          <table:table-cell office:value-type="string">
            <text:p>000862</text:p>
          </table:table-cell>
          <table:table-cell office:value-type="string">
            <text:p>银星能源</text:p>
          </table:table-cell>
          <table:table-cell office:value-type="float" office:value="10015090000">
            <text:p>10015090000</text:p>
          </table:table-cell>
          <table:table-cell office:value-type="float" office:value="7080170000">
            <text:p>7080170000</text:p>
          </table:table-cell>
          <table:table-cell office:value-type="percentage" office:value="0.706950212129896">
            <text:p>70.70%</text:p>
          </table:table-cell>
          <table:table-cell table:number-columns-repeated="2"/>
        </table:table-row>
        <table:table-row table:style-name="ro1">
          <table:table-cell office:value-type="string">
            <text:p>300207</text:p>
          </table:table-cell>
          <table:table-cell office:value-type="string">
            <text:p>欣旺达</text:p>
          </table:table-cell>
          <table:table-cell office:value-type="float" office:value="8328860000">
            <text:p>8328860000</text:p>
          </table:table-cell>
          <table:table-cell office:value-type="float" office:value="5888970000">
            <text:p>5888970000</text:p>
          </table:table-cell>
          <table:table-cell office:value-type="percentage" office:value="0.707055947632689">
            <text:p>70.71%</text:p>
          </table:table-cell>
          <table:table-cell table:number-columns-repeated="2"/>
        </table:table-row>
        <table:table-row table:style-name="ro1">
          <table:table-cell office:value-type="string">
            <text:p>601600</text:p>
          </table:table-cell>
          <table:table-cell office:value-type="string">
            <text:p>中国铝业</text:p>
          </table:table-cell>
          <table:table-cell office:value-type="float" office:value="190076950000">
            <text:p>190076950000</text:p>
          </table:table-cell>
          <table:table-cell office:value-type="float" office:value="134489460000">
            <text:p>134489460000</text:p>
          </table:table-cell>
          <table:table-cell office:value-type="percentage" office:value="0.707552704312648">
            <text:p>70.76%</text:p>
          </table:table-cell>
          <table:table-cell table:number-columns-repeated="2"/>
        </table:table-row>
        <table:table-row table:style-name="ro1">
          <table:table-cell office:value-type="string">
            <text:p>601886</text:p>
          </table:table-cell>
          <table:table-cell office:value-type="string">
            <text:p>江河集团</text:p>
          </table:table-cell>
          <table:table-cell office:value-type="float" office:value="25350810000">
            <text:p>25350810000</text:p>
          </table:table-cell>
          <table:table-cell office:value-type="float" office:value="17947730000">
            <text:p>17947730000</text:p>
          </table:table-cell>
          <table:table-cell office:value-type="percentage" office:value="0.707974616984625">
            <text:p>70.80%</text:p>
          </table:table-cell>
          <table:table-cell table:number-columns-repeated="2"/>
        </table:table-row>
        <table:table-row table:style-name="ro1">
          <table:table-cell office:value-type="string">
            <text:p>600748</text:p>
          </table:table-cell>
          <table:table-cell office:value-type="string">
            <text:p>上实发展</text:p>
          </table:table-cell>
          <table:table-cell office:value-type="float" office:value="34936770000">
            <text:p>34936770000</text:p>
          </table:table-cell>
          <table:table-cell office:value-type="float" office:value="24739480000">
            <text:p>24739480000</text:p>
          </table:table-cell>
          <table:table-cell office:value-type="percentage" office:value="0.708121557888723">
            <text:p>70.81%</text:p>
          </table:table-cell>
          <table:table-cell table:number-columns-repeated="2"/>
        </table:table-row>
        <table:table-row table:style-name="ro1">
          <table:table-cell office:value-type="string">
            <text:p>000049</text:p>
          </table:table-cell>
          <table:table-cell office:value-type="string">
            <text:p>德赛电池</text:p>
          </table:table-cell>
          <table:table-cell office:value-type="float" office:value="5145790000">
            <text:p>5145790000</text:p>
          </table:table-cell>
          <table:table-cell office:value-type="float" office:value="3645690000">
            <text:p>3645690000</text:p>
          </table:table-cell>
          <table:table-cell office:value-type="percentage" office:value="0.708480136189001">
            <text:p>70.85%</text:p>
          </table:table-cell>
          <table:table-cell table:number-columns-repeated="2"/>
        </table:table-row>
        <table:table-row table:style-name="ro1">
          <table:table-cell office:value-type="string">
            <text:p>000728</text:p>
          </table:table-cell>
          <table:table-cell office:value-type="string">
            <text:p>国元证券</text:p>
          </table:table-cell>
          <table:table-cell office:value-type="float" office:value="71689040000">
            <text:p>71689040000</text:p>
          </table:table-cell>
          <table:table-cell office:value-type="float" office:value="50803550000">
            <text:p>50803550000</text:p>
          </table:table-cell>
          <table:table-cell office:value-type="percentage" office:value="0.708665508702585">
            <text:p>70.87%</text:p>
          </table:table-cell>
          <table:table-cell table:number-columns-repeated="2"/>
        </table:table-row>
        <table:table-row table:style-name="ro1">
          <table:table-cell office:value-type="string">
            <text:p>600802</text:p>
          </table:table-cell>
          <table:table-cell office:value-type="string">
            <text:p>福建水泥</text:p>
          </table:table-cell>
          <table:table-cell office:value-type="float" office:value="4432750000">
            <text:p>4432750000</text:p>
          </table:table-cell>
          <table:table-cell office:value-type="float" office:value="3142980000">
            <text:p>3142980000</text:p>
          </table:table-cell>
          <table:table-cell office:value-type="percentage" office:value="0.709036151373301">
            <text:p>70.90%</text:p>
          </table:table-cell>
          <table:table-cell table:number-columns-repeated="2"/>
        </table:table-row>
        <table:table-row table:style-name="ro1">
          <table:table-cell office:value-type="string">
            <text:p>600240</text:p>
          </table:table-cell>
          <table:table-cell office:value-type="string">
            <text:p>华业资本</text:p>
          </table:table-cell>
          <table:table-cell office:value-type="float" office:value="19498740000">
            <text:p>19498740000</text:p>
          </table:table-cell>
          <table:table-cell office:value-type="float" office:value="13834610000">
            <text:p>13834610000</text:p>
          </table:table-cell>
          <table:table-cell office:value-type="percentage" office:value="0.709513024944176">
            <text:p>70.95%</text:p>
          </table:table-cell>
          <table:table-cell table:number-columns-repeated="2"/>
        </table:table-row>
        <table:table-row table:style-name="ro1">
          <table:table-cell office:value-type="string">
            <text:p>002200</text:p>
          </table:table-cell>
          <table:table-cell office:value-type="string">
            <text:p>云投生态</text:p>
          </table:table-cell>
          <table:table-cell office:value-type="float" office:value="3436810000">
            <text:p>3436810000</text:p>
          </table:table-cell>
          <table:table-cell office:value-type="float" office:value="2440540000">
            <text:p>2440540000</text:p>
          </table:table-cell>
          <table:table-cell office:value-type="percentage" office:value="0.710117812739139">
            <text:p>71.01%</text:p>
          </table:table-cell>
          <table:table-cell table:number-columns-repeated="2"/>
        </table:table-row>
        <table:table-row table:style-name="ro1">
          <table:table-cell office:value-type="string">
            <text:p>600765</text:p>
          </table:table-cell>
          <table:table-cell office:value-type="string">
            <text:p>中航重机</text:p>
          </table:table-cell>
          <table:table-cell office:value-type="float" office:value="13947430000">
            <text:p>13947430000</text:p>
          </table:table-cell>
          <table:table-cell office:value-type="float" office:value="9908070000">
            <text:p>9908070000</text:p>
          </table:table-cell>
          <table:table-cell office:value-type="percentage" office:value="0.710386788103615">
            <text:p>71.04%</text:p>
          </table:table-cell>
          <table:table-cell table:number-columns-repeated="2"/>
        </table:table-row>
        <table:table-row table:style-name="ro1">
          <table:table-cell office:value-type="string">
            <text:p>000923</text:p>
          </table:table-cell>
          <table:table-cell office:value-type="string">
            <text:p>河北宣工</text:p>
          </table:table-cell>
          <table:table-cell office:value-type="float" office:value="1409150000">
            <text:p>1409150000</text:p>
          </table:table-cell>
          <table:table-cell office:value-type="float" office:value="1001200000">
            <text:p>1001200000</text:p>
          </table:table-cell>
          <table:table-cell office:value-type="percentage" office:value="0.710499237128766">
            <text:p>71.05%</text:p>
          </table:table-cell>
          <table:table-cell table:number-columns-repeated="2"/>
        </table:table-row>
        <table:table-row table:style-name="ro1">
          <table:table-cell office:value-type="string">
            <text:p>603178</text:p>
          </table:table-cell>
          <table:table-cell office:value-type="string">
            <text:p>圣龙股份</text:p>
          </table:table-cell>
          <table:table-cell office:value-type="float" office:value="1520490000">
            <text:p>1520490000</text:p>
          </table:table-cell>
          <table:table-cell office:value-type="float" office:value="1080950000">
            <text:p>1080950000</text:p>
          </table:table-cell>
          <table:table-cell office:value-type="percentage" office:value="0.710922136942696">
            <text:p>71.09%</text:p>
          </table:table-cell>
          <table:table-cell table:number-columns-repeated="2"/>
        </table:table-row>
        <table:table-row table:style-name="ro1">
          <table:table-cell office:value-type="string">
            <text:p>000695</text:p>
          </table:table-cell>
          <table:table-cell office:value-type="string">
            <text:p>滨海能源</text:p>
          </table:table-cell>
          <table:table-cell office:value-type="float" office:value="1135060000">
            <text:p>1135060000</text:p>
          </table:table-cell>
          <table:table-cell office:value-type="float" office:value="807140000">
            <text:p>807140000</text:p>
          </table:table-cell>
          <table:table-cell office:value-type="percentage" office:value="0.711098972741529">
            <text:p>71.11%</text:p>
          </table:table-cell>
          <table:table-cell table:number-columns-repeated="2"/>
        </table:table-row>
        <table:table-row table:style-name="ro1">
          <table:table-cell office:value-type="string">
            <text:p>000063</text:p>
          </table:table-cell>
          <table:table-cell office:value-type="string">
            <text:p>中兴通讯</text:p>
          </table:table-cell>
          <table:table-cell office:value-type="float" office:value="141640910000">
            <text:p>141640910000</text:p>
          </table:table-cell>
          <table:table-cell office:value-type="float" office:value="100755820000">
            <text:p>100755820000</text:p>
          </table:table-cell>
          <table:table-cell office:value-type="percentage" office:value="0.711346884173506">
            <text:p>71.13%</text:p>
          </table:table-cell>
          <table:table-cell table:number-columns-repeated="2"/>
        </table:table-row>
        <table:table-row table:style-name="ro1">
          <table:table-cell office:value-type="string">
            <text:p>002237</text:p>
          </table:table-cell>
          <table:table-cell office:value-type="string">
            <text:p>恒邦股份</text:p>
          </table:table-cell>
          <table:table-cell office:value-type="float" office:value="13285020000">
            <text:p>13285020000</text:p>
          </table:table-cell>
          <table:table-cell office:value-type="float" office:value="9456060000">
            <text:p>9456060000</text:p>
          </table:table-cell>
          <table:table-cell office:value-type="percentage" office:value="0.711783648048705">
            <text:p>71.18%</text:p>
          </table:table-cell>
          <table:table-cell table:number-columns-repeated="2"/>
        </table:table-row>
        <table:table-row table:style-name="ro1">
          <table:table-cell office:value-type="string">
            <text:p>600810</text:p>
          </table:table-cell>
          <table:table-cell office:value-type="string">
            <text:p>神马股份</text:p>
          </table:table-cell>
          <table:table-cell office:value-type="float" office:value="9856300000">
            <text:p>9856300000</text:p>
          </table:table-cell>
          <table:table-cell office:value-type="float" office:value="7018160000">
            <text:p>7018160000</text:p>
          </table:table-cell>
          <table:table-cell office:value-type="percentage" office:value="0.712048131651837">
            <text:p>71.20%</text:p>
          </table:table-cell>
          <table:table-cell table:number-columns-repeated="2"/>
        </table:table-row>
        <table:table-row table:style-name="ro1">
          <table:table-cell office:value-type="string">
            <text:p>002797</text:p>
          </table:table-cell>
          <table:table-cell office:value-type="string">
            <text:p>第一创业</text:p>
          </table:table-cell>
          <table:table-cell office:value-type="float" office:value="31700300000">
            <text:p>31700300000</text:p>
          </table:table-cell>
          <table:table-cell office:value-type="float" office:value="22579750000">
            <text:p>22579750000</text:p>
          </table:table-cell>
          <table:table-cell office:value-type="percentage" office:value="0.712288211783485">
            <text:p>71.23%</text:p>
          </table:table-cell>
          <table:table-cell table:number-columns-repeated="2"/>
        </table:table-row>
        <table:table-row table:style-name="ro1">
          <table:table-cell office:value-type="string">
            <text:p>300393</text:p>
          </table:table-cell>
          <table:table-cell office:value-type="string">
            <text:p>中来股份</text:p>
          </table:table-cell>
          <table:table-cell office:value-type="float" office:value="3469650000">
            <text:p>3469650000</text:p>
          </table:table-cell>
          <table:table-cell office:value-type="float" office:value="2472020000">
            <text:p>2472020000</text:p>
          </table:table-cell>
          <table:table-cell office:value-type="percentage" office:value="0.712469557448158">
            <text:p>71.25%</text:p>
          </table:table-cell>
          <table:table-cell table:number-columns-repeated="2"/>
        </table:table-row>
        <table:table-row table:style-name="ro1">
          <table:table-cell office:value-type="string">
            <text:p>600821</text:p>
          </table:table-cell>
          <table:table-cell office:value-type="string">
            <text:p>津劝业</text:p>
          </table:table-cell>
          <table:table-cell office:value-type="float" office:value="1756460000">
            <text:p>1756460000</text:p>
          </table:table-cell>
          <table:table-cell office:value-type="float" office:value="1251540000">
            <text:p>1251540000</text:p>
          </table:table-cell>
          <table:table-cell office:value-type="percentage" office:value="0.71253544060212">
            <text:p>71.25%</text:p>
          </table:table-cell>
          <table:table-cell table:number-columns-repeated="2"/>
        </table:table-row>
        <table:table-row table:style-name="ro1">
          <table:table-cell office:value-type="string">
            <text:p>600211</text:p>
          </table:table-cell>
          <table:table-cell office:value-type="string">
            <text:p>西藏药业</text:p>
          </table:table-cell>
          <table:table-cell office:value-type="float" office:value="2290680000">
            <text:p>2290680000</text:p>
          </table:table-cell>
          <table:table-cell office:value-type="float" office:value="1632490000">
            <text:p>1632490000</text:p>
          </table:table-cell>
          <table:table-cell office:value-type="percentage" office:value="0.712666107880629">
            <text:p>71.27%</text:p>
          </table:table-cell>
          <table:table-cell table:number-columns-repeated="2"/>
        </table:table-row>
        <table:table-row table:style-name="ro1">
          <table:table-cell office:value-type="string">
            <text:p>000878</text:p>
          </table:table-cell>
          <table:table-cell office:value-type="string">
            <text:p>云南铜业</text:p>
          </table:table-cell>
          <table:table-cell office:value-type="float" office:value="23047510000">
            <text:p>23047510000</text:p>
          </table:table-cell>
          <table:table-cell office:value-type="float" office:value="16430270000">
            <text:p>16430270000</text:p>
          </table:table-cell>
          <table:table-cell office:value-type="percentage" office:value="0.712886988659512">
            <text:p>71.29%</text:p>
          </table:table-cell>
          <table:table-cell table:number-columns-repeated="2"/>
        </table:table-row>
        <table:table-row table:style-name="ro1">
          <table:table-cell office:value-type="string">
            <text:p>000615</text:p>
          </table:table-cell>
          <table:table-cell office:value-type="string">
            <text:p>京汉股份</text:p>
          </table:table-cell>
          <table:table-cell office:value-type="float" office:value="6817260000">
            <text:p>6817260000</text:p>
          </table:table-cell>
          <table:table-cell office:value-type="float" office:value="4861470000">
            <text:p>4861470000</text:p>
          </table:table-cell>
          <table:table-cell office:value-type="percentage" office:value="0.713112012744123">
            <text:p>71.31%</text:p>
          </table:table-cell>
          <table:table-cell table:number-columns-repeated="2"/>
        </table:table-row>
        <table:table-row table:style-name="ro1">
          <table:table-cell office:value-type="string">
            <text:p>600690</text:p>
          </table:table-cell>
          <table:table-cell office:value-type="string">
            <text:p>青岛海尔</text:p>
          </table:table-cell>
          <table:table-cell office:value-type="float" office:value="131255290000">
            <text:p>131255290000</text:p>
          </table:table-cell>
          <table:table-cell office:value-type="float" office:value="93674920000">
            <text:p>93674920000</text:p>
          </table:table-cell>
          <table:table-cell office:value-type="percentage" office:value="0.713684911290052">
            <text:p>71.37%</text:p>
          </table:table-cell>
          <table:table-cell table:number-columns-repeated="2"/>
        </table:table-row>
        <table:table-row table:style-name="ro1">
          <table:table-cell office:value-type="string">
            <text:p>600803</text:p>
          </table:table-cell>
          <table:table-cell office:value-type="string">
            <text:p>新奥股份</text:p>
          </table:table-cell>
          <table:table-cell office:value-type="float" office:value="18375700000">
            <text:p>18375700000</text:p>
          </table:table-cell>
          <table:table-cell office:value-type="float" office:value="13115140000">
            <text:p>13115140000</text:p>
          </table:table-cell>
          <table:table-cell office:value-type="percentage" office:value="0.713721926239545">
            <text:p>71.37%</text:p>
          </table:table-cell>
          <table:table-cell table:number-columns-repeated="2"/>
        </table:table-row>
        <table:table-row table:style-name="ro1">
          <table:table-cell office:value-type="string">
            <text:p>002135</text:p>
          </table:table-cell>
          <table:table-cell office:value-type="string">
            <text:p>东南网架</text:p>
          </table:table-cell>
          <table:table-cell office:value-type="float" office:value="8598960000">
            <text:p>8598960000</text:p>
          </table:table-cell>
          <table:table-cell office:value-type="float" office:value="6137770000">
            <text:p>6137770000</text:p>
          </table:table-cell>
          <table:table-cell office:value-type="percentage" office:value="0.713780503688818">
            <text:p>71.38%</text:p>
          </table:table-cell>
          <table:table-cell table:number-columns-repeated="2"/>
        </table:table-row>
        <table:table-row table:style-name="ro1">
          <table:table-cell office:value-type="string">
            <text:p>000875</text:p>
          </table:table-cell>
          <table:table-cell office:value-type="string">
            <text:p>吉电股份</text:p>
          </table:table-cell>
          <table:table-cell office:value-type="float" office:value="30073380000">
            <text:p>30073380000</text:p>
          </table:table-cell>
          <table:table-cell office:value-type="float" office:value="21473670000">
            <text:p>21473670000</text:p>
          </table:table-cell>
          <table:table-cell office:value-type="percentage" office:value="0.714042452162012">
            <text:p>71.40%</text:p>
          </table:table-cell>
          <table:table-cell table:number-columns-repeated="2"/>
        </table:table-row>
        <table:table-row table:style-name="ro1">
          <table:table-cell office:value-type="string">
            <text:p>601375</text:p>
          </table:table-cell>
          <table:table-cell office:value-type="string">
            <text:p>中原证券</text:p>
          </table:table-cell>
          <table:table-cell office:value-type="float" office:value="40384570000">
            <text:p>40384570000</text:p>
          </table:table-cell>
          <table:table-cell office:value-type="float" office:value="28837800000">
            <text:p>28837800000</text:p>
          </table:table-cell>
          <table:table-cell office:value-type="percentage" office:value="0.714079659632379">
            <text:p>71.41%</text:p>
          </table:table-cell>
          <table:table-cell table:number-columns-repeated="2"/>
        </table:table-row>
        <table:table-row table:style-name="ro1">
          <table:table-cell office:value-type="string">
            <text:p>600021</text:p>
          </table:table-cell>
          <table:table-cell office:value-type="string">
            <text:p>上海电力</text:p>
          </table:table-cell>
          <table:table-cell office:value-type="float" office:value="55552570000">
            <text:p>55552570000</text:p>
          </table:table-cell>
          <table:table-cell office:value-type="float" office:value="39699760000">
            <text:p>39699760000</text:p>
          </table:table-cell>
          <table:table-cell office:value-type="percentage" office:value="0.714634084435698">
            <text:p>71.46%</text:p>
          </table:table-cell>
          <table:table-cell table:number-columns-repeated="2"/>
        </table:table-row>
        <table:table-row table:style-name="ro1">
          <table:table-cell office:value-type="string">
            <text:p>000758</text:p>
          </table:table-cell>
          <table:table-cell office:value-type="string">
            <text:p>中色股份</text:p>
          </table:table-cell>
          <table:table-cell office:value-type="float" office:value="23909970000">
            <text:p>23909970000</text:p>
          </table:table-cell>
          <table:table-cell office:value-type="float" office:value="17089700000">
            <text:p>17089700000</text:p>
          </table:table-cell>
          <table:table-cell office:value-type="percentage" office:value="0.714752046949452">
            <text:p>71.48%</text:p>
          </table:table-cell>
          <table:table-cell table:number-columns-repeated="2"/>
        </table:table-row>
        <table:table-row table:style-name="ro1">
          <table:table-cell office:value-type="string">
            <text:p>600653</text:p>
          </table:table-cell>
          <table:table-cell office:value-type="string">
            <text:p>申华控股</text:p>
          </table:table-cell>
          <table:table-cell office:value-type="float" office:value="9651160000">
            <text:p>9651160000</text:p>
          </table:table-cell>
          <table:table-cell office:value-type="float" office:value="6911970000">
            <text:p>6911970000</text:p>
          </table:table-cell>
          <table:table-cell office:value-type="percentage" office:value="0.716180231184645">
            <text:p>71.62%</text:p>
          </table:table-cell>
          <table:table-cell table:number-columns-repeated="2"/>
        </table:table-row>
        <table:table-row table:style-name="ro1">
          <table:table-cell office:value-type="string">
            <text:p>600822</text:p>
          </table:table-cell>
          <table:table-cell office:value-type="string">
            <text:p>上海物贸</text:p>
          </table:table-cell>
          <table:table-cell office:value-type="float" office:value="2078060000">
            <text:p>2078060000</text:p>
          </table:table-cell>
          <table:table-cell office:value-type="float" office:value="1488840000">
            <text:p>1488840000</text:p>
          </table:table-cell>
          <table:table-cell office:value-type="percentage" office:value="0.716456695186857">
            <text:p>71.65%</text:p>
          </table:table-cell>
          <table:table-cell table:number-columns-repeated="2"/>
        </table:table-row>
        <table:table-row table:style-name="ro1">
          <table:table-cell office:value-type="string">
            <text:p>600533</text:p>
          </table:table-cell>
          <table:table-cell office:value-type="string">
            <text:p>栖霞建设</text:p>
          </table:table-cell>
          <table:table-cell office:value-type="float" office:value="14019570000">
            <text:p>14019570000</text:p>
          </table:table-cell>
          <table:table-cell office:value-type="float" office:value="10048470000">
            <text:p>10048470000</text:p>
          </table:table-cell>
          <table:table-cell office:value-type="percentage" office:value="0.716745948698855">
            <text:p>71.67%</text:p>
          </table:table-cell>
          <table:table-cell table:number-columns-repeated="2"/>
        </table:table-row>
        <table:table-row table:style-name="ro1">
          <table:table-cell office:value-type="string">
            <text:p>000925</text:p>
          </table:table-cell>
          <table:table-cell office:value-type="string">
            <text:p>众合科技</text:p>
          </table:table-cell>
          <table:table-cell office:value-type="float" office:value="4011830000">
            <text:p>4011830000</text:p>
          </table:table-cell>
          <table:table-cell office:value-type="float" office:value="2876950000">
            <text:p>2876950000</text:p>
          </table:table-cell>
          <table:table-cell office:value-type="percentage" office:value="0.71711662757395">
            <text:p>71.71%</text:p>
          </table:table-cell>
          <table:table-cell table:number-columns-repeated="2"/>
        </table:table-row>
        <table:table-row table:style-name="ro1">
          <table:table-cell office:value-type="string">
            <text:p>600375</text:p>
          </table:table-cell>
          <table:table-cell office:value-type="string">
            <text:p>华菱星马</text:p>
          </table:table-cell>
          <table:table-cell office:value-type="float" office:value="9767300000">
            <text:p>9767300000</text:p>
          </table:table-cell>
          <table:table-cell office:value-type="float" office:value="7004710000">
            <text:p>7004710000</text:p>
          </table:table-cell>
          <table:table-cell office:value-type="percentage" office:value="0.717159296837406">
            <text:p>71.72%</text:p>
          </table:table-cell>
          <table:table-cell table:number-columns-repeated="2"/>
        </table:table-row>
        <table:table-row table:style-name="ro1">
          <table:table-cell office:value-type="string">
            <text:p>600180</text:p>
          </table:table-cell>
          <table:table-cell office:value-type="string">
            <text:p>瑞茂通</text:p>
          </table:table-cell>
          <table:table-cell office:value-type="float" office:value="16374710000">
            <text:p>16374710000</text:p>
          </table:table-cell>
          <table:table-cell office:value-type="float" office:value="11745690000">
            <text:p>11745690000</text:p>
          </table:table-cell>
          <table:table-cell office:value-type="percentage" office:value="0.7173067492493">
            <text:p>71.73%</text:p>
          </table:table-cell>
          <table:table-cell table:number-columns-repeated="2"/>
        </table:table-row>
        <table:table-row table:style-name="ro1">
          <table:table-cell office:value-type="string">
            <text:p>600870</text:p>
          </table:table-cell>
          <table:table-cell office:value-type="string">
            <text:p>厦华电子</text:p>
          </table:table-cell>
          <table:table-cell office:value-type="float" office:value="52620000">
            <text:p>52620000</text:p>
          </table:table-cell>
          <table:table-cell office:value-type="float" office:value="37750000">
            <text:p>37750000</text:p>
          </table:table-cell>
          <table:table-cell office:value-type="percentage" office:value="0.717407829722539">
            <text:p>71.74%</text:p>
          </table:table-cell>
          <table:table-cell table:number-columns-repeated="2"/>
        </table:table-row>
        <table:table-row table:style-name="ro1">
          <table:table-cell office:value-type="string">
            <text:p>000852</text:p>
          </table:table-cell>
          <table:table-cell office:value-type="string">
            <text:p>石化机械</text:p>
          </table:table-cell>
          <table:table-cell office:value-type="float" office:value="6520130000">
            <text:p>6520130000</text:p>
          </table:table-cell>
          <table:table-cell office:value-type="float" office:value="4683980000">
            <text:p>4683980000</text:p>
          </table:table-cell>
          <table:table-cell office:value-type="percentage" office:value="0.718387516813315">
            <text:p>71.84%</text:p>
          </table:table-cell>
          <table:table-cell table:number-columns-repeated="2"/>
        </table:table-row>
        <table:table-row table:style-name="ro1">
          <table:table-cell office:value-type="string">
            <text:p>600828</text:p>
          </table:table-cell>
          <table:table-cell office:value-type="string">
            <text:p>茂业商业</text:p>
          </table:table-cell>
          <table:table-cell office:value-type="float" office:value="15838360000">
            <text:p>15838360000</text:p>
          </table:table-cell>
          <table:table-cell office:value-type="float" office:value="11378800000">
            <text:p>11378800000</text:p>
          </table:table-cell>
          <table:table-cell office:value-type="percentage" office:value="0.71843296907003">
            <text:p>71.84%</text:p>
          </table:table-cell>
          <table:table-cell table:number-columns-repeated="2"/>
        </table:table-row>
        <table:table-row table:style-name="ro1">
          <table:table-cell office:value-type="string">
            <text:p>600078</text:p>
          </table:table-cell>
          <table:table-cell office:value-type="string">
            <text:p>澄星股份</text:p>
          </table:table-cell>
          <table:table-cell office:value-type="float" office:value="7261010000">
            <text:p>7261010000</text:p>
          </table:table-cell>
          <table:table-cell office:value-type="float" office:value="5221150000">
            <text:p>5221150000</text:p>
          </table:table-cell>
          <table:table-cell office:value-type="percentage" office:value="0.719066631226234">
            <text:p>71.91%</text:p>
          </table:table-cell>
          <table:table-cell table:number-columns-repeated="2"/>
        </table:table-row>
        <table:table-row table:style-name="ro1">
          <table:table-cell office:value-type="string">
            <text:p>000921</text:p>
          </table:table-cell>
          <table:table-cell office:value-type="string">
            <text:p>海信科龙</text:p>
          </table:table-cell>
          <table:table-cell office:value-type="float" office:value="19055060000">
            <text:p>19055060000</text:p>
          </table:table-cell>
          <table:table-cell office:value-type="float" office:value="13731600000">
            <text:p>13731600000</text:p>
          </table:table-cell>
          <table:table-cell office:value-type="percentage" office:value="0.720627486872253">
            <text:p>72.06%</text:p>
          </table:table-cell>
          <table:table-cell table:number-columns-repeated="2"/>
        </table:table-row>
        <table:table-row table:style-name="ro1">
          <table:table-cell office:value-type="string">
            <text:p>300621</text:p>
          </table:table-cell>
          <table:table-cell office:value-type="string">
            <text:p>维业股份</text:p>
          </table:table-cell>
          <table:table-cell office:value-type="float" office:value="1611560000">
            <text:p>1611560000</text:p>
          </table:table-cell>
          <table:table-cell office:value-type="float" office:value="1161490000">
            <text:p>1161490000</text:p>
          </table:table-cell>
          <table:table-cell office:value-type="percentage" office:value="0.720724018962992">
            <text:p>72.07%</text:p>
          </table:table-cell>
          <table:table-cell table:number-columns-repeated="2"/>
        </table:table-row>
        <table:table-row table:style-name="ro1">
          <table:table-cell office:value-type="string">
            <text:p>600886</text:p>
          </table:table-cell>
          <table:table-cell office:value-type="string">
            <text:p>国投电力</text:p>
          </table:table-cell>
          <table:table-cell office:value-type="float" office:value="203291030000">
            <text:p>203291030000</text:p>
          </table:table-cell>
          <table:table-cell office:value-type="float" office:value="146573250000">
            <text:p>146573250000</text:p>
          </table:table-cell>
          <table:table-cell office:value-type="percentage" office:value="0.721002053066483">
            <text:p>72.10%</text:p>
          </table:table-cell>
          <table:table-cell table:number-columns-repeated="2"/>
        </table:table-row>
        <table:table-row table:style-name="ro1">
          <table:table-cell office:value-type="string">
            <text:p>600185</text:p>
          </table:table-cell>
          <table:table-cell office:value-type="string">
            <text:p>格力地产</text:p>
          </table:table-cell>
          <table:table-cell office:value-type="float" office:value="26375930000">
            <text:p>26375930000</text:p>
          </table:table-cell>
          <table:table-cell office:value-type="float" office:value="19018260000">
            <text:p>19018260000</text:p>
          </table:table-cell>
          <table:table-cell office:value-type="percentage" office:value="0.72104604463236">
            <text:p>72.10%</text:p>
          </table:table-cell>
          <table:table-cell table:number-columns-repeated="2"/>
        </table:table-row>
        <table:table-row table:style-name="ro1">
          <table:table-cell office:value-type="string">
            <text:p>600388</text:p>
          </table:table-cell>
          <table:table-cell office:value-type="string">
            <text:p>龙净环保</text:p>
          </table:table-cell>
          <table:table-cell office:value-type="float" office:value="14633450000">
            <text:p>14633450000</text:p>
          </table:table-cell>
          <table:table-cell office:value-type="float" office:value="10569260000">
            <text:p>10569260000</text:p>
          </table:table-cell>
          <table:table-cell office:value-type="percentage" office:value="0.722267134544485">
            <text:p>72.23%</text:p>
          </table:table-cell>
          <table:table-cell table:number-columns-repeated="2"/>
        </table:table-row>
        <table:table-row table:style-name="ro1">
          <table:table-cell office:value-type="string">
            <text:p>600369</text:p>
          </table:table-cell>
          <table:table-cell office:value-type="string">
            <text:p>西南证券</text:p>
          </table:table-cell>
          <table:table-cell office:value-type="float" office:value="70999690000">
            <text:p>70999690000</text:p>
          </table:table-cell>
          <table:table-cell office:value-type="float" office:value="51331910000">
            <text:p>51331910000</text:p>
          </table:table-cell>
          <table:table-cell office:value-type="percentage" office:value="0.72298780459464">
            <text:p>72.30%</text:p>
          </table:table-cell>
          <table:table-cell table:number-columns-repeated="2"/>
        </table:table-row>
        <table:table-row table:style-name="ro1">
          <table:table-cell office:value-type="string">
            <text:p>600310</text:p>
          </table:table-cell>
          <table:table-cell office:value-type="string">
            <text:p>桂东电力</text:p>
          </table:table-cell>
          <table:table-cell office:value-type="float" office:value="11004530000">
            <text:p>11004530000</text:p>
          </table:table-cell>
          <table:table-cell office:value-type="float" office:value="7956750000">
            <text:p>7956750000</text:p>
          </table:table-cell>
          <table:table-cell office:value-type="percentage" office:value="0.723043146776827">
            <text:p>72.30%</text:p>
          </table:table-cell>
          <table:table-cell table:number-columns-repeated="2"/>
        </table:table-row>
        <table:table-row table:style-name="ro1">
          <table:table-cell office:value-type="string">
            <text:p>600266</text:p>
          </table:table-cell>
          <table:table-cell office:value-type="string">
            <text:p>北京城建</text:p>
          </table:table-cell>
          <table:table-cell office:value-type="float" office:value="76057380000">
            <text:p>76057380000</text:p>
          </table:table-cell>
          <table:table-cell office:value-type="float" office:value="55001450000">
            <text:p>55001450000</text:p>
          </table:table-cell>
          <table:table-cell office:value-type="percentage" office:value="0.723157305707875">
            <text:p>72.32%</text:p>
          </table:table-cell>
          <table:table-cell table:number-columns-repeated="2"/>
        </table:table-row>
        <table:table-row table:style-name="ro1">
          <table:table-cell office:value-type="string">
            <text:p>600561</text:p>
          </table:table-cell>
          <table:table-cell office:value-type="string">
            <text:p>江西长运</text:p>
          </table:table-cell>
          <table:table-cell office:value-type="float" office:value="6379150000">
            <text:p>6379150000</text:p>
          </table:table-cell>
          <table:table-cell office:value-type="float" office:value="4613510000">
            <text:p>4613510000</text:p>
          </table:table-cell>
          <table:table-cell office:value-type="percentage" office:value="0.723217043022973">
            <text:p>72.32%</text:p>
          </table:table-cell>
          <table:table-cell table:number-columns-repeated="2"/>
        </table:table-row>
        <table:table-row table:style-name="ro2">
          <table:table-cell office:value-type="string">
            <text:p>600654</text:p>
          </table:table-cell>
          <table:table-cell office:value-type="string">
            <text:p>*ST中安</text:p>
          </table:table-cell>
          <table:table-cell office:value-type="float" office:value="10754320000">
            <text:p>10754320000</text:p>
          </table:table-cell>
          <table:table-cell office:value-type="float" office:value="7778820000">
            <text:p>7778820000</text:p>
          </table:table-cell>
          <table:table-cell office:value-type="percentage" office:value="0.723320488882607">
            <text:p>72.33%</text:p>
          </table:table-cell>
          <table:table-cell table:number-columns-repeated="2"/>
        </table:table-row>
        <table:table-row table:style-name="ro1">
          <table:table-cell office:value-type="string">
            <text:p>600881</text:p>
          </table:table-cell>
          <table:table-cell office:value-type="string">
            <text:p>亚泰集团</text:p>
          </table:table-cell>
          <table:table-cell office:value-type="float" office:value="51923320000">
            <text:p>51923320000</text:p>
          </table:table-cell>
          <table:table-cell office:value-type="float" office:value="37581650000">
            <text:p>37581650000</text:p>
          </table:table-cell>
          <table:table-cell office:value-type="percentage" office:value="0.723791352324928">
            <text:p>72.38%</text:p>
          </table:table-cell>
          <table:table-cell table:number-columns-repeated="2"/>
        </table:table-row>
        <table:table-row table:style-name="ro1">
          <table:table-cell office:value-type="string">
            <text:p>002721</text:p>
          </table:table-cell>
          <table:table-cell office:value-type="string">
            <text:p>金一文化</text:p>
          </table:table-cell>
          <table:table-cell office:value-type="float" office:value="10817110000">
            <text:p>10817110000</text:p>
          </table:table-cell>
          <table:table-cell office:value-type="float" office:value="7830490000">
            <text:p>7830490000</text:p>
          </table:table-cell>
          <table:table-cell office:value-type="percentage" office:value="0.723898527425532">
            <text:p>72.39%</text:p>
          </table:table-cell>
          <table:table-cell table:number-columns-repeated="2"/>
        </table:table-row>
        <table:table-row table:style-name="ro1">
          <table:table-cell office:value-type="string">
            <text:p>000402</text:p>
          </table:table-cell>
          <table:table-cell office:value-type="string">
            <text:p>金 融 街</text:p>
          </table:table-cell>
          <table:table-cell office:value-type="float" office:value="112835510000">
            <text:p>112835510000</text:p>
          </table:table-cell>
          <table:table-cell office:value-type="float" office:value="81703970000">
            <text:p>81703970000</text:p>
          </table:table-cell>
          <table:table-cell office:value-type="percentage" office:value="0.724098025524057">
            <text:p>72.41%</text:p>
          </table:table-cell>
          <table:table-cell table:number-columns-repeated="2"/>
        </table:table-row>
        <table:table-row table:style-name="ro1">
          <table:table-cell office:value-type="string">
            <text:p>000672</text:p>
          </table:table-cell>
          <table:table-cell office:value-type="string">
            <text:p>上峰水泥</text:p>
          </table:table-cell>
          <table:table-cell office:value-type="float" office:value="5813050000">
            <text:p>5813050000</text:p>
          </table:table-cell>
          <table:table-cell office:value-type="float" office:value="4209770000">
            <text:p>4209770000</text:p>
          </table:table-cell>
          <table:table-cell office:value-type="percentage" office:value="0.724192979589028">
            <text:p>72.42%</text:p>
          </table:table-cell>
          <table:table-cell table:number-columns-repeated="2"/>
        </table:table-row>
        <table:table-row table:style-name="ro1">
          <table:table-cell office:value-type="string">
            <text:p>600692</text:p>
          </table:table-cell>
          <table:table-cell office:value-type="string">
            <text:p>亚通股份</text:p>
          </table:table-cell>
          <table:table-cell office:value-type="float" office:value="2549360000">
            <text:p>2549360000</text:p>
          </table:table-cell>
          <table:table-cell office:value-type="float" office:value="1847000000">
            <text:p>1847000000</text:p>
          </table:table-cell>
          <table:table-cell office:value-type="percentage" office:value="0.724495559669878">
            <text:p>72.45%</text:p>
          </table:table-cell>
          <table:table-cell table:number-columns-repeated="2"/>
        </table:table-row>
        <table:table-row table:style-name="ro1">
          <table:table-cell office:value-type="string">
            <text:p>600531</text:p>
          </table:table-cell>
          <table:table-cell office:value-type="string">
            <text:p>豫光金铅</text:p>
          </table:table-cell>
          <table:table-cell office:value-type="float" office:value="11280350000">
            <text:p>11280350000</text:p>
          </table:table-cell>
          <table:table-cell office:value-type="float" office:value="8183840000">
            <text:p>8183840000</text:p>
          </table:table-cell>
          <table:table-cell office:value-type="percentage" office:value="0.725495219563223">
            <text:p>72.55%</text:p>
          </table:table-cell>
          <table:table-cell table:number-columns-repeated="2"/>
        </table:table-row>
        <table:table-row table:style-name="ro1">
          <table:table-cell office:value-type="string">
            <text:p>000488</text:p>
          </table:table-cell>
          <table:table-cell office:value-type="string">
            <text:p>晨鸣纸业</text:p>
          </table:table-cell>
          <table:table-cell office:value-type="float" office:value="82285350000">
            <text:p>82285350000</text:p>
          </table:table-cell>
          <table:table-cell office:value-type="float" office:value="59720500000">
            <text:p>59720500000</text:p>
          </table:table-cell>
          <table:table-cell office:value-type="percentage" office:value="0.725773178336119">
            <text:p>72.58%</text:p>
          </table:table-cell>
          <table:table-cell table:number-columns-repeated="2"/>
        </table:table-row>
        <table:table-row table:style-name="ro1">
          <table:table-cell office:value-type="string">
            <text:p>002684</text:p>
          </table:table-cell>
          <table:table-cell office:value-type="string">
            <text:p>猛狮科技</text:p>
          </table:table-cell>
          <table:table-cell office:value-type="float" office:value="6169370000">
            <text:p>6169370000</text:p>
          </table:table-cell>
          <table:table-cell office:value-type="float" office:value="4479970000">
            <text:p>4479970000</text:p>
          </table:table-cell>
          <table:table-cell office:value-type="percentage" office:value="0.726163287337281">
            <text:p>72.62%</text:p>
          </table:table-cell>
          <table:table-cell table:number-columns-repeated="2"/>
        </table:table-row>
        <table:table-row table:style-name="ro1">
          <table:table-cell office:value-type="string">
            <text:p>601788</text:p>
          </table:table-cell>
          <table:table-cell office:value-type="string">
            <text:p>光大证券</text:p>
          </table:table-cell>
          <table:table-cell office:value-type="float" office:value="177637260000">
            <text:p>177637260000</text:p>
          </table:table-cell>
          <table:table-cell office:value-type="float" office:value="129000600000">
            <text:p>129000600000</text:p>
          </table:table-cell>
          <table:table-cell office:value-type="percentage" office:value="0.726202374434283">
            <text:p>72.62%</text:p>
          </table:table-cell>
          <table:table-cell table:number-columns-repeated="2"/>
        </table:table-row>
        <table:table-row table:style-name="ro1">
          <table:table-cell office:value-type="string">
            <text:p>600795</text:p>
          </table:table-cell>
          <table:table-cell office:value-type="string">
            <text:p>国电电力</text:p>
          </table:table-cell>
          <table:table-cell office:value-type="float" office:value="271266950000">
            <text:p>271266950000</text:p>
          </table:table-cell>
          <table:table-cell office:value-type="float" office:value="197095390000">
            <text:p>197095390000</text:p>
          </table:table-cell>
          <table:table-cell office:value-type="percentage" office:value="0.726573546832742">
            <text:p>72.66%</text:p>
          </table:table-cell>
          <table:table-cell table:number-columns-repeated="2"/>
        </table:table-row>
        <table:table-row table:style-name="ro1">
          <table:table-cell office:value-type="string">
            <text:p>600029</text:p>
          </table:table-cell>
          <table:table-cell office:value-type="string">
            <text:p>南方航空</text:p>
          </table:table-cell>
          <table:table-cell office:value-type="float" office:value="200461000000">
            <text:p>200461000000</text:p>
          </table:table-cell>
          <table:table-cell office:value-type="float" office:value="145753000000">
            <text:p>145753000000</text:p>
          </table:table-cell>
          <table:table-cell office:value-type="percentage" office:value="0.727089059717352">
            <text:p>72.71%</text:p>
          </table:table-cell>
          <table:table-cell table:number-columns-repeated="2"/>
        </table:table-row>
        <table:table-row table:style-name="ro1">
          <table:table-cell office:value-type="string">
            <text:p>600820</text:p>
          </table:table-cell>
          <table:table-cell office:value-type="string">
            <text:p>隧道股份</text:p>
          </table:table-cell>
          <table:table-cell office:value-type="float" office:value="67012850000">
            <text:p>67012850000</text:p>
          </table:table-cell>
          <table:table-cell office:value-type="float" office:value="48763000000">
            <text:p>48763000000</text:p>
          </table:table-cell>
          <table:table-cell office:value-type="percentage" office:value="0.727666410248184">
            <text:p>72.77%</text:p>
          </table:table-cell>
          <table:table-cell table:number-columns-repeated="2"/>
        </table:table-row>
        <table:table-row table:style-name="ro1">
          <table:table-cell office:value-type="string">
            <text:p>000791</text:p>
          </table:table-cell>
          <table:table-cell office:value-type="string">
            <text:p>甘肃电投</text:p>
          </table:table-cell>
          <table:table-cell office:value-type="float" office:value="18930410000">
            <text:p>18930410000</text:p>
          </table:table-cell>
          <table:table-cell office:value-type="float" office:value="13776990000">
            <text:p>13776990000</text:p>
          </table:table-cell>
          <table:table-cell office:value-type="percentage" office:value="0.727770291293215">
            <text:p>72.78%</text:p>
          </table:table-cell>
          <table:table-cell table:number-columns-repeated="2"/>
        </table:table-row>
        <table:table-row table:style-name="ro1">
          <table:table-cell office:value-type="string">
            <text:p>000338</text:p>
          </table:table-cell>
          <table:table-cell office:value-type="string">
            <text:p>潍柴动力</text:p>
          </table:table-cell>
          <table:table-cell office:value-type="float" office:value="163990680000">
            <text:p>163990680000</text:p>
          </table:table-cell>
          <table:table-cell office:value-type="float" office:value="119429010000">
            <text:p>119429010000</text:p>
          </table:table-cell>
          <table:table-cell office:value-type="percentage" office:value="0.728267057615713">
            <text:p>72.83%</text:p>
          </table:table-cell>
          <table:table-cell table:number-columns-repeated="2"/>
        </table:table-row>
        <table:table-row table:style-name="ro1">
          <table:table-cell office:value-type="string">
            <text:p>002500</text:p>
          </table:table-cell>
          <table:table-cell office:value-type="string">
            <text:p>山西证券</text:p>
          </table:table-cell>
          <table:table-cell office:value-type="float" office:value="48057680000">
            <text:p>48057680000</text:p>
          </table:table-cell>
          <table:table-cell office:value-type="float" office:value="35027770000">
            <text:p>35027770000</text:p>
          </table:table-cell>
          <table:table-cell office:value-type="percentage" office:value="0.728869350330686">
            <text:p>72.89%</text:p>
          </table:table-cell>
          <table:table-cell table:number-columns-repeated="2"/>
        </table:table-row>
        <table:table-row table:style-name="ro1">
          <table:table-cell office:value-type="string">
            <text:p>600320</text:p>
          </table:table-cell>
          <table:table-cell office:value-type="string">
            <text:p>振华重工</text:p>
          </table:table-cell>
          <table:table-cell office:value-type="float" office:value="60823820000">
            <text:p>60823820000</text:p>
          </table:table-cell>
          <table:table-cell office:value-type="float" office:value="44336670000">
            <text:p>44336670000</text:p>
          </table:table-cell>
          <table:table-cell office:value-type="percentage" office:value="0.728935966205345">
            <text:p>72.89%</text:p>
          </table:table-cell>
          <table:table-cell table:number-columns-repeated="2"/>
        </table:table-row>
        <table:table-row table:style-name="ro1">
          <table:table-cell office:value-type="string">
            <text:p>000587</text:p>
          </table:table-cell>
          <table:table-cell office:value-type="string">
            <text:p>金洲慈航</text:p>
          </table:table-cell>
          <table:table-cell office:value-type="float" office:value="34244930000">
            <text:p>34244930000</text:p>
          </table:table-cell>
          <table:table-cell office:value-type="float" office:value="25002420000">
            <text:p>25002420000</text:p>
          </table:table-cell>
          <table:table-cell office:value-type="percentage" office:value="0.73010574120023">
            <text:p>73.01%</text:p>
          </table:table-cell>
          <table:table-cell table:number-columns-repeated="2"/>
        </table:table-row>
        <table:table-row table:style-name="ro1">
          <table:table-cell office:value-type="string">
            <text:p>600858</text:p>
          </table:table-cell>
          <table:table-cell office:value-type="string">
            <text:p>银座股份</text:p>
          </table:table-cell>
          <table:table-cell office:value-type="float" office:value="12003160000">
            <text:p>12003160000</text:p>
          </table:table-cell>
          <table:table-cell office:value-type="float" office:value="8764410000">
            <text:p>8764410000</text:p>
          </table:table-cell>
          <table:table-cell office:value-type="percentage" office:value="0.730175220525262">
            <text:p>73.02%</text:p>
          </table:table-cell>
          <table:table-cell table:number-columns-repeated="2"/>
        </table:table-row>
        <table:table-row table:style-name="ro1">
          <table:table-cell office:value-type="string">
            <text:p>600165</text:p>
          </table:table-cell>
          <table:table-cell office:value-type="string">
            <text:p>新日恒力</text:p>
          </table:table-cell>
          <table:table-cell office:value-type="float" office:value="3345940000">
            <text:p>3345940000</text:p>
          </table:table-cell>
          <table:table-cell office:value-type="float" office:value="2443280000">
            <text:p>2443280000</text:p>
          </table:table-cell>
          <table:table-cell office:value-type="percentage" office:value="0.730222299264183">
            <text:p>73.02%</text:p>
          </table:table-cell>
          <table:table-cell table:number-columns-repeated="2"/>
        </table:table-row>
        <table:table-row table:style-name="ro1">
          <table:table-cell office:value-type="string">
            <text:p>000401</text:p>
          </table:table-cell>
          <table:table-cell office:value-type="string">
            <text:p>冀东水泥</text:p>
          </table:table-cell>
          <table:table-cell office:value-type="float" office:value="41480050000">
            <text:p>41480050000</text:p>
          </table:table-cell>
          <table:table-cell office:value-type="float" office:value="30312170000">
            <text:p>30312170000</text:p>
          </table:table-cell>
          <table:table-cell office:value-type="percentage" office:value="0.730765030418237">
            <text:p>73.08%</text:p>
          </table:table-cell>
          <table:table-cell table:number-columns-repeated="2"/>
        </table:table-row>
        <table:table-row table:style-name="ro1">
          <table:table-cell office:value-type="string">
            <text:p>601211</text:p>
          </table:table-cell>
          <table:table-cell office:value-type="string">
            <text:p>国泰君安</text:p>
          </table:table-cell>
          <table:table-cell office:value-type="float" office:value="411749040000">
            <text:p>411749040000</text:p>
          </table:table-cell>
          <table:table-cell office:value-type="float" office:value="300997320000">
            <text:p>300997320000</text:p>
          </table:table-cell>
          <table:table-cell office:value-type="percentage" office:value="0.731021303656227">
            <text:p>73.10%</text:p>
          </table:table-cell>
          <table:table-cell table:number-columns-repeated="2"/>
        </table:table-row>
        <table:table-row table:style-name="ro1">
          <table:table-cell office:value-type="string">
            <text:p>600027</text:p>
          </table:table-cell>
          <table:table-cell office:value-type="string">
            <text:p>华电国际</text:p>
          </table:table-cell>
          <table:table-cell office:value-type="float" office:value="210111950000">
            <text:p>210111950000</text:p>
          </table:table-cell>
          <table:table-cell office:value-type="float" office:value="153677430000">
            <text:p>153677430000</text:p>
          </table:table-cell>
          <table:table-cell office:value-type="percentage" office:value="0.731407375925072">
            <text:p>73.14%</text:p>
          </table:table-cell>
          <table:table-cell table:number-columns-repeated="2"/>
        </table:table-row>
        <table:table-row table:style-name="ro1">
          <table:table-cell office:value-type="string">
            <text:p>600836</text:p>
          </table:table-cell>
          <table:table-cell office:value-type="string">
            <text:p>界龙实业</text:p>
          </table:table-cell>
          <table:table-cell office:value-type="float" office:value="3404280000">
            <text:p>3404280000</text:p>
          </table:table-cell>
          <table:table-cell office:value-type="float" office:value="2490250000">
            <text:p>2490250000</text:p>
          </table:table-cell>
          <table:table-cell office:value-type="percentage" office:value="0.731505634084153">
            <text:p>73.15%</text:p>
          </table:table-cell>
          <table:table-cell table:number-columns-repeated="2"/>
        </table:table-row>
        <table:table-row table:style-name="ro1">
          <table:table-cell office:value-type="string">
            <text:p>000951</text:p>
          </table:table-cell>
          <table:table-cell office:value-type="string">
            <text:p>中国重汽</text:p>
          </table:table-cell>
          <table:table-cell office:value-type="float" office:value="20316740000">
            <text:p>20316740000</text:p>
          </table:table-cell>
          <table:table-cell office:value-type="float" office:value="14871480000">
            <text:p>14871480000</text:p>
          </table:table-cell>
          <table:table-cell office:value-type="percentage" office:value="0.731981607285421">
            <text:p>73.20%</text:p>
          </table:table-cell>
          <table:table-cell table:number-columns-repeated="2"/>
        </table:table-row>
        <table:table-row table:style-name="ro1">
          <table:table-cell office:value-type="string">
            <text:p>600208</text:p>
          </table:table-cell>
          <table:table-cell office:value-type="string">
            <text:p>新湖中宝</text:p>
          </table:table-cell>
          <table:table-cell office:value-type="float" office:value="111571620000">
            <text:p>111571620000</text:p>
          </table:table-cell>
          <table:table-cell office:value-type="float" office:value="81673270000">
            <text:p>81673270000</text:p>
          </table:table-cell>
          <table:table-cell office:value-type="percentage" office:value="0.732025491787248">
            <text:p>73.20%</text:p>
          </table:table-cell>
          <table:table-cell table:number-columns-repeated="2"/>
        </table:table-row>
        <table:table-row table:style-name="ro1">
          <table:table-cell office:value-type="string">
            <text:p>600281</text:p>
          </table:table-cell>
          <table:table-cell office:value-type="string">
            <text:p>太化股份</text:p>
          </table:table-cell>
          <table:table-cell office:value-type="float" office:value="2118900000">
            <text:p>2118900000</text:p>
          </table:table-cell>
          <table:table-cell office:value-type="float" office:value="1551890000">
            <text:p>1551890000</text:p>
          </table:table-cell>
          <table:table-cell office:value-type="percentage" office:value="0.732403605644438">
            <text:p>73.24%</text:p>
          </table:table-cell>
          <table:table-cell table:number-columns-repeated="2"/>
        </table:table-row>
        <table:table-row table:style-name="ro1">
          <table:table-cell office:value-type="string">
            <text:p>600368</text:p>
          </table:table-cell>
          <table:table-cell office:value-type="string">
            <text:p>五洲交通</text:p>
          </table:table-cell>
          <table:table-cell office:value-type="float" office:value="11418640000">
            <text:p>11418640000</text:p>
          </table:table-cell>
          <table:table-cell office:value-type="float" office:value="8364040000">
            <text:p>8364040000</text:p>
          </table:table-cell>
          <table:table-cell office:value-type="percentage" office:value="0.732490033839406">
            <text:p>73.25%</text:p>
          </table:table-cell>
          <table:table-cell table:number-columns-repeated="2"/>
        </table:table-row>
        <table:table-row table:style-name="ro1">
          <table:table-cell office:value-type="string">
            <text:p>000504</text:p>
          </table:table-cell>
          <table:table-cell office:value-type="string">
            <text:p>南华生物</text:p>
          </table:table-cell>
          <table:table-cell office:value-type="float" office:value="301190000">
            <text:p>301190000</text:p>
          </table:table-cell>
          <table:table-cell office:value-type="float" office:value="221430000">
            <text:p>221430000</text:p>
          </table:table-cell>
          <table:table-cell office:value-type="percentage" office:value="0.735183771041535">
            <text:p>73.52%</text:p>
          </table:table-cell>
          <table:table-cell table:number-columns-repeated="2"/>
        </table:table-row>
        <table:table-row table:style-name="ro1">
          <table:table-cell office:value-type="string">
            <text:p>000926</text:p>
          </table:table-cell>
          <table:table-cell office:value-type="string">
            <text:p>福星股份</text:p>
          </table:table-cell>
          <table:table-cell office:value-type="float" office:value="45537500000">
            <text:p>45537500000</text:p>
          </table:table-cell>
          <table:table-cell office:value-type="float" office:value="33488910000">
            <text:p>33488910000</text:p>
          </table:table-cell>
          <table:table-cell office:value-type="percentage" office:value="0.735413889651386">
            <text:p>73.54%</text:p>
          </table:table-cell>
          <table:table-cell table:number-columns-repeated="2"/>
        </table:table-row>
        <table:table-row table:style-name="ro1">
          <table:table-cell office:value-type="string">
            <text:p>600139</text:p>
          </table:table-cell>
          <table:table-cell office:value-type="string">
            <text:p>西部资源</text:p>
          </table:table-cell>
          <table:table-cell office:value-type="float" office:value="6074590000">
            <text:p>6074590000</text:p>
          </table:table-cell>
          <table:table-cell office:value-type="float" office:value="4469620000">
            <text:p>4469620000</text:p>
          </table:table-cell>
          <table:table-cell office:value-type="percentage" office:value="0.735789575921996">
            <text:p>73.58%</text:p>
          </table:table-cell>
          <table:table-cell table:number-columns-repeated="2"/>
        </table:table-row>
        <table:table-row table:style-name="ro1">
          <table:table-cell office:value-type="string">
            <text:p>000959</text:p>
          </table:table-cell>
          <table:table-cell office:value-type="string">
            <text:p>首钢股份</text:p>
          </table:table-cell>
          <table:table-cell office:value-type="float" office:value="127205940000">
            <text:p>127205940000</text:p>
          </table:table-cell>
          <table:table-cell office:value-type="float" office:value="93626010000">
            <text:p>93626010000</text:p>
          </table:table-cell>
          <table:table-cell office:value-type="percentage" office:value="0.736019167029464">
            <text:p>73.60%</text:p>
          </table:table-cell>
          <table:table-cell table:number-columns-repeated="2"/>
        </table:table-row>
        <table:table-row table:style-name="ro2">
          <table:table-cell office:value-type="string">
            <text:p>002070</text:p>
          </table:table-cell>
          <table:table-cell office:value-type="string">
            <text:p>*ST众和</text:p>
          </table:table-cell>
          <table:table-cell office:value-type="float" office:value="2718660000">
            <text:p>2718660000</text:p>
          </table:table-cell>
          <table:table-cell office:value-type="float" office:value="2004030000">
            <text:p>2004030000</text:p>
          </table:table-cell>
          <table:table-cell office:value-type="percentage" office:value="0.737138884597559">
            <text:p>73.71%</text:p>
          </table:table-cell>
          <table:table-cell table:number-columns-repeated="2"/>
        </table:table-row>
        <table:table-row table:style-name="ro1">
          <table:table-cell office:value-type="string">
            <text:p>000987</text:p>
          </table:table-cell>
          <table:table-cell office:value-type="string">
            <text:p>越秀金控</text:p>
          </table:table-cell>
          <table:table-cell office:value-type="float" office:value="66852890000">
            <text:p>66852890000</text:p>
          </table:table-cell>
          <table:table-cell office:value-type="float" office:value="49320760000">
            <text:p>49320760000</text:p>
          </table:table-cell>
          <table:table-cell office:value-type="percentage" office:value="0.737750604349341">
            <text:p>73.78%</text:p>
          </table:table-cell>
          <table:table-cell table:number-columns-repeated="2"/>
        </table:table-row>
        <table:table-row table:style-name="ro1">
          <table:table-cell office:value-type="string">
            <text:p>000909</text:p>
          </table:table-cell>
          <table:table-cell office:value-type="string">
            <text:p>数源科技</text:p>
          </table:table-cell>
          <table:table-cell office:value-type="float" office:value="4664170000">
            <text:p>4664170000</text:p>
          </table:table-cell>
          <table:table-cell office:value-type="float" office:value="3446940000">
            <text:p>3446940000</text:p>
          </table:table-cell>
          <table:table-cell office:value-type="percentage" office:value="0.739025378577539">
            <text:p>73.90%</text:p>
          </table:table-cell>
          <table:table-cell table:number-columns-repeated="2"/>
        </table:table-row>
        <table:table-row table:style-name="ro1">
          <table:table-cell office:value-type="string">
            <text:p>000981</text:p>
          </table:table-cell>
          <table:table-cell office:value-type="string">
            <text:p>银亿股份</text:p>
          </table:table-cell>
          <table:table-cell office:value-type="float" office:value="25187800000">
            <text:p>25187800000</text:p>
          </table:table-cell>
          <table:table-cell office:value-type="float" office:value="18618600000">
            <text:p>18618600000</text:p>
          </table:table-cell>
          <table:table-cell office:value-type="percentage" office:value="0.739191195737619">
            <text:p>73.92%</text:p>
          </table:table-cell>
          <table:table-cell table:number-columns-repeated="2"/>
        </table:table-row>
        <table:table-row table:style-name="ro1">
          <table:table-cell office:value-type="string">
            <text:p>600875</text:p>
          </table:table-cell>
          <table:table-cell office:value-type="string">
            <text:p>东方电气</text:p>
          </table:table-cell>
          <table:table-cell office:value-type="float" office:value="84702600000">
            <text:p>84702600000</text:p>
          </table:table-cell>
          <table:table-cell office:value-type="float" office:value="62616850000">
            <text:p>62616850000</text:p>
          </table:table-cell>
          <table:table-cell office:value-type="percentage" office:value="0.739255347533606">
            <text:p>73.93%</text:p>
          </table:table-cell>
          <table:table-cell table:number-columns-repeated="2"/>
        </table:table-row>
        <table:table-row table:style-name="ro1">
          <table:table-cell office:value-type="string">
            <text:p>600970</text:p>
          </table:table-cell>
          <table:table-cell office:value-type="string">
            <text:p>中材国际</text:p>
          </table:table-cell>
          <table:table-cell office:value-type="float" office:value="27799720000">
            <text:p>27799720000</text:p>
          </table:table-cell>
          <table:table-cell office:value-type="float" office:value="20579660000">
            <text:p>20579660000</text:p>
          </table:table-cell>
          <table:table-cell office:value-type="percentage" office:value="0.740282995656071">
            <text:p>74.03%</text:p>
          </table:table-cell>
          <table:table-cell table:number-columns-repeated="2"/>
        </table:table-row>
        <table:table-row table:style-name="ro2">
          <table:table-cell office:value-type="string">
            <text:p>600556</text:p>
          </table:table-cell>
          <table:table-cell office:value-type="string">
            <text:p>ST慧球</text:p>
          </table:table-cell>
          <table:table-cell office:value-type="float" office:value="288190000">
            <text:p>288190000</text:p>
          </table:table-cell>
          <table:table-cell office:value-type="float" office:value="213380000">
            <text:p>213380000</text:p>
          </table:table-cell>
          <table:table-cell office:value-type="percentage" office:value="0.740414310003817">
            <text:p>74.04%</text:p>
          </table:table-cell>
          <table:table-cell table:number-columns-repeated="2"/>
        </table:table-row>
        <table:table-row table:style-name="ro1">
          <table:table-cell office:value-type="string">
            <text:p>600051</text:p>
          </table:table-cell>
          <table:table-cell office:value-type="string">
            <text:p>宁波联合</text:p>
          </table:table-cell>
          <table:table-cell office:value-type="float" office:value="8153400000">
            <text:p>8153400000</text:p>
          </table:table-cell>
          <table:table-cell office:value-type="float" office:value="6039420000">
            <text:p>6039420000</text:p>
          </table:table-cell>
          <table:table-cell office:value-type="percentage" office:value="0.74072411509309">
            <text:p>74.07%</text:p>
          </table:table-cell>
          <table:table-cell table:number-columns-repeated="2"/>
        </table:table-row>
        <table:table-row table:style-name="ro1">
          <table:table-cell office:value-type="string">
            <text:p>600455</text:p>
          </table:table-cell>
          <table:table-cell office:value-type="string">
            <text:p>博通股份</text:p>
          </table:table-cell>
          <table:table-cell office:value-type="float" office:value="676210000">
            <text:p>676210000</text:p>
          </table:table-cell>
          <table:table-cell office:value-type="float" office:value="500930000">
            <text:p>500930000</text:p>
          </table:table-cell>
          <table:table-cell office:value-type="percentage" office:value="0.740790582807116">
            <text:p>74.08%</text:p>
          </table:table-cell>
          <table:table-cell table:number-columns-repeated="2"/>
        </table:table-row>
        <table:table-row table:style-name="ro1">
          <table:table-cell office:value-type="string">
            <text:p>000626</text:p>
          </table:table-cell>
          <table:table-cell office:value-type="string">
            <text:p>远大控股</text:p>
          </table:table-cell>
          <table:table-cell office:value-type="float" office:value="12333080000">
            <text:p>12333080000</text:p>
          </table:table-cell>
          <table:table-cell office:value-type="float" office:value="9136730000">
            <text:p>9136730000</text:p>
          </table:table-cell>
          <table:table-cell office:value-type="percentage" office:value="0.740831163018484">
            <text:p>74.08%</text:p>
          </table:table-cell>
          <table:table-cell table:number-columns-repeated="2"/>
        </table:table-row>
        <table:table-row table:style-name="ro1">
          <table:table-cell office:value-type="string">
            <text:p>000906</text:p>
          </table:table-cell>
          <table:table-cell office:value-type="string">
            <text:p>浙商中拓</text:p>
          </table:table-cell>
          <table:table-cell office:value-type="float" office:value="7283390000">
            <text:p>7283390000</text:p>
          </table:table-cell>
          <table:table-cell office:value-type="float" office:value="5403060000">
            <text:p>5403060000</text:p>
          </table:table-cell>
          <table:table-cell office:value-type="percentage" office:value="0.741833129902422">
            <text:p>74.18%</text:p>
          </table:table-cell>
          <table:table-cell table:number-columns-repeated="2"/>
        </table:table-row>
        <table:table-row table:style-name="ro1">
          <table:table-cell office:value-type="string">
            <text:p>600153</text:p>
          </table:table-cell>
          <table:table-cell office:value-type="string">
            <text:p>建发股份</text:p>
          </table:table-cell>
          <table:table-cell office:value-type="float" office:value="126424580000">
            <text:p>126424580000</text:p>
          </table:table-cell>
          <table:table-cell office:value-type="float" office:value="93795440000">
            <text:p>93795440000</text:p>
          </table:table-cell>
          <table:table-cell office:value-type="percentage" office:value="0.741908258662991">
            <text:p>74.19%</text:p>
          </table:table-cell>
          <table:table-cell table:number-columns-repeated="2"/>
        </table:table-row>
        <table:table-row table:style-name="ro1">
          <table:table-cell office:value-type="string">
            <text:p>000835</text:p>
          </table:table-cell>
          <table:table-cell office:value-type="string">
            <text:p>长城动漫</text:p>
          </table:table-cell>
          <table:table-cell office:value-type="float" office:value="1373800000">
            <text:p>1373800000</text:p>
          </table:table-cell>
          <table:table-cell office:value-type="float" office:value="1019330000">
            <text:p>1019330000</text:p>
          </table:table-cell>
          <table:table-cell office:value-type="percentage" office:value="0.741978453923424">
            <text:p>74.20%</text:p>
          </table:table-cell>
          <table:table-cell table:number-columns-repeated="2"/>
        </table:table-row>
        <table:table-row table:style-name="ro1">
          <table:table-cell office:value-type="string">
            <text:p>600297</text:p>
          </table:table-cell>
          <table:table-cell office:value-type="string">
            <text:p>广汇汽车</text:p>
          </table:table-cell>
          <table:table-cell office:value-type="float" office:value="111959530000">
            <text:p>111959530000</text:p>
          </table:table-cell>
          <table:table-cell office:value-type="float" office:value="83204440000">
            <text:p>83204440000</text:p>
          </table:table-cell>
          <table:table-cell office:value-type="percentage" office:value="0.743165320540377">
            <text:p>74.32%</text:p>
          </table:table-cell>
          <table:table-cell table:number-columns-repeated="2"/>
        </table:table-row>
        <table:table-row table:style-name="ro1">
          <table:table-cell office:value-type="string">
            <text:p>603603</text:p>
          </table:table-cell>
          <table:table-cell office:value-type="string">
            <text:p>博天环境</text:p>
          </table:table-cell>
          <table:table-cell office:value-type="float" office:value="5791980000">
            <text:p>5791980000</text:p>
          </table:table-cell>
          <table:table-cell office:value-type="float" office:value="4305300000">
            <text:p>4305300000</text:p>
          </table:table-cell>
          <table:table-cell office:value-type="percentage" office:value="0.743320936881688">
            <text:p>74.33%</text:p>
          </table:table-cell>
          <table:table-cell table:number-columns-repeated="2"/>
        </table:table-row>
        <table:table-row table:style-name="ro1">
          <table:table-cell office:value-type="string">
            <text:p>002066</text:p>
          </table:table-cell>
          <table:table-cell office:value-type="string">
            <text:p>瑞泰科技</text:p>
          </table:table-cell>
          <table:table-cell office:value-type="float" office:value="3388410000">
            <text:p>3388410000</text:p>
          </table:table-cell>
          <table:table-cell office:value-type="float" office:value="2523490000">
            <text:p>2523490000</text:p>
          </table:table-cell>
          <table:table-cell office:value-type="percentage" office:value="0.74474163398172">
            <text:p>74.47%</text:p>
          </table:table-cell>
          <table:table-cell table:number-columns-repeated="2"/>
        </table:table-row>
        <table:table-row table:style-name="ro1">
          <table:table-cell office:value-type="string">
            <text:p>601985</text:p>
          </table:table-cell>
          <table:table-cell office:value-type="string">
            <text:p>中国核电</text:p>
          </table:table-cell>
          <table:table-cell office:value-type="float" office:value="282046620000">
            <text:p>282046620000</text:p>
          </table:table-cell>
          <table:table-cell office:value-type="float" office:value="210320860000">
            <text:p>210320860000</text:p>
          </table:table-cell>
          <table:table-cell office:value-type="percentage" office:value="0.745695374757549">
            <text:p>74.57%</text:p>
          </table:table-cell>
          <table:table-cell table:number-columns-repeated="2"/>
        </table:table-row>
        <table:table-row table:style-name="ro1">
          <table:table-cell office:value-type="string">
            <text:p>600663</text:p>
          </table:table-cell>
          <table:table-cell office:value-type="string">
            <text:p>陆家嘴</text:p>
          </table:table-cell>
          <table:table-cell office:value-type="float" office:value="79825750000">
            <text:p>79825750000</text:p>
          </table:table-cell>
          <table:table-cell office:value-type="float" office:value="59539150000">
            <text:p>59539150000</text:p>
          </table:table-cell>
          <table:table-cell office:value-type="percentage" office:value="0.745863959937739">
            <text:p>74.59%</text:p>
          </table:table-cell>
          <table:table-cell table:number-columns-repeated="2"/>
        </table:table-row>
        <table:table-row table:style-name="ro1">
          <table:table-cell office:value-type="string">
            <text:p>600020</text:p>
          </table:table-cell>
          <table:table-cell office:value-type="string">
            <text:p>中原高速</text:p>
          </table:table-cell>
          <table:table-cell office:value-type="float" office:value="48357630000">
            <text:p>48357630000</text:p>
          </table:table-cell>
          <table:table-cell office:value-type="float" office:value="36069670000">
            <text:p>36069670000</text:p>
          </table:table-cell>
          <table:table-cell office:value-type="percentage" office:value="0.745894081244263">
            <text:p>74.59%</text:p>
          </table:table-cell>
          <table:table-cell table:number-columns-repeated="2"/>
        </table:table-row>
        <table:table-row table:style-name="ro1">
          <table:table-cell office:value-type="string">
            <text:p>601198</text:p>
          </table:table-cell>
          <table:table-cell office:value-type="string">
            <text:p>东兴证券</text:p>
          </table:table-cell>
          <table:table-cell office:value-type="float" office:value="72633420000">
            <text:p>72633420000</text:p>
          </table:table-cell>
          <table:table-cell office:value-type="float" office:value="54278340000">
            <text:p>54278340000</text:p>
          </table:table-cell>
          <table:table-cell office:value-type="percentage" office:value="0.747291536044978">
            <text:p>74.73%</text:p>
          </table:table-cell>
          <table:table-cell table:number-columns-repeated="2"/>
        </table:table-row>
        <table:table-row table:style-name="ro1">
          <table:table-cell office:value-type="string">
            <text:p>600048</text:p>
          </table:table-cell>
          <table:table-cell office:value-type="string">
            <text:p>保利地产</text:p>
          </table:table-cell>
          <table:table-cell office:value-type="float" office:value="467996770000">
            <text:p>467996770000</text:p>
          </table:table-cell>
          <table:table-cell office:value-type="float" office:value="349894830000">
            <text:p>349894830000</text:p>
          </table:table-cell>
          <table:table-cell office:value-type="percentage" office:value="0.74764368566048">
            <text:p>74.76%</text:p>
          </table:table-cell>
          <table:table-cell table:number-columns-repeated="2"/>
        </table:table-row>
        <table:table-row table:style-name="ro1">
          <table:table-cell office:value-type="string">
            <text:p>600743</text:p>
          </table:table-cell>
          <table:table-cell office:value-type="string">
            <text:p>华远地产</text:p>
          </table:table-cell>
          <table:table-cell office:value-type="float" office:value="28094280000">
            <text:p>28094280000</text:p>
          </table:table-cell>
          <table:table-cell office:value-type="float" office:value="21016430000">
            <text:p>21016430000</text:p>
          </table:table-cell>
          <table:table-cell office:value-type="percentage" office:value="0.748067934113279">
            <text:p>74.81%</text:p>
          </table:table-cell>
          <table:table-cell table:number-columns-repeated="2"/>
        </table:table-row>
        <table:table-row table:style-name="ro1">
          <table:table-cell office:value-type="string">
            <text:p>300001</text:p>
          </table:table-cell>
          <table:table-cell office:value-type="string">
            <text:p>特锐德</text:p>
          </table:table-cell>
          <table:table-cell office:value-type="float" office:value="11736870000">
            <text:p>11736870000</text:p>
          </table:table-cell>
          <table:table-cell office:value-type="float" office:value="8782880000">
            <text:p>8782880000</text:p>
          </table:table-cell>
          <table:table-cell office:value-type="percentage" office:value="0.748315351537505">
            <text:p>74.83%</text:p>
          </table:table-cell>
          <table:table-cell table:number-columns-repeated="2"/>
        </table:table-row>
        <table:table-row table:style-name="ro1">
          <table:table-cell office:value-type="string">
            <text:p>600509</text:p>
          </table:table-cell>
          <table:table-cell office:value-type="string">
            <text:p>天富能源</text:p>
          </table:table-cell>
          <table:table-cell office:value-type="float" office:value="19408650000">
            <text:p>19408650000</text:p>
          </table:table-cell>
          <table:table-cell office:value-type="float" office:value="14528960000">
            <text:p>14528960000</text:p>
          </table:table-cell>
          <table:table-cell office:value-type="percentage" office:value="0.748581689092235">
            <text:p>74.86%</text:p>
          </table:table-cell>
          <table:table-cell table:number-columns-repeated="2"/>
        </table:table-row>
        <table:table-row table:style-name="ro1">
          <table:table-cell office:value-type="string">
            <text:p>601991</text:p>
          </table:table-cell>
          <table:table-cell office:value-type="string">
            <text:p>大唐发电</text:p>
          </table:table-cell>
          <table:table-cell office:value-type="float" office:value="233222430000">
            <text:p>233222430000</text:p>
          </table:table-cell>
          <table:table-cell office:value-type="float" office:value="174628650000">
            <text:p>174628650000</text:p>
          </table:table-cell>
          <table:table-cell office:value-type="percentage" office:value="0.74876438771348">
            <text:p>74.88%</text:p>
          </table:table-cell>
          <table:table-cell table:number-columns-repeated="2"/>
        </table:table-row>
        <table:table-row table:style-name="ro1">
          <table:table-cell office:value-type="string">
            <text:p>601377</text:p>
          </table:table-cell>
          <table:table-cell office:value-type="string">
            <text:p>兴业证券</text:p>
          </table:table-cell>
          <table:table-cell office:value-type="float" office:value="136534820000">
            <text:p>136534820000</text:p>
          </table:table-cell>
          <table:table-cell office:value-type="float" office:value="102236770000">
            <text:p>102236770000</text:p>
          </table:table-cell>
          <table:table-cell office:value-type="percentage" office:value="0.748796314376069">
            <text:p>74.88%</text:p>
          </table:table-cell>
          <table:table-cell table:number-columns-repeated="2"/>
        </table:table-row>
        <table:table-row table:style-name="ro1">
          <table:table-cell office:value-type="string">
            <text:p>002736</text:p>
          </table:table-cell>
          <table:table-cell office:value-type="string">
            <text:p>国信证券</text:p>
          </table:table-cell>
          <table:table-cell office:value-type="float" office:value="193029460000">
            <text:p>193029460000</text:p>
          </table:table-cell>
          <table:table-cell office:value-type="float" office:value="144584810000">
            <text:p>144584810000</text:p>
          </table:table-cell>
          <table:table-cell office:value-type="percentage" office:value="0.749029759498887">
            <text:p>74.90%</text:p>
          </table:table-cell>
          <table:table-cell table:number-columns-repeated="2"/>
        </table:table-row>
        <table:table-row table:style-name="ro1">
          <table:table-cell office:value-type="string">
            <text:p>000709</text:p>
          </table:table-cell>
          <table:table-cell office:value-type="string">
            <text:p>河钢股份</text:p>
          </table:table-cell>
          <table:table-cell office:value-type="float" office:value="185989920000">
            <text:p>185989920000</text:p>
          </table:table-cell>
          <table:table-cell office:value-type="float" office:value="139359520000">
            <text:p>139359520000</text:p>
          </table:table-cell>
          <table:table-cell office:value-type="percentage" office:value="0.749285337613995">
            <text:p>74.93%</text:p>
          </table:table-cell>
          <table:table-cell table:number-columns-repeated="2"/>
        </table:table-row>
        <table:table-row table:style-name="ro1">
          <table:table-cell office:value-type="string">
            <text:p>002016</text:p>
          </table:table-cell>
          <table:table-cell office:value-type="string">
            <text:p>世荣兆业</text:p>
          </table:table-cell>
          <table:table-cell office:value-type="float" office:value="7188600000">
            <text:p>7188600000</text:p>
          </table:table-cell>
          <table:table-cell office:value-type="float" office:value="5390130000">
            <text:p>5390130000</text:p>
          </table:table-cell>
          <table:table-cell office:value-type="percentage" office:value="0.749816375928554">
            <text:p>74.98%</text:p>
          </table:table-cell>
          <table:table-cell table:number-columns-repeated="2"/>
        </table:table-row>
        <table:table-row table:style-name="ro1">
          <table:table-cell office:value-type="string">
            <text:p>000597</text:p>
          </table:table-cell>
          <table:table-cell office:value-type="string">
            <text:p>东北制药</text:p>
          </table:table-cell>
          <table:table-cell office:value-type="float" office:value="9789980000">
            <text:p>9789980000</text:p>
          </table:table-cell>
          <table:table-cell office:value-type="float" office:value="7355970000">
            <text:p>7355970000</text:p>
          </table:table-cell>
          <table:table-cell office:value-type="percentage" office:value="0.751377428758792">
            <text:p>75.14%</text:p>
          </table:table-cell>
          <table:table-cell table:number-columns-repeated="2"/>
        </table:table-row>
        <table:table-row table:style-name="ro1">
          <table:table-cell office:value-type="string">
            <text:p>600565</text:p>
          </table:table-cell>
          <table:table-cell office:value-type="string">
            <text:p>迪马股份</text:p>
          </table:table-cell>
          <table:table-cell office:value-type="float" office:value="30498690000">
            <text:p>30498690000</text:p>
          </table:table-cell>
          <table:table-cell office:value-type="float" office:value="22935550000">
            <text:p>22935550000</text:p>
          </table:table-cell>
          <table:table-cell office:value-type="percentage" office:value="0.752017545671634">
            <text:p>75.20%</text:p>
          </table:table-cell>
          <table:table-cell table:number-columns-repeated="2"/>
        </table:table-row>
        <table:table-row table:style-name="ro1">
          <table:table-cell office:value-type="string">
            <text:p>002055</text:p>
          </table:table-cell>
          <table:table-cell office:value-type="string">
            <text:p>得润电子</text:p>
          </table:table-cell>
          <table:table-cell office:value-type="float" office:value="7039350000">
            <text:p>7039350000</text:p>
          </table:table-cell>
          <table:table-cell office:value-type="float" office:value="5294210000">
            <text:p>5294210000</text:p>
          </table:table-cell>
          <table:table-cell office:value-type="percentage" office:value="0.752087905843579">
            <text:p>75.21%</text:p>
          </table:table-cell>
          <table:table-cell table:number-columns-repeated="2"/>
        </table:table-row>
        <table:table-row table:style-name="ro1">
          <table:table-cell office:value-type="string">
            <text:p>600999</text:p>
          </table:table-cell>
          <table:table-cell office:value-type="string">
            <text:p>招商证券</text:p>
          </table:table-cell>
          <table:table-cell office:value-type="float" office:value="243058430000">
            <text:p>243058430000</text:p>
          </table:table-cell>
          <table:table-cell office:value-type="float" office:value="183143390000">
            <text:p>183143390000</text:p>
          </table:table-cell>
          <table:table-cell office:value-type="percentage" office:value="0.753495322091894">
            <text:p>75.35%</text:p>
          </table:table-cell>
          <table:table-cell table:number-columns-repeated="2"/>
        </table:table-row>
        <table:table-row table:style-name="ro1">
          <table:table-cell office:value-type="string">
            <text:p>600697</text:p>
          </table:table-cell>
          <table:table-cell office:value-type="string">
            <text:p>欧亚集团</text:p>
          </table:table-cell>
          <table:table-cell office:value-type="float" office:value="18157590000">
            <text:p>18157590000</text:p>
          </table:table-cell>
          <table:table-cell office:value-type="float" office:value="13692520000">
            <text:p>13692520000</text:p>
          </table:table-cell>
          <table:table-cell office:value-type="percentage" office:value="0.754093467249784">
            <text:p>75.41%</text:p>
          </table:table-cell>
          <table:table-cell table:number-columns-repeated="2"/>
        </table:table-row>
        <table:table-row table:style-name="ro1">
          <table:table-cell office:value-type="string">
            <text:p>600502</text:p>
          </table:table-cell>
          <table:table-cell office:value-type="string">
            <text:p>安徽水利</text:p>
          </table:table-cell>
          <table:table-cell office:value-type="float" office:value="17300550000">
            <text:p>17300550000</text:p>
          </table:table-cell>
          <table:table-cell office:value-type="float" office:value="13055200000">
            <text:p>13055200000</text:p>
          </table:table-cell>
          <table:table-cell office:value-type="percentage" office:value="0.754611847600221">
            <text:p>75.46%</text:p>
          </table:table-cell>
          <table:table-cell table:number-columns-repeated="2"/>
        </table:table-row>
        <table:table-row table:style-name="ro1">
          <table:table-cell office:value-type="string">
            <text:p>000761</text:p>
          </table:table-cell>
          <table:table-cell office:value-type="string">
            <text:p>本钢板材</text:p>
          </table:table-cell>
          <table:table-cell office:value-type="float" office:value="54155710000">
            <text:p>54155710000</text:p>
          </table:table-cell>
          <table:table-cell office:value-type="float" office:value="40891150000">
            <text:p>40891150000</text:p>
          </table:table-cell>
          <table:table-cell office:value-type="percentage" office:value="0.755066270943544">
            <text:p>75.51%</text:p>
          </table:table-cell>
          <table:table-cell table:number-columns-repeated="2"/>
        </table:table-row>
        <table:table-row table:style-name="ro1">
          <table:table-cell office:value-type="string">
            <text:p>600740</text:p>
          </table:table-cell>
          <table:table-cell office:value-type="string">
            <text:p>山西焦化</text:p>
          </table:table-cell>
          <table:table-cell office:value-type="float" office:value="10708790000">
            <text:p>10708790000</text:p>
          </table:table-cell>
          <table:table-cell office:value-type="float" office:value="8087890000">
            <text:p>8087890000</text:p>
          </table:table-cell>
          <table:table-cell office:value-type="percentage" office:value="0.755257129890492">
            <text:p>75.53%</text:p>
          </table:table-cell>
          <table:table-cell table:number-columns-repeated="2"/>
        </table:table-row>
        <table:table-row table:style-name="ro1">
          <table:table-cell office:value-type="string">
            <text:p>002751</text:p>
          </table:table-cell>
          <table:table-cell office:value-type="string">
            <text:p>易尚展示</text:p>
          </table:table-cell>
          <table:table-cell office:value-type="float" office:value="1792550000">
            <text:p>1792550000</text:p>
          </table:table-cell>
          <table:table-cell office:value-type="float" office:value="1354670000">
            <text:p>1354670000</text:p>
          </table:table-cell>
          <table:table-cell office:value-type="percentage" office:value="0.755722295054531">
            <text:p>75.57%</text:p>
          </table:table-cell>
          <table:table-cell table:number-columns-repeated="2"/>
        </table:table-row>
        <table:table-row table:style-name="ro1">
          <table:table-cell office:value-type="string">
            <text:p>600030</text:p>
          </table:table-cell>
          <table:table-cell office:value-type="string">
            <text:p>中信证券</text:p>
          </table:table-cell>
          <table:table-cell office:value-type="float" office:value="597438840000">
            <text:p>597438840000</text:p>
          </table:table-cell>
          <table:table-cell office:value-type="float" office:value="451650170000">
            <text:p>451650170000</text:p>
          </table:table-cell>
          <table:table-cell office:value-type="percentage" office:value="0.755977247813349">
            <text:p>75.60%</text:p>
          </table:table-cell>
          <table:table-cell table:number-columns-repeated="2"/>
        </table:table-row>
        <table:table-row table:style-name="ro1">
          <table:table-cell office:value-type="string">
            <text:p>002069</text:p>
          </table:table-cell>
          <table:table-cell office:value-type="string">
            <text:p>獐子岛</text:p>
          </table:table-cell>
          <table:table-cell office:value-type="float" office:value="4474230000">
            <text:p>4474230000</text:p>
          </table:table-cell>
          <table:table-cell office:value-type="float" office:value="3382510000">
            <text:p>3382510000</text:p>
          </table:table-cell>
          <table:table-cell office:value-type="percentage" office:value="0.755998238803101">
            <text:p>75.60%</text:p>
          </table:table-cell>
          <table:table-cell table:number-columns-repeated="2"/>
        </table:table-row>
        <table:table-row table:style-name="ro1">
          <table:table-cell office:value-type="string">
            <text:p>000411</text:p>
          </table:table-cell>
          <table:table-cell office:value-type="string">
            <text:p>英特集团</text:p>
          </table:table-cell>
          <table:table-cell office:value-type="float" office:value="6987140000">
            <text:p>6987140000</text:p>
          </table:table-cell>
          <table:table-cell office:value-type="float" office:value="5290330000">
            <text:p>5290330000</text:p>
          </table:table-cell>
          <table:table-cell office:value-type="percentage" office:value="0.757152425742149">
            <text:p>75.72%</text:p>
          </table:table-cell>
          <table:table-cell table:number-columns-repeated="2"/>
        </table:table-row>
        <table:table-row table:style-name="ro1">
          <table:table-cell office:value-type="string">
            <text:p>600307</text:p>
          </table:table-cell>
          <table:table-cell office:value-type="string">
            <text:p>酒钢宏兴</text:p>
          </table:table-cell>
          <table:table-cell office:value-type="float" office:value="37833800000">
            <text:p>37833800000</text:p>
          </table:table-cell>
          <table:table-cell office:value-type="float" office:value="28651780000">
            <text:p>28651780000</text:p>
          </table:table-cell>
          <table:table-cell office:value-type="percentage" office:value="0.757306429700427">
            <text:p>75.73%</text:p>
          </table:table-cell>
          <table:table-cell table:number-columns-repeated="2"/>
        </table:table-row>
        <table:table-row table:style-name="ro1">
          <table:table-cell office:value-type="string">
            <text:p>600260</text:p>
          </table:table-cell>
          <table:table-cell office:value-type="string">
            <text:p>凯乐科技</text:p>
          </table:table-cell>
          <table:table-cell office:value-type="float" office:value="13905470000">
            <text:p>13905470000</text:p>
          </table:table-cell>
          <table:table-cell office:value-type="float" office:value="10547210000">
            <text:p>10547210000</text:p>
          </table:table-cell>
          <table:table-cell office:value-type="percentage" office:value="0.758493600000575">
            <text:p>75.85%</text:p>
          </table:table-cell>
          <table:table-cell table:number-columns-repeated="2"/>
        </table:table-row>
        <table:table-row table:style-name="ro1">
          <table:table-cell office:value-type="string">
            <text:p>000783</text:p>
          </table:table-cell>
          <table:table-cell office:value-type="string">
            <text:p>长江证券</text:p>
          </table:table-cell>
          <table:table-cell office:value-type="float" office:value="107094970000">
            <text:p>107094970000</text:p>
          </table:table-cell>
          <table:table-cell office:value-type="float" office:value="81353220000">
            <text:p>81353220000</text:p>
          </table:table-cell>
          <table:table-cell office:value-type="percentage" office:value="0.759636236883955">
            <text:p>75.96%</text:p>
          </table:table-cell>
          <table:table-cell table:number-columns-repeated="2"/>
        </table:table-row>
        <table:table-row table:style-name="ro1">
          <table:table-cell office:value-type="string">
            <text:p>002305</text:p>
          </table:table-cell>
          <table:table-cell office:value-type="string">
            <text:p>南国置业</text:p>
          </table:table-cell>
          <table:table-cell office:value-type="float" office:value="20793570000">
            <text:p>20793570000</text:p>
          </table:table-cell>
          <table:table-cell office:value-type="float" office:value="15804370000">
            <text:p>15804370000</text:p>
          </table:table-cell>
          <table:table-cell office:value-type="percentage" office:value="0.760060441761564">
            <text:p>76.01%</text:p>
          </table:table-cell>
          <table:table-cell table:number-columns-repeated="2"/>
        </table:table-row>
        <table:table-row table:style-name="ro1">
          <table:table-cell office:value-type="string">
            <text:p>000911</text:p>
          </table:table-cell>
          <table:table-cell office:value-type="string">
            <text:p>南宁糖业</text:p>
          </table:table-cell>
          <table:table-cell office:value-type="float" office:value="6699030000">
            <text:p>6699030000</text:p>
          </table:table-cell>
          <table:table-cell office:value-type="float" office:value="5092590000">
            <text:p>5092590000</text:p>
          </table:table-cell>
          <table:table-cell office:value-type="percentage" office:value="0.760198118235028">
            <text:p>76.02%</text:p>
          </table:table-cell>
          <table:table-cell table:number-columns-repeated="2"/>
        </table:table-row>
        <table:table-row table:style-name="ro2">
          <table:table-cell office:value-type="string">
            <text:p>600301</text:p>
          </table:table-cell>
          <table:table-cell office:value-type="string">
            <text:p>ST南化</text:p>
          </table:table-cell>
          <table:table-cell office:value-type="float" office:value="966440000">
            <text:p>966440000</text:p>
          </table:table-cell>
          <table:table-cell office:value-type="float" office:value="735320000">
            <text:p>735320000</text:p>
          </table:table-cell>
          <table:table-cell office:value-type="percentage" office:value="0.760854269276934">
            <text:p>76.09%</text:p>
          </table:table-cell>
          <table:table-cell table:number-columns-repeated="2"/>
        </table:table-row>
        <table:table-row table:style-name="ro1">
          <table:table-cell office:value-type="string">
            <text:p>000968</text:p>
          </table:table-cell>
          <table:table-cell office:value-type="string">
            <text:p>蓝焰控股</text:p>
          </table:table-cell>
          <table:table-cell office:value-type="float" office:value="6226140000">
            <text:p>6226140000</text:p>
          </table:table-cell>
          <table:table-cell office:value-type="float" office:value="4740120000">
            <text:p>4740120000</text:p>
          </table:table-cell>
          <table:table-cell office:value-type="percentage" office:value="0.76132563675086">
            <text:p>76.13%</text:p>
          </table:table-cell>
          <table:table-cell table:number-columns-repeated="2"/>
        </table:table-row>
        <table:table-row table:style-name="ro1">
          <table:table-cell office:value-type="string">
            <text:p>002039</text:p>
          </table:table-cell>
          <table:table-cell office:value-type="string">
            <text:p>黔源电力</text:p>
          </table:table-cell>
          <table:table-cell office:value-type="float" office:value="17486270000">
            <text:p>17486270000</text:p>
          </table:table-cell>
          <table:table-cell office:value-type="float" office:value="13315140000">
            <text:p>13315140000</text:p>
          </table:table-cell>
          <table:table-cell office:value-type="percentage" office:value="0.761462564629278">
            <text:p>76.15%</text:p>
          </table:table-cell>
          <table:table-cell table:number-columns-repeated="2"/>
        </table:table-row>
        <table:table-row table:style-name="ro1">
          <table:table-cell office:value-type="string">
            <text:p>600115</text:p>
          </table:table-cell>
          <table:table-cell office:value-type="string">
            <text:p>东方航空</text:p>
          </table:table-cell>
          <table:table-cell office:value-type="float" office:value="210051000000">
            <text:p>210051000000</text:p>
          </table:table-cell>
          <table:table-cell office:value-type="float" office:value="159955000000">
            <text:p>159955000000</text:p>
          </table:table-cell>
          <table:table-cell office:value-type="percentage" office:value="0.761505539130973">
            <text:p>76.15%</text:p>
          </table:table-cell>
          <table:table-cell table:number-columns-repeated="2"/>
        </table:table-row>
        <table:table-row table:style-name="ro1">
          <table:table-cell office:value-type="string">
            <text:p>600361</text:p>
          </table:table-cell>
          <table:table-cell office:value-type="string">
            <text:p>华联综超</text:p>
          </table:table-cell>
          <table:table-cell office:value-type="float" office:value="10977070000">
            <text:p>10977070000</text:p>
          </table:table-cell>
          <table:table-cell office:value-type="float" office:value="8359500000">
            <text:p>8359500000</text:p>
          </table:table-cell>
          <table:table-cell office:value-type="percentage" office:value="0.761542014399107">
            <text:p>76.15%</text:p>
          </table:table-cell>
          <table:table-cell table:number-columns-repeated="2"/>
        </table:table-row>
        <table:table-row table:style-name="ro1">
          <table:table-cell office:value-type="string">
            <text:p>600452</text:p>
          </table:table-cell>
          <table:table-cell office:value-type="string">
            <text:p>涪陵电力</text:p>
          </table:table-cell>
          <table:table-cell office:value-type="float" office:value="3742490000">
            <text:p>3742490000</text:p>
          </table:table-cell>
          <table:table-cell office:value-type="float" office:value="2851080000">
            <text:p>2851080000</text:p>
          </table:table-cell>
          <table:table-cell office:value-type="percentage" office:value="0.761813658820732">
            <text:p>76.18%</text:p>
          </table:table-cell>
          <table:table-cell table:number-columns-repeated="2"/>
        </table:table-row>
        <table:table-row table:style-name="ro1">
          <table:table-cell office:value-type="string">
            <text:p>601901</text:p>
          </table:table-cell>
          <table:table-cell office:value-type="string">
            <text:p>方正证券</text:p>
          </table:table-cell>
          <table:table-cell office:value-type="float" office:value="152338730000">
            <text:p>152338730000</text:p>
          </table:table-cell>
          <table:table-cell office:value-type="float" office:value="116141890000">
            <text:p>116141890000</text:p>
          </table:table-cell>
          <table:table-cell office:value-type="percentage" office:value="0.762392400146699">
            <text:p>76.24%</text:p>
          </table:table-cell>
          <table:table-cell table:number-columns-repeated="2"/>
        </table:table-row>
        <table:table-row table:style-name="ro1">
          <table:table-cell office:value-type="string">
            <text:p>601881</text:p>
          </table:table-cell>
          <table:table-cell office:value-type="string">
            <text:p>中国银河</text:p>
          </table:table-cell>
          <table:table-cell office:value-type="float" office:value="245880520000">
            <text:p>245880520000</text:p>
          </table:table-cell>
          <table:table-cell office:value-type="float" office:value="187526620000">
            <text:p>187526620000</text:p>
          </table:table-cell>
          <table:table-cell office:value-type="percentage" office:value="0.762673757156525">
            <text:p>76.27%</text:p>
          </table:table-cell>
          <table:table-cell table:number-columns-repeated="2"/>
        </table:table-row>
        <table:table-row table:style-name="ro1">
          <table:table-cell office:value-type="string">
            <text:p>600359</text:p>
          </table:table-cell>
          <table:table-cell office:value-type="string">
            <text:p>新农开发</text:p>
          </table:table-cell>
          <table:table-cell office:value-type="float" office:value="2802660000">
            <text:p>2802660000</text:p>
          </table:table-cell>
          <table:table-cell office:value-type="float" office:value="2141290000">
            <text:p>2141290000</text:p>
          </table:table-cell>
          <table:table-cell office:value-type="percentage" office:value="0.764020608992885">
            <text:p>76.40%</text:p>
          </table:table-cell>
          <table:table-cell table:number-columns-repeated="2"/>
        </table:table-row>
        <table:table-row table:style-name="ro1">
          <table:table-cell office:value-type="string">
            <text:p>002309</text:p>
          </table:table-cell>
          <table:table-cell office:value-type="string">
            <text:p>中利集团</text:p>
          </table:table-cell>
          <table:table-cell office:value-type="float" office:value="24922540000">
            <text:p>24922540000</text:p>
          </table:table-cell>
          <table:table-cell office:value-type="float" office:value="19042620000">
            <text:p>19042620000</text:p>
          </table:table-cell>
          <table:table-cell office:value-type="percentage" office:value="0.764072201308534">
            <text:p>76.41%</text:p>
          </table:table-cell>
          <table:table-cell table:number-columns-repeated="2"/>
        </table:table-row>
        <table:table-row table:style-name="ro1">
          <table:table-cell office:value-type="string">
            <text:p>000897</text:p>
          </table:table-cell>
          <table:table-cell office:value-type="string">
            <text:p>津滨发展</text:p>
          </table:table-cell>
          <table:table-cell office:value-type="float" office:value="6699810000">
            <text:p>6699810000</text:p>
          </table:table-cell>
          <table:table-cell office:value-type="float" office:value="5126380000">
            <text:p>5126380000</text:p>
          </table:table-cell>
          <table:table-cell office:value-type="percentage" office:value="0.76515304165342">
            <text:p>76.52%</text:p>
          </table:table-cell>
          <table:table-cell table:number-columns-repeated="2"/>
        </table:table-row>
        <table:table-row table:style-name="ro2">
          <table:table-cell office:value-type="string">
            <text:p>600234</text:p>
          </table:table-cell>
          <table:table-cell office:value-type="string">
            <text:p>ST山水</text:p>
          </table:table-cell>
          <table:table-cell office:value-type="float" office:value="498850000">
            <text:p>498850000</text:p>
          </table:table-cell>
          <table:table-cell office:value-type="float" office:value="382060000">
            <text:p>382060000</text:p>
          </table:table-cell>
          <table:table-cell office:value-type="percentage" office:value="0.765881527513281">
            <text:p>76.59%</text:p>
          </table:table-cell>
          <table:table-cell table:number-columns-repeated="2"/>
        </table:table-row>
        <table:table-row table:style-name="ro1">
          <table:table-cell office:value-type="string">
            <text:p>600268</text:p>
          </table:table-cell>
          <table:table-cell office:value-type="string">
            <text:p>国电南自</text:p>
          </table:table-cell>
          <table:table-cell office:value-type="float" office:value="11111220000">
            <text:p>11111220000</text:p>
          </table:table-cell>
          <table:table-cell office:value-type="float" office:value="8510610000">
            <text:p>8510610000</text:p>
          </table:table-cell>
          <table:table-cell office:value-type="percentage" office:value="0.765947393715542">
            <text:p>76.59%</text:p>
          </table:table-cell>
          <table:table-cell table:number-columns-repeated="2"/>
        </table:table-row>
        <table:table-row table:style-name="ro1">
          <table:table-cell office:value-type="string">
            <text:p>601800</text:p>
          </table:table-cell>
          <table:table-cell office:value-type="string">
            <text:p>中国交建</text:p>
          </table:table-cell>
          <table:table-cell office:value-type="float" office:value="801463080000">
            <text:p>801463080000</text:p>
          </table:table-cell>
          <table:table-cell office:value-type="float" office:value="614505760000">
            <text:p>614505760000</text:p>
          </table:table-cell>
          <table:table-cell office:value-type="percentage" office:value="0.76672996590186">
            <text:p>76.67%</text:p>
          </table:table-cell>
          <table:table-cell table:number-columns-repeated="2"/>
        </table:table-row>
        <table:table-row table:style-name="ro1">
          <table:table-cell office:value-type="string">
            <text:p>601777</text:p>
          </table:table-cell>
          <table:table-cell office:value-type="string">
            <text:p>力帆股份</text:p>
          </table:table-cell>
          <table:table-cell office:value-type="float" office:value="29380290000">
            <text:p>29380290000</text:p>
          </table:table-cell>
          <table:table-cell office:value-type="float" office:value="22545770000">
            <text:p>22545770000</text:p>
          </table:table-cell>
          <table:table-cell office:value-type="percentage" office:value="0.76737738123075">
            <text:p>76.74%</text:p>
          </table:table-cell>
          <table:table-cell table:number-columns-repeated="2"/>
        </table:table-row>
        <table:table-row table:style-name="ro1">
          <table:table-cell office:value-type="string">
            <text:p>000066</text:p>
          </table:table-cell>
          <table:table-cell office:value-type="string">
            <text:p>中国长城</text:p>
          </table:table-cell>
          <table:table-cell office:value-type="float" office:value="40860880000">
            <text:p>40860880000</text:p>
          </table:table-cell>
          <table:table-cell office:value-type="float" office:value="31355730000">
            <text:p>31355730000</text:p>
          </table:table-cell>
          <table:table-cell office:value-type="percentage" office:value="0.767377746147415">
            <text:p>76.74%</text:p>
          </table:table-cell>
          <table:table-cell table:number-columns-repeated="2"/>
        </table:table-row>
        <table:table-row table:style-name="ro1">
          <table:table-cell office:value-type="string">
            <text:p>000767</text:p>
          </table:table-cell>
          <table:table-cell office:value-type="string">
            <text:p>漳泽电力</text:p>
          </table:table-cell>
          <table:table-cell office:value-type="float" office:value="45396210000">
            <text:p>45396210000</text:p>
          </table:table-cell>
          <table:table-cell office:value-type="float" office:value="34857750000">
            <text:p>34857750000</text:p>
          </table:table-cell>
          <table:table-cell office:value-type="percentage" office:value="0.767855950970356">
            <text:p>76.79%</text:p>
          </table:table-cell>
          <table:table-cell table:number-columns-repeated="2"/>
        </table:table-row>
        <table:table-row table:style-name="ro1">
          <table:table-cell office:value-type="string">
            <text:p>000498</text:p>
          </table:table-cell>
          <table:table-cell office:value-type="string">
            <text:p>山东路桥</text:p>
          </table:table-cell>
          <table:table-cell office:value-type="float" office:value="15043150000">
            <text:p>15043150000</text:p>
          </table:table-cell>
          <table:table-cell office:value-type="float" office:value="11572530000">
            <text:p>11572530000</text:p>
          </table:table-cell>
          <table:table-cell office:value-type="percentage" office:value="0.769289011942313">
            <text:p>76.93%</text:p>
          </table:table-cell>
          <table:table-cell table:number-columns-repeated="2"/>
        </table:table-row>
        <table:table-row table:style-name="ro1">
          <table:table-cell office:value-type="string">
            <text:p>601127</text:p>
          </table:table-cell>
          <table:table-cell office:value-type="string">
            <text:p>小康股份</text:p>
          </table:table-cell>
          <table:table-cell office:value-type="float" office:value="19835680000">
            <text:p>19835680000</text:p>
          </table:table-cell>
          <table:table-cell office:value-type="float" office:value="15262160000">
            <text:p>15262160000</text:p>
          </table:table-cell>
          <table:table-cell office:value-type="percentage" office:value="0.769429633871891">
            <text:p>76.94%</text:p>
          </table:table-cell>
          <table:table-cell table:number-columns-repeated="2"/>
        </table:table-row>
        <table:table-row table:style-name="ro1">
          <table:table-cell office:value-type="string">
            <text:p>002673</text:p>
          </table:table-cell>
          <table:table-cell office:value-type="string">
            <text:p>西部证券</text:p>
          </table:table-cell>
          <table:table-cell office:value-type="float" office:value="54183910000">
            <text:p>54183910000</text:p>
          </table:table-cell>
          <table:table-cell office:value-type="float" office:value="41707740000">
            <text:p>41707740000</text:p>
          </table:table-cell>
          <table:table-cell office:value-type="percentage" office:value="0.76974400703087">
            <text:p>76.97%</text:p>
          </table:table-cell>
          <table:table-cell table:number-columns-repeated="2"/>
        </table:table-row>
        <table:table-row table:style-name="ro1">
          <table:table-cell office:value-type="string">
            <text:p>000018</text:p>
          </table:table-cell>
          <table:table-cell office:value-type="string">
            <text:p>神州长城</text:p>
          </table:table-cell>
          <table:table-cell office:value-type="float" office:value="7986180000">
            <text:p>7986180000</text:p>
          </table:table-cell>
          <table:table-cell office:value-type="float" office:value="6155700000">
            <text:p>6155700000</text:p>
          </table:table-cell>
          <table:table-cell office:value-type="percentage" office:value="0.770794046715701">
            <text:p>77.08%</text:p>
          </table:table-cell>
          <table:table-cell table:number-columns-repeated="2"/>
        </table:table-row>
        <table:table-row table:style-name="ro1">
          <table:table-cell office:value-type="string">
            <text:p>601555</text:p>
          </table:table-cell>
          <table:table-cell office:value-type="string">
            <text:p>东吴证券</text:p>
          </table:table-cell>
          <table:table-cell office:value-type="float" office:value="89476700000">
            <text:p>89476700000</text:p>
          </table:table-cell>
          <table:table-cell office:value-type="float" office:value="68987480000">
            <text:p>68987480000</text:p>
          </table:table-cell>
          <table:table-cell office:value-type="percentage" office:value="0.771010553585459">
            <text:p>77.10%</text:p>
          </table:table-cell>
          <table:table-cell table:number-columns-repeated="2"/>
        </table:table-row>
        <table:table-row table:style-name="ro1">
          <table:table-cell office:value-type="string">
            <text:p>002121</text:p>
          </table:table-cell>
          <table:table-cell office:value-type="string">
            <text:p>科陆电子</text:p>
          </table:table-cell>
          <table:table-cell office:value-type="float" office:value="12223680000">
            <text:p>12223680000</text:p>
          </table:table-cell>
          <table:table-cell office:value-type="float" office:value="9430750000">
            <text:p>9430750000</text:p>
          </table:table-cell>
          <table:table-cell office:value-type="percentage" office:value="0.771514797507788">
            <text:p>77.15%</text:p>
          </table:table-cell>
          <table:table-cell table:number-columns-repeated="2"/>
        </table:table-row>
        <table:table-row table:style-name="ro1">
          <table:table-cell office:value-type="string">
            <text:p>000679</text:p>
          </table:table-cell>
          <table:table-cell office:value-type="string">
            <text:p>大连友谊</text:p>
          </table:table-cell>
          <table:table-cell office:value-type="float" office:value="6941300000">
            <text:p>6941300000</text:p>
          </table:table-cell>
          <table:table-cell office:value-type="float" office:value="5367470000">
            <text:p>5367470000</text:p>
          </table:table-cell>
          <table:table-cell office:value-type="percentage" office:value="0.773265814760924">
            <text:p>77.33%</text:p>
          </table:table-cell>
          <table:table-cell table:number-columns-repeated="2"/>
        </table:table-row>
        <table:table-row table:style-name="ro2">
          <table:table-cell office:value-type="string">
            <text:p>600228</text:p>
          </table:table-cell>
          <table:table-cell office:value-type="string">
            <text:p>*ST昌九</text:p>
          </table:table-cell>
          <table:table-cell office:value-type="float" office:value="457650000">
            <text:p>457650000</text:p>
          </table:table-cell>
          <table:table-cell office:value-type="float" office:value="353910000">
            <text:p>353910000</text:p>
          </table:table-cell>
          <table:table-cell office:value-type="percentage" office:value="0.773320222877745">
            <text:p>77.33%</text:p>
          </table:table-cell>
          <table:table-cell table:number-columns-repeated="2"/>
        </table:table-row>
        <table:table-row table:style-name="ro1">
          <table:table-cell office:value-type="string">
            <text:p>000776</text:p>
          </table:table-cell>
          <table:table-cell office:value-type="string">
            <text:p>广发证券</text:p>
          </table:table-cell>
          <table:table-cell office:value-type="float" office:value="359801350000">
            <text:p>359801350000</text:p>
          </table:table-cell>
          <table:table-cell office:value-type="float" office:value="278448020000">
            <text:p>278448020000</text:p>
          </table:table-cell>
          <table:table-cell office:value-type="percentage" office:value="0.773893761099006">
            <text:p>77.39%</text:p>
          </table:table-cell>
          <table:table-cell table:number-columns-repeated="2"/>
        </table:table-row>
        <table:table-row table:style-name="ro1">
          <table:table-cell office:value-type="string">
            <text:p>600685</text:p>
          </table:table-cell>
          <table:table-cell office:value-type="string">
            <text:p>中船防务</text:p>
          </table:table-cell>
          <table:table-cell office:value-type="float" office:value="46268590000">
            <text:p>46268590000</text:p>
          </table:table-cell>
          <table:table-cell office:value-type="float" office:value="35857790000">
            <text:p>35857790000</text:p>
          </table:table-cell>
          <table:table-cell office:value-type="percentage" office:value="0.774992062649845">
            <text:p>77.50%</text:p>
          </table:table-cell>
          <table:table-cell table:number-columns-repeated="2"/>
        </table:table-row>
        <table:table-row table:style-name="ro1">
          <table:table-cell office:value-type="string">
            <text:p>600584</text:p>
          </table:table-cell>
          <table:table-cell office:value-type="string">
            <text:p>长电科技</text:p>
          </table:table-cell>
          <table:table-cell office:value-type="float" office:value="29719250000">
            <text:p>29719250000</text:p>
          </table:table-cell>
          <table:table-cell office:value-type="float" office:value="23046960000">
            <text:p>23046960000</text:p>
          </table:table-cell>
          <table:table-cell office:value-type="percentage" office:value="0.775489287246482">
            <text:p>77.55%</text:p>
          </table:table-cell>
          <table:table-cell table:number-columns-repeated="2"/>
        </table:table-row>
        <table:table-row table:style-name="ro1">
          <table:table-cell office:value-type="string">
            <text:p>000720</text:p>
          </table:table-cell>
          <table:table-cell office:value-type="string">
            <text:p>新能泰山</text:p>
          </table:table-cell>
          <table:table-cell office:value-type="float" office:value="5354610000">
            <text:p>5354610000</text:p>
          </table:table-cell>
          <table:table-cell office:value-type="float" office:value="4153280000">
            <text:p>4153280000</text:p>
          </table:table-cell>
          <table:table-cell office:value-type="percentage" office:value="0.77564565860072">
            <text:p>77.56%</text:p>
          </table:table-cell>
          <table:table-cell table:number-columns-repeated="2"/>
        </table:table-row>
        <table:table-row table:style-name="ro2">
          <table:table-cell office:value-type="string">
            <text:p>000693</text:p>
          </table:table-cell>
          <table:table-cell office:value-type="string">
            <text:p>*ST华泽</text:p>
          </table:table-cell>
          <table:table-cell office:value-type="float" office:value="3809510000">
            <text:p>3809510000</text:p>
          </table:table-cell>
          <table:table-cell office:value-type="float" office:value="2956950000">
            <text:p>2956950000</text:p>
          </table:table-cell>
          <table:table-cell office:value-type="percentage" office:value="0.776202188732934">
            <text:p>77.62%</text:p>
          </table:table-cell>
          <table:table-cell table:number-columns-repeated="2"/>
        </table:table-row>
        <table:table-row table:style-name="ro1">
          <table:table-cell office:value-type="string">
            <text:p>601003</text:p>
          </table:table-cell>
          <table:table-cell office:value-type="string">
            <text:p>柳钢股份</text:p>
          </table:table-cell>
          <table:table-cell office:value-type="float" office:value="20811900000">
            <text:p>20811900000</text:p>
          </table:table-cell>
          <table:table-cell office:value-type="float" office:value="16177000000">
            <text:p>16177000000</text:p>
          </table:table-cell>
          <table:table-cell office:value-type="percentage" office:value="0.777295681797433">
            <text:p>77.73%</text:p>
          </table:table-cell>
          <table:table-cell table:number-columns-repeated="2"/>
        </table:table-row>
        <table:table-row table:style-name="ro1">
          <table:table-cell office:value-type="string">
            <text:p>600595</text:p>
          </table:table-cell>
          <table:table-cell office:value-type="string">
            <text:p>中孚实业</text:p>
          </table:table-cell>
          <table:table-cell office:value-type="float" office:value="26358310000">
            <text:p>26358310000</text:p>
          </table:table-cell>
          <table:table-cell office:value-type="float" office:value="20495560000">
            <text:p>20495560000</text:p>
          </table:table-cell>
          <table:table-cell office:value-type="percentage" office:value="0.777574890044164">
            <text:p>77.76%</text:p>
          </table:table-cell>
          <table:table-cell table:number-columns-repeated="2"/>
        </table:table-row>
        <table:table-row table:style-name="ro1">
          <table:table-cell office:value-type="string">
            <text:p>600724</text:p>
          </table:table-cell>
          <table:table-cell office:value-type="string">
            <text:p>宁波富达</text:p>
          </table:table-cell>
          <table:table-cell office:value-type="float" office:value="15492590000">
            <text:p>15492590000</text:p>
          </table:table-cell>
          <table:table-cell office:value-type="float" office:value="12059210000">
            <text:p>12059210000</text:p>
          </table:table-cell>
          <table:table-cell office:value-type="percentage" office:value="0.778385666954331">
            <text:p>77.84%</text:p>
          </table:table-cell>
          <table:table-cell table:number-columns-repeated="2"/>
        </table:table-row>
        <table:table-row table:style-name="ro1">
          <table:table-cell office:value-type="string">
            <text:p>000829</text:p>
          </table:table-cell>
          <table:table-cell office:value-type="string">
            <text:p>天音控股</text:p>
          </table:table-cell>
          <table:table-cell office:value-type="float" office:value="11789780000">
            <text:p>11789780000</text:p>
          </table:table-cell>
          <table:table-cell office:value-type="float" office:value="9178970000">
            <text:p>9178970000</text:p>
          </table:table-cell>
          <table:table-cell office:value-type="percentage" office:value="0.778553119735907">
            <text:p>77.86%</text:p>
          </table:table-cell>
          <table:table-cell table:number-columns-repeated="2"/>
        </table:table-row>
        <table:table-row table:style-name="ro1">
          <table:table-cell office:value-type="string">
            <text:p>000686</text:p>
          </table:table-cell>
          <table:table-cell office:value-type="string">
            <text:p>东北证券</text:p>
          </table:table-cell>
          <table:table-cell office:value-type="float" office:value="75157010000">
            <text:p>75157010000</text:p>
          </table:table-cell>
          <table:table-cell office:value-type="float" office:value="58556500000">
            <text:p>58556500000</text:p>
          </table:table-cell>
          <table:table-cell office:value-type="percentage" office:value="0.779122266838449">
            <text:p>77.91%</text:p>
          </table:table-cell>
          <table:table-cell table:number-columns-repeated="2"/>
        </table:table-row>
        <table:table-row table:style-name="ro1">
          <table:table-cell office:value-type="string">
            <text:p>601618</text:p>
          </table:table-cell>
          <table:table-cell office:value-type="string">
            <text:p>中国中冶</text:p>
          </table:table-cell>
          <table:table-cell office:value-type="float" office:value="377491600000">
            <text:p>377491600000</text:p>
          </table:table-cell>
          <table:table-cell office:value-type="float" office:value="294383900000">
            <text:p>294383900000</text:p>
          </table:table-cell>
          <table:table-cell office:value-type="percentage" office:value="0.77984225344352">
            <text:p>77.98%</text:p>
          </table:table-cell>
          <table:table-cell table:number-columns-repeated="2"/>
        </table:table-row>
        <table:table-row table:style-name="ro1">
          <table:table-cell office:value-type="string">
            <text:p>600713</text:p>
          </table:table-cell>
          <table:table-cell office:value-type="string">
            <text:p>南京医药</text:p>
          </table:table-cell>
          <table:table-cell office:value-type="float" office:value="13961830000">
            <text:p>13961830000</text:p>
          </table:table-cell>
          <table:table-cell office:value-type="float" office:value="10892510000">
            <text:p>10892510000</text:p>
          </table:table-cell>
          <table:table-cell office:value-type="percentage" office:value="0.780163488597125">
            <text:p>78.02%</text:p>
          </table:table-cell>
          <table:table-cell table:number-columns-repeated="2"/>
        </table:table-row>
        <table:table-row table:style-name="ro1">
          <table:table-cell office:value-type="string">
            <text:p>000540</text:p>
          </table:table-cell>
          <table:table-cell office:value-type="string">
            <text:p>中天金融</text:p>
          </table:table-cell>
          <table:table-cell office:value-type="float" office:value="71159270000">
            <text:p>71159270000</text:p>
          </table:table-cell>
          <table:table-cell office:value-type="float" office:value="55582870000">
            <text:p>55582870000</text:p>
          </table:table-cell>
          <table:table-cell office:value-type="percentage" office:value="0.781105118138508">
            <text:p>78.11%</text:p>
          </table:table-cell>
          <table:table-cell table:number-columns-repeated="2"/>
        </table:table-row>
        <table:table-row table:style-name="ro1">
          <table:table-cell office:value-type="string">
            <text:p>000409</text:p>
          </table:table-cell>
          <table:table-cell office:value-type="string">
            <text:p>山东地矿</text:p>
          </table:table-cell>
          <table:table-cell office:value-type="float" office:value="6198260000">
            <text:p>6198260000</text:p>
          </table:table-cell>
          <table:table-cell office:value-type="float" office:value="4846110000">
            <text:p>4846110000</text:p>
          </table:table-cell>
          <table:table-cell office:value-type="percentage" office:value="0.781850067599617">
            <text:p>78.19%</text:p>
          </table:table-cell>
          <table:table-cell table:number-columns-repeated="2"/>
        </table:table-row>
        <table:table-row table:style-name="ro1">
          <table:table-cell office:value-type="string">
            <text:p>000043</text:p>
          </table:table-cell>
          <table:table-cell office:value-type="string">
            <text:p>中航地产</text:p>
          </table:table-cell>
          <table:table-cell office:value-type="float" office:value="21733190000">
            <text:p>21733190000</text:p>
          </table:table-cell>
          <table:table-cell office:value-type="float" office:value="17005360000">
            <text:p>17005360000</text:p>
          </table:table-cell>
          <table:table-cell office:value-type="percentage" office:value="0.782460375122106">
            <text:p>78.25%</text:p>
          </table:table-cell>
          <table:table-cell table:number-columns-repeated="2"/>
        </table:table-row>
        <table:table-row table:style-name="ro1">
          <table:table-cell office:value-type="string">
            <text:p>600837</text:p>
          </table:table-cell>
          <table:table-cell office:value-type="string">
            <text:p>海通证券</text:p>
          </table:table-cell>
          <table:table-cell office:value-type="float" office:value="560865850000">
            <text:p>560865850000</text:p>
          </table:table-cell>
          <table:table-cell office:value-type="float" office:value="438907440000">
            <text:p>438907440000</text:p>
          </table:table-cell>
          <table:table-cell office:value-type="percentage" office:value="0.782553332494749">
            <text:p>78.26%</text:p>
          </table:table-cell>
          <table:table-cell table:number-columns-repeated="2"/>
        </table:table-row>
        <table:table-row table:style-name="ro1">
          <table:table-cell office:value-type="string">
            <text:p>600061</text:p>
          </table:table-cell>
          <table:table-cell office:value-type="string">
            <text:p>国投安信</text:p>
          </table:table-cell>
          <table:table-cell office:value-type="float" office:value="127558970000">
            <text:p>127558970000</text:p>
          </table:table-cell>
          <table:table-cell office:value-type="float" office:value="99964610000">
            <text:p>99964610000</text:p>
          </table:table-cell>
          <table:table-cell office:value-type="percentage" office:value="0.783673700093376">
            <text:p>78.37%</text:p>
          </table:table-cell>
          <table:table-cell table:number-columns-repeated="2"/>
        </table:table-row>
        <table:table-row table:style-name="ro1">
          <table:table-cell office:value-type="string">
            <text:p>600671</text:p>
          </table:table-cell>
          <table:table-cell office:value-type="string">
            <text:p>天目药业</text:p>
          </table:table-cell>
          <table:table-cell office:value-type="float" office:value="306190000">
            <text:p>306190000</text:p>
          </table:table-cell>
          <table:table-cell office:value-type="float" office:value="240010000">
            <text:p>240010000</text:p>
          </table:table-cell>
          <table:table-cell office:value-type="percentage" office:value="0.783859694960645">
            <text:p>78.39%</text:p>
          </table:table-cell>
          <table:table-cell table:number-columns-repeated="2"/>
        </table:table-row>
        <table:table-row table:style-name="ro1">
          <table:table-cell office:value-type="string">
            <text:p>002845</text:p>
          </table:table-cell>
          <table:table-cell office:value-type="string">
            <text:p>同兴达</text:p>
          </table:table-cell>
          <table:table-cell office:value-type="float" office:value="2152780000">
            <text:p>2152780000</text:p>
          </table:table-cell>
          <table:table-cell office:value-type="float" office:value="1688250000">
            <text:p>1688250000</text:p>
          </table:table-cell>
          <table:table-cell office:value-type="percentage" office:value="0.784218545322792">
            <text:p>78.42%</text:p>
          </table:table-cell>
          <table:table-cell table:number-columns-repeated="2"/>
        </table:table-row>
        <table:table-row table:style-name="ro1">
          <table:table-cell office:value-type="string">
            <text:p>600396</text:p>
          </table:table-cell>
          <table:table-cell office:value-type="string">
            <text:p>金山股份</text:p>
          </table:table-cell>
          <table:table-cell office:value-type="float" office:value="20407910000">
            <text:p>20407910000</text:p>
          </table:table-cell>
          <table:table-cell office:value-type="float" office:value="16023890000">
            <text:p>16023890000</text:p>
          </table:table-cell>
          <table:table-cell office:value-type="percentage" office:value="0.785180354088194">
            <text:p>78.52%</text:p>
          </table:table-cell>
          <table:table-cell table:number-columns-repeated="2"/>
        </table:table-row>
        <table:table-row table:style-name="ro1">
          <table:table-cell office:value-type="string">
            <text:p>600629</text:p>
          </table:table-cell>
          <table:table-cell office:value-type="string">
            <text:p>华建集团</text:p>
          </table:table-cell>
          <table:table-cell office:value-type="float" office:value="4838580000">
            <text:p>4838580000</text:p>
          </table:table-cell>
          <table:table-cell office:value-type="float" office:value="3803950000">
            <text:p>3803950000</text:p>
          </table:table-cell>
          <table:table-cell office:value-type="percentage" office:value="0.786170736042393">
            <text:p>78.62%</text:p>
          </table:table-cell>
          <table:table-cell table:number-columns-repeated="2"/>
        </table:table-row>
        <table:table-row table:style-name="ro1">
          <table:table-cell office:value-type="string">
            <text:p>601688</text:p>
          </table:table-cell>
          <table:table-cell office:value-type="string">
            <text:p>华泰证券</text:p>
          </table:table-cell>
          <table:table-cell office:value-type="float" office:value="401450400000">
            <text:p>401450400000</text:p>
          </table:table-cell>
          <table:table-cell office:value-type="float" office:value="315790200000">
            <text:p>315790200000</text:p>
          </table:table-cell>
          <table:table-cell office:value-type="percentage" office:value="0.786623204261348">
            <text:p>78.66%</text:p>
          </table:table-cell>
          <table:table-cell table:number-columns-repeated="2"/>
        </table:table-row>
        <table:table-row table:style-name="ro1">
          <table:table-cell office:value-type="string">
            <text:p>000797</text:p>
          </table:table-cell>
          <table:table-cell office:value-type="string">
            <text:p>中国武夷</text:p>
          </table:table-cell>
          <table:table-cell office:value-type="float" office:value="10907830000">
            <text:p>10907830000</text:p>
          </table:table-cell>
          <table:table-cell office:value-type="float" office:value="8581970000">
            <text:p>8581970000</text:p>
          </table:table-cell>
          <table:table-cell office:value-type="percentage" office:value="0.786771521008303">
            <text:p>78.68%</text:p>
          </table:table-cell>
          <table:table-cell table:number-columns-repeated="2"/>
        </table:table-row>
        <table:table-row table:style-name="ro1">
          <table:table-cell office:value-type="string">
            <text:p>000856</text:p>
          </table:table-cell>
          <table:table-cell office:value-type="string">
            <text:p>冀东装备</text:p>
          </table:table-cell>
          <table:table-cell office:value-type="float" office:value="1647090000">
            <text:p>1647090000</text:p>
          </table:table-cell>
          <table:table-cell office:value-type="float" office:value="1297650000">
            <text:p>1297650000</text:p>
          </table:table-cell>
          <table:table-cell office:value-type="percentage" office:value="0.787844015809701">
            <text:p>78.78%</text:p>
          </table:table-cell>
          <table:table-cell table:number-columns-repeated="2"/>
        </table:table-row>
        <table:table-row table:style-name="ro1">
          <table:table-cell office:value-type="string">
            <text:p>600198</text:p>
          </table:table-cell>
          <table:table-cell office:value-type="string">
            <text:p>大唐电信</text:p>
          </table:table-cell>
          <table:table-cell office:value-type="float" office:value="11993850000">
            <text:p>11993850000</text:p>
          </table:table-cell>
          <table:table-cell office:value-type="float" office:value="9460240000">
            <text:p>9460240000</text:p>
          </table:table-cell>
          <table:table-cell office:value-type="percentage" office:value="0.788757571588773">
            <text:p>78.88%</text:p>
          </table:table-cell>
          <table:table-cell table:number-columns-repeated="2"/>
        </table:table-row>
        <table:table-row table:style-name="ro1">
          <table:table-cell office:value-type="string">
            <text:p>600744</text:p>
          </table:table-cell>
          <table:table-cell office:value-type="string">
            <text:p>华银电力</text:p>
          </table:table-cell>
          <table:table-cell office:value-type="float" office:value="19288170000">
            <text:p>19288170000</text:p>
          </table:table-cell>
          <table:table-cell office:value-type="float" office:value="15214780000">
            <text:p>15214780000</text:p>
          </table:table-cell>
          <table:table-cell office:value-type="percentage" office:value="0.788814076192817">
            <text:p>78.88%</text:p>
          </table:table-cell>
          <table:table-cell table:number-columns-repeated="2"/>
        </table:table-row>
        <table:table-row table:style-name="ro2">
          <table:table-cell office:value-type="string">
            <text:p>600540</text:p>
          </table:table-cell>
          <table:table-cell office:value-type="string">
            <text:p>*ST新赛</text:p>
          </table:table-cell>
          <table:table-cell office:value-type="float" office:value="2527210000">
            <text:p>2527210000</text:p>
          </table:table-cell>
          <table:table-cell office:value-type="float" office:value="1993570000">
            <text:p>1993570000</text:p>
          </table:table-cell>
          <table:table-cell office:value-type="percentage" office:value="0.788842241048429">
            <text:p>78.88%</text:p>
          </table:table-cell>
          <table:table-cell table:number-columns-repeated="2"/>
        </table:table-row>
        <table:table-row table:style-name="ro1">
          <table:table-cell office:value-type="string">
            <text:p>000750</text:p>
          </table:table-cell>
          <table:table-cell office:value-type="string">
            <text:p>国海证券</text:p>
          </table:table-cell>
          <table:table-cell office:value-type="float" office:value="67961350000">
            <text:p>67961350000</text:p>
          </table:table-cell>
          <table:table-cell office:value-type="float" office:value="53627580000">
            <text:p>53627580000</text:p>
          </table:table-cell>
          <table:table-cell office:value-type="percentage" office:value="0.789089386835312">
            <text:p>78.91%</text:p>
          </table:table-cell>
          <table:table-cell table:number-columns-repeated="2"/>
        </table:table-row>
        <table:table-row table:style-name="ro1">
          <table:table-cell office:value-type="string">
            <text:p>300022</text:p>
          </table:table-cell>
          <table:table-cell office:value-type="string">
            <text:p>吉峰农机</text:p>
          </table:table-cell>
          <table:table-cell office:value-type="float" office:value="2229630000">
            <text:p>2229630000</text:p>
          </table:table-cell>
          <table:table-cell office:value-type="float" office:value="1761200000">
            <text:p>1761200000</text:p>
          </table:table-cell>
          <table:table-cell office:value-type="percentage" office:value="0.789906845530424">
            <text:p>78.99%</text:p>
          </table:table-cell>
          <table:table-cell table:number-columns-repeated="2"/>
        </table:table-row>
        <table:table-row table:style-name="ro1">
          <table:table-cell office:value-type="string">
            <text:p>002062</text:p>
          </table:table-cell>
          <table:table-cell office:value-type="string">
            <text:p>宏润建设</text:p>
          </table:table-cell>
          <table:table-cell office:value-type="float" office:value="13346410000">
            <text:p>13346410000</text:p>
          </table:table-cell>
          <table:table-cell office:value-type="float" office:value="10547810000">
            <text:p>10547810000</text:p>
          </table:table-cell>
          <table:table-cell office:value-type="percentage" office:value="0.79031065282724">
            <text:p>79.03%</text:p>
          </table:table-cell>
          <table:table-cell table:number-columns-repeated="2"/>
        </table:table-row>
        <table:table-row table:style-name="ro1">
          <table:table-cell office:value-type="string">
            <text:p>601668</text:p>
          </table:table-cell>
          <table:table-cell office:value-type="string">
            <text:p>中国建筑</text:p>
          </table:table-cell>
          <table:table-cell office:value-type="float" office:value="1391953280000">
            <text:p>1391953280000</text:p>
          </table:table-cell>
          <table:table-cell office:value-type="float" office:value="1100954470000">
            <text:p>1100954470000</text:p>
          </table:table-cell>
          <table:table-cell office:value-type="percentage" office:value="0.790942114091645">
            <text:p>79.09%</text:p>
          </table:table-cell>
          <table:table-cell table:number-columns-repeated="2"/>
        </table:table-row>
        <table:table-row table:style-name="ro1">
          <table:table-cell office:value-type="string">
            <text:p>600094</text:p>
          </table:table-cell>
          <table:table-cell office:value-type="string">
            <text:p>大名城</text:p>
          </table:table-cell>
          <table:table-cell office:value-type="float" office:value="54156360000">
            <text:p>54156360000</text:p>
          </table:table-cell>
          <table:table-cell office:value-type="float" office:value="42839890000">
            <text:p>42839890000</text:p>
          </table:table-cell>
          <table:table-cell office:value-type="percentage" office:value="0.791040793731336">
            <text:p>79.10%</text:p>
          </table:table-cell>
          <table:table-cell table:number-columns-repeated="2"/>
        </table:table-row>
        <table:table-row table:style-name="ro2">
          <table:table-cell office:value-type="string">
            <text:p>000710</text:p>
          </table:table-cell>
          <table:table-cell office:value-type="string">
            <text:p>*ST天仪</text:p>
          </table:table-cell>
          <table:table-cell office:value-type="float" office:value="548040000">
            <text:p>548040000</text:p>
          </table:table-cell>
          <table:table-cell office:value-type="float" office:value="433970000">
            <text:p>433970000</text:p>
          </table:table-cell>
          <table:table-cell office:value-type="percentage" office:value="0.791858258521276">
            <text:p>79.19%</text:p>
          </table:table-cell>
          <table:table-cell table:number-columns-repeated="2"/>
        </table:table-row>
        <table:table-row table:style-name="ro1">
          <table:table-cell office:value-type="string">
            <text:p>000632</text:p>
          </table:table-cell>
          <table:table-cell office:value-type="string">
            <text:p>三木集团</text:p>
          </table:table-cell>
          <table:table-cell office:value-type="float" office:value="6756690000">
            <text:p>6756690000</text:p>
          </table:table-cell>
          <table:table-cell office:value-type="float" office:value="5350420000">
            <text:p>5350420000</text:p>
          </table:table-cell>
          <table:table-cell office:value-type="percentage" office:value="0.791869983675439">
            <text:p>79.19%</text:p>
          </table:table-cell>
          <table:table-cell table:number-columns-repeated="2"/>
        </table:table-row>
        <table:table-row table:style-name="ro1">
          <table:table-cell office:value-type="string">
            <text:p>600707</text:p>
          </table:table-cell>
          <table:table-cell office:value-type="string">
            <text:p>彩虹股份</text:p>
          </table:table-cell>
          <table:table-cell office:value-type="float" office:value="6862260000">
            <text:p>6862260000</text:p>
          </table:table-cell>
          <table:table-cell office:value-type="float" office:value="5435830000">
            <text:p>5435830000</text:p>
          </table:table-cell>
          <table:table-cell office:value-type="percentage" office:value="0.792134078277419">
            <text:p>79.21%</text:p>
          </table:table-cell>
          <table:table-cell table:number-columns-repeated="2"/>
        </table:table-row>
        <table:table-row table:style-name="ro1">
          <table:table-cell office:value-type="string">
            <text:p>002210</text:p>
          </table:table-cell>
          <table:table-cell office:value-type="string">
            <text:p>飞马国际</text:p>
          </table:table-cell>
          <table:table-cell office:value-type="float" office:value="19684890000">
            <text:p>19684890000</text:p>
          </table:table-cell>
          <table:table-cell office:value-type="float" office:value="15608840000">
            <text:p>15608840000</text:p>
          </table:table-cell>
          <table:table-cell office:value-type="percentage" office:value="0.792935088791454">
            <text:p>79.29%</text:p>
          </table:table-cell>
          <table:table-cell table:number-columns-repeated="2"/>
        </table:table-row>
        <table:table-row table:style-name="ro1">
          <table:table-cell office:value-type="string">
            <text:p>000628</text:p>
          </table:table-cell>
          <table:table-cell office:value-type="string">
            <text:p>高新发展</text:p>
          </table:table-cell>
          <table:table-cell office:value-type="float" office:value="3483610000">
            <text:p>3483610000</text:p>
          </table:table-cell>
          <table:table-cell office:value-type="float" office:value="2762300000">
            <text:p>2762300000</text:p>
          </table:table-cell>
          <table:table-cell office:value-type="percentage" office:value="0.792941804622217">
            <text:p>79.29%</text:p>
          </table:table-cell>
          <table:table-cell table:number-columns-repeated="2"/>
        </table:table-row>
        <table:table-row table:style-name="ro1">
          <table:table-cell office:value-type="string">
            <text:p>600058</text:p>
          </table:table-cell>
          <table:table-cell office:value-type="string">
            <text:p>五矿发展</text:p>
          </table:table-cell>
          <table:table-cell office:value-type="float" office:value="25085920000">
            <text:p>25085920000</text:p>
          </table:table-cell>
          <table:table-cell office:value-type="float" office:value="19902430000">
            <text:p>19902430000</text:p>
          </table:table-cell>
          <table:table-cell office:value-type="percentage" office:value="0.793370544113989">
            <text:p>79.34%</text:p>
          </table:table-cell>
          <table:table-cell table:number-columns-repeated="2"/>
        </table:table-row>
        <table:table-row table:style-name="ro1">
          <table:table-cell office:value-type="string">
            <text:p>002863</text:p>
          </table:table-cell>
          <table:table-cell office:value-type="string">
            <text:p>今飞凯达</text:p>
          </table:table-cell>
          <table:table-cell office:value-type="float" office:value="2901860000">
            <text:p>2901860000</text:p>
          </table:table-cell>
          <table:table-cell office:value-type="float" office:value="2303240000">
            <text:p>2303240000</text:p>
          </table:table-cell>
          <table:table-cell office:value-type="percentage" office:value="0.793711619444081">
            <text:p>79.37%</text:p>
          </table:table-cell>
          <table:table-cell table:number-columns-repeated="2"/>
        </table:table-row>
        <table:table-row table:style-name="ro1">
          <table:table-cell office:value-type="string">
            <text:p>000656</text:p>
          </table:table-cell>
          <table:table-cell office:value-type="string">
            <text:p>金科股份</text:p>
          </table:table-cell>
          <table:table-cell office:value-type="float" office:value="109249160000">
            <text:p>109249160000</text:p>
          </table:table-cell>
          <table:table-cell office:value-type="float" office:value="86716940000">
            <text:p>86716940000</text:p>
          </table:table-cell>
          <table:table-cell office:value-type="percentage" office:value="0.79375383755811">
            <text:p>79.38%</text:p>
          </table:table-cell>
          <table:table-cell table:number-columns-repeated="2"/>
        </table:table-row>
        <table:table-row table:style-name="ro1">
          <table:table-cell office:value-type="string">
            <text:p>002506</text:p>
          </table:table-cell>
          <table:table-cell office:value-type="string">
            <text:p>协鑫集成</text:p>
          </table:table-cell>
          <table:table-cell office:value-type="float" office:value="20328860000">
            <text:p>20328860000</text:p>
          </table:table-cell>
          <table:table-cell office:value-type="float" office:value="16144780000">
            <text:p>16144780000</text:p>
          </table:table-cell>
          <table:table-cell office:value-type="percentage" office:value="0.794180293435047">
            <text:p>79.42%</text:p>
          </table:table-cell>
          <table:table-cell table:number-columns-repeated="2"/>
        </table:table-row>
        <table:table-row table:style-name="ro1">
          <table:table-cell office:value-type="string">
            <text:p>000638</text:p>
          </table:table-cell>
          <table:table-cell office:value-type="string">
            <text:p>万方发展</text:p>
          </table:table-cell>
          <table:table-cell office:value-type="float" office:value="1494120000">
            <text:p>1494120000</text:p>
          </table:table-cell>
          <table:table-cell office:value-type="float" office:value="1187220000">
            <text:p>1187220000</text:p>
          </table:table-cell>
          <table:table-cell office:value-type="percentage" office:value="0.794594811661714">
            <text:p>79.46%</text:p>
          </table:table-cell>
          <table:table-cell table:number-columns-repeated="2"/>
        </table:table-row>
        <table:table-row table:style-name="ro1">
          <table:table-cell office:value-type="string">
            <text:p>000712</text:p>
          </table:table-cell>
          <table:table-cell office:value-type="string">
            <text:p>锦龙股份</text:p>
          </table:table-cell>
          <table:table-cell office:value-type="float" office:value="26168000000">
            <text:p>26168000000</text:p>
          </table:table-cell>
          <table:table-cell office:value-type="float" office:value="20800660000">
            <text:p>20800660000</text:p>
          </table:table-cell>
          <table:table-cell office:value-type="percentage" office:value="0.794889177621522">
            <text:p>79.49%</text:p>
          </table:table-cell>
          <table:table-cell table:number-columns-repeated="2"/>
        </table:table-row>
        <table:table-row table:style-name="ro1">
          <table:table-cell office:value-type="string">
            <text:p>600807</text:p>
          </table:table-cell>
          <table:table-cell office:value-type="string">
            <text:p>天业股份</text:p>
          </table:table-cell>
          <table:table-cell office:value-type="float" office:value="9414570000">
            <text:p>9414570000</text:p>
          </table:table-cell>
          <table:table-cell office:value-type="float" office:value="7487730000">
            <text:p>7487730000</text:p>
          </table:table-cell>
          <table:table-cell office:value-type="percentage" office:value="0.79533425318416">
            <text:p>79.53%</text:p>
          </table:table-cell>
          <table:table-cell table:number-columns-repeated="2"/>
        </table:table-row>
        <table:table-row table:style-name="ro1">
          <table:table-cell office:value-type="string">
            <text:p>600325</text:p>
          </table:table-cell>
          <table:table-cell office:value-type="string">
            <text:p>华发股份</text:p>
          </table:table-cell>
          <table:table-cell office:value-type="float" office:value="113796840000">
            <text:p>113796840000</text:p>
          </table:table-cell>
          <table:table-cell office:value-type="float" office:value="90581350000">
            <text:p>90581350000</text:p>
          </table:table-cell>
          <table:table-cell office:value-type="percentage" office:value="0.795991786766662">
            <text:p>79.60%</text:p>
          </table:table-cell>
          <table:table-cell table:number-columns-repeated="2"/>
        </table:table-row>
        <table:table-row table:style-name="ro1">
          <table:table-cell office:value-type="string">
            <text:p>600778</text:p>
          </table:table-cell>
          <table:table-cell office:value-type="string">
            <text:p>友好集团</text:p>
          </table:table-cell>
          <table:table-cell office:value-type="float" office:value="5992170000">
            <text:p>5992170000</text:p>
          </table:table-cell>
          <table:table-cell office:value-type="float" office:value="4782320000">
            <text:p>4782320000</text:p>
          </table:table-cell>
          <table:table-cell office:value-type="percentage" office:value="0.79809484710881">
            <text:p>79.81%</text:p>
          </table:table-cell>
          <table:table-cell table:number-columns-repeated="2"/>
        </table:table-row>
        <table:table-row table:style-name="ro1">
          <table:table-cell office:value-type="string">
            <text:p>600617</text:p>
          </table:table-cell>
          <table:table-cell office:value-type="string">
            <text:p>国新能源</text:p>
          </table:table-cell>
          <table:table-cell office:value-type="float" office:value="21547780000">
            <text:p>21547780000</text:p>
          </table:table-cell>
          <table:table-cell office:value-type="float" office:value="17199800000">
            <text:p>17199800000</text:p>
          </table:table-cell>
          <table:table-cell office:value-type="percentage" office:value="0.798216800060145">
            <text:p>79.82%</text:p>
          </table:table-cell>
          <table:table-cell table:number-columns-repeated="2"/>
        </table:table-row>
        <table:table-row table:style-name="ro1">
          <table:table-cell office:value-type="string">
            <text:p>000042</text:p>
          </table:table-cell>
          <table:table-cell office:value-type="string">
            <text:p>中洲控股</text:p>
          </table:table-cell>
          <table:table-cell office:value-type="float" office:value="29161610000">
            <text:p>29161610000</text:p>
          </table:table-cell>
          <table:table-cell office:value-type="float" office:value="23300460000">
            <text:p>23300460000</text:p>
          </table:table-cell>
          <table:table-cell office:value-type="percentage" office:value="0.799011440040519">
            <text:p>79.90%</text:p>
          </table:table-cell>
          <table:table-cell table:number-columns-repeated="2"/>
        </table:table-row>
        <table:table-row table:style-name="ro1">
          <table:table-cell office:value-type="string">
            <text:p>600376</text:p>
          </table:table-cell>
          <table:table-cell office:value-type="string">
            <text:p>首开股份</text:p>
          </table:table-cell>
          <table:table-cell office:value-type="float" office:value="181417380000">
            <text:p>181417380000</text:p>
          </table:table-cell>
          <table:table-cell office:value-type="float" office:value="144969670000">
            <text:p>144969670000</text:p>
          </table:table-cell>
          <table:table-cell office:value-type="percentage" office:value="0.799094717385953">
            <text:p>79.91%</text:p>
          </table:table-cell>
          <table:table-cell table:number-columns-repeated="2"/>
        </table:table-row>
        <table:table-row table:style-name="ro1">
          <table:table-cell office:value-type="string">
            <text:p>600491</text:p>
          </table:table-cell>
          <table:table-cell office:value-type="string">
            <text:p>龙元建设</text:p>
          </table:table-cell>
          <table:table-cell office:value-type="float" office:value="27427410000">
            <text:p>27427410000</text:p>
          </table:table-cell>
          <table:table-cell office:value-type="float" office:value="21936260000">
            <text:p>21936260000</text:p>
          </table:table-cell>
          <table:table-cell office:value-type="percentage" office:value="0.799793345416137">
            <text:p>79.98%</text:p>
          </table:table-cell>
          <table:table-cell table:number-columns-repeated="2"/>
        </table:table-row>
        <table:table-row table:style-name="ro1">
          <table:table-cell office:value-type="string">
            <text:p>600581</text:p>
          </table:table-cell>
          <table:table-cell office:value-type="string">
            <text:p>八一钢铁</text:p>
          </table:table-cell>
          <table:table-cell office:value-type="float" office:value="11011510000">
            <text:p>11011510000</text:p>
          </table:table-cell>
          <table:table-cell office:value-type="float" office:value="8814020000">
            <text:p>8814020000</text:p>
          </table:table-cell>
          <table:table-cell office:value-type="percentage" office:value="0.800436997287384">
            <text:p>80.04%</text:p>
          </table:table-cell>
          <table:table-cell table:number-columns-repeated="2"/>
        </table:table-row>
        <table:table-row table:style-name="ro1">
          <table:table-cell office:value-type="string">
            <text:p>600545</text:p>
          </table:table-cell>
          <table:table-cell office:value-type="string">
            <text:p>新疆城建</text:p>
          </table:table-cell>
          <table:table-cell office:value-type="float" office:value="10058170000">
            <text:p>10058170000</text:p>
          </table:table-cell>
          <table:table-cell office:value-type="float" office:value="8060500000">
            <text:p>8060500000</text:p>
          </table:table-cell>
          <table:table-cell office:value-type="percentage" office:value="0.801388324118602">
            <text:p>80.14%</text:p>
          </table:table-cell>
          <table:table-cell table:number-columns-repeated="2"/>
        </table:table-row>
        <table:table-row table:style-name="ro1">
          <table:table-cell office:value-type="string">
            <text:p>600282</text:p>
          </table:table-cell>
          <table:table-cell office:value-type="string">
            <text:p>南钢股份</text:p>
          </table:table-cell>
          <table:table-cell office:value-type="float" office:value="34301650000">
            <text:p>34301650000</text:p>
          </table:table-cell>
          <table:table-cell office:value-type="float" office:value="27505570000">
            <text:p>27505570000</text:p>
          </table:table-cell>
          <table:table-cell office:value-type="percentage" office:value="0.801873087737762">
            <text:p>80.19%</text:p>
          </table:table-cell>
          <table:table-cell table:number-columns-repeated="2"/>
        </table:table-row>
        <table:table-row table:style-name="ro1">
          <table:table-cell office:value-type="string">
            <text:p>601390</text:p>
          </table:table-cell>
          <table:table-cell office:value-type="string">
            <text:p>中国中铁</text:p>
          </table:table-cell>
          <table:table-cell office:value-type="float" office:value="754509270000">
            <text:p>754509270000</text:p>
          </table:table-cell>
          <table:table-cell office:value-type="float" office:value="605350070000">
            <text:p>605350070000</text:p>
          </table:table-cell>
          <table:table-cell office:value-type="percentage" office:value="0.802309652206129">
            <text:p>80.23%</text:p>
          </table:table-cell>
          <table:table-cell table:number-columns-repeated="2"/>
        </table:table-row>
        <table:table-row table:style-name="ro2">
          <table:table-cell office:value-type="string">
            <text:p>600401</text:p>
          </table:table-cell>
          <table:table-cell office:value-type="string">
            <text:p>*ST海润</text:p>
          </table:table-cell>
          <table:table-cell office:value-type="float" office:value="19376490000">
            <text:p>19376490000</text:p>
          </table:table-cell>
          <table:table-cell office:value-type="float" office:value="15569780000">
            <text:p>15569780000</text:p>
          </table:table-cell>
          <table:table-cell office:value-type="percentage" office:value="0.803539753587982">
            <text:p>80.35%</text:p>
          </table:table-cell>
          <table:table-cell table:number-columns-repeated="2"/>
        </table:table-row>
        <table:table-row table:style-name="ro1">
          <table:table-cell office:value-type="string">
            <text:p>000166</text:p>
          </table:table-cell>
          <table:table-cell office:value-type="string">
            <text:p>申万宏源</text:p>
          </table:table-cell>
          <table:table-cell office:value-type="float" office:value="275489260000">
            <text:p>275489260000</text:p>
          </table:table-cell>
          <table:table-cell office:value-type="float" office:value="221416020000">
            <text:p>221416020000</text:p>
          </table:table-cell>
          <table:table-cell office:value-type="percentage" office:value="0.803719244808309">
            <text:p>80.37%</text:p>
          </table:table-cell>
          <table:table-cell table:number-columns-repeated="2"/>
        </table:table-row>
        <table:table-row table:style-name="ro1">
          <table:table-cell office:value-type="string">
            <text:p>601186</text:p>
          </table:table-cell>
          <table:table-cell office:value-type="string">
            <text:p>中国铁建</text:p>
          </table:table-cell>
          <table:table-cell office:value-type="float" office:value="759345030000">
            <text:p>759345030000</text:p>
          </table:table-cell>
          <table:table-cell office:value-type="float" office:value="610629050000">
            <text:p>610629050000</text:p>
          </table:table-cell>
          <table:table-cell office:value-type="percentage" office:value="0.804152296881432">
            <text:p>80.42%</text:p>
          </table:table-cell>
          <table:table-cell table:number-columns-repeated="2"/>
        </table:table-row>
        <table:table-row table:style-name="ro1">
          <table:table-cell office:value-type="string">
            <text:p>601789</text:p>
          </table:table-cell>
          <table:table-cell office:value-type="string">
            <text:p>宁波建工</text:p>
          </table:table-cell>
          <table:table-cell office:value-type="float" office:value="13033720000">
            <text:p>13033720000</text:p>
          </table:table-cell>
          <table:table-cell office:value-type="float" office:value="10482040000">
            <text:p>10482040000</text:p>
          </table:table-cell>
          <table:table-cell office:value-type="percentage" office:value="0.804224733997661">
            <text:p>80.42%</text:p>
          </table:table-cell>
          <table:table-cell table:number-columns-repeated="2"/>
        </table:table-row>
        <table:table-row table:style-name="ro1">
          <table:table-cell office:value-type="string">
            <text:p>000002</text:p>
          </table:table-cell>
          <table:table-cell office:value-type="string">
            <text:p>万 <text:s/>科Ａ</text:p>
          </table:table-cell>
          <table:table-cell office:value-type="float" office:value="830674210000">
            <text:p>830674210000</text:p>
          </table:table-cell>
          <table:table-cell office:value-type="float" office:value="668997640000">
            <text:p>668997640000</text:p>
          </table:table-cell>
          <table:table-cell office:value-type="percentage" office:value="0.805367052385074">
            <text:p>80.54%</text:p>
          </table:table-cell>
          <table:table-cell table:number-columns-repeated="2"/>
        </table:table-row>
        <table:table-row table:style-name="ro1">
          <table:table-cell office:value-type="string">
            <text:p>600708</text:p>
          </table:table-cell>
          <table:table-cell office:value-type="string">
            <text:p>光明地产</text:p>
          </table:table-cell>
          <table:table-cell office:value-type="float" office:value="48516470000">
            <text:p>48516470000</text:p>
          </table:table-cell>
          <table:table-cell office:value-type="float" office:value="39087220000">
            <text:p>39087220000</text:p>
          </table:table-cell>
          <table:table-cell office:value-type="percentage" office:value="0.805648473600821">
            <text:p>80.56%</text:p>
          </table:table-cell>
          <table:table-cell table:number-columns-repeated="2"/>
        </table:table-row>
        <table:table-row table:style-name="ro1">
          <table:table-cell office:value-type="string">
            <text:p>600958</text:p>
          </table:table-cell>
          <table:table-cell office:value-type="string">
            <text:p>东方证券</text:p>
          </table:table-cell>
          <table:table-cell office:value-type="float" office:value="212411090000">
            <text:p>212411090000</text:p>
          </table:table-cell>
          <table:table-cell office:value-type="float" office:value="171473260000">
            <text:p>171473260000</text:p>
          </table:table-cell>
          <table:table-cell office:value-type="percentage" office:value="0.807270750317227">
            <text:p>80.73%</text:p>
          </table:table-cell>
          <table:table-cell table:number-columns-repeated="2"/>
        </table:table-row>
        <table:table-row table:style-name="ro1">
          <table:table-cell office:value-type="string">
            <text:p>000016</text:p>
          </table:table-cell>
          <table:table-cell office:value-type="string">
            <text:p>深康佳Ａ</text:p>
          </table:table-cell>
          <table:table-cell office:value-type="float" office:value="17243120000">
            <text:p>17243120000</text:p>
          </table:table-cell>
          <table:table-cell office:value-type="float" office:value="13924620000">
            <text:p>13924620000</text:p>
          </table:table-cell>
          <table:table-cell office:value-type="percentage" office:value="0.807546430112416">
            <text:p>80.75%</text:p>
          </table:table-cell>
          <table:table-cell table:number-columns-repeated="2"/>
        </table:table-row>
        <table:table-row table:style-name="ro1">
          <table:table-cell office:value-type="string">
            <text:p>000633</text:p>
          </table:table-cell>
          <table:table-cell office:value-type="string">
            <text:p>合金投资</text:p>
          </table:table-cell>
          <table:table-cell office:value-type="float" office:value="965670000">
            <text:p>965670000</text:p>
          </table:table-cell>
          <table:table-cell office:value-type="float" office:value="779870000">
            <text:p>779870000</text:p>
          </table:table-cell>
          <table:table-cell office:value-type="percentage" office:value="0.807594726977125">
            <text:p>80.76%</text:p>
          </table:table-cell>
          <table:table-cell table:number-columns-repeated="2"/>
        </table:table-row>
        <table:table-row table:style-name="ro2">
          <table:table-cell office:value-type="string">
            <text:p>600806</text:p>
          </table:table-cell>
          <table:table-cell office:value-type="string">
            <text:p>*ST昆机</text:p>
          </table:table-cell>
          <table:table-cell office:value-type="float" office:value="2328200000">
            <text:p>2328200000</text:p>
          </table:table-cell>
          <table:table-cell office:value-type="float" office:value="1880640000">
            <text:p>1880640000</text:p>
          </table:table-cell>
          <table:table-cell office:value-type="percentage" office:value="0.807765655871489">
            <text:p>80.78%</text:p>
          </table:table-cell>
          <table:table-cell table:number-columns-repeated="2"/>
        </table:table-row>
        <table:table-row table:style-name="ro2">
          <table:table-cell office:value-type="string">
            <text:p>000950</text:p>
          </table:table-cell>
          <table:table-cell office:value-type="string">
            <text:p>*ST建峰</text:p>
          </table:table-cell>
          <table:table-cell office:value-type="float" office:value="5460170000">
            <text:p>5460170000</text:p>
          </table:table-cell>
          <table:table-cell office:value-type="float" office:value="4416830000">
            <text:p>4416830000</text:p>
          </table:table-cell>
          <table:table-cell office:value-type="percentage" office:value="0.808918037350485">
            <text:p>80.89%</text:p>
          </table:table-cell>
          <table:table-cell table:number-columns-repeated="2"/>
        </table:table-row>
        <table:table-row table:style-name="ro1">
          <table:table-cell office:value-type="string">
            <text:p>600466</text:p>
          </table:table-cell>
          <table:table-cell office:value-type="string">
            <text:p>蓝光发展</text:p>
          </table:table-cell>
          <table:table-cell office:value-type="float" office:value="73364710000">
            <text:p>73364710000</text:p>
          </table:table-cell>
          <table:table-cell office:value-type="float" office:value="59354830000">
            <text:p>59354830000</text:p>
          </table:table-cell>
          <table:table-cell office:value-type="percentage" office:value="0.809037887562017">
            <text:p>80.90%</text:p>
          </table:table-cell>
          <table:table-cell table:number-columns-repeated="2"/>
        </table:table-row>
        <table:table-row table:style-name="ro1">
          <table:table-cell office:value-type="string">
            <text:p>601588</text:p>
          </table:table-cell>
          <table:table-cell office:value-type="string">
            <text:p>北辰实业</text:p>
          </table:table-cell>
          <table:table-cell office:value-type="float" office:value="64341290000">
            <text:p>64341290000</text:p>
          </table:table-cell>
          <table:table-cell office:value-type="float" office:value="52091860000">
            <text:p>52091860000</text:p>
          </table:table-cell>
          <table:table-cell office:value-type="percentage" office:value="0.809617898553169">
            <text:p>80.96%</text:p>
          </table:table-cell>
          <table:table-cell table:number-columns-repeated="2"/>
        </table:table-row>
        <table:table-row table:style-name="ro1">
          <table:table-cell office:value-type="string">
            <text:p>600397</text:p>
          </table:table-cell>
          <table:table-cell office:value-type="string">
            <text:p>安源煤业</text:p>
          </table:table-cell>
          <table:table-cell office:value-type="float" office:value="7345160000">
            <text:p>7345160000</text:p>
          </table:table-cell>
          <table:table-cell office:value-type="float" office:value="5950730000">
            <text:p>5950730000</text:p>
          </table:table-cell>
          <table:table-cell office:value-type="percentage" office:value="0.810156620141699">
            <text:p>81.02%</text:p>
          </table:table-cell>
          <table:table-cell table:number-columns-repeated="2"/>
        </table:table-row>
        <table:table-row table:style-name="ro1">
          <table:table-cell office:value-type="string">
            <text:p>600387</text:p>
          </table:table-cell>
          <table:table-cell office:value-type="string">
            <text:p>海越股份</text:p>
          </table:table-cell>
          <table:table-cell office:value-type="float" office:value="8144070000">
            <text:p>8144070000</text:p>
          </table:table-cell>
          <table:table-cell office:value-type="float" office:value="6609610000">
            <text:p>6609610000</text:p>
          </table:table-cell>
          <table:table-cell office:value-type="percentage" office:value="0.811585607687557">
            <text:p>81.16%</text:p>
          </table:table-cell>
          <table:table-cell table:number-columns-repeated="2"/>
        </table:table-row>
        <table:table-row table:style-name="ro1">
          <table:table-cell office:value-type="string">
            <text:p>300226</text:p>
          </table:table-cell>
          <table:table-cell office:value-type="string">
            <text:p>上海钢联</text:p>
          </table:table-cell>
          <table:table-cell office:value-type="float" office:value="5764220000">
            <text:p>5764220000</text:p>
          </table:table-cell>
          <table:table-cell office:value-type="float" office:value="4678820000">
            <text:p>4678820000</text:p>
          </table:table-cell>
          <table:table-cell office:value-type="percentage" office:value="0.81170045556901">
            <text:p>81.17%</text:p>
          </table:table-cell>
          <table:table-cell table:number-columns-repeated="2"/>
        </table:table-row>
        <table:table-row table:style-name="ro1">
          <table:table-cell office:value-type="string">
            <text:p>600339</text:p>
          </table:table-cell>
          <table:table-cell office:value-type="string">
            <text:p>中油工程</text:p>
          </table:table-cell>
          <table:table-cell office:value-type="float" office:value="89456040000">
            <text:p>89456040000</text:p>
          </table:table-cell>
          <table:table-cell office:value-type="float" office:value="72879020000">
            <text:p>72879020000</text:p>
          </table:table-cell>
          <table:table-cell office:value-type="percentage" office:value="0.81469088057106">
            <text:p>81.47%</text:p>
          </table:table-cell>
          <table:table-cell table:number-columns-repeated="2"/>
        </table:table-row>
        <table:table-row table:style-name="ro1">
          <table:table-cell office:value-type="string">
            <text:p>601258</text:p>
          </table:table-cell>
          <table:table-cell office:value-type="string">
            <text:p>庞大集团</text:p>
          </table:table-cell>
          <table:table-cell office:value-type="float" office:value="70834750000">
            <text:p>70834750000</text:p>
          </table:table-cell>
          <table:table-cell office:value-type="float" office:value="57747400000">
            <text:p>57747400000</text:p>
          </table:table-cell>
          <table:table-cell office:value-type="percentage" office:value="0.815241106942567">
            <text:p>81.52%</text:p>
          </table:table-cell>
          <table:table-cell table:number-columns-repeated="2"/>
        </table:table-row>
        <table:table-row table:style-name="ro1">
          <table:table-cell office:value-type="string">
            <text:p>000031</text:p>
          </table:table-cell>
          <table:table-cell office:value-type="string">
            <text:p>中粮地产</text:p>
          </table:table-cell>
          <table:table-cell office:value-type="float" office:value="61276950000">
            <text:p>61276950000</text:p>
          </table:table-cell>
          <table:table-cell office:value-type="float" office:value="49989420000">
            <text:p>49989420000</text:p>
          </table:table-cell>
          <table:table-cell office:value-type="percentage" office:value="0.815794846186046">
            <text:p>81.58%</text:p>
          </table:table-cell>
          <table:table-cell table:number-columns-repeated="2"/>
        </table:table-row>
        <table:table-row table:style-name="ro1">
          <table:table-cell office:value-type="string">
            <text:p>002183</text:p>
          </table:table-cell>
          <table:table-cell office:value-type="string">
            <text:p>怡 亚 通</text:p>
          </table:table-cell>
          <table:table-cell office:value-type="float" office:value="42381830000">
            <text:p>42381830000</text:p>
          </table:table-cell>
          <table:table-cell office:value-type="float" office:value="34600270000">
            <text:p>34600270000</text:p>
          </table:table-cell>
          <table:table-cell office:value-type="percentage" office:value="0.816393959392504">
            <text:p>81.64%</text:p>
          </table:table-cell>
          <table:table-cell table:number-columns-repeated="2"/>
        </table:table-row>
        <table:table-row table:style-name="ro1">
          <table:table-cell office:value-type="string">
            <text:p>002307</text:p>
          </table:table-cell>
          <table:table-cell office:value-type="string">
            <text:p>北新路桥</text:p>
          </table:table-cell>
          <table:table-cell office:value-type="float" office:value="15370820000">
            <text:p>15370820000</text:p>
          </table:table-cell>
          <table:table-cell office:value-type="float" office:value="12555400000">
            <text:p>12555400000</text:p>
          </table:table-cell>
          <table:table-cell office:value-type="percentage" office:value="0.816833454558703">
            <text:p>81.68%</text:p>
          </table:table-cell>
          <table:table-cell table:number-columns-repeated="2"/>
        </table:table-row>
        <table:table-row table:style-name="ro2">
          <table:table-cell office:value-type="string">
            <text:p>002504</text:p>
          </table:table-cell>
          <table:table-cell office:value-type="string">
            <text:p>*ST弘高</text:p>
          </table:table-cell>
          <table:table-cell office:value-type="float" office:value="5988610000">
            <text:p>5988610000</text:p>
          </table:table-cell>
          <table:table-cell office:value-type="float" office:value="4897670000">
            <text:p>4897670000</text:p>
          </table:table-cell>
          <table:table-cell office:value-type="percentage" office:value="0.817830848894819">
            <text:p>81.78%</text:p>
          </table:table-cell>
          <table:table-cell table:number-columns-repeated="2"/>
        </table:table-row>
        <table:table-row table:style-name="ro1">
          <table:table-cell office:value-type="string">
            <text:p>002384</text:p>
          </table:table-cell>
          <table:table-cell office:value-type="string">
            <text:p>东山精密</text:p>
          </table:table-cell>
          <table:table-cell office:value-type="float" office:value="15138810000">
            <text:p>15138810000</text:p>
          </table:table-cell>
          <table:table-cell office:value-type="float" office:value="12392090000">
            <text:p>12392090000</text:p>
          </table:table-cell>
          <table:table-cell office:value-type="percentage" office:value="0.818564338940775">
            <text:p>81.86%</text:p>
          </table:table-cell>
          <table:table-cell table:number-columns-repeated="2"/>
        </table:table-row>
        <table:table-row table:style-name="ro2">
          <table:table-cell office:value-type="string">
            <text:p>000659</text:p>
          </table:table-cell>
          <table:table-cell office:value-type="string">
            <text:p>*ST中富</text:p>
          </table:table-cell>
          <table:table-cell office:value-type="float" office:value="2617420000">
            <text:p>2617420000</text:p>
          </table:table-cell>
          <table:table-cell office:value-type="float" office:value="2147860000">
            <text:p>2147860000</text:p>
          </table:table-cell>
          <table:table-cell office:value-type="percentage" office:value="0.820601966822291">
            <text:p>82.06%</text:p>
          </table:table-cell>
          <table:table-cell table:number-columns-repeated="2"/>
        </table:table-row>
        <table:table-row table:style-name="ro1">
          <table:table-cell office:value-type="string">
            <text:p>000537</text:p>
          </table:table-cell>
          <table:table-cell office:value-type="string">
            <text:p>广宇发展</text:p>
          </table:table-cell>
          <table:table-cell office:value-type="float" office:value="18356620000">
            <text:p>18356620000</text:p>
          </table:table-cell>
          <table:table-cell office:value-type="float" office:value="15077570000">
            <text:p>15077570000</text:p>
          </table:table-cell>
          <table:table-cell office:value-type="percentage" office:value="0.821369620333155">
            <text:p>82.14%</text:p>
          </table:table-cell>
          <table:table-cell table:number-columns-repeated="2"/>
        </table:table-row>
        <table:table-row table:style-name="ro1">
          <table:table-cell office:value-type="string">
            <text:p>002163</text:p>
          </table:table-cell>
          <table:table-cell office:value-type="string">
            <text:p>中航三鑫</text:p>
          </table:table-cell>
          <table:table-cell office:value-type="float" office:value="6774390000">
            <text:p>6774390000</text:p>
          </table:table-cell>
          <table:table-cell office:value-type="float" office:value="5567390000">
            <text:p>5567390000</text:p>
          </table:table-cell>
          <table:table-cell office:value-type="percentage" office:value="0.821828976483491">
            <text:p>82.18%</text:p>
          </table:table-cell>
          <table:table-cell table:number-columns-repeated="2"/>
        </table:table-row>
        <table:table-row table:style-name="ro1">
          <table:table-cell office:value-type="string">
            <text:p>002208</text:p>
          </table:table-cell>
          <table:table-cell office:value-type="string">
            <text:p>合肥城建</text:p>
          </table:table-cell>
          <table:table-cell office:value-type="float" office:value="9780590000">
            <text:p>9780590000</text:p>
          </table:table-cell>
          <table:table-cell office:value-type="float" office:value="8046830000">
            <text:p>8046830000</text:p>
          </table:table-cell>
          <table:table-cell office:value-type="percentage" office:value="0.822734620304092">
            <text:p>82.27%</text:p>
          </table:table-cell>
          <table:table-cell table:number-columns-repeated="2"/>
        </table:table-row>
        <table:table-row table:style-name="ro1">
          <table:table-cell office:value-type="string">
            <text:p>600686</text:p>
          </table:table-cell>
          <table:table-cell office:value-type="string">
            <text:p>金龙汽车</text:p>
          </table:table-cell>
          <table:table-cell office:value-type="float" office:value="25189920000">
            <text:p>25189920000</text:p>
          </table:table-cell>
          <table:table-cell office:value-type="float" office:value="20742740000">
            <text:p>20742740000</text:p>
          </table:table-cell>
          <table:table-cell office:value-type="percentage" office:value="0.823453984768511">
            <text:p>82.35%</text:p>
          </table:table-cell>
          <table:table-cell table:number-columns-repeated="2"/>
        </table:table-row>
        <table:table-row table:style-name="ro1">
          <table:table-cell office:value-type="string">
            <text:p>000732</text:p>
          </table:table-cell>
          <table:table-cell office:value-type="string">
            <text:p>泰禾集团</text:p>
          </table:table-cell>
          <table:table-cell office:value-type="float" office:value="123364700000">
            <text:p>123364700000</text:p>
          </table:table-cell>
          <table:table-cell office:value-type="float" office:value="101648560000">
            <text:p>101648560000</text:p>
          </table:table-cell>
          <table:table-cell office:value-type="percentage" office:value="0.823967958419224">
            <text:p>82.40%</text:p>
          </table:table-cell>
          <table:table-cell table:number-columns-repeated="2"/>
        </table:table-row>
        <table:table-row table:style-name="ro1">
          <table:table-cell office:value-type="string">
            <text:p>002060</text:p>
          </table:table-cell>
          <table:table-cell office:value-type="string">
            <text:p>粤 水 电</text:p>
          </table:table-cell>
          <table:table-cell office:value-type="float" office:value="15716360000">
            <text:p>15716360000</text:p>
          </table:table-cell>
          <table:table-cell office:value-type="float" office:value="12949960000">
            <text:p>12949960000</text:p>
          </table:table-cell>
          <table:table-cell office:value-type="percentage" office:value="0.823979598329384">
            <text:p>82.40%</text:p>
          </table:table-cell>
          <table:table-cell table:number-columns-repeated="2"/>
        </table:table-row>
        <table:table-row table:style-name="ro1">
          <table:table-cell office:value-type="string">
            <text:p>300023</text:p>
          </table:table-cell>
          <table:table-cell office:value-type="string">
            <text:p>宝德股份</text:p>
          </table:table-cell>
          <table:table-cell office:value-type="float" office:value="6417430000">
            <text:p>6417430000</text:p>
          </table:table-cell>
          <table:table-cell office:value-type="float" office:value="5298740000">
            <text:p>5298740000</text:p>
          </table:table-cell>
          <table:table-cell office:value-type="percentage" office:value="0.825679438653791">
            <text:p>82.57%</text:p>
          </table:table-cell>
          <table:table-cell table:number-columns-repeated="2"/>
        </table:table-row>
        <table:table-row table:style-name="ro1">
          <table:table-cell office:value-type="string">
            <text:p>000415</text:p>
          </table:table-cell>
          <table:table-cell office:value-type="string">
            <text:p>渤海金控</text:p>
          </table:table-cell>
          <table:table-cell office:value-type="float" office:value="216632100000">
            <text:p>216632100000</text:p>
          </table:table-cell>
          <table:table-cell office:value-type="float" office:value="178895220000">
            <text:p>178895220000</text:p>
          </table:table-cell>
          <table:table-cell office:value-type="percentage" office:value="0.825801993333398">
            <text:p>82.58%</text:p>
          </table:table-cell>
          <table:table-cell table:number-columns-repeated="2"/>
        </table:table-row>
        <table:table-row table:style-name="ro1">
          <table:table-cell office:value-type="string">
            <text:p>000627</text:p>
          </table:table-cell>
          <table:table-cell office:value-type="string">
            <text:p>天茂集团</text:p>
          </table:table-cell>
          <table:table-cell office:value-type="float" office:value="117876720000">
            <text:p>117876720000</text:p>
          </table:table-cell>
          <table:table-cell office:value-type="float" office:value="97479210000">
            <text:p>97479210000</text:p>
          </table:table-cell>
          <table:table-cell office:value-type="percentage" office:value="0.826958961871352">
            <text:p>82.70%</text:p>
          </table:table-cell>
          <table:table-cell table:number-columns-repeated="2"/>
        </table:table-row>
        <table:table-row table:style-name="ro1">
          <table:table-cell office:value-type="string">
            <text:p>002146</text:p>
          </table:table-cell>
          <table:table-cell office:value-type="string">
            <text:p>荣盛发展</text:p>
          </table:table-cell>
          <table:table-cell office:value-type="float" office:value="145744880000">
            <text:p>145744880000</text:p>
          </table:table-cell>
          <table:table-cell office:value-type="float" office:value="120536380000">
            <text:p>120536380000</text:p>
          </table:table-cell>
          <table:table-cell office:value-type="percentage" office:value="0.827036805684014">
            <text:p>82.70%</text:p>
          </table:table-cell>
          <table:table-cell table:number-columns-repeated="2"/>
        </table:table-row>
        <table:table-row table:style-name="ro1">
          <table:table-cell office:value-type="string">
            <text:p>601669</text:p>
          </table:table-cell>
          <table:table-cell office:value-type="string">
            <text:p>中国电建</text:p>
          </table:table-cell>
          <table:table-cell office:value-type="float" office:value="500278080000">
            <text:p>500278080000</text:p>
          </table:table-cell>
          <table:table-cell office:value-type="float" office:value="414529330000">
            <text:p>414529330000</text:p>
          </table:table-cell>
          <table:table-cell office:value-type="percentage" office:value="0.828597827032518">
            <text:p>82.86%</text:p>
          </table:table-cell>
          <table:table-cell table:number-columns-repeated="2"/>
        </table:table-row>
        <table:table-row table:style-name="ro1">
          <table:table-cell office:value-type="string">
            <text:p>000422</text:p>
          </table:table-cell>
          <table:table-cell office:value-type="string">
            <text:p>湖北宜化</text:p>
          </table:table-cell>
          <table:table-cell office:value-type="float" office:value="39772980000">
            <text:p>39772980000</text:p>
          </table:table-cell>
          <table:table-cell office:value-type="float" office:value="32967010000">
            <text:p>32967010000</text:p>
          </table:table-cell>
          <table:table-cell office:value-type="percentage" office:value="0.828879555919622">
            <text:p>82.89%</text:p>
          </table:table-cell>
          <table:table-cell table:number-columns-repeated="2"/>
        </table:table-row>
        <table:table-row table:style-name="ro1">
          <table:table-cell office:value-type="string">
            <text:p>000567</text:p>
          </table:table-cell>
          <table:table-cell office:value-type="string">
            <text:p>海德股份</text:p>
          </table:table-cell>
          <table:table-cell office:value-type="float" office:value="1280410000">
            <text:p>1280410000</text:p>
          </table:table-cell>
          <table:table-cell office:value-type="float" office:value="1061500000">
            <text:p>1061500000</text:p>
          </table:table-cell>
          <table:table-cell office:value-type="percentage" office:value="0.829031325903422">
            <text:p>82.90%</text:p>
          </table:table-cell>
          <table:table-cell table:number-columns-repeated="2"/>
        </table:table-row>
        <table:table-row table:style-name="ro1">
          <table:table-cell office:value-type="string">
            <text:p>600569</text:p>
          </table:table-cell>
          <table:table-cell office:value-type="string">
            <text:p>安阳钢铁</text:p>
          </table:table-cell>
          <table:table-cell office:value-type="float" office:value="32410730000">
            <text:p>32410730000</text:p>
          </table:table-cell>
          <table:table-cell office:value-type="float" office:value="26879440000">
            <text:p>26879440000</text:p>
          </table:table-cell>
          <table:table-cell office:value-type="percentage" office:value="0.829337691560789">
            <text:p>82.93%</text:p>
          </table:table-cell>
          <table:table-cell table:number-columns-repeated="2"/>
        </table:table-row>
        <table:table-row table:style-name="ro1">
          <table:table-cell office:value-type="string">
            <text:p>600250</text:p>
          </table:table-cell>
          <table:table-cell office:value-type="string">
            <text:p>南纺股份</text:p>
          </table:table-cell>
          <table:table-cell office:value-type="float" office:value="1713950000">
            <text:p>1713950000</text:p>
          </table:table-cell>
          <table:table-cell office:value-type="float" office:value="1424840000">
            <text:p>1424840000</text:p>
          </table:table-cell>
          <table:table-cell office:value-type="percentage" office:value="0.831319466728901">
            <text:p>83.13%</text:p>
          </table:table-cell>
          <table:table-cell table:number-columns-repeated="2"/>
        </table:table-row>
        <table:table-row table:style-name="ro1">
          <table:table-cell office:value-type="string">
            <text:p>600898</text:p>
          </table:table-cell>
          <table:table-cell office:value-type="string">
            <text:p>三联商社</text:p>
          </table:table-cell>
          <table:table-cell office:value-type="float" office:value="2238340000">
            <text:p>2238340000</text:p>
          </table:table-cell>
          <table:table-cell office:value-type="float" office:value="1862580000">
            <text:p>1862580000</text:p>
          </table:table-cell>
          <table:table-cell office:value-type="percentage" office:value="0.832125593073438">
            <text:p>83.21%</text:p>
          </table:table-cell>
          <table:table-cell table:number-columns-repeated="2"/>
        </table:table-row>
        <table:table-row table:style-name="ro1">
          <table:table-cell office:value-type="string">
            <text:p>600039</text:p>
          </table:table-cell>
          <table:table-cell office:value-type="string">
            <text:p>四川路桥</text:p>
          </table:table-cell>
          <table:table-cell office:value-type="float" office:value="63479540000">
            <text:p>63479540000</text:p>
          </table:table-cell>
          <table:table-cell office:value-type="float" office:value="52845590000">
            <text:p>52845590000</text:p>
          </table:table-cell>
          <table:table-cell office:value-type="percentage" office:value="0.832482245460506">
            <text:p>83.25%</text:p>
          </table:table-cell>
          <table:table-cell table:number-columns-repeated="2"/>
        </table:table-row>
        <table:table-row table:style-name="ro1">
          <table:table-cell office:value-type="string">
            <text:p>600546</text:p>
          </table:table-cell>
          <table:table-cell office:value-type="string">
            <text:p>山煤国际</text:p>
          </table:table-cell>
          <table:table-cell office:value-type="float" office:value="44860060000">
            <text:p>44860060000</text:p>
          </table:table-cell>
          <table:table-cell office:value-type="float" office:value="37421660000">
            <text:p>37421660000</text:p>
          </table:table-cell>
          <table:table-cell office:value-type="percentage" office:value="0.83418657933137">
            <text:p>83.42%</text:p>
          </table:table-cell>
          <table:table-cell table:number-columns-repeated="2"/>
        </table:table-row>
        <table:table-row table:style-name="ro1">
          <table:table-cell office:value-type="string">
            <text:p>600705</text:p>
          </table:table-cell>
          <table:table-cell office:value-type="string">
            <text:p>中航资本</text:p>
          </table:table-cell>
          <table:table-cell office:value-type="float" office:value="159907030000">
            <text:p>159907030000</text:p>
          </table:table-cell>
          <table:table-cell office:value-type="float" office:value="133604040000">
            <text:p>133604040000</text:p>
          </table:table-cell>
          <table:table-cell office:value-type="percentage" office:value="0.835510733955849">
            <text:p>83.55%</text:p>
          </table:table-cell>
          <table:table-cell table:number-columns-repeated="2"/>
        </table:table-row>
        <table:table-row table:style-name="ro1">
          <table:table-cell office:value-type="string">
            <text:p>002564</text:p>
          </table:table-cell>
          <table:table-cell office:value-type="string">
            <text:p>天沃科技</text:p>
          </table:table-cell>
          <table:table-cell office:value-type="float" office:value="17004840000">
            <text:p>17004840000</text:p>
          </table:table-cell>
          <table:table-cell office:value-type="float" office:value="14224210000">
            <text:p>14224210000</text:p>
          </table:table-cell>
          <table:table-cell office:value-type="percentage" office:value="0.836480084493591">
            <text:p>83.65%</text:p>
          </table:table-cell>
          <table:table-cell table:number-columns-repeated="2"/>
        </table:table-row>
        <table:table-row table:style-name="ro1">
          <table:table-cell office:value-type="string">
            <text:p>000868</text:p>
          </table:table-cell>
          <table:table-cell office:value-type="string">
            <text:p>安凯客车</text:p>
          </table:table-cell>
          <table:table-cell office:value-type="float" office:value="9078410000">
            <text:p>9078410000</text:p>
          </table:table-cell>
          <table:table-cell office:value-type="float" office:value="7606630000">
            <text:p>7606630000</text:p>
          </table:table-cell>
          <table:table-cell office:value-type="percentage" office:value="0.837881303003499">
            <text:p>83.79%</text:p>
          </table:table-cell>
          <table:table-cell table:number-columns-repeated="2"/>
        </table:table-row>
        <table:table-row table:style-name="ro2">
          <table:table-cell office:value-type="string">
            <text:p>000982</text:p>
          </table:table-cell>
          <table:table-cell office:value-type="string">
            <text:p>*ST 中绒</text:p>
          </table:table-cell>
          <table:table-cell office:value-type="float" office:value="11608410000">
            <text:p>11608410000</text:p>
          </table:table-cell>
          <table:table-cell office:value-type="float" office:value="9730210000">
            <text:p>9730210000</text:p>
          </table:table-cell>
          <table:table-cell office:value-type="percentage" office:value="0.838203509352271">
            <text:p>83.82%</text:p>
          </table:table-cell>
          <table:table-cell table:number-columns-repeated="2"/>
        </table:table-row>
        <table:table-row table:style-name="ro1">
          <table:table-cell office:value-type="string">
            <text:p>600726</text:p>
          </table:table-cell>
          <table:table-cell office:value-type="string">
            <text:p>华电能源</text:p>
          </table:table-cell>
          <table:table-cell office:value-type="float" office:value="25453960000">
            <text:p>25453960000</text:p>
          </table:table-cell>
          <table:table-cell office:value-type="float" office:value="21355040000">
            <text:p>21355040000</text:p>
          </table:table-cell>
          <table:table-cell office:value-type="percentage" office:value="0.838967296247814">
            <text:p>83.90%</text:p>
          </table:table-cell>
          <table:table-cell table:number-columns-repeated="2"/>
        </table:table-row>
        <table:table-row table:style-name="ro1">
          <table:table-cell office:value-type="string">
            <text:p>600399</text:p>
          </table:table-cell>
          <table:table-cell office:value-type="string">
            <text:p>抚顺特钢</text:p>
          </table:table-cell>
          <table:table-cell office:value-type="float" office:value="12350080000">
            <text:p>12350080000</text:p>
          </table:table-cell>
          <table:table-cell office:value-type="float" office:value="10365060000">
            <text:p>10365060000</text:p>
          </table:table-cell>
          <table:table-cell office:value-type="percentage" office:value="0.839270676789138">
            <text:p>83.93%</text:p>
          </table:table-cell>
          <table:table-cell table:number-columns-repeated="2"/>
        </table:table-row>
        <table:table-row table:style-name="ro1">
          <table:table-cell office:value-type="string">
            <text:p>601155</text:p>
          </table:table-cell>
          <table:table-cell office:value-type="string">
            <text:p>新城控股</text:p>
          </table:table-cell>
          <table:table-cell office:value-type="float" office:value="103170610000">
            <text:p>103170610000</text:p>
          </table:table-cell>
          <table:table-cell office:value-type="float" office:value="86802650000">
            <text:p>86802650000</text:p>
          </table:table-cell>
          <table:table-cell office:value-type="percentage" office:value="0.841350555162948">
            <text:p>84.14%</text:p>
          </table:table-cell>
          <table:table-cell table:number-columns-repeated="2"/>
        </table:table-row>
        <table:table-row table:style-name="ro1">
          <table:table-cell office:value-type="string">
            <text:p>000671</text:p>
          </table:table-cell>
          <table:table-cell office:value-type="string">
            <text:p>阳 光 城</text:p>
          </table:table-cell>
          <table:table-cell office:value-type="float" office:value="120430520000">
            <text:p>120430520000</text:p>
          </table:table-cell>
          <table:table-cell office:value-type="float" office:value="101506160000">
            <text:p>101506160000</text:p>
          </table:table-cell>
          <table:table-cell office:value-type="percentage" office:value="0.842860763201886">
            <text:p>84.29%</text:p>
          </table:table-cell>
          <table:table-cell table:number-columns-repeated="2"/>
        </table:table-row>
        <table:table-row table:style-name="ro1">
          <table:table-cell office:value-type="string">
            <text:p>000620</text:p>
          </table:table-cell>
          <table:table-cell office:value-type="string">
            <text:p>新华联</text:p>
          </table:table-cell>
          <table:table-cell office:value-type="float" office:value="44574380000">
            <text:p>44574380000</text:p>
          </table:table-cell>
          <table:table-cell office:value-type="float" office:value="37607660000">
            <text:p>37607660000</text:p>
          </table:table-cell>
          <table:table-cell office:value-type="percentage" office:value="0.843705734101069">
            <text:p>84.37%</text:p>
          </table:table-cell>
          <table:table-cell table:number-columns-repeated="2"/>
        </table:table-row>
        <table:table-row table:style-name="ro1">
          <table:table-cell office:value-type="string">
            <text:p>600675</text:p>
          </table:table-cell>
          <table:table-cell office:value-type="string">
            <text:p>中华企业</text:p>
          </table:table-cell>
          <table:table-cell office:value-type="float" office:value="30428110000">
            <text:p>30428110000</text:p>
          </table:table-cell>
          <table:table-cell office:value-type="float" office:value="25678240000">
            <text:p>25678240000</text:p>
          </table:table-cell>
          <table:table-cell office:value-type="percentage" office:value="0.843898618744312">
            <text:p>84.39%</text:p>
          </table:table-cell>
          <table:table-cell table:number-columns-repeated="2"/>
        </table:table-row>
        <table:table-row table:style-name="ro1">
          <table:table-cell office:value-type="string">
            <text:p>601918</text:p>
          </table:table-cell>
          <table:table-cell office:value-type="string">
            <text:p>新集能源</text:p>
          </table:table-cell>
          <table:table-cell office:value-type="float" office:value="31412950000">
            <text:p>31412950000</text:p>
          </table:table-cell>
          <table:table-cell office:value-type="float" office:value="26523880000">
            <text:p>26523880000</text:p>
          </table:table-cell>
          <table:table-cell office:value-type="percentage" office:value="0.84436132232089">
            <text:p>84.44%</text:p>
          </table:table-cell>
          <table:table-cell table:number-columns-repeated="2"/>
        </table:table-row>
        <table:table-row table:style-name="ro1">
          <table:table-cell office:value-type="string">
            <text:p>000034</text:p>
          </table:table-cell>
          <table:table-cell office:value-type="string">
            <text:p>神州数码</text:p>
          </table:table-cell>
          <table:table-cell office:value-type="float" office:value="17037170000">
            <text:p>17037170000</text:p>
          </table:table-cell>
          <table:table-cell office:value-type="float" office:value="14386500000">
            <text:p>14386500000</text:p>
          </table:table-cell>
          <table:table-cell office:value-type="percentage" office:value="0.844418409865019">
            <text:p>84.44%</text:p>
          </table:table-cell>
          <table:table-cell table:number-columns-repeated="2"/>
        </table:table-row>
        <table:table-row table:style-name="ro1">
          <table:table-cell office:value-type="string">
            <text:p>000617</text:p>
          </table:table-cell>
          <table:table-cell office:value-type="string">
            <text:p>中油资本</text:p>
          </table:table-cell>
          <table:table-cell office:value-type="float" office:value="775296250000">
            <text:p>775296250000</text:p>
          </table:table-cell>
          <table:table-cell office:value-type="float" office:value="654718940000">
            <text:p>654718940000</text:p>
          </table:table-cell>
          <table:table-cell office:value-type="percentage" office:value="0.844475824563836">
            <text:p>84.45%</text:p>
          </table:table-cell>
          <table:table-cell table:number-columns-repeated="2"/>
        </table:table-row>
        <table:table-row table:style-name="ro1">
          <table:table-cell office:value-type="string">
            <text:p>600408</text:p>
          </table:table-cell>
          <table:table-cell office:value-type="string">
            <text:p>安泰集团</text:p>
          </table:table-cell>
          <table:table-cell office:value-type="float" office:value="6471910000">
            <text:p>6471910000</text:p>
          </table:table-cell>
          <table:table-cell office:value-type="float" office:value="5470910000">
            <text:p>5470910000</text:p>
          </table:table-cell>
          <table:table-cell office:value-type="percentage" office:value="0.845331594537007">
            <text:p>84.53%</text:p>
          </table:table-cell>
          <table:table-cell table:number-columns-repeated="2"/>
        </table:table-row>
        <table:table-row table:style-name="ro1">
          <table:table-cell office:value-type="string">
            <text:p>600322</text:p>
          </table:table-cell>
          <table:table-cell office:value-type="string">
            <text:p>天房发展</text:p>
          </table:table-cell>
          <table:table-cell office:value-type="float" office:value="34484950000">
            <text:p>34484950000</text:p>
          </table:table-cell>
          <table:table-cell office:value-type="float" office:value="29230690000">
            <text:p>29230690000</text:p>
          </table:table-cell>
          <table:table-cell office:value-type="percentage" office:value="0.84763614272313">
            <text:p>84.76%</text:p>
          </table:table-cell>
          <table:table-cell table:number-columns-repeated="2"/>
        </table:table-row>
        <table:table-row table:style-name="ro1">
          <table:table-cell office:value-type="string">
            <text:p>600340</text:p>
          </table:table-cell>
          <table:table-cell office:value-type="string">
            <text:p>华夏幸福</text:p>
          </table:table-cell>
          <table:table-cell office:value-type="float" office:value="249903330000">
            <text:p>249903330000</text:p>
          </table:table-cell>
          <table:table-cell office:value-type="float" office:value="211871620000">
            <text:p>211871620000</text:p>
          </table:table-cell>
          <table:table-cell office:value-type="percentage" office:value="0.847814312838488">
            <text:p>84.78%</text:p>
          </table:table-cell>
          <table:table-cell table:number-columns-repeated="2"/>
        </table:table-row>
        <table:table-row table:style-name="ro1">
          <table:table-cell office:value-type="string">
            <text:p>600665</text:p>
          </table:table-cell>
          <table:table-cell office:value-type="string">
            <text:p>天地源</text:p>
          </table:table-cell>
          <table:table-cell office:value-type="float" office:value="19123060000">
            <text:p>19123060000</text:p>
          </table:table-cell>
          <table:table-cell office:value-type="float" office:value="16227760000">
            <text:p>16227760000</text:p>
          </table:table-cell>
          <table:table-cell office:value-type="percentage" office:value="0.848596406642033">
            <text:p>84.86%</text:p>
          </table:table-cell>
          <table:table-cell table:number-columns-repeated="2"/>
        </table:table-row>
        <table:table-row table:style-name="ro1">
          <table:table-cell office:value-type="string">
            <text:p>000046</text:p>
          </table:table-cell>
          <table:table-cell office:value-type="string">
            <text:p>泛海控股</text:p>
          </table:table-cell>
          <table:table-cell office:value-type="float" office:value="167836000000">
            <text:p>167836000000</text:p>
          </table:table-cell>
          <table:table-cell office:value-type="float" office:value="142942080000">
            <text:p>142942080000</text:p>
          </table:table-cell>
          <table:table-cell office:value-type="percentage" office:value="0.851677113372578">
            <text:p>85.17%</text:p>
          </table:table-cell>
          <table:table-cell table:number-columns-repeated="2"/>
        </table:table-row>
        <table:table-row table:style-name="ro1">
          <table:table-cell office:value-type="string">
            <text:p>000933</text:p>
          </table:table-cell>
          <table:table-cell office:value-type="string">
            <text:p>神火股份</text:p>
          </table:table-cell>
          <table:table-cell office:value-type="float" office:value="51761510000">
            <text:p>51761510000</text:p>
          </table:table-cell>
          <table:table-cell office:value-type="float" office:value="44108230000">
            <text:p>44108230000</text:p>
          </table:table-cell>
          <table:table-cell office:value-type="percentage" office:value="0.852143416990733">
            <text:p>85.21%</text:p>
          </table:table-cell>
          <table:table-cell table:number-columns-repeated="2"/>
        </table:table-row>
        <table:table-row table:style-name="ro1">
          <table:table-cell office:value-type="string">
            <text:p>600170</text:p>
          </table:table-cell>
          <table:table-cell office:value-type="string">
            <text:p>上海建工</text:p>
          </table:table-cell>
          <table:table-cell office:value-type="float" office:value="174369580000">
            <text:p>174369580000</text:p>
          </table:table-cell>
          <table:table-cell office:value-type="float" office:value="148608420000">
            <text:p>148608420000</text:p>
          </table:table-cell>
          <table:table-cell office:value-type="percentage" office:value="0.852261157020623">
            <text:p>85.23%</text:p>
          </table:table-cell>
          <table:table-cell table:number-columns-repeated="2"/>
        </table:table-row>
        <table:table-row table:style-name="ro2">
          <table:table-cell office:value-type="string">
            <text:p>000691</text:p>
          </table:table-cell>
          <table:table-cell office:value-type="string">
            <text:p>ST亚太</text:p>
          </table:table-cell>
          <table:table-cell office:value-type="float" office:value="286620000">
            <text:p>286620000</text:p>
          </table:table-cell>
          <table:table-cell office:value-type="float" office:value="244630000">
            <text:p>244630000</text:p>
          </table:table-cell>
          <table:table-cell office:value-type="percentage" office:value="0.85349940688019">
            <text:p>85.35%</text:p>
          </table:table-cell>
          <table:table-cell table:number-columns-repeated="2"/>
        </table:table-row>
        <table:table-row table:style-name="ro1">
          <table:table-cell office:value-type="string">
            <text:p>600751</text:p>
          </table:table-cell>
          <table:table-cell office:value-type="string">
            <text:p>天海投资</text:p>
          </table:table-cell>
          <table:table-cell office:value-type="float" office:value="117966150000">
            <text:p>117966150000</text:p>
          </table:table-cell>
          <table:table-cell office:value-type="float" office:value="100900510000">
            <text:p>100900510000</text:p>
          </table:table-cell>
          <table:table-cell office:value-type="percentage" office:value="0.855334432801274">
            <text:p>85.53%</text:p>
          </table:table-cell>
          <table:table-cell table:number-columns-repeated="2"/>
        </table:table-row>
        <table:table-row table:style-name="ro1">
          <table:table-cell office:value-type="string">
            <text:p>600657</text:p>
          </table:table-cell>
          <table:table-cell office:value-type="string">
            <text:p>信达地产</text:p>
          </table:table-cell>
          <table:table-cell office:value-type="float" office:value="65124740000">
            <text:p>65124740000</text:p>
          </table:table-cell>
          <table:table-cell office:value-type="float" office:value="55806920000">
            <text:p>55806920000</text:p>
          </table:table-cell>
          <table:table-cell office:value-type="percentage" office:value="0.856923497890356">
            <text:p>85.69%</text:p>
          </table:table-cell>
          <table:table-cell table:number-columns-repeated="2"/>
        </table:table-row>
        <table:table-row table:style-name="ro1">
          <table:table-cell office:value-type="string">
            <text:p>000736</text:p>
          </table:table-cell>
          <table:table-cell office:value-type="string">
            <text:p>中房地产</text:p>
          </table:table-cell>
          <table:table-cell office:value-type="float" office:value="17325780000">
            <text:p>17325780000</text:p>
          </table:table-cell>
          <table:table-cell office:value-type="float" office:value="14854870000">
            <text:p>14854870000</text:p>
          </table:table-cell>
          <table:table-cell office:value-type="percentage" office:value="0.857385352924948">
            <text:p>85.74%</text:p>
          </table:table-cell>
          <table:table-cell table:number-columns-repeated="2"/>
        </table:table-row>
        <table:table-row table:style-name="ro1">
          <table:table-cell office:value-type="string">
            <text:p>601611</text:p>
          </table:table-cell>
          <table:table-cell office:value-type="string">
            <text:p>中国核建</text:p>
          </table:table-cell>
          <table:table-cell office:value-type="float" office:value="66665230000">
            <text:p>66665230000</text:p>
          </table:table-cell>
          <table:table-cell office:value-type="float" office:value="57214650000">
            <text:p>57214650000</text:p>
          </table:table-cell>
          <table:table-cell office:value-type="percentage" office:value="0.85823824503418">
            <text:p>85.82%</text:p>
          </table:table-cell>
          <table:table-cell table:number-columns-repeated="2"/>
        </table:table-row>
        <table:table-row table:style-name="ro1">
          <table:table-cell office:value-type="string">
            <text:p>600169</text:p>
          </table:table-cell>
          <table:table-cell office:value-type="string">
            <text:p>太原重工</text:p>
          </table:table-cell>
          <table:table-cell office:value-type="float" office:value="29064090000">
            <text:p>29064090000</text:p>
          </table:table-cell>
          <table:table-cell office:value-type="float" office:value="24952680000">
            <text:p>24952680000</text:p>
          </table:table-cell>
          <table:table-cell office:value-type="percentage" office:value="0.858539868270433">
            <text:p>85.85%</text:p>
          </table:table-cell>
          <table:table-cell table:number-columns-repeated="2"/>
        </table:table-row>
        <table:table-row table:style-name="ro1">
          <table:table-cell office:value-type="string">
            <text:p>600800</text:p>
          </table:table-cell>
          <table:table-cell office:value-type="string">
            <text:p>天津磁卡</text:p>
          </table:table-cell>
          <table:table-cell office:value-type="float" office:value="599150000">
            <text:p>599150000</text:p>
          </table:table-cell>
          <table:table-cell office:value-type="float" office:value="515160000">
            <text:p>515160000</text:p>
          </table:table-cell>
          <table:table-cell office:value-type="percentage" office:value="0.85981807560711">
            <text:p>85.98%</text:p>
          </table:table-cell>
          <table:table-cell table:number-columns-repeated="2"/>
        </table:table-row>
        <table:table-row table:style-name="ro1">
          <table:table-cell office:value-type="string">
            <text:p>000961</text:p>
          </table:table-cell>
          <table:table-cell office:value-type="string">
            <text:p>中南建设</text:p>
          </table:table-cell>
          <table:table-cell office:value-type="float" office:value="117204610000">
            <text:p>117204610000</text:p>
          </table:table-cell>
          <table:table-cell office:value-type="float" office:value="101000160000">
            <text:p>101000160000</text:p>
          </table:table-cell>
          <table:table-cell office:value-type="percentage" office:value="0.861742213040938">
            <text:p>86.17%</text:p>
          </table:table-cell>
          <table:table-cell table:number-columns-repeated="2"/>
        </table:table-row>
        <table:table-row table:style-name="ro2">
          <table:table-cell office:value-type="string">
            <text:p>600432</text:p>
          </table:table-cell>
          <table:table-cell office:value-type="string">
            <text:p>*ST吉恩</text:p>
          </table:table-cell>
          <table:table-cell office:value-type="float" office:value="13821790000">
            <text:p>13821790000</text:p>
          </table:table-cell>
          <table:table-cell office:value-type="float" office:value="11917590000">
            <text:p>11917590000</text:p>
          </table:table-cell>
          <table:table-cell office:value-type="percentage" office:value="0.86223202638732">
            <text:p>86.22%</text:p>
          </table:table-cell>
          <table:table-cell table:number-columns-repeated="2"/>
        </table:table-row>
        <table:table-row table:style-name="ro1">
          <table:table-cell office:value-type="string">
            <text:p>002072</text:p>
          </table:table-cell>
          <table:table-cell office:value-type="string">
            <text:p>凯瑞德</text:p>
          </table:table-cell>
          <table:table-cell office:value-type="float" office:value="700130000">
            <text:p>700130000</text:p>
          </table:table-cell>
          <table:table-cell office:value-type="float" office:value="604270000">
            <text:p>604270000</text:p>
          </table:table-cell>
          <table:table-cell office:value-type="percentage" office:value="0.863082570379787">
            <text:p>86.31%</text:p>
          </table:table-cell>
          <table:table-cell table:number-columns-repeated="2"/>
        </table:table-row>
        <table:table-row table:style-name="ro1">
          <table:table-cell office:value-type="string">
            <text:p>600129</text:p>
          </table:table-cell>
          <table:table-cell office:value-type="string">
            <text:p>太极集团</text:p>
          </table:table-cell>
          <table:table-cell office:value-type="float" office:value="9420220000">
            <text:p>9420220000</text:p>
          </table:table-cell>
          <table:table-cell office:value-type="float" office:value="8144210000">
            <text:p>8144210000</text:p>
          </table:table-cell>
          <table:table-cell office:value-type="percentage" office:value="0.864545626322952">
            <text:p>86.45%</text:p>
          </table:table-cell>
          <table:table-cell table:number-columns-repeated="2"/>
        </table:table-row>
        <table:table-row table:style-name="ro1">
          <table:table-cell office:value-type="string">
            <text:p>000652</text:p>
          </table:table-cell>
          <table:table-cell office:value-type="string">
            <text:p>泰达股份</text:p>
          </table:table-cell>
          <table:table-cell office:value-type="float" office:value="32075010000">
            <text:p>32075010000</text:p>
          </table:table-cell>
          <table:table-cell office:value-type="float" office:value="27740860000">
            <text:p>27740860000</text:p>
          </table:table-cell>
          <table:table-cell office:value-type="percentage" office:value="0.864874554988447">
            <text:p>86.49%</text:p>
          </table:table-cell>
          <table:table-cell table:number-columns-repeated="2"/>
        </table:table-row>
        <table:table-row table:style-name="ro1">
          <table:table-cell office:value-type="string">
            <text:p>600117</text:p>
          </table:table-cell>
          <table:table-cell office:value-type="string">
            <text:p>西宁特钢</text:p>
          </table:table-cell>
          <table:table-cell office:value-type="float" office:value="27069510000">
            <text:p>27069510000</text:p>
          </table:table-cell>
          <table:table-cell office:value-type="float" office:value="23476640000">
            <text:p>23476640000</text:p>
          </table:table-cell>
          <table:table-cell office:value-type="percentage" office:value="0.867272440469">
            <text:p>86.73%</text:p>
          </table:table-cell>
          <table:table-cell table:number-columns-repeated="2"/>
        </table:table-row>
        <table:table-row table:style-name="ro1">
          <table:table-cell office:value-type="string">
            <text:p>601601</text:p>
          </table:table-cell>
          <table:table-cell office:value-type="string">
            <text:p>中国太保</text:p>
          </table:table-cell>
          <table:table-cell office:value-type="float" office:value="1020692000000">
            <text:p>1020692000000</text:p>
          </table:table-cell>
          <table:table-cell office:value-type="float" office:value="885929000000">
            <text:p>885929000000</text:p>
          </table:table-cell>
          <table:table-cell office:value-type="percentage" office:value="0.867968985746925">
            <text:p>86.80%</text:p>
          </table:table-cell>
          <table:table-cell table:number-columns-repeated="2"/>
        </table:table-row>
        <table:table-row table:style-name="ro1">
          <table:table-cell office:value-type="string">
            <text:p>600682</text:p>
          </table:table-cell>
          <table:table-cell office:value-type="string">
            <text:p>南京新百</text:p>
          </table:table-cell>
          <table:table-cell office:value-type="float" office:value="18510260000">
            <text:p>18510260000</text:p>
          </table:table-cell>
          <table:table-cell office:value-type="float" office:value="16067740000">
            <text:p>16067740000</text:p>
          </table:table-cell>
          <table:table-cell office:value-type="percentage" office:value="0.868045073380925">
            <text:p>86.80%</text:p>
          </table:table-cell>
          <table:table-cell table:number-columns-repeated="2"/>
        </table:table-row>
        <table:table-row table:style-name="ro2">
          <table:table-cell office:value-type="string">
            <text:p>000932</text:p>
          </table:table-cell>
          <table:table-cell office:value-type="string">
            <text:p>*ST华菱</text:p>
          </table:table-cell>
          <table:table-cell office:value-type="float" office:value="70945960000">
            <text:p>70945960000</text:p>
          </table:table-cell>
          <table:table-cell office:value-type="float" office:value="61649230000">
            <text:p>61649230000</text:p>
          </table:table-cell>
          <table:table-cell office:value-type="percentage" office:value="0.868960403101177">
            <text:p>86.90%</text:p>
          </table:table-cell>
          <table:table-cell table:number-columns-repeated="2"/>
        </table:table-row>
        <table:table-row table:style-name="ro2">
          <table:table-cell office:value-type="string">
            <text:p>601558</text:p>
          </table:table-cell>
          <table:table-cell office:value-type="string">
            <text:p>*ST锐电</text:p>
          </table:table-cell>
          <table:table-cell office:value-type="float" office:value="9209860000">
            <text:p>9209860000</text:p>
          </table:table-cell>
          <table:table-cell office:value-type="float" office:value="8030080000">
            <text:p>8030080000</text:p>
          </table:table-cell>
          <table:table-cell office:value-type="percentage" office:value="0.871900332904083">
            <text:p>87.19%</text:p>
          </table:table-cell>
          <table:table-cell table:number-columns-repeated="2"/>
        </table:table-row>
        <table:table-row table:style-name="ro1">
          <table:table-cell office:value-type="string">
            <text:p>600691</text:p>
          </table:table-cell>
          <table:table-cell office:value-type="string">
            <text:p>阳煤化工</text:p>
          </table:table-cell>
          <table:table-cell office:value-type="float" office:value="40944490000">
            <text:p>40944490000</text:p>
          </table:table-cell>
          <table:table-cell office:value-type="float" office:value="35753600000">
            <text:p>35753600000</text:p>
          </table:table-cell>
          <table:table-cell office:value-type="percentage" office:value="0.873221280812143">
            <text:p>87.32%</text:p>
          </table:table-cell>
          <table:table-cell table:number-columns-repeated="2"/>
        </table:table-row>
        <table:table-row table:style-name="ro1">
          <table:table-cell office:value-type="string">
            <text:p>600683</text:p>
          </table:table-cell>
          <table:table-cell office:value-type="string">
            <text:p>京投发展</text:p>
          </table:table-cell>
          <table:table-cell office:value-type="float" office:value="28776380000">
            <text:p>28776380000</text:p>
          </table:table-cell>
          <table:table-cell office:value-type="float" office:value="25305250000">
            <text:p>25305250000</text:p>
          </table:table-cell>
          <table:table-cell office:value-type="percentage" office:value="0.879375724118183">
            <text:p>87.94%</text:p>
          </table:table-cell>
          <table:table-cell table:number-columns-repeated="2"/>
        </table:table-row>
        <table:table-row table:style-name="ro2">
          <table:table-cell office:value-type="string">
            <text:p>000803</text:p>
          </table:table-cell>
          <table:table-cell office:value-type="string">
            <text:p>*ST金宇</text:p>
          </table:table-cell>
          <table:table-cell office:value-type="float" office:value="525600000">
            <text:p>525600000</text:p>
          </table:table-cell>
          <table:table-cell office:value-type="float" office:value="464190000">
            <text:p>464190000</text:p>
          </table:table-cell>
          <table:table-cell office:value-type="percentage" office:value="0.883162100456621">
            <text:p>88.32%</text:p>
          </table:table-cell>
          <table:table-cell table:number-columns-repeated="2"/>
        </table:table-row>
        <table:table-row table:style-name="ro1">
          <table:table-cell office:value-type="string">
            <text:p>600528</text:p>
          </table:table-cell>
          <table:table-cell office:value-type="string">
            <text:p>中铁工业</text:p>
          </table:table-cell>
          <table:table-cell office:value-type="float" office:value="56146430000">
            <text:p>56146430000</text:p>
          </table:table-cell>
          <table:table-cell office:value-type="float" office:value="49661830000">
            <text:p>49661830000</text:p>
          </table:table-cell>
          <table:table-cell office:value-type="percentage" office:value="0.884505568742305">
            <text:p>88.45%</text:p>
          </table:table-cell>
          <table:table-cell table:number-columns-repeated="2"/>
        </table:table-row>
        <table:table-row table:style-name="ro2">
          <table:table-cell office:value-type="string">
            <text:p>000995</text:p>
          </table:table-cell>
          <table:table-cell office:value-type="string">
            <text:p>*ST皇台</text:p>
          </table:table-cell>
          <table:table-cell office:value-type="float" office:value="392500000">
            <text:p>392500000</text:p>
          </table:table-cell>
          <table:table-cell office:value-type="float" office:value="347560000">
            <text:p>347560000</text:p>
          </table:table-cell>
          <table:table-cell office:value-type="percentage" office:value="0.885503184713376">
            <text:p>88.55%</text:p>
          </table:table-cell>
          <table:table-cell table:number-columns-repeated="2"/>
        </table:table-row>
        <table:table-row table:style-name="ro1">
          <table:table-cell office:value-type="string">
            <text:p>601628</text:p>
          </table:table-cell>
          <table:table-cell office:value-type="string">
            <text:p>中国人寿</text:p>
          </table:table-cell>
          <table:table-cell office:value-type="float" office:value="2696951000000">
            <text:p>2696951000000</text:p>
          </table:table-cell>
          <table:table-cell office:value-type="float" office:value="2389303000000">
            <text:p>2389303000000</text:p>
          </table:table-cell>
          <table:table-cell office:value-type="percentage" office:value="0.885927478845555">
            <text:p>88.59%</text:p>
          </table:table-cell>
          <table:table-cell table:number-columns-repeated="2"/>
        </table:table-row>
        <table:table-row table:style-name="ro1">
          <table:table-cell office:value-type="string">
            <text:p>600871</text:p>
          </table:table-cell>
          <table:table-cell office:value-type="string">
            <text:p>石化油服</text:p>
          </table:table-cell>
          <table:table-cell office:value-type="float" office:value="74493170000">
            <text:p>74493170000</text:p>
          </table:table-cell>
          <table:table-cell office:value-type="float" office:value="66051570000">
            <text:p>66051570000</text:p>
          </table:table-cell>
          <table:table-cell office:value-type="percentage" office:value="0.886679543909864">
            <text:p>88.67%</text:p>
          </table:table-cell>
          <table:table-cell table:number-columns-repeated="2"/>
        </table:table-row>
        <table:table-row table:style-name="ro1">
          <table:table-cell office:value-type="string">
            <text:p>000918</text:p>
          </table:table-cell>
          <table:table-cell office:value-type="string">
            <text:p>嘉凯城</text:p>
          </table:table-cell>
          <table:table-cell office:value-type="float" office:value="35591390000">
            <text:p>35591390000</text:p>
          </table:table-cell>
          <table:table-cell office:value-type="float" office:value="31567090000">
            <text:p>31567090000</text:p>
          </table:table-cell>
          <table:table-cell office:value-type="percentage" office:value="0.886930518869873">
            <text:p>88.69%</text:p>
          </table:table-cell>
          <table:table-cell table:number-columns-repeated="2"/>
        </table:table-row>
        <table:table-row table:style-name="ro1">
          <table:table-cell office:value-type="string">
            <text:p>600280</text:p>
          </table:table-cell>
          <table:table-cell office:value-type="string">
            <text:p>中央商场</text:p>
          </table:table-cell>
          <table:table-cell office:value-type="float" office:value="16364220000">
            <text:p>16364220000</text:p>
          </table:table-cell>
          <table:table-cell office:value-type="float" office:value="14594850000">
            <text:p>14594850000</text:p>
          </table:table-cell>
          <table:table-cell office:value-type="percentage" office:value="0.891875689767065">
            <text:p>89.19%</text:p>
          </table:table-cell>
          <table:table-cell table:number-columns-repeated="2"/>
        </table:table-row>
        <table:table-row table:style-name="ro1">
          <table:table-cell office:value-type="string">
            <text:p>601866</text:p>
          </table:table-cell>
          <table:table-cell office:value-type="string">
            <text:p>中远海发</text:p>
          </table:table-cell>
          <table:table-cell office:value-type="float" office:value="125441420000">
            <text:p>125441420000</text:p>
          </table:table-cell>
          <table:table-cell office:value-type="float" office:value="111878310000">
            <text:p>111878310000</text:p>
          </table:table-cell>
          <table:table-cell office:value-type="percentage" office:value="0.891876941444062">
            <text:p>89.19%</text:p>
          </table:table-cell>
          <table:table-cell table:number-columns-repeated="2"/>
        </table:table-row>
        <table:table-row table:style-name="ro1">
          <table:table-cell office:value-type="string">
            <text:p>600239</text:p>
          </table:table-cell>
          <table:table-cell office:value-type="string">
            <text:p>云南城投</text:p>
          </table:table-cell>
          <table:table-cell office:value-type="float" office:value="64142900000">
            <text:p>64142900000</text:p>
          </table:table-cell>
          <table:table-cell office:value-type="float" office:value="57227430000">
            <text:p>57227430000</text:p>
          </table:table-cell>
          <table:table-cell office:value-type="percentage" office:value="0.892186508561353">
            <text:p>89.22%</text:p>
          </table:table-cell>
          <table:table-cell table:number-columns-repeated="2"/>
        </table:table-row>
        <table:table-row table:style-name="ro1">
          <table:table-cell office:value-type="string">
            <text:p>600133</text:p>
          </table:table-cell>
          <table:table-cell office:value-type="string">
            <text:p>东湖高新</text:p>
          </table:table-cell>
          <table:table-cell office:value-type="float" office:value="20727780000">
            <text:p>20727780000</text:p>
          </table:table-cell>
          <table:table-cell office:value-type="float" office:value="18504480000">
            <text:p>18504480000</text:p>
          </table:table-cell>
          <table:table-cell office:value-type="percentage" office:value="0.8927381514084">
            <text:p>89.27%</text:p>
          </table:table-cell>
          <table:table-cell table:number-columns-repeated="2"/>
        </table:table-row>
        <table:table-row table:style-name="ro1">
          <table:table-cell office:value-type="string">
            <text:p>600606</text:p>
          </table:table-cell>
          <table:table-cell office:value-type="string">
            <text:p>绿地控股</text:p>
          </table:table-cell>
          <table:table-cell office:value-type="float" office:value="733137960000">
            <text:p>733137960000</text:p>
          </table:table-cell>
          <table:table-cell office:value-type="float" office:value="655661830000">
            <text:p>655661830000</text:p>
          </table:table-cell>
          <table:table-cell office:value-type="percentage" office:value="0.894322577431402">
            <text:p>89.43%</text:p>
          </table:table-cell>
          <table:table-cell table:number-columns-repeated="2"/>
        </table:table-row>
        <table:table-row table:style-name="ro1">
          <table:table-cell office:value-type="string">
            <text:p>000890</text:p>
          </table:table-cell>
          <table:table-cell office:value-type="string">
            <text:p>法 尔 胜</text:p>
          </table:table-cell>
          <table:table-cell office:value-type="float" office:value="8790630000">
            <text:p>8790630000</text:p>
          </table:table-cell>
          <table:table-cell office:value-type="float" office:value="7881060000">
            <text:p>7881060000</text:p>
          </table:table-cell>
          <table:table-cell office:value-type="percentage" office:value="0.896529600267558">
            <text:p>89.65%</text:p>
          </table:table-cell>
          <table:table-cell table:number-columns-repeated="2"/>
        </table:table-row>
        <table:table-row table:style-name="ro2">
          <table:table-cell office:value-type="string">
            <text:p>000755</text:p>
          </table:table-cell>
          <table:table-cell office:value-type="string">
            <text:p>*ST三维</text:p>
          </table:table-cell>
          <table:table-cell office:value-type="float" office:value="5151650000">
            <text:p>5151650000</text:p>
          </table:table-cell>
          <table:table-cell office:value-type="float" office:value="4624690000">
            <text:p>4624690000</text:p>
          </table:table-cell>
          <table:table-cell office:value-type="percentage" office:value="0.897710442285481">
            <text:p>89.77%</text:p>
          </table:table-cell>
          <table:table-cell table:number-columns-repeated="2"/>
        </table:table-row>
        <table:table-row table:style-name="ro2">
          <table:table-cell office:value-type="string">
            <text:p>600225</text:p>
          </table:table-cell>
          <table:table-cell office:value-type="string">
            <text:p>*ST松江</text:p>
          </table:table-cell>
          <table:table-cell office:value-type="float" office:value="15213570000">
            <text:p>15213570000</text:p>
          </table:table-cell>
          <table:table-cell office:value-type="float" office:value="13675100000">
            <text:p>13675100000</text:p>
          </table:table-cell>
          <table:table-cell office:value-type="percentage" office:value="0.898875148962407">
            <text:p>89.89%</text:p>
          </table:table-cell>
          <table:table-cell table:number-columns-repeated="2"/>
        </table:table-row>
        <table:table-row table:style-name="ro1">
          <table:table-cell office:value-type="string">
            <text:p>603323</text:p>
          </table:table-cell>
          <table:table-cell office:value-type="string">
            <text:p>吴江银行</text:p>
          </table:table-cell>
          <table:table-cell office:value-type="float" office:value="81348360000">
            <text:p>81348360000</text:p>
          </table:table-cell>
          <table:table-cell office:value-type="float" office:value="73469570000">
            <text:p>73469570000</text:p>
          </table:table-cell>
          <table:table-cell office:value-type="percentage" office:value="0.903147525039226">
            <text:p>90.31%</text:p>
          </table:table-cell>
          <table:table-cell table:number-columns-repeated="2"/>
        </table:table-row>
        <table:table-row table:style-name="ro1">
          <table:table-cell office:value-type="string">
            <text:p>600768</text:p>
          </table:table-cell>
          <table:table-cell office:value-type="string">
            <text:p>宁波富邦</text:p>
          </table:table-cell>
          <table:table-cell office:value-type="float" office:value="721440000">
            <text:p>721440000</text:p>
          </table:table-cell>
          <table:table-cell office:value-type="float" office:value="657050000">
            <text:p>657050000</text:p>
          </table:table-cell>
          <table:table-cell office:value-type="percentage" office:value="0.91074794854735">
            <text:p>91.07%</text:p>
          </table:table-cell>
          <table:table-cell table:number-columns-repeated="2"/>
        </table:table-row>
        <table:table-row table:style-name="ro1">
          <table:table-cell office:value-type="string">
            <text:p>000707</text:p>
          </table:table-cell>
          <table:table-cell office:value-type="string">
            <text:p>双环科技</text:p>
          </table:table-cell>
          <table:table-cell office:value-type="float" office:value="10600490000">
            <text:p>10600490000</text:p>
          </table:table-cell>
          <table:table-cell office:value-type="float" office:value="9657070000">
            <text:p>9657070000</text:p>
          </table:table-cell>
          <table:table-cell office:value-type="percentage" office:value="0.911002227255533">
            <text:p>91.10%</text:p>
          </table:table-cell>
          <table:table-cell table:number-columns-repeated="2"/>
        </table:table-row>
        <table:table-row table:style-name="ro2">
          <table:table-cell office:value-type="string">
            <text:p>600247</text:p>
          </table:table-cell>
          <table:table-cell office:value-type="string">
            <text:p>ST成城</text:p>
          </table:table-cell>
          <table:table-cell office:value-type="float" office:value="943400000">
            <text:p>943400000</text:p>
          </table:table-cell>
          <table:table-cell office:value-type="float" office:value="859790000">
            <text:p>859790000</text:p>
          </table:table-cell>
          <table:table-cell office:value-type="percentage" office:value="0.911373754504982">
            <text:p>91.14%</text:p>
          </table:table-cell>
          <table:table-cell table:number-columns-repeated="2"/>
        </table:table-row>
        <table:table-row table:style-name="ro1">
          <table:table-cell office:value-type="string">
            <text:p>600291</text:p>
          </table:table-cell>
          <table:table-cell office:value-type="string">
            <text:p>西水股份</text:p>
          </table:table-cell>
          <table:table-cell office:value-type="float" office:value="305866100000">
            <text:p>305866100000</text:p>
          </table:table-cell>
          <table:table-cell office:value-type="float" office:value="278840430000">
            <text:p>278840430000</text:p>
          </table:table-cell>
          <table:table-cell office:value-type="percentage" office:value="0.911642153216718">
            <text:p>91.16%</text:p>
          </table:table-cell>
          <table:table-cell table:number-columns-repeated="2"/>
        </table:table-row>
        <table:table-row table:style-name="ro1">
          <table:table-cell office:value-type="string">
            <text:p>600853</text:p>
          </table:table-cell>
          <table:table-cell office:value-type="string">
            <text:p>龙建股份</text:p>
          </table:table-cell>
          <table:table-cell office:value-type="float" office:value="9460610000">
            <text:p>9460610000</text:p>
          </table:table-cell>
          <table:table-cell office:value-type="float" office:value="8625470000">
            <text:p>8625470000</text:p>
          </table:table-cell>
          <table:table-cell office:value-type="percentage" office:value="0.911724508250525">
            <text:p>91.17%</text:p>
          </table:table-cell>
          <table:table-cell table:number-columns-repeated="2"/>
        </table:table-row>
        <table:table-row table:style-name="ro1">
          <table:table-cell office:value-type="string">
            <text:p>601318</text:p>
          </table:table-cell>
          <table:table-cell office:value-type="string">
            <text:p>中国平安</text:p>
          </table:table-cell>
          <table:table-cell office:value-type="float" office:value="5576903000000">
            <text:p>5576903000000</text:p>
          </table:table-cell>
          <table:table-cell office:value-type="float" office:value="5090442000000">
            <text:p>5090442000000</text:p>
          </table:table-cell>
          <table:table-cell office:value-type="percentage" office:value="0.912772196324734">
            <text:p>91.28%</text:p>
          </table:table-cell>
          <table:table-cell table:number-columns-repeated="2"/>
        </table:table-row>
        <table:table-row table:style-name="ro1">
          <table:table-cell office:value-type="string">
            <text:p>002807</text:p>
          </table:table-cell>
          <table:table-cell office:value-type="string">
            <text:p>江阴银行</text:p>
          </table:table-cell>
          <table:table-cell office:value-type="float" office:value="104084890000">
            <text:p>104084890000</text:p>
          </table:table-cell>
          <table:table-cell office:value-type="float" office:value="95071980000">
            <text:p>95071980000</text:p>
          </table:table-cell>
          <table:table-cell office:value-type="percentage" office:value="0.913408084497183">
            <text:p>91.34%</text:p>
          </table:table-cell>
          <table:table-cell table:number-columns-repeated="2"/>
        </table:table-row>
        <table:table-row table:style-name="ro1">
          <table:table-cell office:value-type="string">
            <text:p>601336</text:p>
          </table:table-cell>
          <table:table-cell office:value-type="string">
            <text:p>新华保险</text:p>
          </table:table-cell>
          <table:table-cell office:value-type="float" office:value="699181000000">
            <text:p>699181000000</text:p>
          </table:table-cell>
          <table:table-cell office:value-type="float" office:value="640056000000">
            <text:p>640056000000</text:p>
          </table:table-cell>
          <table:table-cell office:value-type="percentage" office:value="0.91543677531283">
            <text:p>91.54%</text:p>
          </table:table-cell>
          <table:table-cell table:number-columns-repeated="2"/>
        </table:table-row>
        <table:table-row table:style-name="ro1">
          <table:table-cell office:value-type="string">
            <text:p>002180</text:p>
          </table:table-cell>
          <table:table-cell office:value-type="string">
            <text:p>纳思达</text:p>
          </table:table-cell>
          <table:table-cell office:value-type="float" office:value="52677610000">
            <text:p>52677610000</text:p>
          </table:table-cell>
          <table:table-cell office:value-type="float" office:value="48226770000">
            <text:p>48226770000</text:p>
          </table:table-cell>
          <table:table-cell office:value-type="percentage" office:value="0.915507935914329">
            <text:p>91.55%</text:p>
          </table:table-cell>
          <table:table-cell table:number-columns-repeated="2"/>
        </table:table-row>
        <table:table-row table:style-name="ro1">
          <table:table-cell office:value-type="string">
            <text:p>002839</text:p>
          </table:table-cell>
          <table:table-cell office:value-type="string">
            <text:p>张家港行</text:p>
          </table:table-cell>
          <table:table-cell office:value-type="float" office:value="90178180000">
            <text:p>90178180000</text:p>
          </table:table-cell>
          <table:table-cell office:value-type="float" office:value="82729370000">
            <text:p>82729370000</text:p>
          </table:table-cell>
          <table:table-cell office:value-type="percentage" office:value="0.917398976115952">
            <text:p>91.74%</text:p>
          </table:table-cell>
          <table:table-cell table:number-columns-repeated="2"/>
        </table:table-row>
        <table:table-row table:style-name="ro1">
          <table:table-cell office:value-type="string">
            <text:p>601398</text:p>
          </table:table-cell>
          <table:table-cell office:value-type="string">
            <text:p>工商银行</text:p>
          </table:table-cell>
          <table:table-cell office:value-type="float" office:value="24137265000000">
            <text:p>24137265000000</text:p>
          </table:table-cell>
          <table:table-cell office:value-type="float" office:value="22156102000000">
            <text:p>22156102000000</text:p>
          </table:table-cell>
          <table:table-cell office:value-type="percentage" office:value="0.917920982348249">
            <text:p>91.79%</text:p>
          </table:table-cell>
          <table:table-cell table:number-columns-repeated="2"/>
        </table:table-row>
        <table:table-row table:style-name="ro1">
          <table:table-cell office:value-type="string">
            <text:p>601988</text:p>
          </table:table-cell>
          <table:table-cell office:value-type="string">
            <text:p>中国银行</text:p>
          </table:table-cell>
          <table:table-cell office:value-type="float" office:value="18148889000000">
            <text:p>18148889000000</text:p>
          </table:table-cell>
          <table:table-cell office:value-type="float" office:value="16661797000000">
            <text:p>16661797000000</text:p>
          </table:table-cell>
          <table:table-cell office:value-type="percentage" office:value="0.918061540846936">
            <text:p>91.81%</text:p>
          </table:table-cell>
          <table:table-cell table:number-columns-repeated="2"/>
        </table:table-row>
        <table:table-row table:style-name="ro2">
          <table:table-cell office:value-type="string">
            <text:p>600696</text:p>
          </table:table-cell>
          <table:table-cell office:value-type="string">
            <text:p>*ST匹凸</text:p>
          </table:table-cell>
          <table:table-cell office:value-type="float" office:value="547060000">
            <text:p>547060000</text:p>
          </table:table-cell>
          <table:table-cell office:value-type="float" office:value="502630000">
            <text:p>502630000</text:p>
          </table:table-cell>
          <table:table-cell office:value-type="percentage" office:value="0.918784045625708">
            <text:p>91.88%</text:p>
          </table:table-cell>
          <table:table-cell table:number-columns-repeated="2"/>
        </table:table-row>
        <table:table-row table:style-name="ro1">
          <table:table-cell office:value-type="string">
            <text:p>601128</text:p>
          </table:table-cell>
          <table:table-cell office:value-type="string">
            <text:p>常熟银行</text:p>
          </table:table-cell>
          <table:table-cell office:value-type="float" office:value="129981520000">
            <text:p>129981520000</text:p>
          </table:table-cell>
          <table:table-cell office:value-type="float" office:value="119550770000">
            <text:p>119550770000</text:p>
          </table:table-cell>
          <table:table-cell office:value-type="percentage" office:value="0.91975205398429">
            <text:p>91.98%</text:p>
          </table:table-cell>
          <table:table-cell table:number-columns-repeated="2"/>
        </table:table-row>
        <table:table-row table:style-name="ro1">
          <table:table-cell office:value-type="string">
            <text:p>002769</text:p>
          </table:table-cell>
          <table:table-cell office:value-type="string">
            <text:p>普路通</text:p>
          </table:table-cell>
          <table:table-cell office:value-type="float" office:value="15237800000">
            <text:p>15237800000</text:p>
          </table:table-cell>
          <table:table-cell office:value-type="float" office:value="14049640000">
            <text:p>14049640000</text:p>
          </table:table-cell>
          <table:table-cell office:value-type="percentage" office:value="0.922025489243854">
            <text:p>92.20%</text:p>
          </table:table-cell>
          <table:table-cell table:number-columns-repeated="2"/>
        </table:table-row>
        <table:table-row table:style-name="ro1">
          <table:table-cell office:value-type="string">
            <text:p>601939</text:p>
          </table:table-cell>
          <table:table-cell office:value-type="string">
            <text:p>建设银行</text:p>
          </table:table-cell>
          <table:table-cell office:value-type="float" office:value="20963705000000">
            <text:p>20963705000000</text:p>
          </table:table-cell>
          <table:table-cell office:value-type="float" office:value="19374051000000">
            <text:p>19374051000000</text:p>
          </table:table-cell>
          <table:table-cell office:value-type="percentage" office:value="0.924171132917583">
            <text:p>92.42%</text:p>
          </table:table-cell>
          <table:table-cell table:number-columns-repeated="2"/>
        </table:table-row>
        <table:table-row table:style-name="ro1">
          <table:table-cell office:value-type="string">
            <text:p>601328</text:p>
          </table:table-cell>
          <table:table-cell office:value-type="string">
            <text:p>交通银行</text:p>
          </table:table-cell>
          <table:table-cell office:value-type="float" office:value="8403166000000">
            <text:p>8403166000000</text:p>
          </table:table-cell>
          <table:table-cell office:value-type="float" office:value="7770759000000">
            <text:p>7770759000000</text:p>
          </table:table-cell>
          <table:table-cell office:value-type="percentage" office:value="0.924741817548291">
            <text:p>92.47%</text:p>
          </table:table-cell>
          <table:table-cell table:number-columns-repeated="2"/>
        </table:table-row>
        <table:table-row table:style-name="ro1">
          <table:table-cell office:value-type="string">
            <text:p>600096</text:p>
          </table:table-cell>
          <table:table-cell office:value-type="string">
            <text:p>云天化</text:p>
          </table:table-cell>
          <table:table-cell office:value-type="float" office:value="67724350000">
            <text:p>67724350000</text:p>
          </table:table-cell>
          <table:table-cell office:value-type="float" office:value="62631450000">
            <text:p>62631450000</text:p>
          </table:table-cell>
          <table:table-cell office:value-type="percentage" office:value="0.92479957356549">
            <text:p>92.48%</text:p>
          </table:table-cell>
          <table:table-cell table:number-columns-repeated="2"/>
        </table:table-row>
        <table:table-row table:style-name="ro1">
          <table:table-cell office:value-type="string">
            <text:p>000033</text:p>
          </table:table-cell>
          <table:table-cell office:value-type="string">
            <text:p>新都退</text:p>
          </table:table-cell>
          <table:table-cell office:value-type="float" office:value="319190000">
            <text:p>319190000</text:p>
          </table:table-cell>
          <table:table-cell office:value-type="float" office:value="296380000">
            <text:p>296380000</text:p>
          </table:table-cell>
          <table:table-cell office:value-type="percentage" office:value="0.928537861461825">
            <text:p>92.85%</text:p>
          </table:table-cell>
          <table:table-cell table:number-columns-repeated="2"/>
        </table:table-row>
        <table:table-row table:style-name="ro1">
          <table:table-cell office:value-type="string">
            <text:p>600908</text:p>
          </table:table-cell>
          <table:table-cell office:value-type="string">
            <text:p>无锡银行</text:p>
          </table:table-cell>
          <table:table-cell office:value-type="float" office:value="124632670000">
            <text:p>124632670000</text:p>
          </table:table-cell>
          <table:table-cell office:value-type="float" office:value="115759960000">
            <text:p>115759960000</text:p>
          </table:table-cell>
          <table:table-cell office:value-type="percentage" office:value="0.928809115619524">
            <text:p>92.88%</text:p>
          </table:table-cell>
          <table:table-cell table:number-columns-repeated="2"/>
        </table:table-row>
        <table:table-row table:style-name="ro1">
          <table:table-cell office:value-type="string">
            <text:p>600939</text:p>
          </table:table-cell>
          <table:table-cell office:value-type="string">
            <text:p>重庆建工</text:p>
          </table:table-cell>
          <table:table-cell office:value-type="float" office:value="63662650000">
            <text:p>63662650000</text:p>
          </table:table-cell>
          <table:table-cell office:value-type="float" office:value="59148130000">
            <text:p>59148130000</text:p>
          </table:table-cell>
          <table:table-cell office:value-type="percentage" office:value="0.929086835059489">
            <text:p>92.91%</text:p>
          </table:table-cell>
          <table:table-cell table:number-columns-repeated="2"/>
        </table:table-row>
        <table:table-row table:style-name="ro1">
          <table:table-cell office:value-type="string">
            <text:p>000001</text:p>
          </table:table-cell>
          <table:table-cell office:value-type="string">
            <text:p>平安银行</text:p>
          </table:table-cell>
          <table:table-cell office:value-type="float" office:value="2953434000000">
            <text:p>2953434000000</text:p>
          </table:table-cell>
          <table:table-cell office:value-type="float" office:value="2751263000000">
            <text:p>2751263000000</text:p>
          </table:table-cell>
          <table:table-cell office:value-type="percentage" office:value="0.931547141395406">
            <text:p>93.15%</text:p>
          </table:table-cell>
          <table:table-cell table:number-columns-repeated="2"/>
        </table:table-row>
        <table:table-row table:style-name="ro1">
          <table:table-cell office:value-type="string">
            <text:p>601169</text:p>
          </table:table-cell>
          <table:table-cell office:value-type="string">
            <text:p>北京银行</text:p>
          </table:table-cell>
          <table:table-cell office:value-type="float" office:value="2116339000000">
            <text:p>2116339000000</text:p>
          </table:table-cell>
          <table:table-cell office:value-type="float" office:value="1972560000000">
            <text:p>1972560000000</text:p>
          </table:table-cell>
          <table:table-cell office:value-type="percentage" office:value="0.932062396430818">
            <text:p>93.21%</text:p>
          </table:table-cell>
          <table:table-cell table:number-columns-repeated="2"/>
        </table:table-row>
        <table:table-row table:style-name="ro1">
          <table:table-cell office:value-type="string">
            <text:p>600036</text:p>
          </table:table-cell>
          <table:table-cell office:value-type="string">
            <text:p>招商银行</text:p>
          </table:table-cell>
          <table:table-cell office:value-type="float" office:value="5942311000000">
            <text:p>5942311000000</text:p>
          </table:table-cell>
          <table:table-cell office:value-type="float" office:value="5538949000000">
            <text:p>5538949000000</text:p>
          </table:table-cell>
          <table:table-cell office:value-type="percentage" office:value="0.932120348463754">
            <text:p>93.21%</text:p>
          </table:table-cell>
          <table:table-cell table:number-columns-repeated="2"/>
        </table:table-row>
        <table:table-row table:style-name="ro1">
          <table:table-cell office:value-type="string">
            <text:p>601288</text:p>
          </table:table-cell>
          <table:table-cell office:value-type="string">
            <text:p>农业银行</text:p>
          </table:table-cell>
          <table:table-cell office:value-type="float" office:value="19570061000000">
            <text:p>19570061000000</text:p>
          </table:table-cell>
          <table:table-cell office:value-type="float" office:value="18248470000000">
            <text:p>18248470000000</text:p>
          </table:table-cell>
          <table:table-cell office:value-type="percentage" office:value="0.932468733745899">
            <text:p>93.25%</text:p>
          </table:table-cell>
          <table:table-cell table:number-columns-repeated="2"/>
        </table:table-row>
        <table:table-row table:style-name="ro1">
          <table:table-cell office:value-type="string">
            <text:p>601229</text:p>
          </table:table-cell>
          <table:table-cell office:value-type="string">
            <text:p>上海银行</text:p>
          </table:table-cell>
          <table:table-cell office:value-type="float" office:value="1755371100000">
            <text:p>1755371100000</text:p>
          </table:table-cell>
          <table:table-cell office:value-type="float" office:value="1639152490000">
            <text:p>1639152490000</text:p>
          </table:table-cell>
          <table:table-cell office:value-type="percentage" office:value="0.933792569559793">
            <text:p>93.38%</text:p>
          </table:table-cell>
          <table:table-cell table:number-columns-repeated="2"/>
        </table:table-row>
        <table:table-row table:style-name="ro1">
          <table:table-cell office:value-type="string">
            <text:p>000509</text:p>
          </table:table-cell>
          <table:table-cell office:value-type="string">
            <text:p>华塑控股</text:p>
          </table:table-cell>
          <table:table-cell office:value-type="float" office:value="341520000">
            <text:p>341520000</text:p>
          </table:table-cell>
          <table:table-cell office:value-type="float" office:value="318990000">
            <text:p>318990000</text:p>
          </table:table-cell>
          <table:table-cell office:value-type="percentage" office:value="0.934030217849613">
            <text:p>93.40%</text:p>
          </table:table-cell>
          <table:table-cell table:number-columns-repeated="2"/>
        </table:table-row>
        <table:table-row table:style-name="ro1">
          <table:table-cell office:value-type="string">
            <text:p>600550</text:p>
          </table:table-cell>
          <table:table-cell office:value-type="string">
            <text:p>保变电气</text:p>
          </table:table-cell>
          <table:table-cell office:value-type="float" office:value="9652260000">
            <text:p>9652260000</text:p>
          </table:table-cell>
          <table:table-cell office:value-type="float" office:value="9018160000">
            <text:p>9018160000</text:p>
          </table:table-cell>
          <table:table-cell office:value-type="percentage" office:value="0.934305540878509">
            <text:p>93.43%</text:p>
          </table:table-cell>
          <table:table-cell table:number-columns-repeated="2"/>
        </table:table-row>
        <table:table-row table:style-name="ro1">
          <table:table-cell office:value-type="string">
            <text:p>600015</text:p>
          </table:table-cell>
          <table:table-cell office:value-type="string">
            <text:p>华夏银行</text:p>
          </table:table-cell>
          <table:table-cell office:value-type="float" office:value="2356235000000">
            <text:p>2356235000000</text:p>
          </table:table-cell>
          <table:table-cell office:value-type="float" office:value="2203262000000">
            <text:p>2203262000000</text:p>
          </table:table-cell>
          <table:table-cell office:value-type="percentage" office:value="0.935077358582654">
            <text:p>93.51%</text:p>
          </table:table-cell>
          <table:table-cell table:number-columns-repeated="2"/>
        </table:table-row>
        <table:table-row table:style-name="ro1">
          <table:table-cell office:value-type="string">
            <text:p>601998</text:p>
          </table:table-cell>
          <table:table-cell office:value-type="string">
            <text:p>中信银行</text:p>
          </table:table-cell>
          <table:table-cell office:value-type="float" office:value="5931050000000">
            <text:p>5931050000000</text:p>
          </table:table-cell>
          <table:table-cell office:value-type="float" office:value="5546554000000">
            <text:p>5546554000000</text:p>
          </table:table-cell>
          <table:table-cell office:value-type="percentage" office:value="0.935172355653721">
            <text:p>93.52%</text:p>
          </table:table-cell>
          <table:table-cell table:number-columns-repeated="2"/>
        </table:table-row>
        <table:table-row table:style-name="ro2">
          <table:table-cell office:value-type="string">
            <text:p>600815</text:p>
          </table:table-cell>
          <table:table-cell office:value-type="string">
            <text:p>*ST厦工</text:p>
          </table:table-cell>
          <table:table-cell office:value-type="float" office:value="7663000000">
            <text:p>7663000000</text:p>
          </table:table-cell>
          <table:table-cell office:value-type="float" office:value="7167710000">
            <text:p>7167710000</text:p>
          </table:table-cell>
          <table:table-cell office:value-type="percentage" office:value="0.93536604463004">
            <text:p>93.54%</text:p>
          </table:table-cell>
          <table:table-cell table:number-columns-repeated="2"/>
        </table:table-row>
        <table:table-row table:style-name="ro1">
          <table:table-cell office:value-type="string">
            <text:p>600000</text:p>
          </table:table-cell>
          <table:table-cell office:value-type="string">
            <text:p>浦发银行</text:p>
          </table:table-cell>
          <table:table-cell office:value-type="float" office:value="5857263000000">
            <text:p>5857263000000</text:p>
          </table:table-cell>
          <table:table-cell office:value-type="float" office:value="5484329000000">
            <text:p>5484329000000</text:p>
          </table:table-cell>
          <table:table-cell office:value-type="percentage" office:value="0.936329647482109">
            <text:p>93.63%</text:p>
          </table:table-cell>
          <table:table-cell table:number-columns-repeated="2"/>
        </table:table-row>
        <table:table-row table:style-name="ro1">
          <table:table-cell office:value-type="string">
            <text:p>601818</text:p>
          </table:table-cell>
          <table:table-cell office:value-type="string">
            <text:p>光大银行</text:p>
          </table:table-cell>
          <table:table-cell office:value-type="float" office:value="4020042000000">
            <text:p>4020042000000</text:p>
          </table:table-cell>
          <table:table-cell office:value-type="float" office:value="3768974000000">
            <text:p>3768974000000</text:p>
          </table:table-cell>
          <table:table-cell office:value-type="percentage" office:value="0.93754592613709">
            <text:p>93.75%</text:p>
          </table:table-cell>
          <table:table-cell table:number-columns-repeated="2"/>
        </table:table-row>
        <table:table-row table:style-name="ro1">
          <table:table-cell office:value-type="string">
            <text:p>600223</text:p>
          </table:table-cell>
          <table:table-cell office:value-type="string">
            <text:p>鲁商置业</text:p>
          </table:table-cell>
          <table:table-cell office:value-type="float" office:value="42525360000">
            <text:p>42525360000</text:p>
          </table:table-cell>
          <table:table-cell office:value-type="float" office:value="39975980000">
            <text:p>39975980000</text:p>
          </table:table-cell>
          <table:table-cell office:value-type="percentage" office:value="0.940050360537806">
            <text:p>94.01%</text:p>
          </table:table-cell>
          <table:table-cell table:number-columns-repeated="2"/>
        </table:table-row>
        <table:table-row table:style-name="ro1">
          <table:table-cell office:value-type="string">
            <text:p>600016</text:p>
          </table:table-cell>
          <table:table-cell office:value-type="string">
            <text:p>民生银行</text:p>
          </table:table-cell>
          <table:table-cell office:value-type="float" office:value="5895877000000">
            <text:p>5895877000000</text:p>
          </table:table-cell>
          <table:table-cell office:value-type="float" office:value="5543850000000">
            <text:p>5543850000000</text:p>
          </table:table-cell>
          <table:table-cell office:value-type="percentage" office:value="0.940292682496599">
            <text:p>94.03%</text:p>
          </table:table-cell>
          <table:table-cell table:number-columns-repeated="2"/>
        </table:table-row>
        <table:table-row table:style-name="ro1">
          <table:table-cell office:value-type="string">
            <text:p>601997</text:p>
          </table:table-cell>
          <table:table-cell office:value-type="string">
            <text:p>贵阳银行</text:p>
          </table:table-cell>
          <table:table-cell office:value-type="float" office:value="372253190000">
            <text:p>372253190000</text:p>
          </table:table-cell>
          <table:table-cell office:value-type="float" office:value="350253490000">
            <text:p>350253490000</text:p>
          </table:table-cell>
          <table:table-cell office:value-type="percentage" office:value="0.940901245198194">
            <text:p>94.09%</text:p>
          </table:table-cell>
          <table:table-cell table:number-columns-repeated="2"/>
        </table:table-row>
        <table:table-row table:style-name="ro1">
          <table:table-cell office:value-type="string">
            <text:p>600609</text:p>
          </table:table-cell>
          <table:table-cell office:value-type="string">
            <text:p>金杯汽车</text:p>
          </table:table-cell>
          <table:table-cell office:value-type="float" office:value="11370170000">
            <text:p>11370170000</text:p>
          </table:table-cell>
          <table:table-cell office:value-type="float" office:value="10702930000">
            <text:p>10702930000</text:p>
          </table:table-cell>
          <table:table-cell office:value-type="percentage" office:value="0.941316620595822">
            <text:p>94.13%</text:p>
          </table:table-cell>
          <table:table-cell table:number-columns-repeated="2"/>
        </table:table-row>
        <table:table-row table:style-name="ro1">
          <table:table-cell office:value-type="string">
            <text:p>601009</text:p>
          </table:table-cell>
          <table:table-cell office:value-type="string">
            <text:p>南京银行</text:p>
          </table:table-cell>
          <table:table-cell office:value-type="float" office:value="1063899830000">
            <text:p>1063899830000</text:p>
          </table:table-cell>
          <table:table-cell office:value-type="float" office:value="1001522040000">
            <text:p>1001522040000</text:p>
          </table:table-cell>
          <table:table-cell office:value-type="percentage" office:value="0.941368737694036">
            <text:p>94.14%</text:p>
          </table:table-cell>
          <table:table-cell table:number-columns-repeated="2"/>
        </table:table-row>
        <table:table-row table:style-name="ro1">
          <table:table-cell office:value-type="string">
            <text:p>601166</text:p>
          </table:table-cell>
          <table:table-cell office:value-type="string">
            <text:p>兴业银行</text:p>
          </table:table-cell>
          <table:table-cell office:value-type="float" office:value="6085895000000">
            <text:p>6085895000000</text:p>
          </table:table-cell>
          <table:table-cell office:value-type="float" office:value="5731485000000">
            <text:p>5731485000000</text:p>
          </table:table-cell>
          <table:table-cell office:value-type="percentage" office:value="0.941765344292006">
            <text:p>94.18%</text:p>
          </table:table-cell>
          <table:table-cell table:number-columns-repeated="2"/>
        </table:table-row>
        <table:table-row table:style-name="ro1">
          <table:table-cell office:value-type="string">
            <text:p>002142</text:p>
          </table:table-cell>
          <table:table-cell office:value-type="string">
            <text:p>宁波银行</text:p>
          </table:table-cell>
          <table:table-cell office:value-type="float" office:value="885020410000">
            <text:p>885020410000</text:p>
          </table:table-cell>
          <table:table-cell office:value-type="float" office:value="834634300000">
            <text:p>834634300000</text:p>
          </table:table-cell>
          <table:table-cell office:value-type="percentage" office:value="0.943067855350364">
            <text:p>94.31%</text:p>
          </table:table-cell>
          <table:table-cell table:number-columns-repeated="2"/>
        </table:table-row>
        <table:table-row table:style-name="ro1">
          <table:table-cell office:value-type="string">
            <text:p>600926</text:p>
          </table:table-cell>
          <table:table-cell office:value-type="string">
            <text:p>杭州银行</text:p>
          </table:table-cell>
          <table:table-cell office:value-type="float" office:value="720424180000">
            <text:p>720424180000</text:p>
          </table:table-cell>
          <table:table-cell office:value-type="float" office:value="681862480000">
            <text:p>681862480000</text:p>
          </table:table-cell>
          <table:table-cell office:value-type="percentage" office:value="0.946473617806665">
            <text:p>94.65%</text:p>
          </table:table-cell>
          <table:table-cell table:number-columns-repeated="2"/>
        </table:table-row>
        <table:table-row table:style-name="ro1">
          <table:table-cell office:value-type="string">
            <text:p>600919</text:p>
          </table:table-cell>
          <table:table-cell office:value-type="string">
            <text:p>江苏银行</text:p>
          </table:table-cell>
          <table:table-cell office:value-type="float" office:value="1598292450000">
            <text:p>1598292450000</text:p>
          </table:table-cell>
          <table:table-cell office:value-type="float" office:value="1514085480000">
            <text:p>1514085480000</text:p>
          </table:table-cell>
          <table:table-cell office:value-type="percentage" office:value="0.947314416707656">
            <text:p>94.73%</text:p>
          </table:table-cell>
          <table:table-cell table:number-columns-repeated="2"/>
        </table:table-row>
        <table:table-row table:style-name="ro2">
          <table:table-cell office:value-type="string">
            <text:p>600265</text:p>
          </table:table-cell>
          <table:table-cell office:value-type="string">
            <text:p>ST景谷</text:p>
          </table:table-cell>
          <table:table-cell office:value-type="float" office:value="329360000">
            <text:p>329360000</text:p>
          </table:table-cell>
          <table:table-cell office:value-type="float" office:value="312020000">
            <text:p>312020000</text:p>
          </table:table-cell>
          <table:table-cell office:value-type="percentage" office:value="0.947352441097887">
            <text:p>94.74%</text:p>
          </table:table-cell>
          <table:table-cell table:number-columns-repeated="2"/>
        </table:table-row>
        <table:table-row table:style-name="ro1">
          <table:table-cell office:value-type="string">
            <text:p>000737</text:p>
          </table:table-cell>
          <table:table-cell office:value-type="string">
            <text:p>南风化工</text:p>
          </table:table-cell>
          <table:table-cell office:value-type="float" office:value="2796490000">
            <text:p>2796490000</text:p>
          </table:table-cell>
          <table:table-cell office:value-type="float" office:value="2656200000">
            <text:p>2656200000</text:p>
          </table:table-cell>
          <table:table-cell office:value-type="percentage" office:value="0.94983354133217">
            <text:p>94.98%</text:p>
          </table:table-cell>
          <table:table-cell table:number-columns-repeated="2"/>
        </table:table-row>
        <table:table-row table:style-name="ro1">
          <table:table-cell office:value-type="string">
            <text:p>000505</text:p>
          </table:table-cell>
          <table:table-cell office:value-type="string">
            <text:p>珠江控股</text:p>
          </table:table-cell>
          <table:table-cell office:value-type="float" office:value="1385470000">
            <text:p>1385470000</text:p>
          </table:table-cell>
          <table:table-cell office:value-type="float" office:value="1324480000">
            <text:p>1324480000</text:p>
          </table:table-cell>
          <table:table-cell office:value-type="percentage" office:value="0.955978837506406">
            <text:p>95.60%</text:p>
          </table:table-cell>
          <table:table-cell table:number-columns-repeated="2"/>
        </table:table-row>
        <table:table-row table:style-name="ro1">
          <table:table-cell office:value-type="string">
            <text:p>600213</text:p>
          </table:table-cell>
          <table:table-cell office:value-type="string">
            <text:p>亚星客车</text:p>
          </table:table-cell>
          <table:table-cell office:value-type="float" office:value="4646090000">
            <text:p>4646090000</text:p>
          </table:table-cell>
          <table:table-cell office:value-type="float" office:value="4441870000">
            <text:p>4441870000</text:p>
          </table:table-cell>
          <table:table-cell office:value-type="percentage" office:value="0.956044760217731">
            <text:p>95.60%</text:p>
          </table:table-cell>
          <table:table-cell table:number-columns-repeated="2"/>
        </table:table-row>
        <table:table-row table:style-name="ro1">
          <table:table-cell office:value-type="string">
            <text:p>600306</text:p>
          </table:table-cell>
          <table:table-cell office:value-type="string">
            <text:p>商业城</text:p>
          </table:table-cell>
          <table:table-cell office:value-type="float" office:value="1686040000">
            <text:p>1686040000</text:p>
          </table:table-cell>
          <table:table-cell office:value-type="float" office:value="1618440000">
            <text:p>1618440000</text:p>
          </table:table-cell>
          <table:table-cell office:value-type="percentage" office:value="0.95990605205096">
            <text:p>95.99%</text:p>
          </table:table-cell>
          <table:table-cell table:number-columns-repeated="2"/>
        </table:table-row>
        <table:table-row table:style-name="ro2">
          <table:table-cell office:value-type="string">
            <text:p>000410</text:p>
          </table:table-cell>
          <table:table-cell office:value-type="string">
            <text:p>*ST沈机</text:p>
          </table:table-cell>
          <table:table-cell office:value-type="float" office:value="24798380000">
            <text:p>24798380000</text:p>
          </table:table-cell>
          <table:table-cell office:value-type="float" office:value="23974350000">
            <text:p>23974350000</text:p>
          </table:table-cell>
          <table:table-cell office:value-type="percentage" office:value="0.966770813254737">
            <text:p>96.68%</text:p>
          </table:table-cell>
          <table:table-cell table:number-columns-repeated="2"/>
        </table:table-row>
        <table:table-row table:style-name="ro1">
          <table:table-cell office:value-type="string">
            <text:p>000717</text:p>
          </table:table-cell>
          <table:table-cell office:value-type="string">
            <text:p>韶钢松山</text:p>
          </table:table-cell>
          <table:table-cell office:value-type="float" office:value="14975560000">
            <text:p>14975560000</text:p>
          </table:table-cell>
          <table:table-cell office:value-type="float" office:value="14517060000">
            <text:p>14517060000</text:p>
          </table:table-cell>
          <table:table-cell office:value-type="percentage" office:value="0.969383448765856">
            <text:p>96.94%</text:p>
          </table:table-cell>
          <table:table-cell table:number-columns-repeated="2"/>
        </table:table-row>
        <table:table-row table:style-name="ro1">
          <table:table-cell office:value-type="string">
            <text:p>600961</text:p>
          </table:table-cell>
          <table:table-cell office:value-type="string">
            <text:p>株冶集团</text:p>
          </table:table-cell>
          <table:table-cell office:value-type="float" office:value="5899820000">
            <text:p>5899820000</text:p>
          </table:table-cell>
          <table:table-cell office:value-type="float" office:value="5741880000">
            <text:p>5741880000</text:p>
          </table:table-cell>
          <table:table-cell office:value-type="percentage" office:value="0.973229691753308">
            <text:p>97.32%</text:p>
          </table:table-cell>
          <table:table-cell table:number-columns-repeated="2"/>
        </table:table-row>
        <table:table-row table:style-name="ro1">
          <table:table-cell office:value-type="string">
            <text:p>600793</text:p>
          </table:table-cell>
          <table:table-cell office:value-type="string">
            <text:p>宜宾纸业</text:p>
          </table:table-cell>
          <table:table-cell office:value-type="float" office:value="3534110000">
            <text:p>3534110000</text:p>
          </table:table-cell>
          <table:table-cell office:value-type="float" office:value="3480880000">
            <text:p>3480880000</text:p>
          </table:table-cell>
          <table:table-cell office:value-type="percentage" office:value="0.984938216410921">
            <text:p>98.49%</text:p>
          </table:table-cell>
          <table:table-cell table:number-columns-repeated="2"/>
        </table:table-row>
        <table:table-row table:style-name="ro1">
          <table:table-cell office:value-type="string">
            <text:p>000912</text:p>
          </table:table-cell>
          <table:table-cell office:value-type="string">
            <text:p>泸天化</text:p>
          </table:table-cell>
          <table:table-cell office:value-type="float" office:value="7664630000">
            <text:p>7664630000</text:p>
          </table:table-cell>
          <table:table-cell office:value-type="float" office:value="7549250000">
            <text:p>7549250000</text:p>
          </table:table-cell>
          <table:table-cell office:value-type="percentage" office:value="0.984946435770546">
            <text:p>98.49%</text:p>
          </table:table-cell>
          <table:table-cell table:number-columns-repeated="2"/>
        </table:table-row>
        <table:table-row table:style-name="ro1">
          <table:table-cell office:value-type="string">
            <text:p>600186</text:p>
          </table:table-cell>
          <table:table-cell office:value-type="string">
            <text:p>莲花健康</text:p>
          </table:table-cell>
          <table:table-cell office:value-type="float" office:value="2075510000">
            <text:p>2075510000</text:p>
          </table:table-cell>
          <table:table-cell office:value-type="float" office:value="2045680000">
            <text:p>2045680000</text:p>
          </table:table-cell>
          <table:table-cell office:value-type="percentage" office:value="0.98562762887194">
            <text:p>98.56%</text:p>
          </table:table-cell>
          <table:table-cell table:number-columns-repeated="2"/>
        </table:table-row>
        <table:table-row table:style-name="ro2">
          <table:table-cell office:value-type="string">
            <text:p>000526</text:p>
          </table:table-cell>
          <table:table-cell office:value-type="string">
            <text:p>*ST紫学</text:p>
          </table:table-cell>
          <table:table-cell office:value-type="float" office:value="3441390000">
            <text:p>3441390000</text:p>
          </table:table-cell>
          <table:table-cell office:value-type="float" office:value="3396660000">
            <text:p>3396660000</text:p>
          </table:table-cell>
          <table:table-cell office:value-type="percentage" office:value="0.987002344982696">
            <text:p>98.70%</text:p>
          </table:table-cell>
          <table:table-cell table:number-columns-repeated="2"/>
        </table:table-row>
        <table:table-row table:style-name="ro1">
          <table:table-cell office:value-type="string">
            <text:p>600678</text:p>
          </table:table-cell>
          <table:table-cell office:value-type="string">
            <text:p>四川金顶</text:p>
          </table:table-cell>
          <table:table-cell office:value-type="float" office:value="344690000">
            <text:p>344690000</text:p>
          </table:table-cell>
          <table:table-cell office:value-type="float" office:value="340890000">
            <text:p>340890000</text:p>
          </table:table-cell>
          <table:table-cell office:value-type="percentage" office:value="0.988975601264905">
            <text:p>98.90%</text:p>
          </table:table-cell>
          <table:table-cell table:number-columns-repeated="2"/>
        </table:table-row>
        <table:table-row table:style-name="ro1">
          <table:table-cell office:value-type="string">
            <text:p>600319</text:p>
          </table:table-cell>
          <table:table-cell office:value-type="string">
            <text:p>亚星化学</text:p>
          </table:table-cell>
          <table:table-cell office:value-type="float" office:value="1709870000">
            <text:p>1709870000</text:p>
          </table:table-cell>
          <table:table-cell office:value-type="float" office:value="1702520000">
            <text:p>1702520000</text:p>
          </table:table-cell>
          <table:table-cell office:value-type="percentage" office:value="0.995701427593911">
            <text:p>99.57%</text:p>
          </table:table-cell>
          <table:table-cell table:number-columns-repeated="2"/>
        </table:table-row>
        <table:table-row table:style-name="ro2">
          <table:table-cell office:value-type="string">
            <text:p>601005</text:p>
          </table:table-cell>
          <table:table-cell office:value-type="string">
            <text:p>*ST重钢</text:p>
          </table:table-cell>
          <table:table-cell office:value-type="float" office:value="36438450000">
            <text:p>36438450000</text:p>
          </table:table-cell>
          <table:table-cell office:value-type="float" office:value="36545890000">
            <text:p>36545890000</text:p>
          </table:table-cell>
          <table:table-cell office:value-type="percentage" office:value="1.00294853376035">
            <text:p>100.29%</text:p>
          </table:table-cell>
          <table:table-cell table:number-columns-repeated="2"/>
        </table:table-row>
        <table:table-row table:style-name="ro2">
          <table:table-cell office:value-type="string">
            <text:p>600423</text:p>
          </table:table-cell>
          <table:table-cell office:value-type="string">
            <text:p>*ST柳化</text:p>
          </table:table-cell>
          <table:table-cell office:value-type="float" office:value="3699180000">
            <text:p>3699180000</text:p>
          </table:table-cell>
          <table:table-cell office:value-type="float" office:value="3723690000">
            <text:p>3723690000</text:p>
          </table:table-cell>
          <table:table-cell office:value-type="percentage" office:value="1.00662579274326">
            <text:p>100.66%</text:p>
          </table:table-cell>
          <table:table-cell table:number-columns-repeated="2"/>
        </table:table-row>
        <table:table-row table:style-name="ro2">
          <table:table-cell office:value-type="string">
            <text:p>600608</text:p>
          </table:table-cell>
          <table:table-cell office:value-type="string">
            <text:p>*ST沪科</text:p>
          </table:table-cell>
          <table:table-cell office:value-type="float" office:value="192820000">
            <text:p>192820000</text:p>
          </table:table-cell>
          <table:table-cell office:value-type="float" office:value="194680000">
            <text:p>194680000</text:p>
          </table:table-cell>
          <table:table-cell office:value-type="percentage" office:value="1.0096463022508">
            <text:p>100.96%</text:p>
          </table:table-cell>
          <table:table-cell table:number-columns-repeated="2"/>
        </table:table-row>
        <table:table-row table:style-name="ro2">
          <table:table-cell office:value-type="string">
            <text:p>000953</text:p>
          </table:table-cell>
          <table:table-cell office:value-type="string">
            <text:p>*ST河化</text:p>
          </table:table-cell>
          <table:table-cell office:value-type="float" office:value="785180000">
            <text:p>785180000</text:p>
          </table:table-cell>
          <table:table-cell office:value-type="float" office:value="874270000">
            <text:p>874270000</text:p>
          </table:table-cell>
          <table:table-cell office:value-type="percentage" office:value="1.11346442853868">
            <text:p>111.35%</text:p>
          </table:table-cell>
          <table:table-cell table:number-columns-repeated="2"/>
        </table:table-row>
        <table:table-row table:style-name="ro2">
          <table:table-cell office:value-type="string">
            <text:p>600877</text:p>
          </table:table-cell>
          <table:table-cell office:value-type="string">
            <text:p>*ST嘉陵</text:p>
          </table:table-cell>
          <table:table-cell office:value-type="float" office:value="1836060000">
            <text:p>1836060000</text:p>
          </table:table-cell>
          <table:table-cell office:value-type="float" office:value="2125160000">
            <text:p>2125160000</text:p>
          </table:table-cell>
          <table:table-cell office:value-type="percentage" office:value="1.15745672799364">
            <text:p>115.75%</text:p>
          </table:table-cell>
          <table:table-cell table:number-columns-repeated="2"/>
        </table:table-row>
        <table:table-row table:style-name="ro2">
          <table:table-cell office:value-type="string">
            <text:p>002306</text:p>
          </table:table-cell>
          <table:table-cell office:value-type="string">
            <text:p>*ST云网</text:p>
          </table:table-cell>
          <table:table-cell office:value-type="float" office:value="112460000">
            <text:p>112460000</text:p>
          </table:table-cell>
          <table:table-cell office:value-type="float" office:value="144160000">
            <text:p>144160000</text:p>
          </table:table-cell>
          <table:table-cell office:value-type="percentage" office:value="1.28187800106705">
            <text:p>128.19%</text:p>
          </table:table-cell>
          <table:table-cell table:number-columns-repeated="2"/>
        </table:table-row>
        <table:table-row table:style-name="ro2" table:number-rows-repeated="10453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QL001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</table:table>
      <table:table table:name="营业额百分比利润表" table:style-name="ta1" table:print="false">
        <office:forms form:automatic-focus="false" form:apply-design-mode="false"/>
        <table:table-column table:style-name="co2" table:number-columns-repeated="2" table:default-cell-style-name="Default"/>
        <table:table-column table:style-name="co2" table:default-cell-style-name="ce5"/>
        <table:table-column table:style-name="co9" table:default-cell-style-name="ce5"/>
        <table:table-column table:style-name="co8" table:default-cell-style-name="Default"/>
        <table:table-column table:style-name="co8" table:default-cell-style-name="ce5"/>
        <table:table-column table:style-name="co2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database-ranges>
        <table:database-range table:target-range-address="负债率表.A2:负债率表.E1048576" table:contains-header="false">
          <table:sort>
            <table:sort-by table:field-number="4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6/13/2017</text:date>, <text:time>16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3T16:08:53.99</dc:date>
    <meta:editing-duration>PT11H27M27S</meta:editing-duration>
    <meta:editing-cycles>212</meta:editing-cycles>
    <meta:generator>OpenOffice/4.1.3$Win32 OpenOffice.org_project/413m1$Build-9783</meta:generator>
    <dc:creator>w z</dc:creator>
    <meta:document-statistic meta:table-count="8" meta:cell-count="17061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